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宋体" svg:font-family="宋体, SimSun" style:font-pitch="variable"/>
    <style:font-face style:name="DejaVu Serif Condensed" svg:font-family="'DejaVu Serif Condensed'" style:font-family-generic="roman" style:font-pitch="variable"/>
    <style:font-face style:name="Times New Roman" svg:font-family="'Times New Roman'" style:font-family-generic="roman" style:font-pitch="variable"/>
    <style:font-face style:name="DejaVu Sans Condensed" svg:font-family="'DejaVu Sans Condensed'"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automatic-styles>
    <style:style style:name="表格1" style:family="table" style:master-page-name="Standard">
      <style:table-properties style:width="6.1563in" style:page-number="auto" table:align="left" style:writing-mode="lr-tb"/>
    </style:style>
    <style:style style:name="表格1.A" style:family="table-column">
      <style:table-column-properties style:column-width="1.0104in"/>
    </style:style>
    <style:style style:name="表格1.B" style:family="table-column">
      <style:table-column-properties style:column-width="0.125in"/>
    </style:style>
    <style:style style:name="表格1.C" style:family="table-column">
      <style:table-column-properties style:column-width="0.25in"/>
    </style:style>
    <style:style style:name="表格1.D" style:family="table-column">
      <style:table-column-properties style:column-width="4.3646in"/>
    </style:style>
    <style:style style:name="表格1.E" style:family="table-column">
      <style:table-column-properties style:column-width="0.0313in"/>
    </style:style>
    <style:style style:name="表格1.F" style:family="table-column">
      <style:table-column-properties style:column-width="0.375in"/>
    </style:style>
    <style:style style:name="表格1.1" style:family="table-row">
      <style:table-row-properties style:min-row-height="9.4854in" style:keep-together="true" fo:keep-together="auto"/>
    </style:style>
    <style:style style:name="表格1.A1" style:family="table-cell">
      <style:table-cell-properties style:vertical-align="top" fo:padding-left="0.075in" fo:padding-right="0.075in" fo:padding-top="0in" fo:padding-bottom="0in" fo:border="0.0139in solid #ffffff" style:writing-mode="lr-tb"/>
    </style:style>
    <style:style style:name="表格1.2" style:family="table-row">
      <style:table-row-properties style:min-row-height="0.4257in" style:keep-together="true" fo:keep-together="auto"/>
    </style:style>
    <style:style style:name="表格1.A2" style:family="table-cell">
      <style:table-cell-properties style:vertical-align="middle" fo:background-color="#cccccc" fo:padding-left="0.075in" fo:padding-right="0.075in" fo:padding-top="0in" fo:padding-bottom="0in" fo:border-left="none" fo:border-right="none" fo:border-top="0.0139in solid #ffffff" fo:border-bottom="0.0139in solid #808080" style:writing-mode="lr-tb">
        <style:background-image/>
      </style:table-cell-properties>
    </style:style>
    <style:style style:name="表格1.F2" style:family="table-cell">
      <style:table-cell-properties fo:padding="0in" fo:border-left="0.0139in solid #808080" fo:border-right="none" fo:border-top="none" fo:border-bottom="none"/>
    </style:style>
    <style:style style:name="表格1.3" style:family="table-row">
      <style:table-row-properties style:min-row-height="0.0972in" style:keep-together="true" fo:keep-together="auto"/>
    </style:style>
    <style:style style:name="表格1.A3"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E3" style:family="table-cell">
      <style:table-cell-properties fo:padding="0in" fo:border="none"/>
    </style:style>
    <style:style style:name="表格1.4" style:family="table-row">
      <style:table-row-properties style:min-row-height="0.3854in" style:keep-together="true" fo:keep-together="auto"/>
    </style:style>
    <style:style style:name="表格1.A4"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D4" style:family="table-cell">
      <style:table-cell-properties style:vertical-align="middle" fo:padding-left="0.075in" fo:padding-right="0.075in" fo:padding-top="0in" fo:padding-bottom="0in" fo:border="none" style:writing-mode="lr-tb"/>
    </style:style>
    <style:style style:name="表格1.A5"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A9"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10" style:family="table-row">
      <style:table-row-properties style:min-row-height="0.1132in" style:keep-together="true" fo:keep-together="auto"/>
    </style:style>
    <style:style style:name="表格1.11" style:family="table-row">
      <style:table-row-properties style:min-row-height="0.3333in" style:keep-together="true" fo:keep-together="auto"/>
    </style:style>
    <style:style style:name="表格1.A11"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B11"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12" style:family="table-row">
      <style:table-row-properties style:min-row-height="2.0417in" style:keep-together="true" fo:keep-together="auto"/>
    </style:style>
    <style:style style:name="表格1.A12" style:family="table-cell">
      <style:table-cell-properties style:vertical-align="top" fo:padding-left="0.075in" fo:padding-right="0.075in" fo:padding-top="0in" fo:padding-bottom="0in" fo:border="none" style:writing-mode="lr-tb"/>
    </style:style>
    <style:style style:name="表格1.13" style:family="table-row">
      <style:table-row-properties style:min-row-height="0.3438in" style:keep-together="true" fo:keep-together="auto"/>
    </style:style>
    <style:style style:name="表格1.14" style:family="table-row">
      <style:table-row-properties style:min-row-height="2.5743in" style:keep-together="true" fo:keep-together="auto"/>
    </style:style>
    <style:style style:name="表格2" style:family="table">
      <style:table-properties style:width="5.7813in" table:align="left" style:writing-mode="lr-tb"/>
    </style:style>
    <style:style style:name="表格2.A" style:family="table-column">
      <style:table-column-properties style:column-width="1.0104in"/>
    </style:style>
    <style:style style:name="表格2.B" style:family="table-column">
      <style:table-column-properties style:column-width="0.125in"/>
    </style:style>
    <style:style style:name="表格2.C" style:family="table-column">
      <style:table-column-properties style:column-width="0.25in"/>
    </style:style>
    <style:style style:name="表格2.D" style:family="table-column">
      <style:table-column-properties style:column-width="4.3958in"/>
    </style:style>
    <style:style style:name="表格2.1" style:family="table-row">
      <style:table-row-properties style:min-row-height="0.4257in" style:keep-together="true" fo:keep-together="auto"/>
    </style:style>
    <style:style style:name="表格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2" style:family="table-row">
      <style:table-row-properties style:min-row-height="0.0972in" style:keep-together="true" fo:keep-together="auto"/>
    </style:style>
    <style:style style:name="表格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3" style:family="table-row">
      <style:table-row-properties style:min-row-height="0.3854in" style:keep-together="true" fo:keep-together="auto"/>
    </style:style>
    <style:style style:name="表格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D3" style:family="table-cell">
      <style:table-cell-properties style:vertical-align="middle" fo:padding-left="0.075in" fo:padding-right="0.075in" fo:padding-top="0in" fo:padding-bottom="0in" fo:border="none" style:writing-mode="lr-tb"/>
    </style:style>
    <style:style style:name="表格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9" style:family="table-row">
      <style:table-row-properties style:min-row-height="0.1132in" style:keep-together="true" fo:keep-together="auto"/>
    </style:style>
    <style:style style:name="表格2.10" style:family="table-row">
      <style:table-row-properties style:min-row-height="0.3333in" style:keep-together="true" fo:keep-together="auto"/>
    </style:style>
    <style:style style:name="表格2.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11" style:family="table-row">
      <style:table-row-properties style:min-row-height="2.0417in" style:keep-together="true" fo:keep-together="auto"/>
    </style:style>
    <style:style style:name="表格2.A11" style:family="table-cell">
      <style:table-cell-properties style:vertical-align="top" fo:padding-left="0.075in" fo:padding-right="0.075in" fo:padding-top="0in" fo:padding-bottom="0in" fo:border="none" style:writing-mode="lr-tb"/>
    </style:style>
    <style:style style:name="表格2.12" style:family="table-row">
      <style:table-row-properties style:min-row-height="0.3438in" style:keep-together="true" fo:keep-together="auto"/>
    </style:style>
    <style:style style:name="表格2.13" style:family="table-row">
      <style:table-row-properties style:min-row-height="2.5743in" style:keep-together="true" fo:keep-together="auto"/>
    </style:style>
    <style:style style:name="表格3" style:family="table">
      <style:table-properties style:width="5.7813in" table:align="left" style:writing-mode="lr-tb"/>
    </style:style>
    <style:style style:name="表格3.A" style:family="table-column">
      <style:table-column-properties style:column-width="1.0104in"/>
    </style:style>
    <style:style style:name="表格3.B" style:family="table-column">
      <style:table-column-properties style:column-width="0.125in"/>
    </style:style>
    <style:style style:name="表格3.C" style:family="table-column">
      <style:table-column-properties style:column-width="0.25in"/>
    </style:style>
    <style:style style:name="表格3.D" style:family="table-column">
      <style:table-column-properties style:column-width="4.3958in"/>
    </style:style>
    <style:style style:name="表格3.1" style:family="table-row">
      <style:table-row-properties style:min-row-height="0.4257in" style:keep-together="true" fo:keep-together="auto"/>
    </style:style>
    <style:style style:name="表格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3.2" style:family="table-row">
      <style:table-row-properties style:min-row-height="0.0972in" style:keep-together="true" fo:keep-together="auto"/>
    </style:style>
    <style:style style:name="表格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3.3" style:family="table-row">
      <style:table-row-properties style:min-row-height="0.3854in" style:keep-together="true" fo:keep-together="auto"/>
    </style:style>
    <style:style style:name="表格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3.D3" style:family="table-cell">
      <style:table-cell-properties style:vertical-align="middle" fo:padding-left="0.075in" fo:padding-right="0.075in" fo:padding-top="0in" fo:padding-bottom="0in" fo:border="none" style:writing-mode="lr-tb"/>
    </style:style>
    <style:style style:name="表格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3.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3.9" style:family="table-row">
      <style:table-row-properties style:min-row-height="0.1132in" style:keep-together="true" fo:keep-together="auto"/>
    </style:style>
    <style:style style:name="表格3.10" style:family="table-row">
      <style:table-row-properties style:min-row-height="0.3333in" style:keep-together="true" fo:keep-together="auto"/>
    </style:style>
    <style:style style:name="表格3.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3.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3.11" style:family="table-row">
      <style:table-row-properties style:min-row-height="2.0417in" style:keep-together="true" fo:keep-together="auto"/>
    </style:style>
    <style:style style:name="表格3.A11" style:family="table-cell">
      <style:table-cell-properties style:vertical-align="top" fo:padding-left="0.075in" fo:padding-right="0.075in" fo:padding-top="0in" fo:padding-bottom="0in" fo:border="none" style:writing-mode="lr-tb"/>
    </style:style>
    <style:style style:name="表格3.12" style:family="table-row">
      <style:table-row-properties style:min-row-height="0.3438in" style:keep-together="true" fo:keep-together="auto"/>
    </style:style>
    <style:style style:name="表格3.13" style:family="table-row">
      <style:table-row-properties style:min-row-height="2.5743in" style:keep-together="true" fo:keep-together="auto"/>
    </style:style>
    <style:style style:name="表格4" style:family="table">
      <style:table-properties style:width="5.7813in" table:align="left" style:writing-mode="lr-tb"/>
    </style:style>
    <style:style style:name="表格4.A" style:family="table-column">
      <style:table-column-properties style:column-width="1.3854in"/>
    </style:style>
    <style:style style:name="表格4.B" style:family="table-column">
      <style:table-column-properties style:column-width="4.3958in"/>
    </style:style>
    <style:style style:name="表格4.1" style:family="table-row">
      <style:table-row-properties style:min-row-height="0.4257in" style:keep-together="true" fo:keep-together="auto"/>
    </style:style>
    <style:style style:name="表格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4.2" style:family="table-row">
      <style:table-row-properties style:min-row-height="0.0972in" style:keep-together="true" fo:keep-together="auto"/>
    </style:style>
    <style:style style:name="表格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4.3" style:family="table-row">
      <style:table-row-properties style:min-row-height="0.3854in" style:keep-together="true" fo:keep-together="auto"/>
    </style:style>
    <style:style style:name="表格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4.B3" style:family="table-cell">
      <style:table-cell-properties style:vertical-align="middle" fo:padding-left="0.075in" fo:padding-right="0.075in" fo:padding-top="0in" fo:padding-bottom="0in" fo:border="none" style:writing-mode="lr-tb"/>
    </style:style>
    <style:style style:name="表格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4.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4.9" style:family="table-row">
      <style:table-row-properties style:min-row-height="0.1132in" style:keep-together="true" fo:keep-together="auto"/>
    </style:style>
    <style:style style:name="表格5" style:family="table">
      <style:table-properties style:width="5.7813in" table:align="left" style:writing-mode="lr-tb"/>
    </style:style>
    <style:style style:name="表格5.A" style:family="table-column">
      <style:table-column-properties style:column-width="1.0104in"/>
    </style:style>
    <style:style style:name="表格5.B" style:family="table-column">
      <style:table-column-properties style:column-width="0.125in"/>
    </style:style>
    <style:style style:name="表格5.C" style:family="table-column">
      <style:table-column-properties style:column-width="0.25in"/>
    </style:style>
    <style:style style:name="表格5.D" style:family="table-column">
      <style:table-column-properties style:column-width="4.3958in"/>
    </style:style>
    <style:style style:name="表格5.1" style:family="table-row">
      <style:table-row-properties style:min-row-height="0.4257in" style:keep-together="true" fo:keep-together="auto"/>
    </style:style>
    <style:style style:name="表格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5.2" style:family="table-row">
      <style:table-row-properties style:min-row-height="0.0972in" style:keep-together="true" fo:keep-together="auto"/>
    </style:style>
    <style:style style:name="表格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5.3" style:family="table-row">
      <style:table-row-properties style:min-row-height="0.3854in" style:keep-together="true" fo:keep-together="auto"/>
    </style:style>
    <style:style style:name="表格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5.D3" style:family="table-cell">
      <style:table-cell-properties style:vertical-align="middle" fo:padding-left="0.075in" fo:padding-right="0.075in" fo:padding-top="0in" fo:padding-bottom="0in" fo:border="none" style:writing-mode="lr-tb"/>
    </style:style>
    <style:style style:name="表格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5.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5.9" style:family="table-row">
      <style:table-row-properties style:min-row-height="0.1132in" style:keep-together="true" fo:keep-together="auto"/>
    </style:style>
    <style:style style:name="表格5.10" style:family="table-row">
      <style:table-row-properties style:min-row-height="0.3333in" style:keep-together="true" fo:keep-together="auto"/>
    </style:style>
    <style:style style:name="表格5.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5.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5.11" style:family="table-row">
      <style:table-row-properties style:min-row-height="2.0417in" style:keep-together="true" fo:keep-together="auto"/>
    </style:style>
    <style:style style:name="表格5.A11" style:family="table-cell">
      <style:table-cell-properties style:vertical-align="top" fo:padding-left="0.075in" fo:padding-right="0.075in" fo:padding-top="0in" fo:padding-bottom="0in" fo:border="none" style:writing-mode="lr-tb"/>
    </style:style>
    <style:style style:name="表格5.12" style:family="table-row">
      <style:table-row-properties style:min-row-height="0.3438in" style:keep-together="true" fo:keep-together="auto"/>
    </style:style>
    <style:style style:name="表格5.13" style:family="table-row">
      <style:table-row-properties style:min-row-height="0.9965in" style:keep-together="true" fo:keep-together="auto"/>
    </style:style>
    <style:style style:name="表格6" style:family="table">
      <style:table-properties style:width="5.7813in" table:align="left" style:writing-mode="lr-tb"/>
    </style:style>
    <style:style style:name="表格6.A" style:family="table-column">
      <style:table-column-properties style:column-width="1.0104in"/>
    </style:style>
    <style:style style:name="表格6.B" style:family="table-column">
      <style:table-column-properties style:column-width="0.125in"/>
    </style:style>
    <style:style style:name="表格6.C" style:family="table-column">
      <style:table-column-properties style:column-width="0.25in"/>
    </style:style>
    <style:style style:name="表格6.D" style:family="table-column">
      <style:table-column-properties style:column-width="4.3958in"/>
    </style:style>
    <style:style style:name="表格6.1" style:family="table-row">
      <style:table-row-properties style:min-row-height="0.4257in" style:keep-together="true" fo:keep-together="auto"/>
    </style:style>
    <style:style style:name="表格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6.2" style:family="table-row">
      <style:table-row-properties style:min-row-height="0.0972in" style:keep-together="true" fo:keep-together="auto"/>
    </style:style>
    <style:style style:name="表格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6.3" style:family="table-row">
      <style:table-row-properties style:min-row-height="0.3854in" style:keep-together="true" fo:keep-together="auto"/>
    </style:style>
    <style:style style:name="表格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6.D3" style:family="table-cell">
      <style:table-cell-properties style:vertical-align="middle" fo:padding-left="0.075in" fo:padding-right="0.075in" fo:padding-top="0in" fo:padding-bottom="0in" fo:border="none" style:writing-mode="lr-tb"/>
    </style:style>
    <style:style style:name="表格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6.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6.9" style:family="table-row">
      <style:table-row-properties style:min-row-height="0.1132in" style:keep-together="true" fo:keep-together="auto"/>
    </style:style>
    <style:style style:name="表格6.10" style:family="table-row">
      <style:table-row-properties style:min-row-height="0.3333in" style:keep-together="true" fo:keep-together="auto"/>
    </style:style>
    <style:style style:name="表格6.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6.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6.11" style:family="table-row">
      <style:table-row-properties style:min-row-height="2.0417in" style:keep-together="true" fo:keep-together="auto"/>
    </style:style>
    <style:style style:name="表格6.A11" style:family="table-cell">
      <style:table-cell-properties style:vertical-align="top" fo:padding-left="0.075in" fo:padding-right="0.075in" fo:padding-top="0in" fo:padding-bottom="0in" fo:border="none" style:writing-mode="lr-tb"/>
    </style:style>
    <style:style style:name="表格6.12" style:family="table-row">
      <style:table-row-properties style:min-row-height="0.3438in" style:keep-together="true" fo:keep-together="auto"/>
    </style:style>
    <style:style style:name="表格6.13" style:family="table-row">
      <style:table-row-properties style:min-row-height="1.0507in" style:keep-together="true" fo:keep-together="auto"/>
    </style:style>
    <style:style style:name="表格7" style:family="table">
      <style:table-properties style:width="5.7813in" table:align="left" style:writing-mode="lr-tb"/>
    </style:style>
    <style:style style:name="表格7.A" style:family="table-column">
      <style:table-column-properties style:column-width="1.0104in"/>
    </style:style>
    <style:style style:name="表格7.B" style:family="table-column">
      <style:table-column-properties style:column-width="0.125in"/>
    </style:style>
    <style:style style:name="表格7.C" style:family="table-column">
      <style:table-column-properties style:column-width="0.25in"/>
    </style:style>
    <style:style style:name="表格7.D" style:family="table-column">
      <style:table-column-properties style:column-width="4.3958in"/>
    </style:style>
    <style:style style:name="表格7.1" style:family="table-row">
      <style:table-row-properties style:min-row-height="0.4257in" style:keep-together="true" fo:keep-together="auto"/>
    </style:style>
    <style:style style:name="表格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7.2" style:family="table-row">
      <style:table-row-properties style:min-row-height="0.0972in" style:keep-together="true" fo:keep-together="auto"/>
    </style:style>
    <style:style style:name="表格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7.3" style:family="table-row">
      <style:table-row-properties style:min-row-height="0.3854in" style:keep-together="true" fo:keep-together="auto"/>
    </style:style>
    <style:style style:name="表格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7.D3" style:family="table-cell">
      <style:table-cell-properties style:vertical-align="middle" fo:padding-left="0.075in" fo:padding-right="0.075in" fo:padding-top="0in" fo:padding-bottom="0in" fo:border="none" style:writing-mode="lr-tb"/>
    </style:style>
    <style:style style:name="表格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7.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7.9" style:family="table-row">
      <style:table-row-properties style:min-row-height="0.1132in" style:keep-together="true" fo:keep-together="auto"/>
    </style:style>
    <style:style style:name="表格7.10" style:family="table-row">
      <style:table-row-properties style:min-row-height="0.3333in" style:keep-together="true" fo:keep-together="auto"/>
    </style:style>
    <style:style style:name="表格7.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7.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7.11" style:family="table-row">
      <style:table-row-properties style:min-row-height="2.0417in" style:keep-together="true" fo:keep-together="auto"/>
    </style:style>
    <style:style style:name="表格7.A11" style:family="table-cell">
      <style:table-cell-properties style:vertical-align="top" fo:padding-left="0.075in" fo:padding-right="0.075in" fo:padding-top="0in" fo:padding-bottom="0in" fo:border="none" style:writing-mode="lr-tb"/>
    </style:style>
    <style:style style:name="表格7.12" style:family="table-row">
      <style:table-row-properties style:min-row-height="0.3438in" style:keep-together="true" fo:keep-together="auto"/>
    </style:style>
    <style:style style:name="表格7.13" style:family="table-row">
      <style:table-row-properties style:min-row-height="0.7965in" style:keep-together="true" fo:keep-together="auto"/>
    </style:style>
    <style:style style:name="表格8" style:family="table">
      <style:table-properties style:width="5.7813in" table:align="left" style:writing-mode="lr-tb"/>
    </style:style>
    <style:style style:name="表格8.A" style:family="table-column">
      <style:table-column-properties style:column-width="1.0104in"/>
    </style:style>
    <style:style style:name="表格8.B" style:family="table-column">
      <style:table-column-properties style:column-width="0.125in"/>
    </style:style>
    <style:style style:name="表格8.C" style:family="table-column">
      <style:table-column-properties style:column-width="0.25in"/>
    </style:style>
    <style:style style:name="表格8.D" style:family="table-column">
      <style:table-column-properties style:column-width="4.3958in"/>
    </style:style>
    <style:style style:name="表格8.1" style:family="table-row">
      <style:table-row-properties style:min-row-height="0.4257in" style:keep-together="true" fo:keep-together="auto"/>
    </style:style>
    <style:style style:name="表格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8.2" style:family="table-row">
      <style:table-row-properties style:min-row-height="0.0972in" style:keep-together="true" fo:keep-together="auto"/>
    </style:style>
    <style:style style:name="表格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8.3" style:family="table-row">
      <style:table-row-properties style:min-row-height="0.3854in" style:keep-together="true" fo:keep-together="auto"/>
    </style:style>
    <style:style style:name="表格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8.D3" style:family="table-cell">
      <style:table-cell-properties style:vertical-align="middle" fo:padding-left="0.075in" fo:padding-right="0.075in" fo:padding-top="0in" fo:padding-bottom="0in" fo:border="none" style:writing-mode="lr-tb"/>
    </style:style>
    <style:style style:name="表格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8.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8.9" style:family="table-row">
      <style:table-row-properties style:min-row-height="0.1132in" style:keep-together="true" fo:keep-together="auto"/>
    </style:style>
    <style:style style:name="表格8.10" style:family="table-row">
      <style:table-row-properties style:min-row-height="0.3333in" style:keep-together="true" fo:keep-together="auto"/>
    </style:style>
    <style:style style:name="表格8.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8.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8.11" style:family="table-row">
      <style:table-row-properties style:min-row-height="2.0417in" style:keep-together="true" fo:keep-together="auto"/>
    </style:style>
    <style:style style:name="表格8.A11" style:family="table-cell">
      <style:table-cell-properties style:vertical-align="top" fo:padding-left="0.075in" fo:padding-right="0.075in" fo:padding-top="0in" fo:padding-bottom="0in" fo:border="none" style:writing-mode="lr-tb"/>
    </style:style>
    <style:style style:name="表格8.12" style:family="table-row">
      <style:table-row-properties style:min-row-height="0.3438in" style:keep-together="true" fo:keep-together="auto"/>
    </style:style>
    <style:style style:name="表格8.13" style:family="table-row">
      <style:table-row-properties style:min-row-height="1.2965in" style:keep-together="true" fo:keep-together="auto"/>
    </style:style>
    <style:style style:name="表格9" style:family="table">
      <style:table-properties style:width="5.7813in" table:align="left" style:writing-mode="lr-tb"/>
    </style:style>
    <style:style style:name="表格9.A" style:family="table-column">
      <style:table-column-properties style:column-width="1.0104in"/>
    </style:style>
    <style:style style:name="表格9.B" style:family="table-column">
      <style:table-column-properties style:column-width="0.125in"/>
    </style:style>
    <style:style style:name="表格9.C" style:family="table-column">
      <style:table-column-properties style:column-width="0.25in"/>
    </style:style>
    <style:style style:name="表格9.D" style:family="table-column">
      <style:table-column-properties style:column-width="4.3958in"/>
    </style:style>
    <style:style style:name="表格9.1" style:family="table-row">
      <style:table-row-properties style:min-row-height="0.4257in" style:keep-together="true" fo:keep-together="auto"/>
    </style:style>
    <style:style style:name="表格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9.2" style:family="table-row">
      <style:table-row-properties style:min-row-height="0.0972in" style:keep-together="true" fo:keep-together="auto"/>
    </style:style>
    <style:style style:name="表格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9.3" style:family="table-row">
      <style:table-row-properties style:min-row-height="0.3854in" style:keep-together="true" fo:keep-together="auto"/>
    </style:style>
    <style:style style:name="表格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9.D3" style:family="table-cell">
      <style:table-cell-properties style:vertical-align="middle" fo:padding-left="0.075in" fo:padding-right="0.075in" fo:padding-top="0in" fo:padding-bottom="0in" fo:border="none" style:writing-mode="lr-tb"/>
    </style:style>
    <style:style style:name="表格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9.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9.9" style:family="table-row">
      <style:table-row-properties style:min-row-height="0.1132in" style:keep-together="true" fo:keep-together="auto"/>
    </style:style>
    <style:style style:name="表格9.10" style:family="table-row">
      <style:table-row-properties style:min-row-height="0.3333in" style:keep-together="true" fo:keep-together="auto"/>
    </style:style>
    <style:style style:name="表格9.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9.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9.11" style:family="table-row">
      <style:table-row-properties style:min-row-height="2.0417in" style:keep-together="true" fo:keep-together="auto"/>
    </style:style>
    <style:style style:name="表格9.A11" style:family="table-cell">
      <style:table-cell-properties style:vertical-align="top" fo:padding-left="0.075in" fo:padding-right="0.075in" fo:padding-top="0in" fo:padding-bottom="0in" fo:border="none" style:writing-mode="lr-tb"/>
    </style:style>
    <style:style style:name="表格9.12" style:family="table-row">
      <style:table-row-properties style:min-row-height="0.3438in" style:keep-together="true" fo:keep-together="auto"/>
    </style:style>
    <style:style style:name="表格9.13" style:family="table-row">
      <style:table-row-properties style:min-row-height="0.9938in" style:keep-together="true" fo:keep-together="auto"/>
    </style:style>
    <style:style style:name="表格10" style:family="table">
      <style:table-properties style:width="5.7813in" table:align="left" style:writing-mode="lr-tb"/>
    </style:style>
    <style:style style:name="表格10.A" style:family="table-column">
      <style:table-column-properties style:column-width="1.0104in"/>
    </style:style>
    <style:style style:name="表格10.B" style:family="table-column">
      <style:table-column-properties style:column-width="0.125in"/>
    </style:style>
    <style:style style:name="表格10.C" style:family="table-column">
      <style:table-column-properties style:column-width="0.25in"/>
    </style:style>
    <style:style style:name="表格10.D" style:family="table-column">
      <style:table-column-properties style:column-width="4.3958in"/>
    </style:style>
    <style:style style:name="表格10.1" style:family="table-row">
      <style:table-row-properties style:min-row-height="0.4257in" style:keep-together="true" fo:keep-together="auto"/>
    </style:style>
    <style:style style:name="表格1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0.2" style:family="table-row">
      <style:table-row-properties style:min-row-height="0.0972in" style:keep-together="true" fo:keep-together="auto"/>
    </style:style>
    <style:style style:name="表格1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0.3" style:family="table-row">
      <style:table-row-properties style:min-row-height="0.3854in" style:keep-together="true" fo:keep-together="auto"/>
    </style:style>
    <style:style style:name="表格1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0.D3" style:family="table-cell">
      <style:table-cell-properties style:vertical-align="middle" fo:padding-left="0.075in" fo:padding-right="0.075in" fo:padding-top="0in" fo:padding-bottom="0in" fo:border="none" style:writing-mode="lr-tb"/>
    </style:style>
    <style:style style:name="表格1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0.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0.9" style:family="table-row">
      <style:table-row-properties style:min-row-height="0.1132in" style:keep-together="true" fo:keep-together="auto"/>
    </style:style>
    <style:style style:name="表格10.10" style:family="table-row">
      <style:table-row-properties style:min-row-height="0.3333in" style:keep-together="true" fo:keep-together="auto"/>
    </style:style>
    <style:style style:name="表格10.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0.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0.11" style:family="table-row">
      <style:table-row-properties style:min-row-height="1.916in" style:keep-together="true" fo:keep-together="auto"/>
    </style:style>
    <style:style style:name="表格10.A11" style:family="table-cell">
      <style:table-cell-properties style:vertical-align="top" fo:padding-left="0.075in" fo:padding-right="0.075in" fo:padding-top="0in" fo:padding-bottom="0in" fo:border="none" style:writing-mode="lr-tb"/>
    </style:style>
    <style:style style:name="表格10.12" style:family="table-row">
      <style:table-row-properties style:min-row-height="0.3438in" style:keep-together="true" fo:keep-together="auto"/>
    </style:style>
    <style:style style:name="表格10.13" style:family="table-row">
      <style:table-row-properties style:min-row-height="0.4556in" style:keep-together="true" fo:keep-together="auto"/>
    </style:style>
    <style:style style:name="表格11" style:family="table">
      <style:table-properties style:width="5.7813in" table:align="left" style:writing-mode="lr-tb"/>
    </style:style>
    <style:style style:name="表格11.A" style:family="table-column">
      <style:table-column-properties style:column-width="1.0104in"/>
    </style:style>
    <style:style style:name="表格11.B" style:family="table-column">
      <style:table-column-properties style:column-width="0.125in"/>
    </style:style>
    <style:style style:name="表格11.C" style:family="table-column">
      <style:table-column-properties style:column-width="0.25in"/>
    </style:style>
    <style:style style:name="表格11.D" style:family="table-column">
      <style:table-column-properties style:column-width="4.3958in"/>
    </style:style>
    <style:style style:name="表格11.1" style:family="table-row">
      <style:table-row-properties style:min-row-height="0.4257in" style:keep-together="true" fo:keep-together="auto"/>
    </style:style>
    <style:style style:name="表格1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1.2" style:family="table-row">
      <style:table-row-properties style:min-row-height="0.0972in" style:keep-together="true" fo:keep-together="auto"/>
    </style:style>
    <style:style style:name="表格1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1.3" style:family="table-row">
      <style:table-row-properties style:min-row-height="0.3854in" style:keep-together="true" fo:keep-together="auto"/>
    </style:style>
    <style:style style:name="表格1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1.D3" style:family="table-cell">
      <style:table-cell-properties style:vertical-align="middle" fo:padding-left="0.075in" fo:padding-right="0.075in" fo:padding-top="0in" fo:padding-bottom="0in" fo:border="none" style:writing-mode="lr-tb"/>
    </style:style>
    <style:style style:name="表格1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1.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1.9" style:family="table-row">
      <style:table-row-properties style:min-row-height="0.1132in" style:keep-together="true" fo:keep-together="auto"/>
    </style:style>
    <style:style style:name="表格11.10" style:family="table-row">
      <style:table-row-properties style:min-row-height="0.3333in" style:keep-together="true" fo:keep-together="auto"/>
    </style:style>
    <style:style style:name="表格11.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1.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1.11" style:family="table-row">
      <style:table-row-properties style:min-row-height="2.0417in" style:keep-together="true" fo:keep-together="auto"/>
    </style:style>
    <style:style style:name="表格11.A11" style:family="table-cell">
      <style:table-cell-properties style:vertical-align="top" fo:padding-left="0.075in" fo:padding-right="0.075in" fo:padding-top="0in" fo:padding-bottom="0in" fo:border="none" style:writing-mode="lr-tb"/>
    </style:style>
    <style:style style:name="表格11.12" style:family="table-row">
      <style:table-row-properties style:min-row-height="0.3438in" style:keep-together="true" fo:keep-together="auto"/>
    </style:style>
    <style:style style:name="表格11.13" style:family="table-row">
      <style:table-row-properties style:min-row-height="0.9424in" style:keep-together="true" fo:keep-together="auto"/>
    </style:style>
    <style:style style:name="表格12" style:family="table">
      <style:table-properties style:width="5.7813in" table:align="left" style:writing-mode="lr-tb"/>
    </style:style>
    <style:style style:name="表格12.A" style:family="table-column">
      <style:table-column-properties style:column-width="1.0104in"/>
    </style:style>
    <style:style style:name="表格12.B" style:family="table-column">
      <style:table-column-properties style:column-width="0.125in"/>
    </style:style>
    <style:style style:name="表格12.C" style:family="table-column">
      <style:table-column-properties style:column-width="0.25in"/>
    </style:style>
    <style:style style:name="表格12.D" style:family="table-column">
      <style:table-column-properties style:column-width="4.3958in"/>
    </style:style>
    <style:style style:name="表格12.1" style:family="table-row">
      <style:table-row-properties style:min-row-height="0.4257in" style:keep-together="true" fo:keep-together="auto"/>
    </style:style>
    <style:style style:name="表格1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2.2" style:family="table-row">
      <style:table-row-properties style:min-row-height="0.0972in" style:keep-together="true" fo:keep-together="auto"/>
    </style:style>
    <style:style style:name="表格1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2.3" style:family="table-row">
      <style:table-row-properties style:min-row-height="0.3854in" style:keep-together="true" fo:keep-together="auto"/>
    </style:style>
    <style:style style:name="表格1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2.D3" style:family="table-cell">
      <style:table-cell-properties style:vertical-align="middle" fo:padding-left="0.075in" fo:padding-right="0.075in" fo:padding-top="0in" fo:padding-bottom="0in" fo:border="none" style:writing-mode="lr-tb"/>
    </style:style>
    <style:style style:name="表格1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2.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2.9" style:family="table-row">
      <style:table-row-properties style:min-row-height="0.1132in" style:keep-together="true" fo:keep-together="auto"/>
    </style:style>
    <style:style style:name="表格12.10" style:family="table-row">
      <style:table-row-properties style:min-row-height="0.3333in" style:keep-together="true" fo:keep-together="auto"/>
    </style:style>
    <style:style style:name="表格12.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2.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2.11" style:family="table-row">
      <style:table-row-properties style:min-row-height="2.0417in" style:keep-together="true" fo:keep-together="auto"/>
    </style:style>
    <style:style style:name="表格12.A11" style:family="table-cell">
      <style:table-cell-properties style:vertical-align="top" fo:padding-left="0.075in" fo:padding-right="0.075in" fo:padding-top="0in" fo:padding-bottom="0in" fo:border="none" style:writing-mode="lr-tb"/>
    </style:style>
    <style:style style:name="表格12.12" style:family="table-row">
      <style:table-row-properties style:min-row-height="0.3438in" style:keep-together="true" fo:keep-together="auto"/>
    </style:style>
    <style:style style:name="表格12.13" style:family="table-row">
      <style:table-row-properties style:min-row-height="1.8389in" style:keep-together="true" fo:keep-together="auto"/>
    </style:style>
    <style:style style:name="表格13" style:family="table">
      <style:table-properties style:width="5.7813in" table:align="left" style:writing-mode="lr-tb"/>
    </style:style>
    <style:style style:name="表格13.A" style:family="table-column">
      <style:table-column-properties style:column-width="1.0104in"/>
    </style:style>
    <style:style style:name="表格13.B" style:family="table-column">
      <style:table-column-properties style:column-width="0.125in"/>
    </style:style>
    <style:style style:name="表格13.C" style:family="table-column">
      <style:table-column-properties style:column-width="0.25in"/>
    </style:style>
    <style:style style:name="表格13.D" style:family="table-column">
      <style:table-column-properties style:column-width="4.3958in"/>
    </style:style>
    <style:style style:name="表格13.1" style:family="table-row">
      <style:table-row-properties style:min-row-height="0.4257in" style:keep-together="true" fo:keep-together="auto"/>
    </style:style>
    <style:style style:name="表格1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3.2" style:family="table-row">
      <style:table-row-properties style:min-row-height="0.0972in" style:keep-together="true" fo:keep-together="auto"/>
    </style:style>
    <style:style style:name="表格1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3.3" style:family="table-row">
      <style:table-row-properties style:min-row-height="0.3854in" style:keep-together="true" fo:keep-together="auto"/>
    </style:style>
    <style:style style:name="表格1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3.D3" style:family="table-cell">
      <style:table-cell-properties style:vertical-align="middle" fo:padding-left="0.075in" fo:padding-right="0.075in" fo:padding-top="0in" fo:padding-bottom="0in" fo:border="none" style:writing-mode="lr-tb"/>
    </style:style>
    <style:style style:name="表格1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3.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3.9" style:family="table-row">
      <style:table-row-properties style:min-row-height="0.1132in" style:keep-together="true" fo:keep-together="auto"/>
    </style:style>
    <style:style style:name="表格13.10" style:family="table-row">
      <style:table-row-properties style:min-row-height="0.3333in" style:keep-together="true" fo:keep-together="auto"/>
    </style:style>
    <style:style style:name="表格13.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3.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3.11" style:family="table-row">
      <style:table-row-properties style:min-row-height="2.0417in" style:keep-together="true" fo:keep-together="auto"/>
    </style:style>
    <style:style style:name="表格13.A11" style:family="table-cell">
      <style:table-cell-properties style:vertical-align="top" fo:padding-left="0.075in" fo:padding-right="0.075in" fo:padding-top="0in" fo:padding-bottom="0in" fo:border="none" style:writing-mode="lr-tb"/>
    </style:style>
    <style:style style:name="表格13.12" style:family="table-row">
      <style:table-row-properties style:min-row-height="0.3438in" style:keep-together="true" fo:keep-together="auto"/>
    </style:style>
    <style:style style:name="表格13.13" style:family="table-row">
      <style:table-row-properties style:min-row-height="0.3021in" style:keep-together="true" fo:keep-together="auto"/>
    </style:style>
    <style:style style:name="表格14" style:family="table">
      <style:table-properties style:width="5.7813in" table:align="left" style:writing-mode="lr-tb"/>
    </style:style>
    <style:style style:name="表格14.A" style:family="table-column">
      <style:table-column-properties style:column-width="1.0104in"/>
    </style:style>
    <style:style style:name="表格14.B" style:family="table-column">
      <style:table-column-properties style:column-width="0.125in"/>
    </style:style>
    <style:style style:name="表格14.C" style:family="table-column">
      <style:table-column-properties style:column-width="0.25in"/>
    </style:style>
    <style:style style:name="表格14.D" style:family="table-column">
      <style:table-column-properties style:column-width="4.3958in"/>
    </style:style>
    <style:style style:name="表格14.1" style:family="table-row">
      <style:table-row-properties style:min-row-height="0.4257in" style:keep-together="true" fo:keep-together="auto"/>
    </style:style>
    <style:style style:name="表格1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4.2" style:family="table-row">
      <style:table-row-properties style:min-row-height="0.0972in" style:keep-together="true" fo:keep-together="auto"/>
    </style:style>
    <style:style style:name="表格1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4.3" style:family="table-row">
      <style:table-row-properties style:min-row-height="0.3854in" style:keep-together="true" fo:keep-together="auto"/>
    </style:style>
    <style:style style:name="表格1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4.D3" style:family="table-cell">
      <style:table-cell-properties style:vertical-align="middle" fo:padding-left="0.075in" fo:padding-right="0.075in" fo:padding-top="0in" fo:padding-bottom="0in" fo:border="none" style:writing-mode="lr-tb"/>
    </style:style>
    <style:style style:name="表格1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4.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4.9" style:family="table-row">
      <style:table-row-properties style:min-row-height="0.1132in" style:keep-together="true" fo:keep-together="auto"/>
    </style:style>
    <style:style style:name="表格14.10" style:family="table-row">
      <style:table-row-properties style:min-row-height="0.3333in" style:keep-together="true" fo:keep-together="auto"/>
    </style:style>
    <style:style style:name="表格14.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4.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4.11" style:family="table-row">
      <style:table-row-properties style:min-row-height="2.0417in" style:keep-together="true" fo:keep-together="auto"/>
    </style:style>
    <style:style style:name="表格14.A11" style:family="table-cell">
      <style:table-cell-properties style:vertical-align="top" fo:padding-left="0.075in" fo:padding-right="0.075in" fo:padding-top="0in" fo:padding-bottom="0in" fo:border="none" style:writing-mode="lr-tb"/>
    </style:style>
    <style:style style:name="表格14.12" style:family="table-row">
      <style:table-row-properties style:min-row-height="0.3438in" style:keep-together="true" fo:keep-together="auto"/>
    </style:style>
    <style:style style:name="表格14.13" style:family="table-row">
      <style:table-row-properties style:min-row-height="0.3833in" style:keep-together="true" fo:keep-together="auto"/>
    </style:style>
    <style:style style:name="表格15" style:family="table">
      <style:table-properties style:width="5.7813in" table:align="left" style:writing-mode="lr-tb"/>
    </style:style>
    <style:style style:name="表格15.A" style:family="table-column">
      <style:table-column-properties style:column-width="1.0104in"/>
    </style:style>
    <style:style style:name="表格15.B" style:family="table-column">
      <style:table-column-properties style:column-width="0.125in"/>
    </style:style>
    <style:style style:name="表格15.C" style:family="table-column">
      <style:table-column-properties style:column-width="0.25in"/>
    </style:style>
    <style:style style:name="表格15.D" style:family="table-column">
      <style:table-column-properties style:column-width="4.3958in"/>
    </style:style>
    <style:style style:name="表格15.1" style:family="table-row">
      <style:table-row-properties style:min-row-height="0.4257in" style:keep-together="true" fo:keep-together="auto"/>
    </style:style>
    <style:style style:name="表格1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5.2" style:family="table-row">
      <style:table-row-properties style:min-row-height="0.0972in" style:keep-together="true" fo:keep-together="auto"/>
    </style:style>
    <style:style style:name="表格1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5.3" style:family="table-row">
      <style:table-row-properties style:min-row-height="0.3854in" style:keep-together="true" fo:keep-together="auto"/>
    </style:style>
    <style:style style:name="表格1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5.D3" style:family="table-cell">
      <style:table-cell-properties style:vertical-align="middle" fo:padding-left="0.075in" fo:padding-right="0.075in" fo:padding-top="0in" fo:padding-bottom="0in" fo:border="none" style:writing-mode="lr-tb"/>
    </style:style>
    <style:style style:name="表格1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5.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5.9" style:family="table-row">
      <style:table-row-properties style:min-row-height="0.1132in" style:keep-together="true" fo:keep-together="auto"/>
    </style:style>
    <style:style style:name="表格15.10" style:family="table-row">
      <style:table-row-properties style:min-row-height="0.3333in" style:keep-together="true" fo:keep-together="auto"/>
    </style:style>
    <style:style style:name="表格15.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5.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5.11" style:family="table-row">
      <style:table-row-properties style:min-row-height="2.0417in" style:keep-together="true" fo:keep-together="auto"/>
    </style:style>
    <style:style style:name="表格15.A11" style:family="table-cell">
      <style:table-cell-properties style:vertical-align="top" fo:padding-left="0.075in" fo:padding-right="0.075in" fo:padding-top="0in" fo:padding-bottom="0in" fo:border="none" style:writing-mode="lr-tb"/>
    </style:style>
    <style:style style:name="表格15.12" style:family="table-row">
      <style:table-row-properties style:min-row-height="0.3438in" style:keep-together="true" fo:keep-together="auto"/>
    </style:style>
    <style:style style:name="表格15.13" style:family="table-row">
      <style:table-row-properties style:min-row-height="0.4535in" style:keep-together="true" fo:keep-together="auto"/>
    </style:style>
    <style:style style:name="表格16" style:family="table">
      <style:table-properties style:width="5.7813in" table:align="left" style:writing-mode="lr-tb"/>
    </style:style>
    <style:style style:name="表格16.A" style:family="table-column">
      <style:table-column-properties style:column-width="1.0104in"/>
    </style:style>
    <style:style style:name="表格16.B" style:family="table-column">
      <style:table-column-properties style:column-width="0.125in"/>
    </style:style>
    <style:style style:name="表格16.C" style:family="table-column">
      <style:table-column-properties style:column-width="0.25in"/>
    </style:style>
    <style:style style:name="表格16.D" style:family="table-column">
      <style:table-column-properties style:column-width="4.3958in"/>
    </style:style>
    <style:style style:name="表格16.1" style:family="table-row">
      <style:table-row-properties style:min-row-height="0.4257in" style:keep-together="true" fo:keep-together="auto"/>
    </style:style>
    <style:style style:name="表格1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6.2" style:family="table-row">
      <style:table-row-properties style:min-row-height="0.0972in" style:keep-together="true" fo:keep-together="auto"/>
    </style:style>
    <style:style style:name="表格1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6.3" style:family="table-row">
      <style:table-row-properties style:min-row-height="0.3854in" style:keep-together="true" fo:keep-together="auto"/>
    </style:style>
    <style:style style:name="表格1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6.D3" style:family="table-cell">
      <style:table-cell-properties style:vertical-align="middle" fo:padding-left="0.075in" fo:padding-right="0.075in" fo:padding-top="0in" fo:padding-bottom="0in" fo:border="none" style:writing-mode="lr-tb"/>
    </style:style>
    <style:style style:name="表格1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6.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6.9" style:family="table-row">
      <style:table-row-properties style:min-row-height="0.1132in" style:keep-together="true" fo:keep-together="auto"/>
    </style:style>
    <style:style style:name="表格16.10" style:family="table-row">
      <style:table-row-properties style:min-row-height="0.3333in" style:keep-together="true" fo:keep-together="auto"/>
    </style:style>
    <style:style style:name="表格16.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6.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6.11" style:family="table-row">
      <style:table-row-properties style:min-row-height="2.0417in" style:keep-together="true" fo:keep-together="auto"/>
    </style:style>
    <style:style style:name="表格16.A11" style:family="table-cell">
      <style:table-cell-properties style:vertical-align="top" fo:padding-left="0.075in" fo:padding-right="0.075in" fo:padding-top="0in" fo:padding-bottom="0in" fo:border="none" style:writing-mode="lr-tb"/>
    </style:style>
    <style:style style:name="表格16.12" style:family="table-row">
      <style:table-row-properties style:min-row-height="0.3438in" style:keep-together="true" fo:keep-together="auto"/>
    </style:style>
    <style:style style:name="表格16.13" style:family="table-row">
      <style:table-row-properties style:min-row-height="0.45in" style:keep-together="true" fo:keep-together="auto"/>
    </style:style>
    <style:style style:name="表格17" style:family="table">
      <style:table-properties style:width="5.7813in" table:align="left" style:writing-mode="lr-tb"/>
    </style:style>
    <style:style style:name="表格17.A" style:family="table-column">
      <style:table-column-properties style:column-width="1.0104in"/>
    </style:style>
    <style:style style:name="表格17.B" style:family="table-column">
      <style:table-column-properties style:column-width="0.125in"/>
    </style:style>
    <style:style style:name="表格17.C" style:family="table-column">
      <style:table-column-properties style:column-width="0.25in"/>
    </style:style>
    <style:style style:name="表格17.D" style:family="table-column">
      <style:table-column-properties style:column-width="4.3958in"/>
    </style:style>
    <style:style style:name="表格17.1" style:family="table-row">
      <style:table-row-properties style:min-row-height="0.4257in" style:keep-together="true" fo:keep-together="auto"/>
    </style:style>
    <style:style style:name="表格1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7.2" style:family="table-row">
      <style:table-row-properties style:min-row-height="0.0972in" style:keep-together="true" fo:keep-together="auto"/>
    </style:style>
    <style:style style:name="表格1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7.3" style:family="table-row">
      <style:table-row-properties style:min-row-height="0.3854in" style:keep-together="true" fo:keep-together="auto"/>
    </style:style>
    <style:style style:name="表格1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7.D3" style:family="table-cell">
      <style:table-cell-properties style:vertical-align="middle" fo:padding-left="0.075in" fo:padding-right="0.075in" fo:padding-top="0in" fo:padding-bottom="0in" fo:border="none" style:writing-mode="lr-tb"/>
    </style:style>
    <style:style style:name="表格1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7.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7.9" style:family="table-row">
      <style:table-row-properties style:min-row-height="0.1132in" style:keep-together="true" fo:keep-together="auto"/>
    </style:style>
    <style:style style:name="表格17.10" style:family="table-row">
      <style:table-row-properties style:min-row-height="0.3333in" style:keep-together="true" fo:keep-together="auto"/>
    </style:style>
    <style:style style:name="表格17.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7.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7.11" style:family="table-row">
      <style:table-row-properties style:min-row-height="2.0417in" style:keep-together="true" fo:keep-together="auto"/>
    </style:style>
    <style:style style:name="表格17.A11" style:family="table-cell">
      <style:table-cell-properties style:vertical-align="top" fo:padding-left="0.075in" fo:padding-right="0.075in" fo:padding-top="0in" fo:padding-bottom="0in" fo:border="none" style:writing-mode="lr-tb"/>
    </style:style>
    <style:style style:name="表格17.12" style:family="table-row">
      <style:table-row-properties style:min-row-height="0.3438in" style:keep-together="true" fo:keep-together="auto"/>
    </style:style>
    <style:style style:name="表格17.13" style:family="table-row">
      <style:table-row-properties style:min-row-height="0.8889in" style:keep-together="true" fo:keep-together="auto"/>
    </style:style>
    <style:style style:name="表格18" style:family="table">
      <style:table-properties style:width="5.7813in" table:align="left" style:writing-mode="lr-tb"/>
    </style:style>
    <style:style style:name="表格18.A" style:family="table-column">
      <style:table-column-properties style:column-width="1.0104in"/>
    </style:style>
    <style:style style:name="表格18.B" style:family="table-column">
      <style:table-column-properties style:column-width="0.125in"/>
    </style:style>
    <style:style style:name="表格18.C" style:family="table-column">
      <style:table-column-properties style:column-width="0.25in"/>
    </style:style>
    <style:style style:name="表格18.D" style:family="table-column">
      <style:table-column-properties style:column-width="4.3958in"/>
    </style:style>
    <style:style style:name="表格18.1" style:family="table-row">
      <style:table-row-properties style:min-row-height="0.4257in" style:keep-together="true" fo:keep-together="auto"/>
    </style:style>
    <style:style style:name="表格1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8.2" style:family="table-row">
      <style:table-row-properties style:min-row-height="0.0972in" style:keep-together="true" fo:keep-together="auto"/>
    </style:style>
    <style:style style:name="表格1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8.3" style:family="table-row">
      <style:table-row-properties style:min-row-height="0.3854in" style:keep-together="true" fo:keep-together="auto"/>
    </style:style>
    <style:style style:name="表格1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8.D3" style:family="table-cell">
      <style:table-cell-properties style:vertical-align="middle" fo:padding-left="0.075in" fo:padding-right="0.075in" fo:padding-top="0in" fo:padding-bottom="0in" fo:border="none" style:writing-mode="lr-tb"/>
    </style:style>
    <style:style style:name="表格1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8.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8.9" style:family="table-row">
      <style:table-row-properties style:min-row-height="0.1132in" style:keep-together="true" fo:keep-together="auto"/>
    </style:style>
    <style:style style:name="表格18.10" style:family="table-row">
      <style:table-row-properties style:min-row-height="0.3333in" style:keep-together="true" fo:keep-together="auto"/>
    </style:style>
    <style:style style:name="表格18.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8.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8.11" style:family="table-row">
      <style:table-row-properties style:min-row-height="2.0417in" style:keep-together="true" fo:keep-together="auto"/>
    </style:style>
    <style:style style:name="表格18.A11" style:family="table-cell">
      <style:table-cell-properties style:vertical-align="top" fo:padding-left="0.075in" fo:padding-right="0.075in" fo:padding-top="0in" fo:padding-bottom="0in" fo:border="none" style:writing-mode="lr-tb"/>
    </style:style>
    <style:style style:name="表格18.12" style:family="table-row">
      <style:table-row-properties style:min-row-height="0.3438in" style:keep-together="true" fo:keep-together="auto"/>
    </style:style>
    <style:style style:name="表格18.13" style:family="table-row">
      <style:table-row-properties style:min-row-height="0.8889in" style:keep-together="true" fo:keep-together="auto"/>
    </style:style>
    <style:style style:name="表格19" style:family="table">
      <style:table-properties style:width="5.7813in" table:align="left" style:writing-mode="lr-tb"/>
    </style:style>
    <style:style style:name="表格19.A" style:family="table-column">
      <style:table-column-properties style:column-width="1.0104in"/>
    </style:style>
    <style:style style:name="表格19.B" style:family="table-column">
      <style:table-column-properties style:column-width="0.125in"/>
    </style:style>
    <style:style style:name="表格19.C" style:family="table-column">
      <style:table-column-properties style:column-width="0.25in"/>
    </style:style>
    <style:style style:name="表格19.D" style:family="table-column">
      <style:table-column-properties style:column-width="4.3958in"/>
    </style:style>
    <style:style style:name="表格19.1" style:family="table-row">
      <style:table-row-properties style:min-row-height="0.4257in" style:keep-together="true" fo:keep-together="auto"/>
    </style:style>
    <style:style style:name="表格1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9.2" style:family="table-row">
      <style:table-row-properties style:min-row-height="0.0972in" style:keep-together="true" fo:keep-together="auto"/>
    </style:style>
    <style:style style:name="表格1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9.3" style:family="table-row">
      <style:table-row-properties style:min-row-height="0.3854in" style:keep-together="true" fo:keep-together="auto"/>
    </style:style>
    <style:style style:name="表格1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9.D3" style:family="table-cell">
      <style:table-cell-properties style:vertical-align="middle" fo:padding-left="0.075in" fo:padding-right="0.075in" fo:padding-top="0in" fo:padding-bottom="0in" fo:border="none" style:writing-mode="lr-tb"/>
    </style:style>
    <style:style style:name="表格1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9.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9.9" style:family="table-row">
      <style:table-row-properties style:min-row-height="0.1132in" style:keep-together="true" fo:keep-together="auto"/>
    </style:style>
    <style:style style:name="表格19.10" style:family="table-row">
      <style:table-row-properties style:min-row-height="0.3333in" style:keep-together="true" fo:keep-together="auto"/>
    </style:style>
    <style:style style:name="表格19.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9.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9.11" style:family="table-row">
      <style:table-row-properties style:min-row-height="0.2938in" style:keep-together="true" fo:keep-together="auto"/>
    </style:style>
    <style:style style:name="表格19.A11" style:family="table-cell">
      <style:table-cell-properties style:vertical-align="top" fo:padding-left="0.075in" fo:padding-right="0.075in" fo:padding-top="0in" fo:padding-bottom="0in" fo:border="none" style:writing-mode="lr-tb"/>
    </style:style>
    <style:style style:name="表格19.21" style:family="table-row">
      <style:table-row-properties style:min-row-height="2.0417in" style:keep-together="true" fo:keep-together="auto"/>
    </style:style>
    <style:style style:name="表格19.22" style:family="table-row">
      <style:table-row-properties style:min-row-height="0.3438in" style:keep-together="true" fo:keep-together="auto"/>
    </style:style>
    <style:style style:name="表格19.23" style:family="table-row">
      <style:table-row-properties style:min-row-height="0.7132in" style:keep-together="true" fo:keep-together="auto"/>
    </style:style>
    <style:style style:name="表格20" style:family="table">
      <style:table-properties style:width="5.7813in" table:align="left" style:writing-mode="lr-tb"/>
    </style:style>
    <style:style style:name="表格20.A" style:family="table-column">
      <style:table-column-properties style:column-width="1.0104in"/>
    </style:style>
    <style:style style:name="表格20.B" style:family="table-column">
      <style:table-column-properties style:column-width="0.125in"/>
    </style:style>
    <style:style style:name="表格20.C" style:family="table-column">
      <style:table-column-properties style:column-width="0.25in"/>
    </style:style>
    <style:style style:name="表格20.D" style:family="table-column">
      <style:table-column-properties style:column-width="4.3958in"/>
    </style:style>
    <style:style style:name="表格20.1" style:family="table-row">
      <style:table-row-properties style:min-row-height="0.4257in" style:keep-together="true" fo:keep-together="auto"/>
    </style:style>
    <style:style style:name="表格2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0.2" style:family="table-row">
      <style:table-row-properties style:min-row-height="0.0972in" style:keep-together="true" fo:keep-together="auto"/>
    </style:style>
    <style:style style:name="表格2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0.3" style:family="table-row">
      <style:table-row-properties style:min-row-height="0.3854in" style:keep-together="true" fo:keep-together="auto"/>
    </style:style>
    <style:style style:name="表格2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0.D3" style:family="table-cell">
      <style:table-cell-properties style:vertical-align="middle" fo:padding-left="0.075in" fo:padding-right="0.075in" fo:padding-top="0in" fo:padding-bottom="0in" fo:border="none" style:writing-mode="lr-tb"/>
    </style:style>
    <style:style style:name="表格2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0.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0.9" style:family="table-row">
      <style:table-row-properties style:min-row-height="0.1132in" style:keep-together="true" fo:keep-together="auto"/>
    </style:style>
    <style:style style:name="表格20.10" style:family="table-row">
      <style:table-row-properties style:min-row-height="0.3333in" style:keep-together="true" fo:keep-together="auto"/>
    </style:style>
    <style:style style:name="表格20.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0.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0.11" style:family="table-row">
      <style:table-row-properties style:min-row-height="2.0417in" style:keep-together="true" fo:keep-together="auto"/>
    </style:style>
    <style:style style:name="表格20.A11" style:family="table-cell">
      <style:table-cell-properties style:vertical-align="top" fo:padding-left="0.075in" fo:padding-right="0.075in" fo:padding-top="0in" fo:padding-bottom="0in" fo:border="none" style:writing-mode="lr-tb"/>
    </style:style>
    <style:style style:name="表格20.12" style:family="table-row">
      <style:table-row-properties style:min-row-height="0.3438in" style:keep-together="true" fo:keep-together="auto"/>
    </style:style>
    <style:style style:name="表格20.13" style:family="table-row">
      <style:table-row-properties style:min-row-height="0.716in" style:keep-together="true" fo:keep-together="auto"/>
    </style:style>
    <style:style style:name="表格21" style:family="table">
      <style:table-properties style:width="5.7813in" table:align="left" style:writing-mode="lr-tb"/>
    </style:style>
    <style:style style:name="表格21.A" style:family="table-column">
      <style:table-column-properties style:column-width="1.0104in"/>
    </style:style>
    <style:style style:name="表格21.B" style:family="table-column">
      <style:table-column-properties style:column-width="0.125in"/>
    </style:style>
    <style:style style:name="表格21.C" style:family="table-column">
      <style:table-column-properties style:column-width="0.25in"/>
    </style:style>
    <style:style style:name="表格21.D" style:family="table-column">
      <style:table-column-properties style:column-width="4.3958in"/>
    </style:style>
    <style:style style:name="表格21.1" style:family="table-row">
      <style:table-row-properties style:min-row-height="0.4257in" style:keep-together="true" fo:keep-together="auto"/>
    </style:style>
    <style:style style:name="表格2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1.2" style:family="table-row">
      <style:table-row-properties style:min-row-height="0.0972in" style:keep-together="true" fo:keep-together="auto"/>
    </style:style>
    <style:style style:name="表格2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1.3" style:family="table-row">
      <style:table-row-properties style:min-row-height="0.3854in" style:keep-together="true" fo:keep-together="auto"/>
    </style:style>
    <style:style style:name="表格2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1.D3" style:family="table-cell">
      <style:table-cell-properties style:vertical-align="middle" fo:padding-left="0.075in" fo:padding-right="0.075in" fo:padding-top="0in" fo:padding-bottom="0in" fo:border="none" style:writing-mode="lr-tb"/>
    </style:style>
    <style:style style:name="表格2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1.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1.9" style:family="table-row">
      <style:table-row-properties style:min-row-height="0.1132in" style:keep-together="true" fo:keep-together="auto"/>
    </style:style>
    <style:style style:name="表格21.10" style:family="table-row">
      <style:table-row-properties style:min-row-height="0.3333in" style:keep-together="true" fo:keep-together="auto"/>
    </style:style>
    <style:style style:name="表格21.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1.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1.11" style:family="table-row">
      <style:table-row-properties style:min-row-height="2.0417in" style:keep-together="true" fo:keep-together="auto"/>
    </style:style>
    <style:style style:name="表格21.A11" style:family="table-cell">
      <style:table-cell-properties style:vertical-align="top" fo:padding-left="0.075in" fo:padding-right="0.075in" fo:padding-top="0in" fo:padding-bottom="0in" fo:border="none" style:writing-mode="lr-tb"/>
    </style:style>
    <style:style style:name="表格21.12" style:family="table-row">
      <style:table-row-properties style:min-row-height="0.3438in" style:keep-together="true" fo:keep-together="auto"/>
    </style:style>
    <style:style style:name="表格21.13" style:family="table-row">
      <style:table-row-properties style:min-row-height="0.7806in" style:keep-together="true" fo:keep-together="auto"/>
    </style:style>
    <style:style style:name="表格22" style:family="table">
      <style:table-properties style:width="5.7813in" table:align="left" style:writing-mode="lr-tb"/>
    </style:style>
    <style:style style:name="表格22.A" style:family="table-column">
      <style:table-column-properties style:column-width="1.0104in"/>
    </style:style>
    <style:style style:name="表格22.B" style:family="table-column">
      <style:table-column-properties style:column-width="0.375in"/>
    </style:style>
    <style:style style:name="表格22.C" style:family="table-column">
      <style:table-column-properties style:column-width="4.3958in"/>
    </style:style>
    <style:style style:name="表格22.1" style:family="table-row">
      <style:table-row-properties style:min-row-height="0.4257in" style:keep-together="true" fo:keep-together="auto"/>
    </style:style>
    <style:style style:name="表格2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2.2" style:family="table-row">
      <style:table-row-properties style:min-row-height="0.0972in" style:keep-together="true" fo:keep-together="auto"/>
    </style:style>
    <style:style style:name="表格2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2.3" style:family="table-row">
      <style:table-row-properties style:min-row-height="0.3854in" style:keep-together="true" fo:keep-together="auto"/>
    </style:style>
    <style:style style:name="表格2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2.C3" style:family="table-cell">
      <style:table-cell-properties style:vertical-align="middle" fo:padding-left="0.075in" fo:padding-right="0.075in" fo:padding-top="0in" fo:padding-bottom="0in" fo:border="none" style:writing-mode="lr-tb"/>
    </style:style>
    <style:style style:name="表格22.4" style:family="table-row">
      <style:table-row-properties style:min-row-height="0.2965in" style:keep-together="true" fo:keep-together="auto"/>
    </style:style>
    <style:style style:name="表格2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2.8" style:family="table-row">
      <style:table-row-properties style:min-row-height="0.1764in" style:keep-together="true" fo:keep-together="auto"/>
    </style:style>
    <style:style style:name="表格22.9" style:family="table-row">
      <style:table-row-properties style:min-row-height="0.3333in" style:keep-together="true" fo:keep-together="auto"/>
    </style:style>
    <style:style style:name="表格22.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2.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2.10" style:family="table-row">
      <style:table-row-properties style:min-row-height="0.5097in" style:keep-together="true" fo:keep-together="auto"/>
    </style:style>
    <style:style style:name="表格22.A10" style:family="table-cell">
      <style:table-cell-properties style:vertical-align="top" fo:padding-left="0.075in" fo:padding-right="0.075in" fo:padding-top="0in" fo:padding-bottom="0in" fo:border="none" style:writing-mode="lr-tb"/>
    </style:style>
    <style:style style:name="表格23" style:family="table">
      <style:table-properties style:width="5.7813in" table:align="left" style:writing-mode="lr-tb"/>
    </style:style>
    <style:style style:name="表格23.A" style:family="table-column">
      <style:table-column-properties style:column-width="1.3854in"/>
    </style:style>
    <style:style style:name="表格23.B" style:family="table-column">
      <style:table-column-properties style:column-width="4.3958in"/>
    </style:style>
    <style:style style:name="表格23.1" style:family="table-row">
      <style:table-row-properties style:min-row-height="0.4257in" style:keep-together="true" fo:keep-together="auto"/>
    </style:style>
    <style:style style:name="表格2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3.2" style:family="table-row">
      <style:table-row-properties style:min-row-height="0.0972in" style:keep-together="true" fo:keep-together="auto"/>
    </style:style>
    <style:style style:name="表格2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3.3" style:family="table-row">
      <style:table-row-properties style:min-row-height="0.3854in" style:keep-together="true" fo:keep-together="auto"/>
    </style:style>
    <style:style style:name="表格2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3.B3" style:family="table-cell">
      <style:table-cell-properties style:vertical-align="middle" fo:padding-left="0.075in" fo:padding-right="0.075in" fo:padding-top="0in" fo:padding-bottom="0in" fo:border="none" style:writing-mode="lr-tb"/>
    </style:style>
    <style:style style:name="表格2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4" style:family="table">
      <style:table-properties style:width="5.7813in" table:align="left" style:writing-mode="lr-tb"/>
    </style:style>
    <style:style style:name="表格24.A" style:family="table-column">
      <style:table-column-properties style:column-width="1.0104in"/>
    </style:style>
    <style:style style:name="表格24.B" style:family="table-column">
      <style:table-column-properties style:column-width="0.375in"/>
    </style:style>
    <style:style style:name="表格24.C" style:family="table-column">
      <style:table-column-properties style:column-width="4.3958in"/>
    </style:style>
    <style:style style:name="表格24.1" style:family="table-row">
      <style:table-row-properties style:min-row-height="0.4257in" style:keep-together="true" fo:keep-together="auto"/>
    </style:style>
    <style:style style:name="表格2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4.2" style:family="table-row">
      <style:table-row-properties style:min-row-height="0.0972in" style:keep-together="true" fo:keep-together="auto"/>
    </style:style>
    <style:style style:name="表格2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4.3" style:family="table-row">
      <style:table-row-properties style:min-row-height="0.3854in" style:keep-together="true" fo:keep-together="auto"/>
    </style:style>
    <style:style style:name="表格2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4.C3" style:family="table-cell">
      <style:table-cell-properties style:vertical-align="middle" fo:padding-left="0.075in" fo:padding-right="0.075in" fo:padding-top="0in" fo:padding-bottom="0in" fo:border="none" style:writing-mode="lr-tb"/>
    </style:style>
    <style:style style:name="表格2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4.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4.9" style:family="table-row">
      <style:table-row-properties style:min-row-height="0.1132in" style:keep-together="true" fo:keep-together="auto"/>
    </style:style>
    <style:style style:name="表格24.10" style:family="table-row">
      <style:table-row-properties style:min-row-height="0.3333in" style:keep-together="true" fo:keep-together="auto"/>
    </style:style>
    <style:style style:name="表格24.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4.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4.11" style:family="table-row">
      <style:table-row-properties style:min-row-height="1.1583in" style:keep-together="true" fo:keep-together="auto"/>
    </style:style>
    <style:style style:name="表格24.A11" style:family="table-cell">
      <style:table-cell-properties style:vertical-align="top" fo:padding-left="0.075in" fo:padding-right="0.075in" fo:padding-top="0in" fo:padding-bottom="0in" fo:border="none" style:writing-mode="lr-tb"/>
    </style:style>
    <style:style style:name="表格25" style:family="table">
      <style:table-properties style:width="5.7813in" table:align="left" style:writing-mode="lr-tb"/>
    </style:style>
    <style:style style:name="表格25.A" style:family="table-column">
      <style:table-column-properties style:column-width="1.0104in"/>
    </style:style>
    <style:style style:name="表格25.B" style:family="table-column">
      <style:table-column-properties style:column-width="0.375in"/>
    </style:style>
    <style:style style:name="表格25.C" style:family="table-column">
      <style:table-column-properties style:column-width="4.3958in"/>
    </style:style>
    <style:style style:name="表格25.1" style:family="table-row">
      <style:table-row-properties style:min-row-height="0.4257in" style:keep-together="true" fo:keep-together="auto"/>
    </style:style>
    <style:style style:name="表格2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5.2" style:family="table-row">
      <style:table-row-properties style:min-row-height="0.0972in" style:keep-together="true" fo:keep-together="auto"/>
    </style:style>
    <style:style style:name="表格2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5.3" style:family="table-row">
      <style:table-row-properties style:min-row-height="0.3854in" style:keep-together="true" fo:keep-together="auto"/>
    </style:style>
    <style:style style:name="表格2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5.C3" style:family="table-cell">
      <style:table-cell-properties style:vertical-align="middle" fo:padding-left="0.075in" fo:padding-right="0.075in" fo:padding-top="0in" fo:padding-bottom="0in" fo:border="none" style:writing-mode="lr-tb"/>
    </style:style>
    <style:style style:name="表格2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5.8" style:family="table-row">
      <style:table-row-properties style:min-row-height="0.1132in" style:keep-together="true" fo:keep-together="auto"/>
    </style:style>
    <style:style style:name="表格25.9" style:family="table-row">
      <style:table-row-properties style:min-row-height="0.3333in" style:keep-together="true" fo:keep-together="auto"/>
    </style:style>
    <style:style style:name="表格25.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5.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5.10" style:family="table-row">
      <style:table-row-properties style:min-row-height="0.6021in" style:keep-together="true" fo:keep-together="auto"/>
    </style:style>
    <style:style style:name="表格25.A10" style:family="table-cell">
      <style:table-cell-properties style:vertical-align="top" fo:padding-left="0.075in" fo:padding-right="0.075in" fo:padding-top="0in" fo:padding-bottom="0in" fo:border="none" style:writing-mode="lr-tb"/>
    </style:style>
    <style:style style:name="表格26" style:family="table">
      <style:table-properties style:width="5.7813in" table:align="left" style:writing-mode="lr-tb"/>
    </style:style>
    <style:style style:name="表格26.A" style:family="table-column">
      <style:table-column-properties style:column-width="1.0104in"/>
    </style:style>
    <style:style style:name="表格26.B" style:family="table-column">
      <style:table-column-properties style:column-width="0.125in"/>
    </style:style>
    <style:style style:name="表格26.C" style:family="table-column">
      <style:table-column-properties style:column-width="0.25in"/>
    </style:style>
    <style:style style:name="表格26.D" style:family="table-column">
      <style:table-column-properties style:column-width="4.3958in"/>
    </style:style>
    <style:style style:name="表格26.1" style:family="table-row">
      <style:table-row-properties style:min-row-height="0.4257in" style:keep-together="true" fo:keep-together="auto"/>
    </style:style>
    <style:style style:name="表格2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6.2" style:family="table-row">
      <style:table-row-properties style:min-row-height="0.0972in" style:keep-together="true" fo:keep-together="auto"/>
    </style:style>
    <style:style style:name="表格2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6.3" style:family="table-row">
      <style:table-row-properties style:min-row-height="0.3854in" style:keep-together="true" fo:keep-together="auto"/>
    </style:style>
    <style:style style:name="表格2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6.D3" style:family="table-cell">
      <style:table-cell-properties style:vertical-align="middle" fo:padding-left="0.075in" fo:padding-right="0.075in" fo:padding-top="0in" fo:padding-bottom="0in" fo:border="none" style:writing-mode="lr-tb"/>
    </style:style>
    <style:style style:name="表格2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6.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6.9" style:family="table-row">
      <style:table-row-properties style:min-row-height="0.1132in" style:keep-together="true" fo:keep-together="auto"/>
    </style:style>
    <style:style style:name="表格26.10" style:family="table-row">
      <style:table-row-properties style:min-row-height="0.3333in" style:keep-together="true" fo:keep-together="auto"/>
    </style:style>
    <style:style style:name="表格26.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6.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6.11" style:family="table-row">
      <style:table-row-properties style:min-row-height="0.9424in" style:keep-together="true" fo:keep-together="auto"/>
    </style:style>
    <style:style style:name="表格26.A11" style:family="table-cell">
      <style:table-cell-properties style:vertical-align="top" fo:padding-left="0.075in" fo:padding-right="0.075in" fo:padding-top="0in" fo:padding-bottom="0in" fo:border="none" style:writing-mode="lr-tb"/>
    </style:style>
    <style:style style:name="表格26.12" style:family="table-row">
      <style:table-row-properties style:min-row-height="0.3438in" style:keep-together="true" fo:keep-together="auto"/>
    </style:style>
    <style:style style:name="表格26.13" style:family="table-row">
      <style:table-row-properties style:min-row-height="2.5743in" style:keep-together="true" fo:keep-together="auto"/>
    </style:style>
    <style:style style:name="表格27" style:family="table">
      <style:table-properties style:width="5.7813in" table:align="left" style:writing-mode="lr-tb"/>
    </style:style>
    <style:style style:name="表格27.A" style:family="table-column">
      <style:table-column-properties style:column-width="1.0104in"/>
    </style:style>
    <style:style style:name="表格27.B" style:family="table-column">
      <style:table-column-properties style:column-width="0.375in"/>
    </style:style>
    <style:style style:name="表格27.C" style:family="table-column">
      <style:table-column-properties style:column-width="4.3958in"/>
    </style:style>
    <style:style style:name="表格27.1" style:family="table-row">
      <style:table-row-properties style:min-row-height="0.4257in" style:keep-together="true" fo:keep-together="auto"/>
    </style:style>
    <style:style style:name="表格2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7.2" style:family="table-row">
      <style:table-row-properties style:min-row-height="0.0972in" style:keep-together="true" fo:keep-together="auto"/>
    </style:style>
    <style:style style:name="表格2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7.3" style:family="table-row">
      <style:table-row-properties style:min-row-height="0.3854in" style:keep-together="true" fo:keep-together="auto"/>
    </style:style>
    <style:style style:name="表格2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7.C3" style:family="table-cell">
      <style:table-cell-properties style:vertical-align="middle" fo:padding-left="0.075in" fo:padding-right="0.075in" fo:padding-top="0in" fo:padding-bottom="0in" fo:border="none" style:writing-mode="lr-tb"/>
    </style:style>
    <style:style style:name="表格2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7.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7.9" style:family="table-row">
      <style:table-row-properties style:min-row-height="0.1132in" style:keep-together="true" fo:keep-together="auto"/>
    </style:style>
    <style:style style:name="表格27.10" style:family="table-row">
      <style:table-row-properties style:min-row-height="0.3333in" style:keep-together="true" fo:keep-together="auto"/>
    </style:style>
    <style:style style:name="表格27.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7.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7.11" style:family="table-row">
      <style:table-row-properties style:min-row-height="0.4653in" style:keep-together="true" fo:keep-together="auto"/>
    </style:style>
    <style:style style:name="表格27.A11" style:family="table-cell">
      <style:table-cell-properties style:vertical-align="top" fo:padding-left="0.075in" fo:padding-right="0.075in" fo:padding-top="0in" fo:padding-bottom="0in" fo:border="none" style:writing-mode="lr-tb"/>
    </style:style>
    <style:style style:name="表格28" style:family="table">
      <style:table-properties style:width="5.7813in" table:align="left" style:writing-mode="lr-tb"/>
    </style:style>
    <style:style style:name="表格28.A" style:family="table-column">
      <style:table-column-properties style:column-width="1.0104in"/>
    </style:style>
    <style:style style:name="表格28.B" style:family="table-column">
      <style:table-column-properties style:column-width="0.125in"/>
    </style:style>
    <style:style style:name="表格28.C" style:family="table-column">
      <style:table-column-properties style:column-width="0.25in"/>
    </style:style>
    <style:style style:name="表格28.D" style:family="table-column">
      <style:table-column-properties style:column-width="4.3958in"/>
    </style:style>
    <style:style style:name="表格28.1" style:family="table-row">
      <style:table-row-properties style:min-row-height="0.4257in" style:keep-together="true" fo:keep-together="auto"/>
    </style:style>
    <style:style style:name="表格2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8.2" style:family="table-row">
      <style:table-row-properties style:min-row-height="0.0972in" style:keep-together="true" fo:keep-together="auto"/>
    </style:style>
    <style:style style:name="表格2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8.3" style:family="table-row">
      <style:table-row-properties style:min-row-height="0.3854in" style:keep-together="true" fo:keep-together="auto"/>
    </style:style>
    <style:style style:name="表格2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8.D3" style:family="table-cell">
      <style:table-cell-properties style:vertical-align="middle" fo:padding-left="0.075in" fo:padding-right="0.075in" fo:padding-top="0in" fo:padding-bottom="0in" fo:border="none" style:writing-mode="lr-tb"/>
    </style:style>
    <style:style style:name="表格2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8.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8.9" style:family="table-row">
      <style:table-row-properties style:min-row-height="0.1132in" style:keep-together="true" fo:keep-together="auto"/>
    </style:style>
    <style:style style:name="表格28.10" style:family="table-row">
      <style:table-row-properties style:min-row-height="0.3333in" style:keep-together="true" fo:keep-together="auto"/>
    </style:style>
    <style:style style:name="表格28.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8.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8.11" style:family="table-row">
      <style:table-row-properties style:min-row-height="1.4243in" style:keep-together="true" fo:keep-together="auto"/>
    </style:style>
    <style:style style:name="表格28.A11" style:family="table-cell">
      <style:table-cell-properties style:vertical-align="top" fo:padding-left="0.075in" fo:padding-right="0.075in" fo:padding-top="0in" fo:padding-bottom="0in" fo:border="none" style:writing-mode="lr-tb"/>
    </style:style>
    <style:style style:name="表格28.12" style:family="table-row">
      <style:table-row-properties style:min-row-height="0.3438in" style:keep-together="true" fo:keep-together="auto"/>
    </style:style>
    <style:style style:name="表格28.13" style:family="table-row">
      <style:table-row-properties style:min-row-height="1.2667in" style:keep-together="true" fo:keep-together="auto"/>
    </style:style>
    <style:style style:name="表格29" style:family="table">
      <style:table-properties style:width="5.7813in" table:align="left" style:writing-mode="lr-tb"/>
    </style:style>
    <style:style style:name="表格29.A" style:family="table-column">
      <style:table-column-properties style:column-width="1.0104in"/>
    </style:style>
    <style:style style:name="表格29.B" style:family="table-column">
      <style:table-column-properties style:column-width="0.125in"/>
    </style:style>
    <style:style style:name="表格29.C" style:family="table-column">
      <style:table-column-properties style:column-width="0.25in"/>
    </style:style>
    <style:style style:name="表格29.D" style:family="table-column">
      <style:table-column-properties style:column-width="4.3958in"/>
    </style:style>
    <style:style style:name="表格29.1" style:family="table-row">
      <style:table-row-properties style:min-row-height="0.4257in" style:keep-together="true" fo:keep-together="auto"/>
    </style:style>
    <style:style style:name="表格2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9.2" style:family="table-row">
      <style:table-row-properties style:min-row-height="0.0972in" style:keep-together="true" fo:keep-together="auto"/>
    </style:style>
    <style:style style:name="表格2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9.3" style:family="table-row">
      <style:table-row-properties style:min-row-height="0.3854in" style:keep-together="true" fo:keep-together="auto"/>
    </style:style>
    <style:style style:name="表格2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9.D3" style:family="table-cell">
      <style:table-cell-properties style:vertical-align="middle" fo:padding-left="0.075in" fo:padding-right="0.075in" fo:padding-top="0in" fo:padding-bottom="0in" fo:border="none" style:writing-mode="lr-tb"/>
    </style:style>
    <style:style style:name="表格2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9.8" style:family="table-row">
      <style:table-row-properties style:min-row-height="0.1132in" style:keep-together="true" fo:keep-together="auto"/>
    </style:style>
    <style:style style:name="表格29.9" style:family="table-row">
      <style:table-row-properties style:min-row-height="0.3333in" style:keep-together="true" fo:keep-together="auto"/>
    </style:style>
    <style:style style:name="表格29.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9.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9.10" style:family="table-row">
      <style:table-row-properties style:min-row-height="1.4688in" style:keep-together="true" fo:keep-together="auto"/>
    </style:style>
    <style:style style:name="表格29.A10" style:family="table-cell">
      <style:table-cell-properties style:vertical-align="top" fo:padding-left="0.075in" fo:padding-right="0.075in" fo:padding-top="0in" fo:padding-bottom="0in" fo:border="none" style:writing-mode="lr-tb"/>
    </style:style>
    <style:style style:name="表格29.11" style:family="table-row">
      <style:table-row-properties style:min-row-height="0.3438in" style:keep-together="true" fo:keep-together="auto"/>
    </style:style>
    <style:style style:name="表格29.12" style:family="table-row">
      <style:table-row-properties style:min-row-height="0.6924in" style:keep-together="true" fo:keep-together="auto"/>
    </style:style>
    <style:style style:name="表格30" style:family="table">
      <style:table-properties style:width="5.7813in" table:align="left" style:writing-mode="lr-tb"/>
    </style:style>
    <style:style style:name="表格30.A" style:family="table-column">
      <style:table-column-properties style:column-width="1.0104in"/>
    </style:style>
    <style:style style:name="表格30.B" style:family="table-column">
      <style:table-column-properties style:column-width="0.125in"/>
    </style:style>
    <style:style style:name="表格30.C" style:family="table-column">
      <style:table-column-properties style:column-width="0.25in"/>
    </style:style>
    <style:style style:name="表格30.D" style:family="table-column">
      <style:table-column-properties style:column-width="4.3958in"/>
    </style:style>
    <style:style style:name="表格30.1" style:family="table-row">
      <style:table-row-properties style:min-row-height="0.4257in" style:keep-together="true" fo:keep-together="auto"/>
    </style:style>
    <style:style style:name="表格3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30.2" style:family="table-row">
      <style:table-row-properties style:min-row-height="0.0972in" style:keep-together="true" fo:keep-together="auto"/>
    </style:style>
    <style:style style:name="表格3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30.3" style:family="table-row">
      <style:table-row-properties style:min-row-height="0.3854in" style:keep-together="true" fo:keep-together="auto"/>
    </style:style>
    <style:style style:name="表格3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30.D3" style:family="table-cell">
      <style:table-cell-properties style:vertical-align="middle" fo:padding-left="0.075in" fo:padding-right="0.075in" fo:padding-top="0in" fo:padding-bottom="0in" fo:border="none" style:writing-mode="lr-tb"/>
    </style:style>
    <style:style style:name="表格3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30.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30.9" style:family="table-row">
      <style:table-row-properties style:min-row-height="0.1132in" style:keep-together="true" fo:keep-together="auto"/>
    </style:style>
    <style:style style:name="表格30.10" style:family="table-row">
      <style:table-row-properties style:min-row-height="0.3333in" style:keep-together="true" fo:keep-together="auto"/>
    </style:style>
    <style:style style:name="表格30.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30.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30.11" style:family="table-row">
      <style:table-row-properties style:min-row-height="2.0417in" style:keep-together="true" fo:keep-together="auto"/>
    </style:style>
    <style:style style:name="表格30.A11" style:family="table-cell">
      <style:table-cell-properties style:vertical-align="top" fo:padding-left="0.075in" fo:padding-right="0.075in" fo:padding-top="0in" fo:padding-bottom="0in" fo:border="none" style:writing-mode="lr-tb"/>
    </style:style>
    <style:style style:name="表格30.12" style:family="table-row">
      <style:table-row-properties style:min-row-height="0.3438in" style:keep-together="true" fo:keep-together="auto"/>
    </style:style>
    <style:style style:name="表格30.13" style:family="table-row">
      <style:table-row-properties style:min-row-height="1.591in" style:keep-together="true" fo:keep-together="auto"/>
    </style:style>
    <style:style style:name="表格30.24" style:family="table-row">
      <style:table-row-properties style:min-row-height="0.275in" style:keep-together="true" fo:keep-together="auto"/>
    </style:style>
    <style:style style:name="表格31" style:family="table">
      <style:table-properties style:width="5.7813in" table:align="left" style:writing-mode="lr-tb"/>
    </style:style>
    <style:style style:name="表格31.A" style:family="table-column">
      <style:table-column-properties style:column-width="1.0104in"/>
    </style:style>
    <style:style style:name="表格31.B" style:family="table-column">
      <style:table-column-properties style:column-width="0.125in"/>
    </style:style>
    <style:style style:name="表格31.C" style:family="table-column">
      <style:table-column-properties style:column-width="0.25in"/>
    </style:style>
    <style:style style:name="表格31.D" style:family="table-column">
      <style:table-column-properties style:column-width="4.3958in"/>
    </style:style>
    <style:style style:name="表格31.1" style:family="table-row">
      <style:table-row-properties style:min-row-height="0.4257in" style:keep-together="true" fo:keep-together="auto"/>
    </style:style>
    <style:style style:name="表格3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31.2" style:family="table-row">
      <style:table-row-properties style:min-row-height="0.0972in" style:keep-together="true" fo:keep-together="auto"/>
    </style:style>
    <style:style style:name="表格3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31.3" style:family="table-row">
      <style:table-row-properties style:min-row-height="0.3854in" style:keep-together="true" fo:keep-together="auto"/>
    </style:style>
    <style:style style:name="表格3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31.D3" style:family="table-cell">
      <style:table-cell-properties style:vertical-align="middle" fo:padding-left="0.075in" fo:padding-right="0.075in" fo:padding-top="0in" fo:padding-bottom="0in" fo:border="none" style:writing-mode="lr-tb"/>
    </style:style>
    <style:style style:name="表格3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31.8" style:family="table-row">
      <style:table-row-properties style:min-row-height="0.1132in" style:keep-together="true" fo:keep-together="auto"/>
    </style:style>
    <style:style style:name="表格31.9" style:family="table-row">
      <style:table-row-properties style:min-row-height="0.3333in" style:keep-together="true" fo:keep-together="auto"/>
    </style:style>
    <style:style style:name="表格31.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31.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31.10" style:family="table-row">
      <style:table-row-properties style:min-row-height="2.0417in" style:keep-together="true" fo:keep-together="auto"/>
    </style:style>
    <style:style style:name="表格31.A10" style:family="table-cell">
      <style:table-cell-properties style:vertical-align="top" fo:padding-left="0.075in" fo:padding-right="0.075in" fo:padding-top="0in" fo:padding-bottom="0in" fo:border="none" style:writing-mode="lr-tb"/>
    </style:style>
    <style:style style:name="表格31.11" style:family="table-row">
      <style:table-row-properties style:min-row-height="0.3438in" style:keep-together="true" fo:keep-together="auto"/>
    </style:style>
    <style:style style:name="表格31.12" style:family="table-row">
      <style:table-row-properties style:min-row-height="0.4556in" style:keep-together="true" fo:keep-together="auto"/>
    </style:style>
    <style:style style:name="表格32" style:family="table">
      <style:table-properties style:width="5.7813in" table:align="left" style:writing-mode="lr-tb"/>
    </style:style>
    <style:style style:name="表格32.A" style:family="table-column">
      <style:table-column-properties style:column-width="1.0104in"/>
    </style:style>
    <style:style style:name="表格32.B" style:family="table-column">
      <style:table-column-properties style:column-width="0.125in"/>
    </style:style>
    <style:style style:name="表格32.C" style:family="table-column">
      <style:table-column-properties style:column-width="0.25in"/>
    </style:style>
    <style:style style:name="表格32.D" style:family="table-column">
      <style:table-column-properties style:column-width="4.3958in"/>
    </style:style>
    <style:style style:name="表格32.1" style:family="table-row">
      <style:table-row-properties style:min-row-height="0.4257in" style:keep-together="true" fo:keep-together="auto"/>
    </style:style>
    <style:style style:name="表格3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32.2" style:family="table-row">
      <style:table-row-properties style:min-row-height="0.0972in" style:keep-together="true" fo:keep-together="auto"/>
    </style:style>
    <style:style style:name="表格3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32.3" style:family="table-row">
      <style:table-row-properties style:min-row-height="0.3854in" style:keep-together="true" fo:keep-together="auto"/>
    </style:style>
    <style:style style:name="表格3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32.D3" style:family="table-cell">
      <style:table-cell-properties style:vertical-align="middle" fo:padding-left="0.075in" fo:padding-right="0.075in" fo:padding-top="0in" fo:padding-bottom="0in" fo:border="none" style:writing-mode="lr-tb"/>
    </style:style>
    <style:style style:name="表格3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32.8" style:family="table-row">
      <style:table-row-properties style:min-row-height="0.1132in" style:keep-together="true" fo:keep-together="auto"/>
    </style:style>
    <style:style style:name="表格32.9" style:family="table-row">
      <style:table-row-properties style:min-row-height="0.3333in" style:keep-together="true" fo:keep-together="auto"/>
    </style:style>
    <style:style style:name="表格32.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32.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32.10" style:family="table-row">
      <style:table-row-properties style:min-row-height="2.0417in" style:keep-together="true" fo:keep-together="auto"/>
    </style:style>
    <style:style style:name="表格32.A10" style:family="table-cell">
      <style:table-cell-properties style:vertical-align="top" fo:padding-left="0.075in" fo:padding-right="0.075in" fo:padding-top="0in" fo:padding-bottom="0in" fo:border="none" style:writing-mode="lr-tb"/>
    </style:style>
    <style:style style:name="表格32.11" style:family="table-row">
      <style:table-row-properties style:min-row-height="0.3438in" style:keep-together="true" fo:keep-together="auto"/>
    </style:style>
    <style:style style:name="表格32.12" style:family="table-row">
      <style:table-row-properties style:min-row-height="0.6181in" style:keep-together="true" fo:keep-together="auto"/>
    </style:style>
    <style:style style:name="表格33" style:family="table">
      <style:table-properties style:width="5.7813in" table:align="left" style:writing-mode="lr-tb"/>
    </style:style>
    <style:style style:name="表格33.A" style:family="table-column">
      <style:table-column-properties style:column-width="1.3854in"/>
    </style:style>
    <style:style style:name="表格33.B" style:family="table-column">
      <style:table-column-properties style:column-width="4.3958in"/>
    </style:style>
    <style:style style:name="表格33.1" style:family="table-row">
      <style:table-row-properties style:min-row-height="0.4257in" style:keep-together="true" fo:keep-together="auto"/>
    </style:style>
    <style:style style:name="表格3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33.2" style:family="table-row">
      <style:table-row-properties style:min-row-height="0.0972in" style:keep-together="true" fo:keep-together="auto"/>
    </style:style>
    <style:style style:name="表格3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33.3" style:family="table-row">
      <style:table-row-properties style:min-row-height="0.3854in" style:keep-together="true" fo:keep-together="auto"/>
    </style:style>
    <style:style style:name="表格3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33.B3" style:family="table-cell">
      <style:table-cell-properties style:vertical-align="middle" fo:padding-left="0.075in" fo:padding-right="0.075in" fo:padding-top="0in" fo:padding-bottom="0in" fo:border="none" style:writing-mode="lr-tb"/>
    </style:style>
    <style:style style:name="表格3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33.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33.9" style:family="table-row">
      <style:table-row-properties style:min-row-height="0.1132in" style:keep-together="true" fo:keep-together="auto"/>
    </style:style>
    <style:style style:name="表格34" style:family="table">
      <style:table-properties style:width="5.7813in" table:align="left" style:writing-mode="lr-tb"/>
    </style:style>
    <style:style style:name="表格34.A" style:family="table-column">
      <style:table-column-properties style:column-width="1.0104in"/>
    </style:style>
    <style:style style:name="表格34.B" style:family="table-column">
      <style:table-column-properties style:column-width="0.125in"/>
    </style:style>
    <style:style style:name="表格34.C" style:family="table-column">
      <style:table-column-properties style:column-width="0.25in"/>
    </style:style>
    <style:style style:name="表格34.D" style:family="table-column">
      <style:table-column-properties style:column-width="4.3958in"/>
    </style:style>
    <style:style style:name="表格34.1" style:family="table-row">
      <style:table-row-properties style:min-row-height="0.4257in" style:keep-together="true" fo:keep-together="auto"/>
    </style:style>
    <style:style style:name="表格3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34.2" style:family="table-row">
      <style:table-row-properties style:min-row-height="0.0972in" style:keep-together="true" fo:keep-together="auto"/>
    </style:style>
    <style:style style:name="表格3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34.3" style:family="table-row">
      <style:table-row-properties style:min-row-height="0.3854in" style:keep-together="true" fo:keep-together="auto"/>
    </style:style>
    <style:style style:name="表格3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34.D3" style:family="table-cell">
      <style:table-cell-properties style:vertical-align="middle" fo:padding-left="0.075in" fo:padding-right="0.075in" fo:padding-top="0in" fo:padding-bottom="0in" fo:border="none" style:writing-mode="lr-tb"/>
    </style:style>
    <style:style style:name="表格3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34.8" style:family="table-row">
      <style:table-row-properties style:min-row-height="0.1132in" style:keep-together="true" fo:keep-together="auto"/>
    </style:style>
    <style:style style:name="表格34.9" style:family="table-row">
      <style:table-row-properties style:min-row-height="0.3333in" style:keep-together="true" fo:keep-together="auto"/>
    </style:style>
    <style:style style:name="表格34.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34.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34.10" style:family="table-row">
      <style:table-row-properties style:min-row-height="1.5729in" style:keep-together="true" fo:keep-together="auto"/>
    </style:style>
    <style:style style:name="表格34.A10" style:family="table-cell">
      <style:table-cell-properties style:vertical-align="top" fo:padding-left="0.075in" fo:padding-right="0.075in" fo:padding-top="0in" fo:padding-bottom="0in" fo:border="none" style:writing-mode="lr-tb"/>
    </style:style>
    <style:style style:name="表格34.11" style:family="table-row">
      <style:table-row-properties style:min-row-height="0.3438in" style:keep-together="true" fo:keep-together="auto"/>
    </style:style>
    <style:style style:name="表格34.12" style:family="table-row">
      <style:table-row-properties style:min-row-height="0.0771in" style:keep-together="true" fo:keep-together="auto"/>
    </style:style>
    <style:style style:name="表格35" style:family="table">
      <style:table-properties style:width="5.7813in" table:align="left" style:writing-mode="lr-tb"/>
    </style:style>
    <style:style style:name="表格35.A" style:family="table-column">
      <style:table-column-properties style:column-width="1.0104in"/>
    </style:style>
    <style:style style:name="表格35.B" style:family="table-column">
      <style:table-column-properties style:column-width="0.375in"/>
    </style:style>
    <style:style style:name="表格35.C" style:family="table-column">
      <style:table-column-properties style:column-width="4.3958in"/>
    </style:style>
    <style:style style:name="表格35.1" style:family="table-row">
      <style:table-row-properties style:min-row-height="0.4257in" style:keep-together="true" fo:keep-together="auto"/>
    </style:style>
    <style:style style:name="表格3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35.2" style:family="table-row">
      <style:table-row-properties style:min-row-height="0.0972in" style:keep-together="true" fo:keep-together="auto"/>
    </style:style>
    <style:style style:name="表格3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35.3" style:family="table-row">
      <style:table-row-properties style:min-row-height="0.3854in" style:keep-together="true" fo:keep-together="auto"/>
    </style:style>
    <style:style style:name="表格3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35.C3" style:family="table-cell">
      <style:table-cell-properties style:vertical-align="middle" fo:padding-left="0.075in" fo:padding-right="0.075in" fo:padding-top="0in" fo:padding-bottom="0in" fo:border="none" style:writing-mode="lr-tb"/>
    </style:style>
    <style:style style:name="表格3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35.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35.9" style:family="table-row">
      <style:table-row-properties style:min-row-height="0.1132in" style:keep-together="true" fo:keep-together="auto"/>
    </style:style>
    <style:style style:name="表格35.10" style:family="table-row">
      <style:table-row-properties style:min-row-height="0.3333in" style:keep-together="true" fo:keep-together="auto"/>
    </style:style>
    <style:style style:name="表格35.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35.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35.11" style:family="table-row">
      <style:table-row-properties style:min-row-height="0.4507in" style:keep-together="true" fo:keep-together="auto"/>
    </style:style>
    <style:style style:name="表格35.A11" style:family="table-cell">
      <style:table-cell-properties style:vertical-align="top" fo:padding-left="0.075in" fo:padding-right="0.075in" fo:padding-top="0in" fo:padding-bottom="0in" fo:border="none" style:writing-mode="lr-tb"/>
    </style:style>
    <style:style style:name="表格36" style:family="table">
      <style:table-properties style:width="5.7813in" table:align="left" style:writing-mode="lr-tb"/>
    </style:style>
    <style:style style:name="表格36.A" style:family="table-column">
      <style:table-column-properties style:column-width="1.0104in"/>
    </style:style>
    <style:style style:name="表格36.B" style:family="table-column">
      <style:table-column-properties style:column-width="0.125in"/>
    </style:style>
    <style:style style:name="表格36.C" style:family="table-column">
      <style:table-column-properties style:column-width="0.25in"/>
    </style:style>
    <style:style style:name="表格36.D" style:family="table-column">
      <style:table-column-properties style:column-width="4.3958in"/>
    </style:style>
    <style:style style:name="表格36.1" style:family="table-row">
      <style:table-row-properties style:min-row-height="0.4257in" style:keep-together="true" fo:keep-together="auto"/>
    </style:style>
    <style:style style:name="表格3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36.2" style:family="table-row">
      <style:table-row-properties style:min-row-height="0.0972in" style:keep-together="true" fo:keep-together="auto"/>
    </style:style>
    <style:style style:name="表格3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36.3" style:family="table-row">
      <style:table-row-properties style:min-row-height="0.3854in" style:keep-together="true" fo:keep-together="auto"/>
    </style:style>
    <style:style style:name="表格3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36.D3" style:family="table-cell">
      <style:table-cell-properties style:vertical-align="middle" fo:padding-left="0.075in" fo:padding-right="0.075in" fo:padding-top="0in" fo:padding-bottom="0in" fo:border="none" style:writing-mode="lr-tb"/>
    </style:style>
    <style:style style:name="表格3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36.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36.9" style:family="table-row">
      <style:table-row-properties style:min-row-height="0.1132in" style:keep-together="true" fo:keep-together="auto"/>
    </style:style>
    <style:style style:name="表格36.10" style:family="table-row">
      <style:table-row-properties style:min-row-height="0.3333in" style:keep-together="true" fo:keep-together="auto"/>
    </style:style>
    <style:style style:name="表格36.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36.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36.11" style:family="table-row">
      <style:table-row-properties style:min-row-height="2.0417in" style:keep-together="true" fo:keep-together="auto"/>
    </style:style>
    <style:style style:name="表格36.A11" style:family="table-cell">
      <style:table-cell-properties style:vertical-align="top" fo:padding-left="0.075in" fo:padding-right="0.075in" fo:padding-top="0in" fo:padding-bottom="0in" fo:border="none" style:writing-mode="lr-tb"/>
    </style:style>
    <style:style style:name="表格36.12" style:family="table-row">
      <style:table-row-properties style:min-row-height="0.3438in" style:keep-together="true" fo:keep-together="auto"/>
    </style:style>
    <style:style style:name="表格36.13" style:family="table-row">
      <style:table-row-properties style:min-row-height="0.5632in" style:keep-together="true" fo:keep-together="auto"/>
    </style:style>
    <style:style style:name="表格37" style:family="table">
      <style:table-properties style:width="5.7813in" table:align="left" style:writing-mode="lr-tb"/>
    </style:style>
    <style:style style:name="表格37.A" style:family="table-column">
      <style:table-column-properties style:column-width="1.0104in"/>
    </style:style>
    <style:style style:name="表格37.B" style:family="table-column">
      <style:table-column-properties style:column-width="0.375in"/>
    </style:style>
    <style:style style:name="表格37.C" style:family="table-column">
      <style:table-column-properties style:column-width="4.3958in"/>
    </style:style>
    <style:style style:name="表格37.1" style:family="table-row">
      <style:table-row-properties style:min-row-height="0.4257in" style:keep-together="true" fo:keep-together="auto"/>
    </style:style>
    <style:style style:name="表格3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37.2" style:family="table-row">
      <style:table-row-properties style:min-row-height="0.0972in" style:keep-together="true" fo:keep-together="auto"/>
    </style:style>
    <style:style style:name="表格3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37.3" style:family="table-row">
      <style:table-row-properties style:min-row-height="0.3854in" style:keep-together="true" fo:keep-together="auto"/>
    </style:style>
    <style:style style:name="表格3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37.C3" style:family="table-cell">
      <style:table-cell-properties style:vertical-align="middle" fo:padding-left="0.075in" fo:padding-right="0.075in" fo:padding-top="0in" fo:padding-bottom="0in" fo:border="none" style:writing-mode="lr-tb"/>
    </style:style>
    <style:style style:name="表格3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37.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37.9" style:family="table-row">
      <style:table-row-properties style:min-row-height="0.1132in" style:keep-together="true" fo:keep-together="auto"/>
    </style:style>
    <style:style style:name="表格37.10" style:family="table-row">
      <style:table-row-properties style:min-row-height="0.3333in" style:keep-together="true" fo:keep-together="auto"/>
    </style:style>
    <style:style style:name="表格37.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37.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37.11" style:family="table-row">
      <style:table-row-properties style:min-row-height="0.6181in" style:keep-together="true" fo:keep-together="auto"/>
    </style:style>
    <style:style style:name="表格37.A11" style:family="table-cell">
      <style:table-cell-properties style:vertical-align="top" fo:padding-left="0.075in" fo:padding-right="0.075in" fo:padding-top="0in" fo:padding-bottom="0in" fo:border="none" style:writing-mode="lr-tb"/>
    </style:style>
    <style:style style:name="表格38" style:family="table">
      <style:table-properties style:width="5.7813in" table:align="left" style:writing-mode="lr-tb"/>
    </style:style>
    <style:style style:name="表格38.A" style:family="table-column">
      <style:table-column-properties style:column-width="1.0104in"/>
    </style:style>
    <style:style style:name="表格38.B" style:family="table-column">
      <style:table-column-properties style:column-width="0.125in"/>
    </style:style>
    <style:style style:name="表格38.C" style:family="table-column">
      <style:table-column-properties style:column-width="0.25in"/>
    </style:style>
    <style:style style:name="表格38.D" style:family="table-column">
      <style:table-column-properties style:column-width="4.3958in"/>
    </style:style>
    <style:style style:name="表格38.1" style:family="table-row">
      <style:table-row-properties style:min-row-height="0.4257in" style:keep-together="true" fo:keep-together="auto"/>
    </style:style>
    <style:style style:name="表格3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38.2" style:family="table-row">
      <style:table-row-properties style:min-row-height="0.0972in" style:keep-together="true" fo:keep-together="auto"/>
    </style:style>
    <style:style style:name="表格3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38.3" style:family="table-row">
      <style:table-row-properties style:min-row-height="0.3854in" style:keep-together="true" fo:keep-together="auto"/>
    </style:style>
    <style:style style:name="表格3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38.D3" style:family="table-cell">
      <style:table-cell-properties style:vertical-align="middle" fo:padding-left="0.075in" fo:padding-right="0.075in" fo:padding-top="0in" fo:padding-bottom="0in" fo:border="none" style:writing-mode="lr-tb"/>
    </style:style>
    <style:style style:name="表格3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38.8" style:family="table-row">
      <style:table-row-properties style:min-row-height="0.1132in" style:keep-together="true" fo:keep-together="auto"/>
    </style:style>
    <style:style style:name="表格38.9" style:family="table-row">
      <style:table-row-properties style:min-row-height="0.3333in" style:keep-together="true" fo:keep-together="auto"/>
    </style:style>
    <style:style style:name="表格38.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38.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38.10" style:family="table-row">
      <style:table-row-properties style:min-row-height="1.8632in" style:keep-together="true" fo:keep-together="auto"/>
    </style:style>
    <style:style style:name="表格38.A10" style:family="table-cell">
      <style:table-cell-properties style:vertical-align="top" fo:padding-left="0.075in" fo:padding-right="0.075in" fo:padding-top="0in" fo:padding-bottom="0in" fo:border="none" style:writing-mode="lr-tb"/>
    </style:style>
    <style:style style:name="表格38.11" style:family="table-row">
      <style:table-row-properties style:min-row-height="0.3438in" style:keep-together="true" fo:keep-together="auto"/>
    </style:style>
    <style:style style:name="表格38.12" style:family="table-row">
      <style:table-row-properties style:min-row-height="0.5438in" style:keep-together="true" fo:keep-together="auto"/>
    </style:style>
    <style:style style:name="表格39" style:family="table">
      <style:table-properties style:width="5.7813in" table:align="left" style:writing-mode="lr-tb"/>
    </style:style>
    <style:style style:name="表格39.A" style:family="table-column">
      <style:table-column-properties style:column-width="1.0104in"/>
    </style:style>
    <style:style style:name="表格39.B" style:family="table-column">
      <style:table-column-properties style:column-width="0.125in"/>
    </style:style>
    <style:style style:name="表格39.C" style:family="table-column">
      <style:table-column-properties style:column-width="0.25in"/>
    </style:style>
    <style:style style:name="表格39.D" style:family="table-column">
      <style:table-column-properties style:column-width="4.3958in"/>
    </style:style>
    <style:style style:name="表格39.1" style:family="table-row">
      <style:table-row-properties style:min-row-height="0.4257in" style:keep-together="true" fo:keep-together="auto"/>
    </style:style>
    <style:style style:name="表格3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39.2" style:family="table-row">
      <style:table-row-properties style:min-row-height="0.0972in" style:keep-together="true" fo:keep-together="auto"/>
    </style:style>
    <style:style style:name="表格3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39.3" style:family="table-row">
      <style:table-row-properties style:min-row-height="0.3854in" style:keep-together="true" fo:keep-together="auto"/>
    </style:style>
    <style:style style:name="表格3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39.D3" style:family="table-cell">
      <style:table-cell-properties style:vertical-align="middle" fo:padding-left="0.075in" fo:padding-right="0.075in" fo:padding-top="0in" fo:padding-bottom="0in" fo:border="none" style:writing-mode="lr-tb"/>
    </style:style>
    <style:style style:name="表格3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39.8" style:family="table-row">
      <style:table-row-properties style:min-row-height="0.1132in" style:keep-together="true" fo:keep-together="auto"/>
    </style:style>
    <style:style style:name="表格39.9" style:family="table-row">
      <style:table-row-properties style:min-row-height="0.3333in" style:keep-together="true" fo:keep-together="auto"/>
    </style:style>
    <style:style style:name="表格39.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39.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39.10" style:family="table-row">
      <style:table-row-properties style:min-row-height="1.7569in" style:keep-together="true" fo:keep-together="auto"/>
    </style:style>
    <style:style style:name="表格39.A10" style:family="table-cell">
      <style:table-cell-properties style:vertical-align="top" fo:padding-left="0.075in" fo:padding-right="0.075in" fo:padding-top="0in" fo:padding-bottom="0in" fo:border="none" style:writing-mode="lr-tb"/>
    </style:style>
    <style:style style:name="表格39.11" style:family="table-row">
      <style:table-row-properties style:min-row-height="0.3438in" style:keep-together="true" fo:keep-together="auto"/>
    </style:style>
    <style:style style:name="表格39.12" style:family="table-row">
      <style:table-row-properties style:min-row-height="0.4035in" style:keep-together="true" fo:keep-together="auto"/>
    </style:style>
    <style:style style:name="表格40" style:family="table">
      <style:table-properties style:width="5.7813in" table:align="left" style:writing-mode="lr-tb"/>
    </style:style>
    <style:style style:name="表格40.A" style:family="table-column">
      <style:table-column-properties style:column-width="1.0104in"/>
    </style:style>
    <style:style style:name="表格40.B" style:family="table-column">
      <style:table-column-properties style:column-width="0.125in"/>
    </style:style>
    <style:style style:name="表格40.C" style:family="table-column">
      <style:table-column-properties style:column-width="0.25in"/>
    </style:style>
    <style:style style:name="表格40.D" style:family="table-column">
      <style:table-column-properties style:column-width="4.3958in"/>
    </style:style>
    <style:style style:name="表格40.1" style:family="table-row">
      <style:table-row-properties style:min-row-height="0.4257in" style:keep-together="true" fo:keep-together="auto"/>
    </style:style>
    <style:style style:name="表格4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40.2" style:family="table-row">
      <style:table-row-properties style:min-row-height="0.0972in" style:keep-together="true" fo:keep-together="auto"/>
    </style:style>
    <style:style style:name="表格4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40.3" style:family="table-row">
      <style:table-row-properties style:min-row-height="0.3854in" style:keep-together="true" fo:keep-together="auto"/>
    </style:style>
    <style:style style:name="表格4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40.D3" style:family="table-cell">
      <style:table-cell-properties style:vertical-align="middle" fo:padding-left="0.075in" fo:padding-right="0.075in" fo:padding-top="0in" fo:padding-bottom="0in" fo:border="none" style:writing-mode="lr-tb"/>
    </style:style>
    <style:style style:name="表格4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40.8" style:family="table-row">
      <style:table-row-properties style:min-row-height="0.1132in" style:keep-together="true" fo:keep-together="auto"/>
    </style:style>
    <style:style style:name="表格40.9" style:family="table-row">
      <style:table-row-properties style:min-row-height="0.3333in" style:keep-together="true" fo:keep-together="auto"/>
    </style:style>
    <style:style style:name="表格40.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40.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40.10" style:family="table-row">
      <style:table-row-properties style:min-row-height="2.0417in" style:keep-together="true" fo:keep-together="auto"/>
    </style:style>
    <style:style style:name="表格40.A10" style:family="table-cell">
      <style:table-cell-properties style:vertical-align="top" fo:padding-left="0.075in" fo:padding-right="0.075in" fo:padding-top="0in" fo:padding-bottom="0in" fo:border="none" style:writing-mode="lr-tb"/>
    </style:style>
    <style:style style:name="表格40.11" style:family="table-row">
      <style:table-row-properties style:min-row-height="0.3438in" style:keep-together="true" fo:keep-together="auto"/>
    </style:style>
    <style:style style:name="表格40.12" style:family="table-row">
      <style:table-row-properties style:min-row-height="0.4715in" style:keep-together="true" fo:keep-together="auto"/>
    </style:style>
    <style:style style:name="表格41" style:family="table">
      <style:table-properties style:width="5.7813in" table:align="left" style:writing-mode="lr-tb"/>
    </style:style>
    <style:style style:name="表格41.A" style:family="table-column">
      <style:table-column-properties style:column-width="1.0104in"/>
    </style:style>
    <style:style style:name="表格41.B" style:family="table-column">
      <style:table-column-properties style:column-width="0.125in"/>
    </style:style>
    <style:style style:name="表格41.C" style:family="table-column">
      <style:table-column-properties style:column-width="0.25in"/>
    </style:style>
    <style:style style:name="表格41.D" style:family="table-column">
      <style:table-column-properties style:column-width="4.3958in"/>
    </style:style>
    <style:style style:name="表格41.1" style:family="table-row">
      <style:table-row-properties style:min-row-height="0.4257in" style:keep-together="true" fo:keep-together="auto"/>
    </style:style>
    <style:style style:name="表格4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41.2" style:family="table-row">
      <style:table-row-properties style:min-row-height="0.0972in" style:keep-together="true" fo:keep-together="auto"/>
    </style:style>
    <style:style style:name="表格4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41.3" style:family="table-row">
      <style:table-row-properties style:min-row-height="0.3854in" style:keep-together="true" fo:keep-together="auto"/>
    </style:style>
    <style:style style:name="表格4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41.D3" style:family="table-cell">
      <style:table-cell-properties style:vertical-align="middle" fo:padding-left="0.075in" fo:padding-right="0.075in" fo:padding-top="0in" fo:padding-bottom="0in" fo:border="none" style:writing-mode="lr-tb"/>
    </style:style>
    <style:style style:name="表格4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41.8" style:family="table-row">
      <style:table-row-properties style:min-row-height="0.1132in" style:keep-together="true" fo:keep-together="auto"/>
    </style:style>
    <style:style style:name="表格41.9" style:family="table-row">
      <style:table-row-properties style:min-row-height="0.3333in" style:keep-together="true" fo:keep-together="auto"/>
    </style:style>
    <style:style style:name="表格41.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41.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41.10" style:family="table-row">
      <style:table-row-properties style:min-row-height="2.0417in" style:keep-together="true" fo:keep-together="auto"/>
    </style:style>
    <style:style style:name="表格41.A10" style:family="table-cell">
      <style:table-cell-properties style:vertical-align="top" fo:padding-left="0.075in" fo:padding-right="0.075in" fo:padding-top="0in" fo:padding-bottom="0in" fo:border="none" style:writing-mode="lr-tb"/>
    </style:style>
    <style:style style:name="表格41.11" style:family="table-row">
      <style:table-row-properties style:min-row-height="0.3438in" style:keep-together="true" fo:keep-together="auto"/>
    </style:style>
    <style:style style:name="表格41.12" style:family="table-row">
      <style:table-row-properties style:min-row-height="1.0507in" style:keep-together="true" fo:keep-together="auto"/>
    </style:style>
    <style:style style:name="表格42" style:family="table">
      <style:table-properties style:width="5.7813in" table:align="left" style:writing-mode="lr-tb"/>
    </style:style>
    <style:style style:name="表格42.A" style:family="table-column">
      <style:table-column-properties style:column-width="1.0104in"/>
    </style:style>
    <style:style style:name="表格42.B" style:family="table-column">
      <style:table-column-properties style:column-width="0.125in"/>
    </style:style>
    <style:style style:name="表格42.C" style:family="table-column">
      <style:table-column-properties style:column-width="0.25in"/>
    </style:style>
    <style:style style:name="表格42.D" style:family="table-column">
      <style:table-column-properties style:column-width="4.3958in"/>
    </style:style>
    <style:style style:name="表格42.1" style:family="table-row">
      <style:table-row-properties style:min-row-height="0.4257in" style:keep-together="true" fo:keep-together="auto"/>
    </style:style>
    <style:style style:name="表格4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42.2" style:family="table-row">
      <style:table-row-properties style:min-row-height="0.0972in" style:keep-together="true" fo:keep-together="auto"/>
    </style:style>
    <style:style style:name="表格4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42.3" style:family="table-row">
      <style:table-row-properties style:min-row-height="0.3854in" style:keep-together="true" fo:keep-together="auto"/>
    </style:style>
    <style:style style:name="表格4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42.D3" style:family="table-cell">
      <style:table-cell-properties style:vertical-align="middle" fo:padding-left="0.075in" fo:padding-right="0.075in" fo:padding-top="0in" fo:padding-bottom="0in" fo:border="none" style:writing-mode="lr-tb"/>
    </style:style>
    <style:style style:name="表格4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42.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42.9" style:family="table-row">
      <style:table-row-properties style:min-row-height="0.1132in" style:keep-together="true" fo:keep-together="auto"/>
    </style:style>
    <style:style style:name="表格42.10" style:family="table-row">
      <style:table-row-properties style:min-row-height="0.3333in" style:keep-together="true" fo:keep-together="auto"/>
    </style:style>
    <style:style style:name="表格42.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42.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42.11" style:family="table-row">
      <style:table-row-properties style:min-row-height="2.0417in" style:keep-together="true" fo:keep-together="auto"/>
    </style:style>
    <style:style style:name="表格42.A11" style:family="table-cell">
      <style:table-cell-properties style:vertical-align="top" fo:padding-left="0.075in" fo:padding-right="0.075in" fo:padding-top="0in" fo:padding-bottom="0in" fo:border="none" style:writing-mode="lr-tb"/>
    </style:style>
    <style:style style:name="表格42.12" style:family="table-row">
      <style:table-row-properties style:min-row-height="0.3438in" style:keep-together="true" fo:keep-together="auto"/>
    </style:style>
    <style:style style:name="表格42.13" style:family="table-row">
      <style:table-row-properties style:min-row-height="0.9424in" style:keep-together="true" fo:keep-together="auto"/>
    </style:style>
    <style:style style:name="表格43" style:family="table">
      <style:table-properties style:width="5.7813in" table:align="left" style:writing-mode="lr-tb"/>
    </style:style>
    <style:style style:name="表格43.A" style:family="table-column">
      <style:table-column-properties style:column-width="1.0104in"/>
    </style:style>
    <style:style style:name="表格43.B" style:family="table-column">
      <style:table-column-properties style:column-width="0.375in"/>
    </style:style>
    <style:style style:name="表格43.C" style:family="table-column">
      <style:table-column-properties style:column-width="4.3958in"/>
    </style:style>
    <style:style style:name="表格43.1" style:family="table-row">
      <style:table-row-properties style:min-row-height="0.4257in" style:keep-together="true" fo:keep-together="auto"/>
    </style:style>
    <style:style style:name="表格4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43.2" style:family="table-row">
      <style:table-row-properties style:min-row-height="0.0972in" style:keep-together="true" fo:keep-together="auto"/>
    </style:style>
    <style:style style:name="表格4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43.3" style:family="table-row">
      <style:table-row-properties style:min-row-height="0.3854in" style:keep-together="true" fo:keep-together="auto"/>
    </style:style>
    <style:style style:name="表格4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43.C3" style:family="table-cell">
      <style:table-cell-properties style:vertical-align="middle" fo:padding-left="0.075in" fo:padding-right="0.075in" fo:padding-top="0in" fo:padding-bottom="0in" fo:border="none" style:writing-mode="lr-tb"/>
    </style:style>
    <style:style style:name="表格4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43.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43.9" style:family="table-row">
      <style:table-row-properties style:min-row-height="0.1132in" style:keep-together="true" fo:keep-together="auto"/>
    </style:style>
    <style:style style:name="表格43.10" style:family="table-row">
      <style:table-row-properties style:min-row-height="0.3333in" style:keep-together="true" fo:keep-together="auto"/>
    </style:style>
    <style:style style:name="表格43.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43.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43.11" style:family="table-row">
      <style:table-row-properties style:min-row-height="0.4979in" style:keep-together="true" fo:keep-together="auto"/>
    </style:style>
    <style:style style:name="表格43.A11" style:family="table-cell">
      <style:table-cell-properties style:vertical-align="top" fo:padding-left="0.075in" fo:padding-right="0.075in" fo:padding-top="0in" fo:padding-bottom="0in" fo:border="none" style:writing-mode="lr-tb"/>
    </style:style>
    <style:style style:name="表格44" style:family="table">
      <style:table-properties style:width="5.7813in" table:align="left" style:writing-mode="lr-tb"/>
    </style:style>
    <style:style style:name="表格44.A" style:family="table-column">
      <style:table-column-properties style:column-width="1.0104in"/>
    </style:style>
    <style:style style:name="表格44.B" style:family="table-column">
      <style:table-column-properties style:column-width="0.125in"/>
    </style:style>
    <style:style style:name="表格44.C" style:family="table-column">
      <style:table-column-properties style:column-width="0.25in"/>
    </style:style>
    <style:style style:name="表格44.D" style:family="table-column">
      <style:table-column-properties style:column-width="4.3958in"/>
    </style:style>
    <style:style style:name="表格44.1" style:family="table-row">
      <style:table-row-properties style:min-row-height="0.4257in" style:keep-together="true" fo:keep-together="auto"/>
    </style:style>
    <style:style style:name="表格4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44.2" style:family="table-row">
      <style:table-row-properties style:min-row-height="0.0972in" style:keep-together="true" fo:keep-together="auto"/>
    </style:style>
    <style:style style:name="表格4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44.3" style:family="table-row">
      <style:table-row-properties style:min-row-height="0.3854in" style:keep-together="true" fo:keep-together="auto"/>
    </style:style>
    <style:style style:name="表格4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44.D3" style:family="table-cell">
      <style:table-cell-properties style:vertical-align="middle" fo:padding-left="0.075in" fo:padding-right="0.075in" fo:padding-top="0in" fo:padding-bottom="0in" fo:border="none" style:writing-mode="lr-tb"/>
    </style:style>
    <style:style style:name="表格4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44.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44.9" style:family="table-row">
      <style:table-row-properties style:min-row-height="0.1132in" style:keep-together="true" fo:keep-together="auto"/>
    </style:style>
    <style:style style:name="表格44.10" style:family="table-row">
      <style:table-row-properties style:min-row-height="0.3333in" style:keep-together="true" fo:keep-together="auto"/>
    </style:style>
    <style:style style:name="表格44.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44.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44.11" style:family="table-row">
      <style:table-row-properties style:min-row-height="2.0417in" style:keep-together="true" fo:keep-together="auto"/>
    </style:style>
    <style:style style:name="表格44.A11" style:family="table-cell">
      <style:table-cell-properties style:vertical-align="top" fo:padding-left="0.075in" fo:padding-right="0.075in" fo:padding-top="0in" fo:padding-bottom="0in" fo:border="none" style:writing-mode="lr-tb"/>
    </style:style>
    <style:style style:name="表格44.12" style:family="table-row">
      <style:table-row-properties style:min-row-height="0.3438in" style:keep-together="true" fo:keep-together="auto"/>
    </style:style>
    <style:style style:name="表格44.13" style:family="table-row">
      <style:table-row-properties style:min-row-height="0.4715in" style:keep-together="true" fo:keep-together="auto"/>
    </style:style>
    <style:style style:name="表格45" style:family="table">
      <style:table-properties style:width="5.7813in" table:align="left" style:writing-mode="lr-tb"/>
    </style:style>
    <style:style style:name="表格45.A" style:family="table-column">
      <style:table-column-properties style:column-width="1.0104in"/>
    </style:style>
    <style:style style:name="表格45.B" style:family="table-column">
      <style:table-column-properties style:column-width="0.125in"/>
    </style:style>
    <style:style style:name="表格45.C" style:family="table-column">
      <style:table-column-properties style:column-width="0.25in"/>
    </style:style>
    <style:style style:name="表格45.D" style:family="table-column">
      <style:table-column-properties style:column-width="4.3958in"/>
    </style:style>
    <style:style style:name="表格45.1" style:family="table-row">
      <style:table-row-properties style:min-row-height="0.4257in" style:keep-together="true" fo:keep-together="auto"/>
    </style:style>
    <style:style style:name="表格4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45.2" style:family="table-row">
      <style:table-row-properties style:min-row-height="0.0972in" style:keep-together="true" fo:keep-together="auto"/>
    </style:style>
    <style:style style:name="表格4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45.3" style:family="table-row">
      <style:table-row-properties style:min-row-height="0.3854in" style:keep-together="true" fo:keep-together="auto"/>
    </style:style>
    <style:style style:name="表格4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45.D3" style:family="table-cell">
      <style:table-cell-properties style:vertical-align="middle" fo:padding-left="0.075in" fo:padding-right="0.075in" fo:padding-top="0in" fo:padding-bottom="0in" fo:border="none" style:writing-mode="lr-tb"/>
    </style:style>
    <style:style style:name="表格4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45.8" style:family="table-row">
      <style:table-row-properties style:min-row-height="0.1132in" style:keep-together="true" fo:keep-together="auto"/>
    </style:style>
    <style:style style:name="表格45.9" style:family="table-row">
      <style:table-row-properties style:min-row-height="0.3333in" style:keep-together="true" fo:keep-together="auto"/>
    </style:style>
    <style:style style:name="表格45.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45.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45.10" style:family="table-row">
      <style:table-row-properties style:min-row-height="1.8597in" style:keep-together="true" fo:keep-together="auto"/>
    </style:style>
    <style:style style:name="表格45.A10" style:family="table-cell">
      <style:table-cell-properties style:vertical-align="top" fo:padding-left="0.075in" fo:padding-right="0.075in" fo:padding-top="0in" fo:padding-bottom="0in" fo:border="none" style:writing-mode="lr-tb"/>
    </style:style>
    <style:style style:name="表格45.11" style:family="table-row">
      <style:table-row-properties style:min-row-height="0.3438in" style:keep-together="true" fo:keep-together="auto"/>
    </style:style>
    <style:style style:name="表格45.12" style:family="table-row">
      <style:table-row-properties style:min-row-height="0.5097in" style:keep-together="true" fo:keep-together="auto"/>
    </style:style>
    <style:style style:name="表格45.22" style:family="table-row">
      <style:table-row-properties style:min-row-height="1.8125in" style:keep-together="true" fo:keep-together="auto"/>
    </style:style>
    <style:style style:name="表格45.24" style:family="table-row">
      <style:table-row-properties style:min-row-height="0.4549in" style:keep-together="true" fo:keep-together="auto"/>
    </style:style>
    <style:style style:name="表格46" style:family="table">
      <style:table-properties style:width="5.7813in" table:align="left" style:writing-mode="lr-tb"/>
    </style:style>
    <style:style style:name="表格46.A" style:family="table-column">
      <style:table-column-properties style:column-width="1.0104in"/>
    </style:style>
    <style:style style:name="表格46.B" style:family="table-column">
      <style:table-column-properties style:column-width="0.125in"/>
    </style:style>
    <style:style style:name="表格46.C" style:family="table-column">
      <style:table-column-properties style:column-width="0.25in"/>
    </style:style>
    <style:style style:name="表格46.D" style:family="table-column">
      <style:table-column-properties style:column-width="4.3958in"/>
    </style:style>
    <style:style style:name="表格46.1" style:family="table-row">
      <style:table-row-properties style:min-row-height="0.4257in" style:keep-together="true" fo:keep-together="auto"/>
    </style:style>
    <style:style style:name="表格4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46.2" style:family="table-row">
      <style:table-row-properties style:min-row-height="0.0972in" style:keep-together="true" fo:keep-together="auto"/>
    </style:style>
    <style:style style:name="表格4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46.3" style:family="table-row">
      <style:table-row-properties style:min-row-height="0.3854in" style:keep-together="true" fo:keep-together="auto"/>
    </style:style>
    <style:style style:name="表格4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46.D3" style:family="table-cell">
      <style:table-cell-properties style:vertical-align="middle" fo:padding-left="0.075in" fo:padding-right="0.075in" fo:padding-top="0in" fo:padding-bottom="0in" fo:border="none" style:writing-mode="lr-tb"/>
    </style:style>
    <style:style style:name="表格4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46.8" style:family="table-row">
      <style:table-row-properties style:min-row-height="0.1132in" style:keep-together="true" fo:keep-together="auto"/>
    </style:style>
    <style:style style:name="表格46.9" style:family="table-row">
      <style:table-row-properties style:min-row-height="0.3333in" style:keep-together="true" fo:keep-together="auto"/>
    </style:style>
    <style:style style:name="表格46.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46.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46.10" style:family="table-row">
      <style:table-row-properties style:min-row-height="1.8715in" style:keep-together="true" fo:keep-together="auto"/>
    </style:style>
    <style:style style:name="表格46.A10" style:family="table-cell">
      <style:table-cell-properties style:vertical-align="top" fo:padding-left="0.075in" fo:padding-right="0.075in" fo:padding-top="0in" fo:padding-bottom="0in" fo:border="none" style:writing-mode="lr-tb"/>
    </style:style>
    <style:style style:name="表格46.11" style:family="table-row">
      <style:table-row-properties style:min-row-height="0.3438in" style:keep-together="true" fo:keep-together="auto"/>
    </style:style>
    <style:style style:name="表格46.12" style:family="table-row">
      <style:table-row-properties style:min-row-height="0.7799in" style:keep-together="true" fo:keep-together="auto"/>
    </style:style>
    <style:style style:name="表格47" style:family="table">
      <style:table-properties style:width="5.7813in" table:align="left" style:writing-mode="lr-tb"/>
    </style:style>
    <style:style style:name="表格47.A" style:family="table-column">
      <style:table-column-properties style:column-width="1.0104in"/>
    </style:style>
    <style:style style:name="表格47.B" style:family="table-column">
      <style:table-column-properties style:column-width="0.125in"/>
    </style:style>
    <style:style style:name="表格47.C" style:family="table-column">
      <style:table-column-properties style:column-width="0.25in"/>
    </style:style>
    <style:style style:name="表格47.D" style:family="table-column">
      <style:table-column-properties style:column-width="4.3958in"/>
    </style:style>
    <style:style style:name="表格47.1" style:family="table-row">
      <style:table-row-properties style:min-row-height="0.4257in" style:keep-together="true" fo:keep-together="auto"/>
    </style:style>
    <style:style style:name="表格4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47.2" style:family="table-row">
      <style:table-row-properties style:min-row-height="0.0972in" style:keep-together="true" fo:keep-together="auto"/>
    </style:style>
    <style:style style:name="表格4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47.3" style:family="table-row">
      <style:table-row-properties style:min-row-height="0.3854in" style:keep-together="true" fo:keep-together="auto"/>
    </style:style>
    <style:style style:name="表格4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47.D3" style:family="table-cell">
      <style:table-cell-properties style:vertical-align="middle" fo:padding-left="0.075in" fo:padding-right="0.075in" fo:padding-top="0in" fo:padding-bottom="0in" fo:border="none" style:writing-mode="lr-tb"/>
    </style:style>
    <style:style style:name="表格4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47.8" style:family="table-row">
      <style:table-row-properties style:min-row-height="0.1132in" style:keep-together="true" fo:keep-together="auto"/>
    </style:style>
    <style:style style:name="表格47.9" style:family="table-row">
      <style:table-row-properties style:min-row-height="0.3333in" style:keep-together="true" fo:keep-together="auto"/>
    </style:style>
    <style:style style:name="表格47.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47.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47.10" style:family="table-row">
      <style:table-row-properties style:min-row-height="1.7611in" style:keep-together="true" fo:keep-together="auto"/>
    </style:style>
    <style:style style:name="表格47.A10" style:family="table-cell">
      <style:table-cell-properties style:vertical-align="top" fo:padding-left="0.075in" fo:padding-right="0.075in" fo:padding-top="0in" fo:padding-bottom="0in" fo:border="none" style:writing-mode="lr-tb"/>
    </style:style>
    <style:style style:name="表格47.11" style:family="table-row">
      <style:table-row-properties style:min-row-height="0.3438in" style:keep-together="true" fo:keep-together="auto"/>
    </style:style>
    <style:style style:name="表格47.12" style:family="table-row">
      <style:table-row-properties style:min-row-height="0.2938in" style:keep-together="true" fo:keep-together="auto"/>
    </style:style>
    <style:style style:name="表格47.22" style:family="table-row">
      <style:table-row-properties style:min-row-height="2.0417in" style:keep-together="true" fo:keep-together="auto"/>
    </style:style>
    <style:style style:name="表格47.24" style:family="table-row">
      <style:table-row-properties style:min-row-height="0.834in" style:keep-together="true" fo:keep-together="auto"/>
    </style:style>
    <style:style style:name="表格48" style:family="table">
      <style:table-properties style:width="5.7813in" table:align="left" style:writing-mode="lr-tb"/>
    </style:style>
    <style:style style:name="表格48.A" style:family="table-column">
      <style:table-column-properties style:column-width="1.0104in"/>
    </style:style>
    <style:style style:name="表格48.B" style:family="table-column">
      <style:table-column-properties style:column-width="0.375in"/>
    </style:style>
    <style:style style:name="表格48.C" style:family="table-column">
      <style:table-column-properties style:column-width="4.3958in"/>
    </style:style>
    <style:style style:name="表格48.1" style:family="table-row">
      <style:table-row-properties style:min-row-height="0.4257in" style:keep-together="true" fo:keep-together="auto"/>
    </style:style>
    <style:style style:name="表格4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48.2" style:family="table-row">
      <style:table-row-properties style:min-row-height="0.0972in" style:keep-together="true" fo:keep-together="auto"/>
    </style:style>
    <style:style style:name="表格4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48.3" style:family="table-row">
      <style:table-row-properties style:min-row-height="0.3854in" style:keep-together="true" fo:keep-together="auto"/>
    </style:style>
    <style:style style:name="表格4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48.C3" style:family="table-cell">
      <style:table-cell-properties style:vertical-align="middle" fo:padding-left="0.075in" fo:padding-right="0.075in" fo:padding-top="0in" fo:padding-bottom="0in" fo:border="none" style:writing-mode="lr-tb"/>
    </style:style>
    <style:style style:name="表格4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48.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48.9" style:family="table-row">
      <style:table-row-properties style:min-row-height="0.1132in" style:keep-together="true" fo:keep-together="auto"/>
    </style:style>
    <style:style style:name="表格48.10" style:family="table-row">
      <style:table-row-properties style:min-row-height="0.3333in" style:keep-together="true" fo:keep-together="auto"/>
    </style:style>
    <style:style style:name="表格48.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48.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48.11" style:family="table-row">
      <style:table-row-properties style:min-row-height="0.7229in" style:keep-together="true" fo:keep-together="auto"/>
    </style:style>
    <style:style style:name="表格48.A11" style:family="table-cell">
      <style:table-cell-properties style:vertical-align="top" fo:padding-left="0.075in" fo:padding-right="0.075in" fo:padding-top="0in" fo:padding-bottom="0in" fo:border="none" style:writing-mode="lr-tb"/>
    </style:style>
    <style:style style:name="表格49" style:family="table">
      <style:table-properties style:width="5.7813in" table:align="left" style:writing-mode="lr-tb"/>
    </style:style>
    <style:style style:name="表格49.A" style:family="table-column">
      <style:table-column-properties style:column-width="1.0104in"/>
    </style:style>
    <style:style style:name="表格49.B" style:family="table-column">
      <style:table-column-properties style:column-width="0.125in"/>
    </style:style>
    <style:style style:name="表格49.C" style:family="table-column">
      <style:table-column-properties style:column-width="0.25in"/>
    </style:style>
    <style:style style:name="表格49.D" style:family="table-column">
      <style:table-column-properties style:column-width="4.3958in"/>
    </style:style>
    <style:style style:name="表格49.1" style:family="table-row">
      <style:table-row-properties style:min-row-height="0.4257in" style:keep-together="true" fo:keep-together="auto"/>
    </style:style>
    <style:style style:name="表格4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49.2" style:family="table-row">
      <style:table-row-properties style:min-row-height="0.0972in" style:keep-together="true" fo:keep-together="auto"/>
    </style:style>
    <style:style style:name="表格4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49.3" style:family="table-row">
      <style:table-row-properties style:min-row-height="0.3854in" style:keep-together="true" fo:keep-together="auto"/>
    </style:style>
    <style:style style:name="表格4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49.D3" style:family="table-cell">
      <style:table-cell-properties style:vertical-align="middle" fo:padding-left="0.075in" fo:padding-right="0.075in" fo:padding-top="0in" fo:padding-bottom="0in" fo:border="none" style:writing-mode="lr-tb"/>
    </style:style>
    <style:style style:name="表格4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49.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49.9" style:family="table-row">
      <style:table-row-properties style:min-row-height="0.1132in" style:keep-together="true" fo:keep-together="auto"/>
    </style:style>
    <style:style style:name="表格49.10" style:family="table-row">
      <style:table-row-properties style:min-row-height="0.3333in" style:keep-together="true" fo:keep-together="auto"/>
    </style:style>
    <style:style style:name="表格49.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49.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49.11" style:family="table-row">
      <style:table-row-properties style:min-row-height="1.6993in" style:keep-together="true" fo:keep-together="auto"/>
    </style:style>
    <style:style style:name="表格49.A11" style:family="table-cell">
      <style:table-cell-properties style:vertical-align="top" fo:padding-left="0.075in" fo:padding-right="0.075in" fo:padding-top="0in" fo:padding-bottom="0in" fo:border="none" style:writing-mode="lr-tb"/>
    </style:style>
    <style:style style:name="表格49.12" style:family="table-row">
      <style:table-row-properties style:min-row-height="0.3438in" style:keep-together="true" fo:keep-together="auto"/>
    </style:style>
    <style:style style:name="表格49.13" style:family="table-row">
      <style:table-row-properties style:min-row-height="0.9965in" style:keep-together="true" fo:keep-together="auto"/>
    </style:style>
    <style:style style:name="表格50" style:family="table">
      <style:table-properties style:width="5.7813in" table:align="left" style:writing-mode="lr-tb"/>
    </style:style>
    <style:style style:name="表格50.A" style:family="table-column">
      <style:table-column-properties style:column-width="1.0104in"/>
    </style:style>
    <style:style style:name="表格50.B" style:family="table-column">
      <style:table-column-properties style:column-width="0.125in"/>
    </style:style>
    <style:style style:name="表格50.C" style:family="table-column">
      <style:table-column-properties style:column-width="0.25in"/>
    </style:style>
    <style:style style:name="表格50.D" style:family="table-column">
      <style:table-column-properties style:column-width="4.3958in"/>
    </style:style>
    <style:style style:name="表格50.1" style:family="table-row">
      <style:table-row-properties style:min-row-height="0.4257in" style:keep-together="true" fo:keep-together="auto"/>
    </style:style>
    <style:style style:name="表格5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50.2" style:family="table-row">
      <style:table-row-properties style:min-row-height="0.0972in" style:keep-together="true" fo:keep-together="auto"/>
    </style:style>
    <style:style style:name="表格5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50.3" style:family="table-row">
      <style:table-row-properties style:min-row-height="0.3854in" style:keep-together="true" fo:keep-together="auto"/>
    </style:style>
    <style:style style:name="表格5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50.D3" style:family="table-cell">
      <style:table-cell-properties style:vertical-align="middle" fo:padding-left="0.075in" fo:padding-right="0.075in" fo:padding-top="0in" fo:padding-bottom="0in" fo:border="none" style:writing-mode="lr-tb"/>
    </style:style>
    <style:style style:name="表格5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50.8" style:family="table-row">
      <style:table-row-properties style:min-row-height="0.1132in" style:keep-together="true" fo:keep-together="auto"/>
    </style:style>
    <style:style style:name="表格50.9" style:family="table-row">
      <style:table-row-properties style:min-row-height="0.3333in" style:keep-together="true" fo:keep-together="auto"/>
    </style:style>
    <style:style style:name="表格50.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50.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50.10" style:family="table-row">
      <style:table-row-properties style:min-row-height="2.0417in" style:keep-together="true" fo:keep-together="auto"/>
    </style:style>
    <style:style style:name="表格50.A10" style:family="table-cell">
      <style:table-cell-properties style:vertical-align="top" fo:padding-left="0.075in" fo:padding-right="0.075in" fo:padding-top="0in" fo:padding-bottom="0in" fo:border="none" style:writing-mode="lr-tb"/>
    </style:style>
    <style:style style:name="表格50.11" style:family="table-row">
      <style:table-row-properties style:min-row-height="0.3438in" style:keep-together="true" fo:keep-together="auto"/>
    </style:style>
    <style:style style:name="表格50.12" style:family="table-row">
      <style:table-row-properties style:min-row-height="1.2667in" style:keep-together="true" fo:keep-together="auto"/>
    </style:style>
    <style:style style:name="表格51" style:family="table">
      <style:table-properties style:width="5.7813in" table:align="left" style:writing-mode="lr-tb"/>
    </style:style>
    <style:style style:name="表格51.A" style:family="table-column">
      <style:table-column-properties style:column-width="1.0104in"/>
    </style:style>
    <style:style style:name="表格51.B" style:family="table-column">
      <style:table-column-properties style:column-width="0.125in"/>
    </style:style>
    <style:style style:name="表格51.C" style:family="table-column">
      <style:table-column-properties style:column-width="0.25in"/>
    </style:style>
    <style:style style:name="表格51.D" style:family="table-column">
      <style:table-column-properties style:column-width="4.3958in"/>
    </style:style>
    <style:style style:name="表格51.1" style:family="table-row">
      <style:table-row-properties style:min-row-height="0.4257in" style:keep-together="true" fo:keep-together="auto"/>
    </style:style>
    <style:style style:name="表格5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51.2" style:family="table-row">
      <style:table-row-properties style:min-row-height="0.0972in" style:keep-together="true" fo:keep-together="auto"/>
    </style:style>
    <style:style style:name="表格5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51.3" style:family="table-row">
      <style:table-row-properties style:min-row-height="0.3854in" style:keep-together="true" fo:keep-together="auto"/>
    </style:style>
    <style:style style:name="表格5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51.D3" style:family="table-cell">
      <style:table-cell-properties style:vertical-align="middle" fo:padding-left="0.075in" fo:padding-right="0.075in" fo:padding-top="0in" fo:padding-bottom="0in" fo:border="none" style:writing-mode="lr-tb"/>
    </style:style>
    <style:style style:name="表格5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51.8" style:family="table-row">
      <style:table-row-properties style:min-row-height="0.1132in" style:keep-together="true" fo:keep-together="auto"/>
    </style:style>
    <style:style style:name="表格51.9" style:family="table-row">
      <style:table-row-properties style:min-row-height="0.3333in" style:keep-together="true" fo:keep-together="auto"/>
    </style:style>
    <style:style style:name="表格51.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51.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51.10" style:family="table-row">
      <style:table-row-properties style:min-row-height="1.8056in" style:keep-together="true" fo:keep-together="auto"/>
    </style:style>
    <style:style style:name="表格51.A10" style:family="table-cell">
      <style:table-cell-properties style:vertical-align="top" fo:padding-left="0.075in" fo:padding-right="0.075in" fo:padding-top="0in" fo:padding-bottom="0in" fo:border="none" style:writing-mode="lr-tb"/>
    </style:style>
    <style:style style:name="表格51.11" style:family="table-row">
      <style:table-row-properties style:min-row-height="0.3438in" style:keep-together="true" fo:keep-together="auto"/>
    </style:style>
    <style:style style:name="表格51.12" style:family="table-row">
      <style:table-row-properties style:min-row-height="0.4674in" style:keep-together="true" fo:keep-together="auto"/>
    </style:style>
    <style:style style:name="表格52" style:family="table">
      <style:table-properties style:width="5.7813in" table:align="left" style:writing-mode="lr-tb"/>
    </style:style>
    <style:style style:name="表格52.A" style:family="table-column">
      <style:table-column-properties style:column-width="1.0104in"/>
    </style:style>
    <style:style style:name="表格52.B" style:family="table-column">
      <style:table-column-properties style:column-width="0.125in"/>
    </style:style>
    <style:style style:name="表格52.C" style:family="table-column">
      <style:table-column-properties style:column-width="0.25in"/>
    </style:style>
    <style:style style:name="表格52.D" style:family="table-column">
      <style:table-column-properties style:column-width="4.3958in"/>
    </style:style>
    <style:style style:name="表格52.1" style:family="table-row">
      <style:table-row-properties style:min-row-height="0.4257in" style:keep-together="true" fo:keep-together="auto"/>
    </style:style>
    <style:style style:name="表格5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52.2" style:family="table-row">
      <style:table-row-properties style:min-row-height="0.0972in" style:keep-together="true" fo:keep-together="auto"/>
    </style:style>
    <style:style style:name="表格5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52.3" style:family="table-row">
      <style:table-row-properties style:min-row-height="0.3854in" style:keep-together="true" fo:keep-together="auto"/>
    </style:style>
    <style:style style:name="表格5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52.D3" style:family="table-cell">
      <style:table-cell-properties style:vertical-align="middle" fo:padding-left="0.075in" fo:padding-right="0.075in" fo:padding-top="0in" fo:padding-bottom="0in" fo:border="none" style:writing-mode="lr-tb"/>
    </style:style>
    <style:style style:name="表格5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52.8" style:family="table-row">
      <style:table-row-properties style:min-row-height="0.1132in" style:keep-together="true" fo:keep-together="auto"/>
    </style:style>
    <style:style style:name="表格52.9" style:family="table-row">
      <style:table-row-properties style:min-row-height="0.3333in" style:keep-together="true" fo:keep-together="auto"/>
    </style:style>
    <style:style style:name="表格52.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52.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52.10" style:family="table-row">
      <style:table-row-properties style:min-row-height="1.6549in" style:keep-together="true" fo:keep-together="auto"/>
    </style:style>
    <style:style style:name="表格52.A10" style:family="table-cell">
      <style:table-cell-properties style:vertical-align="top" fo:padding-left="0.075in" fo:padding-right="0.075in" fo:padding-top="0in" fo:padding-bottom="0in" fo:border="none" style:writing-mode="lr-tb"/>
    </style:style>
    <style:style style:name="表格52.11" style:family="table-row">
      <style:table-row-properties style:min-row-height="0.3438in" style:keep-together="true" fo:keep-together="auto"/>
    </style:style>
    <style:style style:name="表格52.12" style:family="table-row">
      <style:table-row-properties style:min-row-height="0.4618in" style:keep-together="true" fo:keep-together="auto"/>
    </style:style>
    <style:style style:name="表格53" style:family="table">
      <style:table-properties style:width="5.7813in" table:align="left" style:writing-mode="lr-tb"/>
    </style:style>
    <style:style style:name="表格53.A" style:family="table-column">
      <style:table-column-properties style:column-width="1.0104in"/>
    </style:style>
    <style:style style:name="表格53.B" style:family="table-column">
      <style:table-column-properties style:column-width="0.125in"/>
    </style:style>
    <style:style style:name="表格53.C" style:family="table-column">
      <style:table-column-properties style:column-width="0.25in"/>
    </style:style>
    <style:style style:name="表格53.D" style:family="table-column">
      <style:table-column-properties style:column-width="4.3958in"/>
    </style:style>
    <style:style style:name="表格53.1" style:family="table-row">
      <style:table-row-properties style:min-row-height="0.4257in" style:keep-together="true" fo:keep-together="auto"/>
    </style:style>
    <style:style style:name="表格5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53.2" style:family="table-row">
      <style:table-row-properties style:min-row-height="0.0972in" style:keep-together="true" fo:keep-together="auto"/>
    </style:style>
    <style:style style:name="表格5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53.3" style:family="table-row">
      <style:table-row-properties style:min-row-height="0.3854in" style:keep-together="true" fo:keep-together="auto"/>
    </style:style>
    <style:style style:name="表格5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53.D3" style:family="table-cell">
      <style:table-cell-properties style:vertical-align="middle" fo:padding-left="0.075in" fo:padding-right="0.075in" fo:padding-top="0in" fo:padding-bottom="0in" fo:border="none" style:writing-mode="lr-tb"/>
    </style:style>
    <style:style style:name="表格5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53.8" style:family="table-row">
      <style:table-row-properties style:min-row-height="0.1132in" style:keep-together="true" fo:keep-together="auto"/>
    </style:style>
    <style:style style:name="表格53.9" style:family="table-row">
      <style:table-row-properties style:min-row-height="0.3333in" style:keep-together="true" fo:keep-together="auto"/>
    </style:style>
    <style:style style:name="表格53.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53.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53.10" style:family="table-row">
      <style:table-row-properties style:min-row-height="1.8139in" style:keep-together="true" fo:keep-together="auto"/>
    </style:style>
    <style:style style:name="表格53.A10" style:family="table-cell">
      <style:table-cell-properties style:vertical-align="top" fo:padding-left="0.075in" fo:padding-right="0.075in" fo:padding-top="0in" fo:padding-bottom="0in" fo:border="none" style:writing-mode="lr-tb"/>
    </style:style>
    <style:style style:name="表格53.11" style:family="table-row">
      <style:table-row-properties style:min-row-height="0.3438in" style:keep-together="true" fo:keep-together="auto"/>
    </style:style>
    <style:style style:name="表格53.12" style:family="table-row">
      <style:table-row-properties style:min-row-height="0.1854in" style:keep-together="true" fo:keep-together="auto"/>
    </style:style>
    <style:style style:name="表格54" style:family="table">
      <style:table-properties style:width="5.7813in" table:align="left" style:writing-mode="lr-tb"/>
    </style:style>
    <style:style style:name="表格54.A" style:family="table-column">
      <style:table-column-properties style:column-width="1.0104in"/>
    </style:style>
    <style:style style:name="表格54.B" style:family="table-column">
      <style:table-column-properties style:column-width="0.125in"/>
    </style:style>
    <style:style style:name="表格54.C" style:family="table-column">
      <style:table-column-properties style:column-width="0.25in"/>
    </style:style>
    <style:style style:name="表格54.D" style:family="table-column">
      <style:table-column-properties style:column-width="4.3958in"/>
    </style:style>
    <style:style style:name="表格54.1" style:family="table-row">
      <style:table-row-properties style:min-row-height="0.4257in" style:keep-together="true" fo:keep-together="auto"/>
    </style:style>
    <style:style style:name="表格5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54.2" style:family="table-row">
      <style:table-row-properties style:min-row-height="0.0972in" style:keep-together="true" fo:keep-together="auto"/>
    </style:style>
    <style:style style:name="表格5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54.3" style:family="table-row">
      <style:table-row-properties style:min-row-height="0.3854in" style:keep-together="true" fo:keep-together="auto"/>
    </style:style>
    <style:style style:name="表格5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54.D3" style:family="table-cell">
      <style:table-cell-properties style:vertical-align="middle" fo:padding-left="0.075in" fo:padding-right="0.075in" fo:padding-top="0in" fo:padding-bottom="0in" fo:border="none" style:writing-mode="lr-tb"/>
    </style:style>
    <style:style style:name="表格5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54.8" style:family="table-row">
      <style:table-row-properties style:min-row-height="0.1132in" style:keep-together="true" fo:keep-together="auto"/>
    </style:style>
    <style:style style:name="表格54.9" style:family="table-row">
      <style:table-row-properties style:min-row-height="0.3333in" style:keep-together="true" fo:keep-together="auto"/>
    </style:style>
    <style:style style:name="表格54.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54.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54.10" style:family="table-row">
      <style:table-row-properties style:min-row-height="1.8611in" style:keep-together="true" fo:keep-together="auto"/>
    </style:style>
    <style:style style:name="表格54.A10" style:family="table-cell">
      <style:table-cell-properties style:vertical-align="top" fo:padding-left="0.075in" fo:padding-right="0.075in" fo:padding-top="0in" fo:padding-bottom="0in" fo:border="none" style:writing-mode="lr-tb"/>
    </style:style>
    <style:style style:name="表格54.11" style:family="table-row">
      <style:table-row-properties style:min-row-height="0.3438in" style:keep-together="true" fo:keep-together="auto"/>
    </style:style>
    <style:style style:name="表格54.12" style:family="table-row">
      <style:table-row-properties style:min-row-height="0.6708in" style:keep-together="true" fo:keep-together="auto"/>
    </style:style>
    <style:style style:name="表格55" style:family="table">
      <style:table-properties style:width="5.7813in" table:align="left" style:writing-mode="lr-tb"/>
    </style:style>
    <style:style style:name="表格55.A" style:family="table-column">
      <style:table-column-properties style:column-width="1.0104in"/>
    </style:style>
    <style:style style:name="表格55.B" style:family="table-column">
      <style:table-column-properties style:column-width="0.125in"/>
    </style:style>
    <style:style style:name="表格55.C" style:family="table-column">
      <style:table-column-properties style:column-width="0.25in"/>
    </style:style>
    <style:style style:name="表格55.D" style:family="table-column">
      <style:table-column-properties style:column-width="4.3958in"/>
    </style:style>
    <style:style style:name="表格55.1" style:family="table-row">
      <style:table-row-properties style:min-row-height="0.4257in" style:keep-together="true" fo:keep-together="auto"/>
    </style:style>
    <style:style style:name="表格5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55.2" style:family="table-row">
      <style:table-row-properties style:min-row-height="0.0972in" style:keep-together="true" fo:keep-together="auto"/>
    </style:style>
    <style:style style:name="表格5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55.3" style:family="table-row">
      <style:table-row-properties style:min-row-height="0.3854in" style:keep-together="true" fo:keep-together="auto"/>
    </style:style>
    <style:style style:name="表格5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55.D3" style:family="table-cell">
      <style:table-cell-properties style:vertical-align="middle" fo:padding-left="0.075in" fo:padding-right="0.075in" fo:padding-top="0in" fo:padding-bottom="0in" fo:border="none" style:writing-mode="lr-tb"/>
    </style:style>
    <style:style style:name="表格5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55.8" style:family="table-row">
      <style:table-row-properties style:min-row-height="0.1132in" style:keep-together="true" fo:keep-together="auto"/>
    </style:style>
    <style:style style:name="表格55.9" style:family="table-row">
      <style:table-row-properties style:min-row-height="0.3333in" style:keep-together="true" fo:keep-together="auto"/>
    </style:style>
    <style:style style:name="表格55.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55.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55.10" style:family="table-row">
      <style:table-row-properties style:min-row-height="1.8715in" style:keep-together="true" fo:keep-together="auto"/>
    </style:style>
    <style:style style:name="表格55.A10" style:family="table-cell">
      <style:table-cell-properties style:vertical-align="top" fo:padding-left="0.075in" fo:padding-right="0.075in" fo:padding-top="0in" fo:padding-bottom="0in" fo:border="none" style:writing-mode="lr-tb"/>
    </style:style>
    <style:style style:name="表格55.11" style:family="table-row">
      <style:table-row-properties style:min-row-height="0.3438in" style:keep-together="true" fo:keep-together="auto"/>
    </style:style>
    <style:style style:name="表格55.12" style:family="table-row">
      <style:table-row-properties style:min-row-height="0.6715in" style:keep-together="true" fo:keep-together="auto"/>
    </style:style>
    <style:style style:name="表格56" style:family="table">
      <style:table-properties style:width="5.7813in" table:align="left" style:writing-mode="lr-tb"/>
    </style:style>
    <style:style style:name="表格56.A" style:family="table-column">
      <style:table-column-properties style:column-width="1.0104in"/>
    </style:style>
    <style:style style:name="表格56.B" style:family="table-column">
      <style:table-column-properties style:column-width="0.125in"/>
    </style:style>
    <style:style style:name="表格56.C" style:family="table-column">
      <style:table-column-properties style:column-width="0.25in"/>
    </style:style>
    <style:style style:name="表格56.D" style:family="table-column">
      <style:table-column-properties style:column-width="4.3958in"/>
    </style:style>
    <style:style style:name="表格56.1" style:family="table-row">
      <style:table-row-properties style:min-row-height="0.4257in" style:keep-together="true" fo:keep-together="auto"/>
    </style:style>
    <style:style style:name="表格5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56.2" style:family="table-row">
      <style:table-row-properties style:min-row-height="0.0972in" style:keep-together="true" fo:keep-together="auto"/>
    </style:style>
    <style:style style:name="表格5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56.3" style:family="table-row">
      <style:table-row-properties style:min-row-height="0.3854in" style:keep-together="true" fo:keep-together="auto"/>
    </style:style>
    <style:style style:name="表格5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56.D3" style:family="table-cell">
      <style:table-cell-properties style:vertical-align="middle" fo:padding-left="0.075in" fo:padding-right="0.075in" fo:padding-top="0in" fo:padding-bottom="0in" fo:border="none" style:writing-mode="lr-tb"/>
    </style:style>
    <style:style style:name="表格5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56.8" style:family="table-row">
      <style:table-row-properties style:min-row-height="0.1132in" style:keep-together="true" fo:keep-together="auto"/>
    </style:style>
    <style:style style:name="表格56.9" style:family="table-row">
      <style:table-row-properties style:min-row-height="0.3333in" style:keep-together="true" fo:keep-together="auto"/>
    </style:style>
    <style:style style:name="表格56.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56.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56.10" style:family="table-row">
      <style:table-row-properties style:min-row-height="2.0417in" style:keep-together="true" fo:keep-together="auto"/>
    </style:style>
    <style:style style:name="表格56.A10" style:family="table-cell">
      <style:table-cell-properties style:vertical-align="top" fo:padding-left="0.075in" fo:padding-right="0.075in" fo:padding-top="0in" fo:padding-bottom="0in" fo:border="none" style:writing-mode="lr-tb"/>
    </style:style>
    <style:style style:name="表格56.11" style:family="table-row">
      <style:table-row-properties style:min-row-height="0.3438in" style:keep-together="true" fo:keep-together="auto"/>
    </style:style>
    <style:style style:name="表格56.12" style:family="table-row">
      <style:table-row-properties style:min-row-height="0.7806in" style:keep-together="true" fo:keep-together="auto"/>
    </style:style>
    <style:style style:name="表格57" style:family="table">
      <style:table-properties style:width="5.7813in" table:align="left" style:writing-mode="lr-tb"/>
    </style:style>
    <style:style style:name="表格57.A" style:family="table-column">
      <style:table-column-properties style:column-width="1.0104in"/>
    </style:style>
    <style:style style:name="表格57.B" style:family="table-column">
      <style:table-column-properties style:column-width="0.125in"/>
    </style:style>
    <style:style style:name="表格57.C" style:family="table-column">
      <style:table-column-properties style:column-width="0.25in"/>
    </style:style>
    <style:style style:name="表格57.D" style:family="table-column">
      <style:table-column-properties style:column-width="4.3958in"/>
    </style:style>
    <style:style style:name="表格57.1" style:family="table-row">
      <style:table-row-properties style:min-row-height="0.4257in" style:keep-together="true" fo:keep-together="auto"/>
    </style:style>
    <style:style style:name="表格5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57.2" style:family="table-row">
      <style:table-row-properties style:min-row-height="0.0972in" style:keep-together="true" fo:keep-together="auto"/>
    </style:style>
    <style:style style:name="表格5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57.3" style:family="table-row">
      <style:table-row-properties style:min-row-height="0.3854in" style:keep-together="true" fo:keep-together="auto"/>
    </style:style>
    <style:style style:name="表格5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57.D3" style:family="table-cell">
      <style:table-cell-properties style:vertical-align="middle" fo:padding-left="0.075in" fo:padding-right="0.075in" fo:padding-top="0in" fo:padding-bottom="0in" fo:border="none" style:writing-mode="lr-tb"/>
    </style:style>
    <style:style style:name="表格5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57.8" style:family="table-row">
      <style:table-row-properties style:min-row-height="0.1132in" style:keep-together="true" fo:keep-together="auto"/>
    </style:style>
    <style:style style:name="表格57.9" style:family="table-row">
      <style:table-row-properties style:min-row-height="0.3333in" style:keep-together="true" fo:keep-together="auto"/>
    </style:style>
    <style:style style:name="表格57.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57.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57.10" style:family="table-row">
      <style:table-row-properties style:min-row-height="1.834in" style:keep-together="true" fo:keep-together="auto"/>
    </style:style>
    <style:style style:name="表格57.A10" style:family="table-cell">
      <style:table-cell-properties style:vertical-align="top" fo:padding-left="0.075in" fo:padding-right="0.075in" fo:padding-top="0in" fo:padding-bottom="0in" fo:border="none" style:writing-mode="lr-tb"/>
    </style:style>
    <style:style style:name="表格57.11" style:family="table-row">
      <style:table-row-properties style:min-row-height="0.3438in" style:keep-together="true" fo:keep-together="auto"/>
    </style:style>
    <style:style style:name="表格57.12" style:family="table-row">
      <style:table-row-properties style:min-row-height="0.35in" style:keep-together="true" fo:keep-together="auto"/>
    </style:style>
    <style:style style:name="表格58" style:family="table">
      <style:table-properties style:width="5.7813in" table:align="left" style:writing-mode="lr-tb"/>
    </style:style>
    <style:style style:name="表格58.A" style:family="table-column">
      <style:table-column-properties style:column-width="1.0104in"/>
    </style:style>
    <style:style style:name="表格58.B" style:family="table-column">
      <style:table-column-properties style:column-width="0.125in"/>
    </style:style>
    <style:style style:name="表格58.C" style:family="table-column">
      <style:table-column-properties style:column-width="0.25in"/>
    </style:style>
    <style:style style:name="表格58.D" style:family="table-column">
      <style:table-column-properties style:column-width="4.3958in"/>
    </style:style>
    <style:style style:name="表格58.1" style:family="table-row">
      <style:table-row-properties style:min-row-height="0.4257in" style:keep-together="true" fo:keep-together="auto"/>
    </style:style>
    <style:style style:name="表格5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58.2" style:family="table-row">
      <style:table-row-properties style:min-row-height="0.0972in" style:keep-together="true" fo:keep-together="auto"/>
    </style:style>
    <style:style style:name="表格5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58.3" style:family="table-row">
      <style:table-row-properties style:min-row-height="0.3854in" style:keep-together="true" fo:keep-together="auto"/>
    </style:style>
    <style:style style:name="表格5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58.D3" style:family="table-cell">
      <style:table-cell-properties style:vertical-align="middle" fo:padding-left="0.075in" fo:padding-right="0.075in" fo:padding-top="0in" fo:padding-bottom="0in" fo:border="none" style:writing-mode="lr-tb"/>
    </style:style>
    <style:style style:name="表格5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58.8" style:family="table-row">
      <style:table-row-properties style:min-row-height="0.1132in" style:keep-together="true" fo:keep-together="auto"/>
    </style:style>
    <style:style style:name="表格58.9" style:family="table-row">
      <style:table-row-properties style:min-row-height="0.3333in" style:keep-together="true" fo:keep-together="auto"/>
    </style:style>
    <style:style style:name="表格58.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58.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58.10" style:family="table-row">
      <style:table-row-properties style:min-row-height="1.6056in" style:keep-together="true" fo:keep-together="auto"/>
    </style:style>
    <style:style style:name="表格58.A10" style:family="table-cell">
      <style:table-cell-properties style:vertical-align="top" fo:padding-left="0.075in" fo:padding-right="0.075in" fo:padding-top="0in" fo:padding-bottom="0in" fo:border="none" style:writing-mode="lr-tb"/>
    </style:style>
    <style:style style:name="表格58.11" style:family="table-row">
      <style:table-row-properties style:min-row-height="0.3438in" style:keep-together="true" fo:keep-together="auto"/>
    </style:style>
    <style:style style:name="表格58.12" style:family="table-row">
      <style:table-row-properties style:min-row-height="0.3486in" style:keep-together="true" fo:keep-together="auto"/>
    </style:style>
    <style:style style:name="表格59" style:family="table">
      <style:table-properties style:width="5.7813in" table:align="left" style:writing-mode="lr-tb"/>
    </style:style>
    <style:style style:name="表格59.A" style:family="table-column">
      <style:table-column-properties style:column-width="1.0104in"/>
    </style:style>
    <style:style style:name="表格59.B" style:family="table-column">
      <style:table-column-properties style:column-width="0.125in"/>
    </style:style>
    <style:style style:name="表格59.C" style:family="table-column">
      <style:table-column-properties style:column-width="0.25in"/>
    </style:style>
    <style:style style:name="表格59.D" style:family="table-column">
      <style:table-column-properties style:column-width="4.3958in"/>
    </style:style>
    <style:style style:name="表格59.1" style:family="table-row">
      <style:table-row-properties style:min-row-height="0.4257in" style:keep-together="true" fo:keep-together="auto"/>
    </style:style>
    <style:style style:name="表格5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59.2" style:family="table-row">
      <style:table-row-properties style:min-row-height="0.0972in" style:keep-together="true" fo:keep-together="auto"/>
    </style:style>
    <style:style style:name="表格5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59.3" style:family="table-row">
      <style:table-row-properties style:min-row-height="0.3854in" style:keep-together="true" fo:keep-together="auto"/>
    </style:style>
    <style:style style:name="表格5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59.D3" style:family="table-cell">
      <style:table-cell-properties style:vertical-align="middle" fo:padding-left="0.075in" fo:padding-right="0.075in" fo:padding-top="0in" fo:padding-bottom="0in" fo:border="none" style:writing-mode="lr-tb"/>
    </style:style>
    <style:style style:name="表格5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59.8" style:family="table-row">
      <style:table-row-properties style:min-row-height="0.1132in" style:keep-together="true" fo:keep-together="auto"/>
    </style:style>
    <style:style style:name="表格59.9" style:family="table-row">
      <style:table-row-properties style:min-row-height="0.3333in" style:keep-together="true" fo:keep-together="auto"/>
    </style:style>
    <style:style style:name="表格59.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59.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59.10" style:family="table-row">
      <style:table-row-properties style:min-row-height="2.0417in" style:keep-together="true" fo:keep-together="auto"/>
    </style:style>
    <style:style style:name="表格59.A10" style:family="table-cell">
      <style:table-cell-properties style:vertical-align="top" fo:padding-left="0.075in" fo:padding-right="0.075in" fo:padding-top="0in" fo:padding-bottom="0in" fo:border="none" style:writing-mode="lr-tb"/>
    </style:style>
    <style:style style:name="表格59.11" style:family="table-row">
      <style:table-row-properties style:min-row-height="0.3438in" style:keep-together="true" fo:keep-together="auto"/>
    </style:style>
    <style:style style:name="表格59.12" style:family="table-row">
      <style:table-row-properties style:min-row-height="0.4556in" style:keep-together="true" fo:keep-together="auto"/>
    </style:style>
    <style:style style:name="表格60" style:family="table">
      <style:table-properties style:width="5.7813in" table:align="left" style:writing-mode="lr-tb"/>
    </style:style>
    <style:style style:name="表格60.A" style:family="table-column">
      <style:table-column-properties style:column-width="1.0104in"/>
    </style:style>
    <style:style style:name="表格60.B" style:family="table-column">
      <style:table-column-properties style:column-width="0.125in"/>
    </style:style>
    <style:style style:name="表格60.C" style:family="table-column">
      <style:table-column-properties style:column-width="0.25in"/>
    </style:style>
    <style:style style:name="表格60.D" style:family="table-column">
      <style:table-column-properties style:column-width="4.3958in"/>
    </style:style>
    <style:style style:name="表格60.1" style:family="table-row">
      <style:table-row-properties style:min-row-height="0.4257in" style:keep-together="true" fo:keep-together="auto"/>
    </style:style>
    <style:style style:name="表格6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60.2" style:family="table-row">
      <style:table-row-properties style:min-row-height="0.0972in" style:keep-together="true" fo:keep-together="auto"/>
    </style:style>
    <style:style style:name="表格6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60.3" style:family="table-row">
      <style:table-row-properties style:min-row-height="0.3854in" style:keep-together="true" fo:keep-together="auto"/>
    </style:style>
    <style:style style:name="表格6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60.D3" style:family="table-cell">
      <style:table-cell-properties style:vertical-align="middle" fo:padding-left="0.075in" fo:padding-right="0.075in" fo:padding-top="0in" fo:padding-bottom="0in" fo:border="none" style:writing-mode="lr-tb"/>
    </style:style>
    <style:style style:name="表格6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60.8" style:family="table-row">
      <style:table-row-properties style:min-row-height="0.1132in" style:keep-together="true" fo:keep-together="auto"/>
    </style:style>
    <style:style style:name="表格60.9" style:family="table-row">
      <style:table-row-properties style:min-row-height="0.3333in" style:keep-together="true" fo:keep-together="auto"/>
    </style:style>
    <style:style style:name="表格60.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60.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60.10" style:family="table-row">
      <style:table-row-properties style:min-row-height="2.0417in" style:keep-together="true" fo:keep-together="auto"/>
    </style:style>
    <style:style style:name="表格60.A10" style:family="table-cell">
      <style:table-cell-properties style:vertical-align="top" fo:padding-left="0.075in" fo:padding-right="0.075in" fo:padding-top="0in" fo:padding-bottom="0in" fo:border="none" style:writing-mode="lr-tb"/>
    </style:style>
    <style:style style:name="表格60.11" style:family="table-row">
      <style:table-row-properties style:min-row-height="0.3438in" style:keep-together="true" fo:keep-together="auto"/>
    </style:style>
    <style:style style:name="表格60.12" style:family="table-row">
      <style:table-row-properties style:min-row-height="0.7778in" style:keep-together="true" fo:keep-together="auto"/>
    </style:style>
    <style:style style:name="表格61" style:family="table">
      <style:table-properties style:width="5.7813in" table:align="left" style:writing-mode="lr-tb"/>
    </style:style>
    <style:style style:name="表格61.A" style:family="table-column">
      <style:table-column-properties style:column-width="1.0104in"/>
    </style:style>
    <style:style style:name="表格61.B" style:family="table-column">
      <style:table-column-properties style:column-width="0.125in"/>
    </style:style>
    <style:style style:name="表格61.C" style:family="table-column">
      <style:table-column-properties style:column-width="0.25in"/>
    </style:style>
    <style:style style:name="表格61.D" style:family="table-column">
      <style:table-column-properties style:column-width="4.3958in"/>
    </style:style>
    <style:style style:name="表格61.1" style:family="table-row">
      <style:table-row-properties style:min-row-height="0.4257in" style:keep-together="true" fo:keep-together="auto"/>
    </style:style>
    <style:style style:name="表格6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61.2" style:family="table-row">
      <style:table-row-properties style:min-row-height="0.0972in" style:keep-together="true" fo:keep-together="auto"/>
    </style:style>
    <style:style style:name="表格6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61.3" style:family="table-row">
      <style:table-row-properties style:min-row-height="0.3854in" style:keep-together="true" fo:keep-together="auto"/>
    </style:style>
    <style:style style:name="表格6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61.D3" style:family="table-cell">
      <style:table-cell-properties style:vertical-align="middle" fo:padding-left="0.075in" fo:padding-right="0.075in" fo:padding-top="0in" fo:padding-bottom="0in" fo:border="none" style:writing-mode="lr-tb"/>
    </style:style>
    <style:style style:name="表格6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61.8" style:family="table-row">
      <style:table-row-properties style:min-row-height="0.1132in" style:keep-together="true" fo:keep-together="auto"/>
    </style:style>
    <style:style style:name="表格61.9" style:family="table-row">
      <style:table-row-properties style:min-row-height="0.3333in" style:keep-together="true" fo:keep-together="auto"/>
    </style:style>
    <style:style style:name="表格61.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61.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61.10" style:family="table-row">
      <style:table-row-properties style:min-row-height="1.684in" style:keep-together="true" fo:keep-together="auto"/>
    </style:style>
    <style:style style:name="表格61.A10" style:family="table-cell">
      <style:table-cell-properties style:vertical-align="top" fo:padding-left="0.075in" fo:padding-right="0.075in" fo:padding-top="0in" fo:padding-bottom="0in" fo:border="none" style:writing-mode="lr-tb"/>
    </style:style>
    <style:style style:name="表格61.11" style:family="table-row">
      <style:table-row-properties style:min-row-height="0.3438in" style:keep-together="true" fo:keep-together="auto"/>
    </style:style>
    <style:style style:name="表格61.12" style:family="table-row">
      <style:table-row-properties style:min-row-height="0.5799in" style:keep-together="true" fo:keep-together="auto"/>
    </style:style>
    <style:style style:name="表格62" style:family="table">
      <style:table-properties style:width="5.7813in" table:align="left" style:writing-mode="lr-tb"/>
    </style:style>
    <style:style style:name="表格62.A" style:family="table-column">
      <style:table-column-properties style:column-width="1.0104in"/>
    </style:style>
    <style:style style:name="表格62.B" style:family="table-column">
      <style:table-column-properties style:column-width="0.125in"/>
    </style:style>
    <style:style style:name="表格62.C" style:family="table-column">
      <style:table-column-properties style:column-width="0.25in"/>
    </style:style>
    <style:style style:name="表格62.D" style:family="table-column">
      <style:table-column-properties style:column-width="4.3958in"/>
    </style:style>
    <style:style style:name="表格62.1" style:family="table-row">
      <style:table-row-properties style:min-row-height="0.4257in" style:keep-together="true" fo:keep-together="auto"/>
    </style:style>
    <style:style style:name="表格6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62.2" style:family="table-row">
      <style:table-row-properties style:min-row-height="0.0972in" style:keep-together="true" fo:keep-together="auto"/>
    </style:style>
    <style:style style:name="表格6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62.3" style:family="table-row">
      <style:table-row-properties style:min-row-height="0.3854in" style:keep-together="true" fo:keep-together="auto"/>
    </style:style>
    <style:style style:name="表格6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62.D3" style:family="table-cell">
      <style:table-cell-properties style:vertical-align="middle" fo:padding-left="0.075in" fo:padding-right="0.075in" fo:padding-top="0in" fo:padding-bottom="0in" fo:border="none" style:writing-mode="lr-tb"/>
    </style:style>
    <style:style style:name="表格6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62.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62.10" style:family="table-row">
      <style:table-row-properties style:min-row-height="0.1132in" style:keep-together="true" fo:keep-together="auto"/>
    </style:style>
    <style:style style:name="表格62.11" style:family="table-row">
      <style:table-row-properties style:min-row-height="0.3333in" style:keep-together="true" fo:keep-together="auto"/>
    </style:style>
    <style:style style:name="表格62.A11"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62.B11"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62.12" style:family="table-row">
      <style:table-row-properties style:min-row-height="1.5799in" style:keep-together="true" fo:keep-together="auto"/>
    </style:style>
    <style:style style:name="表格62.A12" style:family="table-cell">
      <style:table-cell-properties style:vertical-align="top" fo:padding-left="0.075in" fo:padding-right="0.075in" fo:padding-top="0in" fo:padding-bottom="0in" fo:border="none" style:writing-mode="lr-tb"/>
    </style:style>
    <style:style style:name="表格62.13" style:family="table-row">
      <style:table-row-properties style:min-row-height="0.3438in" style:keep-together="true" fo:keep-together="auto"/>
    </style:style>
    <style:style style:name="表格62.14" style:family="table-row">
      <style:table-row-properties style:min-row-height="0.4653in" style:keep-together="true" fo:keep-together="auto"/>
    </style:style>
    <style:style style:name="表格63" style:family="table">
      <style:table-properties style:width="5.7813in" table:align="left" style:writing-mode="lr-tb"/>
    </style:style>
    <style:style style:name="表格63.A" style:family="table-column">
      <style:table-column-properties style:column-width="1.0104in"/>
    </style:style>
    <style:style style:name="表格63.B" style:family="table-column">
      <style:table-column-properties style:column-width="0.125in"/>
    </style:style>
    <style:style style:name="表格63.C" style:family="table-column">
      <style:table-column-properties style:column-width="0.25in"/>
    </style:style>
    <style:style style:name="表格63.D" style:family="table-column">
      <style:table-column-properties style:column-width="4.3958in"/>
    </style:style>
    <style:style style:name="表格63.1" style:family="table-row">
      <style:table-row-properties style:min-row-height="0.4257in" style:keep-together="true" fo:keep-together="auto"/>
    </style:style>
    <style:style style:name="表格6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63.2" style:family="table-row">
      <style:table-row-properties style:min-row-height="0.0972in" style:keep-together="true" fo:keep-together="auto"/>
    </style:style>
    <style:style style:name="表格6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63.3" style:family="table-row">
      <style:table-row-properties style:min-row-height="0.3854in" style:keep-together="true" fo:keep-together="auto"/>
    </style:style>
    <style:style style:name="表格6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63.D3" style:family="table-cell">
      <style:table-cell-properties style:vertical-align="middle" fo:padding-left="0.075in" fo:padding-right="0.075in" fo:padding-top="0in" fo:padding-bottom="0in" fo:border="none" style:writing-mode="lr-tb"/>
    </style:style>
    <style:style style:name="表格6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63.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63.10" style:family="table-row">
      <style:table-row-properties style:min-row-height="0.1132in" style:keep-together="true" fo:keep-together="auto"/>
    </style:style>
    <style:style style:name="表格63.11" style:family="table-row">
      <style:table-row-properties style:min-row-height="0.3333in" style:keep-together="true" fo:keep-together="auto"/>
    </style:style>
    <style:style style:name="表格63.A11"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63.B11"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63.12" style:family="table-row">
      <style:table-row-properties style:min-row-height="1.6993in" style:keep-together="true" fo:keep-together="auto"/>
    </style:style>
    <style:style style:name="表格63.A12" style:family="table-cell">
      <style:table-cell-properties style:vertical-align="top" fo:padding-left="0.075in" fo:padding-right="0.075in" fo:padding-top="0in" fo:padding-bottom="0in" fo:border="none" style:writing-mode="lr-tb"/>
    </style:style>
    <style:style style:name="表格63.13" style:family="table-row">
      <style:table-row-properties style:min-row-height="0.3438in" style:keep-together="true" fo:keep-together="auto"/>
    </style:style>
    <style:style style:name="表格63.14" style:family="table-row">
      <style:table-row-properties style:min-row-height="0.4868in" style:keep-together="true" fo:keep-together="auto"/>
    </style:style>
    <style:style style:name="表格64" style:family="table">
      <style:table-properties style:width="5.7813in" table:align="left" style:writing-mode="lr-tb"/>
    </style:style>
    <style:style style:name="表格64.A" style:family="table-column">
      <style:table-column-properties style:column-width="1.0104in"/>
    </style:style>
    <style:style style:name="表格64.B" style:family="table-column">
      <style:table-column-properties style:column-width="0.125in"/>
    </style:style>
    <style:style style:name="表格64.C" style:family="table-column">
      <style:table-column-properties style:column-width="0.25in"/>
    </style:style>
    <style:style style:name="表格64.D" style:family="table-column">
      <style:table-column-properties style:column-width="4.3958in"/>
    </style:style>
    <style:style style:name="表格64.1" style:family="table-row">
      <style:table-row-properties style:min-row-height="0.4257in" style:keep-together="true" fo:keep-together="auto"/>
    </style:style>
    <style:style style:name="表格6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64.2" style:family="table-row">
      <style:table-row-properties style:min-row-height="0.0972in" style:keep-together="true" fo:keep-together="auto"/>
    </style:style>
    <style:style style:name="表格6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64.3" style:family="table-row">
      <style:table-row-properties style:min-row-height="0.3854in" style:keep-together="true" fo:keep-together="auto"/>
    </style:style>
    <style:style style:name="表格6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64.D3" style:family="table-cell">
      <style:table-cell-properties style:vertical-align="middle" fo:padding-left="0.075in" fo:padding-right="0.075in" fo:padding-top="0in" fo:padding-bottom="0in" fo:border="none" style:writing-mode="lr-tb"/>
    </style:style>
    <style:style style:name="表格6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64.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64.9" style:family="table-row">
      <style:table-row-properties style:min-row-height="0.1132in" style:keep-together="true" fo:keep-together="auto"/>
    </style:style>
    <style:style style:name="表格64.10" style:family="table-row">
      <style:table-row-properties style:min-row-height="0.3333in" style:keep-together="true" fo:keep-together="auto"/>
    </style:style>
    <style:style style:name="表格64.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64.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64.11" style:family="table-row">
      <style:table-row-properties style:min-row-height="1.6292in" style:keep-together="true" fo:keep-together="auto"/>
    </style:style>
    <style:style style:name="表格64.A11" style:family="table-cell">
      <style:table-cell-properties style:vertical-align="top" fo:padding-left="0.075in" fo:padding-right="0.075in" fo:padding-top="0in" fo:padding-bottom="0in" fo:border="none" style:writing-mode="lr-tb"/>
    </style:style>
    <style:style style:name="表格64.12" style:family="table-row">
      <style:table-row-properties style:min-row-height="0.3438in" style:keep-together="true" fo:keep-together="auto"/>
    </style:style>
    <style:style style:name="表格64.13" style:family="table-row">
      <style:table-row-properties style:min-row-height="0.5097in" style:keep-together="true" fo:keep-together="auto"/>
    </style:style>
    <style:style style:name="表格65" style:family="table">
      <style:table-properties style:width="5.7813in" table:align="left" style:writing-mode="lr-tb"/>
    </style:style>
    <style:style style:name="表格65.A" style:family="table-column">
      <style:table-column-properties style:column-width="1.0104in"/>
    </style:style>
    <style:style style:name="表格65.B" style:family="table-column">
      <style:table-column-properties style:column-width="0.125in"/>
    </style:style>
    <style:style style:name="表格65.C" style:family="table-column">
      <style:table-column-properties style:column-width="0.25in"/>
    </style:style>
    <style:style style:name="表格65.D" style:family="table-column">
      <style:table-column-properties style:column-width="4.3958in"/>
    </style:style>
    <style:style style:name="表格65.1" style:family="table-row">
      <style:table-row-properties style:min-row-height="0.4257in" style:keep-together="true" fo:keep-together="auto"/>
    </style:style>
    <style:style style:name="表格6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65.2" style:family="table-row">
      <style:table-row-properties style:min-row-height="0.0972in" style:keep-together="true" fo:keep-together="auto"/>
    </style:style>
    <style:style style:name="表格6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65.3" style:family="table-row">
      <style:table-row-properties style:min-row-height="0.3854in" style:keep-together="true" fo:keep-together="auto"/>
    </style:style>
    <style:style style:name="表格6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65.D3" style:family="table-cell">
      <style:table-cell-properties style:vertical-align="middle" fo:padding-left="0.075in" fo:padding-right="0.075in" fo:padding-top="0in" fo:padding-bottom="0in" fo:border="none" style:writing-mode="lr-tb"/>
    </style:style>
    <style:style style:name="表格6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65.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65.9" style:family="table-row">
      <style:table-row-properties style:min-row-height="0.1132in" style:keep-together="true" fo:keep-together="auto"/>
    </style:style>
    <style:style style:name="表格65.10" style:family="table-row">
      <style:table-row-properties style:min-row-height="0.3333in" style:keep-together="true" fo:keep-together="auto"/>
    </style:style>
    <style:style style:name="表格65.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65.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65.11" style:family="table-row">
      <style:table-row-properties style:min-row-height="1.6319in" style:keep-together="true" fo:keep-together="auto"/>
    </style:style>
    <style:style style:name="表格65.A11" style:family="table-cell">
      <style:table-cell-properties style:vertical-align="top" fo:padding-left="0.075in" fo:padding-right="0.075in" fo:padding-top="0in" fo:padding-bottom="0in" fo:border="none" style:writing-mode="lr-tb"/>
    </style:style>
    <style:style style:name="表格65.12" style:family="table-row">
      <style:table-row-properties style:min-row-height="0.3438in" style:keep-together="true" fo:keep-together="auto"/>
    </style:style>
    <style:style style:name="表格65.13" style:family="table-row">
      <style:table-row-properties style:min-row-height="0.6757in" style:keep-together="true" fo:keep-together="auto"/>
    </style:style>
    <style:style style:name="表格66" style:family="table">
      <style:table-properties style:width="5.7813in" table:align="left" style:writing-mode="lr-tb"/>
    </style:style>
    <style:style style:name="表格66.A" style:family="table-column">
      <style:table-column-properties style:column-width="1.0104in"/>
    </style:style>
    <style:style style:name="表格66.B" style:family="table-column">
      <style:table-column-properties style:column-width="0.125in"/>
    </style:style>
    <style:style style:name="表格66.C" style:family="table-column">
      <style:table-column-properties style:column-width="0.25in"/>
    </style:style>
    <style:style style:name="表格66.D" style:family="table-column">
      <style:table-column-properties style:column-width="4.3958in"/>
    </style:style>
    <style:style style:name="表格66.1" style:family="table-row">
      <style:table-row-properties style:min-row-height="0.4257in" style:keep-together="true" fo:keep-together="auto"/>
    </style:style>
    <style:style style:name="表格6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66.2" style:family="table-row">
      <style:table-row-properties style:min-row-height="0.0972in" style:keep-together="true" fo:keep-together="auto"/>
    </style:style>
    <style:style style:name="表格6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66.3" style:family="table-row">
      <style:table-row-properties style:min-row-height="0.3854in" style:keep-together="true" fo:keep-together="auto"/>
    </style:style>
    <style:style style:name="表格6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66.D3" style:family="table-cell">
      <style:table-cell-properties style:vertical-align="middle" fo:padding-left="0.075in" fo:padding-right="0.075in" fo:padding-top="0in" fo:padding-bottom="0in" fo:border="none" style:writing-mode="lr-tb"/>
    </style:style>
    <style:style style:name="表格6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66.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66.9" style:family="table-row">
      <style:table-row-properties style:min-row-height="0.1132in" style:keep-together="true" fo:keep-together="auto"/>
    </style:style>
    <style:style style:name="表格66.10" style:family="table-row">
      <style:table-row-properties style:min-row-height="0.3333in" style:keep-together="true" fo:keep-together="auto"/>
    </style:style>
    <style:style style:name="表格66.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66.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66.11" style:family="table-row">
      <style:table-row-properties style:min-row-height="1.9042in" style:keep-together="true" fo:keep-together="auto"/>
    </style:style>
    <style:style style:name="表格66.A11" style:family="table-cell">
      <style:table-cell-properties style:vertical-align="top" fo:padding-left="0.075in" fo:padding-right="0.075in" fo:padding-top="0in" fo:padding-bottom="0in" fo:border="none" style:writing-mode="lr-tb"/>
    </style:style>
    <style:style style:name="表格66.12" style:family="table-row">
      <style:table-row-properties style:min-row-height="0.3438in" style:keep-together="true" fo:keep-together="auto"/>
    </style:style>
    <style:style style:name="表格66.13" style:family="table-row">
      <style:table-row-properties style:min-row-height="1.0806in" style:keep-together="true" fo:keep-together="auto"/>
    </style:style>
    <style:style style:name="表格67" style:family="table">
      <style:table-properties style:width="5.7813in" table:align="left" style:writing-mode="lr-tb"/>
    </style:style>
    <style:style style:name="表格67.A" style:family="table-column">
      <style:table-column-properties style:column-width="1.0104in"/>
    </style:style>
    <style:style style:name="表格67.B" style:family="table-column">
      <style:table-column-properties style:column-width="0.125in"/>
    </style:style>
    <style:style style:name="表格67.C" style:family="table-column">
      <style:table-column-properties style:column-width="0.25in"/>
    </style:style>
    <style:style style:name="表格67.D" style:family="table-column">
      <style:table-column-properties style:column-width="4.3958in"/>
    </style:style>
    <style:style style:name="表格67.1" style:family="table-row">
      <style:table-row-properties style:min-row-height="0.4257in" style:keep-together="true" fo:keep-together="auto"/>
    </style:style>
    <style:style style:name="表格6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67.2" style:family="table-row">
      <style:table-row-properties style:min-row-height="0.0972in" style:keep-together="true" fo:keep-together="auto"/>
    </style:style>
    <style:style style:name="表格6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67.3" style:family="table-row">
      <style:table-row-properties style:min-row-height="0.3854in" style:keep-together="true" fo:keep-together="auto"/>
    </style:style>
    <style:style style:name="表格6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67.D3" style:family="table-cell">
      <style:table-cell-properties style:vertical-align="middle" fo:padding-left="0.075in" fo:padding-right="0.075in" fo:padding-top="0in" fo:padding-bottom="0in" fo:border="none" style:writing-mode="lr-tb"/>
    </style:style>
    <style:style style:name="表格6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67.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67.9" style:family="table-row">
      <style:table-row-properties style:min-row-height="0.1132in" style:keep-together="true" fo:keep-together="auto"/>
    </style:style>
    <style:style style:name="表格67.10" style:family="table-row">
      <style:table-row-properties style:min-row-height="0.3333in" style:keep-together="true" fo:keep-together="auto"/>
    </style:style>
    <style:style style:name="表格67.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67.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67.11" style:family="table-row">
      <style:table-row-properties style:min-row-height="1.4833in" style:keep-together="true" fo:keep-together="auto"/>
    </style:style>
    <style:style style:name="表格67.A11" style:family="table-cell">
      <style:table-cell-properties style:vertical-align="top" fo:padding-left="0.075in" fo:padding-right="0.075in" fo:padding-top="0in" fo:padding-bottom="0in" fo:border="none" style:writing-mode="lr-tb"/>
    </style:style>
    <style:style style:name="表格67.12" style:family="table-row">
      <style:table-row-properties style:min-row-height="0.3438in" style:keep-together="true" fo:keep-together="auto"/>
    </style:style>
    <style:style style:name="表格67.13" style:family="table-row">
      <style:table-row-properties style:min-row-height="0.7104in" style:keep-together="true" fo:keep-together="auto"/>
    </style:style>
    <style:style style:name="表格68" style:family="table">
      <style:table-properties style:width="5.7813in" table:align="left" style:writing-mode="lr-tb"/>
    </style:style>
    <style:style style:name="表格68.A" style:family="table-column">
      <style:table-column-properties style:column-width="1.0104in"/>
    </style:style>
    <style:style style:name="表格68.B" style:family="table-column">
      <style:table-column-properties style:column-width="0.125in"/>
    </style:style>
    <style:style style:name="表格68.C" style:family="table-column">
      <style:table-column-properties style:column-width="0.25in"/>
    </style:style>
    <style:style style:name="表格68.D" style:family="table-column">
      <style:table-column-properties style:column-width="4.3958in"/>
    </style:style>
    <style:style style:name="表格68.1" style:family="table-row">
      <style:table-row-properties style:min-row-height="0.4257in" style:keep-together="true" fo:keep-together="auto"/>
    </style:style>
    <style:style style:name="表格6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68.2" style:family="table-row">
      <style:table-row-properties style:min-row-height="0.0972in" style:keep-together="true" fo:keep-together="auto"/>
    </style:style>
    <style:style style:name="表格6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68.3" style:family="table-row">
      <style:table-row-properties style:min-row-height="0.3854in" style:keep-together="true" fo:keep-together="auto"/>
    </style:style>
    <style:style style:name="表格6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68.D3" style:family="table-cell">
      <style:table-cell-properties style:vertical-align="middle" fo:padding-left="0.075in" fo:padding-right="0.075in" fo:padding-top="0in" fo:padding-bottom="0in" fo:border="none" style:writing-mode="lr-tb"/>
    </style:style>
    <style:style style:name="表格6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68.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68.9" style:family="table-row">
      <style:table-row-properties style:min-row-height="0.1132in" style:keep-together="true" fo:keep-together="auto"/>
    </style:style>
    <style:style style:name="表格68.10" style:family="table-row">
      <style:table-row-properties style:min-row-height="0.3333in" style:keep-together="true" fo:keep-together="auto"/>
    </style:style>
    <style:style style:name="表格68.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68.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68.11" style:family="table-row">
      <style:table-row-properties style:min-row-height="1.5806in" style:keep-together="true" fo:keep-together="auto"/>
    </style:style>
    <style:style style:name="表格68.A11" style:family="table-cell">
      <style:table-cell-properties style:vertical-align="top" fo:padding-left="0.075in" fo:padding-right="0.075in" fo:padding-top="0in" fo:padding-bottom="0in" fo:border="none" style:writing-mode="lr-tb"/>
    </style:style>
    <style:style style:name="表格68.12" style:family="table-row">
      <style:table-row-properties style:min-row-height="0.3438in" style:keep-together="true" fo:keep-together="auto"/>
    </style:style>
    <style:style style:name="表格68.13" style:family="table-row">
      <style:table-row-properties style:min-row-height="0.5097in" style:keep-together="true" fo:keep-together="auto"/>
    </style:style>
    <style:style style:name="表格69" style:family="table">
      <style:table-properties style:width="5.7813in" table:align="left" style:writing-mode="lr-tb"/>
    </style:style>
    <style:style style:name="表格69.A" style:family="table-column">
      <style:table-column-properties style:column-width="1.0104in"/>
    </style:style>
    <style:style style:name="表格69.B" style:family="table-column">
      <style:table-column-properties style:column-width="0.125in"/>
    </style:style>
    <style:style style:name="表格69.C" style:family="table-column">
      <style:table-column-properties style:column-width="0.25in"/>
    </style:style>
    <style:style style:name="表格69.D" style:family="table-column">
      <style:table-column-properties style:column-width="4.3958in"/>
    </style:style>
    <style:style style:name="表格69.1" style:family="table-row">
      <style:table-row-properties style:min-row-height="0.4257in" style:keep-together="true" fo:keep-together="auto"/>
    </style:style>
    <style:style style:name="表格6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69.2" style:family="table-row">
      <style:table-row-properties style:min-row-height="0.0972in" style:keep-together="true" fo:keep-together="auto"/>
    </style:style>
    <style:style style:name="表格6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69.3" style:family="table-row">
      <style:table-row-properties style:min-row-height="0.3854in" style:keep-together="true" fo:keep-together="auto"/>
    </style:style>
    <style:style style:name="表格6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69.D3" style:family="table-cell">
      <style:table-cell-properties style:vertical-align="middle" fo:padding-left="0.075in" fo:padding-right="0.075in" fo:padding-top="0in" fo:padding-bottom="0in" fo:border="none" style:writing-mode="lr-tb"/>
    </style:style>
    <style:style style:name="表格6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69.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69.9" style:family="table-row">
      <style:table-row-properties style:min-row-height="0.1132in" style:keep-together="true" fo:keep-together="auto"/>
    </style:style>
    <style:style style:name="表格69.10" style:family="table-row">
      <style:table-row-properties style:min-row-height="0.3333in" style:keep-together="true" fo:keep-together="auto"/>
    </style:style>
    <style:style style:name="表格69.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69.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69.11" style:family="table-row">
      <style:table-row-properties style:min-row-height="1.7403in" style:keep-together="true" fo:keep-together="auto"/>
    </style:style>
    <style:style style:name="表格69.A11" style:family="table-cell">
      <style:table-cell-properties style:vertical-align="top" fo:padding-left="0.075in" fo:padding-right="0.075in" fo:padding-top="0in" fo:padding-bottom="0in" fo:border="none" style:writing-mode="lr-tb"/>
    </style:style>
    <style:style style:name="表格69.12" style:family="table-row">
      <style:table-row-properties style:min-row-height="0.3438in" style:keep-together="true" fo:keep-together="auto"/>
    </style:style>
    <style:style style:name="表格69.13" style:family="table-row">
      <style:table-row-properties style:min-row-height="0.6764in" style:keep-together="true" fo:keep-together="auto"/>
    </style:style>
    <style:style style:name="表格70" style:family="table">
      <style:table-properties style:width="5.7813in" table:align="left" style:writing-mode="lr-tb"/>
    </style:style>
    <style:style style:name="表格70.A" style:family="table-column">
      <style:table-column-properties style:column-width="1.0104in"/>
    </style:style>
    <style:style style:name="表格70.B" style:family="table-column">
      <style:table-column-properties style:column-width="0.125in"/>
    </style:style>
    <style:style style:name="表格70.C" style:family="table-column">
      <style:table-column-properties style:column-width="0.25in"/>
    </style:style>
    <style:style style:name="表格70.D" style:family="table-column">
      <style:table-column-properties style:column-width="4.3958in"/>
    </style:style>
    <style:style style:name="表格70.1" style:family="table-row">
      <style:table-row-properties style:min-row-height="0.4257in" style:keep-together="true" fo:keep-together="auto"/>
    </style:style>
    <style:style style:name="表格7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70.2" style:family="table-row">
      <style:table-row-properties style:min-row-height="0.0972in" style:keep-together="true" fo:keep-together="auto"/>
    </style:style>
    <style:style style:name="表格7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70.3" style:family="table-row">
      <style:table-row-properties style:min-row-height="0.3854in" style:keep-together="true" fo:keep-together="auto"/>
    </style:style>
    <style:style style:name="表格7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70.D3" style:family="table-cell">
      <style:table-cell-properties style:vertical-align="middle" fo:padding-left="0.075in" fo:padding-right="0.075in" fo:padding-top="0in" fo:padding-bottom="0in" fo:border="none" style:writing-mode="lr-tb"/>
    </style:style>
    <style:style style:name="表格7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70.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70.9" style:family="table-row">
      <style:table-row-properties style:min-row-height="0.1132in" style:keep-together="true" fo:keep-together="auto"/>
    </style:style>
    <style:style style:name="表格70.10" style:family="table-row">
      <style:table-row-properties style:min-row-height="0.3333in" style:keep-together="true" fo:keep-together="auto"/>
    </style:style>
    <style:style style:name="表格70.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70.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70.11" style:family="table-row">
      <style:table-row-properties style:min-row-height="2.0417in" style:keep-together="true" fo:keep-together="auto"/>
    </style:style>
    <style:style style:name="表格70.A11" style:family="table-cell">
      <style:table-cell-properties style:vertical-align="top" fo:padding-left="0.075in" fo:padding-right="0.075in" fo:padding-top="0in" fo:padding-bottom="0in" fo:border="none" style:writing-mode="lr-tb"/>
    </style:style>
    <style:style style:name="表格70.12" style:family="table-row">
      <style:table-row-properties style:min-row-height="0.3438in" style:keep-together="true" fo:keep-together="auto"/>
    </style:style>
    <style:style style:name="表格70.13" style:family="table-row">
      <style:table-row-properties style:min-row-height="0.6632in" style:keep-together="true" fo:keep-together="auto"/>
    </style:style>
    <style:style style:name="表格71" style:family="table">
      <style:table-properties style:width="5.7813in" table:align="left" style:writing-mode="lr-tb"/>
    </style:style>
    <style:style style:name="表格71.A" style:family="table-column">
      <style:table-column-properties style:column-width="1.0104in"/>
    </style:style>
    <style:style style:name="表格71.B" style:family="table-column">
      <style:table-column-properties style:column-width="0.125in"/>
    </style:style>
    <style:style style:name="表格71.C" style:family="table-column">
      <style:table-column-properties style:column-width="0.25in"/>
    </style:style>
    <style:style style:name="表格71.D" style:family="table-column">
      <style:table-column-properties style:column-width="4.3958in"/>
    </style:style>
    <style:style style:name="表格71.1" style:family="table-row">
      <style:table-row-properties style:min-row-height="0.4257in" style:keep-together="true" fo:keep-together="auto"/>
    </style:style>
    <style:style style:name="表格7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71.2" style:family="table-row">
      <style:table-row-properties style:min-row-height="0.0972in" style:keep-together="true" fo:keep-together="auto"/>
    </style:style>
    <style:style style:name="表格7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71.3" style:family="table-row">
      <style:table-row-properties style:min-row-height="0.3854in" style:keep-together="true" fo:keep-together="auto"/>
    </style:style>
    <style:style style:name="表格7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71.D3" style:family="table-cell">
      <style:table-cell-properties style:vertical-align="middle" fo:padding-left="0.075in" fo:padding-right="0.075in" fo:padding-top="0in" fo:padding-bottom="0in" fo:border="none" style:writing-mode="lr-tb"/>
    </style:style>
    <style:style style:name="表格7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71.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71.9" style:family="table-row">
      <style:table-row-properties style:min-row-height="0.1132in" style:keep-together="true" fo:keep-together="auto"/>
    </style:style>
    <style:style style:name="表格71.10" style:family="table-row">
      <style:table-row-properties style:min-row-height="0.3333in" style:keep-together="true" fo:keep-together="auto"/>
    </style:style>
    <style:style style:name="表格71.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71.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71.11" style:family="table-row">
      <style:table-row-properties style:min-row-height="2.0417in" style:keep-together="true" fo:keep-together="auto"/>
    </style:style>
    <style:style style:name="表格71.A11" style:family="table-cell">
      <style:table-cell-properties style:vertical-align="top" fo:padding-left="0.075in" fo:padding-right="0.075in" fo:padding-top="0in" fo:padding-bottom="0in" fo:border="none" style:writing-mode="lr-tb"/>
    </style:style>
    <style:style style:name="表格71.12" style:family="table-row">
      <style:table-row-properties style:min-row-height="0.3438in" style:keep-together="true" fo:keep-together="auto"/>
    </style:style>
    <style:style style:name="表格71.13" style:family="table-row">
      <style:table-row-properties style:min-row-height="0.3632in" style:keep-together="true" fo:keep-together="auto"/>
    </style:style>
    <style:style style:name="表格72" style:family="table">
      <style:table-properties style:width="5.7813in" table:align="left" style:writing-mode="lr-tb"/>
    </style:style>
    <style:style style:name="表格72.A" style:family="table-column">
      <style:table-column-properties style:column-width="1.0104in"/>
    </style:style>
    <style:style style:name="表格72.B" style:family="table-column">
      <style:table-column-properties style:column-width="0.125in"/>
    </style:style>
    <style:style style:name="表格72.C" style:family="table-column">
      <style:table-column-properties style:column-width="0.25in"/>
    </style:style>
    <style:style style:name="表格72.D" style:family="table-column">
      <style:table-column-properties style:column-width="4.3958in"/>
    </style:style>
    <style:style style:name="表格72.1" style:family="table-row">
      <style:table-row-properties style:min-row-height="0.4257in" style:keep-together="true" fo:keep-together="auto"/>
    </style:style>
    <style:style style:name="表格7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72.2" style:family="table-row">
      <style:table-row-properties style:min-row-height="0.0972in" style:keep-together="true" fo:keep-together="auto"/>
    </style:style>
    <style:style style:name="表格7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72.3" style:family="table-row">
      <style:table-row-properties style:min-row-height="0.3854in" style:keep-together="true" fo:keep-together="auto"/>
    </style:style>
    <style:style style:name="表格7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72.D3" style:family="table-cell">
      <style:table-cell-properties style:vertical-align="middle" fo:padding-left="0.075in" fo:padding-right="0.075in" fo:padding-top="0in" fo:padding-bottom="0in" fo:border="none" style:writing-mode="lr-tb"/>
    </style:style>
    <style:style style:name="表格7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72.A9"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72.10" style:family="table-row">
      <style:table-row-properties style:min-row-height="0.1132in" style:keep-together="true" fo:keep-together="auto"/>
    </style:style>
    <style:style style:name="表格72.11" style:family="table-row">
      <style:table-row-properties style:min-row-height="0.3333in" style:keep-together="true" fo:keep-together="auto"/>
    </style:style>
    <style:style style:name="表格72.A11"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72.B11"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72.12" style:family="table-row">
      <style:table-row-properties style:min-row-height="1.6in" style:keep-together="true" fo:keep-together="auto"/>
    </style:style>
    <style:style style:name="表格72.A12" style:family="table-cell">
      <style:table-cell-properties style:vertical-align="top" fo:padding-left="0.075in" fo:padding-right="0.075in" fo:padding-top="0in" fo:padding-bottom="0in" fo:border="none" style:writing-mode="lr-tb"/>
    </style:style>
    <style:style style:name="表格72.13" style:family="table-row">
      <style:table-row-properties style:min-row-height="0.3438in" style:keep-together="true" fo:keep-together="auto"/>
    </style:style>
    <style:style style:name="表格72.14" style:family="table-row">
      <style:table-row-properties style:min-row-height="0.2938in" style:keep-together="true" fo:keep-together="auto"/>
    </style:style>
    <style:style style:name="表格73" style:family="table">
      <style:table-properties style:width="5.7813in" table:align="left" style:writing-mode="lr-tb"/>
    </style:style>
    <style:style style:name="表格73.A" style:family="table-column">
      <style:table-column-properties style:column-width="1.0104in"/>
    </style:style>
    <style:style style:name="表格73.B" style:family="table-column">
      <style:table-column-properties style:column-width="0.125in"/>
    </style:style>
    <style:style style:name="表格73.C" style:family="table-column">
      <style:table-column-properties style:column-width="0.25in"/>
    </style:style>
    <style:style style:name="表格73.D" style:family="table-column">
      <style:table-column-properties style:column-width="4.3958in"/>
    </style:style>
    <style:style style:name="表格73.1" style:family="table-row">
      <style:table-row-properties style:min-row-height="0.4257in" style:keep-together="true" fo:keep-together="auto"/>
    </style:style>
    <style:style style:name="表格7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73.2" style:family="table-row">
      <style:table-row-properties style:min-row-height="0.0972in" style:keep-together="true" fo:keep-together="auto"/>
    </style:style>
    <style:style style:name="表格7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73.3" style:family="table-row">
      <style:table-row-properties style:min-row-height="0.3854in" style:keep-together="true" fo:keep-together="auto"/>
    </style:style>
    <style:style style:name="表格7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73.D3" style:family="table-cell">
      <style:table-cell-properties style:vertical-align="middle" fo:padding-left="0.075in" fo:padding-right="0.075in" fo:padding-top="0in" fo:padding-bottom="0in" fo:border="none" style:writing-mode="lr-tb"/>
    </style:style>
    <style:style style:name="表格7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73.A9"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73.10" style:family="table-row">
      <style:table-row-properties style:min-row-height="0.1132in" style:keep-together="true" fo:keep-together="auto"/>
    </style:style>
    <style:style style:name="表格73.11" style:family="table-row">
      <style:table-row-properties style:min-row-height="0.3333in" style:keep-together="true" fo:keep-together="auto"/>
    </style:style>
    <style:style style:name="表格73.A11"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73.B11"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73.12" style:family="table-row">
      <style:table-row-properties style:min-row-height="1.734in" style:keep-together="true" fo:keep-together="auto"/>
    </style:style>
    <style:style style:name="表格73.A12" style:family="table-cell">
      <style:table-cell-properties style:vertical-align="top" fo:padding-left="0.075in" fo:padding-right="0.075in" fo:padding-top="0in" fo:padding-bottom="0in" fo:border="none" style:writing-mode="lr-tb"/>
    </style:style>
    <style:style style:name="表格73.13" style:family="table-row">
      <style:table-row-properties style:min-row-height="0.3438in" style:keep-together="true" fo:keep-together="auto"/>
    </style:style>
    <style:style style:name="表格73.14" style:family="table-row">
      <style:table-row-properties style:min-row-height="0.5715in" style:keep-together="true" fo:keep-together="auto"/>
    </style:style>
    <style:style style:name="表格74" style:family="table">
      <style:table-properties style:width="5.7813in" table:align="left" style:writing-mode="lr-tb"/>
    </style:style>
    <style:style style:name="表格74.A" style:family="table-column">
      <style:table-column-properties style:column-width="1.0104in"/>
    </style:style>
    <style:style style:name="表格74.B" style:family="table-column">
      <style:table-column-properties style:column-width="0.125in"/>
    </style:style>
    <style:style style:name="表格74.C" style:family="table-column">
      <style:table-column-properties style:column-width="0.25in"/>
    </style:style>
    <style:style style:name="表格74.D" style:family="table-column">
      <style:table-column-properties style:column-width="4.3958in"/>
    </style:style>
    <style:style style:name="表格74.1" style:family="table-row">
      <style:table-row-properties style:min-row-height="0.4257in" style:keep-together="true" fo:keep-together="auto"/>
    </style:style>
    <style:style style:name="表格7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74.2" style:family="table-row">
      <style:table-row-properties style:min-row-height="0.0972in" style:keep-together="true" fo:keep-together="auto"/>
    </style:style>
    <style:style style:name="表格7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74.3" style:family="table-row">
      <style:table-row-properties style:min-row-height="0.3854in" style:keep-together="true" fo:keep-together="auto"/>
    </style:style>
    <style:style style:name="表格7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74.D3" style:family="table-cell">
      <style:table-cell-properties style:vertical-align="middle" fo:padding-left="0.075in" fo:padding-right="0.075in" fo:padding-top="0in" fo:padding-bottom="0in" fo:border="none" style:writing-mode="lr-tb"/>
    </style:style>
    <style:style style:name="表格7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74.A9"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74.10" style:family="table-row">
      <style:table-row-properties style:min-row-height="0.1132in" style:keep-together="true" fo:keep-together="auto"/>
    </style:style>
    <style:style style:name="表格74.11" style:family="table-row">
      <style:table-row-properties style:min-row-height="0.3333in" style:keep-together="true" fo:keep-together="auto"/>
    </style:style>
    <style:style style:name="表格74.A11"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74.B11"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74.12" style:family="table-row">
      <style:table-row-properties style:min-row-height="1.7333in" style:keep-together="true" fo:keep-together="auto"/>
    </style:style>
    <style:style style:name="表格74.A12" style:family="table-cell">
      <style:table-cell-properties style:vertical-align="top" fo:padding-left="0.075in" fo:padding-right="0.075in" fo:padding-top="0in" fo:padding-bottom="0in" fo:border="none" style:writing-mode="lr-tb"/>
    </style:style>
    <style:style style:name="表格74.13" style:family="table-row">
      <style:table-row-properties style:min-row-height="0.3438in" style:keep-together="true" fo:keep-together="auto"/>
    </style:style>
    <style:style style:name="表格74.14" style:family="table-row">
      <style:table-row-properties style:min-row-height="0.6799in" style:keep-together="true" fo:keep-together="auto"/>
    </style:style>
    <style:style style:name="表格75" style:family="table">
      <style:table-properties style:width="5.7813in" table:align="left" style:writing-mode="lr-tb"/>
    </style:style>
    <style:style style:name="表格75.A" style:family="table-column">
      <style:table-column-properties style:column-width="1.0104in"/>
    </style:style>
    <style:style style:name="表格75.B" style:family="table-column">
      <style:table-column-properties style:column-width="0.125in"/>
    </style:style>
    <style:style style:name="表格75.C" style:family="table-column">
      <style:table-column-properties style:column-width="0.25in"/>
    </style:style>
    <style:style style:name="表格75.D" style:family="table-column">
      <style:table-column-properties style:column-width="4.3958in"/>
    </style:style>
    <style:style style:name="表格75.1" style:family="table-row">
      <style:table-row-properties style:min-row-height="0.4257in" style:keep-together="true" fo:keep-together="auto"/>
    </style:style>
    <style:style style:name="表格7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75.2" style:family="table-row">
      <style:table-row-properties style:min-row-height="0.0972in" style:keep-together="true" fo:keep-together="auto"/>
    </style:style>
    <style:style style:name="表格7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75.3" style:family="table-row">
      <style:table-row-properties style:min-row-height="0.3854in" style:keep-together="true" fo:keep-together="auto"/>
    </style:style>
    <style:style style:name="表格7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75.D3" style:family="table-cell">
      <style:table-cell-properties style:vertical-align="middle" fo:padding-left="0.075in" fo:padding-right="0.075in" fo:padding-top="0in" fo:padding-bottom="0in" fo:border="none" style:writing-mode="lr-tb"/>
    </style:style>
    <style:style style:name="表格7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75.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75.9" style:family="table-row">
      <style:table-row-properties style:min-row-height="0.1132in" style:keep-together="true" fo:keep-together="auto"/>
    </style:style>
    <style:style style:name="表格75.10" style:family="table-row">
      <style:table-row-properties style:min-row-height="0.3333in" style:keep-together="true" fo:keep-together="auto"/>
    </style:style>
    <style:style style:name="表格75.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75.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75.11" style:family="table-row">
      <style:table-row-properties style:min-row-height="1.5472in" style:keep-together="true" fo:keep-together="auto"/>
    </style:style>
    <style:style style:name="表格75.A11" style:family="table-cell">
      <style:table-cell-properties style:vertical-align="top" fo:padding-left="0.075in" fo:padding-right="0.075in" fo:padding-top="0in" fo:padding-bottom="0in" fo:border="none" style:writing-mode="lr-tb"/>
    </style:style>
    <style:style style:name="表格75.12" style:family="table-row">
      <style:table-row-properties style:min-row-height="0.3438in" style:keep-together="true" fo:keep-together="auto"/>
    </style:style>
    <style:style style:name="表格75.13" style:family="table-row">
      <style:table-row-properties style:min-row-height="0.5688in" style:keep-together="true" fo:keep-together="auto"/>
    </style:style>
    <style:style style:name="表格76" style:family="table">
      <style:table-properties style:width="5.7813in" table:align="left" style:writing-mode="lr-tb"/>
    </style:style>
    <style:style style:name="表格76.A" style:family="table-column">
      <style:table-column-properties style:column-width="1.0104in"/>
    </style:style>
    <style:style style:name="表格76.B" style:family="table-column">
      <style:table-column-properties style:column-width="0.125in"/>
    </style:style>
    <style:style style:name="表格76.C" style:family="table-column">
      <style:table-column-properties style:column-width="0.25in"/>
    </style:style>
    <style:style style:name="表格76.D" style:family="table-column">
      <style:table-column-properties style:column-width="4.3958in"/>
    </style:style>
    <style:style style:name="表格76.1" style:family="table-row">
      <style:table-row-properties style:min-row-height="0.4257in" style:keep-together="true" fo:keep-together="auto"/>
    </style:style>
    <style:style style:name="表格7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76.2" style:family="table-row">
      <style:table-row-properties style:min-row-height="0.0972in" style:keep-together="true" fo:keep-together="auto"/>
    </style:style>
    <style:style style:name="表格7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76.3" style:family="table-row">
      <style:table-row-properties style:min-row-height="0.3854in" style:keep-together="true" fo:keep-together="auto"/>
    </style:style>
    <style:style style:name="表格7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76.D3" style:family="table-cell">
      <style:table-cell-properties style:vertical-align="middle" fo:padding-left="0.075in" fo:padding-right="0.075in" fo:padding-top="0in" fo:padding-bottom="0in" fo:border="none" style:writing-mode="lr-tb"/>
    </style:style>
    <style:style style:name="表格7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76.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76.9" style:family="table-row">
      <style:table-row-properties style:min-row-height="0.1132in" style:keep-together="true" fo:keep-together="auto"/>
    </style:style>
    <style:style style:name="表格76.10" style:family="table-row">
      <style:table-row-properties style:min-row-height="0.3333in" style:keep-together="true" fo:keep-together="auto"/>
    </style:style>
    <style:style style:name="表格76.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76.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76.11" style:family="table-row">
      <style:table-row-properties style:min-row-height="1.5847in" style:keep-together="true" fo:keep-together="auto"/>
    </style:style>
    <style:style style:name="表格76.A11" style:family="table-cell">
      <style:table-cell-properties style:vertical-align="top" fo:padding-left="0.075in" fo:padding-right="0.075in" fo:padding-top="0in" fo:padding-bottom="0in" fo:border="none" style:writing-mode="lr-tb"/>
    </style:style>
    <style:style style:name="表格76.12" style:family="table-row">
      <style:table-row-properties style:min-row-height="0.3438in" style:keep-together="true" fo:keep-together="auto"/>
    </style:style>
    <style:style style:name="表格76.13" style:family="table-row">
      <style:table-row-properties style:min-row-height="0.4014in" style:keep-together="true" fo:keep-together="auto"/>
    </style:style>
    <style:style style:name="表格76.25" style:family="table-row">
      <style:table-row-properties style:min-row-height="1.9208in" style:keep-together="true" fo:keep-together="auto"/>
    </style:style>
    <style:style style:name="表格76.27" style:family="table-row">
      <style:table-row-properties style:min-row-height="0.6729in" style:keep-together="true" fo:keep-together="auto"/>
    </style:style>
    <style:style style:name="表格77" style:family="table">
      <style:table-properties style:width="5.7813in" table:align="left" style:writing-mode="lr-tb"/>
    </style:style>
    <style:style style:name="表格77.A" style:family="table-column">
      <style:table-column-properties style:column-width="1.0104in"/>
    </style:style>
    <style:style style:name="表格77.B" style:family="table-column">
      <style:table-column-properties style:column-width="0.125in"/>
    </style:style>
    <style:style style:name="表格77.C" style:family="table-column">
      <style:table-column-properties style:column-width="0.25in"/>
    </style:style>
    <style:style style:name="表格77.D" style:family="table-column">
      <style:table-column-properties style:column-width="4.3958in"/>
    </style:style>
    <style:style style:name="表格77.1" style:family="table-row">
      <style:table-row-properties style:min-row-height="0.4257in" style:keep-together="true" fo:keep-together="auto"/>
    </style:style>
    <style:style style:name="表格7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77.2" style:family="table-row">
      <style:table-row-properties style:min-row-height="0.0972in" style:keep-together="true" fo:keep-together="auto"/>
    </style:style>
    <style:style style:name="表格7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77.3" style:family="table-row">
      <style:table-row-properties style:min-row-height="0.3854in" style:keep-together="true" fo:keep-together="auto"/>
    </style:style>
    <style:style style:name="表格7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77.D3" style:family="table-cell">
      <style:table-cell-properties style:vertical-align="middle" fo:padding-left="0.075in" fo:padding-right="0.075in" fo:padding-top="0in" fo:padding-bottom="0in" fo:border="none" style:writing-mode="lr-tb"/>
    </style:style>
    <style:style style:name="表格7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77.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77.9" style:family="table-row">
      <style:table-row-properties style:min-row-height="0.1132in" style:keep-together="true" fo:keep-together="auto"/>
    </style:style>
    <style:style style:name="表格77.10" style:family="table-row">
      <style:table-row-properties style:min-row-height="0.3333in" style:keep-together="true" fo:keep-together="auto"/>
    </style:style>
    <style:style style:name="表格77.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77.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77.11" style:family="table-row">
      <style:table-row-properties style:min-row-height="1.5951in" style:keep-together="true" fo:keep-together="auto"/>
    </style:style>
    <style:style style:name="表格77.A11" style:family="table-cell">
      <style:table-cell-properties style:vertical-align="top" fo:padding-left="0.075in" fo:padding-right="0.075in" fo:padding-top="0in" fo:padding-bottom="0in" fo:border="none" style:writing-mode="lr-tb"/>
    </style:style>
    <style:style style:name="表格77.12" style:family="table-row">
      <style:table-row-properties style:min-row-height="0.3438in" style:keep-together="true" fo:keep-together="auto"/>
    </style:style>
    <style:style style:name="表格77.13" style:family="table-row">
      <style:table-row-properties style:min-row-height="0.5688in" style:keep-together="true" fo:keep-together="auto"/>
    </style:style>
    <style:style style:name="表格78" style:family="table">
      <style:table-properties style:width="5.7813in" table:align="left" style:writing-mode="lr-tb"/>
    </style:style>
    <style:style style:name="表格78.A" style:family="table-column">
      <style:table-column-properties style:column-width="1.0104in"/>
    </style:style>
    <style:style style:name="表格78.B" style:family="table-column">
      <style:table-column-properties style:column-width="0.125in"/>
    </style:style>
    <style:style style:name="表格78.C" style:family="table-column">
      <style:table-column-properties style:column-width="0.25in"/>
    </style:style>
    <style:style style:name="表格78.D" style:family="table-column">
      <style:table-column-properties style:column-width="4.3958in"/>
    </style:style>
    <style:style style:name="表格78.1" style:family="table-row">
      <style:table-row-properties style:min-row-height="0.4257in" style:keep-together="true" fo:keep-together="auto"/>
    </style:style>
    <style:style style:name="表格7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78.2" style:family="table-row">
      <style:table-row-properties style:min-row-height="0.0972in" style:keep-together="true" fo:keep-together="auto"/>
    </style:style>
    <style:style style:name="表格7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78.3" style:family="table-row">
      <style:table-row-properties style:min-row-height="0.3854in" style:keep-together="true" fo:keep-together="auto"/>
    </style:style>
    <style:style style:name="表格7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78.D3" style:family="table-cell">
      <style:table-cell-properties style:vertical-align="middle" fo:padding-left="0.075in" fo:padding-right="0.075in" fo:padding-top="0in" fo:padding-bottom="0in" fo:border="none" style:writing-mode="lr-tb"/>
    </style:style>
    <style:style style:name="表格7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78.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78.9" style:family="table-row">
      <style:table-row-properties style:min-row-height="0.1132in" style:keep-together="true" fo:keep-together="auto"/>
    </style:style>
    <style:style style:name="表格78.10" style:family="table-row">
      <style:table-row-properties style:min-row-height="0.3333in" style:keep-together="true" fo:keep-together="auto"/>
    </style:style>
    <style:style style:name="表格78.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78.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78.11" style:family="table-row">
      <style:table-row-properties style:min-row-height="1.4833in" style:keep-together="true" fo:keep-together="auto"/>
    </style:style>
    <style:style style:name="表格78.A11" style:family="table-cell">
      <style:table-cell-properties style:vertical-align="top" fo:padding-left="0.075in" fo:padding-right="0.075in" fo:padding-top="0in" fo:padding-bottom="0in" fo:border="none" style:writing-mode="lr-tb"/>
    </style:style>
    <style:style style:name="表格78.12" style:family="table-row">
      <style:table-row-properties style:min-row-height="0.3438in" style:keep-together="true" fo:keep-together="auto"/>
    </style:style>
    <style:style style:name="表格78.13" style:family="table-row">
      <style:table-row-properties style:min-row-height="0.4938in" style:keep-together="true" fo:keep-together="auto"/>
    </style:style>
    <style:style style:name="表格79" style:family="table">
      <style:table-properties style:width="5.7813in" table:align="left" style:writing-mode="lr-tb"/>
    </style:style>
    <style:style style:name="表格79.A" style:family="table-column">
      <style:table-column-properties style:column-width="1.0104in"/>
    </style:style>
    <style:style style:name="表格79.B" style:family="table-column">
      <style:table-column-properties style:column-width="0.375in"/>
    </style:style>
    <style:style style:name="表格79.C" style:family="table-column">
      <style:table-column-properties style:column-width="4.3958in"/>
    </style:style>
    <style:style style:name="表格79.1" style:family="table-row">
      <style:table-row-properties style:min-row-height="0.4257in" style:keep-together="true" fo:keep-together="auto"/>
    </style:style>
    <style:style style:name="表格7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79.2" style:family="table-row">
      <style:table-row-properties style:min-row-height="0.0972in" style:keep-together="true" fo:keep-together="auto"/>
    </style:style>
    <style:style style:name="表格7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79.3" style:family="table-row">
      <style:table-row-properties style:min-row-height="0.3854in" style:keep-together="true" fo:keep-together="auto"/>
    </style:style>
    <style:style style:name="表格7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79.C3" style:family="table-cell">
      <style:table-cell-properties style:vertical-align="middle" fo:padding-left="0.075in" fo:padding-right="0.075in" fo:padding-top="0in" fo:padding-bottom="0in" fo:border="none" style:writing-mode="lr-tb"/>
    </style:style>
    <style:style style:name="表格7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79.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79.9" style:family="table-row">
      <style:table-row-properties style:min-row-height="0.1132in" style:keep-together="true" fo:keep-together="auto"/>
    </style:style>
    <style:style style:name="表格79.10" style:family="table-row">
      <style:table-row-properties style:min-row-height="0.3333in" style:keep-together="true" fo:keep-together="auto"/>
    </style:style>
    <style:style style:name="表格79.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79.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79.11" style:family="table-row">
      <style:table-row-properties style:min-row-height="0.8118in" style:keep-together="true" fo:keep-together="auto"/>
    </style:style>
    <style:style style:name="表格79.A11" style:family="table-cell">
      <style:table-cell-properties style:vertical-align="top" fo:padding-left="0.075in" fo:padding-right="0.075in" fo:padding-top="0in" fo:padding-bottom="0in" fo:border="none" style:writing-mode="lr-tb"/>
    </style:style>
    <style:style style:name="表格80" style:family="table">
      <style:table-properties style:width="5.7813in" table:align="left" style:writing-mode="lr-tb"/>
    </style:style>
    <style:style style:name="表格80.A" style:family="table-column">
      <style:table-column-properties style:column-width="1.0104in"/>
    </style:style>
    <style:style style:name="表格80.B" style:family="table-column">
      <style:table-column-properties style:column-width="0.375in"/>
    </style:style>
    <style:style style:name="表格80.C" style:family="table-column">
      <style:table-column-properties style:column-width="4.3958in"/>
    </style:style>
    <style:style style:name="表格80.1" style:family="table-row">
      <style:table-row-properties style:min-row-height="0.4257in" style:keep-together="true" fo:keep-together="auto"/>
    </style:style>
    <style:style style:name="表格8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80.2" style:family="table-row">
      <style:table-row-properties style:min-row-height="0.0972in" style:keep-together="true" fo:keep-together="auto"/>
    </style:style>
    <style:style style:name="表格8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80.3" style:family="table-row">
      <style:table-row-properties style:min-row-height="0.3854in" style:keep-together="true" fo:keep-together="auto"/>
    </style:style>
    <style:style style:name="表格8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80.C3" style:family="table-cell">
      <style:table-cell-properties style:vertical-align="middle" fo:padding-left="0.075in" fo:padding-right="0.075in" fo:padding-top="0in" fo:padding-bottom="0in" fo:border="none" style:writing-mode="lr-tb"/>
    </style:style>
    <style:style style:name="表格8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80.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80.9" style:family="table-row">
      <style:table-row-properties style:min-row-height="0.1132in" style:keep-together="true" fo:keep-together="auto"/>
    </style:style>
    <style:style style:name="表格80.10" style:family="table-row">
      <style:table-row-properties style:min-row-height="0.3333in" style:keep-together="true" fo:keep-together="auto"/>
    </style:style>
    <style:style style:name="表格80.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80.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80.11" style:family="table-row">
      <style:table-row-properties style:min-row-height="0.6368in" style:keep-together="true" fo:keep-together="auto"/>
    </style:style>
    <style:style style:name="表格80.A11" style:family="table-cell">
      <style:table-cell-properties style:vertical-align="top" fo:padding-left="0.075in" fo:padding-right="0.075in" fo:padding-top="0in" fo:padding-bottom="0in" fo:border="none" style:writing-mode="lr-tb"/>
    </style:style>
    <style:style style:name="表格81" style:family="table">
      <style:table-properties style:width="5.7813in" table:align="left" style:writing-mode="lr-tb"/>
    </style:style>
    <style:style style:name="表格81.A" style:family="table-column">
      <style:table-column-properties style:column-width="1.0104in"/>
    </style:style>
    <style:style style:name="表格81.B" style:family="table-column">
      <style:table-column-properties style:column-width="0.375in"/>
    </style:style>
    <style:style style:name="表格81.C" style:family="table-column">
      <style:table-column-properties style:column-width="4.3958in"/>
    </style:style>
    <style:style style:name="表格81.1" style:family="table-row">
      <style:table-row-properties style:min-row-height="0.4257in" style:keep-together="true" fo:keep-together="auto"/>
    </style:style>
    <style:style style:name="表格8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81.2" style:family="table-row">
      <style:table-row-properties style:min-row-height="0.0972in" style:keep-together="true" fo:keep-together="auto"/>
    </style:style>
    <style:style style:name="表格8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81.3" style:family="table-row">
      <style:table-row-properties style:min-row-height="0.3854in" style:keep-together="true" fo:keep-together="auto"/>
    </style:style>
    <style:style style:name="表格8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81.C3" style:family="table-cell">
      <style:table-cell-properties style:vertical-align="middle" fo:padding-left="0.075in" fo:padding-right="0.075in" fo:padding-top="0in" fo:padding-bottom="0in" fo:border="none" style:writing-mode="lr-tb"/>
    </style:style>
    <style:style style:name="表格8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81.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81.9" style:family="table-row">
      <style:table-row-properties style:min-row-height="0.1132in" style:keep-together="true" fo:keep-together="auto"/>
    </style:style>
    <style:style style:name="表格81.10" style:family="table-row">
      <style:table-row-properties style:min-row-height="0.3333in" style:keep-together="true" fo:keep-together="auto"/>
    </style:style>
    <style:style style:name="表格81.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81.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81.11" style:family="table-row">
      <style:table-row-properties style:min-row-height="0.5521in" style:keep-together="true" fo:keep-together="auto"/>
    </style:style>
    <style:style style:name="表格81.A11" style:family="table-cell">
      <style:table-cell-properties style:vertical-align="top" fo:padding-left="0.075in" fo:padding-right="0.075in" fo:padding-top="0in" fo:padding-bottom="0in" fo:border="none" style:writing-mode="lr-tb"/>
    </style:style>
    <style:style style:name="表格82" style:family="table">
      <style:table-properties style:width="5.7813in" table:align="left" style:writing-mode="lr-tb"/>
    </style:style>
    <style:style style:name="表格82.A" style:family="table-column">
      <style:table-column-properties style:column-width="1.0104in"/>
    </style:style>
    <style:style style:name="表格82.B" style:family="table-column">
      <style:table-column-properties style:column-width="0.125in"/>
    </style:style>
    <style:style style:name="表格82.C" style:family="table-column">
      <style:table-column-properties style:column-width="0.25in"/>
    </style:style>
    <style:style style:name="表格82.D" style:family="table-column">
      <style:table-column-properties style:column-width="4.3958in"/>
    </style:style>
    <style:style style:name="表格82.1" style:family="table-row">
      <style:table-row-properties style:min-row-height="0.4257in" style:keep-together="true" fo:keep-together="auto"/>
    </style:style>
    <style:style style:name="表格8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82.2" style:family="table-row">
      <style:table-row-properties style:min-row-height="0.0972in" style:keep-together="true" fo:keep-together="auto"/>
    </style:style>
    <style:style style:name="表格8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82.3" style:family="table-row">
      <style:table-row-properties style:min-row-height="0.3854in" style:keep-together="true" fo:keep-together="auto"/>
    </style:style>
    <style:style style:name="表格8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82.D3" style:family="table-cell">
      <style:table-cell-properties style:vertical-align="middle" fo:padding-left="0.075in" fo:padding-right="0.075in" fo:padding-top="0in" fo:padding-bottom="0in" fo:border="none" style:writing-mode="lr-tb"/>
    </style:style>
    <style:style style:name="表格8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82.8" style:family="table-row">
      <style:table-row-properties style:min-row-height="0.1132in" style:keep-together="true" fo:keep-together="auto"/>
    </style:style>
    <style:style style:name="表格82.9" style:family="table-row">
      <style:table-row-properties style:min-row-height="0.3333in" style:keep-together="true" fo:keep-together="auto"/>
    </style:style>
    <style:style style:name="表格82.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82.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82.10" style:family="table-row">
      <style:table-row-properties style:min-row-height="2.0417in" style:keep-together="true" fo:keep-together="auto"/>
    </style:style>
    <style:style style:name="表格82.A10" style:family="table-cell">
      <style:table-cell-properties style:vertical-align="top" fo:padding-left="0.075in" fo:padding-right="0.075in" fo:padding-top="0in" fo:padding-bottom="0in" fo:border="none" style:writing-mode="lr-tb"/>
    </style:style>
    <style:style style:name="表格82.11" style:family="table-row">
      <style:table-row-properties style:min-row-height="0.3438in" style:keep-together="true" fo:keep-together="auto"/>
    </style:style>
    <style:style style:name="表格82.12" style:family="table-row">
      <style:table-row-properties style:min-row-height="1.6993in" style:keep-together="true" fo:keep-together="auto"/>
    </style:style>
    <style:style style:name="表格83" style:family="table">
      <style:table-properties style:width="5.7813in" table:align="left" style:writing-mode="lr-tb"/>
    </style:style>
    <style:style style:name="表格83.A" style:family="table-column">
      <style:table-column-properties style:column-width="1.0104in"/>
    </style:style>
    <style:style style:name="表格83.B" style:family="table-column">
      <style:table-column-properties style:column-width="0.125in"/>
    </style:style>
    <style:style style:name="表格83.C" style:family="table-column">
      <style:table-column-properties style:column-width="0.25in"/>
    </style:style>
    <style:style style:name="表格83.D" style:family="table-column">
      <style:table-column-properties style:column-width="4.3958in"/>
    </style:style>
    <style:style style:name="表格83.1" style:family="table-row">
      <style:table-row-properties style:min-row-height="0.4257in" style:keep-together="true" fo:keep-together="auto"/>
    </style:style>
    <style:style style:name="表格8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83.2" style:family="table-row">
      <style:table-row-properties style:min-row-height="0.0972in" style:keep-together="true" fo:keep-together="auto"/>
    </style:style>
    <style:style style:name="表格8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83.3" style:family="table-row">
      <style:table-row-properties style:min-row-height="0.3854in" style:keep-together="true" fo:keep-together="auto"/>
    </style:style>
    <style:style style:name="表格8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83.D3" style:family="table-cell">
      <style:table-cell-properties style:vertical-align="middle" fo:padding-left="0.075in" fo:padding-right="0.075in" fo:padding-top="0in" fo:padding-bottom="0in" fo:border="none" style:writing-mode="lr-tb"/>
    </style:style>
    <style:style style:name="表格8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83.8" style:family="table-row">
      <style:table-row-properties style:min-row-height="0.1132in" style:keep-together="true" fo:keep-together="auto"/>
    </style:style>
    <style:style style:name="表格83.9" style:family="table-row">
      <style:table-row-properties style:min-row-height="0.3333in" style:keep-together="true" fo:keep-together="auto"/>
    </style:style>
    <style:style style:name="表格83.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83.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83.10" style:family="table-row">
      <style:table-row-properties style:min-row-height="2.0417in" style:keep-together="true" fo:keep-together="auto"/>
    </style:style>
    <style:style style:name="表格83.A10" style:family="table-cell">
      <style:table-cell-properties style:vertical-align="top" fo:padding-left="0.075in" fo:padding-right="0.075in" fo:padding-top="0in" fo:padding-bottom="0in" fo:border="none" style:writing-mode="lr-tb"/>
    </style:style>
    <style:style style:name="表格83.11" style:family="table-row">
      <style:table-row-properties style:min-row-height="0.3438in" style:keep-together="true" fo:keep-together="auto"/>
    </style:style>
    <style:style style:name="表格83.12" style:family="table-row">
      <style:table-row-properties style:min-row-height="2.5743in" style:keep-together="true" fo:keep-together="auto"/>
    </style:style>
    <style:style style:name="表格84" style:family="table">
      <style:table-properties style:width="5.7813in" table:align="left" style:writing-mode="lr-tb"/>
    </style:style>
    <style:style style:name="表格84.A" style:family="table-column">
      <style:table-column-properties style:column-width="1.0104in"/>
    </style:style>
    <style:style style:name="表格84.B" style:family="table-column">
      <style:table-column-properties style:column-width="0.125in"/>
    </style:style>
    <style:style style:name="表格84.C" style:family="table-column">
      <style:table-column-properties style:column-width="0.25in"/>
    </style:style>
    <style:style style:name="表格84.D" style:family="table-column">
      <style:table-column-properties style:column-width="4.3958in"/>
    </style:style>
    <style:style style:name="表格84.1" style:family="table-row">
      <style:table-row-properties style:min-row-height="0.4257in" style:keep-together="true" fo:keep-together="auto"/>
    </style:style>
    <style:style style:name="表格8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84.2" style:family="table-row">
      <style:table-row-properties style:min-row-height="0.0972in" style:keep-together="true" fo:keep-together="auto"/>
    </style:style>
    <style:style style:name="表格8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84.3" style:family="table-row">
      <style:table-row-properties style:min-row-height="0.3854in" style:keep-together="true" fo:keep-together="auto"/>
    </style:style>
    <style:style style:name="表格8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84.D3" style:family="table-cell">
      <style:table-cell-properties style:vertical-align="middle" fo:padding-left="0.075in" fo:padding-right="0.075in" fo:padding-top="0in" fo:padding-bottom="0in" fo:border="none" style:writing-mode="lr-tb"/>
    </style:style>
    <style:style style:name="表格8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84.8" style:family="table-row">
      <style:table-row-properties style:min-row-height="0.1132in" style:keep-together="true" fo:keep-together="auto"/>
    </style:style>
    <style:style style:name="表格84.9" style:family="table-row">
      <style:table-row-properties style:min-row-height="0.3333in" style:keep-together="true" fo:keep-together="auto"/>
    </style:style>
    <style:style style:name="表格84.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84.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84.10" style:family="table-row">
      <style:table-row-properties style:min-row-height="1.159in" style:keep-together="true" fo:keep-together="auto"/>
    </style:style>
    <style:style style:name="表格84.A10" style:family="table-cell">
      <style:table-cell-properties style:vertical-align="top" fo:padding-left="0.075in" fo:padding-right="0.075in" fo:padding-top="0in" fo:padding-bottom="0in" fo:border="none" style:writing-mode="lr-tb"/>
    </style:style>
    <style:style style:name="表格84.11" style:family="table-row">
      <style:table-row-properties style:min-row-height="0.3438in" style:keep-together="true" fo:keep-together="auto"/>
    </style:style>
    <style:style style:name="表格84.12" style:family="table-row">
      <style:table-row-properties style:min-row-height="0.7264in" style:keep-together="true" fo:keep-together="auto"/>
    </style:style>
    <style:style style:name="表格85" style:family="table">
      <style:table-properties style:width="5.7813in" table:align="left" style:writing-mode="lr-tb"/>
    </style:style>
    <style:style style:name="表格85.A" style:family="table-column">
      <style:table-column-properties style:column-width="1.0104in"/>
    </style:style>
    <style:style style:name="表格85.B" style:family="table-column">
      <style:table-column-properties style:column-width="0.125in"/>
    </style:style>
    <style:style style:name="表格85.C" style:family="table-column">
      <style:table-column-properties style:column-width="0.25in"/>
    </style:style>
    <style:style style:name="表格85.D" style:family="table-column">
      <style:table-column-properties style:column-width="4.3958in"/>
    </style:style>
    <style:style style:name="表格85.1" style:family="table-row">
      <style:table-row-properties style:min-row-height="0.4257in" style:keep-together="true" fo:keep-together="auto"/>
    </style:style>
    <style:style style:name="表格8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85.2" style:family="table-row">
      <style:table-row-properties style:min-row-height="0.0972in" style:keep-together="true" fo:keep-together="auto"/>
    </style:style>
    <style:style style:name="表格8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85.3" style:family="table-row">
      <style:table-row-properties style:min-row-height="0.3854in" style:keep-together="true" fo:keep-together="auto"/>
    </style:style>
    <style:style style:name="表格8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85.D3" style:family="table-cell">
      <style:table-cell-properties style:vertical-align="middle" fo:padding-left="0.075in" fo:padding-right="0.075in" fo:padding-top="0in" fo:padding-bottom="0in" fo:border="none" style:writing-mode="lr-tb"/>
    </style:style>
    <style:style style:name="表格8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85.8" style:family="table-row">
      <style:table-row-properties style:min-row-height="0.1132in" style:keep-together="true" fo:keep-together="auto"/>
    </style:style>
    <style:style style:name="表格85.9" style:family="table-row">
      <style:table-row-properties style:min-row-height="0.3333in" style:keep-together="true" fo:keep-together="auto"/>
    </style:style>
    <style:style style:name="表格85.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85.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85.10" style:family="table-row">
      <style:table-row-properties style:min-row-height="0.9764in" style:keep-together="true" fo:keep-together="auto"/>
    </style:style>
    <style:style style:name="表格85.A10" style:family="table-cell">
      <style:table-cell-properties style:vertical-align="top" fo:padding-left="0.075in" fo:padding-right="0.075in" fo:padding-top="0in" fo:padding-bottom="0in" fo:border="none" style:writing-mode="lr-tb"/>
    </style:style>
    <style:style style:name="表格85.11" style:family="table-row">
      <style:table-row-properties style:min-row-height="0.3438in" style:keep-together="true" fo:keep-together="auto"/>
    </style:style>
    <style:style style:name="表格85.12" style:family="table-row">
      <style:table-row-properties style:min-row-height="0.7778in" style:keep-together="true" fo:keep-together="auto"/>
    </style:style>
    <style:style style:name="表格86" style:family="table">
      <style:table-properties style:width="5.7813in" table:align="left" style:writing-mode="lr-tb"/>
    </style:style>
    <style:style style:name="表格86.A" style:family="table-column">
      <style:table-column-properties style:column-width="1.0104in"/>
    </style:style>
    <style:style style:name="表格86.B" style:family="table-column">
      <style:table-column-properties style:column-width="0.125in"/>
    </style:style>
    <style:style style:name="表格86.C" style:family="table-column">
      <style:table-column-properties style:column-width="0.25in"/>
    </style:style>
    <style:style style:name="表格86.D" style:family="table-column">
      <style:table-column-properties style:column-width="4.3958in"/>
    </style:style>
    <style:style style:name="表格86.1" style:family="table-row">
      <style:table-row-properties style:min-row-height="0.4257in" style:keep-together="true" fo:keep-together="auto"/>
    </style:style>
    <style:style style:name="表格8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86.2" style:family="table-row">
      <style:table-row-properties style:min-row-height="0.0972in" style:keep-together="true" fo:keep-together="auto"/>
    </style:style>
    <style:style style:name="表格8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86.3" style:family="table-row">
      <style:table-row-properties style:min-row-height="0.3854in" style:keep-together="true" fo:keep-together="auto"/>
    </style:style>
    <style:style style:name="表格8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86.D3" style:family="table-cell">
      <style:table-cell-properties style:vertical-align="middle" fo:padding-left="0.075in" fo:padding-right="0.075in" fo:padding-top="0in" fo:padding-bottom="0in" fo:border="none" style:writing-mode="lr-tb"/>
    </style:style>
    <style:style style:name="表格8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86.8" style:family="table-row">
      <style:table-row-properties style:min-row-height="0.1132in" style:keep-together="true" fo:keep-together="auto"/>
    </style:style>
    <style:style style:name="表格86.9" style:family="table-row">
      <style:table-row-properties style:min-row-height="0.3333in" style:keep-together="true" fo:keep-together="auto"/>
    </style:style>
    <style:style style:name="表格86.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86.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86.10" style:family="table-row">
      <style:table-row-properties style:min-row-height="1.0014in" style:keep-together="true" fo:keep-together="auto"/>
    </style:style>
    <style:style style:name="表格86.A10" style:family="table-cell">
      <style:table-cell-properties style:vertical-align="top" fo:padding-left="0.075in" fo:padding-right="0.075in" fo:padding-top="0in" fo:padding-bottom="0in" fo:border="none" style:writing-mode="lr-tb"/>
    </style:style>
    <style:style style:name="表格86.11" style:family="table-row">
      <style:table-row-properties style:min-row-height="0.3438in" style:keep-together="true" fo:keep-together="auto"/>
    </style:style>
    <style:style style:name="表格86.12" style:family="table-row">
      <style:table-row-properties style:min-row-height="0.341in" style:keep-together="true" fo:keep-together="auto"/>
    </style:style>
    <style:style style:name="表格87" style:family="table">
      <style:table-properties style:width="5.7813in" table:align="left" style:writing-mode="lr-tb"/>
    </style:style>
    <style:style style:name="表格87.A" style:family="table-column">
      <style:table-column-properties style:column-width="1.0104in"/>
    </style:style>
    <style:style style:name="表格87.B" style:family="table-column">
      <style:table-column-properties style:column-width="0.125in"/>
    </style:style>
    <style:style style:name="表格87.C" style:family="table-column">
      <style:table-column-properties style:column-width="0.25in"/>
    </style:style>
    <style:style style:name="表格87.D" style:family="table-column">
      <style:table-column-properties style:column-width="4.3958in"/>
    </style:style>
    <style:style style:name="表格87.1" style:family="table-row">
      <style:table-row-properties style:min-row-height="0.4257in" style:keep-together="true" fo:keep-together="auto"/>
    </style:style>
    <style:style style:name="表格8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87.2" style:family="table-row">
      <style:table-row-properties style:min-row-height="0.0972in" style:keep-together="true" fo:keep-together="auto"/>
    </style:style>
    <style:style style:name="表格8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87.3" style:family="table-row">
      <style:table-row-properties style:min-row-height="0.3854in" style:keep-together="true" fo:keep-together="auto"/>
    </style:style>
    <style:style style:name="表格8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87.D3" style:family="table-cell">
      <style:table-cell-properties style:vertical-align="middle" fo:padding-left="0.075in" fo:padding-right="0.075in" fo:padding-top="0in" fo:padding-bottom="0in" fo:border="none" style:writing-mode="lr-tb"/>
    </style:style>
    <style:style style:name="表格8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87.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87.10" style:family="table-row">
      <style:table-row-properties style:min-row-height="0.1132in" style:keep-together="true" fo:keep-together="auto"/>
    </style:style>
    <style:style style:name="表格87.11" style:family="table-row">
      <style:table-row-properties style:min-row-height="0.3333in" style:keep-together="true" fo:keep-together="auto"/>
    </style:style>
    <style:style style:name="表格87.A11"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87.B11"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87.12" style:family="table-row">
      <style:table-row-properties style:min-row-height="2.0417in" style:keep-together="true" fo:keep-together="auto"/>
    </style:style>
    <style:style style:name="表格87.A12" style:family="table-cell">
      <style:table-cell-properties style:vertical-align="top" fo:padding-left="0.075in" fo:padding-right="0.075in" fo:padding-top="0in" fo:padding-bottom="0in" fo:border="none" style:writing-mode="lr-tb"/>
    </style:style>
    <style:style style:name="表格87.13" style:family="table-row">
      <style:table-row-properties style:min-row-height="0.3438in" style:keep-together="true" fo:keep-together="auto"/>
    </style:style>
    <style:style style:name="表格87.14" style:family="table-row">
      <style:table-row-properties style:min-row-height="2.5743in" style:keep-together="true" fo:keep-together="auto"/>
    </style:style>
    <style:style style:name="表格88" style:family="table">
      <style:table-properties style:width="5.7813in" table:align="left" style:writing-mode="lr-tb"/>
    </style:style>
    <style:style style:name="表格88.A" style:family="table-column">
      <style:table-column-properties style:column-width="1.0104in"/>
    </style:style>
    <style:style style:name="表格88.B" style:family="table-column">
      <style:table-column-properties style:column-width="0.125in"/>
    </style:style>
    <style:style style:name="表格88.C" style:family="table-column">
      <style:table-column-properties style:column-width="0.25in"/>
    </style:style>
    <style:style style:name="表格88.D" style:family="table-column">
      <style:table-column-properties style:column-width="4.3958in"/>
    </style:style>
    <style:style style:name="表格88.1" style:family="table-row">
      <style:table-row-properties style:min-row-height="0.4257in" style:keep-together="true" fo:keep-together="auto"/>
    </style:style>
    <style:style style:name="表格8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88.2" style:family="table-row">
      <style:table-row-properties style:min-row-height="0.0972in" style:keep-together="true" fo:keep-together="auto"/>
    </style:style>
    <style:style style:name="表格8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88.3" style:family="table-row">
      <style:table-row-properties style:min-row-height="0.3854in" style:keep-together="true" fo:keep-together="auto"/>
    </style:style>
    <style:style style:name="表格8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88.D3" style:family="table-cell">
      <style:table-cell-properties style:vertical-align="middle" fo:padding-left="0.075in" fo:padding-right="0.075in" fo:padding-top="0in" fo:padding-bottom="0in" fo:border="none" style:writing-mode="lr-tb"/>
    </style:style>
    <style:style style:name="表格8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88.8" style:family="table-row">
      <style:table-row-properties style:min-row-height="0.1132in" style:keep-together="true" fo:keep-together="auto"/>
    </style:style>
    <style:style style:name="表格88.9" style:family="table-row">
      <style:table-row-properties style:min-row-height="0.3333in" style:keep-together="true" fo:keep-together="auto"/>
    </style:style>
    <style:style style:name="表格88.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88.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88.10" style:family="table-row">
      <style:table-row-properties style:min-row-height="2.0417in" style:keep-together="true" fo:keep-together="auto"/>
    </style:style>
    <style:style style:name="表格88.A10" style:family="table-cell">
      <style:table-cell-properties style:vertical-align="top" fo:padding-left="0.075in" fo:padding-right="0.075in" fo:padding-top="0in" fo:padding-bottom="0in" fo:border="none" style:writing-mode="lr-tb"/>
    </style:style>
    <style:style style:name="表格88.11" style:family="table-row">
      <style:table-row-properties style:min-row-height="0.3438in" style:keep-together="true" fo:keep-together="auto"/>
    </style:style>
    <style:style style:name="表格88.12" style:family="table-row">
      <style:table-row-properties style:min-row-height="0.4854in" style:keep-together="true" fo:keep-together="auto"/>
    </style:style>
    <style:style style:name="表格89" style:family="table">
      <style:table-properties style:width="5.7813in" table:align="left" style:writing-mode="lr-tb"/>
    </style:style>
    <style:style style:name="表格89.A" style:family="table-column">
      <style:table-column-properties style:column-width="1.0104in"/>
    </style:style>
    <style:style style:name="表格89.B" style:family="table-column">
      <style:table-column-properties style:column-width="0.125in"/>
    </style:style>
    <style:style style:name="表格89.C" style:family="table-column">
      <style:table-column-properties style:column-width="0.25in"/>
    </style:style>
    <style:style style:name="表格89.D" style:family="table-column">
      <style:table-column-properties style:column-width="4.3958in"/>
    </style:style>
    <style:style style:name="表格89.1" style:family="table-row">
      <style:table-row-properties style:min-row-height="0.4257in" style:keep-together="true" fo:keep-together="auto"/>
    </style:style>
    <style:style style:name="表格8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89.2" style:family="table-row">
      <style:table-row-properties style:min-row-height="0.0972in" style:keep-together="true" fo:keep-together="auto"/>
    </style:style>
    <style:style style:name="表格8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89.3" style:family="table-row">
      <style:table-row-properties style:min-row-height="0.3854in" style:keep-together="true" fo:keep-together="auto"/>
    </style:style>
    <style:style style:name="表格8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89.D3" style:family="table-cell">
      <style:table-cell-properties style:vertical-align="middle" fo:padding-left="0.075in" fo:padding-right="0.075in" fo:padding-top="0in" fo:padding-bottom="0in" fo:border="none" style:writing-mode="lr-tb"/>
    </style:style>
    <style:style style:name="表格8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89.8" style:family="table-row">
      <style:table-row-properties style:min-row-height="0.1132in" style:keep-together="true" fo:keep-together="auto"/>
    </style:style>
    <style:style style:name="表格89.9" style:family="table-row">
      <style:table-row-properties style:min-row-height="0.3333in" style:keep-together="true" fo:keep-together="auto"/>
    </style:style>
    <style:style style:name="表格89.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89.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89.10" style:family="table-row">
      <style:table-row-properties style:min-row-height="2.0417in" style:keep-together="true" fo:keep-together="auto"/>
    </style:style>
    <style:style style:name="表格89.A10" style:family="table-cell">
      <style:table-cell-properties style:vertical-align="top" fo:padding-left="0.075in" fo:padding-right="0.075in" fo:padding-top="0in" fo:padding-bottom="0in" fo:border="none" style:writing-mode="lr-tb"/>
    </style:style>
    <style:style style:name="表格89.11" style:family="table-row">
      <style:table-row-properties style:min-row-height="0.3438in" style:keep-together="true" fo:keep-together="auto"/>
    </style:style>
    <style:style style:name="表格89.12" style:family="table-row">
      <style:table-row-properties style:min-row-height="0.6076in" style:keep-together="true" fo:keep-together="auto"/>
    </style:style>
    <style:style style:name="表格90" style:family="table">
      <style:table-properties style:width="5.7813in" table:align="left" style:writing-mode="lr-tb"/>
    </style:style>
    <style:style style:name="表格90.A" style:family="table-column">
      <style:table-column-properties style:column-width="1.0104in"/>
    </style:style>
    <style:style style:name="表格90.B" style:family="table-column">
      <style:table-column-properties style:column-width="0.125in"/>
    </style:style>
    <style:style style:name="表格90.C" style:family="table-column">
      <style:table-column-properties style:column-width="0.25in"/>
    </style:style>
    <style:style style:name="表格90.D" style:family="table-column">
      <style:table-column-properties style:column-width="4.3958in"/>
    </style:style>
    <style:style style:name="表格90.1" style:family="table-row">
      <style:table-row-properties style:min-row-height="0.4257in" style:keep-together="true" fo:keep-together="auto"/>
    </style:style>
    <style:style style:name="表格9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90.2" style:family="table-row">
      <style:table-row-properties style:min-row-height="0.0972in" style:keep-together="true" fo:keep-together="auto"/>
    </style:style>
    <style:style style:name="表格9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90.3" style:family="table-row">
      <style:table-row-properties style:min-row-height="0.3854in" style:keep-together="true" fo:keep-together="auto"/>
    </style:style>
    <style:style style:name="表格9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90.D3" style:family="table-cell">
      <style:table-cell-properties style:vertical-align="middle" fo:padding-left="0.075in" fo:padding-right="0.075in" fo:padding-top="0in" fo:padding-bottom="0in" fo:border="none" style:writing-mode="lr-tb"/>
    </style:style>
    <style:style style:name="表格9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90.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90.9" style:family="table-row">
      <style:table-row-properties style:min-row-height="0.1132in" style:keep-together="true" fo:keep-together="auto"/>
    </style:style>
    <style:style style:name="表格90.10" style:family="table-row">
      <style:table-row-properties style:min-row-height="0.3333in" style:keep-together="true" fo:keep-together="auto"/>
    </style:style>
    <style:style style:name="表格90.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90.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90.11" style:family="table-row">
      <style:table-row-properties style:min-row-height="2.0417in" style:keep-together="true" fo:keep-together="auto"/>
    </style:style>
    <style:style style:name="表格90.A11" style:family="table-cell">
      <style:table-cell-properties style:vertical-align="top" fo:padding-left="0.075in" fo:padding-right="0.075in" fo:padding-top="0in" fo:padding-bottom="0in" fo:border="none" style:writing-mode="lr-tb"/>
    </style:style>
    <style:style style:name="表格90.12" style:family="table-row">
      <style:table-row-properties style:min-row-height="0.3438in" style:keep-together="true" fo:keep-together="auto"/>
    </style:style>
    <style:style style:name="表格90.13" style:family="table-row">
      <style:table-row-properties style:min-row-height="1.6806in" style:keep-together="true" fo:keep-together="auto"/>
    </style:style>
    <style:style style:name="表格91" style:family="table">
      <style:table-properties style:width="5.7813in" table:align="left" style:writing-mode="lr-tb"/>
    </style:style>
    <style:style style:name="表格91.A" style:family="table-column">
      <style:table-column-properties style:column-width="1.0104in"/>
    </style:style>
    <style:style style:name="表格91.B" style:family="table-column">
      <style:table-column-properties style:column-width="0.125in"/>
    </style:style>
    <style:style style:name="表格91.C" style:family="table-column">
      <style:table-column-properties style:column-width="0.25in"/>
    </style:style>
    <style:style style:name="表格91.D" style:family="table-column">
      <style:table-column-properties style:column-width="4.3958in"/>
    </style:style>
    <style:style style:name="表格91.1" style:family="table-row">
      <style:table-row-properties style:min-row-height="0.4257in" style:keep-together="true" fo:keep-together="auto"/>
    </style:style>
    <style:style style:name="表格9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91.2" style:family="table-row">
      <style:table-row-properties style:min-row-height="0.0972in" style:keep-together="true" fo:keep-together="auto"/>
    </style:style>
    <style:style style:name="表格9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91.3" style:family="table-row">
      <style:table-row-properties style:min-row-height="0.3854in" style:keep-together="true" fo:keep-together="auto"/>
    </style:style>
    <style:style style:name="表格9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91.D3" style:family="table-cell">
      <style:table-cell-properties style:vertical-align="middle" fo:padding-left="0.075in" fo:padding-right="0.075in" fo:padding-top="0in" fo:padding-bottom="0in" fo:border="none" style:writing-mode="lr-tb"/>
    </style:style>
    <style:style style:name="表格9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91.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91.9" style:family="table-row">
      <style:table-row-properties style:min-row-height="0.1132in" style:keep-together="true" fo:keep-together="auto"/>
    </style:style>
    <style:style style:name="表格91.10" style:family="table-row">
      <style:table-row-properties style:min-row-height="0.3333in" style:keep-together="true" fo:keep-together="auto"/>
    </style:style>
    <style:style style:name="表格91.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91.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91.11" style:family="table-row">
      <style:table-row-properties style:min-row-height="2.0417in" style:keep-together="true" fo:keep-together="auto"/>
    </style:style>
    <style:style style:name="表格91.A11" style:family="table-cell">
      <style:table-cell-properties style:vertical-align="top" fo:padding-left="0.075in" fo:padding-right="0.075in" fo:padding-top="0in" fo:padding-bottom="0in" fo:border="none" style:writing-mode="lr-tb"/>
    </style:style>
    <style:style style:name="表格91.12" style:family="table-row">
      <style:table-row-properties style:min-row-height="0.3438in" style:keep-together="true" fo:keep-together="auto"/>
    </style:style>
    <style:style style:name="表格91.13" style:family="table-row">
      <style:table-row-properties style:min-row-height="0.6146in" style:keep-together="true" fo:keep-together="auto"/>
    </style:style>
    <style:style style:name="表格92" style:family="table">
      <style:table-properties style:width="5.7813in" table:align="left" style:writing-mode="lr-tb"/>
    </style:style>
    <style:style style:name="表格92.A" style:family="table-column">
      <style:table-column-properties style:column-width="1.0104in"/>
    </style:style>
    <style:style style:name="表格92.B" style:family="table-column">
      <style:table-column-properties style:column-width="0.125in"/>
    </style:style>
    <style:style style:name="表格92.C" style:family="table-column">
      <style:table-column-properties style:column-width="0.25in"/>
    </style:style>
    <style:style style:name="表格92.D" style:family="table-column">
      <style:table-column-properties style:column-width="4.3958in"/>
    </style:style>
    <style:style style:name="表格92.1" style:family="table-row">
      <style:table-row-properties style:min-row-height="0.4257in" style:keep-together="true" fo:keep-together="auto"/>
    </style:style>
    <style:style style:name="表格9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92.2" style:family="table-row">
      <style:table-row-properties style:min-row-height="0.0972in" style:keep-together="true" fo:keep-together="auto"/>
    </style:style>
    <style:style style:name="表格9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92.3" style:family="table-row">
      <style:table-row-properties style:min-row-height="0.3854in" style:keep-together="true" fo:keep-together="auto"/>
    </style:style>
    <style:style style:name="表格9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92.D3" style:family="table-cell">
      <style:table-cell-properties style:vertical-align="middle" fo:padding-left="0.075in" fo:padding-right="0.075in" fo:padding-top="0in" fo:padding-bottom="0in" fo:border="none" style:writing-mode="lr-tb"/>
    </style:style>
    <style:style style:name="表格9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92.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92.10" style:family="table-row">
      <style:table-row-properties style:min-row-height="0.1132in" style:keep-together="true" fo:keep-together="auto"/>
    </style:style>
    <style:style style:name="表格92.11" style:family="table-row">
      <style:table-row-properties style:min-row-height="0.3333in" style:keep-together="true" fo:keep-together="auto"/>
    </style:style>
    <style:style style:name="表格92.A11"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92.B11"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92.12" style:family="table-row">
      <style:table-row-properties style:min-row-height="2.0417in" style:keep-together="true" fo:keep-together="auto"/>
    </style:style>
    <style:style style:name="表格92.A12" style:family="table-cell">
      <style:table-cell-properties style:vertical-align="top" fo:padding-left="0.075in" fo:padding-right="0.075in" fo:padding-top="0in" fo:padding-bottom="0in" fo:border="none" style:writing-mode="lr-tb"/>
    </style:style>
    <style:style style:name="表格92.13" style:family="table-row">
      <style:table-row-properties style:min-row-height="0.3438in" style:keep-together="true" fo:keep-together="auto"/>
    </style:style>
    <style:style style:name="表格92.14" style:family="table-row">
      <style:table-row-properties style:min-row-height="2.5743in" style:keep-together="true" fo:keep-together="auto"/>
    </style:style>
    <style:style style:name="表格93" style:family="table">
      <style:table-properties style:width="5.7813in" table:align="left" style:writing-mode="lr-tb"/>
    </style:style>
    <style:style style:name="表格93.A" style:family="table-column">
      <style:table-column-properties style:column-width="1.0104in"/>
    </style:style>
    <style:style style:name="表格93.B" style:family="table-column">
      <style:table-column-properties style:column-width="0.125in"/>
    </style:style>
    <style:style style:name="表格93.C" style:family="table-column">
      <style:table-column-properties style:column-width="0.25in"/>
    </style:style>
    <style:style style:name="表格93.D" style:family="table-column">
      <style:table-column-properties style:column-width="4.3958in"/>
    </style:style>
    <style:style style:name="表格93.1" style:family="table-row">
      <style:table-row-properties style:min-row-height="0.4257in" style:keep-together="true" fo:keep-together="auto"/>
    </style:style>
    <style:style style:name="表格9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93.2" style:family="table-row">
      <style:table-row-properties style:min-row-height="0.0972in" style:keep-together="true" fo:keep-together="auto"/>
    </style:style>
    <style:style style:name="表格9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93.3" style:family="table-row">
      <style:table-row-properties style:min-row-height="0.3854in" style:keep-together="true" fo:keep-together="auto"/>
    </style:style>
    <style:style style:name="表格9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93.D3" style:family="table-cell">
      <style:table-cell-properties style:vertical-align="middle" fo:padding-left="0.075in" fo:padding-right="0.075in" fo:padding-top="0in" fo:padding-bottom="0in" fo:border="none" style:writing-mode="lr-tb"/>
    </style:style>
    <style:style style:name="表格9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93.8" style:family="table-row">
      <style:table-row-properties style:min-row-height="0.1132in" style:keep-together="true" fo:keep-together="auto"/>
    </style:style>
    <style:style style:name="表格93.9" style:family="table-row">
      <style:table-row-properties style:min-row-height="0.3333in" style:keep-together="true" fo:keep-together="auto"/>
    </style:style>
    <style:style style:name="表格93.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93.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93.10" style:family="table-row">
      <style:table-row-properties style:min-row-height="2.0417in" style:keep-together="true" fo:keep-together="auto"/>
    </style:style>
    <style:style style:name="表格93.A10" style:family="table-cell">
      <style:table-cell-properties style:vertical-align="top" fo:padding-left="0.075in" fo:padding-right="0.075in" fo:padding-top="0in" fo:padding-bottom="0in" fo:border="none" style:writing-mode="lr-tb"/>
    </style:style>
    <style:style style:name="表格93.11" style:family="table-row">
      <style:table-row-properties style:min-row-height="0.3438in" style:keep-together="true" fo:keep-together="auto"/>
    </style:style>
    <style:style style:name="表格93.12" style:family="table-row">
      <style:table-row-properties style:min-row-height="0.9681in" style:keep-together="true" fo:keep-together="auto"/>
    </style:style>
    <style:style style:name="表格94" style:family="table">
      <style:table-properties style:width="5.7813in" table:align="left" style:writing-mode="lr-tb"/>
    </style:style>
    <style:style style:name="表格94.A" style:family="table-column">
      <style:table-column-properties style:column-width="1.0104in"/>
    </style:style>
    <style:style style:name="表格94.B" style:family="table-column">
      <style:table-column-properties style:column-width="0.125in"/>
    </style:style>
    <style:style style:name="表格94.C" style:family="table-column">
      <style:table-column-properties style:column-width="0.25in"/>
    </style:style>
    <style:style style:name="表格94.D" style:family="table-column">
      <style:table-column-properties style:column-width="4.3958in"/>
    </style:style>
    <style:style style:name="表格94.1" style:family="table-row">
      <style:table-row-properties style:min-row-height="0.4257in" style:keep-together="true" fo:keep-together="auto"/>
    </style:style>
    <style:style style:name="表格9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94.2" style:family="table-row">
      <style:table-row-properties style:min-row-height="0.0972in" style:keep-together="true" fo:keep-together="auto"/>
    </style:style>
    <style:style style:name="表格9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94.3" style:family="table-row">
      <style:table-row-properties style:min-row-height="0.3854in" style:keep-together="true" fo:keep-together="auto"/>
    </style:style>
    <style:style style:name="表格9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94.D3" style:family="table-cell">
      <style:table-cell-properties style:vertical-align="middle" fo:padding-left="0.075in" fo:padding-right="0.075in" fo:padding-top="0in" fo:padding-bottom="0in" fo:border="none" style:writing-mode="lr-tb"/>
    </style:style>
    <style:style style:name="表格9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94.8" style:family="table-row">
      <style:table-row-properties style:min-row-height="0.1132in" style:keep-together="true" fo:keep-together="auto"/>
    </style:style>
    <style:style style:name="表格94.9" style:family="table-row">
      <style:table-row-properties style:min-row-height="0.3333in" style:keep-together="true" fo:keep-together="auto"/>
    </style:style>
    <style:style style:name="表格94.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94.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94.10" style:family="table-row">
      <style:table-row-properties style:min-row-height="2.0417in" style:keep-together="true" fo:keep-together="auto"/>
    </style:style>
    <style:style style:name="表格94.A10" style:family="table-cell">
      <style:table-cell-properties style:vertical-align="top" fo:padding-left="0.075in" fo:padding-right="0.075in" fo:padding-top="0in" fo:padding-bottom="0in" fo:border="none" style:writing-mode="lr-tb"/>
    </style:style>
    <style:style style:name="表格94.11" style:family="table-row">
      <style:table-row-properties style:min-row-height="0.3438in" style:keep-together="true" fo:keep-together="auto"/>
    </style:style>
    <style:style style:name="表格94.12" style:family="table-row">
      <style:table-row-properties style:min-row-height="0.7194in" style:keep-together="true" fo:keep-together="auto"/>
    </style:style>
    <style:style style:name="表格95" style:family="table">
      <style:table-properties style:width="5.7813in" table:align="left" style:writing-mode="lr-tb"/>
    </style:style>
    <style:style style:name="表格95.A" style:family="table-column">
      <style:table-column-properties style:column-width="1.0104in"/>
    </style:style>
    <style:style style:name="表格95.B" style:family="table-column">
      <style:table-column-properties style:column-width="0.125in"/>
    </style:style>
    <style:style style:name="表格95.C" style:family="table-column">
      <style:table-column-properties style:column-width="0.25in"/>
    </style:style>
    <style:style style:name="表格95.D" style:family="table-column">
      <style:table-column-properties style:column-width="4.3958in"/>
    </style:style>
    <style:style style:name="表格95.1" style:family="table-row">
      <style:table-row-properties style:min-row-height="0.4257in" style:keep-together="true" fo:keep-together="auto"/>
    </style:style>
    <style:style style:name="表格9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95.2" style:family="table-row">
      <style:table-row-properties style:min-row-height="0.0972in" style:keep-together="true" fo:keep-together="auto"/>
    </style:style>
    <style:style style:name="表格9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95.3" style:family="table-row">
      <style:table-row-properties style:min-row-height="0.3854in" style:keep-together="true" fo:keep-together="auto"/>
    </style:style>
    <style:style style:name="表格9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95.D3" style:family="table-cell">
      <style:table-cell-properties style:vertical-align="middle" fo:padding-left="0.075in" fo:padding-right="0.075in" fo:padding-top="0in" fo:padding-bottom="0in" fo:border="none" style:writing-mode="lr-tb"/>
    </style:style>
    <style:style style:name="表格9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95.8" style:family="table-row">
      <style:table-row-properties style:min-row-height="0.1132in" style:keep-together="true" fo:keep-together="auto"/>
    </style:style>
    <style:style style:name="表格95.9" style:family="table-row">
      <style:table-row-properties style:min-row-height="0.3333in" style:keep-together="true" fo:keep-together="auto"/>
    </style:style>
    <style:style style:name="表格95.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95.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95.10" style:family="table-row">
      <style:table-row-properties style:min-row-height="1.0507in" style:keep-together="true" fo:keep-together="auto"/>
    </style:style>
    <style:style style:name="表格95.A10" style:family="table-cell">
      <style:table-cell-properties style:vertical-align="top" fo:padding-left="0.075in" fo:padding-right="0.075in" fo:padding-top="0in" fo:padding-bottom="0in" fo:border="none" style:writing-mode="lr-tb"/>
    </style:style>
    <style:style style:name="表格95.11" style:family="table-row">
      <style:table-row-properties style:min-row-height="0.3438in" style:keep-together="true" fo:keep-together="auto"/>
    </style:style>
    <style:style style:name="表格95.12" style:family="table-row">
      <style:table-row-properties style:min-row-height="0.4889in" style:keep-together="true" fo:keep-together="auto"/>
    </style:style>
    <style:style style:name="表格96" style:family="table">
      <style:table-properties style:width="5.7813in" table:align="left" style:writing-mode="lr-tb"/>
    </style:style>
    <style:style style:name="表格96.A" style:family="table-column">
      <style:table-column-properties style:column-width="1.0104in"/>
    </style:style>
    <style:style style:name="表格96.B" style:family="table-column">
      <style:table-column-properties style:column-width="0.125in"/>
    </style:style>
    <style:style style:name="表格96.C" style:family="table-column">
      <style:table-column-properties style:column-width="0.25in"/>
    </style:style>
    <style:style style:name="表格96.D" style:family="table-column">
      <style:table-column-properties style:column-width="4.3958in"/>
    </style:style>
    <style:style style:name="表格96.1" style:family="table-row">
      <style:table-row-properties style:min-row-height="0.4257in" style:keep-together="true" fo:keep-together="auto"/>
    </style:style>
    <style:style style:name="表格9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96.2" style:family="table-row">
      <style:table-row-properties style:min-row-height="0.0972in" style:keep-together="true" fo:keep-together="auto"/>
    </style:style>
    <style:style style:name="表格9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96.3" style:family="table-row">
      <style:table-row-properties style:min-row-height="0.3854in" style:keep-together="true" fo:keep-together="auto"/>
    </style:style>
    <style:style style:name="表格9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96.D3" style:family="table-cell">
      <style:table-cell-properties style:vertical-align="middle" fo:padding-left="0.075in" fo:padding-right="0.075in" fo:padding-top="0in" fo:padding-bottom="0in" fo:border="none" style:writing-mode="lr-tb"/>
    </style:style>
    <style:style style:name="表格9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96.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96.9" style:family="table-row">
      <style:table-row-properties style:min-row-height="0.1132in" style:keep-together="true" fo:keep-together="auto"/>
    </style:style>
    <style:style style:name="表格96.10" style:family="table-row">
      <style:table-row-properties style:min-row-height="0.3333in" style:keep-together="true" fo:keep-together="auto"/>
    </style:style>
    <style:style style:name="表格96.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96.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96.11" style:family="table-row">
      <style:table-row-properties style:min-row-height="2.0417in" style:keep-together="true" fo:keep-together="auto"/>
    </style:style>
    <style:style style:name="表格96.A11" style:family="table-cell">
      <style:table-cell-properties style:vertical-align="top" fo:padding-left="0.075in" fo:padding-right="0.075in" fo:padding-top="0in" fo:padding-bottom="0in" fo:border="none" style:writing-mode="lr-tb"/>
    </style:style>
    <style:style style:name="表格96.12" style:family="table-row">
      <style:table-row-properties style:min-row-height="0.3438in" style:keep-together="true" fo:keep-together="auto"/>
    </style:style>
    <style:style style:name="表格96.13" style:family="table-row">
      <style:table-row-properties style:min-row-height="0.9424in" style:keep-together="true" fo:keep-together="auto"/>
    </style:style>
    <style:style style:name="表格97" style:family="table">
      <style:table-properties style:width="5.7813in" table:align="left" style:writing-mode="lr-tb"/>
    </style:style>
    <style:style style:name="表格97.A" style:family="table-column">
      <style:table-column-properties style:column-width="1.0104in"/>
    </style:style>
    <style:style style:name="表格97.B" style:family="table-column">
      <style:table-column-properties style:column-width="0.125in"/>
    </style:style>
    <style:style style:name="表格97.C" style:family="table-column">
      <style:table-column-properties style:column-width="0.25in"/>
    </style:style>
    <style:style style:name="表格97.D" style:family="table-column">
      <style:table-column-properties style:column-width="4.3958in"/>
    </style:style>
    <style:style style:name="表格97.1" style:family="table-row">
      <style:table-row-properties style:min-row-height="0.4257in" style:keep-together="true" fo:keep-together="auto"/>
    </style:style>
    <style:style style:name="表格9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97.2" style:family="table-row">
      <style:table-row-properties style:min-row-height="0.0972in" style:keep-together="true" fo:keep-together="auto"/>
    </style:style>
    <style:style style:name="表格9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97.3" style:family="table-row">
      <style:table-row-properties style:min-row-height="0.3854in" style:keep-together="true" fo:keep-together="auto"/>
    </style:style>
    <style:style style:name="表格9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97.D3" style:family="table-cell">
      <style:table-cell-properties style:vertical-align="middle" fo:padding-left="0.075in" fo:padding-right="0.075in" fo:padding-top="0in" fo:padding-bottom="0in" fo:border="none" style:writing-mode="lr-tb"/>
    </style:style>
    <style:style style:name="表格9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97.8" style:family="table-row">
      <style:table-row-properties style:min-row-height="0.1132in" style:keep-together="true" fo:keep-together="auto"/>
    </style:style>
    <style:style style:name="表格97.9" style:family="table-row">
      <style:table-row-properties style:min-row-height="0.3333in" style:keep-together="true" fo:keep-together="auto"/>
    </style:style>
    <style:style style:name="表格97.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97.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97.10" style:family="table-row">
      <style:table-row-properties style:min-row-height="2.0417in" style:keep-together="true" fo:keep-together="auto"/>
    </style:style>
    <style:style style:name="表格97.A10" style:family="table-cell">
      <style:table-cell-properties style:vertical-align="top" fo:padding-left="0.075in" fo:padding-right="0.075in" fo:padding-top="0in" fo:padding-bottom="0in" fo:border="none" style:writing-mode="lr-tb"/>
    </style:style>
    <style:style style:name="表格97.11" style:family="table-row">
      <style:table-row-properties style:min-row-height="0.3438in" style:keep-together="true" fo:keep-together="auto"/>
    </style:style>
    <style:style style:name="表格97.12" style:family="table-row">
      <style:table-row-properties style:min-row-height="0.4431in" style:keep-together="true" fo:keep-together="auto"/>
    </style:style>
    <style:style style:name="表格98" style:family="table">
      <style:table-properties style:width="5.7813in" table:align="left" style:writing-mode="lr-tb"/>
    </style:style>
    <style:style style:name="表格98.A" style:family="table-column">
      <style:table-column-properties style:column-width="1.0104in"/>
    </style:style>
    <style:style style:name="表格98.B" style:family="table-column">
      <style:table-column-properties style:column-width="0.125in"/>
    </style:style>
    <style:style style:name="表格98.C" style:family="table-column">
      <style:table-column-properties style:column-width="0.25in"/>
    </style:style>
    <style:style style:name="表格98.D" style:family="table-column">
      <style:table-column-properties style:column-width="4.3958in"/>
    </style:style>
    <style:style style:name="表格98.1" style:family="table-row">
      <style:table-row-properties style:min-row-height="0.4257in" style:keep-together="true" fo:keep-together="auto"/>
    </style:style>
    <style:style style:name="表格9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98.2" style:family="table-row">
      <style:table-row-properties style:min-row-height="0.0972in" style:keep-together="true" fo:keep-together="auto"/>
    </style:style>
    <style:style style:name="表格9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98.3" style:family="table-row">
      <style:table-row-properties style:min-row-height="0.3854in" style:keep-together="true" fo:keep-together="auto"/>
    </style:style>
    <style:style style:name="表格9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98.D3" style:family="table-cell">
      <style:table-cell-properties style:vertical-align="middle" fo:padding-left="0.075in" fo:padding-right="0.075in" fo:padding-top="0in" fo:padding-bottom="0in" fo:border="none" style:writing-mode="lr-tb"/>
    </style:style>
    <style:style style:name="表格9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98.8" style:family="table-row">
      <style:table-row-properties style:min-row-height="0.1132in" style:keep-together="true" fo:keep-together="auto"/>
    </style:style>
    <style:style style:name="表格98.9" style:family="table-row">
      <style:table-row-properties style:min-row-height="0.3333in" style:keep-together="true" fo:keep-together="auto"/>
    </style:style>
    <style:style style:name="表格98.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98.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98.10" style:family="table-row">
      <style:table-row-properties style:min-row-height="2.0417in" style:keep-together="true" fo:keep-together="auto"/>
    </style:style>
    <style:style style:name="表格98.A10" style:family="table-cell">
      <style:table-cell-properties style:vertical-align="top" fo:padding-left="0.075in" fo:padding-right="0.075in" fo:padding-top="0in" fo:padding-bottom="0in" fo:border="none" style:writing-mode="lr-tb"/>
    </style:style>
    <style:style style:name="表格98.11" style:family="table-row">
      <style:table-row-properties style:min-row-height="0.3438in" style:keep-together="true" fo:keep-together="auto"/>
    </style:style>
    <style:style style:name="表格98.12" style:family="table-row">
      <style:table-row-properties style:min-row-height="0.5326in" style:keep-together="true" fo:keep-together="auto"/>
    </style:style>
    <style:style style:name="表格99" style:family="table">
      <style:table-properties style:width="5.7813in" table:align="left" style:writing-mode="lr-tb"/>
    </style:style>
    <style:style style:name="表格99.A" style:family="table-column">
      <style:table-column-properties style:column-width="1.3854in"/>
    </style:style>
    <style:style style:name="表格99.B" style:family="table-column">
      <style:table-column-properties style:column-width="4.3958in"/>
    </style:style>
    <style:style style:name="表格99.1" style:family="table-row">
      <style:table-row-properties style:min-row-height="0.4257in" style:keep-together="true" fo:keep-together="auto"/>
    </style:style>
    <style:style style:name="表格9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99.2" style:family="table-row">
      <style:table-row-properties style:min-row-height="0.0972in" style:keep-together="true" fo:keep-together="auto"/>
    </style:style>
    <style:style style:name="表格9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99.3" style:family="table-row">
      <style:table-row-properties style:min-row-height="0.3854in" style:keep-together="true" fo:keep-together="auto"/>
    </style:style>
    <style:style style:name="表格9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99.B3" style:family="table-cell">
      <style:table-cell-properties style:vertical-align="middle" fo:padding-left="0.075in" fo:padding-right="0.075in" fo:padding-top="0in" fo:padding-bottom="0in" fo:border="none" style:writing-mode="lr-tb"/>
    </style:style>
    <style:style style:name="表格9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99.8" style:family="table-row">
      <style:table-row-properties style:min-row-height="0.1132in" style:keep-together="true" fo:keep-together="auto"/>
    </style:style>
    <style:style style:name="表格100" style:family="table">
      <style:table-properties style:width="5.7813in" table:align="left" style:writing-mode="lr-tb"/>
    </style:style>
    <style:style style:name="表格100.A" style:family="table-column">
      <style:table-column-properties style:column-width="1.0104in"/>
    </style:style>
    <style:style style:name="表格100.B" style:family="table-column">
      <style:table-column-properties style:column-width="0.125in"/>
    </style:style>
    <style:style style:name="表格100.C" style:family="table-column">
      <style:table-column-properties style:column-width="0.25in"/>
    </style:style>
    <style:style style:name="表格100.D" style:family="table-column">
      <style:table-column-properties style:column-width="4.3958in"/>
    </style:style>
    <style:style style:name="表格100.1" style:family="table-row">
      <style:table-row-properties style:min-row-height="0.4257in" style:keep-together="true" fo:keep-together="auto"/>
    </style:style>
    <style:style style:name="表格10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00.2" style:family="table-row">
      <style:table-row-properties style:min-row-height="0.0972in" style:keep-together="true" fo:keep-together="auto"/>
    </style:style>
    <style:style style:name="表格10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00.3" style:family="table-row">
      <style:table-row-properties style:min-row-height="0.3854in" style:keep-together="true" fo:keep-together="auto"/>
    </style:style>
    <style:style style:name="表格10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00.D3" style:family="table-cell">
      <style:table-cell-properties style:vertical-align="middle" fo:padding-left="0.075in" fo:padding-right="0.075in" fo:padding-top="0in" fo:padding-bottom="0in" fo:border="none" style:writing-mode="lr-tb"/>
    </style:style>
    <style:style style:name="表格10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00.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00.9" style:family="table-row">
      <style:table-row-properties style:min-row-height="0.1132in" style:keep-together="true" fo:keep-together="auto"/>
    </style:style>
    <style:style style:name="表格100.10" style:family="table-row">
      <style:table-row-properties style:min-row-height="0.3333in" style:keep-together="true" fo:keep-together="auto"/>
    </style:style>
    <style:style style:name="表格100.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00.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00.11" style:family="table-row">
      <style:table-row-properties style:min-row-height="2.0417in" style:keep-together="true" fo:keep-together="auto"/>
    </style:style>
    <style:style style:name="表格100.A11" style:family="table-cell">
      <style:table-cell-properties style:vertical-align="top" fo:padding-left="0.075in" fo:padding-right="0.075in" fo:padding-top="0in" fo:padding-bottom="0in" fo:border="none" style:writing-mode="lr-tb"/>
    </style:style>
    <style:style style:name="表格100.12" style:family="table-row">
      <style:table-row-properties style:min-row-height="0.3438in" style:keep-together="true" fo:keep-together="auto"/>
    </style:style>
    <style:style style:name="表格100.13" style:family="table-row">
      <style:table-row-properties style:min-row-height="1.2757in" style:keep-together="true" fo:keep-together="auto"/>
    </style:style>
    <style:style style:name="表格101" style:family="table">
      <style:table-properties style:width="5.7813in" table:align="left" style:writing-mode="lr-tb"/>
    </style:style>
    <style:style style:name="表格101.A" style:family="table-column">
      <style:table-column-properties style:column-width="1.3854in"/>
    </style:style>
    <style:style style:name="表格101.B" style:family="table-column">
      <style:table-column-properties style:column-width="4.3958in"/>
    </style:style>
    <style:style style:name="表格101.1" style:family="table-row">
      <style:table-row-properties style:min-row-height="0.4257in" style:keep-together="true" fo:keep-together="auto"/>
    </style:style>
    <style:style style:name="表格10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01.2" style:family="table-row">
      <style:table-row-properties style:min-row-height="0.0972in" style:keep-together="true" fo:keep-together="auto"/>
    </style:style>
    <style:style style:name="表格10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01.3" style:family="table-row">
      <style:table-row-properties style:min-row-height="0.3854in" style:keep-together="true" fo:keep-together="auto"/>
    </style:style>
    <style:style style:name="表格10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01.B3" style:family="table-cell">
      <style:table-cell-properties style:vertical-align="middle" fo:padding-left="0.075in" fo:padding-right="0.075in" fo:padding-top="0in" fo:padding-bottom="0in" fo:border="none" style:writing-mode="lr-tb"/>
    </style:style>
    <style:style style:name="表格10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01.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01.9" style:family="table-row">
      <style:table-row-properties style:min-row-height="0.1132in" style:keep-together="true" fo:keep-together="auto"/>
    </style:style>
    <style:style style:name="表格102" style:family="table">
      <style:table-properties style:width="5.7813in" table:align="left" style:writing-mode="lr-tb"/>
    </style:style>
    <style:style style:name="表格102.A" style:family="table-column">
      <style:table-column-properties style:column-width="1.3854in"/>
    </style:style>
    <style:style style:name="表格102.B" style:family="table-column">
      <style:table-column-properties style:column-width="4.3958in"/>
    </style:style>
    <style:style style:name="表格102.1" style:family="table-row">
      <style:table-row-properties style:min-row-height="0.4257in" style:keep-together="true" fo:keep-together="auto"/>
    </style:style>
    <style:style style:name="表格10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02.2" style:family="table-row">
      <style:table-row-properties style:min-row-height="0.0972in" style:keep-together="true" fo:keep-together="auto"/>
    </style:style>
    <style:style style:name="表格10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02.3" style:family="table-row">
      <style:table-row-properties style:min-row-height="0.3854in" style:keep-together="true" fo:keep-together="auto"/>
    </style:style>
    <style:style style:name="表格10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02.B3" style:family="table-cell">
      <style:table-cell-properties style:vertical-align="middle" fo:padding-left="0.075in" fo:padding-right="0.075in" fo:padding-top="0in" fo:padding-bottom="0in" fo:border="none" style:writing-mode="lr-tb"/>
    </style:style>
    <style:style style:name="表格10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02.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02.10" style:family="table-row">
      <style:table-row-properties style:min-row-height="0.1132in" style:keep-together="true" fo:keep-together="auto"/>
    </style:style>
    <style:style style:name="表格103" style:family="table">
      <style:table-properties style:width="5.7813in" table:align="left" style:writing-mode="lr-tb"/>
    </style:style>
    <style:style style:name="表格103.A" style:family="table-column">
      <style:table-column-properties style:column-width="1.3854in"/>
    </style:style>
    <style:style style:name="表格103.B" style:family="table-column">
      <style:table-column-properties style:column-width="4.3958in"/>
    </style:style>
    <style:style style:name="表格103.1" style:family="table-row">
      <style:table-row-properties style:min-row-height="0.4257in" style:keep-together="true" fo:keep-together="auto"/>
    </style:style>
    <style:style style:name="表格10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03.2" style:family="table-row">
      <style:table-row-properties style:min-row-height="0.0972in" style:keep-together="true" fo:keep-together="auto"/>
    </style:style>
    <style:style style:name="表格10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03.3" style:family="table-row">
      <style:table-row-properties style:min-row-height="0.3854in" style:keep-together="true" fo:keep-together="auto"/>
    </style:style>
    <style:style style:name="表格10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03.B3" style:family="table-cell">
      <style:table-cell-properties style:vertical-align="middle" fo:padding-left="0.075in" fo:padding-right="0.075in" fo:padding-top="0in" fo:padding-bottom="0in" fo:border="none" style:writing-mode="lr-tb"/>
    </style:style>
    <style:style style:name="表格10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03.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03.10" style:family="table-row">
      <style:table-row-properties style:min-row-height="0.1132in" style:keep-together="true" fo:keep-together="auto"/>
    </style:style>
    <style:style style:name="表格104" style:family="table">
      <style:table-properties style:width="5.7813in" table:align="left" style:writing-mode="lr-tb"/>
    </style:style>
    <style:style style:name="表格104.A" style:family="table-column">
      <style:table-column-properties style:column-width="1.3854in"/>
    </style:style>
    <style:style style:name="表格104.B" style:family="table-column">
      <style:table-column-properties style:column-width="4.3958in"/>
    </style:style>
    <style:style style:name="表格104.1" style:family="table-row">
      <style:table-row-properties style:min-row-height="0.4257in" style:keep-together="true" fo:keep-together="auto"/>
    </style:style>
    <style:style style:name="表格10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04.2" style:family="table-row">
      <style:table-row-properties style:min-row-height="0.0972in" style:keep-together="true" fo:keep-together="auto"/>
    </style:style>
    <style:style style:name="表格10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04.3" style:family="table-row">
      <style:table-row-properties style:min-row-height="0.3854in" style:keep-together="true" fo:keep-together="auto"/>
    </style:style>
    <style:style style:name="表格10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04.B3" style:family="table-cell">
      <style:table-cell-properties style:vertical-align="middle" fo:padding-left="0.075in" fo:padding-right="0.075in" fo:padding-top="0in" fo:padding-bottom="0in" fo:border="none" style:writing-mode="lr-tb"/>
    </style:style>
    <style:style style:name="表格10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04.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04.9" style:family="table-row">
      <style:table-row-properties style:min-row-height="0.1132in" style:keep-together="true" fo:keep-together="auto"/>
    </style:style>
    <style:style style:name="表格105" style:family="table">
      <style:table-properties style:width="5.7813in" table:align="left" style:writing-mode="lr-tb"/>
    </style:style>
    <style:style style:name="表格105.A" style:family="table-column">
      <style:table-column-properties style:column-width="1.3854in"/>
    </style:style>
    <style:style style:name="表格105.B" style:family="table-column">
      <style:table-column-properties style:column-width="4.3958in"/>
    </style:style>
    <style:style style:name="表格105.1" style:family="table-row">
      <style:table-row-properties style:min-row-height="0.4257in" style:keep-together="true" fo:keep-together="auto"/>
    </style:style>
    <style:style style:name="表格10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05.2" style:family="table-row">
      <style:table-row-properties style:min-row-height="0.0972in" style:keep-together="true" fo:keep-together="auto"/>
    </style:style>
    <style:style style:name="表格10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05.3" style:family="table-row">
      <style:table-row-properties style:min-row-height="0.3854in" style:keep-together="true" fo:keep-together="auto"/>
    </style:style>
    <style:style style:name="表格10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05.B3" style:family="table-cell">
      <style:table-cell-properties style:vertical-align="middle" fo:padding-left="0.075in" fo:padding-right="0.075in" fo:padding-top="0in" fo:padding-bottom="0in" fo:border="none" style:writing-mode="lr-tb"/>
    </style:style>
    <style:style style:name="表格10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05.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05.9" style:family="table-row">
      <style:table-row-properties style:min-row-height="0.1132in" style:keep-together="true" fo:keep-together="auto"/>
    </style:style>
    <style:style style:name="表格106" style:family="table">
      <style:table-properties style:width="5.7813in" table:align="left" style:writing-mode="lr-tb"/>
    </style:style>
    <style:style style:name="表格106.A" style:family="table-column">
      <style:table-column-properties style:column-width="1.3854in"/>
    </style:style>
    <style:style style:name="表格106.B" style:family="table-column">
      <style:table-column-properties style:column-width="4.3958in"/>
    </style:style>
    <style:style style:name="表格106.1" style:family="table-row">
      <style:table-row-properties style:min-row-height="0.4257in" style:keep-together="true" fo:keep-together="auto"/>
    </style:style>
    <style:style style:name="表格10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06.2" style:family="table-row">
      <style:table-row-properties style:min-row-height="0.0972in" style:keep-together="true" fo:keep-together="auto"/>
    </style:style>
    <style:style style:name="表格10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06.3" style:family="table-row">
      <style:table-row-properties style:min-row-height="0.3854in" style:keep-together="true" fo:keep-together="auto"/>
    </style:style>
    <style:style style:name="表格10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06.B3" style:family="table-cell">
      <style:table-cell-properties style:vertical-align="middle" fo:padding-left="0.075in" fo:padding-right="0.075in" fo:padding-top="0in" fo:padding-bottom="0in" fo:border="none" style:writing-mode="lr-tb"/>
    </style:style>
    <style:style style:name="表格10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06.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06.9" style:family="table-row">
      <style:table-row-properties style:min-row-height="0.1132in" style:keep-together="true" fo:keep-together="auto"/>
    </style:style>
    <style:style style:name="表格107" style:family="table">
      <style:table-properties style:width="5.7813in" table:align="left" style:writing-mode="lr-tb"/>
    </style:style>
    <style:style style:name="表格107.A" style:family="table-column">
      <style:table-column-properties style:column-width="1.0104in"/>
    </style:style>
    <style:style style:name="表格107.B" style:family="table-column">
      <style:table-column-properties style:column-width="0.125in"/>
    </style:style>
    <style:style style:name="表格107.C" style:family="table-column">
      <style:table-column-properties style:column-width="0.25in"/>
    </style:style>
    <style:style style:name="表格107.D" style:family="table-column">
      <style:table-column-properties style:column-width="4.3958in"/>
    </style:style>
    <style:style style:name="表格107.1" style:family="table-row">
      <style:table-row-properties style:min-row-height="0.4257in" style:keep-together="true" fo:keep-together="auto"/>
    </style:style>
    <style:style style:name="表格10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07.2" style:family="table-row">
      <style:table-row-properties style:min-row-height="0.0972in" style:keep-together="true" fo:keep-together="auto"/>
    </style:style>
    <style:style style:name="表格10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07.3" style:family="table-row">
      <style:table-row-properties style:min-row-height="0.3854in" style:keep-together="true" fo:keep-together="auto"/>
    </style:style>
    <style:style style:name="表格10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07.D3" style:family="table-cell">
      <style:table-cell-properties style:vertical-align="middle" fo:padding-left="0.075in" fo:padding-right="0.075in" fo:padding-top="0in" fo:padding-bottom="0in" fo:border="none" style:writing-mode="lr-tb"/>
    </style:style>
    <style:style style:name="表格10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07.8" style:family="table-row">
      <style:table-row-properties style:min-row-height="0.1132in" style:keep-together="true" fo:keep-together="auto"/>
    </style:style>
    <style:style style:name="表格107.9" style:family="table-row">
      <style:table-row-properties style:min-row-height="0.3333in" style:keep-together="true" fo:keep-together="auto"/>
    </style:style>
    <style:style style:name="表格107.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07.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07.10" style:family="table-row">
      <style:table-row-properties style:min-row-height="2.0417in" style:keep-together="true" fo:keep-together="auto"/>
    </style:style>
    <style:style style:name="表格107.A10" style:family="table-cell">
      <style:table-cell-properties style:vertical-align="top" fo:padding-left="0.075in" fo:padding-right="0.075in" fo:padding-top="0in" fo:padding-bottom="0in" fo:border="none" style:writing-mode="lr-tb"/>
    </style:style>
    <style:style style:name="表格107.11" style:family="table-row">
      <style:table-row-properties style:min-row-height="0.3438in" style:keep-together="true" fo:keep-together="auto"/>
    </style:style>
    <style:style style:name="表格107.12" style:family="table-row">
      <style:table-row-properties style:min-row-height="1.309in" style:keep-together="true" fo:keep-together="auto"/>
    </style:style>
    <style:style style:name="表格108" style:family="table">
      <style:table-properties style:width="5.7813in" table:align="left" style:writing-mode="lr-tb"/>
    </style:style>
    <style:style style:name="表格108.A" style:family="table-column">
      <style:table-column-properties style:column-width="1.3854in"/>
    </style:style>
    <style:style style:name="表格108.B" style:family="table-column">
      <style:table-column-properties style:column-width="4.3958in"/>
    </style:style>
    <style:style style:name="表格108.1" style:family="table-row">
      <style:table-row-properties style:min-row-height="0.4257in" style:keep-together="true" fo:keep-together="auto"/>
    </style:style>
    <style:style style:name="表格10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08.2" style:family="table-row">
      <style:table-row-properties style:min-row-height="0.0972in" style:keep-together="true" fo:keep-together="auto"/>
    </style:style>
    <style:style style:name="表格10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08.3" style:family="table-row">
      <style:table-row-properties style:min-row-height="0.3854in" style:keep-together="true" fo:keep-together="auto"/>
    </style:style>
    <style:style style:name="表格10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08.B3" style:family="table-cell">
      <style:table-cell-properties style:vertical-align="middle" fo:padding-left="0.075in" fo:padding-right="0.075in" fo:padding-top="0in" fo:padding-bottom="0in" fo:border="none" style:writing-mode="lr-tb"/>
    </style:style>
    <style:style style:name="表格10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09" style:family="table">
      <style:table-properties style:width="5.7813in" table:align="left" style:writing-mode="lr-tb"/>
    </style:style>
    <style:style style:name="表格109.A" style:family="table-column">
      <style:table-column-properties style:column-width="1.3854in"/>
    </style:style>
    <style:style style:name="表格109.B" style:family="table-column">
      <style:table-column-properties style:column-width="4.3958in"/>
    </style:style>
    <style:style style:name="表格109.1" style:family="table-row">
      <style:table-row-properties style:min-row-height="0.4257in" style:keep-together="true" fo:keep-together="auto"/>
    </style:style>
    <style:style style:name="表格10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09.2" style:family="table-row">
      <style:table-row-properties style:min-row-height="0.0972in" style:keep-together="true" fo:keep-together="auto"/>
    </style:style>
    <style:style style:name="表格10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09.3" style:family="table-row">
      <style:table-row-properties style:min-row-height="0.3854in" style:keep-together="true" fo:keep-together="auto"/>
    </style:style>
    <style:style style:name="表格10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09.B3" style:family="table-cell">
      <style:table-cell-properties style:vertical-align="middle" fo:padding-left="0.075in" fo:padding-right="0.075in" fo:padding-top="0in" fo:padding-bottom="0in" fo:border="none" style:writing-mode="lr-tb"/>
    </style:style>
    <style:style style:name="表格10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09.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09.9" style:family="table-row">
      <style:table-row-properties style:min-row-height="0.1132in" style:keep-together="true" fo:keep-together="auto"/>
    </style:style>
    <style:style style:name="表格110" style:family="table">
      <style:table-properties style:width="5.7813in" table:align="left" style:writing-mode="lr-tb"/>
    </style:style>
    <style:style style:name="表格110.A" style:family="table-column">
      <style:table-column-properties style:column-width="1.3854in"/>
    </style:style>
    <style:style style:name="表格110.B" style:family="table-column">
      <style:table-column-properties style:column-width="4.3958in"/>
    </style:style>
    <style:style style:name="表格110.1" style:family="table-row">
      <style:table-row-properties style:min-row-height="0.4257in" style:keep-together="true" fo:keep-together="auto"/>
    </style:style>
    <style:style style:name="表格11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10.2" style:family="table-row">
      <style:table-row-properties style:min-row-height="0.0972in" style:keep-together="true" fo:keep-together="auto"/>
    </style:style>
    <style:style style:name="表格11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10.3" style:family="table-row">
      <style:table-row-properties style:min-row-height="0.3854in" style:keep-together="true" fo:keep-together="auto"/>
    </style:style>
    <style:style style:name="表格11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10.B3" style:family="table-cell">
      <style:table-cell-properties style:vertical-align="middle" fo:padding-left="0.075in" fo:padding-right="0.075in" fo:padding-top="0in" fo:padding-bottom="0in" fo:border="none" style:writing-mode="lr-tb"/>
    </style:style>
    <style:style style:name="表格11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10.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10.9" style:family="table-row">
      <style:table-row-properties style:min-row-height="0.1132in" style:keep-together="true" fo:keep-together="auto"/>
    </style:style>
    <style:style style:name="表格111" style:family="table">
      <style:table-properties style:width="5.7813in" table:align="left" style:writing-mode="lr-tb"/>
    </style:style>
    <style:style style:name="表格111.A" style:family="table-column">
      <style:table-column-properties style:column-width="1.3854in"/>
    </style:style>
    <style:style style:name="表格111.B" style:family="table-column">
      <style:table-column-properties style:column-width="4.3958in"/>
    </style:style>
    <style:style style:name="表格111.1" style:family="table-row">
      <style:table-row-properties style:min-row-height="0.4257in" style:keep-together="true" fo:keep-together="auto"/>
    </style:style>
    <style:style style:name="表格11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11.2" style:family="table-row">
      <style:table-row-properties style:min-row-height="0.0972in" style:keep-together="true" fo:keep-together="auto"/>
    </style:style>
    <style:style style:name="表格11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11.3" style:family="table-row">
      <style:table-row-properties style:min-row-height="0.3854in" style:keep-together="true" fo:keep-together="auto"/>
    </style:style>
    <style:style style:name="表格11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11.B3" style:family="table-cell">
      <style:table-cell-properties style:vertical-align="middle" fo:padding-left="0.075in" fo:padding-right="0.075in" fo:padding-top="0in" fo:padding-bottom="0in" fo:border="none" style:writing-mode="lr-tb"/>
    </style:style>
    <style:style style:name="表格11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11.A7"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11.8" style:family="table-row">
      <style:table-row-properties style:min-row-height="0.1132in" style:keep-together="true" fo:keep-together="auto"/>
    </style:style>
    <style:style style:name="表格112" style:family="table">
      <style:table-properties style:width="5.7813in" table:align="left" style:writing-mode="lr-tb"/>
    </style:style>
    <style:style style:name="表格112.A" style:family="table-column">
      <style:table-column-properties style:column-width="1.3854in"/>
    </style:style>
    <style:style style:name="表格112.B" style:family="table-column">
      <style:table-column-properties style:column-width="4.3958in"/>
    </style:style>
    <style:style style:name="表格112.1" style:family="table-row">
      <style:table-row-properties style:min-row-height="0.4257in" style:keep-together="true" fo:keep-together="auto"/>
    </style:style>
    <style:style style:name="表格11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12.2" style:family="table-row">
      <style:table-row-properties style:min-row-height="0.0972in" style:keep-together="true" fo:keep-together="auto"/>
    </style:style>
    <style:style style:name="表格11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12.3" style:family="table-row">
      <style:table-row-properties style:min-row-height="0.3854in" style:keep-together="true" fo:keep-together="auto"/>
    </style:style>
    <style:style style:name="表格11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12.B3" style:family="table-cell">
      <style:table-cell-properties style:vertical-align="middle" fo:padding-left="0.075in" fo:padding-right="0.075in" fo:padding-top="0in" fo:padding-bottom="0in" fo:border="none" style:writing-mode="lr-tb"/>
    </style:style>
    <style:style style:name="表格11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13" style:family="table">
      <style:table-properties style:width="5.7813in" table:align="left" style:writing-mode="lr-tb"/>
    </style:style>
    <style:style style:name="表格113.A" style:family="table-column">
      <style:table-column-properties style:column-width="1.0104in"/>
    </style:style>
    <style:style style:name="表格113.B" style:family="table-column">
      <style:table-column-properties style:column-width="0.125in"/>
    </style:style>
    <style:style style:name="表格113.C" style:family="table-column">
      <style:table-column-properties style:column-width="0.25in"/>
    </style:style>
    <style:style style:name="表格113.D" style:family="table-column">
      <style:table-column-properties style:column-width="4.3958in"/>
    </style:style>
    <style:style style:name="表格113.1" style:family="table-row">
      <style:table-row-properties style:min-row-height="0.4257in" style:keep-together="true" fo:keep-together="auto"/>
    </style:style>
    <style:style style:name="表格11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13.2" style:family="table-row">
      <style:table-row-properties style:min-row-height="0.0972in" style:keep-together="true" fo:keep-together="auto"/>
    </style:style>
    <style:style style:name="表格11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13.3" style:family="table-row">
      <style:table-row-properties style:min-row-height="0.3854in" style:keep-together="true" fo:keep-together="auto"/>
    </style:style>
    <style:style style:name="表格11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13.D3" style:family="table-cell">
      <style:table-cell-properties style:vertical-align="middle" fo:padding-left="0.075in" fo:padding-right="0.075in" fo:padding-top="0in" fo:padding-bottom="0in" fo:border="none" style:writing-mode="lr-tb"/>
    </style:style>
    <style:style style:name="表格11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13.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13.9" style:family="table-row">
      <style:table-row-properties style:min-row-height="0.1132in" style:keep-together="true" fo:keep-together="auto"/>
    </style:style>
    <style:style style:name="表格113.10" style:family="table-row">
      <style:table-row-properties style:min-row-height="0.3333in" style:keep-together="true" fo:keep-together="auto"/>
    </style:style>
    <style:style style:name="表格113.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13.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13.11" style:family="table-row">
      <style:table-row-properties style:min-row-height="2.0417in" style:keep-together="true" fo:keep-together="auto"/>
    </style:style>
    <style:style style:name="表格113.A11" style:family="table-cell">
      <style:table-cell-properties style:vertical-align="top" fo:padding-left="0.075in" fo:padding-right="0.075in" fo:padding-top="0in" fo:padding-bottom="0in" fo:border="none" style:writing-mode="lr-tb"/>
    </style:style>
    <style:style style:name="表格113.12" style:family="table-row">
      <style:table-row-properties style:min-row-height="0.3438in" style:keep-together="true" fo:keep-together="auto"/>
    </style:style>
    <style:style style:name="表格113.13" style:family="table-row">
      <style:table-row-properties style:min-row-height="1.025in" style:keep-together="true" fo:keep-together="auto"/>
    </style:style>
    <style:style style:name="表格114" style:family="table">
      <style:table-properties style:width="5.7813in" table:align="left" style:writing-mode="lr-tb"/>
    </style:style>
    <style:style style:name="表格114.A" style:family="table-column">
      <style:table-column-properties style:column-width="1.0104in"/>
    </style:style>
    <style:style style:name="表格114.B" style:family="table-column">
      <style:table-column-properties style:column-width="0.125in"/>
    </style:style>
    <style:style style:name="表格114.C" style:family="table-column">
      <style:table-column-properties style:column-width="0.25in"/>
    </style:style>
    <style:style style:name="表格114.D" style:family="table-column">
      <style:table-column-properties style:column-width="4.3958in"/>
    </style:style>
    <style:style style:name="表格114.1" style:family="table-row">
      <style:table-row-properties style:min-row-height="0.4257in" style:keep-together="true" fo:keep-together="auto"/>
    </style:style>
    <style:style style:name="表格11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14.2" style:family="table-row">
      <style:table-row-properties style:min-row-height="0.0972in" style:keep-together="true" fo:keep-together="auto"/>
    </style:style>
    <style:style style:name="表格11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14.3" style:family="table-row">
      <style:table-row-properties style:min-row-height="0.3854in" style:keep-together="true" fo:keep-together="auto"/>
    </style:style>
    <style:style style:name="表格11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14.D3" style:family="table-cell">
      <style:table-cell-properties style:vertical-align="middle" fo:padding-left="0.075in" fo:padding-right="0.075in" fo:padding-top="0in" fo:padding-bottom="0in" fo:border="none" style:writing-mode="lr-tb"/>
    </style:style>
    <style:style style:name="表格11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14.A7"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14.8" style:family="table-row">
      <style:table-row-properties style:min-row-height="0.1132in" style:keep-together="true" fo:keep-together="auto"/>
    </style:style>
    <style:style style:name="表格114.9" style:family="table-row">
      <style:table-row-properties style:min-row-height="0.3333in" style:keep-together="true" fo:keep-together="auto"/>
    </style:style>
    <style:style style:name="表格114.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14.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14.10" style:family="table-row">
      <style:table-row-properties style:min-row-height="1.2667in" style:keep-together="true" fo:keep-together="auto"/>
    </style:style>
    <style:style style:name="表格114.A10" style:family="table-cell">
      <style:table-cell-properties style:vertical-align="top" fo:padding-left="0.075in" fo:padding-right="0.075in" fo:padding-top="0in" fo:padding-bottom="0in" fo:border="none" style:writing-mode="lr-tb"/>
    </style:style>
    <style:style style:name="表格114.11" style:family="table-row">
      <style:table-row-properties style:min-row-height="0.3438in" style:keep-together="true" fo:keep-together="auto"/>
    </style:style>
    <style:style style:name="表格114.12" style:family="table-row">
      <style:table-row-properties style:min-row-height="2.5743in" style:keep-together="true" fo:keep-together="auto"/>
    </style:style>
    <style:style style:name="表格115" style:family="table">
      <style:table-properties style:width="5.7813in" table:align="left" style:writing-mode="lr-tb"/>
    </style:style>
    <style:style style:name="表格115.A" style:family="table-column">
      <style:table-column-properties style:column-width="1.0104in"/>
    </style:style>
    <style:style style:name="表格115.B" style:family="table-column">
      <style:table-column-properties style:column-width="0.375in"/>
    </style:style>
    <style:style style:name="表格115.C" style:family="table-column">
      <style:table-column-properties style:column-width="4.3958in"/>
    </style:style>
    <style:style style:name="表格115.1" style:family="table-row">
      <style:table-row-properties style:min-row-height="0.4257in" style:keep-together="true" fo:keep-together="auto"/>
    </style:style>
    <style:style style:name="表格11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15.2" style:family="table-row">
      <style:table-row-properties style:min-row-height="0.0972in" style:keep-together="true" fo:keep-together="auto"/>
    </style:style>
    <style:style style:name="表格11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15.3" style:family="table-row">
      <style:table-row-properties style:min-row-height="0.3854in" style:keep-together="true" fo:keep-together="auto"/>
    </style:style>
    <style:style style:name="表格11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15.C3" style:family="table-cell">
      <style:table-cell-properties style:vertical-align="middle" fo:padding-left="0.075in" fo:padding-right="0.075in" fo:padding-top="0in" fo:padding-bottom="0in" fo:border="none" style:writing-mode="lr-tb"/>
    </style:style>
    <style:style style:name="表格11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15.8" style:family="table-row">
      <style:table-row-properties style:min-row-height="0.1132in" style:keep-together="true" fo:keep-together="auto"/>
    </style:style>
    <style:style style:name="表格115.9" style:family="table-row">
      <style:table-row-properties style:min-row-height="0.3333in" style:keep-together="true" fo:keep-together="auto"/>
    </style:style>
    <style:style style:name="表格115.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15.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15.10" style:family="table-row">
      <style:table-row-properties style:min-row-height="0.3576in" style:keep-together="true" fo:keep-together="auto"/>
    </style:style>
    <style:style style:name="表格115.A10" style:family="table-cell">
      <style:table-cell-properties style:vertical-align="top" fo:padding-left="0.075in" fo:padding-right="0.075in" fo:padding-top="0in" fo:padding-bottom="0in" fo:border="none" style:writing-mode="lr-tb"/>
    </style:style>
    <style:style style:name="表格116" style:family="table">
      <style:table-properties style:width="5.7813in" table:align="left" style:writing-mode="lr-tb"/>
    </style:style>
    <style:style style:name="表格116.A" style:family="table-column">
      <style:table-column-properties style:column-width="1.0104in"/>
    </style:style>
    <style:style style:name="表格116.B" style:family="table-column">
      <style:table-column-properties style:column-width="0.125in"/>
    </style:style>
    <style:style style:name="表格116.C" style:family="table-column">
      <style:table-column-properties style:column-width="0.25in"/>
    </style:style>
    <style:style style:name="表格116.D" style:family="table-column">
      <style:table-column-properties style:column-width="4.3958in"/>
    </style:style>
    <style:style style:name="表格116.1" style:family="table-row">
      <style:table-row-properties style:min-row-height="0.4257in" style:keep-together="true" fo:keep-together="auto"/>
    </style:style>
    <style:style style:name="表格11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16.2" style:family="table-row">
      <style:table-row-properties style:min-row-height="0.0972in" style:keep-together="true" fo:keep-together="auto"/>
    </style:style>
    <style:style style:name="表格11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16.3" style:family="table-row">
      <style:table-row-properties style:min-row-height="0.3854in" style:keep-together="true" fo:keep-together="auto"/>
    </style:style>
    <style:style style:name="表格11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16.D3" style:family="table-cell">
      <style:table-cell-properties style:vertical-align="middle" fo:padding-left="0.075in" fo:padding-right="0.075in" fo:padding-top="0in" fo:padding-bottom="0in" fo:border="none" style:writing-mode="lr-tb"/>
    </style:style>
    <style:style style:name="表格11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16.8" style:family="table-row">
      <style:table-row-properties style:min-row-height="0.1132in" style:keep-together="true" fo:keep-together="auto"/>
    </style:style>
    <style:style style:name="表格116.9" style:family="table-row">
      <style:table-row-properties style:min-row-height="0.3333in" style:keep-together="true" fo:keep-together="auto"/>
    </style:style>
    <style:style style:name="表格116.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16.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16.10" style:family="table-row">
      <style:table-row-properties style:min-row-height="2.0417in" style:keep-together="true" fo:keep-together="auto"/>
    </style:style>
    <style:style style:name="表格116.A10" style:family="table-cell">
      <style:table-cell-properties style:vertical-align="top" fo:padding-left="0.075in" fo:padding-right="0.075in" fo:padding-top="0in" fo:padding-bottom="0in" fo:border="none" style:writing-mode="lr-tb"/>
    </style:style>
    <style:style style:name="表格116.11" style:family="table-row">
      <style:table-row-properties style:min-row-height="0.3438in" style:keep-together="true" fo:keep-together="auto"/>
    </style:style>
    <style:style style:name="表格116.12" style:family="table-row">
      <style:table-row-properties style:min-row-height="1.7542in" style:keep-together="true" fo:keep-together="auto"/>
    </style:style>
    <style:style style:name="表格117" style:family="table">
      <style:table-properties style:width="5.7813in" table:align="left" style:writing-mode="lr-tb"/>
    </style:style>
    <style:style style:name="表格117.A" style:family="table-column">
      <style:table-column-properties style:column-width="1.0104in"/>
    </style:style>
    <style:style style:name="表格117.B" style:family="table-column">
      <style:table-column-properties style:column-width="0.125in"/>
    </style:style>
    <style:style style:name="表格117.C" style:family="table-column">
      <style:table-column-properties style:column-width="0.25in"/>
    </style:style>
    <style:style style:name="表格117.D" style:family="table-column">
      <style:table-column-properties style:column-width="4.3958in"/>
    </style:style>
    <style:style style:name="表格117.1" style:family="table-row">
      <style:table-row-properties style:min-row-height="0.4257in" style:keep-together="true" fo:keep-together="auto"/>
    </style:style>
    <style:style style:name="表格11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17.2" style:family="table-row">
      <style:table-row-properties style:min-row-height="0.0972in" style:keep-together="true" fo:keep-together="auto"/>
    </style:style>
    <style:style style:name="表格11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17.3" style:family="table-row">
      <style:table-row-properties style:min-row-height="0.3854in" style:keep-together="true" fo:keep-together="auto"/>
    </style:style>
    <style:style style:name="表格11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17.D3" style:family="table-cell">
      <style:table-cell-properties style:vertical-align="middle" fo:padding-left="0.075in" fo:padding-right="0.075in" fo:padding-top="0in" fo:padding-bottom="0in" fo:border="none" style:writing-mode="lr-tb"/>
    </style:style>
    <style:style style:name="表格11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17.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17.9" style:family="table-row">
      <style:table-row-properties style:min-row-height="0.1132in" style:keep-together="true" fo:keep-together="auto"/>
    </style:style>
    <style:style style:name="表格117.10" style:family="table-row">
      <style:table-row-properties style:min-row-height="0.3333in" style:keep-together="true" fo:keep-together="auto"/>
    </style:style>
    <style:style style:name="表格117.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17.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17.11" style:family="table-row">
      <style:table-row-properties style:min-row-height="2.0417in" style:keep-together="true" fo:keep-together="auto"/>
    </style:style>
    <style:style style:name="表格117.A11" style:family="table-cell">
      <style:table-cell-properties style:vertical-align="top" fo:padding-left="0.075in" fo:padding-right="0.075in" fo:padding-top="0in" fo:padding-bottom="0in" fo:border="none" style:writing-mode="lr-tb"/>
    </style:style>
    <style:style style:name="表格117.12" style:family="table-row">
      <style:table-row-properties style:min-row-height="0.3438in" style:keep-together="true" fo:keep-together="auto"/>
    </style:style>
    <style:style style:name="表格117.13" style:family="table-row">
      <style:table-row-properties style:min-row-height="0.7694in" style:keep-together="true" fo:keep-together="auto"/>
    </style:style>
    <style:style style:name="表格118" style:family="table">
      <style:table-properties style:width="5.7813in" table:align="left" style:writing-mode="lr-tb"/>
    </style:style>
    <style:style style:name="表格118.A" style:family="table-column">
      <style:table-column-properties style:column-width="1.0104in"/>
    </style:style>
    <style:style style:name="表格118.B" style:family="table-column">
      <style:table-column-properties style:column-width="0.125in"/>
    </style:style>
    <style:style style:name="表格118.C" style:family="table-column">
      <style:table-column-properties style:column-width="0.25in"/>
    </style:style>
    <style:style style:name="表格118.D" style:family="table-column">
      <style:table-column-properties style:column-width="4.3958in"/>
    </style:style>
    <style:style style:name="表格118.1" style:family="table-row">
      <style:table-row-properties style:min-row-height="0.4257in" style:keep-together="true" fo:keep-together="auto"/>
    </style:style>
    <style:style style:name="表格11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18.2" style:family="table-row">
      <style:table-row-properties style:min-row-height="0.0972in" style:keep-together="true" fo:keep-together="auto"/>
    </style:style>
    <style:style style:name="表格11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18.3" style:family="table-row">
      <style:table-row-properties style:min-row-height="0.3854in" style:keep-together="true" fo:keep-together="auto"/>
    </style:style>
    <style:style style:name="表格11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18.D3" style:family="table-cell">
      <style:table-cell-properties style:vertical-align="middle" fo:padding-left="0.075in" fo:padding-right="0.075in" fo:padding-top="0in" fo:padding-bottom="0in" fo:border="none" style:writing-mode="lr-tb"/>
    </style:style>
    <style:style style:name="表格11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18.8" style:family="table-row">
      <style:table-row-properties style:min-row-height="0.1132in" style:keep-together="true" fo:keep-together="auto"/>
    </style:style>
    <style:style style:name="表格118.9" style:family="table-row">
      <style:table-row-properties style:min-row-height="0.3333in" style:keep-together="true" fo:keep-together="auto"/>
    </style:style>
    <style:style style:name="表格118.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18.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18.10" style:family="table-row">
      <style:table-row-properties style:min-row-height="2.0417in" style:keep-together="true" fo:keep-together="auto"/>
    </style:style>
    <style:style style:name="表格118.A10" style:family="table-cell">
      <style:table-cell-properties style:vertical-align="top" fo:padding-left="0.075in" fo:padding-right="0.075in" fo:padding-top="0in" fo:padding-bottom="0in" fo:border="none" style:writing-mode="lr-tb"/>
    </style:style>
    <style:style style:name="表格118.11" style:family="table-row">
      <style:table-row-properties style:min-row-height="0.3438in" style:keep-together="true" fo:keep-together="auto"/>
    </style:style>
    <style:style style:name="表格118.12" style:family="table-row">
      <style:table-row-properties style:min-row-height="0.5924in" style:keep-together="true" fo:keep-together="auto"/>
    </style:style>
    <style:style style:name="表格119" style:family="table">
      <style:table-properties style:width="5.7813in" table:align="left" style:writing-mode="lr-tb"/>
    </style:style>
    <style:style style:name="表格119.A" style:family="table-column">
      <style:table-column-properties style:column-width="1.0104in"/>
    </style:style>
    <style:style style:name="表格119.B" style:family="table-column">
      <style:table-column-properties style:column-width="0.125in"/>
    </style:style>
    <style:style style:name="表格119.C" style:family="table-column">
      <style:table-column-properties style:column-width="0.25in"/>
    </style:style>
    <style:style style:name="表格119.D" style:family="table-column">
      <style:table-column-properties style:column-width="4.3958in"/>
    </style:style>
    <style:style style:name="表格119.1" style:family="table-row">
      <style:table-row-properties style:min-row-height="0.4257in" style:keep-together="true" fo:keep-together="auto"/>
    </style:style>
    <style:style style:name="表格11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19.2" style:family="table-row">
      <style:table-row-properties style:min-row-height="0.0972in" style:keep-together="true" fo:keep-together="auto"/>
    </style:style>
    <style:style style:name="表格11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19.3" style:family="table-row">
      <style:table-row-properties style:min-row-height="0.3854in" style:keep-together="true" fo:keep-together="auto"/>
    </style:style>
    <style:style style:name="表格11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19.D3" style:family="table-cell">
      <style:table-cell-properties style:vertical-align="middle" fo:padding-left="0.075in" fo:padding-right="0.075in" fo:padding-top="0in" fo:padding-bottom="0in" fo:border="none" style:writing-mode="lr-tb"/>
    </style:style>
    <style:style style:name="表格11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19.8" style:family="table-row">
      <style:table-row-properties style:min-row-height="0.1132in" style:keep-together="true" fo:keep-together="auto"/>
    </style:style>
    <style:style style:name="表格119.9" style:family="table-row">
      <style:table-row-properties style:min-row-height="0.3333in" style:keep-together="true" fo:keep-together="auto"/>
    </style:style>
    <style:style style:name="表格119.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19.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19.10" style:family="table-row">
      <style:table-row-properties style:min-row-height="2.0417in" style:keep-together="true" fo:keep-together="auto"/>
    </style:style>
    <style:style style:name="表格119.A10" style:family="table-cell">
      <style:table-cell-properties style:vertical-align="top" fo:padding-left="0.075in" fo:padding-right="0.075in" fo:padding-top="0in" fo:padding-bottom="0in" fo:border="none" style:writing-mode="lr-tb"/>
    </style:style>
    <style:style style:name="表格119.11" style:family="table-row">
      <style:table-row-properties style:min-row-height="0.3438in" style:keep-together="true" fo:keep-together="auto"/>
    </style:style>
    <style:style style:name="表格119.12" style:family="table-row">
      <style:table-row-properties style:min-row-height="0.6785in" style:keep-together="true" fo:keep-together="auto"/>
    </style:style>
    <style:style style:name="表格120" style:family="table">
      <style:table-properties style:width="5.7813in" table:align="left" style:writing-mode="lr-tb"/>
    </style:style>
    <style:style style:name="表格120.A" style:family="table-column">
      <style:table-column-properties style:column-width="1.0104in"/>
    </style:style>
    <style:style style:name="表格120.B" style:family="table-column">
      <style:table-column-properties style:column-width="0.375in"/>
    </style:style>
    <style:style style:name="表格120.C" style:family="table-column">
      <style:table-column-properties style:column-width="4.3958in"/>
    </style:style>
    <style:style style:name="表格120.1" style:family="table-row">
      <style:table-row-properties style:min-row-height="0.4257in" style:keep-together="true" fo:keep-together="auto"/>
    </style:style>
    <style:style style:name="表格12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20.2" style:family="table-row">
      <style:table-row-properties style:min-row-height="0.0972in" style:keep-together="true" fo:keep-together="auto"/>
    </style:style>
    <style:style style:name="表格12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20.3" style:family="table-row">
      <style:table-row-properties style:min-row-height="0.3854in" style:keep-together="true" fo:keep-together="auto"/>
    </style:style>
    <style:style style:name="表格12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20.C3" style:family="table-cell">
      <style:table-cell-properties style:vertical-align="middle" fo:padding-left="0.075in" fo:padding-right="0.075in" fo:padding-top="0in" fo:padding-bottom="0in" fo:border="none" style:writing-mode="lr-tb"/>
    </style:style>
    <style:style style:name="表格12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20.A9"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20.10" style:family="table-row">
      <style:table-row-properties style:min-row-height="0.1132in" style:keep-together="true" fo:keep-together="auto"/>
    </style:style>
    <style:style style:name="表格120.11" style:family="table-row">
      <style:table-row-properties style:min-row-height="0.3333in" style:keep-together="true" fo:keep-together="auto"/>
    </style:style>
    <style:style style:name="表格120.A11"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20.B11"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20.12" style:family="table-row">
      <style:table-row-properties style:min-row-height="0.5097in" style:keep-together="true" fo:keep-together="auto"/>
    </style:style>
    <style:style style:name="表格120.A12" style:family="table-cell">
      <style:table-cell-properties style:vertical-align="top" fo:padding-left="0.075in" fo:padding-right="0.075in" fo:padding-top="0in" fo:padding-bottom="0in" fo:border="none" style:writing-mode="lr-tb"/>
    </style:style>
    <style:style style:name="表格121" style:family="table">
      <style:table-properties style:width="5.7813in" table:align="left" style:writing-mode="lr-tb"/>
    </style:style>
    <style:style style:name="表格121.A" style:family="table-column">
      <style:table-column-properties style:column-width="1.0104in"/>
    </style:style>
    <style:style style:name="表格121.B" style:family="table-column">
      <style:table-column-properties style:column-width="0.375in"/>
    </style:style>
    <style:style style:name="表格121.C" style:family="table-column">
      <style:table-column-properties style:column-width="4.3958in"/>
    </style:style>
    <style:style style:name="表格121.1" style:family="table-row">
      <style:table-row-properties style:min-row-height="0.4257in" style:keep-together="true" fo:keep-together="auto"/>
    </style:style>
    <style:style style:name="表格12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21.2" style:family="table-row">
      <style:table-row-properties style:min-row-height="0.0972in" style:keep-together="true" fo:keep-together="auto"/>
    </style:style>
    <style:style style:name="表格12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21.3" style:family="table-row">
      <style:table-row-properties style:min-row-height="0.3854in" style:keep-together="true" fo:keep-together="auto"/>
    </style:style>
    <style:style style:name="表格12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21.C3" style:family="table-cell">
      <style:table-cell-properties style:vertical-align="middle" fo:padding-left="0.075in" fo:padding-right="0.075in" fo:padding-top="0in" fo:padding-bottom="0in" fo:border="none" style:writing-mode="lr-tb"/>
    </style:style>
    <style:style style:name="表格12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21.A9"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21.10" style:family="table-row">
      <style:table-row-properties style:min-row-height="0.1132in" style:keep-together="true" fo:keep-together="auto"/>
    </style:style>
    <style:style style:name="表格121.11" style:family="table-row">
      <style:table-row-properties style:min-row-height="0.3333in" style:keep-together="true" fo:keep-together="auto"/>
    </style:style>
    <style:style style:name="表格121.A11"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21.B11"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21.12" style:family="table-row">
      <style:table-row-properties style:min-row-height="0.5097in" style:keep-together="true" fo:keep-together="auto"/>
    </style:style>
    <style:style style:name="表格121.A12" style:family="table-cell">
      <style:table-cell-properties style:vertical-align="top" fo:padding-left="0.075in" fo:padding-right="0.075in" fo:padding-top="0in" fo:padding-bottom="0in" fo:border="none" style:writing-mode="lr-tb"/>
    </style:style>
    <style:style style:name="表格122" style:family="table">
      <style:table-properties style:width="5.7813in" table:align="left" style:writing-mode="lr-tb"/>
    </style:style>
    <style:style style:name="表格122.A" style:family="table-column">
      <style:table-column-properties style:column-width="1.3854in"/>
    </style:style>
    <style:style style:name="表格122.B" style:family="table-column">
      <style:table-column-properties style:column-width="4.3958in"/>
    </style:style>
    <style:style style:name="表格122.1" style:family="table-row">
      <style:table-row-properties style:min-row-height="0.4257in" style:keep-together="true" fo:keep-together="auto"/>
    </style:style>
    <style:style style:name="表格12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22.2" style:family="table-row">
      <style:table-row-properties style:min-row-height="0.0972in" style:keep-together="true" fo:keep-together="auto"/>
    </style:style>
    <style:style style:name="表格12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22.3" style:family="table-row">
      <style:table-row-properties style:min-row-height="0.3854in" style:keep-together="true" fo:keep-together="auto"/>
    </style:style>
    <style:style style:name="表格12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22.B3" style:family="table-cell">
      <style:table-cell-properties style:vertical-align="middle" fo:padding-left="0.075in" fo:padding-right="0.075in" fo:padding-top="0in" fo:padding-bottom="0in" fo:border="none" style:writing-mode="lr-tb"/>
    </style:style>
    <style:style style:name="表格12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22.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22.9" style:family="table-row">
      <style:table-row-properties style:min-row-height="0.1132in" style:keep-together="true" fo:keep-together="auto"/>
    </style:style>
    <style:style style:name="表格123" style:family="table">
      <style:table-properties style:width="5.7813in" table:align="left" style:writing-mode="lr-tb"/>
    </style:style>
    <style:style style:name="表格123.A" style:family="table-column">
      <style:table-column-properties style:column-width="1.3854in"/>
    </style:style>
    <style:style style:name="表格123.B" style:family="table-column">
      <style:table-column-properties style:column-width="4.3958in"/>
    </style:style>
    <style:style style:name="表格123.1" style:family="table-row">
      <style:table-row-properties style:min-row-height="0.4257in" style:keep-together="true" fo:keep-together="auto"/>
    </style:style>
    <style:style style:name="表格12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23.2" style:family="table-row">
      <style:table-row-properties style:min-row-height="0.0972in" style:keep-together="true" fo:keep-together="auto"/>
    </style:style>
    <style:style style:name="表格12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23.3" style:family="table-row">
      <style:table-row-properties style:min-row-height="0.3854in" style:keep-together="true" fo:keep-together="auto"/>
    </style:style>
    <style:style style:name="表格12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23.B3" style:family="table-cell">
      <style:table-cell-properties style:vertical-align="middle" fo:padding-left="0.075in" fo:padding-right="0.075in" fo:padding-top="0in" fo:padding-bottom="0in" fo:border="none" style:writing-mode="lr-tb"/>
    </style:style>
    <style:style style:name="表格12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23.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23.10" style:family="table-row">
      <style:table-row-properties style:min-row-height="0.1132in" style:keep-together="true" fo:keep-together="auto"/>
    </style:style>
    <style:style style:name="表格124" style:family="table">
      <style:table-properties style:width="5.7813in" table:align="left" style:writing-mode="lr-tb"/>
    </style:style>
    <style:style style:name="表格124.A" style:family="table-column">
      <style:table-column-properties style:column-width="1.3854in"/>
    </style:style>
    <style:style style:name="表格124.B" style:family="table-column">
      <style:table-column-properties style:column-width="4.3958in"/>
    </style:style>
    <style:style style:name="表格124.1" style:family="table-row">
      <style:table-row-properties style:min-row-height="0.4257in" style:keep-together="true" fo:keep-together="auto"/>
    </style:style>
    <style:style style:name="表格12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24.2" style:family="table-row">
      <style:table-row-properties style:min-row-height="0.0972in" style:keep-together="true" fo:keep-together="auto"/>
    </style:style>
    <style:style style:name="表格12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24.3" style:family="table-row">
      <style:table-row-properties style:min-row-height="0.3854in" style:keep-together="true" fo:keep-together="auto"/>
    </style:style>
    <style:style style:name="表格12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24.B3" style:family="table-cell">
      <style:table-cell-properties style:vertical-align="middle" fo:padding-left="0.075in" fo:padding-right="0.075in" fo:padding-top="0in" fo:padding-bottom="0in" fo:border="none" style:writing-mode="lr-tb"/>
    </style:style>
    <style:style style:name="表格12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25" style:family="table">
      <style:table-properties style:width="5.7813in" table:align="left" style:writing-mode="lr-tb"/>
    </style:style>
    <style:style style:name="表格125.A" style:family="table-column">
      <style:table-column-properties style:column-width="1.3854in"/>
    </style:style>
    <style:style style:name="表格125.B" style:family="table-column">
      <style:table-column-properties style:column-width="4.3958in"/>
    </style:style>
    <style:style style:name="表格125.1" style:family="table-row">
      <style:table-row-properties style:min-row-height="0.4257in" style:keep-together="true" fo:keep-together="auto"/>
    </style:style>
    <style:style style:name="表格12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25.2" style:family="table-row">
      <style:table-row-properties style:min-row-height="0.0972in" style:keep-together="true" fo:keep-together="auto"/>
    </style:style>
    <style:style style:name="表格12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25.3" style:family="table-row">
      <style:table-row-properties style:min-row-height="0.3854in" style:keep-together="true" fo:keep-together="auto"/>
    </style:style>
    <style:style style:name="表格12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25.B3" style:family="table-cell">
      <style:table-cell-properties style:vertical-align="middle" fo:padding-left="0.075in" fo:padding-right="0.075in" fo:padding-top="0in" fo:padding-bottom="0in" fo:border="none" style:writing-mode="lr-tb"/>
    </style:style>
    <style:style style:name="表格12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26" style:family="table">
      <style:table-properties style:width="5.7813in" table:align="left" style:writing-mode="lr-tb"/>
    </style:style>
    <style:style style:name="表格126.A" style:family="table-column">
      <style:table-column-properties style:column-width="1.3854in"/>
    </style:style>
    <style:style style:name="表格126.B" style:family="table-column">
      <style:table-column-properties style:column-width="4.3958in"/>
    </style:style>
    <style:style style:name="表格126.1" style:family="table-row">
      <style:table-row-properties style:min-row-height="0.4257in" style:keep-together="true" fo:keep-together="auto"/>
    </style:style>
    <style:style style:name="表格12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26.2" style:family="table-row">
      <style:table-row-properties style:min-row-height="0.0972in" style:keep-together="true" fo:keep-together="auto"/>
    </style:style>
    <style:style style:name="表格12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26.3" style:family="table-row">
      <style:table-row-properties style:min-row-height="0.3854in" style:keep-together="true" fo:keep-together="auto"/>
    </style:style>
    <style:style style:name="表格12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26.B3" style:family="table-cell">
      <style:table-cell-properties style:vertical-align="middle" fo:padding-left="0.075in" fo:padding-right="0.075in" fo:padding-top="0in" fo:padding-bottom="0in" fo:border="none" style:writing-mode="lr-tb"/>
    </style:style>
    <style:style style:name="表格12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27" style:family="table">
      <style:table-properties style:width="5.7813in" table:align="left" style:writing-mode="lr-tb"/>
    </style:style>
    <style:style style:name="表格127.A" style:family="table-column">
      <style:table-column-properties style:column-width="1.0104in"/>
    </style:style>
    <style:style style:name="表格127.B" style:family="table-column">
      <style:table-column-properties style:column-width="0.375in"/>
    </style:style>
    <style:style style:name="表格127.C" style:family="table-column">
      <style:table-column-properties style:column-width="4.3958in"/>
    </style:style>
    <style:style style:name="表格127.1" style:family="table-row">
      <style:table-row-properties style:min-row-height="0.4257in" style:keep-together="true" fo:keep-together="auto"/>
    </style:style>
    <style:style style:name="表格12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27.2" style:family="table-row">
      <style:table-row-properties style:min-row-height="0.0972in" style:keep-together="true" fo:keep-together="auto"/>
    </style:style>
    <style:style style:name="表格12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27.3" style:family="table-row">
      <style:table-row-properties style:min-row-height="0.3854in" style:keep-together="true" fo:keep-together="auto"/>
    </style:style>
    <style:style style:name="表格12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27.C3" style:family="table-cell">
      <style:table-cell-properties style:vertical-align="middle" fo:padding-left="0.075in" fo:padding-right="0.075in" fo:padding-top="0in" fo:padding-bottom="0in" fo:border="none" style:writing-mode="lr-tb"/>
    </style:style>
    <style:style style:name="表格12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27.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27.9" style:family="table-row">
      <style:table-row-properties style:min-row-height="0.1132in" style:keep-together="true" fo:keep-together="auto"/>
    </style:style>
    <style:style style:name="表格127.10" style:family="table-row">
      <style:table-row-properties style:min-row-height="0.3333in" style:keep-together="true" fo:keep-together="auto"/>
    </style:style>
    <style:style style:name="表格127.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27.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27.11" style:family="table-row">
      <style:table-row-properties style:min-row-height="0.5097in" style:keep-together="true" fo:keep-together="auto"/>
    </style:style>
    <style:style style:name="表格127.A11" style:family="table-cell">
      <style:table-cell-properties style:vertical-align="top" fo:padding-left="0.075in" fo:padding-right="0.075in" fo:padding-top="0in" fo:padding-bottom="0in" fo:border="none" style:writing-mode="lr-tb"/>
    </style:style>
    <style:style style:name="表格128" style:family="table">
      <style:table-properties style:width="5.7813in" table:align="left" style:writing-mode="lr-tb"/>
    </style:style>
    <style:style style:name="表格128.A" style:family="table-column">
      <style:table-column-properties style:column-width="1.0104in"/>
    </style:style>
    <style:style style:name="表格128.B" style:family="table-column">
      <style:table-column-properties style:column-width="0.125in"/>
    </style:style>
    <style:style style:name="表格128.C" style:family="table-column">
      <style:table-column-properties style:column-width="0.25in"/>
    </style:style>
    <style:style style:name="表格128.D" style:family="table-column">
      <style:table-column-properties style:column-width="4.3958in"/>
    </style:style>
    <style:style style:name="表格128.1" style:family="table-row">
      <style:table-row-properties style:min-row-height="0.4257in" style:keep-together="true" fo:keep-together="auto"/>
    </style:style>
    <style:style style:name="表格12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28.2" style:family="table-row">
      <style:table-row-properties style:min-row-height="0.0972in" style:keep-together="true" fo:keep-together="auto"/>
    </style:style>
    <style:style style:name="表格12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28.3" style:family="table-row">
      <style:table-row-properties style:min-row-height="0.3854in" style:keep-together="true" fo:keep-together="auto"/>
    </style:style>
    <style:style style:name="表格12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28.D3" style:family="table-cell">
      <style:table-cell-properties style:vertical-align="middle" fo:padding-left="0.075in" fo:padding-right="0.075in" fo:padding-top="0in" fo:padding-bottom="0in" fo:border="none" style:writing-mode="lr-tb"/>
    </style:style>
    <style:style style:name="表格12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28.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28.9" style:family="table-row">
      <style:table-row-properties style:min-row-height="0.1132in" style:keep-together="true" fo:keep-together="auto"/>
    </style:style>
    <style:style style:name="表格128.10" style:family="table-row">
      <style:table-row-properties style:min-row-height="0.3333in" style:keep-together="true" fo:keep-together="auto"/>
    </style:style>
    <style:style style:name="表格128.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28.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28.11" style:family="table-row">
      <style:table-row-properties style:min-row-height="2.0417in" style:keep-together="true" fo:keep-together="auto"/>
    </style:style>
    <style:style style:name="表格128.A11" style:family="table-cell">
      <style:table-cell-properties style:vertical-align="top" fo:padding-left="0.075in" fo:padding-right="0.075in" fo:padding-top="0in" fo:padding-bottom="0in" fo:border="none" style:writing-mode="lr-tb"/>
    </style:style>
    <style:style style:name="表格128.12" style:family="table-row">
      <style:table-row-properties style:min-row-height="0.3438in" style:keep-together="true" fo:keep-together="auto"/>
    </style:style>
    <style:style style:name="表格128.13" style:family="table-row">
      <style:table-row-properties style:min-row-height="0.5993in" style:keep-together="true" fo:keep-together="auto"/>
    </style:style>
    <style:style style:name="表格129" style:family="table">
      <style:table-properties style:width="5.7813in" table:align="left" style:writing-mode="lr-tb"/>
    </style:style>
    <style:style style:name="表格129.A" style:family="table-column">
      <style:table-column-properties style:column-width="1.0104in"/>
    </style:style>
    <style:style style:name="表格129.B" style:family="table-column">
      <style:table-column-properties style:column-width="0.125in"/>
    </style:style>
    <style:style style:name="表格129.C" style:family="table-column">
      <style:table-column-properties style:column-width="0.25in"/>
    </style:style>
    <style:style style:name="表格129.D" style:family="table-column">
      <style:table-column-properties style:column-width="4.3958in"/>
    </style:style>
    <style:style style:name="表格129.1" style:family="table-row">
      <style:table-row-properties style:min-row-height="0.4257in" style:keep-together="true" fo:keep-together="auto"/>
    </style:style>
    <style:style style:name="表格12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29.2" style:family="table-row">
      <style:table-row-properties style:min-row-height="0.0972in" style:keep-together="true" fo:keep-together="auto"/>
    </style:style>
    <style:style style:name="表格12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29.3" style:family="table-row">
      <style:table-row-properties style:min-row-height="0.3854in" style:keep-together="true" fo:keep-together="auto"/>
    </style:style>
    <style:style style:name="表格12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29.D3" style:family="table-cell">
      <style:table-cell-properties style:vertical-align="middle" fo:padding-left="0.075in" fo:padding-right="0.075in" fo:padding-top="0in" fo:padding-bottom="0in" fo:border="none" style:writing-mode="lr-tb"/>
    </style:style>
    <style:style style:name="表格12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29.A9"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29.10" style:family="table-row">
      <style:table-row-properties style:min-row-height="0.1132in" style:keep-together="true" fo:keep-together="auto"/>
    </style:style>
    <style:style style:name="表格129.11" style:family="table-row">
      <style:table-row-properties style:min-row-height="0.3333in" style:keep-together="true" fo:keep-together="auto"/>
    </style:style>
    <style:style style:name="表格129.A11"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29.B11"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29.12" style:family="table-row">
      <style:table-row-properties style:min-row-height="3.3597in" style:keep-together="true" fo:keep-together="auto"/>
    </style:style>
    <style:style style:name="表格129.A12" style:family="table-cell">
      <style:table-cell-properties style:vertical-align="top" fo:padding-left="0.075in" fo:padding-right="0.075in" fo:padding-top="0in" fo:padding-bottom="0in" fo:border="none" style:writing-mode="lr-tb"/>
    </style:style>
    <style:style style:name="表格129.13" style:family="table-row">
      <style:table-row-properties style:min-row-height="0.3438in" style:keep-together="true" fo:keep-together="auto"/>
    </style:style>
    <style:style style:name="表格129.14" style:family="table-row">
      <style:table-row-properties style:min-row-height="0.2938in" style:keep-together="true" fo:keep-together="auto"/>
    </style:style>
    <style:style style:name="表格130" style:family="table">
      <style:table-properties style:width="5.7813in" table:align="left" style:writing-mode="lr-tb"/>
    </style:style>
    <style:style style:name="表格130.A" style:family="table-column">
      <style:table-column-properties style:column-width="1.0104in"/>
    </style:style>
    <style:style style:name="表格130.B" style:family="table-column">
      <style:table-column-properties style:column-width="0.375in"/>
    </style:style>
    <style:style style:name="表格130.C" style:family="table-column">
      <style:table-column-properties style:column-width="4.3958in"/>
    </style:style>
    <style:style style:name="表格130.1" style:family="table-row">
      <style:table-row-properties style:min-row-height="0.4257in" style:keep-together="true" fo:keep-together="auto"/>
    </style:style>
    <style:style style:name="表格13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30.2" style:family="table-row">
      <style:table-row-properties style:min-row-height="0.0972in" style:keep-together="true" fo:keep-together="auto"/>
    </style:style>
    <style:style style:name="表格13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30.3" style:family="table-row">
      <style:table-row-properties style:min-row-height="0.3854in" style:keep-together="true" fo:keep-together="auto"/>
    </style:style>
    <style:style style:name="表格13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30.C3" style:family="table-cell">
      <style:table-cell-properties style:vertical-align="middle" fo:padding-left="0.075in" fo:padding-right="0.075in" fo:padding-top="0in" fo:padding-bottom="0in" fo:border="none" style:writing-mode="lr-tb"/>
    </style:style>
    <style:style style:name="表格13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30.A7"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30.9" style:family="table-row">
      <style:table-row-properties style:min-row-height="0.1132in" style:keep-together="true" fo:keep-together="auto"/>
    </style:style>
    <style:style style:name="表格130.10" style:family="table-row">
      <style:table-row-properties style:min-row-height="0.3333in" style:keep-together="true" fo:keep-together="auto"/>
    </style:style>
    <style:style style:name="表格130.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30.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30.11" style:family="table-row">
      <style:table-row-properties style:min-row-height="0.4028in" style:keep-together="true" fo:keep-together="auto"/>
    </style:style>
    <style:style style:name="表格130.A11" style:family="table-cell">
      <style:table-cell-properties style:vertical-align="top" fo:padding-left="0.075in" fo:padding-right="0.075in" fo:padding-top="0in" fo:padding-bottom="0in" fo:border="none" style:writing-mode="lr-tb"/>
    </style:style>
    <style:style style:name="表格131" style:family="table">
      <style:table-properties style:width="5.7813in" table:align="left" style:writing-mode="lr-tb"/>
    </style:style>
    <style:style style:name="表格131.A" style:family="table-column">
      <style:table-column-properties style:column-width="1.3854in"/>
    </style:style>
    <style:style style:name="表格131.B" style:family="table-column">
      <style:table-column-properties style:column-width="4.3958in"/>
    </style:style>
    <style:style style:name="表格131.1" style:family="table-row">
      <style:table-row-properties style:min-row-height="0.4257in" style:keep-together="true" fo:keep-together="auto"/>
    </style:style>
    <style:style style:name="表格13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31.2" style:family="table-row">
      <style:table-row-properties style:min-row-height="0.0972in" style:keep-together="true" fo:keep-together="auto"/>
    </style:style>
    <style:style style:name="表格13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31.3" style:family="table-row">
      <style:table-row-properties style:min-row-height="0.3854in" style:keep-together="true" fo:keep-together="auto"/>
    </style:style>
    <style:style style:name="表格13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31.B3" style:family="table-cell">
      <style:table-cell-properties style:vertical-align="middle" fo:padding-left="0.075in" fo:padding-right="0.075in" fo:padding-top="0in" fo:padding-bottom="0in" fo:border="none" style:writing-mode="lr-tb"/>
    </style:style>
    <style:style style:name="表格13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32" style:family="table">
      <style:table-properties style:width="5.7813in" table:align="left" style:writing-mode="lr-tb"/>
    </style:style>
    <style:style style:name="表格132.A" style:family="table-column">
      <style:table-column-properties style:column-width="1.0104in"/>
    </style:style>
    <style:style style:name="表格132.B" style:family="table-column">
      <style:table-column-properties style:column-width="0.375in"/>
    </style:style>
    <style:style style:name="表格132.C" style:family="table-column">
      <style:table-column-properties style:column-width="4.3958in"/>
    </style:style>
    <style:style style:name="表格132.1" style:family="table-row">
      <style:table-row-properties style:min-row-height="0.4257in" style:keep-together="true" fo:keep-together="auto"/>
    </style:style>
    <style:style style:name="表格13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32.2" style:family="table-row">
      <style:table-row-properties style:min-row-height="0.0972in" style:keep-together="true" fo:keep-together="auto"/>
    </style:style>
    <style:style style:name="表格13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32.3" style:family="table-row">
      <style:table-row-properties style:min-row-height="0.3854in" style:keep-together="true" fo:keep-together="auto"/>
    </style:style>
    <style:style style:name="表格13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32.C3" style:family="table-cell">
      <style:table-cell-properties style:vertical-align="middle" fo:padding-left="0.075in" fo:padding-right="0.075in" fo:padding-top="0in" fo:padding-bottom="0in" fo:border="none" style:writing-mode="lr-tb"/>
    </style:style>
    <style:style style:name="表格13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32.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32.9" style:family="table-row">
      <style:table-row-properties style:min-row-height="0.1132in" style:keep-together="true" fo:keep-together="auto"/>
    </style:style>
    <style:style style:name="表格132.10" style:family="table-row">
      <style:table-row-properties style:min-row-height="0.3333in" style:keep-together="true" fo:keep-together="auto"/>
    </style:style>
    <style:style style:name="表格132.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32.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32.11" style:family="table-row">
      <style:table-row-properties style:min-row-height="0.4076in" style:keep-together="true" fo:keep-together="auto"/>
    </style:style>
    <style:style style:name="表格132.A11" style:family="table-cell">
      <style:table-cell-properties style:vertical-align="top" fo:padding-left="0.075in" fo:padding-right="0.075in" fo:padding-top="0in" fo:padding-bottom="0in" fo:border="none" style:writing-mode="lr-tb"/>
    </style:style>
    <style:style style:name="表格133" style:family="table">
      <style:table-properties style:width="5.7813in" table:align="left" style:writing-mode="lr-tb"/>
    </style:style>
    <style:style style:name="表格133.A" style:family="table-column">
      <style:table-column-properties style:column-width="1.3854in"/>
    </style:style>
    <style:style style:name="表格133.B" style:family="table-column">
      <style:table-column-properties style:column-width="4.3958in"/>
    </style:style>
    <style:style style:name="表格133.1" style:family="table-row">
      <style:table-row-properties style:min-row-height="0.4257in" style:keep-together="true" fo:keep-together="auto"/>
    </style:style>
    <style:style style:name="表格13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33.2" style:family="table-row">
      <style:table-row-properties style:min-row-height="0.0972in" style:keep-together="true" fo:keep-together="auto"/>
    </style:style>
    <style:style style:name="表格13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33.3" style:family="table-row">
      <style:table-row-properties style:min-row-height="0.3854in" style:keep-together="true" fo:keep-together="auto"/>
    </style:style>
    <style:style style:name="表格13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33.B3" style:family="table-cell">
      <style:table-cell-properties style:vertical-align="middle" fo:padding-left="0.075in" fo:padding-right="0.075in" fo:padding-top="0in" fo:padding-bottom="0in" fo:border="none" style:writing-mode="lr-tb"/>
    </style:style>
    <style:style style:name="表格13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34" style:family="table">
      <style:table-properties style:width="5.7813in" table:align="left" style:writing-mode="lr-tb"/>
    </style:style>
    <style:style style:name="表格134.A" style:family="table-column">
      <style:table-column-properties style:column-width="1.0104in"/>
    </style:style>
    <style:style style:name="表格134.B" style:family="table-column">
      <style:table-column-properties style:column-width="0.375in"/>
    </style:style>
    <style:style style:name="表格134.C" style:family="table-column">
      <style:table-column-properties style:column-width="4.3958in"/>
    </style:style>
    <style:style style:name="表格134.1" style:family="table-row">
      <style:table-row-properties style:min-row-height="0.4257in" style:keep-together="true" fo:keep-together="auto"/>
    </style:style>
    <style:style style:name="表格13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34.2" style:family="table-row">
      <style:table-row-properties style:min-row-height="0.0972in" style:keep-together="true" fo:keep-together="auto"/>
    </style:style>
    <style:style style:name="表格13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34.3" style:family="table-row">
      <style:table-row-properties style:min-row-height="0.3854in" style:keep-together="true" fo:keep-together="auto"/>
    </style:style>
    <style:style style:name="表格13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34.C3" style:family="table-cell">
      <style:table-cell-properties style:vertical-align="middle" fo:padding-left="0.075in" fo:padding-right="0.075in" fo:padding-top="0in" fo:padding-bottom="0in" fo:border="none" style:writing-mode="lr-tb"/>
    </style:style>
    <style:style style:name="表格13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34.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34.9" style:family="table-row">
      <style:table-row-properties style:min-row-height="0.1132in" style:keep-together="true" fo:keep-together="auto"/>
    </style:style>
    <style:style style:name="表格134.10" style:family="table-row">
      <style:table-row-properties style:min-row-height="0.3333in" style:keep-together="true" fo:keep-together="auto"/>
    </style:style>
    <style:style style:name="表格134.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34.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34.11" style:family="table-row">
      <style:table-row-properties style:min-row-height="0.3479in" style:keep-together="true" fo:keep-together="auto"/>
    </style:style>
    <style:style style:name="表格134.A11" style:family="table-cell">
      <style:table-cell-properties style:vertical-align="top" fo:padding-left="0.075in" fo:padding-right="0.075in" fo:padding-top="0in" fo:padding-bottom="0in" fo:border="none" style:writing-mode="lr-tb"/>
    </style:style>
    <style:style style:name="表格135" style:family="table">
      <style:table-properties style:width="5.7813in" table:align="left" style:writing-mode="lr-tb"/>
    </style:style>
    <style:style style:name="表格135.A" style:family="table-column">
      <style:table-column-properties style:column-width="1.0104in"/>
    </style:style>
    <style:style style:name="表格135.B" style:family="table-column">
      <style:table-column-properties style:column-width="0.125in"/>
    </style:style>
    <style:style style:name="表格135.C" style:family="table-column">
      <style:table-column-properties style:column-width="0.25in"/>
    </style:style>
    <style:style style:name="表格135.D" style:family="table-column">
      <style:table-column-properties style:column-width="4.3958in"/>
    </style:style>
    <style:style style:name="表格135.1" style:family="table-row">
      <style:table-row-properties style:min-row-height="0.4257in" style:keep-together="true" fo:keep-together="auto"/>
    </style:style>
    <style:style style:name="表格13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35.2" style:family="table-row">
      <style:table-row-properties style:min-row-height="0.0972in" style:keep-together="true" fo:keep-together="auto"/>
    </style:style>
    <style:style style:name="表格13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35.3" style:family="table-row">
      <style:table-row-properties style:min-row-height="0.3854in" style:keep-together="true" fo:keep-together="auto"/>
    </style:style>
    <style:style style:name="表格13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35.D3" style:family="table-cell">
      <style:table-cell-properties style:vertical-align="middle" fo:padding-left="0.075in" fo:padding-right="0.075in" fo:padding-top="0in" fo:padding-bottom="0in" fo:border="none" style:writing-mode="lr-tb"/>
    </style:style>
    <style:style style:name="表格13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35.8" style:family="table-row">
      <style:table-row-properties style:min-row-height="0.1132in" style:keep-together="true" fo:keep-together="auto"/>
    </style:style>
    <style:style style:name="表格135.9" style:family="table-row">
      <style:table-row-properties style:min-row-height="0.3333in" style:keep-together="true" fo:keep-together="auto"/>
    </style:style>
    <style:style style:name="表格135.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35.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35.10" style:family="table-row">
      <style:table-row-properties style:min-row-height="1.3826in" style:keep-together="true" fo:keep-together="auto"/>
    </style:style>
    <style:style style:name="表格135.A10" style:family="table-cell">
      <style:table-cell-properties style:vertical-align="top" fo:padding-left="0.075in" fo:padding-right="0.075in" fo:padding-top="0in" fo:padding-bottom="0in" fo:border="none" style:writing-mode="lr-tb"/>
    </style:style>
    <style:style style:name="表格135.11" style:family="table-row">
      <style:table-row-properties style:min-row-height="0.3438in" style:keep-together="true" fo:keep-together="auto"/>
    </style:style>
    <style:style style:name="表格135.12" style:family="table-row">
      <style:table-row-properties style:min-row-height="0.2167in" style:keep-together="true" fo:keep-together="auto"/>
    </style:style>
    <style:style style:name="表格136" style:family="table">
      <style:table-properties style:width="5.7813in" table:align="left" style:writing-mode="lr-tb"/>
    </style:style>
    <style:style style:name="表格136.A" style:family="table-column">
      <style:table-column-properties style:column-width="1.3854in"/>
    </style:style>
    <style:style style:name="表格136.B" style:family="table-column">
      <style:table-column-properties style:column-width="4.3958in"/>
    </style:style>
    <style:style style:name="表格136.1" style:family="table-row">
      <style:table-row-properties style:min-row-height="0.4257in" style:keep-together="true" fo:keep-together="auto"/>
    </style:style>
    <style:style style:name="表格13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36.2" style:family="table-row">
      <style:table-row-properties style:min-row-height="0.0972in" style:keep-together="true" fo:keep-together="auto"/>
    </style:style>
    <style:style style:name="表格13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36.3" style:family="table-row">
      <style:table-row-properties style:min-row-height="0.3854in" style:keep-together="true" fo:keep-together="auto"/>
    </style:style>
    <style:style style:name="表格13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36.B3" style:family="table-cell">
      <style:table-cell-properties style:vertical-align="middle" fo:padding-left="0.075in" fo:padding-right="0.075in" fo:padding-top="0in" fo:padding-bottom="0in" fo:border="none" style:writing-mode="lr-tb"/>
    </style:style>
    <style:style style:name="表格13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36.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37" style:family="table">
      <style:table-properties style:width="5.7813in" table:align="left" style:writing-mode="lr-tb"/>
    </style:style>
    <style:style style:name="表格137.A" style:family="table-column">
      <style:table-column-properties style:column-width="1.0104in"/>
    </style:style>
    <style:style style:name="表格137.B" style:family="table-column">
      <style:table-column-properties style:column-width="0.375in"/>
    </style:style>
    <style:style style:name="表格137.C" style:family="table-column">
      <style:table-column-properties style:column-width="4.3958in"/>
    </style:style>
    <style:style style:name="表格137.1" style:family="table-row">
      <style:table-row-properties style:min-row-height="0.4257in" style:keep-together="true" fo:keep-together="auto"/>
    </style:style>
    <style:style style:name="表格13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37.2" style:family="table-row">
      <style:table-row-properties style:min-row-height="0.0972in" style:keep-together="true" fo:keep-together="auto"/>
    </style:style>
    <style:style style:name="表格13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37.3" style:family="table-row">
      <style:table-row-properties style:min-row-height="0.3854in" style:keep-together="true" fo:keep-together="auto"/>
    </style:style>
    <style:style style:name="表格13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37.C3" style:family="table-cell">
      <style:table-cell-properties style:vertical-align="middle" fo:padding-left="0.075in" fo:padding-right="0.075in" fo:padding-top="0in" fo:padding-bottom="0in" fo:border="none" style:writing-mode="lr-tb"/>
    </style:style>
    <style:style style:name="表格13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37.8" style:family="table-row">
      <style:table-row-properties style:min-row-height="0.1132in" style:keep-together="true" fo:keep-together="auto"/>
    </style:style>
    <style:style style:name="表格137.9" style:family="table-row">
      <style:table-row-properties style:min-row-height="0.3333in" style:keep-together="true" fo:keep-together="auto"/>
    </style:style>
    <style:style style:name="表格137.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37.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37.10" style:family="table-row">
      <style:table-row-properties style:min-row-height="2.0417in" style:keep-together="true" fo:keep-together="auto"/>
    </style:style>
    <style:style style:name="表格137.A10" style:family="table-cell">
      <style:table-cell-properties style:vertical-align="top" fo:padding-left="0.075in" fo:padding-right="0.075in" fo:padding-top="0in" fo:padding-bottom="0in" fo:border="none" style:writing-mode="lr-tb"/>
    </style:style>
    <style:style style:name="表格138" style:family="table">
      <style:table-properties style:width="5.7813in" table:align="left" style:writing-mode="lr-tb"/>
    </style:style>
    <style:style style:name="表格138.A" style:family="table-column">
      <style:table-column-properties style:column-width="1.0104in"/>
    </style:style>
    <style:style style:name="表格138.B" style:family="table-column">
      <style:table-column-properties style:column-width="0.125in"/>
    </style:style>
    <style:style style:name="表格138.C" style:family="table-column">
      <style:table-column-properties style:column-width="0.25in"/>
    </style:style>
    <style:style style:name="表格138.D" style:family="table-column">
      <style:table-column-properties style:column-width="4.3958in"/>
    </style:style>
    <style:style style:name="表格138.1" style:family="table-row">
      <style:table-row-properties style:min-row-height="0.4257in" style:keep-together="true" fo:keep-together="auto"/>
    </style:style>
    <style:style style:name="表格13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38.2" style:family="table-row">
      <style:table-row-properties style:min-row-height="0.0972in" style:keep-together="true" fo:keep-together="auto"/>
    </style:style>
    <style:style style:name="表格13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38.3" style:family="table-row">
      <style:table-row-properties style:min-row-height="0.3854in" style:keep-together="true" fo:keep-together="auto"/>
    </style:style>
    <style:style style:name="表格13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38.D3" style:family="table-cell">
      <style:table-cell-properties style:vertical-align="middle" fo:padding-left="0.075in" fo:padding-right="0.075in" fo:padding-top="0in" fo:padding-bottom="0in" fo:border="none" style:writing-mode="lr-tb"/>
    </style:style>
    <style:style style:name="表格13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38.8" style:family="table-row">
      <style:table-row-properties style:min-row-height="0.1132in" style:keep-together="true" fo:keep-together="auto"/>
    </style:style>
    <style:style style:name="表格138.9" style:family="table-row">
      <style:table-row-properties style:min-row-height="0.3333in" style:keep-together="true" fo:keep-together="auto"/>
    </style:style>
    <style:style style:name="表格138.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38.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38.10" style:family="table-row">
      <style:table-row-properties style:min-row-height="1.4708in" style:keep-together="true" fo:keep-together="auto"/>
    </style:style>
    <style:style style:name="表格138.A10" style:family="table-cell">
      <style:table-cell-properties style:vertical-align="top" fo:padding-left="0.075in" fo:padding-right="0.075in" fo:padding-top="0in" fo:padding-bottom="0in" fo:border="none" style:writing-mode="lr-tb"/>
    </style:style>
    <style:style style:name="表格138.11" style:family="table-row">
      <style:table-row-properties style:min-row-height="0.3438in" style:keep-together="true" fo:keep-together="auto"/>
    </style:style>
    <style:style style:name="表格138.12" style:family="table-row">
      <style:table-row-properties style:min-row-height="0.5715in" style:keep-together="true" fo:keep-together="auto"/>
    </style:style>
    <style:style style:name="表格139" style:family="table">
      <style:table-properties style:width="5.7813in" table:align="left" style:writing-mode="lr-tb"/>
    </style:style>
    <style:style style:name="表格139.A" style:family="table-column">
      <style:table-column-properties style:column-width="1.0104in"/>
    </style:style>
    <style:style style:name="表格139.B" style:family="table-column">
      <style:table-column-properties style:column-width="0.125in"/>
    </style:style>
    <style:style style:name="表格139.C" style:family="table-column">
      <style:table-column-properties style:column-width="0.25in"/>
    </style:style>
    <style:style style:name="表格139.D" style:family="table-column">
      <style:table-column-properties style:column-width="4.3958in"/>
    </style:style>
    <style:style style:name="表格139.1" style:family="table-row">
      <style:table-row-properties style:min-row-height="0.4257in" style:keep-together="true" fo:keep-together="auto"/>
    </style:style>
    <style:style style:name="表格13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39.2" style:family="table-row">
      <style:table-row-properties style:min-row-height="0.0972in" style:keep-together="true" fo:keep-together="auto"/>
    </style:style>
    <style:style style:name="表格13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39.3" style:family="table-row">
      <style:table-row-properties style:min-row-height="0.3854in" style:keep-together="true" fo:keep-together="auto"/>
    </style:style>
    <style:style style:name="表格13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39.D3" style:family="table-cell">
      <style:table-cell-properties style:vertical-align="middle" fo:padding-left="0.075in" fo:padding-right="0.075in" fo:padding-top="0in" fo:padding-bottom="0in" fo:border="none" style:writing-mode="lr-tb"/>
    </style:style>
    <style:style style:name="表格13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39.8" style:family="table-row">
      <style:table-row-properties style:min-row-height="0.1132in" style:keep-together="true" fo:keep-together="auto"/>
    </style:style>
    <style:style style:name="表格139.9" style:family="table-row">
      <style:table-row-properties style:min-row-height="0.3333in" style:keep-together="true" fo:keep-together="auto"/>
    </style:style>
    <style:style style:name="表格139.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39.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39.10" style:family="table-row">
      <style:table-row-properties style:min-row-height="2.0417in" style:keep-together="true" fo:keep-together="auto"/>
    </style:style>
    <style:style style:name="表格139.A10" style:family="table-cell">
      <style:table-cell-properties style:vertical-align="top" fo:padding-left="0.075in" fo:padding-right="0.075in" fo:padding-top="0in" fo:padding-bottom="0in" fo:border="none" style:writing-mode="lr-tb"/>
    </style:style>
    <style:style style:name="表格139.11" style:family="table-row">
      <style:table-row-properties style:min-row-height="0.3438in" style:keep-together="true" fo:keep-together="auto"/>
    </style:style>
    <style:style style:name="表格139.12" style:family="table-row">
      <style:table-row-properties style:min-row-height="0.2368in" style:keep-together="true" fo:keep-together="auto"/>
    </style:style>
    <style:style style:name="表格140" style:family="table">
      <style:table-properties style:width="5.7813in" table:align="left" style:writing-mode="lr-tb"/>
    </style:style>
    <style:style style:name="表格140.A" style:family="table-column">
      <style:table-column-properties style:column-width="1.0104in"/>
    </style:style>
    <style:style style:name="表格140.B" style:family="table-column">
      <style:table-column-properties style:column-width="0.375in"/>
    </style:style>
    <style:style style:name="表格140.C" style:family="table-column">
      <style:table-column-properties style:column-width="4.3958in"/>
    </style:style>
    <style:style style:name="表格140.1" style:family="table-row">
      <style:table-row-properties style:min-row-height="0.4257in" style:keep-together="true" fo:keep-together="auto"/>
    </style:style>
    <style:style style:name="表格14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40.2" style:family="table-row">
      <style:table-row-properties style:min-row-height="0.0972in" style:keep-together="true" fo:keep-together="auto"/>
    </style:style>
    <style:style style:name="表格14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40.3" style:family="table-row">
      <style:table-row-properties style:min-row-height="0.3854in" style:keep-together="true" fo:keep-together="auto"/>
    </style:style>
    <style:style style:name="表格14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40.C3" style:family="table-cell">
      <style:table-cell-properties style:vertical-align="middle" fo:padding-left="0.075in" fo:padding-right="0.075in" fo:padding-top="0in" fo:padding-bottom="0in" fo:border="none" style:writing-mode="lr-tb"/>
    </style:style>
    <style:style style:name="表格14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40.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40.9" style:family="table-row">
      <style:table-row-properties style:min-row-height="0.1132in" style:keep-together="true" fo:keep-together="auto"/>
    </style:style>
    <style:style style:name="表格140.10" style:family="table-row">
      <style:table-row-properties style:min-row-height="0.3333in" style:keep-together="true" fo:keep-together="auto"/>
    </style:style>
    <style:style style:name="表格140.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40.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40.11" style:family="table-row">
      <style:table-row-properties style:min-row-height="1.6083in" style:keep-together="true" fo:keep-together="auto"/>
    </style:style>
    <style:style style:name="表格140.A11" style:family="table-cell">
      <style:table-cell-properties style:vertical-align="top" fo:padding-left="0.075in" fo:padding-right="0.075in" fo:padding-top="0in" fo:padding-bottom="0in" fo:border="none" style:writing-mode="lr-tb"/>
    </style:style>
    <style:style style:name="表格141" style:family="table">
      <style:table-properties style:width="5.7813in" table:align="left" style:writing-mode="lr-tb"/>
    </style:style>
    <style:style style:name="表格141.A" style:family="table-column">
      <style:table-column-properties style:column-width="1.0104in"/>
    </style:style>
    <style:style style:name="表格141.B" style:family="table-column">
      <style:table-column-properties style:column-width="0.375in"/>
    </style:style>
    <style:style style:name="表格141.C" style:family="table-column">
      <style:table-column-properties style:column-width="4.3958in"/>
    </style:style>
    <style:style style:name="表格141.1" style:family="table-row">
      <style:table-row-properties style:min-row-height="0.4257in" style:keep-together="true" fo:keep-together="auto"/>
    </style:style>
    <style:style style:name="表格14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41.2" style:family="table-row">
      <style:table-row-properties style:min-row-height="0.0972in" style:keep-together="true" fo:keep-together="auto"/>
    </style:style>
    <style:style style:name="表格14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41.3" style:family="table-row">
      <style:table-row-properties style:min-row-height="0.3854in" style:keep-together="true" fo:keep-together="auto"/>
    </style:style>
    <style:style style:name="表格14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41.C3" style:family="table-cell">
      <style:table-cell-properties style:vertical-align="middle" fo:padding-left="0.075in" fo:padding-right="0.075in" fo:padding-top="0in" fo:padding-bottom="0in" fo:border="none" style:writing-mode="lr-tb"/>
    </style:style>
    <style:style style:name="表格14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41.8" style:family="table-row">
      <style:table-row-properties style:min-row-height="0.1132in" style:keep-together="true" fo:keep-together="auto"/>
    </style:style>
    <style:style style:name="表格141.9" style:family="table-row">
      <style:table-row-properties style:min-row-height="0.3333in" style:keep-together="true" fo:keep-together="auto"/>
    </style:style>
    <style:style style:name="表格141.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41.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41.10" style:family="table-row">
      <style:table-row-properties style:min-row-height="1.2667in" style:keep-together="true" fo:keep-together="auto"/>
    </style:style>
    <style:style style:name="表格141.A10" style:family="table-cell">
      <style:table-cell-properties style:vertical-align="top" fo:padding-left="0.075in" fo:padding-right="0.075in" fo:padding-top="0in" fo:padding-bottom="0in" fo:border="none" style:writing-mode="lr-tb"/>
    </style:style>
    <style:style style:name="表格141.20" style:family="table-row">
      <style:table-row-properties style:min-row-height="0.4556in" style:keep-together="true" fo:keep-together="auto"/>
    </style:style>
    <style:style style:name="表格142" style:family="table">
      <style:table-properties style:width="5.7813in" table:align="left" style:writing-mode="lr-tb"/>
    </style:style>
    <style:style style:name="表格142.A" style:family="table-column">
      <style:table-column-properties style:column-width="1.0104in"/>
    </style:style>
    <style:style style:name="表格142.B" style:family="table-column">
      <style:table-column-properties style:column-width="0.125in"/>
    </style:style>
    <style:style style:name="表格142.C" style:family="table-column">
      <style:table-column-properties style:column-width="0.25in"/>
    </style:style>
    <style:style style:name="表格142.D" style:family="table-column">
      <style:table-column-properties style:column-width="4.3958in"/>
    </style:style>
    <style:style style:name="表格142.1" style:family="table-row">
      <style:table-row-properties style:min-row-height="0.4257in" style:keep-together="true" fo:keep-together="auto"/>
    </style:style>
    <style:style style:name="表格14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42.2" style:family="table-row">
      <style:table-row-properties style:min-row-height="0.0972in" style:keep-together="true" fo:keep-together="auto"/>
    </style:style>
    <style:style style:name="表格14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42.3" style:family="table-row">
      <style:table-row-properties style:min-row-height="0.3854in" style:keep-together="true" fo:keep-together="auto"/>
    </style:style>
    <style:style style:name="表格14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42.D3" style:family="table-cell">
      <style:table-cell-properties style:vertical-align="middle" fo:padding-left="0.075in" fo:padding-right="0.075in" fo:padding-top="0in" fo:padding-bottom="0in" fo:border="none" style:writing-mode="lr-tb"/>
    </style:style>
    <style:style style:name="表格14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42.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42.9" style:family="table-row">
      <style:table-row-properties style:min-row-height="0.1132in" style:keep-together="true" fo:keep-together="auto"/>
    </style:style>
    <style:style style:name="表格142.10" style:family="table-row">
      <style:table-row-properties style:min-row-height="0.3333in" style:keep-together="true" fo:keep-together="auto"/>
    </style:style>
    <style:style style:name="表格142.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42.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42.11" style:family="table-row">
      <style:table-row-properties style:min-row-height="2.0417in" style:keep-together="true" fo:keep-together="auto"/>
    </style:style>
    <style:style style:name="表格142.A11" style:family="table-cell">
      <style:table-cell-properties style:vertical-align="top" fo:padding-left="0.075in" fo:padding-right="0.075in" fo:padding-top="0in" fo:padding-bottom="0in" fo:border="none" style:writing-mode="lr-tb"/>
    </style:style>
    <style:style style:name="表格142.12" style:family="table-row">
      <style:table-row-properties style:min-row-height="0.3438in" style:keep-together="true" fo:keep-together="auto"/>
    </style:style>
    <style:style style:name="表格142.13" style:family="table-row">
      <style:table-row-properties style:min-row-height="0.7681in" style:keep-together="true" fo:keep-together="auto"/>
    </style:style>
    <style:style style:name="表格143" style:family="table">
      <style:table-properties style:width="5.7813in" table:align="left" style:writing-mode="lr-tb"/>
    </style:style>
    <style:style style:name="表格143.A" style:family="table-column">
      <style:table-column-properties style:column-width="1.0104in"/>
    </style:style>
    <style:style style:name="表格143.B" style:family="table-column">
      <style:table-column-properties style:column-width="0.375in"/>
    </style:style>
    <style:style style:name="表格143.C" style:family="table-column">
      <style:table-column-properties style:column-width="4.3958in"/>
    </style:style>
    <style:style style:name="表格143.1" style:family="table-row">
      <style:table-row-properties style:min-row-height="0.4257in" style:keep-together="true" fo:keep-together="auto"/>
    </style:style>
    <style:style style:name="表格14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43.2" style:family="table-row">
      <style:table-row-properties style:min-row-height="0.0972in" style:keep-together="true" fo:keep-together="auto"/>
    </style:style>
    <style:style style:name="表格14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43.3" style:family="table-row">
      <style:table-row-properties style:min-row-height="0.3854in" style:keep-together="true" fo:keep-together="auto"/>
    </style:style>
    <style:style style:name="表格14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43.C3" style:family="table-cell">
      <style:table-cell-properties style:vertical-align="middle" fo:padding-left="0.075in" fo:padding-right="0.075in" fo:padding-top="0in" fo:padding-bottom="0in" fo:border="none" style:writing-mode="lr-tb"/>
    </style:style>
    <style:style style:name="表格14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43.8" style:family="table-row">
      <style:table-row-properties style:min-row-height="0.1132in" style:keep-together="true" fo:keep-together="auto"/>
    </style:style>
    <style:style style:name="表格143.9" style:family="table-row">
      <style:table-row-properties style:min-row-height="0.3333in" style:keep-together="true" fo:keep-together="auto"/>
    </style:style>
    <style:style style:name="表格143.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43.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43.10" style:family="table-row">
      <style:table-row-properties style:min-row-height="1.916in" style:keep-together="true" fo:keep-together="auto"/>
    </style:style>
    <style:style style:name="表格143.A10" style:family="table-cell">
      <style:table-cell-properties style:vertical-align="top" fo:padding-left="0.075in" fo:padding-right="0.075in" fo:padding-top="0in" fo:padding-bottom="0in" fo:border="none" style:writing-mode="lr-tb"/>
    </style:style>
    <style:style style:name="表格144" style:family="table">
      <style:table-properties style:width="5.7813in" table:align="left" style:writing-mode="lr-tb"/>
    </style:style>
    <style:style style:name="表格144.A" style:family="table-column">
      <style:table-column-properties style:column-width="1.0104in"/>
    </style:style>
    <style:style style:name="表格144.B" style:family="table-column">
      <style:table-column-properties style:column-width="0.125in"/>
    </style:style>
    <style:style style:name="表格144.C" style:family="table-column">
      <style:table-column-properties style:column-width="0.25in"/>
    </style:style>
    <style:style style:name="表格144.D" style:family="table-column">
      <style:table-column-properties style:column-width="4.3958in"/>
    </style:style>
    <style:style style:name="表格144.1" style:family="table-row">
      <style:table-row-properties style:min-row-height="0.4257in" style:keep-together="true" fo:keep-together="auto"/>
    </style:style>
    <style:style style:name="表格14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44.2" style:family="table-row">
      <style:table-row-properties style:min-row-height="0.0972in" style:keep-together="true" fo:keep-together="auto"/>
    </style:style>
    <style:style style:name="表格14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44.3" style:family="table-row">
      <style:table-row-properties style:min-row-height="0.3854in" style:keep-together="true" fo:keep-together="auto"/>
    </style:style>
    <style:style style:name="表格14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44.D3" style:family="table-cell">
      <style:table-cell-properties style:vertical-align="middle" fo:padding-left="0.075in" fo:padding-right="0.075in" fo:padding-top="0in" fo:padding-bottom="0in" fo:border="none" style:writing-mode="lr-tb"/>
    </style:style>
    <style:style style:name="表格14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44.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44.9" style:family="table-row">
      <style:table-row-properties style:min-row-height="0.1132in" style:keep-together="true" fo:keep-together="auto"/>
    </style:style>
    <style:style style:name="表格144.10" style:family="table-row">
      <style:table-row-properties style:min-row-height="0.3333in" style:keep-together="true" fo:keep-together="auto"/>
    </style:style>
    <style:style style:name="表格144.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44.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44.11" style:family="table-row">
      <style:table-row-properties style:min-row-height="2.0417in" style:keep-together="true" fo:keep-together="auto"/>
    </style:style>
    <style:style style:name="表格144.A11" style:family="table-cell">
      <style:table-cell-properties style:vertical-align="top" fo:padding-left="0.075in" fo:padding-right="0.075in" fo:padding-top="0in" fo:padding-bottom="0in" fo:border="none" style:writing-mode="lr-tb"/>
    </style:style>
    <style:style style:name="表格144.12" style:family="table-row">
      <style:table-row-properties style:min-row-height="0.3438in" style:keep-together="true" fo:keep-together="auto"/>
    </style:style>
    <style:style style:name="表格144.13" style:family="table-row">
      <style:table-row-properties style:min-row-height="0.659in" style:keep-together="true" fo:keep-together="auto"/>
    </style:style>
    <style:style style:name="表格145" style:family="table">
      <style:table-properties style:width="5.7813in" table:align="left" style:writing-mode="lr-tb"/>
    </style:style>
    <style:style style:name="表格145.A" style:family="table-column">
      <style:table-column-properties style:column-width="1.0104in"/>
    </style:style>
    <style:style style:name="表格145.B" style:family="table-column">
      <style:table-column-properties style:column-width="0.375in"/>
    </style:style>
    <style:style style:name="表格145.C" style:family="table-column">
      <style:table-column-properties style:column-width="4.3958in"/>
    </style:style>
    <style:style style:name="表格145.1" style:family="table-row">
      <style:table-row-properties style:min-row-height="0.4257in" style:keep-together="true" fo:keep-together="auto"/>
    </style:style>
    <style:style style:name="表格14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45.2" style:family="table-row">
      <style:table-row-properties style:min-row-height="0.0972in" style:keep-together="true" fo:keep-together="auto"/>
    </style:style>
    <style:style style:name="表格14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45.3" style:family="table-row">
      <style:table-row-properties style:min-row-height="0.3854in" style:keep-together="true" fo:keep-together="auto"/>
    </style:style>
    <style:style style:name="表格14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45.C3" style:family="table-cell">
      <style:table-cell-properties style:vertical-align="middle" fo:padding-left="0.075in" fo:padding-right="0.075in" fo:padding-top="0in" fo:padding-bottom="0in" fo:border="none" style:writing-mode="lr-tb"/>
    </style:style>
    <style:style style:name="表格14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45.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45.9" style:family="table-row">
      <style:table-row-properties style:min-row-height="0.1132in" style:keep-together="true" fo:keep-together="auto"/>
    </style:style>
    <style:style style:name="表格145.10" style:family="table-row">
      <style:table-row-properties style:min-row-height="0.3333in" style:keep-together="true" fo:keep-together="auto"/>
    </style:style>
    <style:style style:name="表格145.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45.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45.11" style:family="table-row">
      <style:table-row-properties style:min-row-height="0.416in" style:keep-together="true" fo:keep-together="auto"/>
    </style:style>
    <style:style style:name="表格145.A11" style:family="table-cell">
      <style:table-cell-properties style:vertical-align="top" fo:padding-left="0.075in" fo:padding-right="0.075in" fo:padding-top="0in" fo:padding-bottom="0in" fo:border="none" style:writing-mode="lr-tb"/>
    </style:style>
    <style:style style:name="表格146" style:family="table">
      <style:table-properties style:width="5.7813in" table:align="left" style:writing-mode="lr-tb"/>
    </style:style>
    <style:style style:name="表格146.A" style:family="table-column">
      <style:table-column-properties style:column-width="1.0104in"/>
    </style:style>
    <style:style style:name="表格146.B" style:family="table-column">
      <style:table-column-properties style:column-width="0.125in"/>
    </style:style>
    <style:style style:name="表格146.C" style:family="table-column">
      <style:table-column-properties style:column-width="0.25in"/>
    </style:style>
    <style:style style:name="表格146.D" style:family="table-column">
      <style:table-column-properties style:column-width="4.3958in"/>
    </style:style>
    <style:style style:name="表格146.1" style:family="table-row">
      <style:table-row-properties style:min-row-height="0.4257in" style:keep-together="true" fo:keep-together="auto"/>
    </style:style>
    <style:style style:name="表格14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46.2" style:family="table-row">
      <style:table-row-properties style:min-row-height="0.0972in" style:keep-together="true" fo:keep-together="auto"/>
    </style:style>
    <style:style style:name="表格14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46.3" style:family="table-row">
      <style:table-row-properties style:min-row-height="0.3854in" style:keep-together="true" fo:keep-together="auto"/>
    </style:style>
    <style:style style:name="表格14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46.D3" style:family="table-cell">
      <style:table-cell-properties style:vertical-align="middle" fo:padding-left="0.075in" fo:padding-right="0.075in" fo:padding-top="0in" fo:padding-bottom="0in" fo:border="none" style:writing-mode="lr-tb"/>
    </style:style>
    <style:style style:name="表格14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46.8" style:family="table-row">
      <style:table-row-properties style:min-row-height="0.1132in" style:keep-together="true" fo:keep-together="auto"/>
    </style:style>
    <style:style style:name="表格146.9" style:family="table-row">
      <style:table-row-properties style:min-row-height="0.3333in" style:keep-together="true" fo:keep-together="auto"/>
    </style:style>
    <style:style style:name="表格146.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46.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46.10" style:family="table-row">
      <style:table-row-properties style:min-row-height="0.9424in" style:keep-together="true" fo:keep-together="auto"/>
    </style:style>
    <style:style style:name="表格146.A10" style:family="table-cell">
      <style:table-cell-properties style:vertical-align="top" fo:padding-left="0.075in" fo:padding-right="0.075in" fo:padding-top="0in" fo:padding-bottom="0in" fo:border="none" style:writing-mode="lr-tb"/>
    </style:style>
    <style:style style:name="表格146.11" style:family="table-row">
      <style:table-row-properties style:min-row-height="0.3438in" style:keep-together="true" fo:keep-together="auto"/>
    </style:style>
    <style:style style:name="表格146.12" style:family="table-row">
      <style:table-row-properties style:min-row-height="0.4965in" style:keep-together="true" fo:keep-together="auto"/>
    </style:style>
    <style:style style:name="表格147" style:family="table">
      <style:table-properties style:width="5.7813in" table:align="left" style:writing-mode="lr-tb"/>
    </style:style>
    <style:style style:name="表格147.A" style:family="table-column">
      <style:table-column-properties style:column-width="1.0104in"/>
    </style:style>
    <style:style style:name="表格147.B" style:family="table-column">
      <style:table-column-properties style:column-width="0.375in"/>
    </style:style>
    <style:style style:name="表格147.C" style:family="table-column">
      <style:table-column-properties style:column-width="4.3958in"/>
    </style:style>
    <style:style style:name="表格147.1" style:family="table-row">
      <style:table-row-properties style:min-row-height="0.4257in" style:keep-together="true" fo:keep-together="auto"/>
    </style:style>
    <style:style style:name="表格14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47.2" style:family="table-row">
      <style:table-row-properties style:min-row-height="0.0972in" style:keep-together="true" fo:keep-together="auto"/>
    </style:style>
    <style:style style:name="表格14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47.3" style:family="table-row">
      <style:table-row-properties style:min-row-height="0.3854in" style:keep-together="true" fo:keep-together="auto"/>
    </style:style>
    <style:style style:name="表格14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47.C3" style:family="table-cell">
      <style:table-cell-properties style:vertical-align="middle" fo:padding-left="0.075in" fo:padding-right="0.075in" fo:padding-top="0in" fo:padding-bottom="0in" fo:border="none" style:writing-mode="lr-tb"/>
    </style:style>
    <style:style style:name="表格14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47.8" style:family="table-row">
      <style:table-row-properties style:min-row-height="0.1132in" style:keep-together="true" fo:keep-together="auto"/>
    </style:style>
    <style:style style:name="表格147.9" style:family="table-row">
      <style:table-row-properties style:min-row-height="0.3333in" style:keep-together="true" fo:keep-together="auto"/>
    </style:style>
    <style:style style:name="表格147.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47.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47.10" style:family="table-row">
      <style:table-row-properties style:min-row-height="0.2222in" style:keep-together="true" fo:keep-together="auto"/>
    </style:style>
    <style:style style:name="表格147.A10" style:family="table-cell">
      <style:table-cell-properties style:vertical-align="top" fo:padding-left="0.075in" fo:padding-right="0.075in" fo:padding-top="0in" fo:padding-bottom="0in" fo:border="none" style:writing-mode="lr-tb"/>
    </style:style>
    <style:style style:name="表格148" style:family="table">
      <style:table-properties style:width="5.7813in" table:align="left" style:writing-mode="lr-tb"/>
    </style:style>
    <style:style style:name="表格148.A" style:family="table-column">
      <style:table-column-properties style:column-width="1.0104in"/>
    </style:style>
    <style:style style:name="表格148.B" style:family="table-column">
      <style:table-column-properties style:column-width="0.125in"/>
    </style:style>
    <style:style style:name="表格148.C" style:family="table-column">
      <style:table-column-properties style:column-width="0.25in"/>
    </style:style>
    <style:style style:name="表格148.D" style:family="table-column">
      <style:table-column-properties style:column-width="4.3958in"/>
    </style:style>
    <style:style style:name="表格148.1" style:family="table-row">
      <style:table-row-properties style:min-row-height="0.4257in" style:keep-together="true" fo:keep-together="auto"/>
    </style:style>
    <style:style style:name="表格14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48.2" style:family="table-row">
      <style:table-row-properties style:min-row-height="0.0972in" style:keep-together="true" fo:keep-together="auto"/>
    </style:style>
    <style:style style:name="表格14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48.3" style:family="table-row">
      <style:table-row-properties style:min-row-height="0.3854in" style:keep-together="true" fo:keep-together="auto"/>
    </style:style>
    <style:style style:name="表格14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48.D3" style:family="table-cell">
      <style:table-cell-properties style:vertical-align="middle" fo:padding-left="0.075in" fo:padding-right="0.075in" fo:padding-top="0in" fo:padding-bottom="0in" fo:border="none" style:writing-mode="lr-tb"/>
    </style:style>
    <style:style style:name="表格14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48.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48.9" style:family="table-row">
      <style:table-row-properties style:min-row-height="0.1132in" style:keep-together="true" fo:keep-together="auto"/>
    </style:style>
    <style:style style:name="表格148.10" style:family="table-row">
      <style:table-row-properties style:min-row-height="0.3333in" style:keep-together="true" fo:keep-together="auto"/>
    </style:style>
    <style:style style:name="表格148.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48.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48.11" style:family="table-row">
      <style:table-row-properties style:min-row-height="2.0417in" style:keep-together="true" fo:keep-together="auto"/>
    </style:style>
    <style:style style:name="表格148.A11" style:family="table-cell">
      <style:table-cell-properties style:vertical-align="top" fo:padding-left="0.075in" fo:padding-right="0.075in" fo:padding-top="0in" fo:padding-bottom="0in" fo:border="none" style:writing-mode="lr-tb"/>
    </style:style>
    <style:style style:name="表格148.12" style:family="table-row">
      <style:table-row-properties style:min-row-height="0.3438in" style:keep-together="true" fo:keep-together="auto"/>
    </style:style>
    <style:style style:name="表格148.13" style:family="table-row">
      <style:table-row-properties style:min-row-height="0.4993in" style:keep-together="true" fo:keep-together="auto"/>
    </style:style>
    <style:style style:name="表格149" style:family="table">
      <style:table-properties style:width="5.7813in" table:align="left" style:writing-mode="lr-tb"/>
    </style:style>
    <style:style style:name="表格149.A" style:family="table-column">
      <style:table-column-properties style:column-width="1.0104in"/>
    </style:style>
    <style:style style:name="表格149.B" style:family="table-column">
      <style:table-column-properties style:column-width="0.375in"/>
    </style:style>
    <style:style style:name="表格149.C" style:family="table-column">
      <style:table-column-properties style:column-width="4.3958in"/>
    </style:style>
    <style:style style:name="表格149.1" style:family="table-row">
      <style:table-row-properties style:min-row-height="0.4257in" style:keep-together="true" fo:keep-together="auto"/>
    </style:style>
    <style:style style:name="表格14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49.2" style:family="table-row">
      <style:table-row-properties style:min-row-height="0.0972in" style:keep-together="true" fo:keep-together="auto"/>
    </style:style>
    <style:style style:name="表格14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49.3" style:family="table-row">
      <style:table-row-properties style:min-row-height="0.3854in" style:keep-together="true" fo:keep-together="auto"/>
    </style:style>
    <style:style style:name="表格14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49.C3" style:family="table-cell">
      <style:table-cell-properties style:vertical-align="middle" fo:padding-left="0.075in" fo:padding-right="0.075in" fo:padding-top="0in" fo:padding-bottom="0in" fo:border="none" style:writing-mode="lr-tb"/>
    </style:style>
    <style:style style:name="表格14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49.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49.9" style:family="table-row">
      <style:table-row-properties style:min-row-height="0.1132in" style:keep-together="true" fo:keep-together="auto"/>
    </style:style>
    <style:style style:name="表格149.10" style:family="table-row">
      <style:table-row-properties style:min-row-height="0.3333in" style:keep-together="true" fo:keep-together="auto"/>
    </style:style>
    <style:style style:name="表格149.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49.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49.11" style:family="table-row">
      <style:table-row-properties style:min-row-height="0.5097in" style:keep-together="true" fo:keep-together="auto"/>
    </style:style>
    <style:style style:name="表格149.A11" style:family="table-cell">
      <style:table-cell-properties style:vertical-align="top" fo:padding-left="0.075in" fo:padding-right="0.075in" fo:padding-top="0in" fo:padding-bottom="0in" fo:border="none" style:writing-mode="lr-tb"/>
    </style:style>
    <style:style style:name="表格149.22" style:family="table-row">
      <style:table-row-properties style:min-row-height="1.8139in" style:keep-together="true" fo:keep-together="auto"/>
    </style:style>
    <style:style style:name="表格150" style:family="table">
      <style:table-properties style:width="5.7813in" table:align="left" style:writing-mode="lr-tb"/>
    </style:style>
    <style:style style:name="表格150.A" style:family="table-column">
      <style:table-column-properties style:column-width="1.0104in"/>
    </style:style>
    <style:style style:name="表格150.B" style:family="table-column">
      <style:table-column-properties style:column-width="0.375in"/>
    </style:style>
    <style:style style:name="表格150.C" style:family="table-column">
      <style:table-column-properties style:column-width="4.3958in"/>
    </style:style>
    <style:style style:name="表格150.1" style:family="table-row">
      <style:table-row-properties style:min-row-height="0.4257in" style:keep-together="true" fo:keep-together="auto"/>
    </style:style>
    <style:style style:name="表格15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50.2" style:family="table-row">
      <style:table-row-properties style:min-row-height="0.0972in" style:keep-together="true" fo:keep-together="auto"/>
    </style:style>
    <style:style style:name="表格15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50.3" style:family="table-row">
      <style:table-row-properties style:min-row-height="0.3854in" style:keep-together="true" fo:keep-together="auto"/>
    </style:style>
    <style:style style:name="表格15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50.C3" style:family="table-cell">
      <style:table-cell-properties style:vertical-align="middle" fo:padding-left="0.075in" fo:padding-right="0.075in" fo:padding-top="0in" fo:padding-bottom="0in" fo:border="none" style:writing-mode="lr-tb"/>
    </style:style>
    <style:style style:name="表格15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50.8" style:family="table-row">
      <style:table-row-properties style:min-row-height="0.3333in" style:keep-together="true" fo:keep-together="auto"/>
    </style:style>
    <style:style style:name="表格150.A8"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50.B8"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50.9" style:family="table-row">
      <style:table-row-properties style:min-row-height="0.3576in" style:keep-together="true" fo:keep-together="auto"/>
    </style:style>
    <style:style style:name="表格150.A9" style:family="table-cell">
      <style:table-cell-properties style:vertical-align="top" fo:padding-left="0.075in" fo:padding-right="0.075in" fo:padding-top="0in" fo:padding-bottom="0in" fo:border="none" style:writing-mode="lr-tb"/>
    </style:style>
    <style:style style:name="表格151" style:family="table">
      <style:table-properties style:width="5.7813in" table:align="left" style:writing-mode="lr-tb"/>
    </style:style>
    <style:style style:name="表格151.A" style:family="table-column">
      <style:table-column-properties style:column-width="1.0104in"/>
    </style:style>
    <style:style style:name="表格151.B" style:family="table-column">
      <style:table-column-properties style:column-width="0.375in"/>
    </style:style>
    <style:style style:name="表格151.C" style:family="table-column">
      <style:table-column-properties style:column-width="4.3958in"/>
    </style:style>
    <style:style style:name="表格151.1" style:family="table-row">
      <style:table-row-properties style:min-row-height="0.4257in" style:keep-together="true" fo:keep-together="auto"/>
    </style:style>
    <style:style style:name="表格15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51.2" style:family="table-row">
      <style:table-row-properties style:min-row-height="0.0972in" style:keep-together="true" fo:keep-together="auto"/>
    </style:style>
    <style:style style:name="表格15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51.3" style:family="table-row">
      <style:table-row-properties style:min-row-height="0.3854in" style:keep-together="true" fo:keep-together="auto"/>
    </style:style>
    <style:style style:name="表格15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51.C3" style:family="table-cell">
      <style:table-cell-properties style:vertical-align="middle" fo:padding-left="0.075in" fo:padding-right="0.075in" fo:padding-top="0in" fo:padding-bottom="0in" fo:border="none" style:writing-mode="lr-tb"/>
    </style:style>
    <style:style style:name="表格15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51.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51.9" style:family="table-row">
      <style:table-row-properties style:min-row-height="0.1132in" style:keep-together="true" fo:keep-together="auto"/>
    </style:style>
    <style:style style:name="表格151.10" style:family="table-row">
      <style:table-row-properties style:min-row-height="0.3333in" style:keep-together="true" fo:keep-together="auto"/>
    </style:style>
    <style:style style:name="表格151.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51.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51.11" style:family="table-row">
      <style:table-row-properties style:min-row-height="0.1806in" style:keep-together="true" fo:keep-together="auto"/>
    </style:style>
    <style:style style:name="表格151.A11" style:family="table-cell">
      <style:table-cell-properties style:vertical-align="top" fo:padding-left="0.075in" fo:padding-right="0.075in" fo:padding-top="0in" fo:padding-bottom="0in" fo:border="none" style:writing-mode="lr-tb"/>
    </style:style>
    <style:style style:name="表格152" style:family="table">
      <style:table-properties style:width="5.7813in" table:align="left" style:writing-mode="lr-tb"/>
    </style:style>
    <style:style style:name="表格152.A" style:family="table-column">
      <style:table-column-properties style:column-width="1.0104in"/>
    </style:style>
    <style:style style:name="表格152.B" style:family="table-column">
      <style:table-column-properties style:column-width="0.375in"/>
    </style:style>
    <style:style style:name="表格152.C" style:family="table-column">
      <style:table-column-properties style:column-width="4.3958in"/>
    </style:style>
    <style:style style:name="表格152.1" style:family="table-row">
      <style:table-row-properties style:min-row-height="0.4257in" style:keep-together="true" fo:keep-together="auto"/>
    </style:style>
    <style:style style:name="表格15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52.2" style:family="table-row">
      <style:table-row-properties style:min-row-height="0.0972in" style:keep-together="true" fo:keep-together="auto"/>
    </style:style>
    <style:style style:name="表格15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52.3" style:family="table-row">
      <style:table-row-properties style:min-row-height="0.3854in" style:keep-together="true" fo:keep-together="auto"/>
    </style:style>
    <style:style style:name="表格15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52.C3" style:family="table-cell">
      <style:table-cell-properties style:vertical-align="middle" fo:padding-left="0.075in" fo:padding-right="0.075in" fo:padding-top="0in" fo:padding-bottom="0in" fo:border="none" style:writing-mode="lr-tb"/>
    </style:style>
    <style:style style:name="表格15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52.8" style:family="table-row">
      <style:table-row-properties style:min-row-height="0.1132in" style:keep-together="true" fo:keep-together="auto"/>
    </style:style>
    <style:style style:name="表格152.9" style:family="table-row">
      <style:table-row-properties style:min-row-height="0.3333in" style:keep-together="true" fo:keep-together="auto"/>
    </style:style>
    <style:style style:name="表格152.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52.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52.10" style:family="table-row">
      <style:table-row-properties style:min-row-height="0.2938in" style:keep-together="true" fo:keep-together="auto"/>
    </style:style>
    <style:style style:name="表格152.A10" style:family="table-cell">
      <style:table-cell-properties style:vertical-align="top" fo:padding-left="0.075in" fo:padding-right="0.075in" fo:padding-top="0in" fo:padding-bottom="0in" fo:border="none" style:writing-mode="lr-tb"/>
    </style:style>
    <style:style style:name="表格153" style:family="table">
      <style:table-properties style:width="5.7813in" table:align="left" style:writing-mode="lr-tb"/>
    </style:style>
    <style:style style:name="表格153.A" style:family="table-column">
      <style:table-column-properties style:column-width="1.3854in"/>
    </style:style>
    <style:style style:name="表格153.B" style:family="table-column">
      <style:table-column-properties style:column-width="4.3958in"/>
    </style:style>
    <style:style style:name="表格153.1" style:family="table-row">
      <style:table-row-properties style:min-row-height="0.4257in" style:keep-together="true" fo:keep-together="auto"/>
    </style:style>
    <style:style style:name="表格15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53.2" style:family="table-row">
      <style:table-row-properties style:min-row-height="0.0972in" style:keep-together="true" fo:keep-together="auto"/>
    </style:style>
    <style:style style:name="表格15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53.3" style:family="table-row">
      <style:table-row-properties style:min-row-height="0.3854in" style:keep-together="true" fo:keep-together="auto"/>
    </style:style>
    <style:style style:name="表格15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53.B3" style:family="table-cell">
      <style:table-cell-properties style:vertical-align="middle" fo:padding-left="0.075in" fo:padding-right="0.075in" fo:padding-top="0in" fo:padding-bottom="0in" fo:border="none" style:writing-mode="lr-tb"/>
    </style:style>
    <style:style style:name="表格15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54" style:family="table">
      <style:table-properties style:width="5.7813in" table:align="left" style:writing-mode="lr-tb"/>
    </style:style>
    <style:style style:name="表格154.A" style:family="table-column">
      <style:table-column-properties style:column-width="1.3854in"/>
    </style:style>
    <style:style style:name="表格154.B" style:family="table-column">
      <style:table-column-properties style:column-width="4.3958in"/>
    </style:style>
    <style:style style:name="表格154.1" style:family="table-row">
      <style:table-row-properties style:min-row-height="0.4257in" style:keep-together="true" fo:keep-together="auto"/>
    </style:style>
    <style:style style:name="表格15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54.2" style:family="table-row">
      <style:table-row-properties style:min-row-height="0.0972in" style:keep-together="true" fo:keep-together="auto"/>
    </style:style>
    <style:style style:name="表格15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54.3" style:family="table-row">
      <style:table-row-properties style:min-row-height="0.3854in" style:keep-together="true" fo:keep-together="auto"/>
    </style:style>
    <style:style style:name="表格15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54.B3" style:family="table-cell">
      <style:table-cell-properties style:vertical-align="middle" fo:padding-left="0.075in" fo:padding-right="0.075in" fo:padding-top="0in" fo:padding-bottom="0in" fo:border="none" style:writing-mode="lr-tb"/>
    </style:style>
    <style:style style:name="表格15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55" style:family="table">
      <style:table-properties style:width="5.7813in" table:align="left" style:writing-mode="lr-tb"/>
    </style:style>
    <style:style style:name="表格155.A" style:family="table-column">
      <style:table-column-properties style:column-width="1.3854in"/>
    </style:style>
    <style:style style:name="表格155.B" style:family="table-column">
      <style:table-column-properties style:column-width="4.3958in"/>
    </style:style>
    <style:style style:name="表格155.1" style:family="table-row">
      <style:table-row-properties style:min-row-height="0.4257in" style:keep-together="true" fo:keep-together="auto"/>
    </style:style>
    <style:style style:name="表格15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55.2" style:family="table-row">
      <style:table-row-properties style:min-row-height="0.0972in" style:keep-together="true" fo:keep-together="auto"/>
    </style:style>
    <style:style style:name="表格15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55.3" style:family="table-row">
      <style:table-row-properties style:min-row-height="0.3854in" style:keep-together="true" fo:keep-together="auto"/>
    </style:style>
    <style:style style:name="表格15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55.B3" style:family="table-cell">
      <style:table-cell-properties style:vertical-align="middle" fo:padding-left="0.075in" fo:padding-right="0.075in" fo:padding-top="0in" fo:padding-bottom="0in" fo:border="none" style:writing-mode="lr-tb"/>
    </style:style>
    <style:style style:name="表格15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56" style:family="table">
      <style:table-properties style:width="5.7813in" table:align="left" style:writing-mode="lr-tb"/>
    </style:style>
    <style:style style:name="表格156.A" style:family="table-column">
      <style:table-column-properties style:column-width="1.3854in"/>
    </style:style>
    <style:style style:name="表格156.B" style:family="table-column">
      <style:table-column-properties style:column-width="4.3958in"/>
    </style:style>
    <style:style style:name="表格156.1" style:family="table-row">
      <style:table-row-properties style:min-row-height="0.4257in" style:keep-together="true" fo:keep-together="auto"/>
    </style:style>
    <style:style style:name="表格15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56.2" style:family="table-row">
      <style:table-row-properties style:min-row-height="0.0972in" style:keep-together="true" fo:keep-together="auto"/>
    </style:style>
    <style:style style:name="表格15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56.3" style:family="table-row">
      <style:table-row-properties style:min-row-height="0.3854in" style:keep-together="true" fo:keep-together="auto"/>
    </style:style>
    <style:style style:name="表格15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56.B3" style:family="table-cell">
      <style:table-cell-properties style:vertical-align="middle" fo:padding-left="0.075in" fo:padding-right="0.075in" fo:padding-top="0in" fo:padding-bottom="0in" fo:border="none" style:writing-mode="lr-tb"/>
    </style:style>
    <style:style style:name="表格15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57" style:family="table">
      <style:table-properties style:width="5.7813in" table:align="left" style:writing-mode="lr-tb"/>
    </style:style>
    <style:style style:name="表格157.A" style:family="table-column">
      <style:table-column-properties style:column-width="1.0104in"/>
    </style:style>
    <style:style style:name="表格157.B" style:family="table-column">
      <style:table-column-properties style:column-width="0.125in"/>
    </style:style>
    <style:style style:name="表格157.C" style:family="table-column">
      <style:table-column-properties style:column-width="0.25in"/>
    </style:style>
    <style:style style:name="表格157.D" style:family="table-column">
      <style:table-column-properties style:column-width="4.3958in"/>
    </style:style>
    <style:style style:name="表格157.1" style:family="table-row">
      <style:table-row-properties style:min-row-height="0.4257in" style:keep-together="true" fo:keep-together="auto"/>
    </style:style>
    <style:style style:name="表格15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57.2" style:family="table-row">
      <style:table-row-properties style:min-row-height="0.0972in" style:keep-together="true" fo:keep-together="auto"/>
    </style:style>
    <style:style style:name="表格15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57.3" style:family="table-row">
      <style:table-row-properties style:min-row-height="0.3854in" style:keep-together="true" fo:keep-together="auto"/>
    </style:style>
    <style:style style:name="表格15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57.D3" style:family="table-cell">
      <style:table-cell-properties style:vertical-align="middle" fo:padding-left="0.075in" fo:padding-right="0.075in" fo:padding-top="0in" fo:padding-bottom="0in" fo:border="none" style:writing-mode="lr-tb"/>
    </style:style>
    <style:style style:name="表格15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57.8" style:family="table-row">
      <style:table-row-properties style:min-row-height="0.1132in" style:keep-together="true" fo:keep-together="auto"/>
    </style:style>
    <style:style style:name="表格157.9" style:family="table-row">
      <style:table-row-properties style:min-row-height="0.3333in" style:keep-together="true" fo:keep-together="auto"/>
    </style:style>
    <style:style style:name="表格157.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57.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57.10" style:family="table-row">
      <style:table-row-properties style:min-row-height="2.0417in" style:keep-together="true" fo:keep-together="auto"/>
    </style:style>
    <style:style style:name="表格157.A10" style:family="table-cell">
      <style:table-cell-properties style:vertical-align="top" fo:padding-left="0.075in" fo:padding-right="0.075in" fo:padding-top="0in" fo:padding-bottom="0in" fo:border="none" style:writing-mode="lr-tb"/>
    </style:style>
    <style:style style:name="表格157.11" style:family="table-row">
      <style:table-row-properties style:min-row-height="0.3438in" style:keep-together="true" fo:keep-together="auto"/>
    </style:style>
    <style:style style:name="表格157.12" style:family="table-row">
      <style:table-row-properties style:min-row-height="0.2611in" style:keep-together="true" fo:keep-together="auto"/>
    </style:style>
    <style:style style:name="表格158" style:family="table">
      <style:table-properties style:width="5.7813in" table:align="left" style:writing-mode="lr-tb"/>
    </style:style>
    <style:style style:name="表格158.A" style:family="table-column">
      <style:table-column-properties style:column-width="1.0104in"/>
    </style:style>
    <style:style style:name="表格158.B" style:family="table-column">
      <style:table-column-properties style:column-width="0.125in"/>
    </style:style>
    <style:style style:name="表格158.C" style:family="table-column">
      <style:table-column-properties style:column-width="0.25in"/>
    </style:style>
    <style:style style:name="表格158.D" style:family="table-column">
      <style:table-column-properties style:column-width="4.3958in"/>
    </style:style>
    <style:style style:name="表格158.1" style:family="table-row">
      <style:table-row-properties style:min-row-height="0.4257in" style:keep-together="true" fo:keep-together="auto"/>
    </style:style>
    <style:style style:name="表格15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58.2" style:family="table-row">
      <style:table-row-properties style:min-row-height="0.0972in" style:keep-together="true" fo:keep-together="auto"/>
    </style:style>
    <style:style style:name="表格15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58.3" style:family="table-row">
      <style:table-row-properties style:min-row-height="0.3854in" style:keep-together="true" fo:keep-together="auto"/>
    </style:style>
    <style:style style:name="表格15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58.D3" style:family="table-cell">
      <style:table-cell-properties style:vertical-align="middle" fo:padding-left="0.075in" fo:padding-right="0.075in" fo:padding-top="0in" fo:padding-bottom="0in" fo:border="none" style:writing-mode="lr-tb"/>
    </style:style>
    <style:style style:name="表格15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58.8" style:family="table-row">
      <style:table-row-properties style:min-row-height="0.1132in" style:keep-together="true" fo:keep-together="auto"/>
    </style:style>
    <style:style style:name="表格158.9" style:family="table-row">
      <style:table-row-properties style:min-row-height="0.3333in" style:keep-together="true" fo:keep-together="auto"/>
    </style:style>
    <style:style style:name="表格158.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58.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58.10" style:family="table-row">
      <style:table-row-properties style:min-row-height="1.1583in" style:keep-together="true" fo:keep-together="auto"/>
    </style:style>
    <style:style style:name="表格158.A10" style:family="table-cell">
      <style:table-cell-properties style:vertical-align="top" fo:padding-left="0.075in" fo:padding-right="0.075in" fo:padding-top="0in" fo:padding-bottom="0in" fo:border="none" style:writing-mode="lr-tb"/>
    </style:style>
    <style:style style:name="表格158.11" style:family="table-row">
      <style:table-row-properties style:min-row-height="0.3438in" style:keep-together="true" fo:keep-together="auto"/>
    </style:style>
    <style:style style:name="表格158.12" style:family="table-row">
      <style:table-row-properties style:min-row-height="0.7063in" style:keep-together="true" fo:keep-together="auto"/>
    </style:style>
    <style:style style:name="表格159" style:family="table">
      <style:table-properties style:width="5.7813in" table:align="left" style:writing-mode="lr-tb"/>
    </style:style>
    <style:style style:name="表格159.A" style:family="table-column">
      <style:table-column-properties style:column-width="1.0104in"/>
    </style:style>
    <style:style style:name="表格159.B" style:family="table-column">
      <style:table-column-properties style:column-width="0.125in"/>
    </style:style>
    <style:style style:name="表格159.C" style:family="table-column">
      <style:table-column-properties style:column-width="0.25in"/>
    </style:style>
    <style:style style:name="表格159.D" style:family="table-column">
      <style:table-column-properties style:column-width="4.3958in"/>
    </style:style>
    <style:style style:name="表格159.1" style:family="table-row">
      <style:table-row-properties style:min-row-height="0.4257in" style:keep-together="true" fo:keep-together="auto"/>
    </style:style>
    <style:style style:name="表格15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59.2" style:family="table-row">
      <style:table-row-properties style:min-row-height="0.0972in" style:keep-together="true" fo:keep-together="auto"/>
    </style:style>
    <style:style style:name="表格15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59.3" style:family="table-row">
      <style:table-row-properties style:min-row-height="0.3854in" style:keep-together="true" fo:keep-together="auto"/>
    </style:style>
    <style:style style:name="表格15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59.D3" style:family="table-cell">
      <style:table-cell-properties style:vertical-align="middle" fo:padding-left="0.075in" fo:padding-right="0.075in" fo:padding-top="0in" fo:padding-bottom="0in" fo:border="none" style:writing-mode="lr-tb"/>
    </style:style>
    <style:style style:name="表格15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59.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59.9" style:family="table-row">
      <style:table-row-properties style:min-row-height="0.1132in" style:keep-together="true" fo:keep-together="auto"/>
    </style:style>
    <style:style style:name="表格159.10" style:family="table-row">
      <style:table-row-properties style:min-row-height="0.3333in" style:keep-together="true" fo:keep-together="auto"/>
    </style:style>
    <style:style style:name="表格159.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59.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59.11" style:family="table-row">
      <style:table-row-properties style:min-row-height="1.534in" style:keep-together="true" fo:keep-together="auto"/>
    </style:style>
    <style:style style:name="表格159.A11" style:family="table-cell">
      <style:table-cell-properties style:vertical-align="top" fo:padding-left="0.075in" fo:padding-right="0.075in" fo:padding-top="0in" fo:padding-bottom="0in" fo:border="none" style:writing-mode="lr-tb"/>
    </style:style>
    <style:style style:name="表格159.12" style:family="table-row">
      <style:table-row-properties style:min-row-height="0.3438in" style:keep-together="true" fo:keep-together="auto"/>
    </style:style>
    <style:style style:name="表格159.13" style:family="table-row">
      <style:table-row-properties style:min-row-height="0.4326in" style:keep-together="true" fo:keep-together="auto"/>
    </style:style>
    <style:style style:name="表格160" style:family="table">
      <style:table-properties style:width="5.7813in" table:align="left" style:writing-mode="lr-tb"/>
    </style:style>
    <style:style style:name="表格160.A" style:family="table-column">
      <style:table-column-properties style:column-width="1.0104in"/>
    </style:style>
    <style:style style:name="表格160.B" style:family="table-column">
      <style:table-column-properties style:column-width="0.125in"/>
    </style:style>
    <style:style style:name="表格160.C" style:family="table-column">
      <style:table-column-properties style:column-width="0.25in"/>
    </style:style>
    <style:style style:name="表格160.D" style:family="table-column">
      <style:table-column-properties style:column-width="4.3958in"/>
    </style:style>
    <style:style style:name="表格160.1" style:family="table-row">
      <style:table-row-properties style:min-row-height="0.4257in" style:keep-together="true" fo:keep-together="auto"/>
    </style:style>
    <style:style style:name="表格16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60.2" style:family="table-row">
      <style:table-row-properties style:min-row-height="0.0972in" style:keep-together="true" fo:keep-together="auto"/>
    </style:style>
    <style:style style:name="表格16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60.3" style:family="table-row">
      <style:table-row-properties style:min-row-height="0.3854in" style:keep-together="true" fo:keep-together="auto"/>
    </style:style>
    <style:style style:name="表格16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60.D3" style:family="table-cell">
      <style:table-cell-properties style:vertical-align="middle" fo:padding-left="0.075in" fo:padding-right="0.075in" fo:padding-top="0in" fo:padding-bottom="0in" fo:border="none" style:writing-mode="lr-tb"/>
    </style:style>
    <style:style style:name="表格16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60.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60.9" style:family="table-row">
      <style:table-row-properties style:min-row-height="0.1132in" style:keep-together="true" fo:keep-together="auto"/>
    </style:style>
    <style:style style:name="表格160.10" style:family="table-row">
      <style:table-row-properties style:min-row-height="0.3333in" style:keep-together="true" fo:keep-together="auto"/>
    </style:style>
    <style:style style:name="表格160.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60.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60.11" style:family="table-row">
      <style:table-row-properties style:min-row-height="1.6333in" style:keep-together="true" fo:keep-together="auto"/>
    </style:style>
    <style:style style:name="表格160.A11" style:family="table-cell">
      <style:table-cell-properties style:vertical-align="top" fo:padding-left="0.075in" fo:padding-right="0.075in" fo:padding-top="0in" fo:padding-bottom="0in" fo:border="none" style:writing-mode="lr-tb"/>
    </style:style>
    <style:style style:name="表格160.12" style:family="table-row">
      <style:table-row-properties style:min-row-height="0.3438in" style:keep-together="true" fo:keep-together="auto"/>
    </style:style>
    <style:style style:name="表格160.13" style:family="table-row">
      <style:table-row-properties style:min-row-height="0.4701in" style:keep-together="true" fo:keep-together="auto"/>
    </style:style>
    <style:style style:name="表格161" style:family="table">
      <style:table-properties style:width="5.7813in" table:align="left" style:writing-mode="lr-tb"/>
    </style:style>
    <style:style style:name="表格161.A" style:family="table-column">
      <style:table-column-properties style:column-width="1.0104in"/>
    </style:style>
    <style:style style:name="表格161.B" style:family="table-column">
      <style:table-column-properties style:column-width="0.125in"/>
    </style:style>
    <style:style style:name="表格161.C" style:family="table-column">
      <style:table-column-properties style:column-width="0.25in"/>
    </style:style>
    <style:style style:name="表格161.D" style:family="table-column">
      <style:table-column-properties style:column-width="4.3958in"/>
    </style:style>
    <style:style style:name="表格161.1" style:family="table-row">
      <style:table-row-properties style:min-row-height="0.4257in" style:keep-together="true" fo:keep-together="auto"/>
    </style:style>
    <style:style style:name="表格16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61.2" style:family="table-row">
      <style:table-row-properties style:min-row-height="0.0972in" style:keep-together="true" fo:keep-together="auto"/>
    </style:style>
    <style:style style:name="表格16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61.3" style:family="table-row">
      <style:table-row-properties style:min-row-height="0.3854in" style:keep-together="true" fo:keep-together="auto"/>
    </style:style>
    <style:style style:name="表格16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61.D3" style:family="table-cell">
      <style:table-cell-properties style:vertical-align="middle" fo:padding-left="0.075in" fo:padding-right="0.075in" fo:padding-top="0in" fo:padding-bottom="0in" fo:border="none" style:writing-mode="lr-tb"/>
    </style:style>
    <style:style style:name="表格16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61.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61.9" style:family="table-row">
      <style:table-row-properties style:min-row-height="0.1132in" style:keep-together="true" fo:keep-together="auto"/>
    </style:style>
    <style:style style:name="表格161.10" style:family="table-row">
      <style:table-row-properties style:min-row-height="0.3333in" style:keep-together="true" fo:keep-together="auto"/>
    </style:style>
    <style:style style:name="表格161.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61.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61.11" style:family="table-row">
      <style:table-row-properties style:min-row-height="1.5917in" style:keep-together="true" fo:keep-together="auto"/>
    </style:style>
    <style:style style:name="表格161.A11" style:family="table-cell">
      <style:table-cell-properties style:vertical-align="top" fo:padding-left="0.075in" fo:padding-right="0.075in" fo:padding-top="0in" fo:padding-bottom="0in" fo:border="none" style:writing-mode="lr-tb"/>
    </style:style>
    <style:style style:name="表格161.12" style:family="table-row">
      <style:table-row-properties style:min-row-height="0.3438in" style:keep-together="true" fo:keep-together="auto"/>
    </style:style>
    <style:style style:name="表格161.13" style:family="table-row">
      <style:table-row-properties style:min-row-height="0.4556in" style:keep-together="true" fo:keep-together="auto"/>
    </style:style>
    <style:style style:name="表格162" style:family="table">
      <style:table-properties style:width="5.7813in" table:align="left" style:writing-mode="lr-tb"/>
    </style:style>
    <style:style style:name="表格162.A" style:family="table-column">
      <style:table-column-properties style:column-width="1.0104in"/>
    </style:style>
    <style:style style:name="表格162.B" style:family="table-column">
      <style:table-column-properties style:column-width="0.125in"/>
    </style:style>
    <style:style style:name="表格162.C" style:family="table-column">
      <style:table-column-properties style:column-width="0.25in"/>
    </style:style>
    <style:style style:name="表格162.D" style:family="table-column">
      <style:table-column-properties style:column-width="4.3958in"/>
    </style:style>
    <style:style style:name="表格162.1" style:family="table-row">
      <style:table-row-properties style:min-row-height="0.4257in" style:keep-together="true" fo:keep-together="auto"/>
    </style:style>
    <style:style style:name="表格16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62.2" style:family="table-row">
      <style:table-row-properties style:min-row-height="0.0972in" style:keep-together="true" fo:keep-together="auto"/>
    </style:style>
    <style:style style:name="表格16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62.3" style:family="table-row">
      <style:table-row-properties style:min-row-height="0.3854in" style:keep-together="true" fo:keep-together="auto"/>
    </style:style>
    <style:style style:name="表格16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62.D3" style:family="table-cell">
      <style:table-cell-properties style:vertical-align="middle" fo:padding-left="0.075in" fo:padding-right="0.075in" fo:padding-top="0in" fo:padding-bottom="0in" fo:border="none" style:writing-mode="lr-tb"/>
    </style:style>
    <style:style style:name="表格16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62.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62.9" style:family="table-row">
      <style:table-row-properties style:min-row-height="0.1132in" style:keep-together="true" fo:keep-together="auto"/>
    </style:style>
    <style:style style:name="表格162.10" style:family="table-row">
      <style:table-row-properties style:min-row-height="0.3333in" style:keep-together="true" fo:keep-together="auto"/>
    </style:style>
    <style:style style:name="表格162.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62.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62.11" style:family="table-row">
      <style:table-row-properties style:min-row-height="1.7486in" style:keep-together="true" fo:keep-together="auto"/>
    </style:style>
    <style:style style:name="表格162.A11" style:family="table-cell">
      <style:table-cell-properties style:vertical-align="top" fo:padding-left="0.075in" fo:padding-right="0.075in" fo:padding-top="0in" fo:padding-bottom="0in" fo:border="none" style:writing-mode="lr-tb"/>
    </style:style>
    <style:style style:name="表格162.12" style:family="table-row">
      <style:table-row-properties style:min-row-height="0.3438in" style:keep-together="true" fo:keep-together="auto"/>
    </style:style>
    <style:style style:name="表格162.13" style:family="table-row">
      <style:table-row-properties style:min-row-height="0.4014in" style:keep-together="true" fo:keep-together="auto"/>
    </style:style>
    <style:style style:name="表格163" style:family="table">
      <style:table-properties style:width="5.7813in" table:align="left" style:writing-mode="lr-tb"/>
    </style:style>
    <style:style style:name="表格163.A" style:family="table-column">
      <style:table-column-properties style:column-width="1.0104in"/>
    </style:style>
    <style:style style:name="表格163.B" style:family="table-column">
      <style:table-column-properties style:column-width="0.375in"/>
    </style:style>
    <style:style style:name="表格163.C" style:family="table-column">
      <style:table-column-properties style:column-width="4.3958in"/>
    </style:style>
    <style:style style:name="表格163.1" style:family="table-row">
      <style:table-row-properties style:min-row-height="0.4257in" style:keep-together="true" fo:keep-together="auto"/>
    </style:style>
    <style:style style:name="表格16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63.2" style:family="table-row">
      <style:table-row-properties style:min-row-height="0.0972in" style:keep-together="true" fo:keep-together="auto"/>
    </style:style>
    <style:style style:name="表格16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63.3" style:family="table-row">
      <style:table-row-properties style:min-row-height="0.3854in" style:keep-together="true" fo:keep-together="auto"/>
    </style:style>
    <style:style style:name="表格16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63.C3" style:family="table-cell">
      <style:table-cell-properties style:vertical-align="middle" fo:padding-left="0.075in" fo:padding-right="0.075in" fo:padding-top="0in" fo:padding-bottom="0in" fo:border="none" style:writing-mode="lr-tb"/>
    </style:style>
    <style:style style:name="表格16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63.8" style:family="table-row">
      <style:table-row-properties style:min-row-height="0.1132in" style:keep-together="true" fo:keep-together="auto"/>
    </style:style>
    <style:style style:name="表格163.9" style:family="table-row">
      <style:table-row-properties style:min-row-height="0.3333in" style:keep-together="true" fo:keep-together="auto"/>
    </style:style>
    <style:style style:name="表格163.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63.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63.10" style:family="table-row">
      <style:table-row-properties style:min-row-height="0.3528in" style:keep-together="true" fo:keep-together="auto"/>
    </style:style>
    <style:style style:name="表格163.A10" style:family="table-cell">
      <style:table-cell-properties style:vertical-align="top" fo:padding-left="0.075in" fo:padding-right="0.075in" fo:padding-top="0in" fo:padding-bottom="0in" fo:border="none" style:writing-mode="lr-tb"/>
    </style:style>
    <style:style style:name="表格164" style:family="table">
      <style:table-properties style:width="5.7813in" table:align="left" style:writing-mode="lr-tb"/>
    </style:style>
    <style:style style:name="表格164.A" style:family="table-column">
      <style:table-column-properties style:column-width="1.3854in"/>
    </style:style>
    <style:style style:name="表格164.B" style:family="table-column">
      <style:table-column-properties style:column-width="4.3958in"/>
    </style:style>
    <style:style style:name="表格164.1" style:family="table-row">
      <style:table-row-properties style:min-row-height="0.4257in" style:keep-together="true" fo:keep-together="auto"/>
    </style:style>
    <style:style style:name="表格16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64.2" style:family="table-row">
      <style:table-row-properties style:min-row-height="0.0972in" style:keep-together="true" fo:keep-together="auto"/>
    </style:style>
    <style:style style:name="表格16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64.3" style:family="table-row">
      <style:table-row-properties style:min-row-height="0.3854in" style:keep-together="true" fo:keep-together="auto"/>
    </style:style>
    <style:style style:name="表格16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64.B3" style:family="table-cell">
      <style:table-cell-properties style:vertical-align="middle" fo:padding-left="0.075in" fo:padding-right="0.075in" fo:padding-top="0in" fo:padding-bottom="0in" fo:border="none" style:writing-mode="lr-tb"/>
    </style:style>
    <style:style style:name="表格16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64.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64.9" style:family="table-row">
      <style:table-row-properties style:min-row-height="0.1132in" style:keep-together="true" fo:keep-together="auto"/>
    </style:style>
    <style:style style:name="表格165" style:family="table">
      <style:table-properties style:width="5.7813in" table:align="left" style:writing-mode="lr-tb"/>
    </style:style>
    <style:style style:name="表格165.A" style:family="table-column">
      <style:table-column-properties style:column-width="1.0104in"/>
    </style:style>
    <style:style style:name="表格165.B" style:family="table-column">
      <style:table-column-properties style:column-width="0.125in"/>
    </style:style>
    <style:style style:name="表格165.C" style:family="table-column">
      <style:table-column-properties style:column-width="0.25in"/>
    </style:style>
    <style:style style:name="表格165.D" style:family="table-column">
      <style:table-column-properties style:column-width="4.3958in"/>
    </style:style>
    <style:style style:name="表格165.1" style:family="table-row">
      <style:table-row-properties style:min-row-height="0.4257in" style:keep-together="true" fo:keep-together="auto"/>
    </style:style>
    <style:style style:name="表格16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65.2" style:family="table-row">
      <style:table-row-properties style:min-row-height="0.0972in" style:keep-together="true" fo:keep-together="auto"/>
    </style:style>
    <style:style style:name="表格16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65.3" style:family="table-row">
      <style:table-row-properties style:min-row-height="0.3854in" style:keep-together="true" fo:keep-together="auto"/>
    </style:style>
    <style:style style:name="表格16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65.D3" style:family="table-cell">
      <style:table-cell-properties style:vertical-align="middle" fo:padding-left="0.075in" fo:padding-right="0.075in" fo:padding-top="0in" fo:padding-bottom="0in" fo:border="none" style:writing-mode="lr-tb"/>
    </style:style>
    <style:style style:name="表格16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65.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65.9" style:family="table-row">
      <style:table-row-properties style:min-row-height="0.1132in" style:keep-together="true" fo:keep-together="auto"/>
    </style:style>
    <style:style style:name="表格165.10" style:family="table-row">
      <style:table-row-properties style:min-row-height="0.3333in" style:keep-together="true" fo:keep-together="auto"/>
    </style:style>
    <style:style style:name="表格165.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65.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65.11" style:family="table-row">
      <style:table-row-properties style:min-row-height="2.0417in" style:keep-together="true" fo:keep-together="auto"/>
    </style:style>
    <style:style style:name="表格165.A11" style:family="table-cell">
      <style:table-cell-properties style:vertical-align="top" fo:padding-left="0.075in" fo:padding-right="0.075in" fo:padding-top="0in" fo:padding-bottom="0in" fo:border="none" style:writing-mode="lr-tb"/>
    </style:style>
    <style:style style:name="表格165.12" style:family="table-row">
      <style:table-row-properties style:min-row-height="0.3438in" style:keep-together="true" fo:keep-together="auto"/>
    </style:style>
    <style:style style:name="表格165.13" style:family="table-row">
      <style:table-row-properties style:min-row-height="0.6104in" style:keep-together="true" fo:keep-together="auto"/>
    </style:style>
    <style:style style:name="表格166" style:family="table">
      <style:table-properties style:width="5.7813in" table:align="left" style:writing-mode="lr-tb"/>
    </style:style>
    <style:style style:name="表格166.A" style:family="table-column">
      <style:table-column-properties style:column-width="1.0104in"/>
    </style:style>
    <style:style style:name="表格166.B" style:family="table-column">
      <style:table-column-properties style:column-width="0.125in"/>
    </style:style>
    <style:style style:name="表格166.C" style:family="table-column">
      <style:table-column-properties style:column-width="0.25in"/>
    </style:style>
    <style:style style:name="表格166.D" style:family="table-column">
      <style:table-column-properties style:column-width="4.3958in"/>
    </style:style>
    <style:style style:name="表格166.1" style:family="table-row">
      <style:table-row-properties style:min-row-height="0.4257in" style:keep-together="true" fo:keep-together="auto"/>
    </style:style>
    <style:style style:name="表格16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66.2" style:family="table-row">
      <style:table-row-properties style:min-row-height="0.0972in" style:keep-together="true" fo:keep-together="auto"/>
    </style:style>
    <style:style style:name="表格16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66.3" style:family="table-row">
      <style:table-row-properties style:min-row-height="0.3854in" style:keep-together="true" fo:keep-together="auto"/>
    </style:style>
    <style:style style:name="表格16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66.D3" style:family="table-cell">
      <style:table-cell-properties style:vertical-align="middle" fo:padding-left="0.075in" fo:padding-right="0.075in" fo:padding-top="0in" fo:padding-bottom="0in" fo:border="none" style:writing-mode="lr-tb"/>
    </style:style>
    <style:style style:name="表格16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66.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66.9" style:family="table-row">
      <style:table-row-properties style:min-row-height="0.1132in" style:keep-together="true" fo:keep-together="auto"/>
    </style:style>
    <style:style style:name="表格166.10" style:family="table-row">
      <style:table-row-properties style:min-row-height="0.3333in" style:keep-together="true" fo:keep-together="auto"/>
    </style:style>
    <style:style style:name="表格166.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66.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66.11" style:family="table-row">
      <style:table-row-properties style:min-row-height="1.3896in" style:keep-together="true" fo:keep-together="auto"/>
    </style:style>
    <style:style style:name="表格166.A11" style:family="table-cell">
      <style:table-cell-properties style:vertical-align="top" fo:padding-left="0.075in" fo:padding-right="0.075in" fo:padding-top="0in" fo:padding-bottom="0in" fo:border="none" style:writing-mode="lr-tb"/>
    </style:style>
    <style:style style:name="表格166.12" style:family="table-row">
      <style:table-row-properties style:min-row-height="0.3438in" style:keep-together="true" fo:keep-together="auto"/>
    </style:style>
    <style:style style:name="表格166.13" style:family="table-row">
      <style:table-row-properties style:min-row-height="0.2521in" style:keep-together="true" fo:keep-together="auto"/>
    </style:style>
    <style:style style:name="表格167" style:family="table">
      <style:table-properties style:width="5.7813in" table:align="left" style:writing-mode="lr-tb"/>
    </style:style>
    <style:style style:name="表格167.A" style:family="table-column">
      <style:table-column-properties style:column-width="1.0104in"/>
    </style:style>
    <style:style style:name="表格167.B" style:family="table-column">
      <style:table-column-properties style:column-width="0.125in"/>
    </style:style>
    <style:style style:name="表格167.C" style:family="table-column">
      <style:table-column-properties style:column-width="0.25in"/>
    </style:style>
    <style:style style:name="表格167.D" style:family="table-column">
      <style:table-column-properties style:column-width="4.3958in"/>
    </style:style>
    <style:style style:name="表格167.1" style:family="table-row">
      <style:table-row-properties style:min-row-height="0.4257in" style:keep-together="true" fo:keep-together="auto"/>
    </style:style>
    <style:style style:name="表格16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67.2" style:family="table-row">
      <style:table-row-properties style:min-row-height="0.0972in" style:keep-together="true" fo:keep-together="auto"/>
    </style:style>
    <style:style style:name="表格16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67.3" style:family="table-row">
      <style:table-row-properties style:min-row-height="0.3854in" style:keep-together="true" fo:keep-together="auto"/>
    </style:style>
    <style:style style:name="表格16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67.D3" style:family="table-cell">
      <style:table-cell-properties style:vertical-align="middle" fo:padding-left="0.075in" fo:padding-right="0.075in" fo:padding-top="0in" fo:padding-bottom="0in" fo:border="none" style:writing-mode="lr-tb"/>
    </style:style>
    <style:style style:name="表格16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67.8" style:family="table-row">
      <style:table-row-properties style:min-row-height="0.1132in" style:keep-together="true" fo:keep-together="auto"/>
    </style:style>
    <style:style style:name="表格167.9" style:family="table-row">
      <style:table-row-properties style:min-row-height="0.3333in" style:keep-together="true" fo:keep-together="auto"/>
    </style:style>
    <style:style style:name="表格167.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67.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67.10" style:family="table-row">
      <style:table-row-properties style:min-row-height="0.9861in" style:keep-together="true" fo:keep-together="auto"/>
    </style:style>
    <style:style style:name="表格167.A10" style:family="table-cell">
      <style:table-cell-properties style:vertical-align="top" fo:padding-left="0.075in" fo:padding-right="0.075in" fo:padding-top="0in" fo:padding-bottom="0in" fo:border="none" style:writing-mode="lr-tb"/>
    </style:style>
    <style:style style:name="表格167.11" style:family="table-row">
      <style:table-row-properties style:min-row-height="0.3438in" style:keep-together="true" fo:keep-together="auto"/>
    </style:style>
    <style:style style:name="表格167.12" style:family="table-row">
      <style:table-row-properties style:min-row-height="0.2938in" style:keep-together="true" fo:keep-together="auto"/>
    </style:style>
    <style:style style:name="表格167.22" style:family="table-row">
      <style:table-row-properties style:min-row-height="1.1042in" style:keep-together="true" fo:keep-together="auto"/>
    </style:style>
    <style:style style:name="表格167.24" style:family="table-row">
      <style:table-row-properties style:min-row-height="0.4549in" style:keep-together="true" fo:keep-together="auto"/>
    </style:style>
    <style:style style:name="表格168" style:family="table">
      <style:table-properties style:width="5.7813in" table:align="left" style:writing-mode="lr-tb"/>
    </style:style>
    <style:style style:name="表格168.A" style:family="table-column">
      <style:table-column-properties style:column-width="1.0104in"/>
    </style:style>
    <style:style style:name="表格168.B" style:family="table-column">
      <style:table-column-properties style:column-width="0.125in"/>
    </style:style>
    <style:style style:name="表格168.C" style:family="table-column">
      <style:table-column-properties style:column-width="0.25in"/>
    </style:style>
    <style:style style:name="表格168.D" style:family="table-column">
      <style:table-column-properties style:column-width="4.3958in"/>
    </style:style>
    <style:style style:name="表格168.1" style:family="table-row">
      <style:table-row-properties style:min-row-height="0.4257in" style:keep-together="true" fo:keep-together="auto"/>
    </style:style>
    <style:style style:name="表格16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68.2" style:family="table-row">
      <style:table-row-properties style:min-row-height="0.0972in" style:keep-together="true" fo:keep-together="auto"/>
    </style:style>
    <style:style style:name="表格16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68.3" style:family="table-row">
      <style:table-row-properties style:min-row-height="0.3854in" style:keep-together="true" fo:keep-together="auto"/>
    </style:style>
    <style:style style:name="表格16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68.D3" style:family="table-cell">
      <style:table-cell-properties style:vertical-align="middle" fo:padding-left="0.075in" fo:padding-right="0.075in" fo:padding-top="0in" fo:padding-bottom="0in" fo:border="none" style:writing-mode="lr-tb"/>
    </style:style>
    <style:style style:name="表格16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68.8" style:family="table-row">
      <style:table-row-properties style:min-row-height="0.1132in" style:keep-together="true" fo:keep-together="auto"/>
    </style:style>
    <style:style style:name="表格168.9" style:family="table-row">
      <style:table-row-properties style:min-row-height="0.3333in" style:keep-together="true" fo:keep-together="auto"/>
    </style:style>
    <style:style style:name="表格168.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68.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68.10" style:family="table-row">
      <style:table-row-properties style:min-row-height="1.159in" style:keep-together="true" fo:keep-together="auto"/>
    </style:style>
    <style:style style:name="表格168.A10" style:family="table-cell">
      <style:table-cell-properties style:vertical-align="top" fo:padding-left="0.075in" fo:padding-right="0.075in" fo:padding-top="0in" fo:padding-bottom="0in" fo:border="none" style:writing-mode="lr-tb"/>
    </style:style>
    <style:style style:name="表格168.11" style:family="table-row">
      <style:table-row-properties style:min-row-height="0.3438in" style:keep-together="true" fo:keep-together="auto"/>
    </style:style>
    <style:style style:name="表格168.12" style:family="table-row">
      <style:table-row-properties style:min-row-height="0.3819in" style:keep-together="true" fo:keep-together="auto"/>
    </style:style>
    <style:style style:name="表格169" style:family="table">
      <style:table-properties style:width="5.7813in" table:align="left" style:writing-mode="lr-tb"/>
    </style:style>
    <style:style style:name="表格169.A" style:family="table-column">
      <style:table-column-properties style:column-width="1.3854in"/>
    </style:style>
    <style:style style:name="表格169.B" style:family="table-column">
      <style:table-column-properties style:column-width="4.3958in"/>
    </style:style>
    <style:style style:name="表格169.1" style:family="table-row">
      <style:table-row-properties style:min-row-height="0.4257in" style:keep-together="true" fo:keep-together="auto"/>
    </style:style>
    <style:style style:name="表格16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69.2" style:family="table-row">
      <style:table-row-properties style:min-row-height="0.0972in" style:keep-together="true" fo:keep-together="auto"/>
    </style:style>
    <style:style style:name="表格16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69.3" style:family="table-row">
      <style:table-row-properties style:min-row-height="0.3854in" style:keep-together="true" fo:keep-together="auto"/>
    </style:style>
    <style:style style:name="表格16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69.B3" style:family="table-cell">
      <style:table-cell-properties style:vertical-align="middle" fo:padding-left="0.075in" fo:padding-right="0.075in" fo:padding-top="0in" fo:padding-bottom="0in" fo:border="none" style:writing-mode="lr-tb"/>
    </style:style>
    <style:style style:name="表格16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69.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70" style:family="table">
      <style:table-properties style:width="5.7813in" table:align="left" style:writing-mode="lr-tb"/>
    </style:style>
    <style:style style:name="表格170.A" style:family="table-column">
      <style:table-column-properties style:column-width="1.3854in"/>
    </style:style>
    <style:style style:name="表格170.B" style:family="table-column">
      <style:table-column-properties style:column-width="4.3958in"/>
    </style:style>
    <style:style style:name="表格170.1" style:family="table-row">
      <style:table-row-properties style:min-row-height="0.4257in" style:keep-together="true" fo:keep-together="auto"/>
    </style:style>
    <style:style style:name="表格17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70.2" style:family="table-row">
      <style:table-row-properties style:min-row-height="0.0972in" style:keep-together="true" fo:keep-together="auto"/>
    </style:style>
    <style:style style:name="表格17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70.3" style:family="table-row">
      <style:table-row-properties style:min-row-height="0.3854in" style:keep-together="true" fo:keep-together="auto"/>
    </style:style>
    <style:style style:name="表格17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70.B3" style:family="table-cell">
      <style:table-cell-properties style:vertical-align="middle" fo:padding-left="0.075in" fo:padding-right="0.075in" fo:padding-top="0in" fo:padding-bottom="0in" fo:border="none" style:writing-mode="lr-tb"/>
    </style:style>
    <style:style style:name="表格17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70.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71" style:family="table">
      <style:table-properties style:width="5.7813in" table:align="left" style:writing-mode="lr-tb"/>
    </style:style>
    <style:style style:name="表格171.A" style:family="table-column">
      <style:table-column-properties style:column-width="1.0104in"/>
    </style:style>
    <style:style style:name="表格171.B" style:family="table-column">
      <style:table-column-properties style:column-width="0.125in"/>
    </style:style>
    <style:style style:name="表格171.C" style:family="table-column">
      <style:table-column-properties style:column-width="0.25in"/>
    </style:style>
    <style:style style:name="表格171.D" style:family="table-column">
      <style:table-column-properties style:column-width="4.3958in"/>
    </style:style>
    <style:style style:name="表格171.1" style:family="table-row">
      <style:table-row-properties style:min-row-height="0.4257in" style:keep-together="true" fo:keep-together="auto"/>
    </style:style>
    <style:style style:name="表格17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71.2" style:family="table-row">
      <style:table-row-properties style:min-row-height="0.0972in" style:keep-together="true" fo:keep-together="auto"/>
    </style:style>
    <style:style style:name="表格17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71.3" style:family="table-row">
      <style:table-row-properties style:min-row-height="0.3854in" style:keep-together="true" fo:keep-together="auto"/>
    </style:style>
    <style:style style:name="表格17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71.D3" style:family="table-cell">
      <style:table-cell-properties style:vertical-align="middle" fo:padding-left="0.075in" fo:padding-right="0.075in" fo:padding-top="0in" fo:padding-bottom="0in" fo:border="none" style:writing-mode="lr-tb"/>
    </style:style>
    <style:style style:name="表格17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71.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71.9" style:family="table-row">
      <style:table-row-properties style:min-row-height="0.1132in" style:keep-together="true" fo:keep-together="auto"/>
    </style:style>
    <style:style style:name="表格171.10" style:family="table-row">
      <style:table-row-properties style:min-row-height="0.3333in" style:keep-together="true" fo:keep-together="auto"/>
    </style:style>
    <style:style style:name="表格171.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71.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71.11" style:family="table-row">
      <style:table-row-properties style:min-row-height="2.0417in" style:keep-together="true" fo:keep-together="auto"/>
    </style:style>
    <style:style style:name="表格171.A11" style:family="table-cell">
      <style:table-cell-properties style:vertical-align="top" fo:padding-left="0.075in" fo:padding-right="0.075in" fo:padding-top="0in" fo:padding-bottom="0in" fo:border="none" style:writing-mode="lr-tb"/>
    </style:style>
    <style:style style:name="表格171.12" style:family="table-row">
      <style:table-row-properties style:min-row-height="0.3438in" style:keep-together="true" fo:keep-together="auto"/>
    </style:style>
    <style:style style:name="表格171.13" style:family="table-row">
      <style:table-row-properties style:min-row-height="0.6722in" style:keep-together="true" fo:keep-together="auto"/>
    </style:style>
    <style:style style:name="表格172" style:family="table">
      <style:table-properties style:width="5.7813in" table:align="left" style:writing-mode="lr-tb"/>
    </style:style>
    <style:style style:name="表格172.A" style:family="table-column">
      <style:table-column-properties style:column-width="1.3854in"/>
    </style:style>
    <style:style style:name="表格172.B" style:family="table-column">
      <style:table-column-properties style:column-width="4.3958in"/>
    </style:style>
    <style:style style:name="表格172.1" style:family="table-row">
      <style:table-row-properties style:min-row-height="0.4257in" style:keep-together="true" fo:keep-together="auto"/>
    </style:style>
    <style:style style:name="表格17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72.2" style:family="table-row">
      <style:table-row-properties style:min-row-height="0.0972in" style:keep-together="true" fo:keep-together="auto"/>
    </style:style>
    <style:style style:name="表格17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72.3" style:family="table-row">
      <style:table-row-properties style:min-row-height="0.3854in" style:keep-together="true" fo:keep-together="auto"/>
    </style:style>
    <style:style style:name="表格17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72.B3" style:family="table-cell">
      <style:table-cell-properties style:vertical-align="middle" fo:padding-left="0.075in" fo:padding-right="0.075in" fo:padding-top="0in" fo:padding-bottom="0in" fo:border="none" style:writing-mode="lr-tb"/>
    </style:style>
    <style:style style:name="表格17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72.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73" style:family="table">
      <style:table-properties style:width="5.7813in" table:align="left" style:writing-mode="lr-tb"/>
    </style:style>
    <style:style style:name="表格173.A" style:family="table-column">
      <style:table-column-properties style:column-width="1.3854in"/>
    </style:style>
    <style:style style:name="表格173.B" style:family="table-column">
      <style:table-column-properties style:column-width="4.3958in"/>
    </style:style>
    <style:style style:name="表格173.1" style:family="table-row">
      <style:table-row-properties style:min-row-height="0.4257in" style:keep-together="true" fo:keep-together="auto"/>
    </style:style>
    <style:style style:name="表格17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73.2" style:family="table-row">
      <style:table-row-properties style:min-row-height="0.0972in" style:keep-together="true" fo:keep-together="auto"/>
    </style:style>
    <style:style style:name="表格17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73.3" style:family="table-row">
      <style:table-row-properties style:min-row-height="0.3854in" style:keep-together="true" fo:keep-together="auto"/>
    </style:style>
    <style:style style:name="表格17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73.B3" style:family="table-cell">
      <style:table-cell-properties style:vertical-align="middle" fo:padding-left="0.075in" fo:padding-right="0.075in" fo:padding-top="0in" fo:padding-bottom="0in" fo:border="none" style:writing-mode="lr-tb"/>
    </style:style>
    <style:style style:name="表格17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74" style:family="table">
      <style:table-properties style:width="5.7813in" table:align="left" style:writing-mode="lr-tb"/>
    </style:style>
    <style:style style:name="表格174.A" style:family="table-column">
      <style:table-column-properties style:column-width="1.3854in"/>
    </style:style>
    <style:style style:name="表格174.B" style:family="table-column">
      <style:table-column-properties style:column-width="4.3958in"/>
    </style:style>
    <style:style style:name="表格174.1" style:family="table-row">
      <style:table-row-properties style:min-row-height="0.4257in" style:keep-together="true" fo:keep-together="auto"/>
    </style:style>
    <style:style style:name="表格17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74.2" style:family="table-row">
      <style:table-row-properties style:min-row-height="0.0972in" style:keep-together="true" fo:keep-together="auto"/>
    </style:style>
    <style:style style:name="表格17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74.3" style:family="table-row">
      <style:table-row-properties style:min-row-height="0.3854in" style:keep-together="true" fo:keep-together="auto"/>
    </style:style>
    <style:style style:name="表格17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74.B3" style:family="table-cell">
      <style:table-cell-properties style:vertical-align="middle" fo:padding-left="0.075in" fo:padding-right="0.075in" fo:padding-top="0in" fo:padding-bottom="0in" fo:border="none" style:writing-mode="lr-tb"/>
    </style:style>
    <style:style style:name="表格17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75" style:family="table">
      <style:table-properties style:width="5.7813in" table:align="left" style:writing-mode="lr-tb"/>
    </style:style>
    <style:style style:name="表格175.A" style:family="table-column">
      <style:table-column-properties style:column-width="1.0104in"/>
    </style:style>
    <style:style style:name="表格175.B" style:family="table-column">
      <style:table-column-properties style:column-width="0.125in"/>
    </style:style>
    <style:style style:name="表格175.C" style:family="table-column">
      <style:table-column-properties style:column-width="0.25in"/>
    </style:style>
    <style:style style:name="表格175.D" style:family="table-column">
      <style:table-column-properties style:column-width="4.3958in"/>
    </style:style>
    <style:style style:name="表格175.1" style:family="table-row">
      <style:table-row-properties style:min-row-height="0.4257in" style:keep-together="true" fo:keep-together="auto"/>
    </style:style>
    <style:style style:name="表格17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75.2" style:family="table-row">
      <style:table-row-properties style:min-row-height="0.0972in" style:keep-together="true" fo:keep-together="auto"/>
    </style:style>
    <style:style style:name="表格17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75.3" style:family="table-row">
      <style:table-row-properties style:min-row-height="0.3854in" style:keep-together="true" fo:keep-together="auto"/>
    </style:style>
    <style:style style:name="表格17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75.D3" style:family="table-cell">
      <style:table-cell-properties style:vertical-align="middle" fo:padding-left="0.075in" fo:padding-right="0.075in" fo:padding-top="0in" fo:padding-bottom="0in" fo:border="none" style:writing-mode="lr-tb"/>
    </style:style>
    <style:style style:name="表格17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75.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75.9" style:family="table-row">
      <style:table-row-properties style:min-row-height="0.1132in" style:keep-together="true" fo:keep-together="auto"/>
    </style:style>
    <style:style style:name="表格175.10" style:family="table-row">
      <style:table-row-properties style:min-row-height="0.3333in" style:keep-together="true" fo:keep-together="auto"/>
    </style:style>
    <style:style style:name="表格175.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75.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75.11" style:family="table-row">
      <style:table-row-properties style:min-row-height="1.1167in" style:keep-together="true" fo:keep-together="auto"/>
    </style:style>
    <style:style style:name="表格175.A11" style:family="table-cell">
      <style:table-cell-properties style:vertical-align="top" fo:padding-left="0.075in" fo:padding-right="0.075in" fo:padding-top="0in" fo:padding-bottom="0in" fo:border="none" style:writing-mode="lr-tb"/>
    </style:style>
    <style:style style:name="表格175.12" style:family="table-row">
      <style:table-row-properties style:min-row-height="0.3438in" style:keep-together="true" fo:keep-together="auto"/>
    </style:style>
    <style:style style:name="表格175.13" style:family="table-row">
      <style:table-row-properties style:min-row-height="0.566in" style:keep-together="true" fo:keep-together="auto"/>
    </style:style>
    <style:style style:name="表格176" style:family="table">
      <style:table-properties style:width="5.7813in" table:align="left" style:writing-mode="lr-tb"/>
    </style:style>
    <style:style style:name="表格176.A" style:family="table-column">
      <style:table-column-properties style:column-width="1.0104in"/>
    </style:style>
    <style:style style:name="表格176.B" style:family="table-column">
      <style:table-column-properties style:column-width="0.125in"/>
    </style:style>
    <style:style style:name="表格176.C" style:family="table-column">
      <style:table-column-properties style:column-width="0.25in"/>
    </style:style>
    <style:style style:name="表格176.D" style:family="table-column">
      <style:table-column-properties style:column-width="4.3958in"/>
    </style:style>
    <style:style style:name="表格176.1" style:family="table-row">
      <style:table-row-properties style:min-row-height="0.4257in" style:keep-together="true" fo:keep-together="auto"/>
    </style:style>
    <style:style style:name="表格17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76.2" style:family="table-row">
      <style:table-row-properties style:min-row-height="0.0972in" style:keep-together="true" fo:keep-together="auto"/>
    </style:style>
    <style:style style:name="表格17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76.3" style:family="table-row">
      <style:table-row-properties style:min-row-height="0.3854in" style:keep-together="true" fo:keep-together="auto"/>
    </style:style>
    <style:style style:name="表格17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76.D3" style:family="table-cell">
      <style:table-cell-properties style:vertical-align="middle" fo:padding-left="0.075in" fo:padding-right="0.075in" fo:padding-top="0in" fo:padding-bottom="0in" fo:border="none" style:writing-mode="lr-tb"/>
    </style:style>
    <style:style style:name="表格17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76.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76.9" style:family="table-row">
      <style:table-row-properties style:min-row-height="0.1132in" style:keep-together="true" fo:keep-together="auto"/>
    </style:style>
    <style:style style:name="表格176.10" style:family="table-row">
      <style:table-row-properties style:min-row-height="0.3333in" style:keep-together="true" fo:keep-together="auto"/>
    </style:style>
    <style:style style:name="表格176.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76.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76.11" style:family="table-row">
      <style:table-row-properties style:min-row-height="2.0417in" style:keep-together="true" fo:keep-together="auto"/>
    </style:style>
    <style:style style:name="表格176.A11" style:family="table-cell">
      <style:table-cell-properties style:vertical-align="top" fo:padding-left="0.075in" fo:padding-right="0.075in" fo:padding-top="0in" fo:padding-bottom="0in" fo:border="none" style:writing-mode="lr-tb"/>
    </style:style>
    <style:style style:name="表格176.12" style:family="table-row">
      <style:table-row-properties style:min-row-height="0.3438in" style:keep-together="true" fo:keep-together="auto"/>
    </style:style>
    <style:style style:name="表格176.13" style:family="table-row">
      <style:table-row-properties style:min-row-height="0.7736in" style:keep-together="true" fo:keep-together="auto"/>
    </style:style>
    <style:style style:name="表格177" style:family="table">
      <style:table-properties style:width="5.7813in" table:align="left" style:writing-mode="lr-tb"/>
    </style:style>
    <style:style style:name="表格177.A" style:family="table-column">
      <style:table-column-properties style:column-width="1.0104in"/>
    </style:style>
    <style:style style:name="表格177.B" style:family="table-column">
      <style:table-column-properties style:column-width="0.375in"/>
    </style:style>
    <style:style style:name="表格177.C" style:family="table-column">
      <style:table-column-properties style:column-width="4.3958in"/>
    </style:style>
    <style:style style:name="表格177.1" style:family="table-row">
      <style:table-row-properties style:min-row-height="0.4257in" style:keep-together="true" fo:keep-together="auto"/>
    </style:style>
    <style:style style:name="表格17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77.2" style:family="table-row">
      <style:table-row-properties style:min-row-height="0.0972in" style:keep-together="true" fo:keep-together="auto"/>
    </style:style>
    <style:style style:name="表格17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77.3" style:family="table-row">
      <style:table-row-properties style:min-row-height="0.3854in" style:keep-together="true" fo:keep-together="auto"/>
    </style:style>
    <style:style style:name="表格17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77.C3" style:family="table-cell">
      <style:table-cell-properties style:vertical-align="middle" fo:padding-left="0.075in" fo:padding-right="0.075in" fo:padding-top="0in" fo:padding-bottom="0in" fo:border="none" style:writing-mode="lr-tb"/>
    </style:style>
    <style:style style:name="表格17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77.8" style:family="table-row">
      <style:table-row-properties style:min-row-height="0.1132in" style:keep-together="true" fo:keep-together="auto"/>
    </style:style>
    <style:style style:name="表格177.9" style:family="table-row">
      <style:table-row-properties style:min-row-height="0.3333in" style:keep-together="true" fo:keep-together="auto"/>
    </style:style>
    <style:style style:name="表格177.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77.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77.10" style:family="table-row">
      <style:table-row-properties style:min-row-height="0.2653in" style:keep-together="true" fo:keep-together="auto"/>
    </style:style>
    <style:style style:name="表格177.A10" style:family="table-cell">
      <style:table-cell-properties style:vertical-align="top" fo:padding-left="0.075in" fo:padding-right="0.075in" fo:padding-top="0in" fo:padding-bottom="0in" fo:border="none" style:writing-mode="lr-tb"/>
    </style:style>
    <style:style style:name="表格178" style:family="table">
      <style:table-properties style:width="5.7813in" table:align="left" style:writing-mode="lr-tb"/>
    </style:style>
    <style:style style:name="表格178.A" style:family="table-column">
      <style:table-column-properties style:column-width="1.0104in"/>
    </style:style>
    <style:style style:name="表格178.B" style:family="table-column">
      <style:table-column-properties style:column-width="0.125in"/>
    </style:style>
    <style:style style:name="表格178.C" style:family="table-column">
      <style:table-column-properties style:column-width="0.25in"/>
    </style:style>
    <style:style style:name="表格178.D" style:family="table-column">
      <style:table-column-properties style:column-width="4.3958in"/>
    </style:style>
    <style:style style:name="表格178.1" style:family="table-row">
      <style:table-row-properties style:min-row-height="0.4257in" style:keep-together="true" fo:keep-together="auto"/>
    </style:style>
    <style:style style:name="表格17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78.2" style:family="table-row">
      <style:table-row-properties style:min-row-height="0.0972in" style:keep-together="true" fo:keep-together="auto"/>
    </style:style>
    <style:style style:name="表格17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78.3" style:family="table-row">
      <style:table-row-properties style:min-row-height="0.3854in" style:keep-together="true" fo:keep-together="auto"/>
    </style:style>
    <style:style style:name="表格17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78.D3" style:family="table-cell">
      <style:table-cell-properties style:vertical-align="middle" fo:padding-left="0.075in" fo:padding-right="0.075in" fo:padding-top="0in" fo:padding-bottom="0in" fo:border="none" style:writing-mode="lr-tb"/>
    </style:style>
    <style:style style:name="表格17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78.8" style:family="table-row">
      <style:table-row-properties style:min-row-height="0.1132in" style:keep-together="true" fo:keep-together="auto"/>
    </style:style>
    <style:style style:name="表格178.9" style:family="table-row">
      <style:table-row-properties style:min-row-height="0.3333in" style:keep-together="true" fo:keep-together="auto"/>
    </style:style>
    <style:style style:name="表格178.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78.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78.10" style:family="table-row">
      <style:table-row-properties style:min-row-height="2.0417in" style:keep-together="true" fo:keep-together="auto"/>
    </style:style>
    <style:style style:name="表格178.A10" style:family="table-cell">
      <style:table-cell-properties style:vertical-align="top" fo:padding-left="0.075in" fo:padding-right="0.075in" fo:padding-top="0in" fo:padding-bottom="0in" fo:border="none" style:writing-mode="lr-tb"/>
    </style:style>
    <style:style style:name="表格178.11" style:family="table-row">
      <style:table-row-properties style:min-row-height="0.3438in" style:keep-together="true" fo:keep-together="auto"/>
    </style:style>
    <style:style style:name="表格178.12" style:family="table-row">
      <style:table-row-properties style:min-row-height="0.7257in" style:keep-together="true" fo:keep-together="auto"/>
    </style:style>
    <style:style style:name="表格179" style:family="table">
      <style:table-properties style:width="5.7813in" table:align="left" style:writing-mode="lr-tb"/>
    </style:style>
    <style:style style:name="表格179.A" style:family="table-column">
      <style:table-column-properties style:column-width="1.0104in"/>
    </style:style>
    <style:style style:name="表格179.B" style:family="table-column">
      <style:table-column-properties style:column-width="0.125in"/>
    </style:style>
    <style:style style:name="表格179.C" style:family="table-column">
      <style:table-column-properties style:column-width="0.25in"/>
    </style:style>
    <style:style style:name="表格179.D" style:family="table-column">
      <style:table-column-properties style:column-width="4.3958in"/>
    </style:style>
    <style:style style:name="表格179.1" style:family="table-row">
      <style:table-row-properties style:min-row-height="0.4257in" style:keep-together="true" fo:keep-together="auto"/>
    </style:style>
    <style:style style:name="表格17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79.2" style:family="table-row">
      <style:table-row-properties style:min-row-height="0.0972in" style:keep-together="true" fo:keep-together="auto"/>
    </style:style>
    <style:style style:name="表格17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79.3" style:family="table-row">
      <style:table-row-properties style:min-row-height="0.3854in" style:keep-together="true" fo:keep-together="auto"/>
    </style:style>
    <style:style style:name="表格17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79.D3" style:family="table-cell">
      <style:table-cell-properties style:vertical-align="middle" fo:padding-left="0.075in" fo:padding-right="0.075in" fo:padding-top="0in" fo:padding-bottom="0in" fo:border="none" style:writing-mode="lr-tb"/>
    </style:style>
    <style:style style:name="表格17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79.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79.9" style:family="table-row">
      <style:table-row-properties style:min-row-height="0.1132in" style:keep-together="true" fo:keep-together="auto"/>
    </style:style>
    <style:style style:name="表格179.10" style:family="table-row">
      <style:table-row-properties style:min-row-height="0.3333in" style:keep-together="true" fo:keep-together="auto"/>
    </style:style>
    <style:style style:name="表格179.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79.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79.11" style:family="table-row">
      <style:table-row-properties style:min-row-height="2.0417in" style:keep-together="true" fo:keep-together="auto"/>
    </style:style>
    <style:style style:name="表格179.A11" style:family="table-cell">
      <style:table-cell-properties style:vertical-align="top" fo:padding-left="0.075in" fo:padding-right="0.075in" fo:padding-top="0in" fo:padding-bottom="0in" fo:border="none" style:writing-mode="lr-tb"/>
    </style:style>
    <style:style style:name="表格179.12" style:family="table-row">
      <style:table-row-properties style:min-row-height="0.3438in" style:keep-together="true" fo:keep-together="auto"/>
    </style:style>
    <style:style style:name="表格179.13" style:family="table-row">
      <style:table-row-properties style:min-row-height="0.6882in" style:keep-together="true" fo:keep-together="auto"/>
    </style:style>
    <style:style style:name="表格180" style:family="table">
      <style:table-properties style:width="5.7813in" table:align="left" style:writing-mode="lr-tb"/>
    </style:style>
    <style:style style:name="表格180.A" style:family="table-column">
      <style:table-column-properties style:column-width="1.0104in"/>
    </style:style>
    <style:style style:name="表格180.B" style:family="table-column">
      <style:table-column-properties style:column-width="0.125in"/>
    </style:style>
    <style:style style:name="表格180.C" style:family="table-column">
      <style:table-column-properties style:column-width="0.25in"/>
    </style:style>
    <style:style style:name="表格180.D" style:family="table-column">
      <style:table-column-properties style:column-width="4.3958in"/>
    </style:style>
    <style:style style:name="表格180.1" style:family="table-row">
      <style:table-row-properties style:min-row-height="0.4257in" style:keep-together="true" fo:keep-together="auto"/>
    </style:style>
    <style:style style:name="表格18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80.2" style:family="table-row">
      <style:table-row-properties style:min-row-height="0.0972in" style:keep-together="true" fo:keep-together="auto"/>
    </style:style>
    <style:style style:name="表格18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80.3" style:family="table-row">
      <style:table-row-properties style:min-row-height="0.3854in" style:keep-together="true" fo:keep-together="auto"/>
    </style:style>
    <style:style style:name="表格18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80.D3" style:family="table-cell">
      <style:table-cell-properties style:vertical-align="middle" fo:padding-left="0.075in" fo:padding-right="0.075in" fo:padding-top="0in" fo:padding-bottom="0in" fo:border="none" style:writing-mode="lr-tb"/>
    </style:style>
    <style:style style:name="表格18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80.8" style:family="table-row">
      <style:table-row-properties style:min-row-height="0.1132in" style:keep-together="true" fo:keep-together="auto"/>
    </style:style>
    <style:style style:name="表格180.9" style:family="table-row">
      <style:table-row-properties style:min-row-height="0.3333in" style:keep-together="true" fo:keep-together="auto"/>
    </style:style>
    <style:style style:name="表格180.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80.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80.10" style:family="table-row">
      <style:table-row-properties style:min-row-height="2.0417in" style:keep-together="true" fo:keep-together="auto"/>
    </style:style>
    <style:style style:name="表格180.A10" style:family="table-cell">
      <style:table-cell-properties style:vertical-align="top" fo:padding-left="0.075in" fo:padding-right="0.075in" fo:padding-top="0in" fo:padding-bottom="0in" fo:border="none" style:writing-mode="lr-tb"/>
    </style:style>
    <style:style style:name="表格180.11" style:family="table-row">
      <style:table-row-properties style:min-row-height="0.3438in" style:keep-together="true" fo:keep-together="auto"/>
    </style:style>
    <style:style style:name="表格180.12" style:family="table-row">
      <style:table-row-properties style:min-row-height="0.5799in" style:keep-together="true" fo:keep-together="auto"/>
    </style:style>
    <style:style style:name="表格181" style:family="table">
      <style:table-properties style:width="5.7813in" table:align="left" style:writing-mode="lr-tb"/>
    </style:style>
    <style:style style:name="表格181.A" style:family="table-column">
      <style:table-column-properties style:column-width="1.0104in"/>
    </style:style>
    <style:style style:name="表格181.B" style:family="table-column">
      <style:table-column-properties style:column-width="0.125in"/>
    </style:style>
    <style:style style:name="表格181.C" style:family="table-column">
      <style:table-column-properties style:column-width="0.25in"/>
    </style:style>
    <style:style style:name="表格181.D" style:family="table-column">
      <style:table-column-properties style:column-width="4.3958in"/>
    </style:style>
    <style:style style:name="表格181.1" style:family="table-row">
      <style:table-row-properties style:min-row-height="0.4257in" style:keep-together="true" fo:keep-together="auto"/>
    </style:style>
    <style:style style:name="表格18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81.2" style:family="table-row">
      <style:table-row-properties style:min-row-height="0.0972in" style:keep-together="true" fo:keep-together="auto"/>
    </style:style>
    <style:style style:name="表格18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81.3" style:family="table-row">
      <style:table-row-properties style:min-row-height="0.3854in" style:keep-together="true" fo:keep-together="auto"/>
    </style:style>
    <style:style style:name="表格18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81.D3" style:family="table-cell">
      <style:table-cell-properties style:vertical-align="middle" fo:padding-left="0.075in" fo:padding-right="0.075in" fo:padding-top="0in" fo:padding-bottom="0in" fo:border="none" style:writing-mode="lr-tb"/>
    </style:style>
    <style:style style:name="表格18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81.8" style:family="table-row">
      <style:table-row-properties style:min-row-height="0.1132in" style:keep-together="true" fo:keep-together="auto"/>
    </style:style>
    <style:style style:name="表格181.9" style:family="table-row">
      <style:table-row-properties style:min-row-height="0.3333in" style:keep-together="true" fo:keep-together="auto"/>
    </style:style>
    <style:style style:name="表格181.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81.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81.10" style:family="table-row">
      <style:table-row-properties style:min-row-height="2.0417in" style:keep-together="true" fo:keep-together="auto"/>
    </style:style>
    <style:style style:name="表格181.A10" style:family="table-cell">
      <style:table-cell-properties style:vertical-align="top" fo:padding-left="0.075in" fo:padding-right="0.075in" fo:padding-top="0in" fo:padding-bottom="0in" fo:border="none" style:writing-mode="lr-tb"/>
    </style:style>
    <style:style style:name="表格181.11" style:family="table-row">
      <style:table-row-properties style:min-row-height="0.3438in" style:keep-together="true" fo:keep-together="auto"/>
    </style:style>
    <style:style style:name="表格181.12" style:family="table-row">
      <style:table-row-properties style:min-row-height="0.6826in" style:keep-together="true" fo:keep-together="auto"/>
    </style:style>
    <style:style style:name="表格182" style:family="table">
      <style:table-properties style:width="5.7813in" table:align="left" style:writing-mode="lr-tb"/>
    </style:style>
    <style:style style:name="表格182.A" style:family="table-column">
      <style:table-column-properties style:column-width="1.0104in"/>
    </style:style>
    <style:style style:name="表格182.B" style:family="table-column">
      <style:table-column-properties style:column-width="0.125in"/>
    </style:style>
    <style:style style:name="表格182.C" style:family="table-column">
      <style:table-column-properties style:column-width="0.25in"/>
    </style:style>
    <style:style style:name="表格182.D" style:family="table-column">
      <style:table-column-properties style:column-width="4.3958in"/>
    </style:style>
    <style:style style:name="表格182.1" style:family="table-row">
      <style:table-row-properties style:min-row-height="0.4257in" style:keep-together="true" fo:keep-together="auto"/>
    </style:style>
    <style:style style:name="表格18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82.2" style:family="table-row">
      <style:table-row-properties style:min-row-height="0.0972in" style:keep-together="true" fo:keep-together="auto"/>
    </style:style>
    <style:style style:name="表格18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82.3" style:family="table-row">
      <style:table-row-properties style:min-row-height="0.3854in" style:keep-together="true" fo:keep-together="auto"/>
    </style:style>
    <style:style style:name="表格18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82.D3" style:family="table-cell">
      <style:table-cell-properties style:vertical-align="middle" fo:padding-left="0.075in" fo:padding-right="0.075in" fo:padding-top="0in" fo:padding-bottom="0in" fo:border="none" style:writing-mode="lr-tb"/>
    </style:style>
    <style:style style:name="表格18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82.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82.9" style:family="table-row">
      <style:table-row-properties style:min-row-height="0.1132in" style:keep-together="true" fo:keep-together="auto"/>
    </style:style>
    <style:style style:name="表格182.10" style:family="table-row">
      <style:table-row-properties style:min-row-height="0.3333in" style:keep-together="true" fo:keep-together="auto"/>
    </style:style>
    <style:style style:name="表格182.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82.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82.11" style:family="table-row">
      <style:table-row-properties style:min-row-height="1.6576in" style:keep-together="true" fo:keep-together="auto"/>
    </style:style>
    <style:style style:name="表格182.A11" style:family="table-cell">
      <style:table-cell-properties style:vertical-align="top" fo:padding-left="0.075in" fo:padding-right="0.075in" fo:padding-top="0in" fo:padding-bottom="0in" fo:border="none" style:writing-mode="lr-tb"/>
    </style:style>
    <style:style style:name="表格182.12" style:family="table-row">
      <style:table-row-properties style:min-row-height="0.3438in" style:keep-together="true" fo:keep-together="auto"/>
    </style:style>
    <style:style style:name="表格182.13" style:family="table-row">
      <style:table-row-properties style:min-row-height="0.4951in" style:keep-together="true" fo:keep-together="auto"/>
    </style:style>
    <style:style style:name="表格183" style:family="table">
      <style:table-properties style:width="5.7813in" table:align="left" style:writing-mode="lr-tb"/>
    </style:style>
    <style:style style:name="表格183.A" style:family="table-column">
      <style:table-column-properties style:column-width="1.0104in"/>
    </style:style>
    <style:style style:name="表格183.B" style:family="table-column">
      <style:table-column-properties style:column-width="0.125in"/>
    </style:style>
    <style:style style:name="表格183.C" style:family="table-column">
      <style:table-column-properties style:column-width="0.25in"/>
    </style:style>
    <style:style style:name="表格183.D" style:family="table-column">
      <style:table-column-properties style:column-width="4.3958in"/>
    </style:style>
    <style:style style:name="表格183.1" style:family="table-row">
      <style:table-row-properties style:min-row-height="0.4257in" style:keep-together="true" fo:keep-together="auto"/>
    </style:style>
    <style:style style:name="表格18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83.2" style:family="table-row">
      <style:table-row-properties style:min-row-height="0.0972in" style:keep-together="true" fo:keep-together="auto"/>
    </style:style>
    <style:style style:name="表格18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83.3" style:family="table-row">
      <style:table-row-properties style:min-row-height="0.3854in" style:keep-together="true" fo:keep-together="auto"/>
    </style:style>
    <style:style style:name="表格18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83.D3" style:family="table-cell">
      <style:table-cell-properties style:vertical-align="middle" fo:padding-left="0.075in" fo:padding-right="0.075in" fo:padding-top="0in" fo:padding-bottom="0in" fo:border="none" style:writing-mode="lr-tb"/>
    </style:style>
    <style:style style:name="表格18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83.8" style:family="table-row">
      <style:table-row-properties style:min-row-height="0.1132in" style:keep-together="true" fo:keep-together="auto"/>
    </style:style>
    <style:style style:name="表格183.9" style:family="table-row">
      <style:table-row-properties style:min-row-height="0.3333in" style:keep-together="true" fo:keep-together="auto"/>
    </style:style>
    <style:style style:name="表格183.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83.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83.10" style:family="table-row">
      <style:table-row-properties style:min-row-height="2.0417in" style:keep-together="true" fo:keep-together="auto"/>
    </style:style>
    <style:style style:name="表格183.A10" style:family="table-cell">
      <style:table-cell-properties style:vertical-align="top" fo:padding-left="0.075in" fo:padding-right="0.075in" fo:padding-top="0in" fo:padding-bottom="0in" fo:border="none" style:writing-mode="lr-tb"/>
    </style:style>
    <style:style style:name="表格183.11" style:family="table-row">
      <style:table-row-properties style:min-row-height="0.3438in" style:keep-together="true" fo:keep-together="auto"/>
    </style:style>
    <style:style style:name="表格183.12" style:family="table-row">
      <style:table-row-properties style:min-row-height="0.3479in" style:keep-together="true" fo:keep-together="auto"/>
    </style:style>
    <style:style style:name="表格184" style:family="table">
      <style:table-properties style:width="5.7813in" table:align="left" style:writing-mode="lr-tb"/>
    </style:style>
    <style:style style:name="表格184.A" style:family="table-column">
      <style:table-column-properties style:column-width="1.0104in"/>
    </style:style>
    <style:style style:name="表格184.B" style:family="table-column">
      <style:table-column-properties style:column-width="0.375in"/>
    </style:style>
    <style:style style:name="表格184.C" style:family="table-column">
      <style:table-column-properties style:column-width="4.3958in"/>
    </style:style>
    <style:style style:name="表格184.1" style:family="table-row">
      <style:table-row-properties style:min-row-height="0.4257in" style:keep-together="true" fo:keep-together="auto"/>
    </style:style>
    <style:style style:name="表格18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84.2" style:family="table-row">
      <style:table-row-properties style:min-row-height="0.0972in" style:keep-together="true" fo:keep-together="auto"/>
    </style:style>
    <style:style style:name="表格18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84.3" style:family="table-row">
      <style:table-row-properties style:min-row-height="0.3854in" style:keep-together="true" fo:keep-together="auto"/>
    </style:style>
    <style:style style:name="表格18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84.C3" style:family="table-cell">
      <style:table-cell-properties style:vertical-align="middle" fo:padding-left="0.075in" fo:padding-right="0.075in" fo:padding-top="0in" fo:padding-bottom="0in" fo:border="none" style:writing-mode="lr-tb"/>
    </style:style>
    <style:style style:name="表格18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84.8" style:family="table-row">
      <style:table-row-properties style:min-row-height="0.1132in" style:keep-together="true" fo:keep-together="auto"/>
    </style:style>
    <style:style style:name="表格184.9" style:family="table-row">
      <style:table-row-properties style:min-row-height="0.3333in" style:keep-together="true" fo:keep-together="auto"/>
    </style:style>
    <style:style style:name="表格184.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84.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84.10" style:family="table-row">
      <style:table-row-properties style:min-row-height="0.3597in" style:keep-together="true" fo:keep-together="auto"/>
    </style:style>
    <style:style style:name="表格184.A10" style:family="table-cell">
      <style:table-cell-properties style:vertical-align="top" fo:padding-left="0.075in" fo:padding-right="0.075in" fo:padding-top="0in" fo:padding-bottom="0in" fo:border="none" style:writing-mode="lr-tb"/>
    </style:style>
    <style:style style:name="表格185" style:family="table">
      <style:table-properties style:width="5.7813in" table:align="left" style:writing-mode="lr-tb"/>
    </style:style>
    <style:style style:name="表格185.A" style:family="table-column">
      <style:table-column-properties style:column-width="1.0104in"/>
    </style:style>
    <style:style style:name="表格185.B" style:family="table-column">
      <style:table-column-properties style:column-width="0.375in"/>
    </style:style>
    <style:style style:name="表格185.C" style:family="table-column">
      <style:table-column-properties style:column-width="4.3958in"/>
    </style:style>
    <style:style style:name="表格185.1" style:family="table-row">
      <style:table-row-properties style:min-row-height="0.4257in" style:keep-together="true" fo:keep-together="auto"/>
    </style:style>
    <style:style style:name="表格18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85.2" style:family="table-row">
      <style:table-row-properties style:min-row-height="0.0972in" style:keep-together="true" fo:keep-together="auto"/>
    </style:style>
    <style:style style:name="表格18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85.3" style:family="table-row">
      <style:table-row-properties style:min-row-height="0.3854in" style:keep-together="true" fo:keep-together="auto"/>
    </style:style>
    <style:style style:name="表格18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85.C3" style:family="table-cell">
      <style:table-cell-properties style:vertical-align="middle" fo:padding-left="0.075in" fo:padding-right="0.075in" fo:padding-top="0in" fo:padding-bottom="0in" fo:border="none" style:writing-mode="lr-tb"/>
    </style:style>
    <style:style style:name="表格18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85.8" style:family="table-row">
      <style:table-row-properties style:min-row-height="0.1132in" style:keep-together="true" fo:keep-together="auto"/>
    </style:style>
    <style:style style:name="表格185.9" style:family="table-row">
      <style:table-row-properties style:min-row-height="0.3333in" style:keep-together="true" fo:keep-together="auto"/>
    </style:style>
    <style:style style:name="表格185.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85.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85.10" style:family="table-row">
      <style:table-row-properties style:min-row-height="0.2493in" style:keep-together="true" fo:keep-together="auto"/>
    </style:style>
    <style:style style:name="表格185.A10" style:family="table-cell">
      <style:table-cell-properties style:vertical-align="top" fo:padding-left="0.075in" fo:padding-right="0.075in" fo:padding-top="0in" fo:padding-bottom="0in" fo:border="none" style:writing-mode="lr-tb"/>
    </style:style>
    <style:style style:name="表格186" style:family="table">
      <style:table-properties style:width="5.7813in" table:align="left" style:writing-mode="lr-tb"/>
    </style:style>
    <style:style style:name="表格186.A" style:family="table-column">
      <style:table-column-properties style:column-width="1.0104in"/>
    </style:style>
    <style:style style:name="表格186.B" style:family="table-column">
      <style:table-column-properties style:column-width="0.125in"/>
    </style:style>
    <style:style style:name="表格186.C" style:family="table-column">
      <style:table-column-properties style:column-width="0.25in"/>
    </style:style>
    <style:style style:name="表格186.D" style:family="table-column">
      <style:table-column-properties style:column-width="4.3958in"/>
    </style:style>
    <style:style style:name="表格186.1" style:family="table-row">
      <style:table-row-properties style:min-row-height="0.4257in" style:keep-together="true" fo:keep-together="auto"/>
    </style:style>
    <style:style style:name="表格18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86.2" style:family="table-row">
      <style:table-row-properties style:min-row-height="0.0972in" style:keep-together="true" fo:keep-together="auto"/>
    </style:style>
    <style:style style:name="表格18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86.3" style:family="table-row">
      <style:table-row-properties style:min-row-height="0.3854in" style:keep-together="true" fo:keep-together="auto"/>
    </style:style>
    <style:style style:name="表格18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86.D3" style:family="table-cell">
      <style:table-cell-properties style:vertical-align="middle" fo:padding-left="0.075in" fo:padding-right="0.075in" fo:padding-top="0in" fo:padding-bottom="0in" fo:border="none" style:writing-mode="lr-tb"/>
    </style:style>
    <style:style style:name="表格18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86.8" style:family="table-row">
      <style:table-row-properties style:min-row-height="0.1132in" style:keep-together="true" fo:keep-together="auto"/>
    </style:style>
    <style:style style:name="表格186.9" style:family="table-row">
      <style:table-row-properties style:min-row-height="0.3333in" style:keep-together="true" fo:keep-together="auto"/>
    </style:style>
    <style:style style:name="表格186.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86.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86.10" style:family="table-row">
      <style:table-row-properties style:min-row-height="2.0417in" style:keep-together="true" fo:keep-together="auto"/>
    </style:style>
    <style:style style:name="表格186.A10" style:family="table-cell">
      <style:table-cell-properties style:vertical-align="top" fo:padding-left="0.075in" fo:padding-right="0.075in" fo:padding-top="0in" fo:padding-bottom="0in" fo:border="none" style:writing-mode="lr-tb"/>
    </style:style>
    <style:style style:name="表格186.11" style:family="table-row">
      <style:table-row-properties style:min-row-height="0.3438in" style:keep-together="true" fo:keep-together="auto"/>
    </style:style>
    <style:style style:name="表格186.12" style:family="table-row">
      <style:table-row-properties style:min-row-height="0.5097in" style:keep-together="true" fo:keep-together="auto"/>
    </style:style>
    <style:style style:name="表格186.22" style:family="table-row">
      <style:table-row-properties style:min-row-height="0.5076in" style:keep-together="true" fo:keep-together="auto"/>
    </style:style>
    <style:style style:name="表格187" style:family="table">
      <style:table-properties style:width="5.7813in" table:align="left" style:writing-mode="lr-tb"/>
    </style:style>
    <style:style style:name="表格187.A" style:family="table-column">
      <style:table-column-properties style:column-width="1.0104in"/>
    </style:style>
    <style:style style:name="表格187.B" style:family="table-column">
      <style:table-column-properties style:column-width="0.375in"/>
    </style:style>
    <style:style style:name="表格187.C" style:family="table-column">
      <style:table-column-properties style:column-width="4.3958in"/>
    </style:style>
    <style:style style:name="表格187.1" style:family="table-row">
      <style:table-row-properties style:min-row-height="0.4257in" style:keep-together="true" fo:keep-together="auto"/>
    </style:style>
    <style:style style:name="表格18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87.2" style:family="table-row">
      <style:table-row-properties style:min-row-height="0.0972in" style:keep-together="true" fo:keep-together="auto"/>
    </style:style>
    <style:style style:name="表格18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87.3" style:family="table-row">
      <style:table-row-properties style:min-row-height="0.3854in" style:keep-together="true" fo:keep-together="auto"/>
    </style:style>
    <style:style style:name="表格18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87.C3" style:family="table-cell">
      <style:table-cell-properties style:vertical-align="middle" fo:padding-left="0.075in" fo:padding-right="0.075in" fo:padding-top="0in" fo:padding-bottom="0in" fo:border="none" style:writing-mode="lr-tb"/>
    </style:style>
    <style:style style:name="表格18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87.8" style:family="table-row">
      <style:table-row-properties style:min-row-height="0.1132in" style:keep-together="true" fo:keep-together="auto"/>
    </style:style>
    <style:style style:name="表格187.9" style:family="table-row">
      <style:table-row-properties style:min-row-height="0.3333in" style:keep-together="true" fo:keep-together="auto"/>
    </style:style>
    <style:style style:name="表格187.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87.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87.10" style:family="table-row">
      <style:table-row-properties style:min-row-height="0.325in" style:keep-together="true" fo:keep-together="auto"/>
    </style:style>
    <style:style style:name="表格187.A10" style:family="table-cell">
      <style:table-cell-properties style:vertical-align="top" fo:padding-left="0.075in" fo:padding-right="0.075in" fo:padding-top="0in" fo:padding-bottom="0in" fo:border="none" style:writing-mode="lr-tb"/>
    </style:style>
    <style:style style:name="表格188" style:family="table">
      <style:table-properties style:width="5.7813in" table:align="left" style:writing-mode="lr-tb"/>
    </style:style>
    <style:style style:name="表格188.A" style:family="table-column">
      <style:table-column-properties style:column-width="1.0104in"/>
    </style:style>
    <style:style style:name="表格188.B" style:family="table-column">
      <style:table-column-properties style:column-width="0.375in"/>
    </style:style>
    <style:style style:name="表格188.C" style:family="table-column">
      <style:table-column-properties style:column-width="4.3958in"/>
    </style:style>
    <style:style style:name="表格188.1" style:family="table-row">
      <style:table-row-properties style:min-row-height="0.4257in" style:keep-together="true" fo:keep-together="auto"/>
    </style:style>
    <style:style style:name="表格18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88.2" style:family="table-row">
      <style:table-row-properties style:min-row-height="0.0972in" style:keep-together="true" fo:keep-together="auto"/>
    </style:style>
    <style:style style:name="表格18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88.3" style:family="table-row">
      <style:table-row-properties style:min-row-height="0.3854in" style:keep-together="true" fo:keep-together="auto"/>
    </style:style>
    <style:style style:name="表格18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88.C3" style:family="table-cell">
      <style:table-cell-properties style:vertical-align="middle" fo:padding-left="0.075in" fo:padding-right="0.075in" fo:padding-top="0in" fo:padding-bottom="0in" fo:border="none" style:writing-mode="lr-tb"/>
    </style:style>
    <style:style style:name="表格18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88.8" style:family="table-row">
      <style:table-row-properties style:min-row-height="0.1132in" style:keep-together="true" fo:keep-together="auto"/>
    </style:style>
    <style:style style:name="表格188.9" style:family="table-row">
      <style:table-row-properties style:min-row-height="0.3333in" style:keep-together="true" fo:keep-together="auto"/>
    </style:style>
    <style:style style:name="表格188.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88.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88.10" style:family="table-row">
      <style:table-row-properties style:min-row-height="0.4556in" style:keep-together="true" fo:keep-together="auto"/>
    </style:style>
    <style:style style:name="表格188.A10" style:family="table-cell">
      <style:table-cell-properties style:vertical-align="top" fo:padding-left="0.075in" fo:padding-right="0.075in" fo:padding-top="0in" fo:padding-bottom="0in" fo:border="none" style:writing-mode="lr-tb"/>
    </style:style>
    <style:style style:name="表格189" style:family="table">
      <style:table-properties style:width="5.7813in" table:align="left" style:writing-mode="lr-tb"/>
    </style:style>
    <style:style style:name="表格189.A" style:family="table-column">
      <style:table-column-properties style:column-width="1.0104in"/>
    </style:style>
    <style:style style:name="表格189.B" style:family="table-column">
      <style:table-column-properties style:column-width="0.125in"/>
    </style:style>
    <style:style style:name="表格189.C" style:family="table-column">
      <style:table-column-properties style:column-width="0.25in"/>
    </style:style>
    <style:style style:name="表格189.D" style:family="table-column">
      <style:table-column-properties style:column-width="4.3958in"/>
    </style:style>
    <style:style style:name="表格189.1" style:family="table-row">
      <style:table-row-properties style:min-row-height="0.4257in" style:keep-together="true" fo:keep-together="auto"/>
    </style:style>
    <style:style style:name="表格18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89.2" style:family="table-row">
      <style:table-row-properties style:min-row-height="0.0972in" style:keep-together="true" fo:keep-together="auto"/>
    </style:style>
    <style:style style:name="表格18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89.3" style:family="table-row">
      <style:table-row-properties style:min-row-height="0.3854in" style:keep-together="true" fo:keep-together="auto"/>
    </style:style>
    <style:style style:name="表格18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89.D3" style:family="table-cell">
      <style:table-cell-properties style:vertical-align="middle" fo:padding-left="0.075in" fo:padding-right="0.075in" fo:padding-top="0in" fo:padding-bottom="0in" fo:border="none" style:writing-mode="lr-tb"/>
    </style:style>
    <style:style style:name="表格18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89.A9"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89.10" style:family="table-row">
      <style:table-row-properties style:min-row-height="0.1132in" style:keep-together="true" fo:keep-together="auto"/>
    </style:style>
    <style:style style:name="表格189.11" style:family="table-row">
      <style:table-row-properties style:min-row-height="0.3333in" style:keep-together="true" fo:keep-together="auto"/>
    </style:style>
    <style:style style:name="表格189.A11"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89.B11"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89.12" style:family="table-row">
      <style:table-row-properties style:min-row-height="1.5986in" style:keep-together="true" fo:keep-together="auto"/>
    </style:style>
    <style:style style:name="表格189.A12" style:family="table-cell">
      <style:table-cell-properties style:vertical-align="top" fo:padding-left="0.075in" fo:padding-right="0.075in" fo:padding-top="0in" fo:padding-bottom="0in" fo:border="none" style:writing-mode="lr-tb"/>
    </style:style>
    <style:style style:name="表格189.13" style:family="table-row">
      <style:table-row-properties style:min-row-height="0.3438in" style:keep-together="true" fo:keep-together="auto"/>
    </style:style>
    <style:style style:name="表格189.14" style:family="table-row">
      <style:table-row-properties style:min-row-height="0.3472in" style:keep-together="true" fo:keep-together="auto"/>
    </style:style>
    <style:style style:name="表格190" style:family="table">
      <style:table-properties style:width="5.7813in" table:align="left" style:writing-mode="lr-tb"/>
    </style:style>
    <style:style style:name="表格190.A" style:family="table-column">
      <style:table-column-properties style:column-width="1.0104in"/>
    </style:style>
    <style:style style:name="表格190.B" style:family="table-column">
      <style:table-column-properties style:column-width="0.125in"/>
    </style:style>
    <style:style style:name="表格190.C" style:family="table-column">
      <style:table-column-properties style:column-width="0.25in"/>
    </style:style>
    <style:style style:name="表格190.D" style:family="table-column">
      <style:table-column-properties style:column-width="4.3958in"/>
    </style:style>
    <style:style style:name="表格190.1" style:family="table-row">
      <style:table-row-properties style:min-row-height="0.4257in" style:keep-together="true" fo:keep-together="auto"/>
    </style:style>
    <style:style style:name="表格19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90.2" style:family="table-row">
      <style:table-row-properties style:min-row-height="0.0972in" style:keep-together="true" fo:keep-together="auto"/>
    </style:style>
    <style:style style:name="表格19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90.3" style:family="table-row">
      <style:table-row-properties style:min-row-height="0.3854in" style:keep-together="true" fo:keep-together="auto"/>
    </style:style>
    <style:style style:name="表格19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90.D3" style:family="table-cell">
      <style:table-cell-properties style:vertical-align="middle" fo:padding-left="0.075in" fo:padding-right="0.075in" fo:padding-top="0in" fo:padding-bottom="0in" fo:border="none" style:writing-mode="lr-tb"/>
    </style:style>
    <style:style style:name="表格19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90.8" style:family="table-row">
      <style:table-row-properties style:min-row-height="0.1132in" style:keep-together="true" fo:keep-together="auto"/>
    </style:style>
    <style:style style:name="表格190.9" style:family="table-row">
      <style:table-row-properties style:min-row-height="0.3333in" style:keep-together="true" fo:keep-together="auto"/>
    </style:style>
    <style:style style:name="表格190.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90.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90.10" style:family="table-row">
      <style:table-row-properties style:min-row-height="2.0417in" style:keep-together="true" fo:keep-together="auto"/>
    </style:style>
    <style:style style:name="表格190.A10" style:family="table-cell">
      <style:table-cell-properties style:vertical-align="top" fo:padding-left="0.075in" fo:padding-right="0.075in" fo:padding-top="0in" fo:padding-bottom="0in" fo:border="none" style:writing-mode="lr-tb"/>
    </style:style>
    <style:style style:name="表格190.11" style:family="table-row">
      <style:table-row-properties style:min-row-height="0.3438in" style:keep-together="true" fo:keep-together="auto"/>
    </style:style>
    <style:style style:name="表格190.12" style:family="table-row">
      <style:table-row-properties style:min-row-height="2.5743in" style:keep-together="true" fo:keep-together="auto"/>
    </style:style>
    <style:style style:name="表格191" style:family="table">
      <style:table-properties style:width="5.7813in" table:align="left" style:writing-mode="lr-tb"/>
    </style:style>
    <style:style style:name="表格191.A" style:family="table-column">
      <style:table-column-properties style:column-width="1.0104in"/>
    </style:style>
    <style:style style:name="表格191.B" style:family="table-column">
      <style:table-column-properties style:column-width="0.125in"/>
    </style:style>
    <style:style style:name="表格191.C" style:family="table-column">
      <style:table-column-properties style:column-width="0.25in"/>
    </style:style>
    <style:style style:name="表格191.D" style:family="table-column">
      <style:table-column-properties style:column-width="4.3958in"/>
    </style:style>
    <style:style style:name="表格191.1" style:family="table-row">
      <style:table-row-properties style:min-row-height="0.4257in" style:keep-together="true" fo:keep-together="auto"/>
    </style:style>
    <style:style style:name="表格19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91.2" style:family="table-row">
      <style:table-row-properties style:min-row-height="0.0972in" style:keep-together="true" fo:keep-together="auto"/>
    </style:style>
    <style:style style:name="表格19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91.3" style:family="table-row">
      <style:table-row-properties style:min-row-height="0.3854in" style:keep-together="true" fo:keep-together="auto"/>
    </style:style>
    <style:style style:name="表格19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91.D3" style:family="table-cell">
      <style:table-cell-properties style:vertical-align="middle" fo:padding-left="0.075in" fo:padding-right="0.075in" fo:padding-top="0in" fo:padding-bottom="0in" fo:border="none" style:writing-mode="lr-tb"/>
    </style:style>
    <style:style style:name="表格19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91.8" style:family="table-row">
      <style:table-row-properties style:min-row-height="0.1132in" style:keep-together="true" fo:keep-together="auto"/>
    </style:style>
    <style:style style:name="表格191.9" style:family="table-row">
      <style:table-row-properties style:min-row-height="0.3333in" style:keep-together="true" fo:keep-together="auto"/>
    </style:style>
    <style:style style:name="表格191.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91.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91.10" style:family="table-row">
      <style:table-row-properties style:min-row-height="1.3826in" style:keep-together="true" fo:keep-together="auto"/>
    </style:style>
    <style:style style:name="表格191.A10" style:family="table-cell">
      <style:table-cell-properties style:vertical-align="top" fo:padding-left="0.075in" fo:padding-right="0.075in" fo:padding-top="0in" fo:padding-bottom="0in" fo:border="none" style:writing-mode="lr-tb"/>
    </style:style>
    <style:style style:name="表格191.11" style:family="table-row">
      <style:table-row-properties style:min-row-height="0.3438in" style:keep-together="true" fo:keep-together="auto"/>
    </style:style>
    <style:style style:name="表格191.12" style:family="table-row">
      <style:table-row-properties style:min-row-height="0.3542in" style:keep-together="true" fo:keep-together="auto"/>
    </style:style>
    <style:style style:name="表格192" style:family="table">
      <style:table-properties style:width="5.7813in" table:align="left" style:writing-mode="lr-tb"/>
    </style:style>
    <style:style style:name="表格192.A" style:family="table-column">
      <style:table-column-properties style:column-width="1.0104in"/>
    </style:style>
    <style:style style:name="表格192.B" style:family="table-column">
      <style:table-column-properties style:column-width="0.375in"/>
    </style:style>
    <style:style style:name="表格192.C" style:family="table-column">
      <style:table-column-properties style:column-width="4.3958in"/>
    </style:style>
    <style:style style:name="表格192.1" style:family="table-row">
      <style:table-row-properties style:min-row-height="0.4257in" style:keep-together="true" fo:keep-together="auto"/>
    </style:style>
    <style:style style:name="表格19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92.2" style:family="table-row">
      <style:table-row-properties style:min-row-height="0.0972in" style:keep-together="true" fo:keep-together="auto"/>
    </style:style>
    <style:style style:name="表格19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92.3" style:family="table-row">
      <style:table-row-properties style:min-row-height="0.3854in" style:keep-together="true" fo:keep-together="auto"/>
    </style:style>
    <style:style style:name="表格19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92.C3" style:family="table-cell">
      <style:table-cell-properties style:vertical-align="middle" fo:padding-left="0.075in" fo:padding-right="0.075in" fo:padding-top="0in" fo:padding-bottom="0in" fo:border="none" style:writing-mode="lr-tb"/>
    </style:style>
    <style:style style:name="表格19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92.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92.9" style:family="table-row">
      <style:table-row-properties style:min-row-height="0.1132in" style:keep-together="true" fo:keep-together="auto"/>
    </style:style>
    <style:style style:name="表格192.10" style:family="table-row">
      <style:table-row-properties style:min-row-height="0.3333in" style:keep-together="true" fo:keep-together="auto"/>
    </style:style>
    <style:style style:name="表格192.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92.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92.11" style:family="table-row">
      <style:table-row-properties style:min-row-height="1.6069in" style:keep-together="true" fo:keep-together="auto"/>
    </style:style>
    <style:style style:name="表格192.A11" style:family="table-cell">
      <style:table-cell-properties style:vertical-align="top" fo:padding-left="0.075in" fo:padding-right="0.075in" fo:padding-top="0in" fo:padding-bottom="0in" fo:border="none" style:writing-mode="lr-tb"/>
    </style:style>
    <style:style style:name="表格193" style:family="table">
      <style:table-properties style:width="5.7813in" table:align="left" style:writing-mode="lr-tb"/>
    </style:style>
    <style:style style:name="表格193.A" style:family="table-column">
      <style:table-column-properties style:column-width="1.0104in"/>
    </style:style>
    <style:style style:name="表格193.B" style:family="table-column">
      <style:table-column-properties style:column-width="0.375in"/>
    </style:style>
    <style:style style:name="表格193.C" style:family="table-column">
      <style:table-column-properties style:column-width="4.3958in"/>
    </style:style>
    <style:style style:name="表格193.1" style:family="table-row">
      <style:table-row-properties style:min-row-height="0.4257in" style:keep-together="true" fo:keep-together="auto"/>
    </style:style>
    <style:style style:name="表格19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93.2" style:family="table-row">
      <style:table-row-properties style:min-row-height="0.0972in" style:keep-together="true" fo:keep-together="auto"/>
    </style:style>
    <style:style style:name="表格19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93.3" style:family="table-row">
      <style:table-row-properties style:min-row-height="0.3854in" style:keep-together="true" fo:keep-together="auto"/>
    </style:style>
    <style:style style:name="表格19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93.C3" style:family="table-cell">
      <style:table-cell-properties style:vertical-align="middle" fo:padding-left="0.075in" fo:padding-right="0.075in" fo:padding-top="0in" fo:padding-bottom="0in" fo:border="none" style:writing-mode="lr-tb"/>
    </style:style>
    <style:style style:name="表格19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93.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93.9" style:family="table-row">
      <style:table-row-properties style:min-row-height="0.1132in" style:keep-together="true" fo:keep-together="auto"/>
    </style:style>
    <style:style style:name="表格193.10" style:family="table-row">
      <style:table-row-properties style:min-row-height="0.3333in" style:keep-together="true" fo:keep-together="auto"/>
    </style:style>
    <style:style style:name="表格193.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93.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93.11" style:family="table-row">
      <style:table-row-properties style:min-row-height="1.4576in" style:keep-together="true" fo:keep-together="auto"/>
    </style:style>
    <style:style style:name="表格193.A11" style:family="table-cell">
      <style:table-cell-properties style:vertical-align="top" fo:padding-left="0.075in" fo:padding-right="0.075in" fo:padding-top="0in" fo:padding-bottom="0in" fo:border="none" style:writing-mode="lr-tb"/>
    </style:style>
    <style:style style:name="表格194" style:family="table">
      <style:table-properties style:width="5.7813in" table:align="left" style:writing-mode="lr-tb"/>
    </style:style>
    <style:style style:name="表格194.A" style:family="table-column">
      <style:table-column-properties style:column-width="1.0104in"/>
    </style:style>
    <style:style style:name="表格194.B" style:family="table-column">
      <style:table-column-properties style:column-width="0.375in"/>
    </style:style>
    <style:style style:name="表格194.C" style:family="table-column">
      <style:table-column-properties style:column-width="4.3958in"/>
    </style:style>
    <style:style style:name="表格194.1" style:family="table-row">
      <style:table-row-properties style:min-row-height="0.4257in" style:keep-together="true" fo:keep-together="auto"/>
    </style:style>
    <style:style style:name="表格19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94.2" style:family="table-row">
      <style:table-row-properties style:min-row-height="0.0972in" style:keep-together="true" fo:keep-together="auto"/>
    </style:style>
    <style:style style:name="表格19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94.3" style:family="table-row">
      <style:table-row-properties style:min-row-height="0.3854in" style:keep-together="true" fo:keep-together="auto"/>
    </style:style>
    <style:style style:name="表格19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94.C3" style:family="table-cell">
      <style:table-cell-properties style:vertical-align="middle" fo:padding-left="0.075in" fo:padding-right="0.075in" fo:padding-top="0in" fo:padding-bottom="0in" fo:border="none" style:writing-mode="lr-tb"/>
    </style:style>
    <style:style style:name="表格19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94.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94.9" style:family="table-row">
      <style:table-row-properties style:min-row-height="0.1132in" style:keep-together="true" fo:keep-together="auto"/>
    </style:style>
    <style:style style:name="表格194.10" style:family="table-row">
      <style:table-row-properties style:min-row-height="0.3333in" style:keep-together="true" fo:keep-together="auto"/>
    </style:style>
    <style:style style:name="表格194.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94.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94.11" style:family="table-row">
      <style:table-row-properties style:min-row-height="1.5257in" style:keep-together="true" fo:keep-together="auto"/>
    </style:style>
    <style:style style:name="表格194.A11" style:family="table-cell">
      <style:table-cell-properties style:vertical-align="top" fo:padding-left="0.075in" fo:padding-right="0.075in" fo:padding-top="0in" fo:padding-bottom="0in" fo:border="none" style:writing-mode="lr-tb"/>
    </style:style>
    <style:style style:name="表格195" style:family="table">
      <style:table-properties style:width="5.7813in" table:align="left" style:writing-mode="lr-tb"/>
    </style:style>
    <style:style style:name="表格195.A" style:family="table-column">
      <style:table-column-properties style:column-width="1.0104in"/>
    </style:style>
    <style:style style:name="表格195.B" style:family="table-column">
      <style:table-column-properties style:column-width="0.375in"/>
    </style:style>
    <style:style style:name="表格195.C" style:family="table-column">
      <style:table-column-properties style:column-width="4.3958in"/>
    </style:style>
    <style:style style:name="表格195.1" style:family="table-row">
      <style:table-row-properties style:min-row-height="0.4257in" style:keep-together="true" fo:keep-together="auto"/>
    </style:style>
    <style:style style:name="表格19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95.2" style:family="table-row">
      <style:table-row-properties style:min-row-height="0.0972in" style:keep-together="true" fo:keep-together="auto"/>
    </style:style>
    <style:style style:name="表格19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95.3" style:family="table-row">
      <style:table-row-properties style:min-row-height="0.3854in" style:keep-together="true" fo:keep-together="auto"/>
    </style:style>
    <style:style style:name="表格19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95.C3" style:family="table-cell">
      <style:table-cell-properties style:vertical-align="middle" fo:padding-left="0.075in" fo:padding-right="0.075in" fo:padding-top="0in" fo:padding-bottom="0in" fo:border="none" style:writing-mode="lr-tb"/>
    </style:style>
    <style:style style:name="表格19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95.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95.9" style:family="table-row">
      <style:table-row-properties style:min-row-height="0.1132in" style:keep-together="true" fo:keep-together="auto"/>
    </style:style>
    <style:style style:name="表格195.10" style:family="table-row">
      <style:table-row-properties style:min-row-height="0.3333in" style:keep-together="true" fo:keep-together="auto"/>
    </style:style>
    <style:style style:name="表格195.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95.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95.11" style:family="table-row">
      <style:table-row-properties style:min-row-height="0.5979in" style:keep-together="true" fo:keep-together="auto"/>
    </style:style>
    <style:style style:name="表格195.A11" style:family="table-cell">
      <style:table-cell-properties style:vertical-align="top" fo:padding-left="0.075in" fo:padding-right="0.075in" fo:padding-top="0in" fo:padding-bottom="0in" fo:border="none" style:writing-mode="lr-tb"/>
    </style:style>
    <style:style style:name="表格196" style:family="table">
      <style:table-properties style:width="5.7813in" table:align="left" style:writing-mode="lr-tb"/>
    </style:style>
    <style:style style:name="表格196.A" style:family="table-column">
      <style:table-column-properties style:column-width="1.0104in"/>
    </style:style>
    <style:style style:name="表格196.B" style:family="table-column">
      <style:table-column-properties style:column-width="0.125in"/>
    </style:style>
    <style:style style:name="表格196.C" style:family="table-column">
      <style:table-column-properties style:column-width="0.25in"/>
    </style:style>
    <style:style style:name="表格196.D" style:family="table-column">
      <style:table-column-properties style:column-width="4.3958in"/>
    </style:style>
    <style:style style:name="表格196.1" style:family="table-row">
      <style:table-row-properties style:min-row-height="0.4257in" style:keep-together="true" fo:keep-together="auto"/>
    </style:style>
    <style:style style:name="表格19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96.2" style:family="table-row">
      <style:table-row-properties style:min-row-height="0.0972in" style:keep-together="true" fo:keep-together="auto"/>
    </style:style>
    <style:style style:name="表格19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96.3" style:family="table-row">
      <style:table-row-properties style:min-row-height="0.3854in" style:keep-together="true" fo:keep-together="auto"/>
    </style:style>
    <style:style style:name="表格19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96.D3" style:family="table-cell">
      <style:table-cell-properties style:vertical-align="middle" fo:padding-left="0.075in" fo:padding-right="0.075in" fo:padding-top="0in" fo:padding-bottom="0in" fo:border="none" style:writing-mode="lr-tb"/>
    </style:style>
    <style:style style:name="表格19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96.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96.9" style:family="table-row">
      <style:table-row-properties style:min-row-height="0.1132in" style:keep-together="true" fo:keep-together="auto"/>
    </style:style>
    <style:style style:name="表格196.10" style:family="table-row">
      <style:table-row-properties style:min-row-height="0.3333in" style:keep-together="true" fo:keep-together="auto"/>
    </style:style>
    <style:style style:name="表格196.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96.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96.11" style:family="table-row">
      <style:table-row-properties style:min-row-height="2.0417in" style:keep-together="true" fo:keep-together="auto"/>
    </style:style>
    <style:style style:name="表格196.A11" style:family="table-cell">
      <style:table-cell-properties style:vertical-align="top" fo:padding-left="0.075in" fo:padding-right="0.075in" fo:padding-top="0in" fo:padding-bottom="0in" fo:border="none" style:writing-mode="lr-tb"/>
    </style:style>
    <style:style style:name="表格196.12" style:family="table-row">
      <style:table-row-properties style:min-row-height="0.3438in" style:keep-together="true" fo:keep-together="auto"/>
    </style:style>
    <style:style style:name="表格196.13" style:family="table-row">
      <style:table-row-properties style:min-row-height="0.2924in" style:keep-together="true" fo:keep-together="auto"/>
    </style:style>
    <style:style style:name="表格197" style:family="table">
      <style:table-properties style:width="5.7813in" table:align="left" style:writing-mode="lr-tb"/>
    </style:style>
    <style:style style:name="表格197.A" style:family="table-column">
      <style:table-column-properties style:column-width="1.0104in"/>
    </style:style>
    <style:style style:name="表格197.B" style:family="table-column">
      <style:table-column-properties style:column-width="0.375in"/>
    </style:style>
    <style:style style:name="表格197.C" style:family="table-column">
      <style:table-column-properties style:column-width="4.3958in"/>
    </style:style>
    <style:style style:name="表格197.1" style:family="table-row">
      <style:table-row-properties style:min-row-height="0.4257in" style:keep-together="true" fo:keep-together="auto"/>
    </style:style>
    <style:style style:name="表格19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97.2" style:family="table-row">
      <style:table-row-properties style:min-row-height="0.0972in" style:keep-together="true" fo:keep-together="auto"/>
    </style:style>
    <style:style style:name="表格19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97.3" style:family="table-row">
      <style:table-row-properties style:min-row-height="0.3854in" style:keep-together="true" fo:keep-together="auto"/>
    </style:style>
    <style:style style:name="表格19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97.C3" style:family="table-cell">
      <style:table-cell-properties style:vertical-align="middle" fo:padding-left="0.075in" fo:padding-right="0.075in" fo:padding-top="0in" fo:padding-bottom="0in" fo:border="none" style:writing-mode="lr-tb"/>
    </style:style>
    <style:style style:name="表格19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97.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97.9" style:family="table-row">
      <style:table-row-properties style:min-row-height="0.1132in" style:keep-together="true" fo:keep-together="auto"/>
    </style:style>
    <style:style style:name="表格197.10" style:family="table-row">
      <style:table-row-properties style:min-row-height="0.3333in" style:keep-together="true" fo:keep-together="auto"/>
    </style:style>
    <style:style style:name="表格197.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97.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97.11" style:family="table-row">
      <style:table-row-properties style:min-row-height="2.0417in" style:keep-together="true" fo:keep-together="auto"/>
    </style:style>
    <style:style style:name="表格197.A11" style:family="table-cell">
      <style:table-cell-properties style:vertical-align="top" fo:padding-left="0.075in" fo:padding-right="0.075in" fo:padding-top="0in" fo:padding-bottom="0in" fo:border="none" style:writing-mode="lr-tb"/>
    </style:style>
    <style:style style:name="表格198" style:family="table">
      <style:table-properties style:width="5.7813in" table:align="left" style:writing-mode="lr-tb"/>
    </style:style>
    <style:style style:name="表格198.A" style:family="table-column">
      <style:table-column-properties style:column-width="1.0104in"/>
    </style:style>
    <style:style style:name="表格198.B" style:family="table-column">
      <style:table-column-properties style:column-width="0.375in"/>
    </style:style>
    <style:style style:name="表格198.C" style:family="table-column">
      <style:table-column-properties style:column-width="4.3958in"/>
    </style:style>
    <style:style style:name="表格198.1" style:family="table-row">
      <style:table-row-properties style:min-row-height="0.4257in" style:keep-together="true" fo:keep-together="auto"/>
    </style:style>
    <style:style style:name="表格19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98.2" style:family="table-row">
      <style:table-row-properties style:min-row-height="0.0972in" style:keep-together="true" fo:keep-together="auto"/>
    </style:style>
    <style:style style:name="表格19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98.3" style:family="table-row">
      <style:table-row-properties style:min-row-height="0.3854in" style:keep-together="true" fo:keep-together="auto"/>
    </style:style>
    <style:style style:name="表格19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98.C3" style:family="table-cell">
      <style:table-cell-properties style:vertical-align="middle" fo:padding-left="0.075in" fo:padding-right="0.075in" fo:padding-top="0in" fo:padding-bottom="0in" fo:border="none" style:writing-mode="lr-tb"/>
    </style:style>
    <style:style style:name="表格19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98.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198.9" style:family="table-row">
      <style:table-row-properties style:min-row-height="0.1132in" style:keep-together="true" fo:keep-together="auto"/>
    </style:style>
    <style:style style:name="表格198.10" style:family="table-row">
      <style:table-row-properties style:min-row-height="0.3333in" style:keep-together="true" fo:keep-together="auto"/>
    </style:style>
    <style:style style:name="表格198.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98.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98.11" style:family="table-row">
      <style:table-row-properties style:min-row-height="2.0417in" style:keep-together="true" fo:keep-together="auto"/>
    </style:style>
    <style:style style:name="表格198.A11" style:family="table-cell">
      <style:table-cell-properties style:vertical-align="top" fo:padding-left="0.075in" fo:padding-right="0.075in" fo:padding-top="0in" fo:padding-bottom="0in" fo:border="none" style:writing-mode="lr-tb"/>
    </style:style>
    <style:style style:name="表格199" style:family="table">
      <style:table-properties style:width="5.7813in" table:align="left" style:writing-mode="lr-tb"/>
    </style:style>
    <style:style style:name="表格199.A" style:family="table-column">
      <style:table-column-properties style:column-width="1.0104in"/>
    </style:style>
    <style:style style:name="表格199.B" style:family="table-column">
      <style:table-column-properties style:column-width="0.125in"/>
    </style:style>
    <style:style style:name="表格199.C" style:family="table-column">
      <style:table-column-properties style:column-width="0.25in"/>
    </style:style>
    <style:style style:name="表格199.D" style:family="table-column">
      <style:table-column-properties style:column-width="4.3958in"/>
    </style:style>
    <style:style style:name="表格199.1" style:family="table-row">
      <style:table-row-properties style:min-row-height="0.4257in" style:keep-together="true" fo:keep-together="auto"/>
    </style:style>
    <style:style style:name="表格19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199.2" style:family="table-row">
      <style:table-row-properties style:min-row-height="0.0972in" style:keep-together="true" fo:keep-together="auto"/>
    </style:style>
    <style:style style:name="表格19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199.3" style:family="table-row">
      <style:table-row-properties style:min-row-height="0.3854in" style:keep-together="true" fo:keep-together="auto"/>
    </style:style>
    <style:style style:name="表格19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199.D3" style:family="table-cell">
      <style:table-cell-properties style:vertical-align="middle" fo:padding-left="0.075in" fo:padding-right="0.075in" fo:padding-top="0in" fo:padding-bottom="0in" fo:border="none" style:writing-mode="lr-tb"/>
    </style:style>
    <style:style style:name="表格19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199.8" style:family="table-row">
      <style:table-row-properties style:min-row-height="0.1132in" style:keep-together="true" fo:keep-together="auto"/>
    </style:style>
    <style:style style:name="表格199.9" style:family="table-row">
      <style:table-row-properties style:min-row-height="0.3333in" style:keep-together="true" fo:keep-together="auto"/>
    </style:style>
    <style:style style:name="表格199.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199.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199.10" style:family="table-row">
      <style:table-row-properties style:min-row-height="2.0417in" style:keep-together="true" fo:keep-together="auto"/>
    </style:style>
    <style:style style:name="表格199.A10" style:family="table-cell">
      <style:table-cell-properties style:vertical-align="top" fo:padding-left="0.075in" fo:padding-right="0.075in" fo:padding-top="0in" fo:padding-bottom="0in" fo:border="none" style:writing-mode="lr-tb"/>
    </style:style>
    <style:style style:name="表格199.11" style:family="table-row">
      <style:table-row-properties style:min-row-height="0.3438in" style:keep-together="true" fo:keep-together="auto"/>
    </style:style>
    <style:style style:name="表格199.12" style:family="table-row">
      <style:table-row-properties style:min-row-height="0.2938in" style:keep-together="true" fo:keep-together="auto"/>
    </style:style>
    <style:style style:name="表格200" style:family="table">
      <style:table-properties style:width="5.7813in" table:align="left" style:writing-mode="lr-tb"/>
    </style:style>
    <style:style style:name="表格200.A" style:family="table-column">
      <style:table-column-properties style:column-width="1.3854in"/>
    </style:style>
    <style:style style:name="表格200.B" style:family="table-column">
      <style:table-column-properties style:column-width="4.3958in"/>
    </style:style>
    <style:style style:name="表格200.1" style:family="table-row">
      <style:table-row-properties style:min-row-height="0.4257in" style:keep-together="true" fo:keep-together="auto"/>
    </style:style>
    <style:style style:name="表格20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00.2" style:family="table-row">
      <style:table-row-properties style:min-row-height="0.0972in" style:keep-together="true" fo:keep-together="auto"/>
    </style:style>
    <style:style style:name="表格20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00.3" style:family="table-row">
      <style:table-row-properties style:min-row-height="0.3854in" style:keep-together="true" fo:keep-together="auto"/>
    </style:style>
    <style:style style:name="表格20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00.B3" style:family="table-cell">
      <style:table-cell-properties style:vertical-align="middle" fo:padding-left="0.075in" fo:padding-right="0.075in" fo:padding-top="0in" fo:padding-bottom="0in" fo:border="none" style:writing-mode="lr-tb"/>
    </style:style>
    <style:style style:name="表格20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00.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01" style:family="table">
      <style:table-properties style:width="5.7813in" table:align="left" style:writing-mode="lr-tb"/>
    </style:style>
    <style:style style:name="表格201.A" style:family="table-column">
      <style:table-column-properties style:column-width="1.0104in"/>
    </style:style>
    <style:style style:name="表格201.B" style:family="table-column">
      <style:table-column-properties style:column-width="0.125in"/>
    </style:style>
    <style:style style:name="表格201.C" style:family="table-column">
      <style:table-column-properties style:column-width="0.25in"/>
    </style:style>
    <style:style style:name="表格201.D" style:family="table-column">
      <style:table-column-properties style:column-width="4.3958in"/>
    </style:style>
    <style:style style:name="表格201.1" style:family="table-row">
      <style:table-row-properties style:min-row-height="0.4257in" style:keep-together="true" fo:keep-together="auto"/>
    </style:style>
    <style:style style:name="表格20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01.2" style:family="table-row">
      <style:table-row-properties style:min-row-height="0.0972in" style:keep-together="true" fo:keep-together="auto"/>
    </style:style>
    <style:style style:name="表格20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01.3" style:family="table-row">
      <style:table-row-properties style:min-row-height="0.3854in" style:keep-together="true" fo:keep-together="auto"/>
    </style:style>
    <style:style style:name="表格20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01.D3" style:family="table-cell">
      <style:table-cell-properties style:vertical-align="middle" fo:padding-left="0.075in" fo:padding-right="0.075in" fo:padding-top="0in" fo:padding-bottom="0in" fo:border="none" style:writing-mode="lr-tb"/>
    </style:style>
    <style:style style:name="表格20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01.8" style:family="table-row">
      <style:table-row-properties style:min-row-height="0.1132in" style:keep-together="true" fo:keep-together="auto"/>
    </style:style>
    <style:style style:name="表格201.9" style:family="table-row">
      <style:table-row-properties style:min-row-height="0.3333in" style:keep-together="true" fo:keep-together="auto"/>
    </style:style>
    <style:style style:name="表格201.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01.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01.10" style:family="table-row">
      <style:table-row-properties style:min-row-height="1.4833in" style:keep-together="true" fo:keep-together="auto"/>
    </style:style>
    <style:style style:name="表格201.A10" style:family="table-cell">
      <style:table-cell-properties style:vertical-align="top" fo:padding-left="0.075in" fo:padding-right="0.075in" fo:padding-top="0in" fo:padding-bottom="0in" fo:border="none" style:writing-mode="lr-tb"/>
    </style:style>
    <style:style style:name="表格201.11" style:family="table-row">
      <style:table-row-properties style:min-row-height="0.3438in" style:keep-together="true" fo:keep-together="auto"/>
    </style:style>
    <style:style style:name="表格201.12" style:family="table-row">
      <style:table-row-properties style:min-row-height="0.5632in" style:keep-together="true" fo:keep-together="auto"/>
    </style:style>
    <style:style style:name="表格202" style:family="table">
      <style:table-properties style:width="5.7813in" table:align="left" style:writing-mode="lr-tb"/>
    </style:style>
    <style:style style:name="表格202.A" style:family="table-column">
      <style:table-column-properties style:column-width="1.0104in"/>
    </style:style>
    <style:style style:name="表格202.B" style:family="table-column">
      <style:table-column-properties style:column-width="0.375in"/>
    </style:style>
    <style:style style:name="表格202.C" style:family="table-column">
      <style:table-column-properties style:column-width="4.3958in"/>
    </style:style>
    <style:style style:name="表格202.1" style:family="table-row">
      <style:table-row-properties style:min-row-height="0.4257in" style:keep-together="true" fo:keep-together="auto"/>
    </style:style>
    <style:style style:name="表格20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02.2" style:family="table-row">
      <style:table-row-properties style:min-row-height="0.0972in" style:keep-together="true" fo:keep-together="auto"/>
    </style:style>
    <style:style style:name="表格20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02.3" style:family="table-row">
      <style:table-row-properties style:min-row-height="0.3854in" style:keep-together="true" fo:keep-together="auto"/>
    </style:style>
    <style:style style:name="表格20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02.C3" style:family="table-cell">
      <style:table-cell-properties style:vertical-align="middle" fo:padding-left="0.075in" fo:padding-right="0.075in" fo:padding-top="0in" fo:padding-bottom="0in" fo:border="none" style:writing-mode="lr-tb"/>
    </style:style>
    <style:style style:name="表格20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02.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02.10" style:family="table-row">
      <style:table-row-properties style:min-row-height="0.1132in" style:keep-together="true" fo:keep-together="auto"/>
    </style:style>
    <style:style style:name="表格202.11" style:family="table-row">
      <style:table-row-properties style:min-row-height="0.3333in" style:keep-together="true" fo:keep-together="auto"/>
    </style:style>
    <style:style style:name="表格202.A11"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02.B11"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02.12" style:family="table-row">
      <style:table-row-properties style:min-row-height="1.375in" style:keep-together="true" fo:keep-together="auto"/>
    </style:style>
    <style:style style:name="表格202.A12" style:family="table-cell">
      <style:table-cell-properties style:vertical-align="top" fo:padding-left="0.075in" fo:padding-right="0.075in" fo:padding-top="0in" fo:padding-bottom="0in" fo:border="none" style:writing-mode="lr-tb"/>
    </style:style>
    <style:style style:name="表格203" style:family="table">
      <style:table-properties style:width="5.7813in" table:align="left" style:writing-mode="lr-tb"/>
    </style:style>
    <style:style style:name="表格203.A" style:family="table-column">
      <style:table-column-properties style:column-width="1.0104in"/>
    </style:style>
    <style:style style:name="表格203.B" style:family="table-column">
      <style:table-column-properties style:column-width="0.375in"/>
    </style:style>
    <style:style style:name="表格203.C" style:family="table-column">
      <style:table-column-properties style:column-width="4.3958in"/>
    </style:style>
    <style:style style:name="表格203.1" style:family="table-row">
      <style:table-row-properties style:min-row-height="0.4257in" style:keep-together="true" fo:keep-together="auto"/>
    </style:style>
    <style:style style:name="表格20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03.2" style:family="table-row">
      <style:table-row-properties style:min-row-height="0.0972in" style:keep-together="true" fo:keep-together="auto"/>
    </style:style>
    <style:style style:name="表格20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03.3" style:family="table-row">
      <style:table-row-properties style:min-row-height="0.3854in" style:keep-together="true" fo:keep-together="auto"/>
    </style:style>
    <style:style style:name="表格20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03.C3" style:family="table-cell">
      <style:table-cell-properties style:vertical-align="middle" fo:padding-left="0.075in" fo:padding-right="0.075in" fo:padding-top="0in" fo:padding-bottom="0in" fo:border="none" style:writing-mode="lr-tb"/>
    </style:style>
    <style:style style:name="表格20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03.8" style:family="table-row">
      <style:table-row-properties style:min-row-height="0.1132in" style:keep-together="true" fo:keep-together="auto"/>
    </style:style>
    <style:style style:name="表格203.9" style:family="table-row">
      <style:table-row-properties style:min-row-height="0.3333in" style:keep-together="true" fo:keep-together="auto"/>
    </style:style>
    <style:style style:name="表格203.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03.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03.10" style:family="table-row">
      <style:table-row-properties style:min-row-height="0.4354in" style:keep-together="true" fo:keep-together="auto"/>
    </style:style>
    <style:style style:name="表格203.A10" style:family="table-cell">
      <style:table-cell-properties style:vertical-align="top" fo:padding-left="0.075in" fo:padding-right="0.075in" fo:padding-top="0in" fo:padding-bottom="0in" fo:border="none" style:writing-mode="lr-tb"/>
    </style:style>
    <style:style style:name="表格204" style:family="table">
      <style:table-properties style:width="5.7813in" table:align="left" style:writing-mode="lr-tb"/>
    </style:style>
    <style:style style:name="表格204.A" style:family="table-column">
      <style:table-column-properties style:column-width="1.3854in"/>
    </style:style>
    <style:style style:name="表格204.B" style:family="table-column">
      <style:table-column-properties style:column-width="4.3958in"/>
    </style:style>
    <style:style style:name="表格204.1" style:family="table-row">
      <style:table-row-properties style:min-row-height="0.4257in" style:keep-together="true" fo:keep-together="auto"/>
    </style:style>
    <style:style style:name="表格20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04.2" style:family="table-row">
      <style:table-row-properties style:min-row-height="0.0972in" style:keep-together="true" fo:keep-together="auto"/>
    </style:style>
    <style:style style:name="表格20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04.3" style:family="table-row">
      <style:table-row-properties style:min-row-height="0.3854in" style:keep-together="true" fo:keep-together="auto"/>
    </style:style>
    <style:style style:name="表格20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04.B3" style:family="table-cell">
      <style:table-cell-properties style:vertical-align="middle" fo:padding-left="0.075in" fo:padding-right="0.075in" fo:padding-top="0in" fo:padding-bottom="0in" fo:border="none" style:writing-mode="lr-tb"/>
    </style:style>
    <style:style style:name="表格20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04.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05" style:family="table">
      <style:table-properties style:width="5.7813in" table:align="left" style:writing-mode="lr-tb"/>
    </style:style>
    <style:style style:name="表格205.A" style:family="table-column">
      <style:table-column-properties style:column-width="1.0104in"/>
    </style:style>
    <style:style style:name="表格205.B" style:family="table-column">
      <style:table-column-properties style:column-width="0.125in"/>
    </style:style>
    <style:style style:name="表格205.C" style:family="table-column">
      <style:table-column-properties style:column-width="0.25in"/>
    </style:style>
    <style:style style:name="表格205.D" style:family="table-column">
      <style:table-column-properties style:column-width="4.3958in"/>
    </style:style>
    <style:style style:name="表格205.1" style:family="table-row">
      <style:table-row-properties style:min-row-height="0.4257in" style:keep-together="true" fo:keep-together="auto"/>
    </style:style>
    <style:style style:name="表格20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05.2" style:family="table-row">
      <style:table-row-properties style:min-row-height="0.0972in" style:keep-together="true" fo:keep-together="auto"/>
    </style:style>
    <style:style style:name="表格20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05.3" style:family="table-row">
      <style:table-row-properties style:min-row-height="0.3854in" style:keep-together="true" fo:keep-together="auto"/>
    </style:style>
    <style:style style:name="表格20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05.D3" style:family="table-cell">
      <style:table-cell-properties style:vertical-align="middle" fo:padding-left="0.075in" fo:padding-right="0.075in" fo:padding-top="0in" fo:padding-bottom="0in" fo:border="none" style:writing-mode="lr-tb"/>
    </style:style>
    <style:style style:name="表格20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05.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05.9" style:family="table-row">
      <style:table-row-properties style:min-row-height="0.1132in" style:keep-together="true" fo:keep-together="auto"/>
    </style:style>
    <style:style style:name="表格205.10" style:family="table-row">
      <style:table-row-properties style:min-row-height="0.3333in" style:keep-together="true" fo:keep-together="auto"/>
    </style:style>
    <style:style style:name="表格205.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05.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05.11" style:family="table-row">
      <style:table-row-properties style:min-row-height="2.0417in" style:keep-together="true" fo:keep-together="auto"/>
    </style:style>
    <style:style style:name="表格205.A11" style:family="table-cell">
      <style:table-cell-properties style:vertical-align="top" fo:padding-left="0.075in" fo:padding-right="0.075in" fo:padding-top="0in" fo:padding-bottom="0in" fo:border="none" style:writing-mode="lr-tb"/>
    </style:style>
    <style:style style:name="表格205.12" style:family="table-row">
      <style:table-row-properties style:min-row-height="0.3438in" style:keep-together="true" fo:keep-together="auto"/>
    </style:style>
    <style:style style:name="表格205.13" style:family="table-row">
      <style:table-row-properties style:min-row-height="2.5743in" style:keep-together="true" fo:keep-together="auto"/>
    </style:style>
    <style:style style:name="表格206" style:family="table">
      <style:table-properties style:width="5.7813in" table:align="left" style:writing-mode="lr-tb"/>
    </style:style>
    <style:style style:name="表格206.A" style:family="table-column">
      <style:table-column-properties style:column-width="1.3854in"/>
    </style:style>
    <style:style style:name="表格206.B" style:family="table-column">
      <style:table-column-properties style:column-width="4.3958in"/>
    </style:style>
    <style:style style:name="表格206.1" style:family="table-row">
      <style:table-row-properties style:min-row-height="0.4257in" style:keep-together="true" fo:keep-together="auto"/>
    </style:style>
    <style:style style:name="表格20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06.2" style:family="table-row">
      <style:table-row-properties style:min-row-height="0.0972in" style:keep-together="true" fo:keep-together="auto"/>
    </style:style>
    <style:style style:name="表格20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06.3" style:family="table-row">
      <style:table-row-properties style:min-row-height="0.3854in" style:keep-together="true" fo:keep-together="auto"/>
    </style:style>
    <style:style style:name="表格20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06.B3" style:family="table-cell">
      <style:table-cell-properties style:vertical-align="middle" fo:padding-left="0.075in" fo:padding-right="0.075in" fo:padding-top="0in" fo:padding-bottom="0in" fo:border="none" style:writing-mode="lr-tb"/>
    </style:style>
    <style:style style:name="表格20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06.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07" style:family="table">
      <style:table-properties style:width="5.7813in" table:align="left" style:writing-mode="lr-tb"/>
    </style:style>
    <style:style style:name="表格207.A" style:family="table-column">
      <style:table-column-properties style:column-width="1.3854in"/>
    </style:style>
    <style:style style:name="表格207.B" style:family="table-column">
      <style:table-column-properties style:column-width="4.3958in"/>
    </style:style>
    <style:style style:name="表格207.1" style:family="table-row">
      <style:table-row-properties style:min-row-height="0.4257in" style:keep-together="true" fo:keep-together="auto"/>
    </style:style>
    <style:style style:name="表格20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07.2" style:family="table-row">
      <style:table-row-properties style:min-row-height="0.0972in" style:keep-together="true" fo:keep-together="auto"/>
    </style:style>
    <style:style style:name="表格20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07.3" style:family="table-row">
      <style:table-row-properties style:min-row-height="0.3854in" style:keep-together="true" fo:keep-together="auto"/>
    </style:style>
    <style:style style:name="表格20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07.B3" style:family="table-cell">
      <style:table-cell-properties style:vertical-align="middle" fo:padding-left="0.075in" fo:padding-right="0.075in" fo:padding-top="0in" fo:padding-bottom="0in" fo:border="none" style:writing-mode="lr-tb"/>
    </style:style>
    <style:style style:name="表格20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07.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08" style:family="table">
      <style:table-properties style:width="5.7813in" table:align="left" style:writing-mode="lr-tb"/>
    </style:style>
    <style:style style:name="表格208.A" style:family="table-column">
      <style:table-column-properties style:column-width="1.0104in"/>
    </style:style>
    <style:style style:name="表格208.B" style:family="table-column">
      <style:table-column-properties style:column-width="0.375in"/>
    </style:style>
    <style:style style:name="表格208.C" style:family="table-column">
      <style:table-column-properties style:column-width="4.3958in"/>
    </style:style>
    <style:style style:name="表格208.1" style:family="table-row">
      <style:table-row-properties style:min-row-height="0.4257in" style:keep-together="true" fo:keep-together="auto"/>
    </style:style>
    <style:style style:name="表格20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08.2" style:family="table-row">
      <style:table-row-properties style:min-row-height="0.0972in" style:keep-together="true" fo:keep-together="auto"/>
    </style:style>
    <style:style style:name="表格20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08.3" style:family="table-row">
      <style:table-row-properties style:min-row-height="0.3854in" style:keep-together="true" fo:keep-together="auto"/>
    </style:style>
    <style:style style:name="表格20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08.C3" style:family="table-cell">
      <style:table-cell-properties style:vertical-align="middle" fo:padding-left="0.075in" fo:padding-right="0.075in" fo:padding-top="0in" fo:padding-bottom="0in" fo:border="none" style:writing-mode="lr-tb"/>
    </style:style>
    <style:style style:name="表格20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08.8" style:family="table-row">
      <style:table-row-properties style:min-row-height="0.1132in" style:keep-together="true" fo:keep-together="auto"/>
    </style:style>
    <style:style style:name="表格208.9" style:family="table-row">
      <style:table-row-properties style:min-row-height="0.3333in" style:keep-together="true" fo:keep-together="auto"/>
    </style:style>
    <style:style style:name="表格208.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08.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08.10" style:family="table-row">
      <style:table-row-properties style:min-row-height="2.0417in" style:keep-together="true" fo:keep-together="auto"/>
    </style:style>
    <style:style style:name="表格208.A10" style:family="table-cell">
      <style:table-cell-properties style:vertical-align="top" fo:padding-left="0.075in" fo:padding-right="0.075in" fo:padding-top="0in" fo:padding-bottom="0in" fo:border="none" style:writing-mode="lr-tb"/>
    </style:style>
    <style:style style:name="表格209" style:family="table">
      <style:table-properties style:width="5.7813in" table:align="left" style:writing-mode="lr-tb"/>
    </style:style>
    <style:style style:name="表格209.A" style:family="table-column">
      <style:table-column-properties style:column-width="1.0104in"/>
    </style:style>
    <style:style style:name="表格209.B" style:family="table-column">
      <style:table-column-properties style:column-width="0.125in"/>
    </style:style>
    <style:style style:name="表格209.C" style:family="table-column">
      <style:table-column-properties style:column-width="0.25in"/>
    </style:style>
    <style:style style:name="表格209.D" style:family="table-column">
      <style:table-column-properties style:column-width="4.3958in"/>
    </style:style>
    <style:style style:name="表格209.1" style:family="table-row">
      <style:table-row-properties style:min-row-height="0.4257in" style:keep-together="true" fo:keep-together="auto"/>
    </style:style>
    <style:style style:name="表格20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09.2" style:family="table-row">
      <style:table-row-properties style:min-row-height="0.0972in" style:keep-together="true" fo:keep-together="auto"/>
    </style:style>
    <style:style style:name="表格20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09.3" style:family="table-row">
      <style:table-row-properties style:min-row-height="0.3854in" style:keep-together="true" fo:keep-together="auto"/>
    </style:style>
    <style:style style:name="表格20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09.D3" style:family="table-cell">
      <style:table-cell-properties style:vertical-align="middle" fo:padding-left="0.075in" fo:padding-right="0.075in" fo:padding-top="0in" fo:padding-bottom="0in" fo:border="none" style:writing-mode="lr-tb"/>
    </style:style>
    <style:style style:name="表格20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09.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09.9" style:family="table-row">
      <style:table-row-properties style:min-row-height="0.1132in" style:keep-together="true" fo:keep-together="auto"/>
    </style:style>
    <style:style style:name="表格209.10" style:family="table-row">
      <style:table-row-properties style:min-row-height="0.3333in" style:keep-together="true" fo:keep-together="auto"/>
    </style:style>
    <style:style style:name="表格209.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09.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09.11" style:family="table-row">
      <style:table-row-properties style:min-row-height="2.0417in" style:keep-together="true" fo:keep-together="auto"/>
    </style:style>
    <style:style style:name="表格209.A11" style:family="table-cell">
      <style:table-cell-properties style:vertical-align="top" fo:padding-left="0.075in" fo:padding-right="0.075in" fo:padding-top="0in" fo:padding-bottom="0in" fo:border="none" style:writing-mode="lr-tb"/>
    </style:style>
    <style:style style:name="表格209.12" style:family="table-row">
      <style:table-row-properties style:min-row-height="0.3438in" style:keep-together="true" fo:keep-together="auto"/>
    </style:style>
    <style:style style:name="表格209.13" style:family="table-row">
      <style:table-row-properties style:min-row-height="1.2667in" style:keep-together="true" fo:keep-together="auto"/>
    </style:style>
    <style:style style:name="表格210" style:family="table">
      <style:table-properties style:width="5.7813in" table:align="left" style:writing-mode="lr-tb"/>
    </style:style>
    <style:style style:name="表格210.A" style:family="table-column">
      <style:table-column-properties style:column-width="1.0104in"/>
    </style:style>
    <style:style style:name="表格210.B" style:family="table-column">
      <style:table-column-properties style:column-width="0.125in"/>
    </style:style>
    <style:style style:name="表格210.C" style:family="table-column">
      <style:table-column-properties style:column-width="0.25in"/>
    </style:style>
    <style:style style:name="表格210.D" style:family="table-column">
      <style:table-column-properties style:column-width="4.3958in"/>
    </style:style>
    <style:style style:name="表格210.1" style:family="table-row">
      <style:table-row-properties style:min-row-height="0.4257in" style:keep-together="true" fo:keep-together="auto"/>
    </style:style>
    <style:style style:name="表格21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10.2" style:family="table-row">
      <style:table-row-properties style:min-row-height="0.0972in" style:keep-together="true" fo:keep-together="auto"/>
    </style:style>
    <style:style style:name="表格21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10.3" style:family="table-row">
      <style:table-row-properties style:min-row-height="0.3854in" style:keep-together="true" fo:keep-together="auto"/>
    </style:style>
    <style:style style:name="表格21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10.D3" style:family="table-cell">
      <style:table-cell-properties style:vertical-align="middle" fo:padding-left="0.075in" fo:padding-right="0.075in" fo:padding-top="0in" fo:padding-bottom="0in" fo:border="none" style:writing-mode="lr-tb"/>
    </style:style>
    <style:style style:name="表格21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10.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10.9" style:family="table-row">
      <style:table-row-properties style:min-row-height="0.1132in" style:keep-together="true" fo:keep-together="auto"/>
    </style:style>
    <style:style style:name="表格210.10" style:family="table-row">
      <style:table-row-properties style:min-row-height="0.3333in" style:keep-together="true" fo:keep-together="auto"/>
    </style:style>
    <style:style style:name="表格210.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10.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10.11" style:family="table-row">
      <style:table-row-properties style:min-row-height="1.375in" style:keep-together="true" fo:keep-together="auto"/>
    </style:style>
    <style:style style:name="表格210.A11" style:family="table-cell">
      <style:table-cell-properties style:vertical-align="top" fo:padding-left="0.075in" fo:padding-right="0.075in" fo:padding-top="0in" fo:padding-bottom="0in" fo:border="none" style:writing-mode="lr-tb"/>
    </style:style>
    <style:style style:name="表格210.12" style:family="table-row">
      <style:table-row-properties style:min-row-height="0.3438in" style:keep-together="true" fo:keep-together="auto"/>
    </style:style>
    <style:style style:name="表格210.13" style:family="table-row">
      <style:table-row-properties style:min-row-height="2.5743in" style:keep-together="true" fo:keep-together="auto"/>
    </style:style>
    <style:style style:name="表格211" style:family="table">
      <style:table-properties style:width="5.7813in" table:align="left" style:writing-mode="lr-tb"/>
    </style:style>
    <style:style style:name="表格211.A" style:family="table-column">
      <style:table-column-properties style:column-width="1.0104in"/>
    </style:style>
    <style:style style:name="表格211.B" style:family="table-column">
      <style:table-column-properties style:column-width="0.125in"/>
    </style:style>
    <style:style style:name="表格211.C" style:family="table-column">
      <style:table-column-properties style:column-width="0.25in"/>
    </style:style>
    <style:style style:name="表格211.D" style:family="table-column">
      <style:table-column-properties style:column-width="4.3958in"/>
    </style:style>
    <style:style style:name="表格211.1" style:family="table-row">
      <style:table-row-properties style:min-row-height="0.4257in" style:keep-together="true" fo:keep-together="auto"/>
    </style:style>
    <style:style style:name="表格21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11.2" style:family="table-row">
      <style:table-row-properties style:min-row-height="0.0972in" style:keep-together="true" fo:keep-together="auto"/>
    </style:style>
    <style:style style:name="表格21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11.3" style:family="table-row">
      <style:table-row-properties style:min-row-height="0.3854in" style:keep-together="true" fo:keep-together="auto"/>
    </style:style>
    <style:style style:name="表格21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11.D3" style:family="table-cell">
      <style:table-cell-properties style:vertical-align="middle" fo:padding-left="0.075in" fo:padding-right="0.075in" fo:padding-top="0in" fo:padding-bottom="0in" fo:border="none" style:writing-mode="lr-tb"/>
    </style:style>
    <style:style style:name="表格21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11.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11.9" style:family="table-row">
      <style:table-row-properties style:min-row-height="0.1132in" style:keep-together="true" fo:keep-together="auto"/>
    </style:style>
    <style:style style:name="表格211.10" style:family="table-row">
      <style:table-row-properties style:min-row-height="0.3333in" style:keep-together="true" fo:keep-together="auto"/>
    </style:style>
    <style:style style:name="表格211.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11.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11.11" style:family="table-row">
      <style:table-row-properties style:min-row-height="1.7042in" style:keep-together="true" fo:keep-together="auto"/>
    </style:style>
    <style:style style:name="表格211.A11" style:family="table-cell">
      <style:table-cell-properties style:vertical-align="top" fo:padding-left="0.075in" fo:padding-right="0.075in" fo:padding-top="0in" fo:padding-bottom="0in" fo:border="none" style:writing-mode="lr-tb"/>
    </style:style>
    <style:style style:name="表格211.12" style:family="table-row">
      <style:table-row-properties style:min-row-height="0.3438in" style:keep-together="true" fo:keep-together="auto"/>
    </style:style>
    <style:style style:name="表格211.13" style:family="table-row">
      <style:table-row-properties style:min-row-height="0.2938in" style:keep-together="true" fo:keep-together="auto"/>
    </style:style>
    <style:style style:name="表格212" style:family="table">
      <style:table-properties style:width="5.7813in" table:align="left" style:writing-mode="lr-tb"/>
    </style:style>
    <style:style style:name="表格212.A" style:family="table-column">
      <style:table-column-properties style:column-width="1.0104in"/>
    </style:style>
    <style:style style:name="表格212.B" style:family="table-column">
      <style:table-column-properties style:column-width="0.375in"/>
    </style:style>
    <style:style style:name="表格212.C" style:family="table-column">
      <style:table-column-properties style:column-width="4.3958in"/>
    </style:style>
    <style:style style:name="表格212.1" style:family="table-row">
      <style:table-row-properties style:min-row-height="0.4257in" style:keep-together="true" fo:keep-together="auto"/>
    </style:style>
    <style:style style:name="表格21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12.2" style:family="table-row">
      <style:table-row-properties style:min-row-height="0.0972in" style:keep-together="true" fo:keep-together="auto"/>
    </style:style>
    <style:style style:name="表格21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12.3" style:family="table-row">
      <style:table-row-properties style:min-row-height="0.3854in" style:keep-together="true" fo:keep-together="auto"/>
    </style:style>
    <style:style style:name="表格21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12.C3" style:family="table-cell">
      <style:table-cell-properties style:vertical-align="middle" fo:padding-left="0.075in" fo:padding-right="0.075in" fo:padding-top="0in" fo:padding-bottom="0in" fo:border="none" style:writing-mode="lr-tb"/>
    </style:style>
    <style:style style:name="表格21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12.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12.9" style:family="table-row">
      <style:table-row-properties style:min-row-height="0.1132in" style:keep-together="true" fo:keep-together="auto"/>
    </style:style>
    <style:style style:name="表格212.10" style:family="table-row">
      <style:table-row-properties style:min-row-height="0.3333in" style:keep-together="true" fo:keep-together="auto"/>
    </style:style>
    <style:style style:name="表格212.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12.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12.11" style:family="table-row">
      <style:table-row-properties style:min-row-height="1.2063in" style:keep-together="true" fo:keep-together="auto"/>
    </style:style>
    <style:style style:name="表格212.A11" style:family="table-cell">
      <style:table-cell-properties style:vertical-align="top" fo:padding-left="0.075in" fo:padding-right="0.075in" fo:padding-top="0in" fo:padding-bottom="0in" fo:border="none" style:writing-mode="lr-tb"/>
    </style:style>
    <style:style style:name="表格213" style:family="table">
      <style:table-properties style:width="5.7813in" table:align="left" style:writing-mode="lr-tb"/>
    </style:style>
    <style:style style:name="表格213.A" style:family="table-column">
      <style:table-column-properties style:column-width="1.0104in"/>
    </style:style>
    <style:style style:name="表格213.B" style:family="table-column">
      <style:table-column-properties style:column-width="0.125in"/>
    </style:style>
    <style:style style:name="表格213.C" style:family="table-column">
      <style:table-column-properties style:column-width="0.25in"/>
    </style:style>
    <style:style style:name="表格213.D" style:family="table-column">
      <style:table-column-properties style:column-width="4.3958in"/>
    </style:style>
    <style:style style:name="表格213.1" style:family="table-row">
      <style:table-row-properties style:min-row-height="0.4257in" style:keep-together="true" fo:keep-together="auto"/>
    </style:style>
    <style:style style:name="表格21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13.2" style:family="table-row">
      <style:table-row-properties style:min-row-height="0.0972in" style:keep-together="true" fo:keep-together="auto"/>
    </style:style>
    <style:style style:name="表格21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13.3" style:family="table-row">
      <style:table-row-properties style:min-row-height="0.3854in" style:keep-together="true" fo:keep-together="auto"/>
    </style:style>
    <style:style style:name="表格21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13.D3" style:family="table-cell">
      <style:table-cell-properties style:vertical-align="middle" fo:padding-left="0.075in" fo:padding-right="0.075in" fo:padding-top="0in" fo:padding-bottom="0in" fo:border="none" style:writing-mode="lr-tb"/>
    </style:style>
    <style:style style:name="表格21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13.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13.9" style:family="table-row">
      <style:table-row-properties style:min-row-height="0.1132in" style:keep-together="true" fo:keep-together="auto"/>
    </style:style>
    <style:style style:name="表格213.10" style:family="table-row">
      <style:table-row-properties style:min-row-height="0.3333in" style:keep-together="true" fo:keep-together="auto"/>
    </style:style>
    <style:style style:name="表格213.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13.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13.11" style:family="table-row">
      <style:table-row-properties style:min-row-height="2.0417in" style:keep-together="true" fo:keep-together="auto"/>
    </style:style>
    <style:style style:name="表格213.A11" style:family="table-cell">
      <style:table-cell-properties style:vertical-align="top" fo:padding-left="0.075in" fo:padding-right="0.075in" fo:padding-top="0in" fo:padding-bottom="0in" fo:border="none" style:writing-mode="lr-tb"/>
    </style:style>
    <style:style style:name="表格213.12" style:family="table-row">
      <style:table-row-properties style:min-row-height="0.3438in" style:keep-together="true" fo:keep-together="auto"/>
    </style:style>
    <style:style style:name="表格213.13" style:family="table-row">
      <style:table-row-properties style:min-row-height="2.5743in" style:keep-together="true" fo:keep-together="auto"/>
    </style:style>
    <style:style style:name="表格214" style:family="table">
      <style:table-properties style:width="5.7813in" table:align="left" style:writing-mode="lr-tb"/>
    </style:style>
    <style:style style:name="表格214.A" style:family="table-column">
      <style:table-column-properties style:column-width="1.3854in"/>
    </style:style>
    <style:style style:name="表格214.B" style:family="table-column">
      <style:table-column-properties style:column-width="4.3958in"/>
    </style:style>
    <style:style style:name="表格214.1" style:family="table-row">
      <style:table-row-properties style:min-row-height="0.4257in" style:keep-together="true" fo:keep-together="auto"/>
    </style:style>
    <style:style style:name="表格21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14.2" style:family="table-row">
      <style:table-row-properties style:min-row-height="0.0972in" style:keep-together="true" fo:keep-together="auto"/>
    </style:style>
    <style:style style:name="表格21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14.3" style:family="table-row">
      <style:table-row-properties style:min-row-height="0.3854in" style:keep-together="true" fo:keep-together="auto"/>
    </style:style>
    <style:style style:name="表格21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14.B3" style:family="table-cell">
      <style:table-cell-properties style:vertical-align="middle" fo:padding-left="0.075in" fo:padding-right="0.075in" fo:padding-top="0in" fo:padding-bottom="0in" fo:border="none" style:writing-mode="lr-tb"/>
    </style:style>
    <style:style style:name="表格21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14.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15" style:family="table">
      <style:table-properties style:width="5.7813in" table:align="left" style:writing-mode="lr-tb"/>
    </style:style>
    <style:style style:name="表格215.A" style:family="table-column">
      <style:table-column-properties style:column-width="1.3854in"/>
    </style:style>
    <style:style style:name="表格215.B" style:family="table-column">
      <style:table-column-properties style:column-width="4.3958in"/>
    </style:style>
    <style:style style:name="表格215.1" style:family="table-row">
      <style:table-row-properties style:min-row-height="0.4257in" style:keep-together="true" fo:keep-together="auto"/>
    </style:style>
    <style:style style:name="表格21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15.2" style:family="table-row">
      <style:table-row-properties style:min-row-height="0.0972in" style:keep-together="true" fo:keep-together="auto"/>
    </style:style>
    <style:style style:name="表格21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15.3" style:family="table-row">
      <style:table-row-properties style:min-row-height="0.3854in" style:keep-together="true" fo:keep-together="auto"/>
    </style:style>
    <style:style style:name="表格21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15.B3" style:family="table-cell">
      <style:table-cell-properties style:vertical-align="middle" fo:padding-left="0.075in" fo:padding-right="0.075in" fo:padding-top="0in" fo:padding-bottom="0in" fo:border="none" style:writing-mode="lr-tb"/>
    </style:style>
    <style:style style:name="表格21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16" style:family="table">
      <style:table-properties style:width="5.7813in" table:align="left" style:writing-mode="lr-tb"/>
    </style:style>
    <style:style style:name="表格216.A" style:family="table-column">
      <style:table-column-properties style:column-width="1.3854in"/>
    </style:style>
    <style:style style:name="表格216.B" style:family="table-column">
      <style:table-column-properties style:column-width="4.3958in"/>
    </style:style>
    <style:style style:name="表格216.1" style:family="table-row">
      <style:table-row-properties style:min-row-height="0.4257in" style:keep-together="true" fo:keep-together="auto"/>
    </style:style>
    <style:style style:name="表格21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16.2" style:family="table-row">
      <style:table-row-properties style:min-row-height="0.0972in" style:keep-together="true" fo:keep-together="auto"/>
    </style:style>
    <style:style style:name="表格21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16.3" style:family="table-row">
      <style:table-row-properties style:min-row-height="0.3854in" style:keep-together="true" fo:keep-together="auto"/>
    </style:style>
    <style:style style:name="表格21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16.B3" style:family="table-cell">
      <style:table-cell-properties style:vertical-align="middle" fo:padding-left="0.075in" fo:padding-right="0.075in" fo:padding-top="0in" fo:padding-bottom="0in" fo:border="none" style:writing-mode="lr-tb"/>
    </style:style>
    <style:style style:name="表格21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16.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17" style:family="table">
      <style:table-properties style:width="5.7813in" table:align="left" style:writing-mode="lr-tb"/>
    </style:style>
    <style:style style:name="表格217.A" style:family="table-column">
      <style:table-column-properties style:column-width="1.3854in"/>
    </style:style>
    <style:style style:name="表格217.B" style:family="table-column">
      <style:table-column-properties style:column-width="4.3958in"/>
    </style:style>
    <style:style style:name="表格217.1" style:family="table-row">
      <style:table-row-properties style:min-row-height="0.4257in" style:keep-together="true" fo:keep-together="auto"/>
    </style:style>
    <style:style style:name="表格21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17.2" style:family="table-row">
      <style:table-row-properties style:min-row-height="0.0972in" style:keep-together="true" fo:keep-together="auto"/>
    </style:style>
    <style:style style:name="表格21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17.3" style:family="table-row">
      <style:table-row-properties style:min-row-height="0.3854in" style:keep-together="true" fo:keep-together="auto"/>
    </style:style>
    <style:style style:name="表格21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17.B3" style:family="table-cell">
      <style:table-cell-properties style:vertical-align="middle" fo:padding-left="0.075in" fo:padding-right="0.075in" fo:padding-top="0in" fo:padding-bottom="0in" fo:border="none" style:writing-mode="lr-tb"/>
    </style:style>
    <style:style style:name="表格21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17.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17.9" style:family="table-row">
      <style:table-row-properties style:min-row-height="0.1132in" style:keep-together="true" fo:keep-together="auto"/>
    </style:style>
    <style:style style:name="表格218" style:family="table">
      <style:table-properties style:width="5.7813in" table:align="left" style:writing-mode="lr-tb"/>
    </style:style>
    <style:style style:name="表格218.A" style:family="table-column">
      <style:table-column-properties style:column-width="1.3854in"/>
    </style:style>
    <style:style style:name="表格218.B" style:family="table-column">
      <style:table-column-properties style:column-width="4.3958in"/>
    </style:style>
    <style:style style:name="表格218.1" style:family="table-row">
      <style:table-row-properties style:min-row-height="0.4257in" style:keep-together="true" fo:keep-together="auto"/>
    </style:style>
    <style:style style:name="表格21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18.2" style:family="table-row">
      <style:table-row-properties style:min-row-height="0.0972in" style:keep-together="true" fo:keep-together="auto"/>
    </style:style>
    <style:style style:name="表格21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18.3" style:family="table-row">
      <style:table-row-properties style:min-row-height="0.3854in" style:keep-together="true" fo:keep-together="auto"/>
    </style:style>
    <style:style style:name="表格21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18.B3" style:family="table-cell">
      <style:table-cell-properties style:vertical-align="middle" fo:padding-left="0.075in" fo:padding-right="0.075in" fo:padding-top="0in" fo:padding-bottom="0in" fo:border="none" style:writing-mode="lr-tb"/>
    </style:style>
    <style:style style:name="表格21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18.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19" style:family="table">
      <style:table-properties style:width="5.7813in" table:align="left" style:writing-mode="lr-tb"/>
    </style:style>
    <style:style style:name="表格219.A" style:family="table-column">
      <style:table-column-properties style:column-width="1.0104in"/>
    </style:style>
    <style:style style:name="表格219.B" style:family="table-column">
      <style:table-column-properties style:column-width="0.125in"/>
    </style:style>
    <style:style style:name="表格219.C" style:family="table-column">
      <style:table-column-properties style:column-width="0.25in"/>
    </style:style>
    <style:style style:name="表格219.D" style:family="table-column">
      <style:table-column-properties style:column-width="4.3958in"/>
    </style:style>
    <style:style style:name="表格219.1" style:family="table-row">
      <style:table-row-properties style:min-row-height="0.4257in" style:keep-together="true" fo:keep-together="auto"/>
    </style:style>
    <style:style style:name="表格21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19.2" style:family="table-row">
      <style:table-row-properties style:min-row-height="0.0972in" style:keep-together="true" fo:keep-together="auto"/>
    </style:style>
    <style:style style:name="表格21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19.3" style:family="table-row">
      <style:table-row-properties style:min-row-height="0.3854in" style:keep-together="true" fo:keep-together="auto"/>
    </style:style>
    <style:style style:name="表格21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19.D3" style:family="table-cell">
      <style:table-cell-properties style:vertical-align="middle" fo:padding-left="0.075in" fo:padding-right="0.075in" fo:padding-top="0in" fo:padding-bottom="0in" fo:border="none" style:writing-mode="lr-tb"/>
    </style:style>
    <style:style style:name="表格21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19.8" style:family="table-row">
      <style:table-row-properties style:min-row-height="0.1132in" style:keep-together="true" fo:keep-together="auto"/>
    </style:style>
    <style:style style:name="表格219.9" style:family="table-row">
      <style:table-row-properties style:min-row-height="0.3333in" style:keep-together="true" fo:keep-together="auto"/>
    </style:style>
    <style:style style:name="表格219.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19.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19.10" style:family="table-row">
      <style:table-row-properties style:min-row-height="2.0417in" style:keep-together="true" fo:keep-together="auto"/>
    </style:style>
    <style:style style:name="表格219.A10" style:family="table-cell">
      <style:table-cell-properties style:vertical-align="top" fo:padding-left="0.075in" fo:padding-right="0.075in" fo:padding-top="0in" fo:padding-bottom="0in" fo:border="none" style:writing-mode="lr-tb"/>
    </style:style>
    <style:style style:name="表格219.11" style:family="table-row">
      <style:table-row-properties style:min-row-height="0.3438in" style:keep-together="true" fo:keep-together="auto"/>
    </style:style>
    <style:style style:name="表格219.12" style:family="table-row">
      <style:table-row-properties style:min-row-height="0.7819in" style:keep-together="true" fo:keep-together="auto"/>
    </style:style>
    <style:style style:name="表格220" style:family="table">
      <style:table-properties style:width="5.7813in" table:align="left" style:writing-mode="lr-tb"/>
    </style:style>
    <style:style style:name="表格220.A" style:family="table-column">
      <style:table-column-properties style:column-width="1.0104in"/>
    </style:style>
    <style:style style:name="表格220.B" style:family="table-column">
      <style:table-column-properties style:column-width="0.125in"/>
    </style:style>
    <style:style style:name="表格220.C" style:family="table-column">
      <style:table-column-properties style:column-width="0.25in"/>
    </style:style>
    <style:style style:name="表格220.D" style:family="table-column">
      <style:table-column-properties style:column-width="4.3958in"/>
    </style:style>
    <style:style style:name="表格220.1" style:family="table-row">
      <style:table-row-properties style:min-row-height="0.4257in" style:keep-together="true" fo:keep-together="auto"/>
    </style:style>
    <style:style style:name="表格22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20.2" style:family="table-row">
      <style:table-row-properties style:min-row-height="0.0972in" style:keep-together="true" fo:keep-together="auto"/>
    </style:style>
    <style:style style:name="表格22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20.3" style:family="table-row">
      <style:table-row-properties style:min-row-height="0.3854in" style:keep-together="true" fo:keep-together="auto"/>
    </style:style>
    <style:style style:name="表格22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20.D3" style:family="table-cell">
      <style:table-cell-properties style:vertical-align="middle" fo:padding-left="0.075in" fo:padding-right="0.075in" fo:padding-top="0in" fo:padding-bottom="0in" fo:border="none" style:writing-mode="lr-tb"/>
    </style:style>
    <style:style style:name="表格22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20.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20.9" style:family="table-row">
      <style:table-row-properties style:min-row-height="0.1132in" style:keep-together="true" fo:keep-together="auto"/>
    </style:style>
    <style:style style:name="表格220.10" style:family="table-row">
      <style:table-row-properties style:min-row-height="0.3333in" style:keep-together="true" fo:keep-together="auto"/>
    </style:style>
    <style:style style:name="表格220.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20.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20.11" style:family="table-row">
      <style:table-row-properties style:min-row-height="2.0417in" style:keep-together="true" fo:keep-together="auto"/>
    </style:style>
    <style:style style:name="表格220.A11" style:family="table-cell">
      <style:table-cell-properties style:vertical-align="top" fo:padding-left="0.075in" fo:padding-right="0.075in" fo:padding-top="0in" fo:padding-bottom="0in" fo:border="none" style:writing-mode="lr-tb"/>
    </style:style>
    <style:style style:name="表格220.12" style:family="table-row">
      <style:table-row-properties style:min-row-height="0.3438in" style:keep-together="true" fo:keep-together="auto"/>
    </style:style>
    <style:style style:name="表格220.13" style:family="table-row">
      <style:table-row-properties style:min-row-height="0.8875in" style:keep-together="true" fo:keep-together="auto"/>
    </style:style>
    <style:style style:name="表格221" style:family="table">
      <style:table-properties style:width="5.7813in" table:align="left" style:writing-mode="lr-tb"/>
    </style:style>
    <style:style style:name="表格221.A" style:family="table-column">
      <style:table-column-properties style:column-width="1.3854in"/>
    </style:style>
    <style:style style:name="表格221.B" style:family="table-column">
      <style:table-column-properties style:column-width="4.3958in"/>
    </style:style>
    <style:style style:name="表格221.1" style:family="table-row">
      <style:table-row-properties style:min-row-height="0.4257in" style:keep-together="true" fo:keep-together="auto"/>
    </style:style>
    <style:style style:name="表格22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21.2" style:family="table-row">
      <style:table-row-properties style:min-row-height="0.0972in" style:keep-together="true" fo:keep-together="auto"/>
    </style:style>
    <style:style style:name="表格22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21.3" style:family="table-row">
      <style:table-row-properties style:min-row-height="0.3854in" style:keep-together="true" fo:keep-together="auto"/>
    </style:style>
    <style:style style:name="表格22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21.B3" style:family="table-cell">
      <style:table-cell-properties style:vertical-align="middle" fo:padding-left="0.075in" fo:padding-right="0.075in" fo:padding-top="0in" fo:padding-bottom="0in" fo:border="none" style:writing-mode="lr-tb"/>
    </style:style>
    <style:style style:name="表格22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21.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22" style:family="table">
      <style:table-properties style:width="5.7813in" table:align="left" style:writing-mode="lr-tb"/>
    </style:style>
    <style:style style:name="表格222.A" style:family="table-column">
      <style:table-column-properties style:column-width="1.0104in"/>
    </style:style>
    <style:style style:name="表格222.B" style:family="table-column">
      <style:table-column-properties style:column-width="0.125in"/>
    </style:style>
    <style:style style:name="表格222.C" style:family="table-column">
      <style:table-column-properties style:column-width="0.25in"/>
    </style:style>
    <style:style style:name="表格222.D" style:family="table-column">
      <style:table-column-properties style:column-width="4.3958in"/>
    </style:style>
    <style:style style:name="表格222.1" style:family="table-row">
      <style:table-row-properties style:min-row-height="0.4257in" style:keep-together="true" fo:keep-together="auto"/>
    </style:style>
    <style:style style:name="表格22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22.2" style:family="table-row">
      <style:table-row-properties style:min-row-height="0.0972in" style:keep-together="true" fo:keep-together="auto"/>
    </style:style>
    <style:style style:name="表格22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22.3" style:family="table-row">
      <style:table-row-properties style:min-row-height="0.3854in" style:keep-together="true" fo:keep-together="auto"/>
    </style:style>
    <style:style style:name="表格22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22.D3" style:family="table-cell">
      <style:table-cell-properties style:vertical-align="middle" fo:padding-left="0.075in" fo:padding-right="0.075in" fo:padding-top="0in" fo:padding-bottom="0in" fo:border="none" style:writing-mode="lr-tb"/>
    </style:style>
    <style:style style:name="表格22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22.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22.9" style:family="table-row">
      <style:table-row-properties style:min-row-height="0.1132in" style:keep-together="true" fo:keep-together="auto"/>
    </style:style>
    <style:style style:name="表格222.10" style:family="table-row">
      <style:table-row-properties style:min-row-height="0.3333in" style:keep-together="true" fo:keep-together="auto"/>
    </style:style>
    <style:style style:name="表格222.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22.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22.11" style:family="table-row">
      <style:table-row-properties style:min-row-height="4.9042in" style:keep-together="true" fo:keep-together="auto"/>
    </style:style>
    <style:style style:name="表格222.A11" style:family="table-cell">
      <style:table-cell-properties style:vertical-align="top" fo:padding-left="0.075in" fo:padding-right="0.075in" fo:padding-top="0in" fo:padding-bottom="0in" fo:border="none" style:writing-mode="lr-tb"/>
    </style:style>
    <style:style style:name="表格222.12" style:family="table-row">
      <style:table-row-properties style:min-row-height="0.3438in" style:keep-together="true" fo:keep-together="auto"/>
    </style:style>
    <style:style style:name="表格222.13" style:family="table-row">
      <style:table-row-properties style:min-row-height="2.2403in" style:keep-together="true" fo:keep-together="auto"/>
    </style:style>
    <style:style style:name="表格223" style:family="table">
      <style:table-properties style:width="5.7813in" table:align="left" style:writing-mode="lr-tb"/>
    </style:style>
    <style:style style:name="表格223.A" style:family="table-column">
      <style:table-column-properties style:column-width="1.3854in"/>
    </style:style>
    <style:style style:name="表格223.B" style:family="table-column">
      <style:table-column-properties style:column-width="4.3958in"/>
    </style:style>
    <style:style style:name="表格223.1" style:family="table-row">
      <style:table-row-properties style:min-row-height="0.4257in" style:keep-together="true" fo:keep-together="auto"/>
    </style:style>
    <style:style style:name="表格22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23.2" style:family="table-row">
      <style:table-row-properties style:min-row-height="0.0972in" style:keep-together="true" fo:keep-together="auto"/>
    </style:style>
    <style:style style:name="表格22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23.3" style:family="table-row">
      <style:table-row-properties style:min-row-height="0.3854in" style:keep-together="true" fo:keep-together="auto"/>
    </style:style>
    <style:style style:name="表格22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23.B3" style:family="table-cell">
      <style:table-cell-properties style:vertical-align="middle" fo:padding-left="0.075in" fo:padding-right="0.075in" fo:padding-top="0in" fo:padding-bottom="0in" fo:border="none" style:writing-mode="lr-tb"/>
    </style:style>
    <style:style style:name="表格22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23.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24" style:family="table">
      <style:table-properties style:width="5.7813in" table:align="left" style:writing-mode="lr-tb"/>
    </style:style>
    <style:style style:name="表格224.A" style:family="table-column">
      <style:table-column-properties style:column-width="1.3854in"/>
    </style:style>
    <style:style style:name="表格224.B" style:family="table-column">
      <style:table-column-properties style:column-width="4.3958in"/>
    </style:style>
    <style:style style:name="表格224.1" style:family="table-row">
      <style:table-row-properties style:min-row-height="0.4257in" style:keep-together="true" fo:keep-together="auto"/>
    </style:style>
    <style:style style:name="表格22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24.2" style:family="table-row">
      <style:table-row-properties style:min-row-height="0.0972in" style:keep-together="true" fo:keep-together="auto"/>
    </style:style>
    <style:style style:name="表格22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24.3" style:family="table-row">
      <style:table-row-properties style:min-row-height="0.3854in" style:keep-together="true" fo:keep-together="auto"/>
    </style:style>
    <style:style style:name="表格22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24.B3" style:family="table-cell">
      <style:table-cell-properties style:vertical-align="middle" fo:padding-left="0.075in" fo:padding-right="0.075in" fo:padding-top="0in" fo:padding-bottom="0in" fo:border="none" style:writing-mode="lr-tb"/>
    </style:style>
    <style:style style:name="表格22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24.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25" style:family="table">
      <style:table-properties style:width="5.7813in" table:align="left" style:writing-mode="lr-tb"/>
    </style:style>
    <style:style style:name="表格225.A" style:family="table-column">
      <style:table-column-properties style:column-width="1.3854in"/>
    </style:style>
    <style:style style:name="表格225.B" style:family="table-column">
      <style:table-column-properties style:column-width="4.3958in"/>
    </style:style>
    <style:style style:name="表格225.1" style:family="table-row">
      <style:table-row-properties style:min-row-height="0.4257in" style:keep-together="true" fo:keep-together="auto"/>
    </style:style>
    <style:style style:name="表格22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25.2" style:family="table-row">
      <style:table-row-properties style:min-row-height="0.0972in" style:keep-together="true" fo:keep-together="auto"/>
    </style:style>
    <style:style style:name="表格22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25.3" style:family="table-row">
      <style:table-row-properties style:min-row-height="0.3854in" style:keep-together="true" fo:keep-together="auto"/>
    </style:style>
    <style:style style:name="表格22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25.B3" style:family="table-cell">
      <style:table-cell-properties style:vertical-align="middle" fo:padding-left="0.075in" fo:padding-right="0.075in" fo:padding-top="0in" fo:padding-bottom="0in" fo:border="none" style:writing-mode="lr-tb"/>
    </style:style>
    <style:style style:name="表格22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25.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26" style:family="table">
      <style:table-properties style:width="5.7813in" table:align="left" style:writing-mode="lr-tb"/>
    </style:style>
    <style:style style:name="表格226.A" style:family="table-column">
      <style:table-column-properties style:column-width="1.3854in"/>
    </style:style>
    <style:style style:name="表格226.B" style:family="table-column">
      <style:table-column-properties style:column-width="4.3958in"/>
    </style:style>
    <style:style style:name="表格226.1" style:family="table-row">
      <style:table-row-properties style:min-row-height="0.4257in" style:keep-together="true" fo:keep-together="auto"/>
    </style:style>
    <style:style style:name="表格22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26.2" style:family="table-row">
      <style:table-row-properties style:min-row-height="0.0972in" style:keep-together="true" fo:keep-together="auto"/>
    </style:style>
    <style:style style:name="表格22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26.3" style:family="table-row">
      <style:table-row-properties style:min-row-height="0.3854in" style:keep-together="true" fo:keep-together="auto"/>
    </style:style>
    <style:style style:name="表格22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26.B3" style:family="table-cell">
      <style:table-cell-properties style:vertical-align="middle" fo:padding-left="0.075in" fo:padding-right="0.075in" fo:padding-top="0in" fo:padding-bottom="0in" fo:border="none" style:writing-mode="lr-tb"/>
    </style:style>
    <style:style style:name="表格22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26.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27" style:family="table">
      <style:table-properties style:width="5.7813in" table:align="left" style:writing-mode="lr-tb"/>
    </style:style>
    <style:style style:name="表格227.A" style:family="table-column">
      <style:table-column-properties style:column-width="1.0104in"/>
    </style:style>
    <style:style style:name="表格227.B" style:family="table-column">
      <style:table-column-properties style:column-width="0.375in"/>
    </style:style>
    <style:style style:name="表格227.C" style:family="table-column">
      <style:table-column-properties style:column-width="4.3958in"/>
    </style:style>
    <style:style style:name="表格227.1" style:family="table-row">
      <style:table-row-properties style:min-row-height="0.4257in" style:keep-together="true" fo:keep-together="auto"/>
    </style:style>
    <style:style style:name="表格22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27.2" style:family="table-row">
      <style:table-row-properties style:min-row-height="0.0972in" style:keep-together="true" fo:keep-together="auto"/>
    </style:style>
    <style:style style:name="表格22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27.3" style:family="table-row">
      <style:table-row-properties style:min-row-height="0.3854in" style:keep-together="true" fo:keep-together="auto"/>
    </style:style>
    <style:style style:name="表格22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27.C3" style:family="table-cell">
      <style:table-cell-properties style:vertical-align="middle" fo:padding-left="0.075in" fo:padding-right="0.075in" fo:padding-top="0in" fo:padding-bottom="0in" fo:border="none" style:writing-mode="lr-tb"/>
    </style:style>
    <style:style style:name="表格22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27.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27.9" style:family="table-row">
      <style:table-row-properties style:min-row-height="0.1132in" style:keep-together="true" fo:keep-together="auto"/>
    </style:style>
    <style:style style:name="表格227.10" style:family="table-row">
      <style:table-row-properties style:min-row-height="0.3333in" style:keep-together="true" fo:keep-together="auto"/>
    </style:style>
    <style:style style:name="表格227.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27.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27.11" style:family="table-row">
      <style:table-row-properties style:min-row-height="0.4354in" style:keep-together="true" fo:keep-together="auto"/>
    </style:style>
    <style:style style:name="表格227.A11" style:family="table-cell">
      <style:table-cell-properties style:vertical-align="top" fo:padding-left="0.075in" fo:padding-right="0.075in" fo:padding-top="0in" fo:padding-bottom="0in" fo:border="none" style:writing-mode="lr-tb"/>
    </style:style>
    <style:style style:name="表格228" style:family="table">
      <style:table-properties style:width="5.7813in" table:align="left" style:writing-mode="lr-tb"/>
    </style:style>
    <style:style style:name="表格228.A" style:family="table-column">
      <style:table-column-properties style:column-width="1.3854in"/>
    </style:style>
    <style:style style:name="表格228.B" style:family="table-column">
      <style:table-column-properties style:column-width="4.3958in"/>
    </style:style>
    <style:style style:name="表格228.1" style:family="table-row">
      <style:table-row-properties style:min-row-height="0.4257in" style:keep-together="true" fo:keep-together="auto"/>
    </style:style>
    <style:style style:name="表格22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28.2" style:family="table-row">
      <style:table-row-properties style:min-row-height="0.0972in" style:keep-together="true" fo:keep-together="auto"/>
    </style:style>
    <style:style style:name="表格22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28.3" style:family="table-row">
      <style:table-row-properties style:min-row-height="0.3854in" style:keep-together="true" fo:keep-together="auto"/>
    </style:style>
    <style:style style:name="表格22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28.B3" style:family="table-cell">
      <style:table-cell-properties style:vertical-align="middle" fo:padding-left="0.075in" fo:padding-right="0.075in" fo:padding-top="0in" fo:padding-bottom="0in" fo:border="none" style:writing-mode="lr-tb"/>
    </style:style>
    <style:style style:name="表格22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28.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29" style:family="table">
      <style:table-properties style:width="5.7813in" table:align="left" style:writing-mode="lr-tb"/>
    </style:style>
    <style:style style:name="表格229.A" style:family="table-column">
      <style:table-column-properties style:column-width="1.3854in"/>
    </style:style>
    <style:style style:name="表格229.B" style:family="table-column">
      <style:table-column-properties style:column-width="4.3958in"/>
    </style:style>
    <style:style style:name="表格229.1" style:family="table-row">
      <style:table-row-properties style:min-row-height="0.4257in" style:keep-together="true" fo:keep-together="auto"/>
    </style:style>
    <style:style style:name="表格22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29.2" style:family="table-row">
      <style:table-row-properties style:min-row-height="0.0972in" style:keep-together="true" fo:keep-together="auto"/>
    </style:style>
    <style:style style:name="表格22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29.3" style:family="table-row">
      <style:table-row-properties style:min-row-height="0.3854in" style:keep-together="true" fo:keep-together="auto"/>
    </style:style>
    <style:style style:name="表格22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29.B3" style:family="table-cell">
      <style:table-cell-properties style:vertical-align="middle" fo:padding-left="0.075in" fo:padding-right="0.075in" fo:padding-top="0in" fo:padding-bottom="0in" fo:border="none" style:writing-mode="lr-tb"/>
    </style:style>
    <style:style style:name="表格22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29.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30" style:family="table">
      <style:table-properties style:width="5.7813in" table:align="left" style:writing-mode="lr-tb"/>
    </style:style>
    <style:style style:name="表格230.A" style:family="table-column">
      <style:table-column-properties style:column-width="1.3854in"/>
    </style:style>
    <style:style style:name="表格230.B" style:family="table-column">
      <style:table-column-properties style:column-width="4.3958in"/>
    </style:style>
    <style:style style:name="表格230.1" style:family="table-row">
      <style:table-row-properties style:min-row-height="0.4257in" style:keep-together="true" fo:keep-together="auto"/>
    </style:style>
    <style:style style:name="表格23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30.2" style:family="table-row">
      <style:table-row-properties style:min-row-height="0.0972in" style:keep-together="true" fo:keep-together="auto"/>
    </style:style>
    <style:style style:name="表格23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30.3" style:family="table-row">
      <style:table-row-properties style:min-row-height="0.3854in" style:keep-together="true" fo:keep-together="auto"/>
    </style:style>
    <style:style style:name="表格23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30.B3" style:family="table-cell">
      <style:table-cell-properties style:vertical-align="middle" fo:padding-left="0.075in" fo:padding-right="0.075in" fo:padding-top="0in" fo:padding-bottom="0in" fo:border="none" style:writing-mode="lr-tb"/>
    </style:style>
    <style:style style:name="表格23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31" style:family="table">
      <style:table-properties style:width="5.7813in" table:align="left" style:writing-mode="lr-tb"/>
    </style:style>
    <style:style style:name="表格231.A" style:family="table-column">
      <style:table-column-properties style:column-width="1.0104in"/>
    </style:style>
    <style:style style:name="表格231.B" style:family="table-column">
      <style:table-column-properties style:column-width="0.125in"/>
    </style:style>
    <style:style style:name="表格231.C" style:family="table-column">
      <style:table-column-properties style:column-width="0.25in"/>
    </style:style>
    <style:style style:name="表格231.D" style:family="table-column">
      <style:table-column-properties style:column-width="4.3958in"/>
    </style:style>
    <style:style style:name="表格231.1" style:family="table-row">
      <style:table-row-properties style:min-row-height="0.4257in" style:keep-together="true" fo:keep-together="auto"/>
    </style:style>
    <style:style style:name="表格23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31.2" style:family="table-row">
      <style:table-row-properties style:min-row-height="0.0972in" style:keep-together="true" fo:keep-together="auto"/>
    </style:style>
    <style:style style:name="表格23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31.3" style:family="table-row">
      <style:table-row-properties style:min-row-height="0.3854in" style:keep-together="true" fo:keep-together="auto"/>
    </style:style>
    <style:style style:name="表格23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31.D3" style:family="table-cell">
      <style:table-cell-properties style:vertical-align="middle" fo:padding-left="0.075in" fo:padding-right="0.075in" fo:padding-top="0in" fo:padding-bottom="0in" fo:border="none" style:writing-mode="lr-tb"/>
    </style:style>
    <style:style style:name="表格23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31.8" style:family="table-row">
      <style:table-row-properties style:min-row-height="0.1132in" style:keep-together="true" fo:keep-together="auto"/>
    </style:style>
    <style:style style:name="表格231.9" style:family="table-row">
      <style:table-row-properties style:min-row-height="0.3333in" style:keep-together="true" fo:keep-together="auto"/>
    </style:style>
    <style:style style:name="表格231.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31.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31.10" style:family="table-row">
      <style:table-row-properties style:min-row-height="1.516in" style:keep-together="true" fo:keep-together="auto"/>
    </style:style>
    <style:style style:name="表格231.A10" style:family="table-cell">
      <style:table-cell-properties style:vertical-align="top" fo:padding-left="0.075in" fo:padding-right="0.075in" fo:padding-top="0in" fo:padding-bottom="0in" fo:border="none" style:writing-mode="lr-tb"/>
    </style:style>
    <style:style style:name="表格231.11" style:family="table-row">
      <style:table-row-properties style:min-row-height="0.3438in" style:keep-together="true" fo:keep-together="auto"/>
    </style:style>
    <style:style style:name="表格231.12" style:family="table-row">
      <style:table-row-properties style:min-row-height="0.6181in" style:keep-together="true" fo:keep-together="auto"/>
    </style:style>
    <style:style style:name="表格231.22" style:family="table-row">
      <style:table-row-properties style:min-row-height="1.7528in" style:keep-together="true" fo:keep-together="auto"/>
    </style:style>
    <style:style style:name="表格231.24" style:family="table-row">
      <style:table-row-properties style:min-row-height="2.1938in" style:keep-together="true" fo:keep-together="auto"/>
    </style:style>
    <style:style style:name="表格232" style:family="table">
      <style:table-properties style:width="5.7813in" table:align="left" style:writing-mode="lr-tb"/>
    </style:style>
    <style:style style:name="表格232.A" style:family="table-column">
      <style:table-column-properties style:column-width="1.0104in"/>
    </style:style>
    <style:style style:name="表格232.B" style:family="table-column">
      <style:table-column-properties style:column-width="0.125in"/>
    </style:style>
    <style:style style:name="表格232.C" style:family="table-column">
      <style:table-column-properties style:column-width="0.25in"/>
    </style:style>
    <style:style style:name="表格232.D" style:family="table-column">
      <style:table-column-properties style:column-width="4.3958in"/>
    </style:style>
    <style:style style:name="表格232.1" style:family="table-row">
      <style:table-row-properties style:min-row-height="0.4257in" style:keep-together="true" fo:keep-together="auto"/>
    </style:style>
    <style:style style:name="表格23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32.2" style:family="table-row">
      <style:table-row-properties style:min-row-height="0.0972in" style:keep-together="true" fo:keep-together="auto"/>
    </style:style>
    <style:style style:name="表格23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32.3" style:family="table-row">
      <style:table-row-properties style:min-row-height="0.3854in" style:keep-together="true" fo:keep-together="auto"/>
    </style:style>
    <style:style style:name="表格23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32.D3" style:family="table-cell">
      <style:table-cell-properties style:vertical-align="middle" fo:padding-left="0.075in" fo:padding-right="0.075in" fo:padding-top="0in" fo:padding-bottom="0in" fo:border="none" style:writing-mode="lr-tb"/>
    </style:style>
    <style:style style:name="表格23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32.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32.9" style:family="table-row">
      <style:table-row-properties style:min-row-height="0.1132in" style:keep-together="true" fo:keep-together="auto"/>
    </style:style>
    <style:style style:name="表格232.10" style:family="table-row">
      <style:table-row-properties style:min-row-height="0.3333in" style:keep-together="true" fo:keep-together="auto"/>
    </style:style>
    <style:style style:name="表格232.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32.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32.11" style:family="table-row">
      <style:table-row-properties style:min-row-height="1.2667in" style:keep-together="true" fo:keep-together="auto"/>
    </style:style>
    <style:style style:name="表格232.A11" style:family="table-cell">
      <style:table-cell-properties style:vertical-align="top" fo:padding-left="0.075in" fo:padding-right="0.075in" fo:padding-top="0in" fo:padding-bottom="0in" fo:border="none" style:writing-mode="lr-tb"/>
    </style:style>
    <style:style style:name="表格232.12" style:family="table-row">
      <style:table-row-properties style:min-row-height="0.3438in" style:keep-together="true" fo:keep-together="auto"/>
    </style:style>
    <style:style style:name="表格232.13" style:family="table-row">
      <style:table-row-properties style:min-row-height="0.4521in" style:keep-together="true" fo:keep-together="auto"/>
    </style:style>
    <style:style style:name="表格233" style:family="table">
      <style:table-properties style:width="5.7813in" table:align="left" style:writing-mode="lr-tb"/>
    </style:style>
    <style:style style:name="表格233.A" style:family="table-column">
      <style:table-column-properties style:column-width="1.0104in"/>
    </style:style>
    <style:style style:name="表格233.B" style:family="table-column">
      <style:table-column-properties style:column-width="0.375in"/>
    </style:style>
    <style:style style:name="表格233.C" style:family="table-column">
      <style:table-column-properties style:column-width="4.3958in"/>
    </style:style>
    <style:style style:name="表格233.1" style:family="table-row">
      <style:table-row-properties style:min-row-height="0.4257in" style:keep-together="true" fo:keep-together="auto"/>
    </style:style>
    <style:style style:name="表格23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33.2" style:family="table-row">
      <style:table-row-properties style:min-row-height="0.0972in" style:keep-together="true" fo:keep-together="auto"/>
    </style:style>
    <style:style style:name="表格23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33.3" style:family="table-row">
      <style:table-row-properties style:min-row-height="0.3854in" style:keep-together="true" fo:keep-together="auto"/>
    </style:style>
    <style:style style:name="表格23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33.C3" style:family="table-cell">
      <style:table-cell-properties style:vertical-align="middle" fo:padding-left="0.075in" fo:padding-right="0.075in" fo:padding-top="0in" fo:padding-bottom="0in" fo:border="none" style:writing-mode="lr-tb"/>
    </style:style>
    <style:style style:name="表格23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33.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33.9" style:family="table-row">
      <style:table-row-properties style:min-row-height="0.1132in" style:keep-together="true" fo:keep-together="auto"/>
    </style:style>
    <style:style style:name="表格233.10" style:family="table-row">
      <style:table-row-properties style:min-row-height="0.3333in" style:keep-together="true" fo:keep-together="auto"/>
    </style:style>
    <style:style style:name="表格233.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33.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33.11" style:family="table-row">
      <style:table-row-properties style:min-row-height="0.3465in" style:keep-together="true" fo:keep-together="auto"/>
    </style:style>
    <style:style style:name="表格233.A11" style:family="table-cell">
      <style:table-cell-properties style:vertical-align="top" fo:padding-left="0.075in" fo:padding-right="0.075in" fo:padding-top="0in" fo:padding-bottom="0in" fo:border="none" style:writing-mode="lr-tb"/>
    </style:style>
    <style:style style:name="表格234" style:family="table">
      <style:table-properties style:width="5.7813in" table:align="left" style:writing-mode="lr-tb"/>
    </style:style>
    <style:style style:name="表格234.A" style:family="table-column">
      <style:table-column-properties style:column-width="1.0104in"/>
    </style:style>
    <style:style style:name="表格234.B" style:family="table-column">
      <style:table-column-properties style:column-width="0.125in"/>
    </style:style>
    <style:style style:name="表格234.C" style:family="table-column">
      <style:table-column-properties style:column-width="0.25in"/>
    </style:style>
    <style:style style:name="表格234.D" style:family="table-column">
      <style:table-column-properties style:column-width="4.3958in"/>
    </style:style>
    <style:style style:name="表格234.1" style:family="table-row">
      <style:table-row-properties style:min-row-height="0.4257in" style:keep-together="true" fo:keep-together="auto"/>
    </style:style>
    <style:style style:name="表格23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34.2" style:family="table-row">
      <style:table-row-properties style:min-row-height="0.0972in" style:keep-together="true" fo:keep-together="auto"/>
    </style:style>
    <style:style style:name="表格23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34.3" style:family="table-row">
      <style:table-row-properties style:min-row-height="0.3854in" style:keep-together="true" fo:keep-together="auto"/>
    </style:style>
    <style:style style:name="表格23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34.D3" style:family="table-cell">
      <style:table-cell-properties style:vertical-align="middle" fo:padding-left="0.075in" fo:padding-right="0.075in" fo:padding-top="0in" fo:padding-bottom="0in" fo:border="none" style:writing-mode="lr-tb"/>
    </style:style>
    <style:style style:name="表格23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34.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34.9" style:family="table-row">
      <style:table-row-properties style:min-row-height="0.1132in" style:keep-together="true" fo:keep-together="auto"/>
    </style:style>
    <style:style style:name="表格234.10" style:family="table-row">
      <style:table-row-properties style:min-row-height="0.3333in" style:keep-together="true" fo:keep-together="auto"/>
    </style:style>
    <style:style style:name="表格234.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34.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34.11" style:family="table-row">
      <style:table-row-properties style:min-row-height="2.0417in" style:keep-together="true" fo:keep-together="auto"/>
    </style:style>
    <style:style style:name="表格234.A11" style:family="table-cell">
      <style:table-cell-properties style:vertical-align="top" fo:padding-left="0.075in" fo:padding-right="0.075in" fo:padding-top="0in" fo:padding-bottom="0in" fo:border="none" style:writing-mode="lr-tb"/>
    </style:style>
    <style:style style:name="表格234.12" style:family="table-row">
      <style:table-row-properties style:min-row-height="0.3438in" style:keep-together="true" fo:keep-together="auto"/>
    </style:style>
    <style:style style:name="表格234.13" style:family="table-row">
      <style:table-row-properties style:min-row-height="0.4688in" style:keep-together="true" fo:keep-together="auto"/>
    </style:style>
    <style:style style:name="表格235" style:family="table">
      <style:table-properties style:width="5.7813in" table:align="left" style:writing-mode="lr-tb"/>
    </style:style>
    <style:style style:name="表格235.A" style:family="table-column">
      <style:table-column-properties style:column-width="1.0104in"/>
    </style:style>
    <style:style style:name="表格235.B" style:family="table-column">
      <style:table-column-properties style:column-width="0.125in"/>
    </style:style>
    <style:style style:name="表格235.C" style:family="table-column">
      <style:table-column-properties style:column-width="0.25in"/>
    </style:style>
    <style:style style:name="表格235.D" style:family="table-column">
      <style:table-column-properties style:column-width="4.3958in"/>
    </style:style>
    <style:style style:name="表格235.1" style:family="table-row">
      <style:table-row-properties style:min-row-height="0.4257in" style:keep-together="true" fo:keep-together="auto"/>
    </style:style>
    <style:style style:name="表格23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35.2" style:family="table-row">
      <style:table-row-properties style:min-row-height="0.0972in" style:keep-together="true" fo:keep-together="auto"/>
    </style:style>
    <style:style style:name="表格23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35.3" style:family="table-row">
      <style:table-row-properties style:min-row-height="0.3854in" style:keep-together="true" fo:keep-together="auto"/>
    </style:style>
    <style:style style:name="表格23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35.D3" style:family="table-cell">
      <style:table-cell-properties style:vertical-align="middle" fo:padding-left="0.075in" fo:padding-right="0.075in" fo:padding-top="0in" fo:padding-bottom="0in" fo:border="none" style:writing-mode="lr-tb"/>
    </style:style>
    <style:style style:name="表格23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35.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35.10" style:family="table-row">
      <style:table-row-properties style:min-row-height="0.1132in" style:keep-together="true" fo:keep-together="auto"/>
    </style:style>
    <style:style style:name="表格235.11" style:family="table-row">
      <style:table-row-properties style:min-row-height="0.3333in" style:keep-together="true" fo:keep-together="auto"/>
    </style:style>
    <style:style style:name="表格235.A11"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35.B11"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35.12" style:family="table-row">
      <style:table-row-properties style:min-row-height="2.0417in" style:keep-together="true" fo:keep-together="auto"/>
    </style:style>
    <style:style style:name="表格235.A12" style:family="table-cell">
      <style:table-cell-properties style:vertical-align="top" fo:padding-left="0.075in" fo:padding-right="0.075in" fo:padding-top="0in" fo:padding-bottom="0in" fo:border="none" style:writing-mode="lr-tb"/>
    </style:style>
    <style:style style:name="表格235.13" style:family="table-row">
      <style:table-row-properties style:min-row-height="0.3438in" style:keep-together="true" fo:keep-together="auto"/>
    </style:style>
    <style:style style:name="表格235.14" style:family="table-row">
      <style:table-row-properties style:min-row-height="0.4514in" style:keep-together="true" fo:keep-together="auto"/>
    </style:style>
    <style:style style:name="表格236" style:family="table">
      <style:table-properties style:width="5.7813in" table:align="left" style:writing-mode="lr-tb"/>
    </style:style>
    <style:style style:name="表格236.A" style:family="table-column">
      <style:table-column-properties style:column-width="1.0104in"/>
    </style:style>
    <style:style style:name="表格236.B" style:family="table-column">
      <style:table-column-properties style:column-width="0.375in"/>
    </style:style>
    <style:style style:name="表格236.C" style:family="table-column">
      <style:table-column-properties style:column-width="4.3958in"/>
    </style:style>
    <style:style style:name="表格236.1" style:family="table-row">
      <style:table-row-properties style:min-row-height="0.4257in" style:keep-together="true" fo:keep-together="auto"/>
    </style:style>
    <style:style style:name="表格23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36.2" style:family="table-row">
      <style:table-row-properties style:min-row-height="0.0972in" style:keep-together="true" fo:keep-together="auto"/>
    </style:style>
    <style:style style:name="表格23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36.3" style:family="table-row">
      <style:table-row-properties style:min-row-height="0.3854in" style:keep-together="true" fo:keep-together="auto"/>
    </style:style>
    <style:style style:name="表格23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36.C3" style:family="table-cell">
      <style:table-cell-properties style:vertical-align="middle" fo:padding-left="0.075in" fo:padding-right="0.075in" fo:padding-top="0in" fo:padding-bottom="0in" fo:border="none" style:writing-mode="lr-tb"/>
    </style:style>
    <style:style style:name="表格23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36.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36.9" style:family="table-row">
      <style:table-row-properties style:min-row-height="0.1132in" style:keep-together="true" fo:keep-together="auto"/>
    </style:style>
    <style:style style:name="表格236.10" style:family="table-row">
      <style:table-row-properties style:min-row-height="0.3333in" style:keep-together="true" fo:keep-together="auto"/>
    </style:style>
    <style:style style:name="表格236.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36.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36.11" style:family="table-row">
      <style:table-row-properties style:min-row-height="0.3125in" style:keep-together="true" fo:keep-together="auto"/>
    </style:style>
    <style:style style:name="表格236.A11" style:family="table-cell">
      <style:table-cell-properties style:vertical-align="top" fo:padding-left="0.075in" fo:padding-right="0.075in" fo:padding-top="0in" fo:padding-bottom="0in" fo:border="none" style:writing-mode="lr-tb"/>
    </style:style>
    <style:style style:name="表格237" style:family="table">
      <style:table-properties style:width="5.7813in" table:align="left" style:writing-mode="lr-tb"/>
    </style:style>
    <style:style style:name="表格237.A" style:family="table-column">
      <style:table-column-properties style:column-width="1.0104in"/>
    </style:style>
    <style:style style:name="表格237.B" style:family="table-column">
      <style:table-column-properties style:column-width="0.375in"/>
    </style:style>
    <style:style style:name="表格237.C" style:family="table-column">
      <style:table-column-properties style:column-width="4.3958in"/>
    </style:style>
    <style:style style:name="表格237.1" style:family="table-row">
      <style:table-row-properties style:min-row-height="0.4257in" style:keep-together="true" fo:keep-together="auto"/>
    </style:style>
    <style:style style:name="表格23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37.2" style:family="table-row">
      <style:table-row-properties style:min-row-height="0.0972in" style:keep-together="true" fo:keep-together="auto"/>
    </style:style>
    <style:style style:name="表格23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37.3" style:family="table-row">
      <style:table-row-properties style:min-row-height="0.3854in" style:keep-together="true" fo:keep-together="auto"/>
    </style:style>
    <style:style style:name="表格23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37.C3" style:family="table-cell">
      <style:table-cell-properties style:vertical-align="middle" fo:padding-left="0.075in" fo:padding-right="0.075in" fo:padding-top="0in" fo:padding-bottom="0in" fo:border="none" style:writing-mode="lr-tb"/>
    </style:style>
    <style:style style:name="表格23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37.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37.9" style:family="table-row">
      <style:table-row-properties style:min-row-height="0.1132in" style:keep-together="true" fo:keep-together="auto"/>
    </style:style>
    <style:style style:name="表格237.10" style:family="table-row">
      <style:table-row-properties style:min-row-height="0.3333in" style:keep-together="true" fo:keep-together="auto"/>
    </style:style>
    <style:style style:name="表格237.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37.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37.11" style:family="table-row">
      <style:table-row-properties style:min-row-height="0.4146in" style:keep-together="true" fo:keep-together="auto"/>
    </style:style>
    <style:style style:name="表格237.A11" style:family="table-cell">
      <style:table-cell-properties style:vertical-align="top" fo:padding-left="0.075in" fo:padding-right="0.075in" fo:padding-top="0in" fo:padding-bottom="0in" fo:border="none" style:writing-mode="lr-tb"/>
    </style:style>
    <style:style style:name="表格238" style:family="table">
      <style:table-properties style:width="5.7813in" table:align="left" style:writing-mode="lr-tb"/>
    </style:style>
    <style:style style:name="表格238.A" style:family="table-column">
      <style:table-column-properties style:column-width="1.0104in"/>
    </style:style>
    <style:style style:name="表格238.B" style:family="table-column">
      <style:table-column-properties style:column-width="0.125in"/>
    </style:style>
    <style:style style:name="表格238.C" style:family="table-column">
      <style:table-column-properties style:column-width="0.25in"/>
    </style:style>
    <style:style style:name="表格238.D" style:family="table-column">
      <style:table-column-properties style:column-width="4.3958in"/>
    </style:style>
    <style:style style:name="表格238.1" style:family="table-row">
      <style:table-row-properties style:min-row-height="0.4257in" style:keep-together="true" fo:keep-together="auto"/>
    </style:style>
    <style:style style:name="表格23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38.2" style:family="table-row">
      <style:table-row-properties style:min-row-height="0.0972in" style:keep-together="true" fo:keep-together="auto"/>
    </style:style>
    <style:style style:name="表格23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38.3" style:family="table-row">
      <style:table-row-properties style:min-row-height="0.3854in" style:keep-together="true" fo:keep-together="auto"/>
    </style:style>
    <style:style style:name="表格23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38.D3" style:family="table-cell">
      <style:table-cell-properties style:vertical-align="middle" fo:padding-left="0.075in" fo:padding-right="0.075in" fo:padding-top="0in" fo:padding-bottom="0in" fo:border="none" style:writing-mode="lr-tb"/>
    </style:style>
    <style:style style:name="表格23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38.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38.9" style:family="table-row">
      <style:table-row-properties style:min-row-height="0.1132in" style:keep-together="true" fo:keep-together="auto"/>
    </style:style>
    <style:style style:name="表格238.10" style:family="table-row">
      <style:table-row-properties style:min-row-height="0.3333in" style:keep-together="true" fo:keep-together="auto"/>
    </style:style>
    <style:style style:name="表格238.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38.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38.11" style:family="table-row">
      <style:table-row-properties style:min-row-height="1.6993in" style:keep-together="true" fo:keep-together="auto"/>
    </style:style>
    <style:style style:name="表格238.A11" style:family="table-cell">
      <style:table-cell-properties style:vertical-align="top" fo:padding-left="0.075in" fo:padding-right="0.075in" fo:padding-top="0in" fo:padding-bottom="0in" fo:border="none" style:writing-mode="lr-tb"/>
    </style:style>
    <style:style style:name="表格238.12" style:family="table-row">
      <style:table-row-properties style:min-row-height="0.3438in" style:keep-together="true" fo:keep-together="auto"/>
    </style:style>
    <style:style style:name="表格238.13" style:family="table-row">
      <style:table-row-properties style:min-row-height="1.1063in" style:keep-together="true" fo:keep-together="auto"/>
    </style:style>
    <style:style style:name="表格239" style:family="table">
      <style:table-properties style:width="5.7813in" table:align="left" style:writing-mode="lr-tb"/>
    </style:style>
    <style:style style:name="表格239.A" style:family="table-column">
      <style:table-column-properties style:column-width="1.0104in"/>
    </style:style>
    <style:style style:name="表格239.B" style:family="table-column">
      <style:table-column-properties style:column-width="0.375in"/>
    </style:style>
    <style:style style:name="表格239.C" style:family="table-column">
      <style:table-column-properties style:column-width="4.3958in"/>
    </style:style>
    <style:style style:name="表格239.1" style:family="table-row">
      <style:table-row-properties style:min-row-height="0.4257in" style:keep-together="true" fo:keep-together="auto"/>
    </style:style>
    <style:style style:name="表格23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39.2" style:family="table-row">
      <style:table-row-properties style:min-row-height="0.0972in" style:keep-together="true" fo:keep-together="auto"/>
    </style:style>
    <style:style style:name="表格23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39.3" style:family="table-row">
      <style:table-row-properties style:min-row-height="0.3854in" style:keep-together="true" fo:keep-together="auto"/>
    </style:style>
    <style:style style:name="表格23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39.C3" style:family="table-cell">
      <style:table-cell-properties style:vertical-align="middle" fo:padding-left="0.075in" fo:padding-right="0.075in" fo:padding-top="0in" fo:padding-bottom="0in" fo:border="none" style:writing-mode="lr-tb"/>
    </style:style>
    <style:style style:name="表格23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39.8" style:family="table-row">
      <style:table-row-properties style:min-row-height="0.1132in" style:keep-together="true" fo:keep-together="auto"/>
    </style:style>
    <style:style style:name="表格239.9" style:family="table-row">
      <style:table-row-properties style:min-row-height="0.3333in" style:keep-together="true" fo:keep-together="auto"/>
    </style:style>
    <style:style style:name="表格239.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39.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39.10" style:family="table-row">
      <style:table-row-properties style:min-row-height="0.3847in" style:keep-together="true" fo:keep-together="auto"/>
    </style:style>
    <style:style style:name="表格239.A10" style:family="table-cell">
      <style:table-cell-properties style:vertical-align="top" fo:padding-left="0.075in" fo:padding-right="0.075in" fo:padding-top="0in" fo:padding-bottom="0in" fo:border="none" style:writing-mode="lr-tb"/>
    </style:style>
    <style:style style:name="表格240" style:family="table">
      <style:table-properties style:width="5.7813in" table:align="left" style:writing-mode="lr-tb"/>
    </style:style>
    <style:style style:name="表格240.A" style:family="table-column">
      <style:table-column-properties style:column-width="1.0104in"/>
    </style:style>
    <style:style style:name="表格240.B" style:family="table-column">
      <style:table-column-properties style:column-width="0.375in"/>
    </style:style>
    <style:style style:name="表格240.C" style:family="table-column">
      <style:table-column-properties style:column-width="4.3958in"/>
    </style:style>
    <style:style style:name="表格240.1" style:family="table-row">
      <style:table-row-properties style:min-row-height="0.4257in" style:keep-together="true" fo:keep-together="auto"/>
    </style:style>
    <style:style style:name="表格24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40.2" style:family="table-row">
      <style:table-row-properties style:min-row-height="0.0972in" style:keep-together="true" fo:keep-together="auto"/>
    </style:style>
    <style:style style:name="表格24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40.3" style:family="table-row">
      <style:table-row-properties style:min-row-height="0.3854in" style:keep-together="true" fo:keep-together="auto"/>
    </style:style>
    <style:style style:name="表格24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40.C3" style:family="table-cell">
      <style:table-cell-properties style:vertical-align="middle" fo:padding-left="0.075in" fo:padding-right="0.075in" fo:padding-top="0in" fo:padding-bottom="0in" fo:border="none" style:writing-mode="lr-tb"/>
    </style:style>
    <style:style style:name="表格24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40.8" style:family="table-row">
      <style:table-row-properties style:min-row-height="0.1132in" style:keep-together="true" fo:keep-together="auto"/>
    </style:style>
    <style:style style:name="表格240.9" style:family="table-row">
      <style:table-row-properties style:min-row-height="0.3333in" style:keep-together="true" fo:keep-together="auto"/>
    </style:style>
    <style:style style:name="表格240.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40.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40.10" style:family="table-row">
      <style:table-row-properties style:min-row-height="0.3764in" style:keep-together="true" fo:keep-together="auto"/>
    </style:style>
    <style:style style:name="表格240.A10" style:family="table-cell">
      <style:table-cell-properties style:vertical-align="top" fo:padding-left="0.075in" fo:padding-right="0.075in" fo:padding-top="0in" fo:padding-bottom="0in" fo:border="none" style:writing-mode="lr-tb"/>
    </style:style>
    <style:style style:name="表格241" style:family="table">
      <style:table-properties style:width="5.7813in" table:align="left" style:writing-mode="lr-tb"/>
    </style:style>
    <style:style style:name="表格241.A" style:family="table-column">
      <style:table-column-properties style:column-width="1.0104in"/>
    </style:style>
    <style:style style:name="表格241.B" style:family="table-column">
      <style:table-column-properties style:column-width="0.125in"/>
    </style:style>
    <style:style style:name="表格241.C" style:family="table-column">
      <style:table-column-properties style:column-width="0.25in"/>
    </style:style>
    <style:style style:name="表格241.D" style:family="table-column">
      <style:table-column-properties style:column-width="4.3958in"/>
    </style:style>
    <style:style style:name="表格241.1" style:family="table-row">
      <style:table-row-properties style:min-row-height="0.4257in" style:keep-together="true" fo:keep-together="auto"/>
    </style:style>
    <style:style style:name="表格24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41.2" style:family="table-row">
      <style:table-row-properties style:min-row-height="0.0972in" style:keep-together="true" fo:keep-together="auto"/>
    </style:style>
    <style:style style:name="表格24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41.3" style:family="table-row">
      <style:table-row-properties style:min-row-height="0.3854in" style:keep-together="true" fo:keep-together="auto"/>
    </style:style>
    <style:style style:name="表格24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41.D3" style:family="table-cell">
      <style:table-cell-properties style:vertical-align="middle" fo:padding-left="0.075in" fo:padding-right="0.075in" fo:padding-top="0in" fo:padding-bottom="0in" fo:border="none" style:writing-mode="lr-tb"/>
    </style:style>
    <style:style style:name="表格24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41.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41.9" style:family="table-row">
      <style:table-row-properties style:min-row-height="0.1132in" style:keep-together="true" fo:keep-together="auto"/>
    </style:style>
    <style:style style:name="表格241.10" style:family="table-row">
      <style:table-row-properties style:min-row-height="0.3333in" style:keep-together="true" fo:keep-together="auto"/>
    </style:style>
    <style:style style:name="表格241.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41.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41.11" style:family="table-row">
      <style:table-row-properties style:min-row-height="2.0417in" style:keep-together="true" fo:keep-together="auto"/>
    </style:style>
    <style:style style:name="表格241.A11" style:family="table-cell">
      <style:table-cell-properties style:vertical-align="top" fo:padding-left="0.075in" fo:padding-right="0.075in" fo:padding-top="0in" fo:padding-bottom="0in" fo:border="none" style:writing-mode="lr-tb"/>
    </style:style>
    <style:style style:name="表格241.12" style:family="table-row">
      <style:table-row-properties style:min-row-height="0.3438in" style:keep-together="true" fo:keep-together="auto"/>
    </style:style>
    <style:style style:name="表格241.13" style:family="table-row">
      <style:table-row-properties style:min-row-height="0.3479in" style:keep-together="true" fo:keep-together="auto"/>
    </style:style>
    <style:style style:name="表格242" style:family="table">
      <style:table-properties style:width="5.7813in" table:align="left" style:writing-mode="lr-tb"/>
    </style:style>
    <style:style style:name="表格242.A" style:family="table-column">
      <style:table-column-properties style:column-width="1.0104in"/>
    </style:style>
    <style:style style:name="表格242.B" style:family="table-column">
      <style:table-column-properties style:column-width="0.375in"/>
    </style:style>
    <style:style style:name="表格242.C" style:family="table-column">
      <style:table-column-properties style:column-width="4.3958in"/>
    </style:style>
    <style:style style:name="表格242.1" style:family="table-row">
      <style:table-row-properties style:min-row-height="0.4257in" style:keep-together="true" fo:keep-together="auto"/>
    </style:style>
    <style:style style:name="表格24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42.2" style:family="table-row">
      <style:table-row-properties style:min-row-height="0.0972in" style:keep-together="true" fo:keep-together="auto"/>
    </style:style>
    <style:style style:name="表格24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42.3" style:family="table-row">
      <style:table-row-properties style:min-row-height="0.3854in" style:keep-together="true" fo:keep-together="auto"/>
    </style:style>
    <style:style style:name="表格24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42.C3" style:family="table-cell">
      <style:table-cell-properties style:vertical-align="middle" fo:padding-left="0.075in" fo:padding-right="0.075in" fo:padding-top="0in" fo:padding-bottom="0in" fo:border="none" style:writing-mode="lr-tb"/>
    </style:style>
    <style:style style:name="表格24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42.8" style:family="table-row">
      <style:table-row-properties style:min-row-height="0.1132in" style:keep-together="true" fo:keep-together="auto"/>
    </style:style>
    <style:style style:name="表格242.9" style:family="table-row">
      <style:table-row-properties style:min-row-height="0.3333in" style:keep-together="true" fo:keep-together="auto"/>
    </style:style>
    <style:style style:name="表格242.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42.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42.10" style:family="table-row">
      <style:table-row-properties style:min-row-height="0.6076in" style:keep-together="true" fo:keep-together="auto"/>
    </style:style>
    <style:style style:name="表格242.A10" style:family="table-cell">
      <style:table-cell-properties style:vertical-align="top" fo:padding-left="0.075in" fo:padding-right="0.075in" fo:padding-top="0in" fo:padding-bottom="0in" fo:border="none" style:writing-mode="lr-tb"/>
    </style:style>
    <style:style style:name="表格243" style:family="table">
      <style:table-properties style:width="5.7813in" table:align="left" style:writing-mode="lr-tb"/>
    </style:style>
    <style:style style:name="表格243.A" style:family="table-column">
      <style:table-column-properties style:column-width="1.0104in"/>
    </style:style>
    <style:style style:name="表格243.B" style:family="table-column">
      <style:table-column-properties style:column-width="0.375in"/>
    </style:style>
    <style:style style:name="表格243.C" style:family="table-column">
      <style:table-column-properties style:column-width="4.3958in"/>
    </style:style>
    <style:style style:name="表格243.1" style:family="table-row">
      <style:table-row-properties style:min-row-height="0.4257in" style:keep-together="true" fo:keep-together="auto"/>
    </style:style>
    <style:style style:name="表格24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43.2" style:family="table-row">
      <style:table-row-properties style:min-row-height="0.0972in" style:keep-together="true" fo:keep-together="auto"/>
    </style:style>
    <style:style style:name="表格24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43.3" style:family="table-row">
      <style:table-row-properties style:min-row-height="0.3854in" style:keep-together="true" fo:keep-together="auto"/>
    </style:style>
    <style:style style:name="表格24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43.C3" style:family="table-cell">
      <style:table-cell-properties style:vertical-align="middle" fo:padding-left="0.075in" fo:padding-right="0.075in" fo:padding-top="0in" fo:padding-bottom="0in" fo:border="none" style:writing-mode="lr-tb"/>
    </style:style>
    <style:style style:name="表格24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43.8" style:family="table-row">
      <style:table-row-properties style:min-row-height="0.1132in" style:keep-together="true" fo:keep-together="auto"/>
    </style:style>
    <style:style style:name="表格243.9" style:family="table-row">
      <style:table-row-properties style:min-row-height="0.3333in" style:keep-together="true" fo:keep-together="auto"/>
    </style:style>
    <style:style style:name="表格243.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43.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43.10" style:family="table-row">
      <style:table-row-properties style:min-row-height="0.2938in" style:keep-together="true" fo:keep-together="auto"/>
    </style:style>
    <style:style style:name="表格243.A10" style:family="table-cell">
      <style:table-cell-properties style:vertical-align="top" fo:padding-left="0.075in" fo:padding-right="0.075in" fo:padding-top="0in" fo:padding-bottom="0in" fo:border="none" style:writing-mode="lr-tb"/>
    </style:style>
    <style:style style:name="表格244" style:family="table">
      <style:table-properties style:width="5.7813in" table:align="left" style:writing-mode="lr-tb"/>
    </style:style>
    <style:style style:name="表格244.A" style:family="table-column">
      <style:table-column-properties style:column-width="1.3854in"/>
    </style:style>
    <style:style style:name="表格244.B" style:family="table-column">
      <style:table-column-properties style:column-width="4.3958in"/>
    </style:style>
    <style:style style:name="表格244.1" style:family="table-row">
      <style:table-row-properties style:min-row-height="0.4257in" style:keep-together="true" fo:keep-together="auto"/>
    </style:style>
    <style:style style:name="表格24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44.2" style:family="table-row">
      <style:table-row-properties style:min-row-height="0.0972in" style:keep-together="true" fo:keep-together="auto"/>
    </style:style>
    <style:style style:name="表格24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44.3" style:family="table-row">
      <style:table-row-properties style:min-row-height="0.3854in" style:keep-together="true" fo:keep-together="auto"/>
    </style:style>
    <style:style style:name="表格24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44.B3" style:family="table-cell">
      <style:table-cell-properties style:vertical-align="middle" fo:padding-left="0.075in" fo:padding-right="0.075in" fo:padding-top="0in" fo:padding-bottom="0in" fo:border="none" style:writing-mode="lr-tb"/>
    </style:style>
    <style:style style:name="表格24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45" style:family="table">
      <style:table-properties style:width="5.7813in" table:align="left" style:writing-mode="lr-tb"/>
    </style:style>
    <style:style style:name="表格245.A" style:family="table-column">
      <style:table-column-properties style:column-width="1.3854in"/>
    </style:style>
    <style:style style:name="表格245.B" style:family="table-column">
      <style:table-column-properties style:column-width="4.3958in"/>
    </style:style>
    <style:style style:name="表格245.1" style:family="table-row">
      <style:table-row-properties style:min-row-height="0.4257in" style:keep-together="true" fo:keep-together="auto"/>
    </style:style>
    <style:style style:name="表格24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45.2" style:family="table-row">
      <style:table-row-properties style:min-row-height="0.0972in" style:keep-together="true" fo:keep-together="auto"/>
    </style:style>
    <style:style style:name="表格24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45.3" style:family="table-row">
      <style:table-row-properties style:min-row-height="0.3854in" style:keep-together="true" fo:keep-together="auto"/>
    </style:style>
    <style:style style:name="表格24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45.B3" style:family="table-cell">
      <style:table-cell-properties style:vertical-align="middle" fo:padding-left="0.075in" fo:padding-right="0.075in" fo:padding-top="0in" fo:padding-bottom="0in" fo:border="none" style:writing-mode="lr-tb"/>
    </style:style>
    <style:style style:name="表格24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46" style:family="table">
      <style:table-properties style:width="5.7813in" table:align="left" style:writing-mode="lr-tb"/>
    </style:style>
    <style:style style:name="表格246.A" style:family="table-column">
      <style:table-column-properties style:column-width="1.3854in"/>
    </style:style>
    <style:style style:name="表格246.B" style:family="table-column">
      <style:table-column-properties style:column-width="4.3958in"/>
    </style:style>
    <style:style style:name="表格246.1" style:family="table-row">
      <style:table-row-properties style:min-row-height="0.4257in" style:keep-together="true" fo:keep-together="auto"/>
    </style:style>
    <style:style style:name="表格24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46.2" style:family="table-row">
      <style:table-row-properties style:min-row-height="0.0972in" style:keep-together="true" fo:keep-together="auto"/>
    </style:style>
    <style:style style:name="表格24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46.3" style:family="table-row">
      <style:table-row-properties style:min-row-height="0.3854in" style:keep-together="true" fo:keep-together="auto"/>
    </style:style>
    <style:style style:name="表格24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46.B3" style:family="table-cell">
      <style:table-cell-properties style:vertical-align="middle" fo:padding-left="0.075in" fo:padding-right="0.075in" fo:padding-top="0in" fo:padding-bottom="0in" fo:border="none" style:writing-mode="lr-tb"/>
    </style:style>
    <style:style style:name="表格24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47" style:family="table">
      <style:table-properties style:width="5.7813in" table:align="left" style:writing-mode="lr-tb"/>
    </style:style>
    <style:style style:name="表格247.A" style:family="table-column">
      <style:table-column-properties style:column-width="1.0104in"/>
    </style:style>
    <style:style style:name="表格247.B" style:family="table-column">
      <style:table-column-properties style:column-width="0.125in"/>
    </style:style>
    <style:style style:name="表格247.C" style:family="table-column">
      <style:table-column-properties style:column-width="0.25in"/>
    </style:style>
    <style:style style:name="表格247.D" style:family="table-column">
      <style:table-column-properties style:column-width="4.3958in"/>
    </style:style>
    <style:style style:name="表格247.1" style:family="table-row">
      <style:table-row-properties style:min-row-height="0.4257in" style:keep-together="true" fo:keep-together="auto"/>
    </style:style>
    <style:style style:name="表格24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47.2" style:family="table-row">
      <style:table-row-properties style:min-row-height="0.0972in" style:keep-together="true" fo:keep-together="auto"/>
    </style:style>
    <style:style style:name="表格24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47.3" style:family="table-row">
      <style:table-row-properties style:min-row-height="0.3854in" style:keep-together="true" fo:keep-together="auto"/>
    </style:style>
    <style:style style:name="表格24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47.D3" style:family="table-cell">
      <style:table-cell-properties style:vertical-align="middle" fo:padding-left="0.075in" fo:padding-right="0.075in" fo:padding-top="0in" fo:padding-bottom="0in" fo:border="none" style:writing-mode="lr-tb"/>
    </style:style>
    <style:style style:name="表格24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47.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47.10" style:family="table-row">
      <style:table-row-properties style:min-row-height="0.1132in" style:keep-together="true" fo:keep-together="auto"/>
    </style:style>
    <style:style style:name="表格247.11" style:family="table-row">
      <style:table-row-properties style:min-row-height="0.3333in" style:keep-together="true" fo:keep-together="auto"/>
    </style:style>
    <style:style style:name="表格247.A11"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47.B11"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47.12" style:family="table-row">
      <style:table-row-properties style:min-row-height="2.0417in" style:keep-together="true" fo:keep-together="auto"/>
    </style:style>
    <style:style style:name="表格247.A12" style:family="table-cell">
      <style:table-cell-properties style:vertical-align="top" fo:padding-left="0.075in" fo:padding-right="0.075in" fo:padding-top="0in" fo:padding-bottom="0in" fo:border="none" style:writing-mode="lr-tb"/>
    </style:style>
    <style:style style:name="表格247.13" style:family="table-row">
      <style:table-row-properties style:min-row-height="0.3438in" style:keep-together="true" fo:keep-together="auto"/>
    </style:style>
    <style:style style:name="表格247.14" style:family="table-row">
      <style:table-row-properties style:min-row-height="0.8847in" style:keep-together="true" fo:keep-together="auto"/>
    </style:style>
    <style:style style:name="表格248" style:family="table">
      <style:table-properties style:width="5.7813in" table:align="left" style:writing-mode="lr-tb"/>
    </style:style>
    <style:style style:name="表格248.A" style:family="table-column">
      <style:table-column-properties style:column-width="1.0104in"/>
    </style:style>
    <style:style style:name="表格248.B" style:family="table-column">
      <style:table-column-properties style:column-width="0.375in"/>
    </style:style>
    <style:style style:name="表格248.C" style:family="table-column">
      <style:table-column-properties style:column-width="4.3958in"/>
    </style:style>
    <style:style style:name="表格248.1" style:family="table-row">
      <style:table-row-properties style:min-row-height="0.4257in" style:keep-together="true" fo:keep-together="auto"/>
    </style:style>
    <style:style style:name="表格24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48.2" style:family="table-row">
      <style:table-row-properties style:min-row-height="0.0972in" style:keep-together="true" fo:keep-together="auto"/>
    </style:style>
    <style:style style:name="表格24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48.3" style:family="table-row">
      <style:table-row-properties style:min-row-height="0.3854in" style:keep-together="true" fo:keep-together="auto"/>
    </style:style>
    <style:style style:name="表格24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48.C3" style:family="table-cell">
      <style:table-cell-properties style:vertical-align="middle" fo:padding-left="0.075in" fo:padding-right="0.075in" fo:padding-top="0in" fo:padding-bottom="0in" fo:border="none" style:writing-mode="lr-tb"/>
    </style:style>
    <style:style style:name="表格24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48.8" style:family="table-row">
      <style:table-row-properties style:min-row-height="0.1132in" style:keep-together="true" fo:keep-together="auto"/>
    </style:style>
    <style:style style:name="表格248.9" style:family="table-row">
      <style:table-row-properties style:min-row-height="0.3333in" style:keep-together="true" fo:keep-together="auto"/>
    </style:style>
    <style:style style:name="表格248.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48.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48.10" style:family="table-row">
      <style:table-row-properties style:min-row-height="0.2938in" style:keep-together="true" fo:keep-together="auto"/>
    </style:style>
    <style:style style:name="表格248.A10" style:family="table-cell">
      <style:table-cell-properties style:vertical-align="top" fo:padding-left="0.075in" fo:padding-right="0.075in" fo:padding-top="0in" fo:padding-bottom="0in" fo:border="none" style:writing-mode="lr-tb"/>
    </style:style>
    <style:style style:name="表格248.20" style:family="table-row">
      <style:table-row-properties style:min-row-height="0.2778in" style:keep-together="true" fo:keep-together="auto"/>
    </style:style>
    <style:style style:name="表格249" style:family="table">
      <style:table-properties style:width="5.7813in" table:align="left" style:writing-mode="lr-tb"/>
    </style:style>
    <style:style style:name="表格249.A" style:family="table-column">
      <style:table-column-properties style:column-width="1.0104in"/>
    </style:style>
    <style:style style:name="表格249.B" style:family="table-column">
      <style:table-column-properties style:column-width="0.375in"/>
    </style:style>
    <style:style style:name="表格249.C" style:family="table-column">
      <style:table-column-properties style:column-width="4.3958in"/>
    </style:style>
    <style:style style:name="表格249.1" style:family="table-row">
      <style:table-row-properties style:min-row-height="0.4257in" style:keep-together="true" fo:keep-together="auto"/>
    </style:style>
    <style:style style:name="表格24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49.2" style:family="table-row">
      <style:table-row-properties style:min-row-height="0.0972in" style:keep-together="true" fo:keep-together="auto"/>
    </style:style>
    <style:style style:name="表格24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49.3" style:family="table-row">
      <style:table-row-properties style:min-row-height="0.3854in" style:keep-together="true" fo:keep-together="auto"/>
    </style:style>
    <style:style style:name="表格24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49.C3" style:family="table-cell">
      <style:table-cell-properties style:vertical-align="middle" fo:padding-left="0.075in" fo:padding-right="0.075in" fo:padding-top="0in" fo:padding-bottom="0in" fo:border="none" style:writing-mode="lr-tb"/>
    </style:style>
    <style:style style:name="表格24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49.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49.9" style:family="table-row">
      <style:table-row-properties style:min-row-height="0.1132in" style:keep-together="true" fo:keep-together="auto"/>
    </style:style>
    <style:style style:name="表格249.10" style:family="table-row">
      <style:table-row-properties style:min-row-height="0.3333in" style:keep-together="true" fo:keep-together="auto"/>
    </style:style>
    <style:style style:name="表格249.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49.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49.11" style:family="table-row">
      <style:table-row-properties style:min-row-height="0.3319in" style:keep-together="true" fo:keep-together="auto"/>
    </style:style>
    <style:style style:name="表格249.A11" style:family="table-cell">
      <style:table-cell-properties style:vertical-align="top" fo:padding-left="0.075in" fo:padding-right="0.075in" fo:padding-top="0in" fo:padding-bottom="0in" fo:border="none" style:writing-mode="lr-tb"/>
    </style:style>
    <style:style style:name="表格250" style:family="table">
      <style:table-properties style:width="5.7813in" table:align="left" style:writing-mode="lr-tb"/>
    </style:style>
    <style:style style:name="表格250.A" style:family="table-column">
      <style:table-column-properties style:column-width="1.0104in"/>
    </style:style>
    <style:style style:name="表格250.B" style:family="table-column">
      <style:table-column-properties style:column-width="0.125in"/>
    </style:style>
    <style:style style:name="表格250.C" style:family="table-column">
      <style:table-column-properties style:column-width="0.25in"/>
    </style:style>
    <style:style style:name="表格250.D" style:family="table-column">
      <style:table-column-properties style:column-width="4.3958in"/>
    </style:style>
    <style:style style:name="表格250.1" style:family="table-row">
      <style:table-row-properties style:min-row-height="0.4257in" style:keep-together="true" fo:keep-together="auto"/>
    </style:style>
    <style:style style:name="表格25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50.2" style:family="table-row">
      <style:table-row-properties style:min-row-height="0.0972in" style:keep-together="true" fo:keep-together="auto"/>
    </style:style>
    <style:style style:name="表格25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50.3" style:family="table-row">
      <style:table-row-properties style:min-row-height="0.3854in" style:keep-together="true" fo:keep-together="auto"/>
    </style:style>
    <style:style style:name="表格25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50.D3" style:family="table-cell">
      <style:table-cell-properties style:vertical-align="middle" fo:padding-left="0.075in" fo:padding-right="0.075in" fo:padding-top="0in" fo:padding-bottom="0in" fo:border="none" style:writing-mode="lr-tb"/>
    </style:style>
    <style:style style:name="表格25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50.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50.9" style:family="table-row">
      <style:table-row-properties style:min-row-height="0.1132in" style:keep-together="true" fo:keep-together="auto"/>
    </style:style>
    <style:style style:name="表格250.10" style:family="table-row">
      <style:table-row-properties style:min-row-height="0.3333in" style:keep-together="true" fo:keep-together="auto"/>
    </style:style>
    <style:style style:name="表格250.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50.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50.11" style:family="table-row">
      <style:table-row-properties style:min-row-height="2.0417in" style:keep-together="true" fo:keep-together="auto"/>
    </style:style>
    <style:style style:name="表格250.A11" style:family="table-cell">
      <style:table-cell-properties style:vertical-align="top" fo:padding-left="0.075in" fo:padding-right="0.075in" fo:padding-top="0in" fo:padding-bottom="0in" fo:border="none" style:writing-mode="lr-tb"/>
    </style:style>
    <style:style style:name="表格250.12" style:family="table-row">
      <style:table-row-properties style:min-row-height="0.3438in" style:keep-together="true" fo:keep-together="auto"/>
    </style:style>
    <style:style style:name="表格250.13" style:family="table-row">
      <style:table-row-properties style:min-row-height="0.7264in" style:keep-together="true" fo:keep-together="auto"/>
    </style:style>
    <style:style style:name="表格251" style:family="table">
      <style:table-properties style:width="5.7813in" table:align="left" style:writing-mode="lr-tb"/>
    </style:style>
    <style:style style:name="表格251.A" style:family="table-column">
      <style:table-column-properties style:column-width="1.0104in"/>
    </style:style>
    <style:style style:name="表格251.B" style:family="table-column">
      <style:table-column-properties style:column-width="0.375in"/>
    </style:style>
    <style:style style:name="表格251.C" style:family="table-column">
      <style:table-column-properties style:column-width="4.3958in"/>
    </style:style>
    <style:style style:name="表格251.1" style:family="table-row">
      <style:table-row-properties style:min-row-height="0.4257in" style:keep-together="true" fo:keep-together="auto"/>
    </style:style>
    <style:style style:name="表格25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51.2" style:family="table-row">
      <style:table-row-properties style:min-row-height="0.0972in" style:keep-together="true" fo:keep-together="auto"/>
    </style:style>
    <style:style style:name="表格25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51.3" style:family="table-row">
      <style:table-row-properties style:min-row-height="0.3854in" style:keep-together="true" fo:keep-together="auto"/>
    </style:style>
    <style:style style:name="表格25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51.C3" style:family="table-cell">
      <style:table-cell-properties style:vertical-align="middle" fo:padding-left="0.075in" fo:padding-right="0.075in" fo:padding-top="0in" fo:padding-bottom="0in" fo:border="none" style:writing-mode="lr-tb"/>
    </style:style>
    <style:style style:name="表格25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51.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51.9" style:family="table-row">
      <style:table-row-properties style:min-row-height="0.1132in" style:keep-together="true" fo:keep-together="auto"/>
    </style:style>
    <style:style style:name="表格251.10" style:family="table-row">
      <style:table-row-properties style:min-row-height="0.3333in" style:keep-together="true" fo:keep-together="auto"/>
    </style:style>
    <style:style style:name="表格251.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51.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51.11" style:family="table-row">
      <style:table-row-properties style:min-row-height="0.2729in" style:keep-together="true" fo:keep-together="auto"/>
    </style:style>
    <style:style style:name="表格251.A11" style:family="table-cell">
      <style:table-cell-properties style:vertical-align="top" fo:padding-left="0.075in" fo:padding-right="0.075in" fo:padding-top="0in" fo:padding-bottom="0in" fo:border="none" style:writing-mode="lr-tb"/>
    </style:style>
    <style:style style:name="表格252" style:family="table">
      <style:table-properties style:width="5.7813in" table:align="left" style:writing-mode="lr-tb"/>
    </style:style>
    <style:style style:name="表格252.A" style:family="table-column">
      <style:table-column-properties style:column-width="1.0104in"/>
    </style:style>
    <style:style style:name="表格252.B" style:family="table-column">
      <style:table-column-properties style:column-width="0.375in"/>
    </style:style>
    <style:style style:name="表格252.C" style:family="table-column">
      <style:table-column-properties style:column-width="4.3958in"/>
    </style:style>
    <style:style style:name="表格252.1" style:family="table-row">
      <style:table-row-properties style:min-row-height="0.4257in" style:keep-together="true" fo:keep-together="auto"/>
    </style:style>
    <style:style style:name="表格25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52.2" style:family="table-row">
      <style:table-row-properties style:min-row-height="0.0972in" style:keep-together="true" fo:keep-together="auto"/>
    </style:style>
    <style:style style:name="表格25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52.3" style:family="table-row">
      <style:table-row-properties style:min-row-height="0.3854in" style:keep-together="true" fo:keep-together="auto"/>
    </style:style>
    <style:style style:name="表格25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52.C3" style:family="table-cell">
      <style:table-cell-properties style:vertical-align="middle" fo:padding-left="0.075in" fo:padding-right="0.075in" fo:padding-top="0in" fo:padding-bottom="0in" fo:border="none" style:writing-mode="lr-tb"/>
    </style:style>
    <style:style style:name="表格25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52.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52.9" style:family="table-row">
      <style:table-row-properties style:min-row-height="0.1132in" style:keep-together="true" fo:keep-together="auto"/>
    </style:style>
    <style:style style:name="表格252.10" style:family="table-row">
      <style:table-row-properties style:min-row-height="0.3333in" style:keep-together="true" fo:keep-together="auto"/>
    </style:style>
    <style:style style:name="表格252.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52.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52.11" style:family="table-row">
      <style:table-row-properties style:min-row-height="0.3688in" style:keep-together="true" fo:keep-together="auto"/>
    </style:style>
    <style:style style:name="表格252.A11" style:family="table-cell">
      <style:table-cell-properties style:vertical-align="top" fo:padding-left="0.075in" fo:padding-right="0.075in" fo:padding-top="0in" fo:padding-bottom="0in" fo:border="none" style:writing-mode="lr-tb"/>
    </style:style>
    <style:style style:name="表格253" style:family="table">
      <style:table-properties style:width="5.7813in" table:align="left" style:writing-mode="lr-tb"/>
    </style:style>
    <style:style style:name="表格253.A" style:family="table-column">
      <style:table-column-properties style:column-width="1.0104in"/>
    </style:style>
    <style:style style:name="表格253.B" style:family="table-column">
      <style:table-column-properties style:column-width="0.375in"/>
    </style:style>
    <style:style style:name="表格253.C" style:family="table-column">
      <style:table-column-properties style:column-width="4.3958in"/>
    </style:style>
    <style:style style:name="表格253.1" style:family="table-row">
      <style:table-row-properties style:min-row-height="0.4257in" style:keep-together="true" fo:keep-together="auto"/>
    </style:style>
    <style:style style:name="表格25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53.2" style:family="table-row">
      <style:table-row-properties style:min-row-height="0.0972in" style:keep-together="true" fo:keep-together="auto"/>
    </style:style>
    <style:style style:name="表格25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53.3" style:family="table-row">
      <style:table-row-properties style:min-row-height="0.3854in" style:keep-together="true" fo:keep-together="auto"/>
    </style:style>
    <style:style style:name="表格25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53.C3" style:family="table-cell">
      <style:table-cell-properties style:vertical-align="middle" fo:padding-left="0.075in" fo:padding-right="0.075in" fo:padding-top="0in" fo:padding-bottom="0in" fo:border="none" style:writing-mode="lr-tb"/>
    </style:style>
    <style:style style:name="表格25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53.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53.9" style:family="table-row">
      <style:table-row-properties style:min-row-height="0.1132in" style:keep-together="true" fo:keep-together="auto"/>
    </style:style>
    <style:style style:name="表格253.10" style:family="table-row">
      <style:table-row-properties style:min-row-height="0.3333in" style:keep-together="true" fo:keep-together="auto"/>
    </style:style>
    <style:style style:name="表格253.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53.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53.11" style:family="table-row">
      <style:table-row-properties style:min-row-height="0.3701in" style:keep-together="true" fo:keep-together="auto"/>
    </style:style>
    <style:style style:name="表格253.A11" style:family="table-cell">
      <style:table-cell-properties style:vertical-align="top" fo:padding-left="0.075in" fo:padding-right="0.075in" fo:padding-top="0in" fo:padding-bottom="0in" fo:border="none" style:writing-mode="lr-tb"/>
    </style:style>
    <style:style style:name="表格254" style:family="table">
      <style:table-properties style:width="5.7813in" table:align="left" style:writing-mode="lr-tb"/>
    </style:style>
    <style:style style:name="表格254.A" style:family="table-column">
      <style:table-column-properties style:column-width="1.0104in"/>
    </style:style>
    <style:style style:name="表格254.B" style:family="table-column">
      <style:table-column-properties style:column-width="0.125in"/>
    </style:style>
    <style:style style:name="表格254.C" style:family="table-column">
      <style:table-column-properties style:column-width="0.25in"/>
    </style:style>
    <style:style style:name="表格254.D" style:family="table-column">
      <style:table-column-properties style:column-width="4.3958in"/>
    </style:style>
    <style:style style:name="表格254.1" style:family="table-row">
      <style:table-row-properties style:min-row-height="0.4257in" style:keep-together="true" fo:keep-together="auto"/>
    </style:style>
    <style:style style:name="表格25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54.2" style:family="table-row">
      <style:table-row-properties style:min-row-height="0.0972in" style:keep-together="true" fo:keep-together="auto"/>
    </style:style>
    <style:style style:name="表格25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54.3" style:family="table-row">
      <style:table-row-properties style:min-row-height="0.3854in" style:keep-together="true" fo:keep-together="auto"/>
    </style:style>
    <style:style style:name="表格254.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54.D3" style:family="table-cell">
      <style:table-cell-properties style:vertical-align="middle" fo:padding-left="0.075in" fo:padding-right="0.075in" fo:padding-top="0in" fo:padding-bottom="0in" fo:border="none" style:writing-mode="lr-tb"/>
    </style:style>
    <style:style style:name="表格254.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54.9" style:family="table-row">
      <style:table-row-properties style:min-row-height="0.1132in" style:keep-together="true" fo:keep-together="auto"/>
    </style:style>
    <style:style style:name="表格254.10" style:family="table-row">
      <style:table-row-properties style:min-row-height="0.3333in" style:keep-together="true" fo:keep-together="auto"/>
    </style:style>
    <style:style style:name="表格254.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54.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54.11" style:family="table-row">
      <style:table-row-properties style:min-row-height="2.0417in" style:keep-together="true" fo:keep-together="auto"/>
    </style:style>
    <style:style style:name="表格254.A11" style:family="table-cell">
      <style:table-cell-properties style:vertical-align="top" fo:padding-left="0.075in" fo:padding-right="0.075in" fo:padding-top="0in" fo:padding-bottom="0in" fo:border="none" style:writing-mode="lr-tb"/>
    </style:style>
    <style:style style:name="表格254.12" style:family="table-row">
      <style:table-row-properties style:min-row-height="0.0556in" style:keep-together="true" fo:keep-together="auto"/>
    </style:style>
    <style:style style:name="表格254.13" style:family="table-row">
      <style:table-row-properties style:min-row-height="0.3438in" style:keep-together="true" fo:keep-together="auto"/>
    </style:style>
    <style:style style:name="表格254.14" style:family="table-row">
      <style:table-row-properties style:min-row-height="0.3632in" style:keep-together="true" fo:keep-together="auto"/>
    </style:style>
    <style:style style:name="表格255" style:family="table">
      <style:table-properties style:width="5.7813in" table:align="left" style:writing-mode="lr-tb"/>
    </style:style>
    <style:style style:name="表格255.A" style:family="table-column">
      <style:table-column-properties style:column-width="1.3854in"/>
    </style:style>
    <style:style style:name="表格255.B" style:family="table-column">
      <style:table-column-properties style:column-width="4.3958in"/>
    </style:style>
    <style:style style:name="表格255.1" style:family="table-row">
      <style:table-row-properties style:min-row-height="0.4257in" style:keep-together="true" fo:keep-together="auto"/>
    </style:style>
    <style:style style:name="表格25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55.2" style:family="table-row">
      <style:table-row-properties style:min-row-height="0.0972in" style:keep-together="true" fo:keep-together="auto"/>
    </style:style>
    <style:style style:name="表格25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55.3" style:family="table-row">
      <style:table-row-properties style:min-row-height="0.3854in" style:keep-together="true" fo:keep-together="auto"/>
    </style:style>
    <style:style style:name="表格25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55.B3" style:family="table-cell">
      <style:table-cell-properties style:vertical-align="middle" fo:padding-left="0.075in" fo:padding-right="0.075in" fo:padding-top="0in" fo:padding-bottom="0in" fo:border="none" style:writing-mode="lr-tb"/>
    </style:style>
    <style:style style:name="表格25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56" style:family="table">
      <style:table-properties style:width="5.7813in" table:align="left" style:writing-mode="lr-tb"/>
    </style:style>
    <style:style style:name="表格256.A" style:family="table-column">
      <style:table-column-properties style:column-width="1.3854in"/>
    </style:style>
    <style:style style:name="表格256.B" style:family="table-column">
      <style:table-column-properties style:column-width="4.3958in"/>
    </style:style>
    <style:style style:name="表格256.1" style:family="table-row">
      <style:table-row-properties style:min-row-height="0.4257in" style:keep-together="true" fo:keep-together="auto"/>
    </style:style>
    <style:style style:name="表格256.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56.2" style:family="table-row">
      <style:table-row-properties style:min-row-height="0.0972in" style:keep-together="true" fo:keep-together="auto"/>
    </style:style>
    <style:style style:name="表格256.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56.3" style:family="table-row">
      <style:table-row-properties style:min-row-height="0.3854in" style:keep-together="true" fo:keep-together="auto"/>
    </style:style>
    <style:style style:name="表格256.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56.B3" style:family="table-cell">
      <style:table-cell-properties style:vertical-align="middle" fo:padding-left="0.075in" fo:padding-right="0.075in" fo:padding-top="0in" fo:padding-bottom="0in" fo:border="none" style:writing-mode="lr-tb"/>
    </style:style>
    <style:style style:name="表格256.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57" style:family="table">
      <style:table-properties style:width="5.7813in" table:align="left" style:writing-mode="lr-tb"/>
    </style:style>
    <style:style style:name="表格257.A" style:family="table-column">
      <style:table-column-properties style:column-width="1.0104in"/>
    </style:style>
    <style:style style:name="表格257.B" style:family="table-column">
      <style:table-column-properties style:column-width="0.375in"/>
    </style:style>
    <style:style style:name="表格257.C" style:family="table-column">
      <style:table-column-properties style:column-width="4.3958in"/>
    </style:style>
    <style:style style:name="表格257.1" style:family="table-row">
      <style:table-row-properties style:min-row-height="0.4257in" style:keep-together="true" fo:keep-together="auto"/>
    </style:style>
    <style:style style:name="表格257.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57.2" style:family="table-row">
      <style:table-row-properties style:min-row-height="0.0972in" style:keep-together="true" fo:keep-together="auto"/>
    </style:style>
    <style:style style:name="表格257.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57.3" style:family="table-row">
      <style:table-row-properties style:min-row-height="0.3854in" style:keep-together="true" fo:keep-together="auto"/>
    </style:style>
    <style:style style:name="表格257.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57.C3" style:family="table-cell">
      <style:table-cell-properties style:vertical-align="middle" fo:padding-left="0.075in" fo:padding-right="0.075in" fo:padding-top="0in" fo:padding-bottom="0in" fo:border="none" style:writing-mode="lr-tb"/>
    </style:style>
    <style:style style:name="表格257.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57.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57.9" style:family="table-row">
      <style:table-row-properties style:min-row-height="0.1132in" style:keep-together="true" fo:keep-together="auto"/>
    </style:style>
    <style:style style:name="表格257.10" style:family="table-row">
      <style:table-row-properties style:min-row-height="0.3333in" style:keep-together="true" fo:keep-together="auto"/>
    </style:style>
    <style:style style:name="表格257.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57.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57.11" style:family="table-row">
      <style:table-row-properties style:min-row-height="0.4188in" style:keep-together="true" fo:keep-together="auto"/>
    </style:style>
    <style:style style:name="表格257.A11" style:family="table-cell">
      <style:table-cell-properties style:vertical-align="top" fo:padding-left="0.075in" fo:padding-right="0.075in" fo:padding-top="0in" fo:padding-bottom="0in" fo:border="none" style:writing-mode="lr-tb"/>
    </style:style>
    <style:style style:name="表格258" style:family="table">
      <style:table-properties style:width="5.7813in" table:align="left" style:writing-mode="lr-tb"/>
    </style:style>
    <style:style style:name="表格258.A" style:family="table-column">
      <style:table-column-properties style:column-width="1.3854in"/>
    </style:style>
    <style:style style:name="表格258.B" style:family="table-column">
      <style:table-column-properties style:column-width="4.3958in"/>
    </style:style>
    <style:style style:name="表格258.1" style:family="table-row">
      <style:table-row-properties style:min-row-height="0.4257in" style:keep-together="true" fo:keep-together="auto"/>
    </style:style>
    <style:style style:name="表格258.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58.2" style:family="table-row">
      <style:table-row-properties style:min-row-height="0.0972in" style:keep-together="true" fo:keep-together="auto"/>
    </style:style>
    <style:style style:name="表格258.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58.3" style:family="table-row">
      <style:table-row-properties style:min-row-height="0.3854in" style:keep-together="true" fo:keep-together="auto"/>
    </style:style>
    <style:style style:name="表格258.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58.B3" style:family="table-cell">
      <style:table-cell-properties style:vertical-align="middle" fo:padding-left="0.075in" fo:padding-right="0.075in" fo:padding-top="0in" fo:padding-bottom="0in" fo:border="none" style:writing-mode="lr-tb"/>
    </style:style>
    <style:style style:name="表格258.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58.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59" style:family="table">
      <style:table-properties style:width="5.7813in" table:align="left" style:writing-mode="lr-tb"/>
    </style:style>
    <style:style style:name="表格259.A" style:family="table-column">
      <style:table-column-properties style:column-width="1.0104in"/>
    </style:style>
    <style:style style:name="表格259.B" style:family="table-column">
      <style:table-column-properties style:column-width="0.125in"/>
    </style:style>
    <style:style style:name="表格259.C" style:family="table-column">
      <style:table-column-properties style:column-width="0.25in"/>
    </style:style>
    <style:style style:name="表格259.D" style:family="table-column">
      <style:table-column-properties style:column-width="4.3958in"/>
    </style:style>
    <style:style style:name="表格259.1" style:family="table-row">
      <style:table-row-properties style:min-row-height="0.4257in" style:keep-together="true" fo:keep-together="auto"/>
    </style:style>
    <style:style style:name="表格259.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59.2" style:family="table-row">
      <style:table-row-properties style:min-row-height="0.0972in" style:keep-together="true" fo:keep-together="auto"/>
    </style:style>
    <style:style style:name="表格259.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59.3" style:family="table-row">
      <style:table-row-properties style:min-row-height="0.3854in" style:keep-together="true" fo:keep-together="auto"/>
    </style:style>
    <style:style style:name="表格259.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59.D3" style:family="table-cell">
      <style:table-cell-properties style:vertical-align="middle" fo:padding-left="0.075in" fo:padding-right="0.075in" fo:padding-top="0in" fo:padding-bottom="0in" fo:border="none" style:writing-mode="lr-tb"/>
    </style:style>
    <style:style style:name="表格259.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59.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59.9" style:family="table-row">
      <style:table-row-properties style:min-row-height="0.1132in" style:keep-together="true" fo:keep-together="auto"/>
    </style:style>
    <style:style style:name="表格259.10" style:family="table-row">
      <style:table-row-properties style:min-row-height="0.3333in" style:keep-together="true" fo:keep-together="auto"/>
    </style:style>
    <style:style style:name="表格259.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59.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59.11" style:family="table-row">
      <style:table-row-properties style:min-row-height="0.2938in" style:keep-together="true" fo:keep-together="auto"/>
    </style:style>
    <style:style style:name="表格259.A11" style:family="table-cell">
      <style:table-cell-properties style:vertical-align="top" fo:padding-left="0.075in" fo:padding-right="0.075in" fo:padding-top="0in" fo:padding-bottom="0in" fo:border="none" style:writing-mode="lr-tb"/>
    </style:style>
    <style:style style:name="表格259.21" style:family="table-row">
      <style:table-row-properties style:min-row-height="1.4806in" style:keep-together="true" fo:keep-together="auto"/>
    </style:style>
    <style:style style:name="表格259.22" style:family="table-row">
      <style:table-row-properties style:min-row-height="0.3438in" style:keep-together="true" fo:keep-together="auto"/>
    </style:style>
    <style:style style:name="表格259.23" style:family="table-row">
      <style:table-row-properties style:min-row-height="0.3264in" style:keep-together="true" fo:keep-together="auto"/>
    </style:style>
    <style:style style:name="表格260" style:family="table">
      <style:table-properties style:width="5.7813in" table:align="left" style:writing-mode="lr-tb"/>
    </style:style>
    <style:style style:name="表格260.A" style:family="table-column">
      <style:table-column-properties style:column-width="1.0104in"/>
    </style:style>
    <style:style style:name="表格260.B" style:family="table-column">
      <style:table-column-properties style:column-width="0.125in"/>
    </style:style>
    <style:style style:name="表格260.C" style:family="table-column">
      <style:table-column-properties style:column-width="0.25in"/>
    </style:style>
    <style:style style:name="表格260.D" style:family="table-column">
      <style:table-column-properties style:column-width="4.3958in"/>
    </style:style>
    <style:style style:name="表格260.1" style:family="table-row">
      <style:table-row-properties style:min-row-height="0.4257in" style:keep-together="true" fo:keep-together="auto"/>
    </style:style>
    <style:style style:name="表格260.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60.2" style:family="table-row">
      <style:table-row-properties style:min-row-height="0.0972in" style:keep-together="true" fo:keep-together="auto"/>
    </style:style>
    <style:style style:name="表格260.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60.3" style:family="table-row">
      <style:table-row-properties style:min-row-height="0.3854in" style:keep-together="true" fo:keep-together="auto"/>
    </style:style>
    <style:style style:name="表格260.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60.D3" style:family="table-cell">
      <style:table-cell-properties style:vertical-align="middle" fo:padding-left="0.075in" fo:padding-right="0.075in" fo:padding-top="0in" fo:padding-bottom="0in" fo:border="none" style:writing-mode="lr-tb"/>
    </style:style>
    <style:style style:name="表格260.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60.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60.9" style:family="table-row">
      <style:table-row-properties style:min-row-height="0.1132in" style:keep-together="true" fo:keep-together="auto"/>
    </style:style>
    <style:style style:name="表格260.10" style:family="table-row">
      <style:table-row-properties style:min-row-height="0.3333in" style:keep-together="true" fo:keep-together="auto"/>
    </style:style>
    <style:style style:name="表格260.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60.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60.11" style:family="table-row">
      <style:table-row-properties style:min-row-height="2.0417in" style:keep-together="true" fo:keep-together="auto"/>
    </style:style>
    <style:style style:name="表格260.A11" style:family="table-cell">
      <style:table-cell-properties style:vertical-align="top" fo:padding-left="0.075in" fo:padding-right="0.075in" fo:padding-top="0in" fo:padding-bottom="0in" fo:border="none" style:writing-mode="lr-tb"/>
    </style:style>
    <style:style style:name="表格260.12" style:family="table-row">
      <style:table-row-properties style:min-row-height="0.3438in" style:keep-together="true" fo:keep-together="auto"/>
    </style:style>
    <style:style style:name="表格260.13" style:family="table-row">
      <style:table-row-properties style:min-row-height="0.5097in" style:keep-together="true" fo:keep-together="auto"/>
    </style:style>
    <style:style style:name="表格261" style:family="table">
      <style:table-properties style:width="5.7813in" table:align="left" style:writing-mode="lr-tb"/>
    </style:style>
    <style:style style:name="表格261.A" style:family="table-column">
      <style:table-column-properties style:column-width="1.0104in"/>
    </style:style>
    <style:style style:name="表格261.B" style:family="table-column">
      <style:table-column-properties style:column-width="0.125in"/>
    </style:style>
    <style:style style:name="表格261.C" style:family="table-column">
      <style:table-column-properties style:column-width="0.25in"/>
    </style:style>
    <style:style style:name="表格261.D" style:family="table-column">
      <style:table-column-properties style:column-width="4.3958in"/>
    </style:style>
    <style:style style:name="表格261.1" style:family="table-row">
      <style:table-row-properties style:min-row-height="0.4257in" style:keep-together="true" fo:keep-together="auto"/>
    </style:style>
    <style:style style:name="表格261.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61.2" style:family="table-row">
      <style:table-row-properties style:min-row-height="0.0972in" style:keep-together="true" fo:keep-together="auto"/>
    </style:style>
    <style:style style:name="表格261.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61.3" style:family="table-row">
      <style:table-row-properties style:min-row-height="0.3854in" style:keep-together="true" fo:keep-together="auto"/>
    </style:style>
    <style:style style:name="表格261.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61.D3" style:family="table-cell">
      <style:table-cell-properties style:vertical-align="middle" fo:padding-left="0.075in" fo:padding-right="0.075in" fo:padding-top="0in" fo:padding-bottom="0in" fo:border="none" style:writing-mode="lr-tb"/>
    </style:style>
    <style:style style:name="表格261.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61.A8"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61.9" style:family="table-row">
      <style:table-row-properties style:min-row-height="0.1132in" style:keep-together="true" fo:keep-together="auto"/>
    </style:style>
    <style:style style:name="表格261.10" style:family="table-row">
      <style:table-row-properties style:min-row-height="0.3333in" style:keep-together="true" fo:keep-together="auto"/>
    </style:style>
    <style:style style:name="表格261.A10"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61.B10"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61.11" style:family="table-row">
      <style:table-row-properties style:min-row-height="2.0417in" style:keep-together="true" fo:keep-together="auto"/>
    </style:style>
    <style:style style:name="表格261.A11" style:family="table-cell">
      <style:table-cell-properties style:vertical-align="top" fo:padding-left="0.075in" fo:padding-right="0.075in" fo:padding-top="0in" fo:padding-bottom="0in" fo:border="none" style:writing-mode="lr-tb"/>
    </style:style>
    <style:style style:name="表格261.12" style:family="table-row">
      <style:table-row-properties style:min-row-height="0.3438in" style:keep-together="true" fo:keep-together="auto"/>
    </style:style>
    <style:style style:name="表格261.13" style:family="table-row">
      <style:table-row-properties style:min-row-height="0.6729in" style:keep-together="true" fo:keep-together="auto"/>
    </style:style>
    <style:style style:name="表格262" style:family="table">
      <style:table-properties style:width="5.7813in" table:align="left" style:writing-mode="lr-tb"/>
    </style:style>
    <style:style style:name="表格262.A" style:family="table-column">
      <style:table-column-properties style:column-width="1.0104in"/>
    </style:style>
    <style:style style:name="表格262.B" style:family="table-column">
      <style:table-column-properties style:column-width="0.125in"/>
    </style:style>
    <style:style style:name="表格262.C" style:family="table-column">
      <style:table-column-properties style:column-width="0.25in"/>
    </style:style>
    <style:style style:name="表格262.D" style:family="table-column">
      <style:table-column-properties style:column-width="4.3958in"/>
    </style:style>
    <style:style style:name="表格262.1" style:family="table-row">
      <style:table-row-properties style:min-row-height="0.4257in" style:keep-together="true" fo:keep-together="auto"/>
    </style:style>
    <style:style style:name="表格262.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62.2" style:family="table-row">
      <style:table-row-properties style:min-row-height="0.0972in" style:keep-together="true" fo:keep-together="auto"/>
    </style:style>
    <style:style style:name="表格262.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62.3" style:family="table-row">
      <style:table-row-properties style:min-row-height="0.3854in" style:keep-together="true" fo:keep-together="auto"/>
    </style:style>
    <style:style style:name="表格262.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62.D3" style:family="table-cell">
      <style:table-cell-properties style:vertical-align="middle" fo:padding-left="0.075in" fo:padding-right="0.075in" fo:padding-top="0in" fo:padding-bottom="0in" fo:border="none" style:writing-mode="lr-tb"/>
    </style:style>
    <style:style style:name="表格262.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62.8" style:family="table-row">
      <style:table-row-properties style:min-row-height="0.1132in" style:keep-together="true" fo:keep-together="auto"/>
    </style:style>
    <style:style style:name="表格262.9" style:family="table-row">
      <style:table-row-properties style:min-row-height="0.3333in" style:keep-together="true" fo:keep-together="auto"/>
    </style:style>
    <style:style style:name="表格262.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62.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62.10" style:family="table-row">
      <style:table-row-properties style:min-row-height="2.0417in" style:keep-together="true" fo:keep-together="auto"/>
    </style:style>
    <style:style style:name="表格262.A10" style:family="table-cell">
      <style:table-cell-properties style:vertical-align="top" fo:padding-left="0.075in" fo:padding-right="0.075in" fo:padding-top="0in" fo:padding-bottom="0in" fo:border="none" style:writing-mode="lr-tb"/>
    </style:style>
    <style:style style:name="表格262.11" style:family="table-row">
      <style:table-row-properties style:min-row-height="0.3438in" style:keep-together="true" fo:keep-together="auto"/>
    </style:style>
    <style:style style:name="表格262.12" style:family="table-row">
      <style:table-row-properties style:min-row-height="1.75in" style:keep-together="true" fo:keep-together="auto"/>
    </style:style>
    <style:style style:name="表格263" style:family="table">
      <style:table-properties style:width="5.7813in" table:align="left" style:writing-mode="lr-tb"/>
    </style:style>
    <style:style style:name="表格263.A" style:family="table-column">
      <style:table-column-properties style:column-width="1.0104in"/>
    </style:style>
    <style:style style:name="表格263.B" style:family="table-column">
      <style:table-column-properties style:column-width="0.375in"/>
    </style:style>
    <style:style style:name="表格263.C" style:family="table-column">
      <style:table-column-properties style:column-width="4.3958in"/>
    </style:style>
    <style:style style:name="表格263.1" style:family="table-row">
      <style:table-row-properties style:min-row-height="0.4257in" style:keep-together="true" fo:keep-together="auto"/>
    </style:style>
    <style:style style:name="表格263.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63.2" style:family="table-row">
      <style:table-row-properties style:min-row-height="0.0972in" style:keep-together="true" fo:keep-together="auto"/>
    </style:style>
    <style:style style:name="表格263.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63.3" style:family="table-row">
      <style:table-row-properties style:min-row-height="0.3854in" style:keep-together="true" fo:keep-together="auto"/>
    </style:style>
    <style:style style:name="表格263.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63.C3" style:family="table-cell">
      <style:table-cell-properties style:vertical-align="middle" fo:padding-left="0.075in" fo:padding-right="0.075in" fo:padding-top="0in" fo:padding-bottom="0in" fo:border="none" style:writing-mode="lr-tb"/>
    </style:style>
    <style:style style:name="表格263.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63.8" style:family="table-row">
      <style:table-row-properties style:min-row-height="0.1132in" style:keep-together="true" fo:keep-together="auto"/>
    </style:style>
    <style:style style:name="表格263.9" style:family="table-row">
      <style:table-row-properties style:min-row-height="0.3333in" style:keep-together="true" fo:keep-together="auto"/>
    </style:style>
    <style:style style:name="表格263.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63.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63.10" style:family="table-row">
      <style:table-row-properties style:min-row-height="0.3458in" style:keep-together="true" fo:keep-together="auto"/>
    </style:style>
    <style:style style:name="表格263.A10" style:family="table-cell">
      <style:table-cell-properties style:vertical-align="top" fo:padding-left="0.075in" fo:padding-right="0.075in" fo:padding-top="0in" fo:padding-bottom="0in" fo:border="none" style:writing-mode="lr-tb"/>
    </style:style>
    <style:style style:name="表格264" style:family="table">
      <style:table-properties style:width="5.7813in" table:align="left" style:writing-mode="lr-tb"/>
    </style:style>
    <style:style style:name="表格264.A" style:family="table-column">
      <style:table-column-properties style:column-width="1.0104in"/>
    </style:style>
    <style:style style:name="表格264.B" style:family="table-column">
      <style:table-column-properties style:column-width="0.375in"/>
    </style:style>
    <style:style style:name="表格264.C" style:family="table-column">
      <style:table-column-properties style:column-width="4.3958in"/>
    </style:style>
    <style:style style:name="表格264.1" style:family="table-row">
      <style:table-row-properties style:min-row-height="0.4257in" style:keep-together="true" fo:keep-together="auto"/>
    </style:style>
    <style:style style:name="表格264.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64.2" style:family="table-row">
      <style:table-row-properties style:min-row-height="0.0972in" style:keep-together="true" fo:keep-together="auto"/>
    </style:style>
    <style:style style:name="表格264.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64.3" style:family="table-row">
      <style:table-row-properties style:min-row-height="0.3854in" style:keep-together="true" fo:keep-together="auto"/>
    </style:style>
    <style:style style:name="表格264.A3"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64.C3" style:family="table-cell">
      <style:table-cell-properties style:vertical-align="middle" fo:padding-left="0.075in" fo:padding-right="0.075in" fo:padding-top="0in" fo:padding-bottom="0in" fo:border="none" style:writing-mode="lr-tb"/>
    </style:style>
    <style:style style:name="表格264.A7" style:family="table-cell">
      <style:table-cell-properties style:vertical-align="middle" fo:background-color="#cccccc" fo:padding-left="0.075in" fo:padding-right="0.075in" fo:padding-top="0in" fo:padding-bottom="0in" fo:border-left="none" fo:border-right="none" fo:border-top="0.0139in solid #ffffff" fo:border-bottom="none" style:writing-mode="lr-tb">
        <style:background-image/>
      </style:table-cell-properties>
    </style:style>
    <style:style style:name="表格264.8" style:family="table-row">
      <style:table-row-properties style:min-row-height="0.1132in" style:keep-together="true" fo:keep-together="auto"/>
    </style:style>
    <style:style style:name="表格264.9" style:family="table-row">
      <style:table-row-properties style:min-row-height="0.3333in" style:keep-together="true" fo:keep-together="auto"/>
    </style:style>
    <style:style style:name="表格264.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64.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64.10" style:family="table-row">
      <style:table-row-properties style:min-row-height="1.3306in" style:keep-together="true" fo:keep-together="auto"/>
    </style:style>
    <style:style style:name="表格264.A10" style:family="table-cell">
      <style:table-cell-properties style:vertical-align="top" fo:padding-left="0.075in" fo:padding-right="0.075in" fo:padding-top="0in" fo:padding-bottom="0in" fo:border="none" style:writing-mode="lr-tb"/>
    </style:style>
    <style:style style:name="表格265" style:family="table">
      <style:table-properties style:width="5.7813in" table:align="left" style:writing-mode="lr-tb"/>
    </style:style>
    <style:style style:name="表格265.A" style:family="table-column">
      <style:table-column-properties style:column-width="1.0104in"/>
    </style:style>
    <style:style style:name="表格265.B" style:family="table-column">
      <style:table-column-properties style:column-width="0.125in"/>
    </style:style>
    <style:style style:name="表格265.C" style:family="table-column">
      <style:table-column-properties style:column-width="0.25in"/>
    </style:style>
    <style:style style:name="表格265.D" style:family="table-column">
      <style:table-column-properties style:column-width="4.3958in"/>
    </style:style>
    <style:style style:name="表格265.1" style:family="table-row">
      <style:table-row-properties style:min-row-height="0.4257in" style:keep-together="true" fo:keep-together="auto"/>
    </style:style>
    <style:style style:name="表格265.A1" style:family="table-cell">
      <style:table-cell-properties style:vertical-align="middle" fo:background-color="#cccccc" fo:padding-left="0.075in" fo:padding-right="0.075in" fo:padding-top="0in" fo:padding-bottom="0in" fo:border-left="none" fo:border-right="0.0139in solid #808080" fo:border-top="0.0139in solid #ffffff" fo:border-bottom="0.0139in solid #808080" style:writing-mode="lr-tb">
        <style:background-image/>
      </style:table-cell-properties>
    </style:style>
    <style:style style:name="表格265.2" style:family="table-row">
      <style:table-row-properties style:min-row-height="0.0972in" style:keep-together="true" fo:keep-together="auto"/>
    </style:style>
    <style:style style:name="表格265.A2" style:family="table-cell">
      <style:table-cell-properties style:vertical-align="top" fo:padding-left="0.075in" fo:padding-right="0.075in" fo:padding-top="0in" fo:padding-bottom="0in" fo:border-left="none" fo:border-right="none" fo:border-top="0.0139in solid #808080" fo:border-bottom="none" style:writing-mode="lr-tb"/>
    </style:style>
    <style:style style:name="表格265.3" style:family="table-row">
      <style:table-row-properties style:min-row-height="0.3854in" style:keep-together="true" fo:keep-together="auto"/>
    </style:style>
    <style:style style:name="表格265.A3" style:family="table-cell">
      <style:table-cell-properties style:vertical-align="middle" fo:background-color="#cccccc" fo:padding-left="0.075in" fo:padding-right="0.075in" fo:padding-top="0in" fo:padding-bottom="0in" fo:border-left="none" fo:border-right="none" fo:border-top="none" fo:border-bottom="0.0139in solid #ffffff" style:writing-mode="lr-tb">
        <style:background-image/>
      </style:table-cell-properties>
    </style:style>
    <style:style style:name="表格265.D3" style:family="table-cell">
      <style:table-cell-properties style:vertical-align="middle" fo:padding-left="0.075in" fo:padding-right="0.075in" fo:padding-top="0in" fo:padding-bottom="0in" fo:border="none" style:writing-mode="lr-tb"/>
    </style:style>
    <style:style style:name="表格265.A4" style:family="table-cell">
      <style:table-cell-properties style:vertical-align="middle" fo:background-color="#cccccc" fo:padding-left="0.075in" fo:padding-right="0.075in" fo:padding-top="0in" fo:padding-bottom="0in" fo:border-left="none" fo:border-right="none" fo:border-top="0.0139in solid #ffffff" fo:border-bottom="0.0139in solid #ffffff" style:writing-mode="lr-tb">
        <style:background-image/>
      </style:table-cell-properties>
    </style:style>
    <style:style style:name="表格265.8" style:family="table-row">
      <style:table-row-properties style:min-row-height="0.1132in" style:keep-together="true" fo:keep-together="auto"/>
    </style:style>
    <style:style style:name="表格265.9" style:family="table-row">
      <style:table-row-properties style:min-row-height="0.3333in" style:keep-together="true" fo:keep-together="auto"/>
    </style:style>
    <style:style style:name="表格265.A9" style:family="table-cell">
      <style:table-cell-properties style:vertical-align="middle" fo:background-color="#cccccc" fo:padding-left="0.075in" fo:padding-right="0.075in" fo:padding-top="0in" fo:padding-bottom="0in" fo:border-left="0.0139in solid #ffffff" fo:border-right="none" fo:border-top="0.0139in solid #ffffff" fo:border-bottom="0.0139in solid #808080" style:writing-mode="lr-tb">
        <style:background-image/>
      </style:table-cell-properties>
    </style:style>
    <style:style style:name="表格265.B9" style:family="table-cell">
      <style:table-cell-properties style:vertical-align="top" fo:padding-left="0.075in" fo:padding-right="0.075in" fo:padding-top="0in" fo:padding-bottom="0in" fo:border-left="0.0139in solid #808080" fo:border-right="none" fo:border-top="none" fo:border-bottom="none" style:writing-mode="lr-tb"/>
    </style:style>
    <style:style style:name="表格265.10" style:family="table-row">
      <style:table-row-properties style:min-row-height="3.5486in" style:keep-together="true" fo:keep-together="auto"/>
    </style:style>
    <style:style style:name="表格265.A10" style:family="table-cell">
      <style:table-cell-properties style:vertical-align="top" fo:padding-left="0.075in" fo:padding-right="0.075in" fo:padding-top="0in" fo:padding-bottom="0in" fo:border="none" style:writing-mode="lr-tb"/>
    </style:style>
    <style:style style:name="表格265.11" style:family="table-row">
      <style:table-row-properties style:min-row-height="0.3438in" style:keep-together="true" fo:keep-together="auto"/>
    </style:style>
    <style:style style:name="表格265.12" style:family="table-row">
      <style:table-row-properties style:min-row-height="0.4556in" style:keep-together="true" fo:keep-together="auto"/>
    </style:style>
    <style:style style:name="P1" style:family="paragraph" style:parent-style-name="Standard">
      <style:paragraph-properties style:snap-to-layout-gri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style:snap-to-layout-grid="false"/>
      <style:text-properties fo:font-size="6.5pt" style:font-size-asian="6.5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snap-to-layout-grid="false"/>
      <style:text-properties fo:color="#000000" fo:font-size="14pt" fo:font-weight="bold" style:font-size-asian="14pt" style:font-weight-asian="bold" style:font-weight-complex="bold"/>
    </style:style>
    <style:style style:name="P6" style:family="paragraph" style:parent-style-name="Standard" style:list-style-name="WW8Num2">
      <style:paragraph-properties style:snap-to-layout-grid="false"/>
    </style:style>
    <style:style style:name="P7" style:family="paragraph" style:parent-style-name="Standard" style:list-style-name="WW8Num1"/>
    <style:style style:name="P8" style:family="paragraph" style:parent-style-name="Standard" style:list-style-name="WW8Num1">
      <style:paragraph-properties style:snap-to-layout-grid="false"/>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margin-left="0in" fo:margin-right="0in" fo:text-indent="0.1457in" style:auto-text-indent="false"/>
    </style:style>
    <style:style style:name="P11" style:family="paragraph" style:parent-style-name="Standard">
      <style:paragraph-properties fo:margin-left="0in" fo:margin-right="0in" fo:text-indent="0.2917in" style:auto-text-indent="false"/>
    </style:style>
    <style:style style:name="P12" style:family="paragraph" style:parent-style-name="Standard">
      <style:paragraph-properties fo:margin-left="0in" fo:margin-right="0in" fo:text-indent="0.2917in" style:auto-text-indent="false" style:snap-to-layout-grid="false"/>
    </style:style>
    <style:style style:name="P13" style:family="paragraph" style:parent-style-name="Standard">
      <style:paragraph-properties fo:margin-left="0in" fo:margin-right="0in" fo:text-indent="0.3646in" style:auto-text-indent="false"/>
    </style:style>
    <style:style style:name="P14" style:family="paragraph" style:parent-style-name="Standard">
      <style:paragraph-properties fo:margin-left="0in" fo:margin-right="0in" fo:text-indent="1.1665in" style:auto-text-indent="false"/>
    </style:style>
    <style:style style:name="P15" style:family="paragraph" style:parent-style-name="Standard">
      <style:paragraph-properties fo:margin-left="0in" fo:margin-right="0in" fo:text-indent="1.3126in" style:auto-text-indent="false"/>
    </style:style>
    <style:style style:name="P16" style:family="paragraph" style:parent-style-name="Standard">
      <style:paragraph-properties fo:margin-left="0in" fo:margin-right="0in" fo:text-indent="1.4583in" style:auto-text-indent="false"/>
    </style:style>
    <style:style style:name="P17" style:family="paragraph" style:parent-style-name="Standard">
      <style:paragraph-properties fo:margin-left="0.7291in" fo:margin-right="0in" fo:text-indent="0in" style:auto-text-indent="false"/>
    </style:style>
    <style:style style:name="P18" style:family="paragraph" style:parent-style-name="Standard">
      <style:paragraph-properties fo:margin-left="0in" fo:margin-right="0in" fo:text-indent="0.302in" style:auto-text-indent="false"/>
    </style:style>
    <style:style style:name="P19" style:family="paragraph" style:parent-style-name="Standard">
      <style:paragraph-properties fo:margin-left="0in" fo:margin-right="0in" fo:text-indent="0.4374in" style:auto-text-indent="false"/>
    </style:style>
    <style:style style:name="P20" style:family="paragraph" style:parent-style-name="Standard">
      <style:paragraph-properties fo:margin-left="0.1457in" fo:margin-right="0in" fo:text-indent="-0.1457in" style:auto-text-indent="false" style:snap-to-layout-grid="false"/>
    </style:style>
    <style:style style:name="P21" style:family="paragraph" style:parent-style-name="Standard">
      <style:paragraph-properties fo:margin-left="1.75in" fo:margin-right="0in" fo:text-indent="-1.75in" style:auto-text-indent="false"/>
    </style:style>
    <style:style style:name="P22" style:family="paragraph" style:parent-style-name="Standard">
      <style:paragraph-properties fo:margin-left="0in" fo:margin-right="0in" fo:text-indent="0.448in" style:auto-text-indent="false"/>
    </style:style>
    <style:style style:name="P23" style:family="paragraph" style:parent-style-name="Standard">
      <style:paragraph-properties fo:margin-left="0in" fo:margin-right="0in" fo:text-indent="0.5209in" style:auto-text-indent="false"/>
    </style:style>
    <style:style style:name="P24" style:family="paragraph" style:parent-style-name="Standard">
      <style:paragraph-properties fo:margin-left="1.6043in" fo:margin-right="0in" fo:text-indent="-1.6043in" style:auto-text-indent="false"/>
    </style:style>
    <style:style style:name="P25" style:family="paragraph" style:parent-style-name="Standard">
      <style:paragraph-properties fo:margin-left="0.5835in" fo:margin-right="0in" fo:text-indent="-0.5835in" style:auto-text-indent="false"/>
    </style:style>
    <style:style style:name="P26" style:family="paragraph" style:parent-style-name="Standard">
      <style:paragraph-properties fo:margin-left="0.8752in" fo:margin-right="0in" fo:text-indent="-0.8752in" style:auto-text-indent="false"/>
    </style:style>
    <style:style style:name="P27" style:family="paragraph" style:parent-style-name="Standard">
      <style:paragraph-properties fo:margin-left="0.8752in" fo:margin-right="0in" fo:text-indent="-0.8752in" style:auto-text-indent="false" style:snap-to-layout-grid="false"/>
    </style:style>
    <style:style style:name="P28" style:family="paragraph" style:parent-style-name="Standard">
      <style:paragraph-properties fo:margin-left="1.0209in" fo:margin-right="0in" fo:text-indent="-1.0209in" style:auto-text-indent="false"/>
    </style:style>
    <style:style style:name="P29" style:family="paragraph" style:parent-style-name="Standard">
      <style:paragraph-properties fo:margin-left="0in" fo:margin-right="0in" fo:text-indent="0.8854in" style:auto-text-indent="false"/>
    </style:style>
    <style:style style:name="P30" style:family="paragraph" style:parent-style-name="Standard">
      <style:paragraph-properties fo:margin-left="0in" fo:margin-right="0in" fo:text-indent="0.8752in" style:auto-text-indent="false"/>
    </style:style>
    <style:style style:name="P31" style:family="paragraph" style:parent-style-name="Standard">
      <style:paragraph-properties fo:margin-left="0.5854in" fo:margin-right="0in" fo:text-indent="-0.5854in" style:auto-text-indent="false"/>
      <style:text-properties fo:font-weight="bold" style:font-weight-asian="bold" style:font-weight-complex="bold"/>
    </style:style>
    <style:style style:name="P32" style:family="paragraph" style:parent-style-name="Standard">
      <style:paragraph-properties fo:margin-left="0in" fo:margin-right="0in" fo:text-indent="0.3752in" style:auto-text-indent="false"/>
    </style:style>
    <style:style style:name="T1" style:family="text">
      <style:text-properties fo:font-size="22pt" style:font-size-asian="22pt"/>
    </style:style>
    <style:style style:name="T2" style:family="text">
      <style:text-properties fo:font-weight="bold" style:font-weight-asian="bold" style:font-weight-complex="bold"/>
    </style:style>
    <style:style style:name="T3" style:family="text">
      <style:text-properties fo:color="#000000" fo:font-size="14pt" fo:font-weight="bold" style:font-size-asian="14pt" style:font-weight-asian="bold" style:font-weight-complex="bold"/>
    </style:style>
    <style:style style:name="T4"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row table:style-name="表格1.1">
          <table:table-cell table:style-name="表格1.A1" table:number-columns-spanned="6" office:value-type="string">
            <text:p text:style-name="P2"><text:bookmark-start text:name="_top"/><text:bookmark-end text:name="_top"/><text:span text:style-name="T1"><text:line-break/><text:line-break/><text:line-break/>Linux C 函数参考</text:span></text:p>
          </table:table-cell>
          <table:covered-table-cell/>
          <table:covered-table-cell/>
          <table:covered-table-cell/>
          <table:covered-table-cell/>
          <table:covered-table-cell/>
        </table:table-row>
        <text:soft-page-break/>
        <table:table-row table:style-name="表格1.2">
          <table:table-cell table:style-name="表格1.A2" table:number-columns-spanned="5" office:value-type="string">
            <text:p text:style-name="P2"><text:span text:style-name="T3">isalnum（测试字符是否为英文或数字）</text:span></text:p>
          </table:table-cell>
          <table:covered-table-cell/>
          <table:covered-table-cell/>
          <table:covered-table-cell/>
          <table:covered-table-cell/>
          <table:table-cell table:style-name="表格1.F2" office:value-type="string">
            <text:p text:style-name="P1"/>
          </table:table-cell>
        </table:table-row>
        <table:table-row table:style-name="表格1.3">
          <table:table-cell table:style-name="表格1.A3" table:number-columns-spanned="4" office:value-type="string">
            <text:p text:style-name="P3"/>
          </table:table-cell>
          <table:covered-table-cell/>
          <table:covered-table-cell/>
          <table:covered-table-cell/>
          <table:table-cell table:style-name="表格1.E3" table:number-columns-spanned="2" office:value-type="string">
            <text:p text:style-name="P1"/>
          </table:table-cell>
          <table:covered-table-cell/>
        </table:table-row>
        <table:table-row table:style-name="表格1.4">
          <table:table-cell table:style-name="表格1.A4" table:number-columns-spanned="3" office:value-type="string">
            <text:p text:style-name="P2">相关函数</text:p>
          </table:table-cell>
          <table:covered-table-cell/>
          <table:covered-table-cell/>
          <table:table-cell table:style-name="表格1.D4" office:value-type="string">
            <text:p text:style-name="P1"><text:a xlink:type="simple" xlink:href="#isalpha"><text:span text:style-name="Internet_20_link">isalpha</text:span></text:a>，isdigit，islower，isupper</text:p>
          </table:table-cell>
          <table:table-cell table:style-name="表格1.E3" table:number-columns-spanned="2" office:value-type="string">
            <text:p text:style-name="P1"/>
          </table:table-cell>
          <table:covered-table-cell/>
        </table:table-row>
        <table:table-row table:style-name="表格1.4">
          <table:table-cell table:style-name="表格1.A5" table:number-columns-spanned="3" office:value-type="string">
            <text:p text:style-name="P2">表头文件</text:p>
          </table:table-cell>
          <table:covered-table-cell/>
          <table:covered-table-cell/>
          <table:table-cell table:style-name="表格1.D4" office:value-type="string">
            <text:p text:style-name="P1">#include&lt;ctype.h&gt;</text:p>
          </table:table-cell>
          <table:table-cell table:style-name="表格1.E3" table:number-columns-spanned="2" office:value-type="string">
            <text:p text:style-name="P1"/>
          </table:table-cell>
          <table:covered-table-cell/>
        </table:table-row>
        <table:table-row table:style-name="表格1.4">
          <table:table-cell table:style-name="表格1.A5" table:number-columns-spanned="3" office:value-type="string">
            <text:p text:style-name="P2">定义函数</text:p>
          </table:table-cell>
          <table:covered-table-cell/>
          <table:covered-table-cell/>
          <table:table-cell table:style-name="表格1.D4" office:value-type="string">
            <text:p text:style-name="P1">int isalnum (int c)</text:p>
          </table:table-cell>
          <table:table-cell table:style-name="表格1.E3" table:number-columns-spanned="2" office:value-type="string">
            <text:p text:style-name="P1"/>
          </table:table-cell>
          <table:covered-table-cell/>
        </table:table-row>
        <table:table-row table:style-name="表格1.4">
          <table:table-cell table:style-name="表格1.A5" table:number-columns-spanned="3" office:value-type="string">
            <text:p text:style-name="P2">函数说明</text:p>
          </table:table-cell>
          <table:covered-table-cell/>
          <table:covered-table-cell/>
          <table:table-cell table:style-name="表格1.D4" office:value-type="string">
            <text:p text:style-name="P1">检查参数c是否为英文字母或阿拉伯数字，在标准c中相当于使用（isalpha( c )|| isdigit( c )）做测试。</text:p>
          </table:table-cell>
          <table:table-cell table:style-name="表格1.E3" table:number-columns-spanned="2" office:value-type="string">
            <text:p text:style-name="P1"/>
          </table:table-cell>
          <table:covered-table-cell/>
        </table:table-row>
        <table:table-row table:style-name="表格1.4">
          <table:table-cell table:style-name="表格1.A5" table:number-columns-spanned="3" office:value-type="string">
            <text:p text:style-name="P2">返回值</text:p>
          </table:table-cell>
          <table:covered-table-cell/>
          <table:covered-table-cell/>
          <table:table-cell table:style-name="表格1.D4" office:value-type="string">
            <text:p text:style-name="P1">若参数c为字母或数字，则返回TRUE，否则返回NULL( 0 )。</text:p>
          </table:table-cell>
          <table:table-cell table:style-name="表格1.E3" table:number-columns-spanned="2" office:value-type="string">
            <text:p text:style-name="P1"/>
          </table:table-cell>
          <table:covered-table-cell/>
        </table:table-row>
        <table:table-row table:style-name="表格1.4">
          <table:table-cell table:style-name="表格1.A9" table:number-columns-spanned="3" office:value-type="string">
            <text:p text:style-name="P2">附加说明</text:p>
          </table:table-cell>
          <table:covered-table-cell/>
          <table:covered-table-cell/>
          <table:table-cell table:style-name="表格1.D4" office:value-type="string">
            <text:p text:style-name="P1">此为宏定义，非真正函数。</text:p>
          </table:table-cell>
          <table:table-cell table:style-name="表格1.E3" table:number-columns-spanned="2" office:value-type="string">
            <text:p text:style-name="P1"/>
          </table:table-cell>
          <table:covered-table-cell/>
        </table:table-row>
        <table:table-row table:style-name="表格1.10">
          <table:table-cell table:style-name="表格1.D4" table:number-columns-spanned="4" office:value-type="string">
            <text:p text:style-name="P2"/>
          </table:table-cell>
          <table:covered-table-cell/>
          <table:covered-table-cell/>
          <table:covered-table-cell/>
          <table:table-cell table:style-name="表格1.E3" table:number-columns-spanned="2" office:value-type="string">
            <text:p text:style-name="P1"/>
          </table:table-cell>
          <table:covered-table-cell/>
        </table:table-row>
        <table:table-row table:style-name="表格1.11">
          <table:table-cell table:style-name="表格1.A11" office:value-type="string">
            <text:p text:style-name="P2">范例</text:p>
          </table:table-cell>
          <table:table-cell table:style-name="表格1.B11" table:number-columns-spanned="3" office:value-type="string">
            <text:p text:style-name="P1"/>
          </table:table-cell>
          <table:covered-table-cell/>
          <table:covered-table-cell/>
          <table:table-cell table:style-name="表格1.E3" table:number-columns-spanned="2" office:value-type="string">
            <text:p text:style-name="P1"/>
          </table:table-cell>
          <table:covered-table-cell/>
        </table:table-row>
        <table:table-row table:style-name="表格1.12">
          <table:table-cell table:style-name="表格1.A12" table:number-columns-spanned="4" office:value-type="string">
            <text:p text:style-name="P1">/* 找出str 字符串中为英文字母或数字的字符 */</text:p>
            <text:p text:style-name="Standard">#include &lt; ctype.h&gt;</text:p>
            <text:p text:style-name="Standard">main()</text:p>
            <text:p text:style-name="Standard">{</text:p>
            <text:p text:style-name="Standard"><text:s text:c="2"/>char str[]=”123c@#FDsP[e?”;</text:p>
            <text:p text:style-name="Standard"><text:s text:c="2"/>int i;</text:p>
            <text:p text:style-name="P10">for (i=0;str[i]!=0;i++ )</text:p>
            <text:p text:style-name="P10"><text:s text:c="2"/>if ( isalnum(str[i])) printf(“%c is an alphanumeric character\n”,str[i]);</text:p>
            <text:p text:style-name="Standard">}</text:p>
          </table:table-cell>
          <table:covered-table-cell/>
          <table:covered-table-cell/>
          <table:covered-table-cell/>
          <table:table-cell table:style-name="表格1.E3" table:number-columns-spanned="2" office:value-type="string">
            <text:p text:style-name="P1"/>
          </table:table-cell>
          <table:covered-table-cell/>
        </table:table-row>
        <table:table-row table:style-name="表格1.13">
          <table:table-cell table:style-name="表格1.A11" table:number-columns-spanned="2" office:value-type="string">
            <text:p text:style-name="P2">执行</text:p>
          </table:table-cell>
          <table:covered-table-cell/>
          <table:table-cell table:style-name="表格1.B11" table:number-columns-spanned="2" office:value-type="string">
            <text:p text:style-name="P1"/>
          </table:table-cell>
          <table:covered-table-cell/>
          <table:table-cell table:style-name="表格1.E3" table:number-columns-spanned="2" office:value-type="string">
            <text:p text:style-name="P1"/>
          </table:table-cell>
          <table:covered-table-cell/>
        </table:table-row>
        <table:table-row table:style-name="表格1.14">
          <table:table-cell table:style-name="表格1.A12" table:number-columns-spanned="4" office:value-type="string">
            <text:p text:style-name="P1">1 is an apphabetic character</text:p>
            <text:p text:style-name="Standard">2 is an apphabetic character</text:p>
            <text:p text:style-name="Standard">3 is an apphabetic character</text:p>
            <text:p text:style-name="Standard">c is an apphabetic character</text:p>
            <text:p text:style-name="Standard">F is an apphabetic character</text:p>
            <text:p text:style-name="Standard">D is an apphabetic character</text:p>
            <text:p text:style-name="Standard">s is an apphabetic character</text:p>
            <text:p text:style-name="Standard">P is an apphabetic character</text:p>
            <text:p text:style-name="Standard">e is an apphabetic character</text:p>
          </table:table-cell>
          <table:covered-table-cell/>
          <table:covered-table-cell/>
          <table:covered-table-cell/>
          <table:table-cell table:style-name="表格1.E3" table:number-columns-spanned="2" office:value-type="string">
            <text:p text:style-name="P1"/>
          </table:table-cell>
          <table:covered-table-cell/>
        </table:table-row>
      </table:table>
      <text:p text:style-name="Standard"/>
      <text:p text:style-name="Standard"/>
      <text:p text:style-name="Standard"/>
      <text:p text:style-name="Standard"/>
      <table:table table:name="表格2" table:style-name="表格2">
        <table:table-column table:style-name="表格2.A"/>
        <table:table-column table:style-name="表格2.B"/>
        <table:table-column table:style-name="表格2.C"/>
        <table:table-column table:style-name="表格2.D"/>
        <text:soft-page-break/>
        <table:table-row table:style-name="表格2.1">
          <table:table-cell table:style-name="表格2.A1" table:number-columns-spanned="4" office:value-type="string">
            <text:p text:style-name="P2"><text:bookmark-start text:name="isalpha"/><text:bookmark-end text:name="isalpha"/><text:span text:style-name="T3">isalpha （测试字符是否为英文字母）</text:span></text:p>
          </table:table-cell>
          <table:covered-table-cell/>
          <table:covered-table-cell/>
          <table:covered-table-cell/>
        </table:table-row>
        <table:table-row table:style-name="表格2.2">
          <table:table-cell table:style-name="表格2.A2" table:number-columns-spanned="4" office:value-type="string">
            <text:p text:style-name="P3"/>
          </table:table-cell>
          <table:covered-table-cell/>
          <table:covered-table-cell/>
          <table:covered-table-cell/>
        </table:table-row>
        <table:table-row table:style-name="表格2.3">
          <table:table-cell table:style-name="表格2.A3" table:number-columns-spanned="3" office:value-type="string">
            <text:p text:style-name="P2">相关函数</text:p>
          </table:table-cell>
          <table:covered-table-cell/>
          <table:covered-table-cell/>
          <table:table-cell table:style-name="表格2.D3" office:value-type="string">
            <text:p text:style-name="P1">isalnum，islower，isupper</text:p>
          </table:table-cell>
        </table:table-row>
        <table:table-row table:style-name="表格2.3">
          <table:table-cell table:style-name="表格2.A4" table:number-columns-spanned="3" office:value-type="string">
            <text:p text:style-name="P2">表头文件</text:p>
          </table:table-cell>
          <table:covered-table-cell/>
          <table:covered-table-cell/>
          <table:table-cell table:style-name="表格2.D3" office:value-type="string">
            <text:p text:style-name="P1">#include&lt;ctype.h&gt;</text:p>
          </table:table-cell>
        </table:table-row>
        <table:table-row table:style-name="表格2.3">
          <table:table-cell table:style-name="表格2.A4" table:number-columns-spanned="3" office:value-type="string">
            <text:p text:style-name="P2">定义函数</text:p>
          </table:table-cell>
          <table:covered-table-cell/>
          <table:covered-table-cell/>
          <table:table-cell table:style-name="表格2.D3" office:value-type="string">
            <text:p text:style-name="P1">int isalpha (int c)</text:p>
          </table:table-cell>
        </table:table-row>
        <table:table-row table:style-name="表格2.3">
          <table:table-cell table:style-name="表格2.A4" table:number-columns-spanned="3" office:value-type="string">
            <text:p text:style-name="P2">函数说明</text:p>
          </table:table-cell>
          <table:covered-table-cell/>
          <table:covered-table-cell/>
          <table:table-cell table:style-name="表格2.D3" office:value-type="string">
            <text:p text:style-name="P1">检查参数c是否为英文字母，在标准c中相当于使用 （isupper（c）||islower（c））做测试。</text:p>
          </table:table-cell>
        </table:table-row>
        <table:table-row table:style-name="表格2.3">
          <table:table-cell table:style-name="表格2.A4" table:number-columns-spanned="3" office:value-type="string">
            <text:p text:style-name="P2">返回值</text:p>
          </table:table-cell>
          <table:covered-table-cell/>
          <table:covered-table-cell/>
          <table:table-cell table:style-name="表格2.D3" office:value-type="string">
            <text:p text:style-name="P1">若参数c为英文字母，则返回TRUE，否则返回NULL( 0 )。</text:p>
          </table:table-cell>
        </table:table-row>
        <table:table-row table:style-name="表格2.3">
          <table:table-cell table:style-name="表格2.A8" table:number-columns-spanned="3" office:value-type="string">
            <text:p text:style-name="P2">附加说明</text:p>
          </table:table-cell>
          <table:covered-table-cell/>
          <table:covered-table-cell/>
          <table:table-cell table:style-name="表格2.D3" office:value-type="string">
            <text:p text:style-name="P1">此为宏定义，非真正函数</text:p>
          </table:table-cell>
        </table:table-row>
        <table:table-row table:style-name="表格2.9">
          <table:table-cell table:style-name="表格2.D3" table:number-columns-spanned="4" office:value-type="string">
            <text:p text:style-name="P2"/>
          </table:table-cell>
          <table:covered-table-cell/>
          <table:covered-table-cell/>
          <table:covered-table-cell/>
        </table:table-row>
        <table:table-row table:style-name="表格2.10">
          <table:table-cell table:style-name="表格2.A10" office:value-type="string">
            <text:p text:style-name="P2">范例</text:p>
          </table:table-cell>
          <table:table-cell table:style-name="表格2.B10" table:number-columns-spanned="3" office:value-type="string">
            <text:p text:style-name="P1"/>
          </table:table-cell>
          <table:covered-table-cell/>
          <table:covered-table-cell/>
        </table:table-row>
        <table:table-row table:style-name="表格2.11">
          <table:table-cell table:style-name="表格2.A11" table:number-columns-spanned="4" office:value-type="string">
            <text:p text:style-name="P1">/* 找出str 字符串中为英文字母的字符*/</text:p>
            <text:p text:style-name="Standard">#include &lt;ctype.h&gt;</text:p>
            <text:p text:style-name="Standard">main()</text:p>
            <text:p text:style-name="Standard">{</text:p>
            <text:p text:style-name="Standard"><text:s text:c="2"/>char str[]=”123c@#FDsP[e?”;</text:p>
            <text:p text:style-name="Standard"><text:s text:c="2"/>int i;</text:p>
            <text:p text:style-name="Standard"><text:s text:c="2"/>for (i=0;str[i]!=0;i++)</text:p>
            <text:p text:style-name="Standard"><text:s text:c="3"/>if(isalpha(str[i])) printf(“%c is an alphanumeric character\n”,str[i]);</text:p>
            <text:p text:style-name="Standard">}</text:p>
          </table:table-cell>
          <table:covered-table-cell/>
          <table:covered-table-cell/>
          <table:covered-table-cell/>
        </table:table-row>
        <table:table-row table:style-name="表格2.12">
          <table:table-cell table:style-name="表格2.A10" table:number-columns-spanned="2" office:value-type="string">
            <text:p text:style-name="P2">执行</text:p>
          </table:table-cell>
          <table:covered-table-cell/>
          <table:table-cell table:style-name="表格2.B10" table:number-columns-spanned="2" office:value-type="string">
            <text:p text:style-name="P1"/>
          </table:table-cell>
          <table:covered-table-cell/>
        </table:table-row>
        <table:table-row table:style-name="表格2.13">
          <table:table-cell table:style-name="表格2.A11" table:number-columns-spanned="4" office:value-type="string">
            <text:p text:style-name="P1">c is an apphabetic character</text:p>
            <text:p text:style-name="Standard">F is an apphabetic character</text:p>
            <text:p text:style-name="Standard">D is an apphabetic character</text:p>
            <text:p text:style-name="Standard">s is an apphabetic character</text:p>
            <text:p text:style-name="Standard">P is an apphabetic character</text:p>
            <text:p text:style-name="Standard">e is an apphabetic character</text:p>
          </table:table-cell>
          <table:covered-table-cell/>
          <table:covered-table-cell/>
          <table:covered-table-cell/>
        </table:table-row>
      </table:table>
      <text:p text:style-name="Standard"/>
      <text:p text:style-name="Standard"/>
      <text:p text:style-name="Standard"/>
      <text:p text:style-name="Standard"/>
      <table:table table:name="表格3" table:style-name="表格3">
        <table:table-column table:style-name="表格3.A"/>
        <table:table-column table:style-name="表格3.B"/>
        <table:table-column table:style-name="表格3.C"/>
        <table:table-column table:style-name="表格3.D"/>
        <text:soft-page-break/>
        <table:table-row table:style-name="表格3.1">
          <table:table-cell table:style-name="表格3.A1" table:number-columns-spanned="4" office:value-type="string">
            <text:p text:style-name="P5">isascii(测试字符是否为ASCII码字符)</text:p>
          </table:table-cell>
          <table:covered-table-cell/>
          <table:covered-table-cell/>
          <table:covered-table-cell/>
        </table:table-row>
        <table:table-row table:style-name="表格3.2">
          <table:table-cell table:style-name="表格3.A2" table:number-columns-spanned="4" office:value-type="string">
            <text:p text:style-name="P3"/>
          </table:table-cell>
          <table:covered-table-cell/>
          <table:covered-table-cell/>
          <table:covered-table-cell/>
        </table:table-row>
        <table:table-row table:style-name="表格3.3">
          <table:table-cell table:style-name="表格3.A3" table:number-columns-spanned="3" office:value-type="string">
            <text:p text:style-name="P2">相关函数</text:p>
          </table:table-cell>
          <table:covered-table-cell/>
          <table:covered-table-cell/>
          <table:table-cell table:style-name="表格3.D3" office:value-type="string">
            <text:p text:style-name="P1">iscntrl</text:p>
          </table:table-cell>
        </table:table-row>
        <table:table-row table:style-name="表格3.3">
          <table:table-cell table:style-name="表格3.A4" table:number-columns-spanned="3" office:value-type="string">
            <text:p text:style-name="P2">表头文件</text:p>
          </table:table-cell>
          <table:covered-table-cell/>
          <table:covered-table-cell/>
          <table:table-cell table:style-name="表格3.D3" office:value-type="string">
            <text:p text:style-name="P1">#include &lt;ctype.h&gt;</text:p>
          </table:table-cell>
        </table:table-row>
        <table:table-row table:style-name="表格3.3">
          <table:table-cell table:style-name="表格3.A4" table:number-columns-spanned="3" office:value-type="string">
            <text:p text:style-name="P2">定义函数</text:p>
          </table:table-cell>
          <table:covered-table-cell/>
          <table:covered-table-cell/>
          <table:table-cell table:style-name="表格3.D3" office:value-type="string">
            <text:p text:style-name="P1">int isascii(int c);</text:p>
          </table:table-cell>
        </table:table-row>
        <table:table-row table:style-name="表格3.3">
          <table:table-cell table:style-name="表格3.A4" table:number-columns-spanned="3" office:value-type="string">
            <text:p text:style-name="P2">函数说明</text:p>
          </table:table-cell>
          <table:covered-table-cell/>
          <table:covered-table-cell/>
          <table:table-cell table:style-name="表格3.D3" office:value-type="string">
            <text:p text:style-name="P1">检查参数c是否为ASCII码字符，也就是判断c的范围是否在0到127之间。</text:p>
          </table:table-cell>
        </table:table-row>
        <table:table-row table:style-name="表格3.3">
          <table:table-cell table:style-name="表格3.A4" table:number-columns-spanned="3" office:value-type="string">
            <text:p text:style-name="P2">返回值</text:p>
          </table:table-cell>
          <table:covered-table-cell/>
          <table:covered-table-cell/>
          <table:table-cell table:style-name="表格3.D3" office:value-type="string">
            <text:p text:style-name="P1">若参数c为ASCII码字符，则返回TRUE，否则返回NULL （ 0 ）。</text:p>
          </table:table-cell>
        </table:table-row>
        <table:table-row table:style-name="表格3.3">
          <table:table-cell table:style-name="表格3.A8" table:number-columns-spanned="3" office:value-type="string">
            <text:p text:style-name="P2">附加说明</text:p>
          </table:table-cell>
          <table:covered-table-cell/>
          <table:covered-table-cell/>
          <table:table-cell table:style-name="表格3.D3" office:value-type="string">
            <text:p text:style-name="P1">此为宏定义，非真正函数。</text:p>
          </table:table-cell>
        </table:table-row>
        <table:table-row table:style-name="表格3.9">
          <table:table-cell table:style-name="表格3.D3" table:number-columns-spanned="4" office:value-type="string">
            <text:p text:style-name="P2"/>
          </table:table-cell>
          <table:covered-table-cell/>
          <table:covered-table-cell/>
          <table:covered-table-cell/>
        </table:table-row>
        <table:table-row table:style-name="表格3.10">
          <table:table-cell table:style-name="表格3.A10" office:value-type="string">
            <text:p text:style-name="P2">范例</text:p>
          </table:table-cell>
          <table:table-cell table:style-name="表格3.B10" table:number-columns-spanned="3" office:value-type="string">
            <text:p text:style-name="P1"/>
          </table:table-cell>
          <table:covered-table-cell/>
          <table:covered-table-cell/>
        </table:table-row>
        <table:table-row table:style-name="表格3.11">
          <table:table-cell table:style-name="表格3.A11" table:number-columns-spanned="4" office:value-type="string">
            <text:p text:style-name="P1">/* 判断int i是否具有对映的ASCII码字符 */</text:p>
            <text:p text:style-name="Standard">#include&lt;ctype.h&gt;</text:p>
            <text:p text:style-name="Standard">main()</text:p>
            <text:p text:style-name="Standard">{</text:p>
            <text:p text:style-name="Standard"><text:s text:c="2"/>int i;</text:p>
            <text:p text:style-name="Standard"><text:s text:c="2"/>for(i=125;i&lt;130;i++)</text:p>
            <text:p text:style-name="Standard"><text:s text:c="4"/>if(isascii(i))</text:p>
            <text:p text:style-name="Standard"><text:s text:c="6"/>printf("%d is an ascii character:%c\n",i,i);</text:p>
            <text:p text:style-name="Standard"><text:s text:c="4"/>else</text:p>
            <text:p text:style-name="Standard"><text:s text:c="6"/>printf("%d is not an ascii character\n",i);</text:p>
            <text:p text:style-name="Standard">}</text:p>
          </table:table-cell>
          <table:covered-table-cell/>
          <table:covered-table-cell/>
          <table:covered-table-cell/>
        </table:table-row>
        <table:table-row table:style-name="表格3.12">
          <table:table-cell table:style-name="表格3.A10" table:number-columns-spanned="2" office:value-type="string">
            <text:p text:style-name="P2">执行</text:p>
          </table:table-cell>
          <table:covered-table-cell/>
          <table:table-cell table:style-name="表格3.B10" table:number-columns-spanned="2" office:value-type="string">
            <text:p text:style-name="P1"/>
          </table:table-cell>
          <table:covered-table-cell/>
        </table:table-row>
        <table:table-row table:style-name="表格3.13">
          <table:table-cell table:style-name="表格3.A11" table:number-columns-spanned="4" office:value-type="string">
            <text:p text:style-name="P1">125 is an ascii character:}</text:p>
            <text:p text:style-name="Standard">126 is an ascii character:~</text:p>
            <text:p text:style-name="Standard">127 is an ascii character: </text:p>
            <text:p text:style-name="Standard">128 is not an ascii character</text:p>
            <text:p text:style-name="Standard">129 is not an ascii character</text:p>
          </table:table-cell>
          <table:covered-table-cell/>
          <table:covered-table-cell/>
          <table:covered-table-cell/>
        </table:table-row>
      </table:table>
      <text:p text:style-name="Standard"/>
      <text:p text:style-name="Standard"/>
      <table:table table:name="表格4" table:style-name="表格4">
        <table:table-column table:style-name="表格4.A"/>
        <table:table-column table:style-name="表格4.B"/>
        <table:table-row table:style-name="表格4.1">
          <table:table-cell table:style-name="表格4.A1" table:number-columns-spanned="2" office:value-type="string">
            <text:p text:style-name="P2"><text:span text:style-name="T3">iscntrl(测试字符是否为ASCII码的控制字符)</text:span></text:p>
          </table:table-cell>
          <table:covered-table-cell/>
        </table:table-row>
        <text:soft-page-break/>
        <table:table-row table:style-name="表格4.2">
          <table:table-cell table:style-name="表格4.A2" table:number-columns-spanned="2" office:value-type="string">
            <text:p text:style-name="P3"/>
          </table:table-cell>
          <table:covered-table-cell/>
        </table:table-row>
        <table:table-row table:style-name="表格4.3">
          <table:table-cell table:style-name="表格4.A3" office:value-type="string">
            <text:p text:style-name="P2">相关函数</text:p>
          </table:table-cell>
          <table:table-cell table:style-name="表格4.B3" office:value-type="string">
            <text:p text:style-name="P1">isascii</text:p>
          </table:table-cell>
        </table:table-row>
        <table:table-row table:style-name="表格4.3">
          <table:table-cell table:style-name="表格4.A4" office:value-type="string">
            <text:p text:style-name="P2">表头文件</text:p>
          </table:table-cell>
          <table:table-cell table:style-name="表格4.B3" office:value-type="string">
            <text:p text:style-name="P1">#include &lt;ctype.h&gt;</text:p>
          </table:table-cell>
        </table:table-row>
        <table:table-row table:style-name="表格4.3">
          <table:table-cell table:style-name="表格4.A4" office:value-type="string">
            <text:p text:style-name="P2">定义函数</text:p>
          </table:table-cell>
          <table:table-cell table:style-name="表格4.B3" office:value-type="string">
            <text:p text:style-name="P1">int iscntrl(int c)；</text:p>
          </table:table-cell>
        </table:table-row>
        <table:table-row table:style-name="表格4.3">
          <table:table-cell table:style-name="表格4.A4" office:value-type="string">
            <text:p text:style-name="P2">函数说明</text:p>
          </table:table-cell>
          <table:table-cell table:style-name="表格4.B3" office:value-type="string">
            <text:p text:style-name="P1">检查参数c是否为ASCII控制码，也就是判断c的范围是否在0到30之间</text:p>
          </table:table-cell>
        </table:table-row>
        <table:table-row table:style-name="表格4.3">
          <table:table-cell table:style-name="表格4.A4" office:value-type="string">
            <text:p text:style-name="P2">返回值</text:p>
          </table:table-cell>
          <table:table-cell table:style-name="表格4.B3" office:value-type="string">
            <text:p text:style-name="P1">若参数c为ASCII控制码，则返回TRUE，否则返回NULL（0）。</text:p>
          </table:table-cell>
        </table:table-row>
        <table:table-row table:style-name="表格4.3">
          <table:table-cell table:style-name="表格4.A8" office:value-type="string">
            <text:p text:style-name="P2">附加说明</text:p>
          </table:table-cell>
          <table:table-cell table:style-name="表格4.B3" office:value-type="string">
            <text:p text:style-name="P1">此为宏定义，非真正函数。</text:p>
          </table:table-cell>
        </table:table-row>
        <table:table-row table:style-name="表格4.9">
          <table:table-cell table:style-name="表格4.B3" table:number-columns-spanned="2" office:value-type="string">
            <text:p text:style-name="P2"/>
          </table:table-cell>
          <table:covered-table-cell/>
        </table:table-row>
      </table:table>
      <text:p text:style-name="Standard"/>
      <text:p text:style-name="Standard"/>
      <table:table table:name="表格5" table:style-name="表格5">
        <table:table-column table:style-name="表格5.A"/>
        <table:table-column table:style-name="表格5.B"/>
        <table:table-column table:style-name="表格5.C"/>
        <table:table-column table:style-name="表格5.D"/>
        <table:table-row table:style-name="表格5.1">
          <table:table-cell table:style-name="表格5.A1" table:number-columns-spanned="4" office:value-type="string">
            <text:p text:style-name="P2"><text:span text:style-name="T3">isdigit（测试字符是否为阿拉伯数字）</text:span></text:p>
          </table:table-cell>
          <table:covered-table-cell/>
          <table:covered-table-cell/>
          <table:covered-table-cell/>
        </table:table-row>
        <table:table-row table:style-name="表格5.2">
          <table:table-cell table:style-name="表格5.A2" table:number-columns-spanned="4" office:value-type="string">
            <text:p text:style-name="P3"/>
          </table:table-cell>
          <table:covered-table-cell/>
          <table:covered-table-cell/>
          <table:covered-table-cell/>
        </table:table-row>
        <table:table-row table:style-name="表格5.3">
          <table:table-cell table:style-name="表格5.A3" table:number-columns-spanned="3" office:value-type="string">
            <text:p text:style-name="P2">相关函数</text:p>
          </table:table-cell>
          <table:covered-table-cell/>
          <table:covered-table-cell/>
          <table:table-cell table:style-name="表格5.D3" office:value-type="string">
            <text:p text:style-name="P1">isxdigit</text:p>
          </table:table-cell>
        </table:table-row>
        <table:table-row table:style-name="表格5.3">
          <table:table-cell table:style-name="表格5.A4" table:number-columns-spanned="3" office:value-type="string">
            <text:p text:style-name="P2">表头文件</text:p>
          </table:table-cell>
          <table:covered-table-cell/>
          <table:covered-table-cell/>
          <table:table-cell table:style-name="表格5.D3" office:value-type="string">
            <text:p text:style-name="P1">#include&lt;ctype.h&gt;</text:p>
          </table:table-cell>
        </table:table-row>
        <table:table-row table:style-name="表格5.3">
          <table:table-cell table:style-name="表格5.A4" table:number-columns-spanned="3" office:value-type="string">
            <text:p text:style-name="P2">定义函数</text:p>
          </table:table-cell>
          <table:covered-table-cell/>
          <table:covered-table-cell/>
          <table:table-cell table:style-name="表格5.D3" office:value-type="string">
            <text:p text:style-name="P1">int isdigit(int c)</text:p>
          </table:table-cell>
        </table:table-row>
        <table:table-row table:style-name="表格5.3">
          <table:table-cell table:style-name="表格5.A4" table:number-columns-spanned="3" office:value-type="string">
            <text:p text:style-name="P2">函数说明</text:p>
          </table:table-cell>
          <table:covered-table-cell/>
          <table:covered-table-cell/>
          <table:table-cell table:style-name="表格5.D3" office:value-type="string">
            <text:p text:style-name="P1">检查参数c是否为阿拉伯数字0到9。</text:p>
          </table:table-cell>
        </table:table-row>
        <table:table-row table:style-name="表格5.3">
          <table:table-cell table:style-name="表格5.A4" table:number-columns-spanned="3" office:value-type="string">
            <text:p text:style-name="P2">返回值</text:p>
          </table:table-cell>
          <table:covered-table-cell/>
          <table:covered-table-cell/>
          <table:table-cell table:style-name="表格5.D3" office:value-type="string">
            <text:p text:style-name="P1">若参数c为阿拉伯数字，则返回TRUE，否则返回NULL（0）。</text:p>
          </table:table-cell>
        </table:table-row>
        <table:table-row table:style-name="表格5.3">
          <table:table-cell table:style-name="表格5.A8" table:number-columns-spanned="3" office:value-type="string">
            <text:p text:style-name="P2">附加说明</text:p>
          </table:table-cell>
          <table:covered-table-cell/>
          <table:covered-table-cell/>
          <table:table-cell table:style-name="表格5.D3" office:value-type="string">
            <text:p text:style-name="P1">此为宏定义，非真正函数。</text:p>
          </table:table-cell>
        </table:table-row>
        <table:table-row table:style-name="表格5.9">
          <table:table-cell table:style-name="表格5.D3" table:number-columns-spanned="4" office:value-type="string">
            <text:p text:style-name="P2"/>
          </table:table-cell>
          <table:covered-table-cell/>
          <table:covered-table-cell/>
          <table:covered-table-cell/>
        </table:table-row>
        <table:table-row table:style-name="表格5.10">
          <table:table-cell table:style-name="表格5.A10" office:value-type="string">
            <text:p text:style-name="P2">范例</text:p>
          </table:table-cell>
          <table:table-cell table:style-name="表格5.B10" table:number-columns-spanned="3" office:value-type="string">
            <text:p text:style-name="P1"/>
          </table:table-cell>
          <table:covered-table-cell/>
          <table:covered-table-cell/>
        </table:table-row>
        <table:table-row table:style-name="表格5.11">
          <table:table-cell table:style-name="表格5.A11" table:number-columns-spanned="4" office:value-type="string">
            <text:p text:style-name="P1">/* 找出str字符串中为阿拉伯数字的字符 */</text:p>
            <text:p text:style-name="Standard">#include&lt;ctype.h&gt;</text:p>
            <text:p text:style-name="Standard">main()</text:p>
            <text:p text:style-name="Standard">{</text:p>
            <text:p text:style-name="Standard"><text:s text:c="2"/>char str[]="123@#FDsP[e?";</text:p>
            <text:p text:style-name="Standard"><text:s text:c="2"/>int i;</text:p>
            <text:p text:style-name="Standard"><text:s text:c="2"/>for(i=0;str[i]!=0;i++)</text:p>
            <text:p text:style-name="Standard"><text:s text:c="4"/>if(isdigit(str[i])) printf("%c is an digit character\n",str[i]); </text:p>
            <text:p text:style-name="Standard">}</text:p>
          </table:table-cell>
          <table:covered-table-cell/>
          <table:covered-table-cell/>
          <table:covered-table-cell/>
        </table:table-row>
        <table:table-row table:style-name="表格5.12">
          <table:table-cell table:style-name="表格5.A10" table:number-columns-spanned="2" office:value-type="string">
            <text:p text:style-name="P2">执行</text:p>
          </table:table-cell>
          <table:covered-table-cell/>
          <table:table-cell table:style-name="表格5.B10" table:number-columns-spanned="2" office:value-type="string">
            <text:p text:style-name="P1"/>
          </table:table-cell>
          <table:covered-table-cell/>
        </table:table-row>
        <text:soft-page-break/>
        <table:table-row table:style-name="表格5.13">
          <table:table-cell table:style-name="表格5.A11" table:number-columns-spanned="4" office:value-type="string">
            <text:p text:style-name="P1">1 is an digit character</text:p>
            <text:p text:style-name="Standard">2 is an digit character</text:p>
            <text:p text:style-name="Standard">3 is an digit character</text:p>
          </table:table-cell>
          <table:covered-table-cell/>
          <table:covered-table-cell/>
          <table:covered-table-cell/>
        </table:table-row>
      </table:table>
      <text:p text:style-name="Standard"/>
      <text:p text:style-name="Standard"/>
      <table:table table:name="表格6" table:style-name="表格6">
        <table:table-column table:style-name="表格6.A"/>
        <table:table-column table:style-name="表格6.B"/>
        <table:table-column table:style-name="表格6.C"/>
        <table:table-column table:style-name="表格6.D"/>
        <table:table-row table:style-name="表格6.1">
          <table:table-cell table:style-name="表格6.A1" table:number-columns-spanned="4" office:value-type="string">
            <text:p text:style-name="P2"><text:span text:style-name="T3">isgraphis（测试字符是否为可打印字符）</text:span></text:p>
          </table:table-cell>
          <table:covered-table-cell/>
          <table:covered-table-cell/>
          <table:covered-table-cell/>
        </table:table-row>
        <table:table-row table:style-name="表格6.2">
          <table:table-cell table:style-name="表格6.A2" table:number-columns-spanned="4" office:value-type="string">
            <text:p text:style-name="P3"/>
          </table:table-cell>
          <table:covered-table-cell/>
          <table:covered-table-cell/>
          <table:covered-table-cell/>
        </table:table-row>
        <table:table-row table:style-name="表格6.3">
          <table:table-cell table:style-name="表格6.A3" table:number-columns-spanned="3" office:value-type="string">
            <text:p text:style-name="P2">相关函数</text:p>
          </table:table-cell>
          <table:covered-table-cell/>
          <table:covered-table-cell/>
          <table:table-cell table:style-name="表格6.D3" office:value-type="string">
            <text:p text:style-name="P1">isprint</text:p>
          </table:table-cell>
        </table:table-row>
        <table:table-row table:style-name="表格6.3">
          <table:table-cell table:style-name="表格6.A4" table:number-columns-spanned="3" office:value-type="string">
            <text:p text:style-name="P2">表头文件</text:p>
          </table:table-cell>
          <table:covered-table-cell/>
          <table:covered-table-cell/>
          <table:table-cell table:style-name="表格6.D3" office:value-type="string">
            <text:p text:style-name="P1">#include &lt;ctype.h&gt;</text:p>
          </table:table-cell>
        </table:table-row>
        <table:table-row table:style-name="表格6.3">
          <table:table-cell table:style-name="表格6.A4" table:number-columns-spanned="3" office:value-type="string">
            <text:p text:style-name="P2">定义函数</text:p>
          </table:table-cell>
          <table:covered-table-cell/>
          <table:covered-table-cell/>
          <table:table-cell table:style-name="表格6.D3" office:value-type="string">
            <text:p text:style-name="P1">int isgraph (int c)</text:p>
          </table:table-cell>
        </table:table-row>
        <table:table-row table:style-name="表格6.3">
          <table:table-cell table:style-name="表格6.A4" table:number-columns-spanned="3" office:value-type="string">
            <text:p text:style-name="P2">函数说明</text:p>
          </table:table-cell>
          <table:covered-table-cell/>
          <table:covered-table-cell/>
          <table:table-cell table:style-name="表格6.D3" office:value-type="string">
            <text:p text:style-name="P1">检查参数c是否为可打印字符，若c所对映的ASCII码可打印，且非空格字符则返回TRUE。</text:p>
          </table:table-cell>
        </table:table-row>
        <table:table-row table:style-name="表格6.3">
          <table:table-cell table:style-name="表格6.A4" table:number-columns-spanned="3" office:value-type="string">
            <text:p text:style-name="P2">返回值</text:p>
          </table:table-cell>
          <table:covered-table-cell/>
          <table:covered-table-cell/>
          <table:table-cell table:style-name="表格6.D3" office:value-type="string">
            <text:p text:style-name="P1">若参数c为可打印字符，则返回TRUE，否则返回NULL（0）。</text:p>
          </table:table-cell>
        </table:table-row>
        <table:table-row table:style-name="表格6.3">
          <table:table-cell table:style-name="表格6.A8" table:number-columns-spanned="3" office:value-type="string">
            <text:p text:style-name="P2">附加说明</text:p>
          </table:table-cell>
          <table:covered-table-cell/>
          <table:covered-table-cell/>
          <table:table-cell table:style-name="表格6.D3" office:value-type="string">
            <text:p text:style-name="P1">此为宏定义，非真正函数</text:p>
          </table:table-cell>
        </table:table-row>
        <table:table-row table:style-name="表格6.9">
          <table:table-cell table:style-name="表格6.D3" table:number-columns-spanned="4" office:value-type="string">
            <text:p text:style-name="P2"/>
          </table:table-cell>
          <table:covered-table-cell/>
          <table:covered-table-cell/>
          <table:covered-table-cell/>
        </table:table-row>
        <table:table-row table:style-name="表格6.10">
          <table:table-cell table:style-name="表格6.A10" office:value-type="string">
            <text:p text:style-name="P2">范例</text:p>
          </table:table-cell>
          <table:table-cell table:style-name="表格6.B10" table:number-columns-spanned="3" office:value-type="string">
            <text:p text:style-name="P1"/>
          </table:table-cell>
          <table:covered-table-cell/>
          <table:covered-table-cell/>
        </table:table-row>
        <table:table-row table:style-name="表格6.11">
          <table:table-cell table:style-name="表格6.A11" table:number-columns-spanned="4" office:value-type="string">
            <text:p text:style-name="P1">/* 判断str字符串中哪些为可打印字符 */</text:p>
            <text:p text:style-name="Standard">#include&lt;ctype.h&gt;</text:p>
            <text:p text:style-name="Standard">main()</text:p>
            <text:p text:style-name="Standard">{</text:p>
            <text:p text:style-name="Standard"><text:s text:c="2"/>char str[]="a5 @;";</text:p>
            <text:p text:style-name="Standard"><text:s text:c="2"/>int i;</text:p>
            <text:p text:style-name="Standard"><text:s text:c="2"/>for(i=0;str[i]!=0;i++)</text:p>
            <text:p text:style-name="Standard"><text:s text:c="4"/>if(isgraph(str[i])) printf("str[%d] is printable character:%d\n",i,str[i]); </text:p>
            <text:p text:style-name="Standard">}</text:p>
          </table:table-cell>
          <table:covered-table-cell/>
          <table:covered-table-cell/>
          <table:covered-table-cell/>
        </table:table-row>
        <table:table-row table:style-name="表格6.12">
          <table:table-cell table:style-name="表格6.A10" table:number-columns-spanned="2" office:value-type="string">
            <text:p text:style-name="P2">执行</text:p>
          </table:table-cell>
          <table:covered-table-cell/>
          <table:table-cell table:style-name="表格6.B10" table:number-columns-spanned="2" office:value-type="string">
            <text:p text:style-name="P1"/>
          </table:table-cell>
          <table:covered-table-cell/>
        </table:table-row>
        <table:table-row table:style-name="表格6.13">
          <table:table-cell table:style-name="表格6.A11" table:number-columns-spanned="4" office:value-type="string">
            <text:p text:style-name="P1">str[0] is printable character:a</text:p>
            <text:p text:style-name="Standard">str[1] is printable character:5</text:p>
            <text:p text:style-name="Standard">str[3] is printable character:@</text:p>
            <text:p text:style-name="Standard">str[4] is printable character:;</text:p>
          </table:table-cell>
          <table:covered-table-cell/>
          <table:covered-table-cell/>
          <table:covered-table-cell/>
        </table:table-row>
      </table:table>
      <text:p text:style-name="Standard"/>
      <text:p text:style-name="Standard"/>
      <table:table table:name="表格7" table:style-name="表格7">
        <table:table-column table:style-name="表格7.A"/>
        <table:table-column table:style-name="表格7.B"/>
        <table:table-column table:style-name="表格7.C"/>
        <table:table-column table:style-name="表格7.D"/>
        <table:table-row table:style-name="表格7.1">
          <table:table-cell table:style-name="表格7.A1" table:number-columns-spanned="4" office:value-type="string">
            <text:p text:style-name="P2"><text:span text:style-name="T3">islower（测试字符是否为小写字母）</text:span></text:p>
          </table:table-cell>
          <table:covered-table-cell/>
          <table:covered-table-cell/>
          <table:covered-table-cell/>
        </table:table-row>
        <table:table-row table:style-name="表格7.2">
          <table:table-cell table:style-name="表格7.A2" table:number-columns-spanned="4" office:value-type="string">
            <text:p text:style-name="P3"/>
          </table:table-cell>
          <table:covered-table-cell/>
          <table:covered-table-cell/>
          <table:covered-table-cell/>
        </table:table-row>
        <text:soft-page-break/>
        <table:table-row table:style-name="表格7.3">
          <table:table-cell table:style-name="表格7.A3" table:number-columns-spanned="3" office:value-type="string">
            <text:p text:style-name="P2">相关函数</text:p>
          </table:table-cell>
          <table:covered-table-cell/>
          <table:covered-table-cell/>
          <table:table-cell table:style-name="表格7.D3" office:value-type="string">
            <text:p text:style-name="P1">isalpha，isupper</text:p>
          </table:table-cell>
        </table:table-row>
        <table:table-row table:style-name="表格7.3">
          <table:table-cell table:style-name="表格7.A4" table:number-columns-spanned="3" office:value-type="string">
            <text:p text:style-name="P2">表头文件</text:p>
          </table:table-cell>
          <table:covered-table-cell/>
          <table:covered-table-cell/>
          <table:table-cell table:style-name="表格7.D3" office:value-type="string">
            <text:p text:style-name="P1">#include&lt;ctype.h&gt;</text:p>
          </table:table-cell>
        </table:table-row>
        <table:table-row table:style-name="表格7.3">
          <table:table-cell table:style-name="表格7.A4" table:number-columns-spanned="3" office:value-type="string">
            <text:p text:style-name="P2">定义函数</text:p>
          </table:table-cell>
          <table:covered-table-cell/>
          <table:covered-table-cell/>
          <table:table-cell table:style-name="表格7.D3" office:value-type="string">
            <text:p text:style-name="P1">int islower(int c)</text:p>
          </table:table-cell>
        </table:table-row>
        <table:table-row table:style-name="表格7.3">
          <table:table-cell table:style-name="表格7.A4" table:number-columns-spanned="3" office:value-type="string">
            <text:p text:style-name="P2">函数说明</text:p>
          </table:table-cell>
          <table:covered-table-cell/>
          <table:covered-table-cell/>
          <table:table-cell table:style-name="表格7.D3" office:value-type="string">
            <text:p text:style-name="P1">检查参数c是否为小写英文字母。</text:p>
          </table:table-cell>
        </table:table-row>
        <table:table-row table:style-name="表格7.3">
          <table:table-cell table:style-name="表格7.A4" table:number-columns-spanned="3" office:value-type="string">
            <text:p text:style-name="P2">返回值</text:p>
          </table:table-cell>
          <table:covered-table-cell/>
          <table:covered-table-cell/>
          <table:table-cell table:style-name="表格7.D3" office:value-type="string">
            <text:p text:style-name="P1">若参数c为小写英文字母，则返回TRUE，否则返回NULL（0）。</text:p>
          </table:table-cell>
        </table:table-row>
        <table:table-row table:style-name="表格7.3">
          <table:table-cell table:style-name="表格7.A8" table:number-columns-spanned="3" office:value-type="string">
            <text:p text:style-name="P2">附加说明</text:p>
          </table:table-cell>
          <table:covered-table-cell/>
          <table:covered-table-cell/>
          <table:table-cell table:style-name="表格7.D3" office:value-type="string">
            <text:p text:style-name="P1">此为宏定义，非真正函数。</text:p>
          </table:table-cell>
        </table:table-row>
        <table:table-row table:style-name="表格7.9">
          <table:table-cell table:style-name="表格7.D3" table:number-columns-spanned="4" office:value-type="string">
            <text:p text:style-name="P2"/>
          </table:table-cell>
          <table:covered-table-cell/>
          <table:covered-table-cell/>
          <table:covered-table-cell/>
        </table:table-row>
        <table:table-row table:style-name="表格7.10">
          <table:table-cell table:style-name="表格7.A10" office:value-type="string">
            <text:p text:style-name="P2">范例</text:p>
          </table:table-cell>
          <table:table-cell table:style-name="表格7.B10" table:number-columns-spanned="3" office:value-type="string">
            <text:p text:style-name="P1"/>
          </table:table-cell>
          <table:covered-table-cell/>
          <table:covered-table-cell/>
        </table:table-row>
        <table:table-row table:style-name="表格7.11">
          <table:table-cell table:style-name="表格7.A11" table:number-columns-spanned="4" office:value-type="string">
            <text:p text:style-name="P1">#include&lt;ctype.h&gt;</text:p>
            <text:p text:style-name="Standard">main()</text:p>
            <text:p text:style-name="Standard">{ <text:s/></text:p>
            <text:p text:style-name="Standard"><text:s text:c="2"/>char str[]="123@#FDsP[e?"; <text:s/></text:p>
            <text:p text:style-name="Standard"><text:s text:c="2"/>int i; <text:s/></text:p>
            <text:p text:style-name="Standard"><text:s text:c="2"/>for(i=0;str[i]!=0;i++) <text:s text:c="3"/></text:p>
            <text:p text:style-name="Standard"><text:s text:c="3"/>if(islower(str[i])) printf("%c is a lower-case character\n",str[i]); </text:p>
            <text:p text:style-name="Standard">}</text:p>
          </table:table-cell>
          <table:covered-table-cell/>
          <table:covered-table-cell/>
          <table:covered-table-cell/>
        </table:table-row>
        <table:table-row table:style-name="表格7.12">
          <table:table-cell table:style-name="表格7.A10" table:number-columns-spanned="2" office:value-type="string">
            <text:p text:style-name="P2">执行</text:p>
          </table:table-cell>
          <table:covered-table-cell/>
          <table:table-cell table:style-name="表格7.B10" table:number-columns-spanned="2" office:value-type="string">
            <text:p text:style-name="P1"/>
          </table:table-cell>
          <table:covered-table-cell/>
        </table:table-row>
        <table:table-row table:style-name="表格7.13">
          <table:table-cell table:style-name="表格7.A11" table:number-columns-spanned="4" office:value-type="string">
            <text:p text:style-name="P1">c is a lower-case character</text:p>
            <text:p text:style-name="Standard">s is a lower-case character</text:p>
            <text:p text:style-name="Standard">e is a lower-case character</text:p>
          </table:table-cell>
          <table:covered-table-cell/>
          <table:covered-table-cell/>
          <table:covered-table-cell/>
        </table:table-row>
      </table:table>
      <text:p text:style-name="Standard"/>
      <table:table table:name="表格8" table:style-name="表格8">
        <table:table-column table:style-name="表格8.A"/>
        <table:table-column table:style-name="表格8.B"/>
        <table:table-column table:style-name="表格8.C"/>
        <table:table-column table:style-name="表格8.D"/>
        <table:table-row table:style-name="表格8.1">
          <table:table-cell table:style-name="表格8.A1" table:number-columns-spanned="4" office:value-type="string">
            <text:p text:style-name="P2"><text:span text:style-name="T3">isprint（测试字符是否为可打印字符）</text:span></text:p>
          </table:table-cell>
          <table:covered-table-cell/>
          <table:covered-table-cell/>
          <table:covered-table-cell/>
        </table:table-row>
        <table:table-row table:style-name="表格8.2">
          <table:table-cell table:style-name="表格8.A2" table:number-columns-spanned="4" office:value-type="string">
            <text:p text:style-name="P3"/>
          </table:table-cell>
          <table:covered-table-cell/>
          <table:covered-table-cell/>
          <table:covered-table-cell/>
        </table:table-row>
        <table:table-row table:style-name="表格8.3">
          <table:table-cell table:style-name="表格8.A3" table:number-columns-spanned="3" office:value-type="string">
            <text:p text:style-name="P2">相关函数</text:p>
          </table:table-cell>
          <table:covered-table-cell/>
          <table:covered-table-cell/>
          <table:table-cell table:style-name="表格8.D3" office:value-type="string">
            <text:p text:style-name="P1">isgraph</text:p>
          </table:table-cell>
        </table:table-row>
        <table:table-row table:style-name="表格8.3">
          <table:table-cell table:style-name="表格8.A4" table:number-columns-spanned="3" office:value-type="string">
            <text:p text:style-name="P2">表头文件</text:p>
          </table:table-cell>
          <table:covered-table-cell/>
          <table:covered-table-cell/>
          <table:table-cell table:style-name="表格8.D3" office:value-type="string">
            <text:p text:style-name="P1">#include&lt;ctype.h&gt;</text:p>
          </table:table-cell>
        </table:table-row>
        <table:table-row table:style-name="表格8.3">
          <table:table-cell table:style-name="表格8.A4" table:number-columns-spanned="3" office:value-type="string">
            <text:p text:style-name="P2">定义函数</text:p>
          </table:table-cell>
          <table:covered-table-cell/>
          <table:covered-table-cell/>
          <table:table-cell table:style-name="表格8.D3" office:value-type="string">
            <text:p text:style-name="P1">int isprint(int c);</text:p>
          </table:table-cell>
        </table:table-row>
        <table:table-row table:style-name="表格8.3">
          <table:table-cell table:style-name="表格8.A4" table:number-columns-spanned="3" office:value-type="string">
            <text:p text:style-name="P2">函数说明</text:p>
          </table:table-cell>
          <table:covered-table-cell/>
          <table:covered-table-cell/>
          <table:table-cell table:style-name="表格8.D3" office:value-type="string">
            <text:p text:style-name="P1">检查参数c是否为可打印字符，若c所对映的ASCII码可打印，其中包含空格字符，则返回TRUE。</text:p>
          </table:table-cell>
        </table:table-row>
        <table:table-row table:style-name="表格8.3">
          <table:table-cell table:style-name="表格8.A4" table:number-columns-spanned="3" office:value-type="string">
            <text:p text:style-name="P2">返回值</text:p>
          </table:table-cell>
          <table:covered-table-cell/>
          <table:covered-table-cell/>
          <table:table-cell table:style-name="表格8.D3" office:value-type="string">
            <text:p text:style-name="P1">若参数c为可打印字符，则返回TRUE，否则返回NULL（0）。</text:p>
          </table:table-cell>
        </table:table-row>
        <table:table-row table:style-name="表格8.3">
          <table:table-cell table:style-name="表格8.A8" table:number-columns-spanned="3" office:value-type="string">
            <text:p text:style-name="P2">附加说明</text:p>
          </table:table-cell>
          <table:covered-table-cell/>
          <table:covered-table-cell/>
          <table:table-cell table:style-name="表格8.D3" office:value-type="string">
            <text:p text:style-name="P1">此为宏定义，非真正函数。</text:p>
          </table:table-cell>
        </table:table-row>
        <table:table-row table:style-name="表格8.9">
          <table:table-cell table:style-name="表格8.D3" table:number-columns-spanned="4" office:value-type="string">
            <text:p text:style-name="P2"/>
          </table:table-cell>
          <table:covered-table-cell/>
          <table:covered-table-cell/>
          <table:covered-table-cell/>
        </table:table-row>
        <text:soft-page-break/>
        <table:table-row table:style-name="表格8.10">
          <table:table-cell table:style-name="表格8.A10" office:value-type="string">
            <text:p text:style-name="P2">范例</text:p>
          </table:table-cell>
          <table:table-cell table:style-name="表格8.B10" table:number-columns-spanned="3" office:value-type="string">
            <text:p text:style-name="P1"/>
          </table:table-cell>
          <table:covered-table-cell/>
          <table:covered-table-cell/>
        </table:table-row>
        <table:table-row table:style-name="表格8.11">
          <table:table-cell table:style-name="表格8.A11" table:number-columns-spanned="4" office:value-type="string">
            <text:p text:style-name="P1">/* 判断str字符串中哪些为可打印字符 包含空格字符*/</text:p>
            <text:p text:style-name="Standard">#include&lt;ctype.h&gt;</text:p>
            <text:p text:style-name="Standard">main()</text:p>
            <text:p text:style-name="Standard">{</text:p>
            <text:p text:style-name="Standard"><text:s text:c="2"/>char str[]="a5 @;";</text:p>
            <text:p text:style-name="Standard"><text:s text:c="2"/>int i;</text:p>
            <text:p text:style-name="Standard"><text:s text:c="2"/>for(i=0;str[i]!=0;i++)</text:p>
            <text:p text:style-name="Standard"><text:s text:c="4"/>if(isprint(str[i])) printf("str[%d] is printable character:%d\n",i,str[i]); </text:p>
            <text:p text:style-name="Standard">}</text:p>
          </table:table-cell>
          <table:covered-table-cell/>
          <table:covered-table-cell/>
          <table:covered-table-cell/>
        </table:table-row>
        <table:table-row table:style-name="表格8.12">
          <table:table-cell table:style-name="表格8.A10" table:number-columns-spanned="2" office:value-type="string">
            <text:p text:style-name="P2">执行</text:p>
          </table:table-cell>
          <table:covered-table-cell/>
          <table:table-cell table:style-name="表格8.B10" table:number-columns-spanned="2" office:value-type="string">
            <text:p text:style-name="P1"/>
          </table:table-cell>
          <table:covered-table-cell/>
        </table:table-row>
        <table:table-row table:style-name="表格8.13">
          <table:table-cell table:style-name="表格8.A11" table:number-columns-spanned="4" office:value-type="string">
            <text:p text:style-name="P1">str[0] is printable character:a</text:p>
            <text:p text:style-name="Standard">str[1] is printable character:5</text:p>
            <text:p text:style-name="Standard">str[2] is printable character:</text:p>
            <text:p text:style-name="Standard">str[3] is printable character:@</text:p>
            <text:p text:style-name="Standard">str[4] is printable character:;</text:p>
          </table:table-cell>
          <table:covered-table-cell/>
          <table:covered-table-cell/>
          <table:covered-table-cell/>
        </table:table-row>
      </table:table>
      <text:p text:style-name="Standard"/>
      <table:table table:name="表格9" table:style-name="表格9">
        <table:table-column table:style-name="表格9.A"/>
        <table:table-column table:style-name="表格9.B"/>
        <table:table-column table:style-name="表格9.C"/>
        <table:table-column table:style-name="表格9.D"/>
        <table:table-row table:style-name="表格9.1">
          <table:table-cell table:style-name="表格9.A1" table:number-columns-spanned="4" office:value-type="string">
            <text:p text:style-name="P2"><text:span text:style-name="T3">isspace（测试字符是否为空格字符）</text:span></text:p>
          </table:table-cell>
          <table:covered-table-cell/>
          <table:covered-table-cell/>
          <table:covered-table-cell/>
        </table:table-row>
        <table:table-row table:style-name="表格9.2">
          <table:table-cell table:style-name="表格9.A2" table:number-columns-spanned="4" office:value-type="string">
            <text:p text:style-name="P3"/>
          </table:table-cell>
          <table:covered-table-cell/>
          <table:covered-table-cell/>
          <table:covered-table-cell/>
        </table:table-row>
        <table:table-row table:style-name="表格9.3">
          <table:table-cell table:style-name="表格9.A3" table:number-columns-spanned="3" office:value-type="string">
            <text:p text:style-name="P2">相关函数</text:p>
          </table:table-cell>
          <table:covered-table-cell/>
          <table:covered-table-cell/>
          <table:table-cell table:style-name="表格9.D3" office:value-type="string">
            <text:p text:style-name="P1">isgraph</text:p>
          </table:table-cell>
        </table:table-row>
        <table:table-row table:style-name="表格9.3">
          <table:table-cell table:style-name="表格9.A4" table:number-columns-spanned="3" office:value-type="string">
            <text:p text:style-name="P2">表头文件</text:p>
          </table:table-cell>
          <table:covered-table-cell/>
          <table:covered-table-cell/>
          <table:table-cell table:style-name="表格9.D3" office:value-type="string">
            <text:p text:style-name="P1">#include&lt;ctype.h&gt;</text:p>
          </table:table-cell>
        </table:table-row>
        <table:table-row table:style-name="表格9.3">
          <table:table-cell table:style-name="表格9.A4" table:number-columns-spanned="3" office:value-type="string">
            <text:p text:style-name="P2">定义函数</text:p>
          </table:table-cell>
          <table:covered-table-cell/>
          <table:covered-table-cell/>
          <table:table-cell table:style-name="表格9.D3" office:value-type="string">
            <text:p text:style-name="P1">int isspace（int c）</text:p>
          </table:table-cell>
        </table:table-row>
        <table:table-row table:style-name="表格9.3">
          <table:table-cell table:style-name="表格9.A4" table:number-columns-spanned="3" office:value-type="string">
            <text:p text:style-name="P2">函数说明</text:p>
          </table:table-cell>
          <table:covered-table-cell/>
          <table:covered-table-cell/>
          <table:table-cell table:style-name="表格9.D3" office:value-type="string">
            <text:p text:style-name="P1">检查参数c是否为空格字符，也就是判断是否为空格（’’）、定位字符（’\t’）、CR（’\r’）、换行（’\n’）、垂直定位字符（’\v’）或翻页（’\f’）的情况。</text:p>
          </table:table-cell>
        </table:table-row>
        <table:table-row table:style-name="表格9.3">
          <table:table-cell table:style-name="表格9.A4" table:number-columns-spanned="3" office:value-type="string">
            <text:p text:style-name="P2">返回值</text:p>
          </table:table-cell>
          <table:covered-table-cell/>
          <table:covered-table-cell/>
          <table:table-cell table:style-name="表格9.D3" office:value-type="string">
            <text:p text:style-name="P1">若参数c为空格字符，则返回TRUE，否则返回NULL（0）。</text:p>
          </table:table-cell>
        </table:table-row>
        <table:table-row table:style-name="表格9.3">
          <table:table-cell table:style-name="表格9.A8" table:number-columns-spanned="3" office:value-type="string">
            <text:p text:style-name="P2">附加说明</text:p>
          </table:table-cell>
          <table:covered-table-cell/>
          <table:covered-table-cell/>
          <table:table-cell table:style-name="表格9.D3" office:value-type="string">
            <text:p text:style-name="P1">此为宏定义，非真正函数</text:p>
          </table:table-cell>
        </table:table-row>
        <table:table-row table:style-name="表格9.9">
          <table:table-cell table:style-name="表格9.D3" table:number-columns-spanned="4" office:value-type="string">
            <text:p text:style-name="P2"/>
          </table:table-cell>
          <table:covered-table-cell/>
          <table:covered-table-cell/>
          <table:covered-table-cell/>
        </table:table-row>
        <table:table-row table:style-name="表格9.10">
          <table:table-cell table:style-name="表格9.A10" office:value-type="string">
            <text:p text:style-name="P2">范例</text:p>
          </table:table-cell>
          <table:table-cell table:style-name="表格9.B10" table:number-columns-spanned="3" office:value-type="string">
            <text:p text:style-name="P1"/>
          </table:table-cell>
          <table:covered-table-cell/>
          <table:covered-table-cell/>
        </table:table-row>
        <text:soft-page-break/>
        <table:table-row table:style-name="表格9.11">
          <table:table-cell table:style-name="表格9.A11" table:number-columns-spanned="4" office:value-type="string">
            <text:p text:style-name="P1">/*将字符串str[]中内含的空格字符找出，并显示空格字符的ASCII码*/</text:p>
            <text:p text:style-name="Standard">#include &lt;ctype.h&gt;</text:p>
            <text:p text:style-name="Standard">main()</text:p>
            <text:p text:style-name="Standard">{</text:p>
            <text:p text:style-name="Standard"><text:s text:c="2"/>char str="123c @# FD\tsP[e?\n";</text:p>
            <text:p text:style-name="Standard"><text:s text:c="2"/>int i;</text:p>
            <text:p text:style-name="Standard"><text:s text:c="2"/>for(i=0;str[i]!=0;i++)</text:p>
            <text:p text:style-name="Standard"><text:s text:c="3"/>if(isspace(str[i]))</text:p>
            <text:p text:style-name="Standard"><text:s text:c="5"/>printf("str[%d] is a white-space character:%d\n",i,str[i]);</text:p>
            <text:p text:style-name="Standard">}</text:p>
          </table:table-cell>
          <table:covered-table-cell/>
          <table:covered-table-cell/>
          <table:covered-table-cell/>
        </table:table-row>
        <table:table-row table:style-name="表格9.12">
          <table:table-cell table:style-name="表格9.A10" table:number-columns-spanned="2" office:value-type="string">
            <text:p text:style-name="P2">执行</text:p>
          </table:table-cell>
          <table:covered-table-cell/>
          <table:table-cell table:style-name="表格9.B10" table:number-columns-spanned="2" office:value-type="string">
            <text:p text:style-name="P1"/>
          </table:table-cell>
          <table:covered-table-cell/>
        </table:table-row>
        <table:table-row table:style-name="表格9.13">
          <table:table-cell table:style-name="表格9.A11" table:number-columns-spanned="4" office:value-type="string">
            <text:p text:style-name="P1">str[4] is a white-space character:32</text:p>
            <text:p text:style-name="Standard">str[7] is a white-space character:32</text:p>
            <text:p text:style-name="Standard">str[10] is a white-space character:9 <text:s text:c="4"/>/* \t */</text:p>
            <text:p text:style-name="Standard">str[16] is a white-space character:10 <text:s text:c="3"/>/* \t */</text:p>
          </table:table-cell>
          <table:covered-table-cell/>
          <table:covered-table-cell/>
          <table:covered-table-cell/>
        </table:table-row>
      </table:table>
      <text:p text:style-name="Standard"/>
      <table:table table:name="表格10" table:style-name="表格10">
        <table:table-column table:style-name="表格10.A"/>
        <table:table-column table:style-name="表格10.B"/>
        <table:table-column table:style-name="表格10.C"/>
        <table:table-column table:style-name="表格10.D"/>
        <table:table-row table:style-name="表格10.1">
          <table:table-cell table:style-name="表格10.A1" table:number-columns-spanned="4" office:value-type="string">
            <text:p text:style-name="P2"><text:span text:style-name="T3">ispunct（测试字符是否为标点符号或特殊符号）</text:span></text:p>
          </table:table-cell>
          <table:covered-table-cell/>
          <table:covered-table-cell/>
          <table:covered-table-cell/>
        </table:table-row>
        <table:table-row table:style-name="表格10.2">
          <table:table-cell table:style-name="表格10.A2" table:number-columns-spanned="4" office:value-type="string">
            <text:p text:style-name="P3"/>
          </table:table-cell>
          <table:covered-table-cell/>
          <table:covered-table-cell/>
          <table:covered-table-cell/>
        </table:table-row>
        <table:table-row table:style-name="表格10.3">
          <table:table-cell table:style-name="表格10.A3" table:number-columns-spanned="3" office:value-type="string">
            <text:p text:style-name="P2">相关函数</text:p>
          </table:table-cell>
          <table:covered-table-cell/>
          <table:covered-table-cell/>
          <table:table-cell table:style-name="表格10.D3" office:value-type="string">
            <text:p text:style-name="P1">isspace，isdigit，isalpha</text:p>
          </table:table-cell>
        </table:table-row>
        <table:table-row table:style-name="表格10.3">
          <table:table-cell table:style-name="表格10.A4" table:number-columns-spanned="3" office:value-type="string">
            <text:p text:style-name="P2">表头文件</text:p>
          </table:table-cell>
          <table:covered-table-cell/>
          <table:covered-table-cell/>
          <table:table-cell table:style-name="表格10.D3" office:value-type="string">
            <text:p text:style-name="P1">#inlude&lt;ctype.h&gt;</text:p>
          </table:table-cell>
        </table:table-row>
        <table:table-row table:style-name="表格10.3">
          <table:table-cell table:style-name="表格10.A4" table:number-columns-spanned="3" office:value-type="string">
            <text:p text:style-name="P2">定义函数</text:p>
          </table:table-cell>
          <table:covered-table-cell/>
          <table:covered-table-cell/>
          <table:table-cell table:style-name="表格10.D3" office:value-type="string">
            <text:p text:style-name="P1">int ispunct (int c)</text:p>
          </table:table-cell>
        </table:table-row>
        <table:table-row table:style-name="表格10.3">
          <table:table-cell table:style-name="表格10.A4" table:number-columns-spanned="3" office:value-type="string">
            <text:p text:style-name="P2">函数说明</text:p>
          </table:table-cell>
          <table:covered-table-cell/>
          <table:covered-table-cell/>
          <table:table-cell table:style-name="表格10.D3" office:value-type="string">
            <text:p text:style-name="P1">检查参数c是否为标点符号或特殊符号。返回TRUE也就是代表参数c为非空格、非数字和非英文字母。</text:p>
          </table:table-cell>
        </table:table-row>
        <table:table-row table:style-name="表格10.3">
          <table:table-cell table:style-name="表格10.A4" table:number-columns-spanned="3" office:value-type="string">
            <text:p text:style-name="P2">返回值</text:p>
          </table:table-cell>
          <table:covered-table-cell/>
          <table:covered-table-cell/>
          <table:table-cell table:style-name="表格10.D3" office:value-type="string">
            <text:p text:style-name="P1">若参数c为标点符号或特殊符号，则返回TRUE，否则返回NULL（0）。</text:p>
          </table:table-cell>
        </table:table-row>
        <table:table-row table:style-name="表格10.3">
          <table:table-cell table:style-name="表格10.A8" table:number-columns-spanned="3" office:value-type="string">
            <text:p text:style-name="P2">附加说明</text:p>
          </table:table-cell>
          <table:covered-table-cell/>
          <table:covered-table-cell/>
          <table:table-cell table:style-name="表格10.D3" office:value-type="string">
            <text:p text:style-name="P1">此为宏定义，非真正函数</text:p>
          </table:table-cell>
        </table:table-row>
        <table:table-row table:style-name="表格10.9">
          <table:table-cell table:style-name="表格10.D3" table:number-columns-spanned="4" office:value-type="string">
            <text:p text:style-name="P2"/>
          </table:table-cell>
          <table:covered-table-cell/>
          <table:covered-table-cell/>
          <table:covered-table-cell/>
        </table:table-row>
        <table:table-row table:style-name="表格10.10">
          <table:table-cell table:style-name="表格10.A10" office:value-type="string">
            <text:p text:style-name="P2">范例</text:p>
          </table:table-cell>
          <table:table-cell table:style-name="表格10.B10" table:number-columns-spanned="3" office:value-type="string">
            <text:p text:style-name="P1"/>
          </table:table-cell>
          <table:covered-table-cell/>
          <table:covered-table-cell/>
        </table:table-row>
        <table:table-row table:style-name="表格10.11">
          <table:table-cell table:style-name="表格10.A11" table:number-columns-spanned="4" office:value-type="string">
            <text:p text:style-name="P1">/*列出字符串str中的标点符号或特殊符号*/</text:p>
            <text:p text:style-name="Standard">#include &lt;ctype.h&gt;</text:p>
            <text:p text:style-name="Standard">main()</text:p>
            <text:p text:style-name="Standard">{</text:p>
            <text:p text:style-name="Standard"><text:s text:c="2"/>char str[]="123c@ #FDsP[e?";</text:p>
            <text:p text:style-name="Standard"><text:s text:c="2"/>int i;</text:p>
            <text:p text:style-name="Standard"><text:s text:c="2"/>for(i=0;str[i]!=0;i++)</text:p>
            <text:p text:style-name="Standard"><text:s text:c="3"/>if(ispunct(str[i])) printf("%c\n",str[i]);</text:p>
            <text:p text:style-name="Standard">}</text:p>
          </table:table-cell>
          <table:covered-table-cell/>
          <table:covered-table-cell/>
          <table:covered-table-cell/>
        </table:table-row>
        <table:table-row table:style-name="表格10.12">
          <table:table-cell table:style-name="表格10.A10" table:number-columns-spanned="2" office:value-type="string">
            <text:p text:style-name="P2">执行</text:p>
          </table:table-cell>
          <table:covered-table-cell/>
          <table:table-cell table:style-name="表格10.B10" table:number-columns-spanned="2" office:value-type="string">
            <text:p text:style-name="P1"/>
          </table:table-cell>
          <table:covered-table-cell/>
        </table:table-row>
        <text:soft-page-break/>
        <table:table-row table:style-name="表格10.13">
          <table:table-cell table:style-name="表格10.A11" table:number-columns-spanned="4" office:value-type="string">
            <text:p text:style-name="P1">@#[?</text:p>
          </table:table-cell>
          <table:covered-table-cell/>
          <table:covered-table-cell/>
          <table:covered-table-cell/>
        </table:table-row>
      </table:table>
      <text:p text:style-name="Standard"/>
      <table:table table:name="表格11" table:style-name="表格11">
        <table:table-column table:style-name="表格11.A"/>
        <table:table-column table:style-name="表格11.B"/>
        <table:table-column table:style-name="表格11.C"/>
        <table:table-column table:style-name="表格11.D"/>
        <table:table-row table:style-name="表格11.1">
          <table:table-cell table:style-name="表格11.A1" table:number-columns-spanned="4" office:value-type="string">
            <text:p text:style-name="P2"><text:span text:style-name="T3">isupper（测试字符是否为大写英文字母）</text:span></text:p>
          </table:table-cell>
          <table:covered-table-cell/>
          <table:covered-table-cell/>
          <table:covered-table-cell/>
        </table:table-row>
        <table:table-row table:style-name="表格11.2">
          <table:table-cell table:style-name="表格11.A2" table:number-columns-spanned="4" office:value-type="string">
            <text:p text:style-name="P3"/>
          </table:table-cell>
          <table:covered-table-cell/>
          <table:covered-table-cell/>
          <table:covered-table-cell/>
        </table:table-row>
        <table:table-row table:style-name="表格11.3">
          <table:table-cell table:style-name="表格11.A3" table:number-columns-spanned="3" office:value-type="string">
            <text:p text:style-name="P2">相关函数</text:p>
          </table:table-cell>
          <table:covered-table-cell/>
          <table:covered-table-cell/>
          <table:table-cell table:style-name="表格11.D3" office:value-type="string">
            <text:p text:style-name="P1">isalpha，islower</text:p>
          </table:table-cell>
        </table:table-row>
        <table:table-row table:style-name="表格11.3">
          <table:table-cell table:style-name="表格11.A4" table:number-columns-spanned="3" office:value-type="string">
            <text:p text:style-name="P2">表头文件</text:p>
          </table:table-cell>
          <table:covered-table-cell/>
          <table:covered-table-cell/>
          <table:table-cell table:style-name="表格11.D3" office:value-type="string">
            <text:p text:style-name="P1">#include&lt;ctype.h&gt;</text:p>
          </table:table-cell>
        </table:table-row>
        <table:table-row table:style-name="表格11.3">
          <table:table-cell table:style-name="表格11.A4" table:number-columns-spanned="3" office:value-type="string">
            <text:p text:style-name="P2">定义函数</text:p>
          </table:table-cell>
          <table:covered-table-cell/>
          <table:covered-table-cell/>
          <table:table-cell table:style-name="表格11.D3" office:value-type="string">
            <text:p text:style-name="P1">int isupper(int c)</text:p>
          </table:table-cell>
        </table:table-row>
        <table:table-row table:style-name="表格11.3">
          <table:table-cell table:style-name="表格11.A4" table:number-columns-spanned="3" office:value-type="string">
            <text:p text:style-name="P2">函数说明</text:p>
          </table:table-cell>
          <table:covered-table-cell/>
          <table:covered-table-cell/>
          <table:table-cell table:style-name="表格11.D3" office:value-type="string">
            <text:p text:style-name="P1">检查参数c是否为大写英文字母。</text:p>
          </table:table-cell>
        </table:table-row>
        <table:table-row table:style-name="表格11.3">
          <table:table-cell table:style-name="表格11.A4" table:number-columns-spanned="3" office:value-type="string">
            <text:p text:style-name="P2">返回值</text:p>
          </table:table-cell>
          <table:covered-table-cell/>
          <table:covered-table-cell/>
          <table:table-cell table:style-name="表格11.D3" office:value-type="string">
            <text:p text:style-name="P1">若参数c为大写英文字母，则返回TRUE，否则返回NULL（0）。</text:p>
          </table:table-cell>
        </table:table-row>
        <table:table-row table:style-name="表格11.3">
          <table:table-cell table:style-name="表格11.A8" table:number-columns-spanned="3" office:value-type="string">
            <text:p text:style-name="P2">附加说明</text:p>
          </table:table-cell>
          <table:covered-table-cell/>
          <table:covered-table-cell/>
          <table:table-cell table:style-name="表格11.D3" office:value-type="string">
            <text:p text:style-name="P1">此为宏定义，非真正函数</text:p>
          </table:table-cell>
        </table:table-row>
        <table:table-row table:style-name="表格11.9">
          <table:table-cell table:style-name="表格11.D3" table:number-columns-spanned="4" office:value-type="string">
            <text:p text:style-name="P2"/>
          </table:table-cell>
          <table:covered-table-cell/>
          <table:covered-table-cell/>
          <table:covered-table-cell/>
        </table:table-row>
        <table:table-row table:style-name="表格11.10">
          <table:table-cell table:style-name="表格11.A10" office:value-type="string">
            <text:p text:style-name="P2">范例</text:p>
          </table:table-cell>
          <table:table-cell table:style-name="表格11.B10" table:number-columns-spanned="3" office:value-type="string">
            <text:p text:style-name="P1"/>
          </table:table-cell>
          <table:covered-table-cell/>
          <table:covered-table-cell/>
        </table:table-row>
        <table:table-row table:style-name="表格11.11">
          <table:table-cell table:style-name="表格11.A11" table:number-columns-spanned="4" office:value-type="string">
            <text:p text:style-name="P1">/*找出字符串str中为大写英文字母的字符*/</text:p>
            <text:p text:style-name="Standard">#include &lt;ctype.h&gt;</text:p>
            <text:p text:style-name="Standard">main()</text:p>
            <text:p text:style-name="Standard">{</text:p>
            <text:p text:style-name="Standard"><text:s text:c="2"/>char str[]="123c@#FDsP[e?";</text:p>
            <text:p text:style-name="Standard"><text:s text:c="2"/>int i;</text:p>
            <text:p text:style-name="Standard"><text:s text:c="2"/>for(i=0;str[i]!=0;i++)</text:p>
            <text:p text:style-name="Standard"><text:s text:c="3"/>if(isupper(str[i])) printf("%c is an uppercase character\n",str[i]);</text:p>
            <text:p text:style-name="Standard">}</text:p>
          </table:table-cell>
          <table:covered-table-cell/>
          <table:covered-table-cell/>
          <table:covered-table-cell/>
        </table:table-row>
        <table:table-row table:style-name="表格11.12">
          <table:table-cell table:style-name="表格11.A10" table:number-columns-spanned="2" office:value-type="string">
            <text:p text:style-name="P2">执行</text:p>
          </table:table-cell>
          <table:covered-table-cell/>
          <table:table-cell table:style-name="表格11.B10" table:number-columns-spanned="2" office:value-type="string">
            <text:p text:style-name="P1"/>
          </table:table-cell>
          <table:covered-table-cell/>
        </table:table-row>
        <table:table-row table:style-name="表格11.13">
          <table:table-cell table:style-name="表格11.A11" table:number-columns-spanned="4" office:value-type="string">
            <text:p text:style-name="P1">F is an uppercase character</text:p>
            <text:p text:style-name="Standard">D is an uppercase character</text:p>
            <text:p text:style-name="Standard">P is an uppercase character</text:p>
          </table:table-cell>
          <table:covered-table-cell/>
          <table:covered-table-cell/>
          <table:covered-table-cell/>
        </table:table-row>
      </table:table>
      <text:p text:style-name="Standard"/>
      <text:p text:style-name="Standard"/>
      <text:p text:style-name="Standard"/>
      <text:p text:style-name="Standard"/>
      <text:p text:style-name="Standard"/>
      <text:p text:style-name="Standard"/>
      <table:table table:name="表格12" table:style-name="表格12">
        <table:table-column table:style-name="表格12.A"/>
        <table:table-column table:style-name="表格12.B"/>
        <table:table-column table:style-name="表格12.C"/>
        <table:table-column table:style-name="表格12.D"/>
        <table:table-row table:style-name="表格12.1">
          <table:table-cell table:style-name="表格12.A1" table:number-columns-spanned="4" office:value-type="string">
            <text:p text:style-name="P2"><text:span text:style-name="T3">isxdigit（测试字符是否为16进制数字）</text:span></text:p>
          </table:table-cell>
          <table:covered-table-cell/>
          <table:covered-table-cell/>
          <table:covered-table-cell/>
        </table:table-row>
        <table:table-row table:style-name="表格12.2">
          <table:table-cell table:style-name="表格12.A2" table:number-columns-spanned="4" office:value-type="string">
            <text:p text:style-name="P3"/>
          </table:table-cell>
          <table:covered-table-cell/>
          <table:covered-table-cell/>
          <table:covered-table-cell/>
        </table:table-row>
        <text:soft-page-break/>
        <table:table-row table:style-name="表格12.3">
          <table:table-cell table:style-name="表格12.A3" table:number-columns-spanned="3" office:value-type="string">
            <text:p text:style-name="P2">相关函数</text:p>
          </table:table-cell>
          <table:covered-table-cell/>
          <table:covered-table-cell/>
          <table:table-cell table:style-name="表格12.D3" office:value-type="string">
            <text:p text:style-name="P1">isalnum，isdigit</text:p>
          </table:table-cell>
        </table:table-row>
        <table:table-row table:style-name="表格12.3">
          <table:table-cell table:style-name="表格12.A4" table:number-columns-spanned="3" office:value-type="string">
            <text:p text:style-name="P2">表头文件</text:p>
          </table:table-cell>
          <table:covered-table-cell/>
          <table:covered-table-cell/>
          <table:table-cell table:style-name="表格12.D3" office:value-type="string">
            <text:p text:style-name="P1">#include&lt;ctype.h&gt;</text:p>
          </table:table-cell>
        </table:table-row>
        <table:table-row table:style-name="表格12.3">
          <table:table-cell table:style-name="表格12.A4" table:number-columns-spanned="3" office:value-type="string">
            <text:p text:style-name="P2">定义函数</text:p>
          </table:table-cell>
          <table:covered-table-cell/>
          <table:covered-table-cell/>
          <table:table-cell table:style-name="表格12.D3" office:value-type="string">
            <text:p text:style-name="P1">int isxdigit (int c)</text:p>
          </table:table-cell>
        </table:table-row>
        <table:table-row table:style-name="表格12.3">
          <table:table-cell table:style-name="表格12.A4" table:number-columns-spanned="3" office:value-type="string">
            <text:p text:style-name="P2">函数说明</text:p>
          </table:table-cell>
          <table:covered-table-cell/>
          <table:covered-table-cell/>
          <table:table-cell table:style-name="表格12.D3" office:value-type="string">
            <text:p text:style-name="P1">检查参数c是否为16进制数字，只要c为下列其中一个情况则返回TRUE。16进制数字：0123456789ABCDEF</text:p>
          </table:table-cell>
        </table:table-row>
        <table:table-row table:style-name="表格12.3">
          <table:table-cell table:style-name="表格12.A4" table:number-columns-spanned="3" office:value-type="string">
            <text:p text:style-name="P2">返回值</text:p>
          </table:table-cell>
          <table:covered-table-cell/>
          <table:covered-table-cell/>
          <table:table-cell table:style-name="表格12.D3" office:value-type="string">
            <text:p text:style-name="P1">若参数c为16进制数字，则返回TRUE，否则返回NULL（0）。</text:p>
          </table:table-cell>
        </table:table-row>
        <table:table-row table:style-name="表格12.3">
          <table:table-cell table:style-name="表格12.A8" table:number-columns-spanned="3" office:value-type="string">
            <text:p text:style-name="P2">附加说明</text:p>
          </table:table-cell>
          <table:covered-table-cell/>
          <table:covered-table-cell/>
          <table:table-cell table:style-name="表格12.D3" office:value-type="string">
            <text:p text:style-name="P1">此为宏定义，非真正函数。</text:p>
          </table:table-cell>
        </table:table-row>
        <table:table-row table:style-name="表格12.9">
          <table:table-cell table:style-name="表格12.D3" table:number-columns-spanned="4" office:value-type="string">
            <text:p text:style-name="P2"/>
          </table:table-cell>
          <table:covered-table-cell/>
          <table:covered-table-cell/>
          <table:covered-table-cell/>
        </table:table-row>
        <table:table-row table:style-name="表格12.10">
          <table:table-cell table:style-name="表格12.A10" office:value-type="string">
            <text:p text:style-name="P2">范例</text:p>
          </table:table-cell>
          <table:table-cell table:style-name="表格12.B10" table:number-columns-spanned="3" office:value-type="string">
            <text:p text:style-name="P1"/>
          </table:table-cell>
          <table:covered-table-cell/>
          <table:covered-table-cell/>
        </table:table-row>
        <table:table-row table:style-name="表格12.11">
          <table:table-cell table:style-name="表格12.A11" table:number-columns-spanned="4" office:value-type="string">
            <text:p text:style-name="P1">/*找出字符串str中为十六进制数字的字符*/</text:p>
            <text:p text:style-name="Standard">#include &lt;ctype.h&gt;</text:p>
            <text:p text:style-name="Standard">main()</text:p>
            <text:p text:style-name="Standard">{</text:p>
            <text:p text:style-name="Standard"><text:s text:c="2"/>char str[]="123c@#FDsP[e?";</text:p>
            <text:p text:style-name="Standard"><text:s text:c="2"/>int i;</text:p>
            <text:p text:style-name="Standard"><text:s text:c="2"/>for(i=0;str[i]!=0;i++)</text:p>
            <text:p text:style-name="Standard"><text:s text:c="3"/>if(isxdigit(str[i])) printf("%c is a hexadecimal digits\n",str[i]);</text:p>
            <text:p text:style-name="Standard">}</text:p>
          </table:table-cell>
          <table:covered-table-cell/>
          <table:covered-table-cell/>
          <table:covered-table-cell/>
        </table:table-row>
        <table:table-row table:style-name="表格12.12">
          <table:table-cell table:style-name="表格12.A10" table:number-columns-spanned="2" office:value-type="string">
            <text:p text:style-name="P2">执行</text:p>
          </table:table-cell>
          <table:covered-table-cell/>
          <table:table-cell table:style-name="表格12.B10" table:number-columns-spanned="2" office:value-type="string">
            <text:p text:style-name="P1"/>
          </table:table-cell>
          <table:covered-table-cell/>
        </table:table-row>
        <table:table-row table:style-name="表格12.13">
          <table:table-cell table:style-name="表格12.A11" table:number-columns-spanned="4" office:value-type="string">
            <text:p text:style-name="P1">1 is a hexadecimal digits</text:p>
            <text:p text:style-name="Standard">2 is a hexadecimal digits</text:p>
            <text:p text:style-name="Standard">3 is a hexadecimal digits</text:p>
            <text:p text:style-name="Standard">c is a hexadecimal digits</text:p>
            <text:p text:style-name="Standard">F is a hexadecimal digits</text:p>
            <text:p text:style-name="Standard">D is a hexadecimal digits</text:p>
            <text:p text:style-name="Standard">e is a hexadecimal digits</text:p>
          </table: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able:table table:name="表格13" table:style-name="表格13">
        <table:table-column table:style-name="表格13.A"/>
        <table:table-column table:style-name="表格13.B"/>
        <table:table-column table:style-name="表格13.C"/>
        <table:table-column table:style-name="表格13.D"/>
        <table:table-row table:style-name="表格13.1">
          <table:table-cell table:style-name="表格13.A1" table:number-columns-spanned="4" office:value-type="string">
            <text:p text:style-name="P5">atof（将字符串转换成浮点型数）</text:p>
          </table:table-cell>
          <table:covered-table-cell/>
          <table:covered-table-cell/>
          <table:covered-table-cell/>
        </table:table-row>
        <table:table-row table:style-name="表格13.2">
          <table:table-cell table:style-name="表格13.A2" table:number-columns-spanned="4" office:value-type="string">
            <text:p text:style-name="P3"/>
          </table:table-cell>
          <table:covered-table-cell/>
          <table:covered-table-cell/>
          <table:covered-table-cell/>
        </table:table-row>
        <table:table-row table:style-name="表格13.3">
          <table:table-cell table:style-name="表格13.A3" table:number-columns-spanned="3" office:value-type="string">
            <text:p text:style-name="P2">相关函数</text:p>
          </table:table-cell>
          <table:covered-table-cell/>
          <table:covered-table-cell/>
          <table:table-cell table:style-name="表格13.D3" office:value-type="string">
            <text:p text:style-name="P1">atoi，atol，strtod，strtol，strtoul</text:p>
          </table:table-cell>
        </table:table-row>
        <text:soft-page-break/>
        <table:table-row table:style-name="表格13.3">
          <table:table-cell table:style-name="表格13.A4" table:number-columns-spanned="3" office:value-type="string">
            <text:p text:style-name="P2">表头文件</text:p>
          </table:table-cell>
          <table:covered-table-cell/>
          <table:covered-table-cell/>
          <table:table-cell table:style-name="表格13.D3" office:value-type="string">
            <text:p text:style-name="P1">#include &lt;stdlib.h&gt;</text:p>
          </table:table-cell>
        </table:table-row>
        <table:table-row table:style-name="表格13.3">
          <table:table-cell table:style-name="表格13.A4" table:number-columns-spanned="3" office:value-type="string">
            <text:p text:style-name="P2">定义函数</text:p>
          </table:table-cell>
          <table:covered-table-cell/>
          <table:covered-table-cell/>
          <table:table-cell table:style-name="表格13.D3" office:value-type="string">
            <text:p text:style-name="P1">double atof(const char *nptr);</text:p>
          </table:table-cell>
        </table:table-row>
        <table:table-row table:style-name="表格13.3">
          <table:table-cell table:style-name="表格13.A4" table:number-columns-spanned="3" office:value-type="string">
            <text:p text:style-name="P2">函数说明</text:p>
          </table:table-cell>
          <table:covered-table-cell/>
          <table:covered-table-cell/>
          <table:table-cell table:style-name="表格13.D3" office:value-type="string">
            <text:p text:style-name="P1">atof（）会扫描参数nptr字符串，跳过前面的空格字符，直到遇上数字或正负符号才开始做转换，而再遇到非数字或字符串结束时（’\0’）才结束转换，并将结果返回。参数nptr字符串可包含正负号、小数点或E（e）来表示指数部分，如123.456或123e-2。</text:p>
          </table:table-cell>
        </table:table-row>
        <table:table-row table:style-name="表格13.3">
          <table:table-cell table:style-name="表格13.A4" table:number-columns-spanned="3" office:value-type="string">
            <text:p text:style-name="P2">返回值</text:p>
          </table:table-cell>
          <table:covered-table-cell/>
          <table:covered-table-cell/>
          <table:table-cell table:style-name="表格13.D3" office:value-type="string">
            <text:p text:style-name="P1">返回转换后的浮点型数。</text:p>
          </table:table-cell>
        </table:table-row>
        <table:table-row table:style-name="表格13.3">
          <table:table-cell table:style-name="表格13.A8" table:number-columns-spanned="3" office:value-type="string">
            <text:p text:style-name="P2">附加说明</text:p>
          </table:table-cell>
          <table:covered-table-cell/>
          <table:covered-table-cell/>
          <table:table-cell table:style-name="表格13.D3" office:value-type="string">
            <text:p text:style-name="P1">atof()与使用strtod（nptr,(char**)NULL）；结果相同。</text:p>
          </table:table-cell>
        </table:table-row>
        <table:table-row table:style-name="表格13.9">
          <table:table-cell table:style-name="表格13.D3" table:number-columns-spanned="4" office:value-type="string">
            <text:p text:style-name="P2"/>
          </table:table-cell>
          <table:covered-table-cell/>
          <table:covered-table-cell/>
          <table:covered-table-cell/>
        </table:table-row>
        <table:table-row table:style-name="表格13.10">
          <table:table-cell table:style-name="表格13.A10" office:value-type="string">
            <text:p text:style-name="P2">范例</text:p>
          </table:table-cell>
          <table:table-cell table:style-name="表格13.B10" table:number-columns-spanned="3" office:value-type="string">
            <text:p text:style-name="P1"/>
          </table:table-cell>
          <table:covered-table-cell/>
          <table:covered-table-cell/>
        </table:table-row>
        <table:table-row table:style-name="表格13.11">
          <table:table-cell table:style-name="表格13.A11" table:number-columns-spanned="4" office:value-type="string">
            <text:p text:style-name="P1">/* 将字符串a与字符串b转换成数字后相加*/</text:p>
            <text:p text:style-name="Standard">#include&lt;stdlib.h&gt;</text:p>
            <text:p text:style-name="Standard">main()</text:p>
            <text:p text:style-name="Standard">{</text:p>
            <text:p text:style-name="Standard"><text:s/>char *a=”-100.23”;</text:p>
            <text:p text:style-name="Standard"><text:s/>char *b=”200e-2”;</text:p>
            <text:p text:style-name="Standard"><text:s/>float c;</text:p>
            <text:p text:style-name="Standard"><text:s/>c=atof(a)+atof(b);</text:p>
            <text:p text:style-name="Standard"><text:s/>printf(“c=%.2f\n”,c);</text:p>
            <text:p text:style-name="Standard">}</text:p>
          </table:table-cell>
          <table:covered-table-cell/>
          <table:covered-table-cell/>
          <table:covered-table-cell/>
        </table:table-row>
        <table:table-row table:style-name="表格13.12">
          <table:table-cell table:style-name="表格13.A10" table:number-columns-spanned="2" office:value-type="string">
            <text:p text:style-name="P2">执行</text:p>
          </table:table-cell>
          <table:covered-table-cell/>
          <table:table-cell table:style-name="表格13.B10" table:number-columns-spanned="2" office:value-type="string">
            <text:p text:style-name="P1"/>
          </table:table-cell>
          <table:covered-table-cell/>
        </table:table-row>
        <table:table-row table:style-name="表格13.13">
          <table:table-cell table:style-name="表格13.A11" table:number-columns-spanned="4" office:value-type="string">
            <text:p text:style-name="P1">c=-98.23</text:p>
          </table:table-cell>
          <table:covered-table-cell/>
          <table:covered-table-cell/>
          <table:covered-table-cell/>
        </table:table-row>
      </table:table>
      <text:p text:style-name="Standard"/>
      <table:table table:name="表格14" table:style-name="表格14">
        <table:table-column table:style-name="表格14.A"/>
        <table:table-column table:style-name="表格14.B"/>
        <table:table-column table:style-name="表格14.C"/>
        <table:table-column table:style-name="表格14.D"/>
        <table:table-row table:style-name="表格14.1">
          <table:table-cell table:style-name="表格14.A1" table:number-columns-spanned="4" office:value-type="string">
            <text:p text:style-name="P5">atoi(将字符串转换成整型数)</text:p>
          </table:table-cell>
          <table:covered-table-cell/>
          <table:covered-table-cell/>
          <table:covered-table-cell/>
        </table:table-row>
        <table:table-row table:style-name="表格14.2">
          <table:table-cell table:style-name="表格14.A2" table:number-columns-spanned="4" office:value-type="string">
            <text:p text:style-name="P3"/>
          </table:table-cell>
          <table:covered-table-cell/>
          <table:covered-table-cell/>
          <table:covered-table-cell/>
        </table:table-row>
        <table:table-row table:style-name="表格14.3">
          <table:table-cell table:style-name="表格14.A3" table:number-columns-spanned="3" office:value-type="string">
            <text:p text:style-name="P2">相关函数</text:p>
          </table:table-cell>
          <table:covered-table-cell/>
          <table:covered-table-cell/>
          <table:table-cell table:style-name="表格14.D3" office:value-type="string">
            <text:p text:style-name="P1">atof，atol，atrtod，strtol，strtoul</text:p>
          </table:table-cell>
        </table:table-row>
        <table:table-row table:style-name="表格14.3">
          <table:table-cell table:style-name="表格14.A4" table:number-columns-spanned="3" office:value-type="string">
            <text:p text:style-name="P2">表头文件</text:p>
          </table:table-cell>
          <table:covered-table-cell/>
          <table:covered-table-cell/>
          <table:table-cell table:style-name="表格14.D3" office:value-type="string">
            <text:p text:style-name="P1">#include&lt;stdlib.h&gt;</text:p>
          </table:table-cell>
        </table:table-row>
        <table:table-row table:style-name="表格14.3">
          <table:table-cell table:style-name="表格14.A4" table:number-columns-spanned="3" office:value-type="string">
            <text:p text:style-name="P2">定义函数</text:p>
          </table:table-cell>
          <table:covered-table-cell/>
          <table:covered-table-cell/>
          <table:table-cell table:style-name="表格14.D3" office:value-type="string">
            <text:p text:style-name="P1">int atoi(const char *nptr);</text:p>
          </table:table-cell>
        </table:table-row>
        <table:table-row table:style-name="表格14.3">
          <table:table-cell table:style-name="表格14.A4" table:number-columns-spanned="3" office:value-type="string">
            <text:p text:style-name="P2">函数说明</text:p>
          </table:table-cell>
          <table:covered-table-cell/>
          <table:covered-table-cell/>
          <table:table-cell table:style-name="表格14.D3" office:value-type="string">
            <text:p text:style-name="P1">atoi()会扫描参数nptr字符串，跳过前面的空格字符，直到遇上数字或正负符号才开始做转换，而再遇到非数字或字符串结束时（’\0’）才结束转换，并将结果返回。</text:p>
          </table:table-cell>
        </table:table-row>
        <table:table-row table:style-name="表格14.3">
          <table:table-cell table:style-name="表格14.A4" table:number-columns-spanned="3" office:value-type="string">
            <text:p text:style-name="P2">返回值</text:p>
          </table:table-cell>
          <table:covered-table-cell/>
          <table:covered-table-cell/>
          <table:table-cell table:style-name="表格14.D3" office:value-type="string">
            <text:p text:style-name="P1">返回转换后的整型数。</text:p>
          </table:table-cell>
        </table:table-row>
        <table:table-row table:style-name="表格14.3">
          <table:table-cell table:style-name="表格14.A8" table:number-columns-spanned="3" office:value-type="string">
            <text:p text:style-name="P2">附加说明</text:p>
          </table:table-cell>
          <table:covered-table-cell/>
          <table:covered-table-cell/>
          <table:table-cell table:style-name="表格14.D3" office:value-type="string">
            <text:p text:style-name="P1">atoi()与使用strtol(nptr，（char**）NULL，10)；结果相同。</text:p>
          </table:table-cell>
        </table:table-row>
        <table:table-row table:style-name="表格14.9">
          <table:table-cell table:style-name="表格14.D3" table:number-columns-spanned="4" office:value-type="string">
            <text:p text:style-name="P2"/>
          </table:table-cell>
          <table:covered-table-cell/>
          <table:covered-table-cell/>
          <table:covered-table-cell/>
        </table:table-row>
        <table:table-row table:style-name="表格14.10">
          <table:table-cell table:style-name="表格14.A10" office:value-type="string">
            <text:p text:style-name="P2">范例</text:p>
          </table:table-cell>
          <table:table-cell table:style-name="表格14.B10" table:number-columns-spanned="3" office:value-type="string">
            <text:p text:style-name="P1"/>
          </table:table-cell>
          <table:covered-table-cell/>
          <table:covered-table-cell/>
        </table:table-row>
        <text:soft-page-break/>
        <table:table-row table:style-name="表格14.11">
          <table:table-cell table:style-name="表格14.A11" table:number-columns-spanned="4" office:value-type="string">
            <text:p text:style-name="P1">/* 将字符串a与字符串b转换成数字后相加 */</text:p>
            <text:p text:style-name="Standard">#include&lt;stdlib.h&gt;</text:p>
            <text:p text:style-name="Standard">mian()</text:p>
            <text:p text:style-name="Standard">{</text:p>
            <text:p text:style-name="Standard"><text:s text:c="2"/>char a[]=”-100”;</text:p>
            <text:p text:style-name="Standard"><text:s text:c="2"/>char b[]=”456”;</text:p>
            <text:p text:style-name="Standard"><text:s text:c="2"/>int c;</text:p>
            <text:p text:style-name="Standard"><text:s text:c="2"/>c=atoi(a)+atoi(b);</text:p>
            <text:p text:style-name="Standard"><text:s text:c="2"/>printf(c=%d\n”,c);</text:p>
            <text:p text:style-name="Standard">}</text:p>
          </table:table-cell>
          <table:covered-table-cell/>
          <table:covered-table-cell/>
          <table:covered-table-cell/>
        </table:table-row>
        <table:table-row table:style-name="表格14.12">
          <table:table-cell table:style-name="表格14.A10" table:number-columns-spanned="2" office:value-type="string">
            <text:p text:style-name="P2">执行</text:p>
          </table:table-cell>
          <table:covered-table-cell/>
          <table:table-cell table:style-name="表格14.B10" table:number-columns-spanned="2" office:value-type="string">
            <text:p text:style-name="P1"/>
          </table:table-cell>
          <table:covered-table-cell/>
        </table:table-row>
        <table:table-row table:style-name="表格14.13">
          <table:table-cell table:style-name="表格14.A11" table:number-columns-spanned="4" office:value-type="string">
            <text:p text:style-name="P1">c=356</text:p>
          </table:table-cell>
          <table:covered-table-cell/>
          <table:covered-table-cell/>
          <table:covered-table-cell/>
        </table:table-row>
      </table:table>
      <text:p text:style-name="Standard"/>
      <table:table table:name="表格15" table:style-name="表格15">
        <table:table-column table:style-name="表格15.A"/>
        <table:table-column table:style-name="表格15.B"/>
        <table:table-column table:style-name="表格15.C"/>
        <table:table-column table:style-name="表格15.D"/>
        <table:table-row table:style-name="表格15.1">
          <table:table-cell table:style-name="表格15.A1" table:number-columns-spanned="4" office:value-type="string">
            <text:p text:style-name="P5">atol（将字符串转换成长整型数）</text:p>
          </table:table-cell>
          <table:covered-table-cell/>
          <table:covered-table-cell/>
          <table:covered-table-cell/>
        </table:table-row>
        <table:table-row table:style-name="表格15.2">
          <table:table-cell table:style-name="表格15.A2" table:number-columns-spanned="4" office:value-type="string">
            <text:p text:style-name="P3"/>
          </table:table-cell>
          <table:covered-table-cell/>
          <table:covered-table-cell/>
          <table:covered-table-cell/>
        </table:table-row>
        <table:table-row table:style-name="表格15.3">
          <table:table-cell table:style-name="表格15.A3" table:number-columns-spanned="3" office:value-type="string">
            <text:p text:style-name="P2">相关函数</text:p>
          </table:table-cell>
          <table:covered-table-cell/>
          <table:covered-table-cell/>
          <table:table-cell table:style-name="表格15.D3" office:value-type="string">
            <text:p text:style-name="P1">atof，atoi，strtod，strtol，strtoul</text:p>
          </table:table-cell>
        </table:table-row>
        <table:table-row table:style-name="表格15.3">
          <table:table-cell table:style-name="表格15.A4" table:number-columns-spanned="3" office:value-type="string">
            <text:p text:style-name="P2">表头文件</text:p>
          </table:table-cell>
          <table:covered-table-cell/>
          <table:covered-table-cell/>
          <table:table-cell table:style-name="表格15.D3" office:value-type="string">
            <text:p text:style-name="P1">#include&lt;stdlib.h&gt;</text:p>
          </table:table-cell>
        </table:table-row>
        <table:table-row table:style-name="表格15.3">
          <table:table-cell table:style-name="表格15.A4" table:number-columns-spanned="3" office:value-type="string">
            <text:p text:style-name="P2">定义函数</text:p>
          </table:table-cell>
          <table:covered-table-cell/>
          <table:covered-table-cell/>
          <table:table-cell table:style-name="表格15.D3" office:value-type="string">
            <text:p text:style-name="P1">long atol(const char *nptr);</text:p>
          </table:table-cell>
        </table:table-row>
        <table:table-row table:style-name="表格15.3">
          <table:table-cell table:style-name="表格15.A4" table:number-columns-spanned="3" office:value-type="string">
            <text:p text:style-name="P2">函数说明</text:p>
          </table:table-cell>
          <table:covered-table-cell/>
          <table:covered-table-cell/>
          <table:table-cell table:style-name="表格15.D3" office:value-type="string">
            <text:p text:style-name="P1">atol()会扫描参数nptr字符串，跳过前面的空格字符，直到遇上数字或正负符号才开始做转换，而再遇到非数字或字符串结束时（’\0’）才结束转换，并将结果返回。</text:p>
          </table:table-cell>
        </table:table-row>
        <table:table-row table:style-name="表格15.3">
          <table:table-cell table:style-name="表格15.A4" table:number-columns-spanned="3" office:value-type="string">
            <text:p text:style-name="P2">返回值</text:p>
          </table:table-cell>
          <table:covered-table-cell/>
          <table:covered-table-cell/>
          <table:table-cell table:style-name="表格15.D3" office:value-type="string">
            <text:p text:style-name="P1">返回转换后的长整型数。</text:p>
          </table:table-cell>
        </table:table-row>
        <table:table-row table:style-name="表格15.3">
          <table:table-cell table:style-name="表格15.A8" table:number-columns-spanned="3" office:value-type="string">
            <text:p text:style-name="P2">附加说明</text:p>
          </table:table-cell>
          <table:covered-table-cell/>
          <table:covered-table-cell/>
          <table:table-cell table:style-name="表格15.D3" office:value-type="string">
            <text:p text:style-name="P1">atol()与使用strtol(nptr,(char**)NULL,10)；结果相同。</text:p>
          </table:table-cell>
        </table:table-row>
        <table:table-row table:style-name="表格15.9">
          <table:table-cell table:style-name="表格15.D3" table:number-columns-spanned="4" office:value-type="string">
            <text:p text:style-name="P2"/>
          </table:table-cell>
          <table:covered-table-cell/>
          <table:covered-table-cell/>
          <table:covered-table-cell/>
        </table:table-row>
        <table:table-row table:style-name="表格15.10">
          <table:table-cell table:style-name="表格15.A10" office:value-type="string">
            <text:p text:style-name="P2">范例</text:p>
          </table:table-cell>
          <table:table-cell table:style-name="表格15.B10" table:number-columns-spanned="3" office:value-type="string">
            <text:p text:style-name="P1"/>
          </table:table-cell>
          <table:covered-table-cell/>
          <table:covered-table-cell/>
        </table:table-row>
        <table:table-row table:style-name="表格15.11">
          <table:table-cell table:style-name="表格15.A11" table:number-columns-spanned="4" office:value-type="string">
            <text:p text:style-name="P1">/*将字符串a与字符串b转换成数字后相加*/</text:p>
            <text:p text:style-name="Standard">#include&lt;stdlib.h&gt;</text:p>
            <text:p text:style-name="Standard">main()</text:p>
            <text:p text:style-name="Standard">{</text:p>
            <text:p text:style-name="Standard"><text:s text:c="2"/>char a[]=”1000000000”;</text:p>
            <text:p text:style-name="Standard"><text:s text:c="2"/>char b[]=” 234567890”;</text:p>
            <text:p text:style-name="Standard"><text:s text:c="2"/>long c;</text:p>
            <text:p text:style-name="Standard"><text:s text:c="2"/>c=atol(a)+atol(b);</text:p>
            <text:p text:style-name="Standard"><text:s/>printf(“c=%d\n”,c);</text:p>
            <text:p text:style-name="Standard">}</text:p>
          </table:table-cell>
          <table:covered-table-cell/>
          <table:covered-table-cell/>
          <table:covered-table-cell/>
        </table:table-row>
        <table:table-row table:style-name="表格15.12">
          <table:table-cell table:style-name="表格15.A10" table:number-columns-spanned="2" office:value-type="string">
            <text:p text:style-name="P2">执行</text:p>
          </table:table-cell>
          <table:covered-table-cell/>
          <table:table-cell table:style-name="表格15.B10" table:number-columns-spanned="2" office:value-type="string">
            <text:p text:style-name="P1"/>
          </table:table-cell>
          <table:covered-table-cell/>
        </table:table-row>
        <table:table-row table:style-name="表格15.13">
          <table:table-cell table:style-name="表格15.A11" table:number-columns-spanned="4" office:value-type="string">
            <text:p text:style-name="P1">c=1234567890</text:p>
          </table:table-cell>
          <table:covered-table-cell/>
          <table:covered-table-cell/>
          <table:covered-table-cell/>
        </table:table-row>
      </table:table>
      <text:p text:style-name="Standard"><text:soft-page-break/></text:p>
      <text:p text:style-name="Standard"/>
      <table:table table:name="表格16" table:style-name="表格16">
        <table:table-column table:style-name="表格16.A"/>
        <table:table-column table:style-name="表格16.B"/>
        <table:table-column table:style-name="表格16.C"/>
        <table:table-column table:style-name="表格16.D"/>
        <table:table-row table:style-name="表格16.1">
          <table:table-cell table:style-name="表格16.A1" table:number-columns-spanned="4" office:value-type="string">
            <text:p text:style-name="P5">gcvt（将浮点型数转换为字符串，取四舍五入）</text:p>
          </table:table-cell>
          <table:covered-table-cell/>
          <table:covered-table-cell/>
          <table:covered-table-cell/>
        </table:table-row>
        <table:table-row table:style-name="表格16.2">
          <table:table-cell table:style-name="表格16.A2" table:number-columns-spanned="4" office:value-type="string">
            <text:p text:style-name="P3"/>
          </table:table-cell>
          <table:covered-table-cell/>
          <table:covered-table-cell/>
          <table:covered-table-cell/>
        </table:table-row>
        <table:table-row table:style-name="表格16.3">
          <table:table-cell table:style-name="表格16.A3" table:number-columns-spanned="3" office:value-type="string">
            <text:p text:style-name="P2">相关函数</text:p>
          </table:table-cell>
          <table:covered-table-cell/>
          <table:covered-table-cell/>
          <table:table-cell table:style-name="表格16.D3" office:value-type="string">
            <text:p text:style-name="P1">ecvt，fcvt，sprintf</text:p>
          </table:table-cell>
        </table:table-row>
        <table:table-row table:style-name="表格16.3">
          <table:table-cell table:style-name="表格16.A4" table:number-columns-spanned="3" office:value-type="string">
            <text:p text:style-name="P2">表头文件</text:p>
          </table:table-cell>
          <table:covered-table-cell/>
          <table:covered-table-cell/>
          <table:table-cell table:style-name="表格16.D3" office:value-type="string">
            <text:p text:style-name="P1">#include&lt;stdlib.h&gt;</text:p>
          </table:table-cell>
        </table:table-row>
        <table:table-row table:style-name="表格16.3">
          <table:table-cell table:style-name="表格16.A4" table:number-columns-spanned="3" office:value-type="string">
            <text:p text:style-name="P2">定义函数</text:p>
          </table:table-cell>
          <table:covered-table-cell/>
          <table:covered-table-cell/>
          <table:table-cell table:style-name="表格16.D3" office:value-type="string">
            <text:p text:style-name="P1">char *gcvt(double number，size_t ndigits，char *buf);</text:p>
          </table:table-cell>
        </table:table-row>
        <table:table-row table:style-name="表格16.3">
          <table:table-cell table:style-name="表格16.A4" table:number-columns-spanned="3" office:value-type="string">
            <text:p text:style-name="P2">函数说明</text:p>
          </table:table-cell>
          <table:covered-table-cell/>
          <table:covered-table-cell/>
          <table:table-cell table:style-name="表格16.D3" office:value-type="string">
            <text:p text:style-name="P1">gcvt()用来将参数number转换成ASCII码字符串，参数ndigits表示显示的位数。gcvt()与ecvt()和fcvt()不同的地方在于，gcvt()所转换后的字符串包含小数点或正负符号。若转换成功，转换后的字符串会放在参数buf指针所指的空间。</text:p>
          </table:table-cell>
        </table:table-row>
        <table:table-row table:style-name="表格16.3">
          <table:table-cell table:style-name="表格16.A4" table:number-columns-spanned="3" office:value-type="string">
            <text:p text:style-name="P2">返回值</text:p>
          </table:table-cell>
          <table:covered-table-cell/>
          <table:covered-table-cell/>
          <table:table-cell table:style-name="表格16.D3" office:value-type="string">
            <text:p text:style-name="P1">返回一字符串指针，此地址即为buf指针。</text:p>
          </table:table-cell>
        </table:table-row>
        <table:table-row table:style-name="表格16.3">
          <table:table-cell table:style-name="表格16.A8" table:number-columns-spanned="3" office:value-type="string">
            <text:p text:style-name="P2">附加说明</text:p>
          </table:table-cell>
          <table:covered-table-cell/>
          <table:covered-table-cell/>
          <table:table-cell table:style-name="表格16.D3" office:value-type="string">
            <text:p text:style-name="P1"/>
          </table:table-cell>
        </table:table-row>
        <table:table-row table:style-name="表格16.9">
          <table:table-cell table:style-name="表格16.D3" table:number-columns-spanned="4" office:value-type="string">
            <text:p text:style-name="P2"/>
          </table:table-cell>
          <table:covered-table-cell/>
          <table:covered-table-cell/>
          <table:covered-table-cell/>
        </table:table-row>
        <table:table-row table:style-name="表格16.10">
          <table:table-cell table:style-name="表格16.A10" office:value-type="string">
            <text:p text:style-name="P2">范例</text:p>
          </table:table-cell>
          <table:table-cell table:style-name="表格16.B10" table:number-columns-spanned="3" office:value-type="string">
            <text:p text:style-name="P1"/>
          </table:table-cell>
          <table:covered-table-cell/>
          <table:covered-table-cell/>
        </table:table-row>
        <table:table-row table:style-name="表格16.11">
          <table:table-cell table:style-name="表格16.A11" table:number-columns-spanned="4" office:value-type="string">
            <text:p text:style-name="P1">#include&lt;stdlib.h&gt;</text:p>
            <text:p text:style-name="Standard">main()</text:p>
            <text:p text:style-name="Standard">{</text:p>
            <text:p text:style-name="Standard"><text:s text:c="2"/>double a=123.45;</text:p>
            <text:p text:style-name="Standard"><text:s text:c="2"/>double b=-1234.56;</text:p>
            <text:p text:style-name="Standard"><text:s text:c="2"/>char *ptr;</text:p>
            <text:p text:style-name="Standard"><text:s text:c="2"/>int decpt,sign;</text:p>
            <text:p text:style-name="Standard"><text:s text:c="2"/>gcvt(a,5,ptr);</text:p>
            <text:p text:style-name="Standard"><text:s text:c="2"/>printf(“a value=%s\n”,ptr);</text:p>
            <text:p text:style-name="Standard"><text:s text:c="2"/>ptr=gcvt(b,6,ptr);</text:p>
            <text:p text:style-name="Standard"><text:s text:c="2"/>printf(“b value=%s\n”,ptr);</text:p>
            <text:p text:style-name="Standard">}</text:p>
          </table:table-cell>
          <table:covered-table-cell/>
          <table:covered-table-cell/>
          <table:covered-table-cell/>
        </table:table-row>
        <table:table-row table:style-name="表格16.12">
          <table:table-cell table:style-name="表格16.A10" table:number-columns-spanned="2" office:value-type="string">
            <text:p text:style-name="P2">执行</text:p>
          </table:table-cell>
          <table:covered-table-cell/>
          <table:table-cell table:style-name="表格16.B10" table:number-columns-spanned="2" office:value-type="string">
            <text:p text:style-name="P1"/>
          </table:table-cell>
          <table:covered-table-cell/>
        </table:table-row>
        <table:table-row table:style-name="表格16.13">
          <table:table-cell table:style-name="表格16.A11" table:number-columns-spanned="4" office:value-type="string">
            <text:p text:style-name="P1">a value=123.45</text:p>
            <text:p text:style-name="Standard">b value=-1234.56</text:p>
          </table:table-cell>
          <table:covered-table-cell/>
          <table:covered-table-cell/>
          <table:covered-table-cell/>
        </table:table-row>
      </table:table>
      <text:p text:style-name="Standard"/>
      <text:p text:style-name="Standard"/>
      <table:table table:name="表格17" table:style-name="表格17">
        <table:table-column table:style-name="表格17.A"/>
        <table:table-column table:style-name="表格17.B"/>
        <table:table-column table:style-name="表格17.C"/>
        <table:table-column table:style-name="表格17.D"/>
        <table:table-row table:style-name="表格17.1">
          <table:table-cell table:style-name="表格17.A1" table:number-columns-spanned="4" office:value-type="string">
            <text:p text:style-name="P5">strtod（将字符串转换成浮点数）</text:p>
          </table:table-cell>
          <table:covered-table-cell/>
          <table:covered-table-cell/>
          <table:covered-table-cell/>
        </table:table-row>
        <table:table-row table:style-name="表格17.2">
          <table:table-cell table:style-name="表格17.A2" table:number-columns-spanned="4" office:value-type="string">
            <text:p text:style-name="P3"/>
          </table:table-cell>
          <table:covered-table-cell/>
          <table:covered-table-cell/>
          <table:covered-table-cell/>
        </table:table-row>
        <table:table-row table:style-name="表格17.3">
          <table:table-cell table:style-name="表格17.A3" table:number-columns-spanned="3" office:value-type="string">
            <text:p text:style-name="P2">相关函数</text:p>
          </table:table-cell>
          <table:covered-table-cell/>
          <table:covered-table-cell/>
          <table:table-cell table:style-name="表格17.D3" office:value-type="string">
            <text:p text:style-name="P1">atoi，atol，strtod，strtol，strtoul</text:p>
          </table:table-cell>
        </table:table-row>
        <table:table-row table:style-name="表格17.3">
          <table:table-cell table:style-name="表格17.A4" table:number-columns-spanned="3" office:value-type="string">
            <text:p text:style-name="P2">表头文件</text:p>
          </table:table-cell>
          <table:covered-table-cell/>
          <table:covered-table-cell/>
          <table:table-cell table:style-name="表格17.D3" office:value-type="string">
            <text:p text:style-name="P1">#include&lt;stdlib.h&gt;</text:p>
          </table:table-cell>
        </table:table-row>
        <text:soft-page-break/>
        <table:table-row table:style-name="表格17.3">
          <table:table-cell table:style-name="表格17.A4" table:number-columns-spanned="3" office:value-type="string">
            <text:p text:style-name="P2">定义函数</text:p>
          </table:table-cell>
          <table:covered-table-cell/>
          <table:covered-table-cell/>
          <table:table-cell table:style-name="表格17.D3" office:value-type="string">
            <text:p text:style-name="P1">double strtod(const char *nptr,char **endptr);</text:p>
          </table:table-cell>
        </table:table-row>
        <table:table-row table:style-name="表格17.3">
          <table:table-cell table:style-name="表格17.A4" table:number-columns-spanned="3" office:value-type="string">
            <text:p text:style-name="P2">函数说明</text:p>
          </table:table-cell>
          <table:covered-table-cell/>
          <table:covered-table-cell/>
          <table:table-cell table:style-name="表格17.D3" office:value-type="string">
            <text:p text:style-name="P1">strtod()会扫描参数nptr字符串，跳过前面的空格字符，直到遇上数字或正负符号才开始做转换，直到出现非数字或字符串结束时（’\0’）才结束转换，并将结果返回。若endptr不为NULL，则会将遇到不合条件而终止的nptr中的字符指针由endptr传回。参数nptr字符串可包含正负号、小数点或E(e)来表示指数部分。如123.456或123e-2。</text:p>
          </table:table-cell>
        </table:table-row>
        <table:table-row table:style-name="表格17.3">
          <table:table-cell table:style-name="表格17.A4" table:number-columns-spanned="3" office:value-type="string">
            <text:p text:style-name="P2">返回值</text:p>
          </table:table-cell>
          <table:covered-table-cell/>
          <table:covered-table-cell/>
          <table:table-cell table:style-name="表格17.D3" office:value-type="string">
            <text:p text:style-name="P1">返回转换后的浮点型数。</text:p>
          </table:table-cell>
        </table:table-row>
        <table:table-row table:style-name="表格17.3">
          <table:table-cell table:style-name="表格17.A8" table:number-columns-spanned="3" office:value-type="string">
            <text:p text:style-name="P2">附加说明</text:p>
          </table:table-cell>
          <table:covered-table-cell/>
          <table:covered-table-cell/>
          <table:table-cell table:style-name="表格17.D3" office:value-type="string">
            <text:p text:style-name="P1">参考atof（）。</text:p>
          </table:table-cell>
        </table:table-row>
        <table:table-row table:style-name="表格17.9">
          <table:table-cell table:style-name="表格17.D3" table:number-columns-spanned="4" office:value-type="string">
            <text:p text:style-name="P2"/>
          </table:table-cell>
          <table:covered-table-cell/>
          <table:covered-table-cell/>
          <table:covered-table-cell/>
        </table:table-row>
        <table:table-row table:style-name="表格17.10">
          <table:table-cell table:style-name="表格17.A10" office:value-type="string">
            <text:p text:style-name="P2">范例</text:p>
          </table:table-cell>
          <table:table-cell table:style-name="表格17.B10" table:number-columns-spanned="3" office:value-type="string">
            <text:p text:style-name="P1"/>
          </table:table-cell>
          <table:covered-table-cell/>
          <table:covered-table-cell/>
        </table:table-row>
        <table:table-row table:style-name="表格17.11">
          <table:table-cell table:style-name="表格17.A11" table:number-columns-spanned="4" office:value-type="string">
            <text:p text:style-name="P1">/*将字符串a，b，c分别采用10，2，16进制转换成数字*/</text:p>
            <text:p text:style-name="Standard">#include&lt;stdlib.h&gt;</text:p>
            <text:p text:style-name="Standard">mian()</text:p>
            <text:p text:style-name="Standard">{</text:p>
            <text:p text:style-name="Standard"><text:s text:c="2"/>char a[]=”1000000000”;</text:p>
            <text:p text:style-name="Standard"><text:s text:c="2"/>char b[]=”1000000000”;</text:p>
            <text:p text:style-name="Standard"><text:s text:c="2"/>char c[]=”ffff”;</text:p>
            <text:p text:style-name="Standard"><text:s text:c="2"/>printf(“a=%d\n”,strtod(a,NULL,10));</text:p>
            <text:p text:style-name="Standard"><text:s text:c="2"/>printf(“b=%d\n”,strtod(b,NULL,2));</text:p>
            <text:p text:style-name="Standard"><text:s text:c="2"/>printf(“c=%d\n”,strtod(c,NULL,16));</text:p>
            <text:p text:style-name="Standard">}</text:p>
          </table:table-cell>
          <table:covered-table-cell/>
          <table:covered-table-cell/>
          <table:covered-table-cell/>
        </table:table-row>
        <table:table-row table:style-name="表格17.12">
          <table:table-cell table:style-name="表格17.A10" table:number-columns-spanned="2" office:value-type="string">
            <text:p text:style-name="P2">执行</text:p>
          </table:table-cell>
          <table:covered-table-cell/>
          <table:table-cell table:style-name="表格17.B10" table:number-columns-spanned="2" office:value-type="string">
            <text:p text:style-name="P1"/>
          </table:table-cell>
          <table:covered-table-cell/>
        </table:table-row>
        <table:table-row table:style-name="表格17.13">
          <table:table-cell table:style-name="表格17.A11" table:number-columns-spanned="4" office:value-type="string">
            <text:p text:style-name="P1">a=1000000000</text:p>
            <text:p text:style-name="Standard">b=512</text:p>
            <text:p text:style-name="Standard">c=65535</text:p>
          </table:table-cell>
          <table:covered-table-cell/>
          <table:covered-table-cell/>
          <table:covered-table-cell/>
        </table:table-row>
      </table:table>
      <text:p text:style-name="Standard"/>
      <text:p text:style-name="Standard"/>
      <table:table table:name="表格18" table:style-name="表格18">
        <table:table-column table:style-name="表格18.A"/>
        <table:table-column table:style-name="表格18.B"/>
        <table:table-column table:style-name="表格18.C"/>
        <table:table-column table:style-name="表格18.D"/>
        <table:table-row table:style-name="表格18.1">
          <table:table-cell table:style-name="表格18.A1" table:number-columns-spanned="4" office:value-type="string">
            <text:p text:style-name="P5">strtol（将字符串转换成长整型数）</text:p>
          </table:table-cell>
          <table:covered-table-cell/>
          <table:covered-table-cell/>
          <table:covered-table-cell/>
        </table:table-row>
        <table:table-row table:style-name="表格18.2">
          <table:table-cell table:style-name="表格18.A2" table:number-columns-spanned="4" office:value-type="string">
            <text:p text:style-name="P3"/>
          </table:table-cell>
          <table:covered-table-cell/>
          <table:covered-table-cell/>
          <table:covered-table-cell/>
        </table:table-row>
        <table:table-row table:style-name="表格18.3">
          <table:table-cell table:style-name="表格18.A3" table:number-columns-spanned="3" office:value-type="string">
            <text:p text:style-name="P2">相关函数</text:p>
          </table:table-cell>
          <table:covered-table-cell/>
          <table:covered-table-cell/>
          <table:table-cell table:style-name="表格18.D3" office:value-type="string">
            <text:p text:style-name="P1">atof，atoi，atol，strtod，strtoul</text:p>
          </table:table-cell>
        </table:table-row>
        <table:table-row table:style-name="表格18.3">
          <table:table-cell table:style-name="表格18.A4" table:number-columns-spanned="3" office:value-type="string">
            <text:p text:style-name="P2">表头文件</text:p>
          </table:table-cell>
          <table:covered-table-cell/>
          <table:covered-table-cell/>
          <table:table-cell table:style-name="表格18.D3" office:value-type="string">
            <text:p text:style-name="P1">#include&lt;stdlib.h&gt;</text:p>
          </table:table-cell>
        </table:table-row>
        <table:table-row table:style-name="表格18.3">
          <table:table-cell table:style-name="表格18.A4" table:number-columns-spanned="3" office:value-type="string">
            <text:p text:style-name="P2">定义函数</text:p>
          </table:table-cell>
          <table:covered-table-cell/>
          <table:covered-table-cell/>
          <table:table-cell table:style-name="表格18.D3" office:value-type="string">
            <text:p text:style-name="P1">long int strtol(const char *nptr,char **endptr,int base);</text:p>
          </table:table-cell>
        </table:table-row>
        <table:table-row table:style-name="表格18.3">
          <table:table-cell table:style-name="表格18.A4" table:number-columns-spanned="3" office:value-type="string">
            <text:p text:style-name="P2">函数说明</text:p>
          </table:table-cell>
          <table:covered-table-cell/>
          <table:covered-table-cell/>
          <table:table-cell table:style-name="表格18.D3" office:value-type="string">
            <text:p text:style-name="P1">strtol（）会将参数nptr字符串根据参数base来转换成长整型数。参数base范围从2至36，或0。参数base代表采用的进制方式，如base值为10则采用10进制，若base值为16则采用16进制等。当base值为0时则是采用10进制做转换，但遇到如’0x’前置字符则会使用16进制做转换。一开始strtol（）会扫描参数nptr字符串，跳过前面的空格字符，直到遇上数字或正负符号才开始做转换，再<text:soft-page-break/>遇到非数字或字符串结束时(‘\0’)结束转换，并将结果返回。若参数endptr不为NULL，则会将遇到不合条件而终止的nptr中的字符指针由endptr返回。</text:p>
          </table:table-cell>
        </table:table-row>
        <table:table-row table:style-name="表格18.3">
          <table:table-cell table:style-name="表格18.A4" table:number-columns-spanned="3" office:value-type="string">
            <text:p text:style-name="P2">返回值</text:p>
          </table:table-cell>
          <table:covered-table-cell/>
          <table:covered-table-cell/>
          <table:table-cell table:style-name="表格18.D3" office:value-type="string">
            <text:p text:style-name="P1">返回转换后的长整型数，否则返回ERANGE并将错误代码存入errno中。</text:p>
          </table:table-cell>
        </table:table-row>
        <table:table-row table:style-name="表格18.3">
          <table:table-cell table:style-name="表格18.A8" table:number-columns-spanned="3" office:value-type="string">
            <text:p text:style-name="P2">附加说明</text:p>
          </table:table-cell>
          <table:covered-table-cell/>
          <table:covered-table-cell/>
          <table:table-cell table:style-name="表格18.D3" office:value-type="string">
            <text:p text:style-name="P1">ERANGE指定的转换字符串超出合法范围。</text:p>
          </table:table-cell>
        </table:table-row>
        <table:table-row table:style-name="表格18.9">
          <table:table-cell table:style-name="表格18.D3" table:number-columns-spanned="4" office:value-type="string">
            <text:p text:style-name="P2"/>
          </table:table-cell>
          <table:covered-table-cell/>
          <table:covered-table-cell/>
          <table:covered-table-cell/>
        </table:table-row>
        <table:table-row table:style-name="表格18.10">
          <table:table-cell table:style-name="表格18.A10" office:value-type="string">
            <text:p text:style-name="P2">范例</text:p>
          </table:table-cell>
          <table:table-cell table:style-name="表格18.B10" table:number-columns-spanned="3" office:value-type="string">
            <text:p text:style-name="P1"/>
          </table:table-cell>
          <table:covered-table-cell/>
          <table:covered-table-cell/>
        </table:table-row>
        <table:table-row table:style-name="表格18.11">
          <table:table-cell table:style-name="表格18.A11" table:number-columns-spanned="4" office:value-type="string">
            <text:p text:style-name="P1">/* 将字符串a，b，c分别采用10，2，16进制转换成数字*/</text:p>
            <text:p text:style-name="Standard">#include&lt;stdlib.h&gt;</text:p>
            <text:p text:style-name="Standard">main()</text:p>
            <text:p text:style-name="Standard">{</text:p>
            <text:p text:style-name="Standard"><text:s text:c="2"/>char a[]=”1000000000”;</text:p>
            <text:p text:style-name="Standard"><text:s text:c="2"/>char b[]=”1000000000”;</text:p>
            <text:p text:style-name="Standard"><text:s text:c="2"/>char c[]=”ffff”;</text:p>
            <text:p text:style-name="Standard"><text:s text:c="2"/>printf(“a=%d\n”,strtol(a,NULL,10));</text:p>
            <text:p text:style-name="Standard"><text:s text:c="2"/>printf(“b=%d\n”,strtol(b,NULL,2));</text:p>
            <text:p text:style-name="Standard"><text:s text:c="2"/>printf(“c=%d\n”,strtol(c,NULL,16));</text:p>
            <text:p text:style-name="Standard">}</text:p>
          </table:table-cell>
          <table:covered-table-cell/>
          <table:covered-table-cell/>
          <table:covered-table-cell/>
        </table:table-row>
        <table:table-row table:style-name="表格18.12">
          <table:table-cell table:style-name="表格18.A10" table:number-columns-spanned="2" office:value-type="string">
            <text:p text:style-name="P2">执行</text:p>
          </table:table-cell>
          <table:covered-table-cell/>
          <table:table-cell table:style-name="表格18.B10" table:number-columns-spanned="2" office:value-type="string">
            <text:p text:style-name="P1"/>
          </table:table-cell>
          <table:covered-table-cell/>
        </table:table-row>
        <table:table-row table:style-name="表格18.13">
          <table:table-cell table:style-name="表格18.A11" table:number-columns-spanned="4" office:value-type="string">
            <text:p text:style-name="P1">a=1000000000</text:p>
            <text:p text:style-name="Standard">b=512</text:p>
            <text:p text:style-name="Standard">c=65535</text:p>
          </table:table-cell>
          <table:covered-table-cell/>
          <table:covered-table-cell/>
          <table:covered-table-cell/>
        </table:table-row>
      </table:table>
      <text:p text:style-name="Standard"/>
      <table:table table:name="表格19" table:style-name="表格19">
        <table:table-column table:style-name="表格19.A"/>
        <table:table-column table:style-name="表格19.B"/>
        <table:table-column table:style-name="表格19.C"/>
        <table:table-column table:style-name="表格19.D"/>
        <table:table-row table:style-name="表格19.1">
          <table:table-cell table:style-name="表格19.A1" table:number-columns-spanned="4" office:value-type="string">
            <text:p text:style-name="P5">strtoul（将字符串转换成无符号长整型数）</text:p>
          </table:table-cell>
          <table:covered-table-cell/>
          <table:covered-table-cell/>
          <table:covered-table-cell/>
        </table:table-row>
        <table:table-row table:style-name="表格19.2">
          <table:table-cell table:style-name="表格19.A2" table:number-columns-spanned="4" office:value-type="string">
            <text:p text:style-name="P3"/>
          </table:table-cell>
          <table:covered-table-cell/>
          <table:covered-table-cell/>
          <table:covered-table-cell/>
        </table:table-row>
        <table:table-row table:style-name="表格19.3">
          <table:table-cell table:style-name="表格19.A3" table:number-columns-spanned="3" office:value-type="string">
            <text:p text:style-name="P2">相关函数</text:p>
          </table:table-cell>
          <table:covered-table-cell/>
          <table:covered-table-cell/>
          <table:table-cell table:style-name="表格19.D3" office:value-type="string">
            <text:p text:style-name="P1">atof，atoi，atol，strtod，strtol</text:p>
          </table:table-cell>
        </table:table-row>
        <table:table-row table:style-name="表格19.3">
          <table:table-cell table:style-name="表格19.A4" table:number-columns-spanned="3" office:value-type="string">
            <text:p text:style-name="P2">表头文件</text:p>
          </table:table-cell>
          <table:covered-table-cell/>
          <table:covered-table-cell/>
          <table:table-cell table:style-name="表格19.D3" office:value-type="string">
            <text:p text:style-name="P1">#include&lt;stdlib.h&gt;</text:p>
          </table:table-cell>
        </table:table-row>
        <table:table-row table:style-name="表格19.3">
          <table:table-cell table:style-name="表格19.A4" table:number-columns-spanned="3" office:value-type="string">
            <text:p text:style-name="P2">定义函数</text:p>
          </table:table-cell>
          <table:covered-table-cell/>
          <table:covered-table-cell/>
          <table:table-cell table:style-name="表格19.D3" office:value-type="string">
            <text:p text:style-name="P1">unsigned long int strtoul(const char *nptr,char **endptr,int base);</text:p>
          </table:table-cell>
        </table:table-row>
        <table:table-row table:style-name="表格19.3">
          <table:table-cell table:style-name="表格19.A4" table:number-columns-spanned="3" office:value-type="string">
            <text:p text:style-name="P2">函数说明</text:p>
          </table:table-cell>
          <table:covered-table-cell/>
          <table:covered-table-cell/>
          <table:table-cell table:style-name="表格19.D3" office:value-type="string">
            <text:p text:style-name="P1">strtoul()会将参数nptr字符串根据参数base来转换成无符号的长整型数。参数base范围从2至36，或0。参数base代表采用的进制方式，如base值为10则采用10进制，若base值为16则采用16进制数等。当base值为0时则是采用10进制做转换，但遇到如’0x’前置字符则会使用16进制做转换。一开始strtoul（）会扫描参数nptr字符串，跳过前面的空格字符串，直到遇上数字或正负符号才开始做转换，再遇到非数字或字符串结束时（’\0’）结束转换，并将结果返回。若参数endptr不为NULL，则会将遇到不合条件而终止的nptr中的字符指针由endptr返回。</text:p>
          </table:table-cell>
        </table:table-row>
        <table:table-row table:style-name="表格19.3">
          <table:table-cell table:style-name="表格19.A4" table:number-columns-spanned="3" office:value-type="string">
            <text:p text:style-name="P2">返回值</text:p>
          </table:table-cell>
          <table:covered-table-cell/>
          <table:covered-table-cell/>
          <table:table-cell table:style-name="表格19.D3" office:value-type="string">
            <text:p text:style-name="P1">返回转换后的长整型数，否则返回ERANGE并将错误代码存入errno中。</text:p>
          </table:table-cell>
        </table:table-row>
        <text:soft-page-break/>
        <table:table-row table:style-name="表格19.3">
          <table:table-cell table:style-name="表格19.A8" table:number-columns-spanned="3" office:value-type="string">
            <text:p text:style-name="P2">附加说明</text:p>
          </table:table-cell>
          <table:covered-table-cell/>
          <table:covered-table-cell/>
          <table:table-cell table:style-name="表格19.D3" office:value-type="string">
            <text:p text:style-name="P1">ERANGE指定的转换字符串超出合法范围。</text:p>
          </table:table-cell>
        </table:table-row>
        <table:table-row table:style-name="表格19.9">
          <table:table-cell table:style-name="表格19.D3" table:number-columns-spanned="4" office:value-type="string">
            <text:p text:style-name="P2"/>
          </table:table-cell>
          <table:covered-table-cell/>
          <table:covered-table-cell/>
          <table:covered-table-cell/>
        </table:table-row>
        <table:table-row table:style-name="表格19.10">
          <table:table-cell table:style-name="表格19.A10" office:value-type="string">
            <text:p text:style-name="P2">范例</text:p>
          </table:table-cell>
          <table:table-cell table:style-name="表格19.B10" table:number-columns-spanned="3" office:value-type="string">
            <text:p text:style-name="P1"/>
          </table:table-cell>
          <table:covered-table-cell/>
          <table:covered-table-cell/>
        </table:table-row>
        <table:table-row table:style-name="表格19.11">
          <table:table-cell table:style-name="表格19.A11" table:number-columns-spanned="4" office:value-type="string">
            <text:p text:style-name="P1">参考strtol()</text:p>
          </table:table-cell>
          <table:covered-table-cell/>
          <table:covered-table-cell/>
          <table:covered-table-cell/>
        </table:table-row>
        <table:table-row table:style-name="表格19.1">
          <table:table-cell table:style-name="表格19.A1" table:number-columns-spanned="4" office:value-type="string">
            <text:p text:style-name="P5">toascii（将整型数转换成合法的ASCII码字符）</text:p>
          </table:table-cell>
          <table:covered-table-cell/>
          <table:covered-table-cell/>
          <table:covered-table-cell/>
        </table:table-row>
        <table:table-row table:style-name="表格19.2">
          <table:table-cell table:style-name="表格19.A2" table:number-columns-spanned="4" office:value-type="string">
            <text:p text:style-name="P3"/>
          </table:table-cell>
          <table:covered-table-cell/>
          <table:covered-table-cell/>
          <table:covered-table-cell/>
        </table:table-row>
        <table:table-row table:style-name="表格19.3">
          <table:table-cell table:style-name="表格19.A3" table:number-columns-spanned="3" office:value-type="string">
            <text:p text:style-name="P2">相关函数</text:p>
          </table:table-cell>
          <table:covered-table-cell/>
          <table:covered-table-cell/>
          <table:table-cell table:style-name="表格19.D3" office:value-type="string">
            <text:p text:style-name="P1">isascii，toupper，tolower</text:p>
          </table:table-cell>
        </table:table-row>
        <table:table-row table:style-name="表格19.3">
          <table:table-cell table:style-name="表格19.A4" table:number-columns-spanned="3" office:value-type="string">
            <text:p text:style-name="P2">表头文件</text:p>
          </table:table-cell>
          <table:covered-table-cell/>
          <table:covered-table-cell/>
          <table:table-cell table:style-name="表格19.D3" office:value-type="string">
            <text:p text:style-name="P1">#include&lt;ctype.h&gt;</text:p>
          </table:table-cell>
        </table:table-row>
        <table:table-row table:style-name="表格19.3">
          <table:table-cell table:style-name="表格19.A4" table:number-columns-spanned="3" office:value-type="string">
            <text:p text:style-name="P2">定义函数</text:p>
          </table:table-cell>
          <table:covered-table-cell/>
          <table:covered-table-cell/>
          <table:table-cell table:style-name="表格19.D3" office:value-type="string">
            <text:p text:style-name="P1">int toascii(int c)</text:p>
          </table:table-cell>
        </table:table-row>
        <table:table-row table:style-name="表格19.3">
          <table:table-cell table:style-name="表格19.A4" table:number-columns-spanned="3" office:value-type="string">
            <text:p text:style-name="P2">函数说明</text:p>
          </table:table-cell>
          <table:covered-table-cell/>
          <table:covered-table-cell/>
          <table:table-cell table:style-name="表格19.D3" office:value-type="string">
            <text:p text:style-name="P1">toascii（）会将参数c转换成7位的unsigned char值，第八位则会被清除，此字符即会被转成ASCII码字符。</text:p>
          </table:table-cell>
        </table:table-row>
        <table:table-row table:style-name="表格19.3">
          <table:table-cell table:style-name="表格19.A4" table:number-columns-spanned="3" office:value-type="string">
            <text:p text:style-name="P2">返回值</text:p>
          </table:table-cell>
          <table:covered-table-cell/>
          <table:covered-table-cell/>
          <table:table-cell table:style-name="表格19.D3" office:value-type="string">
            <text:p text:style-name="P1">将转换成功的ASCII码字符值返回。</text:p>
          </table:table-cell>
        </table:table-row>
        <table:table-row table:style-name="表格19.9">
          <table:table-cell table:style-name="表格19.D3" table:number-columns-spanned="4" office:value-type="string">
            <text:p text:style-name="P2"/>
          </table:table-cell>
          <table:covered-table-cell/>
          <table:covered-table-cell/>
          <table:covered-table-cell/>
        </table:table-row>
        <table:table-row table:style-name="表格19.10">
          <table:table-cell table:style-name="表格19.A10" office:value-type="string">
            <text:p text:style-name="P2">范例</text:p>
          </table:table-cell>
          <table:table-cell table:style-name="表格19.B10" table:number-columns-spanned="3" office:value-type="string">
            <text:p text:style-name="P1"/>
          </table:table-cell>
          <table:covered-table-cell/>
          <table:covered-table-cell/>
        </table:table-row>
        <table:table-row table:style-name="表格19.21">
          <table:table-cell table:style-name="表格19.A11" table:number-columns-spanned="4" office:value-type="string">
            <text:p text:style-name="P1">#include&lt;stdlib.h&gt;</text:p>
            <text:p text:style-name="Standard">main()</text:p>
            <text:p text:style-name="Standard">{</text:p>
            <text:p text:style-name="Standard"><text:s text:c="2"/>int a=217;</text:p>
            <text:p text:style-name="Standard"><text:s text:c="2"/>char b;</text:p>
            <text:p text:style-name="Standard"><text:s text:c="2"/>printf(“before toascii () : a value =%d(%c)\n”,a,a);</text:p>
            <text:p text:style-name="Standard"><text:s text:c="2"/>b=toascii(a);</text:p>
            <text:p text:style-name="Standard"><text:s text:c="2"/>printf(“after toascii() : a value =%d(%c)\n”,b,b);</text:p>
            <text:p text:style-name="Standard">}</text:p>
          </table:table-cell>
          <table:covered-table-cell/>
          <table:covered-table-cell/>
          <table:covered-table-cell/>
        </table:table-row>
        <table:table-row table:style-name="表格19.22">
          <table:table-cell table:style-name="表格19.A10" table:number-columns-spanned="2" office:value-type="string">
            <text:p text:style-name="P2">执行</text:p>
          </table:table-cell>
          <table:covered-table-cell/>
          <table:table-cell table:style-name="表格19.B10" table:number-columns-spanned="2" office:value-type="string">
            <text:p text:style-name="P1"/>
          </table:table-cell>
          <table:covered-table-cell/>
        </table:table-row>
        <table:table-row table:style-name="表格19.23">
          <table:table-cell table:style-name="表格19.A11" table:number-columns-spanned="4" office:value-type="string">
            <text:p text:style-name="P1">before toascii() : a value =217()</text:p>
            <text:p text:style-name="Standard">after toascii() : a value =89(Y)</text:p>
          </table:table-cell>
          <table:covered-table-cell/>
          <table:covered-table-cell/>
          <table:covered-table-cell/>
        </table:table-row>
      </table:table>
      <text:p text:style-name="Standard"/>
      <table:table table:name="表格20" table:style-name="表格20">
        <table:table-column table:style-name="表格20.A"/>
        <table:table-column table:style-name="表格20.B"/>
        <table:table-column table:style-name="表格20.C"/>
        <table:table-column table:style-name="表格20.D"/>
        <table:table-row table:style-name="表格20.1">
          <table:table-cell table:style-name="表格20.A1" table:number-columns-spanned="4" office:value-type="string">
            <text:p text:style-name="P5">tolower(将大写字母转换成小写字母)</text:p>
          </table:table-cell>
          <table:covered-table-cell/>
          <table:covered-table-cell/>
          <table:covered-table-cell/>
        </table:table-row>
        <table:table-row table:style-name="表格20.2">
          <table:table-cell table:style-name="表格20.A2" table:number-columns-spanned="4" office:value-type="string">
            <text:p text:style-name="P3"/>
          </table:table-cell>
          <table:covered-table-cell/>
          <table:covered-table-cell/>
          <table:covered-table-cell/>
        </table:table-row>
        <table:table-row table:style-name="表格20.3">
          <table:table-cell table:style-name="表格20.A3" table:number-columns-spanned="3" office:value-type="string">
            <text:p text:style-name="P2">相关函数</text:p>
          </table:table-cell>
          <table:covered-table-cell/>
          <table:covered-table-cell/>
          <table:table-cell table:style-name="表格20.D3" office:value-type="string">
            <text:p text:style-name="P1">isalpha，toupper</text:p>
          </table:table-cell>
        </table:table-row>
        <table:table-row table:style-name="表格20.3">
          <table:table-cell table:style-name="表格20.A4" table:number-columns-spanned="3" office:value-type="string">
            <text:p text:style-name="P2">表头文件</text:p>
          </table:table-cell>
          <table:covered-table-cell/>
          <table:covered-table-cell/>
          <table:table-cell table:style-name="表格20.D3" office:value-type="string">
            <text:p text:style-name="P1">#include&lt;stdlib.h&gt;</text:p>
          </table:table-cell>
        </table:table-row>
        <table:table-row table:style-name="表格20.3">
          <table:table-cell table:style-name="表格20.A4" table:number-columns-spanned="3" office:value-type="string">
            <text:p text:style-name="P2">定义函数</text:p>
          </table:table-cell>
          <table:covered-table-cell/>
          <table:covered-table-cell/>
          <table:table-cell table:style-name="表格20.D3" office:value-type="string">
            <text:p text:style-name="P1">int tolower(int c);</text:p>
          </table:table-cell>
        </table:table-row>
        <text:soft-page-break/>
        <table:table-row table:style-name="表格20.3">
          <table:table-cell table:style-name="表格20.A4" table:number-columns-spanned="3" office:value-type="string">
            <text:p text:style-name="P2">函数说明</text:p>
          </table:table-cell>
          <table:covered-table-cell/>
          <table:covered-table-cell/>
          <table:table-cell table:style-name="表格20.D3" office:value-type="string">
            <text:p text:style-name="P1">若参数c为大写字母则将该对应的小写字母返回。</text:p>
          </table:table-cell>
        </table:table-row>
        <table:table-row table:style-name="表格20.3">
          <table:table-cell table:style-name="表格20.A4" table:number-columns-spanned="3" office:value-type="string">
            <text:p text:style-name="P2">返回值</text:p>
          </table:table-cell>
          <table:covered-table-cell/>
          <table:covered-table-cell/>
          <table:table-cell table:style-name="表格20.D3" office:value-type="string">
            <text:p text:style-name="P1">返回转换后的小写字母，若不须转换则将参数c值返回。</text:p>
          </table:table-cell>
        </table:table-row>
        <table:table-row table:style-name="表格20.3">
          <table:table-cell table:style-name="表格20.A8" table:number-columns-spanned="3" office:value-type="string">
            <text:p text:style-name="P2">附加说明</text:p>
          </table:table-cell>
          <table:covered-table-cell/>
          <table:covered-table-cell/>
          <table:table-cell table:style-name="表格20.D3" office:value-type="string">
            <text:p text:style-name="P1"/>
          </table:table-cell>
        </table:table-row>
        <table:table-row table:style-name="表格20.9">
          <table:table-cell table:style-name="表格20.D3" table:number-columns-spanned="4" office:value-type="string">
            <text:p text:style-name="P2"/>
          </table:table-cell>
          <table:covered-table-cell/>
          <table:covered-table-cell/>
          <table:covered-table-cell/>
        </table:table-row>
        <table:table-row table:style-name="表格20.10">
          <table:table-cell table:style-name="表格20.A10" office:value-type="string">
            <text:p text:style-name="P2">范例</text:p>
          </table:table-cell>
          <table:table-cell table:style-name="表格20.B10" table:number-columns-spanned="3" office:value-type="string">
            <text:p text:style-name="P1"/>
          </table:table-cell>
          <table:covered-table-cell/>
          <table:covered-table-cell/>
        </table:table-row>
        <table:table-row table:style-name="表格20.11">
          <table:table-cell table:style-name="表格20.A11" table:number-columns-spanned="4" office:value-type="string">
            <text:p text:style-name="P1">/* 将s字符串内的大写字母转换成小写字母*/</text:p>
            <text:p text:style-name="Standard">#include&lt;ctype.h&gt;</text:p>
            <text:p text:style-name="Standard">main()</text:p>
            <text:p text:style-name="Standard">{</text:p>
            <text:p text:style-name="Standard"><text:s text:c="2"/>char s[]=”aBcDeFgH12345;!#$”;</text:p>
            <text:p text:style-name="Standard"><text:s text:c="2"/>int i;</text:p>
            <text:p text:style-name="Standard"><text:s text:c="2"/>printf(“before tolower() : %s\n”,s);</text:p>
            <text:p text:style-name="Standard"><text:s text:c="2"/>for(i=0;I&lt;sizeof(s);i++)</text:p>
            <text:p text:style-name="P11">s[i]=tolower(s[i]);</text:p>
            <text:p text:style-name="P11">printf(“after tolower() : %s\n”,s);</text:p>
            <text:p text:style-name="Standard">}</text:p>
          </table:table-cell>
          <table:covered-table-cell/>
          <table:covered-table-cell/>
          <table:covered-table-cell/>
        </table:table-row>
        <table:table-row table:style-name="表格20.12">
          <table:table-cell table:style-name="表格20.A10" table:number-columns-spanned="2" office:value-type="string">
            <text:p text:style-name="P2">执行</text:p>
          </table:table-cell>
          <table:covered-table-cell/>
          <table:table-cell table:style-name="表格20.B10" table:number-columns-spanned="2" office:value-type="string">
            <text:p text:style-name="P1"/>
          </table:table-cell>
          <table:covered-table-cell/>
        </table:table-row>
        <table:table-row table:style-name="表格20.13">
          <table:table-cell table:style-name="表格20.A11" table:number-columns-spanned="4" office:value-type="string">
            <text:p text:style-name="P1">before tolower() : aBcDeFgH12345;!#$</text:p>
            <text:p text:style-name="Standard">after tolower() : abcdefgh12345;!#$</text:p>
          </table:table-cell>
          <table:covered-table-cell/>
          <table:covered-table-cell/>
          <table:covered-table-cell/>
        </table:table-row>
      </table:table>
      <text:p text:style-name="Standard"/>
      <table:table table:name="表格21" table:style-name="表格21">
        <table:table-column table:style-name="表格21.A"/>
        <table:table-column table:style-name="表格21.B"/>
        <table:table-column table:style-name="表格21.C"/>
        <table:table-column table:style-name="表格21.D"/>
        <table:table-row table:style-name="表格21.1">
          <table:table-cell table:style-name="表格21.A1" table:number-columns-spanned="4" office:value-type="string">
            <text:p text:style-name="P5">toupper（将小写字母转换成大写字母）</text:p>
          </table:table-cell>
          <table:covered-table-cell/>
          <table:covered-table-cell/>
          <table:covered-table-cell/>
        </table:table-row>
        <table:table-row table:style-name="表格21.2">
          <table:table-cell table:style-name="表格21.A2" table:number-columns-spanned="4" office:value-type="string">
            <text:p text:style-name="P3"/>
          </table:table-cell>
          <table:covered-table-cell/>
          <table:covered-table-cell/>
          <table:covered-table-cell/>
        </table:table-row>
        <table:table-row table:style-name="表格21.3">
          <table:table-cell table:style-name="表格21.A3" table:number-columns-spanned="3" office:value-type="string">
            <text:p text:style-name="P2">相关函数</text:p>
          </table:table-cell>
          <table:covered-table-cell/>
          <table:covered-table-cell/>
          <table:table-cell table:style-name="表格21.D3" office:value-type="string">
            <text:p text:style-name="P1">isalpha，tolower</text:p>
          </table:table-cell>
        </table:table-row>
        <table:table-row table:style-name="表格21.3">
          <table:table-cell table:style-name="表格21.A4" table:number-columns-spanned="3" office:value-type="string">
            <text:p text:style-name="P2">表头文件</text:p>
          </table:table-cell>
          <table:covered-table-cell/>
          <table:covered-table-cell/>
          <table:table-cell table:style-name="表格21.D3" office:value-type="string">
            <text:p text:style-name="P1">#include&lt;ctype.h&gt;</text:p>
          </table:table-cell>
        </table:table-row>
        <table:table-row table:style-name="表格21.3">
          <table:table-cell table:style-name="表格21.A4" table:number-columns-spanned="3" office:value-type="string">
            <text:p text:style-name="P2">定义函数</text:p>
          </table:table-cell>
          <table:covered-table-cell/>
          <table:covered-table-cell/>
          <table:table-cell table:style-name="表格21.D3" office:value-type="string">
            <text:p text:style-name="P1">int toupper(int c);</text:p>
          </table:table-cell>
        </table:table-row>
        <table:table-row table:style-name="表格21.3">
          <table:table-cell table:style-name="表格21.A4" table:number-columns-spanned="3" office:value-type="string">
            <text:p text:style-name="P2">函数说明</text:p>
          </table:table-cell>
          <table:covered-table-cell/>
          <table:covered-table-cell/>
          <table:table-cell table:style-name="表格21.D3" office:value-type="string">
            <text:p text:style-name="P1">若参数c为小写字母则将该对映的大写字母返回。</text:p>
          </table:table-cell>
        </table:table-row>
        <table:table-row table:style-name="表格21.3">
          <table:table-cell table:style-name="表格21.A4" table:number-columns-spanned="3" office:value-type="string">
            <text:p text:style-name="P2">返回值</text:p>
          </table:table-cell>
          <table:covered-table-cell/>
          <table:covered-table-cell/>
          <table:table-cell table:style-name="表格21.D3" office:value-type="string">
            <text:p text:style-name="P1">返回转换后的大写字母，若不须转换则将参数c值返回。</text:p>
          </table:table-cell>
        </table:table-row>
        <table:table-row table:style-name="表格21.3">
          <table:table-cell table:style-name="表格21.A8" table:number-columns-spanned="3" office:value-type="string">
            <text:p text:style-name="P2">附加说明</text:p>
          </table:table-cell>
          <table:covered-table-cell/>
          <table:covered-table-cell/>
          <table:table-cell table:style-name="表格21.D3" office:value-type="string">
            <text:p text:style-name="P1"/>
          </table:table-cell>
        </table:table-row>
        <table:table-row table:style-name="表格21.9">
          <table:table-cell table:style-name="表格21.D3" table:number-columns-spanned="4" office:value-type="string">
            <text:p text:style-name="P2"/>
          </table:table-cell>
          <table:covered-table-cell/>
          <table:covered-table-cell/>
          <table:covered-table-cell/>
        </table:table-row>
        <table:table-row table:style-name="表格21.10">
          <table:table-cell table:style-name="表格21.A10" office:value-type="string">
            <text:p text:style-name="P2">范例</text:p>
          </table:table-cell>
          <table:table-cell table:style-name="表格21.B10" table:number-columns-spanned="3" office:value-type="string">
            <text:p text:style-name="P1"/>
          </table:table-cell>
          <table:covered-table-cell/>
          <table:covered-table-cell/>
        </table:table-row>
        <text:soft-page-break/>
        <table:table-row table:style-name="表格21.11">
          <table:table-cell table:style-name="表格21.A11" table:number-columns-spanned="4" office:value-type="string">
            <text:p text:style-name="P1">/* 将s字符串内的小写字母转换成大写字母 */</text:p>
            <text:p text:style-name="Standard">#include&lt;ctype.h&gt;</text:p>
            <text:p text:style-name="Standard">main()</text:p>
            <text:p text:style-name="Standard">{</text:p>
            <text:p text:style-name="Standard"><text:s text:c="2"/>char s[]=”aBcDeFgH12345;!#$”;</text:p>
            <text:p text:style-name="Standard"><text:s text:c="2"/>int i;</text:p>
            <text:p text:style-name="Standard"><text:s text:c="2"/>printf(“before toupper() : %s\n”,s);</text:p>
            <text:p text:style-name="Standard"><text:s text:c="2"/>for(i=0;I&lt;sizeof(s);i++)</text:p>
            <text:p text:style-name="P13">s[i]=toupper(s[i]);</text:p>
            <text:p text:style-name="Standard"><text:s text:c="2"/>printf(“after toupper() : %s\n”,s);</text:p>
            <text:p text:style-name="Standard">}</text:p>
          </table:table-cell>
          <table:covered-table-cell/>
          <table:covered-table-cell/>
          <table:covered-table-cell/>
        </table:table-row>
        <table:table-row table:style-name="表格21.12">
          <table:table-cell table:style-name="表格21.A10" table:number-columns-spanned="2" office:value-type="string">
            <text:p text:style-name="P2">执行</text:p>
          </table:table-cell>
          <table:covered-table-cell/>
          <table:table-cell table:style-name="表格21.B10" table:number-columns-spanned="2" office:value-type="string">
            <text:p text:style-name="P1"/>
          </table:table-cell>
          <table:covered-table-cell/>
        </table:table-row>
        <table:table-row table:style-name="表格21.13">
          <table:table-cell table:style-name="表格21.A11" table:number-columns-spanned="4" office:value-type="string">
            <text:p text:style-name="P1">before toupper() : aBcDeFgH12345;!#$</text:p>
            <text:p text:style-name="Standard">after toupper() : ABCDEFGH12345;!#$</text:p>
          </table:table-cell>
          <table:covered-table-cell/>
          <table:covered-table-cell/>
          <table:covered-table-cell/>
        </table:table-row>
      </table:table>
      <text:p text:style-name="Standard"/>
      <table:table table:name="表格22" table:style-name="表格22">
        <table:table-column table:style-name="表格22.A"/>
        <table:table-column table:style-name="表格22.B"/>
        <table:table-column table:style-name="表格22.C"/>
        <table:table-row table:style-name="表格22.1">
          <table:table-cell table:style-name="表格22.A1" table:number-columns-spanned="3" office:value-type="string">
            <text:p text:style-name="P5">Calloc(配置内存空间)</text:p>
          </table:table-cell>
          <table:covered-table-cell/>
          <table:covered-table-cell/>
        </table:table-row>
        <table:table-row table:style-name="表格22.2">
          <table:table-cell table:style-name="表格22.A2" table:number-columns-spanned="3" office:value-type="string">
            <text:p text:style-name="P3"/>
          </table:table-cell>
          <table:covered-table-cell/>
          <table:covered-table-cell/>
        </table:table-row>
        <table:table-row table:style-name="表格22.3">
          <table:table-cell table:style-name="表格22.A3" table:number-columns-spanned="2" office:value-type="string">
            <text:p text:style-name="P2">相关函数</text:p>
          </table:table-cell>
          <table:covered-table-cell/>
          <table:table-cell table:style-name="表格22.C3" office:value-type="string">
            <text:p text:style-name="P1">malloc，free，realloc，brk</text:p>
          </table:table-cell>
        </table:table-row>
        <table:table-row table:style-name="表格22.4">
          <table:table-cell table:style-name="表格22.A4" table:number-columns-spanned="2" office:value-type="string">
            <text:p text:style-name="P2">表头文件</text:p>
          </table:table-cell>
          <table:covered-table-cell/>
          <table:table-cell table:style-name="表格22.C3" office:value-type="string">
            <text:p text:style-name="P1">#include &lt;stdlib.h&gt;</text:p>
          </table:table-cell>
        </table:table-row>
        <table:table-row table:style-name="表格22.3">
          <table:table-cell table:style-name="表格22.A4" table:number-columns-spanned="2" office:value-type="string">
            <text:p text:style-name="P2">定义函数</text:p>
          </table:table-cell>
          <table:covered-table-cell/>
          <table:table-cell table:style-name="表格22.C3" office:value-type="string">
            <text:p text:style-name="P1">void *calloc(size_t nmemb，size_t size);</text:p>
          </table:table-cell>
        </table:table-row>
        <table:table-row table:style-name="表格22.3">
          <table:table-cell table:style-name="表格22.A4" table:number-columns-spanned="2" office:value-type="string">
            <text:p text:style-name="P2">函数说明</text:p>
          </table:table-cell>
          <table:covered-table-cell/>
          <table:table-cell table:style-name="表格22.C3" office:value-type="string">
            <text:p text:style-name="P1">calloc()用来配置nmemb个相邻的内存单位，每一单位的大小为size，并返回指向第一个元素的指针。这和使用下列的方式效果相同：malloc(nmemb* size);不过，在利用calloc()配置内存时会将内存内容初始化为0。</text:p>
          </table:table-cell>
        </table:table-row>
        <table:table-row table:style-name="表格22.3">
          <table:table-cell table:style-name="表格22.A4" table:number-columns-spanned="2" office:value-type="string">
            <text:p text:style-name="P2">返回值</text:p>
          </table:table-cell>
          <table:covered-table-cell/>
          <table:table-cell table:style-name="表格22.C3" office:value-type="string">
            <text:p text:style-name="P1">若配置成功则返回一指针，失败则返回NULL。</text:p>
          </table:table-cell>
        </table:table-row>
        <table:table-row table:style-name="表格22.8">
          <table:table-cell table:style-name="表格22.C3" table:number-columns-spanned="3" office:value-type="string">
            <text:p text:style-name="P2"/>
          </table:table-cell>
          <table:covered-table-cell/>
          <table:covered-table-cell/>
        </table:table-row>
        <table:table-row table:style-name="表格22.9">
          <table:table-cell table:style-name="表格22.A9" office:value-type="string">
            <text:p text:style-name="P2">范例</text:p>
          </table:table-cell>
          <table:table-cell table:style-name="表格22.B9" table:number-columns-spanned="2" office:value-type="string">
            <text:p text:style-name="P1"/>
          </table:table-cell>
          <table:covered-table-cell/>
        </table:table-row>
        <table:table-row table:style-name="表格22.10">
          <table:table-cell table:style-name="表格22.A10" table:number-columns-spanned="3" office:value-type="string">
            <text:p text:style-name="P1">/* 动态配置10个struct test 空间 */</text:p>
            <text:p text:style-name="Standard">#include&lt;stdlib.h&gt;</text:p>
            <text:p text:style-name="Standard">struct test</text:p>
            <text:p text:style-name="Standard">{</text:p>
            <text:p text:style-name="Standard"><text:s text:c="3"/>int a[10];</text:p>
            <text:p text:style-name="Standard"><text:s text:c="3"/>char b[20];</text:p>
            <text:p text:style-name="Standard">}</text:p>
            <text:p text:style-name="Standard">main()</text:p>
            <text:p text:style-name="Standard">{</text:p>
            <text:p text:style-name="Standard"><text:s text:c="2"/>struct test *ptr=calloc(sizeof(struct test),10);</text:p>
            <text:p text:style-name="Standard">}</text:p>
          </table:table-cell>
          <table:covered-table-cell/>
          <table:covered-table-cell/>
        </table:table-row>
      </table:table>
      <text:p text:style-name="Standard"/>
      <text:p text:style-name="Standard"><text:soft-page-break/></text:p>
      <table:table table:name="表格23" table:style-name="表格23">
        <table:table-column table:style-name="表格23.A"/>
        <table:table-column table:style-name="表格23.B"/>
        <table:table-row table:style-name="表格23.1">
          <table:table-cell table:style-name="表格23.A1" table:number-columns-spanned="2" office:value-type="string">
            <text:p text:style-name="P5">free（释放原先配置的内存）</text:p>
          </table:table-cell>
          <table:covered-table-cell/>
        </table:table-row>
        <table:table-row table:style-name="表格23.2">
          <table:table-cell table:style-name="表格23.A2" table:number-columns-spanned="2" office:value-type="string">
            <text:p text:style-name="P3"/>
          </table:table-cell>
          <table:covered-table-cell/>
        </table:table-row>
        <table:table-row table:style-name="表格23.3">
          <table:table-cell table:style-name="表格23.A3" office:value-type="string">
            <text:p text:style-name="P2">相关函数</text:p>
          </table:table-cell>
          <table:table-cell table:style-name="表格23.B3" office:value-type="string">
            <text:p text:style-name="P1">malloc，calloc，realloc，brk</text:p>
          </table:table-cell>
        </table:table-row>
        <table:table-row table:style-name="表格23.3">
          <table:table-cell table:style-name="表格23.A4" office:value-type="string">
            <text:p text:style-name="P2">表头文件</text:p>
          </table:table-cell>
          <table:table-cell table:style-name="表格23.B3" office:value-type="string">
            <text:p text:style-name="P1">#include&lt;stdlib.h&gt;</text:p>
          </table:table-cell>
        </table:table-row>
        <table:table-row table:style-name="表格23.3">
          <table:table-cell table:style-name="表格23.A4" office:value-type="string">
            <text:p text:style-name="P2">定义函数</text:p>
          </table:table-cell>
          <table:table-cell table:style-name="表格23.B3" office:value-type="string">
            <text:p text:style-name="P1">void free(void *ptr);</text:p>
          </table:table-cell>
        </table:table-row>
        <table:table-row table:style-name="表格23.3">
          <table:table-cell table:style-name="表格23.A4" office:value-type="string">
            <text:p text:style-name="P2">函数说明</text:p>
          </table:table-cell>
          <table:table-cell table:style-name="表格23.B3" office:value-type="string">
            <text:p text:style-name="P1">参数ptr为指向先前由malloc（）、calloc()或realloc()所返回的内存指针。调用free()后ptr所指的内存空间便会被收回。假若参数ptr所指的内存空间已被收回或是未知的内存地址，则调用free()可能会有无法预期的情况发生。若参数ptr为NULL，则free()不会有任何作用。</text:p>
          </table:table-cell>
        </table:table-row>
      </table:table>
      <text:p text:style-name="Standard"/>
      <text:p text:style-name="Standard"/>
      <table:table table:name="表格24" table:style-name="表格24">
        <table:table-column table:style-name="表格24.A"/>
        <table:table-column table:style-name="表格24.B"/>
        <table:table-column table:style-name="表格24.C"/>
        <table:table-row table:style-name="表格24.1">
          <table:table-cell table:style-name="表格24.A1" table:number-columns-spanned="3" office:value-type="string">
            <text:p text:style-name="P5">getpagesize（取得内存分页大小）</text:p>
          </table:table-cell>
          <table:covered-table-cell/>
          <table:covered-table-cell/>
        </table:table-row>
        <table:table-row table:style-name="表格24.2">
          <table:table-cell table:style-name="表格24.A2" table:number-columns-spanned="3" office:value-type="string">
            <text:p text:style-name="P3"/>
          </table:table-cell>
          <table:covered-table-cell/>
          <table:covered-table-cell/>
        </table:table-row>
        <table:table-row table:style-name="表格24.3">
          <table:table-cell table:style-name="表格24.A3" table:number-columns-spanned="2" office:value-type="string">
            <text:p text:style-name="P2">相关函数</text:p>
          </table:table-cell>
          <table:covered-table-cell/>
          <table:table-cell table:style-name="表格24.C3" office:value-type="string">
            <text:p text:style-name="P1">sbrk</text:p>
          </table:table-cell>
        </table:table-row>
        <table:table-row table:style-name="表格24.3">
          <table:table-cell table:style-name="表格24.A4" table:number-columns-spanned="2" office:value-type="string">
            <text:p text:style-name="P2">表头文件</text:p>
          </table:table-cell>
          <table:covered-table-cell/>
          <table:table-cell table:style-name="表格24.C3" office:value-type="string">
            <text:p text:style-name="P1">#include&lt;unistd.h&gt;</text:p>
          </table:table-cell>
        </table:table-row>
        <table:table-row table:style-name="表格24.3">
          <table:table-cell table:style-name="表格24.A4" table:number-columns-spanned="2" office:value-type="string">
            <text:p text:style-name="P2">定义函数</text:p>
          </table:table-cell>
          <table:covered-table-cell/>
          <table:table-cell table:style-name="表格24.C3" office:value-type="string">
            <text:p text:style-name="P1">size_t getpagesize(void);</text:p>
          </table:table-cell>
        </table:table-row>
        <table:table-row table:style-name="表格24.3">
          <table:table-cell table:style-name="表格24.A4" table:number-columns-spanned="2" office:value-type="string">
            <text:p text:style-name="P2">函数说明</text:p>
          </table:table-cell>
          <table:covered-table-cell/>
          <table:table-cell table:style-name="表格24.C3" office:value-type="string">
            <text:p text:style-name="P1">返回一分页的大小，单位为字节（byte）。此为系统的分页大小，不一定会和硬件分页大小相同。</text:p>
          </table:table-cell>
        </table:table-row>
        <table:table-row table:style-name="表格24.3">
          <table:table-cell table:style-name="表格24.A4" table:number-columns-spanned="2" office:value-type="string">
            <text:p text:style-name="P2">返回值</text:p>
          </table:table-cell>
          <table:covered-table-cell/>
          <table:table-cell table:style-name="表格24.C3" office:value-type="string">
            <text:p text:style-name="P1">内存分页大小。</text:p>
          </table:table-cell>
        </table:table-row>
        <table:table-row table:style-name="表格24.3">
          <table:table-cell table:style-name="表格24.A8" table:number-columns-spanned="2" office:value-type="string">
            <text:p text:style-name="P2">附加说明</text:p>
          </table:table-cell>
          <table:covered-table-cell/>
          <table:table-cell table:style-name="表格24.C3" office:value-type="string">
            <text:p text:style-name="P1">在Intel x86上其返回值应为4096bytes。</text:p>
          </table:table-cell>
        </table:table-row>
        <table:table-row table:style-name="表格24.9">
          <table:table-cell table:style-name="表格24.C3" table:number-columns-spanned="3" office:value-type="string">
            <text:p text:style-name="P2"/>
          </table:table-cell>
          <table:covered-table-cell/>
          <table:covered-table-cell/>
        </table:table-row>
        <table:table-row table:style-name="表格24.10">
          <table:table-cell table:style-name="表格24.A10" office:value-type="string">
            <text:p text:style-name="P2">范例</text:p>
          </table:table-cell>
          <table:table-cell table:style-name="表格24.B10" table:number-columns-spanned="2" office:value-type="string">
            <text:p text:style-name="P1"/>
          </table:table-cell>
          <table:covered-table-cell/>
        </table:table-row>
        <table:table-row table:style-name="表格24.11">
          <table:table-cell table:style-name="表格24.A11" table:number-columns-spanned="3" office:value-type="string">
            <text:p text:style-name="P1">#include &lt;unistd.h&gt;</text:p>
            <text:p text:style-name="Standard">main()</text:p>
            <text:p text:style-name="Standard">{</text:p>
            <text:p text:style-name="Standard"><text:s text:c="2"/>printf(“page size = %d\n”,getpagesize( ) );</text:p>
            <text:p text:style-name="Standard">}</text:p>
          </table:table-cell>
          <table:covered-table-cell/>
          <table:covered-table-cell/>
        </table:table-row>
      </table:table>
      <text:p text:style-name="Standard"/>
      <table:table table:name="表格25" table:style-name="表格25">
        <table:table-column table:style-name="表格25.A"/>
        <table:table-column table:style-name="表格25.B"/>
        <table:table-column table:style-name="表格25.C"/>
        <table:table-row table:style-name="表格25.1">
          <table:table-cell table:style-name="表格25.A1" table:number-columns-spanned="3" office:value-type="string">
            <text:p text:style-name="P5">malloc(配置内存空间)</text:p>
          </table:table-cell>
          <table:covered-table-cell/>
          <table:covered-table-cell/>
        </table:table-row>
        <table:table-row table:style-name="表格25.2">
          <table:table-cell table:style-name="表格25.A2" table:number-columns-spanned="3" office:value-type="string">
            <text:p text:style-name="P3"/>
          </table:table-cell>
          <table:covered-table-cell/>
          <table:covered-table-cell/>
        </table:table-row>
        <table:table-row table:style-name="表格25.3">
          <table:table-cell table:style-name="表格25.A3" table:number-columns-spanned="2" office:value-type="string">
            <text:p text:style-name="P2">相关函数</text:p>
          </table:table-cell>
          <table:covered-table-cell/>
          <table:table-cell table:style-name="表格25.C3" office:value-type="string">
            <text:p text:style-name="P1">calloc，free，realloc，brk</text:p>
          </table:table-cell>
        </table:table-row>
        <table:table-row table:style-name="表格25.3">
          <table:table-cell table:style-name="表格25.A4" table:number-columns-spanned="2" office:value-type="string">
            <text:p text:style-name="P2">表头文件</text:p>
          </table:table-cell>
          <table:covered-table-cell/>
          <table:table-cell table:style-name="表格25.C3" office:value-type="string">
            <text:p text:style-name="P1">#include&lt;stdlib.h&gt;</text:p>
          </table:table-cell>
        </table:table-row>
        <text:soft-page-break/>
        <table:table-row table:style-name="表格25.3">
          <table:table-cell table:style-name="表格25.A4" table:number-columns-spanned="2" office:value-type="string">
            <text:p text:style-name="P2">定义函数</text:p>
          </table:table-cell>
          <table:covered-table-cell/>
          <table:table-cell table:style-name="表格25.C3" office:value-type="string">
            <text:p text:style-name="P1">void * malloc(size_t size);</text:p>
          </table:table-cell>
        </table:table-row>
        <table:table-row table:style-name="表格25.3">
          <table:table-cell table:style-name="表格25.A4" table:number-columns-spanned="2" office:value-type="string">
            <text:p text:style-name="P2">函数说明</text:p>
          </table:table-cell>
          <table:covered-table-cell/>
          <table:table-cell table:style-name="表格25.C3" office:value-type="string">
            <text:p text:style-name="P1">malloc（）用来配置内存空间，其大小由指定的size决定。</text:p>
          </table:table-cell>
        </table:table-row>
        <table:table-row table:style-name="表格25.3">
          <table:table-cell table:style-name="表格25.A4" table:number-columns-spanned="2" office:value-type="string">
            <text:p text:style-name="P2">返回值</text:p>
          </table:table-cell>
          <table:covered-table-cell/>
          <table:table-cell table:style-name="表格25.C3" office:value-type="string">
            <text:p text:style-name="P1">若配置成功则返回一指针，失败则返回NULL。</text:p>
          </table:table-cell>
        </table:table-row>
        <table:table-row table:style-name="表格25.8">
          <table:table-cell table:style-name="表格25.C3" table:number-columns-spanned="3" office:value-type="string">
            <text:p text:style-name="P2"/>
          </table:table-cell>
          <table:covered-table-cell/>
          <table:covered-table-cell/>
        </table:table-row>
        <table:table-row table:style-name="表格25.9">
          <table:table-cell table:style-name="表格25.A9" office:value-type="string">
            <text:p text:style-name="P2">范例</text:p>
          </table:table-cell>
          <table:table-cell table:style-name="表格25.B9" table:number-columns-spanned="2" office:value-type="string">
            <text:p text:style-name="P1"/>
          </table:table-cell>
          <table:covered-table-cell/>
        </table:table-row>
        <table:table-row table:style-name="表格25.10">
          <table:table-cell table:style-name="表格25.A10" table:number-columns-spanned="3" office:value-type="string">
            <text:p text:style-name="P1">void p = malloc(1024);<text:span text:style-name="T2"> /</text:span>*配置1k的内存*/</text:p>
          </table:table-cell>
          <table:covered-table-cell/>
          <table:covered-table-cell/>
        </table:table-row>
      </table:table>
      <text:p text:style-name="Standard"/>
      <table:table table:name="表格26" table:style-name="表格26">
        <table:table-column table:style-name="表格26.A"/>
        <table:table-column table:style-name="表格26.B"/>
        <table:table-column table:style-name="表格26.C"/>
        <table:table-column table:style-name="表格26.D"/>
        <table:table-row table:style-name="表格26.1">
          <table:table-cell table:style-name="表格26.A1" table:number-columns-spanned="4" office:value-type="string">
            <text:p text:style-name="P5">mmap(建立内存映射)</text:p>
          </table:table-cell>
          <table:covered-table-cell/>
          <table:covered-table-cell/>
          <table:covered-table-cell/>
        </table:table-row>
        <table:table-row table:style-name="表格26.2">
          <table:table-cell table:style-name="表格26.A2" table:number-columns-spanned="4" office:value-type="string">
            <text:p text:style-name="P3"/>
          </table:table-cell>
          <table:covered-table-cell/>
          <table:covered-table-cell/>
          <table:covered-table-cell/>
        </table:table-row>
        <table:table-row table:style-name="表格26.3">
          <table:table-cell table:style-name="表格26.A3" table:number-columns-spanned="3" office:value-type="string">
            <text:p text:style-name="P2">相关函数</text:p>
          </table:table-cell>
          <table:covered-table-cell/>
          <table:covered-table-cell/>
          <table:table-cell table:style-name="表格26.D3" office:value-type="string">
            <text:p text:style-name="P1">munmap，open</text:p>
          </table:table-cell>
        </table:table-row>
        <table:table-row table:style-name="表格26.3">
          <table:table-cell table:style-name="表格26.A4" table:number-columns-spanned="3" office:value-type="string">
            <text:p text:style-name="P2">表头文件</text:p>
          </table:table-cell>
          <table:covered-table-cell/>
          <table:covered-table-cell/>
          <table:table-cell table:style-name="表格26.D3" office:value-type="string">
            <text:p text:style-name="P1">#include &lt;unistd.h&gt;</text:p>
            <text:p text:style-name="Standard">#include &lt;sys/mman.h&gt;</text:p>
          </table:table-cell>
        </table:table-row>
        <table:table-row table:style-name="表格26.3">
          <table:table-cell table:style-name="表格26.A4" table:number-columns-spanned="3" office:value-type="string">
            <text:p text:style-name="P2">定义函数</text:p>
          </table:table-cell>
          <table:covered-table-cell/>
          <table:covered-table-cell/>
          <table:table-cell table:style-name="表格26.D3" office:value-type="string">
            <text:p text:style-name="P1">void *mmap(void *start,size_t length,int prot,int flags,int fd,off_t offsize);</text:p>
          </table:table-cell>
        </table:table-row>
        <table:table-row table:style-name="表格26.3">
          <table:table-cell table:style-name="表格26.A4" table:number-columns-spanned="3" office:value-type="string">
            <text:p text:style-name="P2">函数说明</text:p>
          </table:table-cell>
          <table:covered-table-cell/>
          <table:covered-table-cell/>
          <table:table-cell table:style-name="表格26.D3" office:value-type="string">
            <text:p text:style-name="P1">mmap()用来将某个文件内容映射到内存中，对该内存区域的存取即是直接对该文件内容的读写。</text:p>
            <text:p text:style-name="Standard">参数start 指向欲对应的内存起始地址，通常设为NULL，代表让系统自动选定地址，对应成功后该地址会返回。参数length代表将文件中多大的部分对应到内存。参数prot代表映射区域的保护方式，有下列组合：</text:p>
            <text:p text:style-name="Standard"><text:s text:c="3"/>PROT_EXEC <text:s/>映射区域可被执行</text:p>
            <text:p text:style-name="Standard"><text:s text:c="3"/>PROT_READ <text:s/>映射区域可被读取</text:p>
            <text:p text:style-name="Standard"><text:s text:c="3"/>PROT_WRITE 映射区域可被写入</text:p>
            <text:p text:style-name="Standard"><text:s text:c="3"/>PROT_NONE <text:s/>映射区域不能存取</text:p>
            <text:p text:style-name="Standard">参数flags会影响映射区域的各种特性：</text:p>
            <text:p text:style-name="Standard"><text:s text:c="3"/>MAP_FIXED 如果参数start所指的地址无法成功建立映射时，</text:p>
            <text:p text:style-name="P14">则放弃映射，不对地址做修正。通常不鼓励用此</text:p>
            <text:p text:style-name="P14">旗标。</text:p>
            <text:p text:style-name="Standard"><text:s text:c="3"/>MAP_SHARED对映射区域的写入数据会复制回文件内，而且</text:p>
            <text:p text:style-name="P15">允许其他映射该文件的进程共享。</text:p>
            <text:p text:style-name="Standard"><text:s text:c="3"/>MAP_PRIVATE 对映射区域的写入操作会产生一个映射文件的</text:p>
            <text:p text:style-name="P15">复制，即私人的“写入时复制”（copy on write）</text:p>
            <text:p text:style-name="P15">对此区域作的任何修改都不会写回原来的文</text:p>
            <text:p text:style-name="P15">件内容。</text:p>
            <text:p text:style-name="Standard"><text:s text:c="2"/>MAP_ANONYMOUS建立匿名映射。此时会忽略参数fd，不涉</text:p>
            <text:p text:style-name="P16">及文件，而且映射区域无法和其他进程共</text:p>
            <text:p text:style-name="P16">享。</text:p>
            <text:p text:style-name="Standard"><text:s text:c="2"/>MAP_DENYWRITE只允许对映射区域的写入操作，其他对文件</text:p>
            <text:p text:style-name="P16"><text:soft-page-break/>直接写入的操作将会被拒绝。</text:p>
            <text:p text:style-name="Standard"><text:s text:c="2"/>MAP_LOCKED 将映射区域锁定住，这表示该区域不会被置换</text:p>
            <text:p text:style-name="P14">（swap）。</text:p>
            <text:p text:style-name="Standard">在调用mmap()时必须要指定MAP_SHARED或MAP_PRIVATE。参数fd为open()返回的文件描述词，代表欲映射到内存的文件。参数offset为文件映射的偏移量，通常设置为0，代表从文件最前方开始对应，offset必须是分页大小的整数倍。</text:p>
          </table:table-cell>
        </table:table-row>
        <table:table-row table:style-name="表格26.3">
          <table:table-cell table:style-name="表格26.A4" table:number-columns-spanned="3" office:value-type="string">
            <text:p text:style-name="P2">返回值</text:p>
          </table:table-cell>
          <table:covered-table-cell/>
          <table:covered-table-cell/>
          <table:table-cell table:style-name="表格26.D3" office:value-type="string">
            <text:p text:style-name="P1">若映射成功则返回映射区的内存起始地址，否则返回MAP_FAILED（－1），错误原因存于errno中。</text:p>
          </table:table-cell>
        </table:table-row>
        <table:table-row table:style-name="表格26.3">
          <table:table-cell table:style-name="表格26.A8" table:number-columns-spanned="3" office:value-type="string">
            <text:p text:style-name="P2">错误代码</text:p>
          </table:table-cell>
          <table:covered-table-cell/>
          <table:covered-table-cell/>
          <table:table-cell table:style-name="表格26.D3" office:value-type="string">
            <text:p text:style-name="P1">EBADF <text:s/>参数fd不是有效的文件描述词</text:p>
            <text:p text:style-name="Standard">EACCES 存取权限有误。如果是MAP_PRIVATE情况下文件必须</text:p>
            <text:p text:style-name="P17">可读，使用MAP_SHARED则要有PROT_WRITE以及该文件要能写入。</text:p>
            <text:p text:style-name="Standard">EINVAL <text:s/>参数 start、length或offset有一个不合法。</text:p>
            <text:p text:style-name="Standard">EAGAIN 文件被锁住，或是有太多内存被锁住。</text:p>
            <text:p text:style-name="Standard">ENOMEM 内存不足。</text:p>
          </table:table-cell>
        </table:table-row>
        <table:table-row table:style-name="表格26.9">
          <table:table-cell table:style-name="表格26.D3" table:number-columns-spanned="4" office:value-type="string">
            <text:p text:style-name="P2"/>
          </table:table-cell>
          <table:covered-table-cell/>
          <table:covered-table-cell/>
          <table:covered-table-cell/>
        </table:table-row>
        <table:table-row table:style-name="表格26.10">
          <table:table-cell table:style-name="表格26.A10" office:value-type="string">
            <text:p text:style-name="P2">范例</text:p>
          </table:table-cell>
          <table:table-cell table:style-name="表格26.B10" table:number-columns-spanned="3" office:value-type="string">
            <text:p text:style-name="P1"/>
          </table:table-cell>
          <table:covered-table-cell/>
          <table:covered-table-cell/>
        </table:table-row>
        <table:table-row table:style-name="表格26.11">
          <table:table-cell table:style-name="表格26.A11" table:number-columns-spanned="4" office:value-type="string">
            <text:p text:style-name="P1">/* 利用mmap()来读取/etc/passwd文件内容*/</text:p>
            <text:p text:style-name="Standard">#include&lt;sys/types.h&gt;</text:p>
            <text:p text:style-name="Standard">#include&lt;sys/stat.h&gt;</text:p>
            <text:p text:style-name="Standard">#include&lt;fcntl.h&gt;</text:p>
            <text:p text:style-name="Standard">#include&lt;unistd.h&gt;</text:p>
            <text:p text:style-name="Standard">#include&lt;sys/mman.h&gt;</text:p>
            <text:p text:style-name="Standard">main()</text:p>
            <text:p text:style-name="Standard">{</text:p>
            <text:p text:style-name="Standard">int fd;</text:p>
            <text:p text:style-name="Standard">void *start;</text:p>
            <text:p text:style-name="Standard">struct stat sb;</text:p>
            <text:p text:style-name="Standard">fd=open(“/etc/passwd”,O_RDONLY); /*打开/etc/passwd*/</text:p>
            <text:p text:style-name="Standard">fstat(fd,&amp;sb); <text:s/>/*取得文件大小*/</text:p>
            <text:p text:style-name="Standard">start=mmap(NULL,sb.st_size,PROT_READ,MAP_PRIVATE,fd,0);</text:p>
            <text:p text:style-name="Standard">if(start= = MAP_FAILED) <text:s/>/*判断是否映射成功*/</text:p>
            <text:p text:style-name="Standard"><text:s text:c="2"/>return;</text:p>
            <text:p text:style-name="Standard">printf(“%s”,start);</text:p>
            <text:p text:style-name="Standard">munma(start,sb.st_size); /*解除映射*/</text:p>
            <text:p text:style-name="Standard">closed(fd);</text:p>
            <text:p text:style-name="Standard">}</text:p>
          </table:table-cell>
          <table:covered-table-cell/>
          <table:covered-table-cell/>
          <table:covered-table-cell/>
        </table:table-row>
        <table:table-row table:style-name="表格26.12">
          <table:table-cell table:style-name="表格26.A10" table:number-columns-spanned="2" office:value-type="string">
            <text:p text:style-name="P2">执行</text:p>
          </table:table-cell>
          <table:covered-table-cell/>
          <table:table-cell table:style-name="表格26.B10" table:number-columns-spanned="2" office:value-type="string">
            <text:p text:style-name="P1"/>
          </table:table-cell>
          <table:covered-table-cell/>
        </table:table-row>
        <text:soft-page-break/>
        <table:table-row table:style-name="表格26.13">
          <table:table-cell table:style-name="表格26.A11" table:number-columns-spanned="4" office:value-type="string">
            <text:p text:style-name="P1">root : x : 0 : root : /root : /bin/bash</text:p>
            <text:p text:style-name="Standard">bin : x : 1: 1 : bin : /bin :</text:p>
            <text:p text:style-name="Standard">daemon : x : 2 : 2 :daemon : /sbin</text:p>
            <text:p text:style-name="Standard">adm : x : 3 : 4 : adm : /var/adm :</text:p>
            <text:p text:style-name="Standard">lp : x :4 :7 : lp : /var/spool/lpd :</text:p>
            <text:p text:style-name="Standard">sync : x : 5 : 0 : sync : /sbin : bin/sync :</text:p>
            <text:p text:style-name="Standard">shutdown : x : 6 : 0 : shutdown : /sbin : /sbin/shutdown</text:p>
            <text:p text:style-name="Standard">halt : x : 7 : 0 : halt : /sbin : /sbin/halt</text:p>
            <text:p text:style-name="Standard">mail : x : 8 : 12 : mail : /var/spool/mail :</text:p>
            <text:p text:style-name="Standard">news : x :9 :13 : news : /var/spool/news :</text:p>
            <text:p text:style-name="Standard">uucp : x :10 :14 : uucp : /var/spool/uucp :</text:p>
            <text:p text:style-name="Standard">operator : x : 11 : 0 :operator : /root:</text:p>
            <text:p text:style-name="Standard">games : x : 12 :100 : games :/usr/games:</text:p>
            <text:p text:style-name="Standard">gopher : x : 13 : 30 : gopher : /usr/lib/gopher-data:</text:p>
            <text:p text:style-name="Standard">ftp: x :14 :50 : FTP User: /home/ftp:</text:p>
            <text:p text:style-name="Standard">nobody : x :99: 99: Nobody : /:</text:p>
            <text:p text:style-name="Standard">xfs :x :100 :101 : X Font Server : /etc/xll/fs : /bin/false</text:p>
            <text:p text:style-name="Standard">gdm : x : 42 :42 : : /home/gdm: /bin/bash</text:p>
            <text:p text:style-name="Standard">kids : x : 500 :500 :/home/kids : /bin/bash</text:p>
          </table:table-cell>
          <table:covered-table-cell/>
          <table:covered-table-cell/>
          <table:covered-table-cell/>
        </table:table-row>
      </table:table>
      <text:p text:style-name="Standard"/>
      <table:table table:name="表格27" table:style-name="表格27">
        <table:table-column table:style-name="表格27.A"/>
        <table:table-column table:style-name="表格27.B"/>
        <table:table-column table:style-name="表格27.C"/>
        <table:table-row table:style-name="表格27.1">
          <table:table-cell table:style-name="表格27.A1" table:number-columns-spanned="3" office:value-type="string">
            <text:p text:style-name="P5">munmap（解除内存映射）</text:p>
          </table:table-cell>
          <table:covered-table-cell/>
          <table:covered-table-cell/>
        </table:table-row>
        <table:table-row table:style-name="表格27.2">
          <table:table-cell table:style-name="表格27.A2" table:number-columns-spanned="3" office:value-type="string">
            <text:p text:style-name="P3"/>
          </table:table-cell>
          <table:covered-table-cell/>
          <table:covered-table-cell/>
        </table:table-row>
        <table:table-row table:style-name="表格27.3">
          <table:table-cell table:style-name="表格27.A3" table:number-columns-spanned="2" office:value-type="string">
            <text:p text:style-name="P2">相关函数</text:p>
          </table:table-cell>
          <table:covered-table-cell/>
          <table:table-cell table:style-name="表格27.C3" office:value-type="string">
            <text:p text:style-name="P1">mmap</text:p>
          </table:table-cell>
        </table:table-row>
        <table:table-row table:style-name="表格27.3">
          <table:table-cell table:style-name="表格27.A4" table:number-columns-spanned="2" office:value-type="string">
            <text:p text:style-name="P2">表头文件</text:p>
          </table:table-cell>
          <table:covered-table-cell/>
          <table:table-cell table:style-name="表格27.C3" office:value-type="string">
            <text:p text:style-name="P1">#include&lt;unistd.h&gt;</text:p>
            <text:p text:style-name="Standard">#include&lt;sys/mman.h&gt;</text:p>
          </table:table-cell>
        </table:table-row>
        <table:table-row table:style-name="表格27.3">
          <table:table-cell table:style-name="表格27.A4" table:number-columns-spanned="2" office:value-type="string">
            <text:p text:style-name="P2">定义函数</text:p>
          </table:table-cell>
          <table:covered-table-cell/>
          <table:table-cell table:style-name="表格27.C3" office:value-type="string">
            <text:p text:style-name="P1">int munmap(void *start,size_t length);</text:p>
          </table:table-cell>
        </table:table-row>
        <table:table-row table:style-name="表格27.3">
          <table:table-cell table:style-name="表格27.A4" table:number-columns-spanned="2" office:value-type="string">
            <text:p text:style-name="P2">函数说明</text:p>
          </table:table-cell>
          <table:covered-table-cell/>
          <table:table-cell table:style-name="表格27.C3" office:value-type="string">
            <text:p text:style-name="P1">munmap()用来取消参数start所指的映射内存起始地址，参数length则是欲取消的内存大小。当进程结束或利用exec相关函数来执行其他程序时，映射内存会自动解除，但关闭对应的文件描述词时不会解除映射。</text:p>
          </table:table-cell>
        </table:table-row>
        <table:table-row table:style-name="表格27.3">
          <table:table-cell table:style-name="表格27.A4" table:number-columns-spanned="2" office:value-type="string">
            <text:p text:style-name="P2">返回值</text:p>
          </table:table-cell>
          <table:covered-table-cell/>
          <table:table-cell table:style-name="表格27.C3" office:value-type="string">
            <text:p text:style-name="P1">如果解除映射成功则返回0，否则返回－1，错误原因存于errno中</text:p>
          </table:table-cell>
        </table:table-row>
        <table:table-row table:style-name="表格27.3">
          <table:table-cell table:style-name="表格27.A8" table:number-columns-spanned="2" office:value-type="string">
            <text:p text:style-name="P2">错误代码</text:p>
          </table:table-cell>
          <table:covered-table-cell/>
          <table:table-cell table:style-name="表格27.C3" office:value-type="string">
            <text:p text:style-name="P1">EINVAL 参数start或length不合法。</text:p>
          </table:table-cell>
        </table:table-row>
        <table:table-row table:style-name="表格27.9">
          <table:table-cell table:style-name="表格27.C3" table:number-columns-spanned="3" office:value-type="string">
            <text:p text:style-name="P2"/>
          </table:table-cell>
          <table:covered-table-cell/>
          <table:covered-table-cell/>
        </table:table-row>
        <table:table-row table:style-name="表格27.10">
          <table:table-cell table:style-name="表格27.A10" office:value-type="string">
            <text:p text:style-name="P2">范例</text:p>
          </table:table-cell>
          <table:table-cell table:style-name="表格27.B10" table:number-columns-spanned="2" office:value-type="string">
            <text:p text:style-name="P1"/>
          </table:table-cell>
          <table:covered-table-cell/>
        </table:table-row>
        <table:table-row table:style-name="表格27.11">
          <table:table-cell table:style-name="表格27.A11" table:number-columns-spanned="3" office:value-type="string">
            <text:p text:style-name="P1">参考mmap（）</text:p>
          </table:table-cell>
          <table:covered-table-cell/>
          <table:covered-table-cell/>
        </table:table-row>
      </table:table>
      <text:p text:style-name="Standard"/>
      <table:table table:name="表格28" table:style-name="表格28">
        <table:table-column table:style-name="表格28.A"/>
        <table:table-column table:style-name="表格28.B"/>
        <table:table-column table:style-name="表格28.C"/>
        <table:table-column table:style-name="表格28.D"/>
        <table:table-row table:style-name="表格28.1">
          <table:table-cell table:style-name="表格28.A1" table:number-columns-spanned="4" office:value-type="string">
            <text:p text:style-name="P5">asctime（将时间和日期以字符串格式表示）</text:p>
          </table:table-cell>
          <table:covered-table-cell/>
          <table:covered-table-cell/>
          <table:covered-table-cell/>
        </table:table-row>
        <table:table-row table:style-name="表格28.2">
          <table:table-cell table:style-name="表格28.A2" table:number-columns-spanned="4" office:value-type="string">
            <text:p text:style-name="P3"/>
          </table:table-cell>
          <table:covered-table-cell/>
          <table:covered-table-cell/>
          <table:covered-table-cell/>
        </table:table-row>
        <text:soft-page-break/>
        <table:table-row table:style-name="表格28.3">
          <table:table-cell table:style-name="表格28.A3" table:number-columns-spanned="3" office:value-type="string">
            <text:p text:style-name="P2">相关函数</text:p>
          </table:table-cell>
          <table:covered-table-cell/>
          <table:covered-table-cell/>
          <table:table-cell table:style-name="表格28.D3" office:value-type="string">
            <text:p text:style-name="P1">time，ctime，gmtime，localtime</text:p>
          </table:table-cell>
        </table:table-row>
        <table:table-row table:style-name="表格28.3">
          <table:table-cell table:style-name="表格28.A4" table:number-columns-spanned="3" office:value-type="string">
            <text:p text:style-name="P2">表头文件</text:p>
          </table:table-cell>
          <table:covered-table-cell/>
          <table:covered-table-cell/>
          <table:table-cell table:style-name="表格28.D3" office:value-type="string">
            <text:p text:style-name="P1">#include&lt;time.h&gt;</text:p>
          </table:table-cell>
        </table:table-row>
        <table:table-row table:style-name="表格28.3">
          <table:table-cell table:style-name="表格28.A4" table:number-columns-spanned="3" office:value-type="string">
            <text:p text:style-name="P2">定义函数</text:p>
          </table:table-cell>
          <table:covered-table-cell/>
          <table:covered-table-cell/>
          <table:table-cell table:style-name="表格28.D3" office:value-type="string">
            <text:p text:style-name="P1">char * asctime(const struct tm * timeptr);</text:p>
          </table:table-cell>
        </table:table-row>
        <table:table-row table:style-name="表格28.3">
          <table:table-cell table:style-name="表格28.A4" table:number-columns-spanned="3" office:value-type="string">
            <text:p text:style-name="P2">函数说明</text:p>
          </table:table-cell>
          <table:covered-table-cell/>
          <table:covered-table-cell/>
          <table:table-cell table:style-name="表格28.D3" office:value-type="string">
            <text:p text:style-name="P1">asctime（）将参数timeptr所指的tm结构中的信息转换成真实世界所使用的时间日期表示方法，然后将结果以字符串形态返回。此函数已经由时区转换成当地时间，字符串格式为：</text:p>
            <text:p text:style-name="Standard">“Wed Jun 30 21:49:08 1993\n”</text:p>
          </table:table-cell>
        </table:table-row>
        <table:table-row table:style-name="表格28.3">
          <table:table-cell table:style-name="表格28.A4" table:number-columns-spanned="3" office:value-type="string">
            <text:p text:style-name="P2">返回值</text:p>
          </table:table-cell>
          <table:covered-table-cell/>
          <table:covered-table-cell/>
          <table:table-cell table:style-name="表格28.D3" office:value-type="string">
            <text:p text:style-name="P1">若再调用相关的时间日期函数，此字符串可能会被破坏。此函数与ctime不同处在于传入的参数是不同的结构。</text:p>
          </table:table-cell>
        </table:table-row>
        <table:table-row table:style-name="表格28.3">
          <table:table-cell table:style-name="表格28.A8" table:number-columns-spanned="3" office:value-type="string">
            <text:p text:style-name="P2">附加说明</text:p>
          </table:table-cell>
          <table:covered-table-cell/>
          <table:covered-table-cell/>
          <table:table-cell table:style-name="表格28.D3" office:value-type="string">
            <text:p text:style-name="P1">返回一字符串表示目前当地的时间日期。</text:p>
          </table:table-cell>
        </table:table-row>
        <table:table-row table:style-name="表格28.9">
          <table:table-cell table:style-name="表格28.D3" table:number-columns-spanned="4" office:value-type="string">
            <text:p text:style-name="P2"/>
          </table:table-cell>
          <table:covered-table-cell/>
          <table:covered-table-cell/>
          <table:covered-table-cell/>
        </table:table-row>
        <table:table-row table:style-name="表格28.10">
          <table:table-cell table:style-name="表格28.A10" office:value-type="string">
            <text:p text:style-name="P2">范例</text:p>
          </table:table-cell>
          <table:table-cell table:style-name="表格28.B10" table:number-columns-spanned="3" office:value-type="string">
            <text:p text:style-name="P1"/>
          </table:table-cell>
          <table:covered-table-cell/>
          <table:covered-table-cell/>
        </table:table-row>
        <table:table-row table:style-name="表格28.11">
          <table:table-cell table:style-name="表格28.A11" table:number-columns-spanned="4" office:value-type="string">
            <text:p text:style-name="P1">#include &lt;time.h&gt;</text:p>
            <text:p text:style-name="Standard">main()</text:p>
            <text:p text:style-name="Standard">{</text:p>
            <text:p text:style-name="Standard"><text:s/>time_t timep;</text:p>
            <text:p text:style-name="Standard"><text:s/>time (&amp;timep);</text:p>
            <text:p text:style-name="Standard"><text:s/>printf(“%s”,asctime(gmtime(&amp;timep)));</text:p>
          </table:table-cell>
          <table:covered-table-cell/>
          <table:covered-table-cell/>
          <table:covered-table-cell/>
        </table:table-row>
        <table:table-row table:style-name="表格28.12">
          <table:table-cell table:style-name="表格28.A10" table:number-columns-spanned="2" office:value-type="string">
            <text:p text:style-name="P2">执行</text:p>
          </table:table-cell>
          <table:covered-table-cell/>
          <table:table-cell table:style-name="表格28.B10" table:number-columns-spanned="2" office:value-type="string">
            <text:p text:style-name="P1"/>
          </table:table-cell>
          <table:covered-table-cell/>
        </table:table-row>
        <table:table-row table:style-name="表格28.13">
          <table:table-cell table:style-name="表格28.A11" table:number-columns-spanned="4" office:value-type="string">
            <text:p text:style-name="P1">Sat Oct 28 02:10:06 2000</text:p>
          </table:table-cell>
          <table:covered-table-cell/>
          <table:covered-table-cell/>
          <table:covered-table-cell/>
        </table:table-row>
      </table:table>
      <text:p text:style-name="Standard"/>
      <text:p text:style-name="Standard"/>
      <text:p text:style-name="Standard"/>
      <text:p text:style-name="Standard"/>
      <text:p text:style-name="Standard"/>
      <table:table table:name="表格29" table:style-name="表格29">
        <table:table-column table:style-name="表格29.A"/>
        <table:table-column table:style-name="表格29.B"/>
        <table:table-column table:style-name="表格29.C"/>
        <table:table-column table:style-name="表格29.D"/>
        <table:table-row table:style-name="表格29.1">
          <table:table-cell table:style-name="表格29.A1" table:number-columns-spanned="4" office:value-type="string">
            <text:p text:style-name="P5">ctime（将时间和日期以字符串格式表示）</text:p>
          </table:table-cell>
          <table:covered-table-cell/>
          <table:covered-table-cell/>
          <table:covered-table-cell/>
        </table:table-row>
        <table:table-row table:style-name="表格29.2">
          <table:table-cell table:style-name="表格29.A2" table:number-columns-spanned="4" office:value-type="string">
            <text:p text:style-name="P3"/>
          </table:table-cell>
          <table:covered-table-cell/>
          <table:covered-table-cell/>
          <table:covered-table-cell/>
        </table:table-row>
        <table:table-row table:style-name="表格29.3">
          <table:table-cell table:style-name="表格29.A3" table:number-columns-spanned="3" office:value-type="string">
            <text:p text:style-name="P2">相关函数</text:p>
          </table:table-cell>
          <table:covered-table-cell/>
          <table:covered-table-cell/>
          <table:table-cell table:style-name="表格29.D3" office:value-type="string">
            <text:p text:style-name="P1">time，asctime，gmtime，localtime</text:p>
          </table:table-cell>
        </table:table-row>
        <table:table-row table:style-name="表格29.3">
          <table:table-cell table:style-name="表格29.A4" table:number-columns-spanned="3" office:value-type="string">
            <text:p text:style-name="P2">表头文件</text:p>
          </table:table-cell>
          <table:covered-table-cell/>
          <table:covered-table-cell/>
          <table:table-cell table:style-name="表格29.D3" office:value-type="string">
            <text:p text:style-name="P1">#include&lt;time.h&gt;</text:p>
          </table:table-cell>
        </table:table-row>
        <table:table-row table:style-name="表格29.3">
          <table:table-cell table:style-name="表格29.A4" table:number-columns-spanned="3" office:value-type="string">
            <text:p text:style-name="P2">定义函数</text:p>
          </table:table-cell>
          <table:covered-table-cell/>
          <table:covered-table-cell/>
          <table:table-cell table:style-name="表格29.D3" office:value-type="string">
            <text:p text:style-name="P1">char *ctime(const time_t *timep);</text:p>
          </table:table-cell>
        </table:table-row>
        <table:table-row table:style-name="表格29.3">
          <table:table-cell table:style-name="表格29.A4" table:number-columns-spanned="3" office:value-type="string">
            <text:p text:style-name="P2">函数说明</text:p>
          </table:table-cell>
          <table:covered-table-cell/>
          <table:covered-table-cell/>
          <table:table-cell table:style-name="表格29.D3" office:value-type="string">
            <text:p text:style-name="P1">ctime（）将参数timep所指的time_t结构中的信息转换成真实世界所使用的时间日期表示方法，然后将结果以字符串形态返回。此函数已经由时区转换成当地时间，字符串格式为“Wed Jun 30 21 :49 <text:soft-page-break/>08 1993\n”。若再调用相关的时间日期函数，此字符串可能会被破坏。</text:p>
          </table:table-cell>
        </table:table-row>
        <table:table-row table:style-name="表格29.3">
          <table:table-cell table:style-name="表格29.A4" table:number-columns-spanned="3" office:value-type="string">
            <text:p text:style-name="P2">返回值</text:p>
          </table:table-cell>
          <table:covered-table-cell/>
          <table:covered-table-cell/>
          <table:table-cell table:style-name="表格29.D3" office:value-type="string">
            <text:p text:style-name="P1">返回一字符串表示目前当地的时间日期。</text:p>
          </table:table-cell>
        </table:table-row>
        <table:table-row table:style-name="表格29.8">
          <table:table-cell table:style-name="表格29.D3" table:number-columns-spanned="4" office:value-type="string">
            <text:p text:style-name="P2"/>
          </table:table-cell>
          <table:covered-table-cell/>
          <table:covered-table-cell/>
          <table:covered-table-cell/>
        </table:table-row>
        <table:table-row table:style-name="表格29.9">
          <table:table-cell table:style-name="表格29.A9" office:value-type="string">
            <text:p text:style-name="P2">范例</text:p>
          </table:table-cell>
          <table:table-cell table:style-name="表格29.B9" table:number-columns-spanned="3" office:value-type="string">
            <text:p text:style-name="P1"/>
          </table:table-cell>
          <table:covered-table-cell/>
          <table:covered-table-cell/>
        </table:table-row>
        <table:table-row table:style-name="表格29.10">
          <table:table-cell table:style-name="表格29.A10" table:number-columns-spanned="4" office:value-type="string">
            <text:p text:style-name="P1">#include&lt;time.h&gt;</text:p>
            <text:p text:style-name="Standard">main()</text:p>
            <text:p text:style-name="Standard">{</text:p>
            <text:p text:style-name="Standard"><text:s text:c="2"/>time_t timep;</text:p>
            <text:p text:style-name="Standard"><text:s text:c="2"/>time (&amp;timep);</text:p>
            <text:p text:style-name="Standard"><text:s text:c="2"/>printf(“%s”,ctime(&amp;timep));</text:p>
            <text:p text:style-name="Standard">}</text:p>
          </table:table-cell>
          <table:covered-table-cell/>
          <table:covered-table-cell/>
          <table:covered-table-cell/>
        </table:table-row>
        <table:table-row table:style-name="表格29.11">
          <table:table-cell table:style-name="表格29.A9" table:number-columns-spanned="2" office:value-type="string">
            <text:p text:style-name="P2">执行</text:p>
          </table:table-cell>
          <table:covered-table-cell/>
          <table:table-cell table:style-name="表格29.B9" table:number-columns-spanned="2" office:value-type="string">
            <text:p text:style-name="P1"/>
          </table:table-cell>
          <table:covered-table-cell/>
        </table:table-row>
        <table:table-row table:style-name="表格29.12">
          <table:table-cell table:style-name="表格29.A10" table:number-columns-spanned="4" office:value-type="string">
            <text:p text:style-name="P1">Sat Oct 28 10 : 12 : 05 2000</text:p>
          </table:table-cell>
          <table:covered-table-cell/>
          <table:covered-table-cell/>
          <table:covered-table-cell/>
        </table:table-row>
      </table:table>
      <text:p text:style-name="Standard"/>
      <table:table table:name="表格30" table:style-name="表格30">
        <table:table-column table:style-name="表格30.A"/>
        <table:table-column table:style-name="表格30.B"/>
        <table:table-column table:style-name="表格30.C"/>
        <table:table-column table:style-name="表格30.D"/>
        <table:table-row table:style-name="表格30.1">
          <table:table-cell table:style-name="表格30.A1" table:number-columns-spanned="4" office:value-type="string">
            <text:p text:style-name="P5">gettimeofday（取得目前的时间）</text:p>
          </table:table-cell>
          <table:covered-table-cell/>
          <table:covered-table-cell/>
          <table:covered-table-cell/>
        </table:table-row>
        <table:table-row table:style-name="表格30.2">
          <table:table-cell table:style-name="表格30.A2" table:number-columns-spanned="4" office:value-type="string">
            <text:p text:style-name="P3"/>
          </table:table-cell>
          <table:covered-table-cell/>
          <table:covered-table-cell/>
          <table:covered-table-cell/>
        </table:table-row>
        <table:table-row table:style-name="表格30.3">
          <table:table-cell table:style-name="表格30.A3" table:number-columns-spanned="3" office:value-type="string">
            <text:p text:style-name="P2">相关函数</text:p>
          </table:table-cell>
          <table:covered-table-cell/>
          <table:covered-table-cell/>
          <table:table-cell table:style-name="表格30.D3" office:value-type="string">
            <text:p text:style-name="P1"><text:s/>time，ctime，ftime，settimeofday</text:p>
          </table:table-cell>
        </table:table-row>
        <table:table-row table:style-name="表格30.3">
          <table:table-cell table:style-name="表格30.A4" table:number-columns-spanned="3" office:value-type="string">
            <text:p text:style-name="P2">表头文件</text:p>
          </table:table-cell>
          <table:covered-table-cell/>
          <table:covered-table-cell/>
          <table:table-cell table:style-name="表格30.D3" office:value-type="string">
            <text:p text:style-name="P1"><text:s/>#include &lt;sys/time.h&gt;</text:p>
            <text:p text:style-name="Standard"><text:s/>#include &lt;unistd.h&gt;</text:p>
          </table:table-cell>
        </table:table-row>
        <table:table-row table:style-name="表格30.3">
          <table:table-cell table:style-name="表格30.A4" table:number-columns-spanned="3" office:value-type="string">
            <text:p text:style-name="P2">定义函数</text:p>
          </table:table-cell>
          <table:covered-table-cell/>
          <table:covered-table-cell/>
          <table:table-cell table:style-name="表格30.D3" office:value-type="string">
            <text:p text:style-name="P1"><text:s/>int gettimeofday ( struct timeval * tv , struct timezone * tz )</text:p>
          </table:table-cell>
        </table:table-row>
        <table:table-row table:style-name="表格30.3">
          <table:table-cell table:style-name="表格30.A4" table:number-columns-spanned="3" office:value-type="string">
            <text:p text:style-name="P2">函数说明</text:p>
          </table:table-cell>
          <table:covered-table-cell/>
          <table:covered-table-cell/>
          <table:table-cell table:style-name="表格30.D3" office:value-type="string">
            <text:p text:style-name="P1"><text:s/>gettimeofday () 会把目前的时间有tv 所指的结构返回，当地时区的信息则放到tz所指的结构中。timeval结构定义为：</text:p>
            <text:p text:style-name="P11">struct timeval{</text:p>
            <text:p text:style-name="P11"><text:s text:c="2"/>long tv_sec; <text:s text:c="7"/>/*秒*/</text:p>
            <text:p text:style-name="P11">long tv_usec; <text:s text:c="10"/>/*微秒*/</text:p>
            <text:p text:style-name="Standard"><text:s text:c="3"/>｝；</text:p>
            <text:p text:style-name="Standard"><text:s text:c="2"/>timezone 结构定义为：</text:p>
            <text:p text:style-name="P11">struct timezone{</text:p>
            <text:p text:style-name="P11"><text:s text:c="2"/>int tz_minuteswest; <text:s text:c="3"/>/*和Greenwich时间差了多少分钟*/</text:p>
            <text:p text:style-name="P11"><text:s text:c="2"/>int tz_dsttime; <text:s text:c="7"/>/*日光节约时间的状态*/</text:p>
            <text:p text:style-name="P11">｝；</text:p>
            <text:p text:style-name="Standard"><text:s text:c="3"/>上述两个结构都定义在 /usr/include/sys/time.h。tz_dsttime 所代表的状态如下：</text:p>
            <text:p text:style-name="P18">DST_NONE <text:s text:c="2"/>/*不使用*/</text:p>
            <text:p text:style-name="P18">DST_USA <text:s text:c="4"/>/*美国*/</text:p>
            <text:p text:style-name="P18">DST_AUST <text:s text:c="3"/>/*澳洲*/</text:p>
            <text:p text:style-name="P18">DST_WET <text:s text:c="4"/>/*西欧*/</text:p>
            <text:p text:style-name="P18"><text:soft-page-break/>DST_MET <text:s text:c="4"/>/*中欧*/</text:p>
            <text:p text:style-name="P18">DST_EET <text:s text:c="5"/>/*东欧*/</text:p>
            <text:p text:style-name="P18">DST_CAN <text:s text:c="5"/>/*加拿大*/</text:p>
            <text:p text:style-name="P18">DST_GB <text:s text:c="6"/>/*大不列颠*/</text:p>
            <text:p text:style-name="P18">DST_RUM <text:s text:c="5"/>/*罗马尼亚*/</text:p>
            <text:p text:style-name="P18">DST_TUR <text:s text:c="6"/>/*土耳其*/</text:p>
            <text:p text:style-name="P18">DST_AUSTALT <text:s/>/*澳洲（1986年以后）*/</text:p>
          </table:table-cell>
        </table:table-row>
        <table:table-row table:style-name="表格30.3">
          <table:table-cell table:style-name="表格30.A4" table:number-columns-spanned="3" office:value-type="string">
            <text:p text:style-name="P2">返回值</text:p>
          </table:table-cell>
          <table:covered-table-cell/>
          <table:covered-table-cell/>
          <table:table-cell table:style-name="表格30.D3" office:value-type="string">
            <text:p text:style-name="P1"><text:s/>成功则返回0，失败返回－1，错误代码存于errno。</text:p>
          </table:table-cell>
        </table:table-row>
        <table:table-row table:style-name="表格30.3">
          <table:table-cell table:style-name="表格30.A8" table:number-columns-spanned="3" office:value-type="string">
            <text:p text:style-name="P2">附加说明</text:p>
          </table:table-cell>
          <table:covered-table-cell/>
          <table:covered-table-cell/>
          <table:table-cell table:style-name="表格30.D3" office:value-type="string">
            <text:p text:style-name="P1"><text:s/>EFAULT指针tv和tz所指的内存空间超出存取权限。</text:p>
          </table:table-cell>
        </table:table-row>
        <table:table-row table:style-name="表格30.9">
          <table:table-cell table:style-name="表格30.D3" table:number-columns-spanned="4" office:value-type="string">
            <text:p text:style-name="P2"/>
          </table:table-cell>
          <table:covered-table-cell/>
          <table:covered-table-cell/>
          <table:covered-table-cell/>
        </table:table-row>
        <table:table-row table:style-name="表格30.10">
          <table:table-cell table:style-name="表格30.A10" office:value-type="string">
            <text:p text:style-name="P2">范例</text:p>
          </table:table-cell>
          <table:table-cell table:style-name="表格30.B10" table:number-columns-spanned="3" office:value-type="string">
            <text:p text:style-name="P1"/>
          </table:table-cell>
          <table:covered-table-cell/>
          <table:covered-table-cell/>
        </table:table-row>
        <table:table-row table:style-name="表格30.11">
          <table:table-cell table:style-name="表格30.A11" table:number-columns-spanned="4" office:value-type="string">
            <text:p text:style-name="P1">#include&lt;sys/time.h&gt;</text:p>
            <text:p text:style-name="Standard">#include&lt;unistd.h&gt;</text:p>
            <text:p text:style-name="Standard">main(){</text:p>
            <text:p text:style-name="Standard"><text:s text:c="2"/>struct timeval tv;</text:p>
            <text:p text:style-name="Standard"><text:s text:c="2"/>struct timezone tz;</text:p>
            <text:p text:style-name="Standard"><text:s text:c="2"/>gettimeofday (&amp;tv , &amp;tz);</text:p>
            <text:p text:style-name="Standard"><text:s text:c="2"/>printf(“tv_sec; %d\n”, tv,.tv_sec) ;</text:p>
            <text:p text:style-name="Standard"><text:s text:c="2"/>printf(“tv_usec; %d\n”,tv.tv_usec);</text:p>
            <text:p text:style-name="Standard"><text:s text:c="2"/>printf(“tz_minuteswest; %d\n”, tz.tz_minuteswest);</text:p>
            <text:p text:style-name="Standard"><text:s text:c="2"/>printf(“tz_dsttime, %d\n”,tz.tz_dsttime);</text:p>
            <text:p text:style-name="Standard">}</text:p>
          </table:table-cell>
          <table:covered-table-cell/>
          <table:covered-table-cell/>
          <table:covered-table-cell/>
        </table:table-row>
        <table:table-row table:style-name="表格30.12">
          <table:table-cell table:style-name="表格30.A10" table:number-columns-spanned="2" office:value-type="string">
            <text:p text:style-name="P2">执行</text:p>
          </table:table-cell>
          <table:covered-table-cell/>
          <table:table-cell table:style-name="表格30.B10" table:number-columns-spanned="2" office:value-type="string">
            <text:p text:style-name="P1"/>
          </table:table-cell>
          <table:covered-table-cell/>
        </table:table-row>
        <table:table-row table:style-name="表格30.13">
          <table:table-cell table:style-name="表格30.A11" table:number-columns-spanned="4" office:value-type="string">
            <text:p text:style-name="P1">tv_sec: 974857339</text:p>
            <text:p text:style-name="Standard">tv_usec:136996</text:p>
            <text:p text:style-name="Standard">tz_minuteswest:-540</text:p>
            <text:p text:style-name="Standard">tz_dsttime:0</text:p>
          </table:table-cell>
          <table:covered-table-cell/>
          <table:covered-table-cell/>
          <table:covered-table-cell/>
        </table:table-row>
        <table:table-row table:style-name="表格30.1">
          <table:table-cell table:style-name="表格30.A1" table:number-columns-spanned="4" office:value-type="string">
            <text:p text:style-name="P5">gmtime(取得目前时间和日期)</text:p>
          </table:table-cell>
          <table:covered-table-cell/>
          <table:covered-table-cell/>
          <table:covered-table-cell/>
        </table:table-row>
        <table:table-row table:style-name="表格30.2">
          <table:table-cell table:style-name="表格30.A2" table:number-columns-spanned="4" office:value-type="string">
            <text:p text:style-name="P3"/>
          </table:table-cell>
          <table:covered-table-cell/>
          <table:covered-table-cell/>
          <table:covered-table-cell/>
        </table:table-row>
        <table:table-row table:style-name="表格30.3">
          <table:table-cell table:style-name="表格30.A3" table:number-columns-spanned="3" office:value-type="string">
            <text:p text:style-name="P2">相关函数</text:p>
          </table:table-cell>
          <table:covered-table-cell/>
          <table:covered-table-cell/>
          <table:table-cell table:style-name="表格30.D3" office:value-type="string">
            <text:p text:style-name="P1"><text:s/>time,asctime,ctime,localtime</text:p>
          </table:table-cell>
        </table:table-row>
        <table:table-row table:style-name="表格30.3">
          <table:table-cell table:style-name="表格30.A4" table:number-columns-spanned="3" office:value-type="string">
            <text:p text:style-name="P2">表头文件</text:p>
          </table:table-cell>
          <table:covered-table-cell/>
          <table:covered-table-cell/>
          <table:table-cell table:style-name="表格30.D3" office:value-type="string">
            <text:p text:style-name="P1"><text:s/>#include&lt;time.h&gt;</text:p>
          </table:table-cell>
        </table:table-row>
        <table:table-row table:style-name="表格30.3">
          <table:table-cell table:style-name="表格30.A4" table:number-columns-spanned="3" office:value-type="string">
            <text:p text:style-name="P2">定义函数</text:p>
          </table:table-cell>
          <table:covered-table-cell/>
          <table:covered-table-cell/>
          <table:table-cell table:style-name="表格30.D3" office:value-type="string">
            <text:p text:style-name="P1"><text:s/>struct tm*gmtime(const time_t*timep);</text:p>
          </table:table-cell>
        </table:table-row>
        <table:table-row table:style-name="表格30.3">
          <table:table-cell table:style-name="表格30.A4" table:number-columns-spanned="3" office:value-type="string">
            <text:p text:style-name="P2">函数说明</text:p>
          </table:table-cell>
          <table:covered-table-cell/>
          <table:covered-table-cell/>
          <table:table-cell table:style-name="表格30.D3" office:value-type="string">
            <text:p text:style-name="P1">gmtime()将参数timep所指的time_t结构中的信息转换成真实世界所使用的时间日期表示方法，然后将结果由结构tm返回。结构tm的定义为：</text:p>
            <text:p text:style-name="Standard"><text:s text:c="3"/>struct tm</text:p>
            <text:p text:style-name="P11"><text:soft-page-break/>{</text:p>
            <text:p text:style-name="P11"><text:s text:c="2"/>int tm_sec;</text:p>
            <text:p text:style-name="P11"><text:s text:c="2"/>int tm_min;</text:p>
            <text:p text:style-name="P11"><text:s text:c="2"/>int tm_hour;</text:p>
            <text:p text:style-name="P11"><text:s text:c="2"/>int tm_mday;</text:p>
            <text:p text:style-name="P11"><text:s text:c="2"/>int tm_mon;</text:p>
            <text:p text:style-name="P11"><text:s text:c="2"/>int tm_year;</text:p>
            <text:p text:style-name="P11"><text:s text:c="2"/>int tm_wday;</text:p>
            <text:p text:style-name="P19">int tm_yday;</text:p>
            <text:p text:style-name="P19">int tm_isdst;</text:p>
            <text:p text:style-name="P11">};</text:p>
            <text:p text:style-name="P19">int tm_sec 代表目前秒数，正常范围为0-59，但允许至61秒</text:p>
            <text:p text:style-name="P11"><text:s text:c="2"/>int tm_min 代表目前分数，范围0-59</text:p>
            <text:p text:style-name="P11"><text:s text:c="2"/>int tm_hour 从午夜算起的时数，范围为0-23</text:p>
            <text:p text:style-name="P11"><text:s text:c="2"/>int tm_mday 目前月份的日数，范围01-31</text:p>
            <text:p text:style-name="P11"><text:s text:c="2"/>int tm_mon 代表目前月份，从一月算起，范围从0-11</text:p>
            <text:p text:style-name="P11"><text:s text:c="2"/>int tm_year 从1900年算起至今的年数</text:p>
            <text:p text:style-name="P11"><text:s text:c="2"/>int tm_wday 一星期的日数，从星期一算起，范围为0-6</text:p>
            <text:p text:style-name="P19">int tm_yday 从今年1月1日算起至今的天数，范围为0-365</text:p>
            <text:p text:style-name="P19">int tm_isdst 日光节约时间的旗标</text:p>
            <text:p text:style-name="P19">此函数返回的时间日期未经时区转换，而是UTC时间。</text:p>
            <text:p text:style-name="P11"/>
          </table:table-cell>
        </table:table-row>
        <table:table-row table:style-name="表格30.3">
          <table:table-cell table:style-name="表格30.A4" table:number-columns-spanned="3" office:value-type="string">
            <text:p text:style-name="P2">返回值</text:p>
          </table:table-cell>
          <table:covered-table-cell/>
          <table:covered-table-cell/>
          <table:table-cell table:style-name="表格30.D3" office:value-type="string">
            <text:p text:style-name="P1"><text:s/>返回结构tm代表目前UTC时间</text:p>
          </table:table-cell>
        </table:table-row>
        <table:table-row table:style-name="表格30.10">
          <table:table-cell table:style-name="表格30.A10" office:value-type="string">
            <text:p text:style-name="P2">范例</text:p>
          </table:table-cell>
          <table:table-cell table:style-name="表格30.B10" table:number-columns-spanned="3" office:value-type="string">
            <text:p text:style-name="P1"/>
          </table:table-cell>
          <table:covered-table-cell/>
          <table:covered-table-cell/>
        </table:table-row>
        <table:table-row table:style-name="表格30.11">
          <table:table-cell table:style-name="表格30.A11" table:number-columns-spanned="4" office:value-type="string">
            <text:p text:style-name="P1"><text:s/>#include &lt;time.h&gt;</text:p>
            <text:p text:style-name="Standard"><text:s/>main(){</text:p>
            <text:p text:style-name="Standard"><text:s text:c="3"/>char *wday[]={“Sun”,”Mon”,”Tue”,”Wed”,”Thu”,”Fri”,”Sat” };</text:p>
            <text:p text:style-name="Standard"><text:s text:c="3"/>time_t timep;</text:p>
            <text:p text:style-name="Standard"><text:s text:c="3"/>struct tm *p;</text:p>
            <text:p text:style-name="Standard"><text:s text:c="3"/>time(&amp;timep);</text:p>
            <text:p text:style-name="Standard"><text:s text:c="3"/>p=gmtime(&amp;timep);</text:p>
            <text:p text:style-name="Standard"><text:s text:c="3"/>printf(“%d%d%d”,(1900+p-&gt;tm_year), (1+p-&gt;tm_mon),p-&gt;tm_mday);</text:p>
            <text:p text:style-name="Standard"><text:s text:c="3"/>printf(“%s%d;%d;%d\n”, wday[p-&gt;tm_wday], p-&gt;tm_hour, p-&gt;tm_min, p-&gt;tm_sec); </text:p>
            <text:p text:style-name="P10">}</text:p>
          </table:table-cell>
          <table:covered-table-cell/>
          <table:covered-table-cell/>
          <table:covered-table-cell/>
        </table:table-row>
        <table:table-row table:style-name="表格30.12">
          <table:table-cell table:style-name="表格30.A10" table:number-columns-spanned="2" office:value-type="string">
            <text:p text:style-name="P2">执行</text:p>
          </table:table-cell>
          <table:covered-table-cell/>
          <table:table-cell table:style-name="表格30.B10" table:number-columns-spanned="2" office:value-type="string">
            <text:p text:style-name="P1"/>
          </table:table-cell>
          <table:covered-table-cell/>
        </table:table-row>
        <table:table-row table:style-name="表格30.24">
          <table:table-cell table:style-name="表格30.A11" table:number-columns-spanned="4" office:value-type="string">
            <text:p text:style-name="P1">2000/10/28 Sat 8:15:38</text:p>
          </table:table-cell>
          <table:covered-table-cell/>
          <table:covered-table-cell/>
          <table:covered-table-cell/>
        </table:table-row>
      </table:table>
      <text:p text:style-name="Standard"/>
      <table:table table:name="表格31" table:style-name="表格31">
        <table:table-column table:style-name="表格31.A"/>
        <table:table-column table:style-name="表格31.B"/>
        <table:table-column table:style-name="表格31.C"/>
        <table:table-column table:style-name="表格31.D"/>
        <table:table-row table:style-name="表格31.1">
          <table:table-cell table:style-name="表格31.A1" table:number-columns-spanned="4" office:value-type="string">
            <text:p text:style-name="P5">localtime(取得当地目前时间和日期)</text:p>
          </table:table-cell>
          <table:covered-table-cell/>
          <table:covered-table-cell/>
          <table:covered-table-cell/>
        </table:table-row>
        <table:table-row table:style-name="表格31.2">
          <table:table-cell table:style-name="表格31.A2" table:number-columns-spanned="4" office:value-type="string">
            <text:p text:style-name="P3"/>
          </table:table-cell>
          <table:covered-table-cell/>
          <table:covered-table-cell/>
          <table:covered-table-cell/>
        </table:table-row>
        <table:table-row table:style-name="表格31.3">
          <table:table-cell table:style-name="表格31.A3" table:number-columns-spanned="3" office:value-type="string">
            <text:p text:style-name="P2">相关函数</text:p>
          </table:table-cell>
          <table:covered-table-cell/>
          <table:covered-table-cell/>
          <table:table-cell table:style-name="表格31.D3" office:value-type="string">
            <text:p text:style-name="P1">time, asctime, ctime, gmtime</text:p>
          </table:table-cell>
        </table:table-row>
        <text:soft-page-break/>
        <table:table-row table:style-name="表格31.3">
          <table:table-cell table:style-name="表格31.A4" table:number-columns-spanned="3" office:value-type="string">
            <text:p text:style-name="P2">表头文件</text:p>
          </table:table-cell>
          <table:covered-table-cell/>
          <table:covered-table-cell/>
          <table:table-cell table:style-name="表格31.D3" office:value-type="string">
            <text:p text:style-name="P1">#include&lt;time.h&gt;</text:p>
          </table:table-cell>
        </table:table-row>
        <table:table-row table:style-name="表格31.3">
          <table:table-cell table:style-name="表格31.A4" table:number-columns-spanned="3" office:value-type="string">
            <text:p text:style-name="P2">定义函数</text:p>
          </table:table-cell>
          <table:covered-table-cell/>
          <table:covered-table-cell/>
          <table:table-cell table:style-name="表格31.D3" office:value-type="string">
            <text:p text:style-name="P1"><text:s/>struct tm *localtime(const time_t * timep);</text:p>
          </table:table-cell>
        </table:table-row>
        <table:table-row table:style-name="表格31.3">
          <table:table-cell table:style-name="表格31.A4" table:number-columns-spanned="3" office:value-type="string">
            <text:p text:style-name="P2">函数说明</text:p>
          </table:table-cell>
          <table:covered-table-cell/>
          <table:covered-table-cell/>
          <table:table-cell table:style-name="表格31.D3" office:value-type="string">
            <text:p text:style-name="P1"><text:s/>localtime()将参数timep所指的time_t结构中的信息转换成真实世界所使用的时间日期表示方法，然后将结果由结构tm返回。结构tm的定义请参考gmtime()。此函数返回的时间日期已经转换成当地时区。</text:p>
          </table:table-cell>
        </table:table-row>
        <table:table-row table:style-name="表格31.3">
          <table:table-cell table:style-name="表格31.A4" table:number-columns-spanned="3" office:value-type="string">
            <text:p text:style-name="P2">返回值</text:p>
          </table:table-cell>
          <table:covered-table-cell/>
          <table:covered-table-cell/>
          <table:table-cell table:style-name="表格31.D3" office:value-type="string">
            <text:p text:style-name="P1">返回结构tm代表目前的当地时间。</text:p>
          </table:table-cell>
        </table:table-row>
        <table:table-row table:style-name="表格31.8">
          <table:table-cell table:style-name="表格31.D3" table:number-columns-spanned="4" office:value-type="string">
            <text:p text:style-name="P2"/>
          </table:table-cell>
          <table:covered-table-cell/>
          <table:covered-table-cell/>
          <table:covered-table-cell/>
        </table:table-row>
        <table:table-row table:style-name="表格31.9">
          <table:table-cell table:style-name="表格31.A9" office:value-type="string">
            <text:p text:style-name="P2">范例</text:p>
          </table:table-cell>
          <table:table-cell table:style-name="表格31.B9" table:number-columns-spanned="3" office:value-type="string">
            <text:p text:style-name="P1"/>
          </table:table-cell>
          <table:covered-table-cell/>
          <table:covered-table-cell/>
        </table:table-row>
        <table:table-row table:style-name="表格31.10">
          <table:table-cell table:style-name="表格31.A10" table:number-columns-spanned="4" office:value-type="string">
            <text:p text:style-name="P1">#include&lt;time.h&gt;</text:p>
            <text:p text:style-name="Standard">main(){</text:p>
            <text:p text:style-name="Standard"><text:s text:c="2"/>char *wday[]={“Sun”,”Mon”,”Tue”,”Wed”,”Thu”,”Fri”,”Sat”};</text:p>
            <text:p text:style-name="Standard"><text:s text:c="2"/>time_t timep;</text:p>
            <text:p text:style-name="Standard"><text:s text:c="2"/>struct tm *p;</text:p>
            <text:p text:style-name="Standard"><text:s text:c="2"/>time(&amp;timep);</text:p>
            <text:p text:style-name="Standard"><text:s text:c="2"/>p=localtime(&amp;timep); /*取得当地时间*/</text:p>
            <text:p text:style-name="Standard"><text:s text:c="2"/>printf (“%d%d%d ”, (1900+p-&gt;tm_year),( l+p-&gt;tm_mon), p-&gt;tm_mday);</text:p>
            <text:p text:style-name="Standard"><text:s text:c="2"/>printf(“%s%d:%d:%d\n”, wday[p-&gt;tm_wday],p-&gt;tm_hour, p-&gt;tm_min, p-&gt;tm_sec); </text:p>
            <text:p text:style-name="Standard">} </text:p>
          </table:table-cell>
          <table:covered-table-cell/>
          <table:covered-table-cell/>
          <table:covered-table-cell/>
        </table:table-row>
        <table:table-row table:style-name="表格31.11">
          <table:table-cell table:style-name="表格31.A9" table:number-columns-spanned="2" office:value-type="string">
            <text:p text:style-name="P2">执行</text:p>
          </table:table-cell>
          <table:covered-table-cell/>
          <table:table-cell table:style-name="表格31.B9" table:number-columns-spanned="2" office:value-type="string">
            <text:p text:style-name="P1"/>
          </table:table-cell>
          <table:covered-table-cell/>
        </table:table-row>
        <table:table-row table:style-name="表格31.12">
          <table:table-cell table:style-name="表格31.A10" table:number-columns-spanned="4" office:value-type="string">
            <text:p text:style-name="P1">2000/10/28 Sat 11:12:22</text:p>
          </table:table-cell>
          <table:covered-table-cell/>
          <table:covered-table-cell/>
          <table:covered-table-cell/>
        </table:table-row>
      </table:table>
      <text:p text:style-name="Standard"/>
      <table:table table:name="表格32" table:style-name="表格32">
        <table:table-column table:style-name="表格32.A"/>
        <table:table-column table:style-name="表格32.B"/>
        <table:table-column table:style-name="表格32.C"/>
        <table:table-column table:style-name="表格32.D"/>
        <table:table-row table:style-name="表格32.1">
          <table:table-cell table:style-name="表格32.A1" table:number-columns-spanned="4" office:value-type="string">
            <text:p text:style-name="P5">mktime（将时间结构数据转换成经过的秒数）</text:p>
          </table:table-cell>
          <table:covered-table-cell/>
          <table:covered-table-cell/>
          <table:covered-table-cell/>
        </table:table-row>
        <table:table-row table:style-name="表格32.2">
          <table:table-cell table:style-name="表格32.A2" table:number-columns-spanned="4" office:value-type="string">
            <text:p text:style-name="P3"/>
          </table:table-cell>
          <table:covered-table-cell/>
          <table:covered-table-cell/>
          <table:covered-table-cell/>
        </table:table-row>
        <table:table-row table:style-name="表格32.3">
          <table:table-cell table:style-name="表格32.A3" table:number-columns-spanned="3" office:value-type="string">
            <text:p text:style-name="P2">相关函数</text:p>
          </table:table-cell>
          <table:covered-table-cell/>
          <table:covered-table-cell/>
          <table:table-cell table:style-name="表格32.D3" office:value-type="string">
            <text:p text:style-name="P1">time，asctime，gmtime，localtime</text:p>
          </table:table-cell>
        </table:table-row>
        <table:table-row table:style-name="表格32.3">
          <table:table-cell table:style-name="表格32.A4" table:number-columns-spanned="3" office:value-type="string">
            <text:p text:style-name="P2">表头文件</text:p>
          </table:table-cell>
          <table:covered-table-cell/>
          <table:covered-table-cell/>
          <table:table-cell table:style-name="表格32.D3" office:value-type="string">
            <text:p text:style-name="P1">#include&lt;time.h&gt;</text:p>
          </table:table-cell>
        </table:table-row>
        <table:table-row table:style-name="表格32.3">
          <table:table-cell table:style-name="表格32.A4" table:number-columns-spanned="3" office:value-type="string">
            <text:p text:style-name="P2">定义函数</text:p>
          </table:table-cell>
          <table:covered-table-cell/>
          <table:covered-table-cell/>
          <table:table-cell table:style-name="表格32.D3" office:value-type="string">
            <text:p text:style-name="P1">time_t mktime(strcut tm * timeptr);</text:p>
          </table:table-cell>
        </table:table-row>
        <table:table-row table:style-name="表格32.3">
          <table:table-cell table:style-name="表格32.A4" table:number-columns-spanned="3" office:value-type="string">
            <text:p text:style-name="P2">函数说明</text:p>
          </table:table-cell>
          <table:covered-table-cell/>
          <table:covered-table-cell/>
          <table:table-cell table:style-name="表格32.D3" office:value-type="string">
            <text:p text:style-name="P1">mktime()用来将参数timeptr所指的tm结构数据转换成从公元1970年1月1日0时0分0秒算起至今的UTC时间所经过的秒数。</text:p>
          </table:table-cell>
        </table:table-row>
        <table:table-row table:style-name="表格32.3">
          <table:table-cell table:style-name="表格32.A4" table:number-columns-spanned="3" office:value-type="string">
            <text:p text:style-name="P2">返回值</text:p>
          </table:table-cell>
          <table:covered-table-cell/>
          <table:covered-table-cell/>
          <table:table-cell table:style-name="表格32.D3" office:value-type="string">
            <text:p text:style-name="P1">返回经过的秒数。</text:p>
          </table:table-cell>
        </table:table-row>
        <table:table-row table:style-name="表格32.8">
          <table:table-cell table:style-name="表格32.D3" table:number-columns-spanned="4" office:value-type="string">
            <text:p text:style-name="P2"/>
          </table:table-cell>
          <table:covered-table-cell/>
          <table:covered-table-cell/>
          <table:covered-table-cell/>
        </table:table-row>
        <table:table-row table:style-name="表格32.9">
          <table:table-cell table:style-name="表格32.A9" office:value-type="string">
            <text:p text:style-name="P2">范例</text:p>
          </table:table-cell>
          <table:table-cell table:style-name="表格32.B9" table:number-columns-spanned="3" office:value-type="string">
            <text:p text:style-name="P1"/>
          </table:table-cell>
          <table:covered-table-cell/>
          <table:covered-table-cell/>
        </table:table-row>
        <text:soft-page-break/>
        <table:table-row table:style-name="表格32.10">
          <table:table-cell table:style-name="表格32.A10" table:number-columns-spanned="4" office:value-type="string">
            <text:p text:style-name="P1">/* 用time()取得时间（秒数），利用localtime（）</text:p>
            <text:p text:style-name="Standard">转换成struct tm 再利用mktine（）将struct tm转换成原来的秒数 */</text:p>
            <text:p text:style-name="Standard">#include&lt;time.h&gt;</text:p>
            <text:p text:style-name="Standard">main()</text:p>
            <text:p text:style-name="Standard">{</text:p>
            <text:p text:style-name="Standard"><text:s text:c="2"/>time_t timep;</text:p>
            <text:p text:style-name="Standard"><text:s text:c="2"/>strcut tm *p;</text:p>
            <text:p text:style-name="Standard"><text:s text:c="2"/>time(&amp;timep);</text:p>
            <text:p text:style-name="Standard"><text:s text:c="2"/>printf(“time() : %d \n”,timep);</text:p>
            <text:p text:style-name="Standard"><text:s text:c="2"/>p=localtime(&amp;timep);</text:p>
            <text:p text:style-name="Standard"><text:s text:c="2"/>timep = mktime(p);</text:p>
            <text:p text:style-name="Standard"><text:s text:c="2"/>printf(“time()-&gt;localtime()-&gt;mktime():%d\n”,timep);</text:p>
            <text:p text:style-name="Standard">}</text:p>
          </table:table-cell>
          <table:covered-table-cell/>
          <table:covered-table-cell/>
          <table:covered-table-cell/>
        </table:table-row>
        <table:table-row table:style-name="表格32.11">
          <table:table-cell table:style-name="表格32.A9" table:number-columns-spanned="2" office:value-type="string">
            <text:p text:style-name="P2">执行</text:p>
          </table:table-cell>
          <table:covered-table-cell/>
          <table:table-cell table:style-name="表格32.B9" table:number-columns-spanned="2" office:value-type="string">
            <text:p text:style-name="P1"/>
          </table:table-cell>
          <table:covered-table-cell/>
        </table:table-row>
        <table:table-row table:style-name="表格32.12">
          <table:table-cell table:style-name="表格32.A10" table:number-columns-spanned="4" office:value-type="string">
            <text:p text:style-name="P1">time(): 974943297</text:p>
            <text:p text:style-name="Standard">time()-&gt;localtime()-&gt;mktime():974943297</text:p>
          </table:table-cell>
          <table:covered-table-cell/>
          <table:covered-table-cell/>
          <table:covered-table-cell/>
        </table:table-row>
      </table:table>
      <text:p text:style-name="Standard"/>
      <text:p text:style-name="Standard"/>
      <table:table table:name="表格33" table:style-name="表格33">
        <table:table-column table:style-name="表格33.A"/>
        <table:table-column table:style-name="表格33.B"/>
        <table:table-row table:style-name="表格33.1">
          <table:table-cell table:style-name="表格33.A1" table:number-columns-spanned="2" office:value-type="string">
            <text:p text:style-name="P5">settimeofday(设置目前时间)</text:p>
          </table:table-cell>
          <table:covered-table-cell/>
        </table:table-row>
        <table:table-row table:style-name="表格33.2">
          <table:table-cell table:style-name="表格33.A2" table:number-columns-spanned="2" office:value-type="string">
            <text:p text:style-name="P3"/>
          </table:table-cell>
          <table:covered-table-cell/>
        </table:table-row>
        <table:table-row table:style-name="表格33.3">
          <table:table-cell table:style-name="表格33.A3" office:value-type="string">
            <text:p text:style-name="P2">相关函数</text:p>
          </table:table-cell>
          <table:table-cell table:style-name="表格33.B3" office:value-type="string">
            <text:p text:style-name="P1">time，ctime，ftime，gettimeofday</text:p>
          </table:table-cell>
        </table:table-row>
        <table:table-row table:style-name="表格33.3">
          <table:table-cell table:style-name="表格33.A4" office:value-type="string">
            <text:p text:style-name="P2">表头文件</text:p>
          </table:table-cell>
          <table:table-cell table:style-name="表格33.B3" office:value-type="string">
            <text:p text:style-name="P1">#include&lt;sys/time.h&gt;</text:p>
            <text:p text:style-name="Standard">#include&lt;unistd.h&gt;</text:p>
          </table:table-cell>
        </table:table-row>
        <table:table-row table:style-name="表格33.3">
          <table:table-cell table:style-name="表格33.A4" office:value-type="string">
            <text:p text:style-name="P2">定义函数</text:p>
          </table:table-cell>
          <table:table-cell table:style-name="表格33.B3" office:value-type="string">
            <text:p text:style-name="P1">int settimeofday ( const struct timeval *tv,const struct timezone *tz);</text:p>
          </table:table-cell>
        </table:table-row>
        <table:table-row table:style-name="表格33.3">
          <table:table-cell table:style-name="表格33.A4" office:value-type="string">
            <text:p text:style-name="P2">函数说明</text:p>
          </table:table-cell>
          <table:table-cell table:style-name="表格33.B3" office:value-type="string">
            <text:p text:style-name="P1">settimeofday（）会把目前时间设成由tv所指的结构信息，当地时区信息则设成tz所指的结构。详细的说明请参考gettimeofday（）。注意，只有root权限才能使用此函数修改时间。</text:p>
          </table:table-cell>
        </table:table-row>
        <table:table-row table:style-name="表格33.3">
          <table:table-cell table:style-name="表格33.A4" office:value-type="string">
            <text:p text:style-name="P2">返回值</text:p>
          </table:table-cell>
          <table:table-cell table:style-name="表格33.B3" office:value-type="string">
            <text:p text:style-name="P1">成功则返回0，失败返回－1，错误代码存于errno。</text:p>
          </table:table-cell>
        </table:table-row>
        <table:table-row table:style-name="表格33.3">
          <table:table-cell table:style-name="表格33.A8" office:value-type="string">
            <text:p text:style-name="P2">错误代码</text:p>
          </table:table-cell>
          <table:table-cell table:style-name="表格33.B3" office:value-type="string">
            <text:p text:style-name="P1">EPERM 并非由root权限调用settimeofday（），权限不够。</text:p>
            <text:p text:style-name="Standard">EINVAL 时区或某个数据是不正确的，无法正确设置时间。</text:p>
          </table:table-cell>
        </table:table-row>
        <table:table-row table:style-name="表格33.9">
          <table:table-cell table:style-name="表格33.B3" table:number-columns-spanned="2" office:value-type="string">
            <text:p text:style-name="P2"/>
          </table:table-cell>
          <table:covered-table-cell/>
        </table:table-row>
      </table:table>
      <text:p text:style-name="Standard"/>
      <table:table table:name="表格34" table:style-name="表格34">
        <table:table-column table:style-name="表格34.A"/>
        <table:table-column table:style-name="表格34.B"/>
        <table:table-column table:style-name="表格34.C"/>
        <table:table-column table:style-name="表格34.D"/>
        <table:table-row table:style-name="表格34.1">
          <table:table-cell table:style-name="表格34.A1" table:number-columns-spanned="4" office:value-type="string">
            <text:p text:style-name="P5">time（取得目前的时间）</text:p>
          </table:table-cell>
          <table:covered-table-cell/>
          <table:covered-table-cell/>
          <table:covered-table-cell/>
        </table:table-row>
        <table:table-row table:style-name="表格34.2">
          <table:table-cell table:style-name="表格34.A2" table:number-columns-spanned="4" office:value-type="string">
            <text:p text:style-name="P3"/>
          </table:table-cell>
          <table:covered-table-cell/>
          <table:covered-table-cell/>
          <table:covered-table-cell/>
        </table:table-row>
        <table:table-row table:style-name="表格34.3">
          <table:table-cell table:style-name="表格34.A3" table:number-columns-spanned="3" office:value-type="string">
            <text:p text:style-name="P2">相关函数</text:p>
          </table:table-cell>
          <table:covered-table-cell/>
          <table:covered-table-cell/>
          <table:table-cell table:style-name="表格34.D3" office:value-type="string">
            <text:p text:style-name="P1">ctime，ftime，gettimeofday</text:p>
          </table:table-cell>
        </table:table-row>
        <table:table-row table:style-name="表格34.3">
          <table:table-cell table:style-name="表格34.A4" table:number-columns-spanned="3" office:value-type="string">
            <text:p text:style-name="P2">表头文件</text:p>
          </table:table-cell>
          <table:covered-table-cell/>
          <table:covered-table-cell/>
          <table:table-cell table:style-name="表格34.D3" office:value-type="string">
            <text:p text:style-name="P1">#include&lt;time.h&gt;</text:p>
          </table:table-cell>
        </table:table-row>
        <table:table-row table:style-name="表格34.3">
          <table:table-cell table:style-name="表格34.A4" table:number-columns-spanned="3" office:value-type="string">
            <text:p text:style-name="P2">定义函数</text:p>
          </table:table-cell>
          <table:covered-table-cell/>
          <table:covered-table-cell/>
          <table:table-cell table:style-name="表格34.D3" office:value-type="string">
            <text:p text:style-name="P1">time_t time(time_t *t);</text:p>
          </table:table-cell>
        </table:table-row>
        <text:soft-page-break/>
        <table:table-row table:style-name="表格34.3">
          <table:table-cell table:style-name="表格34.A4" table:number-columns-spanned="3" office:value-type="string">
            <text:p text:style-name="P2">函数说明</text:p>
          </table:table-cell>
          <table:covered-table-cell/>
          <table:covered-table-cell/>
          <table:table-cell table:style-name="表格34.D3" office:value-type="string">
            <text:p text:style-name="P1">此函数会返回从公元1970年1月1日的UTC时间从0时0分0秒算起到现在所经过的秒数。如果t并非空指针的话，此函数也会将返回值存到t指针所指的内存。</text:p>
          </table:table-cell>
        </table:table-row>
        <table:table-row table:style-name="表格34.3">
          <table:table-cell table:style-name="表格34.A4" table:number-columns-spanned="3" office:value-type="string">
            <text:p text:style-name="P2">返回值</text:p>
          </table:table-cell>
          <table:covered-table-cell/>
          <table:covered-table-cell/>
          <table:table-cell table:style-name="表格34.D3" office:value-type="string">
            <text:p text:style-name="P1">成功则返回秒数，失败则返回（（time_t）-1）值，错误原因存于errno中。</text:p>
          </table:table-cell>
        </table:table-row>
        <table:table-row table:style-name="表格34.8">
          <table:table-cell table:style-name="表格34.D3" table:number-columns-spanned="4" office:value-type="string">
            <text:p text:style-name="P2"/>
          </table:table-cell>
          <table:covered-table-cell/>
          <table:covered-table-cell/>
          <table:covered-table-cell/>
        </table:table-row>
        <table:table-row table:style-name="表格34.9">
          <table:table-cell table:style-name="表格34.A9" office:value-type="string">
            <text:p text:style-name="P2">范例</text:p>
          </table:table-cell>
          <table:table-cell table:style-name="表格34.B9" table:number-columns-spanned="3" office:value-type="string">
            <text:p text:style-name="P1"/>
          </table:table-cell>
          <table:covered-table-cell/>
          <table:covered-table-cell/>
        </table:table-row>
        <table:table-row table:style-name="表格34.10">
          <table:table-cell table:style-name="表格34.A10" table:number-columns-spanned="4" office:value-type="string">
            <text:p text:style-name="P1">#include&lt;time.h&gt;</text:p>
            <text:p text:style-name="Standard">mian()</text:p>
            <text:p text:style-name="Standard">{</text:p>
            <text:p text:style-name="Standard"><text:s/>int seconds= time((time_t*)NULL);</text:p>
            <text:p text:style-name="Standard"><text:s/>printf(“%d\n”,seconds);</text:p>
            <text:p text:style-name="Standard">}</text:p>
          </table:table-cell>
          <table:covered-table-cell/>
          <table:covered-table-cell/>
          <table:covered-table-cell/>
        </table:table-row>
        <table:table-row table:style-name="表格34.11">
          <table:table-cell table:style-name="表格34.A9" table:number-columns-spanned="2" office:value-type="string">
            <text:p text:style-name="P2">执行</text:p>
          </table:table-cell>
          <table:covered-table-cell/>
          <table:table-cell table:style-name="表格34.B9" table:number-columns-spanned="2" office:value-type="string">
            <text:p text:style-name="P1"/>
          </table:table-cell>
          <table:covered-table-cell/>
        </table:table-row>
        <table:table-row table:style-name="表格34.12">
          <table:table-cell table:style-name="表格34.A10" table:number-columns-spanned="4" office:value-type="string">
            <text:p text:style-name="P1">972699100</text:p>
          </table:table-cell>
          <table:covered-table-cell/>
          <table:covered-table-cell/>
          <table:covered-table-cell/>
        </table:table-row>
      </table:table>
      <text:p text:style-name="Standard"/>
      <text:p text:style-name="Standard"/>
      <table:table table:name="表格35" table:style-name="表格35">
        <table:table-column table:style-name="表格35.A"/>
        <table:table-column table:style-name="表格35.B"/>
        <table:table-column table:style-name="表格35.C"/>
        <table:table-row table:style-name="表格35.1">
          <table:table-cell table:style-name="表格35.A1" table:number-columns-spanned="3" office:value-type="string">
            <text:p text:style-name="P5">bcmp（比较内存内容）</text:p>
          </table:table-cell>
          <table:covered-table-cell/>
          <table:covered-table-cell/>
        </table:table-row>
        <table:table-row table:style-name="表格35.2">
          <table:table-cell table:style-name="表格35.A2" table:number-columns-spanned="3" office:value-type="string">
            <text:p text:style-name="P3"/>
          </table:table-cell>
          <table:covered-table-cell/>
          <table:covered-table-cell/>
        </table:table-row>
        <table:table-row table:style-name="表格35.3">
          <table:table-cell table:style-name="表格35.A3" table:number-columns-spanned="2" office:value-type="string">
            <text:p text:style-name="P2">相关函数</text:p>
          </table:table-cell>
          <table:covered-table-cell/>
          <table:table-cell table:style-name="表格35.C3" office:value-type="string">
            <text:p text:style-name="P1">bcmp，strcasecmp，strcmp，strcoll，strncmp，strncasecmp</text:p>
          </table:table-cell>
        </table:table-row>
        <table:table-row table:style-name="表格35.3">
          <table:table-cell table:style-name="表格35.A4" table:number-columns-spanned="2" office:value-type="string">
            <text:p text:style-name="P2">表头文件</text:p>
          </table:table-cell>
          <table:covered-table-cell/>
          <table:table-cell table:style-name="表格35.C3" office:value-type="string">
            <text:p text:style-name="P1">#include&lt;string.h&gt;</text:p>
          </table:table-cell>
        </table:table-row>
        <table:table-row table:style-name="表格35.3">
          <table:table-cell table:style-name="表格35.A4" table:number-columns-spanned="2" office:value-type="string">
            <text:p text:style-name="P2">定义函数</text:p>
          </table:table-cell>
          <table:covered-table-cell/>
          <table:table-cell table:style-name="表格35.C3" office:value-type="string">
            <text:p text:style-name="P1">int bcmp ( const void *s1,const void * s2,int n);</text:p>
          </table:table-cell>
        </table:table-row>
        <table:table-row table:style-name="表格35.3">
          <table:table-cell table:style-name="表格35.A4" table:number-columns-spanned="2" office:value-type="string">
            <text:p text:style-name="P2">函数说明</text:p>
          </table:table-cell>
          <table:covered-table-cell/>
          <table:table-cell table:style-name="表格35.C3" office:value-type="string">
            <text:p text:style-name="P1">bcmp（）用来比较s1和s2所指的内存区间前n个字节，若参数n为0，则返回0。</text:p>
          </table:table-cell>
        </table:table-row>
        <table:table-row table:style-name="表格35.3">
          <table:table-cell table:style-name="表格35.A4" table:number-columns-spanned="2" office:value-type="string">
            <text:p text:style-name="P2">返回值</text:p>
          </table:table-cell>
          <table:covered-table-cell/>
          <table:table-cell table:style-name="表格35.C3" office:value-type="string">
            <text:p text:style-name="P1">若参数s1和s2所指的内存内容都完全相同则返回0值，否则返回非零值。</text:p>
          </table:table-cell>
        </table:table-row>
        <table:table-row table:style-name="表格35.3">
          <table:table-cell table:style-name="表格35.A8" table:number-columns-spanned="2" office:value-type="string">
            <text:p text:style-name="P2">附加说明</text:p>
          </table:table-cell>
          <table:covered-table-cell/>
          <table:table-cell table:style-name="表格35.C3" office:value-type="string">
            <text:p text:style-name="P1">建议使用memcmp（）取代。</text:p>
          </table:table-cell>
        </table:table-row>
        <table:table-row table:style-name="表格35.9">
          <table:table-cell table:style-name="表格35.C3" table:number-columns-spanned="3" office:value-type="string">
            <text:p text:style-name="P2"/>
          </table:table-cell>
          <table:covered-table-cell/>
          <table:covered-table-cell/>
        </table:table-row>
        <table:table-row table:style-name="表格35.10">
          <table:table-cell table:style-name="表格35.A10" office:value-type="string">
            <text:p text:style-name="P2">范例</text:p>
          </table:table-cell>
          <table:table-cell table:style-name="表格35.B10" table:number-columns-spanned="2" office:value-type="string">
            <text:p text:style-name="P1"/>
          </table:table-cell>
          <table:covered-table-cell/>
        </table:table-row>
        <table:table-row table:style-name="表格35.11">
          <table:table-cell table:style-name="表格35.A11" table:number-columns-spanned="3" office:value-type="string">
            <text:p text:style-name="P1">参考memcmp（）。</text:p>
          </table:table-cell>
          <table:covered-table-cell/>
          <table:covered-table-cell/>
        </table:table-row>
      </table:table>
      <text:p text:style-name="Standard"/>
      <table:table table:name="表格36" table:style-name="表格36">
        <table:table-column table:style-name="表格36.A"/>
        <table:table-column table:style-name="表格36.B"/>
        <table:table-column table:style-name="表格36.C"/>
        <table:table-column table:style-name="表格36.D"/>
        <table:table-row table:style-name="表格36.1">
          <table:table-cell table:style-name="表格36.A1" table:number-columns-spanned="4" office:value-type="string">
            <text:p text:style-name="P5">bcopy（拷贝内存内容）</text:p>
          </table:table-cell>
          <table:covered-table-cell/>
          <table:covered-table-cell/>
          <table:covered-table-cell/>
        </table:table-row>
        <table:table-row table:style-name="表格36.2">
          <table:table-cell table:style-name="表格36.A2" table:number-columns-spanned="4" office:value-type="string">
            <text:p text:style-name="P3"/>
          </table:table-cell>
          <table:covered-table-cell/>
          <table:covered-table-cell/>
          <table:covered-table-cell/>
        </table:table-row>
        <table:table-row table:style-name="表格36.3">
          <table:table-cell table:style-name="表格36.A3" table:number-columns-spanned="3" office:value-type="string">
            <text:p text:style-name="P2">相关函数</text:p>
          </table:table-cell>
          <table:covered-table-cell/>
          <table:covered-table-cell/>
          <table:table-cell table:style-name="表格36.D3" office:value-type="string">
            <text:p text:style-name="P1">memccpy，memcpy，memmove，strcpy，ctrncpy</text:p>
          </table:table-cell>
        </table:table-row>
        <table:table-row table:style-name="表格36.3">
          <table:table-cell table:style-name="表格36.A4" table:number-columns-spanned="3" office:value-type="string">
            <text:p text:style-name="P2">表头文件</text:p>
          </table:table-cell>
          <table:covered-table-cell/>
          <table:covered-table-cell/>
          <table:table-cell table:style-name="表格36.D3" office:value-type="string">
            <text:p text:style-name="P1">#include &lt;string.h&gt;</text:p>
          </table:table-cell>
        </table:table-row>
        <text:soft-page-break/>
        <table:table-row table:style-name="表格36.3">
          <table:table-cell table:style-name="表格36.A4" table:number-columns-spanned="3" office:value-type="string">
            <text:p text:style-name="P2">定义函数</text:p>
          </table:table-cell>
          <table:covered-table-cell/>
          <table:covered-table-cell/>
          <table:table-cell table:style-name="表格36.D3" office:value-type="string">
            <text:p text:style-name="P1">void bcopy ( const void *src,void *dest ,int n);</text:p>
          </table:table-cell>
        </table:table-row>
        <table:table-row table:style-name="表格36.3">
          <table:table-cell table:style-name="表格36.A4" table:number-columns-spanned="3" office:value-type="string">
            <text:p text:style-name="P2">函数说明</text:p>
          </table:table-cell>
          <table:covered-table-cell/>
          <table:covered-table-cell/>
          <table:table-cell table:style-name="表格36.D3" office:value-type="string">
            <text:p text:style-name="P1">bcopy()与memcpy（）一样都是用来拷贝src所指的内存内容前n个字节到dest所指的地址，不过参数src与dest在传给函数时是相反的位置</text:p>
          </table:table-cell>
        </table:table-row>
        <table:table-row table:style-name="表格36.3">
          <table:table-cell table:style-name="表格36.A4" table:number-columns-spanned="3" office:value-type="string">
            <text:p text:style-name="P2">返回值</text:p>
          </table:table-cell>
          <table:covered-table-cell/>
          <table:covered-table-cell/>
          <table:table-cell table:style-name="表格36.D3" office:value-type="string">
            <text:p text:style-name="P1">无</text:p>
          </table:table-cell>
        </table:table-row>
        <table:table-row table:style-name="表格36.3">
          <table:table-cell table:style-name="表格36.A8" table:number-columns-spanned="3" office:value-type="string">
            <text:p text:style-name="P2">附加说明</text:p>
          </table:table-cell>
          <table:covered-table-cell/>
          <table:covered-table-cell/>
          <table:table-cell table:style-name="表格36.D3" office:value-type="string">
            <text:p text:style-name="P1">建议使用memcpy（）取代</text:p>
          </table:table-cell>
        </table:table-row>
        <table:table-row table:style-name="表格36.9">
          <table:table-cell table:style-name="表格36.D3" table:number-columns-spanned="4" office:value-type="string">
            <text:p text:style-name="P2"/>
          </table:table-cell>
          <table:covered-table-cell/>
          <table:covered-table-cell/>
          <table:covered-table-cell/>
        </table:table-row>
        <table:table-row table:style-name="表格36.10">
          <table:table-cell table:style-name="表格36.A10" office:value-type="string">
            <text:p text:style-name="P2">范例</text:p>
          </table:table-cell>
          <table:table-cell table:style-name="表格36.B10" table:number-columns-spanned="3" office:value-type="string">
            <text:p text:style-name="P1"/>
          </table:table-cell>
          <table:covered-table-cell/>
          <table:covered-table-cell/>
        </table:table-row>
        <table:table-row table:style-name="表格36.11">
          <table:table-cell table:style-name="表格36.A11" table:number-columns-spanned="4" office:value-type="string">
            <text:p text:style-name="P1">#include&lt;string.h&gt;</text:p>
            <text:p text:style-name="Standard">main()</text:p>
            <text:p text:style-name="Standard">{</text:p>
            <text:p text:style-name="Standard">char dest[30]=”string(a)”;</text:p>
            <text:p text:style-name="Standard">char src[30]=”string\0string”;</text:p>
            <text:p text:style-name="Standard">int i;</text:p>
            <text:p text:style-name="Standard">bcopy(src,dest,30);/* src指针放在前*/</text:p>
            <text:p text:style-name="Standard">printf(bcopy(): “)</text:p>
            <text:p text:style-name="Standard"><text:s/>for(i=0;i&lt;30;i++)</text:p>
            <text:p text:style-name="Standard"><text:s text:c="3"/>printf(“%c”,dest[i]);</text:p>
            <text:p text:style-name="Standard"><text:s/>memcpy(dest src,30); /*dest指针放在钱*/</text:p>
            <text:p text:style-name="Standard"><text:s/>printf(‘\nmemcpy() : “);</text:p>
            <text:p text:style-name="Standard"><text:s/>for(i=0;i&lt;30;i++)</text:p>
            <text:p text:style-name="Standard"><text:s text:c="2"/>printf(“%c”,dest[i]);</text:p>
          </table:table-cell>
          <table:covered-table-cell/>
          <table:covered-table-cell/>
          <table:covered-table-cell/>
        </table:table-row>
        <table:table-row table:style-name="表格36.12">
          <table:table-cell table:style-name="表格36.A10" table:number-columns-spanned="2" office:value-type="string">
            <text:p text:style-name="P2">执行</text:p>
          </table:table-cell>
          <table:covered-table-cell/>
          <table:table-cell table:style-name="表格36.B10" table:number-columns-spanned="2" office:value-type="string">
            <text:p text:style-name="P1"/>
          </table:table-cell>
          <table:covered-table-cell/>
        </table:table-row>
        <table:table-row table:style-name="表格36.13">
          <table:table-cell table:style-name="表格36.A11" table:number-columns-spanned="4" office:value-type="string">
            <text:p text:style-name="P1">bcopy() : string string</text:p>
            <text:p text:style-name="Standard">memcpy() :string sring</text:p>
          </table:table-cell>
          <table:covered-table-cell/>
          <table:covered-table-cell/>
          <table:covered-table-cell/>
        </table:table-row>
      </table:table>
      <text:p text:style-name="Standard"/>
      <table:table table:name="表格37" table:style-name="表格37">
        <table:table-column table:style-name="表格37.A"/>
        <table:table-column table:style-name="表格37.B"/>
        <table:table-column table:style-name="表格37.C"/>
        <table:table-row table:style-name="表格37.1">
          <table:table-cell table:style-name="表格37.A1" table:number-columns-spanned="3" office:value-type="string">
            <text:p text:style-name="P5">bzero（将一段内存内容全清为零）</text:p>
          </table:table-cell>
          <table:covered-table-cell/>
          <table:covered-table-cell/>
        </table:table-row>
        <table:table-row table:style-name="表格37.2">
          <table:table-cell table:style-name="表格37.A2" table:number-columns-spanned="3" office:value-type="string">
            <text:p text:style-name="P3"/>
          </table:table-cell>
          <table:covered-table-cell/>
          <table:covered-table-cell/>
        </table:table-row>
        <table:table-row table:style-name="表格37.3">
          <table:table-cell table:style-name="表格37.A3" table:number-columns-spanned="2" office:value-type="string">
            <text:p text:style-name="P2">相关函数</text:p>
          </table:table-cell>
          <table:covered-table-cell/>
          <table:table-cell table:style-name="表格37.C3" office:value-type="string">
            <text:p text:style-name="P1">memset，swab</text:p>
          </table:table-cell>
        </table:table-row>
        <table:table-row table:style-name="表格37.3">
          <table:table-cell table:style-name="表格37.A4" table:number-columns-spanned="2" office:value-type="string">
            <text:p text:style-name="P2">表头文件</text:p>
          </table:table-cell>
          <table:covered-table-cell/>
          <table:table-cell table:style-name="表格37.C3" office:value-type="string">
            <text:p text:style-name="P1">#include&lt;string.h&gt;</text:p>
          </table:table-cell>
        </table:table-row>
        <table:table-row table:style-name="表格37.3">
          <table:table-cell table:style-name="表格37.A4" table:number-columns-spanned="2" office:value-type="string">
            <text:p text:style-name="P2">定义函数</text:p>
          </table:table-cell>
          <table:covered-table-cell/>
          <table:table-cell table:style-name="表格37.C3" office:value-type="string">
            <text:p text:style-name="P1">void bzero(void *s,int n)；</text:p>
          </table:table-cell>
        </table:table-row>
        <table:table-row table:style-name="表格37.3">
          <table:table-cell table:style-name="表格37.A4" table:number-columns-spanned="2" office:value-type="string">
            <text:p text:style-name="P2">函数说明</text:p>
          </table:table-cell>
          <table:covered-table-cell/>
          <table:table-cell table:style-name="表格37.C3" office:value-type="string">
            <text:p text:style-name="P1">bzero（）会将参数s所指的内存区域前n个字节，全部设为零值。相当于调用memset(（void *）s,0,size_t n);</text:p>
          </table:table-cell>
        </table:table-row>
        <table:table-row table:style-name="表格37.3">
          <table:table-cell table:style-name="表格37.A4" table:number-columns-spanned="2" office:value-type="string">
            <text:p text:style-name="P2">返回值</text:p>
          </table:table-cell>
          <table:covered-table-cell/>
          <table:table-cell table:style-name="表格37.C3" office:value-type="string">
            <text:p text:style-name="P1">无</text:p>
          </table:table-cell>
        </table:table-row>
        <table:table-row table:style-name="表格37.3">
          <table:table-cell table:style-name="表格37.A8" table:number-columns-spanned="2" office:value-type="string">
            <text:p text:style-name="P2">附加说明</text:p>
          </table:table-cell>
          <table:covered-table-cell/>
          <table:table-cell table:style-name="表格37.C3" office:value-type="string">
            <text:p text:style-name="P1">建议使用memset取代</text:p>
          </table:table-cell>
        </table:table-row>
        <table:table-row table:style-name="表格37.9">
          <table:table-cell table:style-name="表格37.C3" table:number-columns-spanned="3" office:value-type="string">
            <text:p text:style-name="P2"/>
          </table:table-cell>
          <table:covered-table-cell/>
          <table:covered-table-cell/>
        </table:table-row>
        <text:soft-page-break/>
        <table:table-row table:style-name="表格37.10">
          <table:table-cell table:style-name="表格37.A10" office:value-type="string">
            <text:p text:style-name="P2">范例</text:p>
          </table:table-cell>
          <table:table-cell table:style-name="表格37.B10" table:number-columns-spanned="2" office:value-type="string">
            <text:p text:style-name="P1"/>
          </table:table-cell>
          <table:covered-table-cell/>
        </table:table-row>
        <table:table-row table:style-name="表格37.11">
          <table:table-cell table:style-name="表格37.A11" table:number-columns-spanned="3" office:value-type="string">
            <text:p text:style-name="P1">参考memset()。</text:p>
          </table:table-cell>
          <table:covered-table-cell/>
          <table:covered-table-cell/>
        </table:table-row>
      </table:table>
      <text:p text:style-name="Standard"/>
      <text:p text:style-name="Standard"/>
      <text:p text:style-name="Standard"/>
      <text:p text:style-name="Standard"/>
      <table:table table:name="表格38" table:style-name="表格38">
        <table:table-column table:style-name="表格38.A"/>
        <table:table-column table:style-name="表格38.B"/>
        <table:table-column table:style-name="表格38.C"/>
        <table:table-column table:style-name="表格38.D"/>
        <table:table-row table:style-name="表格38.1">
          <table:table-cell table:style-name="表格38.A1" table:number-columns-spanned="4" office:value-type="string">
            <text:p text:style-name="P5">index（查找字符串中第一个出现的指定字符）</text:p>
          </table:table-cell>
          <table:covered-table-cell/>
          <table:covered-table-cell/>
          <table:covered-table-cell/>
        </table:table-row>
        <table:table-row table:style-name="表格38.2">
          <table:table-cell table:style-name="表格38.A2" table:number-columns-spanned="4" office:value-type="string">
            <text:p text:style-name="P3"/>
          </table:table-cell>
          <table:covered-table-cell/>
          <table:covered-table-cell/>
          <table:covered-table-cell/>
        </table:table-row>
        <table:table-row table:style-name="表格38.3">
          <table:table-cell table:style-name="表格38.A3" table:number-columns-spanned="3" office:value-type="string">
            <text:p text:style-name="P2">相关函数</text:p>
          </table:table-cell>
          <table:covered-table-cell/>
          <table:covered-table-cell/>
          <table:table-cell table:style-name="表格38.D3" office:value-type="string">
            <text:p text:style-name="P1">rindex，srechr，strrchr</text:p>
          </table:table-cell>
        </table:table-row>
        <table:table-row table:style-name="表格38.3">
          <table:table-cell table:style-name="表格38.A4" table:number-columns-spanned="3" office:value-type="string">
            <text:p text:style-name="P2">表头文件</text:p>
          </table:table-cell>
          <table:covered-table-cell/>
          <table:covered-table-cell/>
          <table:table-cell table:style-name="表格38.D3" office:value-type="string">
            <text:p text:style-name="P1">#include&lt;string.h&gt;</text:p>
          </table:table-cell>
        </table:table-row>
        <table:table-row table:style-name="表格38.3">
          <table:table-cell table:style-name="表格38.A4" table:number-columns-spanned="3" office:value-type="string">
            <text:p text:style-name="P2">定义函数</text:p>
          </table:table-cell>
          <table:covered-table-cell/>
          <table:covered-table-cell/>
          <table:table-cell table:style-name="表格38.D3" office:value-type="string">
            <text:p text:style-name="P1">char * index( const char *s, int c);</text:p>
          </table:table-cell>
        </table:table-row>
        <table:table-row table:style-name="表格38.3">
          <table:table-cell table:style-name="表格38.A4" table:number-columns-spanned="3" office:value-type="string">
            <text:p text:style-name="P2">函数说明</text:p>
          </table:table-cell>
          <table:covered-table-cell/>
          <table:covered-table-cell/>
          <table:table-cell table:style-name="表格38.D3" office:value-type="string">
            <text:p text:style-name="P1">index（）用来找出参数s字符串中第一个出现的参数c地址，然后将该字符出现的地址返回。字符串结束字符（NULL）也视为字符串一部分。</text:p>
          </table:table-cell>
        </table:table-row>
        <table:table-row table:style-name="表格38.3">
          <table:table-cell table:style-name="表格38.A4" table:number-columns-spanned="3" office:value-type="string">
            <text:p text:style-name="P2">返回值</text:p>
          </table:table-cell>
          <table:covered-table-cell/>
          <table:covered-table-cell/>
          <table:table-cell table:style-name="表格38.D3" office:value-type="string">
            <text:p text:style-name="P1">如果找到指定的字符则返回该字符所在地址，否则返回0。</text:p>
          </table:table-cell>
        </table:table-row>
        <table:table-row table:style-name="表格38.8">
          <table:table-cell table:style-name="表格38.D3" table:number-columns-spanned="4" office:value-type="string">
            <text:p text:style-name="P2"/>
          </table:table-cell>
          <table:covered-table-cell/>
          <table:covered-table-cell/>
          <table:covered-table-cell/>
        </table:table-row>
        <table:table-row table:style-name="表格38.9">
          <table:table-cell table:style-name="表格38.A9" office:value-type="string">
            <text:p text:style-name="P2">范例</text:p>
          </table:table-cell>
          <table:table-cell table:style-name="表格38.B9" table:number-columns-spanned="3" office:value-type="string">
            <text:p text:style-name="P1"/>
          </table:table-cell>
          <table:covered-table-cell/>
          <table:covered-table-cell/>
        </table:table-row>
        <table:table-row table:style-name="表格38.10">
          <table:table-cell table:style-name="表格38.A10" table:number-columns-spanned="4" office:value-type="string">
            <text:p text:style-name="P1">#include&lt;string.h&gt;</text:p>
            <text:p text:style-name="Standard">main()<text:line-break/>{</text:p>
            <text:p text:style-name="Standard"><text:s text:c="3"/>char *s =”0123456789012345678901234567890”;</text:p>
            <text:p text:style-name="Standard"><text:s text:c="3"/>char *p;</text:p>
            <text:p text:style-name="Standard"><text:s text:c="3"/>p =index(s,’5’);</text:p>
            <text:p text:style-name="Standard"><text:s text:c="3"/>printf(%s\n”,p);</text:p>
            <text:p text:style-name="Standard">}</text:p>
          </table:table-cell>
          <table:covered-table-cell/>
          <table:covered-table-cell/>
          <table:covered-table-cell/>
        </table:table-row>
        <table:table-row table:style-name="表格38.11">
          <table:table-cell table:style-name="表格38.A9" table:number-columns-spanned="2" office:value-type="string">
            <text:p text:style-name="P2">执行</text:p>
          </table:table-cell>
          <table:covered-table-cell/>
          <table:table-cell table:style-name="表格38.B9" table:number-columns-spanned="2" office:value-type="string">
            <text:p text:style-name="P1"/>
          </table:table-cell>
          <table:covered-table-cell/>
        </table:table-row>
        <table:table-row table:style-name="表格38.12">
          <table:table-cell table:style-name="表格38.A10" table:number-columns-spanned="4" office:value-type="string">
            <text:p text:style-name="P1">56789012345678901234567890</text:p>
          </table:table-cell>
          <table:covered-table-cell/>
          <table:covered-table-cell/>
          <table:covered-table-cell/>
        </table:table-row>
      </table:table>
      <text:p text:style-name="Standard"/>
      <table:table table:name="表格39" table:style-name="表格39">
        <table:table-column table:style-name="表格39.A"/>
        <table:table-column table:style-name="表格39.B"/>
        <table:table-column table:style-name="表格39.C"/>
        <table:table-column table:style-name="表格39.D"/>
        <table:table-row table:style-name="表格39.1">
          <table:table-cell table:style-name="表格39.A1" table:number-columns-spanned="4" office:value-type="string">
            <text:p text:style-name="P5">memccpy（拷贝内存内容）</text:p>
          </table:table-cell>
          <table:covered-table-cell/>
          <table:covered-table-cell/>
          <table:covered-table-cell/>
        </table:table-row>
        <table:table-row table:style-name="表格39.2">
          <table:table-cell table:style-name="表格39.A2" table:number-columns-spanned="4" office:value-type="string">
            <text:p text:style-name="P3"/>
          </table:table-cell>
          <table:covered-table-cell/>
          <table:covered-table-cell/>
          <table:covered-table-cell/>
        </table:table-row>
        <table:table-row table:style-name="表格39.3">
          <table:table-cell table:style-name="表格39.A3" table:number-columns-spanned="3" office:value-type="string">
            <text:p text:style-name="P2">相关函数</text:p>
          </table:table-cell>
          <table:covered-table-cell/>
          <table:covered-table-cell/>
          <table:table-cell table:style-name="表格39.D3" office:value-type="string">
            <text:p text:style-name="P1">bcopy，memcpy，memmove，strcpy，strncpy</text:p>
          </table:table-cell>
        </table:table-row>
        <table:table-row table:style-name="表格39.3">
          <table:table-cell table:style-name="表格39.A4" table:number-columns-spanned="3" office:value-type="string">
            <text:p text:style-name="P2">表头文件</text:p>
          </table:table-cell>
          <table:covered-table-cell/>
          <table:covered-table-cell/>
          <table:table-cell table:style-name="表格39.D3" office:value-type="string">
            <text:p text:style-name="P1">#include&lt;string.h&gt;</text:p>
          </table:table-cell>
        </table:table-row>
        <text:soft-page-break/>
        <table:table-row table:style-name="表格39.3">
          <table:table-cell table:style-name="表格39.A4" table:number-columns-spanned="3" office:value-type="string">
            <text:p text:style-name="P2">定义函数</text:p>
          </table:table-cell>
          <table:covered-table-cell/>
          <table:covered-table-cell/>
          <table:table-cell table:style-name="表格39.D3" office:value-type="string">
            <text:p text:style-name="P1">void * memccpy(void *dest, const void * src, int c,size_t n);</text:p>
          </table:table-cell>
        </table:table-row>
        <table:table-row table:style-name="表格39.3">
          <table:table-cell table:style-name="表格39.A4" table:number-columns-spanned="3" office:value-type="string">
            <text:p text:style-name="P2">函数说明</text:p>
          </table:table-cell>
          <table:covered-table-cell/>
          <table:covered-table-cell/>
          <table:table-cell table:style-name="表格39.D3" office:value-type="string">
            <text:p text:style-name="P1">memccpy（）用来拷贝src所指的内存内容前n个字节到dest所指的地址上。与memcpy（）不同的是，memccpy（）会在复制时检查参数c是否出现，若是则返回dest中值为c的下一个字节地址。</text:p>
          </table:table-cell>
        </table:table-row>
        <table:table-row table:style-name="表格39.3">
          <table:table-cell table:style-name="表格39.A4" table:number-columns-spanned="3" office:value-type="string">
            <text:p text:style-name="P2">返回值</text:p>
          </table:table-cell>
          <table:covered-table-cell/>
          <table:covered-table-cell/>
          <table:table-cell table:style-name="表格39.D3" office:value-type="string">
            <text:p text:style-name="P1">返回指向dest中值为c的下一个字节指针。返回值为0表示在src所指内存前n个字节中没有值为c的字节。</text:p>
          </table:table-cell>
        </table:table-row>
        <table:table-row table:style-name="表格39.8">
          <table:table-cell table:style-name="表格39.D3" table:number-columns-spanned="4" office:value-type="string">
            <text:p text:style-name="P2"/>
          </table:table-cell>
          <table:covered-table-cell/>
          <table:covered-table-cell/>
          <table:covered-table-cell/>
        </table:table-row>
        <table:table-row table:style-name="表格39.9">
          <table:table-cell table:style-name="表格39.A9" office:value-type="string">
            <text:p text:style-name="P2">范例</text:p>
          </table:table-cell>
          <table:table-cell table:style-name="表格39.B9" table:number-columns-spanned="3" office:value-type="string">
            <text:p text:style-name="P1"/>
          </table:table-cell>
          <table:covered-table-cell/>
          <table:covered-table-cell/>
        </table:table-row>
        <table:table-row table:style-name="表格39.10">
          <table:table-cell table:style-name="表格39.A10" table:number-columns-spanned="4" office:value-type="string">
            <text:p text:style-name="P1">#include&lt;string.h&gt;</text:p>
            <text:p text:style-name="Standard">main()</text:p>
            <text:p text:style-name="Standard">{</text:p>
            <text:p text:style-name="Standard"><text:s/>char a[]=”string[a]”;</text:p>
            <text:p text:style-name="Standard"><text:s/>char b[]=”string(b)”l</text:p>
            <text:p text:style-name="P10">memccpy(a,b,’B’,sizeof(b));</text:p>
            <text:p text:style-name="P10">printf(memccpy():%s\n”,a);</text:p>
            <text:p text:style-name="P10">}</text:p>
          </table:table-cell>
          <table:covered-table-cell/>
          <table:covered-table-cell/>
          <table:covered-table-cell/>
        </table:table-row>
        <table:table-row table:style-name="表格39.11">
          <table:table-cell table:style-name="表格39.A9" table:number-columns-spanned="2" office:value-type="string">
            <text:p text:style-name="P2">执行</text:p>
          </table:table-cell>
          <table:covered-table-cell/>
          <table:table-cell table:style-name="表格39.B9" table:number-columns-spanned="2" office:value-type="string">
            <text:p text:style-name="P1"/>
          </table:table-cell>
          <table:covered-table-cell/>
        </table:table-row>
        <table:table-row table:style-name="表格39.12">
          <table:table-cell table:style-name="表格39.A10" table:number-columns-spanned="4" office:value-type="string">
            <text:p text:style-name="P1">memccpy():string(b)</text:p>
          </table:table-cell>
          <table:covered-table-cell/>
          <table:covered-table-cell/>
          <table:covered-table-cell/>
        </table:table-row>
      </table:table>
      <text:p text:style-name="Standard"/>
      <table:table table:name="表格40" table:style-name="表格40">
        <table:table-column table:style-name="表格40.A"/>
        <table:table-column table:style-name="表格40.B"/>
        <table:table-column table:style-name="表格40.C"/>
        <table:table-column table:style-name="表格40.D"/>
        <table:table-row table:style-name="表格40.1">
          <table:table-cell table:style-name="表格40.A1" table:number-columns-spanned="4" office:value-type="string">
            <text:p text:style-name="P5">memchr（在某一内存范围中查找一特定字符）</text:p>
          </table:table-cell>
          <table:covered-table-cell/>
          <table:covered-table-cell/>
          <table:covered-table-cell/>
        </table:table-row>
        <table:table-row table:style-name="表格40.2">
          <table:table-cell table:style-name="表格40.A2" table:number-columns-spanned="4" office:value-type="string">
            <text:p text:style-name="P3"/>
          </table:table-cell>
          <table:covered-table-cell/>
          <table:covered-table-cell/>
          <table:covered-table-cell/>
        </table:table-row>
        <table:table-row table:style-name="表格40.3">
          <table:table-cell table:style-name="表格40.A3" table:number-columns-spanned="3" office:value-type="string">
            <text:p text:style-name="P2">相关函数</text:p>
          </table:table-cell>
          <table:covered-table-cell/>
          <table:covered-table-cell/>
          <table:table-cell table:style-name="表格40.D3" office:value-type="string">
            <text:p text:style-name="P1">index，rindex，strchr，strpbrk，strrchr，strsep，strspn，strstr</text:p>
          </table:table-cell>
        </table:table-row>
        <table:table-row table:style-name="表格40.3">
          <table:table-cell table:style-name="表格40.A4" table:number-columns-spanned="3" office:value-type="string">
            <text:p text:style-name="P2">表头文件</text:p>
          </table:table-cell>
          <table:covered-table-cell/>
          <table:covered-table-cell/>
          <table:table-cell table:style-name="表格40.D3" office:value-type="string">
            <text:p text:style-name="P1">#include&lt;string.h&gt;</text:p>
          </table:table-cell>
        </table:table-row>
        <table:table-row table:style-name="表格40.3">
          <table:table-cell table:style-name="表格40.A4" table:number-columns-spanned="3" office:value-type="string">
            <text:p text:style-name="P2">定义函数</text:p>
          </table:table-cell>
          <table:covered-table-cell/>
          <table:covered-table-cell/>
          <table:table-cell table:style-name="表格40.D3" office:value-type="string">
            <text:p text:style-name="P1">void * memchr(const void *s,int c,size_t n);</text:p>
          </table:table-cell>
        </table:table-row>
        <table:table-row table:style-name="表格40.3">
          <table:table-cell table:style-name="表格40.A4" table:number-columns-spanned="3" office:value-type="string">
            <text:p text:style-name="P2">函数说明</text:p>
          </table:table-cell>
          <table:covered-table-cell/>
          <table:covered-table-cell/>
          <table:table-cell table:style-name="表格40.D3" office:value-type="string">
            <text:p text:style-name="P1">memchr（）从头开始搜寻s所指的内存内容前n个字节，直到发现第一个值为c的字节，则返回指向该字节的指针。</text:p>
          </table:table-cell>
        </table:table-row>
        <table:table-row table:style-name="表格40.3">
          <table:table-cell table:style-name="表格40.A4" table:number-columns-spanned="3" office:value-type="string">
            <text:p text:style-name="P2">返回值</text:p>
          </table:table-cell>
          <table:covered-table-cell/>
          <table:covered-table-cell/>
          <table:table-cell table:style-name="表格40.D3" office:value-type="string">
            <text:p text:style-name="P1">如果找到指定的字节则返回该字节的指针，否则返回0。</text:p>
          </table:table-cell>
        </table:table-row>
        <table:table-row table:style-name="表格40.8">
          <table:table-cell table:style-name="表格40.D3" table:number-columns-spanned="4" office:value-type="string">
            <text:p text:style-name="P2"/>
          </table:table-cell>
          <table:covered-table-cell/>
          <table:covered-table-cell/>
          <table:covered-table-cell/>
        </table:table-row>
        <table:table-row table:style-name="表格40.9">
          <table:table-cell table:style-name="表格40.A9" office:value-type="string">
            <text:p text:style-name="P2">范例</text:p>
          </table:table-cell>
          <table:table-cell table:style-name="表格40.B9" table:number-columns-spanned="3" office:value-type="string">
            <text:p text:style-name="P1"/>
          </table:table-cell>
          <table:covered-table-cell/>
          <table:covered-table-cell/>
        </table:table-row>
        <text:soft-page-break/>
        <table:table-row table:style-name="表格40.10">
          <table:table-cell table:style-name="表格40.A10" table:number-columns-spanned="4" office:value-type="string">
            <text:p text:style-name="P1">#include &lt;string.h&gt;</text:p>
            <text:p text:style-name="Standard">main()</text:p>
            <text:p text:style-name="Standard">{</text:p>
            <text:p text:style-name="Standard"><text:s/>char *s=”0123456789012345678901234567890”;</text:p>
            <text:p text:style-name="Standard"><text:s/>char *p;</text:p>
            <text:p text:style-name="Standard"><text:s/>p=memchr(s,’5’,10);</text:p>
            <text:p text:style-name="Standard"><text:s/>printf(“%s\n”,p);</text:p>
            <text:p text:style-name="Standard">}</text:p>
          </table:table-cell>
          <table:covered-table-cell/>
          <table:covered-table-cell/>
          <table:covered-table-cell/>
        </table:table-row>
        <table:table-row table:style-name="表格40.11">
          <table:table-cell table:style-name="表格40.A9" table:number-columns-spanned="2" office:value-type="string">
            <text:p text:style-name="P2">执行</text:p>
          </table:table-cell>
          <table:covered-table-cell/>
          <table:table-cell table:style-name="表格40.B9" table:number-columns-spanned="2" office:value-type="string">
            <text:p text:style-name="P1"/>
          </table:table-cell>
          <table:covered-table-cell/>
        </table:table-row>
        <table:table-row table:style-name="表格40.12">
          <table:table-cell table:style-name="表格40.A10" table:number-columns-spanned="4" office:value-type="string">
            <text:p text:style-name="P1">56789012345678901234567890</text:p>
          </table:table-cell>
          <table:covered-table-cell/>
          <table:covered-table-cell/>
          <table:covered-table-cell/>
        </table:table-row>
      </table:table>
      <text:p text:style-name="Standard"/>
      <table:table table:name="表格41" table:style-name="表格41">
        <table:table-column table:style-name="表格41.A"/>
        <table:table-column table:style-name="表格41.B"/>
        <table:table-column table:style-name="表格41.C"/>
        <table:table-column table:style-name="表格41.D"/>
        <table:table-row table:style-name="表格41.1">
          <table:table-cell table:style-name="表格41.A1" table:number-columns-spanned="4" office:value-type="string">
            <text:p text:style-name="P5">memcmp（比较内存内容）</text:p>
          </table:table-cell>
          <table:covered-table-cell/>
          <table:covered-table-cell/>
          <table:covered-table-cell/>
        </table:table-row>
        <table:table-row table:style-name="表格41.2">
          <table:table-cell table:style-name="表格41.A2" table:number-columns-spanned="4" office:value-type="string">
            <text:p text:style-name="P3"/>
          </table:table-cell>
          <table:covered-table-cell/>
          <table:covered-table-cell/>
          <table:covered-table-cell/>
        </table:table-row>
        <table:table-row table:style-name="表格41.3">
          <table:table-cell table:style-name="表格41.A3" table:number-columns-spanned="3" office:value-type="string">
            <text:p text:style-name="P2">相关函数</text:p>
          </table:table-cell>
          <table:covered-table-cell/>
          <table:covered-table-cell/>
          <table:table-cell table:style-name="表格41.D3" office:value-type="string">
            <text:p text:style-name="P1">bcmp，strcasecmp，strcmp，strcoll，strncmp，strncasecmp</text:p>
          </table:table-cell>
        </table:table-row>
        <table:table-row table:style-name="表格41.3">
          <table:table-cell table:style-name="表格41.A4" table:number-columns-spanned="3" office:value-type="string">
            <text:p text:style-name="P2">表头文件</text:p>
          </table:table-cell>
          <table:covered-table-cell/>
          <table:covered-table-cell/>
          <table:table-cell table:style-name="表格41.D3" office:value-type="string">
            <text:p text:style-name="P1">#include&lt;string.h&gt;</text:p>
          </table:table-cell>
        </table:table-row>
        <table:table-row table:style-name="表格41.3">
          <table:table-cell table:style-name="表格41.A4" table:number-columns-spanned="3" office:value-type="string">
            <text:p text:style-name="P2">定义函数</text:p>
          </table:table-cell>
          <table:covered-table-cell/>
          <table:covered-table-cell/>
          <table:table-cell table:style-name="表格41.D3" office:value-type="string">
            <text:p text:style-name="P1">int memcmp (const void *s1,const void *s2,size_t n);</text:p>
          </table:table-cell>
        </table:table-row>
        <table:table-row table:style-name="表格41.3">
          <table:table-cell table:style-name="表格41.A4" table:number-columns-spanned="3" office:value-type="string">
            <text:p text:style-name="P2">函数说明</text:p>
          </table:table-cell>
          <table:covered-table-cell/>
          <table:covered-table-cell/>
          <table:table-cell table:style-name="表格41.D3" office:value-type="string">
            <text:p text:style-name="P1">memcmp（）用来比较s1和s2所指的内存区间前n个字符。字符串大小的比较是以ASCII码表上的顺序来决定，次顺序亦为字符的值。memcmp（）首先将s1第一个字符值减去s2第一个字符的值，若差为0则再继续比较下个字符，若差值不为0则将差值返回。例如，字符串“Ac”和“ba”比较则会返回字符‘A’（65）和‘b’（98）的差值（－33）。</text:p>
          </table:table-cell>
        </table:table-row>
        <table:table-row table:style-name="表格41.3">
          <table:table-cell table:style-name="表格41.A4" table:number-columns-spanned="3" office:value-type="string">
            <text:p text:style-name="P2">返回值</text:p>
          </table:table-cell>
          <table:covered-table-cell/>
          <table:covered-table-cell/>
          <table:table-cell table:style-name="表格41.D3" office:value-type="string">
            <text:p text:style-name="P1">若参数s1和s2所指的内存内容都完全相同则返回0值。s1若大于s2则返回大于0的值。s1若小于s2则返回小于0的值。</text:p>
          </table:table-cell>
        </table:table-row>
        <table:table-row table:style-name="表格41.8">
          <table:table-cell table:style-name="表格41.D3" table:number-columns-spanned="4" office:value-type="string">
            <text:p text:style-name="P2"/>
          </table:table-cell>
          <table:covered-table-cell/>
          <table:covered-table-cell/>
          <table:covered-table-cell/>
        </table:table-row>
        <table:table-row table:style-name="表格41.9">
          <table:table-cell table:style-name="表格41.A9" office:value-type="string">
            <text:p text:style-name="P2">范例</text:p>
          </table:table-cell>
          <table:table-cell table:style-name="表格41.B9" table:number-columns-spanned="3" office:value-type="string">
            <text:p text:style-name="P1"/>
          </table:table-cell>
          <table:covered-table-cell/>
          <table:covered-table-cell/>
        </table:table-row>
        <table:table-row table:style-name="表格41.10">
          <table:table-cell table:style-name="表格41.A10" table:number-columns-spanned="4" office:value-type="string">
            <text:p text:style-name="P1">#include&lt;string.h&gt;</text:p>
            <text:p text:style-name="Standard">main()</text:p>
            <text:p text:style-name="Standard">{</text:p>
            <text:p text:style-name="Standard"><text:s/>char *a =”aBcDeF”;</text:p>
            <text:p text:style-name="Standard"><text:s/>char *b=”AbCdEf”;</text:p>
            <text:p text:style-name="Standard"><text:s/>char *c=”aacdef”;</text:p>
            <text:p text:style-name="Standard"><text:s/>char *d=”aBcDeF”;</text:p>
            <text:p text:style-name="Standard"><text:s/>printf(“memcmp(a,b):%d\n”,memcmp((void*)a,(void*) b,6));</text:p>
            <text:p text:style-name="Standard"><text:s/>printf(“memcmp(a,c):%d\n”,memcmp((void*)a,(void*) c,6));</text:p>
            <text:p text:style-name="Standard"><text:s/>printf(“memcmp(a,d):%d\n”,memcmp((void*)a,(void*) d,6));</text:p>
          </table:table-cell>
          <table:covered-table-cell/>
          <table:covered-table-cell/>
          <table:covered-table-cell/>
        </table:table-row>
        <table:table-row table:style-name="表格41.11">
          <table:table-cell table:style-name="表格41.A9" table:number-columns-spanned="2" office:value-type="string">
            <text:p text:style-name="P2">执行</text:p>
          </table:table-cell>
          <table:covered-table-cell/>
          <table:table-cell table:style-name="表格41.B9" table:number-columns-spanned="2" office:value-type="string">
            <text:p text:style-name="P1"/>
          </table:table-cell>
          <table:covered-table-cell/>
        </table:table-row>
        <text:soft-page-break/>
        <table:table-row table:style-name="表格41.12">
          <table:table-cell table:style-name="表格41.A10" table:number-columns-spanned="4" office:value-type="string">
            <text:p text:style-name="P1">memcmp(a,b):1 <text:s text:c="2"/>/*字符串a&gt;字符串b，返回1*/</text:p>
            <text:p text:style-name="Standard">memcmp(a,c):-1 <text:s/>/* 字符串a&lt;字符串c,返回－1*/</text:p>
            <text:p text:style-name="Standard">memcmp(a,d):0 <text:s/>/*字符串a＝字符串d，返回0*/</text:p>
          </table:table-cell>
          <table:covered-table-cell/>
          <table:covered-table-cell/>
          <table:covered-table-cell/>
        </table:table-row>
      </table:table>
      <text:p text:style-name="Standard"/>
      <text:p text:style-name="Standard"/>
      <table:table table:name="表格42" table:style-name="表格42">
        <table:table-column table:style-name="表格42.A"/>
        <table:table-column table:style-name="表格42.B"/>
        <table:table-column table:style-name="表格42.C"/>
        <table:table-column table:style-name="表格42.D"/>
        <table:table-row table:style-name="表格42.1">
          <table:table-cell table:style-name="表格42.A1" table:number-columns-spanned="4" office:value-type="string">
            <text:p text:style-name="P5">memcpy（拷贝内存内容）</text:p>
          </table:table-cell>
          <table:covered-table-cell/>
          <table:covered-table-cell/>
          <table:covered-table-cell/>
        </table:table-row>
        <table:table-row table:style-name="表格42.2">
          <table:table-cell table:style-name="表格42.A2" table:number-columns-spanned="4" office:value-type="string">
            <text:p text:style-name="P3"/>
          </table:table-cell>
          <table:covered-table-cell/>
          <table:covered-table-cell/>
          <table:covered-table-cell/>
        </table:table-row>
        <table:table-row table:style-name="表格42.3">
          <table:table-cell table:style-name="表格42.A3" table:number-columns-spanned="3" office:value-type="string">
            <text:p text:style-name="P2">相关函数</text:p>
          </table:table-cell>
          <table:covered-table-cell/>
          <table:covered-table-cell/>
          <table:table-cell table:style-name="表格42.D3" office:value-type="string">
            <text:p text:style-name="P1">bcopy，memccpy，memcpy，memmove，strcpy，strncpy</text:p>
          </table:table-cell>
        </table:table-row>
        <table:table-row table:style-name="表格42.3">
          <table:table-cell table:style-name="表格42.A4" table:number-columns-spanned="3" office:value-type="string">
            <text:p text:style-name="P2">表头文件</text:p>
          </table:table-cell>
          <table:covered-table-cell/>
          <table:covered-table-cell/>
          <table:table-cell table:style-name="表格42.D3" office:value-type="string">
            <text:p text:style-name="P1">#include&lt;string.h&gt;</text:p>
          </table:table-cell>
        </table:table-row>
        <table:table-row table:style-name="表格42.3">
          <table:table-cell table:style-name="表格42.A4" table:number-columns-spanned="3" office:value-type="string">
            <text:p text:style-name="P2">定义函数</text:p>
          </table:table-cell>
          <table:covered-table-cell/>
          <table:covered-table-cell/>
          <table:table-cell table:style-name="表格42.D3" office:value-type="string">
            <text:p text:style-name="P1">void * memcpy (void * dest ,const void *src, size_t n);</text:p>
          </table:table-cell>
        </table:table-row>
        <table:table-row table:style-name="表格42.3">
          <table:table-cell table:style-name="表格42.A4" table:number-columns-spanned="3" office:value-type="string">
            <text:p text:style-name="P2">函数说明</text:p>
          </table:table-cell>
          <table:covered-table-cell/>
          <table:covered-table-cell/>
          <table:table-cell table:style-name="表格42.D3" office:value-type="string">
            <text:p text:style-name="P1">memcpy（）用来拷贝src所指的内存内容前n个字节到dest所指的内存地址上。与strcpy（）不同的是，memcpy（）会完整的复制n个字节，不会因为遇到字符串结束‘\0‘而结束。</text:p>
          </table:table-cell>
        </table:table-row>
        <table:table-row table:style-name="表格42.3">
          <table:table-cell table:style-name="表格42.A4" table:number-columns-spanned="3" office:value-type="string">
            <text:p text:style-name="P2">返回值</text:p>
          </table:table-cell>
          <table:covered-table-cell/>
          <table:covered-table-cell/>
          <table:table-cell table:style-name="表格42.D3" office:value-type="string">
            <text:p text:style-name="P1">返回指向dest的指针。</text:p>
          </table:table-cell>
        </table:table-row>
        <table:table-row table:style-name="表格42.3">
          <table:table-cell table:style-name="表格42.A8" table:number-columns-spanned="3" office:value-type="string">
            <text:p text:style-name="P2">附加说明</text:p>
          </table:table-cell>
          <table:covered-table-cell/>
          <table:covered-table-cell/>
          <table:table-cell table:style-name="表格42.D3" office:value-type="string">
            <text:p text:style-name="P1">指针src和dest所指的内存区域不可重叠。</text:p>
          </table:table-cell>
        </table:table-row>
        <table:table-row table:style-name="表格42.9">
          <table:table-cell table:style-name="表格42.D3" table:number-columns-spanned="4" office:value-type="string">
            <text:p text:style-name="P2"/>
          </table:table-cell>
          <table:covered-table-cell/>
          <table:covered-table-cell/>
          <table:covered-table-cell/>
        </table:table-row>
        <table:table-row table:style-name="表格42.10">
          <table:table-cell table:style-name="表格42.A10" office:value-type="string">
            <text:p text:style-name="P2">范例</text:p>
          </table:table-cell>
          <table:table-cell table:style-name="表格42.B10" table:number-columns-spanned="3" office:value-type="string">
            <text:p text:style-name="P1"/>
          </table:table-cell>
          <table:covered-table-cell/>
          <table:covered-table-cell/>
        </table:table-row>
        <table:table-row table:style-name="表格42.11">
          <table:table-cell table:style-name="表格42.A11" table:number-columns-spanned="4" office:value-type="string">
            <text:p text:style-name="P1">#include&lt;string.h&gt;</text:p>
            <text:p text:style-name="Standard">main()</text:p>
            <text:p text:style-name="Standard">{</text:p>
            <text:p text:style-name="Standard"><text:s/>char a[30]=”string (a)”;</text:p>
            <text:p text:style-name="Standard"><text:s/>char b[30]=”string\0string”;</text:p>
            <text:p text:style-name="Standard"><text:s/>int i;</text:p>
            <text:p text:style-name="Standard"><text:s/>strcpy(a,b);</text:p>
            <text:p text:style-name="Standard"><text:s/>printf(strcpy():”);</text:p>
            <text:p text:style-name="Standard"><text:s text:c="2"/>for(i=0;i&lt;30;i++)</text:p>
            <text:p text:style-name="P18">printf(“%c”,a[i]);</text:p>
            <text:p text:style-name="Standard"><text:s text:c="2"/>memcpy(a,b,30);</text:p>
            <text:p text:style-name="Standard"><text:s text:c="2"/>printf(“\nmemcpy() :”);</text:p>
            <text:p text:style-name="Standard"><text:s text:c="2"/>for(i=0;i&lt;30;i++)</text:p>
            <text:p text:style-name="P18">printf(“%c”,a[i]);</text:p>
            <text:p text:style-name="Standard">}</text:p>
          </table:table-cell>
          <table:covered-table-cell/>
          <table:covered-table-cell/>
          <table:covered-table-cell/>
        </table:table-row>
        <table:table-row table:style-name="表格42.12">
          <table:table-cell table:style-name="表格42.A10" table:number-columns-spanned="2" office:value-type="string">
            <text:p text:style-name="P2">执行</text:p>
          </table:table-cell>
          <table:covered-table-cell/>
          <table:table-cell table:style-name="表格42.B10" table:number-columns-spanned="2" office:value-type="string">
            <text:p text:style-name="P1"/>
          </table:table-cell>
          <table:covered-table-cell/>
        </table:table-row>
        <table:table-row table:style-name="表格42.13">
          <table:table-cell table:style-name="表格42.A11" table:number-columns-spanned="4" office:value-type="string">
            <text:p text:style-name="P1">strcpy() : string a )</text:p>
            <text:p text:style-name="Standard">memcpy() : string string</text:p>
          </table:table-cell>
          <table:covered-table-cell/>
          <table:covered-table-cell/>
          <table:covered-table-cell/>
        </table:table-row>
      </table:table>
      <text:p text:style-name="Standard"><text:soft-page-break/></text:p>
      <text:p text:style-name="Standard"/>
      <text:p text:style-name="Standard"/>
      <text:p text:style-name="Standard"/>
      <text:p text:style-name="Standard"/>
      <table:table table:name="表格43" table:style-name="表格43">
        <table:table-column table:style-name="表格43.A"/>
        <table:table-column table:style-name="表格43.B"/>
        <table:table-column table:style-name="表格43.C"/>
        <table:table-row table:style-name="表格43.1">
          <table:table-cell table:style-name="表格43.A1" table:number-columns-spanned="3" office:value-type="string">
            <text:p text:style-name="P5">memmove（拷贝内存内容）</text:p>
          </table:table-cell>
          <table:covered-table-cell/>
          <table:covered-table-cell/>
        </table:table-row>
        <table:table-row table:style-name="表格43.2">
          <table:table-cell table:style-name="表格43.A2" table:number-columns-spanned="3" office:value-type="string">
            <text:p text:style-name="P3"/>
          </table:table-cell>
          <table:covered-table-cell/>
          <table:covered-table-cell/>
        </table:table-row>
        <table:table-row table:style-name="表格43.3">
          <table:table-cell table:style-name="表格43.A3" table:number-columns-spanned="2" office:value-type="string">
            <text:p text:style-name="P2">相关函数</text:p>
          </table:table-cell>
          <table:covered-table-cell/>
          <table:table-cell table:style-name="表格43.C3" office:value-type="string">
            <text:p text:style-name="P1">bcopy，memccpy，memcpy，strcpy，strncpy</text:p>
          </table:table-cell>
        </table:table-row>
        <table:table-row table:style-name="表格43.3">
          <table:table-cell table:style-name="表格43.A4" table:number-columns-spanned="2" office:value-type="string">
            <text:p text:style-name="P2">表头文件</text:p>
          </table:table-cell>
          <table:covered-table-cell/>
          <table:table-cell table:style-name="表格43.C3" office:value-type="string">
            <text:p text:style-name="P1">#include&lt;string.h&gt;</text:p>
          </table:table-cell>
        </table:table-row>
        <table:table-row table:style-name="表格43.3">
          <table:table-cell table:style-name="表格43.A4" table:number-columns-spanned="2" office:value-type="string">
            <text:p text:style-name="P2">定义函数</text:p>
          </table:table-cell>
          <table:covered-table-cell/>
          <table:table-cell table:style-name="表格43.C3" office:value-type="string">
            <text:p text:style-name="P1">void * memmove(void *dest,const void *src,size_t n);</text:p>
          </table:table-cell>
        </table:table-row>
        <table:table-row table:style-name="表格43.3">
          <table:table-cell table:style-name="表格43.A4" table:number-columns-spanned="2" office:value-type="string">
            <text:p text:style-name="P2">函数说明</text:p>
          </table:table-cell>
          <table:covered-table-cell/>
          <table:table-cell table:style-name="表格43.C3" office:value-type="string">
            <text:p text:style-name="P1">memmove（）与memcpy（）一样都是用来拷贝src所指的内存内容前n个字节到dest所指的地址上。不同的是，当src和dest所指的内存区域重叠时，memmove（）仍然可以正确的处理，不过执行效率上会比使用memcpy（）略慢些。</text:p>
          </table:table-cell>
        </table:table-row>
        <table:table-row table:style-name="表格43.3">
          <table:table-cell table:style-name="表格43.A4" table:number-columns-spanned="2" office:value-type="string">
            <text:p text:style-name="P2">返回值</text:p>
          </table:table-cell>
          <table:covered-table-cell/>
          <table:table-cell table:style-name="表格43.C3" office:value-type="string">
            <text:p text:style-name="P1">返回指向dest的指针。</text:p>
          </table:table-cell>
        </table:table-row>
        <table:table-row table:style-name="表格43.3">
          <table:table-cell table:style-name="表格43.A8" table:number-columns-spanned="2" office:value-type="string">
            <text:p text:style-name="P2">附加说明</text:p>
          </table:table-cell>
          <table:covered-table-cell/>
          <table:table-cell table:style-name="表格43.C3" office:value-type="string">
            <text:p text:style-name="P1">指针src和dest所指的内存区域可以重叠。</text:p>
          </table:table-cell>
        </table:table-row>
        <table:table-row table:style-name="表格43.9">
          <table:table-cell table:style-name="表格43.C3" table:number-columns-spanned="3" office:value-type="string">
            <text:p text:style-name="P2"/>
          </table:table-cell>
          <table:covered-table-cell/>
          <table:covered-table-cell/>
        </table:table-row>
        <table:table-row table:style-name="表格43.10">
          <table:table-cell table:style-name="表格43.A10" office:value-type="string">
            <text:p text:style-name="P2">范例</text:p>
          </table:table-cell>
          <table:table-cell table:style-name="表格43.B10" table:number-columns-spanned="2" office:value-type="string">
            <text:p text:style-name="P1"/>
          </table:table-cell>
          <table:covered-table-cell/>
        </table:table-row>
        <table:table-row table:style-name="表格43.11">
          <table:table-cell table:style-name="表格43.A11" table:number-columns-spanned="3" office:value-type="string">
            <text:p text:style-name="P1">参考memcpy()。</text:p>
          </table:table-cell>
          <table:covered-table-cell/>
          <table:covered-table-cell/>
        </table:table-row>
      </table:table>
      <text:p text:style-name="Standard"/>
      <table:table table:name="表格44" table:style-name="表格44">
        <table:table-column table:style-name="表格44.A"/>
        <table:table-column table:style-name="表格44.B"/>
        <table:table-column table:style-name="表格44.C"/>
        <table:table-column table:style-name="表格44.D"/>
        <table:table-row table:style-name="表格44.1">
          <table:table-cell table:style-name="表格44.A1" table:number-columns-spanned="4" office:value-type="string">
            <text:p text:style-name="P5">memset（将一段内存空间填入某值）</text:p>
          </table:table-cell>
          <table:covered-table-cell/>
          <table:covered-table-cell/>
          <table:covered-table-cell/>
        </table:table-row>
        <table:table-row table:style-name="表格44.2">
          <table:table-cell table:style-name="表格44.A2" table:number-columns-spanned="4" office:value-type="string">
            <text:p text:style-name="P3"/>
          </table:table-cell>
          <table:covered-table-cell/>
          <table:covered-table-cell/>
          <table:covered-table-cell/>
        </table:table-row>
        <table:table-row table:style-name="表格44.3">
          <table:table-cell table:style-name="表格44.A3" table:number-columns-spanned="3" office:value-type="string">
            <text:p text:style-name="P2">相关函数</text:p>
          </table:table-cell>
          <table:covered-table-cell/>
          <table:covered-table-cell/>
          <table:table-cell table:style-name="表格44.D3" office:value-type="string">
            <text:p text:style-name="P1">bzero，swab</text:p>
          </table:table-cell>
        </table:table-row>
        <table:table-row table:style-name="表格44.3">
          <table:table-cell table:style-name="表格44.A4" table:number-columns-spanned="3" office:value-type="string">
            <text:p text:style-name="P2">表头文件</text:p>
          </table:table-cell>
          <table:covered-table-cell/>
          <table:covered-table-cell/>
          <table:table-cell table:style-name="表格44.D3" office:value-type="string">
            <text:p text:style-name="P1">#include&lt;string.h&gt;</text:p>
          </table:table-cell>
        </table:table-row>
        <table:table-row table:style-name="表格44.3">
          <table:table-cell table:style-name="表格44.A4" table:number-columns-spanned="3" office:value-type="string">
            <text:p text:style-name="P2">定义函数</text:p>
          </table:table-cell>
          <table:covered-table-cell/>
          <table:covered-table-cell/>
          <table:table-cell table:style-name="表格44.D3" office:value-type="string">
            <text:p text:style-name="P1">void * memset (void *s ,int c, size_t n);</text:p>
          </table:table-cell>
        </table:table-row>
        <table:table-row table:style-name="表格44.3">
          <table:table-cell table:style-name="表格44.A4" table:number-columns-spanned="3" office:value-type="string">
            <text:p text:style-name="P2">函数说明</text:p>
          </table:table-cell>
          <table:covered-table-cell/>
          <table:covered-table-cell/>
          <table:table-cell table:style-name="表格44.D3" office:value-type="string">
            <text:p text:style-name="P1">memset（）会将参数s所指的内存区域前n个字节以参数c填入，然后返回指向s的指针。在编写程序时，若需要将某一数组作初始化，memset（）会相当方便。</text:p>
          </table:table-cell>
        </table:table-row>
        <table:table-row table:style-name="表格44.3">
          <table:table-cell table:style-name="表格44.A4" table:number-columns-spanned="3" office:value-type="string">
            <text:p text:style-name="P2">返回值</text:p>
          </table:table-cell>
          <table:covered-table-cell/>
          <table:covered-table-cell/>
          <table:table-cell table:style-name="表格44.D3" office:value-type="string">
            <text:p text:style-name="P1">返回指向s的指针。</text:p>
          </table:table-cell>
        </table:table-row>
        <table:table-row table:style-name="表格44.3">
          <table:table-cell table:style-name="表格44.A8" table:number-columns-spanned="3" office:value-type="string">
            <text:p text:style-name="P2">附加说明</text:p>
          </table:table-cell>
          <table:covered-table-cell/>
          <table:covered-table-cell/>
          <table:table-cell table:style-name="表格44.D3" office:value-type="string">
            <text:p text:style-name="P1">参数c虽声明为int， 但必须是unsigned char ，所以范围在0到255之间。</text:p>
          </table:table-cell>
        </table:table-row>
        <table:table-row table:style-name="表格44.9">
          <table:table-cell table:style-name="表格44.D3" table:number-columns-spanned="4" office:value-type="string">
            <text:p text:style-name="P2"/>
          </table:table-cell>
          <table:covered-table-cell/>
          <table:covered-table-cell/>
          <table:covered-table-cell/>
        </table:table-row>
        <table:table-row table:style-name="表格44.10">
          <table:table-cell table:style-name="表格44.A10" office:value-type="string">
            <text:p text:style-name="P2">范例</text:p>
          </table:table-cell>
          <table:table-cell table:style-name="表格44.B10" table:number-columns-spanned="3" office:value-type="string">
            <text:p text:style-name="P1"/>
          </table:table-cell>
          <table:covered-table-cell/>
          <table:covered-table-cell/>
        </table:table-row>
        <text:soft-page-break/>
        <table:table-row table:style-name="表格44.11">
          <table:table-cell table:style-name="表格44.A11" table:number-columns-spanned="4" office:value-type="string">
            <text:p text:style-name="P1">#include &lt;string.h&gt;</text:p>
            <text:p text:style-name="Standard">main()</text:p>
            <text:p text:style-name="Standard">{</text:p>
            <text:p text:style-name="Standard"><text:s text:c="2"/>char s[30];</text:p>
            <text:p text:style-name="Standard">memset (s,’A’,sizeof(s));</text:p>
            <text:p text:style-name="Standard">s[30]=’\0’;</text:p>
            <text:p text:style-name="Standard"><text:s/>printf(“%s\n”,s);</text:p>
            <text:p text:style-name="Standard">}</text:p>
          </table:table-cell>
          <table:covered-table-cell/>
          <table:covered-table-cell/>
          <table:covered-table-cell/>
        </table:table-row>
        <table:table-row table:style-name="表格44.12">
          <table:table-cell table:style-name="表格44.A10" table:number-columns-spanned="2" office:value-type="string">
            <text:p text:style-name="P2">执行</text:p>
          </table:table-cell>
          <table:covered-table-cell/>
          <table:table-cell table:style-name="表格44.B10" table:number-columns-spanned="2" office:value-type="string">
            <text:p text:style-name="P1"/>
          </table:table-cell>
          <table:covered-table-cell/>
        </table:table-row>
        <table:table-row table:style-name="表格44.13">
          <table:table-cell table:style-name="表格44.A11" table:number-columns-spanned="4" office:value-type="string">
            <text:p text:style-name="P1">AAAAAAAAAAAAAAAAAAAAAAAAAAAAAA</text:p>
          </table:table-cell>
          <table:covered-table-cell/>
          <table:covered-table-cell/>
          <table:covered-table-cell/>
        </table:table-row>
      </table:table>
      <text:p text:style-name="Standard"/>
      <table:table table:name="表格45" table:style-name="表格45">
        <table:table-column table:style-name="表格45.A"/>
        <table:table-column table:style-name="表格45.B"/>
        <table:table-column table:style-name="表格45.C"/>
        <table:table-column table:style-name="表格45.D"/>
        <table:table-row table:style-name="表格45.1">
          <table:table-cell table:style-name="表格45.A1" table:number-columns-spanned="4" office:value-type="string">
            <text:p text:style-name="P5">rindex（查找字符串中最后一个出现的指定字符）</text:p>
          </table:table-cell>
          <table:covered-table-cell/>
          <table:covered-table-cell/>
          <table:covered-table-cell/>
        </table:table-row>
        <table:table-row table:style-name="表格45.2">
          <table:table-cell table:style-name="表格45.A2" table:number-columns-spanned="4" office:value-type="string">
            <text:p text:style-name="P3"/>
          </table:table-cell>
          <table:covered-table-cell/>
          <table:covered-table-cell/>
          <table:covered-table-cell/>
        </table:table-row>
        <table:table-row table:style-name="表格45.3">
          <table:table-cell table:style-name="表格45.A3" table:number-columns-spanned="3" office:value-type="string">
            <text:p text:style-name="P2">相关函数</text:p>
          </table:table-cell>
          <table:covered-table-cell/>
          <table:covered-table-cell/>
          <table:table-cell table:style-name="表格45.D3" office:value-type="string">
            <text:p text:style-name="P1">index，memchr，strchr，strrchr</text:p>
          </table:table-cell>
        </table:table-row>
        <table:table-row table:style-name="表格45.3">
          <table:table-cell table:style-name="表格45.A4" table:number-columns-spanned="3" office:value-type="string">
            <text:p text:style-name="P2">表头文件</text:p>
          </table:table-cell>
          <table:covered-table-cell/>
          <table:covered-table-cell/>
          <table:table-cell table:style-name="表格45.D3" office:value-type="string">
            <text:p text:style-name="P1">#include&lt;string.h&gt;</text:p>
          </table:table-cell>
        </table:table-row>
        <table:table-row table:style-name="表格45.3">
          <table:table-cell table:style-name="表格45.A4" table:number-columns-spanned="3" office:value-type="string">
            <text:p text:style-name="P2">定义函数</text:p>
          </table:table-cell>
          <table:covered-table-cell/>
          <table:covered-table-cell/>
          <table:table-cell table:style-name="表格45.D3" office:value-type="string">
            <text:p text:style-name="P1">char * rindex( const char *s,int c);</text:p>
          </table:table-cell>
        </table:table-row>
        <table:table-row table:style-name="表格45.3">
          <table:table-cell table:style-name="表格45.A4" table:number-columns-spanned="3" office:value-type="string">
            <text:p text:style-name="P2">函数说明</text:p>
          </table:table-cell>
          <table:covered-table-cell/>
          <table:covered-table-cell/>
          <table:table-cell table:style-name="表格45.D3" office:value-type="string">
            <text:p text:style-name="P1">rindex（）用来找出参数s字符串中最后一个出现的参数c 地址，然后将该字符出现的地址返回。字符串结束字符（NULL）也视为字符串一部分。</text:p>
          </table:table-cell>
        </table:table-row>
        <table:table-row table:style-name="表格45.3">
          <table:table-cell table:style-name="表格45.A4" table:number-columns-spanned="3" office:value-type="string">
            <text:p text:style-name="P2">返回值</text:p>
          </table:table-cell>
          <table:covered-table-cell/>
          <table:covered-table-cell/>
          <table:table-cell table:style-name="表格45.D3" office:value-type="string">
            <text:p text:style-name="P1">如果找到指定的字符则返回该字符所在的地址，否则返回0。</text:p>
          </table:table-cell>
        </table:table-row>
        <table:table-row table:style-name="表格45.8">
          <table:table-cell table:style-name="表格45.D3" table:number-columns-spanned="4" office:value-type="string">
            <text:p text:style-name="P2"/>
          </table:table-cell>
          <table:covered-table-cell/>
          <table:covered-table-cell/>
          <table:covered-table-cell/>
        </table:table-row>
        <table:table-row table:style-name="表格45.9">
          <table:table-cell table:style-name="表格45.A9" office:value-type="string">
            <text:p text:style-name="P2">范例</text:p>
          </table:table-cell>
          <table:table-cell table:style-name="表格45.B9" table:number-columns-spanned="3" office:value-type="string">
            <text:p text:style-name="P1"/>
          </table:table-cell>
          <table:covered-table-cell/>
          <table:covered-table-cell/>
        </table:table-row>
        <table:table-row table:style-name="表格45.10">
          <table:table-cell table:style-name="表格45.A10" table:number-columns-spanned="4" office:value-type="string">
            <text:p text:style-name="P1">#include &lt;string.h&gt;</text:p>
            <text:p text:style-name="Standard">mian()</text:p>
            <text:p text:style-name="Standard">{</text:p>
            <text:p text:style-name="Standard"><text:s/>char *s =”0123456789012345678901234567890”;</text:p>
            <text:p text:style-name="Standard"><text:s/>char *p;</text:p>
            <text:p text:style-name="Standard"><text:s/>p= rindex(s,’5’);</text:p>
            <text:p text:style-name="Standard"><text:s/>printf(“%s\n”,p);</text:p>
            <text:p text:style-name="Standard">}</text:p>
          </table:table-cell>
          <table:covered-table-cell/>
          <table:covered-table-cell/>
          <table:covered-table-cell/>
        </table:table-row>
        <table:table-row table:style-name="表格45.11">
          <table:table-cell table:style-name="表格45.A9" table:number-columns-spanned="2" office:value-type="string">
            <text:p text:style-name="P2">执行</text:p>
          </table:table-cell>
          <table:covered-table-cell/>
          <table:table-cell table:style-name="表格45.B9" table:number-columns-spanned="2" office:value-type="string">
            <text:p text:style-name="P1"/>
          </table:table-cell>
          <table:covered-table-cell/>
        </table:table-row>
        <table:table-row table:style-name="表格45.12">
          <table:table-cell table:style-name="表格45.A10" table:number-columns-spanned="4" office:value-type="string">
            <text:p text:style-name="P1">567890</text:p>
          </table:table-cell>
          <table:covered-table-cell/>
          <table:covered-table-cell/>
          <table:covered-table-cell/>
        </table:table-row>
        <table:table-row table:style-name="表格45.1">
          <table:table-cell table:style-name="表格45.A1" table:number-columns-spanned="4" office:value-type="string">
            <text:p text:style-name="P5">strcasecmp（忽略大小写比较字符串）</text:p>
          </table:table-cell>
          <table:covered-table-cell/>
          <table:covered-table-cell/>
          <table:covered-table-cell/>
        </table:table-row>
        <table:table-row table:style-name="表格45.2">
          <table:table-cell table:style-name="表格45.A2" table:number-columns-spanned="4" office:value-type="string">
            <text:p text:style-name="P3"/>
          </table:table-cell>
          <table:covered-table-cell/>
          <table:covered-table-cell/>
          <table:covered-table-cell/>
        </table:table-row>
        <text:soft-page-break/>
        <table:table-row table:style-name="表格45.3">
          <table:table-cell table:style-name="表格45.A3" table:number-columns-spanned="3" office:value-type="string">
            <text:p text:style-name="P2">相关函数</text:p>
          </table:table-cell>
          <table:covered-table-cell/>
          <table:covered-table-cell/>
          <table:table-cell table:style-name="表格45.D3" office:value-type="string">
            <text:p text:style-name="P1">bcmp，memcmp，strcmp，strcoll，strncmp</text:p>
          </table:table-cell>
        </table:table-row>
        <table:table-row table:style-name="表格45.3">
          <table:table-cell table:style-name="表格45.A4" table:number-columns-spanned="3" office:value-type="string">
            <text:p text:style-name="P2">表头文件</text:p>
          </table:table-cell>
          <table:covered-table-cell/>
          <table:covered-table-cell/>
          <table:table-cell table:style-name="表格45.D3" office:value-type="string">
            <text:p text:style-name="P1">#include&lt;string.h&gt;</text:p>
          </table:table-cell>
        </table:table-row>
        <table:table-row table:style-name="表格45.3">
          <table:table-cell table:style-name="表格45.A4" table:number-columns-spanned="3" office:value-type="string">
            <text:p text:style-name="P2">定义函数</text:p>
          </table:table-cell>
          <table:covered-table-cell/>
          <table:covered-table-cell/>
          <table:table-cell table:style-name="表格45.D3" office:value-type="string">
            <text:p text:style-name="P1">int strcasecmp ( const char *s1, const char *s2);</text:p>
          </table:table-cell>
        </table:table-row>
        <table:table-row table:style-name="表格45.3">
          <table:table-cell table:style-name="表格45.A4" table:number-columns-spanned="3" office:value-type="string">
            <text:p text:style-name="P2">函数说明</text:p>
          </table:table-cell>
          <table:covered-table-cell/>
          <table:covered-table-cell/>
          <table:table-cell table:style-name="表格45.D3" office:value-type="string">
            <text:p text:style-name="P1">strcasecmp（）用来比较参数s1和s2字符串，比较时会自动忽略大小写的差异。</text:p>
          </table:table-cell>
        </table:table-row>
        <table:table-row table:style-name="表格45.3">
          <table:table-cell table:style-name="表格45.A4" table:number-columns-spanned="3" office:value-type="string">
            <text:p text:style-name="P2">返回值</text:p>
          </table:table-cell>
          <table:covered-table-cell/>
          <table:covered-table-cell/>
          <table:table-cell table:style-name="表格45.D3" office:value-type="string">
            <text:p text:style-name="P1">若参数s1和s2字符串相同则返回0。s1长度大于s2长度则返回大于0的值，s1长度若小于s2长度则返回小于0的值。</text:p>
          </table:table-cell>
        </table:table-row>
        <table:table-row table:style-name="表格45.8">
          <table:table-cell table:style-name="表格45.D3" table:number-columns-spanned="4" office:value-type="string">
            <text:p text:style-name="P2"/>
          </table:table-cell>
          <table:covered-table-cell/>
          <table:covered-table-cell/>
          <table:covered-table-cell/>
        </table:table-row>
        <table:table-row table:style-name="表格45.9">
          <table:table-cell table:style-name="表格45.A9" office:value-type="string">
            <text:p text:style-name="P2">范例</text:p>
          </table:table-cell>
          <table:table-cell table:style-name="表格45.B9" table:number-columns-spanned="3" office:value-type="string">
            <text:p text:style-name="P1"/>
          </table:table-cell>
          <table:covered-table-cell/>
          <table:covered-table-cell/>
        </table:table-row>
        <table:table-row table:style-name="表格45.22">
          <table:table-cell table:style-name="表格45.A10" table:number-columns-spanned="4" office:value-type="string">
            <text:p text:style-name="P1">#include &lt;string.h&gt;</text:p>
            <text:p text:style-name="Standard">main()</text:p>
            <text:p text:style-name="Standard">{</text:p>
            <text:p text:style-name="Standard"><text:s/>char *a=”aBcDeF”;</text:p>
            <text:p text:style-name="Standard"><text:s/>char *b= “AbCdEf”;</text:p>
            <text:p text:style-name="Standard"><text:s/>if(!strcasecmp(a,b))</text:p>
            <text:p text:style-name="Standard"><text:s text:c="3"/>printf(“%s=%s\n”,a,b);</text:p>
            <text:p text:style-name="Standard">}</text:p>
          </table:table-cell>
          <table:covered-table-cell/>
          <table:covered-table-cell/>
          <table:covered-table-cell/>
        </table:table-row>
        <table:table-row table:style-name="表格45.11">
          <table:table-cell table:style-name="表格45.A9" table:number-columns-spanned="2" office:value-type="string">
            <text:p text:style-name="P2">执行</text:p>
          </table:table-cell>
          <table:covered-table-cell/>
          <table:table-cell table:style-name="表格45.B9" table:number-columns-spanned="2" office:value-type="string">
            <text:p text:style-name="P1"/>
          </table:table-cell>
          <table:covered-table-cell/>
        </table:table-row>
        <table:table-row table:style-name="表格45.24">
          <table:table-cell table:style-name="表格45.A10" table:number-columns-spanned="4" office:value-type="string">
            <text:p text:style-name="P1">aBcDeF=AbCdEf</text:p>
          </table:table-cell>
          <table:covered-table-cell/>
          <table:covered-table-cell/>
          <table:covered-table-cell/>
        </table:table-row>
      </table:table>
      <text:p text:style-name="Standard"/>
      <table:table table:name="表格46" table:style-name="表格46">
        <table:table-column table:style-name="表格46.A"/>
        <table:table-column table:style-name="表格46.B"/>
        <table:table-column table:style-name="表格46.C"/>
        <table:table-column table:style-name="表格46.D"/>
        <table:table-row table:style-name="表格46.1">
          <table:table-cell table:style-name="表格46.A1" table:number-columns-spanned="4" office:value-type="string">
            <text:p text:style-name="P5">strcat（连接两字符串）</text:p>
          </table:table-cell>
          <table:covered-table-cell/>
          <table:covered-table-cell/>
          <table:covered-table-cell/>
        </table:table-row>
        <table:table-row table:style-name="表格46.2">
          <table:table-cell table:style-name="表格46.A2" table:number-columns-spanned="4" office:value-type="string">
            <text:p text:style-name="P3"/>
          </table:table-cell>
          <table:covered-table-cell/>
          <table:covered-table-cell/>
          <table:covered-table-cell/>
        </table:table-row>
        <table:table-row table:style-name="表格46.3">
          <table:table-cell table:style-name="表格46.A3" table:number-columns-spanned="3" office:value-type="string">
            <text:p text:style-name="P2">相关函数</text:p>
          </table:table-cell>
          <table:covered-table-cell/>
          <table:covered-table-cell/>
          <table:table-cell table:style-name="表格46.D3" office:value-type="string">
            <text:p text:style-name="P1">bcopy，memccpy，memcpy，strcpy，strncpy</text:p>
          </table:table-cell>
        </table:table-row>
        <table:table-row table:style-name="表格46.3">
          <table:table-cell table:style-name="表格46.A4" table:number-columns-spanned="3" office:value-type="string">
            <text:p text:style-name="P2">表头文件</text:p>
          </table:table-cell>
          <table:covered-table-cell/>
          <table:covered-table-cell/>
          <table:table-cell table:style-name="表格46.D3" office:value-type="string">
            <text:p text:style-name="P1">#include &lt;string.h&gt;</text:p>
          </table:table-cell>
        </table:table-row>
        <table:table-row table:style-name="表格46.3">
          <table:table-cell table:style-name="表格46.A4" table:number-columns-spanned="3" office:value-type="string">
            <text:p text:style-name="P2">定义函数</text:p>
          </table:table-cell>
          <table:covered-table-cell/>
          <table:covered-table-cell/>
          <table:table-cell table:style-name="表格46.D3" office:value-type="string">
            <text:p text:style-name="P1">char *strcat (char *dest,const char *src);</text:p>
          </table:table-cell>
        </table:table-row>
        <table:table-row table:style-name="表格46.3">
          <table:table-cell table:style-name="表格46.A4" table:number-columns-spanned="3" office:value-type="string">
            <text:p text:style-name="P2">函数说明</text:p>
          </table:table-cell>
          <table:covered-table-cell/>
          <table:covered-table-cell/>
          <table:table-cell table:style-name="表格46.D3" office:value-type="string">
            <text:p text:style-name="P1">strcat（）会将参数src字符串拷贝到参数dest所指的字符串尾。第一个参数dest要有足够的空间来容纳要拷贝的字符串。</text:p>
          </table:table-cell>
        </table:table-row>
        <table:table-row table:style-name="表格46.3">
          <table:table-cell table:style-name="表格46.A4" table:number-columns-spanned="3" office:value-type="string">
            <text:p text:style-name="P2">返回值</text:p>
          </table:table-cell>
          <table:covered-table-cell/>
          <table:covered-table-cell/>
          <table:table-cell table:style-name="表格46.D3" office:value-type="string">
            <text:p text:style-name="P1">返回参数dest的字符串起始地址</text:p>
          </table:table-cell>
        </table:table-row>
        <table:table-row table:style-name="表格46.8">
          <table:table-cell table:style-name="表格46.D3" table:number-columns-spanned="4" office:value-type="string">
            <text:p text:style-name="P2"/>
          </table:table-cell>
          <table:covered-table-cell/>
          <table:covered-table-cell/>
          <table:covered-table-cell/>
        </table:table-row>
        <table:table-row table:style-name="表格46.9">
          <table:table-cell table:style-name="表格46.A9" office:value-type="string">
            <text:p text:style-name="P2">范例</text:p>
          </table:table-cell>
          <table:table-cell table:style-name="表格46.B9" table:number-columns-spanned="3" office:value-type="string">
            <text:p text:style-name="P1"/>
          </table:table-cell>
          <table:covered-table-cell/>
          <table:covered-table-cell/>
        </table:table-row>
        <text:soft-page-break/>
        <table:table-row table:style-name="表格46.10">
          <table:table-cell table:style-name="表格46.A10" table:number-columns-spanned="4" office:value-type="string">
            <text:p text:style-name="P1">#include &lt;string.h.&gt;</text:p>
            <text:p text:style-name="Standard"><text:s/>main()</text:p>
            <text:p text:style-name="Standard">{</text:p>
            <text:p text:style-name="Standard"><text:s text:c="3"/>char a[30]=”string(1)”;</text:p>
            <text:p text:style-name="Standard"><text:s text:c="3"/>char b[]=”string(2)”;</text:p>
            <text:p text:style-name="Standard"><text:s text:c="3"/>printf(“before strcat() : %s\n”,a);</text:p>
            <text:p text:style-name="Standard"><text:s text:c="3"/>printf(“after strcat() : %s\n”,strcat(a,b));</text:p>
            <text:p text:style-name="Standard">}</text:p>
          </table:table-cell>
          <table:covered-table-cell/>
          <table:covered-table-cell/>
          <table:covered-table-cell/>
        </table:table-row>
        <table:table-row table:style-name="表格46.11">
          <table:table-cell table:style-name="表格46.A9" table:number-columns-spanned="2" office:value-type="string">
            <text:p text:style-name="P2">执行</text:p>
          </table:table-cell>
          <table:covered-table-cell/>
          <table:table-cell table:style-name="表格46.B9" table:number-columns-spanned="2" office:value-type="string">
            <text:p text:style-name="P1"/>
          </table:table-cell>
          <table:covered-table-cell/>
        </table:table-row>
        <table:table-row table:style-name="表格46.12">
          <table:table-cell table:style-name="表格46.A10" table:number-columns-spanned="4" office:value-type="string">
            <text:p text:style-name="P1">before strcat () : string(1)</text:p>
            <text:p text:style-name="Standard">after strcat () : string(1)string(2)</text:p>
          </table:table-cell>
          <table:covered-table-cell/>
          <table:covered-table-cell/>
          <table:covered-table-cell/>
        </table:table-row>
      </table:table>
      <text:p text:style-name="Standard"/>
      <table:table table:name="表格47" table:style-name="表格47">
        <table:table-column table:style-name="表格47.A"/>
        <table:table-column table:style-name="表格47.B"/>
        <table:table-column table:style-name="表格47.C"/>
        <table:table-column table:style-name="表格47.D"/>
        <table:table-row table:style-name="表格47.1">
          <table:table-cell table:style-name="表格47.A1" table:number-columns-spanned="4" office:value-type="string">
            <text:p text:style-name="P2"><text:span text:style-name="T3">strchr（查找字符串中第一个出现的指定字符）</text:span></text:p>
          </table:table-cell>
          <table:covered-table-cell/>
          <table:covered-table-cell/>
          <table:covered-table-cell/>
        </table:table-row>
        <table:table-row table:style-name="表格47.2">
          <table:table-cell table:style-name="表格47.A2" table:number-columns-spanned="4" office:value-type="string">
            <text:p text:style-name="P3"/>
          </table:table-cell>
          <table:covered-table-cell/>
          <table:covered-table-cell/>
          <table:covered-table-cell/>
        </table:table-row>
        <table:table-row table:style-name="表格47.3">
          <table:table-cell table:style-name="表格47.A3" table:number-columns-spanned="3" office:value-type="string">
            <text:p text:style-name="P2">相关函数</text:p>
          </table:table-cell>
          <table:covered-table-cell/>
          <table:covered-table-cell/>
          <table:table-cell table:style-name="表格47.D3" office:value-type="string">
            <text:p text:style-name="P1">index，memchr，rinex，strbrk，strsep，strspn，strstr，strtok</text:p>
          </table:table-cell>
        </table:table-row>
        <table:table-row table:style-name="表格47.3">
          <table:table-cell table:style-name="表格47.A4" table:number-columns-spanned="3" office:value-type="string">
            <text:p text:style-name="P2">表头文件</text:p>
          </table:table-cell>
          <table:covered-table-cell/>
          <table:covered-table-cell/>
          <table:table-cell table:style-name="表格47.D3" office:value-type="string">
            <text:p text:style-name="P1">#include&lt;string.h&gt;</text:p>
          </table:table-cell>
        </table:table-row>
        <table:table-row table:style-name="表格47.3">
          <table:table-cell table:style-name="表格47.A4" table:number-columns-spanned="3" office:value-type="string">
            <text:p text:style-name="P2">定义函数</text:p>
          </table:table-cell>
          <table:covered-table-cell/>
          <table:covered-table-cell/>
          <table:table-cell table:style-name="表格47.D3" office:value-type="string">
            <text:p text:style-name="P1">char * strchr (const char *s,int c);</text:p>
          </table:table-cell>
        </table:table-row>
        <table:table-row table:style-name="表格47.3">
          <table:table-cell table:style-name="表格47.A4" table:number-columns-spanned="3" office:value-type="string">
            <text:p text:style-name="P2">函数说明</text:p>
          </table:table-cell>
          <table:covered-table-cell/>
          <table:covered-table-cell/>
          <table:table-cell table:style-name="表格47.D3" office:value-type="string">
            <text:p text:style-name="P1">strchr（）用来找出参数s字符串中第一个出现的参数c地址，然后将该字符出现的地址返回。</text:p>
          </table:table-cell>
        </table:table-row>
        <table:table-row table:style-name="表格47.3">
          <table:table-cell table:style-name="表格47.A4" table:number-columns-spanned="3" office:value-type="string">
            <text:p text:style-name="P2">返回值</text:p>
          </table:table-cell>
          <table:covered-table-cell/>
          <table:covered-table-cell/>
          <table:table-cell table:style-name="表格47.D3" office:value-type="string">
            <text:p text:style-name="P1">如果找到指定的字符则返回该字符所在地址，否则返回0。</text:p>
          </table:table-cell>
        </table:table-row>
        <table:table-row table:style-name="表格47.8">
          <table:table-cell table:style-name="表格47.D3" table:number-columns-spanned="4" office:value-type="string">
            <text:p text:style-name="P2"/>
          </table:table-cell>
          <table:covered-table-cell/>
          <table:covered-table-cell/>
          <table:covered-table-cell/>
        </table:table-row>
        <table:table-row table:style-name="表格47.9">
          <table:table-cell table:style-name="表格47.A9" office:value-type="string">
            <text:p text:style-name="P2">范例</text:p>
          </table:table-cell>
          <table:table-cell table:style-name="表格47.B9" table:number-columns-spanned="3" office:value-type="string">
            <text:p text:style-name="P1"/>
          </table:table-cell>
          <table:covered-table-cell/>
          <table:covered-table-cell/>
        </table:table-row>
        <table:table-row table:style-name="表格47.10">
          <table:table-cell table:style-name="表格47.A10" table:number-columns-spanned="4" office:value-type="string">
            <text:p text:style-name="P1">#include&lt;string.h&gt;</text:p>
            <text:p text:style-name="Standard">main()</text:p>
            <text:p text:style-name="Standard">{</text:p>
            <text:p text:style-name="Standard"><text:s/>char *s=0123456789012345678901234567890”;</text:p>
            <text:p text:style-name="Standard"><text:s/>char *p;</text:p>
            <text:p text:style-name="Standard"><text:s/>p=strchr(s,’5’);</text:p>
            <text:p text:style-name="Standard"><text:s/>printf(“%s\n”,p);</text:p>
            <text:p text:style-name="Standard">}</text:p>
          </table:table-cell>
          <table:covered-table-cell/>
          <table:covered-table-cell/>
          <table:covered-table-cell/>
        </table:table-row>
        <table:table-row table:style-name="表格47.11">
          <table:table-cell table:style-name="表格47.A9" table:number-columns-spanned="2" office:value-type="string">
            <text:p text:style-name="P2">执行</text:p>
          </table:table-cell>
          <table:covered-table-cell/>
          <table:table-cell table:style-name="表格47.B9" table:number-columns-spanned="2" office:value-type="string">
            <text:p text:style-name="P1"/>
          </table:table-cell>
          <table:covered-table-cell/>
        </table:table-row>
        <table:table-row table:style-name="表格47.12">
          <table:table-cell table:style-name="表格47.A10" table:number-columns-spanned="4" office:value-type="string">
            <text:p text:style-name="P1">56789012345678901234567890</text:p>
          </table:table-cell>
          <table:covered-table-cell/>
          <table:covered-table-cell/>
          <table:covered-table-cell/>
        </table:table-row>
        <table:table-row table:style-name="表格47.1">
          <table:table-cell table:style-name="表格47.A1" table:number-columns-spanned="4" office:value-type="string">
            <text:p text:style-name="P5">strcmp（比较字符串）</text:p>
          </table:table-cell>
          <table:covered-table-cell/>
          <table:covered-table-cell/>
          <table:covered-table-cell/>
        </table:table-row>
        <table:table-row table:style-name="表格47.2">
          <table:table-cell table:style-name="表格47.A2" table:number-columns-spanned="4" office:value-type="string">
            <text:p text:style-name="P3"/>
          </table:table-cell>
          <table:covered-table-cell/>
          <table:covered-table-cell/>
          <table:covered-table-cell/>
        </table:table-row>
        <table:table-row table:style-name="表格47.3">
          <table:table-cell table:style-name="表格47.A3" table:number-columns-spanned="3" office:value-type="string">
            <text:p text:style-name="P2">相关函数</text:p>
          </table:table-cell>
          <table:covered-table-cell/>
          <table:covered-table-cell/>
          <table:table-cell table:style-name="表格47.D3" office:value-type="string">
            <text:p text:style-name="P1">bcmp，memcmp，strcasecmp，strncasecmp，strcoll</text:p>
          </table:table-cell>
        </table:table-row>
        <text:soft-page-break/>
        <table:table-row table:style-name="表格47.3">
          <table:table-cell table:style-name="表格47.A4" table:number-columns-spanned="3" office:value-type="string">
            <text:p text:style-name="P2">表头文件</text:p>
          </table:table-cell>
          <table:covered-table-cell/>
          <table:covered-table-cell/>
          <table:table-cell table:style-name="表格47.D3" office:value-type="string">
            <text:p text:style-name="P1">#include&lt;string.h&gt;</text:p>
          </table:table-cell>
        </table:table-row>
        <table:table-row table:style-name="表格47.3">
          <table:table-cell table:style-name="表格47.A4" table:number-columns-spanned="3" office:value-type="string">
            <text:p text:style-name="P2">定义函数</text:p>
          </table:table-cell>
          <table:covered-table-cell/>
          <table:covered-table-cell/>
          <table:table-cell table:style-name="表格47.D3" office:value-type="string">
            <text:p text:style-name="P1">int strcmp(const char *s1,const char *s2);</text:p>
          </table:table-cell>
        </table:table-row>
        <table:table-row table:style-name="表格47.3">
          <table:table-cell table:style-name="表格47.A4" table:number-columns-spanned="3" office:value-type="string">
            <text:p text:style-name="P2">函数说明</text:p>
          </table:table-cell>
          <table:covered-table-cell/>
          <table:covered-table-cell/>
          <table:table-cell table:style-name="表格47.D3" office:value-type="string">
            <text:p text:style-name="P1">strcmp（）用来比较参数s1和s2字符串。字符串大小的比较是以ASCII码表上的顺序来决定，此顺序亦为字符的值。strcmp（）首先将s1第一个字符值减去s2第一个字符值，若差值为0则再继续比较下个字符，若差值不为0则将差值返回。例如字符串“Ac”和“ba”比较则会返回字符“A”（65）和‘b’（98）的差值（－33）。</text:p>
          </table:table-cell>
        </table:table-row>
        <table:table-row table:style-name="表格47.3">
          <table:table-cell table:style-name="表格47.A4" table:number-columns-spanned="3" office:value-type="string">
            <text:p text:style-name="P2">返回值</text:p>
          </table:table-cell>
          <table:covered-table-cell/>
          <table:covered-table-cell/>
          <table:table-cell table:style-name="表格47.D3" office:value-type="string">
            <text:p text:style-name="P1">若参数s1和s2字符串相同则返回0。s1若大于s2则返回大于0的值。s1若小于s2则返回小于0的值。</text:p>
          </table:table-cell>
        </table:table-row>
        <table:table-row table:style-name="表格47.8">
          <table:table-cell table:style-name="表格47.D3" table:number-columns-spanned="4" office:value-type="string">
            <text:p text:style-name="P2"/>
          </table:table-cell>
          <table:covered-table-cell/>
          <table:covered-table-cell/>
          <table:covered-table-cell/>
        </table:table-row>
        <table:table-row table:style-name="表格47.9">
          <table:table-cell table:style-name="表格47.A9" office:value-type="string">
            <text:p text:style-name="P2">范例</text:p>
          </table:table-cell>
          <table:table-cell table:style-name="表格47.B9" table:number-columns-spanned="3" office:value-type="string">
            <text:p text:style-name="P1"/>
          </table:table-cell>
          <table:covered-table-cell/>
          <table:covered-table-cell/>
        </table:table-row>
        <table:table-row table:style-name="表格47.22">
          <table:table-cell table:style-name="表格47.A10" table:number-columns-spanned="4" office:value-type="string">
            <text:p text:style-name="P1">#include&lt;string.h&gt;</text:p>
            <text:p text:style-name="Standard">main()</text:p>
            <text:p text:style-name="Standard">{</text:p>
            <text:p text:style-name="Standard"><text:s text:c="2"/>char *a=”aBcDeF”;</text:p>
            <text:p text:style-name="Standard"><text:s text:c="2"/>char *b=”AbCdEf”;</text:p>
            <text:p text:style-name="Standard"><text:s text:c="2"/>char *c=”aacdef”;</text:p>
            <text:p text:style-name="Standard"><text:s text:c="2"/>char *d=”aBcDeF”;</text:p>
            <text:p text:style-name="Standard"/>
            <text:p text:style-name="Standard"><text:s/>printf(“strcmp(a,b) : %d\n”,strcmp(a,b));</text:p>
            <text:p text:style-name="Standard"><text:s/>printf(“strcmp(a,c) : %d\n”,strcmp(a,c));</text:p>
            <text:p text:style-name="Standard"><text:s/>printf(“strcmp(a,d) : %d\n”,strcmp(a,d));</text:p>
            <text:p text:style-name="Standard">}</text:p>
          </table:table-cell>
          <table:covered-table-cell/>
          <table:covered-table-cell/>
          <table:covered-table-cell/>
        </table:table-row>
        <table:table-row table:style-name="表格47.11">
          <table:table-cell table:style-name="表格47.A9" table:number-columns-spanned="2" office:value-type="string">
            <text:p text:style-name="P2">执行</text:p>
          </table:table-cell>
          <table:covered-table-cell/>
          <table:table-cell table:style-name="表格47.B9" table:number-columns-spanned="2" office:value-type="string">
            <text:p text:style-name="P1"/>
          </table:table-cell>
          <table:covered-table-cell/>
        </table:table-row>
        <table:table-row table:style-name="表格47.24">
          <table:table-cell table:style-name="表格47.A10" table:number-columns-spanned="4" office:value-type="string">
            <text:p text:style-name="P1">strcmp(a,b) : 32</text:p>
            <text:p text:style-name="Standard">strcmp(a,c) :-31</text:p>
            <text:p text:style-name="Standard">strcmp(a,d) : 0</text:p>
          </table:table-cell>
          <table:covered-table-cell/>
          <table:covered-table-cell/>
          <table:covered-table-cell/>
        </table:table-row>
      </table:table>
      <text:p text:style-name="Standard"/>
      <text:p text:style-name="Standard"/>
      <table:table table:name="表格48" table:style-name="表格48">
        <table:table-column table:style-name="表格48.A"/>
        <table:table-column table:style-name="表格48.B"/>
        <table:table-column table:style-name="表格48.C"/>
        <table:table-row table:style-name="表格48.1">
          <table:table-cell table:style-name="表格48.A1" table:number-columns-spanned="3" office:value-type="string">
            <text:p text:style-name="P5">strcoll（采用目前区域的字符排列次序来比较字符串）</text:p>
          </table:table-cell>
          <table:covered-table-cell/>
          <table:covered-table-cell/>
        </table:table-row>
        <table:table-row table:style-name="表格48.2">
          <table:table-cell table:style-name="表格48.A2" table:number-columns-spanned="3" office:value-type="string">
            <text:p text:style-name="P3"/>
          </table:table-cell>
          <table:covered-table-cell/>
          <table:covered-table-cell/>
        </table:table-row>
        <table:table-row table:style-name="表格48.3">
          <table:table-cell table:style-name="表格48.A3" table:number-columns-spanned="2" office:value-type="string">
            <text:p text:style-name="P2">相关函数</text:p>
          </table:table-cell>
          <table:covered-table-cell/>
          <table:table-cell table:style-name="表格48.C3" office:value-type="string">
            <text:p text:style-name="P1">strcmp，bcmp，memcmp，strcasecmp，strncasecmp</text:p>
          </table:table-cell>
        </table:table-row>
        <table:table-row table:style-name="表格48.3">
          <table:table-cell table:style-name="表格48.A4" table:number-columns-spanned="2" office:value-type="string">
            <text:p text:style-name="P2">表头文件</text:p>
          </table:table-cell>
          <table:covered-table-cell/>
          <table:table-cell table:style-name="表格48.C3" office:value-type="string">
            <text:p text:style-name="P1">#include&lt;string.h&gt;</text:p>
          </table:table-cell>
        </table:table-row>
        <table:table-row table:style-name="表格48.3">
          <table:table-cell table:style-name="表格48.A4" table:number-columns-spanned="2" office:value-type="string">
            <text:p text:style-name="P2">定义函数</text:p>
          </table:table-cell>
          <table:covered-table-cell/>
          <table:table-cell table:style-name="表格48.C3" office:value-type="string">
            <text:p text:style-name="P1">int strcoll( const char *s1, const char *s2);</text:p>
          </table:table-cell>
        </table:table-row>
        <table:table-row table:style-name="表格48.3">
          <table:table-cell table:style-name="表格48.A4" table:number-columns-spanned="2" office:value-type="string">
            <text:p text:style-name="P2">函数说明</text:p>
          </table:table-cell>
          <table:covered-table-cell/>
          <table:table-cell table:style-name="表格48.C3" office:value-type="string">
            <text:p text:style-name="P1">strcoll（）会依环境变量LC_COLLATE所指定的文字排列次序来比较s1和s2字符串。</text:p>
          </table:table-cell>
        </table:table-row>
        <table:table-row table:style-name="表格48.3">
          <table:table-cell table:style-name="表格48.A4" table:number-columns-spanned="2" office:value-type="string">
            <text:p text:style-name="P2">返回值</text:p>
          </table:table-cell>
          <table:covered-table-cell/>
          <table:table-cell table:style-name="表格48.C3" office:value-type="string">
            <text:p text:style-name="P1">若参数s1和s2字符串相同则返回0。s1若大于s2则返回大于0的值。s1若小于s2则返回小于0的值。</text:p>
          </table:table-cell>
        </table:table-row>
        <text:soft-page-break/>
        <table:table-row table:style-name="表格48.3">
          <table:table-cell table:style-name="表格48.A8" table:number-columns-spanned="2" office:value-type="string">
            <text:p text:style-name="P2">附加说明</text:p>
          </table:table-cell>
          <table:covered-table-cell/>
          <table:table-cell table:style-name="表格48.C3" office:value-type="string">
            <text:p text:style-name="P1">若LC_COLLATE为“POSIX”或“C”，则strcoll（）与strcmp（）作用完全相同。</text:p>
          </table:table-cell>
        </table:table-row>
        <table:table-row table:style-name="表格48.9">
          <table:table-cell table:style-name="表格48.C3" table:number-columns-spanned="3" office:value-type="string">
            <text:p text:style-name="P2"/>
          </table:table-cell>
          <table:covered-table-cell/>
          <table:covered-table-cell/>
        </table:table-row>
        <table:table-row table:style-name="表格48.10">
          <table:table-cell table:style-name="表格48.A10" office:value-type="string">
            <text:p text:style-name="P2">范例</text:p>
          </table:table-cell>
          <table:table-cell table:style-name="表格48.B10" table:number-columns-spanned="2" office:value-type="string">
            <text:p text:style-name="P1"/>
          </table:table-cell>
          <table:covered-table-cell/>
        </table:table-row>
        <table:table-row table:style-name="表格48.11">
          <table:table-cell table:style-name="表格48.A11" table:number-columns-spanned="3" office:value-type="string">
            <text:p text:style-name="P1">参考strcmp（）。</text:p>
          </table:table-cell>
          <table:covered-table-cell/>
          <table:covered-table-cell/>
        </table:table-row>
      </table:table>
      <text:p text:style-name="Standard"/>
      <table:table table:name="表格49" table:style-name="表格49">
        <table:table-column table:style-name="表格49.A"/>
        <table:table-column table:style-name="表格49.B"/>
        <table:table-column table:style-name="表格49.C"/>
        <table:table-column table:style-name="表格49.D"/>
        <table:table-row table:style-name="表格49.1">
          <table:table-cell table:style-name="表格49.A1" table:number-columns-spanned="4" office:value-type="string">
            <text:p text:style-name="P5">strcpy（拷贝字符串）</text:p>
          </table:table-cell>
          <table:covered-table-cell/>
          <table:covered-table-cell/>
          <table:covered-table-cell/>
        </table:table-row>
        <table:table-row table:style-name="表格49.2">
          <table:table-cell table:style-name="表格49.A2" table:number-columns-spanned="4" office:value-type="string">
            <text:p text:style-name="P3"/>
          </table:table-cell>
          <table:covered-table-cell/>
          <table:covered-table-cell/>
          <table:covered-table-cell/>
        </table:table-row>
        <table:table-row table:style-name="表格49.3">
          <table:table-cell table:style-name="表格49.A3" table:number-columns-spanned="3" office:value-type="string">
            <text:p text:style-name="P2">相关函数</text:p>
          </table:table-cell>
          <table:covered-table-cell/>
          <table:covered-table-cell/>
          <table:table-cell table:style-name="表格49.D3" office:value-type="string">
            <text:p text:style-name="P1">bcopy，memcpy，memccpy，memmove</text:p>
          </table:table-cell>
        </table:table-row>
        <table:table-row table:style-name="表格49.3">
          <table:table-cell table:style-name="表格49.A4" table:number-columns-spanned="3" office:value-type="string">
            <text:p text:style-name="P2">表头文件</text:p>
          </table:table-cell>
          <table:covered-table-cell/>
          <table:covered-table-cell/>
          <table:table-cell table:style-name="表格49.D3" office:value-type="string">
            <text:p text:style-name="P1">#include&lt;string.h&gt;</text:p>
          </table:table-cell>
        </table:table-row>
        <table:table-row table:style-name="表格49.3">
          <table:table-cell table:style-name="表格49.A4" table:number-columns-spanned="3" office:value-type="string">
            <text:p text:style-name="P2">定义函数</text:p>
          </table:table-cell>
          <table:covered-table-cell/>
          <table:covered-table-cell/>
          <table:table-cell table:style-name="表格49.D3" office:value-type="string">
            <text:p text:style-name="P1">char *strcpy(char *dest,const char *src);</text:p>
          </table:table-cell>
        </table:table-row>
        <table:table-row table:style-name="表格49.3">
          <table:table-cell table:style-name="表格49.A4" table:number-columns-spanned="3" office:value-type="string">
            <text:p text:style-name="P2">函数说明</text:p>
          </table:table-cell>
          <table:covered-table-cell/>
          <table:covered-table-cell/>
          <table:table-cell table:style-name="表格49.D3" office:value-type="string">
            <text:p text:style-name="P1">strcpy（）会将参数src字符串拷贝至参数dest所指的地址。</text:p>
          </table:table-cell>
        </table:table-row>
        <table:table-row table:style-name="表格49.3">
          <table:table-cell table:style-name="表格49.A4" table:number-columns-spanned="3" office:value-type="string">
            <text:p text:style-name="P2">返回值</text:p>
          </table:table-cell>
          <table:covered-table-cell/>
          <table:covered-table-cell/>
          <table:table-cell table:style-name="表格49.D3" office:value-type="string">
            <text:p text:style-name="P1">返回参数dest的字符串起始地址。</text:p>
          </table:table-cell>
        </table:table-row>
        <table:table-row table:style-name="表格49.3">
          <table:table-cell table:style-name="表格49.A8" table:number-columns-spanned="3" office:value-type="string">
            <text:p text:style-name="P2">附加说明</text:p>
          </table:table-cell>
          <table:covered-table-cell/>
          <table:covered-table-cell/>
          <table:table-cell table:style-name="表格49.D3" office:value-type="string">
            <text:p text:style-name="P1">如果参数dest所指的内存空间不够大，可能会造成缓冲溢出（buffer Overflow）的错误情况，在编写程序时请特别留意，或者用strncpy（）来取代。</text:p>
          </table:table-cell>
        </table:table-row>
        <table:table-row table:style-name="表格49.9">
          <table:table-cell table:style-name="表格49.D3" table:number-columns-spanned="4" office:value-type="string">
            <text:p text:style-name="P2"/>
          </table:table-cell>
          <table:covered-table-cell/>
          <table:covered-table-cell/>
          <table:covered-table-cell/>
        </table:table-row>
        <table:table-row table:style-name="表格49.10">
          <table:table-cell table:style-name="表格49.A10" office:value-type="string">
            <text:p text:style-name="P2">范例</text:p>
          </table:table-cell>
          <table:table-cell table:style-name="表格49.B10" table:number-columns-spanned="3" office:value-type="string">
            <text:p text:style-name="P1"/>
          </table:table-cell>
          <table:covered-table-cell/>
          <table:covered-table-cell/>
        </table:table-row>
        <table:table-row table:style-name="表格49.11">
          <table:table-cell table:style-name="表格49.A11" table:number-columns-spanned="4" office:value-type="string">
            <text:p text:style-name="P1">#include&lt;string.h&gt;</text:p>
            <text:p text:style-name="Standard">main()</text:p>
            <text:p text:style-name="Standard">{</text:p>
            <text:p text:style-name="Standard"><text:s/>char a[30]=”string(1)”;</text:p>
            <text:p text:style-name="Standard"><text:s/>char b[]=”string(2)”;</text:p>
            <text:p text:style-name="Standard"><text:s/>printf(“before strcpy() :%s\n”,a);</text:p>
            <text:p text:style-name="P10">printf(“after strcpy() :%s\n”,strcpy(a,b));</text:p>
            <text:p text:style-name="P10">}</text:p>
          </table:table-cell>
          <table:covered-table-cell/>
          <table:covered-table-cell/>
          <table:covered-table-cell/>
        </table:table-row>
        <table:table-row table:style-name="表格49.12">
          <table:table-cell table:style-name="表格49.A10" table:number-columns-spanned="2" office:value-type="string">
            <text:p text:style-name="P2">执行</text:p>
          </table:table-cell>
          <table:covered-table-cell/>
          <table:table-cell table:style-name="表格49.B10" table:number-columns-spanned="2" office:value-type="string">
            <text:p text:style-name="P1"/>
          </table:table-cell>
          <table:covered-table-cell/>
        </table:table-row>
        <table:table-row table:style-name="表格49.13">
          <table:table-cell table:style-name="表格49.A11" table:number-columns-spanned="4" office:value-type="string">
            <text:p text:style-name="P1">before strcpy() :string(1)</text:p>
            <text:p text:style-name="Standard">after strcpy() :string(2)</text:p>
          </table:table-cell>
          <table:covered-table-cell/>
          <table:covered-table-cell/>
          <table:covered-table-cell/>
        </table:table-row>
      </table:table>
      <text:p text:style-name="Standard"/>
      <table:table table:name="表格50" table:style-name="表格50">
        <table:table-column table:style-name="表格50.A"/>
        <table:table-column table:style-name="表格50.B"/>
        <table:table-column table:style-name="表格50.C"/>
        <table:table-column table:style-name="表格50.D"/>
        <table:table-row table:style-name="表格50.1">
          <table:table-cell table:style-name="表格50.A1" table:number-columns-spanned="4" office:value-type="string">
            <text:p text:style-name="P5">strcspn(返回字符串中连续不含指定字符串内容的字符数)</text:p>
          </table:table-cell>
          <table:covered-table-cell/>
          <table:covered-table-cell/>
          <table:covered-table-cell/>
        </table:table-row>
        <table:table-row table:style-name="表格50.2">
          <table:table-cell table:style-name="表格50.A2" table:number-columns-spanned="4" office:value-type="string">
            <text:p text:style-name="P3"/>
          </table:table-cell>
          <table:covered-table-cell/>
          <table:covered-table-cell/>
          <table:covered-table-cell/>
        </table:table-row>
        <table:table-row table:style-name="表格50.3">
          <table:table-cell table:style-name="表格50.A3" table:number-columns-spanned="3" office:value-type="string">
            <text:p text:style-name="P2">相关函数</text:p>
          </table:table-cell>
          <table:covered-table-cell/>
          <table:covered-table-cell/>
          <table:table-cell table:style-name="表格50.D3" office:value-type="string">
            <text:p text:style-name="P1">strspn</text:p>
          </table:table-cell>
        </table:table-row>
        <text:soft-page-break/>
        <table:table-row table:style-name="表格50.3">
          <table:table-cell table:style-name="表格50.A4" table:number-columns-spanned="3" office:value-type="string">
            <text:p text:style-name="P2">表头文件</text:p>
          </table:table-cell>
          <table:covered-table-cell/>
          <table:covered-table-cell/>
          <table:table-cell table:style-name="表格50.D3" office:value-type="string">
            <text:p text:style-name="P1">#inclued&lt;string.h&gt;</text:p>
          </table:table-cell>
        </table:table-row>
        <table:table-row table:style-name="表格50.3">
          <table:table-cell table:style-name="表格50.A4" table:number-columns-spanned="3" office:value-type="string">
            <text:p text:style-name="P2">定义函数</text:p>
          </table:table-cell>
          <table:covered-table-cell/>
          <table:covered-table-cell/>
          <table:table-cell table:style-name="表格50.D3" office:value-type="string">
            <text:p text:style-name="P1">size_t strcspn ( const char *s,const char * reject);</text:p>
          </table:table-cell>
        </table:table-row>
        <table:table-row table:style-name="表格50.3">
          <table:table-cell table:style-name="表格50.A4" table:number-columns-spanned="3" office:value-type="string">
            <text:p text:style-name="P2">函数说明</text:p>
          </table:table-cell>
          <table:covered-table-cell/>
          <table:covered-table-cell/>
          <table:table-cell table:style-name="表格50.D3" office:value-type="string">
            <text:p text:style-name="P1">strcspn（）从参数s字符串的开头计算连续的字符，而这些字符都完全不在参数reject所指的字符串中。简单地说，若strcspn（）返回的数值为n，则代表字符串s开头连续有n个字符都不含字符串reject内的字符。</text:p>
          </table:table-cell>
        </table:table-row>
        <table:table-row table:style-name="表格50.3">
          <table:table-cell table:style-name="表格50.A4" table:number-columns-spanned="3" office:value-type="string">
            <text:p text:style-name="P2">返回值</text:p>
          </table:table-cell>
          <table:covered-table-cell/>
          <table:covered-table-cell/>
          <table:table-cell table:style-name="表格50.D3" office:value-type="string">
            <text:p text:style-name="P1">返回字符串s开头连续不含字符串reject内的字符数目。</text:p>
          </table:table-cell>
        </table:table-row>
        <table:table-row table:style-name="表格50.8">
          <table:table-cell table:style-name="表格50.D3" table:number-columns-spanned="4" office:value-type="string">
            <text:p text:style-name="P2"/>
          </table:table-cell>
          <table:covered-table-cell/>
          <table:covered-table-cell/>
          <table:covered-table-cell/>
        </table:table-row>
        <table:table-row table:style-name="表格50.9">
          <table:table-cell table:style-name="表格50.A9" office:value-type="string">
            <text:p text:style-name="P2">范例</text:p>
          </table:table-cell>
          <table:table-cell table:style-name="表格50.B9" table:number-columns-spanned="3" office:value-type="string">
            <text:p text:style-name="P1"/>
          </table:table-cell>
          <table:covered-table-cell/>
          <table:covered-table-cell/>
        </table:table-row>
        <table:table-row table:style-name="表格50.10">
          <table:table-cell table:style-name="表格50.A10" table:number-columns-spanned="4" office:value-type="string">
            <text:p text:style-name="P1">#include &lt;string.h&gt;</text:p>
            <text:p text:style-name="Standard">main()</text:p>
            <text:p text:style-name="Standard">{</text:p>
            <text:p text:style-name="Standard"><text:s text:c="2"/>char *str=”Linux was first developed for 386/486-based pcs.”;</text:p>
            <text:p text:style-name="Standard"><text:s text:c="2"/>printf(“%d\n”,strcspn(str,” “));</text:p>
            <text:p text:style-name="Standard"><text:s text:c="2"/>printf(“%d\n”,strcspn(str,”/-“));</text:p>
            <text:p text:style-name="Standard"><text:s text:c="2"/>printf(“%d\n”,strcspn(str,”1234567890”));</text:p>
            <text:p text:style-name="Standard">}</text:p>
          </table:table-cell>
          <table:covered-table-cell/>
          <table:covered-table-cell/>
          <table:covered-table-cell/>
        </table:table-row>
        <table:table-row table:style-name="表格50.11">
          <table:table-cell table:style-name="表格50.A9" table:number-columns-spanned="2" office:value-type="string">
            <text:p text:style-name="P2">执行</text:p>
          </table:table-cell>
          <table:covered-table-cell/>
          <table:table-cell table:style-name="表格50.B9" table:number-columns-spanned="2" office:value-type="string">
            <text:p text:style-name="P1"/>
          </table:table-cell>
          <table:covered-table-cell/>
        </table:table-row>
        <table:table-row table:style-name="表格50.12">
          <table:table-cell table:style-name="表格50.A10" table:number-columns-spanned="4" office:value-type="string">
            <text:list xml:id="list525568351" text:style-name="WW8Num2">
              <text:list-item>
                <text:p text:style-name="P6">/*只计算到“ ”的出现，所以返回“Linux”的长度*/</text:p>
              </text:list-item>
            </text:list>
            <text:p text:style-name="Standard">33 /*计算到出现“/”或“－”，所以返回到“6”的长度*/</text:p>
            <text:p text:style-name="Standard">30 /* 计算到出现数字字符为止，所以返回“3”出现前的长度*/</text:p>
          </table:table-cell>
          <table:covered-table-cell/>
          <table:covered-table-cell/>
          <table:covered-table-cell/>
        </table:table-row>
      </table:table>
      <text:p text:style-name="Standard"/>
      <text:p text:style-name="Standard"/>
      <table:table table:name="表格51" table:style-name="表格51">
        <table:table-column table:style-name="表格51.A"/>
        <table:table-column table:style-name="表格51.B"/>
        <table:table-column table:style-name="表格51.C"/>
        <table:table-column table:style-name="表格51.D"/>
        <table:table-row table:style-name="表格51.1">
          <table:table-cell table:style-name="表格51.A1" table:number-columns-spanned="4" office:value-type="string">
            <text:p text:style-name="P5">strdup（复制字符串）</text:p>
          </table:table-cell>
          <table:covered-table-cell/>
          <table:covered-table-cell/>
          <table:covered-table-cell/>
        </table:table-row>
        <table:table-row table:style-name="表格51.2">
          <table:table-cell table:style-name="表格51.A2" table:number-columns-spanned="4" office:value-type="string">
            <text:p text:style-name="P3"/>
          </table:table-cell>
          <table:covered-table-cell/>
          <table:covered-table-cell/>
          <table:covered-table-cell/>
        </table:table-row>
        <table:table-row table:style-name="表格51.3">
          <table:table-cell table:style-name="表格51.A3" table:number-columns-spanned="3" office:value-type="string">
            <text:p text:style-name="P2">相关函数</text:p>
          </table:table-cell>
          <table:covered-table-cell/>
          <table:covered-table-cell/>
          <table:table-cell table:style-name="表格51.D3" office:value-type="string">
            <text:p text:style-name="P1">calloc，malloc，realloc，free</text:p>
          </table:table-cell>
        </table:table-row>
        <table:table-row table:style-name="表格51.3">
          <table:table-cell table:style-name="表格51.A4" table:number-columns-spanned="3" office:value-type="string">
            <text:p text:style-name="P2">表头文件</text:p>
          </table:table-cell>
          <table:covered-table-cell/>
          <table:covered-table-cell/>
          <table:table-cell table:style-name="表格51.D3" office:value-type="string">
            <text:p text:style-name="P1">#include&lt;string.h&gt;</text:p>
          </table:table-cell>
        </table:table-row>
        <table:table-row table:style-name="表格51.3">
          <table:table-cell table:style-name="表格51.A4" table:number-columns-spanned="3" office:value-type="string">
            <text:p text:style-name="P2">定义函数</text:p>
          </table:table-cell>
          <table:covered-table-cell/>
          <table:covered-table-cell/>
          <table:table-cell table:style-name="表格51.D3" office:value-type="string">
            <text:p text:style-name="P1">char * strdup( const char *s);</text:p>
          </table:table-cell>
        </table:table-row>
        <table:table-row table:style-name="表格51.3">
          <table:table-cell table:style-name="表格51.A4" table:number-columns-spanned="3" office:value-type="string">
            <text:p text:style-name="P2">函数说明</text:p>
          </table:table-cell>
          <table:covered-table-cell/>
          <table:covered-table-cell/>
          <table:table-cell table:style-name="表格51.D3" office:value-type="string">
            <text:p text:style-name="P1">strdup（）会先用maolloc（）配置与参数s字符串相同的空间大小，然后将参数s字符串的内容复制到该内存地址，然后把该地址返回。该地址最后可以利用free（）来释放。</text:p>
          </table:table-cell>
        </table:table-row>
        <table:table-row table:style-name="表格51.3">
          <table:table-cell table:style-name="表格51.A4" table:number-columns-spanned="3" office:value-type="string">
            <text:p text:style-name="P2">返回值</text:p>
          </table:table-cell>
          <table:covered-table-cell/>
          <table:covered-table-cell/>
          <table:table-cell table:style-name="表格51.D3" office:value-type="string">
            <text:p text:style-name="P1">返回一字符串指针，该指针指向复制后的新字符串地址。若返回NULL表示内存不足。</text:p>
          </table:table-cell>
        </table:table-row>
        <table:table-row table:style-name="表格51.8">
          <table:table-cell table:style-name="表格51.D3" table:number-columns-spanned="4" office:value-type="string">
            <text:p text:style-name="P2"/>
          </table:table-cell>
          <table:covered-table-cell/>
          <table:covered-table-cell/>
          <table:covered-table-cell/>
        </table:table-row>
        <text:soft-page-break/>
        <table:table-row table:style-name="表格51.9">
          <table:table-cell table:style-name="表格51.A9" office:value-type="string">
            <text:p text:style-name="P2">范例</text:p>
          </table:table-cell>
          <table:table-cell table:style-name="表格51.B9" table:number-columns-spanned="3" office:value-type="string">
            <text:p text:style-name="P1"/>
          </table:table-cell>
          <table:covered-table-cell/>
          <table:covered-table-cell/>
        </table:table-row>
        <table:table-row table:style-name="表格51.10">
          <table:table-cell table:style-name="表格51.A10" table:number-columns-spanned="4" office:value-type="string">
            <text:p text:style-name="P1">#include&lt;string.h&gt;</text:p>
            <text:p text:style-name="Standard">main()</text:p>
            <text:p text:style-name="Standard">{</text:p>
            <text:p text:style-name="Standard"><text:s/>char a[]=”strdup”;</text:p>
            <text:p text:style-name="Standard"><text:s/>char *b;</text:p>
            <text:p text:style-name="Standard"><text:s/>b=strdup(a);</text:p>
            <text:p text:style-name="Standard"><text:s/>printf(“b[ ]=\”%s\”\n”,b);</text:p>
            <text:p text:style-name="Standard">}</text:p>
          </table:table-cell>
          <table:covered-table-cell/>
          <table:covered-table-cell/>
          <table:covered-table-cell/>
        </table:table-row>
        <table:table-row table:style-name="表格51.11">
          <table:table-cell table:style-name="表格51.A9" table:number-columns-spanned="2" office:value-type="string">
            <text:p text:style-name="P12">执行</text:p>
          </table:table-cell>
          <table:covered-table-cell/>
          <table:table-cell table:style-name="表格51.B9" table:number-columns-spanned="2" office:value-type="string">
            <text:p text:style-name="P1"/>
          </table:table-cell>
          <table:covered-table-cell/>
        </table:table-row>
        <table:table-row table:style-name="表格51.12">
          <table:table-cell table:style-name="表格51.A10" table:number-columns-spanned="4" office:value-type="string">
            <text:p text:style-name="P1">b[ ]=”strdup”</text:p>
          </table:table-cell>
          <table:covered-table-cell/>
          <table:covered-table-cell/>
          <table:covered-table-cell/>
        </table:table-row>
      </table:table>
      <text:p text:style-name="Standard"/>
      <table:table table:name="表格52" table:style-name="表格52">
        <table:table-column table:style-name="表格52.A"/>
        <table:table-column table:style-name="表格52.B"/>
        <table:table-column table:style-name="表格52.C"/>
        <table:table-column table:style-name="表格52.D"/>
        <table:table-row table:style-name="表格52.1">
          <table:table-cell table:style-name="表格52.A1" table:number-columns-spanned="4" office:value-type="string">
            <text:p text:style-name="P5">strlen(返回字符串长度)</text:p>
          </table:table-cell>
          <table:covered-table-cell/>
          <table:covered-table-cell/>
          <table:covered-table-cell/>
        </table:table-row>
        <table:table-row table:style-name="表格52.2">
          <table:table-cell table:style-name="表格52.A2" table:number-columns-spanned="4" office:value-type="string">
            <text:p text:style-name="P3"/>
          </table:table-cell>
          <table:covered-table-cell/>
          <table:covered-table-cell/>
          <table:covered-table-cell/>
        </table:table-row>
        <table:table-row table:style-name="表格52.3">
          <table:table-cell table:style-name="表格52.A3" table:number-columns-spanned="3" office:value-type="string">
            <text:p text:style-name="P2">相关函数</text:p>
          </table:table-cell>
          <table:covered-table-cell/>
          <table:covered-table-cell/>
          <table:table-cell table:style-name="表格52.D3" office:value-type="string">
            <text:p text:style-name="P1">无</text:p>
          </table:table-cell>
        </table:table-row>
        <table:table-row table:style-name="表格52.3">
          <table:table-cell table:style-name="表格52.A4" table:number-columns-spanned="3" office:value-type="string">
            <text:p text:style-name="P2">表头文件</text:p>
          </table:table-cell>
          <table:covered-table-cell/>
          <table:covered-table-cell/>
          <table:table-cell table:style-name="表格52.D3" office:value-type="string">
            <text:p text:style-name="P1">#include&lt;string.h&gt;</text:p>
          </table:table-cell>
        </table:table-row>
        <table:table-row table:style-name="表格52.3">
          <table:table-cell table:style-name="表格52.A4" table:number-columns-spanned="3" office:value-type="string">
            <text:p text:style-name="P2">定义函数</text:p>
          </table:table-cell>
          <table:covered-table-cell/>
          <table:covered-table-cell/>
          <table:table-cell table:style-name="表格52.D3" office:value-type="string">
            <text:p text:style-name="P1">size_t strlen ( const char *s);</text:p>
          </table:table-cell>
        </table:table-row>
        <table:table-row table:style-name="表格52.3">
          <table:table-cell table:style-name="表格52.A4" table:number-columns-spanned="3" office:value-type="string">
            <text:p text:style-name="P2">函数说明</text:p>
          </table:table-cell>
          <table:covered-table-cell/>
          <table:covered-table-cell/>
          <table:table-cell table:style-name="表格52.D3" office:value-type="string">
            <text:p text:style-name="P1">strlen（）用来计算指定的字符串s的长度，不包括结束字符“\0”。</text:p>
          </table:table-cell>
        </table:table-row>
        <table:table-row table:style-name="表格52.3">
          <table:table-cell table:style-name="表格52.A4" table:number-columns-spanned="3" office:value-type="string">
            <text:p text:style-name="P2">返回值</text:p>
          </table:table-cell>
          <table:covered-table-cell/>
          <table:covered-table-cell/>
          <table:table-cell table:style-name="表格52.D3" office:value-type="string">
            <text:p text:style-name="P1">返回字符串s的字符数。</text:p>
          </table:table-cell>
        </table:table-row>
        <table:table-row table:style-name="表格52.8">
          <table:table-cell table:style-name="表格52.D3" table:number-columns-spanned="4" office:value-type="string">
            <text:p text:style-name="P2"/>
          </table:table-cell>
          <table:covered-table-cell/>
          <table:covered-table-cell/>
          <table:covered-table-cell/>
        </table:table-row>
        <table:table-row table:style-name="表格52.9">
          <table:table-cell table:style-name="表格52.A9" office:value-type="string">
            <text:p text:style-name="P2">范例</text:p>
          </table:table-cell>
          <table:table-cell table:style-name="表格52.B9" table:number-columns-spanned="3" office:value-type="string">
            <text:p text:style-name="P1"/>
          </table:table-cell>
          <table:covered-table-cell/>
          <table:covered-table-cell/>
        </table:table-row>
        <table:table-row table:style-name="表格52.10">
          <table:table-cell table:style-name="表格52.A10" table:number-columns-spanned="4" office:value-type="string">
            <text:p text:style-name="P1">/*取得字符串str的长度*/</text:p>
            <text:p text:style-name="Standard">#include&lt;string.h&gt;</text:p>
            <text:p text:style-name="Standard">main()</text:p>
            <text:p text:style-name="Standard">{</text:p>
            <text:p text:style-name="Standard"><text:s/>char *str =”12345678”;</text:p>
            <text:p text:style-name="Standard"><text:s/>printf(“str length = %d\n”,strlen(str));</text:p>
            <text:p text:style-name="Standard">}</text:p>
          </table:table-cell>
          <table:covered-table-cell/>
          <table:covered-table-cell/>
          <table:covered-table-cell/>
        </table:table-row>
        <table:table-row table:style-name="表格52.11">
          <table:table-cell table:style-name="表格52.A9" table:number-columns-spanned="2" office:value-type="string">
            <text:p text:style-name="P2">执行</text:p>
          </table:table-cell>
          <table:covered-table-cell/>
          <table:table-cell table:style-name="表格52.B9" table:number-columns-spanned="2" office:value-type="string">
            <text:p text:style-name="P1"/>
          </table:table-cell>
          <table:covered-table-cell/>
        </table:table-row>
        <table:table-row table:style-name="表格52.12">
          <table:table-cell table:style-name="表格52.A10" table:number-columns-spanned="4" office:value-type="string">
            <text:p text:style-name="P1">str length = 8</text:p>
          </table:table-cell>
          <table:covered-table-cell/>
          <table:covered-table-cell/>
          <table:covered-table-cell/>
        </table:table-row>
      </table:table>
      <text:p text:style-name="Standard"/>
      <table:table table:name="表格53" table:style-name="表格53">
        <table:table-column table:style-name="表格53.A"/>
        <table:table-column table:style-name="表格53.B"/>
        <table:table-column table:style-name="表格53.C"/>
        <table:table-column table:style-name="表格53.D"/>
        <table:table-row table:style-name="表格53.1">
          <table:table-cell table:style-name="表格53.A1" table:number-columns-spanned="4" office:value-type="string">
            <text:p text:style-name="P5">strncasecmp（忽略大小写比较字符串）</text:p>
          </table:table-cell>
          <table:covered-table-cell/>
          <table:covered-table-cell/>
          <table:covered-table-cell/>
        </table:table-row>
        <table:table-row table:style-name="表格53.2">
          <table:table-cell table:style-name="表格53.A2" table:number-columns-spanned="4" office:value-type="string">
            <text:p text:style-name="P3"/>
          </table:table-cell>
          <table:covered-table-cell/>
          <table:covered-table-cell/>
          <table:covered-table-cell/>
        </table:table-row>
        <text:soft-page-break/>
        <table:table-row table:style-name="表格53.3">
          <table:table-cell table:style-name="表格53.A3" table:number-columns-spanned="3" office:value-type="string">
            <text:p text:style-name="P2">相关函数</text:p>
          </table:table-cell>
          <table:covered-table-cell/>
          <table:covered-table-cell/>
          <table:table-cell table:style-name="表格53.D3" office:value-type="string">
            <text:p text:style-name="P1">bcmp，memcmp，strcmp，strcoll，strncmp</text:p>
          </table:table-cell>
        </table:table-row>
        <table:table-row table:style-name="表格53.3">
          <table:table-cell table:style-name="表格53.A4" table:number-columns-spanned="3" office:value-type="string">
            <text:p text:style-name="P2">表头文件</text:p>
          </table:table-cell>
          <table:covered-table-cell/>
          <table:covered-table-cell/>
          <table:table-cell table:style-name="表格53.D3" office:value-type="string">
            <text:p text:style-name="P1">#include&lt;string.h&gt;</text:p>
          </table:table-cell>
        </table:table-row>
        <table:table-row table:style-name="表格53.3">
          <table:table-cell table:style-name="表格53.A4" table:number-columns-spanned="3" office:value-type="string">
            <text:p text:style-name="P2">定义函数</text:p>
          </table:table-cell>
          <table:covered-table-cell/>
          <table:covered-table-cell/>
          <table:table-cell table:style-name="表格53.D3" office:value-type="string">
            <text:p text:style-name="P1">int strncasecmp(const char *s1,const char *s2,size_t n);</text:p>
          </table:table-cell>
        </table:table-row>
        <table:table-row table:style-name="表格53.3">
          <table:table-cell table:style-name="表格53.A4" table:number-columns-spanned="3" office:value-type="string">
            <text:p text:style-name="P2">函数说明</text:p>
          </table:table-cell>
          <table:covered-table-cell/>
          <table:covered-table-cell/>
          <table:table-cell table:style-name="表格53.D3" office:value-type="string">
            <text:p text:style-name="P1">strncasecmp（）用来比较参数s1和s2字符串前n个字符，比较时会自动忽略大小写的差异。</text:p>
          </table:table-cell>
        </table:table-row>
        <table:table-row table:style-name="表格53.3">
          <table:table-cell table:style-name="表格53.A4" table:number-columns-spanned="3" office:value-type="string">
            <text:p text:style-name="P2">返回值</text:p>
          </table:table-cell>
          <table:covered-table-cell/>
          <table:covered-table-cell/>
          <table:table-cell table:style-name="表格53.D3" office:value-type="string">
            <text:p text:style-name="P1">若参数s1和s2字符串相同则返回0。s1若大于s2则返回大于0的值，s1若小于s2则返回小于0的值。</text:p>
          </table:table-cell>
        </table:table-row>
        <table:table-row table:style-name="表格53.8">
          <table:table-cell table:style-name="表格53.D3" table:number-columns-spanned="4" office:value-type="string">
            <text:p text:style-name="P2"/>
          </table:table-cell>
          <table:covered-table-cell/>
          <table:covered-table-cell/>
          <table:covered-table-cell/>
        </table:table-row>
        <table:table-row table:style-name="表格53.9">
          <table:table-cell table:style-name="表格53.A9" office:value-type="string">
            <text:p text:style-name="P2">范例</text:p>
          </table:table-cell>
          <table:table-cell table:style-name="表格53.B9" table:number-columns-spanned="3" office:value-type="string">
            <text:p text:style-name="P1"/>
          </table:table-cell>
          <table:covered-table-cell/>
          <table:covered-table-cell/>
        </table:table-row>
        <table:table-row table:style-name="表格53.10">
          <table:table-cell table:style-name="表格53.A10" table:number-columns-spanned="4" office:value-type="string">
            <text:p text:style-name="P1">#include&lt;string.h&gt;</text:p>
            <text:p text:style-name="Standard">main()</text:p>
            <text:p text:style-name="Standard">{</text:p>
            <text:p text:style-name="Standard"><text:s text:c="2"/>char *a=”aBcDeF”;</text:p>
            <text:p text:style-name="Standard"><text:s text:c="2"/>char *b=”AbCdEf”;</text:p>
            <text:p text:style-name="Standard"><text:s/>if(!strncasecmp(a,b))</text:p>
            <text:p text:style-name="Standard"><text:s text:c="3"/>printf(“%s =%s\n”,a,b);</text:p>
            <text:p text:style-name="Standard">}</text:p>
          </table:table-cell>
          <table:covered-table-cell/>
          <table:covered-table-cell/>
          <table:covered-table-cell/>
        </table:table-row>
        <table:table-row table:style-name="表格53.11">
          <table:table-cell table:style-name="表格53.A9" table:number-columns-spanned="2" office:value-type="string">
            <text:p text:style-name="P2">执行</text:p>
          </table:table-cell>
          <table:covered-table-cell/>
          <table:table-cell table:style-name="表格53.B9" table:number-columns-spanned="2" office:value-type="string">
            <text:p text:style-name="P1"/>
          </table:table-cell>
          <table:covered-table-cell/>
        </table:table-row>
        <table:table-row table:style-name="表格53.12">
          <table:table-cell table:style-name="表格53.A10" table:number-columns-spanned="4" office:value-type="string">
            <text:p text:style-name="P1">aBcDef=AbCdEf</text:p>
          </table:table-cell>
          <table:covered-table-cell/>
          <table:covered-table-cell/>
          <table:covered-table-cell/>
        </table:table-row>
      </table:table>
      <text:p text:style-name="Standard"/>
      <text:p text:style-name="Standard"/>
      <text:p text:style-name="Standard"/>
      <table:table table:name="表格54" table:style-name="表格54">
        <table:table-column table:style-name="表格54.A"/>
        <table:table-column table:style-name="表格54.B"/>
        <table:table-column table:style-name="表格54.C"/>
        <table:table-column table:style-name="表格54.D"/>
        <table:table-row table:style-name="表格54.1">
          <table:table-cell table:style-name="表格54.A1" table:number-columns-spanned="4" office:value-type="string">
            <text:p text:style-name="P5">strncat（连接两字符串）</text:p>
          </table:table-cell>
          <table:covered-table-cell/>
          <table:covered-table-cell/>
          <table:covered-table-cell/>
        </table:table-row>
        <table:table-row table:style-name="表格54.2">
          <table:table-cell table:style-name="表格54.A2" table:number-columns-spanned="4" office:value-type="string">
            <text:p text:style-name="P3"/>
          </table:table-cell>
          <table:covered-table-cell/>
          <table:covered-table-cell/>
          <table:covered-table-cell/>
        </table:table-row>
        <table:table-row table:style-name="表格54.3">
          <table:table-cell table:style-name="表格54.A3" table:number-columns-spanned="3" office:value-type="string">
            <text:p text:style-name="P2">相关函数</text:p>
          </table:table-cell>
          <table:covered-table-cell/>
          <table:covered-table-cell/>
          <table:table-cell table:style-name="表格54.D3" office:value-type="string">
            <text:p text:style-name="P1">bcopy，memccpy，memecpy，strcpy，strncpy</text:p>
          </table:table-cell>
        </table:table-row>
        <table:table-row table:style-name="表格54.3">
          <table:table-cell table:style-name="表格54.A4" table:number-columns-spanned="3" office:value-type="string">
            <text:p text:style-name="P2">表头文件</text:p>
          </table:table-cell>
          <table:covered-table-cell/>
          <table:covered-table-cell/>
          <table:table-cell table:style-name="表格54.D3" office:value-type="string">
            <text:p text:style-name="P1">#inclue &lt;string.h&gt;</text:p>
          </table:table-cell>
        </table:table-row>
        <table:table-row table:style-name="表格54.3">
          <table:table-cell table:style-name="表格54.A4" table:number-columns-spanned="3" office:value-type="string">
            <text:p text:style-name="P2">定义函数</text:p>
          </table:table-cell>
          <table:covered-table-cell/>
          <table:covered-table-cell/>
          <table:table-cell table:style-name="表格54.D3" office:value-type="string">
            <text:p text:style-name="P1">char * strncat(char *dest,const char *src,size_t n);</text:p>
          </table:table-cell>
        </table:table-row>
        <table:table-row table:style-name="表格54.3">
          <table:table-cell table:style-name="表格54.A4" table:number-columns-spanned="3" office:value-type="string">
            <text:p text:style-name="P2">函数说明</text:p>
          </table:table-cell>
          <table:covered-table-cell/>
          <table:covered-table-cell/>
          <table:table-cell table:style-name="表格54.D3" office:value-type="string">
            <text:p text:style-name="P1">strncat（）会将参数src字符串拷贝n个字符到参数dest所指的字符串尾。第一个参数dest要有足够的空间来容纳要拷贝的字符串。</text:p>
          </table:table-cell>
        </table:table-row>
        <table:table-row table:style-name="表格54.3">
          <table:table-cell table:style-name="表格54.A4" table:number-columns-spanned="3" office:value-type="string">
            <text:p text:style-name="P2">返回值</text:p>
          </table:table-cell>
          <table:covered-table-cell/>
          <table:covered-table-cell/>
          <table:table-cell table:style-name="表格54.D3" office:value-type="string">
            <text:p text:style-name="P1">返回参数dest的字符串起始地址。</text:p>
          </table:table-cell>
        </table:table-row>
        <table:table-row table:style-name="表格54.8">
          <table:table-cell table:style-name="表格54.D3" table:number-columns-spanned="4" office:value-type="string">
            <text:p text:style-name="P2"/>
          </table:table-cell>
          <table:covered-table-cell/>
          <table:covered-table-cell/>
          <table:covered-table-cell/>
        </table:table-row>
        <table:table-row table:style-name="表格54.9">
          <table:table-cell table:style-name="表格54.A9" office:value-type="string">
            <text:p text:style-name="P2">范例</text:p>
          </table:table-cell>
          <table:table-cell table:style-name="表格54.B9" table:number-columns-spanned="3" office:value-type="string">
            <text:p text:style-name="P1"/>
          </table:table-cell>
          <table:covered-table-cell/>
          <table:covered-table-cell/>
        </table:table-row>
        <text:soft-page-break/>
        <table:table-row table:style-name="表格54.10">
          <table:table-cell table:style-name="表格54.A10" table:number-columns-spanned="4" office:value-type="string">
            <text:p text:style-name="P1">#include &lt;string.h&gt;</text:p>
            <text:p text:style-name="Standard">main()</text:p>
            <text:p text:style-name="Standard">{</text:p>
            <text:p text:style-name="Standard"><text:s text:c="2"/>char a[30]=”string(1)”;</text:p>
            <text:p text:style-name="Standard"><text:s text:c="2"/>char b[]=”string(2)”;</text:p>
            <text:p text:style-name="Standard"><text:s text:c="2"/>printf(“before strnact() :%s\n”,a);</text:p>
            <text:p text:style-name="Standard"><text:s text:c="2"/>printf(“after strncat() :%s\n”,strncat(a,b,6));</text:p>
            <text:p text:style-name="Standard">}</text:p>
          </table:table-cell>
          <table:covered-table-cell/>
          <table:covered-table-cell/>
          <table:covered-table-cell/>
        </table:table-row>
        <table:table-row table:style-name="表格54.11">
          <table:table-cell table:style-name="表格54.A9" table:number-columns-spanned="2" office:value-type="string">
            <text:p text:style-name="P2">执行</text:p>
          </table:table-cell>
          <table:covered-table-cell/>
          <table:table-cell table:style-name="表格54.B9" table:number-columns-spanned="2" office:value-type="string">
            <text:p text:style-name="P1"/>
          </table:table-cell>
          <table:covered-table-cell/>
        </table:table-row>
        <table:table-row table:style-name="表格54.12">
          <table:table-cell table:style-name="表格54.A10" table:number-columns-spanned="4" office:value-type="string">
            <text:p text:style-name="P1">before strnact() : string(1)</text:p>
            <text:p text:style-name="Standard">after strncat() : string(1) string</text:p>
          </table:table-cell>
          <table:covered-table-cell/>
          <table:covered-table-cell/>
          <table:covered-table-cell/>
        </table:table-row>
      </table:table>
      <text:p text:style-name="Standard"/>
      <table:table table:name="表格55" table:style-name="表格55">
        <table:table-column table:style-name="表格55.A"/>
        <table:table-column table:style-name="表格55.B"/>
        <table:table-column table:style-name="表格55.C"/>
        <table:table-column table:style-name="表格55.D"/>
        <table:table-row table:style-name="表格55.1">
          <table:table-cell table:style-name="表格55.A1" table:number-columns-spanned="4" office:value-type="string">
            <text:p text:style-name="P5">strncpy（拷贝字符串）</text:p>
          </table:table-cell>
          <table:covered-table-cell/>
          <table:covered-table-cell/>
          <table:covered-table-cell/>
        </table:table-row>
        <table:table-row table:style-name="表格55.2">
          <table:table-cell table:style-name="表格55.A2" table:number-columns-spanned="4" office:value-type="string">
            <text:p text:style-name="P3"/>
          </table:table-cell>
          <table:covered-table-cell/>
          <table:covered-table-cell/>
          <table:covered-table-cell/>
        </table:table-row>
        <table:table-row table:style-name="表格55.3">
          <table:table-cell table:style-name="表格55.A3" table:number-columns-spanned="3" office:value-type="string">
            <text:p text:style-name="P2">相关函数</text:p>
          </table:table-cell>
          <table:covered-table-cell/>
          <table:covered-table-cell/>
          <table:table-cell table:style-name="表格55.D3" office:value-type="string">
            <text:p text:style-name="P1">bcopy，memccpy，memcpy，memmove</text:p>
          </table:table-cell>
        </table:table-row>
        <table:table-row table:style-name="表格55.3">
          <table:table-cell table:style-name="表格55.A4" table:number-columns-spanned="3" office:value-type="string">
            <text:p text:style-name="P2">表头文件</text:p>
          </table:table-cell>
          <table:covered-table-cell/>
          <table:covered-table-cell/>
          <table:table-cell table:style-name="表格55.D3" office:value-type="string">
            <text:p text:style-name="P1">#include&lt;string.h&gt;</text:p>
          </table:table-cell>
        </table:table-row>
        <table:table-row table:style-name="表格55.3">
          <table:table-cell table:style-name="表格55.A4" table:number-columns-spanned="3" office:value-type="string">
            <text:p text:style-name="P2">定义函数</text:p>
          </table:table-cell>
          <table:covered-table-cell/>
          <table:covered-table-cell/>
          <table:table-cell table:style-name="表格55.D3" office:value-type="string">
            <text:p text:style-name="P1">char * strncpy(char *dest,const char *src,size_t n);</text:p>
          </table:table-cell>
        </table:table-row>
        <table:table-row table:style-name="表格55.3">
          <table:table-cell table:style-name="表格55.A4" table:number-columns-spanned="3" office:value-type="string">
            <text:p text:style-name="P2">函数说明</text:p>
          </table:table-cell>
          <table:covered-table-cell/>
          <table:covered-table-cell/>
          <table:table-cell table:style-name="表格55.D3" office:value-type="string">
            <text:p text:style-name="P1">strncpy（）会将参数src字符串拷贝前n个字符至参数dest所指的地址。</text:p>
          </table:table-cell>
        </table:table-row>
        <table:table-row table:style-name="表格55.3">
          <table:table-cell table:style-name="表格55.A4" table:number-columns-spanned="3" office:value-type="string">
            <text:p text:style-name="P2">返回值</text:p>
          </table:table-cell>
          <table:covered-table-cell/>
          <table:covered-table-cell/>
          <table:table-cell table:style-name="表格55.D3" office:value-type="string">
            <text:p text:style-name="P1">返回参数dest的字符串起始地址。</text:p>
          </table:table-cell>
        </table:table-row>
        <table:table-row table:style-name="表格55.8">
          <table:table-cell table:style-name="表格55.D3" table:number-columns-spanned="4" office:value-type="string">
            <text:p text:style-name="P2"/>
          </table:table-cell>
          <table:covered-table-cell/>
          <table:covered-table-cell/>
          <table:covered-table-cell/>
        </table:table-row>
        <table:table-row table:style-name="表格55.9">
          <table:table-cell table:style-name="表格55.A9" office:value-type="string">
            <text:p text:style-name="P2">范例</text:p>
          </table:table-cell>
          <table:table-cell table:style-name="表格55.B9" table:number-columns-spanned="3" office:value-type="string">
            <text:p text:style-name="P1"/>
          </table:table-cell>
          <table:covered-table-cell/>
          <table:covered-table-cell/>
        </table:table-row>
        <table:table-row table:style-name="表格55.10">
          <table:table-cell table:style-name="表格55.A10" table:number-columns-spanned="4" office:value-type="string">
            <text:p text:style-name="P1">#inclue &lt;string.h&gt;</text:p>
            <text:p text:style-name="Standard">main()</text:p>
            <text:p text:style-name="Standard">{</text:p>
            <text:p text:style-name="Standard"><text:s/>char a[30]=”string(1)”;</text:p>
            <text:p text:style-name="Standard"><text:s/>char b[]=”string(2)”;</text:p>
            <text:p text:style-name="Standard"><text:s/>printf(“before strncpy() : %s\n”,a);</text:p>
            <text:p text:style-name="Standard"><text:s/>printf(after strncpy() : %s\n”,strncpy(a,b,6));</text:p>
            <text:p text:style-name="Standard">}</text:p>
          </table:table-cell>
          <table:covered-table-cell/>
          <table:covered-table-cell/>
          <table:covered-table-cell/>
        </table:table-row>
        <table:table-row table:style-name="表格55.11">
          <table:table-cell table:style-name="表格55.A9" table:number-columns-spanned="2" office:value-type="string">
            <text:p text:style-name="P2">执行</text:p>
          </table:table-cell>
          <table:covered-table-cell/>
          <table:table-cell table:style-name="表格55.B9" table:number-columns-spanned="2" office:value-type="string">
            <text:p text:style-name="P1"/>
          </table:table-cell>
          <table:covered-table-cell/>
        </table:table-row>
        <table:table-row table:style-name="表格55.12">
          <table:table-cell table:style-name="表格55.A10" table:number-columns-spanned="4" office:value-type="string">
            <text:p text:style-name="P1">before strncpy() : string(1)</text:p>
            <text:p text:style-name="Standard">after strncpy() : string(1)</text:p>
          </table:table-cell>
          <table:covered-table-cell/>
          <table:covered-table-cell/>
          <table:covered-table-cell/>
        </table:table-row>
      </table:table>
      <text:p text:style-name="Standard"/>
      <table:table table:name="表格56" table:style-name="表格56">
        <table:table-column table:style-name="表格56.A"/>
        <table:table-column table:style-name="表格56.B"/>
        <table:table-column table:style-name="表格56.C"/>
        <table:table-column table:style-name="表格56.D"/>
        <text:soft-page-break/>
        <table:table-row table:style-name="表格56.1">
          <table:table-cell table:style-name="表格56.A1" table:number-columns-spanned="4" office:value-type="string">
            <text:p text:style-name="P5">strpbrk（查找字符串中第一个出现的指定字符）</text:p>
          </table:table-cell>
          <table:covered-table-cell/>
          <table:covered-table-cell/>
          <table:covered-table-cell/>
        </table:table-row>
        <table:table-row table:style-name="表格56.2">
          <table:table-cell table:style-name="表格56.A2" table:number-columns-spanned="4" office:value-type="string">
            <text:p text:style-name="P3"/>
          </table:table-cell>
          <table:covered-table-cell/>
          <table:covered-table-cell/>
          <table:covered-table-cell/>
        </table:table-row>
        <table:table-row table:style-name="表格56.3">
          <table:table-cell table:style-name="表格56.A3" table:number-columns-spanned="3" office:value-type="string">
            <text:p text:style-name="P2">相关函数</text:p>
          </table:table-cell>
          <table:covered-table-cell/>
          <table:covered-table-cell/>
          <table:table-cell table:style-name="表格56.D3" office:value-type="string">
            <text:p text:style-name="P1">index，memchr，rindex，strpbrk，strsep，strspn，strstr，strtok</text:p>
          </table:table-cell>
        </table:table-row>
        <table:table-row table:style-name="表格56.3">
          <table:table-cell table:style-name="表格56.A4" table:number-columns-spanned="3" office:value-type="string">
            <text:p text:style-name="P2">表头文件</text:p>
          </table:table-cell>
          <table:covered-table-cell/>
          <table:covered-table-cell/>
          <table:table-cell table:style-name="表格56.D3" office:value-type="string">
            <text:p text:style-name="P1">#include &lt;include.h&gt;</text:p>
          </table:table-cell>
        </table:table-row>
        <table:table-row table:style-name="表格56.3">
          <table:table-cell table:style-name="表格56.A4" table:number-columns-spanned="3" office:value-type="string">
            <text:p text:style-name="P2">定义函数</text:p>
          </table:table-cell>
          <table:covered-table-cell/>
          <table:covered-table-cell/>
          <table:table-cell table:style-name="表格56.D3" office:value-type="string">
            <text:p text:style-name="P1">char *strpbrk(const char *s,const char *accept);</text:p>
          </table:table-cell>
        </table:table-row>
        <table:table-row table:style-name="表格56.3">
          <table:table-cell table:style-name="表格56.A4" table:number-columns-spanned="3" office:value-type="string">
            <text:p text:style-name="P2">函数说明</text:p>
          </table:table-cell>
          <table:covered-table-cell/>
          <table:covered-table-cell/>
          <table:table-cell table:style-name="表格56.D3" office:value-type="string">
            <text:p text:style-name="P1">strpbrk（）用来找出参数s字符串中最先出现存在参数accept字符串中的任意字符。</text:p>
          </table:table-cell>
        </table:table-row>
        <table:table-row table:style-name="表格56.3">
          <table:table-cell table:style-name="表格56.A4" table:number-columns-spanned="3" office:value-type="string">
            <text:p text:style-name="P2">返回值</text:p>
          </table:table-cell>
          <table:covered-table-cell/>
          <table:covered-table-cell/>
          <table:table-cell table:style-name="表格56.D3" office:value-type="string">
            <text:p text:style-name="P1">如果找到指定的字符则返回该字符所在地址，否则返回0。</text:p>
          </table:table-cell>
        </table:table-row>
        <table:table-row table:style-name="表格56.8">
          <table:table-cell table:style-name="表格56.D3" table:number-columns-spanned="4" office:value-type="string">
            <text:p text:style-name="P2"/>
          </table:table-cell>
          <table:covered-table-cell/>
          <table:covered-table-cell/>
          <table:covered-table-cell/>
        </table:table-row>
        <table:table-row table:style-name="表格56.9">
          <table:table-cell table:style-name="表格56.A9" office:value-type="string">
            <text:p text:style-name="P2">范例</text:p>
          </table:table-cell>
          <table:table-cell table:style-name="表格56.B9" table:number-columns-spanned="3" office:value-type="string">
            <text:p text:style-name="P1"/>
          </table:table-cell>
          <table:covered-table-cell/>
          <table:covered-table-cell/>
        </table:table-row>
        <table:table-row table:style-name="表格56.10">
          <table:table-cell table:style-name="表格56.A10" table:number-columns-spanned="4" office:value-type="string">
            <text:p text:style-name="P1">#include &lt;string.h&gt;</text:p>
            <text:p text:style-name="Standard">main()</text:p>
            <text:p text:style-name="Standard">{</text:p>
            <text:p text:style-name="Standard"><text:s/>char *s=”0123456789012345678901234567890”;</text:p>
            <text:p text:style-name="Standard"><text:s/>char *p;</text:p>
            <text:p text:style-name="Standard"><text:s/>p=strpbrk(s,”a1 839”); /*1会最先在s字符串中找到*/</text:p>
            <text:p text:style-name="Standard"><text:s/>printf(“%s\n”,p);</text:p>
            <text:p text:style-name="Standard"><text:s/>p=strprk(s,”4398”);/*3会最先在s字符串中找到*/</text:p>
            <text:p text:style-name="Standard"><text:s/>printf(“%s\n”,p);</text:p>
            <text:p text:style-name="Standard"/>
          </table:table-cell>
          <table:covered-table-cell/>
          <table:covered-table-cell/>
          <table:covered-table-cell/>
        </table:table-row>
        <table:table-row table:style-name="表格56.11">
          <table:table-cell table:style-name="表格56.A9" table:number-columns-spanned="2" office:value-type="string">
            <text:p text:style-name="P2">执行</text:p>
          </table:table-cell>
          <table:covered-table-cell/>
          <table:table-cell table:style-name="表格56.B9" table:number-columns-spanned="2" office:value-type="string">
            <text:p text:style-name="P1"/>
          </table:table-cell>
          <table:covered-table-cell/>
        </table:table-row>
        <table:table-row table:style-name="表格56.12">
          <table:table-cell table:style-name="表格56.A10" table:number-columns-spanned="4" office:value-type="string">
            <text:p text:style-name="P1">123456789012345678901234567890</text:p>
            <text:p text:style-name="Standard">3456789012345678901234567890</text:p>
          </table:table-cell>
          <table:covered-table-cell/>
          <table:covered-table-cell/>
          <table:covered-table-cell/>
        </table:table-row>
      </table:table>
      <text:p text:style-name="Standard"/>
      <table:table table:name="表格57" table:style-name="表格57">
        <table:table-column table:style-name="表格57.A"/>
        <table:table-column table:style-name="表格57.B"/>
        <table:table-column table:style-name="表格57.C"/>
        <table:table-column table:style-name="表格57.D"/>
        <table:table-row table:style-name="表格57.1">
          <table:table-cell table:style-name="表格57.A1" table:number-columns-spanned="4" office:value-type="string">
            <text:p text:style-name="P5">strrchr（查找字符串中最后出现的指定字符）</text:p>
          </table:table-cell>
          <table:covered-table-cell/>
          <table:covered-table-cell/>
          <table:covered-table-cell/>
        </table:table-row>
        <table:table-row table:style-name="表格57.2">
          <table:table-cell table:style-name="表格57.A2" table:number-columns-spanned="4" office:value-type="string">
            <text:p text:style-name="P3"/>
          </table:table-cell>
          <table:covered-table-cell/>
          <table:covered-table-cell/>
          <table:covered-table-cell/>
        </table:table-row>
        <table:table-row table:style-name="表格57.3">
          <table:table-cell table:style-name="表格57.A3" table:number-columns-spanned="3" office:value-type="string">
            <text:p text:style-name="P2">相关函数</text:p>
          </table:table-cell>
          <table:covered-table-cell/>
          <table:covered-table-cell/>
          <table:table-cell table:style-name="表格57.D3" office:value-type="string">
            <text:p text:style-name="P1">index，memchr，rindex，strpbrk，strsep，strspn，strstr，strtok</text:p>
          </table:table-cell>
        </table:table-row>
        <table:table-row table:style-name="表格57.3">
          <table:table-cell table:style-name="表格57.A4" table:number-columns-spanned="3" office:value-type="string">
            <text:p text:style-name="P2">表头文件</text:p>
          </table:table-cell>
          <table:covered-table-cell/>
          <table:covered-table-cell/>
          <table:table-cell table:style-name="表格57.D3" office:value-type="string">
            <text:p text:style-name="P1">#include&lt;string.h&gt;</text:p>
          </table:table-cell>
        </table:table-row>
        <table:table-row table:style-name="表格57.3">
          <table:table-cell table:style-name="表格57.A4" table:number-columns-spanned="3" office:value-type="string">
            <text:p text:style-name="P2">定义函数</text:p>
          </table:table-cell>
          <table:covered-table-cell/>
          <table:covered-table-cell/>
          <table:table-cell table:style-name="表格57.D3" office:value-type="string">
            <text:p text:style-name="P1">char * strrchr(const char *s, int c);</text:p>
          </table:table-cell>
        </table:table-row>
        <table:table-row table:style-name="表格57.3">
          <table:table-cell table:style-name="表格57.A4" table:number-columns-spanned="3" office:value-type="string">
            <text:p text:style-name="P2">函数说明</text:p>
          </table:table-cell>
          <table:covered-table-cell/>
          <table:covered-table-cell/>
          <table:table-cell table:style-name="表格57.D3" office:value-type="string">
            <text:p text:style-name="P1">strrchr（）用来找出参数s字符串中最后一个出现的参数c地址，然后将该字符出现的地址返回。</text:p>
          </table:table-cell>
        </table:table-row>
        <table:table-row table:style-name="表格57.3">
          <table:table-cell table:style-name="表格57.A4" table:number-columns-spanned="3" office:value-type="string">
            <text:p text:style-name="P2">返回值</text:p>
          </table:table-cell>
          <table:covered-table-cell/>
          <table:covered-table-cell/>
          <table:table-cell table:style-name="表格57.D3" office:value-type="string">
            <text:p text:style-name="P1">如果找到指定的字符则返回该字符所在地址，否则返回0。</text:p>
          </table:table-cell>
        </table:table-row>
        <table:table-row table:style-name="表格57.8">
          <table:table-cell table:style-name="表格57.D3" table:number-columns-spanned="4" office:value-type="string">
            <text:p text:style-name="P2"/>
          </table:table-cell>
          <table:covered-table-cell/>
          <table:covered-table-cell/>
          <table:covered-table-cell/>
        </table:table-row>
        <table:table-row table:style-name="表格57.9">
          <table:table-cell table:style-name="表格57.A9" office:value-type="string">
            <text:p text:style-name="P2">范例</text:p>
          </table:table-cell>
          <table:table-cell table:style-name="表格57.B9" table:number-columns-spanned="3" office:value-type="string">
            <text:p text:style-name="P1"/>
          </table:table-cell>
          <table:covered-table-cell/>
          <table:covered-table-cell/>
        </table:table-row>
        <text:soft-page-break/>
        <table:table-row table:style-name="表格57.10">
          <table:table-cell table:style-name="表格57.A10" table:number-columns-spanned="4" office:value-type="string">
            <text:p text:style-name="P1">#include&lt;string.h&gt;</text:p>
            <text:p text:style-name="Standard">main()</text:p>
            <text:p text:style-name="Standard">{</text:p>
            <text:p text:style-name="Standard">char *s=”0123456789012345678901234567890”;</text:p>
            <text:p text:style-name="Standard">char *p;</text:p>
            <text:p text:style-name="Standard">p=strrchr(s,’5’);</text:p>
            <text:p text:style-name="Standard">printf(“%s\n”,p);</text:p>
            <text:p text:style-name="Standard">}</text:p>
          </table:table-cell>
          <table:covered-table-cell/>
          <table:covered-table-cell/>
          <table:covered-table-cell/>
        </table:table-row>
        <table:table-row table:style-name="表格57.11">
          <table:table-cell table:style-name="表格57.A9" table:number-columns-spanned="2" office:value-type="string">
            <text:p text:style-name="P2">执行</text:p>
          </table:table-cell>
          <table:covered-table-cell/>
          <table:table-cell table:style-name="表格57.B9" table:number-columns-spanned="2" office:value-type="string">
            <text:p text:style-name="P1"/>
          </table:table-cell>
          <table:covered-table-cell/>
        </table:table-row>
        <table:table-row table:style-name="表格57.12">
          <table:table-cell table:style-name="表格57.A10" table:number-columns-spanned="4" office:value-type="string">
            <text:p text:style-name="P1">567890</text:p>
          </table:table-cell>
          <table:covered-table-cell/>
          <table:covered-table-cell/>
          <table:covered-table-cell/>
        </table:table-row>
      </table:table>
      <text:p text:style-name="Standard"/>
      <table:table table:name="表格58" table:style-name="表格58">
        <table:table-column table:style-name="表格58.A"/>
        <table:table-column table:style-name="表格58.B"/>
        <table:table-column table:style-name="表格58.C"/>
        <table:table-column table:style-name="表格58.D"/>
        <table:table-row table:style-name="表格58.1">
          <table:table-cell table:style-name="表格58.A1" table:number-columns-spanned="4" office:value-type="string">
            <text:p text:style-name="P5">strspn（返回字符串中连续不含指定字符串内容的字符数）</text:p>
          </table:table-cell>
          <table:covered-table-cell/>
          <table:covered-table-cell/>
          <table:covered-table-cell/>
        </table:table-row>
        <table:table-row table:style-name="表格58.2">
          <table:table-cell table:style-name="表格58.A2" table:number-columns-spanned="4" office:value-type="string">
            <text:p text:style-name="P3"/>
          </table:table-cell>
          <table:covered-table-cell/>
          <table:covered-table-cell/>
          <table:covered-table-cell/>
        </table:table-row>
        <table:table-row table:style-name="表格58.3">
          <table:table-cell table:style-name="表格58.A3" table:number-columns-spanned="3" office:value-type="string">
            <text:p text:style-name="P2">相关函数</text:p>
          </table:table-cell>
          <table:covered-table-cell/>
          <table:covered-table-cell/>
          <table:table-cell table:style-name="表格58.D3" office:value-type="string">
            <text:p text:style-name="P1">strcspn，strchr，strpbrk，strsep，strstr</text:p>
          </table:table-cell>
        </table:table-row>
        <table:table-row table:style-name="表格58.3">
          <table:table-cell table:style-name="表格58.A4" table:number-columns-spanned="3" office:value-type="string">
            <text:p text:style-name="P2">表头文件</text:p>
          </table:table-cell>
          <table:covered-table-cell/>
          <table:covered-table-cell/>
          <table:table-cell table:style-name="表格58.D3" office:value-type="string">
            <text:p text:style-name="P1">#include&lt;string.h&gt;</text:p>
          </table:table-cell>
        </table:table-row>
        <table:table-row table:style-name="表格58.3">
          <table:table-cell table:style-name="表格58.A4" table:number-columns-spanned="3" office:value-type="string">
            <text:p text:style-name="P2">定义函数</text:p>
          </table:table-cell>
          <table:covered-table-cell/>
          <table:covered-table-cell/>
          <table:table-cell table:style-name="表格58.D3" office:value-type="string">
            <text:p text:style-name="P1">size_t strspn (const char *s,const char * accept);</text:p>
          </table:table-cell>
        </table:table-row>
        <table:table-row table:style-name="表格58.3">
          <table:table-cell table:style-name="表格58.A4" table:number-columns-spanned="3" office:value-type="string">
            <text:p text:style-name="P2">函数说明</text:p>
          </table:table-cell>
          <table:covered-table-cell/>
          <table:covered-table-cell/>
          <table:table-cell table:style-name="表格58.D3" office:value-type="string">
            <text:p text:style-name="P1">strspn（）从参数s字符串的开头计算连续的字符，而这些字符都完全是accept所指字符串中的字符。简单的说，若strspn（）返回的数值为n，则代表字符串s开头连续有n个字符都是属于字符串accept内的字符。</text:p>
          </table:table-cell>
        </table:table-row>
        <table:table-row table:style-name="表格58.3">
          <table:table-cell table:style-name="表格58.A4" table:number-columns-spanned="3" office:value-type="string">
            <text:p text:style-name="P2">返回值</text:p>
          </table:table-cell>
          <table:covered-table-cell/>
          <table:covered-table-cell/>
          <table:table-cell table:style-name="表格58.D3" office:value-type="string">
            <text:p text:style-name="P1">返回字符串s开头连续包含字符串accept内的字符数目。</text:p>
          </table:table-cell>
        </table:table-row>
        <table:table-row table:style-name="表格58.8">
          <table:table-cell table:style-name="表格58.D3" table:number-columns-spanned="4" office:value-type="string">
            <text:p text:style-name="P2"/>
          </table:table-cell>
          <table:covered-table-cell/>
          <table:covered-table-cell/>
          <table:covered-table-cell/>
        </table:table-row>
        <table:table-row table:style-name="表格58.9">
          <table:table-cell table:style-name="表格58.A9" office:value-type="string">
            <text:p text:style-name="P2">范例</text:p>
          </table:table-cell>
          <table:table-cell table:style-name="表格58.B9" table:number-columns-spanned="3" office:value-type="string">
            <text:p text:style-name="P1"/>
          </table:table-cell>
          <table:covered-table-cell/>
          <table:covered-table-cell/>
        </table:table-row>
        <table:table-row table:style-name="表格58.10">
          <table:table-cell table:style-name="表格58.A10" table:number-columns-spanned="4" office:value-type="string">
            <text:p text:style-name="P1">#include&lt;string.h&gt;</text:p>
            <text:p text:style-name="Standard">main()</text:p>
            <text:p text:style-name="Standard">{</text:p>
            <text:p text:style-name="Standard"><text:s/>char *str=”Linux was first developed for 386/486-based PCs.”;</text:p>
            <text:p text:style-name="Standard"><text:s/>char *t1=”abcdefghijklmnopqrstuvwxyzABCDEFGHIJKLMNOPQRSTUVWXYZ”;</text:p>
            <text:p text:style-name="Standard"><text:s/>printf(“%d\n”,strspn(str,t1));</text:p>
            <text:p text:style-name="Standard">}</text:p>
          </table:table-cell>
          <table:covered-table-cell/>
          <table:covered-table-cell/>
          <table:covered-table-cell/>
        </table:table-row>
        <table:table-row table:style-name="表格58.11">
          <table:table-cell table:style-name="表格58.A9" table:number-columns-spanned="2" office:value-type="string">
            <text:p text:style-name="P2">执行</text:p>
          </table:table-cell>
          <table:covered-table-cell/>
          <table:table-cell table:style-name="表格58.B9" table:number-columns-spanned="2" office:value-type="string">
            <text:p text:style-name="P1"/>
          </table:table-cell>
          <table:covered-table-cell/>
        </table:table-row>
        <table:table-row table:style-name="表格58.12">
          <table:table-cell table:style-name="表格58.A10" table:number-columns-spanned="4" office:value-type="string">
            <text:p text:style-name="P1">5 /*计算大小写字母。不包含“ ”，所以返回Linux的长度。*/</text:p>
          </table:table-cell>
          <table:covered-table-cell/>
          <table:covered-table-cell/>
          <table:covered-table-cell/>
        </table:table-row>
      </table:table>
      <text:p text:style-name="Standard"/>
      <table:table table:name="表格59" table:style-name="表格59">
        <table:table-column table:style-name="表格59.A"/>
        <table:table-column table:style-name="表格59.B"/>
        <table:table-column table:style-name="表格59.C"/>
        <table:table-column table:style-name="表格59.D"/>
        <table:table-row table:style-name="表格59.1">
          <table:table-cell table:style-name="表格59.A1" table:number-columns-spanned="4" office:value-type="string">
            <text:p text:style-name="P5">strstr（在一字符串中查找指定的字符串）</text:p>
          </table:table-cell>
          <table:covered-table-cell/>
          <table:covered-table-cell/>
          <table:covered-table-cell/>
        </table:table-row>
        <table:table-row table:style-name="表格59.2">
          <table:table-cell table:style-name="表格59.A2" table:number-columns-spanned="4" office:value-type="string">
            <text:p text:style-name="P3"/>
          </table:table-cell>
          <table:covered-table-cell/>
          <table:covered-table-cell/>
          <table:covered-table-cell/>
        </table:table-row>
        <table:table-row table:style-name="表格59.3">
          <table:table-cell table:style-name="表格59.A3" table:number-columns-spanned="3" office:value-type="string">
            <text:p text:style-name="P2">相关函数</text:p>
          </table:table-cell>
          <table:covered-table-cell/>
          <table:covered-table-cell/>
          <table:table-cell table:style-name="表格59.D3" office:value-type="string">
            <text:p text:style-name="P1">index，memchr，rindex，strchr，strpbrk，strsep，strspn，strtok</text:p>
          </table:table-cell>
        </table:table-row>
        <text:soft-page-break/>
        <table:table-row table:style-name="表格59.3">
          <table:table-cell table:style-name="表格59.A4" table:number-columns-spanned="3" office:value-type="string">
            <text:p text:style-name="P2">表头文件</text:p>
          </table:table-cell>
          <table:covered-table-cell/>
          <table:covered-table-cell/>
          <table:table-cell table:style-name="表格59.D3" office:value-type="string">
            <text:p text:style-name="P1">#include&lt;string.h&gt;</text:p>
          </table:table-cell>
        </table:table-row>
        <table:table-row table:style-name="表格59.3">
          <table:table-cell table:style-name="表格59.A4" table:number-columns-spanned="3" office:value-type="string">
            <text:p text:style-name="P2">定义函数</text:p>
          </table:table-cell>
          <table:covered-table-cell/>
          <table:covered-table-cell/>
          <table:table-cell table:style-name="表格59.D3" office:value-type="string">
            <text:p text:style-name="P1">char *strstr(const char *haystack,const char *needle);</text:p>
          </table:table-cell>
        </table:table-row>
        <table:table-row table:style-name="表格59.3">
          <table:table-cell table:style-name="表格59.A4" table:number-columns-spanned="3" office:value-type="string">
            <text:p text:style-name="P2">函数说明</text:p>
          </table:table-cell>
          <table:covered-table-cell/>
          <table:covered-table-cell/>
          <table:table-cell table:style-name="表格59.D3" office:value-type="string">
            <text:p text:style-name="P1">strstr（）会从字符串haystack中搜寻字符串needle，并将第一次出现的地址返回。</text:p>
          </table:table-cell>
        </table:table-row>
        <table:table-row table:style-name="表格59.3">
          <table:table-cell table:style-name="表格59.A4" table:number-columns-spanned="3" office:value-type="string">
            <text:p text:style-name="P2">返回值</text:p>
          </table:table-cell>
          <table:covered-table-cell/>
          <table:covered-table-cell/>
          <table:table-cell table:style-name="表格59.D3" office:value-type="string">
            <text:p text:style-name="P1">返回指定字符串第一次出现的地址，否则返回0。</text:p>
          </table:table-cell>
        </table:table-row>
        <table:table-row table:style-name="表格59.8">
          <table:table-cell table:style-name="表格59.D3" table:number-columns-spanned="4" office:value-type="string">
            <text:p text:style-name="P2"/>
          </table:table-cell>
          <table:covered-table-cell/>
          <table:covered-table-cell/>
          <table:covered-table-cell/>
        </table:table-row>
        <table:table-row table:style-name="表格59.9">
          <table:table-cell table:style-name="表格59.A9" office:value-type="string">
            <text:p text:style-name="P2">范例</text:p>
          </table:table-cell>
          <table:table-cell table:style-name="表格59.B9" table:number-columns-spanned="3" office:value-type="string">
            <text:p text:style-name="P1"/>
          </table:table-cell>
          <table:covered-table-cell/>
          <table:covered-table-cell/>
        </table:table-row>
        <table:table-row table:style-name="表格59.10">
          <table:table-cell table:style-name="表格59.A10" table:number-columns-spanned="4" office:value-type="string">
            <text:p text:style-name="P1">#include&lt;string.h&gt;</text:p>
            <text:p text:style-name="Standard">main()</text:p>
            <text:p text:style-name="Standard">{</text:p>
            <text:p text:style-name="Standard"><text:s/>char * s=”012345678901234567890123456789”;</text:p>
            <text:p text:style-name="Standard"><text:s/>char *p;</text:p>
            <text:p text:style-name="Standard"><text:s/>p= strstr(s,”901”);</text:p>
            <text:p text:style-name="Standard"><text:s/>printf(“%s\n”,p);</text:p>
            <text:p text:style-name="Standard">}</text:p>
          </table:table-cell>
          <table:covered-table-cell/>
          <table:covered-table-cell/>
          <table:covered-table-cell/>
        </table:table-row>
        <table:table-row table:style-name="表格59.11">
          <table:table-cell table:style-name="表格59.A9" table:number-columns-spanned="2" office:value-type="string">
            <text:p text:style-name="P2">执行</text:p>
          </table:table-cell>
          <table:covered-table-cell/>
          <table:table-cell table:style-name="表格59.B9" table:number-columns-spanned="2" office:value-type="string">
            <text:p text:style-name="P1"/>
          </table:table-cell>
          <table:covered-table-cell/>
        </table:table-row>
        <table:table-row table:style-name="表格59.12">
          <table:table-cell table:style-name="表格59.A10" table:number-columns-spanned="4" office:value-type="string">
            <text:p text:style-name="P1">9012345678901234567890</text:p>
          </table:table-cell>
          <table:covered-table-cell/>
          <table:covered-table-cell/>
          <table:covered-table-cell/>
        </table:table-row>
      </table:table>
      <text:p text:style-name="Standard"/>
      <table:table table:name="表格60" table:style-name="表格60">
        <table:table-column table:style-name="表格60.A"/>
        <table:table-column table:style-name="表格60.B"/>
        <table:table-column table:style-name="表格60.C"/>
        <table:table-column table:style-name="表格60.D"/>
        <table:table-row table:style-name="表格60.1">
          <table:table-cell table:style-name="表格60.A1" table:number-columns-spanned="4" office:value-type="string">
            <text:p text:style-name="P5">strtok（分割字符串）</text:p>
          </table:table-cell>
          <table:covered-table-cell/>
          <table:covered-table-cell/>
          <table:covered-table-cell/>
        </table:table-row>
        <table:table-row table:style-name="表格60.2">
          <table:table-cell table:style-name="表格60.A2" table:number-columns-spanned="4" office:value-type="string">
            <text:p text:style-name="P3"/>
          </table:table-cell>
          <table:covered-table-cell/>
          <table:covered-table-cell/>
          <table:covered-table-cell/>
        </table:table-row>
        <table:table-row table:style-name="表格60.3">
          <table:table-cell table:style-name="表格60.A3" table:number-columns-spanned="3" office:value-type="string">
            <text:p text:style-name="P2">相关函数</text:p>
          </table:table-cell>
          <table:covered-table-cell/>
          <table:covered-table-cell/>
          <table:table-cell table:style-name="表格60.D3" office:value-type="string">
            <text:p text:style-name="P1">index，memchr，rindex，strpbrk，strsep，strspn，strstr</text:p>
          </table:table-cell>
        </table:table-row>
        <table:table-row table:style-name="表格60.3">
          <table:table-cell table:style-name="表格60.A4" table:number-columns-spanned="3" office:value-type="string">
            <text:p text:style-name="P2">表头文件</text:p>
          </table:table-cell>
          <table:covered-table-cell/>
          <table:covered-table-cell/>
          <table:table-cell table:style-name="表格60.D3" office:value-type="string">
            <text:p text:style-name="P1">#include&lt;string.h&gt;</text:p>
          </table:table-cell>
        </table:table-row>
        <table:table-row table:style-name="表格60.3">
          <table:table-cell table:style-name="表格60.A4" table:number-columns-spanned="3" office:value-type="string">
            <text:p text:style-name="P2">定义函数</text:p>
          </table:table-cell>
          <table:covered-table-cell/>
          <table:covered-table-cell/>
          <table:table-cell table:style-name="表格60.D3" office:value-type="string">
            <text:p text:style-name="P1">char * strtok(char *s,const char *delim);</text:p>
          </table:table-cell>
        </table:table-row>
        <table:table-row table:style-name="表格60.3">
          <table:table-cell table:style-name="表格60.A4" table:number-columns-spanned="3" office:value-type="string">
            <text:p text:style-name="P2">函数说明</text:p>
          </table:table-cell>
          <table:covered-table-cell/>
          <table:covered-table-cell/>
          <table:table-cell table:style-name="表格60.D3" office:value-type="string">
            <text:p text:style-name="P1">strtok（）用来将字符串分割成一个个片段。参数s指向欲分割的字符串，参数delim则为分割字符串，当strtok（）在参数s的字符串中发现到参数delim的分割字符时则会将该字符改为\0字符。在第一次调用时，strtok（）必需给予参数s字符串，往后的调用则将参数s设置成NULL。每次调用成功则返回下一个分割后的字符串指针。</text:p>
          </table:table-cell>
        </table:table-row>
        <table:table-row table:style-name="表格60.3">
          <table:table-cell table:style-name="表格60.A4" table:number-columns-spanned="3" office:value-type="string">
            <text:p text:style-name="P2">返回值</text:p>
          </table:table-cell>
          <table:covered-table-cell/>
          <table:covered-table-cell/>
          <table:table-cell table:style-name="表格60.D3" office:value-type="string">
            <text:p text:style-name="P1">返回下一个分割后的字符串指针，如果已无从分割则返回NULL。</text:p>
          </table:table-cell>
        </table:table-row>
        <table:table-row table:style-name="表格60.8">
          <table:table-cell table:style-name="表格60.D3" table:number-columns-spanned="4" office:value-type="string">
            <text:p text:style-name="P2"/>
          </table:table-cell>
          <table:covered-table-cell/>
          <table:covered-table-cell/>
          <table:covered-table-cell/>
        </table:table-row>
        <table:table-row table:style-name="表格60.9">
          <table:table-cell table:style-name="表格60.A9" office:value-type="string">
            <text:p text:style-name="P2">范例</text:p>
          </table:table-cell>
          <table:table-cell table:style-name="表格60.B9" table:number-columns-spanned="3" office:value-type="string">
            <text:p text:style-name="P1"/>
          </table:table-cell>
          <table:covered-table-cell/>
          <table:covered-table-cell/>
        </table:table-row>
        <text:soft-page-break/>
        <table:table-row table:style-name="表格60.10">
          <table:table-cell table:style-name="表格60.A10" table:number-columns-spanned="4" office:value-type="string">
            <text:p text:style-name="P1">#include&lt;string.h&gt;</text:p>
            <text:p text:style-name="Standard">main()</text:p>
            <text:p text:style-name="Standard">{</text:p>
            <text:p text:style-name="Standard"><text:s/>char s[]=”ab-cd : ef;gh :i-jkl;mnop;qrs-tu: vwx-y;z”;</text:p>
            <text:p text:style-name="Standard"><text:s/>char *delim=”-: “;</text:p>
            <text:p text:style-name="Standard"><text:s/>char *p;</text:p>
            <text:p text:style-name="Standard">printf(%s “;strtok(s,delim));</text:p>
            <text:p text:style-name="Standard">while((p=strtok(NULL,delim)))printf(“%s <text:s text:c="2"/>”,p);</text:p>
            <text:p text:style-name="Standard">printf(“\n”);</text:p>
            <text:p text:style-name="Standard">}</text:p>
          </table:table-cell>
          <table:covered-table-cell/>
          <table:covered-table-cell/>
          <table:covered-table-cell/>
        </table:table-row>
        <table:table-row table:style-name="表格60.11">
          <table:table-cell table:style-name="表格60.A9" table:number-columns-spanned="2" office:value-type="string">
            <text:p text:style-name="P2">执行</text:p>
          </table:table-cell>
          <table:covered-table-cell/>
          <table:table-cell table:style-name="表格60.B9" table:number-columns-spanned="2" office:value-type="string">
            <text:p text:style-name="P1"/>
          </table:table-cell>
          <table:covered-table-cell/>
        </table:table-row>
        <table:table-row table:style-name="表格60.12">
          <table:table-cell table:style-name="表格60.A10" table:number-columns-spanned="4" office:value-type="string">
            <text:p text:style-name="P1">ab <text:s/>cd <text:s/>ef;gh <text:s/>i <text:s/>jkl;mnop;qrs <text:s/>tu <text:s/>vwx <text:s/>y;z <text:s/>/*－与：字符已经被\0字符取代*/</text:p>
          </table:table-cell>
          <table:covered-table-cell/>
          <table:covered-table-cell/>
          <table:covered-table-cell/>
        </table:table-row>
      </table:table>
      <text:p text:style-name="Standard"/>
      <text:p text:style-name="Standard"/>
      <text:p text:style-name="Standard"/>
      <text:p text:style-name="Standard"/>
      <table:table table:name="表格61" table:style-name="表格61">
        <table:table-column table:style-name="表格61.A"/>
        <table:table-column table:style-name="表格61.B"/>
        <table:table-column table:style-name="表格61.C"/>
        <table:table-column table:style-name="表格61.D"/>
        <table:table-row table:style-name="表格61.1">
          <table:table-cell table:style-name="表格61.A1" table:number-columns-spanned="4" office:value-type="string">
            <text:p text:style-name="P5">abs（计算整型数的绝对值）</text:p>
          </table:table-cell>
          <table:covered-table-cell/>
          <table:covered-table-cell/>
          <table:covered-table-cell/>
        </table:table-row>
        <table:table-row table:style-name="表格61.2">
          <table:table-cell table:style-name="表格61.A2" table:number-columns-spanned="4" office:value-type="string">
            <text:p text:style-name="P3"/>
          </table:table-cell>
          <table:covered-table-cell/>
          <table:covered-table-cell/>
          <table:covered-table-cell/>
        </table:table-row>
        <table:table-row table:style-name="表格61.3">
          <table:table-cell table:style-name="表格61.A3" table:number-columns-spanned="3" office:value-type="string">
            <text:p text:style-name="P2">相关函数</text:p>
          </table:table-cell>
          <table:covered-table-cell/>
          <table:covered-table-cell/>
          <table:table-cell table:style-name="表格61.D3" office:value-type="string">
            <text:p text:style-name="P1"><text:s/>labs, fabs</text:p>
          </table:table-cell>
        </table:table-row>
        <table:table-row table:style-name="表格61.3">
          <table:table-cell table:style-name="表格61.A4" table:number-columns-spanned="3" office:value-type="string">
            <text:p text:style-name="P2">表头文件</text:p>
          </table:table-cell>
          <table:covered-table-cell/>
          <table:covered-table-cell/>
          <table:table-cell table:style-name="表格61.D3" office:value-type="string">
            <text:p text:style-name="P1"><text:s/>#include&lt;stdlib.h&gt;</text:p>
          </table:table-cell>
        </table:table-row>
        <table:table-row table:style-name="表格61.3">
          <table:table-cell table:style-name="表格61.A4" table:number-columns-spanned="3" office:value-type="string">
            <text:p text:style-name="P2">定义函数</text:p>
          </table:table-cell>
          <table:covered-table-cell/>
          <table:covered-table-cell/>
          <table:table-cell table:style-name="表格61.D3" office:value-type="string">
            <text:p text:style-name="P1"><text:s/>int abs (int j)</text:p>
          </table:table-cell>
        </table:table-row>
        <table:table-row table:style-name="表格61.3">
          <table:table-cell table:style-name="表格61.A4" table:number-columns-spanned="3" office:value-type="string">
            <text:p text:style-name="P2">函数说明</text:p>
          </table:table-cell>
          <table:covered-table-cell/>
          <table:covered-table-cell/>
          <table:table-cell table:style-name="表格61.D3" office:value-type="string">
            <text:p text:style-name="P1"><text:s/>abs () <text:s/>用来计算参数j的绝对值，然后将结果返回。</text:p>
          </table:table-cell>
        </table:table-row>
        <table:table-row table:style-name="表格61.3">
          <table:table-cell table:style-name="表格61.A4" table:number-columns-spanned="3" office:value-type="string">
            <text:p text:style-name="P2">返回值</text:p>
          </table:table-cell>
          <table:covered-table-cell/>
          <table:covered-table-cell/>
          <table:table-cell table:style-name="表格61.D3" office:value-type="string">
            <text:p text:style-name="P1"><text:s/>返回参数j的绝对值结果。 </text:p>
          </table:table-cell>
        </table:table-row>
        <table:table-row table:style-name="表格61.8">
          <table:table-cell table:style-name="表格61.D3" table:number-columns-spanned="4" office:value-type="string">
            <text:p text:style-name="P2"/>
          </table:table-cell>
          <table:covered-table-cell/>
          <table:covered-table-cell/>
          <table:covered-table-cell/>
        </table:table-row>
        <table:table-row table:style-name="表格61.9">
          <table:table-cell table:style-name="表格61.A9" office:value-type="string">
            <text:p text:style-name="P2">范例</text:p>
          </table:table-cell>
          <table:table-cell table:style-name="表格61.B9" table:number-columns-spanned="3" office:value-type="string">
            <text:p text:style-name="P1"/>
          </table:table-cell>
          <table:covered-table-cell/>
          <table:covered-table-cell/>
        </table:table-row>
        <table:table-row table:style-name="表格61.10">
          <table:table-cell table:style-name="表格61.A10" table:number-columns-spanned="4" office:value-type="string">
            <text:p text:style-name="P1"><text:s text:c="2"/>#ingclude &lt;stdlib.h&gt;</text:p>
            <text:p text:style-name="Standard"><text:s text:c="2"/>main(){</text:p>
            <text:p text:style-name="P10"><text:s text:c="2"/>int ansert;</text:p>
            <text:p text:style-name="P10"><text:s text:c="2"/>answer = abs(-12);</text:p>
            <text:p text:style-name="P10"><text:s text:c="2"/>printf(“|-12| = %d\n” , answer);</text:p>
            <text:p text:style-name="P10">}</text:p>
          </table:table-cell>
          <table:covered-table-cell/>
          <table:covered-table-cell/>
          <table:covered-table-cell/>
        </table:table-row>
        <table:table-row table:style-name="表格61.11">
          <table:table-cell table:style-name="表格61.A9" table:number-columns-spanned="2" office:value-type="string">
            <text:p text:style-name="P2">执行</text:p>
          </table:table-cell>
          <table:covered-table-cell/>
          <table:table-cell table:style-name="表格61.B9" table:number-columns-spanned="2" office:value-type="string">
            <text:p text:style-name="P1"/>
          </table:table-cell>
          <table:covered-table-cell/>
        </table:table-row>
        <text:soft-page-break/>
        <table:table-row table:style-name="表格61.12">
          <table:table-cell table:style-name="表格61.A10" table:number-columns-spanned="4" office:value-type="string">
            <text:p text:style-name="P1"><text:s/>|-12| = 12</text:p>
          </table:table-cell>
          <table:covered-table-cell/>
          <table:covered-table-cell/>
          <table:covered-table-cell/>
        </table:table-row>
      </table:table>
      <text:p text:style-name="Standard"/>
      <text:p text:style-name="Standard"/>
      <table:table table:name="表格62" table:style-name="表格62">
        <table:table-column table:style-name="表格62.A"/>
        <table:table-column table:style-name="表格62.B"/>
        <table:table-column table:style-name="表格62.C"/>
        <table:table-column table:style-name="表格62.D"/>
        <table:table-row table:style-name="表格62.1">
          <table:table-cell table:style-name="表格62.A1" table:number-columns-spanned="4" office:value-type="string">
            <text:p text:style-name="P5">acos（取反余弦函数数值）</text:p>
          </table:table-cell>
          <table:covered-table-cell/>
          <table:covered-table-cell/>
          <table:covered-table-cell/>
        </table:table-row>
        <table:table-row table:style-name="表格62.2">
          <table:table-cell table:style-name="表格62.A2" table:number-columns-spanned="4" office:value-type="string">
            <text:p text:style-name="P3"/>
          </table:table-cell>
          <table:covered-table-cell/>
          <table:covered-table-cell/>
          <table:covered-table-cell/>
        </table:table-row>
        <table:table-row table:style-name="表格62.3">
          <table:table-cell table:style-name="表格62.A3" table:number-columns-spanned="3" office:value-type="string">
            <text:p text:style-name="P2">相关函数</text:p>
          </table:table-cell>
          <table:covered-table-cell/>
          <table:covered-table-cell/>
          <table:table-cell table:style-name="表格62.D3" office:value-type="string">
            <text:p text:style-name="P1"><text:s/>asin , atan , atan2 , cos , sin , tan</text:p>
          </table:table-cell>
        </table:table-row>
        <table:table-row table:style-name="表格62.3">
          <table:table-cell table:style-name="表格62.A4" table:number-columns-spanned="3" office:value-type="string">
            <text:p text:style-name="P2">表头文件</text:p>
          </table:table-cell>
          <table:covered-table-cell/>
          <table:covered-table-cell/>
          <table:table-cell table:style-name="表格62.D3" office:value-type="string">
            <text:p text:style-name="P1"><text:s/>#include &lt;math.h&gt;</text:p>
          </table:table-cell>
        </table:table-row>
        <table:table-row table:style-name="表格62.3">
          <table:table-cell table:style-name="表格62.A4" table:number-columns-spanned="3" office:value-type="string">
            <text:p text:style-name="P2">定义函数</text:p>
          </table:table-cell>
          <table:covered-table-cell/>
          <table:covered-table-cell/>
          <table:table-cell table:style-name="表格62.D3" office:value-type="string">
            <text:p text:style-name="P1"><text:s/>double acos (double x);</text:p>
          </table:table-cell>
        </table:table-row>
        <table:table-row table:style-name="表格62.3">
          <table:table-cell table:style-name="表格62.A4" table:number-columns-spanned="3" office:value-type="string">
            <text:p text:style-name="P2">函数说明</text:p>
          </table:table-cell>
          <table:covered-table-cell/>
          <table:covered-table-cell/>
          <table:table-cell table:style-name="表格62.D3" office:value-type="string">
            <text:p text:style-name="P1"><text:s/>acos () 用来计算参数x的反余弦值，然后将结果返回。参数x范围为－1至1之间，超过此范围则会失败。</text:p>
          </table:table-cell>
        </table:table-row>
        <table:table-row table:style-name="表格62.3">
          <table:table-cell table:style-name="表格62.A4" table:number-columns-spanned="3" office:value-type="string">
            <text:p text:style-name="P2">返回值</text:p>
          </table:table-cell>
          <table:covered-table-cell/>
          <table:covered-table-cell/>
          <table:table-cell table:style-name="表格62.D3" office:value-type="string">
            <text:p text:style-name="P20"><text:s/>返回0至 PI之间的计算结果，单位为弧度，在函数库中角度均以弧度来表示。</text:p>
          </table:table-cell>
        </table:table-row>
        <table:table-row table:style-name="表格62.3">
          <table:table-cell table:style-name="表格62.A8" table:number-columns-spanned="3" office:value-type="string">
            <text:p text:style-name="P2">错误代码</text:p>
          </table:table-cell>
          <table:covered-table-cell/>
          <table:covered-table-cell/>
          <table:table-cell table:style-name="表格62.D3" office:value-type="string">
            <text:p text:style-name="P1"><text:s/>EDOM参数x超出范围。</text:p>
          </table:table-cell>
        </table:table-row>
        <table:table-row table:style-name="表格62.3">
          <table:table-cell table:style-name="表格62.A8" table:number-columns-spanned="3" office:value-type="string">
            <text:p text:style-name="P2">附加说明</text:p>
          </table:table-cell>
          <table:covered-table-cell/>
          <table:covered-table-cell/>
          <table:table-cell table:style-name="表格62.D3" office:value-type="string">
            <text:p text:style-name="P1"><text:s/>使用GCC编译时请加入－lm。</text:p>
          </table:table-cell>
        </table:table-row>
        <table:table-row table:style-name="表格62.10">
          <table:table-cell table:style-name="表格62.D3" table:number-columns-spanned="4" office:value-type="string">
            <text:p text:style-name="P2"/>
          </table:table-cell>
          <table:covered-table-cell/>
          <table:covered-table-cell/>
          <table:covered-table-cell/>
        </table:table-row>
        <table:table-row table:style-name="表格62.11">
          <table:table-cell table:style-name="表格62.A11" office:value-type="string">
            <text:p text:style-name="P2">范例</text:p>
          </table:table-cell>
          <table:table-cell table:style-name="表格62.B11" table:number-columns-spanned="3" office:value-type="string">
            <text:p text:style-name="P1"/>
          </table:table-cell>
          <table:covered-table-cell/>
          <table:covered-table-cell/>
        </table:table-row>
        <table:table-row table:style-name="表格62.12">
          <table:table-cell table:style-name="表格62.A12" table:number-columns-spanned="4" office:value-type="string">
            <text:p text:style-name="P1"><text:s text:c="2"/>#include &lt;math.h&gt;</text:p>
            <text:p text:style-name="Standard"><text:s text:c="2"/>main (){</text:p>
            <text:p text:style-name="P10"><text:s text:c="2"/>double angle;</text:p>
            <text:p text:style-name="P10"><text:s text:c="2"/>angle = acos(0.5);</text:p>
            <text:p text:style-name="P10"><text:s text:c="2"/>printf (“angle = %f\n” , angle);</text:p>
            <text:p text:style-name="P10">}</text:p>
          </table:table-cell>
          <table:covered-table-cell/>
          <table:covered-table-cell/>
          <table:covered-table-cell/>
        </table:table-row>
        <table:table-row table:style-name="表格62.13">
          <table:table-cell table:style-name="表格62.A11" table:number-columns-spanned="2" office:value-type="string">
            <text:p text:style-name="P2">执行</text:p>
          </table:table-cell>
          <table:covered-table-cell/>
          <table:table-cell table:style-name="表格62.B11" table:number-columns-spanned="2" office:value-type="string">
            <text:p text:style-name="P1"/>
          </table:table-cell>
          <table:covered-table-cell/>
        </table:table-row>
        <table:table-row table:style-name="表格62.14">
          <table:table-cell table:style-name="表格62.A12" table:number-columns-spanned="4" office:value-type="string">
            <text:p text:style-name="P1"><text:s text:c="2"/>angle = 1.047198</text:p>
          </table:table-cell>
          <table:covered-table-cell/>
          <table:covered-table-cell/>
          <table:covered-table-cell/>
        </table:table-row>
      </table:table>
      <text:p text:style-name="Standard"/>
      <text:p text:style-name="Standard"/>
      <table:table table:name="表格63" table:style-name="表格63">
        <table:table-column table:style-name="表格63.A"/>
        <table:table-column table:style-name="表格63.B"/>
        <table:table-column table:style-name="表格63.C"/>
        <table:table-column table:style-name="表格63.D"/>
        <table:table-row table:style-name="表格63.1">
          <table:table-cell table:style-name="表格63.A1" table:number-columns-spanned="4" office:value-type="string">
            <text:p text:style-name="P5">asin（取反正弦函数值）</text:p>
          </table:table-cell>
          <table:covered-table-cell/>
          <table:covered-table-cell/>
          <table:covered-table-cell/>
        </table:table-row>
        <table:table-row table:style-name="表格63.2">
          <table:table-cell table:style-name="表格63.A2" table:number-columns-spanned="4" office:value-type="string">
            <text:p text:style-name="P3"/>
          </table:table-cell>
          <table:covered-table-cell/>
          <table:covered-table-cell/>
          <table:covered-table-cell/>
        </table:table-row>
        <table:table-row table:style-name="表格63.3">
          <table:table-cell table:style-name="表格63.A3" table:number-columns-spanned="3" office:value-type="string">
            <text:p text:style-name="P2">相关函数</text:p>
          </table:table-cell>
          <table:covered-table-cell/>
          <table:covered-table-cell/>
          <table:table-cell table:style-name="表格63.D3" office:value-type="string">
            <text:p text:style-name="P1"><text:s/>acos , atan , atan2 , cos , sin , tan</text:p>
          </table:table-cell>
        </table:table-row>
        <table:table-row table:style-name="表格63.3">
          <table:table-cell table:style-name="表格63.A4" table:number-columns-spanned="3" office:value-type="string">
            <text:p text:style-name="P2">表头文件</text:p>
          </table:table-cell>
          <table:covered-table-cell/>
          <table:covered-table-cell/>
          <table:table-cell table:style-name="表格63.D3" office:value-type="string">
            <text:p text:style-name="P1"><text:s/>#include &lt;math.h&gt;</text:p>
          </table:table-cell>
        </table:table-row>
        <table:table-row table:style-name="表格63.3">
          <table:table-cell table:style-name="表格63.A4" table:number-columns-spanned="3" office:value-type="string">
            <text:p text:style-name="P2">定义函数</text:p>
          </table:table-cell>
          <table:covered-table-cell/>
          <table:covered-table-cell/>
          <table:table-cell table:style-name="表格63.D3" office:value-type="string">
            <text:p text:style-name="P1"><text:s/>double asin (double x)</text:p>
          </table:table-cell>
        </table:table-row>
        <text:soft-page-break/>
        <table:table-row table:style-name="表格63.3">
          <table:table-cell table:style-name="表格63.A4" table:number-columns-spanned="3" office:value-type="string">
            <text:p text:style-name="P2">函数说明</text:p>
          </table:table-cell>
          <table:covered-table-cell/>
          <table:covered-table-cell/>
          <table:table-cell table:style-name="表格63.D3" office:value-type="string">
            <text:p text:style-name="P1"><text:s/>asin () 用来计算参数x的反正弦值，然后将结果返回。参数x范围为－1至1之间，超过此范围则会失败。</text:p>
          </table:table-cell>
        </table:table-row>
        <table:table-row table:style-name="表格63.3">
          <table:table-cell table:style-name="表格63.A4" table:number-columns-spanned="3" office:value-type="string">
            <text:p text:style-name="P2">返回值</text:p>
          </table:table-cell>
          <table:covered-table-cell/>
          <table:covered-table-cell/>
          <table:table-cell table:style-name="表格63.D3" office:value-type="string">
            <text:p text:style-name="P1"><text:s/>返回－PI/2之PI/2之间的计算结果。</text:p>
          </table:table-cell>
        </table:table-row>
        <table:table-row table:style-name="表格63.3">
          <table:table-cell table:style-name="表格63.A8" table:number-columns-spanned="3" office:value-type="string">
            <text:p text:style-name="P2">错误代码</text:p>
          </table:table-cell>
          <table:covered-table-cell/>
          <table:covered-table-cell/>
          <table:table-cell table:style-name="表格63.D3" office:value-type="string">
            <text:p text:style-name="P1"><text:s/>EDOM参数x超出范围</text:p>
          </table:table-cell>
        </table:table-row>
        <table:table-row table:style-name="表格63.3">
          <table:table-cell table:style-name="表格63.A8" table:number-columns-spanned="3" office:value-type="string">
            <text:p text:style-name="P2">附加说明</text:p>
          </table:table-cell>
          <table:covered-table-cell/>
          <table:covered-table-cell/>
          <table:table-cell table:style-name="表格63.D3" office:value-type="string">
            <text:p text:style-name="P1">使用GCC编译时请加入 －lm</text:p>
          </table:table-cell>
        </table:table-row>
        <table:table-row table:style-name="表格63.10">
          <table:table-cell table:style-name="表格63.D3" table:number-columns-spanned="4" office:value-type="string">
            <text:p text:style-name="P2"/>
          </table:table-cell>
          <table:covered-table-cell/>
          <table:covered-table-cell/>
          <table:covered-table-cell/>
        </table:table-row>
        <table:table-row table:style-name="表格63.11">
          <table:table-cell table:style-name="表格63.A11" office:value-type="string">
            <text:p text:style-name="P2">范例</text:p>
          </table:table-cell>
          <table:table-cell table:style-name="表格63.B11" table:number-columns-spanned="3" office:value-type="string">
            <text:p text:style-name="P1"/>
          </table:table-cell>
          <table:covered-table-cell/>
          <table:covered-table-cell/>
        </table:table-row>
        <table:table-row table:style-name="表格63.12">
          <table:table-cell table:style-name="表格63.A12" table:number-columns-spanned="4" office:value-type="string">
            <text:p text:style-name="P1">#include&lt;math.h&gt;</text:p>
            <text:p text:style-name="Standard">main()</text:p>
            <text:p text:style-name="Standard">{</text:p>
            <text:p text:style-name="Standard"><text:s/>double angle;</text:p>
            <text:p text:style-name="Standard"><text:s/>angle = asin (0.5);</text:p>
            <text:p text:style-name="Standard"><text:s/>printf(“angle = %f\n”,angle);</text:p>
            <text:p text:style-name="Standard">}</text:p>
          </table:table-cell>
          <table:covered-table-cell/>
          <table:covered-table-cell/>
          <table:covered-table-cell/>
        </table:table-row>
        <table:table-row table:style-name="表格63.13">
          <table:table-cell table:style-name="表格63.A11" table:number-columns-spanned="2" office:value-type="string">
            <text:p text:style-name="P2">执行</text:p>
          </table:table-cell>
          <table:covered-table-cell/>
          <table:table-cell table:style-name="表格63.B11" table:number-columns-spanned="2" office:value-type="string">
            <text:p text:style-name="P1"/>
          </table:table-cell>
          <table:covered-table-cell/>
        </table:table-row>
        <table:table-row table:style-name="表格63.14">
          <table:table-cell table:style-name="表格63.A12" table:number-columns-spanned="4" office:value-type="string">
            <text:p text:style-name="P1">angle = 0.523599</text:p>
          </table:table-cell>
          <table:covered-table-cell/>
          <table:covered-table-cell/>
          <table:covered-table-cell/>
        </table:table-row>
      </table:table>
      <text:p text:style-name="Standard"/>
      <text:p text:style-name="Standard"/>
      <table:table table:name="表格64" table:style-name="表格64">
        <table:table-column table:style-name="表格64.A"/>
        <table:table-column table:style-name="表格64.B"/>
        <table:table-column table:style-name="表格64.C"/>
        <table:table-column table:style-name="表格64.D"/>
        <table:table-row table:style-name="表格64.1">
          <table:table-cell table:style-name="表格64.A1" table:number-columns-spanned="4" office:value-type="string">
            <text:p text:style-name="P2"><text:span text:style-name="T3">atan（取反正切函数值）</text:span></text:p>
          </table:table-cell>
          <table:covered-table-cell/>
          <table:covered-table-cell/>
          <table:covered-table-cell/>
        </table:table-row>
        <table:table-row table:style-name="表格64.2">
          <table:table-cell table:style-name="表格64.A2" table:number-columns-spanned="4" office:value-type="string">
            <text:p text:style-name="P3"/>
          </table:table-cell>
          <table:covered-table-cell/>
          <table:covered-table-cell/>
          <table:covered-table-cell/>
        </table:table-row>
        <table:table-row table:style-name="表格64.3">
          <table:table-cell table:style-name="表格64.A3" table:number-columns-spanned="3" office:value-type="string">
            <text:p text:style-name="P2">相关函数</text:p>
          </table:table-cell>
          <table:covered-table-cell/>
          <table:covered-table-cell/>
          <table:table-cell table:style-name="表格64.D3" office:value-type="string">
            <text:p text:style-name="P1">acos，asin，atan2，cos，sin，tan</text:p>
          </table:table-cell>
        </table:table-row>
        <table:table-row table:style-name="表格64.3">
          <table:table-cell table:style-name="表格64.A4" table:number-columns-spanned="3" office:value-type="string">
            <text:p text:style-name="P2">表头文件</text:p>
          </table:table-cell>
          <table:covered-table-cell/>
          <table:covered-table-cell/>
          <table:table-cell table:style-name="表格64.D3" office:value-type="string">
            <text:p text:style-name="P1">#include&lt;math.h&gt;</text:p>
          </table:table-cell>
        </table:table-row>
        <table:table-row table:style-name="表格64.3">
          <table:table-cell table:style-name="表格64.A4" table:number-columns-spanned="3" office:value-type="string">
            <text:p text:style-name="P2">定义函数</text:p>
          </table:table-cell>
          <table:covered-table-cell/>
          <table:covered-table-cell/>
          <table:table-cell table:style-name="表格64.D3" office:value-type="string">
            <text:p text:style-name="P1">double atan(double x);</text:p>
          </table:table-cell>
        </table:table-row>
        <table:table-row table:style-name="表格64.3">
          <table:table-cell table:style-name="表格64.A4" table:number-columns-spanned="3" office:value-type="string">
            <text:p text:style-name="P2">函数说明</text:p>
          </table:table-cell>
          <table:covered-table-cell/>
          <table:covered-table-cell/>
          <table:table-cell table:style-name="表格64.D3" office:value-type="string">
            <text:p text:style-name="P1">atan（）用来计算参数x的反正切值，然后将结果返回。</text:p>
          </table:table-cell>
        </table:table-row>
        <table:table-row table:style-name="表格64.3">
          <table:table-cell table:style-name="表格64.A4" table:number-columns-spanned="3" office:value-type="string">
            <text:p text:style-name="P2">返回值</text:p>
          </table:table-cell>
          <table:covered-table-cell/>
          <table:covered-table-cell/>
          <table:table-cell table:style-name="表格64.D3" office:value-type="string">
            <text:p text:style-name="P1">返回-PI/2至PI/2之间的计算结果。</text:p>
          </table:table-cell>
        </table:table-row>
        <table:table-row table:style-name="表格64.3">
          <table:table-cell table:style-name="表格64.A8" table:number-columns-spanned="3" office:value-type="string">
            <text:p text:style-name="P2">附加说明</text:p>
          </table:table-cell>
          <table:covered-table-cell/>
          <table:covered-table-cell/>
          <table:table-cell table:style-name="表格64.D3" office:value-type="string">
            <text:p text:style-name="P1">使用GCC编译时请加入-lm</text:p>
          </table:table-cell>
        </table:table-row>
        <table:table-row table:style-name="表格64.9">
          <table:table-cell table:style-name="表格64.D3" table:number-columns-spanned="4" office:value-type="string">
            <text:p text:style-name="P2"/>
          </table:table-cell>
          <table:covered-table-cell/>
          <table:covered-table-cell/>
          <table:covered-table-cell/>
        </table:table-row>
        <table:table-row table:style-name="表格64.10">
          <table:table-cell table:style-name="表格64.A10" office:value-type="string">
            <text:p text:style-name="P2">范例</text:p>
          </table:table-cell>
          <table:table-cell table:style-name="表格64.B10" table:number-columns-spanned="3" office:value-type="string">
            <text:p text:style-name="P1"/>
          </table:table-cell>
          <table:covered-table-cell/>
          <table:covered-table-cell/>
        </table:table-row>
        <text:soft-page-break/>
        <table:table-row table:style-name="表格64.11">
          <table:table-cell table:style-name="表格64.A11" table:number-columns-spanned="4" office:value-type="string">
            <text:p text:style-name="P1">#include&lt;math.h&gt;</text:p>
            <text:p text:style-name="Standard">main()</text:p>
            <text:p text:style-name="Standard">{</text:p>
            <text:p text:style-name="Standard"><text:s/>double angle;</text:p>
            <text:p text:style-name="Standard"><text:s/>angle =atan(1);</text:p>
            <text:p text:style-name="Standard"><text:s/>printf(“angle = %f\n”,angle);</text:p>
            <text:p text:style-name="Standard">}</text:p>
          </table:table-cell>
          <table:covered-table-cell/>
          <table:covered-table-cell/>
          <table:covered-table-cell/>
        </table:table-row>
        <table:table-row table:style-name="表格64.12">
          <table:table-cell table:style-name="表格64.A10" table:number-columns-spanned="2" office:value-type="string">
            <text:p text:style-name="P2">执行</text:p>
          </table:table-cell>
          <table:covered-table-cell/>
          <table:table-cell table:style-name="表格64.B10" table:number-columns-spanned="2" office:value-type="string">
            <text:p text:style-name="P1"/>
          </table:table-cell>
          <table:covered-table-cell/>
        </table:table-row>
        <table:table-row table:style-name="表格64.13">
          <table:table-cell table:style-name="表格64.A11" table:number-columns-spanned="4" office:value-type="string">
            <text:p text:style-name="P1">angle = 1.570796</text:p>
          </table:table-cell>
          <table:covered-table-cell/>
          <table:covered-table-cell/>
          <table:covered-table-cell/>
        </table:table-row>
      </table:table>
      <text:p text:style-name="Standard"/>
      <text:p text:style-name="Standard"/>
      <table:table table:name="表格65" table:style-name="表格65">
        <table:table-column table:style-name="表格65.A"/>
        <table:table-column table:style-name="表格65.B"/>
        <table:table-column table:style-name="表格65.C"/>
        <table:table-column table:style-name="表格65.D"/>
        <table:table-row table:style-name="表格65.1">
          <table:table-cell table:style-name="表格65.A1" table:number-columns-spanned="4" office:value-type="string">
            <text:p text:style-name="P5">atan2（取得反正切函数值）</text:p>
          </table:table-cell>
          <table:covered-table-cell/>
          <table:covered-table-cell/>
          <table:covered-table-cell/>
        </table:table-row>
        <table:table-row table:style-name="表格65.2">
          <table:table-cell table:style-name="表格65.A2" table:number-columns-spanned="4" office:value-type="string">
            <text:p text:style-name="P3"/>
          </table:table-cell>
          <table:covered-table-cell/>
          <table:covered-table-cell/>
          <table:covered-table-cell/>
        </table:table-row>
        <table:table-row table:style-name="表格65.3">
          <table:table-cell table:style-name="表格65.A3" table:number-columns-spanned="3" office:value-type="string">
            <text:p text:style-name="P2">相关函数</text:p>
          </table:table-cell>
          <table:covered-table-cell/>
          <table:covered-table-cell/>
          <table:table-cell table:style-name="表格65.D3" office:value-type="string">
            <text:p text:style-name="P1">acos，asin，atan，cos，sin，tan</text:p>
          </table:table-cell>
        </table:table-row>
        <table:table-row table:style-name="表格65.3">
          <table:table-cell table:style-name="表格65.A4" table:number-columns-spanned="3" office:value-type="string">
            <text:p text:style-name="P2">表头文件</text:p>
          </table:table-cell>
          <table:covered-table-cell/>
          <table:covered-table-cell/>
          <table:table-cell table:style-name="表格65.D3" office:value-type="string">
            <text:p text:style-name="P1">#include&lt;math.h&gt;</text:p>
          </table:table-cell>
        </table:table-row>
        <table:table-row table:style-name="表格65.3">
          <table:table-cell table:style-name="表格65.A4" table:number-columns-spanned="3" office:value-type="string">
            <text:p text:style-name="P2">定义函数</text:p>
          </table:table-cell>
          <table:covered-table-cell/>
          <table:covered-table-cell/>
          <table:table-cell table:style-name="表格65.D3" office:value-type="string">
            <text:p text:style-name="P1">double atan2(double y,double x);</text:p>
          </table:table-cell>
        </table:table-row>
        <table:table-row table:style-name="表格65.3">
          <table:table-cell table:style-name="表格65.A4" table:number-columns-spanned="3" office:value-type="string">
            <text:p text:style-name="P2">函数说明</text:p>
          </table:table-cell>
          <table:covered-table-cell/>
          <table:covered-table-cell/>
          <table:table-cell table:style-name="表格65.D3" office:value-type="string">
            <text:p text:style-name="P1">atan2（）用来计算参数y/x的反正切值，然后将结果返回。</text:p>
          </table:table-cell>
        </table:table-row>
        <table:table-row table:style-name="表格65.3">
          <table:table-cell table:style-name="表格65.A4" table:number-columns-spanned="3" office:value-type="string">
            <text:p text:style-name="P2">返回值</text:p>
          </table:table-cell>
          <table:covered-table-cell/>
          <table:covered-table-cell/>
          <table:table-cell table:style-name="表格65.D3" office:value-type="string">
            <text:p text:style-name="P1">返回-PI/2至PI/2之间的计算结果。</text:p>
          </table:table-cell>
        </table:table-row>
        <table:table-row table:style-name="表格65.3">
          <table:table-cell table:style-name="表格65.A8" table:number-columns-spanned="3" office:value-type="string">
            <text:p text:style-name="P2">附加说明</text:p>
          </table:table-cell>
          <table:covered-table-cell/>
          <table:covered-table-cell/>
          <table:table-cell table:style-name="表格65.D3" office:value-type="string">
            <text:p text:style-name="P1">使用GCC编译时请加入-lm。</text:p>
          </table:table-cell>
        </table:table-row>
        <table:table-row table:style-name="表格65.9">
          <table:table-cell table:style-name="表格65.D3" table:number-columns-spanned="4" office:value-type="string">
            <text:p text:style-name="P2"/>
          </table:table-cell>
          <table:covered-table-cell/>
          <table:covered-table-cell/>
          <table:covered-table-cell/>
        </table:table-row>
        <table:table-row table:style-name="表格65.10">
          <table:table-cell table:style-name="表格65.A10" office:value-type="string">
            <text:p text:style-name="P2">范例</text:p>
          </table:table-cell>
          <table:table-cell table:style-name="表格65.B10" table:number-columns-spanned="3" office:value-type="string">
            <text:p text:style-name="P1"/>
          </table:table-cell>
          <table:covered-table-cell/>
          <table:covered-table-cell/>
        </table:table-row>
        <table:table-row table:style-name="表格65.11">
          <table:table-cell table:style-name="表格65.A11" table:number-columns-spanned="4" office:value-type="string">
            <text:p text:style-name="P1">#include&lt;math.h&gt;</text:p>
            <text:p text:style-name="Standard">main()</text:p>
            <text:p text:style-name="Standard">{</text:p>
            <text:p text:style-name="Standard"><text:s text:c="2"/>double angle;</text:p>
            <text:p text:style-name="Standard"><text:s text:c="2"/>angle = atan2(1,2);</text:p>
            <text:p text:style-name="Standard"><text:s text:c="2"/>printf(“ angle = %f\n”,angle);</text:p>
            <text:p text:style-name="Standard">}</text:p>
          </table:table-cell>
          <table:covered-table-cell/>
          <table:covered-table-cell/>
          <table:covered-table-cell/>
        </table:table-row>
        <table:table-row table:style-name="表格65.12">
          <table:table-cell table:style-name="表格65.A10" table:number-columns-spanned="2" office:value-type="string">
            <text:p text:style-name="P2">执行</text:p>
          </table:table-cell>
          <table:covered-table-cell/>
          <table:table-cell table:style-name="表格65.B10" table:number-columns-spanned="2" office:value-type="string">
            <text:p text:style-name="P1"/>
          </table:table-cell>
          <table:covered-table-cell/>
        </table:table-row>
        <table:table-row table:style-name="表格65.13">
          <table:table-cell table:style-name="表格65.A11" table:number-columns-spanned="4" office:value-type="string">
            <text:p text:style-name="P1">angle = 0.463648</text:p>
          </table:table-cell>
          <table:covered-table-cell/>
          <table:covered-table-cell/>
          <table:covered-table-cell/>
        </table:table-row>
      </table:table>
      <text:p text:style-name="Standard"/>
      <text:p text:style-name="Standard"/>
      <table:table table:name="表格66" table:style-name="表格66">
        <table:table-column table:style-name="表格66.A"/>
        <table:table-column table:style-name="表格66.B"/>
        <table:table-column table:style-name="表格66.C"/>
        <table:table-column table:style-name="表格66.D"/>
        <text:soft-page-break/>
        <table:table-row table:style-name="表格66.1">
          <table:table-cell table:style-name="表格66.A1" table:number-columns-spanned="4" office:value-type="string">
            <text:p text:style-name="P5">ceil（取不小于参数的最小整型数）</text:p>
          </table:table-cell>
          <table:covered-table-cell/>
          <table:covered-table-cell/>
          <table:covered-table-cell/>
        </table:table-row>
        <table:table-row table:style-name="表格66.2">
          <table:table-cell table:style-name="表格66.A2" table:number-columns-spanned="4" office:value-type="string">
            <text:p text:style-name="P3"/>
          </table:table-cell>
          <table:covered-table-cell/>
          <table:covered-table-cell/>
          <table:covered-table-cell/>
        </table:table-row>
        <table:table-row table:style-name="表格66.3">
          <table:table-cell table:style-name="表格66.A3" table:number-columns-spanned="3" office:value-type="string">
            <text:p text:style-name="P2">相关函数</text:p>
          </table:table-cell>
          <table:covered-table-cell/>
          <table:covered-table-cell/>
          <table:table-cell table:style-name="表格66.D3" office:value-type="string">
            <text:p text:style-name="P1">fabs</text:p>
          </table:table-cell>
        </table:table-row>
        <table:table-row table:style-name="表格66.3">
          <table:table-cell table:style-name="表格66.A4" table:number-columns-spanned="3" office:value-type="string">
            <text:p text:style-name="P2">表头文件</text:p>
          </table:table-cell>
          <table:covered-table-cell/>
          <table:covered-table-cell/>
          <table:table-cell table:style-name="表格66.D3" office:value-type="string">
            <text:p text:style-name="P1">#include &lt;math.h&gt;</text:p>
          </table:table-cell>
        </table:table-row>
        <table:table-row table:style-name="表格66.3">
          <table:table-cell table:style-name="表格66.A4" table:number-columns-spanned="3" office:value-type="string">
            <text:p text:style-name="P2">定义函数</text:p>
          </table:table-cell>
          <table:covered-table-cell/>
          <table:covered-table-cell/>
          <table:table-cell table:style-name="表格66.D3" office:value-type="string">
            <text:p text:style-name="P1">double ceil (double x);</text:p>
          </table:table-cell>
        </table:table-row>
        <table:table-row table:style-name="表格66.3">
          <table:table-cell table:style-name="表格66.A4" table:number-columns-spanned="3" office:value-type="string">
            <text:p text:style-name="P2">函数说明</text:p>
          </table:table-cell>
          <table:covered-table-cell/>
          <table:covered-table-cell/>
          <table:table-cell table:style-name="表格66.D3" office:value-type="string">
            <text:p text:style-name="P1">ceil（）会返回不小于参数x的最小整数值，结果以double形态返回。</text:p>
          </table:table-cell>
        </table:table-row>
        <table:table-row table:style-name="表格66.3">
          <table:table-cell table:style-name="表格66.A4" table:number-columns-spanned="3" office:value-type="string">
            <text:p text:style-name="P2">返回值</text:p>
          </table:table-cell>
          <table:covered-table-cell/>
          <table:covered-table-cell/>
          <table:table-cell table:style-name="表格66.D3" office:value-type="string">
            <text:p text:style-name="P1">返回不小于参数x的最小整数值。</text:p>
          </table:table-cell>
        </table:table-row>
        <table:table-row table:style-name="表格66.3">
          <table:table-cell table:style-name="表格66.A8" table:number-columns-spanned="3" office:value-type="string">
            <text:p text:style-name="P2">附加说明</text:p>
          </table:table-cell>
          <table:covered-table-cell/>
          <table:covered-table-cell/>
          <table:table-cell table:style-name="表格66.D3" office:value-type="string">
            <text:p text:style-name="P1">使用GCC编译时请加入-lm。</text:p>
          </table:table-cell>
        </table:table-row>
        <table:table-row table:style-name="表格66.9">
          <table:table-cell table:style-name="表格66.D3" table:number-columns-spanned="4" office:value-type="string">
            <text:p text:style-name="P2"/>
          </table:table-cell>
          <table:covered-table-cell/>
          <table:covered-table-cell/>
          <table:covered-table-cell/>
        </table:table-row>
        <table:table-row table:style-name="表格66.10">
          <table:table-cell table:style-name="表格66.A10" office:value-type="string">
            <text:p text:style-name="P2">范例</text:p>
          </table:table-cell>
          <table:table-cell table:style-name="表格66.B10" table:number-columns-spanned="3" office:value-type="string">
            <text:p text:style-name="P1"/>
          </table:table-cell>
          <table:covered-table-cell/>
          <table:covered-table-cell/>
        </table:table-row>
        <table:table-row table:style-name="表格66.11">
          <table:table-cell table:style-name="表格66.A11" table:number-columns-spanned="4" office:value-type="string">
            <text:p text:style-name="P1">#include&lt;math.h&gt;</text:p>
            <text:p text:style-name="Standard">main()</text:p>
            <text:p text:style-name="Standard">{</text:p>
            <text:p text:style-name="Standard"><text:s/>double value[ ]={4.8,1.12,-2.2,0};</text:p>
            <text:p text:style-name="Standard"><text:s/>int i;</text:p>
            <text:p text:style-name="Standard"><text:s/>for (i=0;value[i]!=0;i++)</text:p>
            <text:p text:style-name="Standard"><text:s/>printf(“%f=&gt;%f\n”,value[i],ceil(value[i]));</text:p>
            <text:p text:style-name="Standard">}</text:p>
          </table:table-cell>
          <table:covered-table-cell/>
          <table:covered-table-cell/>
          <table:covered-table-cell/>
        </table:table-row>
        <table:table-row table:style-name="表格66.12">
          <table:table-cell table:style-name="表格66.A10" table:number-columns-spanned="2" office:value-type="string">
            <text:p text:style-name="P2">执行</text:p>
          </table:table-cell>
          <table:covered-table-cell/>
          <table:table-cell table:style-name="表格66.B10" table:number-columns-spanned="2" office:value-type="string">
            <text:p text:style-name="P1"/>
          </table:table-cell>
          <table:covered-table-cell/>
        </table:table-row>
        <table:table-row table:style-name="表格66.13">
          <table:table-cell table:style-name="表格66.A11" table:number-columns-spanned="4" office:value-type="string">
            <text:p text:style-name="P1">4.800000=&gt;5.000000</text:p>
            <text:p text:style-name="Standard">1.120000=&gt;2.000000</text:p>
            <text:p text:style-name="Standard">-2.200000=&gt;-2.000000</text:p>
          </table:table-cell>
          <table:covered-table-cell/>
          <table:covered-table-cell/>
          <table:covered-table-cell/>
        </table:table-row>
      </table:table>
      <text:p text:style-name="Standard"/>
      <text:p text:style-name="Standard"/>
      <table:table table:name="表格67" table:style-name="表格67">
        <table:table-column table:style-name="表格67.A"/>
        <table:table-column table:style-name="表格67.B"/>
        <table:table-column table:style-name="表格67.C"/>
        <table:table-column table:style-name="表格67.D"/>
        <table:table-row table:style-name="表格67.1">
          <table:table-cell table:style-name="表格67.A1" table:number-columns-spanned="4" office:value-type="string">
            <text:p text:style-name="P5">cos（取余玄函数值）</text:p>
          </table:table-cell>
          <table:covered-table-cell/>
          <table:covered-table-cell/>
          <table:covered-table-cell/>
        </table:table-row>
        <table:table-row table:style-name="表格67.2">
          <table:table-cell table:style-name="表格67.A2" table:number-columns-spanned="4" office:value-type="string">
            <text:p text:style-name="P3"/>
          </table:table-cell>
          <table:covered-table-cell/>
          <table:covered-table-cell/>
          <table:covered-table-cell/>
        </table:table-row>
        <table:table-row table:style-name="表格67.3">
          <table:table-cell table:style-name="表格67.A3" table:number-columns-spanned="3" office:value-type="string">
            <text:p text:style-name="P2">相关函数</text:p>
          </table:table-cell>
          <table:covered-table-cell/>
          <table:covered-table-cell/>
          <table:table-cell table:style-name="表格67.D3" office:value-type="string">
            <text:p text:style-name="P1">acos，asin，atan，atan2，sin，tan</text:p>
          </table:table-cell>
        </table:table-row>
        <table:table-row table:style-name="表格67.3">
          <table:table-cell table:style-name="表格67.A4" table:number-columns-spanned="3" office:value-type="string">
            <text:p text:style-name="P2">表头文件</text:p>
          </table:table-cell>
          <table:covered-table-cell/>
          <table:covered-table-cell/>
          <table:table-cell table:style-name="表格67.D3" office:value-type="string">
            <text:p text:style-name="P1">#include&lt;math.h&gt;</text:p>
          </table:table-cell>
        </table:table-row>
        <table:table-row table:style-name="表格67.3">
          <table:table-cell table:style-name="表格67.A4" table:number-columns-spanned="3" office:value-type="string">
            <text:p text:style-name="P2">定义函数</text:p>
          </table:table-cell>
          <table:covered-table-cell/>
          <table:covered-table-cell/>
          <table:table-cell table:style-name="表格67.D3" office:value-type="string">
            <text:p text:style-name="P1">double cos(double x);</text:p>
          </table:table-cell>
        </table:table-row>
        <table:table-row table:style-name="表格67.3">
          <table:table-cell table:style-name="表格67.A4" table:number-columns-spanned="3" office:value-type="string">
            <text:p text:style-name="P2">函数说明</text:p>
          </table:table-cell>
          <table:covered-table-cell/>
          <table:covered-table-cell/>
          <table:table-cell table:style-name="表格67.D3" office:value-type="string">
            <text:p text:style-name="P1">cos（）用来计算参数x的余玄值，然后将结果返回。</text:p>
          </table:table-cell>
        </table:table-row>
        <text:soft-page-break/>
        <table:table-row table:style-name="表格67.3">
          <table:table-cell table:style-name="表格67.A4" table:number-columns-spanned="3" office:value-type="string">
            <text:p text:style-name="P2">返回值</text:p>
          </table:table-cell>
          <table:covered-table-cell/>
          <table:covered-table-cell/>
          <table:table-cell table:style-name="表格67.D3" office:value-type="string">
            <text:p text:style-name="P1">返回-1至1之间的计算结果。</text:p>
          </table:table-cell>
        </table:table-row>
        <table:table-row table:style-name="表格67.3">
          <table:table-cell table:style-name="表格67.A8" table:number-columns-spanned="3" office:value-type="string">
            <text:p text:style-name="P2">附加说明</text:p>
          </table:table-cell>
          <table:covered-table-cell/>
          <table:covered-table-cell/>
          <table:table-cell table:style-name="表格67.D3" office:value-type="string">
            <text:p text:style-name="P1">使用GCC编译时请加入-lm。</text:p>
          </table:table-cell>
        </table:table-row>
        <table:table-row table:style-name="表格67.9">
          <table:table-cell table:style-name="表格67.D3" table:number-columns-spanned="4" office:value-type="string">
            <text:p text:style-name="P2"/>
          </table:table-cell>
          <table:covered-table-cell/>
          <table:covered-table-cell/>
          <table:covered-table-cell/>
        </table:table-row>
        <table:table-row table:style-name="表格67.10">
          <table:table-cell table:style-name="表格67.A10" office:value-type="string">
            <text:p text:style-name="P2">范例</text:p>
          </table:table-cell>
          <table:table-cell table:style-name="表格67.B10" table:number-columns-spanned="3" office:value-type="string">
            <text:p text:style-name="P1"/>
          </table:table-cell>
          <table:covered-table-cell/>
          <table:covered-table-cell/>
        </table:table-row>
        <table:table-row table:style-name="表格67.11">
          <table:table-cell table:style-name="表格67.A11" table:number-columns-spanned="4" office:value-type="string">
            <text:p text:style-name="P1">#include&lt;math.h&gt;</text:p>
            <text:p text:style-name="Standard">main()</text:p>
            <text:p text:style-name="Standard">{</text:p>
            <text:p text:style-name="Standard"><text:s/>double answer = cos(0.5);</text:p>
            <text:p text:style-name="Standard"><text:s/>printf(“cos (0.5) = %f\n”,answer);</text:p>
            <text:p text:style-name="Standard">}</text:p>
          </table:table-cell>
          <table:covered-table-cell/>
          <table:covered-table-cell/>
          <table:covered-table-cell/>
        </table:table-row>
        <table:table-row table:style-name="表格67.12">
          <table:table-cell table:style-name="表格67.A10" table:number-columns-spanned="2" office:value-type="string">
            <text:p text:style-name="P2">执行</text:p>
          </table:table-cell>
          <table:covered-table-cell/>
          <table:table-cell table:style-name="表格67.B10" table:number-columns-spanned="2" office:value-type="string">
            <text:p text:style-name="P1"/>
          </table:table-cell>
          <table:covered-table-cell/>
        </table:table-row>
        <table:table-row table:style-name="表格67.13">
          <table:table-cell table:style-name="表格67.A11" table:number-columns-spanned="4" office:value-type="string">
            <text:p text:style-name="P1">cos(0.5) = 0.877583</text:p>
          </table:table-cell>
          <table:covered-table-cell/>
          <table:covered-table-cell/>
          <table:covered-table-cell/>
        </table:table-row>
      </table:table>
      <text:p text:style-name="Standard"/>
      <text:p text:style-name="Standard"/>
      <table:table table:name="表格68" table:style-name="表格68">
        <table:table-column table:style-name="表格68.A"/>
        <table:table-column table:style-name="表格68.B"/>
        <table:table-column table:style-name="表格68.C"/>
        <table:table-column table:style-name="表格68.D"/>
        <table:table-row table:style-name="表格68.1">
          <table:table-cell table:style-name="表格68.A1" table:number-columns-spanned="4" office:value-type="string">
            <text:p text:style-name="P5">cosh（取双曲线余玄函数值）</text:p>
          </table:table-cell>
          <table:covered-table-cell/>
          <table:covered-table-cell/>
          <table:covered-table-cell/>
        </table:table-row>
        <table:table-row table:style-name="表格68.2">
          <table:table-cell table:style-name="表格68.A2" table:number-columns-spanned="4" office:value-type="string">
            <text:p text:style-name="P3"/>
          </table:table-cell>
          <table:covered-table-cell/>
          <table:covered-table-cell/>
          <table:covered-table-cell/>
        </table:table-row>
        <table:table-row table:style-name="表格68.3">
          <table:table-cell table:style-name="表格68.A3" table:number-columns-spanned="3" office:value-type="string">
            <text:p text:style-name="P2">相关函数</text:p>
          </table:table-cell>
          <table:covered-table-cell/>
          <table:covered-table-cell/>
          <table:table-cell table:style-name="表格68.D3" office:value-type="string">
            <text:p text:style-name="P1">sinh，tanh</text:p>
          </table:table-cell>
        </table:table-row>
        <table:table-row table:style-name="表格68.3">
          <table:table-cell table:style-name="表格68.A4" table:number-columns-spanned="3" office:value-type="string">
            <text:p text:style-name="P2">表头文件</text:p>
          </table:table-cell>
          <table:covered-table-cell/>
          <table:covered-table-cell/>
          <table:table-cell table:style-name="表格68.D3" office:value-type="string">
            <text:p text:style-name="P1">#include&lt;math.h&gt;</text:p>
          </table:table-cell>
        </table:table-row>
        <table:table-row table:style-name="表格68.3">
          <table:table-cell table:style-name="表格68.A4" table:number-columns-spanned="3" office:value-type="string">
            <text:p text:style-name="P2">定义函数</text:p>
          </table:table-cell>
          <table:covered-table-cell/>
          <table:covered-table-cell/>
          <table:table-cell table:style-name="表格68.D3" office:value-type="string">
            <text:p text:style-name="P1">double cosh(double x);</text:p>
          </table:table-cell>
        </table:table-row>
        <table:table-row table:style-name="表格68.3">
          <table:table-cell table:style-name="表格68.A4" table:number-columns-spanned="3" office:value-type="string">
            <text:p text:style-name="P2">函数说明</text:p>
          </table:table-cell>
          <table:covered-table-cell/>
          <table:covered-table-cell/>
          <table:table-cell table:style-name="表格68.D3" office:value-type="string">
            <text:p text:style-name="P1">cosh（）用来计算参数x的双曲线余玄值，然后将结果返回。数学定义式为：(exp(x)+exp(-x))/2。</text:p>
          </table:table-cell>
        </table:table-row>
        <table:table-row table:style-name="表格68.3">
          <table:table-cell table:style-name="表格68.A4" table:number-columns-spanned="3" office:value-type="string">
            <text:p text:style-name="P2">返回值</text:p>
          </table:table-cell>
          <table:covered-table-cell/>
          <table:covered-table-cell/>
          <table:table-cell table:style-name="表格68.D3" office:value-type="string">
            <text:p text:style-name="P1">返回参数x的双曲线余玄值。</text:p>
          </table:table-cell>
        </table:table-row>
        <table:table-row table:style-name="表格68.3">
          <table:table-cell table:style-name="表格68.A8" table:number-columns-spanned="3" office:value-type="string">
            <text:p text:style-name="P2">附加说明</text:p>
          </table:table-cell>
          <table:covered-table-cell/>
          <table:covered-table-cell/>
          <table:table-cell table:style-name="表格68.D3" office:value-type="string">
            <text:p text:style-name="P1">使用GCC编译时请加入-lm。</text:p>
          </table:table-cell>
        </table:table-row>
        <table:table-row table:style-name="表格68.9">
          <table:table-cell table:style-name="表格68.D3" table:number-columns-spanned="4" office:value-type="string">
            <text:p text:style-name="P2"/>
          </table:table-cell>
          <table:covered-table-cell/>
          <table:covered-table-cell/>
          <table:covered-table-cell/>
        </table:table-row>
        <table:table-row table:style-name="表格68.10">
          <table:table-cell table:style-name="表格68.A10" office:value-type="string">
            <text:p text:style-name="P2">范例</text:p>
          </table:table-cell>
          <table:table-cell table:style-name="表格68.B10" table:number-columns-spanned="3" office:value-type="string">
            <text:p text:style-name="P1"/>
          </table:table-cell>
          <table:covered-table-cell/>
          <table:covered-table-cell/>
        </table:table-row>
        <table:table-row table:style-name="表格68.11">
          <table:table-cell table:style-name="表格68.A11" table:number-columns-spanned="4" office:value-type="string">
            <text:p text:style-name="P1">#include&lt;math.h&gt;</text:p>
            <text:p text:style-name="Standard">main()</text:p>
            <text:p text:style-name="Standard">{</text:p>
            <text:p text:style-name="Standard"><text:s text:c="2"/>double answer = cosh(0.5);</text:p>
            <text:p text:style-name="Standard"><text:s text:c="2"/>printf(“cosh(0.5) = %f\n”,answer);</text:p>
            <text:p text:style-name="Standard">}</text:p>
          </table:table-cell>
          <table:covered-table-cell/>
          <table:covered-table-cell/>
          <table:covered-table-cell/>
        </table:table-row>
        <table:table-row table:style-name="表格68.12">
          <table:table-cell table:style-name="表格68.A10" table:number-columns-spanned="2" office:value-type="string">
            <text:p text:style-name="P2">执行</text:p>
          </table:table-cell>
          <table:covered-table-cell/>
          <table:table-cell table:style-name="表格68.B10" table:number-columns-spanned="2" office:value-type="string">
            <text:p text:style-name="P1"/>
          </table:table-cell>
          <table:covered-table-cell/>
        </table:table-row>
        <text:soft-page-break/>
        <table:table-row table:style-name="表格68.13">
          <table:table-cell table:style-name="表格68.A11" table:number-columns-spanned="4" office:value-type="string">
            <text:p text:style-name="P1">cosh(0.5) = 1.127626</text:p>
          </table:table-cell>
          <table:covered-table-cell/>
          <table:covered-table-cell/>
          <table:covered-table-cell/>
        </table:table-row>
      </table:table>
      <text:p text:style-name="Standard"/>
      <text:p text:style-name="Standard"/>
      <table:table table:name="表格69" table:style-name="表格69">
        <table:table-column table:style-name="表格69.A"/>
        <table:table-column table:style-name="表格69.B"/>
        <table:table-column table:style-name="表格69.C"/>
        <table:table-column table:style-name="表格69.D"/>
        <table:table-row table:style-name="表格69.1">
          <table:table-cell table:style-name="表格69.A1" table:number-columns-spanned="4" office:value-type="string">
            <text:p text:style-name="P5">exp（计算指数）</text:p>
          </table:table-cell>
          <table:covered-table-cell/>
          <table:covered-table-cell/>
          <table:covered-table-cell/>
        </table:table-row>
        <table:table-row table:style-name="表格69.2">
          <table:table-cell table:style-name="表格69.A2" table:number-columns-spanned="4" office:value-type="string">
            <text:p text:style-name="P3"/>
          </table:table-cell>
          <table:covered-table-cell/>
          <table:covered-table-cell/>
          <table:covered-table-cell/>
        </table:table-row>
        <table:table-row table:style-name="表格69.3">
          <table:table-cell table:style-name="表格69.A3" table:number-columns-spanned="3" office:value-type="string">
            <text:p text:style-name="P2">相关函数</text:p>
          </table:table-cell>
          <table:covered-table-cell/>
          <table:covered-table-cell/>
          <table:table-cell table:style-name="表格69.D3" office:value-type="string">
            <text:p text:style-name="P1">log，log10，pow</text:p>
          </table:table-cell>
        </table:table-row>
        <table:table-row table:style-name="表格69.3">
          <table:table-cell table:style-name="表格69.A4" table:number-columns-spanned="3" office:value-type="string">
            <text:p text:style-name="P2">表头文件</text:p>
          </table:table-cell>
          <table:covered-table-cell/>
          <table:covered-table-cell/>
          <table:table-cell table:style-name="表格69.D3" office:value-type="string">
            <text:p text:style-name="P1">#include&lt;math.h&gt;</text:p>
          </table:table-cell>
        </table:table-row>
        <table:table-row table:style-name="表格69.3">
          <table:table-cell table:style-name="表格69.A4" table:number-columns-spanned="3" office:value-type="string">
            <text:p text:style-name="P2">定义函数</text:p>
          </table:table-cell>
          <table:covered-table-cell/>
          <table:covered-table-cell/>
          <table:table-cell table:style-name="表格69.D3" office:value-type="string">
            <text:p text:style-name="P1">double exp(double x);</text:p>
          </table:table-cell>
        </table:table-row>
        <table:table-row table:style-name="表格69.3">
          <table:table-cell table:style-name="表格69.A4" table:number-columns-spanned="3" office:value-type="string">
            <text:p text:style-name="P2">函数说明</text:p>
          </table:table-cell>
          <table:covered-table-cell/>
          <table:covered-table-cell/>
          <table:table-cell table:style-name="表格69.D3" office:value-type="string">
            <text:p text:style-name="P1">exp（）用来计算以e为底的x次方值，即ex值，然后将结果返回。</text:p>
          </table:table-cell>
        </table:table-row>
        <table:table-row table:style-name="表格69.3">
          <table:table-cell table:style-name="表格69.A4" table:number-columns-spanned="3" office:value-type="string">
            <text:p text:style-name="P2">返回值</text:p>
          </table:table-cell>
          <table:covered-table-cell/>
          <table:covered-table-cell/>
          <table:table-cell table:style-name="表格69.D3" office:value-type="string">
            <text:p text:style-name="P1">返回e的x次方计算结果。</text:p>
          </table:table-cell>
        </table:table-row>
        <table:table-row table:style-name="表格69.3">
          <table:table-cell table:style-name="表格69.A8" table:number-columns-spanned="3" office:value-type="string">
            <text:p text:style-name="P2">附加说明</text:p>
          </table:table-cell>
          <table:covered-table-cell/>
          <table:covered-table-cell/>
          <table:table-cell table:style-name="表格69.D3" office:value-type="string">
            <text:p text:style-name="P1">使用GCC编译时请加入-lm。</text:p>
          </table:table-cell>
        </table:table-row>
        <table:table-row table:style-name="表格69.9">
          <table:table-cell table:style-name="表格69.D3" table:number-columns-spanned="4" office:value-type="string">
            <text:p text:style-name="P2"/>
          </table:table-cell>
          <table:covered-table-cell/>
          <table:covered-table-cell/>
          <table:covered-table-cell/>
        </table:table-row>
        <table:table-row table:style-name="表格69.10">
          <table:table-cell table:style-name="表格69.A10" office:value-type="string">
            <text:p text:style-name="P2">范例</text:p>
          </table:table-cell>
          <table:table-cell table:style-name="表格69.B10" table:number-columns-spanned="3" office:value-type="string">
            <text:p text:style-name="P1"/>
          </table:table-cell>
          <table:covered-table-cell/>
          <table:covered-table-cell/>
        </table:table-row>
        <table:table-row table:style-name="表格69.11">
          <table:table-cell table:style-name="表格69.A11" table:number-columns-spanned="4" office:value-type="string">
            <text:p text:style-name="P1">#include&lt;math.h&gt;</text:p>
            <text:p text:style-name="Standard">main()</text:p>
            <text:p text:style-name="Standard">{</text:p>
            <text:p text:style-name="Standard"><text:s text:c="2"/>double answer;</text:p>
            <text:p text:style-name="Standard"><text:s text:c="2"/>answer = exp (10);</text:p>
            <text:p text:style-name="Standard"><text:s text:c="2"/>printf(“ e^10 =%f\n”,answer);</text:p>
            <text:p text:style-name="Standard">}</text:p>
          </table:table-cell>
          <table:covered-table-cell/>
          <table:covered-table-cell/>
          <table:covered-table-cell/>
        </table:table-row>
        <table:table-row table:style-name="表格69.12">
          <table:table-cell table:style-name="表格69.A10" table:number-columns-spanned="2" office:value-type="string">
            <text:p text:style-name="P2">执行</text:p>
          </table:table-cell>
          <table:covered-table-cell/>
          <table:table-cell table:style-name="表格69.B10" table:number-columns-spanned="2" office:value-type="string">
            <text:p text:style-name="P1"/>
          </table:table-cell>
          <table:covered-table-cell/>
        </table:table-row>
        <table:table-row table:style-name="表格69.13">
          <table:table-cell table:style-name="表格69.A11" table:number-columns-spanned="4" office:value-type="string">
            <text:p text:style-name="P1">e^10 = 22026.465795</text:p>
          </table:table-cell>
          <table:covered-table-cell/>
          <table:covered-table-cell/>
          <table:covered-table-cell/>
        </table:table-row>
      </table:table>
      <text:p text:style-name="Standard"/>
      <text:p text:style-name="Standard"/>
      <table:table table:name="表格70" table:style-name="表格70">
        <table:table-column table:style-name="表格70.A"/>
        <table:table-column table:style-name="表格70.B"/>
        <table:table-column table:style-name="表格70.C"/>
        <table:table-column table:style-name="表格70.D"/>
        <table:table-row table:style-name="表格70.1">
          <table:table-cell table:style-name="表格70.A1" table:number-columns-spanned="4" office:value-type="string">
            <text:p text:style-name="P5">frexp（将浮点型数分为底数与指数）</text:p>
          </table:table-cell>
          <table:covered-table-cell/>
          <table:covered-table-cell/>
          <table:covered-table-cell/>
        </table:table-row>
        <table:table-row table:style-name="表格70.2">
          <table:table-cell table:style-name="表格70.A2" table:number-columns-spanned="4" office:value-type="string">
            <text:p text:style-name="P3"/>
          </table:table-cell>
          <table:covered-table-cell/>
          <table:covered-table-cell/>
          <table:covered-table-cell/>
        </table:table-row>
        <table:table-row table:style-name="表格70.3">
          <table:table-cell table:style-name="表格70.A3" table:number-columns-spanned="3" office:value-type="string">
            <text:p text:style-name="P2">相关函数</text:p>
          </table:table-cell>
          <table:covered-table-cell/>
          <table:covered-table-cell/>
          <table:table-cell table:style-name="表格70.D3" office:value-type="string">
            <text:p text:style-name="P1">ldexp，modf</text:p>
          </table:table-cell>
        </table:table-row>
        <table:table-row table:style-name="表格70.3">
          <table:table-cell table:style-name="表格70.A4" table:number-columns-spanned="3" office:value-type="string">
            <text:p text:style-name="P2">表头文件</text:p>
          </table:table-cell>
          <table:covered-table-cell/>
          <table:covered-table-cell/>
          <table:table-cell table:style-name="表格70.D3" office:value-type="string">
            <text:p text:style-name="P1">#include&lt;math.h&gt;</text:p>
          </table:table-cell>
        </table:table-row>
        <table:table-row table:style-name="表格70.3">
          <table:table-cell table:style-name="表格70.A4" table:number-columns-spanned="3" office:value-type="string">
            <text:p text:style-name="P2">定义函数</text:p>
          </table:table-cell>
          <table:covered-table-cell/>
          <table:covered-table-cell/>
          <table:table-cell table:style-name="表格70.D3" office:value-type="string">
            <text:p text:style-name="P1">double frexp( double x, int *exp);</text:p>
          </table:table-cell>
        </table:table-row>
        <text:soft-page-break/>
        <table:table-row table:style-name="表格70.3">
          <table:table-cell table:style-name="表格70.A4" table:number-columns-spanned="3" office:value-type="string">
            <text:p text:style-name="P2">函数说明</text:p>
          </table:table-cell>
          <table:covered-table-cell/>
          <table:covered-table-cell/>
          <table:table-cell table:style-name="表格70.D3" office:value-type="string">
            <text:p text:style-name="P1">frexp（）用来将参数x的浮点型数切割成底数和指数。底数部分直接返回，指数部分则借参数exp指针返回，将返回值乘以2的exp次方即为x的值。</text:p>
          </table:table-cell>
        </table:table-row>
        <table:table-row table:style-name="表格70.3">
          <table:table-cell table:style-name="表格70.A4" table:number-columns-spanned="3" office:value-type="string">
            <text:p text:style-name="P2">返回值</text:p>
          </table:table-cell>
          <table:covered-table-cell/>
          <table:covered-table-cell/>
          <table:table-cell table:style-name="表格70.D3" office:value-type="string">
            <text:p text:style-name="P1">返回参数x的底数部分，指数部分则存于exp指针所指的地址。</text:p>
          </table:table-cell>
        </table:table-row>
        <table:table-row table:style-name="表格70.3">
          <table:table-cell table:style-name="表格70.A8" table:number-columns-spanned="3" office:value-type="string">
            <text:p text:style-name="P2">附加说明</text:p>
          </table:table-cell>
          <table:covered-table-cell/>
          <table:covered-table-cell/>
          <table:table-cell table:style-name="表格70.D3" office:value-type="string">
            <text:p text:style-name="P1">使用GCC编译时请加入-lm。</text:p>
          </table:table-cell>
        </table:table-row>
        <table:table-row table:style-name="表格70.9">
          <table:table-cell table:style-name="表格70.D3" table:number-columns-spanned="4" office:value-type="string">
            <text:p text:style-name="P2"/>
          </table:table-cell>
          <table:covered-table-cell/>
          <table:covered-table-cell/>
          <table:covered-table-cell/>
        </table:table-row>
        <table:table-row table:style-name="表格70.10">
          <table:table-cell table:style-name="表格70.A10" office:value-type="string">
            <text:p text:style-name="P2">范例</text:p>
          </table:table-cell>
          <table:table-cell table:style-name="表格70.B10" table:number-columns-spanned="3" office:value-type="string">
            <text:p text:style-name="P1"/>
          </table:table-cell>
          <table:covered-table-cell/>
          <table:covered-table-cell/>
        </table:table-row>
        <table:table-row table:style-name="表格70.11">
          <table:table-cell table:style-name="表格70.A11" table:number-columns-spanned="4" office:value-type="string">
            <text:p text:style-name="P1">#include &lt;math.h&gt;</text:p>
            <text:p text:style-name="Standard">main()</text:p>
            <text:p text:style-name="Standard">{</text:p>
            <text:p text:style-name="Standard"><text:s/>int exp;</text:p>
            <text:p text:style-name="Standard"><text:s/>double fraction;</text:p>
            <text:p text:style-name="Standard"><text:s/>fraction = frexp (1024,&amp;exp);</text:p>
            <text:p text:style-name="Standard"><text:s/>printf(“exp = %d\n”,exp);</text:p>
            <text:p text:style-name="Standard"><text:s/>printf(“fraction = %f\n”,fraction);</text:p>
            <text:p text:style-name="Standard">}</text:p>
          </table:table-cell>
          <table:covered-table-cell/>
          <table:covered-table-cell/>
          <table:covered-table-cell/>
        </table:table-row>
        <table:table-row table:style-name="表格70.12">
          <table:table-cell table:style-name="表格70.A10" table:number-columns-spanned="2" office:value-type="string">
            <text:p text:style-name="P2">执行</text:p>
          </table:table-cell>
          <table:covered-table-cell/>
          <table:table-cell table:style-name="表格70.B10" table:number-columns-spanned="2" office:value-type="string">
            <text:p text:style-name="P1"/>
          </table:table-cell>
          <table:covered-table-cell/>
        </table:table-row>
        <table:table-row table:style-name="表格70.13">
          <table:table-cell table:style-name="表格70.A11" table:number-columns-spanned="4" office:value-type="string">
            <text:p text:style-name="P1">exp = 11</text:p>
            <text:p text:style-name="Standard">fraction = 0.500000 /* 0.5*(2^11)=1024*/</text:p>
          </table:table-cell>
          <table:covered-table-cell/>
          <table:covered-table-cell/>
          <table:covered-table-cell/>
        </table:table-row>
      </table:table>
      <text:p text:style-name="Standard"/>
      <text:p text:style-name="Standard"/>
      <table:table table:name="表格71" table:style-name="表格71">
        <table:table-column table:style-name="表格71.A"/>
        <table:table-column table:style-name="表格71.B"/>
        <table:table-column table:style-name="表格71.C"/>
        <table:table-column table:style-name="表格71.D"/>
        <table:table-row table:style-name="表格71.1">
          <table:table-cell table:style-name="表格71.A1" table:number-columns-spanned="4" office:value-type="string">
            <text:p text:style-name="P5">ldexp（计算2的次方值）</text:p>
          </table:table-cell>
          <table:covered-table-cell/>
          <table:covered-table-cell/>
          <table:covered-table-cell/>
        </table:table-row>
        <table:table-row table:style-name="表格71.2">
          <table:table-cell table:style-name="表格71.A2" table:number-columns-spanned="4" office:value-type="string">
            <text:p text:style-name="P3"/>
          </table:table-cell>
          <table:covered-table-cell/>
          <table:covered-table-cell/>
          <table:covered-table-cell/>
        </table:table-row>
        <table:table-row table:style-name="表格71.3">
          <table:table-cell table:style-name="表格71.A3" table:number-columns-spanned="3" office:value-type="string">
            <text:p text:style-name="P2">相关函数</text:p>
          </table:table-cell>
          <table:covered-table-cell/>
          <table:covered-table-cell/>
          <table:table-cell table:style-name="表格71.D3" office:value-type="string">
            <text:p text:style-name="P1">frexp</text:p>
          </table:table-cell>
        </table:table-row>
        <table:table-row table:style-name="表格71.3">
          <table:table-cell table:style-name="表格71.A4" table:number-columns-spanned="3" office:value-type="string">
            <text:p text:style-name="P2">表头文件</text:p>
          </table:table-cell>
          <table:covered-table-cell/>
          <table:covered-table-cell/>
          <table:table-cell table:style-name="表格71.D3" office:value-type="string">
            <text:p text:style-name="P1">#include&lt;math.h&gt;</text:p>
          </table:table-cell>
        </table:table-row>
        <table:table-row table:style-name="表格71.3">
          <table:table-cell table:style-name="表格71.A4" table:number-columns-spanned="3" office:value-type="string">
            <text:p text:style-name="P2">定义函数</text:p>
          </table:table-cell>
          <table:covered-table-cell/>
          <table:covered-table-cell/>
          <table:table-cell table:style-name="表格71.D3" office:value-type="string">
            <text:p text:style-name="P1">double ldexp(double x,int exp);</text:p>
          </table:table-cell>
        </table:table-row>
        <table:table-row table:style-name="表格71.3">
          <table:table-cell table:style-name="表格71.A4" table:number-columns-spanned="3" office:value-type="string">
            <text:p text:style-name="P2">函数说明</text:p>
          </table:table-cell>
          <table:covered-table-cell/>
          <table:covered-table-cell/>
          <table:table-cell table:style-name="表格71.D3" office:value-type="string">
            <text:p text:style-name="P1">ldexp（）用来将参数x乘上2的exp次方值，即x*2exp。</text:p>
          </table:table-cell>
        </table:table-row>
        <table:table-row table:style-name="表格71.3">
          <table:table-cell table:style-name="表格71.A4" table:number-columns-spanned="3" office:value-type="string">
            <text:p text:style-name="P2">返回值</text:p>
          </table:table-cell>
          <table:covered-table-cell/>
          <table:covered-table-cell/>
          <table:table-cell table:style-name="表格71.D3" office:value-type="string">
            <text:p text:style-name="P1">返回计算结果。</text:p>
          </table:table-cell>
        </table:table-row>
        <table:table-row table:style-name="表格71.3">
          <table:table-cell table:style-name="表格71.A8" table:number-columns-spanned="3" office:value-type="string">
            <text:p text:style-name="P2">附加说明</text:p>
          </table:table-cell>
          <table:covered-table-cell/>
          <table:covered-table-cell/>
          <table:table-cell table:style-name="表格71.D3" office:value-type="string">
            <text:p text:style-name="P1">使用GCC编译时请加入-lm。</text:p>
          </table:table-cell>
        </table:table-row>
        <table:table-row table:style-name="表格71.9">
          <table:table-cell table:style-name="表格71.D3" table:number-columns-spanned="4" office:value-type="string">
            <text:p text:style-name="P2"/>
          </table:table-cell>
          <table:covered-table-cell/>
          <table:covered-table-cell/>
          <table:covered-table-cell/>
        </table:table-row>
        <table:table-row table:style-name="表格71.10">
          <table:table-cell table:style-name="表格71.A10" office:value-type="string">
            <text:p text:style-name="P2">范例</text:p>
          </table:table-cell>
          <table:table-cell table:style-name="表格71.B10" table:number-columns-spanned="3" office:value-type="string">
            <text:p text:style-name="P1"/>
          </table:table-cell>
          <table:covered-table-cell/>
          <table:covered-table-cell/>
        </table:table-row>
        <text:soft-page-break/>
        <table:table-row table:style-name="表格71.11">
          <table:table-cell table:style-name="表格71.A11" table:number-columns-spanned="4" office:value-type="string">
            <text:p text:style-name="P1">/* 计算3*(2^2)＝12 */</text:p>
            <text:p text:style-name="Standard">#include&lt;math.h&gt;</text:p>
            <text:p text:style-name="Standard">main()</text:p>
            <text:p text:style-name="Standard">{</text:p>
            <text:p text:style-name="Standard"><text:s/>int exp;</text:p>
            <text:p text:style-name="Standard"><text:s/>double x,answer;</text:p>
            <text:p text:style-name="Standard"><text:s/>answer = ldexp(3,2);</text:p>
            <text:p text:style-name="Standard"><text:s/>printf(“3*2^(2) = %f\n”,answer);</text:p>
            <text:p text:style-name="Standard">}</text:p>
          </table:table-cell>
          <table:covered-table-cell/>
          <table:covered-table-cell/>
          <table:covered-table-cell/>
        </table:table-row>
        <table:table-row table:style-name="表格71.12">
          <table:table-cell table:style-name="表格71.A10" table:number-columns-spanned="2" office:value-type="string">
            <text:p text:style-name="P2">执行</text:p>
          </table:table-cell>
          <table:covered-table-cell/>
          <table:table-cell table:style-name="表格71.B10" table:number-columns-spanned="2" office:value-type="string">
            <text:p text:style-name="P1"/>
          </table:table-cell>
          <table:covered-table-cell/>
        </table:table-row>
        <table:table-row table:style-name="表格71.13">
          <table:table-cell table:style-name="表格71.A11" table:number-columns-spanned="4" office:value-type="string">
            <text:p text:style-name="P1">3*2^(2) = 12.000000</text:p>
          </table:table-cell>
          <table:covered-table-cell/>
          <table:covered-table-cell/>
          <table:covered-table-cell/>
        </table:table-row>
      </table:table>
      <text:p text:style-name="Standard"/>
      <text:p text:style-name="Standard"/>
      <table:table table:name="表格72" table:style-name="表格72">
        <table:table-column table:style-name="表格72.A"/>
        <table:table-column table:style-name="表格72.B"/>
        <table:table-column table:style-name="表格72.C"/>
        <table:table-column table:style-name="表格72.D"/>
        <table:table-row table:style-name="表格72.1">
          <table:table-cell table:style-name="表格72.A1" table:number-columns-spanned="4" office:value-type="string">
            <text:p text:style-name="P5">log（计算以e为底的对数值）</text:p>
          </table:table-cell>
          <table:covered-table-cell/>
          <table:covered-table-cell/>
          <table:covered-table-cell/>
        </table:table-row>
        <table:table-row table:style-name="表格72.2">
          <table:table-cell table:style-name="表格72.A2" table:number-columns-spanned="4" office:value-type="string">
            <text:p text:style-name="P3"/>
          </table:table-cell>
          <table:covered-table-cell/>
          <table:covered-table-cell/>
          <table:covered-table-cell/>
        </table:table-row>
        <table:table-row table:style-name="表格72.3">
          <table:table-cell table:style-name="表格72.A3" table:number-columns-spanned="3" office:value-type="string">
            <text:p text:style-name="P2">相关函数</text:p>
          </table:table-cell>
          <table:covered-table-cell/>
          <table:covered-table-cell/>
          <table:table-cell table:style-name="表格72.D3" office:value-type="string">
            <text:p text:style-name="P1">exp，log10，pow</text:p>
          </table:table-cell>
        </table:table-row>
        <table:table-row table:style-name="表格72.3">
          <table:table-cell table:style-name="表格72.A4" table:number-columns-spanned="3" office:value-type="string">
            <text:p text:style-name="P2">表头文件</text:p>
          </table:table-cell>
          <table:covered-table-cell/>
          <table:covered-table-cell/>
          <table:table-cell table:style-name="表格72.D3" office:value-type="string">
            <text:p text:style-name="P1">#include &lt;math.h&gt;</text:p>
          </table:table-cell>
        </table:table-row>
        <table:table-row table:style-name="表格72.3">
          <table:table-cell table:style-name="表格72.A4" table:number-columns-spanned="3" office:value-type="string">
            <text:p text:style-name="P2">定义函数</text:p>
          </table:table-cell>
          <table:covered-table-cell/>
          <table:covered-table-cell/>
          <table:table-cell table:style-name="表格72.D3" office:value-type="string">
            <text:p text:style-name="P1">double log (double x);</text:p>
          </table:table-cell>
        </table:table-row>
        <table:table-row table:style-name="表格72.3">
          <table:table-cell table:style-name="表格72.A4" table:number-columns-spanned="3" office:value-type="string">
            <text:p text:style-name="P2">函数说明</text:p>
          </table:table-cell>
          <table:covered-table-cell/>
          <table:covered-table-cell/>
          <table:table-cell table:style-name="表格72.D3" office:value-type="string">
            <text:p text:style-name="P1">log（）用来计算以e为底的x对数值，然后将结果返回。</text:p>
          </table:table-cell>
        </table:table-row>
        <table:table-row table:style-name="表格72.3">
          <table:table-cell table:style-name="表格72.A4" table:number-columns-spanned="3" office:value-type="string">
            <text:p text:style-name="P2">返回值</text:p>
          </table:table-cell>
          <table:covered-table-cell/>
          <table:covered-table-cell/>
          <table:table-cell table:style-name="表格72.D3" office:value-type="string">
            <text:p text:style-name="P1">返回参数x的自然对数值。</text:p>
          </table:table-cell>
        </table:table-row>
        <table:table-row table:style-name="表格72.3">
          <table:table-cell table:style-name="表格72.A4" table:number-columns-spanned="3" office:value-type="string">
            <text:p text:style-name="P2">错误代码</text:p>
          </table:table-cell>
          <table:covered-table-cell/>
          <table:covered-table-cell/>
          <table:table-cell table:style-name="表格72.D3" office:value-type="string">
            <text:p text:style-name="P1">EDOM <text:s/>参数x为负数</text:p>
            <text:p text:style-name="Standard">ERANGE <text:s/>参数x为零值，零的对数值无定义。</text:p>
          </table:table-cell>
        </table:table-row>
        <table:table-row table:style-name="表格72.3">
          <table:table-cell table:style-name="表格72.A9" table:number-columns-spanned="3" office:value-type="string">
            <text:p text:style-name="P2">附加说明</text:p>
          </table:table-cell>
          <table:covered-table-cell/>
          <table:covered-table-cell/>
          <table:table-cell table:style-name="表格72.D3" office:value-type="string">
            <text:p text:style-name="P1">使用GCC编译时请加入-lm。</text:p>
          </table:table-cell>
        </table:table-row>
        <table:table-row table:style-name="表格72.10">
          <table:table-cell table:style-name="表格72.D3" table:number-columns-spanned="4" office:value-type="string">
            <text:p text:style-name="P2"/>
          </table:table-cell>
          <table:covered-table-cell/>
          <table:covered-table-cell/>
          <table:covered-table-cell/>
        </table:table-row>
        <table:table-row table:style-name="表格72.11">
          <table:table-cell table:style-name="表格72.A11" office:value-type="string">
            <text:p text:style-name="P2">范例</text:p>
          </table:table-cell>
          <table:table-cell table:style-name="表格72.B11" table:number-columns-spanned="3" office:value-type="string">
            <text:p text:style-name="P1"/>
          </table:table-cell>
          <table:covered-table-cell/>
          <table:covered-table-cell/>
        </table:table-row>
        <table:table-row table:style-name="表格72.12">
          <table:table-cell table:style-name="表格72.A12" table:number-columns-spanned="4" office:value-type="string">
            <text:p text:style-name="P1">#include&lt;math.h&gt;</text:p>
            <text:p text:style-name="Standard">main()</text:p>
            <text:p text:style-name="Standard">{</text:p>
            <text:p text:style-name="Standard"><text:s/>double answer;</text:p>
            <text:p text:style-name="Standard"><text:s/>answer = log (100);</text:p>
            <text:p text:style-name="Standard"><text:s/>printf(“log(100) = %f\n”,answer);</text:p>
            <text:p text:style-name="Standard">}</text:p>
          </table:table-cell>
          <table:covered-table-cell/>
          <table:covered-table-cell/>
          <table:covered-table-cell/>
        </table:table-row>
        <table:table-row table:style-name="表格72.13">
          <table:table-cell table:style-name="表格72.A11" table:number-columns-spanned="2" office:value-type="string">
            <text:p text:style-name="P2">执行</text:p>
          </table:table-cell>
          <table:covered-table-cell/>
          <table:table-cell table:style-name="表格72.B11" table:number-columns-spanned="2" office:value-type="string">
            <text:p text:style-name="P1"/>
          </table:table-cell>
          <table:covered-table-cell/>
        </table:table-row>
        <table:table-row table:style-name="表格72.14">
          <table:table-cell table:style-name="表格72.A12" table:number-columns-spanned="4" office:value-type="string">
            <text:p text:style-name="P1">log(100) = 4.605170</text:p>
          </table:table-cell>
          <table:covered-table-cell/>
          <table:covered-table-cell/>
          <table:covered-table-cell/>
        </table:table-row>
      </table:table>
      <text:p text:style-name="Standard"/>
      <text:p text:style-name="Standard"><text:soft-page-break/></text:p>
      <table:table table:name="表格73" table:style-name="表格73">
        <table:table-column table:style-name="表格73.A"/>
        <table:table-column table:style-name="表格73.B"/>
        <table:table-column table:style-name="表格73.C"/>
        <table:table-column table:style-name="表格73.D"/>
        <table:table-row table:style-name="表格73.1">
          <table:table-cell table:style-name="表格73.A1" table:number-columns-spanned="4" office:value-type="string">
            <text:p text:style-name="P5">log10（计算以10为底的对数值）</text:p>
          </table:table-cell>
          <table:covered-table-cell/>
          <table:covered-table-cell/>
          <table:covered-table-cell/>
        </table:table-row>
        <table:table-row table:style-name="表格73.2">
          <table:table-cell table:style-name="表格73.A2" table:number-columns-spanned="4" office:value-type="string">
            <text:p text:style-name="P3"/>
          </table:table-cell>
          <table:covered-table-cell/>
          <table:covered-table-cell/>
          <table:covered-table-cell/>
        </table:table-row>
        <table:table-row table:style-name="表格73.3">
          <table:table-cell table:style-name="表格73.A3" table:number-columns-spanned="3" office:value-type="string">
            <text:p text:style-name="P2">相关函数</text:p>
          </table:table-cell>
          <table:covered-table-cell/>
          <table:covered-table-cell/>
          <table:table-cell table:style-name="表格73.D3" office:value-type="string">
            <text:p text:style-name="P1">exp，log，pow</text:p>
          </table:table-cell>
        </table:table-row>
        <table:table-row table:style-name="表格73.3">
          <table:table-cell table:style-name="表格73.A4" table:number-columns-spanned="3" office:value-type="string">
            <text:p text:style-name="P2">表头文件</text:p>
          </table:table-cell>
          <table:covered-table-cell/>
          <table:covered-table-cell/>
          <table:table-cell table:style-name="表格73.D3" office:value-type="string">
            <text:p text:style-name="P1">#include&lt;math.h&gt;</text:p>
          </table:table-cell>
        </table:table-row>
        <table:table-row table:style-name="表格73.3">
          <table:table-cell table:style-name="表格73.A4" table:number-columns-spanned="3" office:value-type="string">
            <text:p text:style-name="P2">定义函数</text:p>
          </table:table-cell>
          <table:covered-table-cell/>
          <table:covered-table-cell/>
          <table:table-cell table:style-name="表格73.D3" office:value-type="string">
            <text:p text:style-name="P1">double log10(double x);</text:p>
          </table:table-cell>
        </table:table-row>
        <table:table-row table:style-name="表格73.3">
          <table:table-cell table:style-name="表格73.A4" table:number-columns-spanned="3" office:value-type="string">
            <text:p text:style-name="P2">函数说明</text:p>
          </table:table-cell>
          <table:covered-table-cell/>
          <table:covered-table-cell/>
          <table:table-cell table:style-name="表格73.D3" office:value-type="string">
            <text:p text:style-name="P1">log10（）用来计算以10为底的x对数值，然后将结果返回。</text:p>
          </table:table-cell>
        </table:table-row>
        <table:table-row table:style-name="表格73.3">
          <table:table-cell table:style-name="表格73.A4" table:number-columns-spanned="3" office:value-type="string">
            <text:p text:style-name="P2">返回值</text:p>
          </table:table-cell>
          <table:covered-table-cell/>
          <table:covered-table-cell/>
          <table:table-cell table:style-name="表格73.D3" office:value-type="string">
            <text:p text:style-name="P1">返回参数x以10为底的对数值。</text:p>
          </table:table-cell>
        </table:table-row>
        <table:table-row table:style-name="表格73.3">
          <table:table-cell table:style-name="表格73.A4" table:number-columns-spanned="3" office:value-type="string">
            <text:p text:style-name="P2">错误代码</text:p>
          </table:table-cell>
          <table:covered-table-cell/>
          <table:covered-table-cell/>
          <table:table-cell table:style-name="表格73.D3" office:value-type="string">
            <text:p text:style-name="P1">EDOM 参数x为负数。</text:p>
            <text:p text:style-name="Standard">RANGE 参数x为零值，零的对数值无定义。</text:p>
          </table:table-cell>
        </table:table-row>
        <table:table-row table:style-name="表格73.3">
          <table:table-cell table:style-name="表格73.A9" table:number-columns-spanned="3" office:value-type="string">
            <text:p text:style-name="P2">附加说明</text:p>
          </table:table-cell>
          <table:covered-table-cell/>
          <table:covered-table-cell/>
          <table:table-cell table:style-name="表格73.D3" office:value-type="string">
            <text:p text:style-name="P1">使用GCC编译时请加入-lm。</text:p>
          </table:table-cell>
        </table:table-row>
        <table:table-row table:style-name="表格73.10">
          <table:table-cell table:style-name="表格73.D3" table:number-columns-spanned="4" office:value-type="string">
            <text:p text:style-name="P2"/>
          </table:table-cell>
          <table:covered-table-cell/>
          <table:covered-table-cell/>
          <table:covered-table-cell/>
        </table:table-row>
        <table:table-row table:style-name="表格73.11">
          <table:table-cell table:style-name="表格73.A11" office:value-type="string">
            <text:p text:style-name="P2">范例</text:p>
          </table:table-cell>
          <table:table-cell table:style-name="表格73.B11" table:number-columns-spanned="3" office:value-type="string">
            <text:p text:style-name="P1"/>
          </table:table-cell>
          <table:covered-table-cell/>
          <table:covered-table-cell/>
        </table:table-row>
        <table:table-row table:style-name="表格73.12">
          <table:table-cell table:style-name="表格73.A12" table:number-columns-spanned="4" office:value-type="string">
            <text:p text:style-name="P1">#include&lt;math.h.</text:p>
            <text:p text:style-name="Standard">main()</text:p>
            <text:p text:style-name="Standard">{</text:p>
            <text:p text:style-name="Standard"><text:s/>double answer;</text:p>
            <text:p text:style-name="Standard"><text:s/>answer = log10(100);</text:p>
            <text:p text:style-name="Standard"><text:s/>printf(“log10(100) = %f\n”,answer);</text:p>
            <text:p text:style-name="Standard">}</text:p>
          </table:table-cell>
          <table:covered-table-cell/>
          <table:covered-table-cell/>
          <table:covered-table-cell/>
        </table:table-row>
        <table:table-row table:style-name="表格73.13">
          <table:table-cell table:style-name="表格73.A11" table:number-columns-spanned="2" office:value-type="string">
            <text:p text:style-name="P2">执行</text:p>
          </table:table-cell>
          <table:covered-table-cell/>
          <table:table-cell table:style-name="表格73.B11" table:number-columns-spanned="2" office:value-type="string">
            <text:p text:style-name="P1"/>
          </table:table-cell>
          <table:covered-table-cell/>
        </table:table-row>
        <table:table-row table:style-name="表格73.14">
          <table:table-cell table:style-name="表格73.A12" table:number-columns-spanned="4" office:value-type="string">
            <text:p text:style-name="P1">log10(100) = 2.000000</text:p>
          </table:table-cell>
          <table:covered-table-cell/>
          <table:covered-table-cell/>
          <table:covered-table-cell/>
        </table:table-row>
      </table:table>
      <text:p text:style-name="Standard"/>
      <text:p text:style-name="Standard"/>
      <table:table table:name="表格74" table:style-name="表格74">
        <table:table-column table:style-name="表格74.A"/>
        <table:table-column table:style-name="表格74.B"/>
        <table:table-column table:style-name="表格74.C"/>
        <table:table-column table:style-name="表格74.D"/>
        <table:table-row table:style-name="表格74.1">
          <table:table-cell table:style-name="表格74.A1" table:number-columns-spanned="4" office:value-type="string">
            <text:p text:style-name="P5">pow（计算次方值）</text:p>
          </table:table-cell>
          <table:covered-table-cell/>
          <table:covered-table-cell/>
          <table:covered-table-cell/>
        </table:table-row>
        <table:table-row table:style-name="表格74.2">
          <table:table-cell table:style-name="表格74.A2" table:number-columns-spanned="4" office:value-type="string">
            <text:p text:style-name="P3"/>
          </table:table-cell>
          <table:covered-table-cell/>
          <table:covered-table-cell/>
          <table:covered-table-cell/>
        </table:table-row>
        <table:table-row table:style-name="表格74.3">
          <table:table-cell table:style-name="表格74.A3" table:number-columns-spanned="3" office:value-type="string">
            <text:p text:style-name="P2">相关函数</text:p>
          </table:table-cell>
          <table:covered-table-cell/>
          <table:covered-table-cell/>
          <table:table-cell table:style-name="表格74.D3" office:value-type="string">
            <text:p text:style-name="P1">exp，log，log10</text:p>
          </table:table-cell>
        </table:table-row>
        <table:table-row table:style-name="表格74.3">
          <table:table-cell table:style-name="表格74.A4" table:number-columns-spanned="3" office:value-type="string">
            <text:p text:style-name="P2">表头文件</text:p>
          </table:table-cell>
          <table:covered-table-cell/>
          <table:covered-table-cell/>
          <table:table-cell table:style-name="表格74.D3" office:value-type="string">
            <text:p text:style-name="P1">#include&lt;math.h&gt;</text:p>
          </table:table-cell>
        </table:table-row>
        <table:table-row table:style-name="表格74.3">
          <table:table-cell table:style-name="表格74.A4" table:number-columns-spanned="3" office:value-type="string">
            <text:p text:style-name="P2">定义函数</text:p>
          </table:table-cell>
          <table:covered-table-cell/>
          <table:covered-table-cell/>
          <table:table-cell table:style-name="表格74.D3" office:value-type="string">
            <text:p text:style-name="P1">double pow(double x,double y);</text:p>
          </table:table-cell>
        </table:table-row>
        <table:table-row table:style-name="表格74.3">
          <table:table-cell table:style-name="表格74.A4" table:number-columns-spanned="3" office:value-type="string">
            <text:p text:style-name="P2">函数说明</text:p>
          </table:table-cell>
          <table:covered-table-cell/>
          <table:covered-table-cell/>
          <table:table-cell table:style-name="表格74.D3" office:value-type="string">
            <text:p text:style-name="P1">pow（）用来计算以x为底的y次方值，即xy值，然后将结果返回。</text:p>
          </table:table-cell>
        </table:table-row>
        <table:table-row table:style-name="表格74.3">
          <table:table-cell table:style-name="表格74.A4" table:number-columns-spanned="3" office:value-type="string">
            <text:p text:style-name="P2">返回值</text:p>
          </table:table-cell>
          <table:covered-table-cell/>
          <table:covered-table-cell/>
          <table:table-cell table:style-name="表格74.D3" office:value-type="string">
            <text:p text:style-name="P1">返回x的y次方计算结果。</text:p>
          </table:table-cell>
        </table:table-row>
        <text:soft-page-break/>
        <table:table-row table:style-name="表格74.3">
          <table:table-cell table:style-name="表格74.A4" table:number-columns-spanned="3" office:value-type="string">
            <text:p text:style-name="P2">错误代码</text:p>
          </table:table-cell>
          <table:covered-table-cell/>
          <table:covered-table-cell/>
          <table:table-cell table:style-name="表格74.D3" office:value-type="string">
            <text:p text:style-name="P1">EDOM 参数x为负数且参数y不是整数。</text:p>
          </table:table-cell>
        </table:table-row>
        <table:table-row table:style-name="表格74.3">
          <table:table-cell table:style-name="表格74.A9" table:number-columns-spanned="3" office:value-type="string">
            <text:p text:style-name="P2">附加说明</text:p>
          </table:table-cell>
          <table:covered-table-cell/>
          <table:covered-table-cell/>
          <table:table-cell table:style-name="表格74.D3" office:value-type="string">
            <text:p text:style-name="P1">使用GCC编译时请加入-lm。</text:p>
          </table:table-cell>
        </table:table-row>
        <table:table-row table:style-name="表格74.10">
          <table:table-cell table:style-name="表格74.D3" table:number-columns-spanned="4" office:value-type="string">
            <text:p text:style-name="P2"/>
          </table:table-cell>
          <table:covered-table-cell/>
          <table:covered-table-cell/>
          <table:covered-table-cell/>
        </table:table-row>
        <table:table-row table:style-name="表格74.11">
          <table:table-cell table:style-name="表格74.A11" office:value-type="string">
            <text:p text:style-name="P2">范例</text:p>
          </table:table-cell>
          <table:table-cell table:style-name="表格74.B11" table:number-columns-spanned="3" office:value-type="string">
            <text:p text:style-name="P1"/>
          </table:table-cell>
          <table:covered-table-cell/>
          <table:covered-table-cell/>
        </table:table-row>
        <table:table-row table:style-name="表格74.12">
          <table:table-cell table:style-name="表格74.A12" table:number-columns-spanned="4" office:value-type="string">
            <text:p text:style-name="P1">#include &lt;math.h&gt;</text:p>
            <text:p text:style-name="Standard">main()</text:p>
            <text:p text:style-name="Standard">{</text:p>
            <text:p text:style-name="Standard"><text:s/>double answer;</text:p>
            <text:p text:style-name="Standard"><text:s/>answer =pow(2,10);</text:p>
            <text:p text:style-name="Standard"><text:s/>printf(“2^10 = %f\n”,answer);</text:p>
            <text:p text:style-name="Standard">}</text:p>
          </table:table-cell>
          <table:covered-table-cell/>
          <table:covered-table-cell/>
          <table:covered-table-cell/>
        </table:table-row>
        <table:table-row table:style-name="表格74.13">
          <table:table-cell table:style-name="表格74.A11" table:number-columns-spanned="2" office:value-type="string">
            <text:p text:style-name="P2">执行</text:p>
          </table:table-cell>
          <table:covered-table-cell/>
          <table:table-cell table:style-name="表格74.B11" table:number-columns-spanned="2" office:value-type="string">
            <text:p text:style-name="P1"/>
          </table:table-cell>
          <table:covered-table-cell/>
        </table:table-row>
        <table:table-row table:style-name="表格74.14">
          <table:table-cell table:style-name="表格74.A12" table:number-columns-spanned="4" office:value-type="string">
            <text:p text:style-name="P1">2^10 = 1024.000000</text:p>
          </table:table-cell>
          <table:covered-table-cell/>
          <table:covered-table-cell/>
          <table:covered-table-cell/>
        </table:table-row>
      </table:table>
      <text:p text:style-name="Standard"/>
      <text:p text:style-name="Standard"/>
      <table:table table:name="表格75" table:style-name="表格75">
        <table:table-column table:style-name="表格75.A"/>
        <table:table-column table:style-name="表格75.B"/>
        <table:table-column table:style-name="表格75.C"/>
        <table:table-column table:style-name="表格75.D"/>
        <table:table-row table:style-name="表格75.1">
          <table:table-cell table:style-name="表格75.A1" table:number-columns-spanned="4" office:value-type="string">
            <text:p text:style-name="P5">sin（取正玄函数值）</text:p>
          </table:table-cell>
          <table:covered-table-cell/>
          <table:covered-table-cell/>
          <table:covered-table-cell/>
        </table:table-row>
        <table:table-row table:style-name="表格75.2">
          <table:table-cell table:style-name="表格75.A2" table:number-columns-spanned="4" office:value-type="string">
            <text:p text:style-name="P3"/>
          </table:table-cell>
          <table:covered-table-cell/>
          <table:covered-table-cell/>
          <table:covered-table-cell/>
        </table:table-row>
        <table:table-row table:style-name="表格75.3">
          <table:table-cell table:style-name="表格75.A3" table:number-columns-spanned="3" office:value-type="string">
            <text:p text:style-name="P2">相关函数</text:p>
          </table:table-cell>
          <table:covered-table-cell/>
          <table:covered-table-cell/>
          <table:table-cell table:style-name="表格75.D3" office:value-type="string">
            <text:p text:style-name="P1">acos，asin，atan，atan2，cos，tan</text:p>
          </table:table-cell>
        </table:table-row>
        <table:table-row table:style-name="表格75.3">
          <table:table-cell table:style-name="表格75.A4" table:number-columns-spanned="3" office:value-type="string">
            <text:p text:style-name="P2">表头文件</text:p>
          </table:table-cell>
          <table:covered-table-cell/>
          <table:covered-table-cell/>
          <table:table-cell table:style-name="表格75.D3" office:value-type="string">
            <text:p text:style-name="P1">#include&lt;math.h&gt;</text:p>
          </table:table-cell>
        </table:table-row>
        <table:table-row table:style-name="表格75.3">
          <table:table-cell table:style-name="表格75.A4" table:number-columns-spanned="3" office:value-type="string">
            <text:p text:style-name="P2">定义函数</text:p>
          </table:table-cell>
          <table:covered-table-cell/>
          <table:covered-table-cell/>
          <table:table-cell table:style-name="表格75.D3" office:value-type="string">
            <text:p text:style-name="P1">double sin(double x);</text:p>
          </table:table-cell>
        </table:table-row>
        <table:table-row table:style-name="表格75.3">
          <table:table-cell table:style-name="表格75.A4" table:number-columns-spanned="3" office:value-type="string">
            <text:p text:style-name="P2">函数说明</text:p>
          </table:table-cell>
          <table:covered-table-cell/>
          <table:covered-table-cell/>
          <table:table-cell table:style-name="表格75.D3" office:value-type="string">
            <text:p text:style-name="P1">sin（）用来计算参数x的正玄值，然后将结果返回。</text:p>
          </table:table-cell>
        </table:table-row>
        <table:table-row table:style-name="表格75.3">
          <table:table-cell table:style-name="表格75.A4" table:number-columns-spanned="3" office:value-type="string">
            <text:p text:style-name="P2">返回值</text:p>
          </table:table-cell>
          <table:covered-table-cell/>
          <table:covered-table-cell/>
          <table:table-cell table:style-name="表格75.D3" office:value-type="string">
            <text:p text:style-name="P1">返回-1至1之间的计算结果。</text:p>
          </table:table-cell>
        </table:table-row>
        <table:table-row table:style-name="表格75.3">
          <table:table-cell table:style-name="表格75.A8" table:number-columns-spanned="3" office:value-type="string">
            <text:p text:style-name="P2">附加说明</text:p>
          </table:table-cell>
          <table:covered-table-cell/>
          <table:covered-table-cell/>
          <table:table-cell table:style-name="表格75.D3" office:value-type="string">
            <text:p text:style-name="P1">使用GCC编译时请加入-lm。</text:p>
          </table:table-cell>
        </table:table-row>
        <table:table-row table:style-name="表格75.9">
          <table:table-cell table:style-name="表格75.D3" table:number-columns-spanned="4" office:value-type="string">
            <text:p text:style-name="P2"/>
          </table:table-cell>
          <table:covered-table-cell/>
          <table:covered-table-cell/>
          <table:covered-table-cell/>
        </table:table-row>
        <table:table-row table:style-name="表格75.10">
          <table:table-cell table:style-name="表格75.A10" office:value-type="string">
            <text:p text:style-name="P2">范例</text:p>
          </table:table-cell>
          <table:table-cell table:style-name="表格75.B10" table:number-columns-spanned="3" office:value-type="string">
            <text:p text:style-name="P1"/>
          </table:table-cell>
          <table:covered-table-cell/>
          <table:covered-table-cell/>
        </table:table-row>
        <table:table-row table:style-name="表格75.11">
          <table:table-cell table:style-name="表格75.A11" table:number-columns-spanned="4" office:value-type="string">
            <text:p text:style-name="P1">#include&lt;math.h&gt;</text:p>
            <text:p text:style-name="Standard">main()</text:p>
            <text:p text:style-name="Standard">{</text:p>
            <text:p text:style-name="Standard"><text:s/>double answer = sin (0.5);</text:p>
            <text:p text:style-name="Standard"><text:s/>printf(“sin(0.5) = %f\n”,answer);</text:p>
            <text:p text:style-name="Standard">}</text:p>
          </table:table-cell>
          <table:covered-table-cell/>
          <table:covered-table-cell/>
          <table:covered-table-cell/>
        </table:table-row>
        <text:soft-page-break/>
        <table:table-row table:style-name="表格75.12">
          <table:table-cell table:style-name="表格75.A10" table:number-columns-spanned="2" office:value-type="string">
            <text:p text:style-name="P2">执行</text:p>
          </table:table-cell>
          <table:covered-table-cell/>
          <table:table-cell table:style-name="表格75.B10" table:number-columns-spanned="2" office:value-type="string">
            <text:p text:style-name="P1"/>
          </table:table-cell>
          <table:covered-table-cell/>
        </table:table-row>
        <table:table-row table:style-name="表格75.13">
          <table:table-cell table:style-name="表格75.A11" table:number-columns-spanned="4" office:value-type="string">
            <text:p text:style-name="P1">sin(0.5) = 0.479426</text:p>
          </table:table-cell>
          <table:covered-table-cell/>
          <table:covered-table-cell/>
          <table:covered-table-cell/>
        </table:table-row>
      </table:table>
      <text:p text:style-name="Standard"/>
      <text:p text:style-name="Standard"/>
      <table:table table:name="表格76" table:style-name="表格76">
        <table:table-column table:style-name="表格76.A"/>
        <table:table-column table:style-name="表格76.B"/>
        <table:table-column table:style-name="表格76.C"/>
        <table:table-column table:style-name="表格76.D"/>
        <table:table-row table:style-name="表格76.1">
          <table:table-cell table:style-name="表格76.A1" table:number-columns-spanned="4" office:value-type="string">
            <text:p text:style-name="P5">sinh（取双曲线正玄函数值）</text:p>
          </table:table-cell>
          <table:covered-table-cell/>
          <table:covered-table-cell/>
          <table:covered-table-cell/>
        </table:table-row>
        <table:table-row table:style-name="表格76.2">
          <table:table-cell table:style-name="表格76.A2" table:number-columns-spanned="4" office:value-type="string">
            <text:p text:style-name="P3"/>
          </table:table-cell>
          <table:covered-table-cell/>
          <table:covered-table-cell/>
          <table:covered-table-cell/>
        </table:table-row>
        <table:table-row table:style-name="表格76.3">
          <table:table-cell table:style-name="表格76.A3" table:number-columns-spanned="3" office:value-type="string">
            <text:p text:style-name="P2">相关函数</text:p>
          </table:table-cell>
          <table:covered-table-cell/>
          <table:covered-table-cell/>
          <table:table-cell table:style-name="表格76.D3" office:value-type="string">
            <text:p text:style-name="P1">cosh，tanh</text:p>
          </table:table-cell>
        </table:table-row>
        <table:table-row table:style-name="表格76.3">
          <table:table-cell table:style-name="表格76.A4" table:number-columns-spanned="3" office:value-type="string">
            <text:p text:style-name="P2">表头文件</text:p>
          </table:table-cell>
          <table:covered-table-cell/>
          <table:covered-table-cell/>
          <table:table-cell table:style-name="表格76.D3" office:value-type="string">
            <text:p text:style-name="P1">#include&lt;math.h&gt;</text:p>
          </table:table-cell>
        </table:table-row>
        <table:table-row table:style-name="表格76.3">
          <table:table-cell table:style-name="表格76.A4" table:number-columns-spanned="3" office:value-type="string">
            <text:p text:style-name="P2">定义函数</text:p>
          </table:table-cell>
          <table:covered-table-cell/>
          <table:covered-table-cell/>
          <table:table-cell table:style-name="表格76.D3" office:value-type="string">
            <text:p text:style-name="P1">double sinh( double x);</text:p>
          </table:table-cell>
        </table:table-row>
        <table:table-row table:style-name="表格76.3">
          <table:table-cell table:style-name="表格76.A4" table:number-columns-spanned="3" office:value-type="string">
            <text:p text:style-name="P2">函数说明</text:p>
          </table:table-cell>
          <table:covered-table-cell/>
          <table:covered-table-cell/>
          <table:table-cell table:style-name="表格76.D3" office:value-type="string">
            <text:p text:style-name="P1">sinh（）用来计算参数x的双曲线正玄值，然后将结果返回。数学定义式为：(exp(x)-exp(-x))/2。</text:p>
          </table:table-cell>
        </table:table-row>
        <table:table-row table:style-name="表格76.3">
          <table:table-cell table:style-name="表格76.A4" table:number-columns-spanned="3" office:value-type="string">
            <text:p text:style-name="P2">返回值</text:p>
          </table:table-cell>
          <table:covered-table-cell/>
          <table:covered-table-cell/>
          <table:table-cell table:style-name="表格76.D3" office:value-type="string">
            <text:p text:style-name="P1">返回参数x的双曲线正玄值。</text:p>
          </table:table-cell>
        </table:table-row>
        <table:table-row table:style-name="表格76.3">
          <table:table-cell table:style-name="表格76.A8" table:number-columns-spanned="3" office:value-type="string">
            <text:p text:style-name="P2">附加说明</text:p>
          </table:table-cell>
          <table:covered-table-cell/>
          <table:covered-table-cell/>
          <table:table-cell table:style-name="表格76.D3" office:value-type="string">
            <text:p text:style-name="P1">使用GCC编译时请加入-lm。</text:p>
          </table:table-cell>
        </table:table-row>
        <table:table-row table:style-name="表格76.9">
          <table:table-cell table:style-name="表格76.D3" table:number-columns-spanned="4" office:value-type="string">
            <text:p text:style-name="P2"/>
          </table:table-cell>
          <table:covered-table-cell/>
          <table:covered-table-cell/>
          <table:covered-table-cell/>
        </table:table-row>
        <table:table-row table:style-name="表格76.10">
          <table:table-cell table:style-name="表格76.A10" office:value-type="string">
            <text:p text:style-name="P2">范例</text:p>
          </table:table-cell>
          <table:table-cell table:style-name="表格76.B10" table:number-columns-spanned="3" office:value-type="string">
            <text:p text:style-name="P1"/>
          </table:table-cell>
          <table:covered-table-cell/>
          <table:covered-table-cell/>
        </table:table-row>
        <table:table-row table:style-name="表格76.11">
          <table:table-cell table:style-name="表格76.A11" table:number-columns-spanned="4" office:value-type="string">
            <text:p text:style-name="P1">#include&lt;math.h&gt;</text:p>
            <text:p text:style-name="Standard">main()</text:p>
            <text:p text:style-name="Standard">{</text:p>
            <text:p text:style-name="Standard"><text:s/>double answer = sinh (0.5);</text:p>
            <text:p text:style-name="Standard"><text:s/>printf(“sinh(0.5) = %f\n”,answer);</text:p>
            <text:p text:style-name="Standard">}</text:p>
          </table:table-cell>
          <table:covered-table-cell/>
          <table:covered-table-cell/>
          <table:covered-table-cell/>
        </table:table-row>
        <table:table-row table:style-name="表格76.12">
          <table:table-cell table:style-name="表格76.A10" table:number-columns-spanned="2" office:value-type="string">
            <text:p text:style-name="P2">执行</text:p>
          </table:table-cell>
          <table:covered-table-cell/>
          <table:table-cell table:style-name="表格76.B10" table:number-columns-spanned="2" office:value-type="string">
            <text:p text:style-name="P1"/>
          </table:table-cell>
          <table:covered-table-cell/>
        </table:table-row>
        <table:table-row table:style-name="表格76.13">
          <table:table-cell table:style-name="表格76.A11" table:number-columns-spanned="4" office:value-type="string">
            <text:p text:style-name="P1">sinh(0.5) = 0.521095</text:p>
          </table:table-cell>
          <table:covered-table-cell/>
          <table:covered-table-cell/>
          <table:covered-table-cell/>
        </table:table-row>
        <table:table-row table:style-name="表格76.1">
          <table:table-cell table:style-name="表格76.A1" table:number-columns-spanned="4" office:value-type="string">
            <text:p text:style-name="P5">sqrt（计算平方根值）</text:p>
          </table:table-cell>
          <table:covered-table-cell/>
          <table:covered-table-cell/>
          <table:covered-table-cell/>
        </table:table-row>
        <table:table-row table:style-name="表格76.2">
          <table:table-cell table:style-name="表格76.A2" table:number-columns-spanned="4" office:value-type="string">
            <text:p text:style-name="P3"/>
          </table:table-cell>
          <table:covered-table-cell/>
          <table:covered-table-cell/>
          <table:covered-table-cell/>
        </table:table-row>
        <table:table-row table:style-name="表格76.3">
          <table:table-cell table:style-name="表格76.A3" table:number-columns-spanned="3" office:value-type="string">
            <text:p text:style-name="P2">相关函数</text:p>
          </table:table-cell>
          <table:covered-table-cell/>
          <table:covered-table-cell/>
          <table:table-cell table:style-name="表格76.D3" office:value-type="string">
            <text:p text:style-name="P1">hypotq</text:p>
          </table:table-cell>
        </table:table-row>
        <table:table-row table:style-name="表格76.3">
          <table:table-cell table:style-name="表格76.A4" table:number-columns-spanned="3" office:value-type="string">
            <text:p text:style-name="P2">表头文件</text:p>
          </table:table-cell>
          <table:covered-table-cell/>
          <table:covered-table-cell/>
          <table:table-cell table:style-name="表格76.D3" office:value-type="string">
            <text:p text:style-name="P1">#include&lt;math.h&gt;</text:p>
          </table:table-cell>
        </table:table-row>
        <table:table-row table:style-name="表格76.3">
          <table:table-cell table:style-name="表格76.A4" table:number-columns-spanned="3" office:value-type="string">
            <text:p text:style-name="P2">定义函数</text:p>
          </table:table-cell>
          <table:covered-table-cell/>
          <table:covered-table-cell/>
          <table:table-cell table:style-name="表格76.D3" office:value-type="string">
            <text:p text:style-name="P1">double sqrt(double x);</text:p>
          </table:table-cell>
        </table:table-row>
        <table:table-row table:style-name="表格76.3">
          <table:table-cell table:style-name="表格76.A4" table:number-columns-spanned="3" office:value-type="string">
            <text:p text:style-name="P2">函数说明</text:p>
          </table:table-cell>
          <table:covered-table-cell/>
          <table:covered-table-cell/>
          <table:table-cell table:style-name="表格76.D3" office:value-type="string">
            <text:p text:style-name="P1">sqrt（）用来计算参数x的平方根，然后将结果返回。参数x必须为正数。</text:p>
          </table:table-cell>
        </table:table-row>
        <table:table-row table:style-name="表格76.3">
          <table:table-cell table:style-name="表格76.A4" table:number-columns-spanned="3" office:value-type="string">
            <text:p text:style-name="P2">返回值</text:p>
          </table:table-cell>
          <table:covered-table-cell/>
          <table:covered-table-cell/>
          <table:table-cell table:style-name="表格76.D3" office:value-type="string">
            <text:p text:style-name="P1">返回参数x的平方根值。</text:p>
          </table:table-cell>
        </table:table-row>
        <text:soft-page-break/>
        <table:table-row table:style-name="表格76.3">
          <table:table-cell table:style-name="表格76.A4" table:number-columns-spanned="3" office:value-type="string">
            <text:p text:style-name="P2">错误代码</text:p>
          </table:table-cell>
          <table:covered-table-cell/>
          <table:covered-table-cell/>
          <table:table-cell table:style-name="表格76.D3" office:value-type="string">
            <text:p text:style-name="P1">EDOM 参数x为负数。</text:p>
          </table:table-cell>
        </table:table-row>
        <table:table-row table:style-name="表格76.3">
          <table:table-cell table:style-name="表格76.A8" table:number-columns-spanned="3" office:value-type="string">
            <text:p text:style-name="P2">附加说明</text:p>
          </table:table-cell>
          <table:covered-table-cell/>
          <table:covered-table-cell/>
          <table:table-cell table:style-name="表格76.D3" office:value-type="string">
            <text:p text:style-name="P1">使用GCC编译时请加入-lm。</text:p>
          </table:table-cell>
        </table:table-row>
        <table:table-row table:style-name="表格76.9">
          <table:table-cell table:style-name="表格76.D3" table:number-columns-spanned="4" office:value-type="string">
            <text:p text:style-name="P2"/>
          </table:table-cell>
          <table:covered-table-cell/>
          <table:covered-table-cell/>
          <table:covered-table-cell/>
        </table:table-row>
        <table:table-row table:style-name="表格76.10">
          <table:table-cell table:style-name="表格76.A10" office:value-type="string">
            <text:p text:style-name="P2">范例</text:p>
          </table:table-cell>
          <table:table-cell table:style-name="表格76.B10" table:number-columns-spanned="3" office:value-type="string">
            <text:p text:style-name="P1"/>
          </table:table-cell>
          <table:covered-table-cell/>
          <table:covered-table-cell/>
        </table:table-row>
        <table:table-row table:style-name="表格76.25">
          <table:table-cell table:style-name="表格76.A11" table:number-columns-spanned="4" office:value-type="string">
            <text:p text:style-name="P1">/* 计算200的平方根值*/</text:p>
            <text:p text:style-name="Standard">#include&lt;math.h&gt;</text:p>
            <text:p text:style-name="Standard">main()</text:p>
            <text:p text:style-name="Standard">{</text:p>
            <text:p text:style-name="Standard"><text:s/>double root;</text:p>
            <text:p text:style-name="Standard"><text:s/>root = sqrt (200);</text:p>
            <text:p text:style-name="Standard"><text:s/>printf(“answer is %f\n”,root);</text:p>
            <text:p text:style-name="Standard">}</text:p>
          </table:table-cell>
          <table:covered-table-cell/>
          <table:covered-table-cell/>
          <table:covered-table-cell/>
        </table:table-row>
        <table:table-row table:style-name="表格76.12">
          <table:table-cell table:style-name="表格76.A10" table:number-columns-spanned="2" office:value-type="string">
            <text:p text:style-name="P2">执行</text:p>
          </table:table-cell>
          <table:covered-table-cell/>
          <table:table-cell table:style-name="表格76.B10" table:number-columns-spanned="2" office:value-type="string">
            <text:p text:style-name="P1"/>
          </table:table-cell>
          <table:covered-table-cell/>
        </table:table-row>
        <table:table-row table:style-name="表格76.27">
          <table:table-cell table:style-name="表格76.A11" table:number-columns-spanned="4" office:value-type="string">
            <text:p text:style-name="P1">answer is 14.142136</text:p>
          </table:table-cell>
          <table:covered-table-cell/>
          <table:covered-table-cell/>
          <table:covered-table-cell/>
        </table:table-row>
      </table:table>
      <text:p text:style-name="Standard"/>
      <text:p text:style-name="Standard"/>
      <table:table table:name="表格77" table:style-name="表格77">
        <table:table-column table:style-name="表格77.A"/>
        <table:table-column table:style-name="表格77.B"/>
        <table:table-column table:style-name="表格77.C"/>
        <table:table-column table:style-name="表格77.D"/>
        <table:table-row table:style-name="表格77.1">
          <table:table-cell table:style-name="表格77.A1" table:number-columns-spanned="4" office:value-type="string">
            <text:p text:style-name="P5">tan（取正切函数值）</text:p>
          </table:table-cell>
          <table:covered-table-cell/>
          <table:covered-table-cell/>
          <table:covered-table-cell/>
        </table:table-row>
        <table:table-row table:style-name="表格77.2">
          <table:table-cell table:style-name="表格77.A2" table:number-columns-spanned="4" office:value-type="string">
            <text:p text:style-name="P3"/>
          </table:table-cell>
          <table:covered-table-cell/>
          <table:covered-table-cell/>
          <table:covered-table-cell/>
        </table:table-row>
        <table:table-row table:style-name="表格77.3">
          <table:table-cell table:style-name="表格77.A3" table:number-columns-spanned="3" office:value-type="string">
            <text:p text:style-name="P2">相关函数</text:p>
          </table:table-cell>
          <table:covered-table-cell/>
          <table:covered-table-cell/>
          <table:table-cell table:style-name="表格77.D3" office:value-type="string">
            <text:p text:style-name="P1">atan，atan2，cos，sin</text:p>
          </table:table-cell>
        </table:table-row>
        <table:table-row table:style-name="表格77.3">
          <table:table-cell table:style-name="表格77.A4" table:number-columns-spanned="3" office:value-type="string">
            <text:p text:style-name="P2">表头文件</text:p>
          </table:table-cell>
          <table:covered-table-cell/>
          <table:covered-table-cell/>
          <table:table-cell table:style-name="表格77.D3" office:value-type="string">
            <text:p text:style-name="P1">#include &lt;math.h&gt;</text:p>
          </table:table-cell>
        </table:table-row>
        <table:table-row table:style-name="表格77.3">
          <table:table-cell table:style-name="表格77.A4" table:number-columns-spanned="3" office:value-type="string">
            <text:p text:style-name="P2">定义函数</text:p>
          </table:table-cell>
          <table:covered-table-cell/>
          <table:covered-table-cell/>
          <table:table-cell table:style-name="表格77.D3" office:value-type="string">
            <text:p text:style-name="P1">double tan(double x);</text:p>
          </table:table-cell>
        </table:table-row>
        <table:table-row table:style-name="表格77.3">
          <table:table-cell table:style-name="表格77.A4" table:number-columns-spanned="3" office:value-type="string">
            <text:p text:style-name="P2">函数说明</text:p>
          </table:table-cell>
          <table:covered-table-cell/>
          <table:covered-table-cell/>
          <table:table-cell table:style-name="表格77.D3" office:value-type="string">
            <text:p text:style-name="P1">tan（）用来计算参数x的正切值，然后将结果返回。</text:p>
          </table:table-cell>
        </table:table-row>
        <table:table-row table:style-name="表格77.3">
          <table:table-cell table:style-name="表格77.A4" table:number-columns-spanned="3" office:value-type="string">
            <text:p text:style-name="P2">返回值</text:p>
          </table:table-cell>
          <table:covered-table-cell/>
          <table:covered-table-cell/>
          <table:table-cell table:style-name="表格77.D3" office:value-type="string">
            <text:p text:style-name="P1">返回参数x的正切值。</text:p>
          </table:table-cell>
        </table:table-row>
        <table:table-row table:style-name="表格77.3">
          <table:table-cell table:style-name="表格77.A8" table:number-columns-spanned="3" office:value-type="string">
            <text:p text:style-name="P2">附加说明</text:p>
          </table:table-cell>
          <table:covered-table-cell/>
          <table:covered-table-cell/>
          <table:table-cell table:style-name="表格77.D3" office:value-type="string">
            <text:p text:style-name="P1">使用GCC编译时请加入-lm。</text:p>
          </table:table-cell>
        </table:table-row>
        <table:table-row table:style-name="表格77.9">
          <table:table-cell table:style-name="表格77.D3" table:number-columns-spanned="4" office:value-type="string">
            <text:p text:style-name="P2"/>
          </table:table-cell>
          <table:covered-table-cell/>
          <table:covered-table-cell/>
          <table:covered-table-cell/>
        </table:table-row>
        <table:table-row table:style-name="表格77.10">
          <table:table-cell table:style-name="表格77.A10" office:value-type="string">
            <text:p text:style-name="P2">范例</text:p>
          </table:table-cell>
          <table:table-cell table:style-name="表格77.B10" table:number-columns-spanned="3" office:value-type="string">
            <text:p text:style-name="P1"/>
          </table:table-cell>
          <table:covered-table-cell/>
          <table:covered-table-cell/>
        </table:table-row>
        <text:soft-page-break/>
        <table:table-row table:style-name="表格77.11">
          <table:table-cell table:style-name="表格77.A11" table:number-columns-spanned="4" office:value-type="string">
            <text:p text:style-name="P1">#include&lt;math.h&gt;</text:p>
            <text:p text:style-name="Standard">main()</text:p>
            <text:p text:style-name="Standard">{</text:p>
            <text:p text:style-name="Standard"><text:s/>double answer = tan(0.5);</text:p>
            <text:p text:style-name="Standard"><text:s/>printf(“tan (0.5) = %f\n”,answer);</text:p>
            <text:p text:style-name="Standard">}</text:p>
          </table:table-cell>
          <table:covered-table-cell/>
          <table:covered-table-cell/>
          <table:covered-table-cell/>
        </table:table-row>
        <table:table-row table:style-name="表格77.12">
          <table:table-cell table:style-name="表格77.A10" table:number-columns-spanned="2" office:value-type="string">
            <text:p text:style-name="P2">执行</text:p>
          </table:table-cell>
          <table:covered-table-cell/>
          <table:table-cell table:style-name="表格77.B10" table:number-columns-spanned="2" office:value-type="string">
            <text:p text:style-name="P1"/>
          </table:table-cell>
          <table:covered-table-cell/>
        </table:table-row>
        <table:table-row table:style-name="表格77.13">
          <table:table-cell table:style-name="表格77.A11" table:number-columns-spanned="4" office:value-type="string">
            <text:p text:style-name="P1">tan(0.5) = 0.546302</text:p>
          </table:table-cell>
          <table:covered-table-cell/>
          <table:covered-table-cell/>
          <table:covered-table-cell/>
        </table:table-row>
      </table:table>
      <text:p text:style-name="Standard"/>
      <text:p text:style-name="Standard"/>
      <table:table table:name="表格78" table:style-name="表格78">
        <table:table-column table:style-name="表格78.A"/>
        <table:table-column table:style-name="表格78.B"/>
        <table:table-column table:style-name="表格78.C"/>
        <table:table-column table:style-name="表格78.D"/>
        <table:table-row table:style-name="表格78.1">
          <table:table-cell table:style-name="表格78.A1" table:number-columns-spanned="4" office:value-type="string">
            <text:p text:style-name="P5">tanh（取双曲线正切函数值）</text:p>
          </table:table-cell>
          <table:covered-table-cell/>
          <table:covered-table-cell/>
          <table:covered-table-cell/>
        </table:table-row>
        <table:table-row table:style-name="表格78.2">
          <table:table-cell table:style-name="表格78.A2" table:number-columns-spanned="4" office:value-type="string">
            <text:p text:style-name="P3"/>
          </table:table-cell>
          <table:covered-table-cell/>
          <table:covered-table-cell/>
          <table:covered-table-cell/>
        </table:table-row>
        <table:table-row table:style-name="表格78.3">
          <table:table-cell table:style-name="表格78.A3" table:number-columns-spanned="3" office:value-type="string">
            <text:p text:style-name="P2">相关函数</text:p>
          </table:table-cell>
          <table:covered-table-cell/>
          <table:covered-table-cell/>
          <table:table-cell table:style-name="表格78.D3" office:value-type="string">
            <text:p text:style-name="P1">cosh，sinh</text:p>
          </table:table-cell>
        </table:table-row>
        <table:table-row table:style-name="表格78.3">
          <table:table-cell table:style-name="表格78.A4" table:number-columns-spanned="3" office:value-type="string">
            <text:p text:style-name="P2">表头文件</text:p>
          </table:table-cell>
          <table:covered-table-cell/>
          <table:covered-table-cell/>
          <table:table-cell table:style-name="表格78.D3" office:value-type="string">
            <text:p text:style-name="P1">#include&lt;math.h&gt;</text:p>
          </table:table-cell>
        </table:table-row>
        <table:table-row table:style-name="表格78.3">
          <table:table-cell table:style-name="表格78.A4" table:number-columns-spanned="3" office:value-type="string">
            <text:p text:style-name="P2">定义函数</text:p>
          </table:table-cell>
          <table:covered-table-cell/>
          <table:covered-table-cell/>
          <table:table-cell table:style-name="表格78.D3" office:value-type="string">
            <text:p text:style-name="P1">double tanh(double x);</text:p>
          </table:table-cell>
        </table:table-row>
        <table:table-row table:style-name="表格78.3">
          <table:table-cell table:style-name="表格78.A4" table:number-columns-spanned="3" office:value-type="string">
            <text:p text:style-name="P2">函数说明</text:p>
          </table:table-cell>
          <table:covered-table-cell/>
          <table:covered-table-cell/>
          <table:table-cell table:style-name="表格78.D3" office:value-type="string">
            <text:p text:style-name="P1">tanh（）用来计算参数x的双曲线正切值，然后将结果返回。数学定义式为：sinh(x)/cosh(x)。</text:p>
          </table:table-cell>
        </table:table-row>
        <table:table-row table:style-name="表格78.3">
          <table:table-cell table:style-name="表格78.A4" table:number-columns-spanned="3" office:value-type="string">
            <text:p text:style-name="P2">返回值</text:p>
          </table:table-cell>
          <table:covered-table-cell/>
          <table:covered-table-cell/>
          <table:table-cell table:style-name="表格78.D3" office:value-type="string">
            <text:p text:style-name="P1">返回参数x的双曲线正切值。</text:p>
          </table:table-cell>
        </table:table-row>
        <table:table-row table:style-name="表格78.3">
          <table:table-cell table:style-name="表格78.A8" table:number-columns-spanned="3" office:value-type="string">
            <text:p text:style-name="P2">附加说明</text:p>
          </table:table-cell>
          <table:covered-table-cell/>
          <table:covered-table-cell/>
          <table:table-cell table:style-name="表格78.D3" office:value-type="string">
            <text:p text:style-name="P1">使用GCC编译时请加入-lm。</text:p>
          </table:table-cell>
        </table:table-row>
        <table:table-row table:style-name="表格78.9">
          <table:table-cell table:style-name="表格78.D3" table:number-columns-spanned="4" office:value-type="string">
            <text:p text:style-name="P2"/>
          </table:table-cell>
          <table:covered-table-cell/>
          <table:covered-table-cell/>
          <table:covered-table-cell/>
        </table:table-row>
        <table:table-row table:style-name="表格78.10">
          <table:table-cell table:style-name="表格78.A10" office:value-type="string">
            <text:p text:style-name="P2">范例</text:p>
          </table:table-cell>
          <table:table-cell table:style-name="表格78.B10" table:number-columns-spanned="3" office:value-type="string">
            <text:p text:style-name="P1"/>
          </table:table-cell>
          <table:covered-table-cell/>
          <table:covered-table-cell/>
        </table:table-row>
        <table:table-row table:style-name="表格78.11">
          <table:table-cell table:style-name="表格78.A11" table:number-columns-spanned="4" office:value-type="string">
            <text:p text:style-name="P1">#include&lt;math.h&gt;</text:p>
            <text:p text:style-name="Standard">main()</text:p>
            <text:p text:style-name="Standard">{</text:p>
            <text:p text:style-name="Standard"><text:s/>double answer = tanh(0.5);</text:p>
            <text:p text:style-name="Standard"><text:s/>printf(“ tanh(0.5) = %f\n”,answer);</text:p>
            <text:p text:style-name="Standard">}</text:p>
          </table:table-cell>
          <table:covered-table-cell/>
          <table:covered-table-cell/>
          <table:covered-table-cell/>
        </table:table-row>
        <table:table-row table:style-name="表格78.12">
          <table:table-cell table:style-name="表格78.A10" table:number-columns-spanned="2" office:value-type="string">
            <text:p text:style-name="P2">执行</text:p>
          </table:table-cell>
          <table:covered-table-cell/>
          <table:table-cell table:style-name="表格78.B10" table:number-columns-spanned="2" office:value-type="string">
            <text:p text:style-name="P1"/>
          </table:table-cell>
          <table:covered-table-cell/>
        </table:table-row>
        <table:table-row table:style-name="表格78.13">
          <table:table-cell table:style-name="表格78.A11" table:number-columns-spanned="4" office:value-type="string">
            <text:p text:style-name="P1">tanh(0.5) = 0.462117</text:p>
          </table:table-cell>
          <table:covered-table-cell/>
          <table:covered-table-cell/>
          <table:covered-table-cell/>
        </table:table-row>
      </table:table>
      <text:p text:style-name="Standard"/>
      <text:p text:style-name="Standard"/>
      <table:table table:name="表格79" table:style-name="表格79">
        <table:table-column table:style-name="表格79.A"/>
        <table:table-column table:style-name="表格79.B"/>
        <table:table-column table:style-name="表格79.C"/>
        <table:table-row table:style-name="表格79.1">
          <table:table-cell table:style-name="表格79.A1" table:number-columns-spanned="3" office:value-type="string">
            <text:p text:style-name="P5">endgrent（关闭组文件）</text:p>
          </table:table-cell>
          <table:covered-table-cell/>
          <table:covered-table-cell/>
        </table:table-row>
        <text:soft-page-break/>
        <table:table-row table:style-name="表格79.2">
          <table:table-cell table:style-name="表格79.A2" table:number-columns-spanned="3" office:value-type="string">
            <text:p text:style-name="P3"/>
          </table:table-cell>
          <table:covered-table-cell/>
          <table:covered-table-cell/>
        </table:table-row>
        <table:table-row table:style-name="表格79.3">
          <table:table-cell table:style-name="表格79.A3" table:number-columns-spanned="2" office:value-type="string">
            <text:p text:style-name="P2">相关函数</text:p>
          </table:table-cell>
          <table:covered-table-cell/>
          <table:table-cell table:style-name="表格79.C3" office:value-type="string">
            <text:p text:style-name="P1">getgrent，setgrent</text:p>
          </table:table-cell>
        </table:table-row>
        <table:table-row table:style-name="表格79.3">
          <table:table-cell table:style-name="表格79.A4" table:number-columns-spanned="2" office:value-type="string">
            <text:p text:style-name="P2">表头文件</text:p>
          </table:table-cell>
          <table:covered-table-cell/>
          <table:table-cell table:style-name="表格79.C3" office:value-type="string">
            <text:p text:style-name="P1">#include&lt;grp.h&gt;</text:p>
            <text:p text:style-name="Standard">#include&lt;sys/types.h&gt;</text:p>
          </table:table-cell>
        </table:table-row>
        <table:table-row table:style-name="表格79.3">
          <table:table-cell table:style-name="表格79.A4" table:number-columns-spanned="2" office:value-type="string">
            <text:p text:style-name="P2">定义函数</text:p>
          </table:table-cell>
          <table:covered-table-cell/>
          <table:table-cell table:style-name="表格79.C3" office:value-type="string">
            <text:p text:style-name="P1">void endgrent(void);</text:p>
          </table:table-cell>
        </table:table-row>
        <table:table-row table:style-name="表格79.3">
          <table:table-cell table:style-name="表格79.A4" table:number-columns-spanned="2" office:value-type="string">
            <text:p text:style-name="P2">函数说明</text:p>
          </table:table-cell>
          <table:covered-table-cell/>
          <table:table-cell table:style-name="表格79.C3" office:value-type="string">
            <text:p text:style-name="P1">endgrent（）用来关闭由getgrent（）所打开的密码文件。</text:p>
          </table:table-cell>
        </table:table-row>
        <table:table-row table:style-name="表格79.3">
          <table:table-cell table:style-name="表格79.A4" table:number-columns-spanned="2" office:value-type="string">
            <text:p text:style-name="P2">返回值</text:p>
          </table:table-cell>
          <table:covered-table-cell/>
          <table:table-cell table:style-name="表格79.C3" office:value-type="string">
            <text:p text:style-name="P1">无</text:p>
          </table:table-cell>
        </table:table-row>
        <table:table-row table:style-name="表格79.3">
          <table:table-cell table:style-name="表格79.A8" table:number-columns-spanned="2" office:value-type="string">
            <text:p text:style-name="P2">附加说明</text:p>
          </table:table-cell>
          <table:covered-table-cell/>
          <table:table-cell table:style-name="表格79.C3" office:value-type="string">
            <text:p text:style-name="P1">无</text:p>
          </table:table-cell>
        </table:table-row>
        <table:table-row table:style-name="表格79.9">
          <table:table-cell table:style-name="表格79.C3" table:number-columns-spanned="3" office:value-type="string">
            <text:p text:style-name="P2"/>
          </table:table-cell>
          <table:covered-table-cell/>
          <table:covered-table-cell/>
        </table:table-row>
        <table:table-row table:style-name="表格79.10">
          <table:table-cell table:style-name="表格79.A10" office:value-type="string">
            <text:p text:style-name="P2">范例</text:p>
          </table:table-cell>
          <table:table-cell table:style-name="表格79.B10" table:number-columns-spanned="2" office:value-type="string">
            <text:p text:style-name="P1"/>
          </table:table-cell>
          <table:covered-table-cell/>
        </table:table-row>
        <table:table-row table:style-name="表格79.11">
          <table:table-cell table:style-name="表格79.A11" table:number-columns-spanned="3" office:value-type="string">
            <text:p text:style-name="P1">请参考getgrent（）与setgrent（）。</text:p>
          </table:table-cell>
          <table:covered-table-cell/>
          <table:covered-table-cell/>
        </table:table-row>
      </table:table>
      <text:p text:style-name="Standard"/>
      <text:p text:style-name="Standard"/>
      <table:table table:name="表格80" table:style-name="表格80">
        <table:table-column table:style-name="表格80.A"/>
        <table:table-column table:style-name="表格80.B"/>
        <table:table-column table:style-name="表格80.C"/>
        <table:table-row table:style-name="表格80.1">
          <table:table-cell table:style-name="表格80.A1" table:number-columns-spanned="3" office:value-type="string">
            <text:p text:style-name="P5">endpwent（关闭密码文件）</text:p>
          </table:table-cell>
          <table:covered-table-cell/>
          <table:covered-table-cell/>
        </table:table-row>
        <table:table-row table:style-name="表格80.2">
          <table:table-cell table:style-name="表格80.A2" table:number-columns-spanned="3" office:value-type="string">
            <text:p text:style-name="P3"/>
          </table:table-cell>
          <table:covered-table-cell/>
          <table:covered-table-cell/>
        </table:table-row>
        <table:table-row table:style-name="表格80.3">
          <table:table-cell table:style-name="表格80.A3" table:number-columns-spanned="2" office:value-type="string">
            <text:p text:style-name="P2">相关函数</text:p>
          </table:table-cell>
          <table:covered-table-cell/>
          <table:table-cell table:style-name="表格80.C3" office:value-type="string">
            <text:p text:style-name="P1">getpwent，setpwent</text:p>
          </table:table-cell>
        </table:table-row>
        <table:table-row table:style-name="表格80.3">
          <table:table-cell table:style-name="表格80.A4" table:number-columns-spanned="2" office:value-type="string">
            <text:p text:style-name="P2">表头文件</text:p>
          </table:table-cell>
          <table:covered-table-cell/>
          <table:table-cell table:style-name="表格80.C3" office:value-type="string">
            <text:p text:style-name="P1">#include&lt;pwd.h&gt;</text:p>
            <text:p text:style-name="Standard">#include&lt;sys/types.h&gt;</text:p>
          </table:table-cell>
        </table:table-row>
        <table:table-row table:style-name="表格80.3">
          <table:table-cell table:style-name="表格80.A4" table:number-columns-spanned="2" office:value-type="string">
            <text:p text:style-name="P2">定义函数</text:p>
          </table:table-cell>
          <table:covered-table-cell/>
          <table:table-cell table:style-name="表格80.C3" office:value-type="string">
            <text:p text:style-name="P1">void endpwent(void);</text:p>
          </table:table-cell>
        </table:table-row>
        <table:table-row table:style-name="表格80.3">
          <table:table-cell table:style-name="表格80.A4" table:number-columns-spanned="2" office:value-type="string">
            <text:p text:style-name="P2">函数说明</text:p>
          </table:table-cell>
          <table:covered-table-cell/>
          <table:table-cell table:style-name="表格80.C3" office:value-type="string">
            <text:p text:style-name="P1">endpwent（）用来关闭由getpwent（）所打开的密码文件。</text:p>
          </table:table-cell>
        </table:table-row>
        <table:table-row table:style-name="表格80.3">
          <table:table-cell table:style-name="表格80.A4" table:number-columns-spanned="2" office:value-type="string">
            <text:p text:style-name="P2">返回值</text:p>
          </table:table-cell>
          <table:covered-table-cell/>
          <table:table-cell table:style-name="表格80.C3" office:value-type="string">
            <text:p text:style-name="P1">无</text:p>
          </table:table-cell>
        </table:table-row>
        <table:table-row table:style-name="表格80.3">
          <table:table-cell table:style-name="表格80.A8" table:number-columns-spanned="2" office:value-type="string">
            <text:p text:style-name="P2">附加说明</text:p>
          </table:table-cell>
          <table:covered-table-cell/>
          <table:table-cell table:style-name="表格80.C3" office:value-type="string">
            <text:p text:style-name="P1">无</text:p>
          </table:table-cell>
        </table:table-row>
        <table:table-row table:style-name="表格80.9">
          <table:table-cell table:style-name="表格80.C3" table:number-columns-spanned="3" office:value-type="string">
            <text:p text:style-name="P2"/>
          </table:table-cell>
          <table:covered-table-cell/>
          <table:covered-table-cell/>
        </table:table-row>
        <table:table-row table:style-name="表格80.10">
          <table:table-cell table:style-name="表格80.A10" office:value-type="string">
            <text:p text:style-name="P2">范例</text:p>
          </table:table-cell>
          <table:table-cell table:style-name="表格80.B10" table:number-columns-spanned="2" office:value-type="string">
            <text:p text:style-name="P1"/>
          </table:table-cell>
          <table:covered-table-cell/>
        </table:table-row>
        <table:table-row table:style-name="表格80.11">
          <table:table-cell table:style-name="表格80.A11" table:number-columns-spanned="3" office:value-type="string">
            <text:p text:style-name="P1">请参考getpwent（）与setpwent（）。</text:p>
          </table:table-cell>
          <table:covered-table-cell/>
          <table:covered-table-cell/>
        </table:table-row>
      </table:table>
      <text:p text:style-name="Standard"/>
      <text:p text:style-name="Standard"/>
      <table:table table:name="表格81" table:style-name="表格81">
        <table:table-column table:style-name="表格81.A"/>
        <table:table-column table:style-name="表格81.B"/>
        <table:table-column table:style-name="表格81.C"/>
        <table:table-row table:style-name="表格81.1">
          <table:table-cell table:style-name="表格81.A1" table:number-columns-spanned="3" office:value-type="string">
            <text:p text:style-name="P5">endutent（关闭utmp文件）</text:p>
          </table:table-cell>
          <table:covered-table-cell/>
          <table:covered-table-cell/>
        </table:table-row>
        <table:table-row table:style-name="表格81.2">
          <table:table-cell table:style-name="表格81.A2" table:number-columns-spanned="3" office:value-type="string">
            <text:p text:style-name="P3"/>
          </table:table-cell>
          <table:covered-table-cell/>
          <table:covered-table-cell/>
        </table:table-row>
        <text:soft-page-break/>
        <table:table-row table:style-name="表格81.3">
          <table:table-cell table:style-name="表格81.A3" table:number-columns-spanned="2" office:value-type="string">
            <text:p text:style-name="P2">相关函数</text:p>
          </table:table-cell>
          <table:covered-table-cell/>
          <table:table-cell table:style-name="表格81.C3" office:value-type="string">
            <text:p text:style-name="P1">getutent，setutent</text:p>
          </table:table-cell>
        </table:table-row>
        <table:table-row table:style-name="表格81.3">
          <table:table-cell table:style-name="表格81.A4" table:number-columns-spanned="2" office:value-type="string">
            <text:p text:style-name="P2">表头文件</text:p>
          </table:table-cell>
          <table:covered-table-cell/>
          <table:table-cell table:style-name="表格81.C3" office:value-type="string">
            <text:p text:style-name="P1">#include&lt;utmp.h&gt;</text:p>
          </table:table-cell>
        </table:table-row>
        <table:table-row table:style-name="表格81.3">
          <table:table-cell table:style-name="表格81.A4" table:number-columns-spanned="2" office:value-type="string">
            <text:p text:style-name="P2">定义函数</text:p>
          </table:table-cell>
          <table:covered-table-cell/>
          <table:table-cell table:style-name="表格81.C3" office:value-type="string">
            <text:p text:style-name="P1">void endutent(void);</text:p>
          </table:table-cell>
        </table:table-row>
        <table:table-row table:style-name="表格81.3">
          <table:table-cell table:style-name="表格81.A4" table:number-columns-spanned="2" office:value-type="string">
            <text:p text:style-name="P2">函数说明</text:p>
          </table:table-cell>
          <table:covered-table-cell/>
          <table:table-cell table:style-name="表格81.C3" office:value-type="string">
            <text:p text:style-name="P1">endutent（）用来关闭由getutent所打开的utmp文件。</text:p>
          </table:table-cell>
        </table:table-row>
        <table:table-row table:style-name="表格81.3">
          <table:table-cell table:style-name="表格81.A4" table:number-columns-spanned="2" office:value-type="string">
            <text:p text:style-name="P2">返回值</text:p>
          </table:table-cell>
          <table:covered-table-cell/>
          <table:table-cell table:style-name="表格81.C3" office:value-type="string">
            <text:p text:style-name="P1">无</text:p>
          </table:table-cell>
        </table:table-row>
        <table:table-row table:style-name="表格81.3">
          <table:table-cell table:style-name="表格81.A8" table:number-columns-spanned="2" office:value-type="string">
            <text:p text:style-name="P2">附加说明</text:p>
          </table:table-cell>
          <table:covered-table-cell/>
          <table:table-cell table:style-name="表格81.C3" office:value-type="string">
            <text:p text:style-name="P1">无</text:p>
          </table:table-cell>
        </table:table-row>
        <table:table-row table:style-name="表格81.9">
          <table:table-cell table:style-name="表格81.C3" table:number-columns-spanned="3" office:value-type="string">
            <text:p text:style-name="P2"/>
          </table:table-cell>
          <table:covered-table-cell/>
          <table:covered-table-cell/>
        </table:table-row>
        <table:table-row table:style-name="表格81.10">
          <table:table-cell table:style-name="表格81.A10" office:value-type="string">
            <text:p text:style-name="P2">范例</text:p>
          </table:table-cell>
          <table:table-cell table:style-name="表格81.B10" table:number-columns-spanned="2" office:value-type="string">
            <text:p text:style-name="P1"/>
          </table:table-cell>
          <table:covered-table-cell/>
        </table:table-row>
        <table:table-row table:style-name="表格81.11">
          <table:table-cell table:style-name="表格81.A11" table:number-columns-spanned="3" office:value-type="string">
            <text:p text:style-name="P1">请参考getutent（）。</text:p>
          </table:table-cell>
          <table:covered-table-cell/>
          <table:covered-table-cell/>
        </table:table-row>
      </table:table>
      <text:p text:style-name="Standard"/>
      <text:p text:style-name="Standard"/>
      <table:table table:name="表格82" table:style-name="表格82">
        <table:table-column table:style-name="表格82.A"/>
        <table:table-column table:style-name="表格82.B"/>
        <table:table-column table:style-name="表格82.C"/>
        <table:table-column table:style-name="表格82.D"/>
        <table:table-row table:style-name="表格82.1">
          <table:table-cell table:style-name="表格82.A1" table:number-columns-spanned="4" office:value-type="string">
            <text:p text:style-name="P5">fgetgrent（从指定的文件来读取组格式）</text:p>
          </table:table-cell>
          <table:covered-table-cell/>
          <table:covered-table-cell/>
          <table:covered-table-cell/>
        </table:table-row>
        <table:table-row table:style-name="表格82.2">
          <table:table-cell table:style-name="表格82.A2" table:number-columns-spanned="4" office:value-type="string">
            <text:p text:style-name="P3"/>
          </table:table-cell>
          <table:covered-table-cell/>
          <table:covered-table-cell/>
          <table:covered-table-cell/>
        </table:table-row>
        <table:table-row table:style-name="表格82.3">
          <table:table-cell table:style-name="表格82.A3" table:number-columns-spanned="3" office:value-type="string">
            <text:p text:style-name="P2">相关函数</text:p>
          </table:table-cell>
          <table:covered-table-cell/>
          <table:covered-table-cell/>
          <table:table-cell table:style-name="表格82.D3" office:value-type="string">
            <text:p text:style-name="P1">fgetpwent</text:p>
          </table:table-cell>
        </table:table-row>
        <table:table-row table:style-name="表格82.3">
          <table:table-cell table:style-name="表格82.A4" table:number-columns-spanned="3" office:value-type="string">
            <text:p text:style-name="P2">表头文件</text:p>
          </table:table-cell>
          <table:covered-table-cell/>
          <table:covered-table-cell/>
          <table:table-cell table:style-name="表格82.D3" office:value-type="string">
            <text:p text:style-name="P1">#include&lt;grp.h&gt;</text:p>
            <text:p text:style-name="Standard">#include&lt;stdio.h&gt;</text:p>
            <text:p text:style-name="Standard">#include&lt;sys/types.h&gt;</text:p>
          </table:table-cell>
        </table:table-row>
        <table:table-row table:style-name="表格82.3">
          <table:table-cell table:style-name="表格82.A4" table:number-columns-spanned="3" office:value-type="string">
            <text:p text:style-name="P2">定义函数</text:p>
          </table:table-cell>
          <table:covered-table-cell/>
          <table:covered-table-cell/>
          <table:table-cell table:style-name="表格82.D3" office:value-type="string">
            <text:p text:style-name="P1">struct group * getgrent(FILE * stream);</text:p>
          </table:table-cell>
        </table:table-row>
        <table:table-row table:style-name="表格82.3">
          <table:table-cell table:style-name="表格82.A4" table:number-columns-spanned="3" office:value-type="string">
            <text:p text:style-name="P2">函数说明</text:p>
          </table:table-cell>
          <table:covered-table-cell/>
          <table:covered-table-cell/>
          <table:table-cell table:style-name="表格82.D3" office:value-type="string">
            <text:p text:style-name="P1">fgetgrent（）会从参数stream指定的文件读取一行数据，然后以group结构将该数据返回。参数stream所指定的文件必须和、etc/group相同的格式。group结构定义请参考getgrent（）。</text:p>
          </table:table-cell>
        </table:table-row>
        <table:table-row table:style-name="表格82.3">
          <table:table-cell table:style-name="表格82.A4" table:number-columns-spanned="3" office:value-type="string">
            <text:p text:style-name="P2">返回值</text:p>
          </table:table-cell>
          <table:covered-table-cell/>
          <table:covered-table-cell/>
          <table:table-cell table:style-name="表格82.D3" office:value-type="string">
            <text:p text:style-name="P1">返回group结构数据，如果返回NULL则表示已无数据，或有错误发生。</text:p>
          </table:table-cell>
        </table:table-row>
        <table:table-row table:style-name="表格82.8">
          <table:table-cell table:style-name="表格82.D3" table:number-columns-spanned="4" office:value-type="string">
            <text:p text:style-name="P2"/>
          </table:table-cell>
          <table:covered-table-cell/>
          <table:covered-table-cell/>
          <table:covered-table-cell/>
        </table:table-row>
        <table:table-row table:style-name="表格82.9">
          <table:table-cell table:style-name="表格82.A9" office:value-type="string">
            <text:p text:style-name="P2">范例</text:p>
          </table:table-cell>
          <table:table-cell table:style-name="表格82.B9" table:number-columns-spanned="3" office:value-type="string">
            <text:p text:style-name="P1"/>
          </table:table-cell>
          <table:covered-table-cell/>
          <table:covered-table-cell/>
        </table:table-row>
        <table:table-row table:style-name="表格82.10">
          <table:table-cell table:style-name="表格82.A10" table:number-columns-spanned="4" office:value-type="string">
            <text:p text:style-name="P1">#include &lt;grp.h&gt;</text:p>
            <text:p text:style-name="Standard">#include&lt;sys/types.h&gt;</text:p>
            <text:p text:style-name="Standard">#include&lt;stdio.h&gt;</text:p>
            <text:p text:style-name="Standard">main()</text:p>
            <text:p text:style-name="Standard">{</text:p>
            <text:p text:style-name="Standard"><text:s/>struct group *data;</text:p>
            <text:p text:style-name="Standard"><text:s/>FILE *stream;</text:p>
            <text:p text:style-name="Standard"><text:s/>int i;</text:p>
            <text:p text:style-name="Standard"><text:s/>stream = fopen(“/etc/group”,”r”);</text:p>
            <text:p text:style-name="Standard"><text:s/>while((data = fgetgrent(stream))!=0){</text:p>
            <text:p text:style-name="Standard"><text:s/>i=0;</text:p>
            <text:p text:style-name="Standard"><text:soft-page-break/><text:s/>printf(“ %s :%s:%d :”,data-&gt;gr_name,data-&gt;gr_passwd,data-&gt;gr_gid);</text:p>
            <text:p text:style-name="Standard"><text:s/>while (data-&gt;gr_mem[i])printf(“%s,”,data-&gt;gr_mem[i++]);</text:p>
            <text:p text:style-name="Standard">printf(“\n”);</text:p>
            <text:p text:style-name="Standard">}</text:p>
            <text:p text:style-name="Standard">fclose(stream);</text:p>
            <text:p text:style-name="Standard">}</text:p>
          </table:table-cell>
          <table:covered-table-cell/>
          <table:covered-table-cell/>
          <table:covered-table-cell/>
        </table:table-row>
        <table:table-row table:style-name="表格82.11">
          <table:table-cell table:style-name="表格82.A9" table:number-columns-spanned="2" office:value-type="string">
            <text:p text:style-name="P2">执行</text:p>
          </table:table-cell>
          <table:covered-table-cell/>
          <table:table-cell table:style-name="表格82.B9" table:number-columns-spanned="2" office:value-type="string">
            <text:p text:style-name="P1"/>
          </table:table-cell>
          <table:covered-table-cell/>
        </table:table-row>
        <table:table-row table:style-name="表格82.12">
          <table:table-cell table:style-name="表格82.A10" table:number-columns-spanned="4" office:value-type="string">
            <text:p text:style-name="P1">root:x:0:root,</text:p>
            <text:p text:style-name="Standard">bin:x:1:root,bin,daemon</text:p>
            <text:p text:style-name="Standard">daemon:x:2:root,bin,daemon</text:p>
            <text:p text:style-name="Standard">sys:x:3:root,bin,adm</text:p>
            <text:p text:style-name="Standard">adm:x:4:root,adm,daemon</text:p>
            <text:p text:style-name="Standard">tty:x:5</text:p>
            <text:p text:style-name="Standard">disk:x:6:root</text:p>
            <text:p text:style-name="Standard">lp:x:7:daemon,lp</text:p>
            <text:p text:style-name="Standard">mem:x:8</text:p>
            <text:p text:style-name="Standard">kmem:x:9</text:p>
            <text:p text:style-name="Standard">wheel:x:10:root</text:p>
            <text:p text:style-name="Standard">mail:x:12:mail</text:p>
            <text:p text:style-name="Standard">news:x:13:news</text:p>
            <text:p text:style-name="Standard">uucp:x:14:uucp</text:p>
            <text:p text:style-name="Standard">man:x:15</text:p>
            <text:p text:style-name="Standard">games:x:20</text:p>
            <text:p text:style-name="Standard">gopher:x:30</text:p>
            <text:p text:style-name="Standard">dip:x:40:</text:p>
            <text:p text:style-name="Standard">ftp:x:50</text:p>
            <text:p text:style-name="Standard">nobody:x:99:</text:p>
          </table:table-cell>
          <table:covered-table-cell/>
          <table:covered-table-cell/>
          <table:covered-table-cell/>
        </table:table-row>
      </table:table>
      <text:p text:style-name="Standard"/>
      <text:p text:style-name="Standard"/>
      <table:table table:name="表格83" table:style-name="表格83">
        <table:table-column table:style-name="表格83.A"/>
        <table:table-column table:style-name="表格83.B"/>
        <table:table-column table:style-name="表格83.C"/>
        <table:table-column table:style-name="表格83.D"/>
        <table:table-row table:style-name="表格83.1">
          <table:table-cell table:style-name="表格83.A1" table:number-columns-spanned="4" office:value-type="string">
            <text:p text:style-name="P5">fgetpwent（从指定的文件来读取密码格式）</text:p>
          </table:table-cell>
          <table:covered-table-cell/>
          <table:covered-table-cell/>
          <table:covered-table-cell/>
        </table:table-row>
        <table:table-row table:style-name="表格83.2">
          <table:table-cell table:style-name="表格83.A2" table:number-columns-spanned="4" office:value-type="string">
            <text:p text:style-name="P3"/>
          </table:table-cell>
          <table:covered-table-cell/>
          <table:covered-table-cell/>
          <table:covered-table-cell/>
        </table:table-row>
        <table:table-row table:style-name="表格83.3">
          <table:table-cell table:style-name="表格83.A3" table:number-columns-spanned="3" office:value-type="string">
            <text:p text:style-name="P2">相关函数</text:p>
          </table:table-cell>
          <table:covered-table-cell/>
          <table:covered-table-cell/>
          <table:table-cell table:style-name="表格83.D3" office:value-type="string">
            <text:p text:style-name="P1">fgetgrent</text:p>
          </table:table-cell>
        </table:table-row>
        <table:table-row table:style-name="表格83.3">
          <table:table-cell table:style-name="表格83.A4" table:number-columns-spanned="3" office:value-type="string">
            <text:p text:style-name="P2">表头文件</text:p>
          </table:table-cell>
          <table:covered-table-cell/>
          <table:covered-table-cell/>
          <table:table-cell table:style-name="表格83.D3" office:value-type="string">
            <text:p text:style-name="P1">#include&lt;pwd.h&gt;</text:p>
            <text:p text:style-name="Standard">#include&lt;stdio.h&gt;</text:p>
            <text:p text:style-name="Standard">#include&lt;sys/types.h&gt;</text:p>
          </table:table-cell>
        </table:table-row>
        <table:table-row table:style-name="表格83.3">
          <table:table-cell table:style-name="表格83.A4" table:number-columns-spanned="3" office:value-type="string">
            <text:p text:style-name="P2">定义函数</text:p>
          </table:table-cell>
          <table:covered-table-cell/>
          <table:covered-table-cell/>
          <table:table-cell table:style-name="表格83.D3" office:value-type="string">
            <text:p text:style-name="P1">struct passwd * fgetpwent(FILE *stream);</text:p>
          </table:table-cell>
        </table:table-row>
        <table:table-row table:style-name="表格83.3">
          <table:table-cell table:style-name="表格83.A4" table:number-columns-spanned="3" office:value-type="string">
            <text:p text:style-name="P2">函数说明</text:p>
          </table:table-cell>
          <table:covered-table-cell/>
          <table:covered-table-cell/>
          <table:table-cell table:style-name="表格83.D3" office:value-type="string">
            <text:p text:style-name="P1">fgetpwent（）会从参数stream指定的文件读取一行数据，然后以passwd结构将该数据返回。参数stream所指定的文件必须<text:soft-page-break/>和/etc/passwd相同的格式。passwd结构定义请参考getpwent（）。</text:p>
          </table:table-cell>
        </table:table-row>
        <table:table-row table:style-name="表格83.3">
          <table:table-cell table:style-name="表格83.A4" table:number-columns-spanned="3" office:value-type="string">
            <text:p text:style-name="P2">返回值</text:p>
          </table:table-cell>
          <table:covered-table-cell/>
          <table:covered-table-cell/>
          <table:table-cell table:style-name="表格83.D3" office:value-type="string">
            <text:p text:style-name="P1">返回passwd结构数据，如果返回NULL则表示已无数据，或有错误发生。</text:p>
          </table:table-cell>
        </table:table-row>
        <table:table-row table:style-name="表格83.8">
          <table:table-cell table:style-name="表格83.D3" table:number-columns-spanned="4" office:value-type="string">
            <text:p text:style-name="P2"/>
          </table:table-cell>
          <table:covered-table-cell/>
          <table:covered-table-cell/>
          <table:covered-table-cell/>
        </table:table-row>
        <table:table-row table:style-name="表格83.9">
          <table:table-cell table:style-name="表格83.A9" office:value-type="string">
            <text:p text:style-name="P2">范例</text:p>
          </table:table-cell>
          <table:table-cell table:style-name="表格83.B9" table:number-columns-spanned="3" office:value-type="string">
            <text:p text:style-name="P1"/>
          </table:table-cell>
          <table:covered-table-cell/>
          <table:covered-table-cell/>
        </table:table-row>
        <table:table-row table:style-name="表格83.10">
          <table:table-cell table:style-name="表格83.A10" table:number-columns-spanned="4" office:value-type="string">
            <text:p text:style-name="P1">#include&lt;pwd.h&gt;</text:p>
            <text:p text:style-name="Standard">#include&lt;sys/types.h&gt;</text:p>
            <text:p text:style-name="Standard">main()</text:p>
            <text:p text:style-name="Standard">{</text:p>
            <text:p text:style-name="Standard"><text:s/>struct passwd *user;</text:p>
            <text:p text:style-name="Standard"><text:s/>FILE *stream;</text:p>
            <text:p text:style-name="Standard"><text:s text:c="2"/>stream = fopen(“/etc/passwd”,”r”);</text:p>
            <text:p text:style-name="Standard"><text:s/>while((user = fgetpwent(stream))!=0){</text:p>
            <text:p text:style-name="Standard"><text:s/>printf(“%s:%d:%d:%s:%s:%s\n”,user-&gt;pw_name,user-&gt;pw_uid,user-&gt;pw_gid,</text:p>
            <text:p text:style-name="P10">user-&gt;pw_gecos,user-&gt;pw_dir,user-&gt;pw_shell);</text:p>
            <text:p text:style-name="P10">}</text:p>
            <text:p text:style-name="Standard">}</text:p>
          </table:table-cell>
          <table:covered-table-cell/>
          <table:covered-table-cell/>
          <table:covered-table-cell/>
        </table:table-row>
        <table:table-row table:style-name="表格83.11">
          <table:table-cell table:style-name="表格83.A9" table:number-columns-spanned="2" office:value-type="string">
            <text:p text:style-name="P2">执行</text:p>
          </table:table-cell>
          <table:covered-table-cell/>
          <table:table-cell table:style-name="表格83.B9" table:number-columns-spanned="2" office:value-type="string">
            <text:p text:style-name="P1"/>
          </table:table-cell>
          <table:covered-table-cell/>
        </table:table-row>
        <table:table-row table:style-name="表格83.12">
          <table:table-cell table:style-name="表格83.A10" table:number-columns-spanned="4" office:value-type="string">
            <text:p text:style-name="P1">root:0:0:root:/root:/bin/bash</text:p>
            <text:p text:style-name="Standard">bin:1:1:bin:/bin:</text:p>
            <text:p text:style-name="Standard">daemon:2:2:daemon:/sbin:</text:p>
            <text:p text:style-name="Standard">adm:3:4:adm:/var/adm:</text:p>
            <text:p text:style-name="Standard">lp:4:7:lp:/var/spool/lpd:</text:p>
            <text:p text:style-name="Standard">sync:5:0:sync:/sbin:/bin/sync</text:p>
            <text:p text:style-name="Standard">shutdown:6:0:shutdown:/sbin:/sbin/shutdown</text:p>
            <text:p text:style-name="Standard">halt:7:0:halt:/sbin:/sbin/halt</text:p>
            <text:p text:style-name="Standard">mail:8:12:mail:/var/spool/mail:</text:p>
            <text:p text:style-name="Standard">news:9:13:news:var/spool/news</text:p>
            <text:p text:style-name="Standard">uucp:10:14:uucp:/var/spool/uucp:</text:p>
            <text:p text:style-name="Standard">operator:11:0:operator :/root:</text:p>
            <text:p text:style-name="Standard">games:12:100:games:/usr/games:</text:p>
            <text:p text:style-name="Standard">gopher:13:30:gopher:/usr/lib/gopher-data:</text:p>
            <text:p text:style-name="Standard">ftp:14:50:FTP User:/home/ftp:</text:p>
            <text:p text:style-name="Standard">nobody:99:99:Nobody:/:</text:p>
            <text:p text:style-name="Standard">xfs:100:101:X Font Server: /etc/Xll/fs:/bin/false</text:p>
            <text:p text:style-name="Standard">gdm:42:42:/home/gdm:/bin/bash</text:p>
            <text:p text:style-name="Standard">kids:500:500: : /home/kids:/bin/bash</text:p>
          </table:table-cell>
          <table:covered-table-cell/>
          <table:covered-table-cell/>
          <table:covered-table-cell/>
        </table:table-row>
      </table:table>
      <text:p text:style-name="Standard"/>
      <text:p text:style-name="Standard"/>
      <table:table table:name="表格84" table:style-name="表格84">
        <table:table-column table:style-name="表格84.A"/>
        <table:table-column table:style-name="表格84.B"/>
        <table:table-column table:style-name="表格84.C"/>
        <table:table-column table:style-name="表格84.D"/>
        <table:table-row table:style-name="表格84.1">
          <table:table-cell table:style-name="表格84.A1" table:number-columns-spanned="4" office:value-type="string">
            <text:p text:style-name="P2"><text:span text:style-name="T3">getegid（取得有效的组识别码）</text:span></text:p>
          </table:table-cell>
          <table:covered-table-cell/>
          <table:covered-table-cell/>
          <table:covered-table-cell/>
        </table:table-row>
        <table:table-row table:style-name="表格84.2">
          <table:table-cell table:style-name="表格84.A2" table:number-columns-spanned="4" office:value-type="string">
            <text:p text:style-name="P3"/>
          </table:table-cell>
          <table:covered-table-cell/>
          <table:covered-table-cell/>
          <table:covered-table-cell/>
        </table:table-row>
        <text:soft-page-break/>
        <table:table-row table:style-name="表格84.3">
          <table:table-cell table:style-name="表格84.A3" table:number-columns-spanned="3" office:value-type="string">
            <text:p text:style-name="P2">相关函数</text:p>
          </table:table-cell>
          <table:covered-table-cell/>
          <table:covered-table-cell/>
          <table:table-cell table:style-name="表格84.D3" office:value-type="string">
            <text:p text:style-name="P1">getgid，setgid，setregid</text:p>
          </table:table-cell>
        </table:table-row>
        <table:table-row table:style-name="表格84.3">
          <table:table-cell table:style-name="表格84.A4" table:number-columns-spanned="3" office:value-type="string">
            <text:p text:style-name="P2">表头文件</text:p>
          </table:table-cell>
          <table:covered-table-cell/>
          <table:covered-table-cell/>
          <table:table-cell table:style-name="表格84.D3" office:value-type="string">
            <text:p text:style-name="P1">#include&lt;unistd.h&gt;</text:p>
            <text:p text:style-name="Standard">#include&lt;sys/types.h&gt;</text:p>
          </table:table-cell>
        </table:table-row>
        <table:table-row table:style-name="表格84.3">
          <table:table-cell table:style-name="表格84.A4" table:number-columns-spanned="3" office:value-type="string">
            <text:p text:style-name="P2">定义函数</text:p>
          </table:table-cell>
          <table:covered-table-cell/>
          <table:covered-table-cell/>
          <table:table-cell table:style-name="表格84.D3" office:value-type="string">
            <text:p text:style-name="P1">gid_t getegid(void);</text:p>
          </table:table-cell>
        </table:table-row>
        <table:table-row table:style-name="表格84.3">
          <table:table-cell table:style-name="表格84.A4" table:number-columns-spanned="3" office:value-type="string">
            <text:p text:style-name="P2">函数说明</text:p>
          </table:table-cell>
          <table:covered-table-cell/>
          <table:covered-table-cell/>
          <table:table-cell table:style-name="表格84.D3" office:value-type="string">
            <text:p text:style-name="P1">getegid（）用来取得执行目前进程有效组识别码。有效的组识别码用来决定进程执行时组的权限。</text:p>
          </table:table-cell>
        </table:table-row>
        <table:table-row table:style-name="表格84.3">
          <table:table-cell table:style-name="表格84.A4" table:number-columns-spanned="3" office:value-type="string">
            <text:p text:style-name="P2">返回值</text:p>
          </table:table-cell>
          <table:covered-table-cell/>
          <table:covered-table-cell/>
          <table:table-cell table:style-name="表格84.D3" office:value-type="string">
            <text:p text:style-name="P1">返回有效的组识别码。</text:p>
          </table:table-cell>
        </table:table-row>
        <table:table-row table:style-name="表格84.8">
          <table:table-cell table:style-name="表格84.D3" table:number-columns-spanned="4" office:value-type="string">
            <text:p text:style-name="P2"/>
          </table:table-cell>
          <table:covered-table-cell/>
          <table:covered-table-cell/>
          <table:covered-table-cell/>
        </table:table-row>
        <table:table-row table:style-name="表格84.9">
          <table:table-cell table:style-name="表格84.A9" office:value-type="string">
            <text:p text:style-name="P2">范例</text:p>
          </table:table-cell>
          <table:table-cell table:style-name="表格84.B9" table:number-columns-spanned="3" office:value-type="string">
            <text:p text:style-name="P1"/>
          </table:table-cell>
          <table:covered-table-cell/>
          <table:covered-table-cell/>
        </table:table-row>
        <table:table-row table:style-name="表格84.10">
          <table:table-cell table:style-name="表格84.A10" table:number-columns-spanned="4" office:value-type="string">
            <text:p text:style-name="P1">main()</text:p>
            <text:p text:style-name="Standard">{</text:p>
            <text:p text:style-name="Standard"><text:s/>printf(“egid is %d\n”,getegid());</text:p>
            <text:p text:style-name="Standard">}</text:p>
            <text:p text:style-name="Standard"/>
          </table:table-cell>
          <table:covered-table-cell/>
          <table:covered-table-cell/>
          <table:covered-table-cell/>
        </table:table-row>
        <table:table-row table:style-name="表格84.11">
          <table:table-cell table:style-name="表格84.A9" table:number-columns-spanned="2" office:value-type="string">
            <text:p text:style-name="P2">执行</text:p>
          </table:table-cell>
          <table:covered-table-cell/>
          <table:table-cell table:style-name="表格84.B9" table:number-columns-spanned="2" office:value-type="string">
            <text:p text:style-name="P1"/>
          </table:table-cell>
          <table:covered-table-cell/>
        </table:table-row>
        <table:table-row table:style-name="表格84.12">
          <table:table-cell table:style-name="表格84.A10" table:number-columns-spanned="4" office:value-type="string">
            <text:p text:style-name="P1">egid is 0 /*当使用root身份执行范例程序时*/</text:p>
          </table:table-cell>
          <table:covered-table-cell/>
          <table:covered-table-cell/>
          <table:covered-table-cell/>
        </table:table-row>
      </table:table>
      <text:p text:style-name="Standard"/>
      <text:p text:style-name="Standard"/>
      <table:table table:name="表格85" table:style-name="表格85">
        <table:table-column table:style-name="表格85.A"/>
        <table:table-column table:style-name="表格85.B"/>
        <table:table-column table:style-name="表格85.C"/>
        <table:table-column table:style-name="表格85.D"/>
        <table:table-row table:style-name="表格85.1">
          <table:table-cell table:style-name="表格85.A1" table:number-columns-spanned="4" office:value-type="string">
            <text:p text:style-name="P5">geteuid（取得有效的用户识别码）</text:p>
          </table:table-cell>
          <table:covered-table-cell/>
          <table:covered-table-cell/>
          <table:covered-table-cell/>
        </table:table-row>
        <table:table-row table:style-name="表格85.2">
          <table:table-cell table:style-name="表格85.A2" table:number-columns-spanned="4" office:value-type="string">
            <text:p text:style-name="P3"/>
          </table:table-cell>
          <table:covered-table-cell/>
          <table:covered-table-cell/>
          <table:covered-table-cell/>
        </table:table-row>
        <table:table-row table:style-name="表格85.3">
          <table:table-cell table:style-name="表格85.A3" table:number-columns-spanned="3" office:value-type="string">
            <text:p text:style-name="P2">相关函数</text:p>
          </table:table-cell>
          <table:covered-table-cell/>
          <table:covered-table-cell/>
          <table:table-cell table:style-name="表格85.D3" office:value-type="string">
            <text:p text:style-name="P1">getuid，setreuid，setuid</text:p>
          </table:table-cell>
        </table:table-row>
        <table:table-row table:style-name="表格85.3">
          <table:table-cell table:style-name="表格85.A4" table:number-columns-spanned="3" office:value-type="string">
            <text:p text:style-name="P2">表头文件</text:p>
          </table:table-cell>
          <table:covered-table-cell/>
          <table:covered-table-cell/>
          <table:table-cell table:style-name="表格85.D3" office:value-type="string">
            <text:p text:style-name="P1">#include&lt;unistd.h&gt;</text:p>
            <text:p text:style-name="Standard">#include&lt;sys/types.h&gt;</text:p>
          </table:table-cell>
        </table:table-row>
        <table:table-row table:style-name="表格85.3">
          <table:table-cell table:style-name="表格85.A4" table:number-columns-spanned="3" office:value-type="string">
            <text:p text:style-name="P2">定义函数</text:p>
          </table:table-cell>
          <table:covered-table-cell/>
          <table:covered-table-cell/>
          <table:table-cell table:style-name="表格85.D3" office:value-type="string">
            <text:p text:style-name="P1">uid_t geteuid(void)</text:p>
          </table:table-cell>
        </table:table-row>
        <table:table-row table:style-name="表格85.3">
          <table:table-cell table:style-name="表格85.A4" table:number-columns-spanned="3" office:value-type="string">
            <text:p text:style-name="P2">函数说明</text:p>
          </table:table-cell>
          <table:covered-table-cell/>
          <table:covered-table-cell/>
          <table:table-cell table:style-name="表格85.D3" office:value-type="string">
            <text:p text:style-name="P1">geteuid（）用来取得执行目前进程有效的用户识别码。有效的用户识别码用来决定进程执行的权限，借由此改变此值，进程可以获得额外的权限。倘若执行文件的setID位已被设置，该文件执行时，其进程的euid值便会设成该文件所有者的uid。例如，执行文件/usr/bin/passwd的权限为-r-s--x--x，其s位即为setID（SUID）位，而当任何用户在执行passwd时其有效的用户识别码会被设成passwd所有者的uid值，即root的uid值（0）。</text:p>
          </table:table-cell>
        </table:table-row>
        <table:table-row table:style-name="表格85.3">
          <table:table-cell table:style-name="表格85.A4" table:number-columns-spanned="3" office:value-type="string">
            <text:p text:style-name="P2">返回值</text:p>
          </table:table-cell>
          <table:covered-table-cell/>
          <table:covered-table-cell/>
          <table:table-cell table:style-name="表格85.D3" office:value-type="string">
            <text:p text:style-name="P1">返回有效的用户识别码。</text:p>
          </table:table-cell>
        </table:table-row>
        <table:table-row table:style-name="表格85.8">
          <table:table-cell table:style-name="表格85.D3" table:number-columns-spanned="4" office:value-type="string">
            <text:p text:style-name="P2"/>
          </table:table-cell>
          <table:covered-table-cell/>
          <table:covered-table-cell/>
          <table:covered-table-cell/>
        </table:table-row>
        <table:table-row table:style-name="表格85.9">
          <table:table-cell table:style-name="表格85.A9" office:value-type="string">
            <text:p text:style-name="P2">范例</text:p>
          </table:table-cell>
          <table:table-cell table:style-name="表格85.B9" table:number-columns-spanned="3" office:value-type="string">
            <text:p text:style-name="P1"/>
          </table:table-cell>
          <table:covered-table-cell/>
          <table:covered-table-cell/>
        </table:table-row>
        <text:soft-page-break/>
        <table:table-row table:style-name="表格85.10">
          <table:table-cell table:style-name="表格85.A10" table:number-columns-spanned="4" office:value-type="string">
            <text:p text:style-name="P1">main()</text:p>
            <text:p text:style-name="Standard">{</text:p>
            <text:p text:style-name="Standard"><text:s/>printf (“euid is %d \n”,geteuid());</text:p>
            <text:p text:style-name="Standard">}</text:p>
          </table:table-cell>
          <table:covered-table-cell/>
          <table:covered-table-cell/>
          <table:covered-table-cell/>
        </table:table-row>
        <table:table-row table:style-name="表格85.11">
          <table:table-cell table:style-name="表格85.A9" table:number-columns-spanned="2" office:value-type="string">
            <text:p text:style-name="P2">执行</text:p>
          </table:table-cell>
          <table:covered-table-cell/>
          <table:table-cell table:style-name="表格85.B9" table:number-columns-spanned="2" office:value-type="string">
            <text:p text:style-name="P1"/>
          </table:table-cell>
          <table:covered-table-cell/>
        </table:table-row>
        <table:table-row table:style-name="表格85.12">
          <table:table-cell table:style-name="表格85.A10" table:number-columns-spanned="4" office:value-type="string">
            <text:p text:style-name="P1">euid is 0 /*当使用root身份执行范例程序时*/</text:p>
          </table:table-cell>
          <table:covered-table-cell/>
          <table:covered-table-cell/>
          <table:covered-table-cell/>
        </table:table-row>
      </table:table>
      <text:p text:style-name="Standard"/>
      <text:p text:style-name="Standard"/>
      <table:table table:name="表格86" table:style-name="表格86">
        <table:table-column table:style-name="表格86.A"/>
        <table:table-column table:style-name="表格86.B"/>
        <table:table-column table:style-name="表格86.C"/>
        <table:table-column table:style-name="表格86.D"/>
        <table:table-row table:style-name="表格86.1">
          <table:table-cell table:style-name="表格86.A1" table:number-columns-spanned="4" office:value-type="string">
            <text:p text:style-name="P5">getgid（取得真实的组识别码）</text:p>
          </table:table-cell>
          <table:covered-table-cell/>
          <table:covered-table-cell/>
          <table:covered-table-cell/>
        </table:table-row>
        <table:table-row table:style-name="表格86.2">
          <table:table-cell table:style-name="表格86.A2" table:number-columns-spanned="4" office:value-type="string">
            <text:p text:style-name="P3"/>
          </table:table-cell>
          <table:covered-table-cell/>
          <table:covered-table-cell/>
          <table:covered-table-cell/>
        </table:table-row>
        <table:table-row table:style-name="表格86.3">
          <table:table-cell table:style-name="表格86.A3" table:number-columns-spanned="3" office:value-type="string">
            <text:p text:style-name="P2">相关函数</text:p>
          </table:table-cell>
          <table:covered-table-cell/>
          <table:covered-table-cell/>
          <table:table-cell table:style-name="表格86.D3" office:value-type="string">
            <text:p text:style-name="P1">getegid，setregid，setgid</text:p>
          </table:table-cell>
        </table:table-row>
        <table:table-row table:style-name="表格86.3">
          <table:table-cell table:style-name="表格86.A4" table:number-columns-spanned="3" office:value-type="string">
            <text:p text:style-name="P2">表头文件</text:p>
          </table:table-cell>
          <table:covered-table-cell/>
          <table:covered-table-cell/>
          <table:table-cell table:style-name="表格86.D3" office:value-type="string">
            <text:p text:style-name="P1">#include&lt;unistd.h&gt;</text:p>
            <text:p text:style-name="Standard">#include&lt;sys/types.h&gt;</text:p>
          </table:table-cell>
        </table:table-row>
        <table:table-row table:style-name="表格86.3">
          <table:table-cell table:style-name="表格86.A4" table:number-columns-spanned="3" office:value-type="string">
            <text:p text:style-name="P2">定义函数</text:p>
          </table:table-cell>
          <table:covered-table-cell/>
          <table:covered-table-cell/>
          <table:table-cell table:style-name="表格86.D3" office:value-type="string">
            <text:p text:style-name="P1">gid_t getgid(void);</text:p>
          </table:table-cell>
        </table:table-row>
        <table:table-row table:style-name="表格86.3">
          <table:table-cell table:style-name="表格86.A4" table:number-columns-spanned="3" office:value-type="string">
            <text:p text:style-name="P2">函数说明</text:p>
          </table:table-cell>
          <table:covered-table-cell/>
          <table:covered-table-cell/>
          <table:table-cell table:style-name="表格86.D3" office:value-type="string">
            <text:p text:style-name="P1">getgid（）用来取得执行目前进程的组识别码。</text:p>
          </table:table-cell>
        </table:table-row>
        <table:table-row table:style-name="表格86.3">
          <table:table-cell table:style-name="表格86.A4" table:number-columns-spanned="3" office:value-type="string">
            <text:p text:style-name="P2">返回值</text:p>
          </table:table-cell>
          <table:covered-table-cell/>
          <table:covered-table-cell/>
          <table:table-cell table:style-name="表格86.D3" office:value-type="string">
            <text:p text:style-name="P1">返回组识别码</text:p>
          </table:table-cell>
        </table:table-row>
        <table:table-row table:style-name="表格86.8">
          <table:table-cell table:style-name="表格86.D3" table:number-columns-spanned="4" office:value-type="string">
            <text:p text:style-name="P2"/>
          </table:table-cell>
          <table:covered-table-cell/>
          <table:covered-table-cell/>
          <table:covered-table-cell/>
        </table:table-row>
        <table:table-row table:style-name="表格86.9">
          <table:table-cell table:style-name="表格86.A9" office:value-type="string">
            <text:p text:style-name="P2">范例</text:p>
          </table:table-cell>
          <table:table-cell table:style-name="表格86.B9" table:number-columns-spanned="3" office:value-type="string">
            <text:p text:style-name="P1"/>
          </table:table-cell>
          <table:covered-table-cell/>
          <table:covered-table-cell/>
        </table:table-row>
        <table:table-row table:style-name="表格86.10">
          <table:table-cell table:style-name="表格86.A10" table:number-columns-spanned="4" office:value-type="string">
            <text:p text:style-name="P1">main()</text:p>
            <text:p text:style-name="Standard">{</text:p>
            <text:p text:style-name="Standard"><text:s/>printf(“gid is %d\n”,getgid());</text:p>
            <text:p text:style-name="Standard">}</text:p>
          </table:table-cell>
          <table:covered-table-cell/>
          <table:covered-table-cell/>
          <table:covered-table-cell/>
        </table:table-row>
        <table:table-row table:style-name="表格86.11">
          <table:table-cell table:style-name="表格86.A9" table:number-columns-spanned="2" office:value-type="string">
            <text:p text:style-name="P2">执行</text:p>
          </table:table-cell>
          <table:covered-table-cell/>
          <table:table-cell table:style-name="表格86.B9" table:number-columns-spanned="2" office:value-type="string">
            <text:p text:style-name="P1"/>
          </table:table-cell>
          <table:covered-table-cell/>
        </table:table-row>
        <table:table-row table:style-name="表格86.12">
          <table:table-cell table:style-name="表格86.A10" table:number-columns-spanned="4" office:value-type="string">
            <text:p text:style-name="P1">gid is 0 /*当使用root身份执行范例程序时*/</text:p>
          </table:table-cell>
          <table:covered-table-cell/>
          <table:covered-table-cell/>
          <table:covered-table-cell/>
        </table:table-row>
      </table:table>
      <text:p text:style-name="Standard"/>
      <text:p text:style-name="Standard"/>
      <table:table table:name="表格87" table:style-name="表格87">
        <table:table-column table:style-name="表格87.A"/>
        <table:table-column table:style-name="表格87.B"/>
        <table:table-column table:style-name="表格87.C"/>
        <table:table-column table:style-name="表格87.D"/>
        <table:table-row table:style-name="表格87.1">
          <table:table-cell table:style-name="表格87.A1" table:number-columns-spanned="4" office:value-type="string">
            <text:p text:style-name="P5">getgrent（从组文件中取得账号的数据）</text:p>
          </table:table-cell>
          <table:covered-table-cell/>
          <table:covered-table-cell/>
          <table:covered-table-cell/>
        </table:table-row>
        <table:table-row table:style-name="表格87.2">
          <table:table-cell table:style-name="表格87.A2" table:number-columns-spanned="4" office:value-type="string">
            <text:p text:style-name="P3"/>
          </table:table-cell>
          <table:covered-table-cell/>
          <table:covered-table-cell/>
          <table:covered-table-cell/>
        </table:table-row>
        <table:table-row table:style-name="表格87.3">
          <table:table-cell table:style-name="表格87.A3" table:number-columns-spanned="3" office:value-type="string">
            <text:p text:style-name="P2">相关函数</text:p>
          </table:table-cell>
          <table:covered-table-cell/>
          <table:covered-table-cell/>
          <table:table-cell table:style-name="表格87.D3" office:value-type="string">
            <text:p text:style-name="P1">setgrent，endgrent</text:p>
          </table:table-cell>
        </table:table-row>
        <table:table-row table:style-name="表格87.3">
          <table:table-cell table:style-name="表格87.A4" table:number-columns-spanned="3" office:value-type="string">
            <text:p text:style-name="P2">表头文件</text:p>
          </table:table-cell>
          <table:covered-table-cell/>
          <table:covered-table-cell/>
          <table:table-cell table:style-name="表格87.D3" office:value-type="string">
            <text:p text:style-name="P1">#include&lt;grp.h&gt;</text:p>
            <text:p text:style-name="Standard">#include &lt;sys/types.h&gt;</text:p>
          </table:table-cell>
        </table:table-row>
        <table:table-row table:style-name="表格87.3">
          <table:table-cell table:style-name="表格87.A4" table:number-columns-spanned="3" office:value-type="string">
            <text:p text:style-name="P2">定义函数</text:p>
          </table:table-cell>
          <table:covered-table-cell/>
          <table:covered-table-cell/>
          <table:table-cell table:style-name="表格87.D3" office:value-type="string">
            <text:p text:style-name="P1">struct group *getgrent(void);</text:p>
          </table:table-cell>
        </table:table-row>
        <text:soft-page-break/>
        <table:table-row table:style-name="表格87.3">
          <table:table-cell table:style-name="表格87.A4" table:number-columns-spanned="3" office:value-type="string">
            <text:p text:style-name="P2">函数说明</text:p>
          </table:table-cell>
          <table:covered-table-cell/>
          <table:covered-table-cell/>
          <table:table-cell table:style-name="表格87.D3" office:value-type="string">
            <text:p text:style-name="P1">getgrent()用来从组文件（/etc/group）中读取一项组数据，该数据以group结构返回。第一次调用时会取得第一项组数据，之后每调用一次就会返回下一项数据，直到已无任何数据时返回NULL。</text:p>
            <text:p text:style-name="Standard">struct group{</text:p>
            <text:p text:style-name="Standard"><text:s text:c="2"/>char *gr_name<text:span text:style-name="T2">; <text:s text:c="4"/>/</text:span>*组名称*/</text:p>
            <text:p text:style-name="Standard"><text:s text:c="2"/>char *gr_passwd<text:span text:style-name="T2">; <text:s text:c="2"/>/</text:span>* 组密码*/</text:p>
            <text:p text:style-name="Standard"><text:s text:c="2"/>gid_t gr_gid; <text:s text:c="5"/>/*组识别码*/</text:p>
            <text:p text:style-name="Standard"><text:s text:c="2"/>char **gr_mem; <text:s text:c="2"/>/*组成员账号*/</text:p>
            <text:p text:style-name="Standard">}</text:p>
          </table:table-cell>
        </table:table-row>
        <table:table-row table:style-name="表格87.3">
          <table:table-cell table:style-name="表格87.A4" table:number-columns-spanned="3" office:value-type="string">
            <text:p text:style-name="P2">返回值</text:p>
          </table:table-cell>
          <table:covered-table-cell/>
          <table:covered-table-cell/>
          <table:table-cell table:style-name="表格87.D3" office:value-type="string">
            <text:p text:style-name="P1">返回group结构数据，如果返回NULL则表示已无数据，或有错误发生。</text:p>
          </table:table-cell>
        </table:table-row>
        <table:table-row table:style-name="表格87.3">
          <table:table-cell table:style-name="表格87.A8" table:number-columns-spanned="3" office:value-type="string">
            <text:p text:style-name="P2">附加说明</text:p>
          </table:table-cell>
          <table:covered-table-cell/>
          <table:covered-table-cell/>
          <table:table-cell table:style-name="表格87.D3" office:value-type="string">
            <text:p text:style-name="P1">getgrent（）在第一次调用时会打开组文件，读取数据完毕后可使用endgrent（）来关闭该组文件。</text:p>
          </table:table-cell>
        </table:table-row>
        <table:table-row table:style-name="表格87.3">
          <table:table-cell table:style-name="表格87.A8" table:number-columns-spanned="3" office:value-type="string">
            <text:p text:style-name="P2">错误代码</text:p>
          </table:table-cell>
          <table:covered-table-cell/>
          <table:covered-table-cell/>
          <table:table-cell table:style-name="表格87.D3" office:value-type="string">
            <text:p text:style-name="P1">ENOMEM 内存不足，无法配置group结构。</text:p>
          </table:table-cell>
        </table:table-row>
        <table:table-row table:style-name="表格87.10">
          <table:table-cell table:style-name="表格87.D3" table:number-columns-spanned="4" office:value-type="string">
            <text:p text:style-name="P2"/>
          </table:table-cell>
          <table:covered-table-cell/>
          <table:covered-table-cell/>
          <table:covered-table-cell/>
        </table:table-row>
        <table:table-row table:style-name="表格87.11">
          <table:table-cell table:style-name="表格87.A11" office:value-type="string">
            <text:p text:style-name="P2">范例</text:p>
          </table:table-cell>
          <table:table-cell table:style-name="表格87.B11" table:number-columns-spanned="3" office:value-type="string">
            <text:p text:style-name="P1"/>
          </table:table-cell>
          <table:covered-table-cell/>
          <table:covered-table-cell/>
        </table:table-row>
        <table:table-row table:style-name="表格87.12">
          <table:table-cell table:style-name="表格87.A12" table:number-columns-spanned="4" office:value-type="string">
            <text:p text:style-name="P1">#include&lt;grp.h&gt;</text:p>
            <text:p text:style-name="Standard">#include&lt;sys/types.h&gt;</text:p>
            <text:p text:style-name="Standard">main()</text:p>
            <text:p text:style-name="Standard">{</text:p>
            <text:p text:style-name="Standard"><text:s/>struct group *data;</text:p>
            <text:p text:style-name="Standard"><text:s/>int i;</text:p>
            <text:p text:style-name="Standard"><text:s/>while((data= getgrent())!=0){</text:p>
            <text:p text:style-name="Standard"><text:s text:c="2"/>i=0;</text:p>
            <text:p text:style-name="Standard"><text:s text:c="2"/>printf(“%s:%s:%d:”,data-&gt;gr_name,data-&gt;gr_passwd,data-&gt;gr_gid);</text:p>
            <text:p text:style-name="Standard"><text:s text:c="2"/>while(data-&gt;gr_mem[i])printf(“%s,”,data-&gt;gr_mem[i++]);</text:p>
            <text:p text:style-name="Standard"><text:s text:c="2"/>printf(“\n”);</text:p>
            <text:p text:style-name="Standard">}</text:p>
            <text:p text:style-name="Standard">endgrent();</text:p>
            <text:p text:style-name="Standard">}</text:p>
          </table:table-cell>
          <table:covered-table-cell/>
          <table:covered-table-cell/>
          <table:covered-table-cell/>
        </table:table-row>
        <table:table-row table:style-name="表格87.13">
          <table:table-cell table:style-name="表格87.A11" table:number-columns-spanned="2" office:value-type="string">
            <text:p text:style-name="P2">执行</text:p>
          </table:table-cell>
          <table:covered-table-cell/>
          <table:table-cell table:style-name="表格87.B11" table:number-columns-spanned="2" office:value-type="string">
            <text:p text:style-name="P1"/>
          </table:table-cell>
          <table:covered-table-cell/>
        </table:table-row>
        <table:table-row table:style-name="表格87.14">
          <table:table-cell table:style-name="表格87.A12" table:number-columns-spanned="4" office:value-type="string">
            <text:p text:style-name="P1">root:x:0:root,</text:p>
            <text:p text:style-name="Standard">bin:x:1:root,bin,daemon,</text:p>
            <text:p text:style-name="Standard">daemon:x:2:root,bin,daemon,</text:p>
            <text:p text:style-name="Standard">sys:x:3:root,bin,adm,</text:p>
            <text:p text:style-name="Standard">adm:x:4:root,adm,daemon</text:p>
            <text:p text:style-name="Standard">tty:x:5</text:p>
            <text:p text:style-name="Standard">disk:x:6:root</text:p>
            <text:p text:style-name="Standard">lp:x:7:daemon,lp</text:p>
            <text:p text:style-name="Standard">mem:x:8</text:p>
            <text:p text:style-name="Standard">kmem:x:9:</text:p>
            <text:p text:style-name="Standard">wheel:x:10:root</text:p>
            <text:p text:style-name="Standard">mail:x:12:mail</text:p>
            <text:p text:style-name="Standard"><text:soft-page-break/>news:x:13:news</text:p>
            <text:p text:style-name="Standard">uucp:x:14:uucp</text:p>
            <text:p text:style-name="Standard">man:x:15:</text:p>
            <text:p text:style-name="Standard">games:x:20</text:p>
            <text:p text:style-name="Standard">gopher:x:30</text:p>
            <text:p text:style-name="Standard">dip:x:40</text:p>
            <text:p text:style-name="Standard">ftp:x:50</text:p>
            <text:p text:style-name="Standard">nobody:x:99</text:p>
          </table:table-cell>
          <table:covered-table-cell/>
          <table:covered-table-cell/>
          <table:covered-table-cell/>
        </table:table-row>
      </table:table>
      <text:p text:style-name="Standard"/>
      <text:p text:style-name="Standard"/>
      <text:p text:style-name="Standard"/>
      <text:p text:style-name="Standard"/>
      <table:table table:name="表格88" table:style-name="表格88">
        <table:table-column table:style-name="表格88.A"/>
        <table:table-column table:style-name="表格88.B"/>
        <table:table-column table:style-name="表格88.C"/>
        <table:table-column table:style-name="表格88.D"/>
        <table:table-row table:style-name="表格88.1">
          <table:table-cell table:style-name="表格88.A1" table:number-columns-spanned="4" office:value-type="string">
            <text:p text:style-name="P5">getgrgid（从组文件中取得指定gid的数据）</text:p>
          </table:table-cell>
          <table:covered-table-cell/>
          <table:covered-table-cell/>
          <table:covered-table-cell/>
        </table:table-row>
        <table:table-row table:style-name="表格88.2">
          <table:table-cell table:style-name="表格88.A2" table:number-columns-spanned="4" office:value-type="string">
            <text:p text:style-name="P3"/>
          </table:table-cell>
          <table:covered-table-cell/>
          <table:covered-table-cell/>
          <table:covered-table-cell/>
        </table:table-row>
        <table:table-row table:style-name="表格88.3">
          <table:table-cell table:style-name="表格88.A3" table:number-columns-spanned="3" office:value-type="string">
            <text:p text:style-name="P2">相关函数</text:p>
          </table:table-cell>
          <table:covered-table-cell/>
          <table:covered-table-cell/>
          <table:table-cell table:style-name="表格88.D3" office:value-type="string">
            <text:p text:style-name="P1">fgetgrent，getgrent，getgrnam</text:p>
          </table:table-cell>
        </table:table-row>
        <table:table-row table:style-name="表格88.3">
          <table:table-cell table:style-name="表格88.A4" table:number-columns-spanned="3" office:value-type="string">
            <text:p text:style-name="P2">表头文件</text:p>
          </table:table-cell>
          <table:covered-table-cell/>
          <table:covered-table-cell/>
          <table:table-cell table:style-name="表格88.D3" office:value-type="string">
            <text:p text:style-name="P1">#include&lt;grp.h&gt;</text:p>
            <text:p text:style-name="Standard">#include&lt;sys/types.h&gt;</text:p>
          </table:table-cell>
        </table:table-row>
        <table:table-row table:style-name="表格88.3">
          <table:table-cell table:style-name="表格88.A4" table:number-columns-spanned="3" office:value-type="string">
            <text:p text:style-name="P2">定义函数</text:p>
          </table:table-cell>
          <table:covered-table-cell/>
          <table:covered-table-cell/>
          <table:table-cell table:style-name="表格88.D3" office:value-type="string">
            <text:p text:style-name="P1">strcut group * getgrgid(gid_t gid);</text:p>
          </table:table-cell>
        </table:table-row>
        <table:table-row table:style-name="表格88.3">
          <table:table-cell table:style-name="表格88.A4" table:number-columns-spanned="3" office:value-type="string">
            <text:p text:style-name="P2">函数说明</text:p>
          </table:table-cell>
          <table:covered-table-cell/>
          <table:covered-table-cell/>
          <table:table-cell table:style-name="表格88.D3" office:value-type="string">
            <text:p text:style-name="P1">getgrgid（）用来依参数gid指定的组识别码逐一搜索组文件，找到时便将该组的数据以group结构返回。group结构请参考getgrent（）。</text:p>
          </table:table-cell>
        </table:table-row>
        <table:table-row table:style-name="表格88.3">
          <table:table-cell table:style-name="表格88.A4" table:number-columns-spanned="3" office:value-type="string">
            <text:p text:style-name="P2">返回值</text:p>
          </table:table-cell>
          <table:covered-table-cell/>
          <table:covered-table-cell/>
          <table:table-cell table:style-name="表格88.D3" office:value-type="string">
            <text:p text:style-name="P1">返回group结构数据，如果返回NULL则表示已无数据，或有错误发生。</text:p>
          </table:table-cell>
        </table:table-row>
        <table:table-row table:style-name="表格88.8">
          <table:table-cell table:style-name="表格88.D3" table:number-columns-spanned="4" office:value-type="string">
            <text:p text:style-name="P2"/>
          </table:table-cell>
          <table:covered-table-cell/>
          <table:covered-table-cell/>
          <table:covered-table-cell/>
        </table:table-row>
        <table:table-row table:style-name="表格88.9">
          <table:table-cell table:style-name="表格88.A9" office:value-type="string">
            <text:p text:style-name="P2">范例</text:p>
          </table:table-cell>
          <table:table-cell table:style-name="表格88.B9" table:number-columns-spanned="3" office:value-type="string">
            <text:p text:style-name="P1"/>
          </table:table-cell>
          <table:covered-table-cell/>
          <table:covered-table-cell/>
        </table:table-row>
        <table:table-row table:style-name="表格88.10">
          <table:table-cell table:style-name="表格88.A10" table:number-columns-spanned="4" office:value-type="string">
            <text:p text:style-name="P1">/* 取得gid＝3的组数据*/</text:p>
            <text:p text:style-name="Standard">#include&lt;grp.h&gt;</text:p>
            <text:p text:style-name="Standard">#include&lt;sys/types.h&gt;</text:p>
            <text:p text:style-name="Standard">main()</text:p>
            <text:p text:style-name="Standard">{</text:p>
            <text:p text:style-name="Standard"><text:s/>strcut group *data;</text:p>
            <text:p text:style-name="Standard"><text:s/>int i=0;</text:p>
            <text:p text:style-name="Standard"><text:s/>data = getgrgid(3);</text:p>
            <text:p text:style-name="Standard"><text:s/>printf(“%s:%s:%d:”,data-&gt;gr_name,data-&gt;gr_passwd,data-&gt;gr_gid);</text:p>
            <text:p text:style-name="Standard"><text:s/>while(data-&gt;gr_mem[i])printf(“%s ,”,data-&gt;mem[i++]);</text:p>
            <text:p text:style-name="Standard"><text:s/>printf(“\n”);</text:p>
            <text:p text:style-name="Standard">}</text:p>
          </table:table-cell>
          <table:covered-table-cell/>
          <table:covered-table-cell/>
          <table:covered-table-cell/>
        </table:table-row>
        <table:table-row table:style-name="表格88.11">
          <table:table-cell table:style-name="表格88.A9" table:number-columns-spanned="2" office:value-type="string">
            <text:p text:style-name="P2">执行</text:p>
          </table:table-cell>
          <table:covered-table-cell/>
          <table:table-cell table:style-name="表格88.B9" table:number-columns-spanned="2" office:value-type="string">
            <text:p text:style-name="P1"/>
          </table:table-cell>
          <table:covered-table-cell/>
        </table:table-row>
        <text:soft-page-break/>
        <table:table-row table:style-name="表格88.12">
          <table:table-cell table:style-name="表格88.A10" table:number-columns-spanned="4" office:value-type="string">
            <text:p text:style-name="P1">sys:x:3:root,bin,adm</text:p>
          </table:table-cell>
          <table:covered-table-cell/>
          <table:covered-table-cell/>
          <table:covered-table-cell/>
        </table:table-row>
      </table:table>
      <text:p text:style-name="Standard"/>
      <text:p text:style-name="Standard"/>
      <table:table table:name="表格89" table:style-name="表格89">
        <table:table-column table:style-name="表格89.A"/>
        <table:table-column table:style-name="表格89.B"/>
        <table:table-column table:style-name="表格89.C"/>
        <table:table-column table:style-name="表格89.D"/>
        <table:table-row table:style-name="表格89.1">
          <table:table-cell table:style-name="表格89.A1" table:number-columns-spanned="4" office:value-type="string">
            <text:p text:style-name="P5">getgrnam（从组文件中取得指定组的数据）</text:p>
          </table:table-cell>
          <table:covered-table-cell/>
          <table:covered-table-cell/>
          <table:covered-table-cell/>
        </table:table-row>
        <table:table-row table:style-name="表格89.2">
          <table:table-cell table:style-name="表格89.A2" table:number-columns-spanned="4" office:value-type="string">
            <text:p text:style-name="P3"/>
          </table:table-cell>
          <table:covered-table-cell/>
          <table:covered-table-cell/>
          <table:covered-table-cell/>
        </table:table-row>
        <table:table-row table:style-name="表格89.3">
          <table:table-cell table:style-name="表格89.A3" table:number-columns-spanned="3" office:value-type="string">
            <text:p text:style-name="P2">相关函数</text:p>
          </table:table-cell>
          <table:covered-table-cell/>
          <table:covered-table-cell/>
          <table:table-cell table:style-name="表格89.D3" office:value-type="string">
            <text:p text:style-name="P1">fgetgrent，getrent，getgruid</text:p>
          </table:table-cell>
        </table:table-row>
        <table:table-row table:style-name="表格89.3">
          <table:table-cell table:style-name="表格89.A4" table:number-columns-spanned="3" office:value-type="string">
            <text:p text:style-name="P2">表头文件</text:p>
          </table:table-cell>
          <table:covered-table-cell/>
          <table:covered-table-cell/>
          <table:table-cell table:style-name="表格89.D3" office:value-type="string">
            <text:p text:style-name="P1">#include&lt;grp.h&gt;</text:p>
            <text:p text:style-name="Standard">#include&lt;sys/types.h&gt;</text:p>
          </table:table-cell>
        </table:table-row>
        <table:table-row table:style-name="表格89.3">
          <table:table-cell table:style-name="表格89.A4" table:number-columns-spanned="3" office:value-type="string">
            <text:p text:style-name="P2">定义函数</text:p>
          </table:table-cell>
          <table:covered-table-cell/>
          <table:covered-table-cell/>
          <table:table-cell table:style-name="表格89.D3" office:value-type="string">
            <text:p text:style-name="P1">strcut group * getgrnam(const char * name);</text:p>
          </table:table-cell>
        </table:table-row>
        <table:table-row table:style-name="表格89.3">
          <table:table-cell table:style-name="表格89.A4" table:number-columns-spanned="3" office:value-type="string">
            <text:p text:style-name="P2">函数说明</text:p>
          </table:table-cell>
          <table:covered-table-cell/>
          <table:covered-table-cell/>
          <table:table-cell table:style-name="表格89.D3" office:value-type="string">
            <text:p text:style-name="P1">getgrnam（）用来逐一搜索参数那么指定的组名称，找到时便将该组的数据以group结构返回。group结构请参考getgrent（）。</text:p>
          </table:table-cell>
        </table:table-row>
        <table:table-row table:style-name="表格89.3">
          <table:table-cell table:style-name="表格89.A4" table:number-columns-spanned="3" office:value-type="string">
            <text:p text:style-name="P2">返回值</text:p>
          </table:table-cell>
          <table:covered-table-cell/>
          <table:covered-table-cell/>
          <table:table-cell table:style-name="表格89.D3" office:value-type="string">
            <text:p text:style-name="P1">返回group结构数据，如果返回NULL则表示已无数据，或有错误发生。</text:p>
          </table:table-cell>
        </table:table-row>
        <table:table-row table:style-name="表格89.8">
          <table:table-cell table:style-name="表格89.D3" table:number-columns-spanned="4" office:value-type="string">
            <text:p text:style-name="P2"/>
          </table:table-cell>
          <table:covered-table-cell/>
          <table:covered-table-cell/>
          <table:covered-table-cell/>
        </table:table-row>
        <table:table-row table:style-name="表格89.9">
          <table:table-cell table:style-name="表格89.A9" office:value-type="string">
            <text:p text:style-name="P2">范例</text:p>
          </table:table-cell>
          <table:table-cell table:style-name="表格89.B9" table:number-columns-spanned="3" office:value-type="string">
            <text:p text:style-name="P1"/>
          </table:table-cell>
          <table:covered-table-cell/>
          <table:covered-table-cell/>
        </table:table-row>
        <table:table-row table:style-name="表格89.10">
          <table:table-cell table:style-name="表格89.A10" table:number-columns-spanned="4" office:value-type="string">
            <text:p text:style-name="P1">/* 取得adm的组数据*/</text:p>
            <text:p text:style-name="Standard">#include&lt;grp.h&gt;</text:p>
            <text:p text:style-name="Standard">#include&lt;sys/types.h&gt;</text:p>
            <text:p text:style-name="Standard">main()</text:p>
            <text:p text:style-name="Standard">{</text:p>
            <text:p text:style-name="Standard">strcut group * data;</text:p>
            <text:p text:style-name="Standard">int i=0;</text:p>
            <text:p text:style-name="Standard">data = getgrnam(“adm”);</text:p>
            <text:p text:style-name="Standard">printf(“%s:%s:%d:”,data-&gt;gr_name,data-&gt;gr_passwd,data-&gt;gr_gid);</text:p>
            <text:p text:style-name="Standard">while(data-&gt;gr_mem[i])printf(“%s,”,data-&gt;gr_mem[i++]);</text:p>
            <text:p text:style-name="Standard">printf(“\n”);</text:p>
            <text:p text:style-name="Standard">}</text:p>
          </table:table-cell>
          <table:covered-table-cell/>
          <table:covered-table-cell/>
          <table:covered-table-cell/>
        </table:table-row>
        <table:table-row table:style-name="表格89.11">
          <table:table-cell table:style-name="表格89.A9" table:number-columns-spanned="2" office:value-type="string">
            <text:p text:style-name="P2">执行</text:p>
          </table:table-cell>
          <table:covered-table-cell/>
          <table:table-cell table:style-name="表格89.B9" table:number-columns-spanned="2" office:value-type="string">
            <text:p text:style-name="P1"/>
          </table:table-cell>
          <table:covered-table-cell/>
        </table:table-row>
        <table:table-row table:style-name="表格89.12">
          <table:table-cell table:style-name="表格89.A10" table:number-columns-spanned="4" office:value-type="string">
            <text:p text:style-name="P1">adm:x:4:root,adm,daemon</text:p>
          </table:table-cell>
          <table:covered-table-cell/>
          <table:covered-table-cell/>
          <table:covered-table-cell/>
        </table:table-row>
      </table:table>
      <text:p text:style-name="Standard"/>
      <text:p text:style-name="Standard"/>
      <table:table table:name="表格90" table:style-name="表格90">
        <table:table-column table:style-name="表格90.A"/>
        <table:table-column table:style-name="表格90.B"/>
        <table:table-column table:style-name="表格90.C"/>
        <table:table-column table:style-name="表格90.D"/>
        <table:table-row table:style-name="表格90.1">
          <table:table-cell table:style-name="表格90.A1" table:number-columns-spanned="4" office:value-type="string">
            <text:p text:style-name="P5">getgroups（取得组代码）</text:p>
          </table:table-cell>
          <table:covered-table-cell/>
          <table:covered-table-cell/>
          <table:covered-table-cell/>
        </table:table-row>
        <table:table-row table:style-name="表格90.2">
          <table:table-cell table:style-name="表格90.A2" table:number-columns-spanned="4" office:value-type="string">
            <text:p text:style-name="P3"/>
          </table:table-cell>
          <table:covered-table-cell/>
          <table:covered-table-cell/>
          <table:covered-table-cell/>
        </table:table-row>
        <table:table-row table:style-name="表格90.3">
          <table:table-cell table:style-name="表格90.A3" table:number-columns-spanned="3" office:value-type="string">
            <text:p text:style-name="P2">相关函数</text:p>
          </table:table-cell>
          <table:covered-table-cell/>
          <table:covered-table-cell/>
          <table:table-cell table:style-name="表格90.D3" office:value-type="string">
            <text:p text:style-name="P1">initgroups，setgroup，getgid，setgid</text:p>
          </table:table-cell>
        </table:table-row>
        <table:table-row table:style-name="表格90.3">
          <table:table-cell table:style-name="表格90.A4" table:number-columns-spanned="3" office:value-type="string">
            <text:p text:style-name="P2">表头文件</text:p>
          </table:table-cell>
          <table:covered-table-cell/>
          <table:covered-table-cell/>
          <table:table-cell table:style-name="表格90.D3" office:value-type="string">
            <text:p text:style-name="P1">#include&lt;unistd.h&gt;</text:p>
            <text:p text:style-name="Standard">#include&lt;sys/types.h&gt;</text:p>
          </table:table-cell>
        </table:table-row>
        <text:soft-page-break/>
        <table:table-row table:style-name="表格90.3">
          <table:table-cell table:style-name="表格90.A4" table:number-columns-spanned="3" office:value-type="string">
            <text:p text:style-name="P2">定义函数</text:p>
          </table:table-cell>
          <table:covered-table-cell/>
          <table:covered-table-cell/>
          <table:table-cell table:style-name="表格90.D3" office:value-type="string">
            <text:p text:style-name="P1">int getgroups(int size,gid_t list[]);</text:p>
          </table:table-cell>
        </table:table-row>
        <table:table-row table:style-name="表格90.3">
          <table:table-cell table:style-name="表格90.A4" table:number-columns-spanned="3" office:value-type="string">
            <text:p text:style-name="P2">函数说明</text:p>
          </table:table-cell>
          <table:covered-table-cell/>
          <table:covered-table-cell/>
          <table:table-cell table:style-name="表格90.D3" office:value-type="string">
            <text:p text:style-name="P1">getgroup（）用来取得目前用户所属的组代码。参数size为list〔〕所能容纳的gid_t数目。如果参数size值为零，此函数仅会返回用户所属的组数。</text:p>
          </table:table-cell>
        </table:table-row>
        <table:table-row table:style-name="表格90.3">
          <table:table-cell table:style-name="表格90.A4" table:number-columns-spanned="3" office:value-type="string">
            <text:p text:style-name="P2">返回值</text:p>
          </table:table-cell>
          <table:covered-table-cell/>
          <table:covered-table-cell/>
          <table:table-cell table:style-name="表格90.D3" office:value-type="string">
            <text:p text:style-name="P1">返回组识别码，如有错误则返回-1。</text:p>
          </table:table-cell>
        </table:table-row>
        <table:table-row table:style-name="表格90.3">
          <table:table-cell table:style-name="表格90.A8" table:number-columns-spanned="3" office:value-type="string">
            <text:p text:style-name="P2">错误代码</text:p>
          </table:table-cell>
          <table:covered-table-cell/>
          <table:covered-table-cell/>
          <table:table-cell table:style-name="表格90.D3" office:value-type="string">
            <text:p text:style-name="P1">EFAULT 参数list数组地址不合法。</text:p>
            <text:p text:style-name="Standard">EINVAL 参数size值不足以容纳所有的组</text:p>
          </table:table-cell>
        </table:table-row>
        <table:table-row table:style-name="表格90.9">
          <table:table-cell table:style-name="表格90.D3" table:number-columns-spanned="4" office:value-type="string">
            <text:p text:style-name="P2"/>
          </table:table-cell>
          <table:covered-table-cell/>
          <table:covered-table-cell/>
          <table:covered-table-cell/>
        </table:table-row>
        <table:table-row table:style-name="表格90.10">
          <table:table-cell table:style-name="表格90.A10" office:value-type="string">
            <text:p text:style-name="P2">范例</text:p>
          </table:table-cell>
          <table:table-cell table:style-name="表格90.B10" table:number-columns-spanned="3" office:value-type="string">
            <text:p text:style-name="P1"/>
          </table:table-cell>
          <table:covered-table-cell/>
          <table:covered-table-cell/>
        </table:table-row>
        <table:table-row table:style-name="表格90.11">
          <table:table-cell table:style-name="表格90.A11" table:number-columns-spanned="4" office:value-type="string">
            <text:p text:style-name="P1">#include&lt;unistd.h&gt;</text:p>
            <text:p text:style-name="Standard">#include&lt;sys/types.h&gt;</text:p>
            <text:p text:style-name="Standard">main()</text:p>
            <text:p text:style-name="Standard">{</text:p>
            <text:p text:style-name="Standard"><text:s/>gid_t list[500];</text:p>
            <text:p text:style-name="Standard"><text:s/>int x,i;</text:p>
            <text:p text:style-name="Standard"><text:s/>x = getgroups(0.list);</text:p>
            <text:p text:style-name="Standard"><text:s/>getgroups(x,list);</text:p>
            <text:p text:style-name="Standard"><text:s/>for(i=0;i&lt;x;i++)</text:p>
            <text:p text:style-name="Standard"><text:s/>printf(“%d:%d\n”,i,list[i]);</text:p>
            <text:p text:style-name="Standard">}</text:p>
          </table:table-cell>
          <table:covered-table-cell/>
          <table:covered-table-cell/>
          <table:covered-table-cell/>
        </table:table-row>
        <table:table-row table:style-name="表格90.12">
          <table:table-cell table:style-name="表格90.A10" table:number-columns-spanned="2" office:value-type="string">
            <text:p text:style-name="P2">执行</text:p>
          </table:table-cell>
          <table:covered-table-cell/>
          <table:table-cell table:style-name="表格90.B10" table:number-columns-spanned="2" office:value-type="string">
            <text:p text:style-name="P1"/>
          </table:table-cell>
          <table:covered-table-cell/>
        </table:table-row>
        <table:table-row table:style-name="表格90.13">
          <table:table-cell table:style-name="表格90.A11" table:number-columns-spanned="4" office:value-type="string">
            <text:p text:style-name="P1">0:0</text:p>
            <text:p text:style-name="Standard">1:1</text:p>
            <text:p text:style-name="Standard">2:2</text:p>
            <text:p text:style-name="Standard">3:3</text:p>
            <text:p text:style-name="Standard">4:4</text:p>
            <text:p text:style-name="Standard">5:6</text:p>
            <text:p text:style-name="Standard">6:10</text:p>
          </table:table-cell>
          <table:covered-table-cell/>
          <table:covered-table-cell/>
          <table:covered-table-cell/>
        </table:table-row>
      </table:table>
      <text:p text:style-name="Standard"/>
      <text:p text:style-name="Standard"/>
      <table:table table:name="表格91" table:style-name="表格91">
        <table:table-column table:style-name="表格91.A"/>
        <table:table-column table:style-name="表格91.B"/>
        <table:table-column table:style-name="表格91.C"/>
        <table:table-column table:style-name="表格91.D"/>
        <table:table-row table:style-name="表格91.1">
          <table:table-cell table:style-name="表格91.A1" table:number-columns-spanned="4" office:value-type="string">
            <text:p text:style-name="P5">getpw（取得指定用户的密码文件数据）</text:p>
          </table:table-cell>
          <table:covered-table-cell/>
          <table:covered-table-cell/>
          <table:covered-table-cell/>
        </table:table-row>
        <table:table-row table:style-name="表格91.2">
          <table:table-cell table:style-name="表格91.A2" table:number-columns-spanned="4" office:value-type="string">
            <text:p text:style-name="P3"/>
          </table:table-cell>
          <table:covered-table-cell/>
          <table:covered-table-cell/>
          <table:covered-table-cell/>
        </table:table-row>
        <table:table-row table:style-name="表格91.3">
          <table:table-cell table:style-name="表格91.A3" table:number-columns-spanned="3" office:value-type="string">
            <text:p text:style-name="P2">相关函数</text:p>
          </table:table-cell>
          <table:covered-table-cell/>
          <table:covered-table-cell/>
          <table:table-cell table:style-name="表格91.D3" office:value-type="string">
            <text:p text:style-name="P1">getpwent</text:p>
          </table:table-cell>
        </table:table-row>
        <table:table-row table:style-name="表格91.3">
          <table:table-cell table:style-name="表格91.A4" table:number-columns-spanned="3" office:value-type="string">
            <text:p text:style-name="P2">表头文件</text:p>
          </table:table-cell>
          <table:covered-table-cell/>
          <table:covered-table-cell/>
          <table:table-cell table:style-name="表格91.D3" office:value-type="string">
            <text:p text:style-name="P1">#include&lt;pwd.h&gt;</text:p>
            <text:p text:style-name="Standard">#include&lt;sys/types.h&gt;</text:p>
          </table:table-cell>
        </table:table-row>
        <table:table-row table:style-name="表格91.3">
          <table:table-cell table:style-name="表格91.A4" table:number-columns-spanned="3" office:value-type="string">
            <text:p text:style-name="P2">定义函数</text:p>
          </table:table-cell>
          <table:covered-table-cell/>
          <table:covered-table-cell/>
          <table:table-cell table:style-name="表格91.D3" office:value-type="string">
            <text:p text:style-name="P1">int getpw(uid_t uid,char *buf);</text:p>
          </table:table-cell>
        </table:table-row>
        <table:table-row table:style-name="表格91.3">
          <table:table-cell table:style-name="表格91.A4" table:number-columns-spanned="3" office:value-type="string">
            <text:p text:style-name="P2">函数说明</text:p>
          </table:table-cell>
          <table:covered-table-cell/>
          <table:covered-table-cell/>
          <table:table-cell table:style-name="表格91.D3" office:value-type="string">
            <text:p text:style-name="P1">getpw（）会从/etc/passwd中查找符合参数uid所指定的用户账号数据，找不到相关数据就返回-1。所返回的buf字符串格式如下：</text:p>
            <text:p text:style-name="Standard">账号：密码：用户识别码（uid）：组识别码（gid）：全名：根目录：shell</text:p>
          </table:table-cell>
        </table:table-row>
        <text:soft-page-break/>
        <table:table-row table:style-name="表格91.3">
          <table:table-cell table:style-name="表格91.A4" table:number-columns-spanned="3" office:value-type="string">
            <text:p text:style-name="P2">返回值</text:p>
          </table:table-cell>
          <table:covered-table-cell/>
          <table:covered-table-cell/>
          <table:table-cell table:style-name="表格91.D3" office:value-type="string">
            <text:p text:style-name="P1">返回0表示成功，有错误发生时返回-1。</text:p>
          </table:table-cell>
        </table:table-row>
        <table:table-row table:style-name="表格91.3">
          <table:table-cell table:style-name="表格91.A8" table:number-columns-spanned="3" office:value-type="string">
            <text:p text:style-name="P2">附加说明</text:p>
          </table:table-cell>
          <table:covered-table-cell/>
          <table:covered-table-cell/>
          <table:table-cell table:style-name="表格91.D3" office:value-type="string">
            <text:list xml:id="list1257651211" text:style-name="WW8Num1">
              <text:list-item>
                <text:p text:style-name="P8">getpw（）会有潜在的安全性问题，请尽量使用别的函数取代。</text:p>
              </text:list-item>
              <text:list-item>
                <text:p text:style-name="P7">使用shadow的系统已把用户密码抽出/etc/passwd，因此使用getpw（）取得的密码将为“x”。</text:p>
              </text:list-item>
            </text:list>
          </table:table-cell>
        </table:table-row>
        <table:table-row table:style-name="表格91.9">
          <table:table-cell table:style-name="表格91.D3" table:number-columns-spanned="4" office:value-type="string">
            <text:p text:style-name="P2"/>
          </table:table-cell>
          <table:covered-table-cell/>
          <table:covered-table-cell/>
          <table:covered-table-cell/>
        </table:table-row>
        <table:table-row table:style-name="表格91.10">
          <table:table-cell table:style-name="表格91.A10" office:value-type="string">
            <text:p text:style-name="P2">范例</text:p>
          </table:table-cell>
          <table:table-cell table:style-name="表格91.B10" table:number-columns-spanned="3" office:value-type="string">
            <text:p text:style-name="P1"/>
          </table:table-cell>
          <table:covered-table-cell/>
          <table:covered-table-cell/>
        </table:table-row>
        <table:table-row table:style-name="表格91.11">
          <table:table-cell table:style-name="表格91.A11" table:number-columns-spanned="4" office:value-type="string">
            <text:p text:style-name="P1">#include&lt;pwd.h&gt;</text:p>
            <text:p text:style-name="Standard">#include&lt;sys/types.h&gt;</text:p>
            <text:p text:style-name="Standard">main()</text:p>
            <text:p text:style-name="Standard">{</text:p>
            <text:p text:style-name="Standard"><text:s/>char buffer[80];</text:p>
            <text:p text:style-name="Standard"><text:s/>getpw(0,buffer);</text:p>
            <text:p text:style-name="Standard"><text:s/>printf(“%s\n”,buffer);</text:p>
            <text:p text:style-name="Standard">}</text:p>
          </table:table-cell>
          <table:covered-table-cell/>
          <table:covered-table-cell/>
          <table:covered-table-cell/>
        </table:table-row>
        <table:table-row table:style-name="表格91.12">
          <table:table-cell table:style-name="表格91.A10" table:number-columns-spanned="2" office:value-type="string">
            <text:p text:style-name="P2">执行</text:p>
          </table:table-cell>
          <table:covered-table-cell/>
          <table:table-cell table:style-name="表格91.B10" table:number-columns-spanned="2" office:value-type="string">
            <text:p text:style-name="P1"/>
          </table:table-cell>
          <table:covered-table-cell/>
        </table:table-row>
        <table:table-row table:style-name="表格91.13">
          <table:table-cell table:style-name="表格91.A11" table:number-columns-spanned="4" office:value-type="string">
            <text:p text:style-name="P1">root:x:0:0:root:/root:/bin/bash</text:p>
          </table:table-cell>
          <table:covered-table-cell/>
          <table:covered-table-cell/>
          <table:covered-table-cell/>
        </table:table-row>
      </table:table>
      <text:p text:style-name="Standard"/>
      <text:p text:style-name="Standard"/>
      <table:table table:name="表格92" table:style-name="表格92">
        <table:table-column table:style-name="表格92.A"/>
        <table:table-column table:style-name="表格92.B"/>
        <table:table-column table:style-name="表格92.C"/>
        <table:table-column table:style-name="表格92.D"/>
        <table:table-row table:style-name="表格92.1">
          <table:table-cell table:style-name="表格92.A1" table:number-columns-spanned="4" office:value-type="string">
            <text:p text:style-name="P5">getpwent（从密码文件中取得账号的数据）</text:p>
          </table:table-cell>
          <table:covered-table-cell/>
          <table:covered-table-cell/>
          <table:covered-table-cell/>
        </table:table-row>
        <table:table-row table:style-name="表格92.2">
          <table:table-cell table:style-name="表格92.A2" table:number-columns-spanned="4" office:value-type="string">
            <text:p text:style-name="P3"/>
          </table:table-cell>
          <table:covered-table-cell/>
          <table:covered-table-cell/>
          <table:covered-table-cell/>
        </table:table-row>
        <table:table-row table:style-name="表格92.3">
          <table:table-cell table:style-name="表格92.A3" table:number-columns-spanned="3" office:value-type="string">
            <text:p text:style-name="P2">相关函数</text:p>
          </table:table-cell>
          <table:covered-table-cell/>
          <table:covered-table-cell/>
          <table:table-cell table:style-name="表格92.D3" office:value-type="string">
            <text:p text:style-name="P1">getpw，fgetpwent，getpwnam，getpwuid，setpwent，endpwent</text:p>
          </table:table-cell>
        </table:table-row>
        <table:table-row table:style-name="表格92.3">
          <table:table-cell table:style-name="表格92.A4" table:number-columns-spanned="3" office:value-type="string">
            <text:p text:style-name="P2">表头文件</text:p>
          </table:table-cell>
          <table:covered-table-cell/>
          <table:covered-table-cell/>
          <table:table-cell table:style-name="表格92.D3" office:value-type="string">
            <text:p text:style-name="P1">#include&lt;pwd.h&gt;</text:p>
            <text:p text:style-name="Standard">#include&lt;sys/types.h&gt;</text:p>
          </table:table-cell>
        </table:table-row>
        <table:table-row table:style-name="表格92.3">
          <table:table-cell table:style-name="表格92.A4" table:number-columns-spanned="3" office:value-type="string">
            <text:p text:style-name="P2">定义函数</text:p>
          </table:table-cell>
          <table:covered-table-cell/>
          <table:covered-table-cell/>
          <table:table-cell table:style-name="表格92.D3" office:value-type="string">
            <text:p text:style-name="P1">strcut passwd * getpwent(void);</text:p>
          </table:table-cell>
        </table:table-row>
        <table:table-row table:style-name="表格92.3">
          <table:table-cell table:style-name="表格92.A4" table:number-columns-spanned="3" office:value-type="string">
            <text:p text:style-name="P2">函数说明</text:p>
          </table:table-cell>
          <table:covered-table-cell/>
          <table:covered-table-cell/>
          <table:table-cell table:style-name="表格92.D3" office:value-type="string">
            <text:p text:style-name="P1">getpwent（）用来从密码文件（/etc/passwd）中读取一项用户数据，该用户的数据以passwd结构返回。第一次调用时会取得第一位用户数据，之后每调用一次就会返回下一项数据，直到已无任何数据时返回NULL。</text:p>
            <text:p text:style-name="Standard">passwd结构定义如下：</text:p>
            <text:p text:style-name="Standard">struct passwd{</text:p>
            <text:p text:style-name="Standard"><text:s text:c="2"/>char * pw_name; <text:s text:c="2"/>/*用户账号*/</text:p>
            <text:p text:style-name="Standard"><text:s text:c="2"/>char * pw_passwd; <text:s/>/*用户密码*/</text:p>
            <text:p text:style-name="Standard"><text:s text:c="2"/>uid_t pw_uid; <text:s text:c="5"/>/*用户识别码*/</text:p>
            <text:p text:style-name="Standard"><text:s text:c="2"/>gid_t pw_gid; <text:s text:c="5"/>/*组识别码*/</text:p>
            <text:p text:style-name="Standard"><text:s text:c="2"/>char * pw_gecos; <text:s text:c="2"/>/*用户全名*/</text:p>
            <text:p text:style-name="Standard"><text:s text:c="2"/>char * pw_dir; <text:s text:c="4"/>/*家目录*/</text:p>
            <text:p text:style-name="Standard"><text:s text:c="2"/>char * pw_shell; <text:s text:c="3"/>/* 所使用的shell路径*/</text:p>
            <text:p text:style-name="Standard">};</text:p>
          </table:table-cell>
        </table:table-row>
        <text:soft-page-break/>
        <table:table-row table:style-name="表格92.3">
          <table:table-cell table:style-name="表格92.A4" table:number-columns-spanned="3" office:value-type="string">
            <text:p text:style-name="P2">返回值</text:p>
          </table:table-cell>
          <table:covered-table-cell/>
          <table:covered-table-cell/>
          <table:table-cell table:style-name="表格92.D3" office:value-type="string">
            <text:p text:style-name="P1">返回passwd结构数据，如果返回NULL则表示已无数据，或有错误发生。</text:p>
          </table:table-cell>
        </table:table-row>
        <table:table-row table:style-name="表格92.3">
          <table:table-cell table:style-name="表格92.A8" table:number-columns-spanned="3" office:value-type="string">
            <text:p text:style-name="P2">附加说明</text:p>
          </table:table-cell>
          <table:covered-table-cell/>
          <table:covered-table-cell/>
          <table:table-cell table:style-name="表格92.D3" office:value-type="string">
            <text:p text:style-name="P1">getpwent（）在第一次调用时会打开密码文件，读取数据完毕后可使用endpwent（）来关闭该密码文件。</text:p>
          </table:table-cell>
        </table:table-row>
        <table:table-row table:style-name="表格92.3">
          <table:table-cell table:style-name="表格92.A8" table:number-columns-spanned="3" office:value-type="string">
            <text:p text:style-name="P2">错误代码</text:p>
          </table:table-cell>
          <table:covered-table-cell/>
          <table:covered-table-cell/>
          <table:table-cell table:style-name="表格92.D3" office:value-type="string">
            <text:p text:style-name="P1">ENOMEM 内存不足，无法配置passwd结构。</text:p>
          </table:table-cell>
        </table:table-row>
        <table:table-row table:style-name="表格92.10">
          <table:table-cell table:style-name="表格92.D3" table:number-columns-spanned="4" office:value-type="string">
            <text:p text:style-name="P2"/>
          </table:table-cell>
          <table:covered-table-cell/>
          <table:covered-table-cell/>
          <table:covered-table-cell/>
        </table:table-row>
        <table:table-row table:style-name="表格92.11">
          <table:table-cell table:style-name="表格92.A11" office:value-type="string">
            <text:p text:style-name="P2">范例</text:p>
          </table:table-cell>
          <table:table-cell table:style-name="表格92.B11" table:number-columns-spanned="3" office:value-type="string">
            <text:p text:style-name="P1"/>
          </table:table-cell>
          <table:covered-table-cell/>
          <table:covered-table-cell/>
        </table:table-row>
        <table:table-row table:style-name="表格92.12">
          <table:table-cell table:style-name="表格92.A12" table:number-columns-spanned="4" office:value-type="string">
            <text:p text:style-name="P1">#include&lt;pwd.h&gt;</text:p>
            <text:p text:style-name="Standard">#include&lt;sys/types.h&gt;</text:p>
            <text:p text:style-name="Standard">main()</text:p>
            <text:p text:style-name="Standard">{</text:p>
            <text:p text:style-name="Standard"><text:s text:c="2"/>struct passwd *user;</text:p>
            <text:p text:style-name="Standard"><text:s text:c="2"/>while((user = getpwent())!=0){</text:p>
            <text:p text:style-name="Standard"><text:s text:c="3"/>printf(“%s:%d:%d:%s:%s:%s\n”,user-&gt;pw_name,user-&gt;pw_uid,user-&gt;pw_gid,</text:p>
            <text:p text:style-name="Standard"><text:s text:c="3"/>user-&gt;pw_gecos,user-&gt;pw_dir,user-&gt;pw_shell);</text:p>
            <text:p text:style-name="Standard">}</text:p>
            <text:p text:style-name="Standard">endpwent();</text:p>
            <text:p text:style-name="Standard">}</text:p>
          </table:table-cell>
          <table:covered-table-cell/>
          <table:covered-table-cell/>
          <table:covered-table-cell/>
        </table:table-row>
        <table:table-row table:style-name="表格92.13">
          <table:table-cell table:style-name="表格92.A11" table:number-columns-spanned="2" office:value-type="string">
            <text:p text:style-name="P2">执行</text:p>
          </table:table-cell>
          <table:covered-table-cell/>
          <table:table-cell table:style-name="表格92.B11" table:number-columns-spanned="2" office:value-type="string">
            <text:p text:style-name="P1"/>
          </table:table-cell>
          <table:covered-table-cell/>
        </table:table-row>
        <table:table-row table:style-name="表格92.14">
          <table:table-cell table:style-name="表格92.A12" table:number-columns-spanned="4" office:value-type="string">
            <text:p text:style-name="P1">root:0:0:root:/root:/bin/bash</text:p>
            <text:p text:style-name="Standard">bin:1:1:bin:/bin:</text:p>
            <text:p text:style-name="Standard">daemon:2:2:daemon:/sbin:</text:p>
            <text:p text:style-name="Standard">adm:3:4:adm:/var/adm:</text:p>
            <text:p text:style-name="Standard">lp:4:7:lp:/var/spool/lpd:</text:p>
            <text:p text:style-name="Standard">sync:5:0:sync:/sbin:/bin/sync</text:p>
            <text:p text:style-name="Standard">shutdown:6:0:shutdown:/sbin:/sbin/shutdown</text:p>
            <text:p text:style-name="Standard">halt:7:0:halt:/sbin:/sbin/halt</text:p>
            <text:p text:style-name="Standard">mail:8:12:mail:/var/spool/mail:</text:p>
            <text:p text:style-name="Standard">news:9:13:news:var/spool/news</text:p>
            <text:p text:style-name="Standard">uucp:10:14:uucp:/var/spool/uucp:</text:p>
            <text:p text:style-name="Standard">operator:11:0:operator :/root:</text:p>
            <text:p text:style-name="Standard">games:12:100:games:/usr/games:</text:p>
            <text:p text:style-name="Standard">gopher:13:30:gopher:/usr/lib/gopher-data:</text:p>
            <text:p text:style-name="Standard">ftp:14:50:FTP User:/home/ftp:</text:p>
            <text:p text:style-name="Standard">nobody:99:99:Nobody:/:</text:p>
            <text:p text:style-name="Standard">xfs:100:101:X Font Server: /etc/Xll/fs:/bin/false</text:p>
            <text:p text:style-name="Standard">gdm:42:42:/home/gdm:/bin/bash</text:p>
            <text:p text:style-name="Standard">kids:500:500: : /home/kids:/bin/bash</text:p>
          </table:table-cell>
          <table:covered-table-cell/>
          <table:covered-table-cell/>
          <table:covered-table-cell/>
        </table:table-row>
      </table:table>
      <text:p text:style-name="Standard"/>
      <text:p text:style-name="Standard"/>
      <table:table table:name="表格93" table:style-name="表格93">
        <table:table-column table:style-name="表格93.A"/>
        <table:table-column table:style-name="表格93.B"/>
        <table:table-column table:style-name="表格93.C"/>
        <table:table-column table:style-name="表格93.D"/>
        <table:table-row table:style-name="表格93.1">
          <table:table-cell table:style-name="表格93.A1" table:number-columns-spanned="4" office:value-type="string">
            <text:p text:style-name="P2"><text:span text:style-name="T3">getpwnam（从密码文件中取得指定账号的数据）</text:span></text:p>
          </table:table-cell>
          <table:covered-table-cell/>
          <table:covered-table-cell/>
          <table:covered-table-cell/>
        </table:table-row>
        <table:table-row table:style-name="表格93.2">
          <table:table-cell table:style-name="表格93.A2" table:number-columns-spanned="4" office:value-type="string">
            <text:p text:style-name="P3"/>
          </table:table-cell>
          <table:covered-table-cell/>
          <table:covered-table-cell/>
          <table:covered-table-cell/>
        </table:table-row>
        <text:soft-page-break/>
        <table:table-row table:style-name="表格93.3">
          <table:table-cell table:style-name="表格93.A3" table:number-columns-spanned="3" office:value-type="string">
            <text:p text:style-name="P2">相关函数</text:p>
          </table:table-cell>
          <table:covered-table-cell/>
          <table:covered-table-cell/>
          <table:table-cell table:style-name="表格93.D3" office:value-type="string">
            <text:p text:style-name="P1">getpw，fgetpwent，getpwent，getpwuid</text:p>
          </table:table-cell>
        </table:table-row>
        <table:table-row table:style-name="表格93.3">
          <table:table-cell table:style-name="表格93.A4" table:number-columns-spanned="3" office:value-type="string">
            <text:p text:style-name="P2">表头文件</text:p>
          </table:table-cell>
          <table:covered-table-cell/>
          <table:covered-table-cell/>
          <table:table-cell table:style-name="表格93.D3" office:value-type="string">
            <text:p text:style-name="P1">#include&lt;pwd.h&gt;</text:p>
            <text:p text:style-name="Standard">#include&lt;sys/types.h&gt;</text:p>
          </table:table-cell>
        </table:table-row>
        <table:table-row table:style-name="表格93.3">
          <table:table-cell table:style-name="表格93.A4" table:number-columns-spanned="3" office:value-type="string">
            <text:p text:style-name="P2">定义函数</text:p>
          </table:table-cell>
          <table:covered-table-cell/>
          <table:covered-table-cell/>
          <table:table-cell table:style-name="表格93.D3" office:value-type="string">
            <text:p text:style-name="P1">struct passwd * getpwnam(const char * name);</text:p>
          </table:table-cell>
        </table:table-row>
        <table:table-row table:style-name="表格93.3">
          <table:table-cell table:style-name="表格93.A4" table:number-columns-spanned="3" office:value-type="string">
            <text:p text:style-name="P2">函数说明</text:p>
          </table:table-cell>
          <table:covered-table-cell/>
          <table:covered-table-cell/>
          <table:table-cell table:style-name="表格93.D3" office:value-type="string">
            <text:p text:style-name="P1">getpwnam（）用来逐一搜索参数name指定的账号名称，找到时便将该用户的数据以passwd结构返回。passwd结构请参考getpwent（）。</text:p>
          </table:table-cell>
        </table:table-row>
        <table:table-row table:style-name="表格93.3">
          <table:table-cell table:style-name="表格93.A4" table:number-columns-spanned="3" office:value-type="string">
            <text:p text:style-name="P2">返回值</text:p>
          </table:table-cell>
          <table:covered-table-cell/>
          <table:covered-table-cell/>
          <table:table-cell table:style-name="表格93.D3" office:value-type="string">
            <text:p text:style-name="P1">返回passwd结构数据，如果返回NULL则表示已无数据，或有错误发生。</text:p>
          </table:table-cell>
        </table:table-row>
        <table:table-row table:style-name="表格93.8">
          <table:table-cell table:style-name="表格93.D3" table:number-columns-spanned="4" office:value-type="string">
            <text:p text:style-name="P2"/>
          </table:table-cell>
          <table:covered-table-cell/>
          <table:covered-table-cell/>
          <table:covered-table-cell/>
        </table:table-row>
        <table:table-row table:style-name="表格93.9">
          <table:table-cell table:style-name="表格93.A9" office:value-type="string">
            <text:p text:style-name="P2">范例</text:p>
          </table:table-cell>
          <table:table-cell table:style-name="表格93.B9" table:number-columns-spanned="3" office:value-type="string">
            <text:p text:style-name="P1"/>
          </table:table-cell>
          <table:covered-table-cell/>
          <table:covered-table-cell/>
        </table:table-row>
        <table:table-row table:style-name="表格93.10">
          <table:table-cell table:style-name="表格93.A10" table:number-columns-spanned="4" office:value-type="string">
            <text:p text:style-name="P1">/*取得root账号的识别码和根目录*/</text:p>
            <text:p text:style-name="Standard">#include&lt;pwd.h&gt;</text:p>
            <text:p text:style-name="Standard">#include&lt;sys/types.h&gt;</text:p>
            <text:p text:style-name="Standard">main()</text:p>
            <text:p text:style-name="Standard">{</text:p>
            <text:p text:style-name="Standard"><text:s/>struct passwd *user;</text:p>
            <text:p text:style-name="Standard"><text:s/>user = getpwnam(“root”);</text:p>
            <text:p text:style-name="Standard"><text:s/>printf(“name:%s\n”,user-&gt;pw_name);</text:p>
            <text:p text:style-name="Standard"><text:s/>printf(“uid:%d\n”,user-&gt;pw_uid);</text:p>
            <text:p text:style-name="Standard"><text:s/>printf(“home:%s\n”,user-&gt;pw_dir);</text:p>
            <text:p text:style-name="Standard">}</text:p>
          </table:table-cell>
          <table:covered-table-cell/>
          <table:covered-table-cell/>
          <table:covered-table-cell/>
        </table:table-row>
        <table:table-row table:style-name="表格93.11">
          <table:table-cell table:style-name="表格93.A9" table:number-columns-spanned="2" office:value-type="string">
            <text:p text:style-name="P2">执行</text:p>
          </table:table-cell>
          <table:covered-table-cell/>
          <table:table-cell table:style-name="表格93.B9" table:number-columns-spanned="2" office:value-type="string">
            <text:p text:style-name="P1"/>
          </table:table-cell>
          <table:covered-table-cell/>
        </table:table-row>
        <table:table-row table:style-name="表格93.12">
          <table:table-cell table:style-name="表格93.A10" table:number-columns-spanned="4" office:value-type="string">
            <text:p text:style-name="P1">name:root</text:p>
            <text:p text:style-name="Standard">uid:0</text:p>
            <text:p text:style-name="Standard">home:/root</text:p>
          </table:table-cell>
          <table:covered-table-cell/>
          <table:covered-table-cell/>
          <table:covered-table-cell/>
        </table:table-row>
      </table:table>
      <text:p text:style-name="Standard"/>
      <text:p text:style-name="Standard"/>
      <table:table table:name="表格94" table:style-name="表格94">
        <table:table-column table:style-name="表格94.A"/>
        <table:table-column table:style-name="表格94.B"/>
        <table:table-column table:style-name="表格94.C"/>
        <table:table-column table:style-name="表格94.D"/>
        <table:table-row table:style-name="表格94.1">
          <table:table-cell table:style-name="表格94.A1" table:number-columns-spanned="4" office:value-type="string">
            <text:p text:style-name="P5">getpwuid（从密码文件中取得指定uid的数据）</text:p>
          </table:table-cell>
          <table:covered-table-cell/>
          <table:covered-table-cell/>
          <table:covered-table-cell/>
        </table:table-row>
        <table:table-row table:style-name="表格94.2">
          <table:table-cell table:style-name="表格94.A2" table:number-columns-spanned="4" office:value-type="string">
            <text:p text:style-name="P3"/>
          </table:table-cell>
          <table:covered-table-cell/>
          <table:covered-table-cell/>
          <table:covered-table-cell/>
        </table:table-row>
        <table:table-row table:style-name="表格94.3">
          <table:table-cell table:style-name="表格94.A3" table:number-columns-spanned="3" office:value-type="string">
            <text:p text:style-name="P2">相关函数</text:p>
          </table:table-cell>
          <table:covered-table-cell/>
          <table:covered-table-cell/>
          <table:table-cell table:style-name="表格94.D3" office:value-type="string">
            <text:p text:style-name="P1">getpw，fgetpwent，getpwent，getpwnam</text:p>
          </table:table-cell>
        </table:table-row>
        <table:table-row table:style-name="表格94.3">
          <table:table-cell table:style-name="表格94.A4" table:number-columns-spanned="3" office:value-type="string">
            <text:p text:style-name="P2">表头文件</text:p>
          </table:table-cell>
          <table:covered-table-cell/>
          <table:covered-table-cell/>
          <table:table-cell table:style-name="表格94.D3" office:value-type="string">
            <text:p text:style-name="P1">#include&lt;pwd.h&gt;</text:p>
            <text:p text:style-name="Standard">#include&lt;sys/types.h&gt;</text:p>
          </table:table-cell>
        </table:table-row>
        <table:table-row table:style-name="表格94.3">
          <table:table-cell table:style-name="表格94.A4" table:number-columns-spanned="3" office:value-type="string">
            <text:p text:style-name="P2">定义函数</text:p>
          </table:table-cell>
          <table:covered-table-cell/>
          <table:covered-table-cell/>
          <table:table-cell table:style-name="表格94.D3" office:value-type="string">
            <text:p text:style-name="P1">struct passwd * getpwuid(uid_t uid);</text:p>
          </table:table-cell>
        </table:table-row>
        <table:table-row table:style-name="表格94.3">
          <table:table-cell table:style-name="表格94.A4" table:number-columns-spanned="3" office:value-type="string">
            <text:p text:style-name="P2">函数说明</text:p>
          </table:table-cell>
          <table:covered-table-cell/>
          <table:covered-table-cell/>
          <table:table-cell table:style-name="表格94.D3" office:value-type="string">
            <text:p text:style-name="P1">getpwuid（）用来逐一搜索参数uid指定的用户识别码，找到时便将该用户的数据以passwd结构返回。passwd结构请参考getpwent（）。</text:p>
          </table:table-cell>
        </table:table-row>
        <table:table-row table:style-name="表格94.3">
          <table:table-cell table:style-name="表格94.A4" table:number-columns-spanned="3" office:value-type="string">
            <text:p text:style-name="P2">返回值</text:p>
          </table:table-cell>
          <table:covered-table-cell/>
          <table:covered-table-cell/>
          <table:table-cell table:style-name="表格94.D3" office:value-type="string">
            <text:p text:style-name="P1">返回passwd结构数据，如果返回NULL则表示已无数据，或者有错误发生。</text:p>
          </table:table-cell>
        </table:table-row>
        <table:table-row table:style-name="表格94.8">
          <table:table-cell table:style-name="表格94.D3" table:number-columns-spanned="4" office:value-type="string">
            <text:p text:style-name="P2"/>
          </table:table-cell>
          <table:covered-table-cell/>
          <table:covered-table-cell/>
          <table:covered-table-cell/>
        </table:table-row>
        <text:soft-page-break/>
        <table:table-row table:style-name="表格94.9">
          <table:table-cell table:style-name="表格94.A9" office:value-type="string">
            <text:p text:style-name="P2">范例</text:p>
          </table:table-cell>
          <table:table-cell table:style-name="表格94.B9" table:number-columns-spanned="3" office:value-type="string">
            <text:p text:style-name="P1"/>
          </table:table-cell>
          <table:covered-table-cell/>
          <table:covered-table-cell/>
        </table:table-row>
        <table:table-row table:style-name="表格94.10">
          <table:table-cell table:style-name="表格94.A10" table:number-columns-spanned="4" office:value-type="string">
            <text:p text:style-name="P1">#include&lt;pwd.h&gt;</text:p>
            <text:p text:style-name="Standard">#include&lt;sys/types.h&gt;</text:p>
            <text:p text:style-name="Standard">main()</text:p>
            <text:p text:style-name="Standard">{</text:p>
            <text:p text:style-name="Standard"><text:s/>struct passwd *user;</text:p>
            <text:p text:style-name="Standard"><text:s/>user= getpwuid(6);</text:p>
            <text:p text:style-name="Standard"><text:s/>printf(“name:%s\n”,user-&gt;pw_name);</text:p>
            <text:p text:style-name="Standard"><text:s/>printf(“uid:%d\n”,user-&gt;pw_uid);</text:p>
            <text:p text:style-name="Standard"><text:s/>printf(“home:%s\n”,user-&gt;pw_dir);</text:p>
            <text:p text:style-name="Standard">}</text:p>
          </table:table-cell>
          <table:covered-table-cell/>
          <table:covered-table-cell/>
          <table:covered-table-cell/>
        </table:table-row>
        <table:table-row table:style-name="表格94.11">
          <table:table-cell table:style-name="表格94.A9" table:number-columns-spanned="2" office:value-type="string">
            <text:p text:style-name="P2">执行</text:p>
          </table:table-cell>
          <table:covered-table-cell/>
          <table:table-cell table:style-name="表格94.B9" table:number-columns-spanned="2" office:value-type="string">
            <text:p text:style-name="P1"/>
          </table:table-cell>
          <table:covered-table-cell/>
        </table:table-row>
        <table:table-row table:style-name="表格94.12">
          <table:table-cell table:style-name="表格94.A10" table:number-columns-spanned="4" office:value-type="string">
            <text:p text:style-name="P1">name:shutdown</text:p>
            <text:p text:style-name="Standard">uid:6</text:p>
            <text:p text:style-name="Standard">home:/sbin</text:p>
          </table:table-cell>
          <table:covered-table-cell/>
          <table:covered-table-cell/>
          <table:covered-table-cell/>
        </table:table-row>
      </table:table>
      <text:p text:style-name="Standard"/>
      <text:p text:style-name="Standard"/>
      <table:table table:name="表格95" table:style-name="表格95">
        <table:table-column table:style-name="表格95.A"/>
        <table:table-column table:style-name="表格95.B"/>
        <table:table-column table:style-name="表格95.C"/>
        <table:table-column table:style-name="表格95.D"/>
        <table:table-row table:style-name="表格95.1">
          <table:table-cell table:style-name="表格95.A1" table:number-columns-spanned="4" office:value-type="string">
            <text:p text:style-name="P5">getuid（取得真实的用户识别码）</text:p>
          </table:table-cell>
          <table:covered-table-cell/>
          <table:covered-table-cell/>
          <table:covered-table-cell/>
        </table:table-row>
        <table:table-row table:style-name="表格95.2">
          <table:table-cell table:style-name="表格95.A2" table:number-columns-spanned="4" office:value-type="string">
            <text:p text:style-name="P3"/>
          </table:table-cell>
          <table:covered-table-cell/>
          <table:covered-table-cell/>
          <table:covered-table-cell/>
        </table:table-row>
        <table:table-row table:style-name="表格95.3">
          <table:table-cell table:style-name="表格95.A3" table:number-columns-spanned="3" office:value-type="string">
            <text:p text:style-name="P2">相关函数</text:p>
          </table:table-cell>
          <table:covered-table-cell/>
          <table:covered-table-cell/>
          <table:table-cell table:style-name="表格95.D3" office:value-type="string">
            <text:p text:style-name="P1">geteuid，setreuid，setuid</text:p>
          </table:table-cell>
        </table:table-row>
        <table:table-row table:style-name="表格95.3">
          <table:table-cell table:style-name="表格95.A4" table:number-columns-spanned="3" office:value-type="string">
            <text:p text:style-name="P2">表头文件</text:p>
          </table:table-cell>
          <table:covered-table-cell/>
          <table:covered-table-cell/>
          <table:table-cell table:style-name="表格95.D3" office:value-type="string">
            <text:p text:style-name="P1">#include&lt;unistd.h&gt;</text:p>
            <text:p text:style-name="Standard">#include&lt;sys/types.h&gt;</text:p>
          </table:table-cell>
        </table:table-row>
        <table:table-row table:style-name="表格95.3">
          <table:table-cell table:style-name="表格95.A4" table:number-columns-spanned="3" office:value-type="string">
            <text:p text:style-name="P2">定义函数</text:p>
          </table:table-cell>
          <table:covered-table-cell/>
          <table:covered-table-cell/>
          <table:table-cell table:style-name="表格95.D3" office:value-type="string">
            <text:p text:style-name="P1">uid_t getuid(void);</text:p>
          </table:table-cell>
        </table:table-row>
        <table:table-row table:style-name="表格95.3">
          <table:table-cell table:style-name="表格95.A4" table:number-columns-spanned="3" office:value-type="string">
            <text:p text:style-name="P2">函数说明</text:p>
          </table:table-cell>
          <table:covered-table-cell/>
          <table:covered-table-cell/>
          <table:table-cell table:style-name="表格95.D3" office:value-type="string">
            <text:p text:style-name="P1">getuid（）用来取得执行目前进程的用户识别码。</text:p>
          </table:table-cell>
        </table:table-row>
        <table:table-row table:style-name="表格95.3">
          <table:table-cell table:style-name="表格95.A4" table:number-columns-spanned="3" office:value-type="string">
            <text:p text:style-name="P2">返回值</text:p>
          </table:table-cell>
          <table:covered-table-cell/>
          <table:covered-table-cell/>
          <table:table-cell table:style-name="表格95.D3" office:value-type="string">
            <text:p text:style-name="P1">用户识别码</text:p>
          </table:table-cell>
        </table:table-row>
        <table:table-row table:style-name="表格95.8">
          <table:table-cell table:style-name="表格95.D3" table:number-columns-spanned="4" office:value-type="string">
            <text:p text:style-name="P2"/>
          </table:table-cell>
          <table:covered-table-cell/>
          <table:covered-table-cell/>
          <table:covered-table-cell/>
        </table:table-row>
        <table:table-row table:style-name="表格95.9">
          <table:table-cell table:style-name="表格95.A9" office:value-type="string">
            <text:p text:style-name="P2">范例</text:p>
          </table:table-cell>
          <table:table-cell table:style-name="表格95.B9" table:number-columns-spanned="3" office:value-type="string">
            <text:p text:style-name="P1"/>
          </table:table-cell>
          <table:covered-table-cell/>
          <table:covered-table-cell/>
        </table:table-row>
        <table:table-row table:style-name="表格95.10">
          <table:table-cell table:style-name="表格95.A10" table:number-columns-spanned="4" office:value-type="string">
            <text:p text:style-name="P1">main()</text:p>
            <text:p text:style-name="Standard">{</text:p>
            <text:p text:style-name="Standard"><text:s/>printf(“uid is %d\n”,getuid());</text:p>
            <text:p text:style-name="Standard">}</text:p>
          </table:table-cell>
          <table:covered-table-cell/>
          <table:covered-table-cell/>
          <table:covered-table-cell/>
        </table:table-row>
        <table:table-row table:style-name="表格95.11">
          <table:table-cell table:style-name="表格95.A9" table:number-columns-spanned="2" office:value-type="string">
            <text:p text:style-name="P2">执行</text:p>
          </table:table-cell>
          <table:covered-table-cell/>
          <table:table-cell table:style-name="表格95.B9" table:number-columns-spanned="2" office:value-type="string">
            <text:p text:style-name="P1"/>
          </table:table-cell>
          <table:covered-table-cell/>
        </table:table-row>
        <table:table-row table:style-name="表格95.12">
          <table:table-cell table:style-name="表格95.A10" table:number-columns-spanned="4" office:value-type="string">
            <text:p text:style-name="P1">uid is 0 /*当使用root身份执行范例程序时*/</text:p>
          </table:table-cell>
          <table:covered-table-cell/>
          <table:covered-table-cell/>
          <table:covered-table-cell/>
        </table:table-row>
      </table:table>
      <text:p text:style-name="Standard"/>
      <text:p text:style-name="Standard"/>
      <table:table table:name="表格96" table:style-name="表格96">
        <table:table-column table:style-name="表格96.A"/>
        <table:table-column table:style-name="表格96.B"/>
        <table:table-column table:style-name="表格96.C"/>
        <table:table-column table:style-name="表格96.D"/>
        <text:soft-page-break/>
        <table:table-row table:style-name="表格96.1">
          <table:table-cell table:style-name="表格96.A1" table:number-columns-spanned="4" office:value-type="string">
            <text:p text:style-name="P5">getutent（从utmp文件中取得账号登录数据）</text:p>
          </table:table-cell>
          <table:covered-table-cell/>
          <table:covered-table-cell/>
          <table:covered-table-cell/>
        </table:table-row>
        <table:table-row table:style-name="表格96.2">
          <table:table-cell table:style-name="表格96.A2" table:number-columns-spanned="4" office:value-type="string">
            <text:p text:style-name="P3"/>
          </table:table-cell>
          <table:covered-table-cell/>
          <table:covered-table-cell/>
          <table:covered-table-cell/>
        </table:table-row>
        <table:table-row table:style-name="表格96.3">
          <table:table-cell table:style-name="表格96.A3" table:number-columns-spanned="3" office:value-type="string">
            <text:p text:style-name="P2">相关函数</text:p>
          </table:table-cell>
          <table:covered-table-cell/>
          <table:covered-table-cell/>
          <table:table-cell table:style-name="表格96.D3" office:value-type="string">
            <text:p text:style-name="P1">getutent，getutid，getutline，setutent，endutent，pututline，utmpname</text:p>
          </table:table-cell>
        </table:table-row>
        <table:table-row table:style-name="表格96.3">
          <table:table-cell table:style-name="表格96.A4" table:number-columns-spanned="3" office:value-type="string">
            <text:p text:style-name="P2">表头文件</text:p>
          </table:table-cell>
          <table:covered-table-cell/>
          <table:covered-table-cell/>
          <table:table-cell table:style-name="表格96.D3" office:value-type="string">
            <text:p text:style-name="P1">#include&lt;utmp.h&gt;</text:p>
          </table:table-cell>
        </table:table-row>
        <table:table-row table:style-name="表格96.3">
          <table:table-cell table:style-name="表格96.A4" table:number-columns-spanned="3" office:value-type="string">
            <text:p text:style-name="P2">定义函数</text:p>
          </table:table-cell>
          <table:covered-table-cell/>
          <table:covered-table-cell/>
          <table:table-cell table:style-name="表格96.D3" office:value-type="string">
            <text:p text:style-name="P1">struct utmp *getutent(void);</text:p>
          </table:table-cell>
        </table:table-row>
        <table:table-row table:style-name="表格96.3">
          <table:table-cell table:style-name="表格96.A4" table:number-columns-spanned="3" office:value-type="string">
            <text:p text:style-name="P2">函数说明</text:p>
          </table:table-cell>
          <table:covered-table-cell/>
          <table:covered-table-cell/>
          <table:table-cell table:style-name="表格96.D3" office:value-type="string">
            <text:p text:style-name="P1">getutent（）用来从utmp文件（/var/run/utmp）中读取一项登录数据，该数据以utmp结构返回。第一次调用时会取得第一位用户数据，之后每调用一次就会返回下一项数据，直到已无任何数据时返回NULL。</text:p>
            <text:p text:style-name="Standard">utmp结构定义如下：</text:p>
            <text:p text:style-name="Standard">struct utmp</text:p>
            <text:p text:style-name="Standard">{</text:p>
            <text:p text:style-name="Standard"><text:s/>short int ut_type; <text:s text:c="2"/>/*登录类型*/</text:p>
            <text:p text:style-name="Standard"><text:s/>pid_t ut_pid; <text:s text:c="6"/>/*login进程的pid*/</text:p>
            <text:p text:style-name="Standard"><text:s/>char ut_line[UT_LINESIZE];/*登录装置名，省略了“/dev/”*/</text:p>
            <text:p text:style-name="Standard"><text:s/>char ut_id[4]; <text:s text:c="4"/>/* Inittab ID*/</text:p>
            <text:p text:style-name="Standard"><text:s/>char ut_user[UT_NAMESIZE];/*登录账号*/</text:p>
            <text:p text:style-name="Standard"><text:s/>char ut_host[UT_HOSTSIZE];/*登录账号的远程主机名称*/</text:p>
            <text:p text:style-name="P21"><text:s/>struxt exit_status ut_exit;/* 当类型为DEAD_PROCESS时进程的结束状态*/</text:p>
            <text:p text:style-name="P21"><text:s/>long int ut_session; /*Sessioc ID*/</text:p>
            <text:p text:style-name="P21"><text:s/>struct timeval ut_tv; <text:s/>/*时间记录*/</text:p>
            <text:p text:style-name="P21"><text:s/>int32_t ut_addr_v6[4]; /*远程主机的网络地址*/</text:p>
            <text:p text:style-name="P21"><text:s/>char __unused[20]; <text:s/>/* 保留未使用*/</text:p>
            <text:p text:style-name="P21">};</text:p>
            <text:p text:style-name="P21"><text:s/>ut_type有以下几种类型：</text:p>
            <text:p text:style-name="P21"><text:s/>EMPTY <text:s text:c="15"/>此为空的记录。</text:p>
            <text:p text:style-name="P21"><text:s/>RUN_LVL <text:s text:c="12"/>记录系统run－level的改变</text:p>
            <text:p text:style-name="P21"><text:s/>BOOT_TIME <text:s text:c="10"/>记录系统开机时间</text:p>
            <text:p text:style-name="P21">NEW_TIME <text:s text:c="3"/>记录系统时间改变后的时间</text:p>
            <text:p text:style-name="P21">OLD_TINE <text:s text:c="4"/>记录当改变系统时间时的时间。</text:p>
            <text:p text:style-name="P21">INIT_PROCESS 记录一个由init衍生出来的进程。</text:p>
            <text:p text:style-name="P21">LOGIN_PROCESS 记录login进程。</text:p>
            <text:p text:style-name="P21">USER_PROCESS 记录一般进程。</text:p>
            <text:p text:style-name="P21">DEAD_PROCESS 记录一结束的进程。</text:p>
            <text:p text:style-name="P21">ACCOUNTING <text:s text:c="2"/>目前尚未使用。</text:p>
            <text:p text:style-name="P21"/>
            <text:p text:style-name="P21">exit_status结构定义：</text:p>
            <text:p text:style-name="P21">struct exit_status</text:p>
            <text:p text:style-name="P21">{</text:p>
            <text:p text:style-name="P21"><text:s/>short int e_termination; <text:s/>/*进程结束状态*/</text:p>
            <text:p text:style-name="P21"><text:soft-page-break/><text:s/>short int e_exit; /*进程退出状态*/</text:p>
            <text:p text:style-name="P21">};</text:p>
            <text:p text:style-name="P21">timeval的结构定义请参考gettimeofday（）。</text:p>
            <text:p text:style-name="P21">相关常数定义如下：</text:p>
            <text:p text:style-name="P21">UT_LINESIZE <text:s text:c="3"/>32</text:p>
            <text:p text:style-name="P21">UT_NAMESIZE <text:s text:c="2"/>32</text:p>
            <text:p text:style-name="P21">UT_HOSTSIZE <text:s text:c="3"/>256</text:p>
          </table:table-cell>
        </table:table-row>
        <table:table-row table:style-name="表格96.3">
          <table:table-cell table:style-name="表格96.A4" table:number-columns-spanned="3" office:value-type="string">
            <text:p text:style-name="P2">返回值</text:p>
          </table:table-cell>
          <table:covered-table-cell/>
          <table:covered-table-cell/>
          <table:table-cell table:style-name="表格96.D3" office:value-type="string">
            <text:p text:style-name="P1">返回utmp结构数据，如果返回NULL则表示已无数据，或有错误发生。</text:p>
          </table:table-cell>
        </table:table-row>
        <table:table-row table:style-name="表格96.3">
          <table:table-cell table:style-name="表格96.A8" table:number-columns-spanned="3" office:value-type="string">
            <text:p text:style-name="P2">附加说明</text:p>
          </table:table-cell>
          <table:covered-table-cell/>
          <table:covered-table-cell/>
          <table:table-cell table:style-name="表格96.D3" office:value-type="string">
            <text:p text:style-name="P1">getutent（）在第一次调用时会打开utmp文件，读取数据完毕后可使用endutent（）来关闭该utmp文件。</text:p>
          </table:table-cell>
        </table:table-row>
        <table:table-row table:style-name="表格96.9">
          <table:table-cell table:style-name="表格96.D3" table:number-columns-spanned="4" office:value-type="string">
            <text:p text:style-name="P2"/>
          </table:table-cell>
          <table:covered-table-cell/>
          <table:covered-table-cell/>
          <table:covered-table-cell/>
        </table:table-row>
        <table:table-row table:style-name="表格96.10">
          <table:table-cell table:style-name="表格96.A10" office:value-type="string">
            <text:p text:style-name="P2">范例</text:p>
          </table:table-cell>
          <table:table-cell table:style-name="表格96.B10" table:number-columns-spanned="3" office:value-type="string">
            <text:p text:style-name="P1"/>
          </table:table-cell>
          <table:covered-table-cell/>
          <table:covered-table-cell/>
        </table:table-row>
        <table:table-row table:style-name="表格96.11">
          <table:table-cell table:style-name="表格96.A11" table:number-columns-spanned="4" office:value-type="string">
            <text:p text:style-name="P1">#include&lt;utmp.h&gt;</text:p>
            <text:p text:style-name="Standard">main()</text:p>
            <text:p text:style-name="Standard">{</text:p>
            <text:p text:style-name="Standard"><text:s/>struct utmp *u;</text:p>
            <text:p text:style-name="Standard"><text:s/>while((u=getutent())){</text:p>
            <text:p text:style-name="Standard"><text:s text:c="2"/>if(u-&gt;ut_type = = USER_PROCESS)</text:p>
            <text:p text:style-name="Standard"><text:s text:c="3"/>printf(“%d %s %s %s \n”,u-&gt;ut_type,u-&gt;ut_user,u-&gt;ut_line,u-&gt;ut_host);</text:p>
            <text:p text:style-name="Standard">}</text:p>
            <text:p text:style-name="Standard">endutent();</text:p>
            <text:p text:style-name="Standard">}</text:p>
          </table:table-cell>
          <table:covered-table-cell/>
          <table:covered-table-cell/>
          <table:covered-table-cell/>
        </table:table-row>
        <table:table-row table:style-name="表格96.12">
          <table:table-cell table:style-name="表格96.A10" table:number-columns-spanned="2" office:value-type="string">
            <text:p text:style-name="P2">执行</text:p>
          </table:table-cell>
          <table:covered-table-cell/>
          <table:table-cell table:style-name="表格96.B10" table:number-columns-spanned="2" office:value-type="string">
            <text:p text:style-name="P1"/>
          </table:table-cell>
          <table:covered-table-cell/>
        </table:table-row>
        <table:table-row table:style-name="表格96.13">
          <table:table-cell table:style-name="表格96.A11" table:number-columns-spanned="4" office:value-type="string">
            <text:p text:style-name="P1">/* 表示有三个root账号分别登录/dev/pts/0，/dev/pts/1，/dev/pts/2 */</text:p>
            <text:p text:style-name="Standard">7 root pts/0</text:p>
            <text:p text:style-name="Standard">7 root pts/1</text:p>
            <text:p text:style-name="Standard">7 root pts/2</text:p>
          </table:table-cell>
          <table:covered-table-cell/>
          <table:covered-table-cell/>
          <table:covered-table-cell/>
        </table:table-row>
      </table:table>
      <text:p text:style-name="Standard"/>
      <text:p text:style-name="Standard"/>
      <table:table table:name="表格97" table:style-name="表格97">
        <table:table-column table:style-name="表格97.A"/>
        <table:table-column table:style-name="表格97.B"/>
        <table:table-column table:style-name="表格97.C"/>
        <table:table-column table:style-name="表格97.D"/>
        <table:table-row table:style-name="表格97.1">
          <table:table-cell table:style-name="表格97.A1" table:number-columns-spanned="4" office:value-type="string">
            <text:p text:style-name="P5">getutid（从utmp文件中查找特定的记录）</text:p>
          </table:table-cell>
          <table:covered-table-cell/>
          <table:covered-table-cell/>
          <table:covered-table-cell/>
        </table:table-row>
        <table:table-row table:style-name="表格97.2">
          <table:table-cell table:style-name="表格97.A2" table:number-columns-spanned="4" office:value-type="string">
            <text:p text:style-name="P3"/>
          </table:table-cell>
          <table:covered-table-cell/>
          <table:covered-table-cell/>
          <table:covered-table-cell/>
        </table:table-row>
        <table:table-row table:style-name="表格97.3">
          <table:table-cell table:style-name="表格97.A3" table:number-columns-spanned="3" office:value-type="string">
            <text:p text:style-name="P2">相关函数</text:p>
          </table:table-cell>
          <table:covered-table-cell/>
          <table:covered-table-cell/>
          <table:table-cell table:style-name="表格97.D3" office:value-type="string">
            <text:p text:style-name="P1">getutent，getutline</text:p>
          </table:table-cell>
        </table:table-row>
        <table:table-row table:style-name="表格97.3">
          <table:table-cell table:style-name="表格97.A4" table:number-columns-spanned="3" office:value-type="string">
            <text:p text:style-name="P2">表头文件</text:p>
          </table:table-cell>
          <table:covered-table-cell/>
          <table:covered-table-cell/>
          <table:table-cell table:style-name="表格97.D3" office:value-type="string">
            <text:p text:style-name="P1">#include&lt;utmp.h&gt;</text:p>
          </table:table-cell>
        </table:table-row>
        <table:table-row table:style-name="表格97.3">
          <table:table-cell table:style-name="表格97.A4" table:number-columns-spanned="3" office:value-type="string">
            <text:p text:style-name="P2">定义函数</text:p>
          </table:table-cell>
          <table:covered-table-cell/>
          <table:covered-table-cell/>
          <table:table-cell table:style-name="表格97.D3" office:value-type="string">
            <text:p text:style-name="P1">strcut utmp *getutid(strcut utmp *ut);</text:p>
          </table:table-cell>
        </table:table-row>
        <table:table-row table:style-name="表格97.3">
          <table:table-cell table:style-name="表格97.A4" table:number-columns-spanned="3" office:value-type="string">
            <text:p text:style-name="P2">函数说明</text:p>
          </table:table-cell>
          <table:covered-table-cell/>
          <table:covered-table-cell/>
          <table:table-cell table:style-name="表格97.D3" office:value-type="string">
            <text:p text:style-name="P1">getutid（）用来从目前utmp文件的读写位置逐一往后搜索参数ut指定的记录，如果ut-&gt;ut_type为RUN_LVL，BOOT_TIME，NEW_TIME，OLD_TIME其中之一则查找与ut-&gt;ut_type相符的记录；若ut-&gt;ut_type为INIT_PROCESS，LOGIN_PROCESS，USER_PROCESS或DEAD_PROCESS其中之一，则查找与ut-&gt;ut_id相符的记录。找到<text:soft-page-break/>相符的记录便将该数据以utmp结构返回。utmp结构请参考getutent（）。</text:p>
          </table:table-cell>
        </table:table-row>
        <table:table-row table:style-name="表格97.3">
          <table:table-cell table:style-name="表格97.A4" table:number-columns-spanned="3" office:value-type="string">
            <text:p text:style-name="P2">返回值</text:p>
          </table:table-cell>
          <table:covered-table-cell/>
          <table:covered-table-cell/>
          <table:table-cell table:style-name="表格97.D3" office:value-type="string">
            <text:p text:style-name="P1">返回utmp结构数据，如果返回NULL则表示已无数据，或有错误发生。</text:p>
          </table:table-cell>
        </table:table-row>
        <table:table-row table:style-name="表格97.8">
          <table:table-cell table:style-name="表格97.D3" table:number-columns-spanned="4" office:value-type="string">
            <text:p text:style-name="P2"/>
          </table:table-cell>
          <table:covered-table-cell/>
          <table:covered-table-cell/>
          <table:covered-table-cell/>
        </table:table-row>
        <table:table-row table:style-name="表格97.9">
          <table:table-cell table:style-name="表格97.A9" office:value-type="string">
            <text:p text:style-name="P2">范例</text:p>
          </table:table-cell>
          <table:table-cell table:style-name="表格97.B9" table:number-columns-spanned="3" office:value-type="string">
            <text:p text:style-name="P1"/>
          </table:table-cell>
          <table:covered-table-cell/>
          <table:covered-table-cell/>
        </table:table-row>
        <table:table-row table:style-name="表格97.10">
          <table:table-cell table:style-name="表格97.A10" table:number-columns-spanned="4" office:value-type="string">
            <text:p text:style-name="P1">#include&lt;utmp.h&gt;</text:p>
            <text:p text:style-name="Standard">main()</text:p>
            <text:p text:style-name="Standard">{</text:p>
            <text:p text:style-name="Standard"><text:s/>struct utmp ut,*u;</text:p>
            <text:p text:style-name="Standard"><text:s/>ut.ut_type=RUN_LVL;</text:p>
            <text:p text:style-name="Standard"><text:s/>while((u= getutid(&amp;ut))){</text:p>
            <text:p text:style-name="Standard"><text:s/>printf(“%d %s %s %s\n”,u-&gt;ut_type,u-&gt;ut_user,u-&gt;ut_line,u-&gt;ut_host);</text:p>
            <text:p text:style-name="Standard">}</text:p>
            <text:p text:style-name="Standard">}</text:p>
          </table:table-cell>
          <table:covered-table-cell/>
          <table:covered-table-cell/>
          <table:covered-table-cell/>
        </table:table-row>
        <table:table-row table:style-name="表格97.11">
          <table:table-cell table:style-name="表格97.A9" table:number-columns-spanned="2" office:value-type="string">
            <text:p text:style-name="P2">执行</text:p>
          </table:table-cell>
          <table:covered-table-cell/>
          <table:table-cell table:style-name="表格97.B9" table:number-columns-spanned="2" office:value-type="string">
            <text:p text:style-name="P1"/>
          </table:table-cell>
          <table:covered-table-cell/>
        </table:table-row>
        <table:table-row table:style-name="表格97.12">
          <table:table-cell table:style-name="表格97.A10" table:number-columns-spanned="4" office:value-type="string">
            <text:p text:style-name="P1">1 runlevel -</text:p>
          </table:table-cell>
          <table:covered-table-cell/>
          <table:covered-table-cell/>
          <table:covered-table-cell/>
        </table:table-row>
      </table:table>
      <text:p text:style-name="Standard"/>
      <text:p text:style-name="Standard"/>
      <table:table table:name="表格98" table:style-name="表格98">
        <table:table-column table:style-name="表格98.A"/>
        <table:table-column table:style-name="表格98.B"/>
        <table:table-column table:style-name="表格98.C"/>
        <table:table-column table:style-name="表格98.D"/>
        <table:table-row table:style-name="表格98.1">
          <table:table-cell table:style-name="表格98.A1" table:number-columns-spanned="4" office:value-type="string">
            <text:p text:style-name="P5">getutline（从utmp文件中查找特定的记录）</text:p>
          </table:table-cell>
          <table:covered-table-cell/>
          <table:covered-table-cell/>
          <table:covered-table-cell/>
        </table:table-row>
        <table:table-row table:style-name="表格98.2">
          <table:table-cell table:style-name="表格98.A2" table:number-columns-spanned="4" office:value-type="string">
            <text:p text:style-name="P3"/>
          </table:table-cell>
          <table:covered-table-cell/>
          <table:covered-table-cell/>
          <table:covered-table-cell/>
        </table:table-row>
        <table:table-row table:style-name="表格98.3">
          <table:table-cell table:style-name="表格98.A3" table:number-columns-spanned="3" office:value-type="string">
            <text:p text:style-name="P2">相关函数</text:p>
          </table:table-cell>
          <table:covered-table-cell/>
          <table:covered-table-cell/>
          <table:table-cell table:style-name="表格98.D3" office:value-type="string">
            <text:p text:style-name="P1">getutent，getutid，pututline</text:p>
          </table:table-cell>
        </table:table-row>
        <table:table-row table:style-name="表格98.3">
          <table:table-cell table:style-name="表格98.A4" table:number-columns-spanned="3" office:value-type="string">
            <text:p text:style-name="P2">表头文件</text:p>
          </table:table-cell>
          <table:covered-table-cell/>
          <table:covered-table-cell/>
          <table:table-cell table:style-name="表格98.D3" office:value-type="string">
            <text:p text:style-name="P1">#include&lt;utmp.h&gt;</text:p>
          </table:table-cell>
        </table:table-row>
        <table:table-row table:style-name="表格98.3">
          <table:table-cell table:style-name="表格98.A4" table:number-columns-spanned="3" office:value-type="string">
            <text:p text:style-name="P2">定义函数</text:p>
          </table:table-cell>
          <table:covered-table-cell/>
          <table:covered-table-cell/>
          <table:table-cell table:style-name="表格98.D3" office:value-type="string">
            <text:p text:style-name="P1">struct utmp * getutline (struct utmp *ut);</text:p>
          </table:table-cell>
        </table:table-row>
        <table:table-row table:style-name="表格98.3">
          <table:table-cell table:style-name="表格98.A4" table:number-columns-spanned="3" office:value-type="string">
            <text:p text:style-name="P2">函数说明</text:p>
          </table:table-cell>
          <table:covered-table-cell/>
          <table:covered-table-cell/>
          <table:table-cell table:style-name="表格98.D3" office:value-type="string">
            <text:p text:style-name="P1">getutline（）用来从目前utmp文件的读写位置逐一往后搜索ut_type为USER_PROCESS或LOGIN_PROCESS的记录，而且ut_line和ut-&gt;ut_line相符。找到相符的记录便将该数据以utmp结构返回，utmp结构请参考getutent（）。</text:p>
          </table:table-cell>
        </table:table-row>
        <table:table-row table:style-name="表格98.3">
          <table:table-cell table:style-name="表格98.A4" table:number-columns-spanned="3" office:value-type="string">
            <text:p text:style-name="P2">返回值</text:p>
          </table:table-cell>
          <table:covered-table-cell/>
          <table:covered-table-cell/>
          <table:table-cell table:style-name="表格98.D3" office:value-type="string">
            <text:p text:style-name="P1">返回utmp结构数据，如果返回NULL则表示已无数据，或有错误发生。</text:p>
          </table:table-cell>
        </table:table-row>
        <table:table-row table:style-name="表格98.8">
          <table:table-cell table:style-name="表格98.D3" table:number-columns-spanned="4" office:value-type="string">
            <text:p text:style-name="P2"/>
          </table:table-cell>
          <table:covered-table-cell/>
          <table:covered-table-cell/>
          <table:covered-table-cell/>
        </table:table-row>
        <table:table-row table:style-name="表格98.9">
          <table:table-cell table:style-name="表格98.A9" office:value-type="string">
            <text:p text:style-name="P2">范例</text:p>
          </table:table-cell>
          <table:table-cell table:style-name="表格98.B9" table:number-columns-spanned="3" office:value-type="string">
            <text:p text:style-name="P1"/>
          </table:table-cell>
          <table:covered-table-cell/>
          <table:covered-table-cell/>
        </table:table-row>
        <text:soft-page-break/>
        <table:table-row table:style-name="表格98.10">
          <table:table-cell table:style-name="表格98.A10" table:number-columns-spanned="4" office:value-type="string">
            <text:p text:style-name="P1">#include&lt;utmp.h&gt;</text:p>
            <text:p text:style-name="Standard">main()</text:p>
            <text:p text:style-name="Standard">{</text:p>
            <text:p text:style-name="Standard"><text:s/>struct utmp ut,*u;</text:p>
            <text:p text:style-name="Standard"><text:s/>strcpy (ut.ut_line,”pts/1”);</text:p>
            <text:p text:style-name="Standard"><text:s/>while ((u=getutline(&amp;ut))){</text:p>
            <text:p text:style-name="Standard"><text:s text:c="2"/>printf(“%d %s %s %s \n”,u-&gt;ut_type,u-&gt;ut_user,u-&gt;ut_line,u-&gt;ut_host);</text:p>
            <text:p text:style-name="Standard">}</text:p>
            <text:p text:style-name="Standard">}</text:p>
          </table:table-cell>
          <table:covered-table-cell/>
          <table:covered-table-cell/>
          <table:covered-table-cell/>
        </table:table-row>
        <table:table-row table:style-name="表格98.11">
          <table:table-cell table:style-name="表格98.A9" table:number-columns-spanned="2" office:value-type="string">
            <text:p text:style-name="P2">执行</text:p>
          </table:table-cell>
          <table:covered-table-cell/>
          <table:table-cell table:style-name="表格98.B9" table:number-columns-spanned="2" office:value-type="string">
            <text:p text:style-name="P1"/>
          </table:table-cell>
          <table:covered-table-cell/>
        </table:table-row>
        <table:table-row table:style-name="表格98.12">
          <table:table-cell table:style-name="表格98.A10" table:number-columns-spanned="4" office:value-type="string">
            <text:p text:style-name="P1">7 root pts/1</text:p>
          </table:table-cell>
          <table:covered-table-cell/>
          <table:covered-table-cell/>
          <table:covered-table-cell/>
        </table:table-row>
      </table:table>
      <text:p text:style-name="Standard"/>
      <text:p text:style-name="Standard"/>
      <table:table table:name="表格99" table:style-name="表格99">
        <table:table-column table:style-name="表格99.A"/>
        <table:table-column table:style-name="表格99.B"/>
        <table:table-row table:style-name="表格99.1">
          <table:table-cell table:style-name="表格99.A1" table:number-columns-spanned="2" office:value-type="string">
            <text:p text:style-name="P5">initgroups（初始化组清单）</text:p>
          </table:table-cell>
          <table:covered-table-cell/>
        </table:table-row>
        <table:table-row table:style-name="表格99.2">
          <table:table-cell table:style-name="表格99.A2" table:number-columns-spanned="2" office:value-type="string">
            <text:p text:style-name="P3"/>
          </table:table-cell>
          <table:covered-table-cell/>
        </table:table-row>
        <table:table-row table:style-name="表格99.3">
          <table:table-cell table:style-name="表格99.A3" office:value-type="string">
            <text:p text:style-name="P2">相关函数</text:p>
          </table:table-cell>
          <table:table-cell table:style-name="表格99.B3" office:value-type="string">
            <text:p text:style-name="P1">setgrent，endgrent</text:p>
          </table:table-cell>
        </table:table-row>
        <table:table-row table:style-name="表格99.3">
          <table:table-cell table:style-name="表格99.A4" office:value-type="string">
            <text:p text:style-name="P2">表头文件</text:p>
          </table:table-cell>
          <table:table-cell table:style-name="表格99.B3" office:value-type="string">
            <text:p text:style-name="P1">#include&lt;grp.h&gt;</text:p>
            <text:p text:style-name="Standard">#include&lt;sys/types.h&gt;</text:p>
          </table:table-cell>
        </table:table-row>
        <table:table-row table:style-name="表格99.3">
          <table:table-cell table:style-name="表格99.A4" office:value-type="string">
            <text:p text:style-name="P2">定义函数</text:p>
          </table:table-cell>
          <table:table-cell table:style-name="表格99.B3" office:value-type="string">
            <text:p text:style-name="P1">int initgroups(const char *user,gid_t group);</text:p>
          </table:table-cell>
        </table:table-row>
        <table:table-row table:style-name="表格99.3">
          <table:table-cell table:style-name="表格99.A4" office:value-type="string">
            <text:p text:style-name="P2">函数说明</text:p>
          </table:table-cell>
          <table:table-cell table:style-name="表格99.B3" office:value-type="string">
            <text:p text:style-name="P1">initgroups（）用来从组文件（/etc/group）中读取一项组数据，若该组数据的成员中有参数user时，便将参数group组识别码加入到此数据中。</text:p>
          </table:table-cell>
        </table:table-row>
        <table:table-row table:style-name="表格99.3">
          <table:table-cell table:style-name="表格99.A4" office:value-type="string">
            <text:p text:style-name="P2">返回值</text:p>
          </table:table-cell>
          <table:table-cell table:style-name="表格99.B3" office:value-type="string">
            <text:p text:style-name="P1">执行成功则返回0，失败则返回-1，错误码存于errno。</text:p>
          </table:table-cell>
        </table:table-row>
        <table:table-row table:style-name="表格99.8">
          <table:table-cell table:style-name="表格99.B3" table:number-columns-spanned="2" office:value-type="string">
            <text:p text:style-name="P2"/>
          </table:table-cell>
          <table:covered-table-cell/>
        </table:table-row>
      </table:table>
      <text:p text:style-name="Standard"/>
      <text:p text:style-name="Standard"/>
      <table:table table:name="表格100" table:style-name="表格100">
        <table:table-column table:style-name="表格100.A"/>
        <table:table-column table:style-name="表格100.B"/>
        <table:table-column table:style-name="表格100.C"/>
        <table:table-column table:style-name="表格100.D"/>
        <table:table-row table:style-name="表格100.1">
          <table:table-cell table:style-name="表格100.A1" table:number-columns-spanned="4" office:value-type="string">
            <text:p text:style-name="P5">pututline（将utmp记录写入文件）</text:p>
          </table:table-cell>
          <table:covered-table-cell/>
          <table:covered-table-cell/>
          <table:covered-table-cell/>
        </table:table-row>
        <table:table-row table:style-name="表格100.2">
          <table:table-cell table:style-name="表格100.A2" table:number-columns-spanned="4" office:value-type="string">
            <text:p text:style-name="P3"/>
          </table:table-cell>
          <table:covered-table-cell/>
          <table:covered-table-cell/>
          <table:covered-table-cell/>
        </table:table-row>
        <table:table-row table:style-name="表格100.3">
          <table:table-cell table:style-name="表格100.A3" table:number-columns-spanned="3" office:value-type="string">
            <text:p text:style-name="P2">相关函数</text:p>
          </table:table-cell>
          <table:covered-table-cell/>
          <table:covered-table-cell/>
          <table:table-cell table:style-name="表格100.D3" office:value-type="string">
            <text:p text:style-name="P1">getutent，getutid，getutline</text:p>
          </table:table-cell>
        </table:table-row>
        <table:table-row table:style-name="表格100.3">
          <table:table-cell table:style-name="表格100.A4" table:number-columns-spanned="3" office:value-type="string">
            <text:p text:style-name="P2">表头文件</text:p>
          </table:table-cell>
          <table:covered-table-cell/>
          <table:covered-table-cell/>
          <table:table-cell table:style-name="表格100.D3" office:value-type="string">
            <text:p text:style-name="P1">#include&lt;utmp.h&gt;</text:p>
          </table:table-cell>
        </table:table-row>
        <table:table-row table:style-name="表格100.3">
          <table:table-cell table:style-name="表格100.A4" table:number-columns-spanned="3" office:value-type="string">
            <text:p text:style-name="P2">定义函数</text:p>
          </table:table-cell>
          <table:covered-table-cell/>
          <table:covered-table-cell/>
          <table:table-cell table:style-name="表格100.D3" office:value-type="string">
            <text:p text:style-name="P1">void pututline(struct utmp *ut);</text:p>
          </table:table-cell>
        </table:table-row>
        <table:table-row table:style-name="表格100.3">
          <table:table-cell table:style-name="表格100.A4" table:number-columns-spanned="3" office:value-type="string">
            <text:p text:style-name="P2">函数说明</text:p>
          </table:table-cell>
          <table:covered-table-cell/>
          <table:covered-table-cell/>
          <table:table-cell table:style-name="表格100.D3" office:value-type="string">
            <text:p text:style-name="P1">pututline（）用来将参数ut的utmp结构记录到utmp文件中。此函数会先用getutid（）来取得正确的写入位置，如果没有找到相符的记录则会加入到utmp文件尾，utmp结构请参考getutent（）。</text:p>
          </table:table-cell>
        </table:table-row>
        <table:table-row table:style-name="表格100.3">
          <table:table-cell table:style-name="表格100.A4" table:number-columns-spanned="3" office:value-type="string">
            <text:p text:style-name="P2">返回值</text:p>
          </table:table-cell>
          <table:covered-table-cell/>
          <table:covered-table-cell/>
          <table:table-cell table:style-name="表格100.D3" office:value-type="string">
            <text:p text:style-name="P1">无</text:p>
          </table:table-cell>
        </table:table-row>
        <text:soft-page-break/>
        <table:table-row table:style-name="表格100.3">
          <table:table-cell table:style-name="表格100.A8" table:number-columns-spanned="3" office:value-type="string">
            <text:p text:style-name="P2">附加说明</text:p>
          </table:table-cell>
          <table:covered-table-cell/>
          <table:covered-table-cell/>
          <table:table-cell table:style-name="表格100.D3" office:value-type="string">
            <text:p text:style-name="P1">需要有写入/var/run/utmp的权限</text:p>
          </table:table-cell>
        </table:table-row>
        <table:table-row table:style-name="表格100.9">
          <table:table-cell table:style-name="表格100.D3" table:number-columns-spanned="4" office:value-type="string">
            <text:p text:style-name="P2"/>
          </table:table-cell>
          <table:covered-table-cell/>
          <table:covered-table-cell/>
          <table:covered-table-cell/>
        </table:table-row>
        <table:table-row table:style-name="表格100.10">
          <table:table-cell table:style-name="表格100.A10" office:value-type="string">
            <text:p text:style-name="P2">范例</text:p>
          </table:table-cell>
          <table:table-cell table:style-name="表格100.B10" table:number-columns-spanned="3" office:value-type="string">
            <text:p text:style-name="P1"/>
          </table:table-cell>
          <table:covered-table-cell/>
          <table:covered-table-cell/>
        </table:table-row>
        <table:table-row table:style-name="表格100.11">
          <table:table-cell table:style-name="表格100.A11" table:number-columns-spanned="4" office:value-type="string">
            <text:p text:style-name="P1">#include&lt;utmp.h&gt;</text:p>
            <text:p text:style-name="Standard">main()</text:p>
            <text:p text:style-name="Standard">{</text:p>
            <text:p text:style-name="Standard"><text:s text:c="2"/>struct utmp ut;</text:p>
            <text:p text:style-name="Standard"><text:s text:c="2"/>ut.ut_type =USER_PROCESS;</text:p>
            <text:p text:style-name="Standard"><text:s text:c="2"/>ut.ut_pid=getpid();</text:p>
            <text:p text:style-name="Standard"><text:s text:c="2"/>strcpy(ut.ut_user,”kids”);</text:p>
            <text:p text:style-name="Standard"><text:s text:c="2"/>strcpy(ut.ut_line,”pts/1”);</text:p>
            <text:p text:style-name="Standard"><text:s text:c="2"/>strcpy(ut.ut_host,”www.gnu.org”);</text:p>
            <text:p text:style-name="Standard"><text:s text:c="2"/>pututline(&amp;ut);</text:p>
            <text:p text:style-name="Standard">}</text:p>
          </table:table-cell>
          <table:covered-table-cell/>
          <table:covered-table-cell/>
          <table:covered-table-cell/>
        </table:table-row>
        <table:table-row table:style-name="表格100.12">
          <table:table-cell table:style-name="表格100.A10" table:number-columns-spanned="2" office:value-type="string">
            <text:p text:style-name="P2">执行</text:p>
          </table:table-cell>
          <table:covered-table-cell/>
          <table:table-cell table:style-name="表格100.B10" table:number-columns-spanned="2" office:value-type="string">
            <text:p text:style-name="P1"/>
          </table:table-cell>
          <table:covered-table-cell/>
        </table:table-row>
        <table:table-row table:style-name="表格100.13">
          <table:table-cell table:style-name="表格100.A11" table:number-columns-spanned="4" office:value-type="string">
            <text:p text:style-name="P1">/*执行范例后用指令who -l 观察*/</text:p>
            <text:p text:style-name="Standard">root pts/0 dec9 19:20</text:p>
            <text:p text:style-name="Standard">kids pts/1 dec12 10:31(www.gnu.org)</text:p>
            <text:p text:style-name="Standard">root pts/2 dec12 13:33</text:p>
          </table:table-cell>
          <table:covered-table-cell/>
          <table:covered-table-cell/>
          <table:covered-table-cell/>
        </table:table-row>
      </table:table>
      <text:p text:style-name="Standard"/>
      <text:p text:style-name="Standard"/>
      <table:table table:name="表格101" table:style-name="表格101">
        <table:table-column table:style-name="表格101.A"/>
        <table:table-column table:style-name="表格101.B"/>
        <table:table-row table:style-name="表格101.1">
          <table:table-cell table:style-name="表格101.A1" table:number-columns-spanned="2" office:value-type="string">
            <text:p text:style-name="P5">seteuid（设置有效的用户识别码）</text:p>
          </table:table-cell>
          <table:covered-table-cell/>
        </table:table-row>
        <table:table-row table:style-name="表格101.2">
          <table:table-cell table:style-name="表格101.A2" table:number-columns-spanned="2" office:value-type="string">
            <text:p text:style-name="P3"/>
          </table:table-cell>
          <table:covered-table-cell/>
        </table:table-row>
        <table:table-row table:style-name="表格101.3">
          <table:table-cell table:style-name="表格101.A3" office:value-type="string">
            <text:p text:style-name="P2">相关函数</text:p>
          </table:table-cell>
          <table:table-cell table:style-name="表格101.B3" office:value-type="string">
            <text:p text:style-name="P1">setuid，setreuid，setfsuid</text:p>
          </table:table-cell>
        </table:table-row>
        <table:table-row table:style-name="表格101.3">
          <table:table-cell table:style-name="表格101.A4" office:value-type="string">
            <text:p text:style-name="P2">表头文件</text:p>
          </table:table-cell>
          <table:table-cell table:style-name="表格101.B3" office:value-type="string">
            <text:p text:style-name="P1">#include&lt;unistd.h&gt;</text:p>
          </table:table-cell>
        </table:table-row>
        <table:table-row table:style-name="表格101.3">
          <table:table-cell table:style-name="表格101.A4" office:value-type="string">
            <text:p text:style-name="P2">定义函数</text:p>
          </table:table-cell>
          <table:table-cell table:style-name="表格101.B3" office:value-type="string">
            <text:p text:style-name="P1">int seteuid(uid_t euid);</text:p>
          </table:table-cell>
        </table:table-row>
        <table:table-row table:style-name="表格101.3">
          <table:table-cell table:style-name="表格101.A4" office:value-type="string">
            <text:p text:style-name="P2">函数说明</text:p>
          </table:table-cell>
          <table:table-cell table:style-name="表格101.B3" office:value-type="string">
            <text:p text:style-name="P1">seteuid（）用来重新设置执行目前进程的有效用户识别码。在Linux下，seteuid（euid）相当于setreuid（-1,euid）。</text:p>
          </table:table-cell>
        </table:table-row>
        <table:table-row table:style-name="表格101.3">
          <table:table-cell table:style-name="表格101.A4" office:value-type="string">
            <text:p text:style-name="P2">返回值</text:p>
          </table:table-cell>
          <table:table-cell table:style-name="表格101.B3" office:value-type="string">
            <text:p text:style-name="P1">执行成功则返回0，失败则返回-1，错误代码存于errno</text:p>
          </table:table-cell>
        </table:table-row>
        <table:table-row table:style-name="表格101.3">
          <table:table-cell table:style-name="表格101.A8" office:value-type="string">
            <text:p text:style-name="P2">附加说明</text:p>
          </table:table-cell>
          <table:table-cell table:style-name="表格101.B3" office:value-type="string">
            <text:p text:style-name="P1">请参考setuid</text:p>
          </table:table-cell>
        </table:table-row>
        <table:table-row table:style-name="表格101.9">
          <table:table-cell table:style-name="表格101.B3" table:number-columns-spanned="2" office:value-type="string">
            <text:p text:style-name="P2"/>
          </table:table-cell>
          <table:covered-table-cell/>
        </table:table-row>
      </table:table>
      <text:p text:style-name="Standard"/>
      <text:p text:style-name="Standard"/>
      <table:table table:name="表格102" table:style-name="表格102">
        <table:table-column table:style-name="表格102.A"/>
        <table:table-column table:style-name="表格102.B"/>
        <table:table-row table:style-name="表格102.1">
          <table:table-cell table:style-name="表格102.A1" table:number-columns-spanned="2" office:value-type="string">
            <text:p text:style-name="P5">setfsgid（设置文件系统的组识别码）</text:p>
          </table:table-cell>
          <table:covered-table-cell/>
        </table:table-row>
        <table:table-row table:style-name="表格102.2">
          <table:table-cell table:style-name="表格102.A2" table:number-columns-spanned="2" office:value-type="string">
            <text:p text:style-name="P3"/>
          </table:table-cell>
          <table:covered-table-cell/>
        </table:table-row>
        <text:soft-page-break/>
        <table:table-row table:style-name="表格102.3">
          <table:table-cell table:style-name="表格102.A3" office:value-type="string">
            <text:p text:style-name="P2">相关函数</text:p>
          </table:table-cell>
          <table:table-cell table:style-name="表格102.B3" office:value-type="string">
            <text:p text:style-name="P1">setuid，setreuid，seteuid，setfsuid</text:p>
          </table:table-cell>
        </table:table-row>
        <table:table-row table:style-name="表格102.3">
          <table:table-cell table:style-name="表格102.A4" office:value-type="string">
            <text:p text:style-name="P2">表头文件</text:p>
          </table:table-cell>
          <table:table-cell table:style-name="表格102.B3" office:value-type="string">
            <text:p text:style-name="P1">#include&lt;unistd.h&gt;</text:p>
          </table:table-cell>
        </table:table-row>
        <table:table-row table:style-name="表格102.3">
          <table:table-cell table:style-name="表格102.A4" office:value-type="string">
            <text:p text:style-name="P2">定义函数</text:p>
          </table:table-cell>
          <table:table-cell table:style-name="表格102.B3" office:value-type="string">
            <text:p text:style-name="P1">int setfsgid(uid_t fsgid);</text:p>
          </table:table-cell>
        </table:table-row>
        <table:table-row table:style-name="表格102.3">
          <table:table-cell table:style-name="表格102.A4" office:value-type="string">
            <text:p text:style-name="P2">函数说明</text:p>
          </table:table-cell>
          <table:table-cell table:style-name="表格102.B3" office:value-type="string">
            <text:p text:style-name="P1">setfsgid（）用来重新设置目前进程的文件系统的组识别码。一般情况下，文件系统的组识别码（fsgid）与有效的组识别码（egid）是相同的。如果是超级用户调用此函数，参数fsgid可以为任何值，否则参数fsgid必须为real/effective/saved的组识别码之一。</text:p>
          </table:table-cell>
        </table:table-row>
        <table:table-row table:style-name="表格102.3">
          <table:table-cell table:style-name="表格102.A4" office:value-type="string">
            <text:p text:style-name="P2">返回值</text:p>
          </table:table-cell>
          <table:table-cell table:style-name="表格102.B3" office:value-type="string">
            <text:p text:style-name="P1">执行成功则返回0，失败则返回-1，错误代码存于errno。</text:p>
          </table:table-cell>
        </table:table-row>
        <table:table-row table:style-name="表格102.3">
          <table:table-cell table:style-name="表格102.A8" office:value-type="string">
            <text:p text:style-name="P2">附加说明</text:p>
          </table:table-cell>
          <table:table-cell table:style-name="表格102.B3" office:value-type="string">
            <text:p text:style-name="P1">此函数为Linux特有。</text:p>
          </table:table-cell>
        </table:table-row>
        <table:table-row table:style-name="表格102.3">
          <table:table-cell table:style-name="表格102.A8" office:value-type="string">
            <text:p text:style-name="P2">错误代码</text:p>
          </table:table-cell>
          <table:table-cell table:style-name="表格102.B3" office:value-type="string">
            <text:p text:style-name="P1">EPERM 权限不够，无法完成设置。</text:p>
          </table:table-cell>
        </table:table-row>
        <table:table-row table:style-name="表格102.10">
          <table:table-cell table:style-name="表格102.B3" table:number-columns-spanned="2" office:value-type="string">
            <text:p text:style-name="P2"/>
          </table:table-cell>
          <table:covered-table-cell/>
        </table:table-row>
      </table:table>
      <text:p text:style-name="Standard"/>
      <text:p text:style-name="Standard"/>
      <table:table table:name="表格103" table:style-name="表格103">
        <table:table-column table:style-name="表格103.A"/>
        <table:table-column table:style-name="表格103.B"/>
        <table:table-row table:style-name="表格103.1">
          <table:table-cell table:style-name="表格103.A1" table:number-columns-spanned="2" office:value-type="string">
            <text:p text:style-name="P5">setfsuid（设置文件系统的用户识别码）</text:p>
          </table:table-cell>
          <table:covered-table-cell/>
        </table:table-row>
        <table:table-row table:style-name="表格103.2">
          <table:table-cell table:style-name="表格103.A2" table:number-columns-spanned="2" office:value-type="string">
            <text:p text:style-name="P3"/>
          </table:table-cell>
          <table:covered-table-cell/>
        </table:table-row>
        <table:table-row table:style-name="表格103.3">
          <table:table-cell table:style-name="表格103.A3" office:value-type="string">
            <text:p text:style-name="P2">相关函数</text:p>
          </table:table-cell>
          <table:table-cell table:style-name="表格103.B3" office:value-type="string">
            <text:p text:style-name="P1">setuid，setreuid，seteuid，setfsgid</text:p>
          </table:table-cell>
        </table:table-row>
        <table:table-row table:style-name="表格103.3">
          <table:table-cell table:style-name="表格103.A4" office:value-type="string">
            <text:p text:style-name="P2">表头文件</text:p>
          </table:table-cell>
          <table:table-cell table:style-name="表格103.B3" office:value-type="string">
            <text:p text:style-name="P1">#include&lt;unistd.h&gt;</text:p>
          </table:table-cell>
        </table:table-row>
        <table:table-row table:style-name="表格103.3">
          <table:table-cell table:style-name="表格103.A4" office:value-type="string">
            <text:p text:style-name="P2">定义函数</text:p>
          </table:table-cell>
          <table:table-cell table:style-name="表格103.B3" office:value-type="string">
            <text:p text:style-name="P1">int setfsuid(uid_t fsuid);</text:p>
          </table:table-cell>
        </table:table-row>
        <table:table-row table:style-name="表格103.3">
          <table:table-cell table:style-name="表格103.A4" office:value-type="string">
            <text:p text:style-name="P2">函数说明</text:p>
          </table:table-cell>
          <table:table-cell table:style-name="表格103.B3" office:value-type="string">
            <text:p text:style-name="P1">setfsuid（）用来重新设置目前进程的文件系统的用户识别码。一般情况下，文件系统的用户识别码（fsuid）与有效的用户识别码（euid）是相同的。如果是超级用户调用此函数，参数fsuid可以为任何值，否则参数fsuid必须为real/effective/saved的用户识别码之一。</text:p>
          </table:table-cell>
        </table:table-row>
        <table:table-row table:style-name="表格103.3">
          <table:table-cell table:style-name="表格103.A4" office:value-type="string">
            <text:p text:style-name="P2">返回值</text:p>
          </table:table-cell>
          <table:table-cell table:style-name="表格103.B3" office:value-type="string">
            <text:p text:style-name="P1">执行成功则返回0，失败则返回-1，错误代码存于errno</text:p>
          </table:table-cell>
        </table:table-row>
        <table:table-row table:style-name="表格103.3">
          <table:table-cell table:style-name="表格103.A8" office:value-type="string">
            <text:p text:style-name="P2">附加说明</text:p>
          </table:table-cell>
          <table:table-cell table:style-name="表格103.B3" office:value-type="string">
            <text:p text:style-name="P1">此函数为Linux特有</text:p>
          </table:table-cell>
        </table:table-row>
        <table:table-row table:style-name="表格103.3">
          <table:table-cell table:style-name="表格103.A8" office:value-type="string">
            <text:p text:style-name="P2">错误代码</text:p>
          </table:table-cell>
          <table:table-cell table:style-name="表格103.B3" office:value-type="string">
            <text:p text:style-name="P1">EPERM <text:s/>权限不够，无法完成设置。</text:p>
          </table:table-cell>
        </table:table-row>
        <table:table-row table:style-name="表格103.10">
          <table:table-cell table:style-name="表格103.B3" table:number-columns-spanned="2" office:value-type="string">
            <text:p text:style-name="P2"/>
          </table:table-cell>
          <table:covered-table-cell/>
        </table:table-row>
      </table:table>
      <text:p text:style-name="Standard"/>
      <text:p text:style-name="Standard"/>
      <table:table table:name="表格104" table:style-name="表格104">
        <table:table-column table:style-name="表格104.A"/>
        <table:table-column table:style-name="表格104.B"/>
        <table:table-row table:style-name="表格104.1">
          <table:table-cell table:style-name="表格104.A1" table:number-columns-spanned="2" office:value-type="string">
            <text:p text:style-name="P5">setgid（设置真实的组识别码）</text:p>
          </table:table-cell>
          <table:covered-table-cell/>
        </table:table-row>
        <table:table-row table:style-name="表格104.2">
          <table:table-cell table:style-name="表格104.A2" table:number-columns-spanned="2" office:value-type="string">
            <text:p text:style-name="P3"/>
          </table:table-cell>
          <table:covered-table-cell/>
        </table:table-row>
        <table:table-row table:style-name="表格104.3">
          <table:table-cell table:style-name="表格104.A3" office:value-type="string">
            <text:p text:style-name="P2">相关函数</text:p>
          </table:table-cell>
          <table:table-cell table:style-name="表格104.B3" office:value-type="string">
            <text:p text:style-name="P1">getgid，setregid，getegid，setegid</text:p>
          </table:table-cell>
        </table:table-row>
        <table:table-row table:style-name="表格104.3">
          <table:table-cell table:style-name="表格104.A4" office:value-type="string">
            <text:p text:style-name="P2">表头文件</text:p>
          </table:table-cell>
          <table:table-cell table:style-name="表格104.B3" office:value-type="string">
            <text:p text:style-name="P1">#include&lt;unistd.h&gt;</text:p>
          </table:table-cell>
        </table:table-row>
        <text:soft-page-break/>
        <table:table-row table:style-name="表格104.3">
          <table:table-cell table:style-name="表格104.A4" office:value-type="string">
            <text:p text:style-name="P2">定义函数</text:p>
          </table:table-cell>
          <table:table-cell table:style-name="表格104.B3" office:value-type="string">
            <text:p text:style-name="P1">int setgid(gid_t gid);</text:p>
          </table:table-cell>
        </table:table-row>
        <table:table-row table:style-name="表格104.3">
          <table:table-cell table:style-name="表格104.A4" office:value-type="string">
            <text:p text:style-name="P2">函数说明</text:p>
          </table:table-cell>
          <table:table-cell table:style-name="表格104.B3" office:value-type="string">
            <text:p text:style-name="P1">setgid（）用来将目前进程的真实组识别码（real gid）设成参数gid值。如果是以超级用户身份执行此调用，则real、effective与saved gid都会设成参数gid。</text:p>
          </table:table-cell>
        </table:table-row>
        <table:table-row table:style-name="表格104.3">
          <table:table-cell table:style-name="表格104.A4" office:value-type="string">
            <text:p text:style-name="P2">返回值</text:p>
          </table:table-cell>
          <table:table-cell table:style-name="表格104.B3" office:value-type="string">
            <text:p text:style-name="P1">设置成功则返回0，失败则返回-1，错误代码存于errno中。</text:p>
          </table:table-cell>
        </table:table-row>
        <table:table-row table:style-name="表格104.3">
          <table:table-cell table:style-name="表格104.A8" office:value-type="string">
            <text:p text:style-name="P2">错误代码</text:p>
          </table:table-cell>
          <table:table-cell table:style-name="表格104.B3" office:value-type="string">
            <text:p text:style-name="P1">EPERM 并非以超级用户身份调用，而且参数gid并非进程的effective gid或saved gid值之一。</text:p>
          </table:table-cell>
        </table:table-row>
        <table:table-row table:style-name="表格104.9">
          <table:table-cell table:style-name="表格104.B3" table:number-columns-spanned="2" office:value-type="string">
            <text:p text:style-name="P2"/>
          </table:table-cell>
          <table:covered-table-cell/>
        </table:table-row>
      </table:table>
      <text:p text:style-name="Standard"/>
      <text:p text:style-name="Standard"/>
      <table:table table:name="表格105" table:style-name="表格105">
        <table:table-column table:style-name="表格105.A"/>
        <table:table-column table:style-name="表格105.B"/>
        <table:table-row table:style-name="表格105.1">
          <table:table-cell table:style-name="表格105.A1" table:number-columns-spanned="2" office:value-type="string">
            <text:p text:style-name="P5">setgrent（从头读取组文件中的组数据）</text:p>
          </table:table-cell>
          <table:covered-table-cell/>
        </table:table-row>
        <table:table-row table:style-name="表格105.2">
          <table:table-cell table:style-name="表格105.A2" table:number-columns-spanned="2" office:value-type="string">
            <text:p text:style-name="P3"/>
          </table:table-cell>
          <table:covered-table-cell/>
        </table:table-row>
        <table:table-row table:style-name="表格105.3">
          <table:table-cell table:style-name="表格105.A3" office:value-type="string">
            <text:p text:style-name="P2">相关函数</text:p>
          </table:table-cell>
          <table:table-cell table:style-name="表格105.B3" office:value-type="string">
            <text:p text:style-name="P1">getgrent，endgrent</text:p>
          </table:table-cell>
        </table:table-row>
        <table:table-row table:style-name="表格105.3">
          <table:table-cell table:style-name="表格105.A4" office:value-type="string">
            <text:p text:style-name="P2">表头文件</text:p>
          </table:table-cell>
          <table:table-cell table:style-name="表格105.B3" office:value-type="string">
            <text:p text:style-name="P1">#include&lt;grp.h&gt;</text:p>
            <text:p text:style-name="Standard">#include&lt;sys/types.h&gt;</text:p>
          </table:table-cell>
        </table:table-row>
        <table:table-row table:style-name="表格105.3">
          <table:table-cell table:style-name="表格105.A4" office:value-type="string">
            <text:p text:style-name="P2">定义函数</text:p>
          </table:table-cell>
          <table:table-cell table:style-name="表格105.B3" office:value-type="string">
            <text:p text:style-name="P1">void setgrent(void);</text:p>
          </table:table-cell>
        </table:table-row>
        <table:table-row table:style-name="表格105.3">
          <table:table-cell table:style-name="表格105.A4" office:value-type="string">
            <text:p text:style-name="P2">函数说明</text:p>
          </table:table-cell>
          <table:table-cell table:style-name="表格105.B3" office:value-type="string">
            <text:p text:style-name="P1">setgrent（）用来将getgrent（）的读写地址指回组文件开头。</text:p>
          </table:table-cell>
        </table:table-row>
        <table:table-row table:style-name="表格105.3">
          <table:table-cell table:style-name="表格105.A4" office:value-type="string">
            <text:p text:style-name="P2">返回值</text:p>
          </table:table-cell>
          <table:table-cell table:style-name="表格105.B3" office:value-type="string">
            <text:p text:style-name="P1">无</text:p>
          </table:table-cell>
        </table:table-row>
        <table:table-row table:style-name="表格105.3">
          <table:table-cell table:style-name="表格105.A8" office:value-type="string">
            <text:p text:style-name="P2">附加说明</text:p>
          </table:table-cell>
          <table:table-cell table:style-name="表格105.B3" office:value-type="string">
            <text:p text:style-name="P1">请参考setpwent（）。</text:p>
          </table:table-cell>
        </table:table-row>
        <table:table-row table:style-name="表格105.9">
          <table:table-cell table:style-name="表格105.B3" table:number-columns-spanned="2" office:value-type="string">
            <text:p text:style-name="P2"/>
          </table:table-cell>
          <table:covered-table-cell/>
        </table:table-row>
      </table:table>
      <text:p text:style-name="Standard"/>
      <text:p text:style-name="Standard"/>
      <table:table table:name="表格106" table:style-name="表格106">
        <table:table-column table:style-name="表格106.A"/>
        <table:table-column table:style-name="表格106.B"/>
        <table:table-row table:style-name="表格106.1">
          <table:table-cell table:style-name="表格106.A1" table:number-columns-spanned="2" office:value-type="string">
            <text:p text:style-name="P5">setgroups（设置组代码）</text:p>
          </table:table-cell>
          <table:covered-table-cell/>
        </table:table-row>
        <table:table-row table:style-name="表格106.2">
          <table:table-cell table:style-name="表格106.A2" table:number-columns-spanned="2" office:value-type="string">
            <text:p text:style-name="P3"/>
          </table:table-cell>
          <table:covered-table-cell/>
        </table:table-row>
        <table:table-row table:style-name="表格106.3">
          <table:table-cell table:style-name="表格106.A3" office:value-type="string">
            <text:p text:style-name="P2">相关函数</text:p>
          </table:table-cell>
          <table:table-cell table:style-name="表格106.B3" office:value-type="string">
            <text:p text:style-name="P1">initgroups，getgroup，getgid，setgid</text:p>
          </table:table-cell>
        </table:table-row>
        <table:table-row table:style-name="表格106.3">
          <table:table-cell table:style-name="表格106.A4" office:value-type="string">
            <text:p text:style-name="P2">表头文件</text:p>
          </table:table-cell>
          <table:table-cell table:style-name="表格106.B3" office:value-type="string">
            <text:p text:style-name="P1">#include&lt;grp.h&gt;</text:p>
          </table:table-cell>
        </table:table-row>
        <table:table-row table:style-name="表格106.3">
          <table:table-cell table:style-name="表格106.A4" office:value-type="string">
            <text:p text:style-name="P2">定义函数</text:p>
          </table:table-cell>
          <table:table-cell table:style-name="表格106.B3" office:value-type="string">
            <text:p text:style-name="P1">int setgroups(size_t size,const gid_t * list);</text:p>
          </table:table-cell>
        </table:table-row>
        <table:table-row table:style-name="表格106.3">
          <table:table-cell table:style-name="表格106.A4" office:value-type="string">
            <text:p text:style-name="P2">函数说明</text:p>
          </table:table-cell>
          <table:table-cell table:style-name="表格106.B3" office:value-type="string">
            <text:p text:style-name="P1">setgroups（）用来将list数组中所标明的组加入到目前进程的组设置中。参数size为list〔〕的gid_t数目，最大值为NGROUP(32)。</text:p>
          </table:table-cell>
        </table:table-row>
        <table:table-row table:style-name="表格106.3">
          <table:table-cell table:style-name="表格106.A4" office:value-type="string">
            <text:p text:style-name="P2">返回值</text:p>
          </table:table-cell>
          <table:table-cell table:style-name="表格106.B3" office:value-type="string">
            <text:p text:style-name="P1">设置成功则返回0，如有错误则返回-1。</text:p>
          </table:table-cell>
        </table:table-row>
        <table:table-row table:style-name="表格106.3">
          <table:table-cell table:style-name="表格106.A8" office:value-type="string">
            <text:p text:style-name="P2">错误代码</text:p>
          </table:table-cell>
          <table:table-cell table:style-name="表格106.B3" office:value-type="string">
            <text:p text:style-name="P1">EFAULT 参数list数组地址不合法。</text:p>
            <text:p text:style-name="Standard">EPERM 权限不足，必须是root权限</text:p>
            <text:p text:style-name="Standard">EINVAL 参数size值大于NGROUP(32)。</text:p>
          </table:table-cell>
        </table:table-row>
        <table:table-row table:style-name="表格106.9">
          <table:table-cell table:style-name="表格106.B3" table:number-columns-spanned="2" office:value-type="string">
            <text:p text:style-name="P2"/>
          </table:table-cell>
          <table:covered-table-cell/>
        </table:table-row>
      </table:table>
      <text:p text:style-name="Standard"/>
      <text:p text:style-name="Standard"/>
      <table:table table:name="表格107" table:style-name="表格107">
        <table:table-column table:style-name="表格107.A"/>
        <table:table-column table:style-name="表格107.B"/>
        <table:table-column table:style-name="表格107.C"/>
        <table:table-column table:style-name="表格107.D"/>
        <text:soft-page-break/>
        <table:table-row table:style-name="表格107.1">
          <table:table-cell table:style-name="表格107.A1" table:number-columns-spanned="4" office:value-type="string">
            <text:p text:style-name="P5">setpwent（从头读取密码文件中的账号数据）</text:p>
          </table:table-cell>
          <table:covered-table-cell/>
          <table:covered-table-cell/>
          <table:covered-table-cell/>
        </table:table-row>
        <table:table-row table:style-name="表格107.2">
          <table:table-cell table:style-name="表格107.A2" table:number-columns-spanned="4" office:value-type="string">
            <text:p text:style-name="P3"/>
          </table:table-cell>
          <table:covered-table-cell/>
          <table:covered-table-cell/>
          <table:covered-table-cell/>
        </table:table-row>
        <table:table-row table:style-name="表格107.3">
          <table:table-cell table:style-name="表格107.A3" table:number-columns-spanned="3" office:value-type="string">
            <text:p text:style-name="P2">相关函数</text:p>
          </table:table-cell>
          <table:covered-table-cell/>
          <table:covered-table-cell/>
          <table:table-cell table:style-name="表格107.D3" office:value-type="string">
            <text:p text:style-name="P1">getpwent，endpwent</text:p>
          </table:table-cell>
        </table:table-row>
        <table:table-row table:style-name="表格107.3">
          <table:table-cell table:style-name="表格107.A4" table:number-columns-spanned="3" office:value-type="string">
            <text:p text:style-name="P2">表头文件</text:p>
          </table:table-cell>
          <table:covered-table-cell/>
          <table:covered-table-cell/>
          <table:table-cell table:style-name="表格107.D3" office:value-type="string">
            <text:p text:style-name="P1">#include&lt;pwd.h&gt;</text:p>
            <text:p text:style-name="Standard">#include&lt;sys/types.h&gt;</text:p>
          </table:table-cell>
        </table:table-row>
        <table:table-row table:style-name="表格107.3">
          <table:table-cell table:style-name="表格107.A4" table:number-columns-spanned="3" office:value-type="string">
            <text:p text:style-name="P2">定义函数</text:p>
          </table:table-cell>
          <table:covered-table-cell/>
          <table:covered-table-cell/>
          <table:table-cell table:style-name="表格107.D3" office:value-type="string">
            <text:p text:style-name="P1">void setpwent(void);</text:p>
          </table:table-cell>
        </table:table-row>
        <table:table-row table:style-name="表格107.3">
          <table:table-cell table:style-name="表格107.A4" table:number-columns-spanned="3" office:value-type="string">
            <text:p text:style-name="P2">函数说明</text:p>
          </table:table-cell>
          <table:covered-table-cell/>
          <table:covered-table-cell/>
          <table:table-cell table:style-name="表格107.D3" office:value-type="string">
            <text:p text:style-name="P1">setpwent（）用来将getpwent（）的读写地址指回密码文件开头。</text:p>
          </table:table-cell>
        </table:table-row>
        <table:table-row table:style-name="表格107.3">
          <table:table-cell table:style-name="表格107.A4" table:number-columns-spanned="3" office:value-type="string">
            <text:p text:style-name="P2">返回值</text:p>
          </table:table-cell>
          <table:covered-table-cell/>
          <table:covered-table-cell/>
          <table:table-cell table:style-name="表格107.D3" office:value-type="string">
            <text:p text:style-name="P1">无</text:p>
          </table:table-cell>
        </table:table-row>
        <table:table-row table:style-name="表格107.8">
          <table:table-cell table:style-name="表格107.D3" table:number-columns-spanned="4" office:value-type="string">
            <text:p text:style-name="P2"/>
          </table:table-cell>
          <table:covered-table-cell/>
          <table:covered-table-cell/>
          <table:covered-table-cell/>
        </table:table-row>
        <table:table-row table:style-name="表格107.9">
          <table:table-cell table:style-name="表格107.A9" office:value-type="string">
            <text:p text:style-name="P2">范例</text:p>
          </table:table-cell>
          <table:table-cell table:style-name="表格107.B9" table:number-columns-spanned="3" office:value-type="string">
            <text:p text:style-name="P1"/>
          </table:table-cell>
          <table:covered-table-cell/>
          <table:covered-table-cell/>
        </table:table-row>
        <table:table-row table:style-name="表格107.10">
          <table:table-cell table:style-name="表格107.A10" table:number-columns-spanned="4" office:value-type="string">
            <text:p text:style-name="P1">#include&lt;pwd.h&gt;</text:p>
            <text:p text:style-name="Standard">#include&lt;sys/types.h&gt;</text:p>
            <text:p text:style-name="Standard">main()</text:p>
            <text:p text:style-name="Standard">{</text:p>
            <text:p text:style-name="Standard"><text:s text:c="2"/>struct passwd *user;</text:p>
            <text:p text:style-name="Standard"><text:s text:c="2"/>int i;</text:p>
            <text:p text:style-name="Standard"><text:s text:c="2"/>for(i=0;i&lt;4;i++){</text:p>
            <text:p text:style-name="Standard"><text:s text:c="2"/>user=getpwent();</text:p>
            <text:p text:style-name="Standard"><text:s text:c="3"/>printf(“%s :%d :%d :%s:%s:%s\n”,user-&gt;pw_name,user-&gt;pw_uid,user-&gt;pw_gid,</text:p>
            <text:p text:style-name="P22">user-&gt;pw_gecos,user-&gt;pw_dir,user-&gt;pw_shell);</text:p>
            <text:p text:style-name="P22">}</text:p>
            <text:p text:style-name="Standard"><text:s text:c="2"/>setpwent();</text:p>
            <text:p text:style-name="Standard"><text:s text:c="2"/>user=getpwent();</text:p>
            <text:p text:style-name="Standard"><text:s text:c="2"/>printf(“%s :%d :%d :%s:%s:%s\n”,user-&gt;pw_name,user-&gt;pw_uid,user-&gt;pw_gid,</text:p>
            <text:p text:style-name="P22">user-&gt;pw_gecos,user-&gt;pw_dir,user-&gt;pw_shell);</text:p>
            <text:p text:style-name="Standard"><text:s/>endpwent();</text:p>
            <text:p text:style-name="Standard">}</text:p>
          </table:table-cell>
          <table:covered-table-cell/>
          <table:covered-table-cell/>
          <table:covered-table-cell/>
        </table:table-row>
        <table:table-row table:style-name="表格107.11">
          <table:table-cell table:style-name="表格107.A9" table:number-columns-spanned="2" office:value-type="string">
            <text:p text:style-name="P2">执行</text:p>
          </table:table-cell>
          <table:covered-table-cell/>
          <table:table-cell table:style-name="表格107.B9" table:number-columns-spanned="2" office:value-type="string">
            <text:p text:style-name="P1"/>
          </table:table-cell>
          <table:covered-table-cell/>
        </table:table-row>
        <table:table-row table:style-name="表格107.12">
          <table:table-cell table:style-name="表格107.A10" table:number-columns-spanned="4" office:value-type="string">
            <text:p text:style-name="P1">root:0:0:root:/root:/bin/bash</text:p>
            <text:p text:style-name="Standard">bin:1:1:bin:/bin</text:p>
            <text:p text:style-name="Standard">daemon:2:2:daemon:/sbin</text:p>
            <text:p text:style-name="Standard">adm:3:4:adm:/var/adm</text:p>
            <text:p text:style-name="Standard">root:0:0:root:/root:/bin/bash</text:p>
          </table:table-cell>
          <table:covered-table-cell/>
          <table:covered-table-cell/>
          <table:covered-table-cell/>
        </table:table-row>
      </table:table>
      <text:p text:style-name="Standard"/>
      <text:p text:style-name="Standard"/>
      <table:table table:name="表格108" table:style-name="表格108">
        <table:table-column table:style-name="表格108.A"/>
        <table:table-column table:style-name="表格108.B"/>
        <table:table-row table:style-name="表格108.1">
          <table:table-cell table:style-name="表格108.A1" table:number-columns-spanned="2" office:value-type="string">
            <text:p text:style-name="P5">setregid（设置真实及有效的组识别码）</text:p>
          </table:table-cell>
          <table:covered-table-cell/>
        </table:table-row>
        <table:table-row table:style-name="表格108.2">
          <table:table-cell table:style-name="表格108.A2" table:number-columns-spanned="2" office:value-type="string">
            <text:p text:style-name="P3"/>
          </table:table-cell>
          <table:covered-table-cell/>
        </table:table-row>
        <text:soft-page-break/>
        <table:table-row table:style-name="表格108.3">
          <table:table-cell table:style-name="表格108.A3" office:value-type="string">
            <text:p text:style-name="P2">相关函数</text:p>
          </table:table-cell>
          <table:table-cell table:style-name="表格108.B3" office:value-type="string">
            <text:p text:style-name="P1">setgid，setegid，setfsgid</text:p>
          </table:table-cell>
        </table:table-row>
        <table:table-row table:style-name="表格108.3">
          <table:table-cell table:style-name="表格108.A4" office:value-type="string">
            <text:p text:style-name="P2">表头文件</text:p>
          </table:table-cell>
          <table:table-cell table:style-name="表格108.B3" office:value-type="string">
            <text:p text:style-name="P1">#include&lt;unistd.h&gt;</text:p>
          </table:table-cell>
        </table:table-row>
        <table:table-row table:style-name="表格108.3">
          <table:table-cell table:style-name="表格108.A4" office:value-type="string">
            <text:p text:style-name="P2">定义函数</text:p>
          </table:table-cell>
          <table:table-cell table:style-name="表格108.B3" office:value-type="string">
            <text:p text:style-name="P1">int setregid(gid_t rgid,gid_t egid);</text:p>
          </table:table-cell>
        </table:table-row>
        <table:table-row table:style-name="表格108.3">
          <table:table-cell table:style-name="表格108.A4" office:value-type="string">
            <text:p text:style-name="P2">函数说明</text:p>
          </table:table-cell>
          <table:table-cell table:style-name="表格108.B3" office:value-type="string">
            <text:p text:style-name="P1">setregid（）用来将参数rgid设为目前进程的真实组识别码，将参数egid设置为目前进程的有效组识别码。如果参数rgid或egid值为-1，则对应的识别码不会改变。</text:p>
          </table:table-cell>
        </table:table-row>
        <table:table-row table:style-name="表格108.3">
          <table:table-cell table:style-name="表格108.A4" office:value-type="string">
            <text:p text:style-name="P2">返回值</text:p>
          </table:table-cell>
          <table:table-cell table:style-name="表格108.B3" office:value-type="string">
            <text:p text:style-name="P1">执行成功则返回0，失败则返回-1，错误代码存于errno。</text:p>
          </table:table-cell>
        </table:table-row>
      </table:table>
      <text:p text:style-name="Standard"/>
      <text:p text:style-name="Standard"/>
      <text:p text:style-name="Standard"/>
      <table:table table:name="表格109" table:style-name="表格109">
        <table:table-column table:style-name="表格109.A"/>
        <table:table-column table:style-name="表格109.B"/>
        <table:table-row table:style-name="表格109.1">
          <table:table-cell table:style-name="表格109.A1" table:number-columns-spanned="2" office:value-type="string">
            <text:p text:style-name="P5">setreuid（设置真实及有效的用户识别码）</text:p>
          </table:table-cell>
          <table:covered-table-cell/>
        </table:table-row>
        <table:table-row table:style-name="表格109.2">
          <table:table-cell table:style-name="表格109.A2" table:number-columns-spanned="2" office:value-type="string">
            <text:p text:style-name="P3"/>
          </table:table-cell>
          <table:covered-table-cell/>
        </table:table-row>
        <table:table-row table:style-name="表格109.3">
          <table:table-cell table:style-name="表格109.A3" office:value-type="string">
            <text:p text:style-name="P2">相关函数</text:p>
          </table:table-cell>
          <table:table-cell table:style-name="表格109.B3" office:value-type="string">
            <text:p text:style-name="P1">setuid，seteuid，setfsuid</text:p>
          </table:table-cell>
        </table:table-row>
        <table:table-row table:style-name="表格109.3">
          <table:table-cell table:style-name="表格109.A4" office:value-type="string">
            <text:p text:style-name="P2">表头文件</text:p>
          </table:table-cell>
          <table:table-cell table:style-name="表格109.B3" office:value-type="string">
            <text:p text:style-name="P1">#include&lt;unistd.h&gt;</text:p>
          </table:table-cell>
        </table:table-row>
        <table:table-row table:style-name="表格109.3">
          <table:table-cell table:style-name="表格109.A4" office:value-type="string">
            <text:p text:style-name="P2">定义函数</text:p>
          </table:table-cell>
          <table:table-cell table:style-name="表格109.B3" office:value-type="string">
            <text:p text:style-name="P1">int setreuid(uid_t ruid,uid_t euid);</text:p>
          </table:table-cell>
        </table:table-row>
        <table:table-row table:style-name="表格109.3">
          <table:table-cell table:style-name="表格109.A4" office:value-type="string">
            <text:p text:style-name="P2">函数说明</text:p>
          </table:table-cell>
          <table:table-cell table:style-name="表格109.B3" office:value-type="string">
            <text:p text:style-name="P1">setreuid（）用来将参数ruid设为目前进程的真实用户识别码，将参数euid设置为目前进程的有效用户识别码。如果参数ruid或euid值为-1，则对应的识别码不会改变。</text:p>
          </table:table-cell>
        </table:table-row>
        <table:table-row table:style-name="表格109.3">
          <table:table-cell table:style-name="表格109.A4" office:value-type="string">
            <text:p text:style-name="P2">返回值</text:p>
          </table:table-cell>
          <table:table-cell table:style-name="表格109.B3" office:value-type="string">
            <text:p text:style-name="P1">执行成功则返回0，失败则返回-1，错误代码存于errno。</text:p>
          </table:table-cell>
        </table:table-row>
        <table:table-row table:style-name="表格109.3">
          <table:table-cell table:style-name="表格109.A8" office:value-type="string">
            <text:p text:style-name="P2">附加说明</text:p>
          </table:table-cell>
          <table:table-cell table:style-name="表格109.B3" office:value-type="string">
            <text:p text:style-name="P1">请参考setuid（）。</text:p>
          </table:table-cell>
        </table:table-row>
        <table:table-row table:style-name="表格109.9">
          <table:table-cell table:style-name="表格109.B3" table:number-columns-spanned="2" office:value-type="string">
            <text:p text:style-name="P2"/>
          </table:table-cell>
          <table:covered-table-cell/>
        </table:table-row>
      </table:table>
      <text:p text:style-name="Standard"/>
      <text:p text:style-name="Standard"/>
      <table:table table:name="表格110" table:style-name="表格110">
        <table:table-column table:style-name="表格110.A"/>
        <table:table-column table:style-name="表格110.B"/>
        <table:table-row table:style-name="表格110.1">
          <table:table-cell table:style-name="表格110.A1" table:number-columns-spanned="2" office:value-type="string">
            <text:p text:style-name="P5">setuid（设置真实的用户识别码）</text:p>
          </table:table-cell>
          <table:covered-table-cell/>
        </table:table-row>
        <table:table-row table:style-name="表格110.2">
          <table:table-cell table:style-name="表格110.A2" table:number-columns-spanned="2" office:value-type="string">
            <text:p text:style-name="P3"/>
          </table:table-cell>
          <table:covered-table-cell/>
        </table:table-row>
        <table:table-row table:style-name="表格110.3">
          <table:table-cell table:style-name="表格110.A3" office:value-type="string">
            <text:p text:style-name="P2">相关函数</text:p>
          </table:table-cell>
          <table:table-cell table:style-name="表格110.B3" office:value-type="string">
            <text:p text:style-name="P1">getuid，setreuid，seteuid，setfsuid</text:p>
          </table:table-cell>
        </table:table-row>
        <table:table-row table:style-name="表格110.3">
          <table:table-cell table:style-name="表格110.A4" office:value-type="string">
            <text:p text:style-name="P2">表头文件</text:p>
          </table:table-cell>
          <table:table-cell table:style-name="表格110.B3" office:value-type="string">
            <text:p text:style-name="P1">#include&lt;unistd.h&gt;</text:p>
          </table:table-cell>
        </table:table-row>
        <table:table-row table:style-name="表格110.3">
          <table:table-cell table:style-name="表格110.A4" office:value-type="string">
            <text:p text:style-name="P2">定义函数</text:p>
          </table:table-cell>
          <table:table-cell table:style-name="表格110.B3" office:value-type="string">
            <text:p text:style-name="P1">int setuid(uid_t uid)</text:p>
          </table:table-cell>
        </table:table-row>
        <table:table-row table:style-name="表格110.3">
          <table:table-cell table:style-name="表格110.A4" office:value-type="string">
            <text:p text:style-name="P2">函数说明</text:p>
          </table:table-cell>
          <table:table-cell table:style-name="表格110.B3" office:value-type="string">
            <text:p text:style-name="P1">setuid（）用来重新设置执行目前进程的用户识别码。不过，要让此函数有作用，其有效的用户识别码必须为0（root）。在Linux下，当root使用setuid（）来变换成其他用户识别码时，root权限会被抛弃，完全转换成该用户身份，也就是说，该进程往后将不再具有可setuid（）的权利，如果只是向暂时抛弃root权限，稍后想重新取回权限，则必须使用seteuid（）。</text:p>
          </table:table-cell>
        </table:table-row>
        <table:table-row table:style-name="表格110.3">
          <table:table-cell table:style-name="表格110.A4" office:value-type="string">
            <text:p text:style-name="P2">返回值</text:p>
          </table:table-cell>
          <table:table-cell table:style-name="表格110.B3" office:value-type="string">
            <text:p text:style-name="P1">执行成功则返回0，失败则返回-1，错误代码存于errno。</text:p>
          </table:table-cell>
        </table:table-row>
        <text:soft-page-break/>
        <table:table-row table:style-name="表格110.3">
          <table:table-cell table:style-name="表格110.A8" office:value-type="string">
            <text:p text:style-name="P2">附加说明</text:p>
          </table:table-cell>
          <table:table-cell table:style-name="表格110.B3" office:value-type="string">
            <text:p text:style-name="P1">一般在编写具setuid root 的程序时，为减少此类程序带来的系统安全风险，在使用完root权限后建议马上执行setuid（getuid()）;来抛弃root权限。此外，进程uid和euid不一致时Linux系统将不会产生core dump。</text:p>
          </table:table-cell>
        </table:table-row>
        <table:table-row table:style-name="表格110.9">
          <table:table-cell table:style-name="表格110.B3" table:number-columns-spanned="2" office:value-type="string">
            <text:p text:style-name="P2"/>
          </table:table-cell>
          <table:covered-table-cell/>
        </table:table-row>
      </table:table>
      <text:p text:style-name="Standard"/>
      <text:p text:style-name="Standard"/>
      <text:p text:style-name="Standard"/>
      <text:p text:style-name="Standard"/>
      <table:table table:name="表格111" table:style-name="表格111">
        <table:table-column table:style-name="表格111.A"/>
        <table:table-column table:style-name="表格111.B"/>
        <table:table-row table:style-name="表格111.1">
          <table:table-cell table:style-name="表格111.A1" table:number-columns-spanned="2" office:value-type="string">
            <text:p text:style-name="P5">setutent（从头读取utmp文件中的登录数据）</text:p>
          </table:table-cell>
          <table:covered-table-cell/>
        </table:table-row>
        <table:table-row table:style-name="表格111.2">
          <table:table-cell table:style-name="表格111.A2" table:number-columns-spanned="2" office:value-type="string">
            <text:p text:style-name="P3"/>
          </table:table-cell>
          <table:covered-table-cell/>
        </table:table-row>
        <table:table-row table:style-name="表格111.3">
          <table:table-cell table:style-name="表格111.A3" office:value-type="string">
            <text:p text:style-name="P2">相关函数</text:p>
          </table:table-cell>
          <table:table-cell table:style-name="表格111.B3" office:value-type="string">
            <text:p text:style-name="P1">getutent，endutent</text:p>
          </table:table-cell>
        </table:table-row>
        <table:table-row table:style-name="表格111.3">
          <table:table-cell table:style-name="表格111.A4" office:value-type="string">
            <text:p text:style-name="P2">表头文件</text:p>
          </table:table-cell>
          <table:table-cell table:style-name="表格111.B3" office:value-type="string">
            <text:p text:style-name="P1">#include&lt;utmp.h&gt;</text:p>
          </table:table-cell>
        </table:table-row>
        <table:table-row table:style-name="表格111.3">
          <table:table-cell table:style-name="表格111.A4" office:value-type="string">
            <text:p text:style-name="P2">定义函数</text:p>
          </table:table-cell>
          <table:table-cell table:style-name="表格111.B3" office:value-type="string">
            <text:p text:style-name="P1">void setutent(void);</text:p>
          </table:table-cell>
        </table:table-row>
        <table:table-row table:style-name="表格111.3">
          <table:table-cell table:style-name="表格111.A4" office:value-type="string">
            <text:p text:style-name="P2">函数说明</text:p>
          </table:table-cell>
          <table:table-cell table:style-name="表格111.B3" office:value-type="string">
            <text:p text:style-name="P1">setutent()用来将getutent（）的读写地址指回utmp文件开头。</text:p>
          </table:table-cell>
        </table:table-row>
        <table:table-row table:style-name="表格111.3">
          <table:table-cell table:style-name="表格111.A7" office:value-type="string">
            <text:p text:style-name="P2">附加说明</text:p>
          </table:table-cell>
          <table:table-cell table:style-name="表格111.B3" office:value-type="string">
            <text:p text:style-name="P1">请参考setpwent（）或setgrent（）。</text:p>
          </table:table-cell>
        </table:table-row>
        <table:table-row table:style-name="表格111.8">
          <table:table-cell table:style-name="表格111.B3" table:number-columns-spanned="2" office:value-type="string">
            <text:p text:style-name="P2"/>
          </table:table-cell>
          <table:covered-table-cell/>
        </table:table-row>
      </table:table>
      <text:p text:style-name="Standard"/>
      <text:p text:style-name="Standard"/>
      <table:table table:name="表格112" table:style-name="表格112">
        <table:table-column table:style-name="表格112.A"/>
        <table:table-column table:style-name="表格112.B"/>
        <table:table-row table:style-name="表格112.1">
          <table:table-cell table:style-name="表格112.A1" table:number-columns-spanned="2" office:value-type="string">
            <text:p text:style-name="P5">utmpname（设置utmp文件路径）</text:p>
          </table:table-cell>
          <table:covered-table-cell/>
        </table:table-row>
        <table:table-row table:style-name="表格112.2">
          <table:table-cell table:style-name="表格112.A2" table:number-columns-spanned="2" office:value-type="string">
            <text:p text:style-name="P3"/>
          </table:table-cell>
          <table:covered-table-cell/>
        </table:table-row>
        <table:table-row table:style-name="表格112.3">
          <table:table-cell table:style-name="表格112.A3" office:value-type="string">
            <text:p text:style-name="P2">相关函数</text:p>
          </table:table-cell>
          <table:table-cell table:style-name="表格112.B3" office:value-type="string">
            <text:p text:style-name="P1">getutent，getutid，getutline，setutent，endutent，pututline</text:p>
          </table:table-cell>
        </table:table-row>
        <table:table-row table:style-name="表格112.3">
          <table:table-cell table:style-name="表格112.A4" office:value-type="string">
            <text:p text:style-name="P2">表头文件</text:p>
          </table:table-cell>
          <table:table-cell table:style-name="表格112.B3" office:value-type="string">
            <text:p text:style-name="P1">#include&lt;utmp.h&gt;</text:p>
          </table:table-cell>
        </table:table-row>
        <table:table-row table:style-name="表格112.3">
          <table:table-cell table:style-name="表格112.A4" office:value-type="string">
            <text:p text:style-name="P2">定义函数</text:p>
          </table:table-cell>
          <table:table-cell table:style-name="表格112.B3" office:value-type="string">
            <text:p text:style-name="P1">void <text:s/>utmpname(const char * file);</text:p>
          </table:table-cell>
        </table:table-row>
        <table:table-row table:style-name="表格112.3">
          <table:table-cell table:style-name="表格112.A4" office:value-type="string">
            <text:p text:style-name="P2">函数说明</text:p>
          </table:table-cell>
          <table:table-cell table:style-name="表格112.B3" office:value-type="string">
            <text:p text:style-name="P1">utmpname（）用来设置utmp文件的路径，以提供utmp相关函数的存取路径。如果没有使用utmpname（）则默认utmp文件路径为/var/run/utmp。</text:p>
          </table:table-cell>
        </table:table-row>
        <table:table-row table:style-name="表格112.3">
          <table:table-cell table:style-name="表格112.A4" office:value-type="string">
            <text:p text:style-name="P2">返回值</text:p>
          </table:table-cell>
          <table:table-cell table:style-name="表格112.B3" office:value-type="string">
            <text:p text:style-name="P1">无</text:p>
          </table:table-cell>
        </table:table-row>
      </table:table>
      <text:p text:style-name="Standard"/>
      <text:p text:style-name="Standard"/>
      <table:table table:name="表格113" table:style-name="表格113">
        <table:table-column table:style-name="表格113.A"/>
        <table:table-column table:style-name="表格113.B"/>
        <table:table-column table:style-name="表格113.C"/>
        <table:table-column table:style-name="表格113.D"/>
        <table:table-row table:style-name="表格113.1">
          <table:table-cell table:style-name="表格113.A1" table:number-columns-spanned="4" office:value-type="string">
            <text:p text:style-name="P5">crypt（将密码或数据编码）</text:p>
          </table:table-cell>
          <table:covered-table-cell/>
          <table:covered-table-cell/>
          <table:covered-table-cell/>
        </table:table-row>
        <table:table-row table:style-name="表格113.2">
          <table:table-cell table:style-name="表格113.A2" table:number-columns-spanned="4" office:value-type="string">
            <text:p text:style-name="P3"/>
          </table:table-cell>
          <table:covered-table-cell/>
          <table:covered-table-cell/>
          <table:covered-table-cell/>
        </table:table-row>
        <table:table-row table:style-name="表格113.3">
          <table:table-cell table:style-name="表格113.A3" table:number-columns-spanned="3" office:value-type="string">
            <text:p text:style-name="P2">相关函数</text:p>
          </table:table-cell>
          <table:covered-table-cell/>
          <table:covered-table-cell/>
          <table:table-cell table:style-name="表格113.D3" office:value-type="string">
            <text:p text:style-name="P1">getpass</text:p>
          </table:table-cell>
        </table:table-row>
        <table:table-row table:style-name="表格113.3">
          <table:table-cell table:style-name="表格113.A4" table:number-columns-spanned="3" office:value-type="string">
            <text:p text:style-name="P2">表头文件</text:p>
          </table:table-cell>
          <table:covered-table-cell/>
          <table:covered-table-cell/>
          <table:table-cell table:style-name="表格113.D3" office:value-type="string">
            <text:p text:style-name="P1">#define _XOPEN_SOURCE</text:p>
            <text:p text:style-name="Standard">#include&lt;unistd.h&gt;</text:p>
          </table:table-cell>
        </table:table-row>
        <text:soft-page-break/>
        <table:table-row table:style-name="表格113.3">
          <table:table-cell table:style-name="表格113.A4" table:number-columns-spanned="3" office:value-type="string">
            <text:p text:style-name="P2">定义函数</text:p>
          </table:table-cell>
          <table:covered-table-cell/>
          <table:covered-table-cell/>
          <table:table-cell table:style-name="表格113.D3" office:value-type="string">
            <text:p text:style-name="P1">char * crypt (const char *key,const char * salt);</text:p>
          </table:table-cell>
        </table:table-row>
        <table:table-row table:style-name="表格113.3">
          <table:table-cell table:style-name="表格113.A4" table:number-columns-spanned="3" office:value-type="string">
            <text:p text:style-name="P2">函数说明</text:p>
          </table:table-cell>
          <table:covered-table-cell/>
          <table:covered-table-cell/>
          <table:table-cell table:style-name="表格113.D3" office:value-type="string">
            <text:p text:style-name="P1">crypt（）将使用Data Encryption Standard (DES)演算法将参数key所指的字符串加以编码，key字符串长度仅取前8个字符，超过此长度的字符没有意义。参数salt为两个字符组成的字符串，由a-z、A-Z、0-9，“.”和“/”所组成，用来决定使用4096种不同内建表格的哪一个。函数执行成功后会返回指向编码过的字符串指针，参数key所指的字符串不会有所更动。编码过的字符串长度为13个字符，前两个字符为参数salt代表的字符串。</text:p>
          </table:table-cell>
        </table:table-row>
        <table:table-row table:style-name="表格113.3">
          <table:table-cell table:style-name="表格113.A4" table:number-columns-spanned="3" office:value-type="string">
            <text:p text:style-name="P2">返回值</text:p>
          </table:table-cell>
          <table:covered-table-cell/>
          <table:covered-table-cell/>
          <table:table-cell table:style-name="表格113.D3" office:value-type="string">
            <text:p text:style-name="P1">返回一个指向以NULL结尾的密码字符串。</text:p>
          </table:table-cell>
        </table:table-row>
        <table:table-row table:style-name="表格113.3">
          <table:table-cell table:style-name="表格113.A8" table:number-columns-spanned="3" office:value-type="string">
            <text:p text:style-name="P2">附加说明</text:p>
          </table:table-cell>
          <table:covered-table-cell/>
          <table:covered-table-cell/>
          <table:table-cell table:style-name="表格113.D3" office:value-type="string">
            <text:p text:style-name="P1">使用GCC编译时需加-lcrypt。</text:p>
          </table:table-cell>
        </table:table-row>
        <table:table-row table:style-name="表格113.9">
          <table:table-cell table:style-name="表格113.D3" table:number-columns-spanned="4" office:value-type="string">
            <text:p text:style-name="P2"/>
          </table:table-cell>
          <table:covered-table-cell/>
          <table:covered-table-cell/>
          <table:covered-table-cell/>
        </table:table-row>
        <table:table-row table:style-name="表格113.10">
          <table:table-cell table:style-name="表格113.A10" office:value-type="string">
            <text:p text:style-name="P2">范例</text:p>
          </table:table-cell>
          <table:table-cell table:style-name="表格113.B10" table:number-columns-spanned="3" office:value-type="string">
            <text:p text:style-name="P1"/>
          </table:table-cell>
          <table:covered-table-cell/>
          <table:covered-table-cell/>
        </table:table-row>
        <table:table-row table:style-name="表格113.11">
          <table:table-cell table:style-name="表格113.A11" table:number-columns-spanned="4" office:value-type="string">
            <text:p text:style-name="P1">#include&lt;unistd.h&gt;</text:p>
            <text:p text:style-name="Standard">main()</text:p>
            <text:p text:style-name="Standard">{</text:p>
            <text:p text:style-name="Standard"><text:s text:c="2"/>char passwd[13];</text:p>
            <text:p text:style-name="Standard"><text:s text:c="2"/>char *key;</text:p>
            <text:p text:style-name="Standard"><text:s text:c="2"/>char slat[2];</text:p>
            <text:p text:style-name="Standard"><text:s text:c="2"/>key= getpass(“Input First Password:”);</text:p>
            <text:p text:style-name="Standard"><text:s text:c="2"/>slat[0]=key[0];</text:p>
            <text:p text:style-name="Standard"><text:s text:c="2"/>slat[1]=key[1];</text:p>
            <text:p text:style-name="Standard"><text:s text:c="2"/>strcpy(passwd,crypt(key slat));</text:p>
            <text:p text:style-name="Standard"><text:s text:c="2"/>key=getpass(“Input Second Password:”);</text:p>
            <text:p text:style-name="Standard"><text:s text:c="2"/>slat[0]=passwd[0];</text:p>
            <text:p text:style-name="Standard"><text:s text:c="2"/>slat[1]=passwd[1];</text:p>
            <text:p text:style-name="Standard"><text:s text:c="2"/>printf(“After crypt(),1<text:span text:style-name="T4">st</text:span> passwd :%s\n”,passwd);</text:p>
            <text:p text:style-name="Standard"><text:s text:c="2"/>printf(“After crypt(),2<text:span text:style-name="T4">nd</text:span> passwd:%s \n”,crypt(key slat));</text:p>
            <text:p text:style-name="Standard">}</text:p>
          </table:table-cell>
          <table:covered-table-cell/>
          <table:covered-table-cell/>
          <table:covered-table-cell/>
        </table:table-row>
        <table:table-row table:style-name="表格113.12">
          <table:table-cell table:style-name="表格113.A10" table:number-columns-spanned="2" office:value-type="string">
            <text:p text:style-name="P2">执行</text:p>
          </table:table-cell>
          <table:covered-table-cell/>
          <table:table-cell table:style-name="表格113.B10" table:number-columns-spanned="2" office:value-type="string">
            <text:p text:style-name="P1"/>
          </table:table-cell>
          <table:covered-table-cell/>
        </table:table-row>
        <table:table-row table:style-name="表格113.13">
          <table:table-cell table:style-name="表格113.A11" table:number-columns-spanned="4" office:value-type="string">
            <text:p text:style-name="P1">Input First Password: <text:s text:c="16"/>/* 输入test，编码后存于passwd[ ] */</text:p>
            <text:p text:style-name="Standard">Input Second Password <text:s text:c="14"/>/*输入test，密码相同编码后也会相同*/</text:p>
            <text:p text:style-name="Standard">After crypt () 1<text:span text:style-name="T4">st</text:span> Passwd : teH0wLIpW0gyQ</text:p>
            <text:p text:style-name="Standard">After crypt () 2nd Passwd : teH0wLIpW0gyQ</text:p>
          </table:table-cell>
          <table:covered-table-cell/>
          <table:covered-table-cell/>
          <table:covered-table-cell/>
        </table:table-row>
      </table:table>
      <text:p text:style-name="Standard"/>
      <text:p text:style-name="Standard"/>
      <table:table table:name="表格114" table:style-name="表格114">
        <table:table-column table:style-name="表格114.A"/>
        <table:table-column table:style-name="表格114.B"/>
        <table:table-column table:style-name="表格114.C"/>
        <table:table-column table:style-name="表格114.D"/>
        <table:table-row table:style-name="表格114.1">
          <table:table-cell table:style-name="表格114.A1" table:number-columns-spanned="4" office:value-type="string">
            <text:p text:style-name="P5">bsearch（二元搜索）</text:p>
          </table:table-cell>
          <table:covered-table-cell/>
          <table:covered-table-cell/>
          <table:covered-table-cell/>
        </table:table-row>
        <table:table-row table:style-name="表格114.2">
          <table:table-cell table:style-name="表格114.A2" table:number-columns-spanned="4" office:value-type="string">
            <text:p text:style-name="P3"/>
          </table:table-cell>
          <table:covered-table-cell/>
          <table:covered-table-cell/>
          <table:covered-table-cell/>
        </table:table-row>
        <table:table-row table:style-name="表格114.3">
          <table:table-cell table:style-name="表格114.A3" table:number-columns-spanned="3" office:value-type="string">
            <text:p text:style-name="P2">相关函数</text:p>
          </table:table-cell>
          <table:covered-table-cell/>
          <table:covered-table-cell/>
          <table:table-cell table:style-name="表格114.D3" office:value-type="string">
            <text:p text:style-name="P1">qsort</text:p>
          </table:table-cell>
        </table:table-row>
        <table:table-row table:style-name="表格114.3">
          <table:table-cell table:style-name="表格114.A4" table:number-columns-spanned="3" office:value-type="string">
            <text:p text:style-name="P2">表头文件</text:p>
          </table:table-cell>
          <table:covered-table-cell/>
          <table:covered-table-cell/>
          <table:table-cell table:style-name="表格114.D3" office:value-type="string">
            <text:p text:style-name="P1">#include&lt;stdlib.h&gt;</text:p>
          </table:table-cell>
        </table:table-row>
        <text:soft-page-break/>
        <table:table-row table:style-name="表格114.3">
          <table:table-cell table:style-name="表格114.A4" table:number-columns-spanned="3" office:value-type="string">
            <text:p text:style-name="P2">定义函数</text:p>
          </table:table-cell>
          <table:covered-table-cell/>
          <table:covered-table-cell/>
          <table:table-cell table:style-name="表格114.D3" office:value-type="string">
            <text:p text:style-name="P1">void *bsearch(const void *key,const void *base,size_t nmemb,size_t size,int (*compar) (const void*,const void*));</text:p>
          </table:table-cell>
        </table:table-row>
        <table:table-row table:style-name="表格114.3">
          <table:table-cell table:style-name="表格114.A4" table:number-columns-spanned="3" office:value-type="string">
            <text:p text:style-name="P2">函数说明</text:p>
          </table:table-cell>
          <table:covered-table-cell/>
          <table:covered-table-cell/>
          <table:table-cell table:style-name="表格114.D3" office:value-type="string">
            <text:p text:style-name="P1">bsearch（）利用二元搜索从排序好的数组中查找数据。参数key指向欲查找的关键数据，参数base指向要被搜索的数组开头地址，参数nmemb代表数组中的元素数量，每一元素的大小则由参数size决定，最后一项参数compar为一函数指针，这个函数用来判断两个元素之间的大小关系，若传给compar的第一个参数所指的元素数据大于第二个参数所指的元素数据则必须回传大于0的值，两个元素数据相等则回传0。</text:p>
          </table:table-cell>
        </table:table-row>
        <table:table-row table:style-name="表格114.3">
          <table:table-cell table:style-name="表格114.A7" table:number-columns-spanned="3" office:value-type="string">
            <text:p text:style-name="P2">附加说明</text:p>
          </table:table-cell>
          <table:covered-table-cell/>
          <table:covered-table-cell/>
          <table:table-cell table:style-name="表格114.D3" office:value-type="string">
            <text:p text:style-name="P1">找到关键数据则返回找到的地址，如果在数组中找不到关键数据则返回NULL。</text:p>
          </table:table-cell>
        </table:table-row>
        <table:table-row table:style-name="表格114.8">
          <table:table-cell table:style-name="表格114.D3" table:number-columns-spanned="4" office:value-type="string">
            <text:p text:style-name="P2"/>
          </table:table-cell>
          <table:covered-table-cell/>
          <table:covered-table-cell/>
          <table:covered-table-cell/>
        </table:table-row>
        <table:table-row table:style-name="表格114.9">
          <table:table-cell table:style-name="表格114.A9" office:value-type="string">
            <text:p text:style-name="P2">范例</text:p>
          </table:table-cell>
          <table:table-cell table:style-name="表格114.B9" table:number-columns-spanned="3" office:value-type="string">
            <text:p text:style-name="P1"/>
          </table:table-cell>
          <table:covered-table-cell/>
          <table:covered-table-cell/>
        </table:table-row>
        <table:table-row table:style-name="表格114.10">
          <table:table-cell table:style-name="表格114.A10" table:number-columns-spanned="4" office:value-type="string">
            <text:p text:style-name="P1">#include&lt;stdio.h&gt;</text:p>
            <text:p text:style-name="Standard">#include&lt;stdlib.h&gt;</text:p>
            <text:p text:style-name="Standard">#define NMEMB 5</text:p>
            <text:p text:style-name="Standard">#define SIZE 10</text:p>
            <text:p text:style-name="Standard">int compar(const void *a,const void *b)</text:p>
            <text:p text:style-name="Standard">{</text:p>
            <text:p text:style-name="Standard"><text:s/>return (strcmp((char *)a,(char *)b));</text:p>
            <text:p text:style-name="Standard">}</text:p>
            <text:p text:style-name="Standard">main()</text:p>
            <text:p text:style-name="Standard">{</text:p>
            <text:p text:style-name="Standard"><text:s text:c="2"/>char data[50][size]={“linux”,”freebsd”,”solaris”,”sunos”,”windows”};</text:p>
            <text:p text:style-name="Standard"><text:s text:c="2"/>char key[80],*base ,*offset;</text:p>
            <text:p text:style-name="Standard"><text:s text:c="2"/>int i, nmemb=NMEMB,size=SIZE;</text:p>
            <text:p text:style-name="Standard"><text:s text:c="2"/>while(1){</text:p>
            <text:p text:style-name="Standard"><text:s text:c="3"/>printf(“&gt;”);</text:p>
            <text:p text:style-name="Standard"><text:s text:c="3"/>fgets(key,sizeof(key),stdin);</text:p>
            <text:p text:style-name="Standard"><text:s text:c="3"/>key[strlen(key)-1]=’\0’;</text:p>
            <text:p text:style-name="Standard"><text:s text:c="3"/>if(!strcmp(key,”exit”))break;</text:p>
            <text:p text:style-name="Standard"><text:s text:c="3"/>if(!strcmp(key,”list”)){</text:p>
            <text:p text:style-name="P22">for(i=0;i&lt;nmemb;i++)</text:p>
            <text:p text:style-name="P22"><text:s text:c="3"/>printf(“%s\n”,data[i]);</text:p>
            <text:p text:style-name="P22"><text:s text:c="2"/>continue;</text:p>
            <text:p text:style-name="P22">}</text:p>
            <text:p text:style-name="Standard"><text:s text:c="3"/>base = data[0];</text:p>
            <text:p text:style-name="Standard"><text:s text:c="3"/>qsort(base,nmemb,size,compar);</text:p>
            <text:p text:style-name="Standard"><text:s text:c="3"/>offset = (char *) bsearch(key,base,nmemb,size,compar);</text:p>
            <text:p text:style-name="Standard"><text:s text:c="3"/>if( offset = =NULL){</text:p>
            <text:p text:style-name="P23">printf(“%s not found!\n”,key);</text:p>
            <text:p text:style-name="P23">strcpy(data[nmemb++],key);</text:p>
            <text:p text:style-name="P23">printf(“Add %s to data array\n”,key);</text:p>
            <text:p text:style-name="P23">}else{</text:p>
            <text:p text:style-name="P23"><text:s/>printf(“found: %s \n”,offset);</text:p>
            <text:p text:style-name="P23"><text:soft-page-break/>}</text:p>
            <text:p text:style-name="P23">}</text:p>
            <text:p text:style-name="Standard">}</text:p>
          </table:table-cell>
          <table:covered-table-cell/>
          <table:covered-table-cell/>
          <table:covered-table-cell/>
        </table:table-row>
        <table:table-row table:style-name="表格114.11">
          <table:table-cell table:style-name="表格114.A9" table:number-columns-spanned="2" office:value-type="string">
            <text:p text:style-name="P2">执行</text:p>
          </table:table-cell>
          <table:covered-table-cell/>
          <table:table-cell table:style-name="表格114.B9" table:number-columns-spanned="2" office:value-type="string">
            <text:p text:style-name="P1"/>
          </table:table-cell>
          <table:covered-table-cell/>
        </table:table-row>
        <table:table-row table:style-name="表格114.12">
          <table:table-cell table:style-name="表格114.A10" table:number-columns-spanned="4" office:value-type="string">
            <text:p text:style-name="P1">&gt;hello <text:s text:c="11"/>/*输入hello字符串*/</text:p>
            <text:p text:style-name="Standard">hello not found! <text:s text:c="9"/>/*找不到hello字符串*/</text:p>
            <text:p text:style-name="Standard">add hello to data array <text:s text:c="3"/>/*将hello字符串加入*/</text:p>
            <text:p text:style-name="Standard">&gt;.list <text:s text:c="16"/>/*列出所有数据*/</text:p>
            <text:p text:style-name="Standard">freebsd</text:p>
            <text:p text:style-name="Standard">linux</text:p>
            <text:p text:style-name="Standard">solaris</text:p>
            <text:p text:style-name="Standard">sunos</text:p>
            <text:p text:style-name="Standard">windows</text:p>
            <text:p text:style-name="Standard">hello</text:p>
            <text:p text:style-name="Standard">&gt;hello</text:p>
            <text:p text:style-name="Standard">found: hello</text:p>
          </table:table-cell>
          <table:covered-table-cell/>
          <table:covered-table-cell/>
          <table:covered-table-cell/>
        </table:table-row>
      </table:table>
      <text:p text:style-name="Standard"/>
      <text:p text:style-name="Standard"/>
      <table:table table:name="表格115" table:style-name="表格115">
        <table:table-column table:style-name="表格115.A"/>
        <table:table-column table:style-name="表格115.B"/>
        <table:table-column table:style-name="表格115.C"/>
        <table:table-row table:style-name="表格115.1">
          <table:table-cell table:style-name="表格115.A1" table:number-columns-spanned="3" office:value-type="string">
            <text:p text:style-name="P5">lfind（线性搜索）</text:p>
          </table:table-cell>
          <table:covered-table-cell/>
          <table:covered-table-cell/>
        </table:table-row>
        <table:table-row table:style-name="表格115.2">
          <table:table-cell table:style-name="表格115.A2" table:number-columns-spanned="3" office:value-type="string">
            <text:p text:style-name="P3"/>
          </table:table-cell>
          <table:covered-table-cell/>
          <table:covered-table-cell/>
        </table:table-row>
        <table:table-row table:style-name="表格115.3">
          <table:table-cell table:style-name="表格115.A3" table:number-columns-spanned="2" office:value-type="string">
            <text:p text:style-name="P2">相关函数</text:p>
          </table:table-cell>
          <table:covered-table-cell/>
          <table:table-cell table:style-name="表格115.C3" office:value-type="string">
            <text:p text:style-name="P1">lsearch</text:p>
          </table:table-cell>
        </table:table-row>
        <table:table-row table:style-name="表格115.3">
          <table:table-cell table:style-name="表格115.A4" table:number-columns-spanned="2" office:value-type="string">
            <text:p text:style-name="P2">表头文件</text:p>
          </table:table-cell>
          <table:covered-table-cell/>
          <table:table-cell table:style-name="表格115.C3" office:value-type="string">
            <text:p text:style-name="P1">#include&lt;stdlib.h&gt;</text:p>
          </table:table-cell>
        </table:table-row>
        <table:table-row table:style-name="表格115.3">
          <table:table-cell table:style-name="表格115.A4" table:number-columns-spanned="2" office:value-type="string">
            <text:p text:style-name="P2">定义函数</text:p>
          </table:table-cell>
          <table:covered-table-cell/>
          <table:table-cell table:style-name="表格115.C3" office:value-type="string">
            <text:p text:style-name="P1">void *lfind (const void *key,const void *base,size_t *nmemb,size_t size,int(* compar) (const void * ,const void *));</text:p>
          </table:table-cell>
        </table:table-row>
        <table:table-row table:style-name="表格115.3">
          <table:table-cell table:style-name="表格115.A4" table:number-columns-spanned="2" office:value-type="string">
            <text:p text:style-name="P2">函数说明</text:p>
          </table:table-cell>
          <table:covered-table-cell/>
          <table:table-cell table:style-name="表格115.C3" office:value-type="string">
            <text:p text:style-name="P1">lfind(（）利用线性搜索在数组中从头至尾一项项查找数据。参数key指向欲查找的关键数据，参数base指向要被搜索的数组开头地址，参数nmemb代表数组中的元素数量，每一元素的大小则由参数size决定，最后一项参数compar为一函数指针，这个函数用来判断两个元素是否相同，若传给compar的异地个参数所指的元素数据和第二个参数所指的元素数据相同时则返回0，两个元素数据不相同则返回非0值。lfind（）与lsearch（）不同点在于，当找不到关键数据时lfind()仅会返回NULL，而不会主动把该笔数据加入数组尾端。</text:p>
          </table:table-cell>
        </table:table-row>
        <table:table-row table:style-name="表格115.3">
          <table:table-cell table:style-name="表格115.A4" table:number-columns-spanned="2" office:value-type="string">
            <text:p text:style-name="P2">返回值</text:p>
          </table:table-cell>
          <table:covered-table-cell/>
          <table:table-cell table:style-name="表格115.C3" office:value-type="string">
            <text:p text:style-name="P1">找到关键数据则返回找到的该笔元素的地址，如果在数组中找不到关键数据则返回空指针（NULL）。</text:p>
          </table:table-cell>
        </table:table-row>
        <table:table-row table:style-name="表格115.8">
          <table:table-cell table:style-name="表格115.C3" table:number-columns-spanned="3" office:value-type="string">
            <text:p text:style-name="P2"/>
          </table:table-cell>
          <table:covered-table-cell/>
          <table:covered-table-cell/>
        </table:table-row>
        <table:table-row table:style-name="表格115.9">
          <table:table-cell table:style-name="表格115.A9" office:value-type="string">
            <text:p text:style-name="P2">范例</text:p>
          </table:table-cell>
          <table:table-cell table:style-name="表格115.B9" table:number-columns-spanned="2" office:value-type="string">
            <text:p text:style-name="P1"/>
          </table:table-cell>
          <table:covered-table-cell/>
        </table:table-row>
        <table:table-row table:style-name="表格115.10">
          <table:table-cell table:style-name="表格115.A10" table:number-columns-spanned="3" office:value-type="string">
            <text:p text:style-name="P1">参考lsearch（）。</text:p>
          </table:table-cell>
          <table:covered-table-cell/>
          <table:covered-table-cell/>
        </table:table-row>
      </table:table>
      <text:p text:style-name="Standard"/>
      <text:p text:style-name="Standard"/>
      <table:table table:name="表格116" table:style-name="表格116">
        <table:table-column table:style-name="表格116.A"/>
        <table:table-column table:style-name="表格116.B"/>
        <table:table-column table:style-name="表格116.C"/>
        <table:table-column table:style-name="表格116.D"/>
        <text:soft-page-break/>
        <table:table-row table:style-name="表格116.1">
          <table:table-cell table:style-name="表格116.A1" table:number-columns-spanned="4" office:value-type="string">
            <text:p text:style-name="P5">lsearch（线性搜索）</text:p>
          </table:table-cell>
          <table:covered-table-cell/>
          <table:covered-table-cell/>
          <table:covered-table-cell/>
        </table:table-row>
        <table:table-row table:style-name="表格116.2">
          <table:table-cell table:style-name="表格116.A2" table:number-columns-spanned="4" office:value-type="string">
            <text:p text:style-name="P3"/>
          </table:table-cell>
          <table:covered-table-cell/>
          <table:covered-table-cell/>
          <table:covered-table-cell/>
        </table:table-row>
        <table:table-row table:style-name="表格116.3">
          <table:table-cell table:style-name="表格116.A3" table:number-columns-spanned="3" office:value-type="string">
            <text:p text:style-name="P2">相关函数</text:p>
          </table:table-cell>
          <table:covered-table-cell/>
          <table:covered-table-cell/>
          <table:table-cell table:style-name="表格116.D3" office:value-type="string">
            <text:p text:style-name="P1">lfind</text:p>
          </table:table-cell>
        </table:table-row>
        <table:table-row table:style-name="表格116.3">
          <table:table-cell table:style-name="表格116.A4" table:number-columns-spanned="3" office:value-type="string">
            <text:p text:style-name="P2">表头文件</text:p>
          </table:table-cell>
          <table:covered-table-cell/>
          <table:covered-table-cell/>
          <table:table-cell table:style-name="表格116.D3" office:value-type="string">
            <text:p text:style-name="P1">#include&lt;stdlib.h&gt;</text:p>
          </table:table-cell>
        </table:table-row>
        <table:table-row table:style-name="表格116.3">
          <table:table-cell table:style-name="表格116.A4" table:number-columns-spanned="3" office:value-type="string">
            <text:p text:style-name="P2">定义函数</text:p>
          </table:table-cell>
          <table:covered-table-cell/>
          <table:covered-table-cell/>
          <table:table-cell table:style-name="表格116.D3" office:value-type="string">
            <text:p text:style-name="P1">void *lsearch(const void * key ,const void * base ,size_t * nmemb,size_t size, int ( * compar) (const void * ,const void *));</text:p>
          </table:table-cell>
        </table:table-row>
        <table:table-row table:style-name="表格116.3">
          <table:table-cell table:style-name="表格116.A4" table:number-columns-spanned="3" office:value-type="string">
            <text:p text:style-name="P2">函数说明</text:p>
          </table:table-cell>
          <table:covered-table-cell/>
          <table:covered-table-cell/>
          <table:table-cell table:style-name="表格116.D3" office:value-type="string">
            <text:p text:style-name="P1">lsearch（）利用线性搜索在数组中从头至尾一项项查找数据。参数key指向欲查找的关键数据，参数base指向要被搜索的数组开头地址，参数nmemb代表数组中的元素数量，每一元素的大小则由参数size决定，最后一项参数compar为一函数指针，这个函数用来判断两个元素是否相同，若传给compar的第一个参数所指的元素数据和第二个参数所指的元素数据相同时则返回0，两个元素数据不相同则返回非0值。如果lsearch（）找不到关键数据时会主动把该项数据加入数组里。</text:p>
          </table:table-cell>
        </table:table-row>
        <table:table-row table:style-name="表格116.3">
          <table:table-cell table:style-name="表格116.A4" table:number-columns-spanned="3" office:value-type="string">
            <text:p text:style-name="P2">返回值</text:p>
          </table:table-cell>
          <table:covered-table-cell/>
          <table:covered-table-cell/>
          <table:table-cell table:style-name="表格116.D3" office:value-type="string">
            <text:p text:style-name="P1">找到关键数据则返回找到的该笔元素的四肢，如果在数组中找不到关键数据则将此关键数据加入数组，再把加入数组后的地址返回。</text:p>
          </table:table-cell>
        </table:table-row>
        <table:table-row table:style-name="表格116.8">
          <table:table-cell table:style-name="表格116.D3" table:number-columns-spanned="4" office:value-type="string">
            <text:p text:style-name="P2"/>
          </table:table-cell>
          <table:covered-table-cell/>
          <table:covered-table-cell/>
          <table:covered-table-cell/>
        </table:table-row>
        <table:table-row table:style-name="表格116.9">
          <table:table-cell table:style-name="表格116.A9" office:value-type="string">
            <text:p text:style-name="P2">范例</text:p>
          </table:table-cell>
          <table:table-cell table:style-name="表格116.B9" table:number-columns-spanned="3" office:value-type="string">
            <text:p text:style-name="P1"/>
          </table:table-cell>
          <table:covered-table-cell/>
          <table:covered-table-cell/>
        </table:table-row>
        <table:table-row table:style-name="表格116.10">
          <table:table-cell table:style-name="表格116.A10" table:number-columns-spanned="4" office:value-type="string">
            <text:p text:style-name="P1">#include&lt;stdio.h&gt;</text:p>
            <text:p text:style-name="Standard">#include&lt;stdlib.h&gt;</text:p>
            <text:p text:style-name="Standard">#define NMEMB 50</text:p>
            <text:p text:style-name="Standard">#define SIZE 10</text:p>
            <text:p text:style-name="Standard">int compar (comst void *a,const void *b)</text:p>
            <text:p text:style-name="Standard">{ </text:p>
            <text:p text:style-name="Standard"><text:s text:c="2"/>return (strcmp((char *) a, (char *) b));</text:p>
            <text:p text:style-name="Standard">}</text:p>
            <text:p text:style-name="Standard">main()</text:p>
            <text:p text:style-name="Standard">{</text:p>
            <text:p text:style-name="Standard"><text:s text:c="2"/>char data[NMEMB][SIZE]={“Linux”,”freebsd”,”solzris”,”sunos”,”windows”};</text:p>
            <text:p text:style-name="Standard"><text:s text:c="2"/>char key[80],*base,*offset;</text:p>
            <text:p text:style-name="Standard"><text:s text:c="2"/>int i, nmemb=NMEMB,size=SIZE;</text:p>
            <text:p text:style-name="Standard"><text:s text:c="2"/>for(i=1;i&lt;5;i++){</text:p>
            <text:p text:style-name="Standard"><text:s text:c="2"/>fgets(key,sizeof9key),stdin);</text:p>
            <text:p text:style-name="Standard"><text:s text:c="2"/>key[strlen(key)-1]=’\0’;</text:p>
            <text:p text:style-name="Standard"><text:s/>base = data[0];</text:p>
            <text:p text:style-name="Standard"><text:s/>offset = (char *)lfind(key,base,&amp;nmemb,size,compar);</text:p>
            <text:p text:style-name="Standard"><text:s/>if(offset ==NULL){</text:p>
            <text:p text:style-name="Standard"><text:s text:c="2"/>printf(“%s not found!\n”,key);</text:p>
            <text:p text:style-name="Standard"><text:s text:c="2"/>offset=(char *) lsearch(key,base,&amp;nmemb,size,compar);</text:p>
            <text:p text:style-name="Standard">printf(“Add %s to data array\n”,offset);</text:p>
            <text:p text:style-name="Standard">}else{</text:p>
            <text:p text:style-name="Standard"><text:s/>printf(“found : %s \n”,offset);</text:p>
            <text:p text:style-name="Standard">}</text:p>
            <text:p text:style-name="Standard"><text:soft-page-break/>}</text:p>
            <text:p text:style-name="Standard">}</text:p>
          </table:table-cell>
          <table:covered-table-cell/>
          <table:covered-table-cell/>
          <table:covered-table-cell/>
        </table:table-row>
        <table:table-row table:style-name="表格116.11">
          <table:table-cell table:style-name="表格116.A9" table:number-columns-spanned="2" office:value-type="string">
            <text:p text:style-name="P2">执行</text:p>
          </table:table-cell>
          <table:covered-table-cell/>
          <table:table-cell table:style-name="表格116.B9" table:number-columns-spanned="2" office:value-type="string">
            <text:p text:style-name="P1"/>
          </table:table-cell>
          <table:covered-table-cell/>
        </table:table-row>
        <table:table-row table:style-name="表格116.12">
          <table:table-cell table:style-name="表格116.A10" table:number-columns-spanned="4" office:value-type="string">
            <text:p text:style-name="P1">linux</text:p>
            <text:p text:style-name="Standard">found:linux</text:p>
            <text:p text:style-name="Standard">os/2</text:p>
            <text:p text:style-name="Standard">os/2 not found!</text:p>
            <text:p text:style-name="Standard">add os/2 to data array</text:p>
            <text:p text:style-name="Standard">os/2</text:p>
            <text:p text:style-name="Standard">found : os/2</text:p>
          </table:table-cell>
          <table:covered-table-cell/>
          <table:covered-table-cell/>
          <table:covered-table-cell/>
        </table:table-row>
      </table:table>
      <text:p text:style-name="Standard"/>
      <text:p text:style-name="Standard"/>
      <table:table table:name="表格117" table:style-name="表格117">
        <table:table-column table:style-name="表格117.A"/>
        <table:table-column table:style-name="表格117.B"/>
        <table:table-column table:style-name="表格117.C"/>
        <table:table-column table:style-name="表格117.D"/>
        <table:table-row table:style-name="表格117.1">
          <table:table-cell table:style-name="表格117.A1" table:number-columns-spanned="4" office:value-type="string">
            <text:p text:style-name="P5">qsort（利用快速排序法排列数组）</text:p>
          </table:table-cell>
          <table:covered-table-cell/>
          <table:covered-table-cell/>
          <table:covered-table-cell/>
        </table:table-row>
        <table:table-row table:style-name="表格117.2">
          <table:table-cell table:style-name="表格117.A2" table:number-columns-spanned="4" office:value-type="string">
            <text:p text:style-name="P3"/>
          </table:table-cell>
          <table:covered-table-cell/>
          <table:covered-table-cell/>
          <table:covered-table-cell/>
        </table:table-row>
        <table:table-row table:style-name="表格117.3">
          <table:table-cell table:style-name="表格117.A3" table:number-columns-spanned="3" office:value-type="string">
            <text:p text:style-name="P2">相关函数</text:p>
          </table:table-cell>
          <table:covered-table-cell/>
          <table:covered-table-cell/>
          <table:table-cell table:style-name="表格117.D3" office:value-type="string">
            <text:p text:style-name="P1">bsearch</text:p>
          </table:table-cell>
        </table:table-row>
        <table:table-row table:style-name="表格117.3">
          <table:table-cell table:style-name="表格117.A4" table:number-columns-spanned="3" office:value-type="string">
            <text:p text:style-name="P2">表头文件</text:p>
          </table:table-cell>
          <table:covered-table-cell/>
          <table:covered-table-cell/>
          <table:table-cell table:style-name="表格117.D3" office:value-type="string">
            <text:p text:style-name="P1">#include&lt;stdlib.h&gt;</text:p>
          </table:table-cell>
        </table:table-row>
        <table:table-row table:style-name="表格117.3">
          <table:table-cell table:style-name="表格117.A4" table:number-columns-spanned="3" office:value-type="string">
            <text:p text:style-name="P2">定义函数</text:p>
          </table:table-cell>
          <table:covered-table-cell/>
          <table:covered-table-cell/>
          <table:table-cell table:style-name="表格117.D3" office:value-type="string">
            <text:p text:style-name="P1">void qsort(void * base,size_t nmemb,size_t size,int ( * compar)(const void *, const void *));</text:p>
          </table:table-cell>
        </table:table-row>
        <table:table-row table:style-name="表格117.3">
          <table:table-cell table:style-name="表格117.A4" table:number-columns-spanned="3" office:value-type="string">
            <text:p text:style-name="P2">函数说明</text:p>
          </table:table-cell>
          <table:covered-table-cell/>
          <table:covered-table-cell/>
          <table:table-cell table:style-name="表格117.D3" office:value-type="string">
            <text:p text:style-name="P1">参数base指向欲排序的数组开头地址，参数nmemb代表数组中的元素数量，每一元素的大小则由参数size决定，最后一项参数compar为一函数指针，这个函数用来判断两个元素间的大小关系，若传给compar的第一个参数所指的元素数据大于第二个参数所指的元素数据则必须回传大于零的值，两个元素数据相等则回传0。</text:p>
          </table:table-cell>
        </table:table-row>
        <table:table-row table:style-name="表格117.3">
          <table:table-cell table:style-name="表格117.A4" table:number-columns-spanned="3" office:value-type="string">
            <text:p text:style-name="P2">返回值</text:p>
          </table:table-cell>
          <table:covered-table-cell/>
          <table:covered-table-cell/>
          <table:table-cell table:style-name="表格117.D3" office:value-type="string">
            <text:p text:style-name="P1">无</text:p>
          </table:table-cell>
        </table:table-row>
        <table:table-row table:style-name="表格117.3">
          <table:table-cell table:style-name="表格117.A8" table:number-columns-spanned="3" office:value-type="string">
            <text:p text:style-name="P2">附加说明</text:p>
          </table:table-cell>
          <table:covered-table-cell/>
          <table:covered-table-cell/>
          <table:table-cell table:style-name="表格117.D3" office:value-type="string">
            <text:p text:style-name="P1"/>
          </table:table-cell>
        </table:table-row>
        <table:table-row table:style-name="表格117.9">
          <table:table-cell table:style-name="表格117.D3" table:number-columns-spanned="4" office:value-type="string">
            <text:p text:style-name="P2"/>
          </table:table-cell>
          <table:covered-table-cell/>
          <table:covered-table-cell/>
          <table:covered-table-cell/>
        </table:table-row>
        <table:table-row table:style-name="表格117.10">
          <table:table-cell table:style-name="表格117.A10" office:value-type="string">
            <text:p text:style-name="P2">范例</text:p>
          </table:table-cell>
          <table:table-cell table:style-name="表格117.B10" table:number-columns-spanned="3" office:value-type="string">
            <text:p text:style-name="P1"/>
          </table:table-cell>
          <table:covered-table-cell/>
          <table:covered-table-cell/>
        </table:table-row>
        <text:soft-page-break/>
        <table:table-row table:style-name="表格117.11">
          <table:table-cell table:style-name="表格117.A11" table:number-columns-spanned="4" office:value-type="string">
            <text:p text:style-name="P1">#define nmemb 7</text:p>
            <text:p text:style-name="Standard">#include &lt;stdlib.h&gt;</text:p>
            <text:p text:style-name="Standard">int compar (const void *a ,const void *b)</text:p>
            <text:p text:style-name="Standard">{</text:p>
            <text:p text:style-name="Standard"><text:s text:c="2"/>int *aa=(int <text:span text:style-name="T2">* </text:span>) a,*bb = (int * )b;</text:p>
            <text:p text:style-name="Standard"><text:s text:c="2"/>if( * aa &gt;* bb)return 1;</text:p>
            <text:p text:style-name="Standard"><text:s text:c="2"/>if( * aa == * bb) return 0;</text:p>
            <text:p text:style-name="Standard"><text:s text:c="2"/>if( * aa &lt; *bb) return -1;</text:p>
            <text:p text:style-name="Standard">}</text:p>
            <text:p text:style-name="Standard">main( )</text:p>
            <text:p text:style-name="Standard">{</text:p>
            <text:p text:style-name="Standard"><text:s text:c="2"/>int base[nmemb]={ 3,102,5,-2,98,52,18};</text:p>
            <text:p text:style-name="Standard"><text:s text:c="2"/>int i;</text:p>
            <text:p text:style-name="Standard"><text:s text:c="2"/>for ( i=0; i&lt;nmemb;i++)</text:p>
            <text:p text:style-name="Standard"><text:s text:c="3"/>printf(“%d “,base[i]);</text:p>
            <text:p text:style-name="Standard"><text:s text:c="2"/>printf(“\n”);</text:p>
            <text:p text:style-name="Standard"><text:s text:c="2"/>qsort(base,nmemb,sizeof(int),compar);</text:p>
            <text:p text:style-name="Standard"><text:s text:c="2"/>for(i=0;i&lt;nmemb;i++)</text:p>
            <text:p text:style-name="Standard"><text:s text:c="3"/>printf(“%d”base[i]);</text:p>
            <text:p text:style-name="Standard"><text:s/>printf(“\n”);</text:p>
            <text:p text:style-name="Standard">}</text:p>
          </table:table-cell>
          <table:covered-table-cell/>
          <table:covered-table-cell/>
          <table:covered-table-cell/>
        </table:table-row>
        <table:table-row table:style-name="表格117.12">
          <table:table-cell table:style-name="表格117.A10" table:number-columns-spanned="2" office:value-type="string">
            <text:p text:style-name="P2">执行</text:p>
          </table:table-cell>
          <table:covered-table-cell/>
          <table:table-cell table:style-name="表格117.B10" table:number-columns-spanned="2" office:value-type="string">
            <text:p text:style-name="P1"/>
          </table:table-cell>
          <table:covered-table-cell/>
        </table:table-row>
        <table:table-row table:style-name="表格117.13">
          <table:table-cell table:style-name="表格117.A11" table:number-columns-spanned="4" office:value-type="string">
            <text:p text:style-name="P1">3 102 5 -2 98 52 18 </text:p>
            <text:p text:style-name="Standard">-2 3 5 18 52 98 102</text:p>
          </table:table-cell>
          <table:covered-table-cell/>
          <table:covered-table-cell/>
          <table:covered-table-cell/>
        </table:table-row>
      </table:table>
      <text:p text:style-name="Standard"/>
      <text:p text:style-name="Standard"/>
      <table:table table:name="表格118" table:style-name="表格118">
        <table:table-column table:style-name="表格118.A"/>
        <table:table-column table:style-name="表格118.B"/>
        <table:table-column table:style-name="表格118.C"/>
        <table:table-column table:style-name="表格118.D"/>
        <table:table-row table:style-name="表格118.1">
          <table:table-cell table:style-name="表格118.A1" table:number-columns-spanned="4" office:value-type="string">
            <text:p text:style-name="P5">rand（产生随机数）</text:p>
          </table:table-cell>
          <table:covered-table-cell/>
          <table:covered-table-cell/>
          <table:covered-table-cell/>
        </table:table-row>
        <table:table-row table:style-name="表格118.2">
          <table:table-cell table:style-name="表格118.A2" table:number-columns-spanned="4" office:value-type="string">
            <text:p text:style-name="P3"/>
          </table:table-cell>
          <table:covered-table-cell/>
          <table:covered-table-cell/>
          <table:covered-table-cell/>
        </table:table-row>
        <table:table-row table:style-name="表格118.3">
          <table:table-cell table:style-name="表格118.A3" table:number-columns-spanned="3" office:value-type="string">
            <text:p text:style-name="P2">相关函数</text:p>
          </table:table-cell>
          <table:covered-table-cell/>
          <table:covered-table-cell/>
          <table:table-cell table:style-name="表格118.D3" office:value-type="string">
            <text:p text:style-name="P1">srand，random，srandom</text:p>
          </table:table-cell>
        </table:table-row>
        <table:table-row table:style-name="表格118.3">
          <table:table-cell table:style-name="表格118.A4" table:number-columns-spanned="3" office:value-type="string">
            <text:p text:style-name="P2">表头文件</text:p>
          </table:table-cell>
          <table:covered-table-cell/>
          <table:covered-table-cell/>
          <table:table-cell table:style-name="表格118.D3" office:value-type="string">
            <text:p text:style-name="P1">#include&lt;stdlib.h&gt;</text:p>
          </table:table-cell>
        </table:table-row>
        <table:table-row table:style-name="表格118.3">
          <table:table-cell table:style-name="表格118.A4" table:number-columns-spanned="3" office:value-type="string">
            <text:p text:style-name="P2">定义函数</text:p>
          </table:table-cell>
          <table:covered-table-cell/>
          <table:covered-table-cell/>
          <table:table-cell table:style-name="表格118.D3" office:value-type="string">
            <text:p text:style-name="P1">int rand(void)</text:p>
          </table:table-cell>
        </table:table-row>
        <table:table-row table:style-name="表格118.3">
          <table:table-cell table:style-name="表格118.A4" table:number-columns-spanned="3" office:value-type="string">
            <text:p text:style-name="P2">函数说明</text:p>
          </table:table-cell>
          <table:covered-table-cell/>
          <table:covered-table-cell/>
          <table:table-cell table:style-name="表格118.D3" office:value-type="string">
            <text:p text:style-name="P1">rand（）会返回一随机数值，范围在0至RAND_MAX间。在调用此函数产生随机数前，必须先利用srand（）设好随机数种子，如果未设随机数种子，rand（）在调用时会自动设随机数种子为1。关于随机数种子请参考srand（）。</text:p>
          </table:table-cell>
        </table:table-row>
        <table:table-row table:style-name="表格118.3">
          <table:table-cell table:style-name="表格118.A4" table:number-columns-spanned="3" office:value-type="string">
            <text:p text:style-name="P2">返回值</text:p>
          </table:table-cell>
          <table:covered-table-cell/>
          <table:covered-table-cell/>
          <table:table-cell table:style-name="表格118.D3" office:value-type="string">
            <text:p text:style-name="P1">返回0至RAND_MAX之间的随机数值，RAND_MAX定义在stdlib.h，其值为2147483647。</text:p>
          </table:table-cell>
        </table:table-row>
        <table:table-row table:style-name="表格118.8">
          <table:table-cell table:style-name="表格118.D3" table:number-columns-spanned="4" office:value-type="string">
            <text:p text:style-name="P2"/>
          </table:table-cell>
          <table:covered-table-cell/>
          <table:covered-table-cell/>
          <table:covered-table-cell/>
        </table:table-row>
        <table:table-row table:style-name="表格118.9">
          <table:table-cell table:style-name="表格118.A9" office:value-type="string">
            <text:p text:style-name="P2">范例</text:p>
          </table:table-cell>
          <table:table-cell table:style-name="表格118.B9" table:number-columns-spanned="3" office:value-type="string">
            <text:p text:style-name="P1"/>
          </table:table-cell>
          <table:covered-table-cell/>
          <table:covered-table-cell/>
        </table:table-row>
        <text:soft-page-break/>
        <table:table-row table:style-name="表格118.10">
          <table:table-cell table:style-name="表格118.A10" table:number-columns-spanned="4" office:value-type="string">
            <text:p text:style-name="P1">/* 产生介于1到10间的随机数值，此范例未设随机数种子，完整的随机数产生请参考srand（）*/</text:p>
            <text:p text:style-name="Standard">#include&lt;stdlib.h&gt;</text:p>
            <text:p text:style-name="Standard">main()</text:p>
            <text:p text:style-name="Standard">{</text:p>
            <text:p text:style-name="Standard"><text:s/>int i,j;</text:p>
            <text:p text:style-name="Standard"><text:s/>for(i=0;i&lt;10;i++)</text:p>
            <text:p text:style-name="Standard"><text:s text:c="2"/>{</text:p>
            <text:p text:style-name="P18">j=1+(int)(10.0*rand()/(RAND_MAX+1.0));</text:p>
            <text:p text:style-name="P18">printf(“%d “,j);</text:p>
            <text:p text:style-name="P18">}</text:p>
            <text:p text:style-name="Standard">}</text:p>
          </table:table-cell>
          <table:covered-table-cell/>
          <table:covered-table-cell/>
          <table:covered-table-cell/>
        </table:table-row>
        <table:table-row table:style-name="表格118.11">
          <table:table-cell table:style-name="表格118.A9" table:number-columns-spanned="2" office:value-type="string">
            <text:p text:style-name="P2">执行</text:p>
          </table:table-cell>
          <table:covered-table-cell/>
          <table:table-cell table:style-name="表格118.B9" table:number-columns-spanned="2" office:value-type="string">
            <text:p text:style-name="P1"/>
          </table:table-cell>
          <table:covered-table-cell/>
        </table:table-row>
        <table:table-row table:style-name="表格118.12">
          <table:table-cell table:style-name="表格118.A10" table:number-columns-spanned="4" office:value-type="string">
            <text:p text:style-name="P1">9 4 8 8 10 2 4 8 3 6</text:p>
            <text:p text:style-name="Standard">9 4 8 8 10 2 4 8 3 6</text:p>
          </table:table-cell>
          <table:covered-table-cell/>
          <table:covered-table-cell/>
          <table:covered-table-cell/>
        </table:table-row>
      </table:table>
      <text:p text:style-name="Standard"/>
      <text:p text:style-name="Standard"/>
      <table:table table:name="表格119" table:style-name="表格119">
        <table:table-column table:style-name="表格119.A"/>
        <table:table-column table:style-name="表格119.B"/>
        <table:table-column table:style-name="表格119.C"/>
        <table:table-column table:style-name="表格119.D"/>
        <table:table-row table:style-name="表格119.1">
          <table:table-cell table:style-name="表格119.A1" table:number-columns-spanned="4" office:value-type="string">
            <text:p text:style-name="P5">srand（设置随机数种子）</text:p>
          </table:table-cell>
          <table:covered-table-cell/>
          <table:covered-table-cell/>
          <table:covered-table-cell/>
        </table:table-row>
        <table:table-row table:style-name="表格119.2">
          <table:table-cell table:style-name="表格119.A2" table:number-columns-spanned="4" office:value-type="string">
            <text:p text:style-name="P3"/>
          </table:table-cell>
          <table:covered-table-cell/>
          <table:covered-table-cell/>
          <table:covered-table-cell/>
        </table:table-row>
        <table:table-row table:style-name="表格119.3">
          <table:table-cell table:style-name="表格119.A3" table:number-columns-spanned="3" office:value-type="string">
            <text:p text:style-name="P2">相关函数</text:p>
          </table:table-cell>
          <table:covered-table-cell/>
          <table:covered-table-cell/>
          <table:table-cell table:style-name="表格119.D3" office:value-type="string">
            <text:p text:style-name="P1">rand，random srandom</text:p>
          </table:table-cell>
        </table:table-row>
        <table:table-row table:style-name="表格119.3">
          <table:table-cell table:style-name="表格119.A4" table:number-columns-spanned="3" office:value-type="string">
            <text:p text:style-name="P2">表头文件</text:p>
          </table:table-cell>
          <table:covered-table-cell/>
          <table:covered-table-cell/>
          <table:table-cell table:style-name="表格119.D3" office:value-type="string">
            <text:p text:style-name="P1">#include&lt;stdlib.h&gt;</text:p>
          </table:table-cell>
        </table:table-row>
        <table:table-row table:style-name="表格119.3">
          <table:table-cell table:style-name="表格119.A4" table:number-columns-spanned="3" office:value-type="string">
            <text:p text:style-name="P2">定义函数</text:p>
          </table:table-cell>
          <table:covered-table-cell/>
          <table:covered-table-cell/>
          <table:table-cell table:style-name="表格119.D3" office:value-type="string">
            <text:p text:style-name="P1">void srand (unsigned int seed);</text:p>
          </table:table-cell>
        </table:table-row>
        <table:table-row table:style-name="表格119.3">
          <table:table-cell table:style-name="表格119.A4" table:number-columns-spanned="3" office:value-type="string">
            <text:p text:style-name="P2">函数说明</text:p>
          </table:table-cell>
          <table:covered-table-cell/>
          <table:covered-table-cell/>
          <table:table-cell table:style-name="表格119.D3" office:value-type="string">
            <text:p text:style-name="P1">srand() 用来设置rand（）产生随机数时的随机数种子。参数seed必须是个整数，通常可以利用geypid（）或time（0）的返回值来当做seed。如果每次seed都设相同值，rand（）所产生的随机数值每次就会一样。</text:p>
          </table:table-cell>
        </table:table-row>
        <table:table-row table:style-name="表格119.3">
          <table:table-cell table:style-name="表格119.A4" table:number-columns-spanned="3" office:value-type="string">
            <text:p text:style-name="P2">返回值</text:p>
          </table:table-cell>
          <table:covered-table-cell/>
          <table:covered-table-cell/>
          <table:table-cell table:style-name="表格119.D3" office:value-type="string">
            <text:p text:style-name="P1">无</text:p>
          </table:table-cell>
        </table:table-row>
        <table:table-row table:style-name="表格119.8">
          <table:table-cell table:style-name="表格119.D3" table:number-columns-spanned="4" office:value-type="string">
            <text:p text:style-name="P2"/>
          </table:table-cell>
          <table:covered-table-cell/>
          <table:covered-table-cell/>
          <table:covered-table-cell/>
        </table:table-row>
        <table:table-row table:style-name="表格119.9">
          <table:table-cell table:style-name="表格119.A9" office:value-type="string">
            <text:p text:style-name="P2">范例</text:p>
          </table:table-cell>
          <table:table-cell table:style-name="表格119.B9" table:number-columns-spanned="3" office:value-type="string">
            <text:p text:style-name="P1"/>
          </table:table-cell>
          <table:covered-table-cell/>
          <table:covered-table-cell/>
        </table:table-row>
        <table:table-row table:style-name="表格119.10">
          <table:table-cell table:style-name="表格119.A10" table:number-columns-spanned="4" office:value-type="string">
            <text:p text:style-name="P1">/* 产生介于1到10间的随机数值，此范例与执行结果可与rand（）参照*/</text:p>
            <text:p text:style-name="Standard">#include&lt;time.h&gt;</text:p>
            <text:p text:style-name="Standard">#include&lt;stdlib.h&gt;</text:p>
            <text:p text:style-name="Standard">main()</text:p>
            <text:p text:style-name="Standard">{</text:p>
            <text:p text:style-name="Standard"><text:s text:c="2"/>int i,j;</text:p>
            <text:p text:style-name="Standard"><text:s text:c="2"/>srand((int)time(0));</text:p>
            <text:p text:style-name="Standard"><text:s text:c="2"/>for(i=0;i&lt;10;i++)</text:p>
            <text:p text:style-name="Standard"><text:s text:c="2"/>{</text:p>
            <text:p text:style-name="Standard"><text:s text:c="3"/>j=1+(int)(10.0*rand()/(RAND_MAX+1.0));</text:p>
            <text:p text:style-name="Standard"><text:s text:c="3"/>printf(“ %d “,j);</text:p>
            <text:p text:style-name="Standard"><text:soft-page-break/>}</text:p>
            <text:p text:style-name="Standard">}</text:p>
          </table:table-cell>
          <table:covered-table-cell/>
          <table:covered-table-cell/>
          <table:covered-table-cell/>
        </table:table-row>
        <table:table-row table:style-name="表格119.11">
          <table:table-cell table:style-name="表格119.A9" table:number-columns-spanned="2" office:value-type="string">
            <text:p text:style-name="P2">执行</text:p>
          </table:table-cell>
          <table:covered-table-cell/>
          <table:table-cell table:style-name="表格119.B9" table:number-columns-spanned="2" office:value-type="string">
            <text:p text:style-name="P1"/>
          </table:table-cell>
          <table:covered-table-cell/>
        </table:table-row>
        <table:table-row table:style-name="表格119.12">
          <table:table-cell table:style-name="表格119.A10" table:number-columns-spanned="4" office:value-type="string">
            <text:p text:style-name="P1">5 <text:s/>8 <text:s/>8 <text:s/>8 <text:s/>10 <text:s/>2 <text:s/>10 <text:s/>8 <text:s/>9 <text:s/>9 </text:p>
            <text:p text:style-name="Standard">2 <text:s/>9 <text:s/>7 <text:s/>4 <text:s/>10 <text:s/>3 <text:s/>2 <text:s/>10 <text:s/>8 <text:s/>7 </text:p>
          </table:table-cell>
          <table:covered-table-cell/>
          <table:covered-table-cell/>
          <table:covered-table-cell/>
        </table:table-row>
      </table:table>
      <text:p text:style-name="Standard"/>
      <text:p text:style-name="Standard"/>
      <table:table table:name="表格120" table:style-name="表格120">
        <table:table-column table:style-name="表格120.A"/>
        <table:table-column table:style-name="表格120.B"/>
        <table:table-column table:style-name="表格120.C"/>
        <table:table-row table:style-name="表格120.1">
          <table:table-cell table:style-name="表格120.A1" table:number-columns-spanned="3" office:value-type="string">
            <text:p text:style-name="P5">close（关闭文件）</text:p>
          </table:table-cell>
          <table:covered-table-cell/>
          <table:covered-table-cell/>
        </table:table-row>
        <table:table-row table:style-name="表格120.2">
          <table:table-cell table:style-name="表格120.A2" table:number-columns-spanned="3" office:value-type="string">
            <text:p text:style-name="P3"/>
          </table:table-cell>
          <table:covered-table-cell/>
          <table:covered-table-cell/>
        </table:table-row>
        <table:table-row table:style-name="表格120.3">
          <table:table-cell table:style-name="表格120.A3" table:number-columns-spanned="2" office:value-type="string">
            <text:p text:style-name="P2">相关函数</text:p>
          </table:table-cell>
          <table:covered-table-cell/>
          <table:table-cell table:style-name="表格120.C3" office:value-type="string">
            <text:p text:style-name="P1">open，fcntl，shutdown，unlink，fclose</text:p>
          </table:table-cell>
        </table:table-row>
        <table:table-row table:style-name="表格120.3">
          <table:table-cell table:style-name="表格120.A4" table:number-columns-spanned="2" office:value-type="string">
            <text:p text:style-name="P2">表头文件</text:p>
          </table:table-cell>
          <table:covered-table-cell/>
          <table:table-cell table:style-name="表格120.C3" office:value-type="string">
            <text:p text:style-name="P1">#include&lt;unistd.h&gt;</text:p>
          </table:table-cell>
        </table:table-row>
        <table:table-row table:style-name="表格120.3">
          <table:table-cell table:style-name="表格120.A4" table:number-columns-spanned="2" office:value-type="string">
            <text:p text:style-name="P2">定义函数</text:p>
          </table:table-cell>
          <table:covered-table-cell/>
          <table:table-cell table:style-name="表格120.C3" office:value-type="string">
            <text:p text:style-name="P1">int close(int fd);</text:p>
          </table:table-cell>
        </table:table-row>
        <table:table-row table:style-name="表格120.3">
          <table:table-cell table:style-name="表格120.A4" table:number-columns-spanned="2" office:value-type="string">
            <text:p text:style-name="P2">函数说明</text:p>
          </table:table-cell>
          <table:covered-table-cell/>
          <table:table-cell table:style-name="表格120.C3" office:value-type="string">
            <text:p text:style-name="P1">当使用完文件后若已不再需要则可使用close（）关闭该文件，二close（）会让数据写回磁盘，并释放该文件所占用的资源。参数fd为先前由open（）或creat（）所返回的文件描述词。</text:p>
          </table:table-cell>
        </table:table-row>
        <table:table-row table:style-name="表格120.3">
          <table:table-cell table:style-name="表格120.A4" table:number-columns-spanned="2" office:value-type="string">
            <text:p text:style-name="P2">返回值</text:p>
          </table:table-cell>
          <table:covered-table-cell/>
          <table:table-cell table:style-name="表格120.C3" office:value-type="string">
            <text:p text:style-name="P1">若文件顺利关闭则返回0，发生错误时返回-1。</text:p>
          </table:table-cell>
        </table:table-row>
        <table:table-row table:style-name="表格120.3">
          <table:table-cell table:style-name="表格120.A4" table:number-columns-spanned="2" office:value-type="string">
            <text:p text:style-name="P2">错误代码</text:p>
          </table:table-cell>
          <table:covered-table-cell/>
          <table:table-cell table:style-name="表格120.C3" office:value-type="string">
            <text:p text:style-name="P1">EBADF 参数fd非有效的文件描述词或该文件已关闭。</text:p>
          </table:table-cell>
        </table:table-row>
        <table:table-row table:style-name="表格120.3">
          <table:table-cell table:style-name="表格120.A9" table:number-columns-spanned="2" office:value-type="string">
            <text:p text:style-name="P2">附加说明</text:p>
          </table:table-cell>
          <table:covered-table-cell/>
          <table:table-cell table:style-name="表格120.C3" office:value-type="string">
            <text:p text:style-name="P1">虽然在进程结束时，系统会自动关闭已打开的文件，但仍建议自行关闭文件，并确实检查返回值。</text:p>
          </table:table-cell>
        </table:table-row>
        <table:table-row table:style-name="表格120.10">
          <table:table-cell table:style-name="表格120.C3" table:number-columns-spanned="3" office:value-type="string">
            <text:p text:style-name="P2"/>
          </table:table-cell>
          <table:covered-table-cell/>
          <table:covered-table-cell/>
        </table:table-row>
        <table:table-row table:style-name="表格120.11">
          <table:table-cell table:style-name="表格120.A11" office:value-type="string">
            <text:p text:style-name="P2">范例</text:p>
          </table:table-cell>
          <table:table-cell table:style-name="表格120.B11" table:number-columns-spanned="2" office:value-type="string">
            <text:p text:style-name="P1"/>
          </table:table-cell>
          <table:covered-table-cell/>
        </table:table-row>
        <table:table-row table:style-name="表格120.12">
          <table:table-cell table:style-name="表格120.A12" table:number-columns-spanned="3" office:value-type="string">
            <text:p text:style-name="P1">参考open（）</text:p>
          </table:table-cell>
          <table:covered-table-cell/>
          <table:covered-table-cell/>
        </table:table-row>
      </table:table>
      <text:p text:style-name="Standard"/>
      <table:table table:name="表格121" table:style-name="表格121">
        <table:table-column table:style-name="表格121.A"/>
        <table:table-column table:style-name="表格121.B"/>
        <table:table-column table:style-name="表格121.C"/>
        <table:table-row table:style-name="表格121.1">
          <table:table-cell table:style-name="表格121.A1" table:number-columns-spanned="3" office:value-type="string">
            <text:p text:style-name="P5">creat（建立文件）</text:p>
          </table:table-cell>
          <table:covered-table-cell/>
          <table:covered-table-cell/>
        </table:table-row>
        <table:table-row table:style-name="表格121.2">
          <table:table-cell table:style-name="表格121.A2" table:number-columns-spanned="3" office:value-type="string">
            <text:p text:style-name="P3"/>
          </table:table-cell>
          <table:covered-table-cell/>
          <table:covered-table-cell/>
        </table:table-row>
        <table:table-row table:style-name="表格121.3">
          <table:table-cell table:style-name="表格121.A3" table:number-columns-spanned="2" office:value-type="string">
            <text:p text:style-name="P2">相关函数</text:p>
          </table:table-cell>
          <table:covered-table-cell/>
          <table:table-cell table:style-name="表格121.C3" office:value-type="string">
            <text:p text:style-name="P1">read，write，fcntl，close，link，stat，umask，unlink，fopen</text:p>
          </table:table-cell>
        </table:table-row>
        <table:table-row table:style-name="表格121.3">
          <table:table-cell table:style-name="表格121.A4" table:number-columns-spanned="2" office:value-type="string">
            <text:p text:style-name="P2">表头文件</text:p>
          </table:table-cell>
          <table:covered-table-cell/>
          <table:table-cell table:style-name="表格121.C3" office:value-type="string">
            <text:p text:style-name="P1">#include&lt;sys/types.h&gt;</text:p>
            <text:p text:style-name="Standard">#include&lt;sys/stat.h&gt;</text:p>
            <text:p text:style-name="Standard"><text:soft-page-break/>#include&lt;fcntl.h&gt;</text:p>
          </table:table-cell>
        </table:table-row>
        <table:table-row table:style-name="表格121.3">
          <table:table-cell table:style-name="表格121.A4" table:number-columns-spanned="2" office:value-type="string">
            <text:p text:style-name="P2">定义函数</text:p>
          </table:table-cell>
          <table:covered-table-cell/>
          <table:table-cell table:style-name="表格121.C3" office:value-type="string">
            <text:p text:style-name="P1">int creat(const char * pathname, mode_tmode);</text:p>
          </table:table-cell>
        </table:table-row>
        <table:table-row table:style-name="表格121.3">
          <table:table-cell table:style-name="表格121.A4" table:number-columns-spanned="2" office:value-type="string">
            <text:p text:style-name="P2">函数说明</text:p>
          </table:table-cell>
          <table:covered-table-cell/>
          <table:table-cell table:style-name="表格121.C3" office:value-type="string">
            <text:p text:style-name="P1">参数pathname指向欲建立的文件路径字符串。creat（）相当于使用下列的调用方式调用open（）：</text:p>
            <text:p text:style-name="Standard"><text:s text:c="2"/>open（const char * pathname ,</text:p>
            <text:p text:style-name="Standard">(O_CREAT|O_WRONLY|O_TRUNC)）;</text:p>
          </table:table-cell>
        </table:table-row>
        <table:table-row table:style-name="表格121.3">
          <table:table-cell table:style-name="表格121.A4" table:number-columns-spanned="2" office:value-type="string">
            <text:p text:style-name="P2">错误代码</text:p>
          </table:table-cell>
          <table:covered-table-cell/>
          <table:table-cell table:style-name="表格121.C3" office:value-type="string">
            <text:p text:style-name="P1">关于参数mode请参考open（）函数。</text:p>
          </table:table-cell>
        </table:table-row>
        <table:table-row table:style-name="表格121.3">
          <table:table-cell table:style-name="表格121.A4" table:number-columns-spanned="2" office:value-type="string">
            <text:p text:style-name="P2">返回值</text:p>
          </table:table-cell>
          <table:covered-table-cell/>
          <table:table-cell table:style-name="表格121.C3" office:value-type="string">
            <text:p text:style-name="P1">creat（） 会返回新的文件描述词，若有错误发生则会返回-1，并把错误代码设给errno。</text:p>
            <text:p text:style-name="Standard">EEXIST <text:s text:c="14"/>参数pathname所指的文件已存在。</text:p>
            <text:p text:style-name="P24">EACCESS <text:s text:c="12"/>参数pathname所指定的文件不符合所要求测试的权限</text:p>
            <text:p text:style-name="P24">EROFS <text:s text:c="15"/>欲打开写入权限的文件存在于只读文件系统内</text:p>
            <text:p text:style-name="P24">EFAULT <text:s text:c="14"/>参数pathname指针超出可存取的内存空间</text:p>
            <text:p text:style-name="P24">EINVAL <text:s text:c="14"/>参数mode不正确。</text:p>
            <text:p text:style-name="P24">ENAMETOOLONG <text:s text:c="4"/>参数pathname太长。</text:p>
            <text:p text:style-name="P24">ENOTDIR <text:s text:c="12"/>参数pathname为一目录</text:p>
            <text:p text:style-name="P24">ENOMEM <text:s text:c="12"/>核心内存不足</text:p>
            <text:p text:style-name="P24">ELOOP <text:s text:c="15"/>参数pathname有过多符号连接问题。</text:p>
            <text:p text:style-name="P24">EMFILE <text:s text:c="14"/>已达到进程可同时打开的文件数上限</text:p>
            <text:p text:style-name="P24">ENFILE <text:s text:c="15"/>已达到系统可同时打开的文件数上限</text:p>
          </table:table-cell>
        </table:table-row>
        <table:table-row table:style-name="表格121.3">
          <table:table-cell table:style-name="表格121.A9" table:number-columns-spanned="2" office:value-type="string">
            <text:p text:style-name="P2">附加说明</text:p>
          </table:table-cell>
          <table:covered-table-cell/>
          <table:table-cell table:style-name="表格121.C3" office:value-type="string">
            <text:p text:style-name="P1">creat（） 无法建立特别的装置文件，如果需要请使用mknod（）。</text:p>
          </table:table-cell>
        </table:table-row>
        <table:table-row table:style-name="表格121.10">
          <table:table-cell table:style-name="表格121.C3" table:number-columns-spanned="3" office:value-type="string">
            <text:p text:style-name="P2"/>
          </table:table-cell>
          <table:covered-table-cell/>
          <table:covered-table-cell/>
        </table:table-row>
        <table:table-row table:style-name="表格121.11">
          <table:table-cell table:style-name="表格121.A11" office:value-type="string">
            <text:p text:style-name="P2">范例</text:p>
          </table:table-cell>
          <table:table-cell table:style-name="表格121.B11" table:number-columns-spanned="2" office:value-type="string">
            <text:p text:style-name="P1"/>
          </table:table-cell>
          <table:covered-table-cell/>
        </table:table-row>
        <table:table-row table:style-name="表格121.12">
          <table:table-cell table:style-name="表格121.A12" table:number-columns-spanned="3" office:value-type="string">
            <text:p text:style-name="P1">请参考open（）。</text:p>
          </table:table-cell>
          <table:covered-table-cell/>
          <table:covered-table-cell/>
        </table:table-row>
      </table:table>
      <text:p text:style-name="Standard"/>
      <text:p text:style-name="Standard"/>
      <text:p text:style-name="Standard"/>
      <text:p text:style-name="Standard"/>
      <text:p text:style-name="Standard"/>
      <table:table table:name="表格122" table:style-name="表格122">
        <table:table-column table:style-name="表格122.A"/>
        <table:table-column table:style-name="表格122.B"/>
        <table:table-row table:style-name="表格122.1">
          <table:table-cell table:style-name="表格122.A1" table:number-columns-spanned="2" office:value-type="string">
            <text:p text:style-name="P5">dup（复制文件描述词）</text:p>
          </table:table-cell>
          <table:covered-table-cell/>
        </table:table-row>
        <table:table-row table:style-name="表格122.2">
          <table:table-cell table:style-name="表格122.A2" table:number-columns-spanned="2" office:value-type="string">
            <text:p text:style-name="P3"/>
          </table:table-cell>
          <table:covered-table-cell/>
        </table:table-row>
        <table:table-row table:style-name="表格122.3">
          <table:table-cell table:style-name="表格122.A3" office:value-type="string">
            <text:p text:style-name="P2">相关函数</text:p>
          </table:table-cell>
          <table:table-cell table:style-name="表格122.B3" office:value-type="string">
            <text:p text:style-name="P1">open，close，fcntl，dup2</text:p>
          </table:table-cell>
        </table:table-row>
        <table:table-row table:style-name="表格122.3">
          <table:table-cell table:style-name="表格122.A4" office:value-type="string">
            <text:p text:style-name="P2">表头文件</text:p>
          </table:table-cell>
          <table:table-cell table:style-name="表格122.B3" office:value-type="string">
            <text:p text:style-name="P1">#include&lt;unistd.h&gt;</text:p>
          </table:table-cell>
        </table:table-row>
        <table:table-row table:style-name="表格122.3">
          <table:table-cell table:style-name="表格122.A4" office:value-type="string">
            <text:p text:style-name="P2">定义函数</text:p>
          </table:table-cell>
          <table:table-cell table:style-name="表格122.B3" office:value-type="string">
            <text:p text:style-name="P1">int dup (int oldfd);</text:p>
          </table:table-cell>
        </table:table-row>
        <table:table-row table:style-name="表格122.3">
          <table:table-cell table:style-name="表格122.A4" office:value-type="string">
            <text:p text:style-name="P2">函数说明</text:p>
          </table:table-cell>
          <table:table-cell table:style-name="表格122.B3" office:value-type="string">
            <text:p text:style-name="P1">dup（）用来复制参数oldfd所指的文件描述词，并将它返回。此新的文件描述词和参数oldfd指的是同一个文件，共享所有的锁定、读<text:soft-page-break/>写位置和各项权限或旗标。例如，当利用lseek（）对某个文件描述词作用时，另一个文件描述词的读写位置也会随着改变。</text:p>
            <text:p text:style-name="Standard">不过，文件描述词之间并不共享close-on-exec旗标</text:p>
          </table:table-cell>
        </table:table-row>
        <table:table-row table:style-name="表格122.3">
          <table:table-cell table:style-name="表格122.A4" office:value-type="string">
            <text:p text:style-name="P2">返回值</text:p>
          </table:table-cell>
          <table:table-cell table:style-name="表格122.B3" office:value-type="string">
            <text:p text:style-name="P1">当复制成功时，则返回最小及尚未使用的文件描述词。若有错误则返回-1，errno会存放错误代码。</text:p>
          </table:table-cell>
        </table:table-row>
        <table:table-row table:style-name="表格122.3">
          <table:table-cell table:style-name="表格122.A8" office:value-type="string">
            <text:p text:style-name="P2">错误代码</text:p>
          </table:table-cell>
          <table:table-cell table:style-name="表格122.B3" office:value-type="string">
            <text:p text:style-name="P1">EBADF <text:s/>参数fd非有效的文件描述词，或该文件已关闭。</text:p>
          </table:table-cell>
        </table:table-row>
        <table:table-row table:style-name="表格122.9">
          <table:table-cell table:style-name="表格122.B3" table:number-columns-spanned="2" office:value-type="string">
            <text:p text:style-name="P2"/>
          </table:table-cell>
          <table:covered-table-cell/>
        </table:table-row>
      </table:table>
      <text:p text:style-name="Standard"/>
      <table:table table:name="表格123" table:style-name="表格123">
        <table:table-column table:style-name="表格123.A"/>
        <table:table-column table:style-name="表格123.B"/>
        <table:table-row table:style-name="表格123.1">
          <table:table-cell table:style-name="表格123.A1" table:number-columns-spanned="2" office:value-type="string">
            <text:p text:style-name="P5">dup2（复制文件描述词）</text:p>
          </table:table-cell>
          <table:covered-table-cell/>
        </table:table-row>
        <table:table-row table:style-name="表格123.2">
          <table:table-cell table:style-name="表格123.A2" table:number-columns-spanned="2" office:value-type="string">
            <text:p text:style-name="P3"/>
          </table:table-cell>
          <table:covered-table-cell/>
        </table:table-row>
        <table:table-row table:style-name="表格123.3">
          <table:table-cell table:style-name="表格123.A3" office:value-type="string">
            <text:p text:style-name="P2">相关函数</text:p>
          </table:table-cell>
          <table:table-cell table:style-name="表格123.B3" office:value-type="string">
            <text:p text:style-name="P1">open，close，fcntl，dup</text:p>
          </table:table-cell>
        </table:table-row>
        <table:table-row table:style-name="表格123.3">
          <table:table-cell table:style-name="表格123.A4" office:value-type="string">
            <text:p text:style-name="P2">表头文件</text:p>
          </table:table-cell>
          <table:table-cell table:style-name="表格123.B3" office:value-type="string">
            <text:p text:style-name="P1">#include&lt;unistd.h&gt;</text:p>
          </table:table-cell>
        </table:table-row>
        <table:table-row table:style-name="表格123.3">
          <table:table-cell table:style-name="表格123.A4" office:value-type="string">
            <text:p text:style-name="P2">定义函数</text:p>
          </table:table-cell>
          <table:table-cell table:style-name="表格123.B3" office:value-type="string">
            <text:p text:style-name="P1">int dup2(int odlfd,int newfd);</text:p>
          </table:table-cell>
        </table:table-row>
        <table:table-row table:style-name="表格123.3">
          <table:table-cell table:style-name="表格123.A4" office:value-type="string">
            <text:p text:style-name="P2">函数说明</text:p>
          </table:table-cell>
          <table:table-cell table:style-name="表格123.B3" office:value-type="string">
            <text:p text:style-name="P1">dup2（）用来复制参数oldfd所指的文件描述词，并将它拷贝至参数newfd后一块返回。若参数newfd为一已打开的文件描述词，则newfd所指的文件会先被关闭。dup2（）所复制的文件描述词，与原来的文件描述词共享各种文件状态，详情可参考dup（）。</text:p>
          </table:table-cell>
        </table:table-row>
        <table:table-row table:style-name="表格123.3">
          <table:table-cell table:style-name="表格123.A4" office:value-type="string">
            <text:p text:style-name="P2">返回值</text:p>
          </table:table-cell>
          <table:table-cell table:style-name="表格123.B3" office:value-type="string">
            <text:p text:style-name="P1">当复制成功时，则返回最小及尚未使用的文件描述词。若有错误则返回-1，errno会存放错误代码。</text:p>
          </table:table-cell>
        </table:table-row>
        <table:table-row table:style-name="表格123.3">
          <table:table-cell table:style-name="表格123.A8" office:value-type="string">
            <text:p text:style-name="P2">附加说明</text:p>
          </table:table-cell>
          <table:table-cell table:style-name="表格123.B3" office:value-type="string">
            <text:p text:style-name="P1">dup2（）相当于调用fcntl（oldfd，F_DUPFD，newfd）；请参考fcntl（）。</text:p>
          </table:table-cell>
        </table:table-row>
        <table:table-row table:style-name="表格123.3">
          <table:table-cell table:style-name="表格123.A8" office:value-type="string">
            <text:p text:style-name="P2">错误代码</text:p>
          </table:table-cell>
          <table:table-cell table:style-name="表格123.B3" office:value-type="string">
            <text:p text:style-name="P1">EBADF 参数fd非有效的文件描述词，或该文件已关闭</text:p>
          </table:table-cell>
        </table:table-row>
        <table:table-row table:style-name="表格123.10">
          <table:table-cell table:style-name="表格123.B3" table:number-columns-spanned="2" office:value-type="string">
            <text:p text:style-name="P2"/>
          </table:table-cell>
          <table:covered-table-cell/>
        </table:table-row>
      </table:table>
      <text:p text:style-name="Standard"/>
      <text:p text:style-name="Standard"/>
      <text:p text:style-name="Standard"/>
      <text:p text:style-name="Standard"/>
      <table:table table:name="表格124" table:style-name="表格124">
        <table:table-column table:style-name="表格124.A"/>
        <table:table-column table:style-name="表格124.B"/>
        <table:table-row table:style-name="表格124.1">
          <table:table-cell table:style-name="表格124.A1" table:number-columns-spanned="2" office:value-type="string">
            <text:p text:style-name="P5">fcntl（文件描述词操作）</text:p>
          </table:table-cell>
          <table:covered-table-cell/>
        </table:table-row>
        <table:table-row table:style-name="表格124.2">
          <table:table-cell table:style-name="表格124.A2" table:number-columns-spanned="2" office:value-type="string">
            <text:p text:style-name="P3"/>
          </table:table-cell>
          <table:covered-table-cell/>
        </table:table-row>
        <table:table-row table:style-name="表格124.3">
          <table:table-cell table:style-name="表格124.A3" office:value-type="string">
            <text:p text:style-name="P2">相关函数</text:p>
          </table:table-cell>
          <table:table-cell table:style-name="表格124.B3" office:value-type="string">
            <text:p text:style-name="P1">open，flock</text:p>
          </table:table-cell>
        </table:table-row>
        <table:table-row table:style-name="表格124.3">
          <table:table-cell table:style-name="表格124.A4" office:value-type="string">
            <text:p text:style-name="P2">表头文件</text:p>
          </table:table-cell>
          <table:table-cell table:style-name="表格124.B3" office:value-type="string">
            <text:p text:style-name="P1">#include&lt;unistd.h&gt;</text:p>
            <text:p text:style-name="Standard">#include&lt;fcntl.h&gt;</text:p>
          </table:table-cell>
        </table:table-row>
        <table:table-row table:style-name="表格124.3">
          <table:table-cell table:style-name="表格124.A4" office:value-type="string">
            <text:p text:style-name="P2">定义函数</text:p>
          </table:table-cell>
          <table:table-cell table:style-name="表格124.B3" office:value-type="string">
            <text:p text:style-name="P1">int fcntl(int fd , int cmd);</text:p>
            <text:p text:style-name="Standard">int fcntl(int fd,int cmd,long arg);</text:p>
            <text:p text:style-name="Standard">int fcntl(int fd,int cmd,struct flock * lock);</text:p>
          </table:table-cell>
        </table:table-row>
        <table:table-row table:style-name="表格124.3">
          <table:table-cell table:style-name="表格124.A4" office:value-type="string">
            <text:p text:style-name="P2">函数说明</text:p>
          </table:table-cell>
          <table:table-cell table:style-name="表格124.B3" office:value-type="string">
            <text:p text:style-name="P1">fcntl（）用来操作文件描述词的一些特性。参数fd代表欲设置的文件描述词，参数cmd代表欲操作的指令，有以下几种情况：</text:p>
            <text:p text:style-name="P25"><text:s/>F_DUPFD <text:s/>用来查找大于或等于参数arg的最小且仍未使用的文件描述词，并且复制参数fd的文件描述词。执行成功则返回新复制的文件描述词。请参考dup2（）。</text:p>
            <text:p text:style-name="P25">F_GETFD <text:s text:c="2"/>取得close-on-exec旗标。若此旗标的FD_CLOEXEC位<text:soft-page-break/>为0，代表在调用exec（）相关函数时文件将不会关闭。</text:p>
            <text:p text:style-name="P25">F_SETFD <text:s/>设置close-on-exec旗标。该旗标以参数arg的FD_CLOEXEC位决定。</text:p>
            <text:p text:style-name="P25">F_GETFL <text:s/>取得文件描述词状态旗标，此旗标为open（）的参数flags。</text:p>
            <text:p text:style-name="P25">F_SETFL <text:s text:c="2"/>设置文件描述词状态旗标，参数arg为新旗标，但只允许O_APPEND、O_NONBLOCK和O_ASYNC位的改变，其他位的改变将不受影响。</text:p>
            <text:p text:style-name="P25">F_GETLK <text:s text:c="2"/>取得文件锁定的状态</text:p>
            <text:p text:style-name="P25">F_SETLK <text:s text:c="3"/>设置文件锁定的状态。此时flcok结构的l_type值必须是F_RDLCK、F_WRLCK或F_UNLCK。如果无法建立锁定，则返回-1，错误代码为EACCES或EAGAIN。</text:p>
            <text:p text:style-name="P25">F_SETLKW <text:s/>F_SETLK作用相同，但是无法建立锁定时，此调用会一直等到锁定动作成功为止。若在等待锁定的过程中被信号中断时，会立即返回-1，错误代码为EINTR。参数lock指针为flock结构指针，定义如下：</text:p>
            <text:p text:style-name="P25">struct flcok</text:p>
            <text:p text:style-name="P25">{</text:p>
            <text:p text:style-name="P25"><text:s text:c="2"/>short int l_type; /* 锁定的状态*/</text:p>
            <text:p text:style-name="P25"><text:s text:c="2"/>short int l_whence;/*决定l_start位置*/</text:p>
            <text:p text:style-name="P25"><text:s text:c="2"/>off_t <text:s/>l_start; <text:s text:c="2"/>/*锁定区域的开头位置*/</text:p>
            <text:p text:style-name="P25"><text:s text:c="2"/>off_t <text:s/>l_len; <text:s text:c="2"/>/*锁定区域的大小*/</text:p>
            <text:p text:style-name="P25"><text:s text:c="2"/>pid_t l_pid; <text:s text:c="3"/>/*锁定动作的进程*/</text:p>
            <text:p text:style-name="P25">};</text:p>
            <text:p text:style-name="P25"><text:s/>l_type 有三种状态：</text:p>
            <text:p text:style-name="P25"><text:s text:c="2"/>F_RDLCK <text:s/>建立一个供读取用的锁定</text:p>
            <text:p text:style-name="P25"><text:s text:c="2"/>F_WRLCK <text:s/>建立一个供写入用的锁定</text:p>
            <text:p text:style-name="P25"><text:s text:c="2"/>F_UNLCK <text:s/>删除之前建立的锁定</text:p>
            <text:p text:style-name="P25">l_whence也有三种方式：</text:p>
            <text:p text:style-name="P25"><text:s text:c="2"/>SEEK_SET <text:s/>以文件开头为锁定的起始位置。</text:p>
            <text:p text:style-name="P25"><text:s text:c="2"/>SEEK_CUR 以目前文件读写位置为锁定的起始位置</text:p>
            <text:p text:style-name="P25"><text:s text:c="2"/>SEEK_END 以文件结尾为锁定的起始位置。</text:p>
            <text:p text:style-name="P25"><text:s text:c="2"/></text:p>
          </table:table-cell>
        </table:table-row>
        <table:table-row table:style-name="表格124.3">
          <table:table-cell table:style-name="表格124.A4" office:value-type="string">
            <text:p text:style-name="P2">返回值</text:p>
          </table:table-cell>
          <table:table-cell table:style-name="表格124.B3" office:value-type="string">
            <text:p text:style-name="P1">成功则返回0，若有错误则返回-1，错误原因存于errno.</text:p>
          </table:table-cell>
        </table:table-row>
      </table:table>
      <text:p text:style-name="Standard"/>
      <text:p text:style-name="Standard"/>
      <table:table table:name="表格125" table:style-name="表格125">
        <table:table-column table:style-name="表格125.A"/>
        <table:table-column table:style-name="表格125.B"/>
        <table:table-row table:style-name="表格125.1">
          <table:table-cell table:style-name="表格125.A1" table:number-columns-spanned="2" office:value-type="string">
            <text:p text:style-name="P5">flock（锁定文件或解除锁定）</text:p>
          </table:table-cell>
          <table:covered-table-cell/>
        </table:table-row>
        <table:table-row table:style-name="表格125.2">
          <table:table-cell table:style-name="表格125.A2" table:number-columns-spanned="2" office:value-type="string">
            <text:p text:style-name="P3"/>
          </table:table-cell>
          <table:covered-table-cell/>
        </table:table-row>
        <table:table-row table:style-name="表格125.3">
          <table:table-cell table:style-name="表格125.A3" office:value-type="string">
            <text:p text:style-name="P2">相关函数</text:p>
          </table:table-cell>
          <table:table-cell table:style-name="表格125.B3" office:value-type="string">
            <text:p text:style-name="P1">open,fcntl</text:p>
          </table:table-cell>
        </table:table-row>
        <table:table-row table:style-name="表格125.3">
          <table:table-cell table:style-name="表格125.A4" office:value-type="string">
            <text:p text:style-name="P2">表头文件</text:p>
          </table:table-cell>
          <table:table-cell table:style-name="表格125.B3" office:value-type="string">
            <text:p text:style-name="P1">#include&lt;sys/file.h&gt;</text:p>
          </table:table-cell>
        </table:table-row>
        <text:soft-page-break/>
        <table:table-row table:style-name="表格125.3">
          <table:table-cell table:style-name="表格125.A4" office:value-type="string">
            <text:p text:style-name="P2">定义函数</text:p>
          </table:table-cell>
          <table:table-cell table:style-name="表格125.B3" office:value-type="string">
            <text:p text:style-name="P1">int flock(int fd,int operation);</text:p>
          </table:table-cell>
        </table:table-row>
        <table:table-row table:style-name="表格125.3">
          <table:table-cell table:style-name="表格125.A4" office:value-type="string">
            <text:p text:style-name="P2">函数说明</text:p>
          </table:table-cell>
          <table:table-cell table:style-name="表格125.B3" office:value-type="string">
            <text:p text:style-name="P1">flock（）会依参数operation所指定的方式对参数fd所指的文件做各种锁定或解除锁定的动作。此函数只能锁定整个文件，无法锁定文件的某一区域。</text:p>
            <text:p text:style-name="Standard">参数operation有下列四种情况：</text:p>
            <text:p text:style-name="P26">LOCK_SH 建立共享锁定。多个进程可同时对同一个文件作共享锁定。</text:p>
            <text:p text:style-name="P26">LOCK_EX 建立互斥锁定。一个文件同时只有一个互斥锁定。</text:p>
            <text:p text:style-name="P26">LOCK_UN 解除文件锁定状态。</text:p>
            <text:p text:style-name="P26">LOCK_NB 无法建立锁定时，此操作可不被阻断，马上返回进程。通常与LOCK_SH或LOCK_EX做OR（|）组合。</text:p>
            <text:p text:style-name="P26">单一文件无法同时建立共享锁定和互斥锁定，而当使用dup（）或fork（）时文件描述词不会继承此种锁定。</text:p>
          </table:table-cell>
        </table:table-row>
        <table:table-row table:style-name="表格125.3">
          <table:table-cell table:style-name="表格125.A4" office:value-type="string">
            <text:p text:style-name="P2">返回值</text:p>
          </table:table-cell>
          <table:table-cell table:style-name="表格125.B3" office:value-type="string">
            <text:p text:style-name="P1">返回0表示成功，若有错误则返回-1，错误代码存于errno。</text:p>
          </table:table-cell>
        </table:table-row>
      </table:table>
      <text:p text:style-name="Standard"/>
      <text:p text:style-name="Standard"/>
      <table:table table:name="表格126" table:style-name="表格126">
        <table:table-column table:style-name="表格126.A"/>
        <table:table-column table:style-name="表格126.B"/>
        <table:table-row table:style-name="表格126.1">
          <table:table-cell table:style-name="表格126.A1" table:number-columns-spanned="2" office:value-type="string">
            <text:p text:style-name="P5">fsync（将缓冲区数据写回磁盘）</text:p>
          </table:table-cell>
          <table:covered-table-cell/>
        </table:table-row>
        <table:table-row table:style-name="表格126.2">
          <table:table-cell table:style-name="表格126.A2" table:number-columns-spanned="2" office:value-type="string">
            <text:p text:style-name="P3"/>
          </table:table-cell>
          <table:covered-table-cell/>
        </table:table-row>
        <table:table-row table:style-name="表格126.3">
          <table:table-cell table:style-name="表格126.A3" office:value-type="string">
            <text:p text:style-name="P2">相关函数</text:p>
          </table:table-cell>
          <table:table-cell table:style-name="表格126.B3" office:value-type="string">
            <text:p text:style-name="P1">sync</text:p>
          </table:table-cell>
        </table:table-row>
        <table:table-row table:style-name="表格126.3">
          <table:table-cell table:style-name="表格126.A4" office:value-type="string">
            <text:p text:style-name="P2">表头文件</text:p>
          </table:table-cell>
          <table:table-cell table:style-name="表格126.B3" office:value-type="string">
            <text:p text:style-name="P1">#include&lt;unistd.h&gt;</text:p>
          </table:table-cell>
        </table:table-row>
        <table:table-row table:style-name="表格126.3">
          <table:table-cell table:style-name="表格126.A4" office:value-type="string">
            <text:p text:style-name="P2">定义函数</text:p>
          </table:table-cell>
          <table:table-cell table:style-name="表格126.B3" office:value-type="string">
            <text:p text:style-name="P1">int fsync(int fd);</text:p>
          </table:table-cell>
        </table:table-row>
        <table:table-row table:style-name="表格126.3">
          <table:table-cell table:style-name="表格126.A4" office:value-type="string">
            <text:p text:style-name="P2">函数说明</text:p>
          </table:table-cell>
          <table:table-cell table:style-name="表格126.B3" office:value-type="string">
            <text:p text:style-name="P1">fsync（）负责将参数fd所指的文件数据，由系统缓冲区写回磁盘，以确保数据同步。</text:p>
          </table:table-cell>
        </table:table-row>
        <table:table-row table:style-name="表格126.3">
          <table:table-cell table:style-name="表格126.A4" office:value-type="string">
            <text:p text:style-name="P2">返回值</text:p>
          </table:table-cell>
          <table:table-cell table:style-name="表格126.B3" office:value-type="string">
            <text:p text:style-name="P1">成功则返回0，失败返回-1，errno为错误代码</text:p>
          </table:table-cell>
        </table:table-row>
      </table:table>
      <text:p text:style-name="Standard"/>
      <text:p text:style-name="Standard"/>
      <table:table table:name="表格127" table:style-name="表格127">
        <table:table-column table:style-name="表格127.A"/>
        <table:table-column table:style-name="表格127.B"/>
        <table:table-column table:style-name="表格127.C"/>
        <table:table-row table:style-name="表格127.1">
          <table:table-cell table:style-name="表格127.A1" table:number-columns-spanned="3" office:value-type="string">
            <text:p text:style-name="P5">lseek（移动文件的读写位置）</text:p>
          </table:table-cell>
          <table:covered-table-cell/>
          <table:covered-table-cell/>
        </table:table-row>
        <table:table-row table:style-name="表格127.2">
          <table:table-cell table:style-name="表格127.A2" table:number-columns-spanned="3" office:value-type="string">
            <text:p text:style-name="P3"/>
          </table:table-cell>
          <table:covered-table-cell/>
          <table:covered-table-cell/>
        </table:table-row>
        <table:table-row table:style-name="表格127.3">
          <table:table-cell table:style-name="表格127.A3" table:number-columns-spanned="2" office:value-type="string">
            <text:p text:style-name="P2">相关函数</text:p>
          </table:table-cell>
          <table:covered-table-cell/>
          <table:table-cell table:style-name="表格127.C3" office:value-type="string">
            <text:p text:style-name="P1">dup，open，fseek</text:p>
          </table:table-cell>
        </table:table-row>
        <table:table-row table:style-name="表格127.3">
          <table:table-cell table:style-name="表格127.A4" table:number-columns-spanned="2" office:value-type="string">
            <text:p text:style-name="P2">表头文件</text:p>
          </table:table-cell>
          <table:covered-table-cell/>
          <table:table-cell table:style-name="表格127.C3" office:value-type="string">
            <text:p text:style-name="P1">#include&lt;sys/types.h&gt;</text:p>
            <text:p text:style-name="Standard">#include&lt;unistd.h&gt;</text:p>
          </table:table-cell>
        </table:table-row>
        <table:table-row table:style-name="表格127.3">
          <table:table-cell table:style-name="表格127.A4" table:number-columns-spanned="2" office:value-type="string">
            <text:p text:style-name="P2">定义函数</text:p>
          </table:table-cell>
          <table:covered-table-cell/>
          <table:table-cell table:style-name="表格127.C3" office:value-type="string">
            <text:p text:style-name="P1">off_t lseek(int fildes,off_t offset ,int whence);</text:p>
          </table:table-cell>
        </table:table-row>
        <table:table-row table:style-name="表格127.3">
          <table:table-cell table:style-name="表格127.A4" table:number-columns-spanned="2" office:value-type="string">
            <text:p text:style-name="P2">函数说明</text:p>
          </table:table-cell>
          <table:covered-table-cell/>
          <table:table-cell table:style-name="表格127.C3" office:value-type="string">
            <text:p text:style-name="P1">每一个已打开的文件都有一个读写位置，当打开文件时通常其读写位置是指向文件开头，若是以附加的方式打开文件（如O_APPEND），则读写位置会指向文件尾。当read（） 或write（）时，读写位置会随之增加，lseek（）便是用来控制该文件的读写位置。参数fildes为已打开的文件描述词，参数offset为根据参数whence来移动读写位置的位移数。参数whence为下列其中一种：</text:p>
            <text:p text:style-name="Standard"><text:soft-page-break/><text:s/>SEEK_SET <text:s/>参数offset即为新的读写位置。</text:p>
            <text:p text:style-name="Standard"><text:s/>SEEK_CUR 以目前的读写位置往后增加offset个位移量。</text:p>
            <text:p text:style-name="Standard"><text:s/>SEEK_END 将读写位置指向文件尾后再增加offset个位移量。</text:p>
            <text:p text:style-name="Standard">当whence值为SEEK_CUR或SEEK_END时，参数offet允许负值的出现。</text:p>
            <text:p text:style-name="Standard">下列是教特别的使用方式：</text:p>
            <text:p text:style-name="Standard"><text:s/>1) 欲将读写位置移到文件开头时：lseek（int fildes,0,SEEK_SET）；</text:p>
            <text:p text:style-name="Standard"><text:s/>2) 欲将读写位置移到文件尾时：lseek（int fildes，0,SEEK_END）；</text:p>
            <text:p text:style-name="Standard"><text:s/>3) 想要取得目前文件位置时：lseek（int fildes，0,SEEK_CUR）；</text:p>
          </table:table-cell>
        </table:table-row>
        <table:table-row table:style-name="表格127.3">
          <table:table-cell table:style-name="表格127.A4" table:number-columns-spanned="2" office:value-type="string">
            <text:p text:style-name="P2">返回值</text:p>
          </table:table-cell>
          <table:covered-table-cell/>
          <table:table-cell table:style-name="表格127.C3" office:value-type="string">
            <text:p text:style-name="P1">当调用成功时则返回目前的读写位置，也就是距离文件开头多少个字节。若有错误则返回-1，errno会存放错误代码。</text:p>
          </table:table-cell>
        </table:table-row>
        <table:table-row table:style-name="表格127.3">
          <table:table-cell table:style-name="表格127.A8" table:number-columns-spanned="2" office:value-type="string">
            <text:p text:style-name="P2">附加说明</text:p>
          </table:table-cell>
          <table:covered-table-cell/>
          <table:table-cell table:style-name="表格127.C3" office:value-type="string">
            <text:p text:style-name="P1">Linux系统不允许lseek（）对tty装置作用，此项动作会令lseek（）返回ESPIPE。</text:p>
          </table:table-cell>
        </table:table-row>
        <table:table-row table:style-name="表格127.9">
          <table:table-cell table:style-name="表格127.C3" table:number-columns-spanned="3" office:value-type="string">
            <text:p text:style-name="P2"/>
          </table:table-cell>
          <table:covered-table-cell/>
          <table:covered-table-cell/>
        </table:table-row>
        <table:table-row table:style-name="表格127.10">
          <table:table-cell table:style-name="表格127.A10" office:value-type="string">
            <text:p text:style-name="P2">范例</text:p>
          </table:table-cell>
          <table:table-cell table:style-name="表格127.B10" table:number-columns-spanned="2" office:value-type="string">
            <text:p text:style-name="P1"/>
          </table:table-cell>
          <table:covered-table-cell/>
        </table:table-row>
        <table:table-row table:style-name="表格127.11">
          <table:table-cell table:style-name="表格127.A11" table:number-columns-spanned="3" office:value-type="string">
            <text:p text:style-name="P1">参考本函数说明</text:p>
          </table:table-cell>
          <table:covered-table-cell/>
          <table:covered-table-cell/>
        </table:table-row>
      </table:table>
      <text:p text:style-name="Standard"/>
      <table:table table:name="表格128" table:style-name="表格128">
        <table:table-column table:style-name="表格128.A"/>
        <table:table-column table:style-name="表格128.B"/>
        <table:table-column table:style-name="表格128.C"/>
        <table:table-column table:style-name="表格128.D"/>
        <table:table-row table:style-name="表格128.1">
          <table:table-cell table:style-name="表格128.A1" table:number-columns-spanned="4" office:value-type="string">
            <text:p text:style-name="P2"><text:span text:style-name="T3">mkstemp（建立唯一的临时文件）</text:span></text:p>
          </table:table-cell>
          <table:covered-table-cell/>
          <table:covered-table-cell/>
          <table:covered-table-cell/>
        </table:table-row>
        <table:table-row table:style-name="表格128.2">
          <table:table-cell table:style-name="表格128.A2" table:number-columns-spanned="4" office:value-type="string">
            <text:p text:style-name="P3"/>
          </table:table-cell>
          <table:covered-table-cell/>
          <table:covered-table-cell/>
          <table:covered-table-cell/>
        </table:table-row>
        <table:table-row table:style-name="表格128.3">
          <table:table-cell table:style-name="表格128.A3" table:number-columns-spanned="3" office:value-type="string">
            <text:p text:style-name="P2">相关函数</text:p>
          </table:table-cell>
          <table:covered-table-cell/>
          <table:covered-table-cell/>
          <table:table-cell table:style-name="表格128.D3" office:value-type="string">
            <text:p text:style-name="P1">mktemp</text:p>
          </table:table-cell>
        </table:table-row>
        <table:table-row table:style-name="表格128.3">
          <table:table-cell table:style-name="表格128.A4" table:number-columns-spanned="3" office:value-type="string">
            <text:p text:style-name="P2">表头文件</text:p>
          </table:table-cell>
          <table:covered-table-cell/>
          <table:covered-table-cell/>
          <table:table-cell table:style-name="表格128.D3" office:value-type="string">
            <text:p text:style-name="P1">#include&lt;stdlib.h&gt;</text:p>
          </table:table-cell>
        </table:table-row>
        <table:table-row table:style-name="表格128.3">
          <table:table-cell table:style-name="表格128.A4" table:number-columns-spanned="3" office:value-type="string">
            <text:p text:style-name="P2">定义函数</text:p>
          </table:table-cell>
          <table:covered-table-cell/>
          <table:covered-table-cell/>
          <table:table-cell table:style-name="表格128.D3" office:value-type="string">
            <text:p text:style-name="P1">int mkstemp(char * template);</text:p>
          </table:table-cell>
        </table:table-row>
        <table:table-row table:style-name="表格128.3">
          <table:table-cell table:style-name="表格128.A4" table:number-columns-spanned="3" office:value-type="string">
            <text:p text:style-name="P2">函数说明</text:p>
          </table:table-cell>
          <table:covered-table-cell/>
          <table:covered-table-cell/>
          <table:table-cell table:style-name="表格128.D3" office:value-type="string">
            <text:p text:style-name="P1">mkstemp（）用来建立唯一的临时文件。参数template所指的文件名称字符串中最后六个字符必须是XXXXXX。mkstemp（）会以可读写模式和0600权限来打开该文件，如果该文件不存在则会建立该文件。打开该文件后其文件描述词会返回。</text:p>
            <text:p text:style-name="Standard">文件顺利打开后返回可读写的文件描述词。若果文件打开失败则返回NULL，并把错误代码存在errno中。</text:p>
          </table:table-cell>
        </table:table-row>
        <table:table-row table:style-name="表格128.3">
          <table:table-cell table:style-name="表格128.A4" table:number-columns-spanned="3" office:value-type="string">
            <text:p text:style-name="P2">错误代码</text:p>
          </table:table-cell>
          <table:covered-table-cell/>
          <table:covered-table-cell/>
          <table:table-cell table:style-name="表格128.D3" office:value-type="string">
            <text:p text:style-name="P1">EINVAL 参数template字符串最后六个字符非XXXXXX。</text:p>
            <text:p text:style-name="Standard">EEXIST 无法建立临时文件。</text:p>
          </table:table-cell>
        </table:table-row>
        <table:table-row table:style-name="表格128.3">
          <table:table-cell table:style-name="表格128.A8" table:number-columns-spanned="3" office:value-type="string">
            <text:p text:style-name="P2">附加说明</text:p>
          </table:table-cell>
          <table:covered-table-cell/>
          <table:covered-table-cell/>
          <table:table-cell table:style-name="表格128.D3" office:value-type="string">
            <text:p text:style-name="P1">参数template所指的文件名称字符串必须声明为数组，如：</text:p>
            <text:p text:style-name="Standard"><text:s text:c="2"/>char template[ ] =”template-XXXXXX”;</text:p>
            <text:p text:style-name="Standard">千万不可以使用下列的表达方式</text:p>
            <text:p text:style-name="Standard"><text:s text:c="2"/>char <text:s/>*template = “template-XXXXXX”;</text:p>
          </table:table-cell>
        </table:table-row>
        <table:table-row table:style-name="表格128.9">
          <table:table-cell table:style-name="表格128.D3" table:number-columns-spanned="4" office:value-type="string">
            <text:p text:style-name="P2"/>
          </table:table-cell>
          <table:covered-table-cell/>
          <table:covered-table-cell/>
          <table:covered-table-cell/>
        </table:table-row>
        <table:table-row table:style-name="表格128.10">
          <table:table-cell table:style-name="表格128.A10" office:value-type="string">
            <text:p text:style-name="P2">范例</text:p>
          </table:table-cell>
          <table:table-cell table:style-name="表格128.B10" table:number-columns-spanned="3" office:value-type="string">
            <text:p text:style-name="P1"/>
          </table:table-cell>
          <table:covered-table-cell/>
          <table:covered-table-cell/>
        </table:table-row>
        <text:soft-page-break/>
        <table:table-row table:style-name="表格128.11">
          <table:table-cell table:style-name="表格128.A11" table:number-columns-spanned="4" office:value-type="string">
            <text:p text:style-name="P1">#include&lt;stdlib.h&gt;</text:p>
            <text:p text:style-name="Standard">main( )</text:p>
            <text:p text:style-name="Standard">{</text:p>
            <text:p text:style-name="Standard"><text:s text:c="2"/>int fd;</text:p>
            <text:p text:style-name="Standard"><text:s text:c="2"/>char template[ ]=”template-XXXXXX”;</text:p>
            <text:p text:style-name="Standard"><text:s text:c="2"/>fd=mkstemp(template);</text:p>
            <text:p text:style-name="Standard"><text:s text:c="2"/>printf(“template = %s\n”,template);</text:p>
            <text:p text:style-name="Standard"><text:s text:c="2"/>close(fd);</text:p>
            <text:p text:style-name="Standard">}</text:p>
          </table:table-cell>
          <table:covered-table-cell/>
          <table:covered-table-cell/>
          <table:covered-table-cell/>
        </table:table-row>
        <table:table-row table:style-name="表格128.12">
          <table:table-cell table:style-name="表格128.A10" table:number-columns-spanned="2" office:value-type="string">
            <text:p text:style-name="P2">执行</text:p>
          </table:table-cell>
          <table:covered-table-cell/>
          <table:table-cell table:style-name="表格128.B10" table:number-columns-spanned="2" office:value-type="string">
            <text:p text:style-name="P1"/>
          </table:table-cell>
          <table:covered-table-cell/>
        </table:table-row>
        <table:table-row table:style-name="表格128.13">
          <table:table-cell table:style-name="表格128.A11" table:number-columns-spanned="4" office:value-type="string">
            <text:p text:style-name="P1">template = template-lgZcbo </text:p>
          </table:table-cell>
          <table:covered-table-cell/>
          <table:covered-table-cell/>
          <table:covered-table-cell/>
        </table:table-row>
      </table:table>
      <text:p text:style-name="Standard"/>
      <text:p text:style-name="Standard"/>
      <table:table table:name="表格129" table:style-name="表格129">
        <table:table-column table:style-name="表格129.A"/>
        <table:table-column table:style-name="表格129.B"/>
        <table:table-column table:style-name="表格129.C"/>
        <table:table-column table:style-name="表格129.D"/>
        <table:table-row table:style-name="表格129.1">
          <table:table-cell table:style-name="表格129.A1" table:number-columns-spanned="4" office:value-type="string">
            <text:p text:style-name="P5">open（打开文件）</text:p>
          </table:table-cell>
          <table:covered-table-cell/>
          <table:covered-table-cell/>
          <table:covered-table-cell/>
        </table:table-row>
        <table:table-row table:style-name="表格129.2">
          <table:table-cell table:style-name="表格129.A2" table:number-columns-spanned="4" office:value-type="string">
            <text:p text:style-name="P3"/>
          </table:table-cell>
          <table:covered-table-cell/>
          <table:covered-table-cell/>
          <table:covered-table-cell/>
        </table:table-row>
        <table:table-row table:style-name="表格129.3">
          <table:table-cell table:style-name="表格129.A3" table:number-columns-spanned="3" office:value-type="string">
            <text:p text:style-name="P2">相关函数</text:p>
          </table:table-cell>
          <table:covered-table-cell/>
          <table:covered-table-cell/>
          <table:table-cell table:style-name="表格129.D3" office:value-type="string">
            <text:p text:style-name="P1">read，write，fcntl，close，link，stat，umask，unlink，fopen</text:p>
          </table:table-cell>
        </table:table-row>
        <table:table-row table:style-name="表格129.3">
          <table:table-cell table:style-name="表格129.A4" table:number-columns-spanned="3" office:value-type="string">
            <text:p text:style-name="P2">表头文件</text:p>
          </table:table-cell>
          <table:covered-table-cell/>
          <table:covered-table-cell/>
          <table:table-cell table:style-name="表格129.D3" office:value-type="string">
            <text:p text:style-name="P1">#include&lt;sys/types.h&gt;</text:p>
            <text:p text:style-name="Standard">#include&lt;sys/stat.h&gt;</text:p>
            <text:p text:style-name="Standard">#include&lt;fcntl.h&gt;</text:p>
          </table:table-cell>
        </table:table-row>
        <table:table-row table:style-name="表格129.3">
          <table:table-cell table:style-name="表格129.A4" table:number-columns-spanned="3" office:value-type="string">
            <text:p text:style-name="P2">定义函数</text:p>
          </table:table-cell>
          <table:covered-table-cell/>
          <table:covered-table-cell/>
          <table:table-cell table:style-name="表格129.D3" office:value-type="string">
            <text:p text:style-name="P1">int open( const char * pathname, int flags);</text:p>
            <text:p text:style-name="Standard">int open( const char * pathname,int flags, mode_t mode);</text:p>
          </table:table-cell>
        </table:table-row>
        <table:table-row table:style-name="表格129.3">
          <table:table-cell table:style-name="表格129.A4" table:number-columns-spanned="3" office:value-type="string">
            <text:p text:style-name="P2">函数说明</text:p>
          </table:table-cell>
          <table:covered-table-cell/>
          <table:covered-table-cell/>
          <table:table-cell table:style-name="表格129.D3" office:value-type="string">
            <text:p text:style-name="P1">参数pathname指向欲打开的文件路径字符串。下列是参数flags所能使用的旗标：</text:p>
            <text:p text:style-name="Standard">O_RDONLY <text:s/>以只读方式打开文件</text:p>
            <text:p text:style-name="Standard">O_WRONLY <text:s/>以只写方式打开文件</text:p>
            <text:p text:style-name="Standard">O_RDWR <text:s text:c="3"/>以可读写方式打开文件。上述三种旗标是互斥的，也就是不可同时使用，但可与下列的旗标利用OR（|）运算符组合。</text:p>
            <text:p text:style-name="Standard">O_CREAT <text:s/>若欲打开的文件不存在则自动建立该文件。</text:p>
            <text:p text:style-name="Standard">O_EXCL <text:s text:c="2"/>如果O_CREAT也被设置，此指令会去检查文件是否存在。文件若不存在则建立该文件，否则将导致打开文件错误。此外，若O_CREAT与O_EXCL同时设置，并且欲打开的文件为符号连接，则会打开文件失败。</text:p>
            <text:p text:style-name="Standard">O_NOCTTY 如果欲打开的文件为终端机设备时，则不会将该终端机当成进程控制终端机。</text:p>
            <text:p text:style-name="Standard">O_TRUNC <text:s/>若文件存在并且以可写的方式打开时，此旗标会令文件长度清为0，而原来存于该文件的资料也会消失。</text:p>
            <text:p text:style-name="Standard">O_APPEND <text:s/>当读写文件时会从文件尾开始移动，也就是所写入的数据会以附加的方式加入到文件后面。</text:p>
            <text:p text:style-name="Standard">O_NONBLOCK <text:s/>以不可阻断的方式打开文件，也就是无论有无数据读取或等待，都会立即返回进程之中。</text:p>
            <text:p text:style-name="Standard"><text:soft-page-break/>O_NDELAY <text:s/>同O_NONBLOCK。</text:p>
            <text:p text:style-name="Standard">O_SYNC <text:s/>以同步的方式打开文件。</text:p>
            <text:p text:style-name="Standard">O_NOFOLLOW 如果参数pathname所指的文件为一符号连接，则会令打开文件失败。</text:p>
            <text:p text:style-name="Standard">O_DIRECTORY <text:s/>如果参数pathname所指的文件并非为一目录，则会令打开文件失败。此为Linux2.2以后特有的旗标，以避免一些系统安全问题。参数mode则有下列数种组合，只有在建立新文件时才会生效，此外真正建文件时的权限会受到umask值所影响，因此该文件权限应该为（mode-umaks）.</text:p>
            <text:p text:style-name="Standard">S_IRWXU00700 权限，代表该文件所有者具有可读、可写及可执行的权限。</text:p>
            <text:p text:style-name="Standard">S_IRUSR <text:s/>或S_IREAD，00400权限，代表该文件所有者具有可读取的权限。</text:p>
            <text:p text:style-name="Standard">S_IWUSR <text:s/>或S_IWRITE，00200权限，代表该文件所有者具有可写入的权限。</text:p>
            <text:p text:style-name="Standard">S_IXUSR 或S_IEXEC，00100权限，代表该文件所有者具有可执行的权限。</text:p>
            <text:p text:style-name="Standard">S_IRWXG 00070权限，代表该文件用户组具有可读、可写及可执行的权限。</text:p>
            <text:p text:style-name="Standard">S_IRGRP 00040权限，代表该文件用户组具有可读的权限。</text:p>
            <text:p text:style-name="Standard">S_IWGRP 00020权限，代表该文件用户组具有可写入的权限。</text:p>
            <text:p text:style-name="Standard">S_IXGRP 00010权限，代表该文件用户组具有可执行的权限。</text:p>
            <text:p text:style-name="Standard">S_IRWXO 00007权限，代表其他用户具有可读、可写及可执行的权限。</text:p>
            <text:p text:style-name="Standard">S_IROTH 00004权限，代表其他用户具有可读的权限</text:p>
            <text:p text:style-name="Standard">S_IWOTH 00002权限，代表其他用户具有可写入的权限。</text:p>
            <text:p text:style-name="Standard">S_IXOTH 00001权限，代表其他用户具有可执行的权限。</text:p>
          </table:table-cell>
        </table:table-row>
        <table:table-row table:style-name="表格129.3">
          <table:table-cell table:style-name="表格129.A4" table:number-columns-spanned="3" office:value-type="string">
            <text:p text:style-name="P2">返回值</text:p>
          </table:table-cell>
          <table:covered-table-cell/>
          <table:covered-table-cell/>
          <table:table-cell table:style-name="表格129.D3" office:value-type="string">
            <text:p text:style-name="P1">若所有欲核查的权限都通过了检查则返回0值，表示成功，只要有一个权限被禁止则返回-1。</text:p>
          </table:table-cell>
        </table:table-row>
        <table:table-row table:style-name="表格129.3">
          <table:table-cell table:style-name="表格129.A4" table:number-columns-spanned="3" office:value-type="string">
            <text:p text:style-name="P2">错误代码</text:p>
          </table:table-cell>
          <table:covered-table-cell/>
          <table:covered-table-cell/>
          <table:table-cell table:style-name="表格129.D3" office:value-type="string">
            <text:p text:style-name="P1">EEXIST <text:s/>参数pathname所指的文件已存在，却使用了O_CREAT和O_EXCL旗标</text:p>
            <text:p text:style-name="Standard">EACCESS 参数pathname所指的文件不符合所要求测试的权限。</text:p>
            <text:p text:style-name="Standard">EROFS <text:s text:c="3"/>欲测试写入权限的文件存在于只读文件系统内。</text:p>
            <text:p text:style-name="Standard">EFAULT 参数pathname指针超出可存取内存空间。</text:p>
            <text:p text:style-name="Standard">EINVAL 参数mode不正确。</text:p>
            <text:p text:style-name="Standard">ENAMETOOLONG 参数pathname太长。</text:p>
            <text:p text:style-name="Standard">ENOTDIR 参数pathname不是目录。</text:p>
            <text:p text:style-name="Standard">ENOMEM 核心内存不足。</text:p>
            <text:p text:style-name="Standard">ELOOP <text:s/>参数pathname有过多符号连接问题。</text:p>
            <text:p text:style-name="Standard">EIO <text:s/>I/O存取错误。</text:p>
          </table:table-cell>
        </table:table-row>
        <table:table-row table:style-name="表格129.3">
          <table:table-cell table:style-name="表格129.A9" table:number-columns-spanned="3" office:value-type="string">
            <text:p text:style-name="P2">附加说明</text:p>
          </table:table-cell>
          <table:covered-table-cell/>
          <table:covered-table-cell/>
          <table:table-cell table:style-name="表格129.D3" office:value-type="string">
            <text:p text:style-name="P1">使用access（）作用户认证方面的判断要特别小心，例如在access（）后再作open（）空文件可能会造成系统安全上的问题。</text:p>
          </table:table-cell>
        </table:table-row>
        <table:table-row table:style-name="表格129.10">
          <table:table-cell table:style-name="表格129.D3" table:number-columns-spanned="4" office:value-type="string">
            <text:p text:style-name="P2"/>
          </table:table-cell>
          <table:covered-table-cell/>
          <table:covered-table-cell/>
          <table:covered-table-cell/>
        </table:table-row>
        <table:table-row table:style-name="表格129.11">
          <table:table-cell table:style-name="表格129.A11" office:value-type="string">
            <text:p text:style-name="P2">范例</text:p>
          </table:table-cell>
          <table:table-cell table:style-name="表格129.B11" table:number-columns-spanned="3" office:value-type="string">
            <text:p text:style-name="P1"/>
          </table:table-cell>
          <table:covered-table-cell/>
          <table:covered-table-cell/>
        </table:table-row>
        <text:soft-page-break/>
        <table:table-row table:style-name="表格129.12">
          <table:table-cell table:style-name="表格129.A12" table:number-columns-spanned="4" office:value-type="string">
            <text:p text:style-name="P1">#include&lt;unistd.h&gt;</text:p>
            <text:p text:style-name="Standard">#include&lt;sys/types.h&gt;</text:p>
            <text:p text:style-name="Standard">#include&lt;sys/stat.h&gt;</text:p>
            <text:p text:style-name="Standard">#include&lt;fcntl.h&gt;</text:p>
            <text:p text:style-name="Standard">main()</text:p>
            <text:p text:style-name="Standard">{</text:p>
            <text:p text:style-name="Standard"><text:s text:c="2"/>int fd,size;</text:p>
            <text:p text:style-name="Standard"><text:s text:c="2"/>char s [ ]=”Linux Programmer!\n”,buffer[80];</text:p>
            <text:p text:style-name="Standard"><text:s text:c="2"/>fd=open(“/tmp/temp”,O_WRONLY|O_CREAT);</text:p>
            <text:p text:style-name="Standard"><text:s text:c="2"/>write(fd,s,sizeof(s));</text:p>
            <text:p text:style-name="Standard"><text:s text:c="2"/>close(fd);</text:p>
            <text:p text:style-name="Standard"><text:s text:c="2"/>fd=open(“/tmp/temp”,O_RDONLY);</text:p>
            <text:p text:style-name="Standard"><text:s text:c="2"/>size=read(fd,buffer,sizeof(buffer));</text:p>
            <text:p text:style-name="Standard"><text:s text:c="2"/>close(fd);</text:p>
            <text:p text:style-name="Standard"><text:s text:c="2"/>printf(“%s”,buffer);</text:p>
            <text:p text:style-name="Standard">}</text:p>
          </table:table-cell>
          <table:covered-table-cell/>
          <table:covered-table-cell/>
          <table:covered-table-cell/>
        </table:table-row>
        <table:table-row table:style-name="表格129.13">
          <table:table-cell table:style-name="表格129.A11" table:number-columns-spanned="2" office:value-type="string">
            <text:p text:style-name="P2">执行</text:p>
          </table:table-cell>
          <table:covered-table-cell/>
          <table:table-cell table:style-name="表格129.B11" table:number-columns-spanned="2" office:value-type="string">
            <text:p text:style-name="P1"/>
          </table:table-cell>
          <table:covered-table-cell/>
        </table:table-row>
        <table:table-row table:style-name="表格129.14">
          <table:table-cell table:style-name="表格129.A12" table:number-columns-spanned="4" office:value-type="string">
            <text:p text:style-name="P1">Linux Programmer!</text:p>
          </table:table-cell>
          <table:covered-table-cell/>
          <table:covered-table-cell/>
          <table:covered-table-cell/>
        </table:table-row>
      </table:table>
      <text:p text:style-name="Standard"/>
      <table:table table:name="表格130" table:style-name="表格130">
        <table:table-column table:style-name="表格130.A"/>
        <table:table-column table:style-name="表格130.B"/>
        <table:table-column table:style-name="表格130.C"/>
        <table:table-row table:style-name="表格130.1">
          <table:table-cell table:style-name="表格130.A1" table:number-columns-spanned="3" office:value-type="string">
            <text:p text:style-name="P5">read（由已打开的文件读取数据）</text:p>
          </table:table-cell>
          <table:covered-table-cell/>
          <table:covered-table-cell/>
        </table:table-row>
        <table:table-row table:style-name="表格130.2">
          <table:table-cell table:style-name="表格130.A2" table:number-columns-spanned="3" office:value-type="string">
            <text:p text:style-name="P3"/>
          </table:table-cell>
          <table:covered-table-cell/>
          <table:covered-table-cell/>
        </table:table-row>
        <table:table-row table:style-name="表格130.3">
          <table:table-cell table:style-name="表格130.A3" table:number-columns-spanned="2" office:value-type="string">
            <text:p text:style-name="P2">相关函数</text:p>
          </table:table-cell>
          <table:covered-table-cell/>
          <table:table-cell table:style-name="表格130.C3" office:value-type="string">
            <text:p text:style-name="P1">readdir，write，fcntl，close，lseek，readlink，fread</text:p>
          </table:table-cell>
        </table:table-row>
        <table:table-row table:style-name="表格130.3">
          <table:table-cell table:style-name="表格130.A4" table:number-columns-spanned="2" office:value-type="string">
            <text:p text:style-name="P2">表头文件</text:p>
          </table:table-cell>
          <table:covered-table-cell/>
          <table:table-cell table:style-name="表格130.C3" office:value-type="string">
            <text:p text:style-name="P1">#include&lt;unistd.h&gt;</text:p>
          </table:table-cell>
        </table:table-row>
        <table:table-row table:style-name="表格130.3">
          <table:table-cell table:style-name="表格130.A4" table:number-columns-spanned="2" office:value-type="string">
            <text:p text:style-name="P2">定义函数</text:p>
          </table:table-cell>
          <table:covered-table-cell/>
          <table:table-cell table:style-name="表格130.C3" office:value-type="string">
            <text:p text:style-name="P1">ssize_t read(int fd,void * buf ,size_t count);</text:p>
          </table:table-cell>
        </table:table-row>
        <table:table-row table:style-name="表格130.3">
          <table:table-cell table:style-name="表格130.A4" table:number-columns-spanned="2" office:value-type="string">
            <text:p text:style-name="P2">函数说明</text:p>
          </table:table-cell>
          <table:covered-table-cell/>
          <table:table-cell table:style-name="表格130.C3" office:value-type="string">
            <text:p text:style-name="P1">read（）会把参数fd所指的文件传送count个字节到buf指针所指的内存中。若参数count为0，则read（）不会有作用并返回0。返回值为实际读取到的字节数，如果返回0，表示已到达文件尾或是无可读取的数据，此外文件读写位置会随读取到的字节移动。</text:p>
          </table:table-cell>
        </table:table-row>
        <table:table-row table:style-name="表格130.3">
          <table:table-cell table:style-name="表格130.A7" table:number-columns-spanned="2" office:value-type="string">
            <text:p text:style-name="P2">附加说明</text:p>
          </table:table-cell>
          <table:covered-table-cell/>
          <table:table-cell table:style-name="表格130.C3" office:value-type="string">
            <text:p text:style-name="P1">如果顺利read（）会返回实际读到的字节数，最好能将返回值与参数count作比较，若返回的字节数比要求读取的字节数少，则有可能读到了文件尾、从管道（pipe）或终端机读取，或者是read（）</text:p>
            <text:p text:style-name="Standard">被信号中断了读取动作。当有错误发生时则返回-1，错误代码存入errno中，而文件读写位置则无法预期。</text:p>
          </table:table-cell>
        </table:table-row>
        <table:table-row table:style-name="表格130.3">
          <table:table-cell table:style-name="表格130.A7" table:number-columns-spanned="2" office:value-type="string">
            <text:p text:style-name="P2">错误代码</text:p>
          </table:table-cell>
          <table:covered-table-cell/>
          <table:table-cell table:style-name="表格130.C3" office:value-type="string">
            <text:p text:style-name="P1">EINTR <text:s/>此调用被信号所中断。</text:p>
            <text:p text:style-name="Standard">EAGAIN 当使用不可阻断I/O时（O_NONBLOCK），若无数据可读取则返回此值。</text:p>
            <text:p text:style-name="Standard">EBADF 参数fd非有效的文件描述词，或该文件已关闭。</text:p>
          </table:table-cell>
        </table:table-row>
        <table:table-row table:style-name="表格130.9">
          <table:table-cell table:style-name="表格130.C3" table:number-columns-spanned="3" office:value-type="string">
            <text:p text:style-name="P2"/>
          </table:table-cell>
          <table:covered-table-cell/>
          <table:covered-table-cell/>
        </table:table-row>
        <table:table-row table:style-name="表格130.10">
          <table:table-cell table:style-name="表格130.A10" office:value-type="string">
            <text:p text:style-name="P2">范例</text:p>
          </table:table-cell>
          <table:table-cell table:style-name="表格130.B10" table:number-columns-spanned="2" office:value-type="string">
            <text:p text:style-name="P1"/>
          </table:table-cell>
          <table:covered-table-cell/>
        </table:table-row>
        <table:table-row table:style-name="表格130.11">
          <table:table-cell table:style-name="表格130.A11" table:number-columns-spanned="3" office:value-type="string">
            <text:p text:style-name="P1">参考open（）。</text:p>
          </table:table-cell>
          <table:covered-table-cell/>
          <table:covered-table-cell/>
        </table:table-row>
      </table:table>
      <text:p text:style-name="Standard"><text:soft-page-break/></text:p>
      <text:p text:style-name="Standard"/>
      <table:table table:name="表格131" table:style-name="表格131">
        <table:table-column table:style-name="表格131.A"/>
        <table:table-column table:style-name="表格131.B"/>
        <table:table-row table:style-name="表格131.1">
          <table:table-cell table:style-name="表格131.A1" table:number-columns-spanned="2" office:value-type="string">
            <text:p text:style-name="P5">sync（将缓冲区数据写回磁盘）</text:p>
          </table:table-cell>
          <table:covered-table-cell/>
        </table:table-row>
        <table:table-row table:style-name="表格131.2">
          <table:table-cell table:style-name="表格131.A2" table:number-columns-spanned="2" office:value-type="string">
            <text:p text:style-name="P3"/>
          </table:table-cell>
          <table:covered-table-cell/>
        </table:table-row>
        <table:table-row table:style-name="表格131.3">
          <table:table-cell table:style-name="表格131.A3" office:value-type="string">
            <text:p text:style-name="P2">相关函数</text:p>
          </table:table-cell>
          <table:table-cell table:style-name="表格131.B3" office:value-type="string">
            <text:p text:style-name="P1">fsync</text:p>
          </table:table-cell>
        </table:table-row>
        <table:table-row table:style-name="表格131.3">
          <table:table-cell table:style-name="表格131.A4" office:value-type="string">
            <text:p text:style-name="P2">表头文件</text:p>
          </table:table-cell>
          <table:table-cell table:style-name="表格131.B3" office:value-type="string">
            <text:p text:style-name="P1">#include&lt;unistd.h&gt;</text:p>
          </table:table-cell>
        </table:table-row>
        <table:table-row table:style-name="表格131.3">
          <table:table-cell table:style-name="表格131.A4" office:value-type="string">
            <text:p text:style-name="P2">定义函数</text:p>
          </table:table-cell>
          <table:table-cell table:style-name="表格131.B3" office:value-type="string">
            <text:p text:style-name="P1">int sync(void)</text:p>
          </table:table-cell>
        </table:table-row>
        <table:table-row table:style-name="表格131.3">
          <table:table-cell table:style-name="表格131.A4" office:value-type="string">
            <text:p text:style-name="P2">函数说明</text:p>
          </table:table-cell>
          <table:table-cell table:style-name="表格131.B3" office:value-type="string">
            <text:p text:style-name="P1">sync（）负责将系统缓冲区数据写回磁盘，以确保数据同步。</text:p>
          </table:table-cell>
        </table:table-row>
        <table:table-row table:style-name="表格131.3">
          <table:table-cell table:style-name="表格131.A4" office:value-type="string">
            <text:p text:style-name="P2">返回值</text:p>
          </table:table-cell>
          <table:table-cell table:style-name="表格131.B3" office:value-type="string">
            <text:p text:style-name="P1">返回0。</text:p>
          </table:table-cell>
        </table:table-row>
      </table:table>
      <text:p text:style-name="Standard"/>
      <text:p text:style-name="Standard"/>
      <text:p text:style-name="Standard"/>
      <table:table table:name="表格132" table:style-name="表格132">
        <table:table-column table:style-name="表格132.A"/>
        <table:table-column table:style-name="表格132.B"/>
        <table:table-column table:style-name="表格132.C"/>
        <table:table-row table:style-name="表格132.1">
          <table:table-cell table:style-name="表格132.A1" table:number-columns-spanned="3" office:value-type="string">
            <text:p text:style-name="P5">write（将数据写入已打开的文件内）</text:p>
          </table:table-cell>
          <table:covered-table-cell/>
          <table:covered-table-cell/>
        </table:table-row>
        <table:table-row table:style-name="表格132.2">
          <table:table-cell table:style-name="表格132.A2" table:number-columns-spanned="3" office:value-type="string">
            <text:p text:style-name="P3"/>
          </table:table-cell>
          <table:covered-table-cell/>
          <table:covered-table-cell/>
        </table:table-row>
        <table:table-row table:style-name="表格132.3">
          <table:table-cell table:style-name="表格132.A3" table:number-columns-spanned="2" office:value-type="string">
            <text:p text:style-name="P2">相关函数</text:p>
          </table:table-cell>
          <table:covered-table-cell/>
          <table:table-cell table:style-name="表格132.C3" office:value-type="string">
            <text:p text:style-name="P1">open，read，fcntl，close，lseek，sync，fsync，fwrite</text:p>
          </table:table-cell>
        </table:table-row>
        <table:table-row table:style-name="表格132.3">
          <table:table-cell table:style-name="表格132.A4" table:number-columns-spanned="2" office:value-type="string">
            <text:p text:style-name="P2">表头文件</text:p>
          </table:table-cell>
          <table:covered-table-cell/>
          <table:table-cell table:style-name="表格132.C3" office:value-type="string">
            <text:p text:style-name="P1">#include&lt;unistd.h&gt;</text:p>
          </table:table-cell>
        </table:table-row>
        <table:table-row table:style-name="表格132.3">
          <table:table-cell table:style-name="表格132.A4" table:number-columns-spanned="2" office:value-type="string">
            <text:p text:style-name="P2">定义函数</text:p>
          </table:table-cell>
          <table:covered-table-cell/>
          <table:table-cell table:style-name="表格132.C3" office:value-type="string">
            <text:p text:style-name="P1">ssize_t write (int fd,const void * buf,size_t count);</text:p>
          </table:table-cell>
        </table:table-row>
        <table:table-row table:style-name="表格132.3">
          <table:table-cell table:style-name="表格132.A4" table:number-columns-spanned="2" office:value-type="string">
            <text:p text:style-name="P2">函数说明</text:p>
          </table:table-cell>
          <table:covered-table-cell/>
          <table:table-cell table:style-name="表格132.C3" office:value-type="string">
            <text:p text:style-name="P1">write（）会把参数buf所指的内存写入count个字节到参数fd所指的文件内。当然，文件读写位置也会随之移动。</text:p>
          </table:table-cell>
        </table:table-row>
        <table:table-row table:style-name="表格132.3">
          <table:table-cell table:style-name="表格132.A4" table:number-columns-spanned="2" office:value-type="string">
            <text:p text:style-name="P2">返回值</text:p>
          </table:table-cell>
          <table:covered-table-cell/>
          <table:table-cell table:style-name="表格132.C3" office:value-type="string">
            <text:p text:style-name="P1">如果顺利write（）会返回实际写入的字节数。当有错误发生时则返回-1，错误代码存入errno中。</text:p>
          </table:table-cell>
        </table:table-row>
        <table:table-row table:style-name="表格132.3">
          <table:table-cell table:style-name="表格132.A8" table:number-columns-spanned="2" office:value-type="string">
            <text:p text:style-name="P2">错误代码</text:p>
          </table:table-cell>
          <table:covered-table-cell/>
          <table:table-cell table:style-name="表格132.C3" office:value-type="string">
            <text:p text:style-name="P1">EINTR <text:s/>此调用被信号所中断。</text:p>
            <text:p text:style-name="Standard">EAGAIN 当使用不可阻断I/O时（O_NONBLOCK），若无数据可读取则返回此值。</text:p>
            <text:p text:style-name="Standard">EADF <text:s/>参数fd非有效的文件描述词，或该文件已关闭。</text:p>
          </table:table-cell>
        </table:table-row>
        <table:table-row table:style-name="表格132.9">
          <table:table-cell table:style-name="表格132.C3" table:number-columns-spanned="3" office:value-type="string">
            <text:p text:style-name="P2"/>
          </table:table-cell>
          <table:covered-table-cell/>
          <table:covered-table-cell/>
        </table:table-row>
        <table:table-row table:style-name="表格132.10">
          <table:table-cell table:style-name="表格132.A10" office:value-type="string">
            <text:p text:style-name="P2">范例</text:p>
          </table:table-cell>
          <table:table-cell table:style-name="表格132.B10" table:number-columns-spanned="2" office:value-type="string">
            <text:p text:style-name="P1"/>
          </table:table-cell>
          <table:covered-table-cell/>
        </table:table-row>
        <table:table-row table:style-name="表格132.11">
          <table:table-cell table:style-name="表格132.A11" table:number-columns-spanned="3" office:value-type="string">
            <text:p text:style-name="P1">请参考open（）。</text:p>
          </table:table-cell>
          <table:covered-table-cell/>
          <table:covered-table-cell/>
        </table:table-row>
      </table:table>
      <text:p text:style-name="Standard"/>
      <text:p text:style-name="Standard"/>
      <table:table table:name="表格133" table:style-name="表格133">
        <table:table-column table:style-name="表格133.A"/>
        <table:table-column table:style-name="表格133.B"/>
        <table:table-row table:style-name="表格133.1">
          <table:table-cell table:style-name="表格133.A1" table:number-columns-spanned="2" office:value-type="string">
            <text:p text:style-name="P5">clearerr（清除文件流的错误旗标）</text:p>
          </table:table-cell>
          <table:covered-table-cell/>
        </table:table-row>
        <table:table-row table:style-name="表格133.2">
          <table:table-cell table:style-name="表格133.A2" table:number-columns-spanned="2" office:value-type="string">
            <text:p text:style-name="P3"/>
          </table:table-cell>
          <table:covered-table-cell/>
        </table:table-row>
        <table:table-row table:style-name="表格133.3">
          <table:table-cell table:style-name="表格133.A3" office:value-type="string">
            <text:p text:style-name="P2">相关函数</text:p>
          </table:table-cell>
          <table:table-cell table:style-name="表格133.B3" office:value-type="string">
            <text:p text:style-name="P1">feof</text:p>
          </table:table-cell>
        </table:table-row>
        <table:table-row table:style-name="表格133.3">
          <table:table-cell table:style-name="表格133.A4" office:value-type="string">
            <text:p text:style-name="P2">表头文件</text:p>
          </table:table-cell>
          <table:table-cell table:style-name="表格133.B3" office:value-type="string">
            <text:p text:style-name="P1">#include&lt;stdio.h&gt;</text:p>
          </table:table-cell>
        </table:table-row>
        <text:soft-page-break/>
        <table:table-row table:style-name="表格133.3">
          <table:table-cell table:style-name="表格133.A4" office:value-type="string">
            <text:p text:style-name="P2">定义函数</text:p>
          </table:table-cell>
          <table:table-cell table:style-name="表格133.B3" office:value-type="string">
            <text:p text:style-name="P1">void clearerr(FILE * stream);</text:p>
          </table:table-cell>
        </table:table-row>
        <table:table-row table:style-name="表格133.3">
          <table:table-cell table:style-name="表格133.A4" office:value-type="string">
            <text:p text:style-name="P2">函数说明</text:p>
          </table:table-cell>
          <table:table-cell table:style-name="表格133.B3" office:value-type="string">
            <text:p text:style-name="P1">clearerr（）清除参数stream指定的文件流所使用的错误旗标。</text:p>
          </table:table-cell>
        </table:table-row>
        <table:table-row table:style-name="表格133.3">
          <table:table-cell table:style-name="表格133.A4" office:value-type="string">
            <text:p text:style-name="P2">返回值</text:p>
          </table:table-cell>
          <table:table-cell table:style-name="表格133.B3" office:value-type="string">
            <text:p text:style-name="P1">无</text:p>
          </table:table-cell>
        </table:table-row>
      </table:table>
      <text:p text:style-name="Standard"/>
      <text:p text:style-name="Standard"/>
      <table:table table:name="表格134" table:style-name="表格134">
        <table:table-column table:style-name="表格134.A"/>
        <table:table-column table:style-name="表格134.B"/>
        <table:table-column table:style-name="表格134.C"/>
        <table:table-row table:style-name="表格134.1">
          <table:table-cell table:style-name="表格134.A1" table:number-columns-spanned="3" office:value-type="string">
            <text:p text:style-name="P5">fclose（关闭文件）</text:p>
          </table:table-cell>
          <table:covered-table-cell/>
          <table:covered-table-cell/>
        </table:table-row>
        <table:table-row table:style-name="表格134.2">
          <table:table-cell table:style-name="表格134.A2" table:number-columns-spanned="3" office:value-type="string">
            <text:p text:style-name="P3"/>
          </table:table-cell>
          <table:covered-table-cell/>
          <table:covered-table-cell/>
        </table:table-row>
        <table:table-row table:style-name="表格134.3">
          <table:table-cell table:style-name="表格134.A3" table:number-columns-spanned="2" office:value-type="string">
            <text:p text:style-name="P2">相关函数</text:p>
          </table:table-cell>
          <table:covered-table-cell/>
          <table:table-cell table:style-name="表格134.C3" office:value-type="string">
            <text:p text:style-name="P1">close，fflush，fopen，setbuf</text:p>
          </table:table-cell>
        </table:table-row>
        <table:table-row table:style-name="表格134.3">
          <table:table-cell table:style-name="表格134.A4" table:number-columns-spanned="2" office:value-type="string">
            <text:p text:style-name="P2">表头文件</text:p>
          </table:table-cell>
          <table:covered-table-cell/>
          <table:table-cell table:style-name="表格134.C3" office:value-type="string">
            <text:p text:style-name="P1">#include&lt;stdio.h&gt;</text:p>
          </table:table-cell>
        </table:table-row>
        <table:table-row table:style-name="表格134.3">
          <table:table-cell table:style-name="表格134.A4" table:number-columns-spanned="2" office:value-type="string">
            <text:p text:style-name="P2">定义函数</text:p>
          </table:table-cell>
          <table:covered-table-cell/>
          <table:table-cell table:style-name="表格134.C3" office:value-type="string">
            <text:p text:style-name="P1">int fclose(FILE * stream);</text:p>
          </table:table-cell>
        </table:table-row>
        <table:table-row table:style-name="表格134.3">
          <table:table-cell table:style-name="表格134.A4" table:number-columns-spanned="2" office:value-type="string">
            <text:p text:style-name="P2">函数说明</text:p>
          </table:table-cell>
          <table:covered-table-cell/>
          <table:table-cell table:style-name="表格134.C3" office:value-type="string">
            <text:p text:style-name="P1">fclose（）用来关闭先前fopen（）打开的文件。此动作会让缓冲区内的数据写入文件中，并释放系统所提供的文件资源。</text:p>
          </table:table-cell>
        </table:table-row>
        <table:table-row table:style-name="表格134.3">
          <table:table-cell table:style-name="表格134.A4" table:number-columns-spanned="2" office:value-type="string">
            <text:p text:style-name="P2">返回值</text:p>
          </table:table-cell>
          <table:covered-table-cell/>
          <table:table-cell table:style-name="表格134.C3" office:value-type="string">
            <text:p text:style-name="P1">若关文件动作成功则返回0，有错误发生时则返回EOF并把错误代码存到errno。</text:p>
          </table:table-cell>
        </table:table-row>
        <table:table-row table:style-name="表格134.3">
          <table:table-cell table:style-name="表格134.A8" table:number-columns-spanned="2" office:value-type="string">
            <text:p text:style-name="P2">错误代码</text:p>
          </table:table-cell>
          <table:covered-table-cell/>
          <table:table-cell table:style-name="表格134.C3" office:value-type="string">
            <text:p text:style-name="P1">EBADF表示参数stream非已打开的文件。</text:p>
          </table:table-cell>
        </table:table-row>
        <table:table-row table:style-name="表格134.9">
          <table:table-cell table:style-name="表格134.C3" table:number-columns-spanned="3" office:value-type="string">
            <text:p text:style-name="P2"/>
          </table:table-cell>
          <table:covered-table-cell/>
          <table:covered-table-cell/>
        </table:table-row>
        <table:table-row table:style-name="表格134.10">
          <table:table-cell table:style-name="表格134.A10" office:value-type="string">
            <text:p text:style-name="P2">范例</text:p>
          </table:table-cell>
          <table:table-cell table:style-name="表格134.B10" table:number-columns-spanned="2" office:value-type="string">
            <text:p text:style-name="P1"/>
          </table:table-cell>
          <table:covered-table-cell/>
        </table:table-row>
        <table:table-row table:style-name="表格134.11">
          <table:table-cell table:style-name="表格134.A11" table:number-columns-spanned="3" office:value-type="string">
            <text:p text:style-name="P1">请参考fopen（）。</text:p>
          </table:table-cell>
          <table:covered-table-cell/>
          <table:covered-table-cell/>
        </table:table-row>
      </table:table>
      <text:p text:style-name="Standard"/>
      <text:p text:style-name="Standard"/>
      <table:table table:name="表格135" table:style-name="表格135">
        <table:table-column table:style-name="表格135.A"/>
        <table:table-column table:style-name="表格135.B"/>
        <table:table-column table:style-name="表格135.C"/>
        <table:table-column table:style-name="表格135.D"/>
        <table:table-row table:style-name="表格135.1">
          <table:table-cell table:style-name="表格135.A1" table:number-columns-spanned="4" office:value-type="string">
            <text:p text:style-name="P5">fdopen（将文件描述词转为文件指针）</text:p>
          </table:table-cell>
          <table:covered-table-cell/>
          <table:covered-table-cell/>
          <table:covered-table-cell/>
        </table:table-row>
        <table:table-row table:style-name="表格135.2">
          <table:table-cell table:style-name="表格135.A2" table:number-columns-spanned="4" office:value-type="string">
            <text:p text:style-name="P3"/>
          </table:table-cell>
          <table:covered-table-cell/>
          <table:covered-table-cell/>
          <table:covered-table-cell/>
        </table:table-row>
        <table:table-row table:style-name="表格135.3">
          <table:table-cell table:style-name="表格135.A3" table:number-columns-spanned="3" office:value-type="string">
            <text:p text:style-name="P2">相关函数</text:p>
          </table:table-cell>
          <table:covered-table-cell/>
          <table:covered-table-cell/>
          <table:table-cell table:style-name="表格135.D3" office:value-type="string">
            <text:p text:style-name="P1">fopen，open，fclose</text:p>
          </table:table-cell>
        </table:table-row>
        <table:table-row table:style-name="表格135.3">
          <table:table-cell table:style-name="表格135.A4" table:number-columns-spanned="3" office:value-type="string">
            <text:p text:style-name="P2">表头文件</text:p>
          </table:table-cell>
          <table:covered-table-cell/>
          <table:covered-table-cell/>
          <table:table-cell table:style-name="表格135.D3" office:value-type="string">
            <text:p text:style-name="P1">#include&lt;stdio.h&gt;</text:p>
          </table:table-cell>
        </table:table-row>
        <table:table-row table:style-name="表格135.3">
          <table:table-cell table:style-name="表格135.A4" table:number-columns-spanned="3" office:value-type="string">
            <text:p text:style-name="P2">定义函数</text:p>
          </table:table-cell>
          <table:covered-table-cell/>
          <table:covered-table-cell/>
          <table:table-cell table:style-name="表格135.D3" office:value-type="string">
            <text:p text:style-name="P1">FILE * fdopen(int fildes,const char * mode);</text:p>
          </table:table-cell>
        </table:table-row>
        <table:table-row table:style-name="表格135.3">
          <table:table-cell table:style-name="表格135.A4" table:number-columns-spanned="3" office:value-type="string">
            <text:p text:style-name="P2">函数说明</text:p>
          </table:table-cell>
          <table:covered-table-cell/>
          <table:covered-table-cell/>
          <table:table-cell table:style-name="表格135.D3" office:value-type="string">
            <text:p text:style-name="P1">fdopen（）会将参数fildes的文件描述词，转换为对应的文件指针后返回。参数mode字符串则代表着文件指针的流形态，此形态必须和原先文件描述词读写模式相同。关于mode字符串格式请参考fopen（）。</text:p>
          </table:table-cell>
        </table:table-row>
        <table:table-row table:style-name="表格135.3">
          <table:table-cell table:style-name="表格135.A4" table:number-columns-spanned="3" office:value-type="string">
            <text:p text:style-name="P2">返回值</text:p>
          </table:table-cell>
          <table:covered-table-cell/>
          <table:covered-table-cell/>
          <table:table-cell table:style-name="表格135.D3" office:value-type="string">
            <text:p text:style-name="P1">转换成功时返回指向该流的文件指针。失败则返回NULL，并把错误代码存在errno中。</text:p>
          </table:table-cell>
        </table:table-row>
        <table:table-row table:style-name="表格135.8">
          <table:table-cell table:style-name="表格135.D3" table:number-columns-spanned="4" office:value-type="string">
            <text:p text:style-name="P2"/>
          </table:table-cell>
          <table:covered-table-cell/>
          <table:covered-table-cell/>
          <table:covered-table-cell/>
        </table:table-row>
        <table:table-row table:style-name="表格135.9">
          <table:table-cell table:style-name="表格135.A9" office:value-type="string">
            <text:p text:style-name="P2">范例</text:p>
          </table:table-cell>
          <table:table-cell table:style-name="表格135.B9" table:number-columns-spanned="3" office:value-type="string">
            <text:p text:style-name="P1"/>
          </table:table-cell>
          <table:covered-table-cell/>
          <table:covered-table-cell/>
        </table:table-row>
        <text:soft-page-break/>
        <table:table-row table:style-name="表格135.10">
          <table:table-cell table:style-name="表格135.A10" table:number-columns-spanned="4" office:value-type="string">
            <text:p text:style-name="P1">#include&lt;stdio.h&gt;</text:p>
            <text:p text:style-name="Standard">main()</text:p>
            <text:p text:style-name="Standard">{</text:p>
            <text:p text:style-name="Standard"><text:s text:c="2"/>FILE * fp =fdopen(0,”w+”);</text:p>
            <text:p text:style-name="Standard"><text:s text:c="2"/>fprintf(fp,”%s\n”,”hello!”);</text:p>
            <text:p text:style-name="Standard"><text:s text:c="2"/>fclose(fp);</text:p>
            <text:p text:style-name="Standard">}</text:p>
          </table:table-cell>
          <table:covered-table-cell/>
          <table:covered-table-cell/>
          <table:covered-table-cell/>
        </table:table-row>
        <table:table-row table:style-name="表格135.11">
          <table:table-cell table:style-name="表格135.A9" table:number-columns-spanned="2" office:value-type="string">
            <text:p text:style-name="P2">执行</text:p>
          </table:table-cell>
          <table:covered-table-cell/>
          <table:table-cell table:style-name="表格135.B9" table:number-columns-spanned="2" office:value-type="string">
            <text:p text:style-name="P1"/>
          </table:table-cell>
          <table:covered-table-cell/>
        </table:table-row>
        <table:table-row table:style-name="表格135.12">
          <table:table-cell table:style-name="表格135.A10" table:number-columns-spanned="4" office:value-type="string">
            <text:p text:style-name="P1">hello!</text:p>
          </table:table-cell>
          <table:covered-table-cell/>
          <table:covered-table-cell/>
          <table:covered-table-cell/>
        </table:table-row>
        <table:table-row table:style-name="表格135.1">
          <table:table-cell table:style-name="表格135.A1" table:number-columns-spanned="4" office:value-type="string">
            <text:p text:style-name="P5">feof（检查文件流是否读到了文件尾）</text:p>
          </table:table-cell>
          <table:covered-table-cell/>
          <table:covered-table-cell/>
          <table:covered-table-cell/>
        </table:table-row>
        <table:table-row table:style-name="表格135.2">
          <table:table-cell table:style-name="表格135.A2" table:number-columns-spanned="4" office:value-type="string">
            <text:p text:style-name="P3"/>
          </table:table-cell>
          <table:covered-table-cell/>
          <table:covered-table-cell/>
          <table:covered-table-cell/>
        </table:table-row>
        <table:table-row table:style-name="表格135.3">
          <table:table-cell table:style-name="表格135.A3" table:number-columns-spanned="3" office:value-type="string">
            <text:p text:style-name="P2">相关函数</text:p>
          </table:table-cell>
          <table:covered-table-cell/>
          <table:covered-table-cell/>
          <table:table-cell table:style-name="表格135.D3" office:value-type="string">
            <text:p text:style-name="P1">fopen，fgetc，fgets，fread</text:p>
          </table:table-cell>
        </table:table-row>
        <table:table-row table:style-name="表格135.3">
          <table:table-cell table:style-name="表格135.A4" table:number-columns-spanned="3" office:value-type="string">
            <text:p text:style-name="P2">表头文件</text:p>
          </table:table-cell>
          <table:covered-table-cell/>
          <table:covered-table-cell/>
          <table:table-cell table:style-name="表格135.D3" office:value-type="string">
            <text:p text:style-name="P1">#include&lt;stdio.h&gt;</text:p>
          </table:table-cell>
        </table:table-row>
        <table:table-row table:style-name="表格135.3">
          <table:table-cell table:style-name="表格135.A4" table:number-columns-spanned="3" office:value-type="string">
            <text:p text:style-name="P2">定义函数</text:p>
          </table:table-cell>
          <table:covered-table-cell/>
          <table:covered-table-cell/>
          <table:table-cell table:style-name="表格135.D3" office:value-type="string">
            <text:p text:style-name="P1">int feof(FILE * stream);</text:p>
          </table:table-cell>
        </table:table-row>
        <table:table-row table:style-name="表格135.3">
          <table:table-cell table:style-name="表格135.A4" table:number-columns-spanned="3" office:value-type="string">
            <text:p text:style-name="P2">函数说明</text:p>
          </table:table-cell>
          <table:covered-table-cell/>
          <table:covered-table-cell/>
          <table:table-cell table:style-name="表格135.D3" office:value-type="string">
            <text:p text:style-name="P1">feof（）用来侦测是否读取到了文件尾，尾数stream为fopen（）所返回之文件指针。如果已到文件尾则返回非零值，其他情况返回0。</text:p>
          </table:table-cell>
        </table:table-row>
        <table:table-row table:style-name="表格135.3">
          <table:table-cell table:style-name="表格135.A4" table:number-columns-spanned="3" office:value-type="string">
            <text:p text:style-name="P2">返回值</text:p>
          </table:table-cell>
          <table:covered-table-cell/>
          <table:covered-table-cell/>
          <table:table-cell table:style-name="表格135.D3" office:value-type="string">
            <text:p text:style-name="P1">返回非零值代表已到达文件尾。</text:p>
          </table:table-cell>
        </table:table-row>
      </table:table>
      <text:p text:style-name="Standard"/>
      <text:p text:style-name="Standard"/>
      <table:table table:name="表格136" table:style-name="表格136">
        <table:table-column table:style-name="表格136.A"/>
        <table:table-column table:style-name="表格136.B"/>
        <table:table-row table:style-name="表格136.1">
          <table:table-cell table:style-name="表格136.A1" table:number-columns-spanned="2" office:value-type="string">
            <text:p text:style-name="P5">fflush（更新缓冲区）</text:p>
          </table:table-cell>
          <table:covered-table-cell/>
        </table:table-row>
        <table:table-row table:style-name="表格136.2">
          <table:table-cell table:style-name="表格136.A2" table:number-columns-spanned="2" office:value-type="string">
            <text:p text:style-name="P3"/>
          </table:table-cell>
          <table:covered-table-cell/>
        </table:table-row>
        <table:table-row table:style-name="表格136.3">
          <table:table-cell table:style-name="表格136.A3" office:value-type="string">
            <text:p text:style-name="P2">相关函数</text:p>
          </table:table-cell>
          <table:table-cell table:style-name="表格136.B3" office:value-type="string">
            <text:p text:style-name="P1">write，fopen，fclose，setbuf</text:p>
          </table:table-cell>
        </table:table-row>
        <table:table-row table:style-name="表格136.3">
          <table:table-cell table:style-name="表格136.A4" office:value-type="string">
            <text:p text:style-name="P2">表头文件</text:p>
          </table:table-cell>
          <table:table-cell table:style-name="表格136.B3" office:value-type="string">
            <text:p text:style-name="P1">#include&lt;stdio.h&gt;</text:p>
          </table:table-cell>
        </table:table-row>
        <table:table-row table:style-name="表格136.3">
          <table:table-cell table:style-name="表格136.A4" office:value-type="string">
            <text:p text:style-name="P2">定义函数</text:p>
          </table:table-cell>
          <table:table-cell table:style-name="表格136.B3" office:value-type="string">
            <text:p text:style-name="P1">int fflush(FILE* stream);</text:p>
          </table:table-cell>
        </table:table-row>
        <table:table-row table:style-name="表格136.3">
          <table:table-cell table:style-name="表格136.A4" office:value-type="string">
            <text:p text:style-name="P2">函数说明</text:p>
          </table:table-cell>
          <table:table-cell table:style-name="表格136.B3" office:value-type="string">
            <text:p text:style-name="P1">fflush（）会强迫将缓冲区内的数据写回参数stream指定的文件中。如果参数stream为NULL，fflush（）会将所有打开的文件数据更新。</text:p>
          </table:table-cell>
        </table:table-row>
        <table:table-row table:style-name="表格136.3">
          <table:table-cell table:style-name="表格136.A4" office:value-type="string">
            <text:p text:style-name="P2">返回值</text:p>
          </table:table-cell>
          <table:table-cell table:style-name="表格136.B3" office:value-type="string">
            <text:p text:style-name="P1">成功返回0，失败返回EOF，错误代码存于errno中。</text:p>
          </table:table-cell>
        </table:table-row>
        <table:table-row table:style-name="表格136.3">
          <table:table-cell table:style-name="表格136.A8" office:value-type="string">
            <text:p text:style-name="P2">错误代码</text:p>
          </table:table-cell>
          <table:table-cell table:style-name="表格136.B3" office:value-type="string">
            <text:p text:style-name="P1">EBADF <text:s/>参数stream指定的文件未被打开，或打开状态为只读。其它错误代码参考write（）。</text:p>
          </table:table-cell>
        </table:table-row>
      </table:table>
      <text:p text:style-name="Standard"/>
      <text:p text:style-name="Standard"/>
      <table:table table:name="表格137" table:style-name="表格137">
        <table:table-column table:style-name="表格137.A"/>
        <table:table-column table:style-name="表格137.B"/>
        <table:table-column table:style-name="表格137.C"/>
        <table:table-row table:style-name="表格137.1">
          <table:table-cell table:style-name="表格137.A1" table:number-columns-spanned="3" office:value-type="string">
            <text:p text:style-name="P5">fgetc（由文件中读取一个字符）</text:p>
          </table:table-cell>
          <table:covered-table-cell/>
          <table:covered-table-cell/>
        </table:table-row>
        <table:table-row table:style-name="表格137.2">
          <table:table-cell table:style-name="表格137.A2" table:number-columns-spanned="3" office:value-type="string">
            <text:p text:style-name="P3"/>
          </table:table-cell>
          <table:covered-table-cell/>
          <table:covered-table-cell/>
        </table:table-row>
        <table:table-row table:style-name="表格137.3">
          <table:table-cell table:style-name="表格137.A3" table:number-columns-spanned="2" office:value-type="string">
            <text:p text:style-name="P2">相关函数</text:p>
          </table:table-cell>
          <table:covered-table-cell/>
          <table:table-cell table:style-name="表格137.C3" office:value-type="string">
            <text:p text:style-name="P1">fopen，fread，fscanf，getc</text:p>
          </table:table-cell>
        </table:table-row>
        <text:soft-page-break/>
        <table:table-row table:style-name="表格137.3">
          <table:table-cell table:style-name="表格137.A4" table:number-columns-spanned="2" office:value-type="string">
            <text:p text:style-name="P2">表头文件</text:p>
          </table:table-cell>
          <table:covered-table-cell/>
          <table:table-cell table:style-name="表格137.C3" office:value-type="string">
            <text:p text:style-name="P1">#include&lt;stdio.h&gt;</text:p>
          </table:table-cell>
        </table:table-row>
        <table:table-row table:style-name="表格137.3">
          <table:table-cell table:style-name="表格137.A4" table:number-columns-spanned="2" office:value-type="string">
            <text:p text:style-name="P2">定义函数</text:p>
          </table:table-cell>
          <table:covered-table-cell/>
          <table:table-cell table:style-name="表格137.C3" office:value-type="string">
            <text:p text:style-name="P1">int fgetc(FILE * stream);</text:p>
          </table:table-cell>
        </table:table-row>
        <table:table-row table:style-name="表格137.3">
          <table:table-cell table:style-name="表格137.A4" table:number-columns-spanned="2" office:value-type="string">
            <text:p text:style-name="P2">函数说明</text:p>
          </table:table-cell>
          <table:covered-table-cell/>
          <table:table-cell table:style-name="表格137.C3" office:value-type="string">
            <text:p text:style-name="P1">fgetc（）用来从参数stream所指的文件中读取一个字符。若读到文件尾而无数据时便返回EOF。</text:p>
          </table:table-cell>
        </table:table-row>
        <table:table-row table:style-name="表格137.3">
          <table:table-cell table:style-name="表格137.A4" table:number-columns-spanned="2" office:value-type="string">
            <text:p text:style-name="P2">返回值</text:p>
          </table:table-cell>
          <table:covered-table-cell/>
          <table:table-cell table:style-name="表格137.C3" office:value-type="string">
            <text:p text:style-name="P1">fgetc（）会返回读取到的字符，若返回EOF则表示到了文件尾。</text:p>
          </table:table-cell>
        </table:table-row>
        <table:table-row table:style-name="表格137.8">
          <table:table-cell table:style-name="表格137.C3" table:number-columns-spanned="3" office:value-type="string">
            <text:p text:style-name="P2"/>
          </table:table-cell>
          <table:covered-table-cell/>
          <table:covered-table-cell/>
        </table:table-row>
        <table:table-row table:style-name="表格137.9">
          <table:table-cell table:style-name="表格137.A9" office:value-type="string">
            <text:p text:style-name="P2">范例</text:p>
          </table:table-cell>
          <table:table-cell table:style-name="表格137.B9" table:number-columns-spanned="2" office:value-type="string">
            <text:p text:style-name="P1"/>
          </table:table-cell>
          <table:covered-table-cell/>
        </table:table-row>
        <table:table-row table:style-name="表格137.10">
          <table:table-cell table:style-name="表格137.A10" table:number-columns-spanned="3" office:value-type="string">
            <text:p text:style-name="P1">#include&lt;stdio.h&gt;</text:p>
            <text:p text:style-name="Standard">main()</text:p>
            <text:p text:style-name="Standard">{</text:p>
            <text:p text:style-name="Standard"><text:s text:c="2"/>FILE *fp;</text:p>
            <text:p text:style-name="Standard"><text:s text:c="2"/>int c;</text:p>
            <text:p text:style-name="Standard"><text:s text:c="2"/>fp=fopen(“exist”,”r”);</text:p>
            <text:p text:style-name="Standard"><text:s text:c="2"/>while((c=fgetc(fp))!=EOF)</text:p>
            <text:p text:style-name="P18">printf(“%c”,c);</text:p>
            <text:p text:style-name="Standard"><text:s text:c="3"/>fclose(fp);</text:p>
            <text:p text:style-name="Standard">}</text:p>
          </table:table-cell>
          <table:covered-table-cell/>
          <table:covered-table-cell/>
        </table:table-row>
      </table:table>
      <text:p text:style-name="Standard"/>
      <text:p text:style-name="Standard"/>
      <table:table table:name="表格138" table:style-name="表格138">
        <table:table-column table:style-name="表格138.A"/>
        <table:table-column table:style-name="表格138.B"/>
        <table:table-column table:style-name="表格138.C"/>
        <table:table-column table:style-name="表格138.D"/>
        <table:table-row table:style-name="表格138.1">
          <table:table-cell table:style-name="表格138.A1" table:number-columns-spanned="4" office:value-type="string">
            <text:p text:style-name="P5">fgets（由文件中读取一字符串）</text:p>
          </table:table-cell>
          <table:covered-table-cell/>
          <table:covered-table-cell/>
          <table:covered-table-cell/>
        </table:table-row>
        <table:table-row table:style-name="表格138.2">
          <table:table-cell table:style-name="表格138.A2" table:number-columns-spanned="4" office:value-type="string">
            <text:p text:style-name="P3"/>
          </table:table-cell>
          <table:covered-table-cell/>
          <table:covered-table-cell/>
          <table:covered-table-cell/>
        </table:table-row>
        <table:table-row table:style-name="表格138.3">
          <table:table-cell table:style-name="表格138.A3" table:number-columns-spanned="3" office:value-type="string">
            <text:p text:style-name="P2">相关函数</text:p>
          </table:table-cell>
          <table:covered-table-cell/>
          <table:covered-table-cell/>
          <table:table-cell table:style-name="表格138.D3" office:value-type="string">
            <text:p text:style-name="P1">fopen，fread，fscanf，getc</text:p>
          </table:table-cell>
        </table:table-row>
        <table:table-row table:style-name="表格138.3">
          <table:table-cell table:style-name="表格138.A4" table:number-columns-spanned="3" office:value-type="string">
            <text:p text:style-name="P2">表头文件</text:p>
          </table:table-cell>
          <table:covered-table-cell/>
          <table:covered-table-cell/>
          <table:table-cell table:style-name="表格138.D3" office:value-type="string">
            <text:p text:style-name="P1">#include&lt;stdio.h&gt;</text:p>
          </table:table-cell>
        </table:table-row>
        <table:table-row table:style-name="表格138.3">
          <table:table-cell table:style-name="表格138.A4" table:number-columns-spanned="3" office:value-type="string">
            <text:p text:style-name="P2">定义函数</text:p>
          </table:table-cell>
          <table:covered-table-cell/>
          <table:covered-table-cell/>
          <table:table-cell table:style-name="表格138.D3" office:value-type="string">
            <text:p text:style-name="P1">char * fgets(char * s,int size,FILE * stream);</text:p>
          </table:table-cell>
        </table:table-row>
        <table:table-row table:style-name="表格138.3">
          <table:table-cell table:style-name="表格138.A4" table:number-columns-spanned="3" office:value-type="string">
            <text:p text:style-name="P2">函数说明</text:p>
          </table:table-cell>
          <table:covered-table-cell/>
          <table:covered-table-cell/>
          <table:table-cell table:style-name="表格138.D3" office:value-type="string">
            <text:p text:style-name="P1">fgets（）用来从参数stream所指的文件内读入字符并存到参数s所指的内存空间，直到出现换行字符、读到文件尾或是已读了size-1个字符为止，最后会加上NULL作为字符串结束。</text:p>
          </table:table-cell>
        </table:table-row>
        <table:table-row table:style-name="表格138.3">
          <table:table-cell table:style-name="表格138.A4" table:number-columns-spanned="3" office:value-type="string">
            <text:p text:style-name="P2">返回值</text:p>
          </table:table-cell>
          <table:covered-table-cell/>
          <table:covered-table-cell/>
          <table:table-cell table:style-name="表格138.D3" office:value-type="string">
            <text:p text:style-name="P1">fgets（）若成功则返回s指针，返回NULL则表示有错误发生。</text:p>
          </table:table-cell>
        </table:table-row>
        <table:table-row table:style-name="表格138.8">
          <table:table-cell table:style-name="表格138.D3" table:number-columns-spanned="4" office:value-type="string">
            <text:p text:style-name="P2"/>
          </table:table-cell>
          <table:covered-table-cell/>
          <table:covered-table-cell/>
          <table:covered-table-cell/>
        </table:table-row>
        <table:table-row table:style-name="表格138.9">
          <table:table-cell table:style-name="表格138.A9" office:value-type="string">
            <text:p text:style-name="P2">范例</text:p>
          </table:table-cell>
          <table:table-cell table:style-name="表格138.B9" table:number-columns-spanned="3" office:value-type="string">
            <text:p text:style-name="P1"/>
          </table:table-cell>
          <table:covered-table-cell/>
          <table:covered-table-cell/>
        </table:table-row>
        <table:table-row table:style-name="表格138.10">
          <table:table-cell table:style-name="表格138.A10" table:number-columns-spanned="4" office:value-type="string">
            <text:p text:style-name="P1">#include&lt;stdio.h&gt;</text:p>
            <text:p text:style-name="Standard">main()</text:p>
            <text:p text:style-name="Standard">{</text:p>
            <text:p text:style-name="Standard"><text:s/>char s[80];</text:p>
            <text:p text:style-name="Standard"><text:s/>fputs(fgets(s,80,stdin),stdout);</text:p>
            <text:p text:style-name="Standard">}</text:p>
          </table:table-cell>
          <table:covered-table-cell/>
          <table:covered-table-cell/>
          <table:covered-table-cell/>
        </table:table-row>
        <text:soft-page-break/>
        <table:table-row table:style-name="表格138.11">
          <table:table-cell table:style-name="表格138.A9" table:number-columns-spanned="2" office:value-type="string">
            <text:p text:style-name="P2">执行</text:p>
          </table:table-cell>
          <table:covered-table-cell/>
          <table:table-cell table:style-name="表格138.B9" table:number-columns-spanned="2" office:value-type="string">
            <text:p text:style-name="P1"/>
          </table:table-cell>
          <table:covered-table-cell/>
        </table:table-row>
        <table:table-row table:style-name="表格138.12">
          <table:table-cell table:style-name="表格138.A10" table:number-columns-spanned="4" office:value-type="string">
            <text:p text:style-name="P1">this is a test <text:s/>/*输入*/</text:p>
            <text:p text:style-name="Standard">this is a test <text:s/>/*输出*/</text:p>
          </table:table-cell>
          <table:covered-table-cell/>
          <table:covered-table-cell/>
          <table:covered-table-cell/>
        </table:table-row>
      </table:table>
      <text:p text:style-name="Standard"/>
      <text:p text:style-name="Standard"/>
      <table:table table:name="表格139" table:style-name="表格139">
        <table:table-column table:style-name="表格139.A"/>
        <table:table-column table:style-name="表格139.B"/>
        <table:table-column table:style-name="表格139.C"/>
        <table:table-column table:style-name="表格139.D"/>
        <table:table-row table:style-name="表格139.1">
          <table:table-cell table:style-name="表格139.A1" table:number-columns-spanned="4" office:value-type="string">
            <text:p text:style-name="P5">fileno（返回文件流所使用的文件描述词）</text:p>
          </table:table-cell>
          <table:covered-table-cell/>
          <table:covered-table-cell/>
          <table:covered-table-cell/>
        </table:table-row>
        <table:table-row table:style-name="表格139.2">
          <table:table-cell table:style-name="表格139.A2" table:number-columns-spanned="4" office:value-type="string">
            <text:p text:style-name="P3"/>
          </table:table-cell>
          <table:covered-table-cell/>
          <table:covered-table-cell/>
          <table:covered-table-cell/>
        </table:table-row>
        <table:table-row table:style-name="表格139.3">
          <table:table-cell table:style-name="表格139.A3" table:number-columns-spanned="3" office:value-type="string">
            <text:p text:style-name="P2">相关函数</text:p>
          </table:table-cell>
          <table:covered-table-cell/>
          <table:covered-table-cell/>
          <table:table-cell table:style-name="表格139.D3" office:value-type="string">
            <text:p text:style-name="P1">open，fopen</text:p>
          </table:table-cell>
        </table:table-row>
        <table:table-row table:style-name="表格139.3">
          <table:table-cell table:style-name="表格139.A4" table:number-columns-spanned="3" office:value-type="string">
            <text:p text:style-name="P2">表头文件</text:p>
          </table:table-cell>
          <table:covered-table-cell/>
          <table:covered-table-cell/>
          <table:table-cell table:style-name="表格139.D3" office:value-type="string">
            <text:p text:style-name="P1">#include&lt;stdio.h&gt;</text:p>
          </table:table-cell>
        </table:table-row>
        <table:table-row table:style-name="表格139.3">
          <table:table-cell table:style-name="表格139.A4" table:number-columns-spanned="3" office:value-type="string">
            <text:p text:style-name="P2">定义函数</text:p>
          </table:table-cell>
          <table:covered-table-cell/>
          <table:covered-table-cell/>
          <table:table-cell table:style-name="表格139.D3" office:value-type="string">
            <text:p text:style-name="P1">int fileno(FILE * stream);</text:p>
          </table:table-cell>
        </table:table-row>
        <table:table-row table:style-name="表格139.3">
          <table:table-cell table:style-name="表格139.A4" table:number-columns-spanned="3" office:value-type="string">
            <text:p text:style-name="P2">函数说明</text:p>
          </table:table-cell>
          <table:covered-table-cell/>
          <table:covered-table-cell/>
          <table:table-cell table:style-name="表格139.D3" office:value-type="string">
            <text:p text:style-name="P1">fileno（）用来取得参数stream指定的文件流所使用的文件描述词。</text:p>
          </table:table-cell>
        </table:table-row>
        <table:table-row table:style-name="表格139.3">
          <table:table-cell table:style-name="表格139.A4" table:number-columns-spanned="3" office:value-type="string">
            <text:p text:style-name="P2">返回值</text:p>
          </table:table-cell>
          <table:covered-table-cell/>
          <table:covered-table-cell/>
          <table:table-cell table:style-name="表格139.D3" office:value-type="string">
            <text:p text:style-name="P1">返回文件描述词。</text:p>
          </table:table-cell>
        </table:table-row>
        <table:table-row table:style-name="表格139.8">
          <table:table-cell table:style-name="表格139.D3" table:number-columns-spanned="4" office:value-type="string">
            <text:p text:style-name="P2"/>
          </table:table-cell>
          <table:covered-table-cell/>
          <table:covered-table-cell/>
          <table:covered-table-cell/>
        </table:table-row>
        <table:table-row table:style-name="表格139.9">
          <table:table-cell table:style-name="表格139.A9" office:value-type="string">
            <text:p text:style-name="P2">范例</text:p>
          </table:table-cell>
          <table:table-cell table:style-name="表格139.B9" table:number-columns-spanned="3" office:value-type="string">
            <text:p text:style-name="P1"/>
          </table:table-cell>
          <table:covered-table-cell/>
          <table:covered-table-cell/>
        </table:table-row>
        <table:table-row table:style-name="表格139.10">
          <table:table-cell table:style-name="表格139.A10" table:number-columns-spanned="4" office:value-type="string">
            <text:p text:style-name="P1">#include&lt;stdio.h&gt;</text:p>
            <text:p text:style-name="Standard">main()</text:p>
            <text:p text:style-name="Standard">{ </text:p>
            <text:p text:style-name="Standard"><text:s text:c="2"/>FILE * fp;</text:p>
            <text:p text:style-name="Standard"><text:s text:c="2"/>int fd;</text:p>
            <text:p text:style-name="Standard"><text:s text:c="2"/>fp=fopen(“/etc/passwd”,”r”);</text:p>
            <text:p text:style-name="Standard"><text:s text:c="2"/>fd=fileno(fp);</text:p>
            <text:p text:style-name="Standard"><text:s text:c="2"/>printf(“fd=%d\n”,fd);</text:p>
            <text:p text:style-name="Standard"><text:s text:c="2"/>fclose(fp);</text:p>
            <text:p text:style-name="Standard">}</text:p>
          </table:table-cell>
          <table:covered-table-cell/>
          <table:covered-table-cell/>
          <table:covered-table-cell/>
        </table:table-row>
        <table:table-row table:style-name="表格139.11">
          <table:table-cell table:style-name="表格139.A9" table:number-columns-spanned="2" office:value-type="string">
            <text:p text:style-name="P2">执行</text:p>
          </table:table-cell>
          <table:covered-table-cell/>
          <table:table-cell table:style-name="表格139.B9" table:number-columns-spanned="2" office:value-type="string">
            <text:p text:style-name="P1"/>
          </table:table-cell>
          <table:covered-table-cell/>
        </table:table-row>
        <table:table-row table:style-name="表格139.12">
          <table:table-cell table:style-name="表格139.A10" table:number-columns-spanned="4" office:value-type="string">
            <text:p text:style-name="P1">fd=3</text:p>
          </table:table-cell>
          <table:covered-table-cell/>
          <table:covered-table-cell/>
          <table:covered-table-cell/>
        </table:table-row>
      </table:table>
      <text:p text:style-name="Standard"/>
      <text:p text:style-name="Standard"/>
      <table:table table:name="表格140" table:style-name="表格140">
        <table:table-column table:style-name="表格140.A"/>
        <table:table-column table:style-name="表格140.B"/>
        <table:table-column table:style-name="表格140.C"/>
        <table:table-row table:style-name="表格140.1">
          <table:table-cell table:style-name="表格140.A1" table:number-columns-spanned="3" office:value-type="string">
            <text:p text:style-name="P5">fopen（打开文件）</text:p>
          </table:table-cell>
          <table:covered-table-cell/>
          <table:covered-table-cell/>
        </table:table-row>
        <table:table-row table:style-name="表格140.2">
          <table:table-cell table:style-name="表格140.A2" table:number-columns-spanned="3" office:value-type="string">
            <text:p text:style-name="P3"/>
          </table:table-cell>
          <table:covered-table-cell/>
          <table:covered-table-cell/>
        </table:table-row>
        <table:table-row table:style-name="表格140.3">
          <table:table-cell table:style-name="表格140.A3" table:number-columns-spanned="2" office:value-type="string">
            <text:p text:style-name="P2">相关函数</text:p>
          </table:table-cell>
          <table:covered-table-cell/>
          <table:table-cell table:style-name="表格140.C3" office:value-type="string">
            <text:p text:style-name="P1">open，fclose</text:p>
          </table:table-cell>
        </table:table-row>
        <table:table-row table:style-name="表格140.3">
          <table:table-cell table:style-name="表格140.A4" table:number-columns-spanned="2" office:value-type="string">
            <text:p text:style-name="P2">表头文件</text:p>
          </table:table-cell>
          <table:covered-table-cell/>
          <table:table-cell table:style-name="表格140.C3" office:value-type="string">
            <text:p text:style-name="P1">#include&lt;stdio.h&gt;</text:p>
          </table:table-cell>
        </table:table-row>
        <table:table-row table:style-name="表格140.3">
          <table:table-cell table:style-name="表格140.A4" table:number-columns-spanned="2" office:value-type="string">
            <text:p text:style-name="P2">定义函数</text:p>
          </table:table-cell>
          <table:covered-table-cell/>
          <table:table-cell table:style-name="表格140.C3" office:value-type="string">
            <text:p text:style-name="P1">FILE * fopen(const char * path,const char * mode);</text:p>
          </table:table-cell>
        </table:table-row>
        <text:soft-page-break/>
        <table:table-row table:style-name="表格140.3">
          <table:table-cell table:style-name="表格140.A4" table:number-columns-spanned="2" office:value-type="string">
            <text:p text:style-name="P2">函数说明</text:p>
          </table:table-cell>
          <table:covered-table-cell/>
          <table:table-cell table:style-name="表格140.C3" office:value-type="string">
            <text:p text:style-name="P1">参数path字符串包含欲打开的文件路径及文件名，参数mode字符串则代表着流形态。mode有下列几种形态字符串：</text:p>
            <text:p text:style-name="Standard">r <text:s text:c="3"/>打开只读文件，该文件必须存在。</text:p>
            <text:p text:style-name="Standard">r+ <text:s text:c="2"/>打开可读写的文件，该文件必须存在。</text:p>
            <text:p text:style-name="Standard">w <text:s text:c="3"/>打开只写文件，若文件存在则文件长度清为0，即该文件内容会消失。若文件不存在则建立该文件。</text:p>
            <text:p text:style-name="Standard">w+ <text:s text:c="2"/>打开可读写文件，若文件存在则文件长度清为零，即该文件内容会消失。若文件不存在则建立该文件。</text:p>
            <text:p text:style-name="Standard">a <text:s text:c="3"/>以附加的方式打开只写文件。若文件不存在，则会建立该文件，如果文件存在，写入的数据会被加到文件尾，即文件原先的内容会被保留。</text:p>
            <text:p text:style-name="Standard">a+ <text:s/>以附加方式打开可读写的文件。若文件不存在，则会建立该文件，如果文件存在，写入的数据会被加到文件尾后，即文件原先的内容会被保留。</text:p>
            <text:p text:style-name="Standard">上述的形态字符串都可以再加一个b字符，如rb、w+b或ab＋等组合，加入b字符用来告诉函数库打开的文件为二进制文件，而非纯文字文件。不过在POSIX系统，包含Linux都会忽略该字符。由fopen（）所建立的新文件会具有S_IRUSR|S_IWUSR|S_IRGRP|S_IWGRP|S_IROTH|S_IWOTH（0666）权限，此文件权限也会参考umask值。</text:p>
          </table:table-cell>
        </table:table-row>
        <table:table-row table:style-name="表格140.3">
          <table:table-cell table:style-name="表格140.A4" table:number-columns-spanned="2" office:value-type="string">
            <text:p text:style-name="P2">返回值</text:p>
          </table:table-cell>
          <table:covered-table-cell/>
          <table:table-cell table:style-name="表格140.C3" office:value-type="string">
            <text:p text:style-name="P1">文件顺利打开后，指向该流的文件指针就会被返回。若果文件打开失败则返回NULL，并把错误代码存在errno中。</text:p>
          </table:table-cell>
        </table:table-row>
        <table:table-row table:style-name="表格140.3">
          <table:table-cell table:style-name="表格140.A8" table:number-columns-spanned="2" office:value-type="string">
            <text:p text:style-name="P2">附加说明</text:p>
          </table:table-cell>
          <table:covered-table-cell/>
          <table:table-cell table:style-name="表格140.C3" office:value-type="string">
            <text:p text:style-name="P1">一般而言，开文件后会作一些文件读取或写入的动作，若开文件失败，接下来的读写动作也无法顺利进行，所以在fopen（）后请作错误判断及处理。</text:p>
          </table:table-cell>
        </table:table-row>
        <table:table-row table:style-name="表格140.9">
          <table:table-cell table:style-name="表格140.C3" table:number-columns-spanned="3" office:value-type="string">
            <text:p text:style-name="P2"/>
          </table:table-cell>
          <table:covered-table-cell/>
          <table:covered-table-cell/>
        </table:table-row>
        <table:table-row table:style-name="表格140.10">
          <table:table-cell table:style-name="表格140.A10" office:value-type="string">
            <text:p text:style-name="P2">范例</text:p>
          </table:table-cell>
          <table:table-cell table:style-name="表格140.B10" table:number-columns-spanned="2" office:value-type="string">
            <text:p text:style-name="P1"/>
          </table:table-cell>
          <table:covered-table-cell/>
        </table:table-row>
        <table:table-row table:style-name="表格140.11">
          <table:table-cell table:style-name="表格140.A11" table:number-columns-spanned="3" office:value-type="string">
            <text:p text:style-name="P1">#include&lt;stdio.h&gt;</text:p>
            <text:p text:style-name="Standard">main()</text:p>
            <text:p text:style-name="Standard">{</text:p>
            <text:p text:style-name="Standard"><text:s/>FILE * fp;</text:p>
            <text:p text:style-name="Standard"><text:s/>fp=fopen(“noexist”,”a+”);</text:p>
            <text:p text:style-name="Standard"><text:s/>if(fp= =NULL) return;</text:p>
            <text:p text:style-name="Standard"><text:s/>fclose(fp);</text:p>
            <text:p text:style-name="Standard">}</text:p>
          </table:table-cell>
          <table:covered-table-cell/>
          <table:covered-table-cell/>
        </table:table-row>
      </table:table>
      <text:p text:style-name="Standard"/>
      <text:p text:style-name="Standard"/>
      <table:table table:name="表格141" table:style-name="表格141">
        <table:table-column table:style-name="表格141.A"/>
        <table:table-column table:style-name="表格141.B"/>
        <table:table-column table:style-name="表格141.C"/>
        <table:table-row table:style-name="表格141.1">
          <table:table-cell table:style-name="表格141.A1" table:number-columns-spanned="3" office:value-type="string">
            <text:p text:style-name="P5">fputc（将一指定字符写入文件流中）</text:p>
          </table:table-cell>
          <table:covered-table-cell/>
          <table:covered-table-cell/>
        </table:table-row>
        <table:table-row table:style-name="表格141.2">
          <table:table-cell table:style-name="表格141.A2" table:number-columns-spanned="3" office:value-type="string">
            <text:p text:style-name="P3"/>
          </table:table-cell>
          <table:covered-table-cell/>
          <table:covered-table-cell/>
        </table:table-row>
        <table:table-row table:style-name="表格141.3">
          <table:table-cell table:style-name="表格141.A3" table:number-columns-spanned="2" office:value-type="string">
            <text:p text:style-name="P2">相关函数</text:p>
          </table:table-cell>
          <table:covered-table-cell/>
          <table:table-cell table:style-name="表格141.C3" office:value-type="string">
            <text:p text:style-name="P1">fopen，fwrite，fscanf，putc</text:p>
          </table:table-cell>
        </table:table-row>
        <table:table-row table:style-name="表格141.3">
          <table:table-cell table:style-name="表格141.A4" table:number-columns-spanned="2" office:value-type="string">
            <text:p text:style-name="P2">表头文件</text:p>
          </table:table-cell>
          <table:covered-table-cell/>
          <table:table-cell table:style-name="表格141.C3" office:value-type="string">
            <text:p text:style-name="P1">#include&lt;stdio.h&gt;</text:p>
          </table:table-cell>
        </table:table-row>
        <table:table-row table:style-name="表格141.3">
          <table:table-cell table:style-name="表格141.A4" table:number-columns-spanned="2" office:value-type="string">
            <text:p text:style-name="P2">定义函数</text:p>
          </table:table-cell>
          <table:covered-table-cell/>
          <table:table-cell table:style-name="表格141.C3" office:value-type="string">
            <text:p text:style-name="P1">int fputc(int c,FILE * stream);</text:p>
          </table:table-cell>
        </table:table-row>
        <text:soft-page-break/>
        <table:table-row table:style-name="表格141.3">
          <table:table-cell table:style-name="表格141.A4" table:number-columns-spanned="2" office:value-type="string">
            <text:p text:style-name="P2">函数说明</text:p>
          </table:table-cell>
          <table:covered-table-cell/>
          <table:table-cell table:style-name="表格141.C3" office:value-type="string">
            <text:p text:style-name="P1">fputc会将参数c转为unsigned char后写入参数stream指定的文件中。</text:p>
          </table:table-cell>
        </table:table-row>
        <table:table-row table:style-name="表格141.3">
          <table:table-cell table:style-name="表格141.A4" table:number-columns-spanned="2" office:value-type="string">
            <text:p text:style-name="P2">返回值</text:p>
          </table:table-cell>
          <table:covered-table-cell/>
          <table:table-cell table:style-name="表格141.C3" office:value-type="string">
            <text:p text:style-name="P1">fputc（）会返回写入成功的字符，即参数c。若返回EOF则代表写入失败。</text:p>
          </table:table-cell>
        </table:table-row>
        <table:table-row table:style-name="表格141.8">
          <table:table-cell table:style-name="表格141.C3" table:number-columns-spanned="3" office:value-type="string">
            <text:p text:style-name="P2"/>
          </table:table-cell>
          <table:covered-table-cell/>
          <table:covered-table-cell/>
        </table:table-row>
        <table:table-row table:style-name="表格141.9">
          <table:table-cell table:style-name="表格141.A9" office:value-type="string">
            <text:p text:style-name="P2">范例</text:p>
          </table:table-cell>
          <table:table-cell table:style-name="表格141.B9" table:number-columns-spanned="2" office:value-type="string">
            <text:p text:style-name="P1"/>
          </table:table-cell>
          <table:covered-table-cell/>
        </table:table-row>
        <table:table-row table:style-name="表格141.10">
          <table:table-cell table:style-name="表格141.A10" table:number-columns-spanned="3" office:value-type="string">
            <text:p text:style-name="P1">#include&lt;stdio.h&gt;</text:p>
            <text:p text:style-name="Standard">main()</text:p>
            <text:p text:style-name="Standard">{</text:p>
            <text:p text:style-name="Standard"><text:s/>FILE * fp;</text:p>
            <text:p text:style-name="Standard"><text:s/>char a[26]=”abcdefghijklmnopqrstuvwxyz”;</text:p>
            <text:p text:style-name="Standard"><text:s/>int i;</text:p>
            <text:p text:style-name="Standard"><text:s/>fp= fopen(“noexist”,”w”);</text:p>
            <text:p text:style-name="Standard"><text:s/>for(i=0;i&lt;26;i++)</text:p>
            <text:p text:style-name="Standard"><text:s/>fputc(a[i],fp);</text:p>
            <text:p text:style-name="Standard"><text:s/>fclose(fp);}</text:p>
          </table:table-cell>
          <table:covered-table-cell/>
          <table:covered-table-cell/>
        </table:table-row>
        <table:table-row table:style-name="表格141.1">
          <table:table-cell table:style-name="表格141.A1" table:number-columns-spanned="3" office:value-type="string">
            <text:p text:style-name="P5">fputs（将一指定的字符串写入文件内）</text:p>
          </table:table-cell>
          <table:covered-table-cell/>
          <table:covered-table-cell/>
        </table:table-row>
        <table:table-row table:style-name="表格141.2">
          <table:table-cell table:style-name="表格141.A2" table:number-columns-spanned="3" office:value-type="string">
            <text:p text:style-name="P3"/>
          </table:table-cell>
          <table:covered-table-cell/>
          <table:covered-table-cell/>
        </table:table-row>
        <table:table-row table:style-name="表格141.3">
          <table:table-cell table:style-name="表格141.A3" table:number-columns-spanned="2" office:value-type="string">
            <text:p text:style-name="P2">相关函数</text:p>
          </table:table-cell>
          <table:covered-table-cell/>
          <table:table-cell table:style-name="表格141.C3" office:value-type="string">
            <text:p text:style-name="P1">fopen，fwrite，fscanf，fputc，putc</text:p>
          </table:table-cell>
        </table:table-row>
        <table:table-row table:style-name="表格141.3">
          <table:table-cell table:style-name="表格141.A4" table:number-columns-spanned="2" office:value-type="string">
            <text:p text:style-name="P2">表头文件</text:p>
          </table:table-cell>
          <table:covered-table-cell/>
          <table:table-cell table:style-name="表格141.C3" office:value-type="string">
            <text:p text:style-name="P1">#include&lt;stdio.h&gt;</text:p>
          </table:table-cell>
        </table:table-row>
        <table:table-row table:style-name="表格141.3">
          <table:table-cell table:style-name="表格141.A4" table:number-columns-spanned="2" office:value-type="string">
            <text:p text:style-name="P2">定义函数</text:p>
          </table:table-cell>
          <table:covered-table-cell/>
          <table:table-cell table:style-name="表格141.C3" office:value-type="string">
            <text:p text:style-name="P1">int fputs(const char * s,FILE * stream);</text:p>
          </table:table-cell>
        </table:table-row>
        <table:table-row table:style-name="表格141.3">
          <table:table-cell table:style-name="表格141.A4" table:number-columns-spanned="2" office:value-type="string">
            <text:p text:style-name="P2">函数说明</text:p>
          </table:table-cell>
          <table:covered-table-cell/>
          <table:table-cell table:style-name="表格141.C3" office:value-type="string">
            <text:p text:style-name="P1">fputs（）用来将参数s所指的字符串写入到参数stream所指的文件内。</text:p>
          </table:table-cell>
        </table:table-row>
        <table:table-row table:style-name="表格141.3">
          <table:table-cell table:style-name="表格141.A4" table:number-columns-spanned="2" office:value-type="string">
            <text:p text:style-name="P2">返回值</text:p>
          </table:table-cell>
          <table:covered-table-cell/>
          <table:table-cell table:style-name="表格141.C3" office:value-type="string">
            <text:p text:style-name="P1">若成功则返回写出的字符个数，返回EOF则表示有错误发生。</text:p>
          </table:table-cell>
        </table:table-row>
        <table:table-row table:style-name="表格141.8">
          <table:table-cell table:style-name="表格141.C3" table:number-columns-spanned="3" office:value-type="string">
            <text:p text:style-name="P2"/>
          </table:table-cell>
          <table:covered-table-cell/>
          <table:covered-table-cell/>
        </table:table-row>
        <table:table-row table:style-name="表格141.9">
          <table:table-cell table:style-name="表格141.A9" office:value-type="string">
            <text:p text:style-name="P2">范例</text:p>
          </table:table-cell>
          <table:table-cell table:style-name="表格141.B9" table:number-columns-spanned="2" office:value-type="string">
            <text:p text:style-name="P1"/>
          </table:table-cell>
          <table:covered-table-cell/>
        </table:table-row>
        <table:table-row table:style-name="表格141.20">
          <table:table-cell table:style-name="表格141.A10" table:number-columns-spanned="3" office:value-type="string">
            <text:p text:style-name="P1">请参考fgets（）。</text:p>
          </table:table-cell>
          <table:covered-table-cell/>
          <table:covered-table-cell/>
        </table:table-row>
      </table:table>
      <text:p text:style-name="Standard"/>
      <text:p text:style-name="Standard"/>
      <table:table table:name="表格142" table:style-name="表格142">
        <table:table-column table:style-name="表格142.A"/>
        <table:table-column table:style-name="表格142.B"/>
        <table:table-column table:style-name="表格142.C"/>
        <table:table-column table:style-name="表格142.D"/>
        <table:table-row table:style-name="表格142.1">
          <table:table-cell table:style-name="表格142.A1" table:number-columns-spanned="4" office:value-type="string">
            <text:p text:style-name="P5">fread（从文件流读取数据）</text:p>
          </table:table-cell>
          <table:covered-table-cell/>
          <table:covered-table-cell/>
          <table:covered-table-cell/>
        </table:table-row>
        <table:table-row table:style-name="表格142.2">
          <table:table-cell table:style-name="表格142.A2" table:number-columns-spanned="4" office:value-type="string">
            <text:p text:style-name="P3"/>
          </table:table-cell>
          <table:covered-table-cell/>
          <table:covered-table-cell/>
          <table:covered-table-cell/>
        </table:table-row>
        <table:table-row table:style-name="表格142.3">
          <table:table-cell table:style-name="表格142.A3" table:number-columns-spanned="3" office:value-type="string">
            <text:p text:style-name="P2">相关函数</text:p>
          </table:table-cell>
          <table:covered-table-cell/>
          <table:covered-table-cell/>
          <table:table-cell table:style-name="表格142.D3" office:value-type="string">
            <text:p text:style-name="P1">fopen，fwrite，fseek，fscanf</text:p>
          </table:table-cell>
        </table:table-row>
        <table:table-row table:style-name="表格142.3">
          <table:table-cell table:style-name="表格142.A4" table:number-columns-spanned="3" office:value-type="string">
            <text:p text:style-name="P2">表头文件</text:p>
          </table:table-cell>
          <table:covered-table-cell/>
          <table:covered-table-cell/>
          <table:table-cell table:style-name="表格142.D3" office:value-type="string">
            <text:p text:style-name="P1">#include&lt;stdio.h&gt;</text:p>
          </table:table-cell>
        </table:table-row>
        <table:table-row table:style-name="表格142.3">
          <table:table-cell table:style-name="表格142.A4" table:number-columns-spanned="3" office:value-type="string">
            <text:p text:style-name="P2">定义函数</text:p>
          </table:table-cell>
          <table:covered-table-cell/>
          <table:covered-table-cell/>
          <table:table-cell table:style-name="表格142.D3" office:value-type="string">
            <text:p text:style-name="P1">size_t fread(void * ptr,size_t size,size_t nmemb,FILE * stream);</text:p>
          </table:table-cell>
        </table:table-row>
        <table:table-row table:style-name="表格142.3">
          <table:table-cell table:style-name="表格142.A4" table:number-columns-spanned="3" office:value-type="string">
            <text:p text:style-name="P2">函数说明</text:p>
          </table:table-cell>
          <table:covered-table-cell/>
          <table:covered-table-cell/>
          <table:table-cell table:style-name="表格142.D3" office:value-type="string">
            <text:p text:style-name="P1">fread（）用来从文件流中读取数据。参数stream为已打开的文件指针，参数ptr指向欲存放读取进来的数据空间，读取的字符数以参数size*nmemb来决定。fread（）会返回实际读取到的nmemb数目，<text:soft-page-break/>如果此值比参数nmemb来得小，则代表可能读到了文件尾或有错误发生，这时必须用feof（）或ferror（）来决定发生什么情况。</text:p>
          </table:table-cell>
        </table:table-row>
        <table:table-row table:style-name="表格142.3">
          <table:table-cell table:style-name="表格142.A4" table:number-columns-spanned="3" office:value-type="string">
            <text:p text:style-name="P2">返回值</text:p>
          </table:table-cell>
          <table:covered-table-cell/>
          <table:covered-table-cell/>
          <table:table-cell table:style-name="表格142.D3" office:value-type="string">
            <text:p text:style-name="P1">返回实际读取到的nmemb数目。</text:p>
          </table:table-cell>
        </table:table-row>
        <table:table-row table:style-name="表格142.3">
          <table:table-cell table:style-name="表格142.A8" table:number-columns-spanned="3" office:value-type="string">
            <text:p text:style-name="P2">附加说明</text:p>
          </table:table-cell>
          <table:covered-table-cell/>
          <table:covered-table-cell/>
          <table:table-cell table:style-name="表格142.D3" office:value-type="string">
            <text:p text:style-name="P1"/>
          </table:table-cell>
        </table:table-row>
        <table:table-row table:style-name="表格142.9">
          <table:table-cell table:style-name="表格142.D3" table:number-columns-spanned="4" office:value-type="string">
            <text:p text:style-name="P2"/>
          </table:table-cell>
          <table:covered-table-cell/>
          <table:covered-table-cell/>
          <table:covered-table-cell/>
        </table:table-row>
        <table:table-row table:style-name="表格142.10">
          <table:table-cell table:style-name="表格142.A10" office:value-type="string">
            <text:p text:style-name="P2">范例</text:p>
          </table:table-cell>
          <table:table-cell table:style-name="表格142.B10" table:number-columns-spanned="3" office:value-type="string">
            <text:p text:style-name="P1"/>
          </table:table-cell>
          <table:covered-table-cell/>
          <table:covered-table-cell/>
        </table:table-row>
        <table:table-row table:style-name="表格142.11">
          <table:table-cell table:style-name="表格142.A11" table:number-columns-spanned="4" office:value-type="string">
            <text:p text:style-name="P1">#include&lt;stdio.h&gt;</text:p>
            <text:p text:style-name="Standard">#define nmemb 3</text:p>
            <text:p text:style-name="Standard">struct test</text:p>
            <text:p text:style-name="Standard">{</text:p>
            <text:p text:style-name="Standard"><text:s text:c="2"/>char name[20];</text:p>
            <text:p text:style-name="Standard"><text:s text:c="2"/>int size;</text:p>
            <text:p text:style-name="Standard">}s[nmemb];</text:p>
            <text:p text:style-name="Standard">main()</text:p>
            <text:p text:style-name="Standard">{</text:p>
            <text:p text:style-name="Standard"><text:s/>FILE * stream;</text:p>
            <text:p text:style-name="Standard"><text:s/>int i;</text:p>
            <text:p text:style-name="Standard"><text:s/>stream = fopen(“/tmp/fwrite”,”r”);</text:p>
            <text:p text:style-name="Standard"><text:s/>fread(s,sizeof(struct test),nmemb,stream);</text:p>
            <text:p text:style-name="Standard"><text:s/>fclose(stream);</text:p>
            <text:p text:style-name="Standard"><text:s/>for(i=0;i&lt;nmemb;i++)</text:p>
            <text:p text:style-name="Standard"><text:s text:c="2"/>printf(“name[%d]=%-20s:size[%d]=%d\n”,i,s[i].name,i,s[i].size);</text:p>
            <text:p text:style-name="Standard">}</text:p>
          </table:table-cell>
          <table:covered-table-cell/>
          <table:covered-table-cell/>
          <table:covered-table-cell/>
        </table:table-row>
        <table:table-row table:style-name="表格142.12">
          <table:table-cell table:style-name="表格142.A10" table:number-columns-spanned="2" office:value-type="string">
            <text:p text:style-name="P2">执行</text:p>
          </table:table-cell>
          <table:covered-table-cell/>
          <table:table-cell table:style-name="表格142.B10" table:number-columns-spanned="2" office:value-type="string">
            <text:p text:style-name="P1"/>
          </table:table-cell>
          <table:covered-table-cell/>
        </table:table-row>
        <table:table-row table:style-name="表格142.13">
          <table:table-cell table:style-name="表格142.A11" table:number-columns-spanned="4" office:value-type="string">
            <text:p text:style-name="P1">name[0]=Linux! <text:s text:c="15"/>size[0]=6</text:p>
            <text:p text:style-name="Standard">name[1]=FreeBSD! <text:s text:c="12"/>size[1]=8</text:p>
            <text:p text:style-name="Standard">name[2]=Windows2000 <text:s text:c="9"/>size[2]=11</text:p>
          </table:table-cell>
          <table:covered-table-cell/>
          <table:covered-table-cell/>
          <table:covered-table-cell/>
        </table:table-row>
      </table:table>
      <text:p text:style-name="Standard"/>
      <text:p text:style-name="Standard"/>
      <table:table table:name="表格143" table:style-name="表格143">
        <table:table-column table:style-name="表格143.A"/>
        <table:table-column table:style-name="表格143.B"/>
        <table:table-column table:style-name="表格143.C"/>
        <table:table-row table:style-name="表格143.1">
          <table:table-cell table:style-name="表格143.A1" table:number-columns-spanned="3" office:value-type="string">
            <text:p text:style-name="P5">freopen（打开文件）</text:p>
          </table:table-cell>
          <table:covered-table-cell/>
          <table:covered-table-cell/>
        </table:table-row>
        <table:table-row table:style-name="表格143.2">
          <table:table-cell table:style-name="表格143.A2" table:number-columns-spanned="3" office:value-type="string">
            <text:p text:style-name="P3"/>
          </table:table-cell>
          <table:covered-table-cell/>
          <table:covered-table-cell/>
        </table:table-row>
        <table:table-row table:style-name="表格143.3">
          <table:table-cell table:style-name="表格143.A3" table:number-columns-spanned="2" office:value-type="string">
            <text:p text:style-name="P2">相关函数</text:p>
          </table:table-cell>
          <table:covered-table-cell/>
          <table:table-cell table:style-name="表格143.C3" office:value-type="string">
            <text:p text:style-name="P1">fopen，fclose</text:p>
          </table:table-cell>
        </table:table-row>
        <table:table-row table:style-name="表格143.3">
          <table:table-cell table:style-name="表格143.A4" table:number-columns-spanned="2" office:value-type="string">
            <text:p text:style-name="P2">表头文件</text:p>
          </table:table-cell>
          <table:covered-table-cell/>
          <table:table-cell table:style-name="表格143.C3" office:value-type="string">
            <text:p text:style-name="P1">#include&lt;stdio.h&gt;</text:p>
          </table:table-cell>
        </table:table-row>
        <table:table-row table:style-name="表格143.3">
          <table:table-cell table:style-name="表格143.A4" table:number-columns-spanned="2" office:value-type="string">
            <text:p text:style-name="P2">定义函数</text:p>
          </table:table-cell>
          <table:covered-table-cell/>
          <table:table-cell table:style-name="表格143.C3" office:value-type="string">
            <text:p text:style-name="P1">FILE * freopen(const char * path,const char * mode,FILE * stream);</text:p>
          </table:table-cell>
        </table:table-row>
        <table:table-row table:style-name="表格143.3">
          <table:table-cell table:style-name="表格143.A4" table:number-columns-spanned="2" office:value-type="string">
            <text:p text:style-name="P2">函数说明</text:p>
          </table:table-cell>
          <table:covered-table-cell/>
          <table:table-cell table:style-name="表格143.C3" office:value-type="string">
            <text:p text:style-name="P1">参数path字符串包含欲打开的文件路径及文件名，参数mode请参考fopen（）说明。参数stream为已打开的文件指针。freopen（）会将原stream所打开的文件流关闭，然后打开参数path的文件。</text:p>
          </table:table-cell>
        </table:table-row>
        <table:table-row table:style-name="表格143.3">
          <table:table-cell table:style-name="表格143.A4" table:number-columns-spanned="2" office:value-type="string">
            <text:p text:style-name="P2">返回值</text:p>
          </table:table-cell>
          <table:covered-table-cell/>
          <table:table-cell table:style-name="表格143.C3" office:value-type="string">
            <text:p text:style-name="P1">文件顺利打开后，指向该流的文件指针就会被返回。如果文件打开失败则返回NULL，并把错误代码存在errno中。</text:p>
          </table:table-cell>
        </table:table-row>
        <text:soft-page-break/>
        <table:table-row table:style-name="表格143.8">
          <table:table-cell table:style-name="表格143.C3" table:number-columns-spanned="3" office:value-type="string">
            <text:p text:style-name="P2"/>
          </table:table-cell>
          <table:covered-table-cell/>
          <table:covered-table-cell/>
        </table:table-row>
        <table:table-row table:style-name="表格143.9">
          <table:table-cell table:style-name="表格143.A9" office:value-type="string">
            <text:p text:style-name="P2">范例</text:p>
          </table:table-cell>
          <table:table-cell table:style-name="表格143.B9" table:number-columns-spanned="2" office:value-type="string">
            <text:p text:style-name="P1"/>
          </table:table-cell>
          <table:covered-table-cell/>
        </table:table-row>
        <table:table-row table:style-name="表格143.10">
          <table:table-cell table:style-name="表格143.A10" table:number-columns-spanned="3" office:value-type="string">
            <text:p text:style-name="P1">#include&lt;stdio.h&gt;</text:p>
            <text:p text:style-name="Standard">main()</text:p>
            <text:p text:style-name="Standard">{</text:p>
            <text:p text:style-name="Standard"><text:s/>FILE * fp;</text:p>
            <text:p text:style-name="Standard"><text:s/>fp=fopen(“/etc/passwd”,”r”);</text:p>
            <text:p text:style-name="Standard"><text:s/>fp=freopen(“/etc/group”,”r”,fp);</text:p>
            <text:p text:style-name="Standard"><text:s/>fclose(fp);</text:p>
            <text:p text:style-name="Standard">}</text:p>
          </table:table-cell>
          <table:covered-table-cell/>
          <table:covered-table-cell/>
        </table:table-row>
      </table:table>
      <text:p text:style-name="Standard"/>
      <text:p text:style-name="Standard"/>
      <table:table table:name="表格144" table:style-name="表格144">
        <table:table-column table:style-name="表格144.A"/>
        <table:table-column table:style-name="表格144.B"/>
        <table:table-column table:style-name="表格144.C"/>
        <table:table-column table:style-name="表格144.D"/>
        <table:table-row table:style-name="表格144.1">
          <table:table-cell table:style-name="表格144.A1" table:number-columns-spanned="4" office:value-type="string">
            <text:p text:style-name="P5">fseek（移动文件流的读写位置）</text:p>
          </table:table-cell>
          <table:covered-table-cell/>
          <table:covered-table-cell/>
          <table:covered-table-cell/>
        </table:table-row>
        <table:table-row table:style-name="表格144.2">
          <table:table-cell table:style-name="表格144.A2" table:number-columns-spanned="4" office:value-type="string">
            <text:p text:style-name="P3"/>
          </table:table-cell>
          <table:covered-table-cell/>
          <table:covered-table-cell/>
          <table:covered-table-cell/>
        </table:table-row>
        <table:table-row table:style-name="表格144.3">
          <table:table-cell table:style-name="表格144.A3" table:number-columns-spanned="3" office:value-type="string">
            <text:p text:style-name="P2">相关函数</text:p>
          </table:table-cell>
          <table:covered-table-cell/>
          <table:covered-table-cell/>
          <table:table-cell table:style-name="表格144.D3" office:value-type="string">
            <text:p text:style-name="P1">rewind，ftell，fgetpos，fsetpos，lseek</text:p>
          </table:table-cell>
        </table:table-row>
        <table:table-row table:style-name="表格144.3">
          <table:table-cell table:style-name="表格144.A4" table:number-columns-spanned="3" office:value-type="string">
            <text:p text:style-name="P2">表头文件</text:p>
          </table:table-cell>
          <table:covered-table-cell/>
          <table:covered-table-cell/>
          <table:table-cell table:style-name="表格144.D3" office:value-type="string">
            <text:p text:style-name="P1">#include&lt;stdio.h&gt;</text:p>
          </table:table-cell>
        </table:table-row>
        <table:table-row table:style-name="表格144.3">
          <table:table-cell table:style-name="表格144.A4" table:number-columns-spanned="3" office:value-type="string">
            <text:p text:style-name="P2">定义函数</text:p>
          </table:table-cell>
          <table:covered-table-cell/>
          <table:covered-table-cell/>
          <table:table-cell table:style-name="表格144.D3" office:value-type="string">
            <text:p text:style-name="P1">int fseek(FILE * stream,long offset,int whence);</text:p>
          </table:table-cell>
        </table:table-row>
        <table:table-row table:style-name="表格144.3">
          <table:table-cell table:style-name="表格144.A4" table:number-columns-spanned="3" office:value-type="string">
            <text:p text:style-name="P2">函数说明</text:p>
          </table:table-cell>
          <table:covered-table-cell/>
          <table:covered-table-cell/>
          <table:table-cell table:style-name="表格144.D3" office:value-type="string">
            <text:p text:style-name="P1">fseek（）用来移动文件流的读写位置。参数stream为已打开的文件指针，参数offset为根据参数whence来移动读写位置的位移数。参数whence为下列其中一种：SEEK_SET从距文件开头offset位移量为新的读写位置。SEEK_CUR以目前的读写位置往后增加offset个位移量。SEEK_END将读写位置指向文件尾后再增加offset个位移量。</text:p>
            <text:p text:style-name="Standard">当whence值为SEEK_CUR或SEEK_END时，参数offset允许负值的出现。下列是较特别的使用方式：</text:p>
            <text:p text:style-name="Standard">1)欲将读写位置移动到文件开头时：fseek(FILE * stream,0,SEEK_SET);</text:p>
            <text:p text:style-name="Standard">2)欲将读写位置移动到文件尾时：fseek(FILE * stream,0,0SEEK_END);</text:p>
          </table:table-cell>
        </table:table-row>
        <table:table-row table:style-name="表格144.3">
          <table:table-cell table:style-name="表格144.A4" table:number-columns-spanned="3" office:value-type="string">
            <text:p text:style-name="P2">返回值</text:p>
          </table:table-cell>
          <table:covered-table-cell/>
          <table:covered-table-cell/>
          <table:table-cell table:style-name="表格144.D3" office:value-type="string">
            <text:p text:style-name="P1">当调用成功时则返回0，若有错误则返回-1，errno会存放错误代码。</text:p>
          </table:table-cell>
        </table:table-row>
        <table:table-row table:style-name="表格144.3">
          <table:table-cell table:style-name="表格144.A8" table:number-columns-spanned="3" office:value-type="string">
            <text:p text:style-name="P2">附加说明</text:p>
          </table:table-cell>
          <table:covered-table-cell/>
          <table:covered-table-cell/>
          <table:table-cell table:style-name="表格144.D3" office:value-type="string">
            <text:p text:style-name="P1">fseek（）不像lseek（）会返回读写位置，因此必须使用ftell（）来取得目前读写的位置。</text:p>
          </table:table-cell>
        </table:table-row>
        <table:table-row table:style-name="表格144.9">
          <table:table-cell table:style-name="表格144.D3" table:number-columns-spanned="4" office:value-type="string">
            <text:p text:style-name="P2"/>
          </table:table-cell>
          <table:covered-table-cell/>
          <table:covered-table-cell/>
          <table:covered-table-cell/>
        </table:table-row>
        <table:table-row table:style-name="表格144.10">
          <table:table-cell table:style-name="表格144.A10" office:value-type="string">
            <text:p text:style-name="P2">范例</text:p>
          </table:table-cell>
          <table:table-cell table:style-name="表格144.B10" table:number-columns-spanned="3" office:value-type="string">
            <text:p text:style-name="P1"/>
          </table:table-cell>
          <table:covered-table-cell/>
          <table:covered-table-cell/>
        </table:table-row>
        <text:soft-page-break/>
        <table:table-row table:style-name="表格144.11">
          <table:table-cell table:style-name="表格144.A11" table:number-columns-spanned="4" office:value-type="string">
            <text:p text:style-name="P1">#include&lt;stdio.h&gt;</text:p>
            <text:p text:style-name="Standard">main()</text:p>
            <text:p text:style-name="Standard">{</text:p>
            <text:p text:style-name="Standard"><text:s/>FILE * stream;</text:p>
            <text:p text:style-name="Standard"><text:s/>long offset;</text:p>
            <text:p text:style-name="Standard"><text:s/>fpos_t pos;</text:p>
            <text:p text:style-name="Standard"><text:s/>stream=fopen(“/etc/passwd”,”r”);</text:p>
            <text:p text:style-name="Standard"><text:s/>fseek(stream,5,SEEK_SET);</text:p>
            <text:p text:style-name="Standard"><text:s/>printf(“offset=%d\n”,ftell(stream));</text:p>
            <text:p text:style-name="P10">rewind(stream);</text:p>
            <text:p text:style-name="P10">fgetpos(stream,&amp;pos);</text:p>
            <text:p text:style-name="P10">printf(“offset=%d\n”,pos);</text:p>
            <text:p text:style-name="P10">pos=10;</text:p>
            <text:p text:style-name="P10">fsetpos(stream,&amp;pos);</text:p>
            <text:p text:style-name="P10">printf(“offset = %d\n”,ftell(stream));</text:p>
            <text:p text:style-name="P10">fclose(stream);</text:p>
            <text:p text:style-name="P10">}</text:p>
          </table:table-cell>
          <table:covered-table-cell/>
          <table:covered-table-cell/>
          <table:covered-table-cell/>
        </table:table-row>
        <table:table-row table:style-name="表格144.12">
          <table:table-cell table:style-name="表格144.A10" table:number-columns-spanned="2" office:value-type="string">
            <text:p text:style-name="P2">执行</text:p>
          </table:table-cell>
          <table:covered-table-cell/>
          <table:table-cell table:style-name="表格144.B10" table:number-columns-spanned="2" office:value-type="string">
            <text:p text:style-name="P1"/>
          </table:table-cell>
          <table:covered-table-cell/>
        </table:table-row>
        <table:table-row table:style-name="表格144.13">
          <table:table-cell table:style-name="表格144.A11" table:number-columns-spanned="4" office:value-type="string">
            <text:p text:style-name="P1">offset = 5</text:p>
            <text:p text:style-name="Standard">offset =0</text:p>
            <text:p text:style-name="Standard">offset=10</text:p>
          </table:table-cell>
          <table:covered-table-cell/>
          <table:covered-table-cell/>
          <table:covered-table-cell/>
        </table:table-row>
      </table:table>
      <text:p text:style-name="Standard"/>
      <text:p text:style-name="Standard"/>
      <table:table table:name="表格145" table:style-name="表格145">
        <table:table-column table:style-name="表格145.A"/>
        <table:table-column table:style-name="表格145.B"/>
        <table:table-column table:style-name="表格145.C"/>
        <table:table-row table:style-name="表格145.1">
          <table:table-cell table:style-name="表格145.A1" table:number-columns-spanned="3" office:value-type="string">
            <text:p text:style-name="P5">ftell（取得文件流的读取位置）</text:p>
          </table:table-cell>
          <table:covered-table-cell/>
          <table:covered-table-cell/>
        </table:table-row>
        <table:table-row table:style-name="表格145.2">
          <table:table-cell table:style-name="表格145.A2" table:number-columns-spanned="3" office:value-type="string">
            <text:p text:style-name="P3"/>
          </table:table-cell>
          <table:covered-table-cell/>
          <table:covered-table-cell/>
        </table:table-row>
        <table:table-row table:style-name="表格145.3">
          <table:table-cell table:style-name="表格145.A3" table:number-columns-spanned="2" office:value-type="string">
            <text:p text:style-name="P2">相关函数</text:p>
          </table:table-cell>
          <table:covered-table-cell/>
          <table:table-cell table:style-name="表格145.C3" office:value-type="string">
            <text:p text:style-name="P1">fseek，rewind，fgetpos，fsetpos</text:p>
          </table:table-cell>
        </table:table-row>
        <table:table-row table:style-name="表格145.3">
          <table:table-cell table:style-name="表格145.A4" table:number-columns-spanned="2" office:value-type="string">
            <text:p text:style-name="P2">表头文件</text:p>
          </table:table-cell>
          <table:covered-table-cell/>
          <table:table-cell table:style-name="表格145.C3" office:value-type="string">
            <text:p text:style-name="P1">#include&lt;stdio.h&gt;</text:p>
          </table:table-cell>
        </table:table-row>
        <table:table-row table:style-name="表格145.3">
          <table:table-cell table:style-name="表格145.A4" table:number-columns-spanned="2" office:value-type="string">
            <text:p text:style-name="P2">定义函数</text:p>
          </table:table-cell>
          <table:covered-table-cell/>
          <table:table-cell table:style-name="表格145.C3" office:value-type="string">
            <text:p text:style-name="P1">long ftell(FILE * stream);</text:p>
          </table:table-cell>
        </table:table-row>
        <table:table-row table:style-name="表格145.3">
          <table:table-cell table:style-name="表格145.A4" table:number-columns-spanned="2" office:value-type="string">
            <text:p text:style-name="P2">函数说明</text:p>
          </table:table-cell>
          <table:covered-table-cell/>
          <table:table-cell table:style-name="表格145.C3" office:value-type="string">
            <text:p text:style-name="P1">ftell（）用来取得文件流目前的读写位置。参数stream为已打开的文件指针。</text:p>
          </table:table-cell>
        </table:table-row>
        <table:table-row table:style-name="表格145.3">
          <table:table-cell table:style-name="表格145.A4" table:number-columns-spanned="2" office:value-type="string">
            <text:p text:style-name="P2">返回值</text:p>
          </table:table-cell>
          <table:covered-table-cell/>
          <table:table-cell table:style-name="表格145.C3" office:value-type="string">
            <text:p text:style-name="P1">当调用成功时则返回目前的读写位置，若有错误则返回-1，errno会存放错误代码。</text:p>
          </table:table-cell>
        </table:table-row>
        <table:table-row table:style-name="表格145.3">
          <table:table-cell table:style-name="表格145.A8" table:number-columns-spanned="2" office:value-type="string">
            <text:p text:style-name="P2">错误代码</text:p>
          </table:table-cell>
          <table:covered-table-cell/>
          <table:table-cell table:style-name="表格145.C3" office:value-type="string">
            <text:p text:style-name="P1">EBADF <text:s/>参数stream无效或可移动读写位置的文件流。</text:p>
          </table:table-cell>
        </table:table-row>
        <table:table-row table:style-name="表格145.9">
          <table:table-cell table:style-name="表格145.C3" table:number-columns-spanned="3" office:value-type="string">
            <text:p text:style-name="P2"/>
          </table:table-cell>
          <table:covered-table-cell/>
          <table:covered-table-cell/>
        </table:table-row>
        <table:table-row table:style-name="表格145.10">
          <table:table-cell table:style-name="表格145.A10" office:value-type="string">
            <text:p text:style-name="P2">范例</text:p>
          </table:table-cell>
          <table:table-cell table:style-name="表格145.B10" table:number-columns-spanned="2" office:value-type="string">
            <text:p text:style-name="P1"/>
          </table:table-cell>
          <table:covered-table-cell/>
        </table:table-row>
        <table:table-row table:style-name="表格145.11">
          <table:table-cell table:style-name="表格145.A11" table:number-columns-spanned="3" office:value-type="string">
            <text:p text:style-name="P1">参考fseek（）。</text:p>
          </table:table-cell>
          <table:covered-table-cell/>
          <table:covered-table-cell/>
        </table:table-row>
      </table:table>
      <text:p text:style-name="Standard"/>
      <text:p text:style-name="Standard"/>
      <table:table table:name="表格146" table:style-name="表格146">
        <table:table-column table:style-name="表格146.A"/>
        <table:table-column table:style-name="表格146.B"/>
        <table:table-column table:style-name="表格146.C"/>
        <table:table-column table:style-name="表格146.D"/>
        <text:soft-page-break/>
        <table:table-row table:style-name="表格146.1">
          <table:table-cell table:style-name="表格146.A1" table:number-columns-spanned="4" office:value-type="string">
            <text:p text:style-name="P5">fwrite（将数据写至文件流）</text:p>
          </table:table-cell>
          <table:covered-table-cell/>
          <table:covered-table-cell/>
          <table:covered-table-cell/>
        </table:table-row>
        <table:table-row table:style-name="表格146.2">
          <table:table-cell table:style-name="表格146.A2" table:number-columns-spanned="4" office:value-type="string">
            <text:p text:style-name="P3"/>
          </table:table-cell>
          <table:covered-table-cell/>
          <table:covered-table-cell/>
          <table:covered-table-cell/>
        </table:table-row>
        <table:table-row table:style-name="表格146.3">
          <table:table-cell table:style-name="表格146.A3" table:number-columns-spanned="3" office:value-type="string">
            <text:p text:style-name="P2">相关函数</text:p>
          </table:table-cell>
          <table:covered-table-cell/>
          <table:covered-table-cell/>
          <table:table-cell table:style-name="表格146.D3" office:value-type="string">
            <text:p text:style-name="P1">fopen，fread，fseek，fscanf</text:p>
          </table:table-cell>
        </table:table-row>
        <table:table-row table:style-name="表格146.3">
          <table:table-cell table:style-name="表格146.A4" table:number-columns-spanned="3" office:value-type="string">
            <text:p text:style-name="P2">表头文件</text:p>
          </table:table-cell>
          <table:covered-table-cell/>
          <table:covered-table-cell/>
          <table:table-cell table:style-name="表格146.D3" office:value-type="string">
            <text:p text:style-name="P1">#include&lt;stdio.h&gt;</text:p>
          </table:table-cell>
        </table:table-row>
        <table:table-row table:style-name="表格146.3">
          <table:table-cell table:style-name="表格146.A4" table:number-columns-spanned="3" office:value-type="string">
            <text:p text:style-name="P2">定义函数</text:p>
          </table:table-cell>
          <table:covered-table-cell/>
          <table:covered-table-cell/>
          <table:table-cell table:style-name="表格146.D3" office:value-type="string">
            <text:p text:style-name="P1">size_t fwrite(const void * ptr,size_t size,size_t nmemb,FILE * stream);</text:p>
          </table:table-cell>
        </table:table-row>
        <table:table-row table:style-name="表格146.3">
          <table:table-cell table:style-name="表格146.A4" table:number-columns-spanned="3" office:value-type="string">
            <text:p text:style-name="P2">函数说明</text:p>
          </table:table-cell>
          <table:covered-table-cell/>
          <table:covered-table-cell/>
          <table:table-cell table:style-name="表格146.D3" office:value-type="string">
            <text:p text:style-name="P1">fwrite（）用来将数据写入文件流中。参数stream为已打开的文件指针，参数ptr指向欲写入的数据地址，总共写入的字符数以参数size*nmemb来决定。fwrite（）会返回实际写入的nmemb数目。</text:p>
          </table:table-cell>
        </table:table-row>
        <table:table-row table:style-name="表格146.3">
          <table:table-cell table:style-name="表格146.A4" table:number-columns-spanned="3" office:value-type="string">
            <text:p text:style-name="P2">返回值</text:p>
          </table:table-cell>
          <table:covered-table-cell/>
          <table:covered-table-cell/>
          <table:table-cell table:style-name="表格146.D3" office:value-type="string">
            <text:p text:style-name="P1">返回实际写入的nmemb数目。</text:p>
          </table:table-cell>
        </table:table-row>
        <table:table-row table:style-name="表格146.8">
          <table:table-cell table:style-name="表格146.D3" table:number-columns-spanned="4" office:value-type="string">
            <text:p text:style-name="P2"/>
          </table:table-cell>
          <table:covered-table-cell/>
          <table:covered-table-cell/>
          <table:covered-table-cell/>
        </table:table-row>
        <table:table-row table:style-name="表格146.9">
          <table:table-cell table:style-name="表格146.A9" office:value-type="string">
            <text:p text:style-name="P2">范例</text:p>
          </table:table-cell>
          <table:table-cell table:style-name="表格146.B9" table:number-columns-spanned="3" office:value-type="string">
            <text:p text:style-name="P1"/>
          </table:table-cell>
          <table:covered-table-cell/>
          <table:covered-table-cell/>
        </table:table-row>
        <table:table-row table:style-name="表格146.10">
          <table:table-cell table:style-name="表格146.A10" table:number-columns-spanned="4" office:value-type="string">
            <text:p text:style-name="P1">#include&lt;stdio.h&gt;</text:p>
            <text:p text:style-name="Standard">#define set_s (x,y) {strcoy(s[x].name,y);s[x].size=strlen(y);}</text:p>
            <text:p text:style-name="Standard">#define nmemb 3</text:p>
            <text:p text:style-name="Standard">struct test</text:p>
            <text:p text:style-name="Standard">{</text:p>
            <text:p text:style-name="Standard"><text:s/>char name[20];</text:p>
            <text:p text:style-name="Standard"><text:s/>int size;</text:p>
            <text:p text:style-name="Standard">}s[nmemb];</text:p>
            <text:p text:style-name="Standard">main()</text:p>
            <text:p text:style-name="Standard">{</text:p>
            <text:p text:style-name="Standard"><text:s/>FILE * stream;</text:p>
            <text:p text:style-name="Standard"><text:s/>set_s(0,”Linux!”);</text:p>
            <text:p text:style-name="Standard"><text:s/>set_s(1,”FreeBSD!”);</text:p>
            <text:p text:style-name="Standard">set_s(2,”Windows2000.”);</text:p>
            <text:p text:style-name="Standard">stream=fopen(“/tmp/fwrite”,”w”);</text:p>
            <text:p text:style-name="Standard">fwrite(s,sizeof(struct test),nmemb,stream);</text:p>
            <text:p text:style-name="Standard">fclose(stream);</text:p>
            <text:p text:style-name="Standard">}</text:p>
          </table:table-cell>
          <table:covered-table-cell/>
          <table:covered-table-cell/>
          <table:covered-table-cell/>
        </table:table-row>
        <table:table-row table:style-name="表格146.11">
          <table:table-cell table:style-name="表格146.A9" table:number-columns-spanned="2" office:value-type="string">
            <text:p text:style-name="P2">执行</text:p>
          </table:table-cell>
          <table:covered-table-cell/>
          <table:table-cell table:style-name="表格146.B9" table:number-columns-spanned="2" office:value-type="string">
            <text:p text:style-name="P1"/>
          </table:table-cell>
          <table:covered-table-cell/>
        </table:table-row>
        <table:table-row table:style-name="表格146.12">
          <table:table-cell table:style-name="表格146.A10" table:number-columns-spanned="4" office:value-type="string">
            <text:p text:style-name="P1">参考fread（）。</text:p>
          </table:table-cell>
          <table:covered-table-cell/>
          <table:covered-table-cell/>
          <table:covered-table-cell/>
        </table:table-row>
      </table:table>
      <text:p text:style-name="Standard"/>
      <text:p text:style-name="Standard"/>
      <table:table table:name="表格147" table:style-name="表格147">
        <table:table-column table:style-name="表格147.A"/>
        <table:table-column table:style-name="表格147.B"/>
        <table:table-column table:style-name="表格147.C"/>
        <table:table-row table:style-name="表格147.1">
          <table:table-cell table:style-name="表格147.A1" table:number-columns-spanned="3" office:value-type="string">
            <text:p text:style-name="P5">getc（由文件中读取一个字符）</text:p>
          </table:table-cell>
          <table:covered-table-cell/>
          <table:covered-table-cell/>
        </table:table-row>
        <table:table-row table:style-name="表格147.2">
          <table:table-cell table:style-name="表格147.A2" table:number-columns-spanned="3" office:value-type="string">
            <text:p text:style-name="P3"/>
          </table:table-cell>
          <table:covered-table-cell/>
          <table:covered-table-cell/>
        </table:table-row>
        <table:table-row table:style-name="表格147.3">
          <table:table-cell table:style-name="表格147.A3" table:number-columns-spanned="2" office:value-type="string">
            <text:p text:style-name="P2">相关函数</text:p>
          </table:table-cell>
          <table:covered-table-cell/>
          <table:table-cell table:style-name="表格147.C3" office:value-type="string">
            <text:p text:style-name="P1">read，fopen，fread，fgetc</text:p>
          </table:table-cell>
        </table:table-row>
        <text:soft-page-break/>
        <table:table-row table:style-name="表格147.3">
          <table:table-cell table:style-name="表格147.A4" table:number-columns-spanned="2" office:value-type="string">
            <text:p text:style-name="P2">表头文件</text:p>
          </table:table-cell>
          <table:covered-table-cell/>
          <table:table-cell table:style-name="表格147.C3" office:value-type="string">
            <text:p text:style-name="P1">#include&lt;stdio.h&gt;</text:p>
          </table:table-cell>
        </table:table-row>
        <table:table-row table:style-name="表格147.3">
          <table:table-cell table:style-name="表格147.A4" table:number-columns-spanned="2" office:value-type="string">
            <text:p text:style-name="P2">定义函数</text:p>
          </table:table-cell>
          <table:covered-table-cell/>
          <table:table-cell table:style-name="表格147.C3" office:value-type="string">
            <text:p text:style-name="P1">int getc(FILE * stream);</text:p>
          </table:table-cell>
        </table:table-row>
        <table:table-row table:style-name="表格147.3">
          <table:table-cell table:style-name="表格147.A4" table:number-columns-spanned="2" office:value-type="string">
            <text:p text:style-name="P2">函数说明</text:p>
          </table:table-cell>
          <table:covered-table-cell/>
          <table:table-cell table:style-name="表格147.C3" office:value-type="string">
            <text:p text:style-name="P1">getc（）用来从参数stream所指的文件中读取一个字符。若读到文件尾而无数据时便返回EOF。虽然getc（）与fgetc（）作用相同，但getc（）为宏定义，非真正的函数调用。</text:p>
          </table:table-cell>
        </table:table-row>
        <table:table-row table:style-name="表格147.3">
          <table:table-cell table:style-name="表格147.A4" table:number-columns-spanned="2" office:value-type="string">
            <text:p text:style-name="P2">返回值</text:p>
          </table:table-cell>
          <table:covered-table-cell/>
          <table:table-cell table:style-name="表格147.C3" office:value-type="string">
            <text:p text:style-name="P1">getc（）会返回读取到的字符，若返回EOF则表示到了文件尾。</text:p>
          </table:table-cell>
        </table:table-row>
        <table:table-row table:style-name="表格147.8">
          <table:table-cell table:style-name="表格147.C3" table:number-columns-spanned="3" office:value-type="string">
            <text:p text:style-name="P2"/>
          </table:table-cell>
          <table:covered-table-cell/>
          <table:covered-table-cell/>
        </table:table-row>
        <table:table-row table:style-name="表格147.9">
          <table:table-cell table:style-name="表格147.A9" office:value-type="string">
            <text:p text:style-name="P2">范例</text:p>
          </table:table-cell>
          <table:table-cell table:style-name="表格147.B9" table:number-columns-spanned="2" office:value-type="string">
            <text:p text:style-name="P1"/>
          </table:table-cell>
          <table:covered-table-cell/>
        </table:table-row>
        <table:table-row table:style-name="表格147.10">
          <table:table-cell table:style-name="表格147.A10" table:number-columns-spanned="3" office:value-type="string">
            <text:p text:style-name="P1">参考fgetc（）。</text:p>
          </table:table-cell>
          <table:covered-table-cell/>
          <table:covered-table-cell/>
        </table:table-row>
      </table:table>
      <text:p text:style-name="Standard"/>
      <text:p text:style-name="Standard"/>
      <table:table table:name="表格148" table:style-name="表格148">
        <table:table-column table:style-name="表格148.A"/>
        <table:table-column table:style-name="表格148.B"/>
        <table:table-column table:style-name="表格148.C"/>
        <table:table-column table:style-name="表格148.D"/>
        <table:table-row table:style-name="表格148.1">
          <table:table-cell table:style-name="表格148.A1" table:number-columns-spanned="4" office:value-type="string">
            <text:p text:style-name="P5">getchar（由标准输入设备内读进一字符）</text:p>
          </table:table-cell>
          <table:covered-table-cell/>
          <table:covered-table-cell/>
          <table:covered-table-cell/>
        </table:table-row>
        <table:table-row table:style-name="表格148.2">
          <table:table-cell table:style-name="表格148.A2" table:number-columns-spanned="4" office:value-type="string">
            <text:p text:style-name="P3"/>
          </table:table-cell>
          <table:covered-table-cell/>
          <table:covered-table-cell/>
          <table:covered-table-cell/>
        </table:table-row>
        <table:table-row table:style-name="表格148.3">
          <table:table-cell table:style-name="表格148.A3" table:number-columns-spanned="3" office:value-type="string">
            <text:p text:style-name="P2">相关函数</text:p>
          </table:table-cell>
          <table:covered-table-cell/>
          <table:covered-table-cell/>
          <table:table-cell table:style-name="表格148.D3" office:value-type="string">
            <text:p text:style-name="P1">fopen，fread，fscanf，getc</text:p>
          </table:table-cell>
        </table:table-row>
        <table:table-row table:style-name="表格148.3">
          <table:table-cell table:style-name="表格148.A4" table:number-columns-spanned="3" office:value-type="string">
            <text:p text:style-name="P2">表头文件</text:p>
          </table:table-cell>
          <table:covered-table-cell/>
          <table:covered-table-cell/>
          <table:table-cell table:style-name="表格148.D3" office:value-type="string">
            <text:p text:style-name="P1">#include&lt;stdio.h&gt;</text:p>
          </table:table-cell>
        </table:table-row>
        <table:table-row table:style-name="表格148.3">
          <table:table-cell table:style-name="表格148.A4" table:number-columns-spanned="3" office:value-type="string">
            <text:p text:style-name="P2">定义函数</text:p>
          </table:table-cell>
          <table:covered-table-cell/>
          <table:covered-table-cell/>
          <table:table-cell table:style-name="表格148.D3" office:value-type="string">
            <text:p text:style-name="P1">int getchar(void);</text:p>
          </table:table-cell>
        </table:table-row>
        <table:table-row table:style-name="表格148.3">
          <table:table-cell table:style-name="表格148.A4" table:number-columns-spanned="3" office:value-type="string">
            <text:p text:style-name="P2">函数说明</text:p>
          </table:table-cell>
          <table:covered-table-cell/>
          <table:covered-table-cell/>
          <table:table-cell table:style-name="表格148.D3" office:value-type="string">
            <text:p text:style-name="P1">getchar（）用来从标准输入设备中读取一个字符。然后将该字符从unsigned char转换成int后返回。</text:p>
          </table:table-cell>
        </table:table-row>
        <table:table-row table:style-name="表格148.3">
          <table:table-cell table:style-name="表格148.A4" table:number-columns-spanned="3" office:value-type="string">
            <text:p text:style-name="P2">返回值</text:p>
          </table:table-cell>
          <table:covered-table-cell/>
          <table:covered-table-cell/>
          <table:table-cell table:style-name="表格148.D3" office:value-type="string">
            <text:p text:style-name="P1">getchar（）会返回读取到的字符，若返回EOF则表示有错误发生。</text:p>
          </table:table-cell>
        </table:table-row>
        <table:table-row table:style-name="表格148.3">
          <table:table-cell table:style-name="表格148.A8" table:number-columns-spanned="3" office:value-type="string">
            <text:p text:style-name="P2">附加说明</text:p>
          </table:table-cell>
          <table:covered-table-cell/>
          <table:covered-table-cell/>
          <table:table-cell table:style-name="表格148.D3" office:value-type="string">
            <text:p text:style-name="P1">getchar（）非真正函数，而是getc（stdin）宏定义。</text:p>
          </table:table-cell>
        </table:table-row>
        <table:table-row table:style-name="表格148.9">
          <table:table-cell table:style-name="表格148.D3" table:number-columns-spanned="4" office:value-type="string">
            <text:p text:style-name="P2"/>
          </table:table-cell>
          <table:covered-table-cell/>
          <table:covered-table-cell/>
          <table:covered-table-cell/>
        </table:table-row>
        <table:table-row table:style-name="表格148.10">
          <table:table-cell table:style-name="表格148.A10" office:value-type="string">
            <text:p text:style-name="P2">范例</text:p>
          </table:table-cell>
          <table:table-cell table:style-name="表格148.B10" table:number-columns-spanned="3" office:value-type="string">
            <text:p text:style-name="P1"/>
          </table:table-cell>
          <table:covered-table-cell/>
          <table:covered-table-cell/>
        </table:table-row>
        <table:table-row table:style-name="表格148.11">
          <table:table-cell table:style-name="表格148.A11" table:number-columns-spanned="4" office:value-type="string">
            <text:p text:style-name="P1">#include&lt;stdio.h&gt;</text:p>
            <text:p text:style-name="Standard">main()</text:p>
            <text:p text:style-name="Standard">{</text:p>
            <text:p text:style-name="Standard"><text:s/>FILE * fp;</text:p>
            <text:p text:style-name="Standard"><text:s/>int c,i;</text:p>
            <text:p text:style-name="Standard"><text:s/>for(i=0li&lt;5;i++)</text:p>
            <text:p text:style-name="Standard"><text:s/>{</text:p>
            <text:p text:style-name="Standard"><text:s text:c="2"/>c=getchar();</text:p>
            <text:p text:style-name="Standard"><text:s text:c="2"/>putchar(c);</text:p>
            <text:p text:style-name="Standard">}</text:p>
            <text:p text:style-name="Standard">}</text:p>
          </table:table-cell>
          <table:covered-table-cell/>
          <table:covered-table-cell/>
          <table:covered-table-cell/>
        </table:table-row>
        <table:table-row table:style-name="表格148.12">
          <table:table-cell table:style-name="表格148.A10" table:number-columns-spanned="2" office:value-type="string">
            <text:p text:style-name="P2">执行</text:p>
          </table:table-cell>
          <table:covered-table-cell/>
          <table:table-cell table:style-name="表格148.B10" table:number-columns-spanned="2" office:value-type="string">
            <text:p text:style-name="P1"/>
          </table:table-cell>
          <table:covered-table-cell/>
        </table:table-row>
        <table:table-row table:style-name="表格148.13">
          <table:table-cell table:style-name="表格148.A11" table:number-columns-spanned="4" office:value-type="string">
            <text:p text:style-name="P1">1234 /*输入*/</text:p>
            <text:p text:style-name="Standard">1234 /*输出*/</text:p>
          </table:table-cell>
          <table:covered-table-cell/>
          <table:covered-table-cell/>
          <table:covered-table-cell/>
        </table:table-row>
      </table:table>
      <text:p text:style-name="Standard"><text:soft-page-break/></text:p>
      <text:p text:style-name="Standard"/>
      <table:table table:name="表格149" table:style-name="表格149">
        <table:table-column table:style-name="表格149.A"/>
        <table:table-column table:style-name="表格149.B"/>
        <table:table-column table:style-name="表格149.C"/>
        <table:table-row table:style-name="表格149.1">
          <table:table-cell table:style-name="表格149.A1" table:number-columns-spanned="3" office:value-type="string">
            <text:p text:style-name="P5">gets（由标准输入设备内读进一字符串）</text:p>
          </table:table-cell>
          <table:covered-table-cell/>
          <table:covered-table-cell/>
        </table:table-row>
        <table:table-row table:style-name="表格149.2">
          <table:table-cell table:style-name="表格149.A2" table:number-columns-spanned="3" office:value-type="string">
            <text:p text:style-name="P3"/>
          </table:table-cell>
          <table:covered-table-cell/>
          <table:covered-table-cell/>
        </table:table-row>
        <table:table-row table:style-name="表格149.3">
          <table:table-cell table:style-name="表格149.A3" table:number-columns-spanned="2" office:value-type="string">
            <text:p text:style-name="P2">相关函数</text:p>
          </table:table-cell>
          <table:covered-table-cell/>
          <table:table-cell table:style-name="表格149.C3" office:value-type="string">
            <text:p text:style-name="P1">fopen，fread，fscanf，fgets</text:p>
          </table:table-cell>
        </table:table-row>
        <table:table-row table:style-name="表格149.3">
          <table:table-cell table:style-name="表格149.A4" table:number-columns-spanned="2" office:value-type="string">
            <text:p text:style-name="P2">表头文件</text:p>
          </table:table-cell>
          <table:covered-table-cell/>
          <table:table-cell table:style-name="表格149.C3" office:value-type="string">
            <text:p text:style-name="P1">#include&lt;stdio.h&gt;</text:p>
          </table:table-cell>
        </table:table-row>
        <table:table-row table:style-name="表格149.3">
          <table:table-cell table:style-name="表格149.A4" table:number-columns-spanned="2" office:value-type="string">
            <text:p text:style-name="P2">定义函数</text:p>
          </table:table-cell>
          <table:covered-table-cell/>
          <table:table-cell table:style-name="表格149.C3" office:value-type="string">
            <text:p text:style-name="P1">char * gets(char *s);</text:p>
          </table:table-cell>
        </table:table-row>
        <table:table-row table:style-name="表格149.3">
          <table:table-cell table:style-name="表格149.A4" table:number-columns-spanned="2" office:value-type="string">
            <text:p text:style-name="P2">函数说明</text:p>
          </table:table-cell>
          <table:covered-table-cell/>
          <table:table-cell table:style-name="表格149.C3" office:value-type="string">
            <text:p text:style-name="P1">gets（）用来从标准设备读入字符并存到参数s所指的内存空间，直到出现换行字符或读到文件尾为止，最后加上NULL作为字符串结束。</text:p>
          </table:table-cell>
        </table:table-row>
        <table:table-row table:style-name="表格149.3">
          <table:table-cell table:style-name="表格149.A4" table:number-columns-spanned="2" office:value-type="string">
            <text:p text:style-name="P2">返回值</text:p>
          </table:table-cell>
          <table:covered-table-cell/>
          <table:table-cell table:style-name="表格149.C3" office:value-type="string">
            <text:p text:style-name="P1">gets（）若成功则返回s指针，返回NULL则表示有错误发生。</text:p>
          </table:table-cell>
        </table:table-row>
        <table:table-row table:style-name="表格149.3">
          <table:table-cell table:style-name="表格149.A8" table:number-columns-spanned="2" office:value-type="string">
            <text:p text:style-name="P2">附加说明</text:p>
          </table:table-cell>
          <table:covered-table-cell/>
          <table:table-cell table:style-name="表格149.C3" office:value-type="string">
            <text:p text:style-name="P1">由于gets（）无法知道字符串s的大小，必须遇到换行字符或文件尾才会结束输入，因此容易造成缓冲溢出的安全性问题。建议使用fgets（）取代。</text:p>
          </table:table-cell>
        </table:table-row>
        <table:table-row table:style-name="表格149.9">
          <table:table-cell table:style-name="表格149.C3" table:number-columns-spanned="3" office:value-type="string">
            <text:p text:style-name="P2"/>
          </table:table-cell>
          <table:covered-table-cell/>
          <table:covered-table-cell/>
        </table:table-row>
        <table:table-row table:style-name="表格149.10">
          <table:table-cell table:style-name="表格149.A10" office:value-type="string">
            <text:p text:style-name="P2">范例</text:p>
          </table:table-cell>
          <table:table-cell table:style-name="表格149.B10" table:number-columns-spanned="2" office:value-type="string">
            <text:p text:style-name="P1"/>
          </table:table-cell>
          <table:covered-table-cell/>
        </table:table-row>
        <table:table-row table:style-name="表格149.11">
          <table:table-cell table:style-name="表格149.A11" table:number-columns-spanned="3" office:value-type="string">
            <text:p text:style-name="P1">参考fgets（）</text:p>
          </table:table-cell>
          <table:covered-table-cell/>
          <table:covered-table-cell/>
        </table:table-row>
        <table:table-row table:style-name="表格149.1">
          <table:table-cell table:style-name="表格149.A1" table:number-columns-spanned="3" office:value-type="string">
            <text:p text:style-name="P5">mktemp（产生唯一的临时文件名）</text:p>
          </table:table-cell>
          <table:covered-table-cell/>
          <table:covered-table-cell/>
        </table:table-row>
        <table:table-row table:style-name="表格149.2">
          <table:table-cell table:style-name="表格149.A2" table:number-columns-spanned="3" office:value-type="string">
            <text:p text:style-name="P3"/>
          </table:table-cell>
          <table:covered-table-cell/>
          <table:covered-table-cell/>
        </table:table-row>
        <table:table-row table:style-name="表格149.3">
          <table:table-cell table:style-name="表格149.A3" table:number-columns-spanned="2" office:value-type="string">
            <text:p text:style-name="P2">相关函数</text:p>
          </table:table-cell>
          <table:covered-table-cell/>
          <table:table-cell table:style-name="表格149.C3" office:value-type="string">
            <text:p text:style-name="P1">tmpfile</text:p>
          </table:table-cell>
        </table:table-row>
        <table:table-row table:style-name="表格149.3">
          <table:table-cell table:style-name="表格149.A4" table:number-columns-spanned="2" office:value-type="string">
            <text:p text:style-name="P2">表头文件</text:p>
          </table:table-cell>
          <table:covered-table-cell/>
          <table:table-cell table:style-name="表格149.C3" office:value-type="string">
            <text:p text:style-name="P1">#include&lt;stdlib.h&gt;</text:p>
          </table:table-cell>
        </table:table-row>
        <table:table-row table:style-name="表格149.3">
          <table:table-cell table:style-name="表格149.A4" table:number-columns-spanned="2" office:value-type="string">
            <text:p text:style-name="P2">定义函数</text:p>
          </table:table-cell>
          <table:covered-table-cell/>
          <table:table-cell table:style-name="表格149.C3" office:value-type="string">
            <text:p text:style-name="P1">char * mktemp(char * template);</text:p>
          </table:table-cell>
        </table:table-row>
        <table:table-row table:style-name="表格149.3">
          <table:table-cell table:style-name="表格149.A4" table:number-columns-spanned="2" office:value-type="string">
            <text:p text:style-name="P2">函数说明</text:p>
          </table:table-cell>
          <table:covered-table-cell/>
          <table:table-cell table:style-name="表格149.C3" office:value-type="string">
            <text:p text:style-name="P1">mktemp（）用来产生唯一的临时文件名。参数template所指的文件名称字符串中最后六个字符必须是XXXXXX。产生后的文件名会借字符串指针返回。</text:p>
          </table:table-cell>
        </table:table-row>
        <table:table-row table:style-name="表格149.3">
          <table:table-cell table:style-name="表格149.A4" table:number-columns-spanned="2" office:value-type="string">
            <text:p text:style-name="P2">返回值</text:p>
          </table:table-cell>
          <table:covered-table-cell/>
          <table:table-cell table:style-name="表格149.C3" office:value-type="string">
            <text:p text:style-name="P1">文件顺利打开后，指向该流的文件指针就会被返回。如果文件打开失败则返回NULL，并把错误代码存在errno中。</text:p>
          </table:table-cell>
        </table:table-row>
        <table:table-row table:style-name="表格149.3">
          <table:table-cell table:style-name="表格149.A8" table:number-columns-spanned="2" office:value-type="string">
            <text:p text:style-name="P2">附加说明</text:p>
          </table:table-cell>
          <table:covered-table-cell/>
          <table:table-cell table:style-name="表格149.C3" office:value-type="string">
            <text:p text:style-name="P1">参数template所指的文件名称字符串必须声明为数组，如 char template[ ]=”template-XXXXXX”；不可用char * template=”template-XXXXXX”；</text:p>
          </table:table-cell>
        </table:table-row>
        <table:table-row table:style-name="表格149.9">
          <table:table-cell table:style-name="表格149.C3" table:number-columns-spanned="3" office:value-type="string">
            <text:p text:style-name="P2"/>
          </table:table-cell>
          <table:covered-table-cell/>
          <table:covered-table-cell/>
        </table:table-row>
        <table:table-row table:style-name="表格149.10">
          <table:table-cell table:style-name="表格149.A10" office:value-type="string">
            <text:p text:style-name="P2">范例</text:p>
          </table:table-cell>
          <table:table-cell table:style-name="表格149.B10" table:number-columns-spanned="2" office:value-type="string">
            <text:p text:style-name="P1"/>
          </table:table-cell>
          <table:covered-table-cell/>
        </table:table-row>
        <text:soft-page-break/>
        <table:table-row table:style-name="表格149.22">
          <table:table-cell table:style-name="表格149.A11" table:number-columns-spanned="3" office:value-type="string">
            <text:p text:style-name="P1">#include&lt;stdlib.h&gt;</text:p>
            <text:p text:style-name="Standard">main()</text:p>
            <text:p text:style-name="Standard">{</text:p>
            <text:p text:style-name="Standard"><text:s text:c="2"/>char template[ ]=”template-XXXXXX”;</text:p>
            <text:p text:style-name="Standard"><text:s text:c="2"/>mktemp(template);</text:p>
            <text:p text:style-name="Standard"><text:s text:c="2"/>printf(“template=%s\n”,template);</text:p>
            <text:p text:style-name="Standard">}</text:p>
          </table:table-cell>
          <table:covered-table-cell/>
          <table:covered-table-cell/>
        </table:table-row>
      </table:table>
      <text:p text:style-name="Standard"/>
      <text:p text:style-name="Standard"/>
      <table:table table:name="表格150" table:style-name="表格150">
        <table:table-column table:style-name="表格150.A"/>
        <table:table-column table:style-name="表格150.B"/>
        <table:table-column table:style-name="表格150.C"/>
        <table:table-row table:style-name="表格150.1">
          <table:table-cell table:style-name="表格150.A1" table:number-columns-spanned="3" office:value-type="string">
            <text:p text:style-name="P5">putc（将一指定字符写入文件中）</text:p>
          </table:table-cell>
          <table:covered-table-cell/>
          <table:covered-table-cell/>
        </table:table-row>
        <table:table-row table:style-name="表格150.2">
          <table:table-cell table:style-name="表格150.A2" table:number-columns-spanned="3" office:value-type="string">
            <text:p text:style-name="P3"/>
          </table:table-cell>
          <table:covered-table-cell/>
          <table:covered-table-cell/>
        </table:table-row>
        <table:table-row table:style-name="表格150.3">
          <table:table-cell table:style-name="表格150.A3" table:number-columns-spanned="2" office:value-type="string">
            <text:p text:style-name="P2">相关函数</text:p>
          </table:table-cell>
          <table:covered-table-cell/>
          <table:table-cell table:style-name="表格150.C3" office:value-type="string">
            <text:p text:style-name="P1">fopen，fwrite，fscanf，fputc</text:p>
          </table:table-cell>
        </table:table-row>
        <table:table-row table:style-name="表格150.3">
          <table:table-cell table:style-name="表格150.A4" table:number-columns-spanned="2" office:value-type="string">
            <text:p text:style-name="P2">表头文件</text:p>
          </table:table-cell>
          <table:covered-table-cell/>
          <table:table-cell table:style-name="表格150.C3" office:value-type="string">
            <text:p text:style-name="P1">#include&lt;stdio.h&gt;</text:p>
          </table:table-cell>
        </table:table-row>
        <table:table-row table:style-name="表格150.3">
          <table:table-cell table:style-name="表格150.A4" table:number-columns-spanned="2" office:value-type="string">
            <text:p text:style-name="P2">定义函数</text:p>
          </table:table-cell>
          <table:covered-table-cell/>
          <table:table-cell table:style-name="表格150.C3" office:value-type="string">
            <text:p text:style-name="P1">int putc(int c,FILE * stream);</text:p>
          </table:table-cell>
        </table:table-row>
        <table:table-row table:style-name="表格150.3">
          <table:table-cell table:style-name="表格150.A4" table:number-columns-spanned="2" office:value-type="string">
            <text:p text:style-name="P2">函数说明</text:p>
          </table:table-cell>
          <table:covered-table-cell/>
          <table:table-cell table:style-name="表格150.C3" office:value-type="string">
            <text:p text:style-name="P1">putc（）会将参数c转为unsigned char后写入参数stream指定的文件中。虽然putc（）与fputc（）作用相同，但putc（）为宏定义，非真正的函数调用。</text:p>
          </table:table-cell>
        </table:table-row>
        <table:table-row table:style-name="表格150.3">
          <table:table-cell table:style-name="表格150.A4" table:number-columns-spanned="2" office:value-type="string">
            <text:p text:style-name="P2">返回值</text:p>
          </table:table-cell>
          <table:covered-table-cell/>
          <table:table-cell table:style-name="表格150.C3" office:value-type="string">
            <text:p text:style-name="P1">putc（）会返回写入成功的字符，即参数c。若返回EOF则代表写入失败。</text:p>
          </table:table-cell>
        </table:table-row>
        <table:table-row table:style-name="表格150.8">
          <table:table-cell table:style-name="表格150.A8" office:value-type="string">
            <text:p text:style-name="P2">范例</text:p>
          </table:table-cell>
          <table:table-cell table:style-name="表格150.B8" table:number-columns-spanned="2" office:value-type="string">
            <text:p text:style-name="P1"/>
          </table:table-cell>
          <table:covered-table-cell/>
        </table:table-row>
        <table:table-row table:style-name="表格150.9">
          <table:table-cell table:style-name="表格150.A9" table:number-columns-spanned="3" office:value-type="string">
            <text:p text:style-name="P1">参考fputc（）。</text:p>
          </table:table-cell>
          <table:covered-table-cell/>
          <table:covered-table-cell/>
        </table:table-row>
      </table:table>
      <text:p text:style-name="Standard"/>
      <text:p text:style-name="Standard"/>
      <table:table table:name="表格151" table:style-name="表格151">
        <table:table-column table:style-name="表格151.A"/>
        <table:table-column table:style-name="表格151.B"/>
        <table:table-column table:style-name="表格151.C"/>
        <table:table-row table:style-name="表格151.1">
          <table:table-cell table:style-name="表格151.A1" table:number-columns-spanned="3" office:value-type="string">
            <text:p text:style-name="P5">putchar（将指定的字符写到标准输出设备）</text:p>
          </table:table-cell>
          <table:covered-table-cell/>
          <table:covered-table-cell/>
        </table:table-row>
        <table:table-row table:style-name="表格151.2">
          <table:table-cell table:style-name="表格151.A2" table:number-columns-spanned="3" office:value-type="string">
            <text:p text:style-name="P3"/>
          </table:table-cell>
          <table:covered-table-cell/>
          <table:covered-table-cell/>
        </table:table-row>
        <table:table-row table:style-name="表格151.3">
          <table:table-cell table:style-name="表格151.A3" table:number-columns-spanned="2" office:value-type="string">
            <text:p text:style-name="P2">相关函数</text:p>
          </table:table-cell>
          <table:covered-table-cell/>
          <table:table-cell table:style-name="表格151.C3" office:value-type="string">
            <text:p text:style-name="P1">fopen，fwrite，fscanf，fputc</text:p>
          </table:table-cell>
        </table:table-row>
        <table:table-row table:style-name="表格151.3">
          <table:table-cell table:style-name="表格151.A4" table:number-columns-spanned="2" office:value-type="string">
            <text:p text:style-name="P2">表头文件</text:p>
          </table:table-cell>
          <table:covered-table-cell/>
          <table:table-cell table:style-name="表格151.C3" office:value-type="string">
            <text:p text:style-name="P1">#include&lt;stdio.h&gt;</text:p>
          </table:table-cell>
        </table:table-row>
        <table:table-row table:style-name="表格151.3">
          <table:table-cell table:style-name="表格151.A4" table:number-columns-spanned="2" office:value-type="string">
            <text:p text:style-name="P2">定义函数</text:p>
          </table:table-cell>
          <table:covered-table-cell/>
          <table:table-cell table:style-name="表格151.C3" office:value-type="string">
            <text:p text:style-name="P1">int putchar (int c);</text:p>
          </table:table-cell>
        </table:table-row>
        <table:table-row table:style-name="表格151.3">
          <table:table-cell table:style-name="表格151.A4" table:number-columns-spanned="2" office:value-type="string">
            <text:p text:style-name="P2">函数说明</text:p>
          </table:table-cell>
          <table:covered-table-cell/>
          <table:table-cell table:style-name="表格151.C3" office:value-type="string">
            <text:p text:style-name="P1">putchar（）用来将参数c字符写到标准输出设备。</text:p>
          </table:table-cell>
        </table:table-row>
        <table:table-row table:style-name="表格151.3">
          <table:table-cell table:style-name="表格151.A4" table:number-columns-spanned="2" office:value-type="string">
            <text:p text:style-name="P2">返回值</text:p>
          </table:table-cell>
          <table:covered-table-cell/>
          <table:table-cell table:style-name="表格151.C3" office:value-type="string">
            <text:p text:style-name="P1">putchar（）会返回输出成功的字符，即参数c。若返回EOF则代表输出失败。</text:p>
          </table:table-cell>
        </table:table-row>
        <table:table-row table:style-name="表格151.3">
          <table:table-cell table:style-name="表格151.A8" table:number-columns-spanned="2" office:value-type="string">
            <text:p text:style-name="P2">附加说明</text:p>
          </table:table-cell>
          <table:covered-table-cell/>
          <table:table-cell table:style-name="表格151.C3" office:value-type="string">
            <text:p text:style-name="P1">putchar（）非真正函数，而是putc（c，stdout）宏定义。</text:p>
          </table:table-cell>
        </table:table-row>
        <table:table-row table:style-name="表格151.9">
          <table:table-cell table:style-name="表格151.C3" table:number-columns-spanned="3" office:value-type="string">
            <text:p text:style-name="P2"/>
          </table:table-cell>
          <table:covered-table-cell/>
          <table:covered-table-cell/>
        </table:table-row>
        <table:table-row table:style-name="表格151.10">
          <table:table-cell table:style-name="表格151.A10" office:value-type="string">
            <text:p text:style-name="P2">范例</text:p>
          </table:table-cell>
          <table:table-cell table:style-name="表格151.B10" table:number-columns-spanned="2" office:value-type="string">
            <text:p text:style-name="P1"/>
          </table:table-cell>
          <table:covered-table-cell/>
        </table:table-row>
        <table:table-row table:style-name="表格151.11">
          <table:table-cell table:style-name="表格151.A11" table:number-columns-spanned="3" office:value-type="string">
            <text:p text:style-name="P1">参考getchar（）。</text:p>
          </table:table-cell>
          <table:covered-table-cell/>
          <table:covered-table-cell/>
        </table:table-row>
      </table:table>
      <text:p text:style-name="Standard"><text:soft-page-break/></text:p>
      <text:p text:style-name="Standard"/>
      <table:table table:name="表格152" table:style-name="表格152">
        <table:table-column table:style-name="表格152.A"/>
        <table:table-column table:style-name="表格152.B"/>
        <table:table-column table:style-name="表格152.C"/>
        <table:table-row table:style-name="表格152.1">
          <table:table-cell table:style-name="表格152.A1" table:number-columns-spanned="3" office:value-type="string">
            <text:p text:style-name="P5">rewind（重设文件流的读写位置为文件开头）</text:p>
          </table:table-cell>
          <table:covered-table-cell/>
          <table:covered-table-cell/>
        </table:table-row>
        <table:table-row table:style-name="表格152.2">
          <table:table-cell table:style-name="表格152.A2" table:number-columns-spanned="3" office:value-type="string">
            <text:p text:style-name="P3"/>
          </table:table-cell>
          <table:covered-table-cell/>
          <table:covered-table-cell/>
        </table:table-row>
        <table:table-row table:style-name="表格152.3">
          <table:table-cell table:style-name="表格152.A3" table:number-columns-spanned="2" office:value-type="string">
            <text:p text:style-name="P2">相关函数</text:p>
          </table:table-cell>
          <table:covered-table-cell/>
          <table:table-cell table:style-name="表格152.C3" office:value-type="string">
            <text:p text:style-name="P1">fseek，ftell，fgetpos，fsetpos</text:p>
          </table:table-cell>
        </table:table-row>
        <table:table-row table:style-name="表格152.3">
          <table:table-cell table:style-name="表格152.A4" table:number-columns-spanned="2" office:value-type="string">
            <text:p text:style-name="P2">表头文件</text:p>
          </table:table-cell>
          <table:covered-table-cell/>
          <table:table-cell table:style-name="表格152.C3" office:value-type="string">
            <text:p text:style-name="P1">#include&lt;stdio.h&gt;</text:p>
          </table:table-cell>
        </table:table-row>
        <table:table-row table:style-name="表格152.3">
          <table:table-cell table:style-name="表格152.A4" table:number-columns-spanned="2" office:value-type="string">
            <text:p text:style-name="P2">定义函数</text:p>
          </table:table-cell>
          <table:covered-table-cell/>
          <table:table-cell table:style-name="表格152.C3" office:value-type="string">
            <text:p text:style-name="P1">void rewind(FILE * stream);</text:p>
          </table:table-cell>
        </table:table-row>
        <table:table-row table:style-name="表格152.3">
          <table:table-cell table:style-name="表格152.A4" table:number-columns-spanned="2" office:value-type="string">
            <text:p text:style-name="P2">函数说明</text:p>
          </table:table-cell>
          <table:covered-table-cell/>
          <table:table-cell table:style-name="表格152.C3" office:value-type="string">
            <text:p text:style-name="P1">rewind（）用来把文件流的读写位置移至文件开头。参数stream为已打开的文件指针。此函数相当于调用fseek（stream，0,SEEK_SET）。</text:p>
          </table:table-cell>
        </table:table-row>
        <table:table-row table:style-name="表格152.3">
          <table:table-cell table:style-name="表格152.A4" table:number-columns-spanned="2" office:value-type="string">
            <text:p text:style-name="P2">返回值</text:p>
          </table:table-cell>
          <table:covered-table-cell/>
          <table:table-cell table:style-name="表格152.C3" office:value-type="string">
            <text:p text:style-name="P1">无</text:p>
          </table:table-cell>
        </table:table-row>
        <table:table-row table:style-name="表格152.8">
          <table:table-cell table:style-name="表格152.C3" table:number-columns-spanned="3" office:value-type="string">
            <text:p text:style-name="P2"/>
          </table:table-cell>
          <table:covered-table-cell/>
          <table:covered-table-cell/>
        </table:table-row>
        <table:table-row table:style-name="表格152.9">
          <table:table-cell table:style-name="表格152.A9" office:value-type="string">
            <text:p text:style-name="P2">范例</text:p>
          </table:table-cell>
          <table:table-cell table:style-name="表格152.B9" table:number-columns-spanned="2" office:value-type="string">
            <text:p text:style-name="P1"/>
          </table:table-cell>
          <table:covered-table-cell/>
        </table:table-row>
        <table:table-row table:style-name="表格152.10">
          <table:table-cell table:style-name="表格152.A10" table:number-columns-spanned="3" office:value-type="string">
            <text:p text:style-name="P1">参考fseek（）</text:p>
          </table:table-cell>
          <table:covered-table-cell/>
          <table:covered-table-cell/>
        </table:table-row>
        <table:table-row table:style-name="表格152.1">
          <table:table-cell table:style-name="表格152.A1" table:number-columns-spanned="3" office:value-type="string">
            <text:p text:style-name="P5">setbuf（设置文件流的缓冲区）</text:p>
          </table:table-cell>
          <table:covered-table-cell/>
          <table:covered-table-cell/>
        </table:table-row>
        <table:table-row table:style-name="表格152.2">
          <table:table-cell table:style-name="表格152.A2" table:number-columns-spanned="3" office:value-type="string">
            <text:p text:style-name="P3"/>
          </table:table-cell>
          <table:covered-table-cell/>
          <table:covered-table-cell/>
        </table:table-row>
        <table:table-row table:style-name="表格152.3">
          <table:table-cell table:style-name="表格152.A3" table:number-columns-spanned="2" office:value-type="string">
            <text:p text:style-name="P2">相关函数</text:p>
          </table:table-cell>
          <table:covered-table-cell/>
          <table:table-cell table:style-name="表格152.C3" office:value-type="string">
            <text:p text:style-name="P1">setbuffer，setlinebuf，setvbuf</text:p>
          </table:table-cell>
        </table:table-row>
        <table:table-row table:style-name="表格152.3">
          <table:table-cell table:style-name="表格152.A4" table:number-columns-spanned="2" office:value-type="string">
            <text:p text:style-name="P2">表头文件</text:p>
          </table:table-cell>
          <table:covered-table-cell/>
          <table:table-cell table:style-name="表格152.C3" office:value-type="string">
            <text:p text:style-name="P1">#include&lt;stdio.h&gt;</text:p>
          </table:table-cell>
        </table:table-row>
        <table:table-row table:style-name="表格152.3">
          <table:table-cell table:style-name="表格152.A4" table:number-columns-spanned="2" office:value-type="string">
            <text:p text:style-name="P2">定义函数</text:p>
          </table:table-cell>
          <table:covered-table-cell/>
          <table:table-cell table:style-name="表格152.C3" office:value-type="string">
            <text:p text:style-name="P1">void setbuf(FILE * stream,char * buf);</text:p>
          </table:table-cell>
        </table:table-row>
        <table:table-row table:style-name="表格152.3">
          <table:table-cell table:style-name="表格152.A4" table:number-columns-spanned="2" office:value-type="string">
            <text:p text:style-name="P2">函数说明</text:p>
          </table:table-cell>
          <table:covered-table-cell/>
          <table:table-cell table:style-name="表格152.C3" office:value-type="string">
            <text:p text:style-name="P1">在打开文件流后，读取内容之前，调用setbuf（）可以用来设置文件流的缓冲区。参数stream为指定的文件流，参数buf指向自定的缓冲区起始地址。如果参数buf为NULL指针，则为无缓冲IO。setbuf（）相当于调用：setvbuf(stream,buf,buf?_IOFBF:_IONBF,BUFSIZ)；</text:p>
          </table:table-cell>
        </table:table-row>
        <table:table-row table:style-name="表格152.3">
          <table:table-cell table:style-name="表格152.A4" table:number-columns-spanned="2" office:value-type="string">
            <text:p text:style-name="P2">返回值</text:p>
          </table:table-cell>
          <table:covered-table-cell/>
          <table:table-cell table:style-name="表格152.C3" office:value-type="string">
            <text:p text:style-name="P1">无</text:p>
          </table:table-cell>
        </table:table-row>
      </table:table>
      <text:p text:style-name="Standard"/>
      <text:p text:style-name="Standard"/>
      <table:table table:name="表格153" table:style-name="表格153">
        <table:table-column table:style-name="表格153.A"/>
        <table:table-column table:style-name="表格153.B"/>
        <table:table-row table:style-name="表格153.1">
          <table:table-cell table:style-name="表格153.A1" table:number-columns-spanned="2" office:value-type="string">
            <text:p text:style-name="P5">setbuffer（设置文件流的缓冲区）</text:p>
          </table:table-cell>
          <table:covered-table-cell/>
        </table:table-row>
        <table:table-row table:style-name="表格153.2">
          <table:table-cell table:style-name="表格153.A2" table:number-columns-spanned="2" office:value-type="string">
            <text:p text:style-name="P3"/>
          </table:table-cell>
          <table:covered-table-cell/>
        </table:table-row>
        <table:table-row table:style-name="表格153.3">
          <table:table-cell table:style-name="表格153.A3" office:value-type="string">
            <text:p text:style-name="P2">相关函数</text:p>
          </table:table-cell>
          <table:table-cell table:style-name="表格153.B3" office:value-type="string">
            <text:p text:style-name="P1">setlinebuf，setbuf，setvbuf</text:p>
          </table:table-cell>
        </table:table-row>
        <table:table-row table:style-name="表格153.3">
          <table:table-cell table:style-name="表格153.A4" office:value-type="string">
            <text:p text:style-name="P2">表头文件</text:p>
          </table:table-cell>
          <table:table-cell table:style-name="表格153.B3" office:value-type="string">
            <text:p text:style-name="P1">#include&lt;stdio.h&gt;</text:p>
          </table:table-cell>
        </table:table-row>
        <table:table-row table:style-name="表格153.3">
          <table:table-cell table:style-name="表格153.A4" office:value-type="string">
            <text:p text:style-name="P2">定义函数</text:p>
          </table:table-cell>
          <table:table-cell table:style-name="表格153.B3" office:value-type="string">
            <text:p text:style-name="P1">void setbuffer(FILE * stream,char * buf,size_t size);</text:p>
          </table:table-cell>
        </table:table-row>
        <table:table-row table:style-name="表格153.3">
          <table:table-cell table:style-name="表格153.A4" office:value-type="string">
            <text:p text:style-name="P2">函数说明</text:p>
          </table:table-cell>
          <table:table-cell table:style-name="表格153.B3" office:value-type="string">
            <text:p text:style-name="P1">在打开文件流后，读取内容之前，调用setbuffer（）可用来设置文件流的缓冲区。参数stream为指定的文件流，参数buf指向自定的缓冲区起始地址，参数size为缓冲区大小。</text:p>
          </table:table-cell>
        </table:table-row>
        <text:soft-page-break/>
        <table:table-row table:style-name="表格153.3">
          <table:table-cell table:style-name="表格153.A4" office:value-type="string">
            <text:p text:style-name="P2">返回值</text:p>
          </table:table-cell>
          <table:table-cell table:style-name="表格153.B3" office:value-type="string">
            <text:p text:style-name="P1">无</text:p>
          </table:table-cell>
        </table:table-row>
      </table:table>
      <text:p text:style-name="Standard"/>
      <text:p text:style-name="Standard"/>
      <table:table table:name="表格154" table:style-name="表格154">
        <table:table-column table:style-name="表格154.A"/>
        <table:table-column table:style-name="表格154.B"/>
        <table:table-row table:style-name="表格154.1">
          <table:table-cell table:style-name="表格154.A1" table:number-columns-spanned="2" office:value-type="string">
            <text:p text:style-name="P5">setlinebuf（设置文件流为线性缓冲区）</text:p>
          </table:table-cell>
          <table:covered-table-cell/>
        </table:table-row>
        <table:table-row table:style-name="表格154.2">
          <table:table-cell table:style-name="表格154.A2" table:number-columns-spanned="2" office:value-type="string">
            <text:p text:style-name="P3"/>
          </table:table-cell>
          <table:covered-table-cell/>
        </table:table-row>
        <table:table-row table:style-name="表格154.3">
          <table:table-cell table:style-name="表格154.A3" office:value-type="string">
            <text:p text:style-name="P2">相关函数</text:p>
          </table:table-cell>
          <table:table-cell table:style-name="表格154.B3" office:value-type="string">
            <text:p text:style-name="P1">setbuffer，setbuf，setvbuf</text:p>
          </table:table-cell>
        </table:table-row>
        <table:table-row table:style-name="表格154.3">
          <table:table-cell table:style-name="表格154.A4" office:value-type="string">
            <text:p text:style-name="P2">表头文件</text:p>
          </table:table-cell>
          <table:table-cell table:style-name="表格154.B3" office:value-type="string">
            <text:p text:style-name="P1">#include&lt;stdio.h&gt;</text:p>
          </table:table-cell>
        </table:table-row>
        <table:table-row table:style-name="表格154.3">
          <table:table-cell table:style-name="表格154.A4" office:value-type="string">
            <text:p text:style-name="P2">定义函数</text:p>
          </table:table-cell>
          <table:table-cell table:style-name="表格154.B3" office:value-type="string">
            <text:p text:style-name="P1">void setlinebuf(FILE * stream);</text:p>
          </table:table-cell>
        </table:table-row>
        <table:table-row table:style-name="表格154.3">
          <table:table-cell table:style-name="表格154.A4" office:value-type="string">
            <text:p text:style-name="P2">函数说明</text:p>
          </table:table-cell>
          <table:table-cell table:style-name="表格154.B3" office:value-type="string">
            <text:p text:style-name="P1">setlinebuf（）用来设置文件流以换行为依据的无缓冲IO。相当于调用：setvbuf(stream,(char * )NULL,_IOLBF,0);请参考setvbuf（）。</text:p>
          </table:table-cell>
        </table:table-row>
        <table:table-row table:style-name="表格154.3">
          <table:table-cell table:style-name="表格154.A4" office:value-type="string">
            <text:p text:style-name="P2">返回值</text:p>
          </table:table-cell>
          <table:table-cell table:style-name="表格154.B3" office:value-type="string">
            <text:p text:style-name="P1">无</text:p>
          </table:table-cell>
        </table:table-row>
      </table:table>
      <text:p text:style-name="Standard"/>
      <text:p text:style-name="Standard"/>
      <table:table table:name="表格155" table:style-name="表格155">
        <table:table-column table:style-name="表格155.A"/>
        <table:table-column table:style-name="表格155.B"/>
        <table:table-row table:style-name="表格155.1">
          <table:table-cell table:style-name="表格155.A1" table:number-columns-spanned="2" office:value-type="string">
            <text:p text:style-name="P5">setvbuf（设置文件流的缓冲区）</text:p>
          </table:table-cell>
          <table:covered-table-cell/>
        </table:table-row>
        <table:table-row table:style-name="表格155.2">
          <table:table-cell table:style-name="表格155.A2" table:number-columns-spanned="2" office:value-type="string">
            <text:p text:style-name="P3"/>
          </table:table-cell>
          <table:covered-table-cell/>
        </table:table-row>
        <table:table-row table:style-name="表格155.3">
          <table:table-cell table:style-name="表格155.A3" office:value-type="string">
            <text:p text:style-name="P2">相关函数</text:p>
          </table:table-cell>
          <table:table-cell table:style-name="表格155.B3" office:value-type="string">
            <text:p text:style-name="P1">setbuffer，setlinebuf，setbuf</text:p>
          </table:table-cell>
        </table:table-row>
        <table:table-row table:style-name="表格155.3">
          <table:table-cell table:style-name="表格155.A4" office:value-type="string">
            <text:p text:style-name="P2">表头文件</text:p>
          </table:table-cell>
          <table:table-cell table:style-name="表格155.B3" office:value-type="string">
            <text:p text:style-name="P1">#include&lt;stdio.h&gt;</text:p>
          </table:table-cell>
        </table:table-row>
        <table:table-row table:style-name="表格155.3">
          <table:table-cell table:style-name="表格155.A4" office:value-type="string">
            <text:p text:style-name="P2">定义函数</text:p>
          </table:table-cell>
          <table:table-cell table:style-name="表格155.B3" office:value-type="string">
            <text:p text:style-name="P1">int setvbuf(FILE * stream,char * buf,int mode,size_t size);</text:p>
          </table:table-cell>
        </table:table-row>
        <table:table-row table:style-name="表格155.3">
          <table:table-cell table:style-name="表格155.A4" office:value-type="string">
            <text:p text:style-name="P2">函数说明</text:p>
          </table:table-cell>
          <table:table-cell table:style-name="表格155.B3" office:value-type="string">
            <text:p text:style-name="P1">在打开文件流后，读取内容之前，调用setvbuf（）可以用来设置文件流的缓冲区。参数stream为指定的文件流，参数buf指向自定的缓冲区起始地址，参数size为缓冲区大小，参数mode有下列几种：</text:p>
            <text:p text:style-name="Standard">_IONBF <text:s/>无缓冲IO</text:p>
            <text:p text:style-name="Standard">_IOLBF <text:s text:c="2"/>以换行为依据的无缓冲IO</text:p>
            <text:p text:style-name="Standard">_IOFBF <text:s text:c="2"/>完全无缓冲IO。如果参数buf为NULL指针，则为无缓冲IO。</text:p>
          </table:table-cell>
        </table:table-row>
        <table:table-row table:style-name="表格155.3">
          <table:table-cell table:style-name="表格155.A4" office:value-type="string">
            <text:p text:style-name="P2">返回值</text:p>
          </table:table-cell>
          <table:table-cell table:style-name="表格155.B3" office:value-type="string">
            <text:p text:style-name="P1">无</text:p>
          </table:table-cell>
        </table:table-row>
      </table:table>
      <text:p text:style-name="Standard"/>
      <text:p text:style-name="Standard"/>
      <table:table table:name="表格156" table:style-name="表格156">
        <table:table-column table:style-name="表格156.A"/>
        <table:table-column table:style-name="表格156.B"/>
        <table:table-row table:style-name="表格156.1">
          <table:table-cell table:style-name="表格156.A1" table:number-columns-spanned="2" office:value-type="string">
            <text:p text:style-name="P5">ungetc（将指定字符写回文件流中）</text:p>
          </table:table-cell>
          <table:covered-table-cell/>
        </table:table-row>
        <table:table-row table:style-name="表格156.2">
          <table:table-cell table:style-name="表格156.A2" table:number-columns-spanned="2" office:value-type="string">
            <text:p text:style-name="P3"/>
          </table:table-cell>
          <table:covered-table-cell/>
        </table:table-row>
        <table:table-row table:style-name="表格156.3">
          <table:table-cell table:style-name="表格156.A3" office:value-type="string">
            <text:p text:style-name="P2">相关函数</text:p>
          </table:table-cell>
          <table:table-cell table:style-name="表格156.B3" office:value-type="string">
            <text:p text:style-name="P1">fputc，getchar，getc</text:p>
          </table:table-cell>
        </table:table-row>
        <table:table-row table:style-name="表格156.3">
          <table:table-cell table:style-name="表格156.A4" office:value-type="string">
            <text:p text:style-name="P2">表头文件</text:p>
          </table:table-cell>
          <table:table-cell table:style-name="表格156.B3" office:value-type="string">
            <text:p text:style-name="P1">#include&lt;stdio.h&gt;</text:p>
          </table:table-cell>
        </table:table-row>
        <text:soft-page-break/>
        <table:table-row table:style-name="表格156.3">
          <table:table-cell table:style-name="表格156.A4" office:value-type="string">
            <text:p text:style-name="P2">定义函数</text:p>
          </table:table-cell>
          <table:table-cell table:style-name="表格156.B3" office:value-type="string">
            <text:p text:style-name="P1">int ungetc(int c,FILE * stream);</text:p>
          </table:table-cell>
        </table:table-row>
        <table:table-row table:style-name="表格156.3">
          <table:table-cell table:style-name="表格156.A4" office:value-type="string">
            <text:p text:style-name="P2">函数说明</text:p>
          </table:table-cell>
          <table:table-cell table:style-name="表格156.B3" office:value-type="string">
            <text:p text:style-name="P1">ungetc（）将参数c字符写回参数stream所指定的文件流。这个写回的字符会由下一个读取文件流的函数取得。</text:p>
          </table:table-cell>
        </table:table-row>
        <table:table-row table:style-name="表格156.3">
          <table:table-cell table:style-name="表格156.A4" office:value-type="string">
            <text:p text:style-name="P2">返回值</text:p>
          </table:table-cell>
          <table:table-cell table:style-name="表格156.B3" office:value-type="string">
            <text:p text:style-name="P1">成功则返回c字符，若有错误则返回EOF。</text:p>
          </table:table-cell>
        </table:table-row>
      </table:table>
      <text:p text:style-name="Standard"/>
      <text:p text:style-name="Standard"/>
      <table:table table:name="表格157" table:style-name="表格157">
        <table:table-column table:style-name="表格157.A"/>
        <table:table-column table:style-name="表格157.B"/>
        <table:table-column table:style-name="表格157.C"/>
        <table:table-column table:style-name="表格157.D"/>
        <table:table-row table:style-name="表格157.1">
          <table:table-cell table:style-name="表格157.A1" table:number-columns-spanned="4" office:value-type="string">
            <text:p text:style-name="P5">atexit（设置程序正常结束前调用的函数）</text:p>
          </table:table-cell>
          <table:covered-table-cell/>
          <table:covered-table-cell/>
          <table:covered-table-cell/>
        </table:table-row>
        <table:table-row table:style-name="表格157.2">
          <table:table-cell table:style-name="表格157.A2" table:number-columns-spanned="4" office:value-type="string">
            <text:p text:style-name="P3"/>
          </table:table-cell>
          <table:covered-table-cell/>
          <table:covered-table-cell/>
          <table:covered-table-cell/>
        </table:table-row>
        <table:table-row table:style-name="表格157.3">
          <table:table-cell table:style-name="表格157.A3" table:number-columns-spanned="3" office:value-type="string">
            <text:p text:style-name="P2">相关函数</text:p>
          </table:table-cell>
          <table:covered-table-cell/>
          <table:covered-table-cell/>
          <table:table-cell table:style-name="表格157.D3" office:value-type="string">
            <text:p text:style-name="P1">_exit,exit,on_exit</text:p>
          </table:table-cell>
        </table:table-row>
        <table:table-row table:style-name="表格157.3">
          <table:table-cell table:style-name="表格157.A4" table:number-columns-spanned="3" office:value-type="string">
            <text:p text:style-name="P2">表头文件</text:p>
          </table:table-cell>
          <table:covered-table-cell/>
          <table:covered-table-cell/>
          <table:table-cell table:style-name="表格157.D3" office:value-type="string">
            <text:p text:style-name="P1">#include&lt;stdlib.h&gt;</text:p>
          </table:table-cell>
        </table:table-row>
        <table:table-row table:style-name="表格157.3">
          <table:table-cell table:style-name="表格157.A4" table:number-columns-spanned="3" office:value-type="string">
            <text:p text:style-name="P2">定义函数</text:p>
          </table:table-cell>
          <table:covered-table-cell/>
          <table:covered-table-cell/>
          <table:table-cell table:style-name="表格157.D3" office:value-type="string">
            <text:p text:style-name="P1">int atexit (void (*function)(void));</text:p>
          </table:table-cell>
        </table:table-row>
        <table:table-row table:style-name="表格157.3">
          <table:table-cell table:style-name="表格157.A4" table:number-columns-spanned="3" office:value-type="string">
            <text:p text:style-name="P2">函数说明</text:p>
          </table:table-cell>
          <table:covered-table-cell/>
          <table:covered-table-cell/>
          <table:table-cell table:style-name="表格157.D3" office:value-type="string">
            <text:p text:style-name="P1">atexit（）用来设置一个程序正常结束前调用的函数。当程序通过调用exit（）或从main中返回时，参数function所指定的函数会先被调用，然后才真正由exit（）结束程序。</text:p>
          </table:table-cell>
        </table:table-row>
        <table:table-row table:style-name="表格157.3">
          <table:table-cell table:style-name="表格157.A4" table:number-columns-spanned="3" office:value-type="string">
            <text:p text:style-name="P2">返回值</text:p>
          </table:table-cell>
          <table:covered-table-cell/>
          <table:covered-table-cell/>
          <table:table-cell table:style-name="表格157.D3" office:value-type="string">
            <text:p text:style-name="P1">如果执行成功则返回0，否则返回-1，失败原因存于errno中。</text:p>
          </table:table-cell>
        </table:table-row>
        <table:table-row table:style-name="表格157.8">
          <table:table-cell table:style-name="表格157.D3" table:number-columns-spanned="4" office:value-type="string">
            <text:p text:style-name="P2"/>
          </table:table-cell>
          <table:covered-table-cell/>
          <table:covered-table-cell/>
          <table:covered-table-cell/>
        </table:table-row>
        <table:table-row table:style-name="表格157.9">
          <table:table-cell table:style-name="表格157.A9" office:value-type="string">
            <text:p text:style-name="P2">范例</text:p>
          </table:table-cell>
          <table:table-cell table:style-name="表格157.B9" table:number-columns-spanned="3" office:value-type="string">
            <text:p text:style-name="P1"/>
          </table:table-cell>
          <table:covered-table-cell/>
          <table:covered-table-cell/>
        </table:table-row>
        <table:table-row table:style-name="表格157.10">
          <table:table-cell table:style-name="表格157.A10" table:number-columns-spanned="4" office:value-type="string">
            <text:p text:style-name="P1">#include&lt;stdlib.h&gt;</text:p>
            <text:p text:style-name="Standard">void my_exit(void)</text:p>
            <text:p text:style-name="Standard">{</text:p>
            <text:p text:style-name="Standard"><text:s text:c="2"/>printf(“before exit () !\n”);</text:p>
            <text:p text:style-name="Standard">}</text:p>
            <text:p text:style-name="Standard">main()</text:p>
            <text:p text:style-name="Standard">{</text:p>
            <text:p text:style-name="Standard"><text:s text:c="2"/>atexit (my_exit);</text:p>
            <text:p text:style-name="Standard"><text:s text:c="2"/>exit(0);</text:p>
            <text:p text:style-name="Standard">}</text:p>
          </table:table-cell>
          <table:covered-table-cell/>
          <table:covered-table-cell/>
          <table:covered-table-cell/>
        </table:table-row>
        <table:table-row table:style-name="表格157.11">
          <table:table-cell table:style-name="表格157.A9" table:number-columns-spanned="2" office:value-type="string">
            <text:p text:style-name="P2">执行</text:p>
          </table:table-cell>
          <table:covered-table-cell/>
          <table:table-cell table:style-name="表格157.B9" table:number-columns-spanned="2" office:value-type="string">
            <text:p text:style-name="P1"/>
          </table:table-cell>
          <table:covered-table-cell/>
        </table:table-row>
        <table:table-row table:style-name="表格157.12">
          <table:table-cell table:style-name="表格157.A10" table:number-columns-spanned="4" office:value-type="string">
            <text:p text:style-name="P1">before exit()!</text:p>
          </table:table-cell>
          <table:covered-table-cell/>
          <table:covered-table-cell/>
          <table:covered-table-cell/>
        </table:table-row>
      </table:table>
      <text:p text:style-name="P4"/>
      <text:p text:style-name="P4"/>
      <table:table table:name="表格158" table:style-name="表格158">
        <table:table-column table:style-name="表格158.A"/>
        <table:table-column table:style-name="表格158.B"/>
        <table:table-column table:style-name="表格158.C"/>
        <table:table-column table:style-name="表格158.D"/>
        <table:table-row table:style-name="表格158.1">
          <table:table-cell table:style-name="表格158.A1" table:number-columns-spanned="4" office:value-type="string">
            <text:p text:style-name="P5">execl（执行文件）</text:p>
          </table:table-cell>
          <table:covered-table-cell/>
          <table:covered-table-cell/>
          <table:covered-table-cell/>
        </table:table-row>
        <table:table-row table:style-name="表格158.2">
          <table:table-cell table:style-name="表格158.A2" table:number-columns-spanned="4" office:value-type="string">
            <text:p text:style-name="P3"/>
          </table:table-cell>
          <table:covered-table-cell/>
          <table:covered-table-cell/>
          <table:covered-table-cell/>
        </table:table-row>
        <table:table-row table:style-name="表格158.3">
          <table:table-cell table:style-name="表格158.A3" table:number-columns-spanned="3" office:value-type="string">
            <text:p text:style-name="P2">相关函数</text:p>
          </table:table-cell>
          <table:covered-table-cell/>
          <table:covered-table-cell/>
          <table:table-cell table:style-name="表格158.D3" office:value-type="string">
            <text:p text:style-name="P1">fork，execle，execlp，execv，execve，execvp</text:p>
          </table:table-cell>
        </table:table-row>
        <table:table-row table:style-name="表格158.3">
          <table:table-cell table:style-name="表格158.A4" table:number-columns-spanned="3" office:value-type="string">
            <text:p text:style-name="P2">表头文件</text:p>
          </table:table-cell>
          <table:covered-table-cell/>
          <table:covered-table-cell/>
          <table:table-cell table:style-name="表格158.D3" office:value-type="string">
            <text:p text:style-name="P1">#include&lt;unistd.h&gt;</text:p>
          </table:table-cell>
        </table:table-row>
        <text:soft-page-break/>
        <table:table-row table:style-name="表格158.3">
          <table:table-cell table:style-name="表格158.A4" table:number-columns-spanned="3" office:value-type="string">
            <text:p text:style-name="P2">定义函数</text:p>
          </table:table-cell>
          <table:covered-table-cell/>
          <table:covered-table-cell/>
          <table:table-cell table:style-name="表格158.D3" office:value-type="string">
            <text:p text:style-name="P1">int execl(const char * path,const char * arg,....);</text:p>
          </table:table-cell>
        </table:table-row>
        <table:table-row table:style-name="表格158.3">
          <table:table-cell table:style-name="表格158.A4" table:number-columns-spanned="3" office:value-type="string">
            <text:p text:style-name="P2">函数说明</text:p>
          </table:table-cell>
          <table:covered-table-cell/>
          <table:covered-table-cell/>
          <table:table-cell table:style-name="表格158.D3" office:value-type="string">
            <text:p text:style-name="P1">execl（）用来执行参数path字符串所代表的文件路径，接下来的参数代表执行该文件时传递过去的argv〔0〕、argv[1]­……，最后一个参数必须用空指针（NULL）作结束。</text:p>
          </table:table-cell>
        </table:table-row>
        <table:table-row table:style-name="表格158.3">
          <table:table-cell table:style-name="表格158.A4" table:number-columns-spanned="3" office:value-type="string">
            <text:p text:style-name="P2">返回值</text:p>
          </table:table-cell>
          <table:covered-table-cell/>
          <table:covered-table-cell/>
          <table:table-cell table:style-name="表格158.D3" office:value-type="string">
            <text:p text:style-name="P1">如果执行成功则函数不会返回，执行失败则直接返回-1，失败原因存于errno中。</text:p>
          </table:table-cell>
        </table:table-row>
        <table:table-row table:style-name="表格158.8">
          <table:table-cell table:style-name="表格158.D3" table:number-columns-spanned="4" office:value-type="string">
            <text:p text:style-name="P2"/>
          </table:table-cell>
          <table:covered-table-cell/>
          <table:covered-table-cell/>
          <table:covered-table-cell/>
        </table:table-row>
        <table:table-row table:style-name="表格158.9">
          <table:table-cell table:style-name="表格158.A9" office:value-type="string">
            <text:p text:style-name="P2">范例</text:p>
          </table:table-cell>
          <table:table-cell table:style-name="表格158.B9" table:number-columns-spanned="3" office:value-type="string">
            <text:p text:style-name="P1"/>
          </table:table-cell>
          <table:covered-table-cell/>
          <table:covered-table-cell/>
        </table:table-row>
        <table:table-row table:style-name="表格158.10">
          <table:table-cell table:style-name="表格158.A10" table:number-columns-spanned="4" office:value-type="string">
            <text:p text:style-name="P1">#include&lt;unistd.h&gt;</text:p>
            <text:p text:style-name="Standard">main()</text:p>
            <text:p text:style-name="Standard">{</text:p>
            <text:p text:style-name="Standard"><text:s/>execl(“/bin/ls”,”ls”,”-al”,”/etc/passwd”,(char * )0);</text:p>
            <text:p text:style-name="Standard">}</text:p>
          </table:table-cell>
          <table:covered-table-cell/>
          <table:covered-table-cell/>
          <table:covered-table-cell/>
        </table:table-row>
        <table:table-row table:style-name="表格158.11">
          <table:table-cell table:style-name="表格158.A9" table:number-columns-spanned="2" office:value-type="string">
            <text:p text:style-name="P2">执行</text:p>
          </table:table-cell>
          <table:covered-table-cell/>
          <table:table-cell table:style-name="表格158.B9" table:number-columns-spanned="2" office:value-type="string">
            <text:p text:style-name="P1"/>
          </table:table-cell>
          <table:covered-table-cell/>
        </table:table-row>
        <table:table-row table:style-name="表格158.12">
          <table:table-cell table:style-name="表格158.A10" table:number-columns-spanned="4" office:value-type="string">
            <text:p text:style-name="P1">/*执行/bin/ls -al /etc/passwd */</text:p>
            <text:p text:style-name="Standard">-rw-r--r-- <text:s/>1 <text:s/>root <text:s text:c="3"/>root <text:s text:c="6"/>705 Sep 3 13 :52 <text:s/>/etc/passwd</text:p>
          </table:table-cell>
          <table:covered-table-cell/>
          <table:covered-table-cell/>
          <table:covered-table-cell/>
        </table:table-row>
      </table:table>
      <text:p text:style-name="P4"/>
      <text:p text:style-name="P4"/>
      <table:table table:name="表格159" table:style-name="表格159">
        <table:table-column table:style-name="表格159.A"/>
        <table:table-column table:style-name="表格159.B"/>
        <table:table-column table:style-name="表格159.C"/>
        <table:table-column table:style-name="表格159.D"/>
        <table:table-row table:style-name="表格159.1">
          <table:table-cell table:style-name="表格159.A1" table:number-columns-spanned="4" office:value-type="string">
            <text:p text:style-name="P5">execlp（从PATH环境变量中查找文件并执行）</text:p>
          </table:table-cell>
          <table:covered-table-cell/>
          <table:covered-table-cell/>
          <table:covered-table-cell/>
        </table:table-row>
        <table:table-row table:style-name="表格159.2">
          <table:table-cell table:style-name="表格159.A2" table:number-columns-spanned="4" office:value-type="string">
            <text:p text:style-name="P3"/>
          </table:table-cell>
          <table:covered-table-cell/>
          <table:covered-table-cell/>
          <table:covered-table-cell/>
        </table:table-row>
        <table:table-row table:style-name="表格159.3">
          <table:table-cell table:style-name="表格159.A3" table:number-columns-spanned="3" office:value-type="string">
            <text:p text:style-name="P2">相关函数</text:p>
          </table:table-cell>
          <table:covered-table-cell/>
          <table:covered-table-cell/>
          <table:table-cell table:style-name="表格159.D3" office:value-type="string">
            <text:p text:style-name="P1">fork，execl，execle，execv，execve，execvp</text:p>
          </table:table-cell>
        </table:table-row>
        <table:table-row table:style-name="表格159.3">
          <table:table-cell table:style-name="表格159.A4" table:number-columns-spanned="3" office:value-type="string">
            <text:p text:style-name="P2">表头文件</text:p>
          </table:table-cell>
          <table:covered-table-cell/>
          <table:covered-table-cell/>
          <table:table-cell table:style-name="表格159.D3" office:value-type="string">
            <text:p text:style-name="P1">#include&lt;unistd.h&gt;</text:p>
          </table:table-cell>
        </table:table-row>
        <table:table-row table:style-name="表格159.3">
          <table:table-cell table:style-name="表格159.A4" table:number-columns-spanned="3" office:value-type="string">
            <text:p text:style-name="P2">定义函数</text:p>
          </table:table-cell>
          <table:covered-table-cell/>
          <table:covered-table-cell/>
          <table:table-cell table:style-name="表格159.D3" office:value-type="string">
            <text:p text:style-name="P1">int execlp(const char * file,const char * arg,……)；</text:p>
          </table:table-cell>
        </table:table-row>
        <table:table-row table:style-name="表格159.3">
          <table:table-cell table:style-name="表格159.A4" table:number-columns-spanned="3" office:value-type="string">
            <text:p text:style-name="P2">函数说明</text:p>
          </table:table-cell>
          <table:covered-table-cell/>
          <table:covered-table-cell/>
          <table:table-cell table:style-name="表格159.D3" office:value-type="string">
            <text:p text:style-name="P1">execlp（）会从PATH环境变量所指的目录中查找符合参数file的文件名，找到后便执行该文件，然后将第二个以后的参数当做该文件的argv[0]、argv[1]……，最后一个参数必须用空指针（NULL）作结束。</text:p>
          </table:table-cell>
        </table:table-row>
        <table:table-row table:style-name="表格159.3">
          <table:table-cell table:style-name="表格159.A4" table:number-columns-spanned="3" office:value-type="string">
            <text:p text:style-name="P2">返回值</text:p>
          </table:table-cell>
          <table:covered-table-cell/>
          <table:covered-table-cell/>
          <table:table-cell table:style-name="表格159.D3" office:value-type="string">
            <text:p text:style-name="P1">如果执行成功则函数不会返回，执行失败则直接返回-1，失败原因存于errno中。</text:p>
          </table:table-cell>
        </table:table-row>
        <table:table-row table:style-name="表格159.3">
          <table:table-cell table:style-name="表格159.A8" table:number-columns-spanned="3" office:value-type="string">
            <text:p text:style-name="P2">错误代码</text:p>
          </table:table-cell>
          <table:covered-table-cell/>
          <table:covered-table-cell/>
          <table:table-cell table:style-name="表格159.D3" office:value-type="string">
            <text:p text:style-name="P1">参考execve（）。</text:p>
          </table:table-cell>
        </table:table-row>
        <table:table-row table:style-name="表格159.9">
          <table:table-cell table:style-name="表格159.D3" table:number-columns-spanned="4" office:value-type="string">
            <text:p text:style-name="P2"/>
          </table:table-cell>
          <table:covered-table-cell/>
          <table:covered-table-cell/>
          <table:covered-table-cell/>
        </table:table-row>
        <table:table-row table:style-name="表格159.10">
          <table:table-cell table:style-name="表格159.A10" office:value-type="string">
            <text:p text:style-name="P2">范例</text:p>
          </table:table-cell>
          <table:table-cell table:style-name="表格159.B10" table:number-columns-spanned="3" office:value-type="string">
            <text:p text:style-name="P1"/>
          </table:table-cell>
          <table:covered-table-cell/>
          <table:covered-table-cell/>
        </table:table-row>
        <text:soft-page-break/>
        <table:table-row table:style-name="表格159.11">
          <table:table-cell table:style-name="表格159.A11" table:number-columns-spanned="4" office:value-type="string">
            <text:p text:style-name="P1">/* 执行 ls -al /etc/passwd execlp()会依PATH变量中的/bin找到/bin/ls */</text:p>
            <text:p text:style-name="Standard">#include&lt;unistd.h&gt;</text:p>
            <text:p text:style-name="Standard">main()</text:p>
            <text:p text:style-name="Standard">{</text:p>
            <text:p text:style-name="Standard"><text:s text:c="2"/>execlp(“ls”,”ls”,”-al”,”/etc/passwd”,(char *)0);</text:p>
            <text:p text:style-name="Standard">}</text:p>
          </table:table-cell>
          <table:covered-table-cell/>
          <table:covered-table-cell/>
          <table:covered-table-cell/>
        </table:table-row>
        <table:table-row table:style-name="表格159.12">
          <table:table-cell table:style-name="表格159.A10" table:number-columns-spanned="2" office:value-type="string">
            <text:p text:style-name="P2">执行</text:p>
          </table:table-cell>
          <table:covered-table-cell/>
          <table:table-cell table:style-name="表格159.B10" table:number-columns-spanned="2" office:value-type="string">
            <text:p text:style-name="P1"/>
          </table:table-cell>
          <table:covered-table-cell/>
        </table:table-row>
        <table:table-row table:style-name="表格159.13">
          <table:table-cell table:style-name="表格159.A11" table:number-columns-spanned="4" office:value-type="string">
            <text:p text:style-name="P1">-rw-r--r-- 1 <text:s/>root <text:s text:c="2"/>root <text:s text:c="2"/>705 Sep 3 13 :52 /etc/passwd</text:p>
          </table:table-cell>
          <table:covered-table-cell/>
          <table:covered-table-cell/>
          <table:covered-table-cell/>
        </table:table-row>
      </table:table>
      <text:p text:style-name="P4"/>
      <table:table table:name="表格160" table:style-name="表格160">
        <table:table-column table:style-name="表格160.A"/>
        <table:table-column table:style-name="表格160.B"/>
        <table:table-column table:style-name="表格160.C"/>
        <table:table-column table:style-name="表格160.D"/>
        <table:table-row table:style-name="表格160.1">
          <table:table-cell table:style-name="表格160.A1" table:number-columns-spanned="4" office:value-type="string">
            <text:p text:style-name="P5">execv（执行文件）</text:p>
          </table:table-cell>
          <table:covered-table-cell/>
          <table:covered-table-cell/>
          <table:covered-table-cell/>
        </table:table-row>
        <table:table-row table:style-name="表格160.2">
          <table:table-cell table:style-name="表格160.A2" table:number-columns-spanned="4" office:value-type="string">
            <text:p text:style-name="P3"/>
          </table:table-cell>
          <table:covered-table-cell/>
          <table:covered-table-cell/>
          <table:covered-table-cell/>
        </table:table-row>
        <table:table-row table:style-name="表格160.3">
          <table:table-cell table:style-name="表格160.A3" table:number-columns-spanned="3" office:value-type="string">
            <text:p text:style-name="P2">相关函数</text:p>
          </table:table-cell>
          <table:covered-table-cell/>
          <table:covered-table-cell/>
          <table:table-cell table:style-name="表格160.D3" office:value-type="string">
            <text:p text:style-name="P1">fork，execl，execle，execlp，execve，execvp</text:p>
          </table:table-cell>
        </table:table-row>
        <table:table-row table:style-name="表格160.3">
          <table:table-cell table:style-name="表格160.A4" table:number-columns-spanned="3" office:value-type="string">
            <text:p text:style-name="P2">表头文件</text:p>
          </table:table-cell>
          <table:covered-table-cell/>
          <table:covered-table-cell/>
          <table:table-cell table:style-name="表格160.D3" office:value-type="string">
            <text:p text:style-name="P1">#include&lt;unistd.h&gt;</text:p>
          </table:table-cell>
        </table:table-row>
        <table:table-row table:style-name="表格160.3">
          <table:table-cell table:style-name="表格160.A4" table:number-columns-spanned="3" office:value-type="string">
            <text:p text:style-name="P2">定义函数</text:p>
          </table:table-cell>
          <table:covered-table-cell/>
          <table:covered-table-cell/>
          <table:table-cell table:style-name="表格160.D3" office:value-type="string">
            <text:p text:style-name="P1">int execv (const char * path, char * const argv[ ]);</text:p>
          </table:table-cell>
        </table:table-row>
        <table:table-row table:style-name="表格160.3">
          <table:table-cell table:style-name="表格160.A4" table:number-columns-spanned="3" office:value-type="string">
            <text:p text:style-name="P2">函数说明</text:p>
          </table:table-cell>
          <table:covered-table-cell/>
          <table:covered-table-cell/>
          <table:table-cell table:style-name="表格160.D3" office:value-type="string">
            <text:p text:style-name="P1">execv（）用来执行参数path字符串所代表的文件路径，与execl（）不同的地方在于execve（）只需两个参数，第二个参数利用数组指针来传递给执行文件。</text:p>
          </table:table-cell>
        </table:table-row>
        <table:table-row table:style-name="表格160.3">
          <table:table-cell table:style-name="表格160.A4" table:number-columns-spanned="3" office:value-type="string">
            <text:p text:style-name="P2">返回值</text:p>
          </table:table-cell>
          <table:covered-table-cell/>
          <table:covered-table-cell/>
          <table:table-cell table:style-name="表格160.D3" office:value-type="string">
            <text:p text:style-name="P1">如果执行成功则函数不会返回，执行失败则直接返回-1，失败原因存于errno中。</text:p>
          </table:table-cell>
        </table:table-row>
        <table:table-row table:style-name="表格160.3">
          <table:table-cell table:style-name="表格160.A8" table:number-columns-spanned="3" office:value-type="string">
            <text:p text:style-name="P2">错误代码</text:p>
          </table:table-cell>
          <table:covered-table-cell/>
          <table:covered-table-cell/>
          <table:table-cell table:style-name="表格160.D3" office:value-type="string">
            <text:p text:style-name="P1">请参考execve（）。</text:p>
          </table:table-cell>
        </table:table-row>
        <table:table-row table:style-name="表格160.9">
          <table:table-cell table:style-name="表格160.D3" table:number-columns-spanned="4" office:value-type="string">
            <text:p text:style-name="P2"/>
          </table:table-cell>
          <table:covered-table-cell/>
          <table:covered-table-cell/>
          <table:covered-table-cell/>
        </table:table-row>
        <table:table-row table:style-name="表格160.10">
          <table:table-cell table:style-name="表格160.A10" office:value-type="string">
            <text:p text:style-name="P2">范例</text:p>
          </table:table-cell>
          <table:table-cell table:style-name="表格160.B10" table:number-columns-spanned="3" office:value-type="string">
            <text:p text:style-name="P1"/>
          </table:table-cell>
          <table:covered-table-cell/>
          <table:covered-table-cell/>
        </table:table-row>
        <table:table-row table:style-name="表格160.11">
          <table:table-cell table:style-name="表格160.A11" table:number-columns-spanned="4" office:value-type="string">
            <text:p text:style-name="P1">/* 执行 /bin/ls -al /etc/passwd */</text:p>
            <text:p text:style-name="Standard">#include&lt;unistd.h&gt;</text:p>
            <text:p text:style-name="Standard">main()</text:p>
            <text:p text:style-name="Standard">{</text:p>
            <text:p text:style-name="Standard"><text:s text:c="2"/>char * argv[ ]={“ls”,”-al”,”/etc/passwd”,(char*) }};</text:p>
            <text:p text:style-name="Standard"><text:s text:c="2"/>execv(“/bin/ls”,argv);</text:p>
            <text:p text:style-name="Standard">}</text:p>
          </table:table-cell>
          <table:covered-table-cell/>
          <table:covered-table-cell/>
          <table:covered-table-cell/>
        </table:table-row>
        <table:table-row table:style-name="表格160.12">
          <table:table-cell table:style-name="表格160.A10" table:number-columns-spanned="2" office:value-type="string">
            <text:p text:style-name="P2">执行</text:p>
          </table:table-cell>
          <table:covered-table-cell/>
          <table:table-cell table:style-name="表格160.B10" table:number-columns-spanned="2" office:value-type="string">
            <text:p text:style-name="P1"/>
          </table:table-cell>
          <table:covered-table-cell/>
        </table:table-row>
        <table:table-row table:style-name="表格160.13">
          <table:table-cell table:style-name="表格160.A11" table:number-columns-spanned="4" office:value-type="string">
            <text:p text:style-name="P1">-rw-r--r-- <text:s/>1 <text:s/>root <text:s text:c="2"/>root <text:s/>705 Sep 3 13 :52 /etc/passwd</text:p>
          </table:table-cell>
          <table:covered-table-cell/>
          <table:covered-table-cell/>
          <table:covered-table-cell/>
        </table:table-row>
      </table:table>
      <text:p text:style-name="P4"/>
      <text:p text:style-name="P4"/>
      <table:table table:name="表格161" table:style-name="表格161">
        <table:table-column table:style-name="表格161.A"/>
        <table:table-column table:style-name="表格161.B"/>
        <table:table-column table:style-name="表格161.C"/>
        <table:table-column table:style-name="表格161.D"/>
        <table:table-row table:style-name="表格161.1">
          <table:table-cell table:style-name="表格161.A1" table:number-columns-spanned="4" office:value-type="string">
            <text:p text:style-name="P5">execve（执行文件）</text:p>
          </table:table-cell>
          <table:covered-table-cell/>
          <table:covered-table-cell/>
          <table:covered-table-cell/>
        </table:table-row>
        <table:table-row table:style-name="表格161.2">
          <table:table-cell table:style-name="表格161.A2" table:number-columns-spanned="4" office:value-type="string">
            <text:p text:style-name="P3"/>
          </table:table-cell>
          <table:covered-table-cell/>
          <table:covered-table-cell/>
          <table:covered-table-cell/>
        </table:table-row>
        <text:soft-page-break/>
        <table:table-row table:style-name="表格161.3">
          <table:table-cell table:style-name="表格161.A3" table:number-columns-spanned="3" office:value-type="string">
            <text:p text:style-name="P2">相关函数</text:p>
          </table:table-cell>
          <table:covered-table-cell/>
          <table:covered-table-cell/>
          <table:table-cell table:style-name="表格161.D3" office:value-type="string">
            <text:p text:style-name="P1">fork，execl，execle，execlp，execv，execvp</text:p>
          </table:table-cell>
        </table:table-row>
        <table:table-row table:style-name="表格161.3">
          <table:table-cell table:style-name="表格161.A4" table:number-columns-spanned="3" office:value-type="string">
            <text:p text:style-name="P2">表头文件</text:p>
          </table:table-cell>
          <table:covered-table-cell/>
          <table:covered-table-cell/>
          <table:table-cell table:style-name="表格161.D3" office:value-type="string">
            <text:p text:style-name="P1">#include&lt;unistd.h&gt;</text:p>
          </table:table-cell>
        </table:table-row>
        <table:table-row table:style-name="表格161.3">
          <table:table-cell table:style-name="表格161.A4" table:number-columns-spanned="3" office:value-type="string">
            <text:p text:style-name="P2">定义函数</text:p>
          </table:table-cell>
          <table:covered-table-cell/>
          <table:covered-table-cell/>
          <table:table-cell table:style-name="表格161.D3" office:value-type="string">
            <text:p text:style-name="P1">int execve(const char * filename,char * const argv[ ],char * const envp[ ]);</text:p>
          </table:table-cell>
        </table:table-row>
        <table:table-row table:style-name="表格161.3">
          <table:table-cell table:style-name="表格161.A4" table:number-columns-spanned="3" office:value-type="string">
            <text:p text:style-name="P2">函数说明</text:p>
          </table:table-cell>
          <table:covered-table-cell/>
          <table:covered-table-cell/>
          <table:table-cell table:style-name="表格161.D3" office:value-type="string">
            <text:p text:style-name="P1">execve（）用来执行参数filename字符串所代表的文件路径，第二个参数系利用数组指针来传递给执行文件，最后一个参数则为传递给执行文件的新环境变量数组。</text:p>
          </table:table-cell>
        </table:table-row>
        <table:table-row table:style-name="表格161.3">
          <table:table-cell table:style-name="表格161.A4" table:number-columns-spanned="3" office:value-type="string">
            <text:p text:style-name="P2">返回值</text:p>
          </table:table-cell>
          <table:covered-table-cell/>
          <table:covered-table-cell/>
          <table:table-cell table:style-name="表格161.D3" office:value-type="string">
            <text:p text:style-name="P1">如果执行成功则函数不会返回，执行失败则直接返回-1，失败原因存于errno中。</text:p>
          </table:table-cell>
        </table:table-row>
        <table:table-row table:style-name="表格161.3">
          <table:table-cell table:style-name="表格161.A8" table:number-columns-spanned="3" office:value-type="string">
            <text:p text:style-name="P2">错误代码</text:p>
          </table:table-cell>
          <table:covered-table-cell/>
          <table:covered-table-cell/>
          <table:table-cell table:style-name="表格161.D3" office:value-type="string">
            <text:p text:style-name="P1">EACCES <text:s text:c="2"/>1. 欲执行的文件不具有用户可执行的权限。</text:p>
            <text:p text:style-name="P28"><text:s text:c="11"/>2. 欲执行的文件所属的文件系统是以noexec方式挂上。</text:p>
            <text:p text:style-name="Standard"><text:s text:c="11"/>3.欲执行的文件或script翻译器非一般文件。</text:p>
            <text:p text:style-name="Standard">EPERM <text:s text:c="3"/>1.进程处于被追踪模式，执行者并不具有root权限，欲</text:p>
            <text:p text:style-name="P29">执行的文件具有SUID或SGID位。</text:p>
            <text:p text:style-name="P29">2.欲执行的文件所属的文件系统是以nosuid方式挂</text:p>
            <text:p text:style-name="P29">上，欲执行的文件具有SUID或SGID位元，但执行</text:p>
            <text:p text:style-name="P29">者并不具有root权限。</text:p>
            <text:p text:style-name="Standard">E2BIG <text:s text:c="5"/>参数数组过大</text:p>
            <text:p text:style-name="Standard">ENOEXEC <text:s text:c="2"/>无法判断欲执行文件的执行文件格式，有可能是格式</text:p>
            <text:p text:style-name="P30">错误或无法在此平台执行。</text:p>
            <text:p text:style-name="Standard">EFAULT <text:s text:c="4"/>参数filename所指的字符串地址超出可存取空间范</text:p>
            <text:p text:style-name="P30">围。</text:p>
            <text:p text:style-name="Standard">ENAMETOOLONG 参数filename所指的字符串太长。</text:p>
            <text:p text:style-name="Standard">ENOENT <text:s text:c="2"/>参数filename字符串所指定的文件不存在。</text:p>
            <text:p text:style-name="Standard">ENOMEM <text:s text:c="2"/>核心内存不足</text:p>
            <text:p text:style-name="Standard">ENOTDIR <text:s text:c="2"/>参数filename字符串所包含的目录路径并非有效目录</text:p>
            <text:p text:style-name="Standard">EACCES <text:s text:c="3"/>参数filename字符串所包含的目录路径无法存取，权</text:p>
            <text:p text:style-name="P30">限不足</text:p>
            <text:p text:style-name="Standard">ELOOP <text:s text:c="4"/>过多的符号连接</text:p>
            <text:p text:style-name="Standard">ETXTBUSY 欲执行的文件已被其他进程打开而且正把数据写入该</text:p>
            <text:p text:style-name="P30">文件中</text:p>
            <text:p text:style-name="Standard">EIO <text:s text:c="6"/>I/O存取错误</text:p>
            <text:p text:style-name="Standard">ENFILE <text:s text:c="2"/>已达到系统所允许的打开文件总数。</text:p>
            <text:p text:style-name="Standard">EMFILE <text:s text:c="2"/>已达到系统所允许单一进程所能打开的文件总数。</text:p>
            <text:p text:style-name="Standard">EINVAL <text:s text:c="2"/>欲执行文件的ELF执行格式不只一个PT_INTERP节区</text:p>
            <text:p text:style-name="Standard">EISDIR <text:s text:c="3"/>ELF翻译器为一目录</text:p>
            <text:p text:style-name="Standard">ELIBBAD <text:s/>ELF翻译器有问题。</text:p>
          </table:table-cell>
        </table:table-row>
        <table:table-row table:style-name="表格161.9">
          <table:table-cell table:style-name="表格161.D3" table:number-columns-spanned="4" office:value-type="string">
            <text:p text:style-name="P2"/>
          </table:table-cell>
          <table:covered-table-cell/>
          <table:covered-table-cell/>
          <table:covered-table-cell/>
        </table:table-row>
        <table:table-row table:style-name="表格161.10">
          <table:table-cell table:style-name="表格161.A10" office:value-type="string">
            <text:p text:style-name="P2">范例</text:p>
          </table:table-cell>
          <table:table-cell table:style-name="表格161.B10" table:number-columns-spanned="3" office:value-type="string">
            <text:p text:style-name="P1"/>
          </table:table-cell>
          <table:covered-table-cell/>
          <table:covered-table-cell/>
        </table:table-row>
        <text:soft-page-break/>
        <table:table-row table:style-name="表格161.11">
          <table:table-cell table:style-name="表格161.A11" table:number-columns-spanned="4" office:value-type="string">
            <text:p text:style-name="P1">#include&lt;unistd.h&gt;</text:p>
            <text:p text:style-name="Standard">main()</text:p>
            <text:p text:style-name="Standard">{</text:p>
            <text:p text:style-name="Standard"><text:s text:c="2"/>char * argv[ ]={“ls”,”-al”,”/etc/passwd”,(char *)0};</text:p>
            <text:p text:style-name="Standard"><text:s text:c="2"/>char * envp[ ]={“PATH=/bin”,0}</text:p>
            <text:p text:style-name="Standard"><text:s text:c="2"/>execve(“/bin/ls”,argv,envp);</text:p>
            <text:p text:style-name="Standard">}</text:p>
          </table:table-cell>
          <table:covered-table-cell/>
          <table:covered-table-cell/>
          <table:covered-table-cell/>
        </table:table-row>
        <table:table-row table:style-name="表格161.12">
          <table:table-cell table:style-name="表格161.A10" table:number-columns-spanned="2" office:value-type="string">
            <text:p text:style-name="P2">执行</text:p>
          </table:table-cell>
          <table:covered-table-cell/>
          <table:table-cell table:style-name="表格161.B10" table:number-columns-spanned="2" office:value-type="string">
            <text:p text:style-name="P1"/>
          </table:table-cell>
          <table:covered-table-cell/>
        </table:table-row>
        <table:table-row table:style-name="表格161.13">
          <table:table-cell table:style-name="表格161.A11" table:number-columns-spanned="4" office:value-type="string">
            <text:p text:style-name="P1">-rw-r--r-- <text:s/>1 <text:s/>root <text:s/>root <text:s/>705 Sep 3 13 :52 /etc/passwd</text:p>
          </table:table-cell>
          <table:covered-table-cell/>
          <table:covered-table-cell/>
          <table:covered-table-cell/>
        </table:table-row>
      </table:table>
      <text:p text:style-name="P4"/>
      <text:p text:style-name="P4"/>
      <table:table table:name="表格162" table:style-name="表格162">
        <table:table-column table:style-name="表格162.A"/>
        <table:table-column table:style-name="表格162.B"/>
        <table:table-column table:style-name="表格162.C"/>
        <table:table-column table:style-name="表格162.D"/>
        <table:table-row table:style-name="表格162.1">
          <table:table-cell table:style-name="表格162.A1" table:number-columns-spanned="4" office:value-type="string">
            <text:p text:style-name="P5">execvp（执行文件）</text:p>
          </table:table-cell>
          <table:covered-table-cell/>
          <table:covered-table-cell/>
          <table:covered-table-cell/>
        </table:table-row>
        <table:table-row table:style-name="表格162.2">
          <table:table-cell table:style-name="表格162.A2" table:number-columns-spanned="4" office:value-type="string">
            <text:p text:style-name="P3"/>
          </table:table-cell>
          <table:covered-table-cell/>
          <table:covered-table-cell/>
          <table:covered-table-cell/>
        </table:table-row>
        <table:table-row table:style-name="表格162.3">
          <table:table-cell table:style-name="表格162.A3" table:number-columns-spanned="3" office:value-type="string">
            <text:p text:style-name="P2">相关函数</text:p>
          </table:table-cell>
          <table:covered-table-cell/>
          <table:covered-table-cell/>
          <table:table-cell table:style-name="表格162.D3" office:value-type="string">
            <text:p text:style-name="P1">fork，execl，execle，execlp，execv，execve</text:p>
          </table:table-cell>
        </table:table-row>
        <table:table-row table:style-name="表格162.3">
          <table:table-cell table:style-name="表格162.A4" table:number-columns-spanned="3" office:value-type="string">
            <text:p text:style-name="P2">表头文件</text:p>
          </table:table-cell>
          <table:covered-table-cell/>
          <table:covered-table-cell/>
          <table:table-cell table:style-name="表格162.D3" office:value-type="string">
            <text:p text:style-name="P1">#include&lt;unistd.h&gt;</text:p>
          </table:table-cell>
        </table:table-row>
        <table:table-row table:style-name="表格162.3">
          <table:table-cell table:style-name="表格162.A4" table:number-columns-spanned="3" office:value-type="string">
            <text:p text:style-name="P2">定义函数</text:p>
          </table:table-cell>
          <table:covered-table-cell/>
          <table:covered-table-cell/>
          <table:table-cell table:style-name="表格162.D3" office:value-type="string">
            <text:p text:style-name="P1">int execvp(const char *file ,char * const argv []);</text:p>
          </table:table-cell>
        </table:table-row>
        <table:table-row table:style-name="表格162.3">
          <table:table-cell table:style-name="表格162.A4" table:number-columns-spanned="3" office:value-type="string">
            <text:p text:style-name="P2">函数说明</text:p>
          </table:table-cell>
          <table:covered-table-cell/>
          <table:covered-table-cell/>
          <table:table-cell table:style-name="表格162.D3" office:value-type="string">
            <text:p text:style-name="P1">execvp（）会从PATH环境变量所指的目录中查找符合参数file的文件名，找到后便执行该文件，然后将第二个参数argv传给该欲执行的文件。</text:p>
          </table:table-cell>
        </table:table-row>
        <table:table-row table:style-name="表格162.3">
          <table:table-cell table:style-name="表格162.A4" table:number-columns-spanned="3" office:value-type="string">
            <text:p text:style-name="P2">返回值</text:p>
          </table:table-cell>
          <table:covered-table-cell/>
          <table:covered-table-cell/>
          <table:table-cell table:style-name="表格162.D3" office:value-type="string">
            <text:p text:style-name="P1">如果执行成功则函数不会返回，执行失败则直接返回-1，失败原因存于errno中。</text:p>
          </table:table-cell>
        </table:table-row>
        <table:table-row table:style-name="表格162.3">
          <table:table-cell table:style-name="表格162.A8" table:number-columns-spanned="3" office:value-type="string">
            <text:p text:style-name="P2">错误代码</text:p>
          </table:table-cell>
          <table:covered-table-cell/>
          <table:covered-table-cell/>
          <table:table-cell table:style-name="表格162.D3" office:value-type="string">
            <text:p text:style-name="P1">请参考execve（）。</text:p>
          </table:table-cell>
        </table:table-row>
        <table:table-row table:style-name="表格162.9">
          <table:table-cell table:style-name="表格162.D3" table:number-columns-spanned="4" office:value-type="string">
            <text:p text:style-name="P2"/>
          </table:table-cell>
          <table:covered-table-cell/>
          <table:covered-table-cell/>
          <table:covered-table-cell/>
        </table:table-row>
        <table:table-row table:style-name="表格162.10">
          <table:table-cell table:style-name="表格162.A10" office:value-type="string">
            <text:p text:style-name="P2">范例</text:p>
          </table:table-cell>
          <table:table-cell table:style-name="表格162.B10" table:number-columns-spanned="3" office:value-type="string">
            <text:p text:style-name="P1"/>
          </table:table-cell>
          <table:covered-table-cell/>
          <table:covered-table-cell/>
        </table:table-row>
        <table:table-row table:style-name="表格162.11">
          <table:table-cell table:style-name="表格162.A11" table:number-columns-spanned="4" office:value-type="string">
            <text:p text:style-name="P1">/*请与execlp（）范例对照*/</text:p>
            <text:p text:style-name="Standard">#include&lt;unistd.h&gt;</text:p>
            <text:p text:style-name="Standard">main()</text:p>
            <text:p text:style-name="Standard">{</text:p>
            <text:p text:style-name="Standard"><text:s text:c="2"/>char * argv[ ] ={ “ls”,”-al”,”/etc/passwd”,0};</text:p>
            <text:p text:style-name="Standard"><text:s text:c="2"/>execvp(“ls”,argv);</text:p>
            <text:p text:style-name="Standard">}</text:p>
          </table:table-cell>
          <table:covered-table-cell/>
          <table:covered-table-cell/>
          <table:covered-table-cell/>
        </table:table-row>
        <table:table-row table:style-name="表格162.12">
          <table:table-cell table:style-name="表格162.A10" table:number-columns-spanned="2" office:value-type="string">
            <text:p text:style-name="P2">执行</text:p>
          </table:table-cell>
          <table:covered-table-cell/>
          <table:table-cell table:style-name="表格162.B10" table:number-columns-spanned="2" office:value-type="string">
            <text:p text:style-name="P1"/>
          </table:table-cell>
          <table:covered-table-cell/>
        </table:table-row>
        <table:table-row table:style-name="表格162.13">
          <table:table-cell table:style-name="表格162.A11" table:number-columns-spanned="4" office:value-type="string">
            <text:p text:style-name="P1">-rw-r--r-- 1 <text:s/>root <text:s/>root <text:s text:c="2"/>705 Sep 3 13 :52 /etc/passwd</text:p>
          </table:table-cell>
          <table:covered-table-cell/>
          <table:covered-table-cell/>
          <table:covered-table-cell/>
        </table:table-row>
      </table:table>
      <text:p text:style-name="P4"/>
      <text:p text:style-name="P4"/>
      <table:table table:name="表格163" table:style-name="表格163">
        <table:table-column table:style-name="表格163.A"/>
        <table:table-column table:style-name="表格163.B"/>
        <table:table-column table:style-name="表格163.C"/>
        <text:soft-page-break/>
        <table:table-row table:style-name="表格163.1">
          <table:table-cell table:style-name="表格163.A1" table:number-columns-spanned="3" office:value-type="string">
            <text:p text:style-name="P5">exit（正常结束进程）</text:p>
          </table:table-cell>
          <table:covered-table-cell/>
          <table:covered-table-cell/>
        </table:table-row>
        <table:table-row table:style-name="表格163.2">
          <table:table-cell table:style-name="表格163.A2" table:number-columns-spanned="3" office:value-type="string">
            <text:p text:style-name="P3"/>
          </table:table-cell>
          <table:covered-table-cell/>
          <table:covered-table-cell/>
        </table:table-row>
        <table:table-row table:style-name="表格163.3">
          <table:table-cell table:style-name="表格163.A3" table:number-columns-spanned="2" office:value-type="string">
            <text:p text:style-name="P2">相关函数</text:p>
          </table:table-cell>
          <table:covered-table-cell/>
          <table:table-cell table:style-name="表格163.C3" office:value-type="string">
            <text:p text:style-name="P1">_exit，atexit，on_exit</text:p>
          </table:table-cell>
        </table:table-row>
        <table:table-row table:style-name="表格163.3">
          <table:table-cell table:style-name="表格163.A4" table:number-columns-spanned="2" office:value-type="string">
            <text:p text:style-name="P2">表头文件</text:p>
          </table:table-cell>
          <table:covered-table-cell/>
          <table:table-cell table:style-name="表格163.C3" office:value-type="string">
            <text:p text:style-name="P1">#include&lt;stdlib.h&gt;</text:p>
          </table:table-cell>
        </table:table-row>
        <table:table-row table:style-name="表格163.3">
          <table:table-cell table:style-name="表格163.A4" table:number-columns-spanned="2" office:value-type="string">
            <text:p text:style-name="P2">定义函数</text:p>
          </table:table-cell>
          <table:covered-table-cell/>
          <table:table-cell table:style-name="表格163.C3" office:value-type="string">
            <text:p text:style-name="P1">void exit(int status);</text:p>
          </table:table-cell>
        </table:table-row>
        <table:table-row table:style-name="表格163.3">
          <table:table-cell table:style-name="表格163.A4" table:number-columns-spanned="2" office:value-type="string">
            <text:p text:style-name="P2">函数说明</text:p>
          </table:table-cell>
          <table:covered-table-cell/>
          <table:table-cell table:style-name="表格163.C3" office:value-type="string">
            <text:p text:style-name="P1">exit()用来正常终结目前进程的执行，并把参数status返回给父进程，而进程所有的缓冲区数据会自动写回并关闭未关闭的文件。</text:p>
          </table:table-cell>
        </table:table-row>
        <table:table-row table:style-name="表格163.3">
          <table:table-cell table:style-name="表格163.A4" table:number-columns-spanned="2" office:value-type="string">
            <text:p text:style-name="P2">返回值</text:p>
          </table:table-cell>
          <table:covered-table-cell/>
          <table:table-cell table:style-name="表格163.C3" office:value-type="string">
            <text:p text:style-name="P1">无</text:p>
          </table:table-cell>
        </table:table-row>
        <table:table-row table:style-name="表格163.8">
          <table:table-cell table:style-name="表格163.C3" table:number-columns-spanned="3" office:value-type="string">
            <text:p text:style-name="P2"/>
          </table:table-cell>
          <table:covered-table-cell/>
          <table:covered-table-cell/>
        </table:table-row>
        <table:table-row table:style-name="表格163.9">
          <table:table-cell table:style-name="表格163.A9" office:value-type="string">
            <text:p text:style-name="P2">范例</text:p>
          </table:table-cell>
          <table:table-cell table:style-name="表格163.B9" table:number-columns-spanned="2" office:value-type="string">
            <text:p text:style-name="P1"/>
          </table:table-cell>
          <table:covered-table-cell/>
        </table:table-row>
        <table:table-row table:style-name="表格163.10">
          <table:table-cell table:style-name="表格163.A10" table:number-columns-spanned="3" office:value-type="string">
            <text:p text:style-name="P1">参考wait（）</text:p>
          </table:table-cell>
          <table:covered-table-cell/>
          <table:covered-table-cell/>
        </table:table-row>
      </table:table>
      <text:p text:style-name="P4"/>
      <text:p text:style-name="P4"/>
      <table:table table:name="表格164" table:style-name="表格164">
        <table:table-column table:style-name="表格164.A"/>
        <table:table-column table:style-name="表格164.B"/>
        <table:table-row table:style-name="表格164.1">
          <table:table-cell table:style-name="表格164.A1" table:number-columns-spanned="2" office:value-type="string">
            <text:p text:style-name="P5">_exit（结束进程执行）</text:p>
          </table:table-cell>
          <table:covered-table-cell/>
        </table:table-row>
        <table:table-row table:style-name="表格164.2">
          <table:table-cell table:style-name="表格164.A2" table:number-columns-spanned="2" office:value-type="string">
            <text:p text:style-name="P3"/>
          </table:table-cell>
          <table:covered-table-cell/>
        </table:table-row>
        <table:table-row table:style-name="表格164.3">
          <table:table-cell table:style-name="表格164.A3" office:value-type="string">
            <text:p text:style-name="P2">相关函数</text:p>
          </table:table-cell>
          <table:table-cell table:style-name="表格164.B3" office:value-type="string">
            <text:p text:style-name="P1">exit，wait，abort</text:p>
          </table:table-cell>
        </table:table-row>
        <table:table-row table:style-name="表格164.3">
          <table:table-cell table:style-name="表格164.A4" office:value-type="string">
            <text:p text:style-name="P2">表头文件</text:p>
          </table:table-cell>
          <table:table-cell table:style-name="表格164.B3" office:value-type="string">
            <text:p text:style-name="P1">#include&lt;unistd.h&gt;</text:p>
          </table:table-cell>
        </table:table-row>
        <table:table-row table:style-name="表格164.3">
          <table:table-cell table:style-name="表格164.A4" office:value-type="string">
            <text:p text:style-name="P2">定义函数</text:p>
          </table:table-cell>
          <table:table-cell table:style-name="表格164.B3" office:value-type="string">
            <text:p text:style-name="P1">void _exit(int status);</text:p>
          </table:table-cell>
        </table:table-row>
        <table:table-row table:style-name="表格164.3">
          <table:table-cell table:style-name="表格164.A4" office:value-type="string">
            <text:p text:style-name="P2">函数说明</text:p>
          </table:table-cell>
          <table:table-cell table:style-name="表格164.B3" office:value-type="string">
            <text:p text:style-name="P1">_exit（）用来立刻结束目前进程的执行，并把参数status返回给父进程，并关闭未关闭的文件。此函数调用后不会返回，并且会传递SIGCHLD信号给父进程，父进程可以由wait函数取得子进程结束状态。</text:p>
          </table:table-cell>
        </table:table-row>
        <table:table-row table:style-name="表格164.3">
          <table:table-cell table:style-name="表格164.A4" office:value-type="string">
            <text:p text:style-name="P2">返回值</text:p>
          </table:table-cell>
          <table:table-cell table:style-name="表格164.B3" office:value-type="string">
            <text:p text:style-name="P1">无</text:p>
          </table:table-cell>
        </table:table-row>
        <table:table-row table:style-name="表格164.3">
          <table:table-cell table:style-name="表格164.A8" office:value-type="string">
            <text:p text:style-name="P2">附加说明</text:p>
          </table:table-cell>
          <table:table-cell table:style-name="表格164.B3" office:value-type="string">
            <text:p text:style-name="P1">_exit（）不会处理标准I/O缓冲区，如要更新缓冲区请使用exit（）。</text:p>
          </table:table-cell>
        </table:table-row>
        <table:table-row table:style-name="表格164.9">
          <table:table-cell table:style-name="表格164.B3" table:number-columns-spanned="2" office:value-type="string">
            <text:p text:style-name="P2"/>
          </table:table-cell>
          <table:covered-table-cell/>
        </table:table-row>
      </table:table>
      <text:p text:style-name="P4"/>
      <text:p text:style-name="P4"/>
      <table:table table:name="表格165" table:style-name="表格165">
        <table:table-column table:style-name="表格165.A"/>
        <table:table-column table:style-name="表格165.B"/>
        <table:table-column table:style-name="表格165.C"/>
        <table:table-column table:style-name="表格165.D"/>
        <table:table-row table:style-name="表格165.1">
          <table:table-cell table:style-name="表格165.A1" table:number-columns-spanned="4" office:value-type="string">
            <text:p text:style-name="P5">vfork（建立一个新的进程）</text:p>
          </table:table-cell>
          <table:covered-table-cell/>
          <table:covered-table-cell/>
          <table:covered-table-cell/>
        </table:table-row>
        <table:table-row table:style-name="表格165.2">
          <table:table-cell table:style-name="表格165.A2" table:number-columns-spanned="4" office:value-type="string">
            <text:p text:style-name="P3"/>
          </table:table-cell>
          <table:covered-table-cell/>
          <table:covered-table-cell/>
          <table:covered-table-cell/>
        </table:table-row>
        <table:table-row table:style-name="表格165.3">
          <table:table-cell table:style-name="表格165.A3" table:number-columns-spanned="3" office:value-type="string">
            <text:p text:style-name="P2">相关函数</text:p>
          </table:table-cell>
          <table:covered-table-cell/>
          <table:covered-table-cell/>
          <table:table-cell table:style-name="表格165.D3" office:value-type="string">
            <text:p text:style-name="P1">wait，execve</text:p>
          </table:table-cell>
        </table:table-row>
        <table:table-row table:style-name="表格165.3">
          <table:table-cell table:style-name="表格165.A4" table:number-columns-spanned="3" office:value-type="string">
            <text:p text:style-name="P2">表头文件</text:p>
          </table:table-cell>
          <table:covered-table-cell/>
          <table:covered-table-cell/>
          <table:table-cell table:style-name="表格165.D3" office:value-type="string">
            <text:p text:style-name="P1">#include&lt;unistd.h&gt;</text:p>
          </table:table-cell>
        </table:table-row>
        <table:table-row table:style-name="表格165.3">
          <table:table-cell table:style-name="表格165.A4" table:number-columns-spanned="3" office:value-type="string">
            <text:p text:style-name="P2">定义函数</text:p>
          </table:table-cell>
          <table:covered-table-cell/>
          <table:covered-table-cell/>
          <table:table-cell table:style-name="表格165.D3" office:value-type="string">
            <text:p text:style-name="P1">pid_t vfork(void);</text:p>
          </table:table-cell>
        </table:table-row>
        <text:soft-page-break/>
        <table:table-row table:style-name="表格165.3">
          <table:table-cell table:style-name="表格165.A4" table:number-columns-spanned="3" office:value-type="string">
            <text:p text:style-name="P2">函数说明</text:p>
          </table:table-cell>
          <table:covered-table-cell/>
          <table:covered-table-cell/>
          <table:table-cell table:style-name="表格165.D3" office:value-type="string">
            <text:p text:style-name="P1">vfork（）会产生一个新的子进程，其子进程会复制父进程的数据与堆栈空间，并继承父进程的用户代码，组代码，环境变量、已打开的文件代码、工作目录和资源限制等。Linux使用copy-on-write（COW）技术，只有当其中一进程试图修改欲复制的空间时才会做真正的复制动作，由于这些继承的信息是复制而来，并非指相同的内存空间，因此子进程对这些变量的修改和父进程并不会同步。此外，子进程不会继承父进程的文件锁定和未处理的信号。注意，Linux不保证子进程会比父进程先执行或晚执行，因此编写程序时要留意死锁或竞争条件的发生。</text:p>
          </table:table-cell>
        </table:table-row>
        <table:table-row table:style-name="表格165.3">
          <table:table-cell table:style-name="表格165.A4" table:number-columns-spanned="3" office:value-type="string">
            <text:p text:style-name="P2">返回值</text:p>
          </table:table-cell>
          <table:covered-table-cell/>
          <table:covered-table-cell/>
          <table:table-cell table:style-name="表格165.D3" office:value-type="string">
            <text:p text:style-name="P1">如果vfork（）成功则在父进程会返回新建立的子进程代码（PID），而在新建立的子进程中则返回0。如果vfork失败则直接返回-1，失败原因存于errno中。</text:p>
          </table:table-cell>
        </table:table-row>
        <table:table-row table:style-name="表格165.3">
          <table:table-cell table:style-name="表格165.A8" table:number-columns-spanned="3" office:value-type="string">
            <text:p text:style-name="P2">错误代码</text:p>
          </table:table-cell>
          <table:covered-table-cell/>
          <table:covered-table-cell/>
          <table:table-cell table:style-name="表格165.D3" office:value-type="string">
            <text:p text:style-name="P1">EAGAIN <text:s text:c="2"/>内存不足</text:p>
            <text:p text:style-name="Standard">ENOMEM <text:s/>内存不足，无法配置核心所需的数据结构空间。</text:p>
          </table:table-cell>
        </table:table-row>
        <table:table-row table:style-name="表格165.9">
          <table:table-cell table:style-name="表格165.D3" table:number-columns-spanned="4" office:value-type="string">
            <text:p text:style-name="P2"/>
          </table:table-cell>
          <table:covered-table-cell/>
          <table:covered-table-cell/>
          <table:covered-table-cell/>
        </table:table-row>
        <table:table-row table:style-name="表格165.10">
          <table:table-cell table:style-name="表格165.A10" office:value-type="string">
            <text:p text:style-name="P2">范例</text:p>
          </table:table-cell>
          <table:table-cell table:style-name="表格165.B10" table:number-columns-spanned="3" office:value-type="string">
            <text:p text:style-name="P1"/>
          </table:table-cell>
          <table:covered-table-cell/>
          <table:covered-table-cell/>
        </table:table-row>
        <table:table-row table:style-name="表格165.11">
          <table:table-cell table:style-name="表格165.A11" table:number-columns-spanned="4" office:value-type="string">
            <text:p text:style-name="P1">#include&lt;unistd.h&gt;</text:p>
            <text:p text:style-name="Standard">main()</text:p>
            <text:p text:style-name="Standard">{</text:p>
            <text:p text:style-name="Standard"><text:s text:c="2"/>if(vfork() = =0)</text:p>
            <text:p text:style-name="Standard">{</text:p>
            <text:p text:style-name="Standard"><text:s text:c="2"/>printf(“This is the child process\n”);</text:p>
            <text:p text:style-name="Standard">}else{</text:p>
            <text:p text:style-name="Standard"><text:s/>printf(“This is the parent process\n”);</text:p>
            <text:p text:style-name="Standard">}</text:p>
            <text:p text:style-name="Standard">}</text:p>
          </table:table-cell>
          <table:covered-table-cell/>
          <table:covered-table-cell/>
          <table:covered-table-cell/>
        </table:table-row>
        <table:table-row table:style-name="表格165.12">
          <table:table-cell table:style-name="表格165.A10" table:number-columns-spanned="2" office:value-type="string">
            <text:p text:style-name="P2">执行</text:p>
          </table:table-cell>
          <table:covered-table-cell/>
          <table:table-cell table:style-name="表格165.B10" table:number-columns-spanned="2" office:value-type="string">
            <text:p text:style-name="P1"/>
          </table:table-cell>
          <table:covered-table-cell/>
        </table:table-row>
        <table:table-row table:style-name="表格165.13">
          <table:table-cell table:style-name="表格165.A11" table:number-columns-spanned="4" office:value-type="string">
            <text:p text:style-name="P1">this is the parent process</text:p>
            <text:p text:style-name="Standard">this is the child process</text:p>
          </table:table-cell>
          <table:covered-table-cell/>
          <table:covered-table-cell/>
          <table:covered-table-cell/>
        </table:table-row>
      </table:table>
      <text:p text:style-name="P4"/>
      <text:p text:style-name="P4"/>
      <table:table table:name="表格166" table:style-name="表格166">
        <table:table-column table:style-name="表格166.A"/>
        <table:table-column table:style-name="表格166.B"/>
        <table:table-column table:style-name="表格166.C"/>
        <table:table-column table:style-name="表格166.D"/>
        <table:table-row table:style-name="表格166.1">
          <table:table-cell table:style-name="表格166.A1" table:number-columns-spanned="4" office:value-type="string">
            <text:p text:style-name="P5">getpgid（取得进程组识别码）</text:p>
          </table:table-cell>
          <table:covered-table-cell/>
          <table:covered-table-cell/>
          <table:covered-table-cell/>
        </table:table-row>
        <table:table-row table:style-name="表格166.2">
          <table:table-cell table:style-name="表格166.A2" table:number-columns-spanned="4" office:value-type="string">
            <text:p text:style-name="P3"/>
          </table:table-cell>
          <table:covered-table-cell/>
          <table:covered-table-cell/>
          <table:covered-table-cell/>
        </table:table-row>
        <table:table-row table:style-name="表格166.3">
          <table:table-cell table:style-name="表格166.A3" table:number-columns-spanned="3" office:value-type="string">
            <text:p text:style-name="P2">相关函数</text:p>
          </table:table-cell>
          <table:covered-table-cell/>
          <table:covered-table-cell/>
          <table:table-cell table:style-name="表格166.D3" office:value-type="string">
            <text:p text:style-name="P1">setpgid，setpgrp，getpgrp</text:p>
          </table:table-cell>
        </table:table-row>
        <table:table-row table:style-name="表格166.3">
          <table:table-cell table:style-name="表格166.A4" table:number-columns-spanned="3" office:value-type="string">
            <text:p text:style-name="P2">表头文件</text:p>
          </table:table-cell>
          <table:covered-table-cell/>
          <table:covered-table-cell/>
          <table:table-cell table:style-name="表格166.D3" office:value-type="string">
            <text:p text:style-name="P1">#include&lt;unistd.h&gt;</text:p>
          </table:table-cell>
        </table:table-row>
        <table:table-row table:style-name="表格166.3">
          <table:table-cell table:style-name="表格166.A4" table:number-columns-spanned="3" office:value-type="string">
            <text:p text:style-name="P2">定义函数</text:p>
          </table:table-cell>
          <table:covered-table-cell/>
          <table:covered-table-cell/>
          <table:table-cell table:style-name="表格166.D3" office:value-type="string">
            <text:p text:style-name="P1">pid_t getpgid( pid_t pid);</text:p>
          </table:table-cell>
        </table:table-row>
        <table:table-row table:style-name="表格166.3">
          <table:table-cell table:style-name="表格166.A4" table:number-columns-spanned="3" office:value-type="string">
            <text:p text:style-name="P2">函数说明</text:p>
          </table:table-cell>
          <table:covered-table-cell/>
          <table:covered-table-cell/>
          <table:table-cell table:style-name="表格166.D3" office:value-type="string">
            <text:p text:style-name="P1">getpgid（）用来取得参数pid指定进程所属的组识别码。如果参数pid为0，则会取得目前进程的组识别码。</text:p>
          </table:table-cell>
        </table:table-row>
        <table:table-row table:style-name="表格166.3">
          <table:table-cell table:style-name="表格166.A4" table:number-columns-spanned="3" office:value-type="string">
            <text:p text:style-name="P2">返回值</text:p>
          </table:table-cell>
          <table:covered-table-cell/>
          <table:covered-table-cell/>
          <table:table-cell table:style-name="表格166.D3" office:value-type="string">
            <text:p text:style-name="P1">执行成功则返回组识别码，如果有错误则返回-1，错误原因存于errno中。</text:p>
          </table:table-cell>
        </table:table-row>
        <table:table-row table:style-name="表格166.3">
          <table:table-cell table:style-name="表格166.A8" table:number-columns-spanned="3" office:value-type="string">
            <text:p text:style-name="P2">错误代码</text:p>
          </table:table-cell>
          <table:covered-table-cell/>
          <table:covered-table-cell/>
          <table:table-cell table:style-name="表格166.D3" office:value-type="string">
            <text:p text:style-name="P1">ESRCH <text:s text:c="2"/>找不到符合参数pid指定的进程。</text:p>
          </table:table-cell>
        </table:table-row>
        <table:table-row table:style-name="表格166.9">
          <table:table-cell table:style-name="表格166.D3" table:number-columns-spanned="4" office:value-type="string">
            <text:p text:style-name="P2"/>
          </table:table-cell>
          <table:covered-table-cell/>
          <table:covered-table-cell/>
          <table:covered-table-cell/>
        </table:table-row>
        <text:soft-page-break/>
        <table:table-row table:style-name="表格166.10">
          <table:table-cell table:style-name="表格166.A10" office:value-type="string">
            <text:p text:style-name="P2">范例</text:p>
          </table:table-cell>
          <table:table-cell table:style-name="表格166.B10" table:number-columns-spanned="3" office:value-type="string">
            <text:p text:style-name="P1"/>
          </table:table-cell>
          <table:covered-table-cell/>
          <table:covered-table-cell/>
        </table:table-row>
        <table:table-row table:style-name="表格166.11">
          <table:table-cell table:style-name="表格166.A11" table:number-columns-spanned="4" office:value-type="string">
            <text:p text:style-name="P1">/*取得init 进程（pid＝1）的组识别码*/</text:p>
            <text:p text:style-name="Standard">#include&lt;unistd.h&gt;</text:p>
            <text:p text:style-name="Standard">mian()</text:p>
            <text:p text:style-name="Standard">{</text:p>
            <text:p text:style-name="Standard"><text:s text:c="2"/>printf(“init gid = %d\n”,getpgid(1));</text:p>
            <text:p text:style-name="Standard">}</text:p>
          </table:table-cell>
          <table:covered-table-cell/>
          <table:covered-table-cell/>
          <table:covered-table-cell/>
        </table:table-row>
        <table:table-row table:style-name="表格166.12">
          <table:table-cell table:style-name="表格166.A10" table:number-columns-spanned="2" office:value-type="string">
            <text:p text:style-name="P2">执行</text:p>
          </table:table-cell>
          <table:covered-table-cell/>
          <table:table-cell table:style-name="表格166.B10" table:number-columns-spanned="2" office:value-type="string">
            <text:p text:style-name="P1"/>
          </table:table-cell>
          <table:covered-table-cell/>
        </table:table-row>
        <table:table-row table:style-name="表格166.13">
          <table:table-cell table:style-name="表格166.A11" table:number-columns-spanned="4" office:value-type="string">
            <text:p text:style-name="P1">init gid = 0</text:p>
          </table:table-cell>
          <table:covered-table-cell/>
          <table:covered-table-cell/>
          <table:covered-table-cell/>
        </table:table-row>
      </table:table>
      <text:p text:style-name="P4"/>
      <text:p text:style-name="P4"/>
      <table:table table:name="表格167" table:style-name="表格167">
        <table:table-column table:style-name="表格167.A"/>
        <table:table-column table:style-name="表格167.B"/>
        <table:table-column table:style-name="表格167.C"/>
        <table:table-column table:style-name="表格167.D"/>
        <table:table-row table:style-name="表格167.1">
          <table:table-cell table:style-name="表格167.A1" table:number-columns-spanned="4" office:value-type="string">
            <text:p text:style-name="P5">getpgrp（取得进程组识别码）</text:p>
          </table:table-cell>
          <table:covered-table-cell/>
          <table:covered-table-cell/>
          <table:covered-table-cell/>
        </table:table-row>
        <table:table-row table:style-name="表格167.2">
          <table:table-cell table:style-name="表格167.A2" table:number-columns-spanned="4" office:value-type="string">
            <text:p text:style-name="P3"/>
          </table:table-cell>
          <table:covered-table-cell/>
          <table:covered-table-cell/>
          <table:covered-table-cell/>
        </table:table-row>
        <table:table-row table:style-name="表格167.3">
          <table:table-cell table:style-name="表格167.A3" table:number-columns-spanned="3" office:value-type="string">
            <text:p text:style-name="P2">相关函数</text:p>
          </table:table-cell>
          <table:covered-table-cell/>
          <table:covered-table-cell/>
          <table:table-cell table:style-name="表格167.D3" office:value-type="string">
            <text:p text:style-name="P1">setpgid，getpgid，getpgrp</text:p>
          </table:table-cell>
        </table:table-row>
        <table:table-row table:style-name="表格167.3">
          <table:table-cell table:style-name="表格167.A4" table:number-columns-spanned="3" office:value-type="string">
            <text:p text:style-name="P2">表头文件</text:p>
          </table:table-cell>
          <table:covered-table-cell/>
          <table:covered-table-cell/>
          <table:table-cell table:style-name="表格167.D3" office:value-type="string">
            <text:p text:style-name="P1">#include&lt;unistd.h&gt;</text:p>
          </table:table-cell>
        </table:table-row>
        <table:table-row table:style-name="表格167.3">
          <table:table-cell table:style-name="表格167.A4" table:number-columns-spanned="3" office:value-type="string">
            <text:p text:style-name="P2">定义函数</text:p>
          </table:table-cell>
          <table:covered-table-cell/>
          <table:covered-table-cell/>
          <table:table-cell table:style-name="表格167.D3" office:value-type="string">
            <text:p text:style-name="P1">pid_t getpgrp(void);</text:p>
          </table:table-cell>
        </table:table-row>
        <table:table-row table:style-name="表格167.3">
          <table:table-cell table:style-name="表格167.A4" table:number-columns-spanned="3" office:value-type="string">
            <text:p text:style-name="P2">函数说明</text:p>
          </table:table-cell>
          <table:covered-table-cell/>
          <table:covered-table-cell/>
          <table:table-cell table:style-name="表格167.D3" office:value-type="string">
            <text:p text:style-name="P1">getpgrp（）用来取得目前进程所属的组识别码。此函数相当于调用getpgid（0）；</text:p>
          </table:table-cell>
        </table:table-row>
        <table:table-row table:style-name="表格167.3">
          <table:table-cell table:style-name="表格167.A4" table:number-columns-spanned="3" office:value-type="string">
            <text:p text:style-name="P2">返回值</text:p>
          </table:table-cell>
          <table:covered-table-cell/>
          <table:covered-table-cell/>
          <table:table-cell table:style-name="表格167.D3" office:value-type="string">
            <text:p text:style-name="P1">返回目前进程所属的组识别码。</text:p>
          </table:table-cell>
        </table:table-row>
        <table:table-row table:style-name="表格167.8">
          <table:table-cell table:style-name="表格167.D3" table:number-columns-spanned="4" office:value-type="string">
            <text:p text:style-name="P2"/>
          </table:table-cell>
          <table:covered-table-cell/>
          <table:covered-table-cell/>
          <table:covered-table-cell/>
        </table:table-row>
        <table:table-row table:style-name="表格167.9">
          <table:table-cell table:style-name="表格167.A9" office:value-type="string">
            <text:p text:style-name="P2">范例</text:p>
          </table:table-cell>
          <table:table-cell table:style-name="表格167.B9" table:number-columns-spanned="3" office:value-type="string">
            <text:p text:style-name="P1"/>
          </table:table-cell>
          <table:covered-table-cell/>
          <table:covered-table-cell/>
        </table:table-row>
        <table:table-row table:style-name="表格167.10">
          <table:table-cell table:style-name="表格167.A10" table:number-columns-spanned="4" office:value-type="string">
            <text:p text:style-name="P1">#include&lt;unistd.h&gt;</text:p>
            <text:p text:style-name="Standard">main()</text:p>
            <text:p text:style-name="Standard">{</text:p>
            <text:p text:style-name="Standard"><text:s/>printf(“my gid =%d\n”,getpgrp());</text:p>
            <text:p text:style-name="Standard">}</text:p>
          </table:table-cell>
          <table:covered-table-cell/>
          <table:covered-table-cell/>
          <table:covered-table-cell/>
        </table:table-row>
        <table:table-row table:style-name="表格167.11">
          <table:table-cell table:style-name="表格167.A9" table:number-columns-spanned="2" office:value-type="string">
            <text:p text:style-name="P2">执行</text:p>
          </table:table-cell>
          <table:covered-table-cell/>
          <table:table-cell table:style-name="表格167.B9" table:number-columns-spanned="2" office:value-type="string">
            <text:p text:style-name="P1"/>
          </table:table-cell>
          <table:covered-table-cell/>
        </table:table-row>
        <table:table-row table:style-name="表格167.12">
          <table:table-cell table:style-name="表格167.A10" table:number-columns-spanned="4" office:value-type="string">
            <text:p text:style-name="P1">my gid =29546</text:p>
          </table:table-cell>
          <table:covered-table-cell/>
          <table:covered-table-cell/>
          <table:covered-table-cell/>
        </table:table-row>
        <table:table-row table:style-name="表格167.1">
          <table:table-cell table:style-name="表格167.A1" table:number-columns-spanned="4" office:value-type="string">
            <text:p text:style-name="P5">getpid（取得进程识别码）</text:p>
          </table:table-cell>
          <table:covered-table-cell/>
          <table:covered-table-cell/>
          <table:covered-table-cell/>
        </table:table-row>
        <table:table-row table:style-name="表格167.2">
          <table:table-cell table:style-name="表格167.A2" table:number-columns-spanned="4" office:value-type="string">
            <text:p text:style-name="P3"/>
          </table:table-cell>
          <table:covered-table-cell/>
          <table:covered-table-cell/>
          <table:covered-table-cell/>
        </table:table-row>
        <table:table-row table:style-name="表格167.3">
          <table:table-cell table:style-name="表格167.A3" table:number-columns-spanned="3" office:value-type="string">
            <text:p text:style-name="P2">相关函数</text:p>
          </table:table-cell>
          <table:covered-table-cell/>
          <table:covered-table-cell/>
          <table:table-cell table:style-name="表格167.D3" office:value-type="string">
            <text:p text:style-name="P1">fork，kill，getpid</text:p>
          </table:table-cell>
        </table:table-row>
        <table:table-row table:style-name="表格167.3">
          <table:table-cell table:style-name="表格167.A4" table:number-columns-spanned="3" office:value-type="string">
            <text:p text:style-name="P2">表头文件</text:p>
          </table:table-cell>
          <table:covered-table-cell/>
          <table:covered-table-cell/>
          <table:table-cell table:style-name="表格167.D3" office:value-type="string">
            <text:p text:style-name="P1">#include&lt;unistd.h&gt;</text:p>
          </table:table-cell>
        </table:table-row>
        <table:table-row table:style-name="表格167.3">
          <table:table-cell table:style-name="表格167.A4" table:number-columns-spanned="3" office:value-type="string">
            <text:p text:style-name="P2">定义函数</text:p>
          </table:table-cell>
          <table:covered-table-cell/>
          <table:covered-table-cell/>
          <table:table-cell table:style-name="表格167.D3" office:value-type="string">
            <text:p text:style-name="P1">pid_t getpid(void);</text:p>
          </table:table-cell>
        </table:table-row>
        <table:table-row table:style-name="表格167.3">
          <table:table-cell table:style-name="表格167.A4" table:number-columns-spanned="3" office:value-type="string">
            <text:p text:style-name="P2">函数说明</text:p>
          </table:table-cell>
          <table:covered-table-cell/>
          <table:covered-table-cell/>
          <table:table-cell table:style-name="表格167.D3" office:value-type="string">
            <text:p text:style-name="P1">getpid（）用来取得目前进程的进程识别码，许多程序利用取到的此值来建立临时文件，以避免临时文件相同带来的问题。</text:p>
          </table:table-cell>
        </table:table-row>
        <text:soft-page-break/>
        <table:table-row table:style-name="表格167.3">
          <table:table-cell table:style-name="表格167.A4" table:number-columns-spanned="3" office:value-type="string">
            <text:p text:style-name="P2">返回值</text:p>
          </table:table-cell>
          <table:covered-table-cell/>
          <table:covered-table-cell/>
          <table:table-cell table:style-name="表格167.D3" office:value-type="string">
            <text:p text:style-name="P1">目前进程的进程识别码</text:p>
          </table:table-cell>
        </table:table-row>
        <table:table-row table:style-name="表格167.8">
          <table:table-cell table:style-name="表格167.D3" table:number-columns-spanned="4" office:value-type="string">
            <text:p text:style-name="P2"/>
          </table:table-cell>
          <table:covered-table-cell/>
          <table:covered-table-cell/>
          <table:covered-table-cell/>
        </table:table-row>
        <table:table-row table:style-name="表格167.9">
          <table:table-cell table:style-name="表格167.A9" office:value-type="string">
            <text:p text:style-name="P2">范例</text:p>
          </table:table-cell>
          <table:table-cell table:style-name="表格167.B9" table:number-columns-spanned="3" office:value-type="string">
            <text:p text:style-name="P1"/>
          </table:table-cell>
          <table:covered-table-cell/>
          <table:covered-table-cell/>
        </table:table-row>
        <table:table-row table:style-name="表格167.22">
          <table:table-cell table:style-name="表格167.A10" table:number-columns-spanned="4" office:value-type="string">
            <text:p text:style-name="P1">#include&lt;unistd.h&gt;</text:p>
            <text:p text:style-name="Standard">main()</text:p>
            <text:p text:style-name="Standard">{</text:p>
            <text:p text:style-name="Standard"><text:s/>printf(“pid=%d\n”,getpid());</text:p>
            <text:p text:style-name="Standard">}</text:p>
          </table:table-cell>
          <table:covered-table-cell/>
          <table:covered-table-cell/>
          <table:covered-table-cell/>
        </table:table-row>
        <table:table-row table:style-name="表格167.11">
          <table:table-cell table:style-name="表格167.A9" table:number-columns-spanned="2" office:value-type="string">
            <text:p text:style-name="P2">执行</text:p>
          </table:table-cell>
          <table:covered-table-cell/>
          <table:table-cell table:style-name="表格167.B9" table:number-columns-spanned="2" office:value-type="string">
            <text:p text:style-name="P1"/>
          </table:table-cell>
          <table:covered-table-cell/>
        </table:table-row>
        <table:table-row table:style-name="表格167.24">
          <table:table-cell table:style-name="表格167.A10" table:number-columns-spanned="4" office:value-type="string">
            <text:p text:style-name="P1">pid=1494 /*每次执行结果都不一定相同*/</text:p>
          </table:table-cell>
          <table:covered-table-cell/>
          <table:covered-table-cell/>
          <table:covered-table-cell/>
        </table:table-row>
      </table:table>
      <text:p text:style-name="P4"/>
      <text:p text:style-name="P4"/>
      <table:table table:name="表格168" table:style-name="表格168">
        <table:table-column table:style-name="表格168.A"/>
        <table:table-column table:style-name="表格168.B"/>
        <table:table-column table:style-name="表格168.C"/>
        <table:table-column table:style-name="表格168.D"/>
        <table:table-row table:style-name="表格168.1">
          <table:table-cell table:style-name="表格168.A1" table:number-columns-spanned="4" office:value-type="string">
            <text:p text:style-name="P5">getppid（取得父进程的进程识别码）</text:p>
          </table:table-cell>
          <table:covered-table-cell/>
          <table:covered-table-cell/>
          <table:covered-table-cell/>
        </table:table-row>
        <table:table-row table:style-name="表格168.2">
          <table:table-cell table:style-name="表格168.A2" table:number-columns-spanned="4" office:value-type="string">
            <text:p text:style-name="P3"/>
          </table:table-cell>
          <table:covered-table-cell/>
          <table:covered-table-cell/>
          <table:covered-table-cell/>
        </table:table-row>
        <table:table-row table:style-name="表格168.3">
          <table:table-cell table:style-name="表格168.A3" table:number-columns-spanned="3" office:value-type="string">
            <text:p text:style-name="P2">相关函数</text:p>
          </table:table-cell>
          <table:covered-table-cell/>
          <table:covered-table-cell/>
          <table:table-cell table:style-name="表格168.D3" office:value-type="string">
            <text:p text:style-name="P1">fork，kill，getpid</text:p>
          </table:table-cell>
        </table:table-row>
        <table:table-row table:style-name="表格168.3">
          <table:table-cell table:style-name="表格168.A4" table:number-columns-spanned="3" office:value-type="string">
            <text:p text:style-name="P2">表头文件</text:p>
          </table:table-cell>
          <table:covered-table-cell/>
          <table:covered-table-cell/>
          <table:table-cell table:style-name="表格168.D3" office:value-type="string">
            <text:p text:style-name="P1">#include&lt;unistd.h&gt;</text:p>
          </table:table-cell>
        </table:table-row>
        <table:table-row table:style-name="表格168.3">
          <table:table-cell table:style-name="表格168.A4" table:number-columns-spanned="3" office:value-type="string">
            <text:p text:style-name="P2">定义函数</text:p>
          </table:table-cell>
          <table:covered-table-cell/>
          <table:covered-table-cell/>
          <table:table-cell table:style-name="表格168.D3" office:value-type="string">
            <text:p text:style-name="P1">pid_t getppid(void);</text:p>
          </table:table-cell>
        </table:table-row>
        <table:table-row table:style-name="表格168.3">
          <table:table-cell table:style-name="表格168.A4" table:number-columns-spanned="3" office:value-type="string">
            <text:p text:style-name="P2">函数说明</text:p>
          </table:table-cell>
          <table:covered-table-cell/>
          <table:covered-table-cell/>
          <table:table-cell table:style-name="表格168.D3" office:value-type="string">
            <text:p text:style-name="P1">getppid（）用来取得目前进程的父进程识别码。</text:p>
          </table:table-cell>
        </table:table-row>
        <table:table-row table:style-name="表格168.3">
          <table:table-cell table:style-name="表格168.A4" table:number-columns-spanned="3" office:value-type="string">
            <text:p text:style-name="P2">返回值</text:p>
          </table:table-cell>
          <table:covered-table-cell/>
          <table:covered-table-cell/>
          <table:table-cell table:style-name="表格168.D3" office:value-type="string">
            <text:p text:style-name="P1">目前进程的父进程识别码。</text:p>
          </table:table-cell>
        </table:table-row>
        <table:table-row table:style-name="表格168.8">
          <table:table-cell table:style-name="表格168.D3" table:number-columns-spanned="4" office:value-type="string">
            <text:p text:style-name="P2"/>
          </table:table-cell>
          <table:covered-table-cell/>
          <table:covered-table-cell/>
          <table:covered-table-cell/>
        </table:table-row>
        <table:table-row table:style-name="表格168.9">
          <table:table-cell table:style-name="表格168.A9" office:value-type="string">
            <text:p text:style-name="P2">范例</text:p>
          </table:table-cell>
          <table:table-cell table:style-name="表格168.B9" table:number-columns-spanned="3" office:value-type="string">
            <text:p text:style-name="P1"/>
          </table:table-cell>
          <table:covered-table-cell/>
          <table:covered-table-cell/>
        </table:table-row>
        <table:table-row table:style-name="表格168.10">
          <table:table-cell table:style-name="表格168.A10" table:number-columns-spanned="4" office:value-type="string">
            <text:p text:style-name="P1">#include&lt;unistd.h&gt;</text:p>
            <text:p text:style-name="Standard">main()</text:p>
            <text:p text:style-name="Standard">{</text:p>
            <text:p text:style-name="Standard"><text:s/>printf(“My parent ‘pid =%d\n”,getppid());</text:p>
            <text:p text:style-name="Standard">}</text:p>
          </table:table-cell>
          <table:covered-table-cell/>
          <table:covered-table-cell/>
          <table:covered-table-cell/>
        </table:table-row>
        <table:table-row table:style-name="表格168.11">
          <table:table-cell table:style-name="表格168.A9" table:number-columns-spanned="2" office:value-type="string">
            <text:p text:style-name="P2">执行</text:p>
          </table:table-cell>
          <table:covered-table-cell/>
          <table:table-cell table:style-name="表格168.B9" table:number-columns-spanned="2" office:value-type="string">
            <text:p text:style-name="P1"/>
          </table:table-cell>
          <table:covered-table-cell/>
        </table:table-row>
        <table:table-row table:style-name="表格168.12">
          <table:table-cell table:style-name="表格168.A10" table:number-columns-spanned="4" office:value-type="string">
            <text:p text:style-name="P1">My parent ‘pid =463</text:p>
          </table:table-cell>
          <table:covered-table-cell/>
          <table:covered-table-cell/>
          <table:covered-table-cell/>
        </table:table-row>
      </table:table>
      <text:p text:style-name="P4"/>
      <text:p text:style-name="P4"/>
      <table:table table:name="表格169" table:style-name="表格169">
        <table:table-column table:style-name="表格169.A"/>
        <table:table-column table:style-name="表格169.B"/>
        <table:table-row table:style-name="表格169.1">
          <table:table-cell table:style-name="表格169.A1" table:number-columns-spanned="2" office:value-type="string">
            <text:p text:style-name="P5">getpriority（取得程序进程执行优先权）</text:p>
          </table:table-cell>
          <table:covered-table-cell/>
        </table:table-row>
        <table:table-row table:style-name="表格169.2">
          <table:table-cell table:style-name="表格169.A2" table:number-columns-spanned="2" office:value-type="string">
            <text:p text:style-name="P3"/>
          </table:table-cell>
          <table:covered-table-cell/>
        </table:table-row>
        <table:table-row table:style-name="表格169.3">
          <table:table-cell table:style-name="表格169.A3" office:value-type="string">
            <text:p text:style-name="P2">相关函数</text:p>
          </table:table-cell>
          <table:table-cell table:style-name="表格169.B3" office:value-type="string">
            <text:p text:style-name="P1">setpriority，nice</text:p>
          </table:table-cell>
        </table:table-row>
        <text:soft-page-break/>
        <table:table-row table:style-name="表格169.3">
          <table:table-cell table:style-name="表格169.A4" office:value-type="string">
            <text:p text:style-name="P2">表头文件</text:p>
          </table:table-cell>
          <table:table-cell table:style-name="表格169.B3" office:value-type="string">
            <text:p text:style-name="P1">#include&lt;sys/time.h&gt;</text:p>
            <text:p text:style-name="Standard">#include&lt;sys/resource.h&gt;</text:p>
          </table:table-cell>
        </table:table-row>
        <table:table-row table:style-name="表格169.3">
          <table:table-cell table:style-name="表格169.A4" office:value-type="string">
            <text:p text:style-name="P2">定义函数</text:p>
          </table:table-cell>
          <table:table-cell table:style-name="表格169.B3" office:value-type="string">
            <text:p text:style-name="P1">int getpriority(int which,int who);</text:p>
          </table:table-cell>
        </table:table-row>
        <table:table-row table:style-name="表格169.3">
          <table:table-cell table:style-name="表格169.A4" office:value-type="string">
            <text:p text:style-name="P2">函数说明</text:p>
          </table:table-cell>
          <table:table-cell table:style-name="表格169.B3" office:value-type="string">
            <text:p text:style-name="P1">getpriority（）可用来取得进程、进程组和用户的进程执行优先权。参数which有三种数值，参数who则依which值有不同定义：</text:p>
            <text:p text:style-name="P9">which <text:s text:c="11"/>who <text:s text:c="18"/>代表的意义 <text:s text:c="7"/></text:p>
            <text:p text:style-name="Standard">PRIO_PROCESS <text:s/>who <text:s text:c="12"/>为进程识别码</text:p>
            <text:p text:style-name="Standard">PRIO_PGRP <text:s text:c="3"/>who <text:s text:c="14"/>为进程的组识别码</text:p>
            <text:p text:style-name="Standard">PRIO_USER <text:s text:c="5"/>who <text:s text:c="11"/>为用户识别码</text:p>
            <text:p text:style-name="Standard">此函数返回的数值介于-20至20之间，代表进程执行优先权，数值越低代表有较高的优先次序，执行会较频繁。</text:p>
          </table:table-cell>
        </table:table-row>
        <table:table-row table:style-name="表格169.3">
          <table:table-cell table:style-name="表格169.A4" office:value-type="string">
            <text:p text:style-name="P2">返回值</text:p>
          </table:table-cell>
          <table:table-cell table:style-name="表格169.B3" office:value-type="string">
            <text:p text:style-name="P1">返回进程执行优先权，如有错误发生返回值则为-1且错误原因存于errno。</text:p>
          </table:table-cell>
        </table:table-row>
        <table:table-row table:style-name="表格169.3">
          <table:table-cell table:style-name="表格169.A8" office:value-type="string">
            <text:p text:style-name="P2">附加说明</text:p>
          </table:table-cell>
          <table:table-cell table:style-name="表格169.B3" office:value-type="string">
            <text:p text:style-name="P1">由于返回值有可能是-1，因此要同时检查errno是否存有错误原因。最好在调用次函数前先清除errno变量。</text:p>
          </table:table-cell>
        </table:table-row>
        <table:table-row table:style-name="表格169.3">
          <table:table-cell table:style-name="表格169.A8" office:value-type="string">
            <text:p text:style-name="P2">错误代码</text:p>
          </table:table-cell>
          <table:table-cell table:style-name="表格169.B3" office:value-type="string">
            <text:p text:style-name="P1">ESRCH <text:s/>参数which或who可能有错，而找不到符合的进程</text:p>
            <text:p text:style-name="Standard">EINVAL <text:s/>参数which值错误。</text:p>
          </table:table-cell>
        </table:table-row>
      </table:table>
      <text:p text:style-name="P4"/>
      <text:p text:style-name="P4"/>
      <table:table table:name="表格170" table:style-name="表格170">
        <table:table-column table:style-name="表格170.A"/>
        <table:table-column table:style-name="表格170.B"/>
        <table:table-row table:style-name="表格170.1">
          <table:table-cell table:style-name="表格170.A1" table:number-columns-spanned="2" office:value-type="string">
            <text:p text:style-name="P5">nice（改变进程优先顺序）</text:p>
          </table:table-cell>
          <table:covered-table-cell/>
        </table:table-row>
        <table:table-row table:style-name="表格170.2">
          <table:table-cell table:style-name="表格170.A2" table:number-columns-spanned="2" office:value-type="string">
            <text:p text:style-name="P3"/>
          </table:table-cell>
          <table:covered-table-cell/>
        </table:table-row>
        <table:table-row table:style-name="表格170.3">
          <table:table-cell table:style-name="表格170.A3" office:value-type="string">
            <text:p text:style-name="P2">相关函数</text:p>
          </table:table-cell>
          <table:table-cell table:style-name="表格170.B3" office:value-type="string">
            <text:p text:style-name="P1">setpriority，getpriority</text:p>
          </table:table-cell>
        </table:table-row>
        <table:table-row table:style-name="表格170.3">
          <table:table-cell table:style-name="表格170.A4" office:value-type="string">
            <text:p text:style-name="P2">表头文件</text:p>
          </table:table-cell>
          <table:table-cell table:style-name="表格170.B3" office:value-type="string">
            <text:p text:style-name="P1">#include&lt;unistd.h&gt;</text:p>
          </table:table-cell>
        </table:table-row>
        <table:table-row table:style-name="表格170.3">
          <table:table-cell table:style-name="表格170.A4" office:value-type="string">
            <text:p text:style-name="P2">定义函数</text:p>
          </table:table-cell>
          <table:table-cell table:style-name="表格170.B3" office:value-type="string">
            <text:p text:style-name="P1">int nice(int inc);</text:p>
          </table:table-cell>
        </table:table-row>
        <table:table-row table:style-name="表格170.3">
          <table:table-cell table:style-name="表格170.A4" office:value-type="string">
            <text:p text:style-name="P2">函数说明</text:p>
          </table:table-cell>
          <table:table-cell table:style-name="表格170.B3" office:value-type="string">
            <text:p text:style-name="P1">nice（）用来改变进程的进程执行优先顺序。参数inc数值越大则优先顺序排在越后面，即表示进程执行会越慢。只有超级用户才能使用负的inc值，代表优先顺序排在前面，进程执行会较快。</text:p>
          </table:table-cell>
        </table:table-row>
        <table:table-row table:style-name="表格170.3">
          <table:table-cell table:style-name="表格170.A4" office:value-type="string">
            <text:p text:style-name="P2">返回值</text:p>
          </table:table-cell>
          <table:table-cell table:style-name="表格170.B3" office:value-type="string">
            <text:p text:style-name="P1">如果执行成功则返回0，否则返回-1，失败原因存于errno中。</text:p>
          </table:table-cell>
        </table:table-row>
        <table:table-row table:style-name="表格170.3">
          <table:table-cell table:style-name="表格170.A8" office:value-type="string">
            <text:p text:style-name="P2">错误代码</text:p>
          </table:table-cell>
          <table:table-cell table:style-name="表格170.B3" office:value-type="string">
            <text:p text:style-name="P1">EPERM 一般用户企图转用负的参数inc值改变进程优先顺序。</text:p>
          </table:table-cell>
        </table:table-row>
      </table:table>
      <text:p text:style-name="P4"/>
      <text:p text:style-name="P4"/>
      <table:table table:name="表格171" table:style-name="表格171">
        <table:table-column table:style-name="表格171.A"/>
        <table:table-column table:style-name="表格171.B"/>
        <table:table-column table:style-name="表格171.C"/>
        <table:table-column table:style-name="表格171.D"/>
        <table:table-row table:style-name="表格171.1">
          <table:table-cell table:style-name="表格171.A1" table:number-columns-spanned="4" office:value-type="string">
            <text:p text:style-name="P5">on_exit（设置程序正常结束前调用的函数）</text:p>
          </table:table-cell>
          <table:covered-table-cell/>
          <table:covered-table-cell/>
          <table:covered-table-cell/>
        </table:table-row>
        <table:table-row table:style-name="表格171.2">
          <table:table-cell table:style-name="表格171.A2" table:number-columns-spanned="4" office:value-type="string">
            <text:p text:style-name="P3"/>
          </table:table-cell>
          <table:covered-table-cell/>
          <table:covered-table-cell/>
          <table:covered-table-cell/>
        </table:table-row>
        <table:table-row table:style-name="表格171.3">
          <table:table-cell table:style-name="表格171.A3" table:number-columns-spanned="3" office:value-type="string">
            <text:p text:style-name="P2">相关函数</text:p>
          </table:table-cell>
          <table:covered-table-cell/>
          <table:covered-table-cell/>
          <table:table-cell table:style-name="表格171.D3" office:value-type="string">
            <text:p text:style-name="P1">_exit，atexit，exit</text:p>
          </table:table-cell>
        </table:table-row>
        <table:table-row table:style-name="表格171.3">
          <table:table-cell table:style-name="表格171.A4" table:number-columns-spanned="3" office:value-type="string">
            <text:p text:style-name="P2">表头文件</text:p>
          </table:table-cell>
          <table:covered-table-cell/>
          <table:covered-table-cell/>
          <table:table-cell table:style-name="表格171.D3" office:value-type="string">
            <text:p text:style-name="P1">#include&lt;stdlib.h&gt;</text:p>
          </table:table-cell>
        </table:table-row>
        <table:table-row table:style-name="表格171.3">
          <table:table-cell table:style-name="表格171.A4" table:number-columns-spanned="3" office:value-type="string">
            <text:p text:style-name="P2">定义函数</text:p>
          </table:table-cell>
          <table:covered-table-cell/>
          <table:covered-table-cell/>
          <table:table-cell table:style-name="表格171.D3" office:value-type="string">
            <text:p text:style-name="P1">int on_exit(void (* function)(int, void*),void *arg);</text:p>
          </table:table-cell>
        </table:table-row>
        <text:soft-page-break/>
        <table:table-row table:style-name="表格171.3">
          <table:table-cell table:style-name="表格171.A4" table:number-columns-spanned="3" office:value-type="string">
            <text:p text:style-name="P2">函数说明</text:p>
          </table:table-cell>
          <table:covered-table-cell/>
          <table:covered-table-cell/>
          <table:table-cell table:style-name="表格171.D3" office:value-type="string">
            <text:p text:style-name="P1">on_exit（）用来设置一个程序正常结束前调用的函数。当程序通过调用exit（）或从main中返回时，参数function所指定的函数会先被调用，然后才真正由exit（）结束程序。参数arg指针会传给参数function函数，详细情况请见范例。</text:p>
          </table:table-cell>
        </table:table-row>
        <table:table-row table:style-name="表格171.3">
          <table:table-cell table:style-name="表格171.A4" table:number-columns-spanned="3" office:value-type="string">
            <text:p text:style-name="P2">返回值</text:p>
          </table:table-cell>
          <table:covered-table-cell/>
          <table:covered-table-cell/>
          <table:table-cell table:style-name="表格171.D3" office:value-type="string">
            <text:p text:style-name="P1">如果执行成功则返回0，否则返回-1，失败原因存于errno中。</text:p>
          </table:table-cell>
        </table:table-row>
        <table:table-row table:style-name="表格171.3">
          <table:table-cell table:style-name="表格171.A8" table:number-columns-spanned="3" office:value-type="string">
            <text:p text:style-name="P2">附加说明</text:p>
          </table:table-cell>
          <table:covered-table-cell/>
          <table:covered-table-cell/>
          <table:table-cell table:style-name="表格171.D3" office:value-type="string">
            <text:p text:style-name="P1"/>
          </table:table-cell>
        </table:table-row>
        <table:table-row table:style-name="表格171.9">
          <table:table-cell table:style-name="表格171.D3" table:number-columns-spanned="4" office:value-type="string">
            <text:p text:style-name="P2"/>
          </table:table-cell>
          <table:covered-table-cell/>
          <table:covered-table-cell/>
          <table:covered-table-cell/>
        </table:table-row>
        <table:table-row table:style-name="表格171.10">
          <table:table-cell table:style-name="表格171.A10" office:value-type="string">
            <text:p text:style-name="P2">范例</text:p>
          </table:table-cell>
          <table:table-cell table:style-name="表格171.B10" table:number-columns-spanned="3" office:value-type="string">
            <text:p text:style-name="P1"/>
          </table:table-cell>
          <table:covered-table-cell/>
          <table:covered-table-cell/>
        </table:table-row>
        <table:table-row table:style-name="表格171.11">
          <table:table-cell table:style-name="表格171.A11" table:number-columns-spanned="4" office:value-type="string">
            <text:p text:style-name="P1">#include&lt;stdlib.h&gt;</text:p>
            <text:p text:style-name="Standard">void my_exit(int status,void *arg)</text:p>
            <text:p text:style-name="Standard">{</text:p>
            <text:p text:style-name="Standard"><text:s/>printf(“before exit()!\n”);</text:p>
            <text:p text:style-name="Standard"><text:s/>printf(“exit (%d)\n”,status);</text:p>
            <text:p text:style-name="Standard"><text:s/>printf(“arg = %s\n”,(char*)arg);</text:p>
            <text:p text:style-name="Standard">}</text:p>
            <text:p text:style-name="Standard">main()</text:p>
            <text:p text:style-name="Standard">{</text:p>
            <text:p text:style-name="Standard"><text:s/>char * str=”test”;</text:p>
            <text:p text:style-name="Standard"><text:s/>on_exit(my_exit,(void *)str);</text:p>
            <text:p text:style-name="Standard"><text:s/>exit(1234);</text:p>
            <text:p text:style-name="Standard">}</text:p>
          </table:table-cell>
          <table:covered-table-cell/>
          <table:covered-table-cell/>
          <table:covered-table-cell/>
        </table:table-row>
        <table:table-row table:style-name="表格171.12">
          <table:table-cell table:style-name="表格171.A10" table:number-columns-spanned="2" office:value-type="string">
            <text:p text:style-name="P2">执行</text:p>
          </table:table-cell>
          <table:covered-table-cell/>
          <table:table-cell table:style-name="表格171.B10" table:number-columns-spanned="2" office:value-type="string">
            <text:p text:style-name="P1"/>
          </table:table-cell>
          <table:covered-table-cell/>
        </table:table-row>
        <table:table-row table:style-name="表格171.13">
          <table:table-cell table:style-name="表格171.A11" table:number-columns-spanned="4" office:value-type="string">
            <text:p text:style-name="P1">before exit()!</text:p>
            <text:p text:style-name="Standard">exit (1234)</text:p>
            <text:p text:style-name="Standard">arg = test</text:p>
          </table:table-cell>
          <table:covered-table-cell/>
          <table:covered-table-cell/>
          <table:covered-table-cell/>
        </table:table-row>
      </table:table>
      <text:p text:style-name="P4"/>
      <text:p text:style-name="P4"/>
      <table:table table:name="表格172" table:style-name="表格172">
        <table:table-column table:style-name="表格172.A"/>
        <table:table-column table:style-name="表格172.B"/>
        <table:table-row table:style-name="表格172.1">
          <table:table-cell table:style-name="表格172.A1" table:number-columns-spanned="2" office:value-type="string">
            <text:p text:style-name="P5">setpgid（设置进程组识别码）</text:p>
          </table:table-cell>
          <table:covered-table-cell/>
        </table:table-row>
        <table:table-row table:style-name="表格172.2">
          <table:table-cell table:style-name="表格172.A2" table:number-columns-spanned="2" office:value-type="string">
            <text:p text:style-name="P3"/>
          </table:table-cell>
          <table:covered-table-cell/>
        </table:table-row>
        <table:table-row table:style-name="表格172.3">
          <table:table-cell table:style-name="表格172.A3" office:value-type="string">
            <text:p text:style-name="P2">相关函数</text:p>
          </table:table-cell>
          <table:table-cell table:style-name="表格172.B3" office:value-type="string">
            <text:p text:style-name="P1">getpgid，setpgrp，getpgrp</text:p>
          </table:table-cell>
        </table:table-row>
        <table:table-row table:style-name="表格172.3">
          <table:table-cell table:style-name="表格172.A4" office:value-type="string">
            <text:p text:style-name="P2">表头文件</text:p>
          </table:table-cell>
          <table:table-cell table:style-name="表格172.B3" office:value-type="string">
            <text:p text:style-name="P1">#include&lt;unistd.h&gt;</text:p>
          </table:table-cell>
        </table:table-row>
        <table:table-row table:style-name="表格172.3">
          <table:table-cell table:style-name="表格172.A4" office:value-type="string">
            <text:p text:style-name="P2">定义函数</text:p>
          </table:table-cell>
          <table:table-cell table:style-name="表格172.B3" office:value-type="string">
            <text:p text:style-name="P1">int setpgid(pid_t pid,pid_t pgid);</text:p>
          </table:table-cell>
        </table:table-row>
        <table:table-row table:style-name="表格172.3">
          <table:table-cell table:style-name="表格172.A4" office:value-type="string">
            <text:p text:style-name="P2">函数说明</text:p>
          </table:table-cell>
          <table:table-cell table:style-name="表格172.B3" office:value-type="string">
            <text:p text:style-name="P1">setpgid（）将参数pid指定进程所属的组识别码设为参数pgid指定的组识别码。如果参数pid为0，则会用来设置目前进程的组识别码，如果参数pgid为0，则会以目前进程的进程识别码来取代。</text:p>
          </table:table-cell>
        </table:table-row>
        <table:table-row table:style-name="表格172.3">
          <table:table-cell table:style-name="表格172.A4" office:value-type="string">
            <text:p text:style-name="P2">返回值</text:p>
          </table:table-cell>
          <table:table-cell table:style-name="表格172.B3" office:value-type="string">
            <text:p text:style-name="P1">执行成功则返回组识别码，如果有错误则返回-1，错误原因存于errno中。</text:p>
          </table:table-cell>
        </table:table-row>
        <table:table-row table:style-name="表格172.3">
          <table:table-cell table:style-name="表格172.A8" office:value-type="string">
            <text:p text:style-name="P2">错误代码</text:p>
          </table:table-cell>
          <table:table-cell table:style-name="表格172.B3" office:value-type="string">
            <text:p text:style-name="P1">EINVAL <text:s/>参数pgid小于0。</text:p>
            <text:p text:style-name="Standard">EPERM <text:s/>进程权限不足，无法完成调用。</text:p>
            <text:p text:style-name="Standard">ESRCH <text:s/>找不到符合参数pid指定的进程。</text:p>
          </table:table-cell>
        </table:table-row>
      </table:table>
      <text:p text:style-name="P4"><text:soft-page-break/></text:p>
      <text:p text:style-name="P4"/>
      <table:table table:name="表格173" table:style-name="表格173">
        <table:table-column table:style-name="表格173.A"/>
        <table:table-column table:style-name="表格173.B"/>
        <table:table-row table:style-name="表格173.1">
          <table:table-cell table:style-name="表格173.A1" table:number-columns-spanned="2" office:value-type="string">
            <text:p text:style-name="P5">setpgrp（设置进程组识别码）</text:p>
          </table:table-cell>
          <table:covered-table-cell/>
        </table:table-row>
        <table:table-row table:style-name="表格173.2">
          <table:table-cell table:style-name="表格173.A2" table:number-columns-spanned="2" office:value-type="string">
            <text:p text:style-name="P3"/>
          </table:table-cell>
          <table:covered-table-cell/>
        </table:table-row>
        <table:table-row table:style-name="表格173.3">
          <table:table-cell table:style-name="表格173.A3" office:value-type="string">
            <text:p text:style-name="P2">相关函数</text:p>
          </table:table-cell>
          <table:table-cell table:style-name="表格173.B3" office:value-type="string">
            <text:p text:style-name="P1">getpgid，setpgid，getpgrp</text:p>
          </table:table-cell>
        </table:table-row>
        <table:table-row table:style-name="表格173.3">
          <table:table-cell table:style-name="表格173.A4" office:value-type="string">
            <text:p text:style-name="P2">表头文件</text:p>
          </table:table-cell>
          <table:table-cell table:style-name="表格173.B3" office:value-type="string">
            <text:p text:style-name="P1">#include&lt;unistd.h&gt;</text:p>
          </table:table-cell>
        </table:table-row>
        <table:table-row table:style-name="表格173.3">
          <table:table-cell table:style-name="表格173.A4" office:value-type="string">
            <text:p text:style-name="P2">定义函数</text:p>
          </table:table-cell>
          <table:table-cell table:style-name="表格173.B3" office:value-type="string">
            <text:p text:style-name="P1">int setpgrp(void);</text:p>
          </table:table-cell>
        </table:table-row>
        <table:table-row table:style-name="表格173.3">
          <table:table-cell table:style-name="表格173.A4" office:value-type="string">
            <text:p text:style-name="P2">函数说明</text:p>
          </table:table-cell>
          <table:table-cell table:style-name="表格173.B3" office:value-type="string">
            <text:p text:style-name="P1">setpgrp（）将目前进程所属的组识别码设为目前进程的进程识别码。此函数相当于调用setpgid（0,0）。</text:p>
          </table:table-cell>
        </table:table-row>
        <table:table-row table:style-name="表格173.3">
          <table:table-cell table:style-name="表格173.A4" office:value-type="string">
            <text:p text:style-name="P2">返回值</text:p>
          </table:table-cell>
          <table:table-cell table:style-name="表格173.B3" office:value-type="string">
            <text:p text:style-name="P1">执行成功则返回组识别码，如果有错误则返回-1，错误原因存于errno中。</text:p>
          </table:table-cell>
        </table:table-row>
      </table:table>
      <text:p text:style-name="P4"/>
      <text:p text:style-name="P4"/>
      <text:p text:style-name="P4"/>
      <table:table table:name="表格174" table:style-name="表格174">
        <table:table-column table:style-name="表格174.A"/>
        <table:table-column table:style-name="表格174.B"/>
        <table:table-row table:style-name="表格174.1">
          <table:table-cell table:style-name="表格174.A1" table:number-columns-spanned="2" office:value-type="string">
            <text:p text:style-name="P5">setpriority（设置程序进程执行优先权）</text:p>
          </table:table-cell>
          <table:covered-table-cell/>
        </table:table-row>
        <table:table-row table:style-name="表格174.2">
          <table:table-cell table:style-name="表格174.A2" table:number-columns-spanned="2" office:value-type="string">
            <text:p text:style-name="P3"/>
          </table:table-cell>
          <table:covered-table-cell/>
        </table:table-row>
        <table:table-row table:style-name="表格174.3">
          <table:table-cell table:style-name="表格174.A3" office:value-type="string">
            <text:p text:style-name="P2">相关函数</text:p>
          </table:table-cell>
          <table:table-cell table:style-name="表格174.B3" office:value-type="string">
            <text:p text:style-name="P1">getpriority，nice</text:p>
          </table:table-cell>
        </table:table-row>
        <table:table-row table:style-name="表格174.3">
          <table:table-cell table:style-name="表格174.A4" office:value-type="string">
            <text:p text:style-name="P2">表头文件</text:p>
          </table:table-cell>
          <table:table-cell table:style-name="表格174.B3" office:value-type="string">
            <text:p text:style-name="P1">#include&lt;sys/time.h&gt;</text:p>
            <text:p text:style-name="Standard">#include&lt;sys/resource.h&gt;</text:p>
          </table:table-cell>
        </table:table-row>
        <table:table-row table:style-name="表格174.3">
          <table:table-cell table:style-name="表格174.A4" office:value-type="string">
            <text:p text:style-name="P2">定义函数</text:p>
          </table:table-cell>
          <table:table-cell table:style-name="表格174.B3" office:value-type="string">
            <text:p text:style-name="P1">int setpriority(int which,int who, int prio);</text:p>
          </table:table-cell>
        </table:table-row>
        <table:table-row table:style-name="表格174.3">
          <table:table-cell table:style-name="表格174.A4" office:value-type="string">
            <text:p text:style-name="P2">函数说明</text:p>
          </table:table-cell>
          <table:table-cell table:style-name="表格174.B3" office:value-type="string">
            <text:p text:style-name="P1">setpriority（）可用来设置进程、进程组和用户的进程执行优先权。参数which有三种数值，参数who则依which值有不同定义：</text:p>
            <text:p text:style-name="P9">which <text:s text:c="16"/>who代表的意义 <text:s text:c="18"/></text:p>
            <text:p text:style-name="Standard">PRIO_PROCESS <text:s text:c="3"/>who为进程识别码</text:p>
            <text:p text:style-name="Standard">PRIO_PGRP <text:s text:c="8"/>who为进程的组识别码</text:p>
            <text:p text:style-name="Standard">PRIO_USER <text:s text:c="7"/>who为用户识别码</text:p>
            <text:p text:style-name="Standard">参数prio介于-20至20之间。代表进程执行优先权，数值越低代表有较高的优先次序，执行会较频繁。此优先权默认是0，而只有超级用户（root）允许降低此值。</text:p>
          </table:table-cell>
        </table:table-row>
        <table:table-row table:style-name="表格174.3">
          <table:table-cell table:style-name="表格174.A4" office:value-type="string">
            <text:p text:style-name="P2">返回值</text:p>
          </table:table-cell>
          <table:table-cell table:style-name="表格174.B3" office:value-type="string">
            <text:p text:style-name="P1">执行成功则返回0，如果有错误发生返回值则为-1，错误原因存于errno。</text:p>
            <text:p text:style-name="Standard">ESRCH <text:s text:c="3"/>参数which或who可能有错，而找不到符合的进程</text:p>
            <text:p text:style-name="Standard">EINVAL <text:s text:c="3"/>参数which值错误。</text:p>
            <text:p text:style-name="Standard">EPERM <text:s text:c="3"/>权限不够，无法完成设置</text:p>
            <text:p text:style-name="Standard">EACCES <text:s text:c="2"/>一般用户无法降低优先权</text:p>
          </table:table-cell>
        </table:table-row>
      </table:table>
      <text:p text:style-name="P4"/>
      <text:p text:style-name="P4"/>
      <table:table table:name="表格175" table:style-name="表格175">
        <table:table-column table:style-name="表格175.A"/>
        <table:table-column table:style-name="表格175.B"/>
        <table:table-column table:style-name="表格175.C"/>
        <table:table-column table:style-name="表格175.D"/>
        <table:table-row table:style-name="表格175.1">
          <table:table-cell table:style-name="表格175.A1" table:number-columns-spanned="4" office:value-type="string">
            <text:p text:style-name="P5">system（执行shell命令）</text:p>
          </table:table-cell>
          <table:covered-table-cell/>
          <table:covered-table-cell/>
          <table:covered-table-cell/>
        </table:table-row>
        <table:table-row table:style-name="表格175.2">
          <table:table-cell table:style-name="表格175.A2" table:number-columns-spanned="4" office:value-type="string">
            <text:p text:style-name="P3"/>
          </table:table-cell>
          <table:covered-table-cell/>
          <table:covered-table-cell/>
          <table:covered-table-cell/>
        </table:table-row>
        <text:soft-page-break/>
        <table:table-row table:style-name="表格175.3">
          <table:table-cell table:style-name="表格175.A3" table:number-columns-spanned="3" office:value-type="string">
            <text:p text:style-name="P2">相关函数</text:p>
          </table:table-cell>
          <table:covered-table-cell/>
          <table:covered-table-cell/>
          <table:table-cell table:style-name="表格175.D3" office:value-type="string">
            <text:p text:style-name="P1">fork，execve，waitpid，popen</text:p>
          </table:table-cell>
        </table:table-row>
        <table:table-row table:style-name="表格175.3">
          <table:table-cell table:style-name="表格175.A4" table:number-columns-spanned="3" office:value-type="string">
            <text:p text:style-name="P2">表头文件</text:p>
          </table:table-cell>
          <table:covered-table-cell/>
          <table:covered-table-cell/>
          <table:table-cell table:style-name="表格175.D3" office:value-type="string">
            <text:p text:style-name="P1">#include&lt;stdlib.h&gt;</text:p>
          </table:table-cell>
        </table:table-row>
        <table:table-row table:style-name="表格175.3">
          <table:table-cell table:style-name="表格175.A4" table:number-columns-spanned="3" office:value-type="string">
            <text:p text:style-name="P2">定义函数</text:p>
          </table:table-cell>
          <table:covered-table-cell/>
          <table:covered-table-cell/>
          <table:table-cell table:style-name="表格175.D3" office:value-type="string">
            <text:p text:style-name="P1">int system(const char * string);</text:p>
          </table:table-cell>
        </table:table-row>
        <table:table-row table:style-name="表格175.3">
          <table:table-cell table:style-name="表格175.A4" table:number-columns-spanned="3" office:value-type="string">
            <text:p text:style-name="P2">函数说明</text:p>
          </table:table-cell>
          <table:covered-table-cell/>
          <table:covered-table-cell/>
          <table:table-cell table:style-name="表格175.D3" office:value-type="string">
            <text:p text:style-name="P1">system（）会调用fork（）产生子进程，由子进程来调用/bin/sh-c string来执行参数string字符串所代表的命令，此命令执行完后随即返回原调用的进程。在调用system（）期间SIGCHLD信号会被暂时搁置，SIGINT和SIGQUIT信号则会被忽略。</text:p>
          </table:table-cell>
        </table:table-row>
        <table:table-row table:style-name="表格175.3">
          <table:table-cell table:style-name="表格175.A4" table:number-columns-spanned="3" office:value-type="string">
            <text:p text:style-name="P2">返回值</text:p>
          </table:table-cell>
          <table:covered-table-cell/>
          <table:covered-table-cell/>
          <table:table-cell table:style-name="表格175.D3" office:value-type="string">
            <text:p text:style-name="P1">如果system（）在调用/bin/sh时失败则返回127，其他失败原因返回-1。若参数string为空指针（NULL），则返回非零值。如果system（）调用成功则最后会返回执行shell命令后的返回值，但是此返回值也有可能为system（）调用/bin/sh失败所返回的127，因此最好能再检查errno来确认执行成功。</text:p>
          </table:table-cell>
        </table:table-row>
        <table:table-row table:style-name="表格175.3">
          <table:table-cell table:style-name="表格175.A8" table:number-columns-spanned="3" office:value-type="string">
            <text:p text:style-name="P2">附加说明</text:p>
          </table:table-cell>
          <table:covered-table-cell/>
          <table:covered-table-cell/>
          <table:table-cell table:style-name="表格175.D3" office:value-type="string">
            <text:p text:style-name="P1">在编写具有SUID/SGID权限的程序时请勿使用system（），system（）会继承环境变量，通过环境变量可能会造成系统安全的问题。</text:p>
          </table:table-cell>
        </table:table-row>
        <table:table-row table:style-name="表格175.9">
          <table:table-cell table:style-name="表格175.D3" table:number-columns-spanned="4" office:value-type="string">
            <text:p text:style-name="P2"/>
          </table:table-cell>
          <table:covered-table-cell/>
          <table:covered-table-cell/>
          <table:covered-table-cell/>
        </table:table-row>
        <table:table-row table:style-name="表格175.10">
          <table:table-cell table:style-name="表格175.A10" office:value-type="string">
            <text:p text:style-name="P2">范例</text:p>
          </table:table-cell>
          <table:table-cell table:style-name="表格175.B10" table:number-columns-spanned="3" office:value-type="string">
            <text:p text:style-name="P1"/>
          </table:table-cell>
          <table:covered-table-cell/>
          <table:covered-table-cell/>
        </table:table-row>
        <table:table-row table:style-name="表格175.11">
          <table:table-cell table:style-name="表格175.A11" table:number-columns-spanned="4" office:value-type="string">
            <text:p text:style-name="P1">#include&lt;stdlib.h&gt;</text:p>
            <text:p text:style-name="Standard">main()</text:p>
            <text:p text:style-name="Standard">{</text:p>
            <text:p text:style-name="Standard"><text:s/>system(“ls -al /etc/passwd /etc/shadow”);</text:p>
            <text:p text:style-name="Standard">}</text:p>
          </table:table-cell>
          <table:covered-table-cell/>
          <table:covered-table-cell/>
          <table:covered-table-cell/>
        </table:table-row>
        <table:table-row table:style-name="表格175.12">
          <table:table-cell table:style-name="表格175.A10" table:number-columns-spanned="2" office:value-type="string">
            <text:p text:style-name="P2">执行</text:p>
          </table:table-cell>
          <table:covered-table-cell/>
          <table:table-cell table:style-name="表格175.B10" table:number-columns-spanned="2" office:value-type="string">
            <text:p text:style-name="P1"/>
          </table:table-cell>
          <table:covered-table-cell/>
        </table:table-row>
        <table:table-row table:style-name="表格175.13">
          <table:table-cell table:style-name="表格175.A11" table:number-columns-spanned="4" office:value-type="string">
            <text:p text:style-name="P1">-rw-r--r-- <text:s/>1 <text:s/>root <text:s text:c="2"/>root <text:s text:c="3"/>705 Sep 3 13 :52 /etc/passwd</text:p>
            <text:p text:style-name="Standard">-r--------- <text:s/>1 <text:s/>root <text:s text:c="2"/>root <text:s text:c="3"/>572 Sep 2 15 :34 /etc/shadow</text:p>
          </table:table-cell>
          <table:covered-table-cell/>
          <table:covered-table-cell/>
          <table:covered-table-cell/>
        </table:table-row>
      </table:table>
      <text:p text:style-name="P4"/>
      <text:p text:style-name="P4"/>
      <table:table table:name="表格176" table:style-name="表格176">
        <table:table-column table:style-name="表格176.A"/>
        <table:table-column table:style-name="表格176.B"/>
        <table:table-column table:style-name="表格176.C"/>
        <table:table-column table:style-name="表格176.D"/>
        <table:table-row table:style-name="表格176.1">
          <table:table-cell table:style-name="表格176.A1" table:number-columns-spanned="4" office:value-type="string">
            <text:p text:style-name="P5">wait（等待子进程中断或结束）</text:p>
          </table:table-cell>
          <table:covered-table-cell/>
          <table:covered-table-cell/>
          <table:covered-table-cell/>
        </table:table-row>
        <table:table-row table:style-name="表格176.2">
          <table:table-cell table:style-name="表格176.A2" table:number-columns-spanned="4" office:value-type="string">
            <text:p text:style-name="P3"/>
          </table:table-cell>
          <table:covered-table-cell/>
          <table:covered-table-cell/>
          <table:covered-table-cell/>
        </table:table-row>
        <table:table-row table:style-name="表格176.3">
          <table:table-cell table:style-name="表格176.A3" table:number-columns-spanned="3" office:value-type="string">
            <text:p text:style-name="P2">相关函数</text:p>
          </table:table-cell>
          <table:covered-table-cell/>
          <table:covered-table-cell/>
          <table:table-cell table:style-name="表格176.D3" office:value-type="string">
            <text:p text:style-name="P1">waitpid，fork</text:p>
          </table:table-cell>
        </table:table-row>
        <table:table-row table:style-name="表格176.3">
          <table:table-cell table:style-name="表格176.A4" table:number-columns-spanned="3" office:value-type="string">
            <text:p text:style-name="P2">表头文件</text:p>
          </table:table-cell>
          <table:covered-table-cell/>
          <table:covered-table-cell/>
          <table:table-cell table:style-name="表格176.D3" office:value-type="string">
            <text:p text:style-name="P1">#include&lt;sys/types.h&gt;</text:p>
            <text:p text:style-name="Standard">#include&lt;sys/wait.h&gt;</text:p>
          </table:table-cell>
        </table:table-row>
        <table:table-row table:style-name="表格176.3">
          <table:table-cell table:style-name="表格176.A4" table:number-columns-spanned="3" office:value-type="string">
            <text:p text:style-name="P2">定义函数</text:p>
          </table:table-cell>
          <table:covered-table-cell/>
          <table:covered-table-cell/>
          <table:table-cell table:style-name="表格176.D3" office:value-type="string">
            <text:p text:style-name="P1">pid_t wait (int * status);</text:p>
          </table:table-cell>
        </table:table-row>
        <table:table-row table:style-name="表格176.3">
          <table:table-cell table:style-name="表格176.A4" table:number-columns-spanned="3" office:value-type="string">
            <text:p text:style-name="P2">函数说明</text:p>
          </table:table-cell>
          <table:covered-table-cell/>
          <table:covered-table-cell/>
          <table:table-cell table:style-name="表格176.D3" office:value-type="string">
            <text:p text:style-name="P1">wait（）会暂时停止目前进程的执行，直到有信号来到或子进程结束。如果在调用wait（）时子进程已经结束，则wait（）会立即返回子进程结束状态值。子进程的结束状态值会由参数status返回，而子进程的进程识别码也会一快返回。如果不在意结束状态值，则参数status可以设成NULL。子进程的结束状态值请参考waitpid（）。</text:p>
          </table:table-cell>
        </table:table-row>
        <table:table-row table:style-name="表格176.3">
          <table:table-cell table:style-name="表格176.A4" table:number-columns-spanned="3" office:value-type="string">
            <text:p text:style-name="P2">返回值</text:p>
          </table:table-cell>
          <table:covered-table-cell/>
          <table:covered-table-cell/>
          <table:table-cell table:style-name="表格176.D3" office:value-type="string">
            <text:p text:style-name="P1">如果执行成功则返回子进程识别码（PID），如果有错误发生则返回-1。失败原因存于errno中。</text:p>
          </table:table-cell>
        </table:table-row>
        <text:soft-page-break/>
        <table:table-row table:style-name="表格176.3">
          <table:table-cell table:style-name="表格176.A8" table:number-columns-spanned="3" office:value-type="string">
            <text:p text:style-name="P2">附加说明</text:p>
          </table:table-cell>
          <table:covered-table-cell/>
          <table:covered-table-cell/>
          <table:table-cell table:style-name="表格176.D3" office:value-type="string">
            <text:p text:style-name="P1"/>
          </table:table-cell>
        </table:table-row>
        <table:table-row table:style-name="表格176.9">
          <table:table-cell table:style-name="表格176.D3" table:number-columns-spanned="4" office:value-type="string">
            <text:p text:style-name="P2"/>
          </table:table-cell>
          <table:covered-table-cell/>
          <table:covered-table-cell/>
          <table:covered-table-cell/>
        </table:table-row>
        <table:table-row table:style-name="表格176.10">
          <table:table-cell table:style-name="表格176.A10" office:value-type="string">
            <text:p text:style-name="P2">范例</text:p>
          </table:table-cell>
          <table:table-cell table:style-name="表格176.B10" table:number-columns-spanned="3" office:value-type="string">
            <text:p text:style-name="P1"/>
          </table:table-cell>
          <table:covered-table-cell/>
          <table:covered-table-cell/>
        </table:table-row>
        <table:table-row table:style-name="表格176.11">
          <table:table-cell table:style-name="表格176.A11" table:number-columns-spanned="4" office:value-type="string">
            <text:p text:style-name="P1">#include&lt;stdlib.h&gt;</text:p>
            <text:p text:style-name="Standard">#include&lt;unistd.h&gt;</text:p>
            <text:p text:style-name="Standard">#include&lt;sys/types.h&gt;</text:p>
            <text:p text:style-name="Standard">#include&lt;sys/wait.h&gt;</text:p>
            <text:p text:style-name="Standard">main()</text:p>
            <text:p text:style-name="Standard">{</text:p>
            <text:p text:style-name="Standard"><text:s text:c="2"/>pid_t pid;</text:p>
            <text:p text:style-name="Standard"><text:s text:c="2"/>int status,i;</text:p>
            <text:p text:style-name="Standard"><text:s text:c="2"/>if(fork()= =0){</text:p>
            <text:p text:style-name="P18">printf(“This is the child process .pid =%d\n”,getpid());</text:p>
            <text:p text:style-name="P18">exit(5);</text:p>
            <text:p text:style-name="P18">}else{</text:p>
            <text:p text:style-name="P18"><text:s/>sleep(1);</text:p>
            <text:p text:style-name="P18">printf(“This is the parent process ,wait for child...\n”;</text:p>
            <text:p text:style-name="P18"><text:s/>pid=wait(&amp;status);</text:p>
            <text:p text:style-name="P18">i=WEXITSTATUS(status);</text:p>
            <text:p text:style-name="P18">printf(“child’s pid =%d .exit status=^d\n”,pid,i);</text:p>
            <text:p text:style-name="P18">}</text:p>
            <text:p text:style-name="P18">}</text:p>
          </table:table-cell>
          <table:covered-table-cell/>
          <table:covered-table-cell/>
          <table:covered-table-cell/>
        </table:table-row>
        <table:table-row table:style-name="表格176.12">
          <table:table-cell table:style-name="表格176.A10" table:number-columns-spanned="2" office:value-type="string">
            <text:p text:style-name="P2">执行</text:p>
          </table:table-cell>
          <table:covered-table-cell/>
          <table:table-cell table:style-name="表格176.B10" table:number-columns-spanned="2" office:value-type="string">
            <text:p text:style-name="P1"/>
          </table:table-cell>
          <table:covered-table-cell/>
        </table:table-row>
        <table:table-row table:style-name="表格176.13">
          <table:table-cell table:style-name="表格176.A11" table:number-columns-spanned="4" office:value-type="string">
            <text:p text:style-name="P1">This is the child process.pid=1501</text:p>
            <text:p text:style-name="Standard">This is the parent process .wait for child...</text:p>
            <text:p text:style-name="Standard">child’s pid =1501,exit status =5</text:p>
          </table:table-cell>
          <table:covered-table-cell/>
          <table:covered-table-cell/>
          <table:covered-table-cell/>
        </table:table-row>
      </table:table>
      <text:p text:style-name="P4"/>
      <text:p text:style-name="P4"/>
      <table:table table:name="表格177" table:style-name="表格177">
        <table:table-column table:style-name="表格177.A"/>
        <table:table-column table:style-name="表格177.B"/>
        <table:table-column table:style-name="表格177.C"/>
        <table:table-row table:style-name="表格177.1">
          <table:table-cell table:style-name="表格177.A1" table:number-columns-spanned="3" office:value-type="string">
            <text:p text:style-name="P5">waitpid（等待子进程中断或结束）</text:p>
          </table:table-cell>
          <table:covered-table-cell/>
          <table:covered-table-cell/>
        </table:table-row>
        <table:table-row table:style-name="表格177.2">
          <table:table-cell table:style-name="表格177.A2" table:number-columns-spanned="3" office:value-type="string">
            <text:p text:style-name="P3"/>
          </table:table-cell>
          <table:covered-table-cell/>
          <table:covered-table-cell/>
        </table:table-row>
        <table:table-row table:style-name="表格177.3">
          <table:table-cell table:style-name="表格177.A3" table:number-columns-spanned="2" office:value-type="string">
            <text:p text:style-name="P2">相关函数</text:p>
          </table:table-cell>
          <table:covered-table-cell/>
          <table:table-cell table:style-name="表格177.C3" office:value-type="string">
            <text:p text:style-name="P1">wait，fork</text:p>
          </table:table-cell>
        </table:table-row>
        <table:table-row table:style-name="表格177.3">
          <table:table-cell table:style-name="表格177.A4" table:number-columns-spanned="2" office:value-type="string">
            <text:p text:style-name="P2">表头文件</text:p>
          </table:table-cell>
          <table:covered-table-cell/>
          <table:table-cell table:style-name="表格177.C3" office:value-type="string">
            <text:p text:style-name="P1">#include&lt;sys/types.h&gt;</text:p>
            <text:p text:style-name="Standard">#include&lt;sys/wait.h&gt;</text:p>
          </table:table-cell>
        </table:table-row>
        <table:table-row table:style-name="表格177.3">
          <table:table-cell table:style-name="表格177.A4" table:number-columns-spanned="2" office:value-type="string">
            <text:p text:style-name="P2">定义函数</text:p>
          </table:table-cell>
          <table:covered-table-cell/>
          <table:table-cell table:style-name="表格177.C3" office:value-type="string">
            <text:p text:style-name="P1">pid_t waitpid(pid_t pid,int * status,int options);</text:p>
          </table:table-cell>
        </table:table-row>
        <table:table-row table:style-name="表格177.3">
          <table:table-cell table:style-name="表格177.A4" table:number-columns-spanned="2" office:value-type="string">
            <text:p text:style-name="P2">函数说明</text:p>
          </table:table-cell>
          <table:covered-table-cell/>
          <table:table-cell table:style-name="表格177.C3" office:value-type="string">
            <text:p text:style-name="P1">waitpid（）会暂时停止目前进程的执行，直到有信号来到或子进程结束。如果在调用wait（）时子进程已经结束，则wait（）会立即返回子进程结束状态值。子进程的结束状态值会由参数status返回，而子进程的进程识别码也会一快返回。如果不在意结束状态值，则参数status可以设成NULL。参数pid为欲等待的子进程识别码，其他数值意义如下：</text:p>
            <text:p text:style-name="Standard">pid&lt;-1 <text:s/>等待进程组识别码为pid绝对值的任何子进程。</text:p>
            <text:p text:style-name="Standard"><text:soft-page-break/>pid=-1 <text:s/>等待任何子进程，相当于wait（）。</text:p>
            <text:p text:style-name="Standard">pid=0 <text:s text:c="2"/>等待进程组识别码与目前进程相同的任何子进程。</text:p>
            <text:p text:style-name="Standard">pid&gt;0 <text:s text:c="2"/>等待任何子进程识别码为pid的子进程。</text:p>
            <text:p text:style-name="Standard">参数option可以为0或下面的OR组合：</text:p>
            <text:p text:style-name="Standard">WNOHANG <text:s/>如果没有任何已经结束的子进程则马上返回，不予以等待。</text:p>
            <text:p text:style-name="Standard">WUNTRACED 如果子进程进入暂停执行情况则马上返回，但结束状态不予以理会。</text:p>
            <text:p text:style-name="Standard">子进程的结束状态返回后存于status，底下有几个宏可判别结束情况：</text:p>
            <text:p text:style-name="Standard">WIFEXITED（status）如果子进程正常结束则为非0值。</text:p>
            <text:p text:style-name="Standard">WEXITSTATUS（status）取得子进程exit（）返回的结束代码，一般会先用WIFEXITED来判断是否正常结束才能使用此宏。</text:p>
            <text:p text:style-name="Standard">WIFSIGNALED（status）如果子进程是因为信号而结束则此宏值为真</text:p>
            <text:p text:style-name="Standard">WTERMSIG（status） 取得子进程因信号而中止的信号代码，一般会先用WIFSIGNALED来判断后才使用此宏。</text:p>
            <text:p text:style-name="Standard">WIFSTOPPED（status） 如果子进程处于暂停执行情况则此宏值为真。一般只有使用WUNTRACED时才会有此情况。</text:p>
            <text:p text:style-name="Standard">WSTOPSIG（status） 取得引发子进程暂停的信号代码，一般会先用WIFSTOPPED来判断后才使用此宏。</text:p>
          </table:table-cell>
        </table:table-row>
        <table:table-row table:style-name="表格177.3">
          <table:table-cell table:style-name="表格177.A4" table:number-columns-spanned="2" office:value-type="string">
            <text:p text:style-name="P2">返回值</text:p>
          </table:table-cell>
          <table:covered-table-cell/>
          <table:table-cell table:style-name="表格177.C3" office:value-type="string">
            <text:p text:style-name="P1">如果执行成功则返回子进程识别码（PID），如果有错误发生则返回-1。失败原因存于errno中。</text:p>
          </table:table-cell>
        </table:table-row>
        <table:table-row table:style-name="表格177.8">
          <table:table-cell table:style-name="表格177.C3" table:number-columns-spanned="3" office:value-type="string">
            <text:p text:style-name="P2"/>
          </table:table-cell>
          <table:covered-table-cell/>
          <table:covered-table-cell/>
        </table:table-row>
        <table:table-row table:style-name="表格177.9">
          <table:table-cell table:style-name="表格177.A9" office:value-type="string">
            <text:p text:style-name="P2">范例</text:p>
          </table:table-cell>
          <table:table-cell table:style-name="表格177.B9" table:number-columns-spanned="2" office:value-type="string">
            <text:p text:style-name="P1"/>
          </table:table-cell>
          <table:covered-table-cell/>
        </table:table-row>
        <table:table-row table:style-name="表格177.10">
          <table:table-cell table:style-name="表格177.A10" table:number-columns-spanned="3" office:value-type="string">
            <text:p text:style-name="P1">参考wait（）。</text:p>
          </table:table-cell>
          <table:covered-table-cell/>
          <table:covered-table-cell/>
        </table:table-row>
      </table:table>
      <text:p text:style-name="P4"/>
      <text:p text:style-name="P4"/>
      <table:table table:name="表格178" table:style-name="表格178">
        <table:table-column table:style-name="表格178.A"/>
        <table:table-column table:style-name="表格178.B"/>
        <table:table-column table:style-name="表格178.C"/>
        <table:table-column table:style-name="表格178.D"/>
        <table:table-row table:style-name="表格178.1">
          <table:table-cell table:style-name="表格178.A1" table:number-columns-spanned="4" office:value-type="string">
            <text:p text:style-name="P5">fprintf（格式化输出数据至文件）</text:p>
          </table:table-cell>
          <table:covered-table-cell/>
          <table:covered-table-cell/>
          <table:covered-table-cell/>
        </table:table-row>
        <table:table-row table:style-name="表格178.2">
          <table:table-cell table:style-name="表格178.A2" table:number-columns-spanned="4" office:value-type="string">
            <text:p text:style-name="P3"/>
          </table:table-cell>
          <table:covered-table-cell/>
          <table:covered-table-cell/>
          <table:covered-table-cell/>
        </table:table-row>
        <table:table-row table:style-name="表格178.3">
          <table:table-cell table:style-name="表格178.A3" table:number-columns-spanned="3" office:value-type="string">
            <text:p text:style-name="P2">相关函数</text:p>
          </table:table-cell>
          <table:covered-table-cell/>
          <table:covered-table-cell/>
          <table:table-cell table:style-name="表格178.D3" office:value-type="string">
            <text:p text:style-name="P1">printf，fscanf，vfprintf</text:p>
          </table:table-cell>
        </table:table-row>
        <table:table-row table:style-name="表格178.3">
          <table:table-cell table:style-name="表格178.A4" table:number-columns-spanned="3" office:value-type="string">
            <text:p text:style-name="P2">表头文件</text:p>
          </table:table-cell>
          <table:covered-table-cell/>
          <table:covered-table-cell/>
          <table:table-cell table:style-name="表格178.D3" office:value-type="string">
            <text:p text:style-name="P1">#include&lt;stdio.h&gt;</text:p>
          </table:table-cell>
        </table:table-row>
        <table:table-row table:style-name="表格178.3">
          <table:table-cell table:style-name="表格178.A4" table:number-columns-spanned="3" office:value-type="string">
            <text:p text:style-name="P2">定义函数</text:p>
          </table:table-cell>
          <table:covered-table-cell/>
          <table:covered-table-cell/>
          <table:table-cell table:style-name="表格178.D3" office:value-type="string">
            <text:p text:style-name="P1">int fprintf(FILE * stream, const char * format,.......);</text:p>
          </table:table-cell>
        </table:table-row>
        <table:table-row table:style-name="表格178.3">
          <table:table-cell table:style-name="表格178.A4" table:number-columns-spanned="3" office:value-type="string">
            <text:p text:style-name="P2">函数说明</text:p>
          </table:table-cell>
          <table:covered-table-cell/>
          <table:covered-table-cell/>
          <table:table-cell table:style-name="表格178.D3" office:value-type="string">
            <text:p text:style-name="P1">fprintf（）会根据参数format字符串来转换并格式化数据，然后将结果输出到参数stream指定的文件中，直到出现字符串结束（‘\0‘）为止。</text:p>
          </table:table-cell>
        </table:table-row>
        <table:table-row table:style-name="表格178.3">
          <table:table-cell table:style-name="表格178.A4" table:number-columns-spanned="3" office:value-type="string">
            <text:p text:style-name="P2">返回值</text:p>
          </table:table-cell>
          <table:covered-table-cell/>
          <table:covered-table-cell/>
          <table:table-cell table:style-name="表格178.D3" office:value-type="string">
            <text:p text:style-name="P1">关于参数format字符串的格式请参考printf（）。成功则返回实际输出的字符数，失败则返回-1，错误原因存于errno中。</text:p>
          </table:table-cell>
        </table:table-row>
        <table:table-row table:style-name="表格178.8">
          <table:table-cell table:style-name="表格178.D3" table:number-columns-spanned="4" office:value-type="string">
            <text:p text:style-name="P2"/>
          </table:table-cell>
          <table:covered-table-cell/>
          <table:covered-table-cell/>
          <table:covered-table-cell/>
        </table:table-row>
        <table:table-row table:style-name="表格178.9">
          <table:table-cell table:style-name="表格178.A9" office:value-type="string">
            <text:p text:style-name="P2">范例</text:p>
          </table:table-cell>
          <table:table-cell table:style-name="表格178.B9" table:number-columns-spanned="3" office:value-type="string">
            <text:p text:style-name="P1"/>
          </table:table-cell>
          <table:covered-table-cell/>
          <table:covered-table-cell/>
        </table:table-row>
        <text:soft-page-break/>
        <table:table-row table:style-name="表格178.10">
          <table:table-cell table:style-name="表格178.A10" table:number-columns-spanned="4" office:value-type="string">
            <text:p text:style-name="P1">#include&lt;stdio.h&gt;</text:p>
            <text:p text:style-name="Standard">main()</text:p>
            <text:p text:style-name="Standard">{</text:p>
            <text:p text:style-name="Standard"><text:s/>int i = 150;</text:p>
            <text:p text:style-name="Standard"><text:s/>int j = -100;</text:p>
            <text:p text:style-name="Standard"><text:s/>double k = 3.14159;</text:p>
            <text:p text:style-name="Standard"><text:s/>fprintf(stdout,”%d <text:s/>%f <text:s/>%x \n”,j,k,i);</text:p>
            <text:p text:style-name="Standard"><text:s/>fprintf(stdout,”%2d %*d\n”,i,2,i);</text:p>
            <text:p text:style-name="Standard">}</text:p>
          </table:table-cell>
          <table:covered-table-cell/>
          <table:covered-table-cell/>
          <table:covered-table-cell/>
        </table:table-row>
        <table:table-row table:style-name="表格178.11">
          <table:table-cell table:style-name="表格178.A9" table:number-columns-spanned="2" office:value-type="string">
            <text:p text:style-name="P2">执行</text:p>
          </table:table-cell>
          <table:covered-table-cell/>
          <table:table-cell table:style-name="表格178.B9" table:number-columns-spanned="2" office:value-type="string">
            <text:p text:style-name="P1"/>
          </table:table-cell>
          <table:covered-table-cell/>
        </table:table-row>
        <table:table-row table:style-name="表格178.12">
          <table:table-cell table:style-name="表格178.A10" table:number-columns-spanned="4" office:value-type="string">
            <text:p text:style-name="P1">-100 3.141590 96</text:p>
            <text:p text:style-name="Standard">150 150</text:p>
          </table:table-cell>
          <table:covered-table-cell/>
          <table:covered-table-cell/>
          <table:covered-table-cell/>
        </table:table-row>
      </table:table>
      <text:p text:style-name="P4"/>
      <text:p text:style-name="P4"/>
      <table:table table:name="表格179" table:style-name="表格179">
        <table:table-column table:style-name="表格179.A"/>
        <table:table-column table:style-name="表格179.B"/>
        <table:table-column table:style-name="表格179.C"/>
        <table:table-column table:style-name="表格179.D"/>
        <table:table-row table:style-name="表格179.1">
          <table:table-cell table:style-name="表格179.A1" table:number-columns-spanned="4" office:value-type="string">
            <text:p text:style-name="P5">fscanf（格式化字符串输入）</text:p>
          </table:table-cell>
          <table:covered-table-cell/>
          <table:covered-table-cell/>
          <table:covered-table-cell/>
        </table:table-row>
        <table:table-row table:style-name="表格179.2">
          <table:table-cell table:style-name="表格179.A2" table:number-columns-spanned="4" office:value-type="string">
            <text:p text:style-name="P3"/>
          </table:table-cell>
          <table:covered-table-cell/>
          <table:covered-table-cell/>
          <table:covered-table-cell/>
        </table:table-row>
        <table:table-row table:style-name="表格179.3">
          <table:table-cell table:style-name="表格179.A3" table:number-columns-spanned="3" office:value-type="string">
            <text:p text:style-name="P2">相关函数</text:p>
          </table:table-cell>
          <table:covered-table-cell/>
          <table:covered-table-cell/>
          <table:table-cell table:style-name="表格179.D3" office:value-type="string">
            <text:p text:style-name="P1">scanf，sscanf</text:p>
          </table:table-cell>
        </table:table-row>
        <table:table-row table:style-name="表格179.3">
          <table:table-cell table:style-name="表格179.A4" table:number-columns-spanned="3" office:value-type="string">
            <text:p text:style-name="P2">表头文件</text:p>
          </table:table-cell>
          <table:covered-table-cell/>
          <table:covered-table-cell/>
          <table:table-cell table:style-name="表格179.D3" office:value-type="string">
            <text:p text:style-name="P1">#include&lt;stdio.h&gt;</text:p>
          </table:table-cell>
        </table:table-row>
        <table:table-row table:style-name="表格179.3">
          <table:table-cell table:style-name="表格179.A4" table:number-columns-spanned="3" office:value-type="string">
            <text:p text:style-name="P2">定义函数</text:p>
          </table:table-cell>
          <table:covered-table-cell/>
          <table:covered-table-cell/>
          <table:table-cell table:style-name="表格179.D3" office:value-type="string">
            <text:p text:style-name="P1">int fscanf(FILE * stream ,const char *format,....);</text:p>
          </table:table-cell>
        </table:table-row>
        <table:table-row table:style-name="表格179.3">
          <table:table-cell table:style-name="表格179.A4" table:number-columns-spanned="3" office:value-type="string">
            <text:p text:style-name="P2">函数说明</text:p>
          </table:table-cell>
          <table:covered-table-cell/>
          <table:covered-table-cell/>
          <table:table-cell table:style-name="表格179.D3" office:value-type="string">
            <text:p text:style-name="P1">fscanf（）会自参数stream的文件流中读取字符串，再根据参数format字符串来转换并格式化数据。</text:p>
            <text:p text:style-name="Standard">格式转换形式请参考scanf（）。转换后的结构存于对应的参数内。</text:p>
          </table:table-cell>
        </table:table-row>
        <table:table-row table:style-name="表格179.3">
          <table:table-cell table:style-name="表格179.A4" table:number-columns-spanned="3" office:value-type="string">
            <text:p text:style-name="P2">返回值</text:p>
          </table:table-cell>
          <table:covered-table-cell/>
          <table:covered-table-cell/>
          <table:table-cell table:style-name="表格179.D3" office:value-type="string">
            <text:p text:style-name="P1">成功则返回参数数目，失败则返回-1，错误原因存于errno中。</text:p>
          </table:table-cell>
        </table:table-row>
        <table:table-row table:style-name="表格179.3">
          <table:table-cell table:style-name="表格179.A8" table:number-columns-spanned="3" office:value-type="string">
            <text:p text:style-name="P2">附加说明</text:p>
          </table:table-cell>
          <table:covered-table-cell/>
          <table:covered-table-cell/>
          <table:table-cell table:style-name="表格179.D3" office:value-type="string">
            <text:p text:style-name="P1"/>
          </table:table-cell>
        </table:table-row>
        <table:table-row table:style-name="表格179.9">
          <table:table-cell table:style-name="表格179.D3" table:number-columns-spanned="4" office:value-type="string">
            <text:p text:style-name="P2"/>
          </table:table-cell>
          <table:covered-table-cell/>
          <table:covered-table-cell/>
          <table:covered-table-cell/>
        </table:table-row>
        <table:table-row table:style-name="表格179.10">
          <table:table-cell table:style-name="表格179.A10" office:value-type="string">
            <text:p text:style-name="P2">范例</text:p>
          </table:table-cell>
          <table:table-cell table:style-name="表格179.B10" table:number-columns-spanned="3" office:value-type="string">
            <text:p text:style-name="P1"/>
          </table:table-cell>
          <table:covered-table-cell/>
          <table:covered-table-cell/>
        </table:table-row>
        <table:table-row table:style-name="表格179.11">
          <table:table-cell table:style-name="表格179.A11" table:number-columns-spanned="4" office:value-type="string">
            <text:p text:style-name="P1">#include&lt;stdio.h&gt;</text:p>
            <text:p text:style-name="Standard">main()</text:p>
            <text:p text:style-name="Standard">{</text:p>
            <text:p text:style-name="Standard"><text:s/>int i;</text:p>
            <text:p text:style-name="Standard"><text:s/>unsigned int j;</text:p>
            <text:p text:style-name="Standard"><text:s/>char s[5];</text:p>
            <text:p text:style-name="Standard"><text:s/>fscanf(stdin,”%d %x %5[a-z] %*s %f”,&amp;i,&amp;j,s,s);</text:p>
            <text:p text:style-name="Standard"><text:s/>printf(“%d %d %s \n”,i,j,s);</text:p>
            <text:p text:style-name="Standard">}</text:p>
          </table:table-cell>
          <table:covered-table-cell/>
          <table:covered-table-cell/>
          <table:covered-table-cell/>
        </table:table-row>
        <table:table-row table:style-name="表格179.12">
          <table:table-cell table:style-name="表格179.A10" table:number-columns-spanned="2" office:value-type="string">
            <text:p text:style-name="P2">执行</text:p>
          </table:table-cell>
          <table:covered-table-cell/>
          <table:table-cell table:style-name="表格179.B10" table:number-columns-spanned="2" office:value-type="string">
            <text:p text:style-name="P1"/>
          </table:table-cell>
          <table:covered-table-cell/>
        </table:table-row>
        <text:soft-page-break/>
        <table:table-row table:style-name="表格179.13">
          <table:table-cell table:style-name="表格179.A11" table:number-columns-spanned="4" office:value-type="string">
            <text:p text:style-name="P1">10 0x1b aaaaaaaaa bbbbbbbbbb <text:s/>/*从键盘输入*/</text:p>
            <text:p text:style-name="Standard">10 27 aaaaa </text:p>
          </table:table-cell>
          <table:covered-table-cell/>
          <table:covered-table-cell/>
          <table:covered-table-cell/>
        </table:table-row>
      </table:table>
      <text:p text:style-name="P4"/>
      <text:p text:style-name="P4"/>
      <table:table table:name="表格180" table:style-name="表格180">
        <table:table-column table:style-name="表格180.A"/>
        <table:table-column table:style-name="表格180.B"/>
        <table:table-column table:style-name="表格180.C"/>
        <table:table-column table:style-name="表格180.D"/>
        <table:table-row table:style-name="表格180.1">
          <table:table-cell table:style-name="表格180.A1" table:number-columns-spanned="4" office:value-type="string">
            <text:p text:style-name="P5">printf（格式化输出数据）</text:p>
          </table:table-cell>
          <table:covered-table-cell/>
          <table:covered-table-cell/>
          <table:covered-table-cell/>
        </table:table-row>
        <table:table-row table:style-name="表格180.2">
          <table:table-cell table:style-name="表格180.A2" table:number-columns-spanned="4" office:value-type="string">
            <text:p text:style-name="P3"/>
          </table:table-cell>
          <table:covered-table-cell/>
          <table:covered-table-cell/>
          <table:covered-table-cell/>
        </table:table-row>
        <table:table-row table:style-name="表格180.3">
          <table:table-cell table:style-name="表格180.A3" table:number-columns-spanned="3" office:value-type="string">
            <text:p text:style-name="P2">相关函数</text:p>
          </table:table-cell>
          <table:covered-table-cell/>
          <table:covered-table-cell/>
          <table:table-cell table:style-name="表格180.D3" office:value-type="string">
            <text:p text:style-name="P1">scanf，snprintf</text:p>
          </table:table-cell>
        </table:table-row>
        <table:table-row table:style-name="表格180.3">
          <table:table-cell table:style-name="表格180.A4" table:number-columns-spanned="3" office:value-type="string">
            <text:p text:style-name="P2">表头文件</text:p>
          </table:table-cell>
          <table:covered-table-cell/>
          <table:covered-table-cell/>
          <table:table-cell table:style-name="表格180.D3" office:value-type="string">
            <text:p text:style-name="P1">#include&lt;stdio.h&gt;</text:p>
          </table:table-cell>
        </table:table-row>
        <table:table-row table:style-name="表格180.3">
          <table:table-cell table:style-name="表格180.A4" table:number-columns-spanned="3" office:value-type="string">
            <text:p text:style-name="P2">定义函数</text:p>
          </table:table-cell>
          <table:covered-table-cell/>
          <table:covered-table-cell/>
          <table:table-cell table:style-name="表格180.D3" office:value-type="string">
            <text:p text:style-name="P1">int printf(const char * format,.............);</text:p>
          </table:table-cell>
        </table:table-row>
        <table:table-row table:style-name="表格180.3">
          <table:table-cell table:style-name="表格180.A4" table:number-columns-spanned="3" office:value-type="string">
            <text:p text:style-name="P2">函数说明</text:p>
          </table:table-cell>
          <table:covered-table-cell/>
          <table:covered-table-cell/>
          <table:table-cell table:style-name="表格180.D3" office:value-type="string">
            <text:p text:style-name="P1">printf（）会根据参数format字符串来转换并格式化数据，然后将结果写出到标准输出设备，直到出现字符串结束（’\0’）为止。</text:p>
            <text:p text:style-name="Standard">参数format字符串可包含下列三种字符类型：</text:p>
            <text:p text:style-name="Standard">1.一般文本，伴随直接输出。</text:p>
            <text:p text:style-name="Standard">2.ASCII控制字符，如\t、\n等。</text:p>
            <text:p text:style-name="Standard">3.格式转换字符。</text:p>
            <text:p text:style-name="Standard">格式转换为一个百分比符号（％）及其后的格式字符所组成。一般而言，每个％符号在其后都必需有一printf（）的参数与之相呼应（只有当％％转换字符出现时会直接输出％字符），而欲输出的数据类型必须与其相对应的转换字符类型相同。</text:p>
            <text:p text:style-name="Standard">printf（）格式转换的一般形式如下：</text:p>
            <text:p text:style-name="Standard"><text:s text:c="2"/>％〔flags〕〔width〕〔.prec〕type</text:p>
            <text:p text:style-name="Standard">以中括号括起来的参数为选择性参数，而％与type则是必要的。底下先介绍type的几种形式：</text:p>
            <text:p text:style-name="P4">整数：</text:p>
            <text:p text:style-name="Standard">％d <text:s/>整数的参数会被转成一有符号的十进制数字</text:p>
            <text:p text:style-name="Standard">％u <text:s/>整数的参数会被转成一无符号的十进制数字</text:p>
            <text:p text:style-name="Standard">％o <text:s/>整数的参数会被转成一无符号的八进制数字</text:p>
            <text:p text:style-name="P25">％x <text:s/>整数的参数会被转成一无符号的十六进制数字，并以小写abcdef表示</text:p>
            <text:p text:style-name="P25">％X <text:s text:c="2"/>整数的参数会被转成一无符号的十六进制数字，并以大写ABCDEF表示</text:p>
            <text:p text:style-name="P31">浮点型数：</text:p>
            <text:p text:style-name="P25">％f <text:s/>double型的参数会被转成十进制数字，并取到小数点以下六位，四舍五入。</text:p>
            <text:p text:style-name="P25">％e <text:s/>double型的参数以指数形式打印，有一个数字会在小数点前，六位数字在小数点后，而在指数部分会以小写的e来表示。</text:p>
            <text:p text:style-name="P25">％E <text:s/>与％e作用相同，唯一区别是指数部分将以大写的E来表示。</text:p>
            <text:p text:style-name="P25">％g <text:s/>double型的参数会自动选择以％f或％e的格式来打印，其标准是根据欲打印的数值及所设置的有效位数来决定。</text:p>
            <text:p text:style-name="P25">％G 与％g作用相同，唯一区别在以指数形态打印时会选择％E格<text:soft-page-break/>式。</text:p>
            <text:p text:style-name="P31">字符及字符串：</text:p>
            <text:p text:style-name="P25">％c <text:s/>整型数的参数会被转成unsigned char型打印出。</text:p>
            <text:p text:style-name="P25">％s <text:s/>指向字符串的参数会被逐字输出，直到出现NULL字符为止</text:p>
            <text:p text:style-name="P25">％p <text:s/>如果是参数是“void *”型指针则使用十六进制格式显示。</text:p>
            <text:p text:style-name="P31">prec有几种情况：</text:p>
            <text:p text:style-name="P25">1. 正整数的最小位数。</text:p>
            <text:p text:style-name="P25">2.在浮点型数中代表小数位数</text:p>
            <text:p text:style-name="P25">3.在％g格式代表有效位数的最大值。</text:p>
            <text:p text:style-name="P25">4.在％s格式代表字符串的最大长度。</text:p>
            <text:p text:style-name="P25">5.若为× 符号则代表下个参数值为最大长度。</text:p>
            <text:p text:style-name="P25">width为参数的最小长度，若此栏并非数值，而是*符号，则表示以下一个参数当做参数长度。</text:p>
            <text:p text:style-name="P31">flags有下列几种情况：</text:p>
            <text:p text:style-name="P25">- <text:s text:c="3"/>此旗标会将一数值向左对齐。</text:p>
            <text:p text:style-name="P25">+ <text:s text:c="2"/>一般在打印负数时，printf（）会加印一个负号，整数则不加任何负号。此旗标会使得在打印正数前多一个正号（+）。</text:p>
            <text:p text:style-name="P25"># <text:s text:c="2"/>此旗标会根据其后转换字符的不同而有不同含义。当在类型为o之前（如％#o），则会在打印八进制数值前多印一个o。而在类型为x之前（％#x）则会在打印十六进制数前多印’0x’，在型态为e、E、f、g或G之前则会强迫数值打印小数点。在类型为g或G之前时则同时保留小数点及小数位数末尾的零。</text:p>
            <text:p text:style-name="P25">0 <text:s text:c="2"/>当有指定参数时，无数字的参数将补上0。默认是关闭此旗标，所以一般会打印出空白字符。</text:p>
          </table:table-cell>
        </table:table-row>
        <table:table-row table:style-name="表格180.3">
          <table:table-cell table:style-name="表格180.A4" table:number-columns-spanned="3" office:value-type="string">
            <text:p text:style-name="P2">返回值</text:p>
          </table:table-cell>
          <table:covered-table-cell/>
          <table:covered-table-cell/>
          <table:table-cell table:style-name="表格180.D3" office:value-type="string">
            <text:p text:style-name="P1">成功则返回实际输出的字符数，失败则返回-1，错误原因存于errno中。</text:p>
          </table:table-cell>
        </table:table-row>
        <table:table-row table:style-name="表格180.8">
          <table:table-cell table:style-name="表格180.D3" table:number-columns-spanned="4" office:value-type="string">
            <text:p text:style-name="P2"/>
          </table:table-cell>
          <table:covered-table-cell/>
          <table:covered-table-cell/>
          <table:covered-table-cell/>
        </table:table-row>
        <table:table-row table:style-name="表格180.9">
          <table:table-cell table:style-name="表格180.A9" office:value-type="string">
            <text:p text:style-name="P2">范例</text:p>
          </table:table-cell>
          <table:table-cell table:style-name="表格180.B9" table:number-columns-spanned="3" office:value-type="string">
            <text:p text:style-name="P1"/>
          </table:table-cell>
          <table:covered-table-cell/>
          <table:covered-table-cell/>
        </table:table-row>
        <table:table-row table:style-name="表格180.10">
          <table:table-cell table:style-name="表格180.A10" table:number-columns-spanned="4" office:value-type="string">
            <text:p text:style-name="P1">#include&lt;stdio.h&gt;</text:p>
            <text:p text:style-name="Standard">main()</text:p>
            <text:p text:style-name="Standard">{</text:p>
            <text:p text:style-name="Standard"><text:s/>int i = 150;</text:p>
            <text:p text:style-name="Standard"><text:s/>int j = -100;</text:p>
            <text:p text:style-name="Standard"><text:s/>double k = 3.14159;</text:p>
            <text:p text:style-name="Standard"><text:s/>printf(“%d %f %x\n”,j,k,i);</text:p>
            <text:p text:style-name="Standard"><text:s/>printf(“%2d %*d\n”,i,2,i); <text:s/>/*参数2会代入格式*中，而与%2d同意义*/</text:p>
            <text:p text:style-name="Standard">}</text:p>
          </table:table-cell>
          <table:covered-table-cell/>
          <table:covered-table-cell/>
          <table:covered-table-cell/>
        </table:table-row>
        <table:table-row table:style-name="表格180.11">
          <table:table-cell table:style-name="表格180.A9" table:number-columns-spanned="2" office:value-type="string">
            <text:p text:style-name="P2">执行</text:p>
          </table:table-cell>
          <table:covered-table-cell/>
          <table:table-cell table:style-name="表格180.B9" table:number-columns-spanned="2" office:value-type="string">
            <text:p text:style-name="P1"/>
          </table:table-cell>
          <table:covered-table-cell/>
        </table:table-row>
        <table:table-row table:style-name="表格180.12">
          <table:table-cell table:style-name="表格180.A10" table:number-columns-spanned="4" office:value-type="string">
            <text:p text:style-name="P1">-100 <text:s/>3.14159 <text:s/>96</text:p>
            <text:p text:style-name="Standard">150 <text:s/>150</text:p>
          </table:table-cell>
          <table:covered-table-cell/>
          <table:covered-table-cell/>
          <table:covered-table-cell/>
        </table:table-row>
      </table:table>
      <text:p text:style-name="P4"/>
      <text:p text:style-name="P4"><text:soft-page-break/></text:p>
      <table:table table:name="表格181" table:style-name="表格181">
        <table:table-column table:style-name="表格181.A"/>
        <table:table-column table:style-name="表格181.B"/>
        <table:table-column table:style-name="表格181.C"/>
        <table:table-column table:style-name="表格181.D"/>
        <table:table-row table:style-name="表格181.1">
          <table:table-cell table:style-name="表格181.A1" table:number-columns-spanned="4" office:value-type="string">
            <text:p text:style-name="P5">sacnf（格式化字符串输入）</text:p>
          </table:table-cell>
          <table:covered-table-cell/>
          <table:covered-table-cell/>
          <table:covered-table-cell/>
        </table:table-row>
        <table:table-row table:style-name="表格181.2">
          <table:table-cell table:style-name="表格181.A2" table:number-columns-spanned="4" office:value-type="string">
            <text:p text:style-name="P3"/>
          </table:table-cell>
          <table:covered-table-cell/>
          <table:covered-table-cell/>
          <table:covered-table-cell/>
        </table:table-row>
        <table:table-row table:style-name="表格181.3">
          <table:table-cell table:style-name="表格181.A3" table:number-columns-spanned="3" office:value-type="string">
            <text:p text:style-name="P2">相关函数</text:p>
          </table:table-cell>
          <table:covered-table-cell/>
          <table:covered-table-cell/>
          <table:table-cell table:style-name="表格181.D3" office:value-type="string">
            <text:p text:style-name="P1">fscanf，snprintf</text:p>
          </table:table-cell>
        </table:table-row>
        <table:table-row table:style-name="表格181.3">
          <table:table-cell table:style-name="表格181.A4" table:number-columns-spanned="3" office:value-type="string">
            <text:p text:style-name="P2">表头文件</text:p>
          </table:table-cell>
          <table:covered-table-cell/>
          <table:covered-table-cell/>
          <table:table-cell table:style-name="表格181.D3" office:value-type="string">
            <text:p text:style-name="P1">#include&lt;stdio.h&gt;</text:p>
          </table:table-cell>
        </table:table-row>
        <table:table-row table:style-name="表格181.3">
          <table:table-cell table:style-name="表格181.A4" table:number-columns-spanned="3" office:value-type="string">
            <text:p text:style-name="P2">定义函数</text:p>
          </table:table-cell>
          <table:covered-table-cell/>
          <table:covered-table-cell/>
          <table:table-cell table:style-name="表格181.D3" office:value-type="string">
            <text:p text:style-name="P1">int scanf(const char * format,.......);</text:p>
          </table:table-cell>
        </table:table-row>
        <table:table-row table:style-name="表格181.3">
          <table:table-cell table:style-name="表格181.A4" table:number-columns-spanned="3" office:value-type="string">
            <text:p text:style-name="P2">函数说明</text:p>
          </table:table-cell>
          <table:covered-table-cell/>
          <table:covered-table-cell/>
          <table:table-cell table:style-name="表格181.D3" office:value-type="string">
            <text:p text:style-name="P1">scanf（）会将输入的数据根据参数format字符串来转换并格式化数据。scanf（）格式转换的一般形式如下：</text:p>
            <text:p text:style-name="Standard"><text:s/>％[*][size][l][h]type</text:p>
            <text:p text:style-name="Standard">以中括号括起来的参数为选择性参数，而％与type则是必要的。</text:p>
            <text:p text:style-name="Standard">* 代表该对应的参数数据忽略不保存。</text:p>
            <text:p text:style-name="Standard">size <text:s/>为允许参数输入的数据长度。</text:p>
            <text:p text:style-name="Standard">l <text:s/>输入的数据数值以long int 或double型保存。</text:p>
            <text:p text:style-name="Standard">h 输入的数据数值以short int 型保存。</text:p>
            <text:p text:style-name="Standard">底下介绍type的几种形式：</text:p>
            <text:p text:style-name="Standard">％d 输入的数据会被转成一有符号的十进制数字（int）。</text:p>
            <text:p text:style-name="Standard">％i <text:s/>输入的数据会被转成一有符号的十进制数字，若输入数据以“0x”或“0X”开头代表转换十六进制数字，若以“0”开头则转换八进制数字，其他情况代表十进制。</text:p>
            <text:p text:style-name="Standard">％0 输入的数据会被转换成一无符号的八进制数字。</text:p>
            <text:p text:style-name="Standard">％u 输入的数据会被转换成一无符号的正整数。</text:p>
            <text:p text:style-name="Standard">％x 输入的数据为无符号的十六进制数字，转换后存于unsigned int型变量。</text:p>
            <text:p text:style-name="Standard">％X 同％x</text:p>
            <text:p text:style-name="Standard">％f 输入的数据为有符号的浮点型数，转换后存于float型变量。</text:p>
            <text:p text:style-name="Standard">％e 同％f</text:p>
            <text:p text:style-name="Standard">％E 同％f</text:p>
            <text:p text:style-name="Standard">％g 同％f</text:p>
            <text:p text:style-name="Standard">％s 输入数据为以空格字符为终止的字符串。</text:p>
            <text:p text:style-name="Standard">％c 输入数据为单一字符。</text:p>
            <text:p text:style-name="Standard">[] <text:s/>读取数据但只允许括号内的字符。如[a-z]。</text:p>
            <text:p text:style-name="Standard">[^] 读取数据但不允许中括号的^符号后的字符出现，如[^0-9].</text:p>
          </table:table-cell>
        </table:table-row>
        <table:table-row table:style-name="表格181.3">
          <table:table-cell table:style-name="表格181.A4" table:number-columns-spanned="3" office:value-type="string">
            <text:p text:style-name="P2">返回值</text:p>
          </table:table-cell>
          <table:covered-table-cell/>
          <table:covered-table-cell/>
          <table:table-cell table:style-name="表格181.D3" office:value-type="string">
            <text:p text:style-name="P1">成功则返回参数数目，失败则返回-1，错误原因存于errno中。</text:p>
          </table:table-cell>
        </table:table-row>
        <table:table-row table:style-name="表格181.8">
          <table:table-cell table:style-name="表格181.D3" table:number-columns-spanned="4" office:value-type="string">
            <text:p text:style-name="P2"/>
          </table:table-cell>
          <table:covered-table-cell/>
          <table:covered-table-cell/>
          <table:covered-table-cell/>
        </table:table-row>
        <table:table-row table:style-name="表格181.9">
          <table:table-cell table:style-name="表格181.A9" office:value-type="string">
            <text:p text:style-name="P2">范例</text:p>
          </table:table-cell>
          <table:table-cell table:style-name="表格181.B9" table:number-columns-spanned="3" office:value-type="string">
            <text:p text:style-name="P1"/>
          </table:table-cell>
          <table:covered-table-cell/>
          <table:covered-table-cell/>
        </table:table-row>
        <text:soft-page-break/>
        <table:table-row table:style-name="表格181.10">
          <table:table-cell table:style-name="表格181.A10" table:number-columns-spanned="4" office:value-type="string">
            <text:p text:style-name="P1">#include &lt;stdio.h&gt;</text:p>
            <text:p text:style-name="Standard">main()</text:p>
            <text:p text:style-name="Standard">{</text:p>
            <text:p text:style-name="Standard"><text:s/>int i;</text:p>
            <text:p text:style-name="Standard"><text:s/>unsigned int j;</text:p>
            <text:p text:style-name="Standard"><text:s/>char s[5];</text:p>
            <text:p text:style-name="Standard"><text:s/>scanf(“%d %x %5[a-z] %*s %f”,&amp;i,&amp;j,s,s);</text:p>
            <text:p text:style-name="Standard"><text:s/>printf(“%d %d %s\n”,i,j,s);</text:p>
            <text:p text:style-name="Standard">}</text:p>
          </table:table-cell>
          <table:covered-table-cell/>
          <table:covered-table-cell/>
          <table:covered-table-cell/>
        </table:table-row>
        <table:table-row table:style-name="表格181.11">
          <table:table-cell table:style-name="表格181.A9" table:number-columns-spanned="2" office:value-type="string">
            <text:p text:style-name="P2">执行</text:p>
          </table:table-cell>
          <table:covered-table-cell/>
          <table:table-cell table:style-name="表格181.B9" table:number-columns-spanned="2" office:value-type="string">
            <text:p text:style-name="P1"/>
          </table:table-cell>
          <table:covered-table-cell/>
        </table:table-row>
        <table:table-row table:style-name="表格181.12">
          <table:table-cell table:style-name="表格181.A10" table:number-columns-spanned="4" office:value-type="string">
            <text:p text:style-name="P1">10 0x1b aaaaaaaaaa <text:s text:c="2"/>bbbbbbbbbb</text:p>
            <text:p text:style-name="Standard">10 27 <text:s/>aaaaa</text:p>
          </table:table-cell>
          <table:covered-table-cell/>
          <table:covered-table-cell/>
          <table:covered-table-cell/>
        </table:table-row>
      </table:table>
      <text:p text:style-name="P4"/>
      <text:p text:style-name="P4"/>
      <table:table table:name="表格182" table:style-name="表格182">
        <table:table-column table:style-name="表格182.A"/>
        <table:table-column table:style-name="表格182.B"/>
        <table:table-column table:style-name="表格182.C"/>
        <table:table-column table:style-name="表格182.D"/>
        <table:table-row table:style-name="表格182.1">
          <table:table-cell table:style-name="表格182.A1" table:number-columns-spanned="4" office:value-type="string">
            <text:p text:style-name="P5">sprintf（格式化字符串复制）</text:p>
          </table:table-cell>
          <table:covered-table-cell/>
          <table:covered-table-cell/>
          <table:covered-table-cell/>
        </table:table-row>
        <table:table-row table:style-name="表格182.2">
          <table:table-cell table:style-name="表格182.A2" table:number-columns-spanned="4" office:value-type="string">
            <text:p text:style-name="P3"/>
          </table:table-cell>
          <table:covered-table-cell/>
          <table:covered-table-cell/>
          <table:covered-table-cell/>
        </table:table-row>
        <table:table-row table:style-name="表格182.3">
          <table:table-cell table:style-name="表格182.A3" table:number-columns-spanned="3" office:value-type="string">
            <text:p text:style-name="P2">相关函数</text:p>
          </table:table-cell>
          <table:covered-table-cell/>
          <table:covered-table-cell/>
          <table:table-cell table:style-name="表格182.D3" office:value-type="string">
            <text:p text:style-name="P1">printf，sprintf</text:p>
          </table:table-cell>
        </table:table-row>
        <table:table-row table:style-name="表格182.3">
          <table:table-cell table:style-name="表格182.A4" table:number-columns-spanned="3" office:value-type="string">
            <text:p text:style-name="P2">表头文件</text:p>
          </table:table-cell>
          <table:covered-table-cell/>
          <table:covered-table-cell/>
          <table:table-cell table:style-name="表格182.D3" office:value-type="string">
            <text:p text:style-name="P1">#include&lt;stdio.h&gt;</text:p>
          </table:table-cell>
        </table:table-row>
        <table:table-row table:style-name="表格182.3">
          <table:table-cell table:style-name="表格182.A4" table:number-columns-spanned="3" office:value-type="string">
            <text:p text:style-name="P2">定义函数</text:p>
          </table:table-cell>
          <table:covered-table-cell/>
          <table:covered-table-cell/>
          <table:table-cell table:style-name="表格182.D3" office:value-type="string">
            <text:p text:style-name="P1">int sprintf( char *str,const char * format,.........);</text:p>
          </table:table-cell>
        </table:table-row>
        <table:table-row table:style-name="表格182.3">
          <table:table-cell table:style-name="表格182.A4" table:number-columns-spanned="3" office:value-type="string">
            <text:p text:style-name="P2">函数说明</text:p>
          </table:table-cell>
          <table:covered-table-cell/>
          <table:covered-table-cell/>
          <table:table-cell table:style-name="表格182.D3" office:value-type="string">
            <text:p text:style-name="P1">sprintf（）会根据参数format字符串来转换并格式化数据，然后将结果复制到参数str所指的字符串数组，直到出现字符串结束（’\0’）为止。关于参数format字符串的格式请参考printf（）。</text:p>
          </table:table-cell>
        </table:table-row>
        <table:table-row table:style-name="表格182.3">
          <table:table-cell table:style-name="表格182.A4" table:number-columns-spanned="3" office:value-type="string">
            <text:p text:style-name="P2">返回值</text:p>
          </table:table-cell>
          <table:covered-table-cell/>
          <table:covered-table-cell/>
          <table:table-cell table:style-name="表格182.D3" office:value-type="string">
            <text:p text:style-name="P1">成功则返回参数str字符串长度，失败则返回-1，错误原因存于errno中。</text:p>
          </table:table-cell>
        </table:table-row>
        <table:table-row table:style-name="表格182.3">
          <table:table-cell table:style-name="表格182.A8" table:number-columns-spanned="3" office:value-type="string">
            <text:p text:style-name="P2">附加说明</text:p>
          </table:table-cell>
          <table:covered-table-cell/>
          <table:covered-table-cell/>
          <table:table-cell table:style-name="表格182.D3" office:value-type="string">
            <text:p text:style-name="P1">使用此函数得留意堆栈溢出，或改用snprintf（）。</text:p>
          </table:table-cell>
        </table:table-row>
        <table:table-row table:style-name="表格182.9">
          <table:table-cell table:style-name="表格182.D3" table:number-columns-spanned="4" office:value-type="string">
            <text:p text:style-name="P2"/>
          </table:table-cell>
          <table:covered-table-cell/>
          <table:covered-table-cell/>
          <table:covered-table-cell/>
        </table:table-row>
        <table:table-row table:style-name="表格182.10">
          <table:table-cell table:style-name="表格182.A10" office:value-type="string">
            <text:p text:style-name="P2">范例</text:p>
          </table:table-cell>
          <table:table-cell table:style-name="表格182.B10" table:number-columns-spanned="3" office:value-type="string">
            <text:p text:style-name="P1"/>
          </table:table-cell>
          <table:covered-table-cell/>
          <table:covered-table-cell/>
        </table:table-row>
        <table:table-row table:style-name="表格182.11">
          <table:table-cell table:style-name="表格182.A11" table:number-columns-spanned="4" office:value-type="string">
            <text:p text:style-name="P1">#include&lt;stdio.h&gt;</text:p>
            <text:p text:style-name="Standard">main()</text:p>
            <text:p text:style-name="Standard">{</text:p>
            <text:p text:style-name="Standard"><text:s/>char * a=”This is string A!”;</text:p>
            <text:p text:style-name="Standard"><text:s/>char buf[80];</text:p>
            <text:p text:style-name="Standard"><text:s/>sprintf(buf,”&gt;&gt;&gt; %s&lt;&lt;&lt;\n”,a);</text:p>
            <text:p text:style-name="Standard"><text:s/>printf(“%s”.buf);</text:p>
            <text:p text:style-name="Standard">}</text:p>
          </table:table-cell>
          <table:covered-table-cell/>
          <table:covered-table-cell/>
          <table:covered-table-cell/>
        </table:table-row>
        <table:table-row table:style-name="表格182.12">
          <table:table-cell table:style-name="表格182.A10" table:number-columns-spanned="2" office:value-type="string">
            <text:p text:style-name="P2">执行</text:p>
          </table:table-cell>
          <table:covered-table-cell/>
          <table:table-cell table:style-name="表格182.B10" table:number-columns-spanned="2" office:value-type="string">
            <text:p text:style-name="P1"/>
          </table:table-cell>
          <table:covered-table-cell/>
        </table:table-row>
        <table:table-row table:style-name="表格182.13">
          <table:table-cell table:style-name="表格182.A11" table:number-columns-spanned="4" office:value-type="string">
            <text:p text:style-name="P1">&gt;&gt;&gt;This is string A!&lt;&lt;&lt;</text:p>
          </table:table-cell>
          <table:covered-table-cell/>
          <table:covered-table-cell/>
          <table:covered-table-cell/>
        </table:table-row>
      </table:table>
      <text:p text:style-name="P4"><text:soft-page-break/></text:p>
      <text:p text:style-name="P4"/>
      <table:table table:name="表格183" table:style-name="表格183">
        <table:table-column table:style-name="表格183.A"/>
        <table:table-column table:style-name="表格183.B"/>
        <table:table-column table:style-name="表格183.C"/>
        <table:table-column table:style-name="表格183.D"/>
        <table:table-row table:style-name="表格183.1">
          <table:table-cell table:style-name="表格183.A1" table:number-columns-spanned="4" office:value-type="string">
            <text:p text:style-name="P5">sscanf（格式化字符串输入）</text:p>
          </table:table-cell>
          <table:covered-table-cell/>
          <table:covered-table-cell/>
          <table:covered-table-cell/>
        </table:table-row>
        <table:table-row table:style-name="表格183.2">
          <table:table-cell table:style-name="表格183.A2" table:number-columns-spanned="4" office:value-type="string">
            <text:p text:style-name="P3"/>
          </table:table-cell>
          <table:covered-table-cell/>
          <table:covered-table-cell/>
          <table:covered-table-cell/>
        </table:table-row>
        <table:table-row table:style-name="表格183.3">
          <table:table-cell table:style-name="表格183.A3" table:number-columns-spanned="3" office:value-type="string">
            <text:p text:style-name="P2">相关函数</text:p>
          </table:table-cell>
          <table:covered-table-cell/>
          <table:covered-table-cell/>
          <table:table-cell table:style-name="表格183.D3" office:value-type="string">
            <text:p text:style-name="P1">scanf，fscanf</text:p>
          </table:table-cell>
        </table:table-row>
        <table:table-row table:style-name="表格183.3">
          <table:table-cell table:style-name="表格183.A4" table:number-columns-spanned="3" office:value-type="string">
            <text:p text:style-name="P2">表头文件</text:p>
          </table:table-cell>
          <table:covered-table-cell/>
          <table:covered-table-cell/>
          <table:table-cell table:style-name="表格183.D3" office:value-type="string">
            <text:p text:style-name="P1">#include&lt;stdio.h&gt;</text:p>
          </table:table-cell>
        </table:table-row>
        <table:table-row table:style-name="表格183.3">
          <table:table-cell table:style-name="表格183.A4" table:number-columns-spanned="3" office:value-type="string">
            <text:p text:style-name="P2">定义函数</text:p>
          </table:table-cell>
          <table:covered-table-cell/>
          <table:covered-table-cell/>
          <table:table-cell table:style-name="表格183.D3" office:value-type="string">
            <text:p text:style-name="P1">int sscanf (const char *str,const char * format,........);</text:p>
          </table:table-cell>
        </table:table-row>
        <table:table-row table:style-name="表格183.3">
          <table:table-cell table:style-name="表格183.A4" table:number-columns-spanned="3" office:value-type="string">
            <text:p text:style-name="P2">函数说明</text:p>
          </table:table-cell>
          <table:covered-table-cell/>
          <table:covered-table-cell/>
          <table:table-cell table:style-name="表格183.D3" office:value-type="string">
            <text:p text:style-name="P1">sscanf（）会将参数str的字符串根据参数format字符串来转换并格式化数据。格式转换形式请参考scanf（）。转换后的结果存于对应的参数内。</text:p>
          </table:table-cell>
        </table:table-row>
        <table:table-row table:style-name="表格183.3">
          <table:table-cell table:style-name="表格183.A4" table:number-columns-spanned="3" office:value-type="string">
            <text:p text:style-name="P2">返回值</text:p>
          </table:table-cell>
          <table:covered-table-cell/>
          <table:covered-table-cell/>
          <table:table-cell table:style-name="表格183.D3" office:value-type="string">
            <text:p text:style-name="P1">成功则返回参数数目，失败则返回-1，错误原因存于errno中。</text:p>
          </table:table-cell>
        </table:table-row>
        <table:table-row table:style-name="表格183.8">
          <table:table-cell table:style-name="表格183.D3" table:number-columns-spanned="4" office:value-type="string">
            <text:p text:style-name="P2"/>
          </table:table-cell>
          <table:covered-table-cell/>
          <table:covered-table-cell/>
          <table:covered-table-cell/>
        </table:table-row>
        <table:table-row table:style-name="表格183.9">
          <table:table-cell table:style-name="表格183.A9" office:value-type="string">
            <text:p text:style-name="P2">范例</text:p>
          </table:table-cell>
          <table:table-cell table:style-name="表格183.B9" table:number-columns-spanned="3" office:value-type="string">
            <text:p text:style-name="P1"/>
          </table:table-cell>
          <table:covered-table-cell/>
          <table:covered-table-cell/>
        </table:table-row>
        <table:table-row table:style-name="表格183.10">
          <table:table-cell table:style-name="表格183.A10" table:number-columns-spanned="4" office:value-type="string">
            <text:p text:style-name="P1">#include&lt;stdio.h&gt;</text:p>
            <text:p text:style-name="Standard">main()</text:p>
            <text:p text:style-name="Standard">{</text:p>
            <text:p text:style-name="Standard"><text:s/>int i;</text:p>
            <text:p text:style-name="Standard"><text:s/>unsigned int j;</text:p>
            <text:p text:style-name="Standard"><text:s/>char input[ ]=”10 0x1b aaaaaaaa <text:s/>bbbbbbbb”;</text:p>
            <text:p text:style-name="Standard"><text:s/>char s[5];</text:p>
            <text:p text:style-name="Standard"><text:s/>sscanf(input,”%d %x %5[a-z] %*s %f”,&amp;i,&amp;j,s,s);</text:p>
            <text:p text:style-name="Standard"><text:s/>printf(“%d %d %s\n”,i,j,s);</text:p>
            <text:p text:style-name="Standard">}</text:p>
          </table:table-cell>
          <table:covered-table-cell/>
          <table:covered-table-cell/>
          <table:covered-table-cell/>
        </table:table-row>
        <table:table-row table:style-name="表格183.11">
          <table:table-cell table:style-name="表格183.A9" table:number-columns-spanned="2" office:value-type="string">
            <text:p text:style-name="P2">执行</text:p>
          </table:table-cell>
          <table:covered-table-cell/>
          <table:table-cell table:style-name="表格183.B9" table:number-columns-spanned="2" office:value-type="string">
            <text:p text:style-name="P1"/>
          </table:table-cell>
          <table:covered-table-cell/>
        </table:table-row>
        <table:table-row table:style-name="表格183.12">
          <table:table-cell table:style-name="表格183.A10" table:number-columns-spanned="4" office:value-type="string">
            <text:p text:style-name="P1">10 27 aaaaa</text:p>
          </table:table-cell>
          <table:covered-table-cell/>
          <table:covered-table-cell/>
          <table:covered-table-cell/>
        </table:table-row>
      </table:table>
      <text:p text:style-name="P4"/>
      <text:p text:style-name="P4"/>
      <table:table table:name="表格184" table:style-name="表格184">
        <table:table-column table:style-name="表格184.A"/>
        <table:table-column table:style-name="表格184.B"/>
        <table:table-column table:style-name="表格184.C"/>
        <table:table-row table:style-name="表格184.1">
          <table:table-cell table:style-name="表格184.A1" table:number-columns-spanned="3" office:value-type="string">
            <text:p text:style-name="P5">vfprintf（格式化输出数据至文件）</text:p>
          </table:table-cell>
          <table:covered-table-cell/>
          <table:covered-table-cell/>
        </table:table-row>
        <table:table-row table:style-name="表格184.2">
          <table:table-cell table:style-name="表格184.A2" table:number-columns-spanned="3" office:value-type="string">
            <text:p text:style-name="P3"/>
          </table:table-cell>
          <table:covered-table-cell/>
          <table:covered-table-cell/>
        </table:table-row>
        <table:table-row table:style-name="表格184.3">
          <table:table-cell table:style-name="表格184.A3" table:number-columns-spanned="2" office:value-type="string">
            <text:p text:style-name="P2">相关函数</text:p>
          </table:table-cell>
          <table:covered-table-cell/>
          <table:table-cell table:style-name="表格184.C3" office:value-type="string">
            <text:p text:style-name="P1">printf，fscanf，fprintf</text:p>
          </table:table-cell>
        </table:table-row>
        <table:table-row table:style-name="表格184.3">
          <table:table-cell table:style-name="表格184.A4" table:number-columns-spanned="2" office:value-type="string">
            <text:p text:style-name="P2">表头文件</text:p>
          </table:table-cell>
          <table:covered-table-cell/>
          <table:table-cell table:style-name="表格184.C3" office:value-type="string">
            <text:p text:style-name="P1">#include&lt;stdio.h&gt;</text:p>
            <text:p text:style-name="Standard">#include&lt;stdarg.h&gt;</text:p>
          </table:table-cell>
        </table:table-row>
        <table:table-row table:style-name="表格184.3">
          <table:table-cell table:style-name="表格184.A4" table:number-columns-spanned="2" office:value-type="string">
            <text:p text:style-name="P2">定义函数</text:p>
          </table:table-cell>
          <table:covered-table-cell/>
          <table:table-cell table:style-name="表格184.C3" office:value-type="string">
            <text:p text:style-name="P1">int vfprintf(FILE *stream,const char * format,va_list ap);</text:p>
          </table:table-cell>
        </table:table-row>
        <table:table-row table:style-name="表格184.3">
          <table:table-cell table:style-name="表格184.A4" table:number-columns-spanned="2" office:value-type="string">
            <text:p text:style-name="P2">函数说明</text:p>
          </table:table-cell>
          <table:covered-table-cell/>
          <table:table-cell table:style-name="表格184.C3" office:value-type="string">
            <text:p text:style-name="P1">vfprintf（）会根据参数format字符串来转换并格式化数据，然后将结果输出到参数stream指定的文件中，直到出现字符串结束（’\0’）为止。关于参数format字符串的格式请参考printf（）。va_list用法请参考附录C或vprintf（）范例。</text:p>
          </table:table-cell>
        </table:table-row>
        <text:soft-page-break/>
        <table:table-row table:style-name="表格184.3">
          <table:table-cell table:style-name="表格184.A4" table:number-columns-spanned="2" office:value-type="string">
            <text:p text:style-name="P2">返回值</text:p>
          </table:table-cell>
          <table:covered-table-cell/>
          <table:table-cell table:style-name="表格184.C3" office:value-type="string">
            <text:p text:style-name="P1">成功则返回实际输出的字符数，失败则返回­-1，错误原因存于errno中。</text:p>
          </table:table-cell>
        </table:table-row>
        <table:table-row table:style-name="表格184.8">
          <table:table-cell table:style-name="表格184.C3" table:number-columns-spanned="3" office:value-type="string">
            <text:p text:style-name="P2"/>
          </table:table-cell>
          <table:covered-table-cell/>
          <table:covered-table-cell/>
        </table:table-row>
        <table:table-row table:style-name="表格184.9">
          <table:table-cell table:style-name="表格184.A9" office:value-type="string">
            <text:p text:style-name="P2">范例</text:p>
          </table:table-cell>
          <table:table-cell table:style-name="表格184.B9" table:number-columns-spanned="2" office:value-type="string">
            <text:p text:style-name="P1"/>
          </table:table-cell>
          <table:covered-table-cell/>
        </table:table-row>
        <table:table-row table:style-name="表格184.10">
          <table:table-cell table:style-name="表格184.A10" table:number-columns-spanned="3" office:value-type="string">
            <text:p text:style-name="P1">参考fprintf（）及vprintf（）。</text:p>
          </table:table-cell>
          <table:covered-table-cell/>
          <table:covered-table-cell/>
        </table:table-row>
      </table:table>
      <text:p text:style-name="P4"/>
      <text:p text:style-name="P4"/>
      <table:table table:name="表格185" table:style-name="表格185">
        <table:table-column table:style-name="表格185.A"/>
        <table:table-column table:style-name="表格185.B"/>
        <table:table-column table:style-name="表格185.C"/>
        <table:table-row table:style-name="表格185.1">
          <table:table-cell table:style-name="表格185.A1" table:number-columns-spanned="3" office:value-type="string">
            <text:p text:style-name="P5">vfscanf（格式化字符串输入）</text:p>
          </table:table-cell>
          <table:covered-table-cell/>
          <table:covered-table-cell/>
        </table:table-row>
        <table:table-row table:style-name="表格185.2">
          <table:table-cell table:style-name="表格185.A2" table:number-columns-spanned="3" office:value-type="string">
            <text:p text:style-name="P3"/>
          </table:table-cell>
          <table:covered-table-cell/>
          <table:covered-table-cell/>
        </table:table-row>
        <table:table-row table:style-name="表格185.3">
          <table:table-cell table:style-name="表格185.A3" table:number-columns-spanned="2" office:value-type="string">
            <text:p text:style-name="P2">相关函数</text:p>
          </table:table-cell>
          <table:covered-table-cell/>
          <table:table-cell table:style-name="表格185.C3" office:value-type="string">
            <text:p text:style-name="P1">scanf，sscanf，fscanf</text:p>
          </table:table-cell>
        </table:table-row>
        <table:table-row table:style-name="表格185.3">
          <table:table-cell table:style-name="表格185.A4" table:number-columns-spanned="2" office:value-type="string">
            <text:p text:style-name="P2">表头文件</text:p>
          </table:table-cell>
          <table:covered-table-cell/>
          <table:table-cell table:style-name="表格185.C3" office:value-type="string">
            <text:p text:style-name="P1">#include&lt;stdio.h&gt;</text:p>
          </table:table-cell>
        </table:table-row>
        <table:table-row table:style-name="表格185.3">
          <table:table-cell table:style-name="表格185.A4" table:number-columns-spanned="2" office:value-type="string">
            <text:p text:style-name="P2">定义函数</text:p>
          </table:table-cell>
          <table:covered-table-cell/>
          <table:table-cell table:style-name="表格185.C3" office:value-type="string">
            <text:p text:style-name="P1">int vfscanf(FILE * stream,const char * format ,va_list ap);</text:p>
          </table:table-cell>
        </table:table-row>
        <table:table-row table:style-name="表格185.3">
          <table:table-cell table:style-name="表格185.A4" table:number-columns-spanned="2" office:value-type="string">
            <text:p text:style-name="P2">函数说明</text:p>
          </table:table-cell>
          <table:covered-table-cell/>
          <table:table-cell table:style-name="表格185.C3" office:value-type="string">
            <text:p text:style-name="P1">vfscanf（）会自参数stream的文件流中读取字符串，再根据参数format字符串来转换并格式化数据。格式转换形式请参考scanf（）。转换后的结果存于对应的参数内。va_list用法请参考附录C或vprintf（）。</text:p>
          </table:table-cell>
        </table:table-row>
        <table:table-row table:style-name="表格185.3">
          <table:table-cell table:style-name="表格185.A4" table:number-columns-spanned="2" office:value-type="string">
            <text:p text:style-name="P2">返回值</text:p>
          </table:table-cell>
          <table:covered-table-cell/>
          <table:table-cell table:style-name="表格185.C3" office:value-type="string">
            <text:p text:style-name="P1">成功则返回参数数目，失败则返回-1，错误原因存于errno中。</text:p>
          </table:table-cell>
        </table:table-row>
        <table:table-row table:style-name="表格185.8">
          <table:table-cell table:style-name="表格185.C3" table:number-columns-spanned="3" office:value-type="string">
            <text:p text:style-name="P2"/>
          </table:table-cell>
          <table:covered-table-cell/>
          <table:covered-table-cell/>
        </table:table-row>
        <table:table-row table:style-name="表格185.9">
          <table:table-cell table:style-name="表格185.A9" office:value-type="string">
            <text:p text:style-name="P2">范例</text:p>
          </table:table-cell>
          <table:table-cell table:style-name="表格185.B9" table:number-columns-spanned="2" office:value-type="string">
            <text:p text:style-name="P1"/>
          </table:table-cell>
          <table:covered-table-cell/>
        </table:table-row>
        <table:table-row table:style-name="表格185.10">
          <table:table-cell table:style-name="表格185.A10" table:number-columns-spanned="3" office:value-type="string">
            <text:p text:style-name="P1">参考fscanf（）及vprintf（）。</text:p>
          </table:table-cell>
          <table:covered-table-cell/>
          <table:covered-table-cell/>
        </table:table-row>
      </table:table>
      <text:p text:style-name="P4"/>
      <text:p text:style-name="P4"/>
      <table:table table:name="表格186" table:style-name="表格186">
        <table:table-column table:style-name="表格186.A"/>
        <table:table-column table:style-name="表格186.B"/>
        <table:table-column table:style-name="表格186.C"/>
        <table:table-column table:style-name="表格186.D"/>
        <table:table-row table:style-name="表格186.1">
          <table:table-cell table:style-name="表格186.A1" table:number-columns-spanned="4" office:value-type="string">
            <text:p text:style-name="P2"><text:span text:style-name="T3">vprintf（格式化输出数据）</text:span></text:p>
          </table:table-cell>
          <table:covered-table-cell/>
          <table:covered-table-cell/>
          <table:covered-table-cell/>
        </table:table-row>
        <table:table-row table:style-name="表格186.2">
          <table:table-cell table:style-name="表格186.A2" table:number-columns-spanned="4" office:value-type="string">
            <text:p text:style-name="P3"/>
          </table:table-cell>
          <table:covered-table-cell/>
          <table:covered-table-cell/>
          <table:covered-table-cell/>
        </table:table-row>
        <table:table-row table:style-name="表格186.3">
          <table:table-cell table:style-name="表格186.A3" table:number-columns-spanned="3" office:value-type="string">
            <text:p text:style-name="P2">相关函数</text:p>
          </table:table-cell>
          <table:covered-table-cell/>
          <table:covered-table-cell/>
          <table:table-cell table:style-name="表格186.D3" office:value-type="string">
            <text:p text:style-name="P1">printf，vfprintf，vsprintf</text:p>
          </table:table-cell>
        </table:table-row>
        <table:table-row table:style-name="表格186.3">
          <table:table-cell table:style-name="表格186.A4" table:number-columns-spanned="3" office:value-type="string">
            <text:p text:style-name="P2">表头文件</text:p>
          </table:table-cell>
          <table:covered-table-cell/>
          <table:covered-table-cell/>
          <table:table-cell table:style-name="表格186.D3" office:value-type="string">
            <text:p text:style-name="P1">#include&lt;stdio.h&gt;</text:p>
            <text:p text:style-name="Standard">#include&lt;stdarg.h&gt;</text:p>
          </table:table-cell>
        </table:table-row>
        <table:table-row table:style-name="表格186.3">
          <table:table-cell table:style-name="表格186.A4" table:number-columns-spanned="3" office:value-type="string">
            <text:p text:style-name="P2">定义函数</text:p>
          </table:table-cell>
          <table:covered-table-cell/>
          <table:covered-table-cell/>
          <table:table-cell table:style-name="表格186.D3" office:value-type="string">
            <text:p text:style-name="P1">int vprintf(const char * format,va_list ap);</text:p>
          </table:table-cell>
        </table:table-row>
        <table:table-row table:style-name="表格186.3">
          <table:table-cell table:style-name="表格186.A4" table:number-columns-spanned="3" office:value-type="string">
            <text:p text:style-name="P2">函数说明</text:p>
          </table:table-cell>
          <table:covered-table-cell/>
          <table:covered-table-cell/>
          <table:table-cell table:style-name="表格186.D3" office:value-type="string">
            <text:p text:style-name="P1">vprintf（）作用和printf（）相同，参数format格式也相同。</text:p>
            <text:p text:style-name="Standard">va_list为不定个数的参数列，用法及范例请参考附录C。</text:p>
          </table:table-cell>
        </table:table-row>
        <table:table-row table:style-name="表格186.3">
          <table:table-cell table:style-name="表格186.A4" table:number-columns-spanned="3" office:value-type="string">
            <text:p text:style-name="P2">返回值</text:p>
          </table:table-cell>
          <table:covered-table-cell/>
          <table:covered-table-cell/>
          <table:table-cell table:style-name="表格186.D3" office:value-type="string">
            <text:p text:style-name="P1">成功则返回实际输出的字符数，失败则返回-1，错误原因存于errno中。</text:p>
          </table:table-cell>
        </table:table-row>
        <table:table-row table:style-name="表格186.8">
          <table:table-cell table:style-name="表格186.D3" table:number-columns-spanned="4" office:value-type="string">
            <text:p text:style-name="P2"/>
          </table:table-cell>
          <table:covered-table-cell/>
          <table:covered-table-cell/>
          <table:covered-table-cell/>
        </table:table-row>
        <table:table-row table:style-name="表格186.9">
          <table:table-cell table:style-name="表格186.A9" office:value-type="string">
            <text:p text:style-name="P2">范例</text:p>
          </table:table-cell>
          <table:table-cell table:style-name="表格186.B9" table:number-columns-spanned="3" office:value-type="string">
            <text:p text:style-name="P1"/>
          </table:table-cell>
          <table:covered-table-cell/>
          <table:covered-table-cell/>
        </table:table-row>
        <text:soft-page-break/>
        <table:table-row table:style-name="表格186.10">
          <table:table-cell table:style-name="表格186.A10" table:number-columns-spanned="4" office:value-type="string">
            <text:p text:style-name="P1">#include&lt;stdio.h&gt;</text:p>
            <text:p text:style-name="Standard">#include&lt;stdarg.h&gt;</text:p>
            <text:p text:style-name="Standard">int my_printf( const char *format,……)</text:p>
            <text:p text:style-name="Standard">{</text:p>
            <text:p text:style-name="Standard"><text:s/>va_list ap;</text:p>
            <text:p text:style-name="Standard"><text:s/>int retval;</text:p>
            <text:p text:style-name="Standard"><text:s/>va_start(ap,format);</text:p>
            <text:p text:style-name="Standard"><text:s/>printf(“my_printf( ):”);</text:p>
            <text:p text:style-name="Standard"><text:s/>retval = vprintf(format,ap);</text:p>
            <text:p text:style-name="Standard"><text:s/>va_end(ap);</text:p>
            <text:p text:style-name="Standard"><text:s/>return retval;</text:p>
            <text:p text:style-name="Standard">}</text:p>
            <text:p text:style-name="Standard">main()</text:p>
            <text:p text:style-name="Standard">{</text:p>
            <text:p text:style-name="Standard"><text:s/>int i = 150,j = -100;</text:p>
            <text:p text:style-name="Standard"><text:s/>double k = 3.14159;</text:p>
            <text:p text:style-name="Standard"><text:s/>my_printf(“%d <text:s/>%f <text:s/>%x\n”,j,k,i);</text:p>
            <text:p text:style-name="Standard"><text:s/>my_printf(“%2d %*d\n”,i,2,i);</text:p>
            <text:p text:style-name="Standard">}</text:p>
          </table:table-cell>
          <table:covered-table-cell/>
          <table:covered-table-cell/>
          <table:covered-table-cell/>
        </table:table-row>
        <table:table-row table:style-name="表格186.11">
          <table:table-cell table:style-name="表格186.A9" table:number-columns-spanned="2" office:value-type="string">
            <text:p text:style-name="P2">执行</text:p>
          </table:table-cell>
          <table:covered-table-cell/>
          <table:table-cell table:style-name="表格186.B9" table:number-columns-spanned="2" office:value-type="string">
            <text:p text:style-name="P1"/>
          </table:table-cell>
          <table:covered-table-cell/>
        </table:table-row>
        <table:table-row table:style-name="表格186.12">
          <table:table-cell table:style-name="表格186.A10" table:number-columns-spanned="4" office:value-type="string">
            <text:p text:style-name="P1">my_printf() : -100 <text:s/>3.14159 <text:s/>96</text:p>
            <text:p text:style-name="Standard">my_printf() : 150 150</text:p>
          </table:table-cell>
          <table:covered-table-cell/>
          <table:covered-table-cell/>
          <table:covered-table-cell/>
        </table:table-row>
        <table:table-row table:style-name="表格186.1">
          <table:table-cell table:style-name="表格186.A1" table:number-columns-spanned="4" office:value-type="string">
            <text:p text:style-name="P5">vscanf（格式化字符串输入）</text:p>
          </table:table-cell>
          <table:covered-table-cell/>
          <table:covered-table-cell/>
          <table:covered-table-cell/>
        </table:table-row>
        <table:table-row table:style-name="表格186.2">
          <table:table-cell table:style-name="表格186.A2" table:number-columns-spanned="4" office:value-type="string">
            <text:p text:style-name="P3"/>
          </table:table-cell>
          <table:covered-table-cell/>
          <table:covered-table-cell/>
          <table:covered-table-cell/>
        </table:table-row>
        <table:table-row table:style-name="表格186.3">
          <table:table-cell table:style-name="表格186.A3" table:number-columns-spanned="3" office:value-type="string">
            <text:p text:style-name="P2">相关函数</text:p>
          </table:table-cell>
          <table:covered-table-cell/>
          <table:covered-table-cell/>
          <table:table-cell table:style-name="表格186.D3" office:value-type="string">
            <text:p text:style-name="P1">vsscanf，vfscanf</text:p>
          </table:table-cell>
        </table:table-row>
        <table:table-row table:style-name="表格186.3">
          <table:table-cell table:style-name="表格186.A4" table:number-columns-spanned="3" office:value-type="string">
            <text:p text:style-name="P2">表头文件</text:p>
          </table:table-cell>
          <table:covered-table-cell/>
          <table:covered-table-cell/>
          <table:table-cell table:style-name="表格186.D3" office:value-type="string">
            <text:p text:style-name="P1">#include&lt;stdio.h&gt;</text:p>
            <text:p text:style-name="Standard">#include&lt;stdarg.h&gt;</text:p>
          </table:table-cell>
        </table:table-row>
        <table:table-row table:style-name="表格186.3">
          <table:table-cell table:style-name="表格186.A4" table:number-columns-spanned="3" office:value-type="string">
            <text:p text:style-name="P2">定义函数</text:p>
          </table:table-cell>
          <table:covered-table-cell/>
          <table:covered-table-cell/>
          <table:table-cell table:style-name="表格186.D3" office:value-type="string">
            <text:p text:style-name="P1">int vscanf( const char * format,va_list ap);</text:p>
          </table:table-cell>
        </table:table-row>
        <table:table-row table:style-name="表格186.3">
          <table:table-cell table:style-name="表格186.A4" table:number-columns-spanned="3" office:value-type="string">
            <text:p text:style-name="P2">函数说明</text:p>
          </table:table-cell>
          <table:covered-table-cell/>
          <table:covered-table-cell/>
          <table:table-cell table:style-name="表格186.D3" office:value-type="string">
            <text:p text:style-name="P1">vscanf（）会将输入的数据根据参数format字符串来转换并格式化数据。格式转换形式请参考scanf（）。转换后的结果存于对应的参数内。va_list用法请参考附录C或vprintf（）范例。</text:p>
          </table:table-cell>
        </table:table-row>
        <table:table-row table:style-name="表格186.3">
          <table:table-cell table:style-name="表格186.A4" table:number-columns-spanned="3" office:value-type="string">
            <text:p text:style-name="P2">返回值</text:p>
          </table:table-cell>
          <table:covered-table-cell/>
          <table:covered-table-cell/>
          <table:table-cell table:style-name="表格186.D3" office:value-type="string">
            <text:p text:style-name="P1">成功则返回参数数目，失败则返回-1，错误原因存于errno中。</text:p>
          </table:table-cell>
        </table:table-row>
        <table:table-row table:style-name="表格186.8">
          <table:table-cell table:style-name="表格186.D3" table:number-columns-spanned="4" office:value-type="string">
            <text:p text:style-name="P2"/>
          </table:table-cell>
          <table:covered-table-cell/>
          <table:covered-table-cell/>
          <table:covered-table-cell/>
        </table:table-row>
        <table:table-row table:style-name="表格186.9">
          <table:table-cell table:style-name="表格186.A9" office:value-type="string">
            <text:p text:style-name="P2">范例</text:p>
          </table:table-cell>
          <table:table-cell table:style-name="表格186.B9" table:number-columns-spanned="3" office:value-type="string">
            <text:p text:style-name="P1"/>
          </table:table-cell>
          <table:covered-table-cell/>
          <table:covered-table-cell/>
        </table:table-row>
        <table:table-row table:style-name="表格186.22">
          <table:table-cell table:style-name="表格186.A10" table:number-columns-spanned="4" office:value-type="string">
            <text:p text:style-name="P1">请参考scanf（）及vprintf（）。</text:p>
          </table:table-cell>
          <table:covered-table-cell/>
          <table:covered-table-cell/>
          <table:covered-table-cell/>
        </table:table-row>
      </table:table>
      <text:p text:style-name="P4"/>
      <text:p text:style-name="P4"/>
      <table:table table:name="表格187" table:style-name="表格187">
        <table:table-column table:style-name="表格187.A"/>
        <table:table-column table:style-name="表格187.B"/>
        <table:table-column table:style-name="表格187.C"/>
        <table:table-row table:style-name="表格187.1">
          <table:table-cell table:style-name="表格187.A1" table:number-columns-spanned="3" office:value-type="string">
            <text:p text:style-name="P5">vsprintf（格式化字符串复制）</text:p>
          </table:table-cell>
          <table:covered-table-cell/>
          <table:covered-table-cell/>
        </table:table-row>
        <table:table-row table:style-name="表格187.2">
          <table:table-cell table:style-name="表格187.A2" table:number-columns-spanned="3" office:value-type="string">
            <text:p text:style-name="P3"/>
          </table:table-cell>
          <table:covered-table-cell/>
          <table:covered-table-cell/>
        </table:table-row>
        <text:soft-page-break/>
        <table:table-row table:style-name="表格187.3">
          <table:table-cell table:style-name="表格187.A3" table:number-columns-spanned="2" office:value-type="string">
            <text:p text:style-name="P2">相关函数</text:p>
          </table:table-cell>
          <table:covered-table-cell/>
          <table:table-cell table:style-name="表格187.C3" office:value-type="string">
            <text:p text:style-name="P1">vnsprintf，vprintf，snprintf</text:p>
          </table:table-cell>
        </table:table-row>
        <table:table-row table:style-name="表格187.3">
          <table:table-cell table:style-name="表格187.A4" table:number-columns-spanned="2" office:value-type="string">
            <text:p text:style-name="P2">表头文件</text:p>
          </table:table-cell>
          <table:covered-table-cell/>
          <table:table-cell table:style-name="表格187.C3" office:value-type="string">
            <text:p text:style-name="P1">#include&lt;stdio.h&gt;</text:p>
          </table:table-cell>
        </table:table-row>
        <table:table-row table:style-name="表格187.3">
          <table:table-cell table:style-name="表格187.A4" table:number-columns-spanned="2" office:value-type="string">
            <text:p text:style-name="P2">定义函数</text:p>
          </table:table-cell>
          <table:covered-table-cell/>
          <table:table-cell table:style-name="表格187.C3" office:value-type="string">
            <text:p text:style-name="P1">int vsprintf( char * str,const char * format,va_list ap);</text:p>
          </table:table-cell>
        </table:table-row>
        <table:table-row table:style-name="表格187.3">
          <table:table-cell table:style-name="表格187.A4" table:number-columns-spanned="2" office:value-type="string">
            <text:p text:style-name="P2">函数说明</text:p>
          </table:table-cell>
          <table:covered-table-cell/>
          <table:table-cell table:style-name="表格187.C3" office:value-type="string">
            <text:p text:style-name="P1">vsprintf（）会根据参数format字符串来转换并格式化数据，然后将结果复制到参数str所指的字符串数组，直到出现字符串结束（’\0’）为止。关于参数format字符串的格式请参考printf（）。va_list用法请参考附录C或vprintf（）范例。</text:p>
          </table:table-cell>
        </table:table-row>
        <table:table-row table:style-name="表格187.3">
          <table:table-cell table:style-name="表格187.A4" table:number-columns-spanned="2" office:value-type="string">
            <text:p text:style-name="P2">返回值</text:p>
          </table:table-cell>
          <table:covered-table-cell/>
          <table:table-cell table:style-name="表格187.C3" office:value-type="string">
            <text:p text:style-name="P1">成功则返回参数str字符串长度，失败则返回-1，错误原因存于errno中。</text:p>
          </table:table-cell>
        </table:table-row>
        <table:table-row table:style-name="表格187.8">
          <table:table-cell table:style-name="表格187.C3" table:number-columns-spanned="3" office:value-type="string">
            <text:p text:style-name="P2"/>
          </table:table-cell>
          <table:covered-table-cell/>
          <table:covered-table-cell/>
        </table:table-row>
        <table:table-row table:style-name="表格187.9">
          <table:table-cell table:style-name="表格187.A9" office:value-type="string">
            <text:p text:style-name="P2">范例</text:p>
          </table:table-cell>
          <table:table-cell table:style-name="表格187.B9" table:number-columns-spanned="2" office:value-type="string">
            <text:p text:style-name="P1"/>
          </table:table-cell>
          <table:covered-table-cell/>
        </table:table-row>
        <table:table-row table:style-name="表格187.10">
          <table:table-cell table:style-name="表格187.A10" table:number-columns-spanned="3" office:value-type="string">
            <text:p text:style-name="P1">请参考vprintf（）及vsprintf（）。</text:p>
          </table:table-cell>
          <table:covered-table-cell/>
          <table:covered-table-cell/>
        </table:table-row>
      </table:table>
      <text:p text:style-name="P4"/>
      <text:p text:style-name="P4"/>
      <text:p text:style-name="P4"/>
      <table:table table:name="表格188" table:style-name="表格188">
        <table:table-column table:style-name="表格188.A"/>
        <table:table-column table:style-name="表格188.B"/>
        <table:table-column table:style-name="表格188.C"/>
        <table:table-row table:style-name="表格188.1">
          <table:table-cell table:style-name="表格188.A1" table:number-columns-spanned="3" office:value-type="string">
            <text:p text:style-name="P5">vsscanf（格式化字符串输入）</text:p>
          </table:table-cell>
          <table:covered-table-cell/>
          <table:covered-table-cell/>
        </table:table-row>
        <table:table-row table:style-name="表格188.2">
          <table:table-cell table:style-name="表格188.A2" table:number-columns-spanned="3" office:value-type="string">
            <text:p text:style-name="P3"/>
          </table:table-cell>
          <table:covered-table-cell/>
          <table:covered-table-cell/>
        </table:table-row>
        <table:table-row table:style-name="表格188.3">
          <table:table-cell table:style-name="表格188.A3" table:number-columns-spanned="2" office:value-type="string">
            <text:p text:style-name="P2">相关函数</text:p>
          </table:table-cell>
          <table:covered-table-cell/>
          <table:table-cell table:style-name="表格188.C3" office:value-type="string">
            <text:p text:style-name="P1">vscanf，vfscanf</text:p>
          </table:table-cell>
        </table:table-row>
        <table:table-row table:style-name="表格188.3">
          <table:table-cell table:style-name="表格188.A4" table:number-columns-spanned="2" office:value-type="string">
            <text:p text:style-name="P2">表头文件</text:p>
          </table:table-cell>
          <table:covered-table-cell/>
          <table:table-cell table:style-name="表格188.C3" office:value-type="string">
            <text:p text:style-name="P1">#include&lt;stdio.h&gt;</text:p>
          </table:table-cell>
        </table:table-row>
        <table:table-row table:style-name="表格188.3">
          <table:table-cell table:style-name="表格188.A4" table:number-columns-spanned="2" office:value-type="string">
            <text:p text:style-name="P2">定义函数</text:p>
          </table:table-cell>
          <table:covered-table-cell/>
          <table:table-cell table:style-name="表格188.C3" office:value-type="string">
            <text:p text:style-name="P1">int vsscanf(const char * str,const char * format,va_list ap);</text:p>
          </table:table-cell>
        </table:table-row>
        <table:table-row table:style-name="表格188.3">
          <table:table-cell table:style-name="表格188.A4" table:number-columns-spanned="2" office:value-type="string">
            <text:p text:style-name="P2">函数说明</text:p>
          </table:table-cell>
          <table:covered-table-cell/>
          <table:table-cell table:style-name="表格188.C3" office:value-type="string">
            <text:p text:style-name="P1">vsscanf（）会将参数str的字符串根据参数format字符串来转换并格式化数据。格式转换形式请参考附录C或vprintf（）范例。</text:p>
          </table:table-cell>
        </table:table-row>
        <table:table-row table:style-name="表格188.3">
          <table:table-cell table:style-name="表格188.A4" table:number-columns-spanned="2" office:value-type="string">
            <text:p text:style-name="P2">返回值</text:p>
          </table:table-cell>
          <table:covered-table-cell/>
          <table:table-cell table:style-name="表格188.C3" office:value-type="string">
            <text:p text:style-name="P1">成功则返回参数数目，失败则返回-1，错误原因存于errno中。</text:p>
          </table:table-cell>
        </table:table-row>
        <table:table-row table:style-name="表格188.8">
          <table:table-cell table:style-name="表格188.C3" table:number-columns-spanned="3" office:value-type="string">
            <text:p text:style-name="P2"/>
          </table:table-cell>
          <table:covered-table-cell/>
          <table:covered-table-cell/>
        </table:table-row>
        <table:table-row table:style-name="表格188.9">
          <table:table-cell table:style-name="表格188.A9" office:value-type="string">
            <text:p text:style-name="P2">范例</text:p>
          </table:table-cell>
          <table:table-cell table:style-name="表格188.B9" table:number-columns-spanned="2" office:value-type="string">
            <text:p text:style-name="P1"/>
          </table:table-cell>
          <table:covered-table-cell/>
        </table:table-row>
        <table:table-row table:style-name="表格188.10">
          <table:table-cell table:style-name="表格188.A10" table:number-columns-spanned="3" office:value-type="string">
            <text:p text:style-name="P1">请参考sscanf（）及vprintf（）。</text:p>
          </table:table-cell>
          <table:covered-table-cell/>
          <table:covered-table-cell/>
        </table:table-row>
      </table:table>
      <text:p text:style-name="P4"/>
      <text:p text:style-name="P4"/>
      <table:table table:name="表格189" table:style-name="表格189">
        <table:table-column table:style-name="表格189.A"/>
        <table:table-column table:style-name="表格189.B"/>
        <table:table-column table:style-name="表格189.C"/>
        <table:table-column table:style-name="表格189.D"/>
        <table:table-row table:style-name="表格189.1">
          <table:table-cell table:style-name="表格189.A1" table:number-columns-spanned="4" office:value-type="string">
            <text:p text:style-name="P5">access（判断是否具有存取文件的权限）</text:p>
          </table:table-cell>
          <table:covered-table-cell/>
          <table:covered-table-cell/>
          <table:covered-table-cell/>
        </table:table-row>
        <table:table-row table:style-name="表格189.2">
          <table:table-cell table:style-name="表格189.A2" table:number-columns-spanned="4" office:value-type="string">
            <text:p text:style-name="P3"/>
          </table:table-cell>
          <table:covered-table-cell/>
          <table:covered-table-cell/>
          <table:covered-table-cell/>
        </table:table-row>
        <table:table-row table:style-name="表格189.3">
          <table:table-cell table:style-name="表格189.A3" table:number-columns-spanned="3" office:value-type="string">
            <text:p text:style-name="P2">相关函数</text:p>
          </table:table-cell>
          <table:covered-table-cell/>
          <table:covered-table-cell/>
          <table:table-cell table:style-name="表格189.D3" office:value-type="string">
            <text:p text:style-name="P1">stat，open，chmod，chown，setuid，setgid</text:p>
          </table:table-cell>
        </table:table-row>
        <table:table-row table:style-name="表格189.3">
          <table:table-cell table:style-name="表格189.A4" table:number-columns-spanned="3" office:value-type="string">
            <text:p text:style-name="P2">表头文件</text:p>
          </table:table-cell>
          <table:covered-table-cell/>
          <table:covered-table-cell/>
          <table:table-cell table:style-name="表格189.D3" office:value-type="string">
            <text:p text:style-name="P1">#include&lt;unistd.h&gt;</text:p>
          </table:table-cell>
        </table:table-row>
        <table:table-row table:style-name="表格189.3">
          <table:table-cell table:style-name="表格189.A4" table:number-columns-spanned="3" office:value-type="string">
            <text:p text:style-name="P2">定义函数</text:p>
          </table:table-cell>
          <table:covered-table-cell/>
          <table:covered-table-cell/>
          <table:table-cell table:style-name="表格189.D3" office:value-type="string">
            <text:p text:style-name="P1">int access(const char * pathname,int mode);</text:p>
          </table:table-cell>
        </table:table-row>
        <text:soft-page-break/>
        <table:table-row table:style-name="表格189.3">
          <table:table-cell table:style-name="表格189.A4" table:number-columns-spanned="3" office:value-type="string">
            <text:p text:style-name="P2">函数说明</text:p>
          </table:table-cell>
          <table:covered-table-cell/>
          <table:covered-table-cell/>
          <table:table-cell table:style-name="表格189.D3" office:value-type="string">
            <text:p text:style-name="P1">access（）会检查是否可以读/写某一已存在的文件。参数mode有几种情况组合，R_OK，W_OK，X_OK和F_OK。R_OK，W_OK与X_OK用来检查文件是否具有读取、写入和执行的权限。F_OK则是用来判断该文件是否存在。由于access（）只作权限的核查，并不理会文件形态或文件内容，因此，如果一目录表示为“可写入”，表示可以在该目录中建立新文件等操作，而非意味此目录可以被当做文件处理。例如，你会发现DOS的文件都具有“可执行”权限，但用execve（）执行时则会失败。</text:p>
          </table:table-cell>
        </table:table-row>
        <table:table-row table:style-name="表格189.3">
          <table:table-cell table:style-name="表格189.A4" table:number-columns-spanned="3" office:value-type="string">
            <text:p text:style-name="P2">返回值</text:p>
          </table:table-cell>
          <table:covered-table-cell/>
          <table:covered-table-cell/>
          <table:table-cell table:style-name="表格189.D3" office:value-type="string">
            <text:p text:style-name="P1">若所有欲查核的权限都通过了检查则返回0值，表示成功，只要有一权限被禁止则返回-1。</text:p>
          </table:table-cell>
        </table:table-row>
        <table:table-row table:style-name="表格189.3">
          <table:table-cell table:style-name="表格189.A4" table:number-columns-spanned="3" office:value-type="string">
            <text:p text:style-name="P2">错误代码</text:p>
          </table:table-cell>
          <table:covered-table-cell/>
          <table:covered-table-cell/>
          <table:table-cell table:style-name="表格189.D3" office:value-type="string">
            <text:p text:style-name="P27">EACCESS <text:s/>参数pathname所指定的文件不符合所要求测试的权限。</text:p>
            <text:p text:style-name="Standard">EROFS <text:s text:c="4"/>欲测试写入权限的文件存在于只读文件系统内。</text:p>
            <text:p text:style-name="Standard">EFAULT <text:s text:c="2"/>参数pathname指针超出可存取内存空间。</text:p>
            <text:p text:style-name="Standard">EINVAL <text:s text:c="2"/>参数mode不正确。</text:p>
            <text:p text:style-name="Standard">ENAMETOOLONG 参数pathname太长。</text:p>
            <text:p text:style-name="Standard">ENOTDIR <text:s text:c="2"/>参数pathname为一目录。</text:p>
            <text:p text:style-name="Standard">ENOMEM <text:s text:c="2"/>核心内存不足</text:p>
            <text:p text:style-name="Standard">ELOOP <text:s text:c="5"/>参数pathname有过多符号连接问题。</text:p>
            <text:p text:style-name="Standard">EIO <text:s text:c="8"/>I/O存取错误。</text:p>
          </table:table-cell>
        </table:table-row>
        <table:table-row table:style-name="表格189.3">
          <table:table-cell table:style-name="表格189.A9" table:number-columns-spanned="3" office:value-type="string">
            <text:p text:style-name="P2">附加说明</text:p>
          </table:table-cell>
          <table:covered-table-cell/>
          <table:covered-table-cell/>
          <table:table-cell table:style-name="表格189.D3" office:value-type="string">
            <text:p text:style-name="P1">使用access（）作用户认证方面的判断要特别小心，例如在access（）后再做open（）的空文件可能会造成系统安全上的问题。</text:p>
          </table:table-cell>
        </table:table-row>
        <table:table-row table:style-name="表格189.10">
          <table:table-cell table:style-name="表格189.D3" table:number-columns-spanned="4" office:value-type="string">
            <text:p text:style-name="P2"/>
          </table:table-cell>
          <table:covered-table-cell/>
          <table:covered-table-cell/>
          <table:covered-table-cell/>
        </table:table-row>
        <table:table-row table:style-name="表格189.11">
          <table:table-cell table:style-name="表格189.A11" office:value-type="string">
            <text:p text:style-name="P2">范例</text:p>
          </table:table-cell>
          <table:table-cell table:style-name="表格189.B11" table:number-columns-spanned="3" office:value-type="string">
            <text:p text:style-name="P1"/>
          </table:table-cell>
          <table:covered-table-cell/>
          <table:covered-table-cell/>
        </table:table-row>
        <table:table-row table:style-name="表格189.12">
          <table:table-cell table:style-name="表格189.A12" table:number-columns-spanned="4" office:value-type="string">
            <text:p text:style-name="P1">/* <text:s/>判断是否允许读取/etc/passwd */</text:p>
            <text:p text:style-name="Standard">#include&lt;unistd.h&gt;</text:p>
            <text:p text:style-name="Standard">int main()</text:p>
            <text:p text:style-name="Standard">{</text:p>
            <text:p text:style-name="Standard"><text:s text:c="2"/>if (access(“/etc/passwd”,R_OK) = =0)</text:p>
            <text:p text:style-name="Standard"><text:s text:c="3"/>printf(“/etc/passwd can be read\n”);</text:p>
            <text:p text:style-name="Standard">}</text:p>
          </table:table-cell>
          <table:covered-table-cell/>
          <table:covered-table-cell/>
          <table:covered-table-cell/>
        </table:table-row>
        <table:table-row table:style-name="表格189.13">
          <table:table-cell table:style-name="表格189.A11" table:number-columns-spanned="2" office:value-type="string">
            <text:p text:style-name="P2">执行</text:p>
          </table:table-cell>
          <table:covered-table-cell/>
          <table:table-cell table:style-name="表格189.B11" table:number-columns-spanned="2" office:value-type="string">
            <text:p text:style-name="P1"/>
          </table:table-cell>
          <table:covered-table-cell/>
        </table:table-row>
        <table:table-row table:style-name="表格189.14">
          <table:table-cell table:style-name="表格189.A12" table:number-columns-spanned="4" office:value-type="string">
            <text:p text:style-name="P1">/etc/passwd can be read</text:p>
          </table:table-cell>
          <table:covered-table-cell/>
          <table:covered-table-cell/>
          <table:covered-table-cell/>
        </table:table-row>
      </table:table>
      <text:p text:style-name="P4"/>
      <text:p text:style-name="P4"/>
      <table:table table:name="表格190" table:style-name="表格190">
        <table:table-column table:style-name="表格190.A"/>
        <table:table-column table:style-name="表格190.B"/>
        <table:table-column table:style-name="表格190.C"/>
        <table:table-column table:style-name="表格190.D"/>
        <table:table-row table:style-name="表格190.1">
          <table:table-cell table:style-name="表格190.A1" table:number-columns-spanned="4" office:value-type="string">
            <text:p text:style-name="P5">alphasort（依字母顺序排序目录结构）</text:p>
          </table:table-cell>
          <table:covered-table-cell/>
          <table:covered-table-cell/>
          <table:covered-table-cell/>
        </table:table-row>
        <table:table-row table:style-name="表格190.2">
          <table:table-cell table:style-name="表格190.A2" table:number-columns-spanned="4" office:value-type="string">
            <text:p text:style-name="P3"/>
          </table:table-cell>
          <table:covered-table-cell/>
          <table:covered-table-cell/>
          <table:covered-table-cell/>
        </table:table-row>
        <table:table-row table:style-name="表格190.3">
          <table:table-cell table:style-name="表格190.A3" table:number-columns-spanned="3" office:value-type="string">
            <text:p text:style-name="P2">相关函数</text:p>
          </table:table-cell>
          <table:covered-table-cell/>
          <table:covered-table-cell/>
          <table:table-cell table:style-name="表格190.D3" office:value-type="string">
            <text:p text:style-name="P1">scandir，qsort</text:p>
          </table:table-cell>
        </table:table-row>
        <table:table-row table:style-name="表格190.3">
          <table:table-cell table:style-name="表格190.A4" table:number-columns-spanned="3" office:value-type="string">
            <text:p text:style-name="P2">表头文件</text:p>
          </table:table-cell>
          <table:covered-table-cell/>
          <table:covered-table-cell/>
          <table:table-cell table:style-name="表格190.D3" office:value-type="string">
            <text:p text:style-name="P1">#include&lt;dirent.h&gt;</text:p>
          </table:table-cell>
        </table:table-row>
        <table:table-row table:style-name="表格190.3">
          <table:table-cell table:style-name="表格190.A4" table:number-columns-spanned="3" office:value-type="string">
            <text:p text:style-name="P2">定义函数</text:p>
          </table:table-cell>
          <table:covered-table-cell/>
          <table:covered-table-cell/>
          <table:table-cell table:style-name="表格190.D3" office:value-type="string">
            <text:p text:style-name="P1">int alphasort(const struct dirent **a,const struct dirent **b);</text:p>
          </table:table-cell>
        </table:table-row>
        <table:table-row table:style-name="表格190.3">
          <table:table-cell table:style-name="表格190.A4" table:number-columns-spanned="3" office:value-type="string">
            <text:p text:style-name="P2">函数说明</text:p>
          </table:table-cell>
          <table:covered-table-cell/>
          <table:covered-table-cell/>
          <table:table-cell table:style-name="表格190.D3" office:value-type="string">
            <text:p text:style-name="P1">alphasort（）为scandir（）最后调用qsort（）函数时传给qsort（）作为判断的函数，详细说明请参考scandir（）及qsort（）。</text:p>
          </table:table-cell>
        </table:table-row>
        <text:soft-page-break/>
        <table:table-row table:style-name="表格190.3">
          <table:table-cell table:style-name="表格190.A4" table:number-columns-spanned="3" office:value-type="string">
            <text:p text:style-name="P2">返回值</text:p>
          </table:table-cell>
          <table:covered-table-cell/>
          <table:covered-table-cell/>
          <table:table-cell table:style-name="表格190.D3" office:value-type="string">
            <text:p text:style-name="P1">参考qsort（）。</text:p>
          </table:table-cell>
        </table:table-row>
        <table:table-row table:style-name="表格190.8">
          <table:table-cell table:style-name="表格190.D3" table:number-columns-spanned="4" office:value-type="string">
            <text:p text:style-name="P2"/>
          </table:table-cell>
          <table:covered-table-cell/>
          <table:covered-table-cell/>
          <table:covered-table-cell/>
        </table:table-row>
        <table:table-row table:style-name="表格190.9">
          <table:table-cell table:style-name="表格190.A9" office:value-type="string">
            <text:p text:style-name="P2">范例</text:p>
          </table:table-cell>
          <table:table-cell table:style-name="表格190.B9" table:number-columns-spanned="3" office:value-type="string">
            <text:p text:style-name="P1"/>
          </table:table-cell>
          <table:covered-table-cell/>
          <table:covered-table-cell/>
        </table:table-row>
        <table:table-row table:style-name="表格190.10">
          <table:table-cell table:style-name="表格190.A10" table:number-columns-spanned="4" office:value-type="string">
            <text:p text:style-name="P1">/* 读取/目录下所有的目录结构，并依字母顺序排列 */</text:p>
            <text:p text:style-name="Standard">main()</text:p>
            <text:p text:style-name="Standard">{</text:p>
            <text:p text:style-name="Standard"><text:s text:c="2"/>struct dirent **namelist;</text:p>
            <text:p text:style-name="Standard"><text:s text:c="2"/>int i,total;</text:p>
            <text:p text:style-name="Standard"><text:s text:c="2"/>total = scandir(“/”,&amp;namelist ,0,alphasort);</text:p>
            <text:p text:style-name="Standard"><text:s text:c="2"/>if(total &lt;0)</text:p>
            <text:p text:style-name="Standard"><text:s text:c="3"/>perror(“scandir”);</text:p>
            <text:p text:style-name="Standard"><text:s text:c="2"/>else{</text:p>
            <text:p text:style-name="Standard"><text:s text:c="3"/>for(i=0;i&lt;total;i++)</text:p>
            <text:p text:style-name="P18">printf(“%s\n”,namelist[i]-&gt;d_name);</text:p>
            <text:p text:style-name="P18">printf(“total = %d\n”,total);</text:p>
            <text:p text:style-name="P18">}</text:p>
            <text:p text:style-name="Standard">}</text:p>
          </table:table-cell>
          <table:covered-table-cell/>
          <table:covered-table-cell/>
          <table:covered-table-cell/>
        </table:table-row>
        <table:table-row table:style-name="表格190.11">
          <table:table-cell table:style-name="表格190.A9" table:number-columns-spanned="2" office:value-type="string">
            <text:p text:style-name="P2">执行</text:p>
          </table:table-cell>
          <table:covered-table-cell/>
          <table:table-cell table:style-name="表格190.B9" table:number-columns-spanned="2" office:value-type="string">
            <text:p text:style-name="P1"/>
          </table:table-cell>
          <table:covered-table-cell/>
        </table:table-row>
        <table:table-row table:style-name="表格190.12">
          <table:table-cell table:style-name="表格190.A10" table:number-columns-spanned="4" office:value-type="string">
            <text:p text:style-name="P1">..</text:p>
            <text:p text:style-name="Standard">.gnome</text:p>
            <text:p text:style-name="Standard">.gnome_private</text:p>
            <text:p text:style-name="Standard">ErrorLog</text:p>
            <text:p text:style-name="Standard">Weblog</text:p>
            <text:p text:style-name="Standard">bin</text:p>
            <text:p text:style-name="Standard">boot</text:p>
            <text:p text:style-name="Standard">dev</text:p>
            <text:p text:style-name="Standard">dosc</text:p>
            <text:p text:style-name="Standard">dosd</text:p>
            <text:p text:style-name="Standard">etc</text:p>
            <text:p text:style-name="Standard">home</text:p>
            <text:p text:style-name="Standard">lib</text:p>
            <text:p text:style-name="Standard">lost+found</text:p>
            <text:p text:style-name="Standard">misc</text:p>
            <text:p text:style-name="Standard">mnt</text:p>
            <text:p text:style-name="Standard">opt</text:p>
            <text:p text:style-name="Standard">proc</text:p>
            <text:p text:style-name="Standard">root</text:p>
            <text:p text:style-name="Standard">sbin</text:p>
            <text:p text:style-name="Standard">tmp</text:p>
            <text:p text:style-name="Standard">usr</text:p>
            <text:p text:style-name="Standard">var</text:p>
            <text:p text:style-name="Standard">total = 24</text:p>
          </table:table-cell>
          <table:covered-table-cell/>
          <table:covered-table-cell/>
          <table:covered-table-cell/>
        </table:table-row>
      </table:table>
      <text:p text:style-name="P4"><text:soft-page-break/></text:p>
      <text:p text:style-name="P4"/>
      <table:table table:name="表格191" table:style-name="表格191">
        <table:table-column table:style-name="表格191.A"/>
        <table:table-column table:style-name="表格191.B"/>
        <table:table-column table:style-name="表格191.C"/>
        <table:table-column table:style-name="表格191.D"/>
        <table:table-row table:style-name="表格191.1">
          <table:table-cell table:style-name="表格191.A1" table:number-columns-spanned="4" office:value-type="string">
            <text:p text:style-name="P5">chdir（改变当前的工作目录）</text:p>
          </table:table-cell>
          <table:covered-table-cell/>
          <table:covered-table-cell/>
          <table:covered-table-cell/>
        </table:table-row>
        <table:table-row table:style-name="表格191.2">
          <table:table-cell table:style-name="表格191.A2" table:number-columns-spanned="4" office:value-type="string">
            <text:p text:style-name="P3"/>
          </table:table-cell>
          <table:covered-table-cell/>
          <table:covered-table-cell/>
          <table:covered-table-cell/>
        </table:table-row>
        <table:table-row table:style-name="表格191.3">
          <table:table-cell table:style-name="表格191.A3" table:number-columns-spanned="3" office:value-type="string">
            <text:p text:style-name="P2">相关函数</text:p>
          </table:table-cell>
          <table:covered-table-cell/>
          <table:covered-table-cell/>
          <table:table-cell table:style-name="表格191.D3" office:value-type="string">
            <text:p text:style-name="P1">getcwd，chroot</text:p>
          </table:table-cell>
        </table:table-row>
        <table:table-row table:style-name="表格191.3">
          <table:table-cell table:style-name="表格191.A4" table:number-columns-spanned="3" office:value-type="string">
            <text:p text:style-name="P2">表头文件</text:p>
          </table:table-cell>
          <table:covered-table-cell/>
          <table:covered-table-cell/>
          <table:table-cell table:style-name="表格191.D3" office:value-type="string">
            <text:p text:style-name="P1">#include&lt;unistd.h&gt;</text:p>
          </table:table-cell>
        </table:table-row>
        <table:table-row table:style-name="表格191.3">
          <table:table-cell table:style-name="表格191.A4" table:number-columns-spanned="3" office:value-type="string">
            <text:p text:style-name="P2">定义函数</text:p>
          </table:table-cell>
          <table:covered-table-cell/>
          <table:covered-table-cell/>
          <table:table-cell table:style-name="表格191.D3" office:value-type="string">
            <text:p text:style-name="P1">int chdir(const char * path);</text:p>
          </table:table-cell>
        </table:table-row>
        <table:table-row table:style-name="表格191.3">
          <table:table-cell table:style-name="表格191.A4" table:number-columns-spanned="3" office:value-type="string">
            <text:p text:style-name="P2">函数说明</text:p>
          </table:table-cell>
          <table:covered-table-cell/>
          <table:covered-table-cell/>
          <table:table-cell table:style-name="表格191.D3" office:value-type="string">
            <text:p text:style-name="P1">chdir（）用来将当前的工作目录改变成以参数path所指的目录。</text:p>
          </table:table-cell>
        </table:table-row>
        <table:table-row table:style-name="表格191.3">
          <table:table-cell table:style-name="表格191.A4" table:number-columns-spanned="3" office:value-type="string">
            <text:p text:style-name="P2">返回值</text:p>
          </table:table-cell>
          <table:covered-table-cell/>
          <table:covered-table-cell/>
          <table:table-cell table:style-name="表格191.D3" office:value-type="string">
            <text:p text:style-name="P1">执行成功则返回0，失败返回-1，errno为错误代码。</text:p>
          </table:table-cell>
        </table:table-row>
        <table:table-row table:style-name="表格191.8">
          <table:table-cell table:style-name="表格191.D3" table:number-columns-spanned="4" office:value-type="string">
            <text:p text:style-name="P2"/>
          </table:table-cell>
          <table:covered-table-cell/>
          <table:covered-table-cell/>
          <table:covered-table-cell/>
        </table:table-row>
        <table:table-row table:style-name="表格191.9">
          <table:table-cell table:style-name="表格191.A9" office:value-type="string">
            <text:p text:style-name="P2">范例</text:p>
          </table:table-cell>
          <table:table-cell table:style-name="表格191.B9" table:number-columns-spanned="3" office:value-type="string">
            <text:p text:style-name="P1"/>
          </table:table-cell>
          <table:covered-table-cell/>
          <table:covered-table-cell/>
        </table:table-row>
        <table:table-row table:style-name="表格191.10">
          <table:table-cell table:style-name="表格191.A10" table:number-columns-spanned="4" office:value-type="string">
            <text:p text:style-name="P1">#include&lt;unistd.h&gt;</text:p>
            <text:p text:style-name="Standard">main()</text:p>
            <text:p text:style-name="Standard">{</text:p>
            <text:p text:style-name="Standard"><text:s/>chdir(“/tmp”);</text:p>
            <text:p text:style-name="Standard"><text:s/>printf(“current working directory: %s\n”,getcwd(NULL,NULL));</text:p>
            <text:p text:style-name="Standard">}</text:p>
          </table:table-cell>
          <table:covered-table-cell/>
          <table:covered-table-cell/>
          <table:covered-table-cell/>
        </table:table-row>
        <table:table-row table:style-name="表格191.11">
          <table:table-cell table:style-name="表格191.A9" table:number-columns-spanned="2" office:value-type="string">
            <text:p text:style-name="P2">执行</text:p>
          </table:table-cell>
          <table:covered-table-cell/>
          <table:table-cell table:style-name="表格191.B9" table:number-columns-spanned="2" office:value-type="string">
            <text:p text:style-name="P1"/>
          </table:table-cell>
          <table:covered-table-cell/>
        </table:table-row>
        <table:table-row table:style-name="表格191.12">
          <table:table-cell table:style-name="表格191.A10" table:number-columns-spanned="4" office:value-type="string">
            <text:p text:style-name="P1">current working directory :/tmp</text:p>
          </table:table-cell>
          <table:covered-table-cell/>
          <table:covered-table-cell/>
          <table:covered-table-cell/>
        </table:table-row>
      </table:table>
      <text:p text:style-name="P4"/>
      <text:p text:style-name="P4"/>
      <table:table table:name="表格192" table:style-name="表格192">
        <table:table-column table:style-name="表格192.A"/>
        <table:table-column table:style-name="表格192.B"/>
        <table:table-column table:style-name="表格192.C"/>
        <table:table-row table:style-name="表格192.1">
          <table:table-cell table:style-name="表格192.A1" table:number-columns-spanned="3" office:value-type="string">
            <text:p text:style-name="P5">chmod（改变文件的权限）</text:p>
          </table:table-cell>
          <table:covered-table-cell/>
          <table:covered-table-cell/>
        </table:table-row>
        <table:table-row table:style-name="表格192.2">
          <table:table-cell table:style-name="表格192.A2" table:number-columns-spanned="3" office:value-type="string">
            <text:p text:style-name="P3"/>
          </table:table-cell>
          <table:covered-table-cell/>
          <table:covered-table-cell/>
        </table:table-row>
        <table:table-row table:style-name="表格192.3">
          <table:table-cell table:style-name="表格192.A3" table:number-columns-spanned="2" office:value-type="string">
            <text:p text:style-name="P2">相关函数</text:p>
          </table:table-cell>
          <table:covered-table-cell/>
          <table:table-cell table:style-name="表格192.C3" office:value-type="string">
            <text:p text:style-name="P1">fchmod，stat，open，chown</text:p>
          </table:table-cell>
        </table:table-row>
        <table:table-row table:style-name="表格192.3">
          <table:table-cell table:style-name="表格192.A4" table:number-columns-spanned="2" office:value-type="string">
            <text:p text:style-name="P2">表头文件</text:p>
          </table:table-cell>
          <table:covered-table-cell/>
          <table:table-cell table:style-name="表格192.C3" office:value-type="string">
            <text:p text:style-name="P1">#include&lt;sys/types.h&gt;</text:p>
            <text:p text:style-name="Standard">#include&lt;sys/stat.h&gt;</text:p>
          </table:table-cell>
        </table:table-row>
        <table:table-row table:style-name="表格192.3">
          <table:table-cell table:style-name="表格192.A4" table:number-columns-spanned="2" office:value-type="string">
            <text:p text:style-name="P2">定义函数</text:p>
          </table:table-cell>
          <table:covered-table-cell/>
          <table:table-cell table:style-name="表格192.C3" office:value-type="string">
            <text:p text:style-name="P1">int chmod(const char * path,mode_t mode);</text:p>
          </table:table-cell>
        </table:table-row>
        <table:table-row table:style-name="表格192.3">
          <table:table-cell table:style-name="表格192.A4" table:number-columns-spanned="2" office:value-type="string">
            <text:p text:style-name="P2">函数说明</text:p>
          </table:table-cell>
          <table:covered-table-cell/>
          <table:table-cell table:style-name="表格192.C3" office:value-type="string">
            <text:p text:style-name="P1">chmod（）会依参数mode权限来更改参数path指定文件的权限。参数mode有下列数种组合：</text:p>
            <text:p text:style-name="Standard">S_ISUID <text:s/>04000 <text:s text:c="2"/>文件的（set user-id on execution）位</text:p>
            <text:p text:style-name="Standard">S_ISGID <text:s/>02000 <text:s text:c="2"/>文件的（set group-id on execution）位</text:p>
            <text:p text:style-name="Standard">S_ISVTX <text:s/>01000 <text:s/>文件的sticky位</text:p>
            <text:p text:style-name="Standard">S_IRUSR（S_IREAD） 00400 <text:s/>文件所有者具可读取权限</text:p>
            <text:p text:style-name="Standard">S_IWUSR（S_IWRITE）00200 <text:s/>文件所有者具可写入权限</text:p>
            <text:p text:style-name="Standard">S_IXUSR（S_IEXEC） <text:s/>00100 <text:s/>文件所有者具可执行权限</text:p>
            <text:p text:style-name="Standard">S_IRGRP <text:s text:c="13"/>00040 <text:s/>用户组具可读取权限</text:p>
            <text:p text:style-name="Standard"><text:soft-page-break/>S_IWGRP <text:s text:c="11"/>00020 <text:s text:c="3"/>用户组具可写入权限</text:p>
            <text:p text:style-name="Standard">S_IXGRP <text:s text:c="12"/>00010 <text:s text:c="2"/>用户组具可执行权限</text:p>
            <text:p text:style-name="Standard">S_IROTH <text:s text:c="11"/>00004 <text:s text:c="3"/>其他用户具可读取权限</text:p>
            <text:p text:style-name="Standard">S_IWOTH <text:s text:c="10"/>00002 <text:s text:c="4"/>其他用户具可写入权限</text:p>
            <text:p text:style-name="Standard">S_IXOTH <text:s text:c="11"/>00001 <text:s text:c="3"/>其他用户具可执行权限</text:p>
            <text:p text:style-name="Standard">只有该文件的所有者或有效用户识别码为0，才可以修改该文件权限。基于系统安全，如果欲将数据写入一执行文件，而该执行文件具有S_ISUID或S_ISGID权限，则这两个位会被清除。如果一目录具有S_ISUID位权限，表示在此目录下只有该文件的所有者或root可以删除该文件。</text:p>
          </table:table-cell>
        </table:table-row>
        <table:table-row table:style-name="表格192.3">
          <table:table-cell table:style-name="表格192.A4" table:number-columns-spanned="2" office:value-type="string">
            <text:p text:style-name="P2">返回值</text:p>
          </table:table-cell>
          <table:covered-table-cell/>
          <table:table-cell table:style-name="表格192.C3" office:value-type="string">
            <text:p text:style-name="P1">权限改变成功返回0，失败返回-1，错误原因存于errno。</text:p>
          </table:table-cell>
        </table:table-row>
        <table:table-row table:style-name="表格192.3">
          <table:table-cell table:style-name="表格192.A8" table:number-columns-spanned="2" office:value-type="string">
            <text:p text:style-name="P2">错误代码</text:p>
          </table:table-cell>
          <table:covered-table-cell/>
          <table:table-cell table:style-name="表格192.C3" office:value-type="string">
            <text:p text:style-name="P1">EPERM <text:s/>进程的有效用户识别码与欲修改权限的文件拥有者不同，而且也不具root权限。</text:p>
            <text:p text:style-name="Standard">EACCESS 参数path所指定的文件无法存取。</text:p>
            <text:p text:style-name="Standard">EROFS <text:s text:c="2"/>欲写入权限的文件存在于只读文件系统内。</text:p>
            <text:p text:style-name="Standard">EFAULT <text:s/>参数path指针超出可存取内存空间。</text:p>
            <text:p text:style-name="Standard">EINVAL <text:s/>参数mode不正确</text:p>
            <text:p text:style-name="Standard">ENAMETOOLONG 参数path太长</text:p>
            <text:p text:style-name="Standard">ENOENT <text:s/>指定的文件不存在</text:p>
            <text:p text:style-name="Standard">ENOTDIR <text:s/>参数path路径并非一目录</text:p>
            <text:p text:style-name="Standard">ENOMEM <text:s/>核心内存不足</text:p>
            <text:p text:style-name="Standard">ELOOP <text:s text:c="4"/>参数path有过多符号连接问题。</text:p>
            <text:p text:style-name="Standard">EIO <text:s text:c="4"/>I/O存取错误</text:p>
          </table:table-cell>
        </table:table-row>
        <table:table-row table:style-name="表格192.9">
          <table:table-cell table:style-name="表格192.C3" table:number-columns-spanned="3" office:value-type="string">
            <text:p text:style-name="P2"/>
          </table:table-cell>
          <table:covered-table-cell/>
          <table:covered-table-cell/>
        </table:table-row>
        <table:table-row table:style-name="表格192.10">
          <table:table-cell table:style-name="表格192.A10" office:value-type="string">
            <text:p text:style-name="P2">范例</text:p>
          </table:table-cell>
          <table:table-cell table:style-name="表格192.B10" table:number-columns-spanned="2" office:value-type="string">
            <text:p text:style-name="P1"/>
          </table:table-cell>
          <table:covered-table-cell/>
        </table:table-row>
        <table:table-row table:style-name="表格192.11">
          <table:table-cell table:style-name="表格192.A11" table:number-columns-spanned="3" office:value-type="string">
            <text:p text:style-name="P1">/* 将/etc/passwd文件权限设成S_IRUSR|S_IWUSR|S_IRGRP|S_IROTH <text:s/>*/</text:p>
            <text:p text:style-name="Standard">#include&lt;sys/types.h&gt;</text:p>
            <text:p text:style-name="Standard">#include&lt;sys/stat.h&gt;</text:p>
            <text:p text:style-name="Standard">main()</text:p>
            <text:p text:style-name="Standard">{</text:p>
            <text:p text:style-name="Standard"><text:s/>chmod(“/etc/passwd”,S_IRUSR|S_IWUSR|S_IRGRP|S_IROTH);</text:p>
            <text:p text:style-name="Standard">}</text:p>
          </table:table-cell>
          <table:covered-table-cell/>
          <table:covered-table-cell/>
        </table:table-row>
      </table:table>
      <text:p text:style-name="P4"/>
      <text:p text:style-name="P4"/>
      <table:table table:name="表格193" table:style-name="表格193">
        <table:table-column table:style-name="表格193.A"/>
        <table:table-column table:style-name="表格193.B"/>
        <table:table-column table:style-name="表格193.C"/>
        <table:table-row table:style-name="表格193.1">
          <table:table-cell table:style-name="表格193.A1" table:number-columns-spanned="3" office:value-type="string">
            <text:p text:style-name="P5">chown（改变文件的所有者）</text:p>
          </table:table-cell>
          <table:covered-table-cell/>
          <table:covered-table-cell/>
        </table:table-row>
        <table:table-row table:style-name="表格193.2">
          <table:table-cell table:style-name="表格193.A2" table:number-columns-spanned="3" office:value-type="string">
            <text:p text:style-name="P3"/>
          </table:table-cell>
          <table:covered-table-cell/>
          <table:covered-table-cell/>
        </table:table-row>
        <table:table-row table:style-name="表格193.3">
          <table:table-cell table:style-name="表格193.A3" table:number-columns-spanned="2" office:value-type="string">
            <text:p text:style-name="P2">相关函数</text:p>
          </table:table-cell>
          <table:covered-table-cell/>
          <table:table-cell table:style-name="表格193.C3" office:value-type="string">
            <text:p text:style-name="P1">fchown，lchown，chmod</text:p>
          </table:table-cell>
        </table:table-row>
        <table:table-row table:style-name="表格193.3">
          <table:table-cell table:style-name="表格193.A4" table:number-columns-spanned="2" office:value-type="string">
            <text:p text:style-name="P2">表头文件</text:p>
          </table:table-cell>
          <table:covered-table-cell/>
          <table:table-cell table:style-name="表格193.C3" office:value-type="string">
            <text:p text:style-name="P1">#include&lt;sys/types.h&gt;</text:p>
            <text:p text:style-name="Standard">#include&lt;unistd.h&gt;</text:p>
          </table:table-cell>
        </table:table-row>
        <table:table-row table:style-name="表格193.3">
          <table:table-cell table:style-name="表格193.A4" table:number-columns-spanned="2" office:value-type="string">
            <text:p text:style-name="P2">定义函数</text:p>
          </table:table-cell>
          <table:covered-table-cell/>
          <table:table-cell table:style-name="表格193.C3" office:value-type="string">
            <text:p text:style-name="P1">int chown(const char * path, uid_t owner,gid_t group);</text:p>
          </table:table-cell>
        </table:table-row>
        <text:soft-page-break/>
        <table:table-row table:style-name="表格193.3">
          <table:table-cell table:style-name="表格193.A4" table:number-columns-spanned="2" office:value-type="string">
            <text:p text:style-name="P2">函数说明</text:p>
          </table:table-cell>
          <table:covered-table-cell/>
          <table:table-cell table:style-name="表格193.C3" office:value-type="string">
            <text:p text:style-name="P1">chown（）会将参数path指定文件的所有者变更为参数owner代表的用户，而将该文件的组变更为参数group组。如果参数owner或group为-1，对应的所有者或组不会有所改变。root与文件所有者皆可改变文件组，但所有者必须是参数group组的成员。当root用chown（）改变文件所有者或组时，该文件若具有S_ISUID或S_ISGID权限，则会清除此权限位，此外如果具有S_ISGID权限但不具S_IXGRP位，则该文件会被强制锁定，文件模式会保留。</text:p>
          </table:table-cell>
        </table:table-row>
        <table:table-row table:style-name="表格193.3">
          <table:table-cell table:style-name="表格193.A4" table:number-columns-spanned="2" office:value-type="string">
            <text:p text:style-name="P2">返回值</text:p>
          </table:table-cell>
          <table:covered-table-cell/>
          <table:table-cell table:style-name="表格193.C3" office:value-type="string">
            <text:p text:style-name="P1">成功则返回0，失败返回-1，错误原因存于errno。</text:p>
          </table:table-cell>
        </table:table-row>
        <table:table-row table:style-name="表格193.3">
          <table:table-cell table:style-name="表格193.A8" table:number-columns-spanned="2" office:value-type="string">
            <text:p text:style-name="P2">错误代码</text:p>
          </table:table-cell>
          <table:covered-table-cell/>
          <table:table-cell table:style-name="表格193.C3" office:value-type="string">
            <text:p text:style-name="P1">参考chmod（）。</text:p>
          </table:table-cell>
        </table:table-row>
        <table:table-row table:style-name="表格193.9">
          <table:table-cell table:style-name="表格193.C3" table:number-columns-spanned="3" office:value-type="string">
            <text:p text:style-name="P2"/>
          </table:table-cell>
          <table:covered-table-cell/>
          <table:covered-table-cell/>
        </table:table-row>
        <table:table-row table:style-name="表格193.10">
          <table:table-cell table:style-name="表格193.A10" office:value-type="string">
            <text:p text:style-name="P2">范例</text:p>
          </table:table-cell>
          <table:table-cell table:style-name="表格193.B10" table:number-columns-spanned="2" office:value-type="string">
            <text:p text:style-name="P1"/>
          </table:table-cell>
          <table:covered-table-cell/>
        </table:table-row>
        <table:table-row table:style-name="表格193.11">
          <table:table-cell table:style-name="表格193.A11" table:number-columns-spanned="3" office:value-type="string">
            <text:p text:style-name="P1">/* 将/etc/passwd的所有者和组都设为root */</text:p>
            <text:p text:style-name="Standard">#include&lt;sys/types.h&gt;</text:p>
            <text:p text:style-name="Standard">#include&lt;unistd.h&gt;</text:p>
            <text:p text:style-name="Standard">main()</text:p>
            <text:p text:style-name="Standard">{</text:p>
            <text:p text:style-name="Standard"><text:s text:c="2"/>chown(“/etc/passwd”,0,0);</text:p>
            <text:p text:style-name="Standard">}</text:p>
          </table:table-cell>
          <table:covered-table-cell/>
          <table:covered-table-cell/>
        </table:table-row>
      </table:table>
      <text:p text:style-name="P4"/>
      <text:p text:style-name="P4"/>
      <table:table table:name="表格194" table:style-name="表格194">
        <table:table-column table:style-name="表格194.A"/>
        <table:table-column table:style-name="表格194.B"/>
        <table:table-column table:style-name="表格194.C"/>
        <table:table-row table:style-name="表格194.1">
          <table:table-cell table:style-name="表格194.A1" table:number-columns-spanned="3" office:value-type="string">
            <text:p text:style-name="P5">chroot（改变根目录）</text:p>
          </table:table-cell>
          <table:covered-table-cell/>
          <table:covered-table-cell/>
        </table:table-row>
        <table:table-row table:style-name="表格194.2">
          <table:table-cell table:style-name="表格194.A2" table:number-columns-spanned="3" office:value-type="string">
            <text:p text:style-name="P3"/>
          </table:table-cell>
          <table:covered-table-cell/>
          <table:covered-table-cell/>
        </table:table-row>
        <table:table-row table:style-name="表格194.3">
          <table:table-cell table:style-name="表格194.A3" table:number-columns-spanned="2" office:value-type="string">
            <text:p text:style-name="P2">相关函数</text:p>
          </table:table-cell>
          <table:covered-table-cell/>
          <table:table-cell table:style-name="表格194.C3" office:value-type="string">
            <text:p text:style-name="P1">chdir</text:p>
          </table:table-cell>
        </table:table-row>
        <table:table-row table:style-name="表格194.3">
          <table:table-cell table:style-name="表格194.A4" table:number-columns-spanned="2" office:value-type="string">
            <text:p text:style-name="P2">表头文件</text:p>
          </table:table-cell>
          <table:covered-table-cell/>
          <table:table-cell table:style-name="表格194.C3" office:value-type="string">
            <text:p text:style-name="P1">#include&lt;unistd.h&gt;</text:p>
          </table:table-cell>
        </table:table-row>
        <table:table-row table:style-name="表格194.3">
          <table:table-cell table:style-name="表格194.A4" table:number-columns-spanned="2" office:value-type="string">
            <text:p text:style-name="P2">定义函数</text:p>
          </table:table-cell>
          <table:covered-table-cell/>
          <table:table-cell table:style-name="表格194.C3" office:value-type="string">
            <text:p text:style-name="P1">int chroot(const char * path);</text:p>
          </table:table-cell>
        </table:table-row>
        <table:table-row table:style-name="表格194.3">
          <table:table-cell table:style-name="表格194.A4" table:number-columns-spanned="2" office:value-type="string">
            <text:p text:style-name="P2">函数说明</text:p>
          </table:table-cell>
          <table:covered-table-cell/>
          <table:table-cell table:style-name="表格194.C3" office:value-type="string">
            <text:p text:style-name="P1">chroot（）用来改变根目录为参数path所指定的目录。只有超级用户才允许改变根目录，子进程将继承新的根目录。</text:p>
          </table:table-cell>
        </table:table-row>
        <table:table-row table:style-name="表格194.3">
          <table:table-cell table:style-name="表格194.A4" table:number-columns-spanned="2" office:value-type="string">
            <text:p text:style-name="P2">返回值</text:p>
          </table:table-cell>
          <table:covered-table-cell/>
          <table:table-cell table:style-name="表格194.C3" office:value-type="string">
            <text:p text:style-name="P1">调用成功则返回0，失败则返-1，错误代码存于errno。</text:p>
          </table:table-cell>
        </table:table-row>
        <table:table-row table:style-name="表格194.3">
          <table:table-cell table:style-name="表格194.A8" table:number-columns-spanned="2" office:value-type="string">
            <text:p text:style-name="P2">错误代码</text:p>
          </table:table-cell>
          <table:covered-table-cell/>
          <table:table-cell table:style-name="表格194.C3" office:value-type="string">
            <text:p text:style-name="P1">EPERM <text:s/>权限不足，无法改变根目录。</text:p>
            <text:p text:style-name="Standard">EFAULT <text:s/>参数path指针超出可存取内存空间。</text:p>
            <text:p text:style-name="Standard">ENAMETOOLONG 参数path太长。</text:p>
            <text:p text:style-name="Standard">ENOTDIR <text:s/>路径中的目录存在但却非真正的目录。</text:p>
            <text:p text:style-name="Standard">EACCESS <text:s/>存取目录时被拒绝</text:p>
            <text:p text:style-name="Standard">ENOMEM <text:s/>核心内存不足。</text:p>
            <text:p text:style-name="Standard">ELOOP <text:s/>参数path有过多符号连接问题。</text:p>
            <text:p text:style-name="Standard">EIO <text:s/>I/O存取错误。</text:p>
          </table:table-cell>
        </table:table-row>
        <table:table-row table:style-name="表格194.9">
          <table:table-cell table:style-name="表格194.C3" table:number-columns-spanned="3" office:value-type="string">
            <text:p text:style-name="P2"/>
          </table:table-cell>
          <table:covered-table-cell/>
          <table:covered-table-cell/>
        </table:table-row>
        <table:table-row table:style-name="表格194.10">
          <table:table-cell table:style-name="表格194.A10" office:value-type="string">
            <text:p text:style-name="P2">范例</text:p>
          </table:table-cell>
          <table:table-cell table:style-name="表格194.B10" table:number-columns-spanned="2" office:value-type="string">
            <text:p text:style-name="P1"/>
          </table:table-cell>
          <table:covered-table-cell/>
        </table:table-row>
        <text:soft-page-break/>
        <table:table-row table:style-name="表格194.11">
          <table:table-cell table:style-name="表格194.A11" table:number-columns-spanned="3" office:value-type="string">
            <text:p text:style-name="P1">/* 将根目录改为/tmp ,并将工作目录切换至/tmp */</text:p>
            <text:p text:style-name="Standard">#include&lt;unistd.h&gt;</text:p>
            <text:p text:style-name="Standard">main()</text:p>
            <text:p text:style-name="Standard">{</text:p>
            <text:p text:style-name="Standard"><text:s/>chroot(“/tmp”);</text:p>
            <text:p text:style-name="Standard"><text:s/>chdir(“/”);</text:p>
            <text:p text:style-name="Standard">}</text:p>
          </table:table-cell>
          <table:covered-table-cell/>
          <table:covered-table-cell/>
        </table:table-row>
      </table:table>
      <text:p text:style-name="P4"/>
      <text:p text:style-name="P4"/>
      <table:table table:name="表格195" table:style-name="表格195">
        <table:table-column table:style-name="表格195.A"/>
        <table:table-column table:style-name="表格195.B"/>
        <table:table-column table:style-name="表格195.C"/>
        <table:table-row table:style-name="表格195.1">
          <table:table-cell table:style-name="表格195.A1" table:number-columns-spanned="3" office:value-type="string">
            <text:p text:style-name="P5">closedir（关闭目录）</text:p>
          </table:table-cell>
          <table:covered-table-cell/>
          <table:covered-table-cell/>
        </table:table-row>
        <table:table-row table:style-name="表格195.2">
          <table:table-cell table:style-name="表格195.A2" table:number-columns-spanned="3" office:value-type="string">
            <text:p text:style-name="P3"/>
          </table:table-cell>
          <table:covered-table-cell/>
          <table:covered-table-cell/>
        </table:table-row>
        <table:table-row table:style-name="表格195.3">
          <table:table-cell table:style-name="表格195.A3" table:number-columns-spanned="2" office:value-type="string">
            <text:p text:style-name="P2">相关函数</text:p>
          </table:table-cell>
          <table:covered-table-cell/>
          <table:table-cell table:style-name="表格195.C3" office:value-type="string">
            <text:p text:style-name="P1">opendir</text:p>
          </table:table-cell>
        </table:table-row>
        <table:table-row table:style-name="表格195.3">
          <table:table-cell table:style-name="表格195.A4" table:number-columns-spanned="2" office:value-type="string">
            <text:p text:style-name="P2">表头文件</text:p>
          </table:table-cell>
          <table:covered-table-cell/>
          <table:table-cell table:style-name="表格195.C3" office:value-type="string">
            <text:p text:style-name="P1">#include&lt;sys/types.h&gt;</text:p>
            <text:p text:style-name="Standard">#include&lt;dirent.h&gt;</text:p>
          </table:table-cell>
        </table:table-row>
        <table:table-row table:style-name="表格195.3">
          <table:table-cell table:style-name="表格195.A4" table:number-columns-spanned="2" office:value-type="string">
            <text:p text:style-name="P2">定义函数</text:p>
          </table:table-cell>
          <table:covered-table-cell/>
          <table:table-cell table:style-name="表格195.C3" office:value-type="string">
            <text:p text:style-name="P1">int closedir(DIR *dir);</text:p>
          </table:table-cell>
        </table:table-row>
        <table:table-row table:style-name="表格195.3">
          <table:table-cell table:style-name="表格195.A4" table:number-columns-spanned="2" office:value-type="string">
            <text:p text:style-name="P2">函数说明</text:p>
          </table:table-cell>
          <table:covered-table-cell/>
          <table:table-cell table:style-name="表格195.C3" office:value-type="string">
            <text:p text:style-name="P1">closedir（）关闭参数dir所指的目录流。</text:p>
          </table:table-cell>
        </table:table-row>
        <table:table-row table:style-name="表格195.3">
          <table:table-cell table:style-name="表格195.A4" table:number-columns-spanned="2" office:value-type="string">
            <text:p text:style-name="P2">返回值</text:p>
          </table:table-cell>
          <table:covered-table-cell/>
          <table:table-cell table:style-name="表格195.C3" office:value-type="string">
            <text:p text:style-name="P1">关闭成功则返回0，失败返回-1，错误原因存于errno中。</text:p>
          </table:table-cell>
        </table:table-row>
        <table:table-row table:style-name="表格195.3">
          <table:table-cell table:style-name="表格195.A8" table:number-columns-spanned="2" office:value-type="string">
            <text:p text:style-name="P2">错误代码</text:p>
          </table:table-cell>
          <table:covered-table-cell/>
          <table:table-cell table:style-name="表格195.C3" office:value-type="string">
            <text:p text:style-name="P1">EBADF <text:s/>参数dir为无效的目录流</text:p>
          </table:table-cell>
        </table:table-row>
        <table:table-row table:style-name="表格195.9">
          <table:table-cell table:style-name="表格195.C3" table:number-columns-spanned="3" office:value-type="string">
            <text:p text:style-name="P2"/>
          </table:table-cell>
          <table:covered-table-cell/>
          <table:covered-table-cell/>
        </table:table-row>
        <table:table-row table:style-name="表格195.10">
          <table:table-cell table:style-name="表格195.A10" office:value-type="string">
            <text:p text:style-name="P2">范例</text:p>
          </table:table-cell>
          <table:table-cell table:style-name="表格195.B10" table:number-columns-spanned="2" office:value-type="string">
            <text:p text:style-name="P1"/>
          </table:table-cell>
          <table:covered-table-cell/>
        </table:table-row>
        <table:table-row table:style-name="表格195.11">
          <table:table-cell table:style-name="表格195.A11" table:number-columns-spanned="3" office:value-type="string">
            <text:p text:style-name="P1">参考readir（）。</text:p>
          </table:table-cell>
          <table:covered-table-cell/>
          <table:covered-table-cell/>
        </table:table-row>
      </table:table>
      <text:p text:style-name="P4"/>
      <text:p text:style-name="P4"/>
      <table:table table:name="表格196" table:style-name="表格196">
        <table:table-column table:style-name="表格196.A"/>
        <table:table-column table:style-name="表格196.B"/>
        <table:table-column table:style-name="表格196.C"/>
        <table:table-column table:style-name="表格196.D"/>
        <table:table-row table:style-name="表格196.1">
          <table:table-cell table:style-name="表格196.A1" table:number-columns-spanned="4" office:value-type="string">
            <text:p text:style-name="P5">fchdir（改变当前的工作目录）</text:p>
          </table:table-cell>
          <table:covered-table-cell/>
          <table:covered-table-cell/>
          <table:covered-table-cell/>
        </table:table-row>
        <table:table-row table:style-name="表格196.2">
          <table:table-cell table:style-name="表格196.A2" table:number-columns-spanned="4" office:value-type="string">
            <text:p text:style-name="P3"/>
          </table:table-cell>
          <table:covered-table-cell/>
          <table:covered-table-cell/>
          <table:covered-table-cell/>
        </table:table-row>
        <table:table-row table:style-name="表格196.3">
          <table:table-cell table:style-name="表格196.A3" table:number-columns-spanned="3" office:value-type="string">
            <text:p text:style-name="P2">相关函数</text:p>
          </table:table-cell>
          <table:covered-table-cell/>
          <table:covered-table-cell/>
          <table:table-cell table:style-name="表格196.D3" office:value-type="string">
            <text:p text:style-name="P1">getcwd，chroot</text:p>
          </table:table-cell>
        </table:table-row>
        <table:table-row table:style-name="表格196.3">
          <table:table-cell table:style-name="表格196.A4" table:number-columns-spanned="3" office:value-type="string">
            <text:p text:style-name="P2">表头文件</text:p>
          </table:table-cell>
          <table:covered-table-cell/>
          <table:covered-table-cell/>
          <table:table-cell table:style-name="表格196.D3" office:value-type="string">
            <text:p text:style-name="P1">#include&lt;unistd.h&gt;</text:p>
          </table:table-cell>
        </table:table-row>
        <table:table-row table:style-name="表格196.3">
          <table:table-cell table:style-name="表格196.A4" table:number-columns-spanned="3" office:value-type="string">
            <text:p text:style-name="P2">定义函数</text:p>
          </table:table-cell>
          <table:covered-table-cell/>
          <table:covered-table-cell/>
          <table:table-cell table:style-name="表格196.D3" office:value-type="string">
            <text:p text:style-name="P1">int fchdir(int fd);</text:p>
          </table:table-cell>
        </table:table-row>
        <table:table-row table:style-name="表格196.3">
          <table:table-cell table:style-name="表格196.A4" table:number-columns-spanned="3" office:value-type="string">
            <text:p text:style-name="P2">函数说明</text:p>
          </table:table-cell>
          <table:covered-table-cell/>
          <table:covered-table-cell/>
          <table:table-cell table:style-name="表格196.D3" office:value-type="string">
            <text:p text:style-name="P1">fchdir（）用来将当前的工作目录改变成以参数fd所指的文件描述词。</text:p>
          </table:table-cell>
        </table:table-row>
        <table:table-row table:style-name="表格196.3">
          <table:table-cell table:style-name="表格196.A4" table:number-columns-spanned="3" office:value-type="string">
            <text:p text:style-name="P2">返回值</text:p>
          </table:table-cell>
          <table:covered-table-cell/>
          <table:covered-table-cell/>
          <table:table-cell table:style-name="表格196.D3" office:value-type="string">
            <text:p text:style-name="P1">执行成功则返回0，失败返回-1，errno为错误代码。</text:p>
          </table:table-cell>
        </table:table-row>
        <table:table-row table:style-name="表格196.3">
          <table:table-cell table:style-name="表格196.A8" table:number-columns-spanned="3" office:value-type="string">
            <text:p text:style-name="P2">附加说明</text:p>
          </table:table-cell>
          <table:covered-table-cell/>
          <table:covered-table-cell/>
          <table:table-cell table:style-name="表格196.D3" office:value-type="string">
            <text:p text:style-name="P1"/>
          </table:table-cell>
        </table:table-row>
        <table:table-row table:style-name="表格196.9">
          <table:table-cell table:style-name="表格196.D3" table:number-columns-spanned="4" office:value-type="string">
            <text:p text:style-name="P2"/>
          </table:table-cell>
          <table:covered-table-cell/>
          <table:covered-table-cell/>
          <table:covered-table-cell/>
        </table:table-row>
        <text:soft-page-break/>
        <table:table-row table:style-name="表格196.10">
          <table:table-cell table:style-name="表格196.A10" office:value-type="string">
            <text:p text:style-name="P2">范例</text:p>
          </table:table-cell>
          <table:table-cell table:style-name="表格196.B10" table:number-columns-spanned="3" office:value-type="string">
            <text:p text:style-name="P1"/>
          </table:table-cell>
          <table:covered-table-cell/>
          <table:covered-table-cell/>
        </table:table-row>
        <table:table-row table:style-name="表格196.11">
          <table:table-cell table:style-name="表格196.A11" table:number-columns-spanned="4" office:value-type="string">
            <text:p text:style-name="P1">#include&lt;sys/types.h&gt;</text:p>
            <text:p text:style-name="Standard">#include&lt;sys/stat.h&gt;</text:p>
            <text:p text:style-name="Standard">#include&lt;fcntl.h&gt;</text:p>
            <text:p text:style-name="Standard">#include&lt;unistd.h&gt;</text:p>
            <text:p text:style-name="Standard">main()</text:p>
            <text:p text:style-name="Standard">{</text:p>
            <text:p text:style-name="Standard"><text:s text:c="2"/>int fd;</text:p>
            <text:p text:style-name="Standard"><text:s text:c="2"/>fd = open(“/tmp”,O_RDONLY);</text:p>
            <text:p text:style-name="Standard"><text:s text:c="2"/>fchdir(fd);</text:p>
            <text:p text:style-name="Standard"><text:s text:c="2"/>printf(“current working directory : %s \n”,getcwd(NULL,NULL));</text:p>
            <text:p text:style-name="Standard"><text:s text:c="2"/>close(fd);</text:p>
            <text:p text:style-name="Standard">}</text:p>
          </table:table-cell>
          <table:covered-table-cell/>
          <table:covered-table-cell/>
          <table:covered-table-cell/>
        </table:table-row>
        <table:table-row table:style-name="表格196.12">
          <table:table-cell table:style-name="表格196.A10" table:number-columns-spanned="2" office:value-type="string">
            <text:p text:style-name="P2">执行</text:p>
          </table:table-cell>
          <table:covered-table-cell/>
          <table:table-cell table:style-name="表格196.B10" table:number-columns-spanned="2" office:value-type="string">
            <text:p text:style-name="P1"/>
          </table:table-cell>
          <table:covered-table-cell/>
        </table:table-row>
        <table:table-row table:style-name="表格196.13">
          <table:table-cell table:style-name="表格196.A11" table:number-columns-spanned="4" office:value-type="string">
            <text:p text:style-name="P1">current working directory : /tmp</text:p>
          </table:table-cell>
          <table:covered-table-cell/>
          <table:covered-table-cell/>
          <table:covered-table-cell/>
        </table:table-row>
      </table:table>
      <text:p text:style-name="P4"/>
      <text:p text:style-name="P4"/>
      <table:table table:name="表格197" table:style-name="表格197">
        <table:table-column table:style-name="表格197.A"/>
        <table:table-column table:style-name="表格197.B"/>
        <table:table-column table:style-name="表格197.C"/>
        <table:table-row table:style-name="表格197.1">
          <table:table-cell table:style-name="表格197.A1" table:number-columns-spanned="3" office:value-type="string">
            <text:p text:style-name="P5">fchmod（改变文件的权限）</text:p>
          </table:table-cell>
          <table:covered-table-cell/>
          <table:covered-table-cell/>
        </table:table-row>
        <table:table-row table:style-name="表格197.2">
          <table:table-cell table:style-name="表格197.A2" table:number-columns-spanned="3" office:value-type="string">
            <text:p text:style-name="P3"/>
          </table:table-cell>
          <table:covered-table-cell/>
          <table:covered-table-cell/>
        </table:table-row>
        <table:table-row table:style-name="表格197.3">
          <table:table-cell table:style-name="表格197.A3" table:number-columns-spanned="2" office:value-type="string">
            <text:p text:style-name="P2">相关函数</text:p>
          </table:table-cell>
          <table:covered-table-cell/>
          <table:table-cell table:style-name="表格197.C3" office:value-type="string">
            <text:p text:style-name="P1">chmod，stat，open，chown</text:p>
          </table:table-cell>
        </table:table-row>
        <table:table-row table:style-name="表格197.3">
          <table:table-cell table:style-name="表格197.A4" table:number-columns-spanned="2" office:value-type="string">
            <text:p text:style-name="P2">表头文件</text:p>
          </table:table-cell>
          <table:covered-table-cell/>
          <table:table-cell table:style-name="表格197.C3" office:value-type="string">
            <text:p text:style-name="P1">#include&lt;sys/types.h&gt;</text:p>
            <text:p text:style-name="Standard">#include&lt;sys/stat.h&gt;</text:p>
          </table:table-cell>
        </table:table-row>
        <table:table-row table:style-name="表格197.3">
          <table:table-cell table:style-name="表格197.A4" table:number-columns-spanned="2" office:value-type="string">
            <text:p text:style-name="P2">定义函数</text:p>
          </table:table-cell>
          <table:covered-table-cell/>
          <table:table-cell table:style-name="表格197.C3" office:value-type="string">
            <text:p text:style-name="P1">int fchmod(int fildes,mode_t mode);</text:p>
          </table:table-cell>
        </table:table-row>
        <table:table-row table:style-name="表格197.3">
          <table:table-cell table:style-name="表格197.A4" table:number-columns-spanned="2" office:value-type="string">
            <text:p text:style-name="P2">函数说明</text:p>
          </table:table-cell>
          <table:covered-table-cell/>
          <table:table-cell table:style-name="表格197.C3" office:value-type="string">
            <text:p text:style-name="P1">fchmod（）会依参数mode权限来更改参数fildes所指文件的权限。</text:p>
            <text:p text:style-name="Standard">参数fildes为已打开文件的文件描述词。</text:p>
            <text:p text:style-name="Standard">参数mode请参考chmod（）。</text:p>
          </table:table-cell>
        </table:table-row>
        <table:table-row table:style-name="表格197.3">
          <table:table-cell table:style-name="表格197.A4" table:number-columns-spanned="2" office:value-type="string">
            <text:p text:style-name="P2">返回值</text:p>
          </table:table-cell>
          <table:covered-table-cell/>
          <table:table-cell table:style-name="表格197.C3" office:value-type="string">
            <text:p text:style-name="P1">权限改变成功则返回0，失败返回-1，错误原因存于errno。</text:p>
          </table:table-cell>
        </table:table-row>
        <table:table-row table:style-name="表格197.3">
          <table:table-cell table:style-name="表格197.A8" table:number-columns-spanned="2" office:value-type="string">
            <text:p text:style-name="P2">错误原因</text:p>
          </table:table-cell>
          <table:covered-table-cell/>
          <table:table-cell table:style-name="表格197.C3" office:value-type="string">
            <text:p text:style-name="P1">EBADF <text:s/>参数fildes为无效的文件描述词。</text:p>
            <text:p text:style-name="Standard">EPERM <text:s/>进程的有效用户识别码与欲修改权限的文件所有者不同，而且也不具root权限。</text:p>
            <text:p text:style-name="Standard">EROFS <text:s/>欲写入权限的文件存在于只读文件系统内。</text:p>
            <text:p text:style-name="Standard">EIO <text:s text:c="2"/>I/O存取错误。</text:p>
          </table:table-cell>
        </table:table-row>
        <table:table-row table:style-name="表格197.9">
          <table:table-cell table:style-name="表格197.C3" table:number-columns-spanned="3" office:value-type="string">
            <text:p text:style-name="P2"/>
          </table:table-cell>
          <table:covered-table-cell/>
          <table:covered-table-cell/>
        </table:table-row>
        <table:table-row table:style-name="表格197.10">
          <table:table-cell table:style-name="表格197.A10" office:value-type="string">
            <text:p text:style-name="P2">范例</text:p>
          </table:table-cell>
          <table:table-cell table:style-name="表格197.B10" table:number-columns-spanned="2" office:value-type="string">
            <text:p text:style-name="P1"/>
          </table:table-cell>
          <table:covered-table-cell/>
        </table:table-row>
        <text:soft-page-break/>
        <table:table-row table:style-name="表格197.11">
          <table:table-cell table:style-name="表格197.A11" table:number-columns-spanned="3" office:value-type="string">
            <text:p text:style-name="P1">#include&lt;sys/stat.h&gt;</text:p>
            <text:p text:style-name="Standard">#include&lt;fcntl.h&gt;</text:p>
            <text:p text:style-name="Standard">main()</text:p>
            <text:p text:style-name="Standard">{</text:p>
            <text:p text:style-name="Standard"><text:s text:c="2"/>int fd;</text:p>
            <text:p text:style-name="Standard"><text:s text:c="2"/>fd = open (“/etc/passwd”,O_RDONLY);</text:p>
            <text:p text:style-name="Standard"><text:s text:c="2"/>fchmod(fd,S_IRUSR|S_IWUSR|S_IRGRP|S_IROTH);</text:p>
            <text:p text:style-name="Standard"><text:s text:c="2"/>close(fd);</text:p>
            <text:p text:style-name="Standard">}</text:p>
          </table:table-cell>
          <table:covered-table-cell/>
          <table:covered-table-cell/>
        </table:table-row>
      </table:table>
      <text:p text:style-name="P4"/>
      <text:p text:style-name="P4"/>
      <table:table table:name="表格198" table:style-name="表格198">
        <table:table-column table:style-name="表格198.A"/>
        <table:table-column table:style-name="表格198.B"/>
        <table:table-column table:style-name="表格198.C"/>
        <table:table-row table:style-name="表格198.1">
          <table:table-cell table:style-name="表格198.A1" table:number-columns-spanned="3" office:value-type="string">
            <text:p text:style-name="P5">fchown（改变文件的所有者）</text:p>
          </table:table-cell>
          <table:covered-table-cell/>
          <table:covered-table-cell/>
        </table:table-row>
        <table:table-row table:style-name="表格198.2">
          <table:table-cell table:style-name="表格198.A2" table:number-columns-spanned="3" office:value-type="string">
            <text:p text:style-name="P3"/>
          </table:table-cell>
          <table:covered-table-cell/>
          <table:covered-table-cell/>
        </table:table-row>
        <table:table-row table:style-name="表格198.3">
          <table:table-cell table:style-name="表格198.A3" table:number-columns-spanned="2" office:value-type="string">
            <text:p text:style-name="P2">相关函数</text:p>
          </table:table-cell>
          <table:covered-table-cell/>
          <table:table-cell table:style-name="表格198.C3" office:value-type="string">
            <text:p text:style-name="P1">chown，lchown，chmod</text:p>
          </table:table-cell>
        </table:table-row>
        <table:table-row table:style-name="表格198.3">
          <table:table-cell table:style-name="表格198.A4" table:number-columns-spanned="2" office:value-type="string">
            <text:p text:style-name="P2">表头文件</text:p>
          </table:table-cell>
          <table:covered-table-cell/>
          <table:table-cell table:style-name="表格198.C3" office:value-type="string">
            <text:p text:style-name="P1">#include&lt;sys/types.h&gt;</text:p>
            <text:p text:style-name="Standard">#include&lt;unistd.h&gt;</text:p>
          </table:table-cell>
        </table:table-row>
        <table:table-row table:style-name="表格198.3">
          <table:table-cell table:style-name="表格198.A4" table:number-columns-spanned="2" office:value-type="string">
            <text:p text:style-name="P2">定义函数</text:p>
          </table:table-cell>
          <table:covered-table-cell/>
          <table:table-cell table:style-name="表格198.C3" office:value-type="string">
            <text:p text:style-name="P1">int fchown(int fd,uid_t owner,gid_t group);</text:p>
          </table:table-cell>
        </table:table-row>
        <table:table-row table:style-name="表格198.3">
          <table:table-cell table:style-name="表格198.A4" table:number-columns-spanned="2" office:value-type="string">
            <text:p text:style-name="P2">函数说明</text:p>
          </table:table-cell>
          <table:covered-table-cell/>
          <table:table-cell table:style-name="表格198.C3" office:value-type="string">
            <text:p text:style-name="P1">fchown（）会将参数fd指定文件的所有者变更为参数owner代表的用户，而将该文件的组变更为参数group组。如果参数owner或group为-1，对映的所有者或组有所改变。参数fd为已打开的文件描述词。当root用fchown（）改变文件所有者或组时，该文件若具S_ISUID或S_ISGID权限，则会清除此权限位。</text:p>
          </table:table-cell>
        </table:table-row>
        <table:table-row table:style-name="表格198.3">
          <table:table-cell table:style-name="表格198.A4" table:number-columns-spanned="2" office:value-type="string">
            <text:p text:style-name="P2">返回值</text:p>
          </table:table-cell>
          <table:covered-table-cell/>
          <table:table-cell table:style-name="表格198.C3" office:value-type="string">
            <text:p text:style-name="P1">成功则返回0，失败则返回-1，错误原因存于errno。</text:p>
          </table:table-cell>
        </table:table-row>
        <table:table-row table:style-name="表格198.3">
          <table:table-cell table:style-name="表格198.A8" table:number-columns-spanned="2" office:value-type="string">
            <text:p text:style-name="P2">错误代码</text:p>
          </table:table-cell>
          <table:covered-table-cell/>
          <table:table-cell table:style-name="表格198.C3" office:value-type="string">
            <text:p text:style-name="P1">EBADF <text:s/>参数fd文件描述词为无效的或该文件已关闭。</text:p>
            <text:p text:style-name="Standard">EPERM <text:s/>进程的有效用户识别码与欲修改权限的文件所有者不同，而且也不具root权限，或是参数owner、group不正确。</text:p>
            <text:p text:style-name="Standard">EROFS <text:s/>欲写入的文件存在于只读文件系统内。</text:p>
            <text:p text:style-name="Standard">ENOENT <text:s/>指定的文件不存在</text:p>
            <text:p text:style-name="Standard">EIO I/O存取错误</text:p>
          </table:table-cell>
        </table:table-row>
        <table:table-row table:style-name="表格198.9">
          <table:table-cell table:style-name="表格198.C3" table:number-columns-spanned="3" office:value-type="string">
            <text:p text:style-name="P2"/>
          </table:table-cell>
          <table:covered-table-cell/>
          <table:covered-table-cell/>
        </table:table-row>
        <table:table-row table:style-name="表格198.10">
          <table:table-cell table:style-name="表格198.A10" office:value-type="string">
            <text:p text:style-name="P2">范例</text:p>
          </table:table-cell>
          <table:table-cell table:style-name="表格198.B10" table:number-columns-spanned="2" office:value-type="string">
            <text:p text:style-name="P1"/>
          </table:table-cell>
          <table:covered-table-cell/>
        </table:table-row>
        <table:table-row table:style-name="表格198.11">
          <table:table-cell table:style-name="表格198.A11" table:number-columns-spanned="3" office:value-type="string">
            <text:p text:style-name="P1">#include&lt;sys/types.h&gt;</text:p>
            <text:p text:style-name="Standard">#include&lt;unistd.h&gt;</text:p>
            <text:p text:style-name="Standard">#include&lt;fcntl.h&gt;</text:p>
            <text:p text:style-name="Standard">main()</text:p>
            <text:p text:style-name="Standard">{</text:p>
            <text:p text:style-name="Standard"><text:s text:c="2"/>int fd;</text:p>
            <text:p text:style-name="Standard"><text:s text:c="2"/>fd = open (“/etc/passwd”,O_RDONLY);</text:p>
            <text:p text:style-name="Standard"><text:s text:c="2"/>chown(fd,0,0);</text:p>
            <text:p text:style-name="Standard"><text:s text:c="2"/>close(fd);</text:p>
            <text:p text:style-name="Standard">}</text:p>
          </table:table-cell>
          <table:covered-table-cell/>
          <table:covered-table-cell/>
        </table:table-row>
      </table:table>
      <text:p text:style-name="P4"/>
      <text:p text:style-name="P4"><text:soft-page-break/></text:p>
      <table:table table:name="表格199" table:style-name="表格199">
        <table:table-column table:style-name="表格199.A"/>
        <table:table-column table:style-name="表格199.B"/>
        <table:table-column table:style-name="表格199.C"/>
        <table:table-column table:style-name="表格199.D"/>
        <table:table-row table:style-name="表格199.1">
          <table:table-cell table:style-name="表格199.A1" table:number-columns-spanned="4" office:value-type="string">
            <text:p text:style-name="P5">fstat（由文件描述词取得文件状态）</text:p>
          </table:table-cell>
          <table:covered-table-cell/>
          <table:covered-table-cell/>
          <table:covered-table-cell/>
        </table:table-row>
        <table:table-row table:style-name="表格199.2">
          <table:table-cell table:style-name="表格199.A2" table:number-columns-spanned="4" office:value-type="string">
            <text:p text:style-name="P3"/>
          </table:table-cell>
          <table:covered-table-cell/>
          <table:covered-table-cell/>
          <table:covered-table-cell/>
        </table:table-row>
        <table:table-row table:style-name="表格199.3">
          <table:table-cell table:style-name="表格199.A3" table:number-columns-spanned="3" office:value-type="string">
            <text:p text:style-name="P2">相关函数</text:p>
          </table:table-cell>
          <table:covered-table-cell/>
          <table:covered-table-cell/>
          <table:table-cell table:style-name="表格199.D3" office:value-type="string">
            <text:p text:style-name="P1">stat，lstat，chmod，chown，readlink，utime</text:p>
          </table:table-cell>
        </table:table-row>
        <table:table-row table:style-name="表格199.3">
          <table:table-cell table:style-name="表格199.A4" table:number-columns-spanned="3" office:value-type="string">
            <text:p text:style-name="P2">表头文件</text:p>
          </table:table-cell>
          <table:covered-table-cell/>
          <table:covered-table-cell/>
          <table:table-cell table:style-name="表格199.D3" office:value-type="string">
            <text:p text:style-name="P1">#include&lt;sys/stat.h&gt;</text:p>
            <text:p text:style-name="Standard">#include&lt;unistd.h&gt;</text:p>
          </table:table-cell>
        </table:table-row>
        <table:table-row table:style-name="表格199.3">
          <table:table-cell table:style-name="表格199.A4" table:number-columns-spanned="3" office:value-type="string">
            <text:p text:style-name="P2">定义函数</text:p>
          </table:table-cell>
          <table:covered-table-cell/>
          <table:covered-table-cell/>
          <table:table-cell table:style-name="表格199.D3" office:value-type="string">
            <text:p text:style-name="P1">int fstat(int fildes,struct stat *buf);</text:p>
          </table:table-cell>
        </table:table-row>
        <table:table-row table:style-name="表格199.3">
          <table:table-cell table:style-name="表格199.A4" table:number-columns-spanned="3" office:value-type="string">
            <text:p text:style-name="P2">函数说明</text:p>
          </table:table-cell>
          <table:covered-table-cell/>
          <table:covered-table-cell/>
          <table:table-cell table:style-name="表格199.D3" office:value-type="string">
            <text:p text:style-name="P1">fstat（）用来将参数fildes所指的文件状态，复制到参数buf所指的结构中（struct stat）。fstat（）与stat（）作用完全相同，不同处在于传入的参数为已打开的文件描述词。详细内容请参考stat（）。</text:p>
          </table:table-cell>
        </table:table-row>
        <table:table-row table:style-name="表格199.3">
          <table:table-cell table:style-name="表格199.A4" table:number-columns-spanned="3" office:value-type="string">
            <text:p text:style-name="P2">返回值</text:p>
          </table:table-cell>
          <table:covered-table-cell/>
          <table:covered-table-cell/>
          <table:table-cell table:style-name="表格199.D3" office:value-type="string">
            <text:p text:style-name="P1">执行成功则返回0，失败返回-1，错误代码存于errno。</text:p>
          </table:table-cell>
        </table:table-row>
        <table:table-row table:style-name="表格199.8">
          <table:table-cell table:style-name="表格199.D3" table:number-columns-spanned="4" office:value-type="string">
            <text:p text:style-name="P2"/>
          </table:table-cell>
          <table:covered-table-cell/>
          <table:covered-table-cell/>
          <table:covered-table-cell/>
        </table:table-row>
        <table:table-row table:style-name="表格199.9">
          <table:table-cell table:style-name="表格199.A9" office:value-type="string">
            <text:p text:style-name="P2">范例</text:p>
          </table:table-cell>
          <table:table-cell table:style-name="表格199.B9" table:number-columns-spanned="3" office:value-type="string">
            <text:p text:style-name="P1"/>
          </table:table-cell>
          <table:covered-table-cell/>
          <table:covered-table-cell/>
        </table:table-row>
        <table:table-row table:style-name="表格199.10">
          <table:table-cell table:style-name="表格199.A10" table:number-columns-spanned="4" office:value-type="string">
            <text:p text:style-name="P1">#include&lt;sys/stat.h&gt;</text:p>
            <text:p text:style-name="Standard">#include&lt;unistd.h&gt;</text:p>
            <text:p text:style-name="Standard">#include&lt;fcntk.h&gt;</text:p>
            <text:p text:style-name="Standard">main()</text:p>
            <text:p text:style-name="Standard">{</text:p>
            <text:p text:style-name="Standard"><text:s/>struct stat buf;</text:p>
            <text:p text:style-name="Standard"><text:s/>int fd;</text:p>
            <text:p text:style-name="Standard"><text:s/>fd = open (“/etc/passwd”,O_RDONLY);</text:p>
            <text:p text:style-name="Standard"><text:s/>fstat(fd,&amp;buf);</text:p>
            <text:p text:style-name="Standard"><text:s/>printf(“/etc/passwd file size +%d\n “,buf.st_size);</text:p>
            <text:p text:style-name="Standard">}</text:p>
          </table:table-cell>
          <table:covered-table-cell/>
          <table:covered-table-cell/>
          <table:covered-table-cell/>
        </table:table-row>
        <table:table-row table:style-name="表格199.11">
          <table:table-cell table:style-name="表格199.A9" table:number-columns-spanned="2" office:value-type="string">
            <text:p text:style-name="P2">执行</text:p>
          </table:table-cell>
          <table:covered-table-cell/>
          <table:table-cell table:style-name="表格199.B9" table:number-columns-spanned="2" office:value-type="string">
            <text:p text:style-name="P1"/>
          </table:table-cell>
          <table:covered-table-cell/>
        </table:table-row>
        <table:table-row table:style-name="表格199.12">
          <table:table-cell table:style-name="表格199.A10" table:number-columns-spanned="4" office:value-type="string">
            <text:p text:style-name="P1">/etc/passwd file size = 705</text:p>
          </table:table-cell>
          <table:covered-table-cell/>
          <table:covered-table-cell/>
          <table:covered-table-cell/>
        </table:table-row>
      </table:table>
      <text:p text:style-name="P4"/>
      <table:table table:name="表格200" table:style-name="表格200">
        <table:table-column table:style-name="表格200.A"/>
        <table:table-column table:style-name="表格200.B"/>
        <table:table-row table:style-name="表格200.1">
          <table:table-cell table:style-name="表格200.A1" table:number-columns-spanned="2" office:value-type="string">
            <text:p text:style-name="P5">ftruncate（改变文件大小）</text:p>
          </table:table-cell>
          <table:covered-table-cell/>
        </table:table-row>
        <table:table-row table:style-name="表格200.2">
          <table:table-cell table:style-name="表格200.A2" table:number-columns-spanned="2" office:value-type="string">
            <text:p text:style-name="P3"/>
          </table:table-cell>
          <table:covered-table-cell/>
        </table:table-row>
        <table:table-row table:style-name="表格200.3">
          <table:table-cell table:style-name="表格200.A3" office:value-type="string">
            <text:p text:style-name="P2">相关函数</text:p>
          </table:table-cell>
          <table:table-cell table:style-name="表格200.B3" office:value-type="string">
            <text:p text:style-name="P1">open，truncate</text:p>
          </table:table-cell>
        </table:table-row>
        <table:table-row table:style-name="表格200.3">
          <table:table-cell table:style-name="表格200.A4" office:value-type="string">
            <text:p text:style-name="P2">表头文件</text:p>
          </table:table-cell>
          <table:table-cell table:style-name="表格200.B3" office:value-type="string">
            <text:p text:style-name="P1">#include&lt;unistd.h&gt;</text:p>
          </table:table-cell>
        </table:table-row>
        <table:table-row table:style-name="表格200.3">
          <table:table-cell table:style-name="表格200.A4" office:value-type="string">
            <text:p text:style-name="P2">定义函数</text:p>
          </table:table-cell>
          <table:table-cell table:style-name="表格200.B3" office:value-type="string">
            <text:p text:style-name="P1">int ftruncate(int fd,off_t length);</text:p>
          </table:table-cell>
        </table:table-row>
        <table:table-row table:style-name="表格200.3">
          <table:table-cell table:style-name="表格200.A4" office:value-type="string">
            <text:p text:style-name="P2">函数说明</text:p>
          </table:table-cell>
          <table:table-cell table:style-name="表格200.B3" office:value-type="string">
            <text:p text:style-name="P1">ftruncate（）会将参数fd指定的文件大小改为参数length指定的大小。参数fd为已打开的文件描述词，而且必须是以写入模式打开的文件。如果原来的文件大小比参数length大，则超过的部分会被删去。</text:p>
          </table:table-cell>
        </table:table-row>
        <table:table-row table:style-name="表格200.3">
          <table:table-cell table:style-name="表格200.A4" office:value-type="string">
            <text:p text:style-name="P2">返回值</text:p>
          </table:table-cell>
          <table:table-cell table:style-name="表格200.B3" office:value-type="string">
            <text:p text:style-name="P1">执行成功则返回0，失败返回-1，错误原因存于errno。</text:p>
          </table:table-cell>
        </table:table-row>
        <text:soft-page-break/>
        <table:table-row table:style-name="表格200.3">
          <table:table-cell table:style-name="表格200.A8" office:value-type="string">
            <text:p text:style-name="P2">错误代码</text:p>
          </table:table-cell>
          <table:table-cell table:style-name="表格200.B3" office:value-type="string">
            <text:p text:style-name="P1">EBADF 参数fd文件描述词为无效的或该文件已关闭。</text:p>
            <text:p text:style-name="Standard">EINVAL 参数fd为一socket并非文件，或是该文件并非以写入模式打开。</text:p>
          </table:table-cell>
        </table:table-row>
      </table:table>
      <text:p text:style-name="P4"/>
      <text:p text:style-name="P4"/>
      <table:table table:name="表格201" table:style-name="表格201">
        <table:table-column table:style-name="表格201.A"/>
        <table:table-column table:style-name="表格201.B"/>
        <table:table-column table:style-name="表格201.C"/>
        <table:table-column table:style-name="表格201.D"/>
        <table:table-row table:style-name="表格201.1">
          <table:table-cell table:style-name="表格201.A1" table:number-columns-spanned="4" office:value-type="string">
            <text:p text:style-name="P5">getcwd（取得当前的工作目录）</text:p>
          </table:table-cell>
          <table:covered-table-cell/>
          <table:covered-table-cell/>
          <table:covered-table-cell/>
        </table:table-row>
        <table:table-row table:style-name="表格201.2">
          <table:table-cell table:style-name="表格201.A2" table:number-columns-spanned="4" office:value-type="string">
            <text:p text:style-name="P3"/>
          </table:table-cell>
          <table:covered-table-cell/>
          <table:covered-table-cell/>
          <table:covered-table-cell/>
        </table:table-row>
        <table:table-row table:style-name="表格201.3">
          <table:table-cell table:style-name="表格201.A3" table:number-columns-spanned="3" office:value-type="string">
            <text:p text:style-name="P2">相关函数</text:p>
          </table:table-cell>
          <table:covered-table-cell/>
          <table:covered-table-cell/>
          <table:table-cell table:style-name="表格201.D3" office:value-type="string">
            <text:p text:style-name="P1">get_current_dir_name，getwd，chdir</text:p>
          </table:table-cell>
        </table:table-row>
        <table:table-row table:style-name="表格201.3">
          <table:table-cell table:style-name="表格201.A4" table:number-columns-spanned="3" office:value-type="string">
            <text:p text:style-name="P2">表头文件</text:p>
          </table:table-cell>
          <table:covered-table-cell/>
          <table:covered-table-cell/>
          <table:table-cell table:style-name="表格201.D3" office:value-type="string">
            <text:p text:style-name="P1">#include&lt;unistd.h&gt;</text:p>
          </table:table-cell>
        </table:table-row>
        <table:table-row table:style-name="表格201.3">
          <table:table-cell table:style-name="表格201.A4" table:number-columns-spanned="3" office:value-type="string">
            <text:p text:style-name="P2">定义函数</text:p>
          </table:table-cell>
          <table:covered-table-cell/>
          <table:covered-table-cell/>
          <table:table-cell table:style-name="表格201.D3" office:value-type="string">
            <text:p text:style-name="P1">char * getcwd(char * buf,size_t size);</text:p>
          </table:table-cell>
        </table:table-row>
        <table:table-row table:style-name="表格201.3">
          <table:table-cell table:style-name="表格201.A4" table:number-columns-spanned="3" office:value-type="string">
            <text:p text:style-name="P2">函数说明</text:p>
          </table:table-cell>
          <table:covered-table-cell/>
          <table:covered-table-cell/>
          <table:table-cell table:style-name="表格201.D3" office:value-type="string">
            <text:p text:style-name="P1">getcwd（）会将当前的工作目录绝对路径复制到参数buf所指的内存空间，参数size为buf的空间大小。在调用此函数时，buf所指的内存空间要足够大，若工作目录绝对路径的字符串长度超过参数size大小，则回值NULL，errno的值则为ERANGE。倘若参数buf为NULL，getcwd（）会依参数size的大小自动配置内存（使用malloc（）），如果参数size也为0，则getcwd（）会依工作目录绝对路径的字符串程度来决定所配置的内存大小，进程可以在使用完此字符串后利用free（）来释放此空间。</text:p>
          </table:table-cell>
        </table:table-row>
        <table:table-row table:style-name="表格201.3">
          <table:table-cell table:style-name="表格201.A4" table:number-columns-spanned="3" office:value-type="string">
            <text:p text:style-name="P2">返回值</text:p>
          </table:table-cell>
          <table:covered-table-cell/>
          <table:covered-table-cell/>
          <table:table-cell table:style-name="表格201.D3" office:value-type="string">
            <text:p text:style-name="P1">执行成功则将结果复制到参数buf所指的内存空间，或是返回自动配置的字符串指针。失败返回NULL，错误代码存于errno。</text:p>
          </table:table-cell>
        </table:table-row>
        <table:table-row table:style-name="表格201.8">
          <table:table-cell table:style-name="表格201.D3" table:number-columns-spanned="4" office:value-type="string">
            <text:p text:style-name="P2"/>
          </table:table-cell>
          <table:covered-table-cell/>
          <table:covered-table-cell/>
          <table:covered-table-cell/>
        </table:table-row>
        <table:table-row table:style-name="表格201.9">
          <table:table-cell table:style-name="表格201.A9" office:value-type="string">
            <text:p text:style-name="P2">范例</text:p>
          </table:table-cell>
          <table:table-cell table:style-name="表格201.B9" table:number-columns-spanned="3" office:value-type="string">
            <text:p text:style-name="P1"/>
          </table:table-cell>
          <table:covered-table-cell/>
          <table:covered-table-cell/>
        </table:table-row>
        <table:table-row table:style-name="表格201.10">
          <table:table-cell table:style-name="表格201.A10" table:number-columns-spanned="4" office:value-type="string">
            <text:p text:style-name="P1">#include&lt;unistd.h&gt;</text:p>
            <text:p text:style-name="Standard">main()</text:p>
            <text:p text:style-name="Standard">{</text:p>
            <text:p text:style-name="Standard"><text:s text:c="2"/>char buf[80];</text:p>
            <text:p text:style-name="Standard"><text:s text:c="2"/>getcwd(buf,sizeof(buf));</text:p>
            <text:p text:style-name="Standard"><text:s text:c="2"/>printf(“current working directory : %s\n”,buf);</text:p>
            <text:p text:style-name="Standard">}</text:p>
          </table:table-cell>
          <table:covered-table-cell/>
          <table:covered-table-cell/>
          <table:covered-table-cell/>
        </table:table-row>
        <table:table-row table:style-name="表格201.11">
          <table:table-cell table:style-name="表格201.A9" table:number-columns-spanned="2" office:value-type="string">
            <text:p text:style-name="P2">执行</text:p>
          </table:table-cell>
          <table:covered-table-cell/>
          <table:table-cell table:style-name="表格201.B9" table:number-columns-spanned="2" office:value-type="string">
            <text:p text:style-name="P1"/>
          </table:table-cell>
          <table:covered-table-cell/>
        </table:table-row>
        <table:table-row table:style-name="表格201.12">
          <table:table-cell table:style-name="表格201.A10" table:number-columns-spanned="4" office:value-type="string">
            <text:p text:style-name="P1">current working directory :/tmp</text:p>
          </table:table-cell>
          <table:covered-table-cell/>
          <table:covered-table-cell/>
          <table:covered-table-cell/>
        </table:table-row>
      </table:table>
      <text:p text:style-name="P4"/>
      <text:p text:style-name="P4"/>
      <table:table table:name="表格202" table:style-name="表格202">
        <table:table-column table:style-name="表格202.A"/>
        <table:table-column table:style-name="表格202.B"/>
        <table:table-column table:style-name="表格202.C"/>
        <table:table-row table:style-name="表格202.1">
          <table:table-cell table:style-name="表格202.A1" table:number-columns-spanned="3" office:value-type="string">
            <text:p text:style-name="P5">link（建立文件连接）</text:p>
          </table:table-cell>
          <table:covered-table-cell/>
          <table:covered-table-cell/>
        </table:table-row>
        <table:table-row table:style-name="表格202.2">
          <table:table-cell table:style-name="表格202.A2" table:number-columns-spanned="3" office:value-type="string">
            <text:p text:style-name="P3"/>
          </table:table-cell>
          <table:covered-table-cell/>
          <table:covered-table-cell/>
        </table:table-row>
        <table:table-row table:style-name="表格202.3">
          <table:table-cell table:style-name="表格202.A3" table:number-columns-spanned="2" office:value-type="string">
            <text:p text:style-name="P2">相关函数</text:p>
          </table:table-cell>
          <table:covered-table-cell/>
          <table:table-cell table:style-name="表格202.C3" office:value-type="string">
            <text:p text:style-name="P1">symlink，unlink</text:p>
          </table:table-cell>
        </table:table-row>
        <table:table-row table:style-name="表格202.3">
          <table:table-cell table:style-name="表格202.A4" table:number-columns-spanned="2" office:value-type="string">
            <text:p text:style-name="P2">表头文件</text:p>
          </table:table-cell>
          <table:covered-table-cell/>
          <table:table-cell table:style-name="表格202.C3" office:value-type="string">
            <text:p text:style-name="P1">#include&lt;unistd.h&gt;</text:p>
          </table:table-cell>
        </table:table-row>
        <table:table-row table:style-name="表格202.3">
          <table:table-cell table:style-name="表格202.A4" table:number-columns-spanned="2" office:value-type="string">
            <text:p text:style-name="P2">定义函数</text:p>
          </table:table-cell>
          <table:covered-table-cell/>
          <table:table-cell table:style-name="表格202.C3" office:value-type="string">
            <text:p text:style-name="P1">int link (const char * oldpath,const char * newpath);</text:p>
          </table:table-cell>
        </table:table-row>
        <text:soft-page-break/>
        <table:table-row table:style-name="表格202.3">
          <table:table-cell table:style-name="表格202.A4" table:number-columns-spanned="2" office:value-type="string">
            <text:p text:style-name="P2">函数说明</text:p>
          </table:table-cell>
          <table:covered-table-cell/>
          <table:table-cell table:style-name="表格202.C3" office:value-type="string">
            <text:p text:style-name="P1">link（）以参数newpath指定的名称来建立一个新的连接（硬连接）到参数oldpath所指定的已存在文件。如果参数newpath指定的名称为一已存在的文件则不会建立连接。</text:p>
          </table:table-cell>
        </table:table-row>
        <table:table-row table:style-name="表格202.3">
          <table:table-cell table:style-name="表格202.A4" table:number-columns-spanned="2" office:value-type="string">
            <text:p text:style-name="P2">返回值</text:p>
          </table:table-cell>
          <table:covered-table-cell/>
          <table:table-cell table:style-name="表格202.C3" office:value-type="string">
            <text:p text:style-name="P1">成功则返回0，失败返回-1，错误原因存于errno。</text:p>
          </table:table-cell>
        </table:table-row>
        <table:table-row table:style-name="表格202.3">
          <table:table-cell table:style-name="表格202.A8" table:number-columns-spanned="2" office:value-type="string">
            <text:p text:style-name="P2">附加说明</text:p>
          </table:table-cell>
          <table:covered-table-cell/>
          <table:table-cell table:style-name="表格202.C3" office:value-type="string">
            <text:p text:style-name="P1">link（）所建立的硬连接无法跨越不同文件系统，如果需要请改用symlink（）。</text:p>
          </table:table-cell>
        </table:table-row>
        <table:table-row table:style-name="表格202.3">
          <table:table-cell table:style-name="表格202.A8" table:number-columns-spanned="2" office:value-type="string">
            <text:p text:style-name="P2">错误代码</text:p>
          </table:table-cell>
          <table:covered-table-cell/>
          <table:table-cell table:style-name="表格202.C3" office:value-type="string">
            <text:p text:style-name="P1">EXDEV <text:s/>参数oldpath与newpath不是建立在同一文件系统。</text:p>
            <text:p text:style-name="Standard">EPERM <text:s/>参数oldpath与newpath所指的文件系统不支持硬连接</text:p>
            <text:p text:style-name="Standard">EROFS <text:s/>文件存在于只读文件系统内</text:p>
            <text:p text:style-name="Standard">EFAULT <text:s/>参数oldpath或newpath指针超出可存取内存空间。</text:p>
            <text:p text:style-name="Standard">ENAMETOLLONG 参数oldpath或newpath太长</text:p>
            <text:p text:style-name="Standard">ENOMEM <text:s/>核心内存不足</text:p>
            <text:p text:style-name="Standard">EEXIST <text:s text:c="2"/>参数newpath所指的文件名已存在。</text:p>
            <text:p text:style-name="Standard">EMLINK <text:s/>参数oldpath所指的文件已达最大连接数目。</text:p>
            <text:p text:style-name="Standard">ELOOP <text:s text:c="2"/>参数pathname有过多符号连接问题</text:p>
            <text:p text:style-name="Standard">ENOSPC <text:s/>文件系统的剩余空间不足。</text:p>
            <text:p text:style-name="Standard">EIO <text:s text:c="2"/>I/O存取错误。</text:p>
          </table:table-cell>
        </table:table-row>
        <table:table-row table:style-name="表格202.10">
          <table:table-cell table:style-name="表格202.C3" table:number-columns-spanned="3" office:value-type="string">
            <text:p text:style-name="P2"/>
          </table:table-cell>
          <table:covered-table-cell/>
          <table:covered-table-cell/>
        </table:table-row>
        <table:table-row table:style-name="表格202.11">
          <table:table-cell table:style-name="表格202.A11" office:value-type="string">
            <text:p text:style-name="P2">范例</text:p>
          </table:table-cell>
          <table:table-cell table:style-name="表格202.B11" table:number-columns-spanned="2" office:value-type="string">
            <text:p text:style-name="P1"/>
          </table:table-cell>
          <table:covered-table-cell/>
        </table:table-row>
        <table:table-row table:style-name="表格202.12">
          <table:table-cell table:style-name="表格202.A12" table:number-columns-spanned="3" office:value-type="string">
            <text:p text:style-name="P1">/* 建立/etc/passwd的硬连接为pass */</text:p>
            <text:p text:style-name="Standard">#include&lt;unistd.h&gt;</text:p>
            <text:p text:style-name="Standard">main()</text:p>
            <text:p text:style-name="Standard">{</text:p>
            <text:p text:style-name="Standard"><text:s/>link(“/etc/passwd”,”pass”);</text:p>
            <text:p text:style-name="Standard">}</text:p>
          </table:table-cell>
          <table:covered-table-cell/>
          <table:covered-table-cell/>
        </table:table-row>
      </table:table>
      <text:p text:style-name="P4"/>
      <text:p text:style-name="P4"/>
      <table:table table:name="表格203" table:style-name="表格203">
        <table:table-column table:style-name="表格203.A"/>
        <table:table-column table:style-name="表格203.B"/>
        <table:table-column table:style-name="表格203.C"/>
        <table:table-row table:style-name="表格203.1">
          <table:table-cell table:style-name="表格203.A1" table:number-columns-spanned="3" office:value-type="string">
            <text:p text:style-name="P5">lstat（由文件描述词取得文件状态）</text:p>
          </table:table-cell>
          <table:covered-table-cell/>
          <table:covered-table-cell/>
        </table:table-row>
        <table:table-row table:style-name="表格203.2">
          <table:table-cell table:style-name="表格203.A2" table:number-columns-spanned="3" office:value-type="string">
            <text:p text:style-name="P3"/>
          </table:table-cell>
          <table:covered-table-cell/>
          <table:covered-table-cell/>
        </table:table-row>
        <table:table-row table:style-name="表格203.3">
          <table:table-cell table:style-name="表格203.A3" table:number-columns-spanned="2" office:value-type="string">
            <text:p text:style-name="P2">相关函数</text:p>
          </table:table-cell>
          <table:covered-table-cell/>
          <table:table-cell table:style-name="表格203.C3" office:value-type="string">
            <text:p text:style-name="P1">stat，fstat，chmod，chown，readlink，utime</text:p>
          </table:table-cell>
        </table:table-row>
        <table:table-row table:style-name="表格203.3">
          <table:table-cell table:style-name="表格203.A4" table:number-columns-spanned="2" office:value-type="string">
            <text:p text:style-name="P2">表头文件</text:p>
          </table:table-cell>
          <table:covered-table-cell/>
          <table:table-cell table:style-name="表格203.C3" office:value-type="string">
            <text:p text:style-name="P1">#include&lt;sys/stat.h&gt;</text:p>
            <text:p text:style-name="Standard">#include&lt;unistd.h&gt;</text:p>
          </table:table-cell>
        </table:table-row>
        <table:table-row table:style-name="表格203.3">
          <table:table-cell table:style-name="表格203.A4" table:number-columns-spanned="2" office:value-type="string">
            <text:p text:style-name="P2">定义函数</text:p>
          </table:table-cell>
          <table:covered-table-cell/>
          <table:table-cell table:style-name="表格203.C3" office:value-type="string">
            <text:p text:style-name="P1">int lstat (const char * file_name.struct stat * buf);</text:p>
          </table:table-cell>
        </table:table-row>
        <table:table-row table:style-name="表格203.3">
          <table:table-cell table:style-name="表格203.A4" table:number-columns-spanned="2" office:value-type="string">
            <text:p text:style-name="P2">函数说明</text:p>
          </table:table-cell>
          <table:covered-table-cell/>
          <table:table-cell table:style-name="表格203.C3" office:value-type="string">
            <text:p text:style-name="P1">lstat（）与stat（）作用完全相同，都是取得参数file_name所指的文件状态，其差别在于，当文件为符号连接时，lstat（）会返回该link本身的状态。</text:p>
            <text:p text:style-name="Standard">详细内容请参考stat（）。</text:p>
          </table:table-cell>
        </table:table-row>
        <table:table-row table:style-name="表格203.3">
          <table:table-cell table:style-name="表格203.A4" table:number-columns-spanned="2" office:value-type="string">
            <text:p text:style-name="P2">返回值</text:p>
          </table:table-cell>
          <table:covered-table-cell/>
          <table:table-cell table:style-name="表格203.C3" office:value-type="string">
            <text:p text:style-name="P1">执行成功则返回0，失败返回-1，错误代码存于errno。</text:p>
          </table:table-cell>
        </table:table-row>
        <table:table-row table:style-name="表格203.8">
          <table:table-cell table:style-name="表格203.C3" table:number-columns-spanned="3" office:value-type="string">
            <text:p text:style-name="P2"/>
          </table:table-cell>
          <table:covered-table-cell/>
          <table:covered-table-cell/>
        </table:table-row>
        <table:table-row table:style-name="表格203.9">
          <table:table-cell table:style-name="表格203.A9" office:value-type="string">
            <text:p text:style-name="P2">范例</text:p>
          </table:table-cell>
          <table:table-cell table:style-name="表格203.B9" table:number-columns-spanned="2" office:value-type="string">
            <text:p text:style-name="P1"/>
          </table:table-cell>
          <table:covered-table-cell/>
        </table:table-row>
        <text:soft-page-break/>
        <table:table-row table:style-name="表格203.10">
          <table:table-cell table:style-name="表格203.A10" table:number-columns-spanned="3" office:value-type="string">
            <text:p text:style-name="P1">参考stat（）。</text:p>
          </table:table-cell>
          <table:covered-table-cell/>
          <table:covered-table-cell/>
        </table:table-row>
      </table:table>
      <text:p text:style-name="P4"/>
      <text:p text:style-name="P4"/>
      <table:table table:name="表格204" table:style-name="表格204">
        <table:table-column table:style-name="表格204.A"/>
        <table:table-column table:style-name="表格204.B"/>
        <table:table-row table:style-name="表格204.1">
          <table:table-cell table:style-name="表格204.A1" table:number-columns-spanned="2" office:value-type="string">
            <text:p text:style-name="P5">opendir（打开目录）</text:p>
          </table:table-cell>
          <table:covered-table-cell/>
        </table:table-row>
        <table:table-row table:style-name="表格204.2">
          <table:table-cell table:style-name="表格204.A2" table:number-columns-spanned="2" office:value-type="string">
            <text:p text:style-name="P3"/>
          </table:table-cell>
          <table:covered-table-cell/>
        </table:table-row>
        <table:table-row table:style-name="表格204.3">
          <table:table-cell table:style-name="表格204.A3" office:value-type="string">
            <text:p text:style-name="P2">相关函数</text:p>
          </table:table-cell>
          <table:table-cell table:style-name="表格204.B3" office:value-type="string">
            <text:p text:style-name="P1">open，readdir，closedir，rewinddir，seekdir，telldir，scandir</text:p>
          </table:table-cell>
        </table:table-row>
        <table:table-row table:style-name="表格204.3">
          <table:table-cell table:style-name="表格204.A4" office:value-type="string">
            <text:p text:style-name="P2">表头文件</text:p>
          </table:table-cell>
          <table:table-cell table:style-name="表格204.B3" office:value-type="string">
            <text:p text:style-name="P1">#include&lt;sys/types.h&gt;</text:p>
            <text:p text:style-name="Standard">#include&lt;dirent.h&gt;</text:p>
          </table:table-cell>
        </table:table-row>
        <table:table-row table:style-name="表格204.3">
          <table:table-cell table:style-name="表格204.A4" office:value-type="string">
            <text:p text:style-name="P2">定义函数</text:p>
          </table:table-cell>
          <table:table-cell table:style-name="表格204.B3" office:value-type="string">
            <text:p text:style-name="P1">DIR * opendir(const char * name);</text:p>
          </table:table-cell>
        </table:table-row>
        <table:table-row table:style-name="表格204.3">
          <table:table-cell table:style-name="表格204.A4" office:value-type="string">
            <text:p text:style-name="P2">函数说明</text:p>
          </table:table-cell>
          <table:table-cell table:style-name="表格204.B3" office:value-type="string">
            <text:p text:style-name="P1">opendir（）用来打开参数name指定的目录，并返回DIR* 形态的目录流，和open（）类似，接下来对目录的读取和搜索都要使用此返回值</text:p>
          </table:table-cell>
        </table:table-row>
        <table:table-row table:style-name="表格204.3">
          <table:table-cell table:style-name="表格204.A4" office:value-type="string">
            <text:p text:style-name="P2">返回值</text:p>
          </table:table-cell>
          <table:table-cell table:style-name="表格204.B3" office:value-type="string">
            <text:p text:style-name="P1">成功则返回DIR* 型态的目录流，打开失败则返回NULL</text:p>
          </table:table-cell>
        </table:table-row>
        <table:table-row table:style-name="表格204.3">
          <table:table-cell table:style-name="表格204.A8" office:value-type="string">
            <text:p text:style-name="P2">错误代码</text:p>
          </table:table-cell>
          <table:table-cell table:style-name="表格204.B3" office:value-type="string">
            <text:p text:style-name="P1">EACCESS <text:s/>权限不足</text:p>
            <text:p text:style-name="Standard">EMFILE <text:s text:c="2"/>已达到进程可同时打开的文件数上限。</text:p>
            <text:p text:style-name="Standard">ENFILE <text:s text:c="3"/>已达到系统可同时打开的文件数上限。</text:p>
            <text:p text:style-name="Standard">ENOTDIR <text:s/>参数name非真正的目录</text:p>
            <text:p text:style-name="Standard">ENOENT <text:s text:c="2"/>参数name指定的目录不存在，或是参数name为一空字符串。</text:p>
            <text:p text:style-name="Standard">ENOMEM <text:s/>核心内存不足。</text:p>
          </table:table-cell>
        </table:table-row>
      </table:table>
      <text:p text:style-name="Standard"/>
      <text:p text:style-name="Standard"/>
      <table:table table:name="表格205" table:style-name="表格205">
        <table:table-column table:style-name="表格205.A"/>
        <table:table-column table:style-name="表格205.B"/>
        <table:table-column table:style-name="表格205.C"/>
        <table:table-column table:style-name="表格205.D"/>
        <table:table-row table:style-name="表格205.1">
          <table:table-cell table:style-name="表格205.A1" table:number-columns-spanned="4" office:value-type="string">
            <text:p text:style-name="P5">readdir（读取目录）</text:p>
          </table:table-cell>
          <table:covered-table-cell/>
          <table:covered-table-cell/>
          <table:covered-table-cell/>
        </table:table-row>
        <table:table-row table:style-name="表格205.2">
          <table:table-cell table:style-name="表格205.A2" table:number-columns-spanned="4" office:value-type="string">
            <text:p text:style-name="P3"/>
          </table:table-cell>
          <table:covered-table-cell/>
          <table:covered-table-cell/>
          <table:covered-table-cell/>
        </table:table-row>
        <table:table-row table:style-name="表格205.3">
          <table:table-cell table:style-name="表格205.A3" table:number-columns-spanned="3" office:value-type="string">
            <text:p text:style-name="P2">相关函数</text:p>
          </table:table-cell>
          <table:covered-table-cell/>
          <table:covered-table-cell/>
          <table:table-cell table:style-name="表格205.D3" office:value-type="string">
            <text:p text:style-name="P1">open，opendir，closedir，rewinddir，seekdir，telldir，scandir</text:p>
          </table:table-cell>
        </table:table-row>
        <table:table-row table:style-name="表格205.3">
          <table:table-cell table:style-name="表格205.A4" table:number-columns-spanned="3" office:value-type="string">
            <text:p text:style-name="P2">表头文件</text:p>
          </table:table-cell>
          <table:covered-table-cell/>
          <table:covered-table-cell/>
          <table:table-cell table:style-name="表格205.D3" office:value-type="string">
            <text:p text:style-name="P1">#include&lt;sys/types.h&gt;</text:p>
            <text:p text:style-name="Standard">#include&lt;dirent.h&gt;</text:p>
          </table:table-cell>
        </table:table-row>
        <table:table-row table:style-name="表格205.3">
          <table:table-cell table:style-name="表格205.A4" table:number-columns-spanned="3" office:value-type="string">
            <text:p text:style-name="P2">定义函数</text:p>
          </table:table-cell>
          <table:covered-table-cell/>
          <table:covered-table-cell/>
          <table:table-cell table:style-name="表格205.D3" office:value-type="string">
            <text:p text:style-name="P1">struct dirent * readdir(DIR * dir);</text:p>
          </table:table-cell>
        </table:table-row>
        <table:table-row table:style-name="表格205.3">
          <table:table-cell table:style-name="表格205.A4" table:number-columns-spanned="3" office:value-type="string">
            <text:p text:style-name="P2">函数说明</text:p>
          </table:table-cell>
          <table:covered-table-cell/>
          <table:covered-table-cell/>
          <table:table-cell table:style-name="表格205.D3" office:value-type="string">
            <text:p text:style-name="P1">readdir（）返回参数dir目录流的下个目录进入点。结构dirent定义如下：</text:p>
            <text:p text:style-name="Standard">struct dirent</text:p>
            <text:p text:style-name="Standard">{</text:p>
            <text:p text:style-name="Standard"><text:s/>ino_t d_ino;</text:p>
            <text:p text:style-name="Standard"><text:s/>ff_t <text:s/>d_off;</text:p>
            <text:p text:style-name="Standard"><text:s/>signed short int d_reclen;</text:p>
            <text:p text:style-name="Standard"><text:s/>unsigned char d_type;</text:p>
            <text:p text:style-name="Standard"><text:s/>har d_name[256;</text:p>
            <text:p text:style-name="Standard">};</text:p>
            <text:p text:style-name="Standard">d_ino <text:s/>此目录进入点的inode</text:p>
            <text:p text:style-name="Standard"><text:soft-page-break/>d_off <text:s/>目录文件开头至此目录进入点的位移</text:p>
            <text:p text:style-name="Standard">d_reclen _name的长度，不包含NULL字符</text:p>
            <text:p text:style-name="Standard">d_type <text:s text:c="2"/>d_name所指的文件类型</text:p>
            <text:p text:style-name="Standard">d_name <text:s/>文件名</text:p>
          </table:table-cell>
        </table:table-row>
        <table:table-row table:style-name="表格205.3">
          <table:table-cell table:style-name="表格205.A4" table:number-columns-spanned="3" office:value-type="string">
            <text:p text:style-name="P2">返回值</text:p>
          </table:table-cell>
          <table:covered-table-cell/>
          <table:covered-table-cell/>
          <table:table-cell table:style-name="表格205.D3" office:value-type="string">
            <text:p text:style-name="P1">成功则返回下个目录进入点。有错误发生或读取到目录文件尾则返回NULL。</text:p>
          </table:table-cell>
        </table:table-row>
        <table:table-row table:style-name="表格205.3">
          <table:table-cell table:style-name="表格205.A8" table:number-columns-spanned="3" office:value-type="string">
            <text:p text:style-name="P2">附加说明</text:p>
          </table:table-cell>
          <table:covered-table-cell/>
          <table:covered-table-cell/>
          <table:table-cell table:style-name="表格205.D3" office:value-type="string">
            <text:p text:style-name="P1">EBADF参数dir为无效的目录流。</text:p>
          </table:table-cell>
        </table:table-row>
        <table:table-row table:style-name="表格205.9">
          <table:table-cell table:style-name="表格205.D3" table:number-columns-spanned="4" office:value-type="string">
            <text:p text:style-name="P2"/>
          </table:table-cell>
          <table:covered-table-cell/>
          <table:covered-table-cell/>
          <table:covered-table-cell/>
        </table:table-row>
        <table:table-row table:style-name="表格205.10">
          <table:table-cell table:style-name="表格205.A10" office:value-type="string">
            <text:p text:style-name="P2">范例</text:p>
          </table:table-cell>
          <table:table-cell table:style-name="表格205.B10" table:number-columns-spanned="3" office:value-type="string">
            <text:p text:style-name="P1"/>
          </table:table-cell>
          <table:covered-table-cell/>
          <table:covered-table-cell/>
        </table:table-row>
        <table:table-row table:style-name="表格205.11">
          <table:table-cell table:style-name="表格205.A11" table:number-columns-spanned="4" office:value-type="string">
            <text:p text:style-name="P1">#include&lt;sys/types.h&gt;</text:p>
            <text:p text:style-name="Standard">#include&lt;dirent.h&gt;</text:p>
            <text:p text:style-name="Standard">#include&lt;unistd.h&gt;</text:p>
            <text:p text:style-name="Standard">main()</text:p>
            <text:p text:style-name="Standard">{</text:p>
            <text:p text:style-name="Standard"><text:s/>DIR * dir;</text:p>
            <text:p text:style-name="Standard"><text:s/>struct dirent * ptr;</text:p>
            <text:p text:style-name="Standard"><text:s/>int i;</text:p>
            <text:p text:style-name="Standard"><text:s/>dir =opendir(“/etc/rc.d”);</text:p>
            <text:p text:style-name="Standard"><text:s/>while((ptr = readdir(dir))!=NULL)</text:p>
            <text:p text:style-name="Standard">{</text:p>
            <text:p text:style-name="Standard"><text:s text:c="2"/>printf(“d_name: %s\n”,ptr-&gt;d_name);</text:p>
            <text:p text:style-name="Standard">}</text:p>
            <text:p text:style-name="Standard">closedir(dir);</text:p>
            <text:p text:style-name="Standard">}</text:p>
          </table:table-cell>
          <table:covered-table-cell/>
          <table:covered-table-cell/>
          <table:covered-table-cell/>
        </table:table-row>
        <table:table-row table:style-name="表格205.12">
          <table:table-cell table:style-name="表格205.A10" table:number-columns-spanned="2" office:value-type="string">
            <text:p text:style-name="P2">执行</text:p>
          </table:table-cell>
          <table:covered-table-cell/>
          <table:table-cell table:style-name="表格205.B10" table:number-columns-spanned="2" office:value-type="string">
            <text:p text:style-name="P1"/>
          </table:table-cell>
          <table:covered-table-cell/>
        </table:table-row>
        <table:table-row table:style-name="表格205.13">
          <table:table-cell table:style-name="表格205.A11" table:number-columns-spanned="4" office:value-type="string">
            <text:p text:style-name="P1">d_name:.</text:p>
            <text:p text:style-name="Standard">d_name:..</text:p>
            <text:p text:style-name="Standard">d_name:init.d</text:p>
            <text:p text:style-name="Standard">d_name:rc0.d</text:p>
            <text:p text:style-name="Standard">d_name:rc1.d</text:p>
            <text:p text:style-name="Standard">d_name:rc2.d</text:p>
            <text:p text:style-name="Standard">d_name:rc3.d</text:p>
            <text:p text:style-name="Standard">d_name:rc4.d</text:p>
            <text:p text:style-name="Standard">d_name:rc5.d</text:p>
            <text:p text:style-name="Standard">d_name:rc6.d</text:p>
            <text:p text:style-name="Standard">d_name:rc</text:p>
            <text:p text:style-name="Standard">d_name:rc.local</text:p>
            <text:p text:style-name="Standard">d_name:rc.sysinit</text:p>
          </table:table-cell>
          <table:covered-table-cell/>
          <table:covered-table-cell/>
          <table:covered-table-cell/>
        </table:table-row>
      </table:table>
      <text:p text:style-name="Standard"/>
      <text:p text:style-name="Standard"/>
      <table:table table:name="表格206" table:style-name="表格206">
        <table:table-column table:style-name="表格206.A"/>
        <table:table-column table:style-name="表格206.B"/>
        <table:table-row table:style-name="表格206.1">
          <table:table-cell table:style-name="表格206.A1" table:number-columns-spanned="2" office:value-type="string">
            <text:p text:style-name="P5">readlink（取得符号连接所指的文件）</text:p>
          </table:table-cell>
          <table:covered-table-cell/>
        </table:table-row>
        <table:table-row table:style-name="表格206.2">
          <table:table-cell table:style-name="表格206.A2" table:number-columns-spanned="2" office:value-type="string">
            <text:p text:style-name="P3"/>
          </table:table-cell>
          <table:covered-table-cell/>
        </table:table-row>
        <text:soft-page-break/>
        <table:table-row table:style-name="表格206.3">
          <table:table-cell table:style-name="表格206.A3" office:value-type="string">
            <text:p text:style-name="P2">相关函数</text:p>
          </table:table-cell>
          <table:table-cell table:style-name="表格206.B3" office:value-type="string">
            <text:p text:style-name="P1">stat，lstat，symlink</text:p>
          </table:table-cell>
        </table:table-row>
        <table:table-row table:style-name="表格206.3">
          <table:table-cell table:style-name="表格206.A4" office:value-type="string">
            <text:p text:style-name="P2">表头文件</text:p>
          </table:table-cell>
          <table:table-cell table:style-name="表格206.B3" office:value-type="string">
            <text:p text:style-name="P1">#include&lt;unistd.h&gt;</text:p>
          </table:table-cell>
        </table:table-row>
        <table:table-row table:style-name="表格206.3">
          <table:table-cell table:style-name="表格206.A4" office:value-type="string">
            <text:p text:style-name="P2">定义函数</text:p>
          </table:table-cell>
          <table:table-cell table:style-name="表格206.B3" office:value-type="string">
            <text:p text:style-name="P1">int readlink(const char * path ,char * buf,size_t bufsiz);</text:p>
          </table:table-cell>
        </table:table-row>
        <table:table-row table:style-name="表格206.3">
          <table:table-cell table:style-name="表格206.A4" office:value-type="string">
            <text:p text:style-name="P2">函数说明</text:p>
          </table:table-cell>
          <table:table-cell table:style-name="表格206.B3" office:value-type="string">
            <text:p text:style-name="P1">readlink（）会将参数path的符号连接内容存到参数buf所指的内存空间，返回的内容不是以NULL作字符串结尾，但会将字符串的字符数返回。若参数bufsiz小于符号连接的内容长度，过长的内容会被截断。</text:p>
          </table:table-cell>
        </table:table-row>
        <table:table-row table:style-name="表格206.3">
          <table:table-cell table:style-name="表格206.A4" office:value-type="string">
            <text:p text:style-name="P2">返回值</text:p>
          </table:table-cell>
          <table:table-cell table:style-name="表格206.B3" office:value-type="string">
            <text:p text:style-name="P1">执行成功则传符号连接所指的文件路径字符串，失败则返回-1，错误代码存于errno。</text:p>
          </table:table-cell>
        </table:table-row>
        <table:table-row table:style-name="表格206.3">
          <table:table-cell table:style-name="表格206.A8" office:value-type="string">
            <text:p text:style-name="P2">错误代码</text:p>
          </table:table-cell>
          <table:table-cell table:style-name="表格206.B3" office:value-type="string">
            <text:p text:style-name="P1">EACCESS <text:s/>取文件时被拒绝，权限不够</text:p>
            <text:p text:style-name="Standard">EINVAL <text:s/>参数bufsiz为负数</text:p>
            <text:p text:style-name="Standard">EIO <text:s text:c="2"/>I/O存取错误。</text:p>
            <text:p text:style-name="Standard">ELOOP <text:s/>欲打开的文件有过多符号连接问题。</text:p>
            <text:p text:style-name="Standard">ENAMETOOLONG 参数path的路径名称太长</text:p>
            <text:p text:style-name="Standard">ENOENT <text:s/>参数path所指定的文件不存在</text:p>
            <text:p text:style-name="Standard">ENOMEM <text:s/>核心内存不足</text:p>
            <text:p text:style-name="Standard">ENOTDIR <text:s/>参数path路径中的目录存在但却非真正的目录。</text:p>
          </table:table-cell>
        </table:table-row>
      </table:table>
      <text:p text:style-name="Standard"/>
      <text:p text:style-name="Standard"/>
      <table:table table:name="表格207" table:style-name="表格207">
        <table:table-column table:style-name="表格207.A"/>
        <table:table-column table:style-name="表格207.B"/>
        <table:table-row table:style-name="表格207.1">
          <table:table-cell table:style-name="表格207.A1" table:number-columns-spanned="2" office:value-type="string">
            <text:p text:style-name="P5">remove（删除文件）</text:p>
          </table:table-cell>
          <table:covered-table-cell/>
        </table:table-row>
        <table:table-row table:style-name="表格207.2">
          <table:table-cell table:style-name="表格207.A2" table:number-columns-spanned="2" office:value-type="string">
            <text:p text:style-name="P3"/>
          </table:table-cell>
          <table:covered-table-cell/>
        </table:table-row>
        <table:table-row table:style-name="表格207.3">
          <table:table-cell table:style-name="表格207.A3" office:value-type="string">
            <text:p text:style-name="P2">相关函数</text:p>
          </table:table-cell>
          <table:table-cell table:style-name="表格207.B3" office:value-type="string">
            <text:p text:style-name="P1">link，rename，unlink</text:p>
          </table:table-cell>
        </table:table-row>
        <table:table-row table:style-name="表格207.3">
          <table:table-cell table:style-name="表格207.A4" office:value-type="string">
            <text:p text:style-name="P2">表头文件</text:p>
          </table:table-cell>
          <table:table-cell table:style-name="表格207.B3" office:value-type="string">
            <text:p text:style-name="P1">#include&lt;stdio.h&gt;</text:p>
          </table:table-cell>
        </table:table-row>
        <table:table-row table:style-name="表格207.3">
          <table:table-cell table:style-name="表格207.A4" office:value-type="string">
            <text:p text:style-name="P2">定义函数</text:p>
          </table:table-cell>
          <table:table-cell table:style-name="表格207.B3" office:value-type="string">
            <text:p text:style-name="P1">int remove(const char * pathname);</text:p>
          </table:table-cell>
        </table:table-row>
        <table:table-row table:style-name="表格207.3">
          <table:table-cell table:style-name="表格207.A4" office:value-type="string">
            <text:p text:style-name="P2">函数说明</text:p>
          </table:table-cell>
          <table:table-cell table:style-name="表格207.B3" office:value-type="string">
            <text:p text:style-name="P1">remove（）会删除参数pathname指定的文件。如果参数pathname为一文件，则调用unlink（）处理，若参数pathname为一目录，则调用rmdir（）来处理。请参考unlink（）与rmdir（）。</text:p>
          </table:table-cell>
        </table:table-row>
        <table:table-row table:style-name="表格207.3">
          <table:table-cell table:style-name="表格207.A4" office:value-type="string">
            <text:p text:style-name="P2">返回值</text:p>
          </table:table-cell>
          <table:table-cell table:style-name="表格207.B3" office:value-type="string">
            <text:p text:style-name="P1">成功则返回0，失败则返回-1，错误原因存于errno</text:p>
          </table:table-cell>
        </table:table-row>
        <table:table-row table:style-name="表格207.3">
          <table:table-cell table:style-name="表格207.A8" office:value-type="string">
            <text:p text:style-name="P2">错误代码</text:p>
          </table:table-cell>
          <table:table-cell table:style-name="表格207.B3" office:value-type="string">
            <text:p text:style-name="P1">EROFS <text:s/>欲写入的文件存在于只读文件系统内</text:p>
            <text:p text:style-name="Standard">EFAULT 参数pathname指针超出可存取内存空间。</text:p>
            <text:p text:style-name="Standard">ENAMETOOLONG 参数pathname太长</text:p>
            <text:p text:style-name="Standard">ENOMEM <text:s/>核心内存不足</text:p>
            <text:p text:style-name="Standard">ELOOP <text:s text:c="2"/>参数pathname有过多符号连接问题</text:p>
            <text:p text:style-name="Standard">EIO <text:s text:c="2"/>I/O存取错误。</text:p>
          </table:table-cell>
        </table:table-row>
      </table:table>
      <text:p text:style-name="Standard"/>
      <text:p text:style-name="Standard"/>
      <table:table table:name="表格208" table:style-name="表格208">
        <table:table-column table:style-name="表格208.A"/>
        <table:table-column table:style-name="表格208.B"/>
        <table:table-column table:style-name="表格208.C"/>
        <table:table-row table:style-name="表格208.1">
          <table:table-cell table:style-name="表格208.A1" table:number-columns-spanned="3" office:value-type="string">
            <text:p text:style-name="P5">rename（更改文件名称或位置）</text:p>
          </table:table-cell>
          <table:covered-table-cell/>
          <table:covered-table-cell/>
        </table:table-row>
        <table:table-row table:style-name="表格208.2">
          <table:table-cell table:style-name="表格208.A2" table:number-columns-spanned="3" office:value-type="string">
            <text:p text:style-name="P3"/>
          </table:table-cell>
          <table:covered-table-cell/>
          <table:covered-table-cell/>
        </table:table-row>
        <text:soft-page-break/>
        <table:table-row table:style-name="表格208.3">
          <table:table-cell table:style-name="表格208.A3" table:number-columns-spanned="2" office:value-type="string">
            <text:p text:style-name="P2">相关函数</text:p>
          </table:table-cell>
          <table:covered-table-cell/>
          <table:table-cell table:style-name="表格208.C3" office:value-type="string">
            <text:p text:style-name="P1">link，unlink，symlink</text:p>
          </table:table-cell>
        </table:table-row>
        <table:table-row table:style-name="表格208.3">
          <table:table-cell table:style-name="表格208.A4" table:number-columns-spanned="2" office:value-type="string">
            <text:p text:style-name="P2">表头文件</text:p>
          </table:table-cell>
          <table:covered-table-cell/>
          <table:table-cell table:style-name="表格208.C3" office:value-type="string">
            <text:p text:style-name="P1">#include&lt;stdio.h&gt;</text:p>
          </table:table-cell>
        </table:table-row>
        <table:table-row table:style-name="表格208.3">
          <table:table-cell table:style-name="表格208.A4" table:number-columns-spanned="2" office:value-type="string">
            <text:p text:style-name="P2">定义函数</text:p>
          </table:table-cell>
          <table:covered-table-cell/>
          <table:table-cell table:style-name="表格208.C3" office:value-type="string">
            <text:p text:style-name="P1">int rename(const char * oldpath,const char * newpath);</text:p>
          </table:table-cell>
        </table:table-row>
        <table:table-row table:style-name="表格208.3">
          <table:table-cell table:style-name="表格208.A4" table:number-columns-spanned="2" office:value-type="string">
            <text:p text:style-name="P2">函数说明</text:p>
          </table:table-cell>
          <table:covered-table-cell/>
          <table:table-cell table:style-name="表格208.C3" office:value-type="string">
            <text:p text:style-name="P1">rename（）会将参数oldpath所指定的文件名称改为参数newpath所指的文件名称。若newpath所指定的文件已存在，则会被删除。</text:p>
          </table:table-cell>
        </table:table-row>
        <table:table-row table:style-name="表格208.3">
          <table:table-cell table:style-name="表格208.A4" table:number-columns-spanned="2" office:value-type="string">
            <text:p text:style-name="P2">返回值</text:p>
          </table:table-cell>
          <table:covered-table-cell/>
          <table:table-cell table:style-name="表格208.C3" office:value-type="string">
            <text:p text:style-name="P1">执行成功则返回0，失败返回-1，错误原因存于errno</text:p>
          </table:table-cell>
        </table:table-row>
        <table:table-row table:style-name="表格208.8">
          <table:table-cell table:style-name="表格208.C3" table:number-columns-spanned="3" office:value-type="string">
            <text:p text:style-name="P2"/>
          </table:table-cell>
          <table:covered-table-cell/>
          <table:covered-table-cell/>
        </table:table-row>
        <table:table-row table:style-name="表格208.9">
          <table:table-cell table:style-name="表格208.A9" office:value-type="string">
            <text:p text:style-name="P2">范例</text:p>
          </table:table-cell>
          <table:table-cell table:style-name="表格208.B9" table:number-columns-spanned="2" office:value-type="string">
            <text:p text:style-name="P1"/>
          </table:table-cell>
          <table:covered-table-cell/>
        </table:table-row>
        <table:table-row table:style-name="表格208.10">
          <table:table-cell table:style-name="表格208.A10" table:number-columns-spanned="3" office:value-type="string">
            <text:p text:style-name="P1">/* 设计一个DOS下的rename指令：rename 旧文件名 新文件名*/</text:p>
            <text:p text:style-name="Standard">#include &lt;stdio.h&gt;</text:p>
            <text:p text:style-name="Standard">void main(int argc,char **argv)</text:p>
            <text:p text:style-name="Standard">{</text:p>
            <text:p text:style-name="Standard"><text:s text:c="2"/>if(argc&lt;3){</text:p>
            <text:p text:style-name="Standard"><text:s text:c="3"/>printf(“Usage: %s old_name new_name\n”,argv[0]);</text:p>
            <text:p text:style-name="Standard"><text:s text:c="3"/>return;</text:p>
            <text:p text:style-name="Standard"><text:s text:c="2"/>}</text:p>
            <text:p text:style-name="Standard"><text:s text:c="2"/>printf(“%s=&gt;%s”,argc[1],argv[2]);</text:p>
            <text:p text:style-name="Standard"><text:s text:c="2"/>if(rename(argv[1],argv[2]&lt;0)</text:p>
            <text:p text:style-name="Standard"><text:s text:c="3"/>printf(“error!\n”);</text:p>
            <text:p text:style-name="Standard"><text:s text:c="2"/>else</text:p>
            <text:p text:style-name="Standard"><text:s text:c="2"/>printf(“ok!\n”);</text:p>
            <text:p text:style-name="Standard">}</text:p>
          </table:table-cell>
          <table:covered-table-cell/>
          <table:covered-table-cell/>
        </table:table-row>
      </table:table>
      <text:p text:style-name="Standard"/>
      <text:p text:style-name="Standard"/>
      <table:table table:name="表格209" table:style-name="表格209">
        <table:table-column table:style-name="表格209.A"/>
        <table:table-column table:style-name="表格209.B"/>
        <table:table-column table:style-name="表格209.C"/>
        <table:table-column table:style-name="表格209.D"/>
        <table:table-row table:style-name="表格209.1">
          <table:table-cell table:style-name="表格209.A1" table:number-columns-spanned="4" office:value-type="string">
            <text:p text:style-name="P5">rewinddir（重设读取目录的位置为开头位置）</text:p>
          </table:table-cell>
          <table:covered-table-cell/>
          <table:covered-table-cell/>
          <table:covered-table-cell/>
        </table:table-row>
        <table:table-row table:style-name="表格209.2">
          <table:table-cell table:style-name="表格209.A2" table:number-columns-spanned="4" office:value-type="string">
            <text:p text:style-name="P3"/>
          </table:table-cell>
          <table:covered-table-cell/>
          <table:covered-table-cell/>
          <table:covered-table-cell/>
        </table:table-row>
        <table:table-row table:style-name="表格209.3">
          <table:table-cell table:style-name="表格209.A3" table:number-columns-spanned="3" office:value-type="string">
            <text:p text:style-name="P2">相关函数</text:p>
          </table:table-cell>
          <table:covered-table-cell/>
          <table:covered-table-cell/>
          <table:table-cell table:style-name="表格209.D3" office:value-type="string">
            <text:p text:style-name="P1">open，opendir，closedir，telldir，seekdir，readdir，scandir</text:p>
          </table:table-cell>
        </table:table-row>
        <table:table-row table:style-name="表格209.3">
          <table:table-cell table:style-name="表格209.A4" table:number-columns-spanned="3" office:value-type="string">
            <text:p text:style-name="P2">表头文件</text:p>
          </table:table-cell>
          <table:covered-table-cell/>
          <table:covered-table-cell/>
          <table:table-cell table:style-name="表格209.D3" office:value-type="string">
            <text:p text:style-name="P1">#include&lt;sys/types.h&gt;</text:p>
            <text:p text:style-name="Standard">#include&lt;dirent.h&gt;</text:p>
          </table:table-cell>
        </table:table-row>
        <table:table-row table:style-name="表格209.3">
          <table:table-cell table:style-name="表格209.A4" table:number-columns-spanned="3" office:value-type="string">
            <text:p text:style-name="P2">定义函数</text:p>
          </table:table-cell>
          <table:covered-table-cell/>
          <table:covered-table-cell/>
          <table:table-cell table:style-name="表格209.D3" office:value-type="string">
            <text:p text:style-name="P1">void rewinddir(DIR *dir);</text:p>
          </table:table-cell>
        </table:table-row>
        <table:table-row table:style-name="表格209.3">
          <table:table-cell table:style-name="表格209.A4" table:number-columns-spanned="3" office:value-type="string">
            <text:p text:style-name="P2">函数说明</text:p>
          </table:table-cell>
          <table:covered-table-cell/>
          <table:covered-table-cell/>
          <table:table-cell table:style-name="表格209.D3" office:value-type="string">
            <text:p text:style-name="P1">rewinddir（）用来设置参数dir目录流目前的读取位置为原来开头的读取位置。</text:p>
          </table:table-cell>
        </table:table-row>
        <table:table-row table:style-name="表格209.3">
          <table:table-cell table:style-name="表格209.A4" table:number-columns-spanned="3" office:value-type="string">
            <text:p text:style-name="P2">返回值</text:p>
          </table:table-cell>
          <table:covered-table-cell/>
          <table:covered-table-cell/>
          <table:table-cell table:style-name="表格209.D3" office:value-type="string">
            <text:p text:style-name="P1">无</text:p>
          </table:table-cell>
        </table:table-row>
        <table:table-row table:style-name="表格209.3">
          <table:table-cell table:style-name="表格209.A8" table:number-columns-spanned="3" office:value-type="string">
            <text:p text:style-name="P2">错误代码</text:p>
          </table:table-cell>
          <table:covered-table-cell/>
          <table:covered-table-cell/>
          <table:table-cell table:style-name="表格209.D3" office:value-type="string">
            <text:p text:style-name="P1">EBADF <text:s/>dir为无效的目录流</text:p>
          </table:table-cell>
        </table:table-row>
        <table:table-row table:style-name="表格209.9">
          <table:table-cell table:style-name="表格209.D3" table:number-columns-spanned="4" office:value-type="string">
            <text:p text:style-name="P2"/>
          </table:table-cell>
          <table:covered-table-cell/>
          <table:covered-table-cell/>
          <table:covered-table-cell/>
        </table:table-row>
        <table:table-row table:style-name="表格209.10">
          <table:table-cell table:style-name="表格209.A10" office:value-type="string">
            <text:p text:style-name="P2">范例</text:p>
          </table:table-cell>
          <table:table-cell table:style-name="表格209.B10" table:number-columns-spanned="3" office:value-type="string">
            <text:p text:style-name="P1"/>
          </table:table-cell>
          <table:covered-table-cell/>
          <table:covered-table-cell/>
        </table:table-row>
        <text:soft-page-break/>
        <table:table-row table:style-name="表格209.11">
          <table:table-cell table:style-name="表格209.A11" table:number-columns-spanned="4" office:value-type="string">
            <text:p text:style-name="P1">#include&lt;sys/types.h&gt;</text:p>
            <text:p text:style-name="Standard">#include&lt;dirent.h&gt;</text:p>
            <text:p text:style-name="Standard">#include&lt;unistd.h&gt;</text:p>
            <text:p text:style-name="Standard">main()</text:p>
            <text:p text:style-name="Standard">{</text:p>
            <text:p text:style-name="Standard"><text:s/>DIR * dir;</text:p>
            <text:p text:style-name="Standard"><text:s/>struct dirent *ptr;</text:p>
            <text:p text:style-name="Standard"><text:s/>dir = opendir(“/etc/rc.d”);</text:p>
            <text:p text:style-name="Standard"><text:s/>while((ptr = readdir(dir))!=NULL)</text:p>
            <text:p text:style-name="Standard">{</text:p>
            <text:p text:style-name="Standard"><text:s text:c="2"/>printf(“d_name :%s\n”,ptr-&gt;d_name);</text:p>
            <text:p text:style-name="Standard">}</text:p>
            <text:p text:style-name="Standard">rewinddir(dir);</text:p>
            <text:p text:style-name="Standard"><text:s text:c="2"/>printf(“readdir again!\n”);</text:p>
            <text:p text:style-name="Standard">while((ptr = readdir(dir))!=NULL)</text:p>
            <text:p text:style-name="Standard">{</text:p>
            <text:p text:style-name="Standard"><text:s text:c="2"/>printf(“d_name: %s\n”,ptr-&gt;d_name);</text:p>
            <text:p text:style-name="Standard">}</text:p>
            <text:p text:style-name="Standard">closedir(dir);</text:p>
            <text:p text:style-name="Standard">}</text:p>
          </table:table-cell>
          <table:covered-table-cell/>
          <table:covered-table-cell/>
          <table:covered-table-cell/>
        </table:table-row>
        <table:table-row table:style-name="表格209.12">
          <table:table-cell table:style-name="表格209.A10" table:number-columns-spanned="2" office:value-type="string">
            <text:p text:style-name="P2">执行</text:p>
          </table:table-cell>
          <table:covered-table-cell/>
          <table:table-cell table:style-name="表格209.B10" table:number-columns-spanned="2" office:value-type="string">
            <text:p text:style-name="P1"/>
          </table:table-cell>
          <table:covered-table-cell/>
        </table:table-row>
        <table:table-row table:style-name="表格209.13">
          <table:table-cell table:style-name="表格209.A11" table:number-columns-spanned="4" office:value-type="string">
            <text:p text:style-name="P1">d_name:.</text:p>
            <text:p text:style-name="Standard">d_name:..</text:p>
            <text:p text:style-name="Standard">d_name:init.d</text:p>
            <text:p text:style-name="Standard">d_name:rc0.d</text:p>
            <text:p text:style-name="Standard">d_name:rc1.d</text:p>
            <text:p text:style-name="Standard">d_name:rc2.d</text:p>
            <text:p text:style-name="Standard">d_name:rc3.d</text:p>
            <text:p text:style-name="Standard">d_name:rc4.d</text:p>
            <text:p text:style-name="Standard">d_name:rc5.d</text:p>
            <text:p text:style-name="Standard">d_name:rc6.d</text:p>
            <text:p text:style-name="Standard">d_name:rc</text:p>
            <text:p text:style-name="Standard">d_name:rc.local</text:p>
            <text:p text:style-name="Standard">d_name:rc.sysinit</text:p>
            <text:p text:style-name="Standard">readdir again!</text:p>
            <text:p text:style-name="Standard">d_name:.</text:p>
            <text:p text:style-name="Standard">d_name:..</text:p>
            <text:p text:style-name="Standard">d_name:init.d</text:p>
            <text:p text:style-name="Standard">d_name:rc0.d</text:p>
            <text:p text:style-name="Standard">d_name:rc1.d</text:p>
            <text:p text:style-name="Standard">d_name:rc2.d</text:p>
            <text:p text:style-name="Standard">d_name:rc3.d</text:p>
            <text:p text:style-name="Standard">d_name:rc4.d</text:p>
            <text:p text:style-name="Standard"><text:soft-page-break/>d_name:rc5.d</text:p>
            <text:p text:style-name="Standard">d_name:rc6.d</text:p>
            <text:p text:style-name="Standard">d_name:rc</text:p>
            <text:p text:style-name="Standard">d_name:rc.local</text:p>
            <text:p text:style-name="Standard">d_name:rc.sysinit</text:p>
          </table:table-cell>
          <table:covered-table-cell/>
          <table:covered-table-cell/>
          <table:covered-table-cell/>
        </table:table-row>
      </table:table>
      <text:p text:style-name="Standard"/>
      <text:p text:style-name="Standard"/>
      <table:table table:name="表格210" table:style-name="表格210">
        <table:table-column table:style-name="表格210.A"/>
        <table:table-column table:style-name="表格210.B"/>
        <table:table-column table:style-name="表格210.C"/>
        <table:table-column table:style-name="表格210.D"/>
        <table:table-row table:style-name="表格210.1">
          <table:table-cell table:style-name="表格210.A1" table:number-columns-spanned="4" office:value-type="string">
            <text:p text:style-name="P2"><text:span text:style-name="T3">seekdir（设置下回读取目录的位置）</text:span></text:p>
          </table:table-cell>
          <table:covered-table-cell/>
          <table:covered-table-cell/>
          <table:covered-table-cell/>
        </table:table-row>
        <table:table-row table:style-name="表格210.2">
          <table:table-cell table:style-name="表格210.A2" table:number-columns-spanned="4" office:value-type="string">
            <text:p text:style-name="P3"/>
          </table:table-cell>
          <table:covered-table-cell/>
          <table:covered-table-cell/>
          <table:covered-table-cell/>
        </table:table-row>
        <table:table-row table:style-name="表格210.3">
          <table:table-cell table:style-name="表格210.A3" table:number-columns-spanned="3" office:value-type="string">
            <text:p text:style-name="P2">相关函数</text:p>
          </table:table-cell>
          <table:covered-table-cell/>
          <table:covered-table-cell/>
          <table:table-cell table:style-name="表格210.D3" office:value-type="string">
            <text:p text:style-name="P1">open，opendir，closedir，rewinddir，telldir，readdir，scandir</text:p>
          </table:table-cell>
        </table:table-row>
        <table:table-row table:style-name="表格210.3">
          <table:table-cell table:style-name="表格210.A4" table:number-columns-spanned="3" office:value-type="string">
            <text:p text:style-name="P2">表头文件</text:p>
          </table:table-cell>
          <table:covered-table-cell/>
          <table:covered-table-cell/>
          <table:table-cell table:style-name="表格210.D3" office:value-type="string">
            <text:p text:style-name="P1">#include&lt;dirent.h&gt;</text:p>
          </table:table-cell>
        </table:table-row>
        <table:table-row table:style-name="表格210.3">
          <table:table-cell table:style-name="表格210.A4" table:number-columns-spanned="3" office:value-type="string">
            <text:p text:style-name="P2">定义函数</text:p>
          </table:table-cell>
          <table:covered-table-cell/>
          <table:covered-table-cell/>
          <table:table-cell table:style-name="表格210.D3" office:value-type="string">
            <text:p text:style-name="P1">void seekdir(DIR * dir,off_t offset);</text:p>
          </table:table-cell>
        </table:table-row>
        <table:table-row table:style-name="表格210.3">
          <table:table-cell table:style-name="表格210.A4" table:number-columns-spanned="3" office:value-type="string">
            <text:p text:style-name="P2">函数说明</text:p>
          </table:table-cell>
          <table:covered-table-cell/>
          <table:covered-table-cell/>
          <table:table-cell table:style-name="表格210.D3" office:value-type="string">
            <text:p text:style-name="P1">seekdir（）用来设置参数dir目录流目前的读取位置，在调用readdir（）时便从此新位置开始读取。参数offset代表距离目录文件开头的偏移量。</text:p>
          </table:table-cell>
        </table:table-row>
        <table:table-row table:style-name="表格210.3">
          <table:table-cell table:style-name="表格210.A4" table:number-columns-spanned="3" office:value-type="string">
            <text:p text:style-name="P2">返回值</text:p>
          </table:table-cell>
          <table:covered-table-cell/>
          <table:covered-table-cell/>
          <table:table-cell table:style-name="表格210.D3" office:value-type="string">
            <text:p text:style-name="P1">无</text:p>
          </table:table-cell>
        </table:table-row>
        <table:table-row table:style-name="表格210.3">
          <table:table-cell table:style-name="表格210.A8" table:number-columns-spanned="3" office:value-type="string">
            <text:p text:style-name="P2">错误代码</text:p>
          </table:table-cell>
          <table:covered-table-cell/>
          <table:covered-table-cell/>
          <table:table-cell table:style-name="表格210.D3" office:value-type="string">
            <text:p text:style-name="P1">EBADF <text:s/>参数dir为无效的目录流</text:p>
          </table:table-cell>
        </table:table-row>
        <table:table-row table:style-name="表格210.9">
          <table:table-cell table:style-name="表格210.D3" table:number-columns-spanned="4" office:value-type="string">
            <text:p text:style-name="P2"/>
          </table:table-cell>
          <table:covered-table-cell/>
          <table:covered-table-cell/>
          <table:covered-table-cell/>
        </table:table-row>
        <table:table-row table:style-name="表格210.10">
          <table:table-cell table:style-name="表格210.A10" office:value-type="string">
            <text:p text:style-name="P2">范例</text:p>
          </table:table-cell>
          <table:table-cell table:style-name="表格210.B10" table:number-columns-spanned="3" office:value-type="string">
            <text:p text:style-name="P1"/>
          </table:table-cell>
          <table:covered-table-cell/>
          <table:covered-table-cell/>
        </table:table-row>
        <table:table-row table:style-name="表格210.11">
          <table:table-cell table:style-name="表格210.A11" table:number-columns-spanned="4" office:value-type="string">
            <text:p text:style-name="P1">#include&lt;sys/types.h&gt;</text:p>
            <text:p text:style-name="Standard">#include&lt;dirent.h&gt;</text:p>
            <text:p text:style-name="Standard">#include&lt;unistd.h&gt;</text:p>
            <text:p text:style-name="Standard">main()</text:p>
            <text:p text:style-name="Standard">{</text:p>
            <text:p text:style-name="Standard"><text:s/>DIR * dir;</text:p>
            <text:p text:style-name="Standard"><text:s/>struct dirent * ptr;</text:p>
            <text:p text:style-name="Standard"><text:s/>int offset,offset_5,i=0;</text:p>
            <text:p text:style-name="Standard"><text:s/>dir=opendir(“/etc/rc.d”);</text:p>
            <text:p text:style-name="Standard"><text:s/>while((ptr = readdir(dir))!=NULL)</text:p>
            <text:p text:style-name="Standard">{</text:p>
            <text:p text:style-name="Standard"><text:s/>offset = telldir(dir);</text:p>
            <text:p text:style-name="Standard"><text:s text:c="2"/>if(++i = =5) offset_5 =offset;</text:p>
            <text:p text:style-name="Standard"><text:s text:c="2"/>printf(“d_name :%s offset :%d \n”,ptr-&gt;d_name,offset);</text:p>
            <text:p text:style-name="Standard">}</text:p>
            <text:p text:style-name="Standard">seekdir(dir offset_5);</text:p>
            <text:p text:style-name="Standard">printf(“Readdir again!\n”);</text:p>
            <text:p text:style-name="Standard">while((ptr = readdir(dir))!=NULL)</text:p>
            <text:p text:style-name="Standard">{</text:p>
            <text:p text:style-name="Standard"><text:s text:c="2"/>offset = telldir(dir);</text:p>
            <text:p text:style-name="Standard"><text:soft-page-break/><text:s text:c="2"/>printf(“d_name :%s offset :%d\n”,ptr-&gt;d_name.offset);</text:p>
            <text:p text:style-name="Standard">}</text:p>
            <text:p text:style-name="Standard">closedir(dir);</text:p>
            <text:p text:style-name="Standard">}</text:p>
          </table:table-cell>
          <table:covered-table-cell/>
          <table:covered-table-cell/>
          <table:covered-table-cell/>
        </table:table-row>
        <table:table-row table:style-name="表格210.12">
          <table:table-cell table:style-name="表格210.A10" table:number-columns-spanned="2" office:value-type="string">
            <text:p text:style-name="P2">执行</text:p>
          </table:table-cell>
          <table:covered-table-cell/>
          <table:table-cell table:style-name="表格210.B10" table:number-columns-spanned="2" office:value-type="string">
            <text:p text:style-name="P1"/>
          </table:table-cell>
          <table:covered-table-cell/>
        </table:table-row>
        <table:table-row table:style-name="表格210.13">
          <table:table-cell table:style-name="表格210.A11" table:number-columns-spanned="4" office:value-type="string">
            <text:p text:style-name="P1">d_name : . offset :12</text:p>
            <text:p text:style-name="Standard">d_name : .. offset:24</text:p>
            <text:p text:style-name="Standard">d_name : init.d offset 40</text:p>
            <text:p text:style-name="Standard">d_name : rc0.d offset :56</text:p>
            <text:p text:style-name="Standard">d_name :rc1.d offset :72</text:p>
            <text:p text:style-name="Standard">d_name:rc2.d offset :88</text:p>
            <text:p text:style-name="Standard">d_name:rc3.d offset 104</text:p>
            <text:p text:style-name="Standard">d_name:rc4.d offset:120</text:p>
            <text:p text:style-name="Standard">d_name:rc5.d offset:136</text:p>
            <text:p text:style-name="Standard">d_name:rc6.d offset:152</text:p>
            <text:p text:style-name="Standard">d_name:rc offset 164</text:p>
            <text:p text:style-name="Standard">d_name:rc.local offset :180</text:p>
            <text:p text:style-name="Standard">d_name:rc.sysinit offset :4096</text:p>
            <text:p text:style-name="Standard">readdir again!</text:p>
            <text:p text:style-name="Standard">d_name:rc2.d offset :88</text:p>
            <text:p text:style-name="Standard">d_name:rc3.d offset 104</text:p>
            <text:p text:style-name="Standard">d_name:rc4.d offset:120</text:p>
            <text:p text:style-name="Standard">d_name:rc5.d offset:136</text:p>
            <text:p text:style-name="Standard">d_name:rc6.d offset:152</text:p>
            <text:p text:style-name="Standard">d_name:rc offset 164</text:p>
            <text:p text:style-name="Standard">d_name:rc.local offset :180</text:p>
            <text:p text:style-name="Standard">d_name:rc.sysinit offset :4096</text:p>
            <text:p text:style-name="Standard"/>
          </table:table-cell>
          <table:covered-table-cell/>
          <table:covered-table-cell/>
          <table:covered-table-cell/>
        </table:table-row>
      </table:table>
      <text:p text:style-name="Standard"/>
      <text:p text:style-name="Standard"/>
      <table:table table:name="表格211" table:style-name="表格211">
        <table:table-column table:style-name="表格211.A"/>
        <table:table-column table:style-name="表格211.B"/>
        <table:table-column table:style-name="表格211.C"/>
        <table:table-column table:style-name="表格211.D"/>
        <table:table-row table:style-name="表格211.1">
          <table:table-cell table:style-name="表格211.A1" table:number-columns-spanned="4" office:value-type="string">
            <text:p text:style-name="P2"><text:span text:style-name="T3">stat（取得文件状态）</text:span></text:p>
          </table:table-cell>
          <table:covered-table-cell/>
          <table:covered-table-cell/>
          <table:covered-table-cell/>
        </table:table-row>
        <table:table-row table:style-name="表格211.2">
          <table:table-cell table:style-name="表格211.A2" table:number-columns-spanned="4" office:value-type="string">
            <text:p text:style-name="P3"/>
          </table:table-cell>
          <table:covered-table-cell/>
          <table:covered-table-cell/>
          <table:covered-table-cell/>
        </table:table-row>
        <table:table-row table:style-name="表格211.3">
          <table:table-cell table:style-name="表格211.A3" table:number-columns-spanned="3" office:value-type="string">
            <text:p text:style-name="P2">相关函数</text:p>
          </table:table-cell>
          <table:covered-table-cell/>
          <table:covered-table-cell/>
          <table:table-cell table:style-name="表格211.D3" office:value-type="string">
            <text:p text:style-name="P1">fstat，lstat，chmod，chown，readlink，utime</text:p>
          </table:table-cell>
        </table:table-row>
        <table:table-row table:style-name="表格211.3">
          <table:table-cell table:style-name="表格211.A4" table:number-columns-spanned="3" office:value-type="string">
            <text:p text:style-name="P2">表头文件</text:p>
          </table:table-cell>
          <table:covered-table-cell/>
          <table:covered-table-cell/>
          <table:table-cell table:style-name="表格211.D3" office:value-type="string">
            <text:p text:style-name="P1">#include&lt;sys/stat.h&gt;</text:p>
            <text:p text:style-name="Standard">#include&lt;unistd.h&gt;</text:p>
          </table:table-cell>
        </table:table-row>
        <table:table-row table:style-name="表格211.3">
          <table:table-cell table:style-name="表格211.A4" table:number-columns-spanned="3" office:value-type="string">
            <text:p text:style-name="P2">定义函数</text:p>
          </table:table-cell>
          <table:covered-table-cell/>
          <table:covered-table-cell/>
          <table:table-cell table:style-name="表格211.D3" office:value-type="string">
            <text:p text:style-name="P1">int stat(const char * file_name,struct stat *buf);</text:p>
          </table:table-cell>
        </table:table-row>
        <table:table-row table:style-name="表格211.3">
          <table:table-cell table:style-name="表格211.A4" table:number-columns-spanned="3" office:value-type="string">
            <text:p text:style-name="P2">函数说明</text:p>
          </table:table-cell>
          <table:covered-table-cell/>
          <table:covered-table-cell/>
          <table:table-cell table:style-name="表格211.D3" office:value-type="string">
            <text:p text:style-name="P1">stat（）用来将参数file_name所指的文件状态，复制到参数buf所指的结构中。下面是struct stat内各参数的说明：</text:p>
            <text:p text:style-name="Standard">struct stat</text:p>
            <text:p text:style-name="Standard"><text:soft-page-break/>{</text:p>
            <text:p text:style-name="Standard"><text:s text:c="2"/>dev_t <text:s text:c="2"/>st_dev; <text:s text:c="2"/>/*device*/</text:p>
            <text:p text:style-name="Standard"><text:s text:c="2"/>ino_t <text:s text:c="2"/>st_ino; <text:s text:c="3"/>/*inode*/</text:p>
            <text:p text:style-name="Standard"><text:s text:c="2"/>mode_t <text:s/>st_mode; <text:s/>/*protection*/</text:p>
            <text:p text:style-name="Standard"><text:s text:c="2"/>nlink_t <text:s text:c="2"/>st_nlink; <text:s/>/*number of hard links */</text:p>
            <text:p text:style-name="Standard"><text:s text:c="2"/>uid_t <text:s text:c="3"/>st_uid; <text:s text:c="3"/>/*user ID of owner*/</text:p>
            <text:p text:style-name="Standard"><text:s text:c="2"/>gid_t <text:s text:c="3"/>st_gid; <text:s text:c="3"/>/*group ID of owner*/</text:p>
            <text:p text:style-name="Standard"><text:s text:c="2"/>dev_t <text:s text:c="3"/>st_rdev; <text:s/>/*device type */</text:p>
            <text:p text:style-name="Standard"><text:s text:c="2"/>off_t <text:s text:c="4"/>st_size; <text:s/>/*total size, in bytes*/</text:p>
            <text:p text:style-name="Standard"><text:s text:c="2"/>unsigned long <text:s/>st_blksize; /*blocksize for filesystem I/O */</text:p>
            <text:p text:style-name="Standard"><text:s text:c="2"/>unsigned long <text:s/>st_blocks; <text:s/>/*number of blocks allocated*/</text:p>
            <text:p text:style-name="Standard"><text:s text:c="2"/>time_t <text:s text:c="2"/>st_atime; <text:s text:c="2"/>/* time of lastaccess*/</text:p>
            <text:p text:style-name="Standard"><text:s text:c="2"/>time_t <text:s text:c="2"/>st_mtime; <text:s/>/* time of last modification */</text:p>
            <text:p text:style-name="Standard"><text:s text:c="2"/>time_t <text:s text:c="2"/>st_ctime; <text:s text:c="2"/>/* time of last change */</text:p>
            <text:p text:style-name="Standard">};</text:p>
            <text:p text:style-name="Standard">st_dev 文件的设备编号</text:p>
            <text:p text:style-name="Standard">st_ino <text:s/>文件的i-node</text:p>
            <text:p text:style-name="Standard">st_mode 文件的类型和存取的权限</text:p>
            <text:p text:style-name="Standard">st_nlink <text:s/>连到该文件的硬连接数目，刚建立的文件值为1。</text:p>
            <text:p text:style-name="Standard">st_uid <text:s text:c="2"/>文件所有者的用户识别码</text:p>
            <text:p text:style-name="Standard">st_gid <text:s text:c="2"/>文件所有者的组识别码</text:p>
            <text:p text:style-name="Standard">st_rdev <text:s/>若此文件为装置设备文件，则为其设备编号</text:p>
            <text:p text:style-name="Standard">st_size <text:s/>文件大小，以字节计算</text:p>
            <text:p text:style-name="Standard">st_blksize <text:s/>文件系统的I/O缓冲区大小。</text:p>
            <text:p text:style-name="Standard">st_blcoks <text:s/>占用文件区块的个数，每一区块大小为512个字节。</text:p>
            <text:p text:style-name="Standard">st_atime <text:s text:c="2"/>文件最近一次被存取或被执行的时间，一般只有在用mknod、utime、read、write与tructate时改变。</text:p>
            <text:p text:style-name="Standard">st_mtime <text:s/>文件最后一次被修改的时间，一般只有在用mknod、utime和write时才会改变</text:p>
            <text:p text:style-name="Standard">st_ctime <text:s text:c="2"/>i-node最近一次被更改的时间，此参数会在文件所有者、组、权限被更改时更新</text:p>
            <text:p text:style-name="Standard">先前所描述的st_mode则定义了下列数种情况：</text:p>
            <text:p text:style-name="Standard">S_IFMT <text:s text:c="11"/>0170000 <text:s text:c="2"/>文件类型的位遮罩</text:p>
            <text:p text:style-name="Standard">S_IFSOCK <text:s text:c="9"/>0140000 <text:s/>scoket</text:p>
            <text:p text:style-name="Standard">S_IFLNK <text:s text:c="9"/>0120000 <text:s text:c="3"/>符号连接</text:p>
            <text:p text:style-name="Standard">S_IFREG <text:s text:c="9"/>0100000 <text:s text:c="3"/>一般文件</text:p>
            <text:p text:style-name="Standard">S_IFBLK <text:s text:c="8"/>0060000 <text:s text:c="4"/>区块装置</text:p>
            <text:p text:style-name="Standard">S_IFDIR <text:s text:c="9"/>0040000 <text:s text:c="4"/>目录</text:p>
            <text:p text:style-name="Standard">S_IFCHR <text:s text:c="8"/>0020000 <text:s text:c="5"/>字符装置</text:p>
            <text:p text:style-name="Standard">S_IFIFO <text:s text:c="9"/>0010000 <text:s text:c="5"/>先进先出</text:p>
            <text:p text:style-name="Standard">S_ISUID <text:s/>04000 <text:s text:c="2"/>文件的（set user-id on execution）位</text:p>
            <text:p text:style-name="Standard">S_ISGID <text:s/>02000 <text:s text:c="2"/>文件的（set group-id on execution）位</text:p>
            <text:p text:style-name="Standard">S_ISVTX <text:s/>01000 <text:s/>文件的sticky位</text:p>
            <text:p text:style-name="Standard"><text:soft-page-break/>S_IRUSR（S_IREAD） 00400 <text:s/>文件所有者具可读取权限</text:p>
            <text:p text:style-name="Standard">S_IWUSR（S_IWRITE）00200 <text:s/>文件所有者具可写入权限</text:p>
            <text:p text:style-name="Standard">S_IXUSR（S_IEXEC） <text:s/>00100 <text:s/>文件所有者具可执行权限</text:p>
            <text:p text:style-name="Standard">S_IRGRP <text:s text:c="13"/>00040 <text:s/>用户组具可读取权限</text:p>
            <text:p text:style-name="Standard">S_IWGRP <text:s text:c="11"/>00020 <text:s text:c="3"/>用户组具可写入权限</text:p>
            <text:p text:style-name="Standard">S_IXGRP <text:s text:c="12"/>00010 <text:s text:c="2"/>用户组具可执行权限</text:p>
            <text:p text:style-name="Standard">S_IROTH <text:s text:c="11"/>00004 <text:s text:c="3"/>其他用户具可读取权限</text:p>
            <text:p text:style-name="Standard">S_IWOTH <text:s text:c="10"/>00002 <text:s text:c="4"/>其他用户具可写入权限</text:p>
            <text:p text:style-name="Standard">S_IXOTH <text:s text:c="11"/>00001 <text:s text:c="3"/>其他用户具可执行权限</text:p>
            <text:p text:style-name="Standard">上述的文件类型在POSIX中定义了检查这些类型的宏定义：</text:p>
            <text:p text:style-name="Standard">S_ISLNK <text:s/>（st_mode） <text:s/>判断是否为符号连接</text:p>
            <text:p text:style-name="Standard">S_ISREG <text:s text:c="2"/>（st_mode） 是否为一般文件</text:p>
            <text:p text:style-name="Standard">S_ISDIR <text:s text:c="3"/>（st_mode）是否为目录</text:p>
            <text:p text:style-name="Standard">S_ISCHR <text:s text:c="2"/>（st_mode）是否为字符装置文件</text:p>
            <text:p text:style-name="Standard">S_ISBLK <text:s text:c="3"/>（s3e） <text:s text:c="2"/>是否为先进先出</text:p>
            <text:p text:style-name="Standard">S_ISSOCK <text:s/>（st_mode） <text:s/>是否为socket</text:p>
            <text:p text:style-name="Standard">若一目录具有sticky位（S_ISVTX），则表示在此目录下的文件只能被该文件所有者、此目录所有者或root来删除或改名。</text:p>
          </table:table-cell>
        </table:table-row>
        <table:table-row table:style-name="表格211.3">
          <table:table-cell table:style-name="表格211.A4" table:number-columns-spanned="3" office:value-type="string">
            <text:p text:style-name="P2">返回值</text:p>
          </table:table-cell>
          <table:covered-table-cell/>
          <table:covered-table-cell/>
          <table:table-cell table:style-name="表格211.D3" office:value-type="string">
            <text:p text:style-name="P1">执行成功则返回0，失败返回-1，错误代码存于errno</text:p>
          </table:table-cell>
        </table:table-row>
        <table:table-row table:style-name="表格211.3">
          <table:table-cell table:style-name="表格211.A8" table:number-columns-spanned="3" office:value-type="string">
            <text:p text:style-name="P2">错误代码</text:p>
          </table:table-cell>
          <table:covered-table-cell/>
          <table:covered-table-cell/>
          <table:table-cell table:style-name="表格211.D3" office:value-type="string">
            <text:p text:style-name="P1">ENOENT <text:s/>参数file_name指定的文件不存在</text:p>
            <text:p text:style-name="Standard">ENOTDIR 路径中的目录存在但却非真正的目录</text:p>
            <text:p text:style-name="Standard">ELOOP <text:s/>欲打开的文件有过多符号连接问题，上限为16符号连接</text:p>
            <text:p text:style-name="Standard">EFAULT 参数buf为无效指针，指向无法存在的内存空间</text:p>
            <text:p text:style-name="Standard">EACCESS 存取文件时被拒绝</text:p>
            <text:p text:style-name="Standard">ENOMEM 核心内存不足</text:p>
            <text:p text:style-name="Standard">ENAMETOOLONG 参数file_name的路径名称太长</text:p>
          </table:table-cell>
        </table:table-row>
        <table:table-row table:style-name="表格211.9">
          <table:table-cell table:style-name="表格211.D3" table:number-columns-spanned="4" office:value-type="string">
            <text:p text:style-name="P2"/>
          </table:table-cell>
          <table:covered-table-cell/>
          <table:covered-table-cell/>
          <table:covered-table-cell/>
        </table:table-row>
        <table:table-row table:style-name="表格211.10">
          <table:table-cell table:style-name="表格211.A10" office:value-type="string">
            <text:p text:style-name="P2">范例</text:p>
          </table:table-cell>
          <table:table-cell table:style-name="表格211.B10" table:number-columns-spanned="3" office:value-type="string">
            <text:p text:style-name="P1"/>
          </table:table-cell>
          <table:covered-table-cell/>
          <table:covered-table-cell/>
        </table:table-row>
        <table:table-row table:style-name="表格211.11">
          <table:table-cell table:style-name="表格211.A11" table:number-columns-spanned="4" office:value-type="string">
            <text:p text:style-name="P1">#include&lt;sys/stat.h&gt;</text:p>
            <text:p text:style-name="Standard">#include&lt;unistd.h&gt;</text:p>
            <text:p text:style-name="Standard">mian()</text:p>
            <text:p text:style-name="Standard">{</text:p>
            <text:p text:style-name="Standard"><text:s text:c="2"/>struct stat buf;</text:p>
            <text:p text:style-name="Standard"><text:s text:c="2"/>stat (“/etc/passwd”,&amp;buf);</text:p>
            <text:p text:style-name="Standard"><text:s text:c="2"/>printf(“/etc/passwd file size = %d \n”,buf.st_size);</text:p>
            <text:p text:style-name="Standard">}</text:p>
          </table:table-cell>
          <table:covered-table-cell/>
          <table:covered-table-cell/>
          <table:covered-table-cell/>
        </table:table-row>
        <table:table-row table:style-name="表格211.12">
          <table:table-cell table:style-name="表格211.A10" table:number-columns-spanned="2" office:value-type="string">
            <text:p text:style-name="P2">执行</text:p>
          </table:table-cell>
          <table:covered-table-cell/>
          <table:table-cell table:style-name="表格211.B10" table:number-columns-spanned="2" office:value-type="string">
            <text:p text:style-name="P1"/>
          </table:table-cell>
          <table:covered-table-cell/>
        </table:table-row>
        <table:table-row table:style-name="表格211.13">
          <table:table-cell table:style-name="表格211.A11" table:number-columns-spanned="4" office:value-type="string">
            <text:p text:style-name="P1">/etc/passwd file size = 705</text:p>
          </table:table-cell>
          <table:covered-table-cell/>
          <table:covered-table-cell/>
          <table:covered-table-cell/>
        </table:table-row>
      </table:table>
      <text:p text:style-name="Standard"/>
      <text:p text:style-name="Standard"/>
      <text:p text:style-name="Standard"/>
      <table:table table:name="表格212" table:style-name="表格212">
        <table:table-column table:style-name="表格212.A"/>
        <table:table-column table:style-name="表格212.B"/>
        <table:table-column table:style-name="表格212.C"/>
        <text:soft-page-break/>
        <table:table-row table:style-name="表格212.1">
          <table:table-cell table:style-name="表格212.A1" table:number-columns-spanned="3" office:value-type="string">
            <text:p text:style-name="P5">symlink（建立文件符号连接）</text:p>
          </table:table-cell>
          <table:covered-table-cell/>
          <table:covered-table-cell/>
        </table:table-row>
        <table:table-row table:style-name="表格212.2">
          <table:table-cell table:style-name="表格212.A2" table:number-columns-spanned="3" office:value-type="string">
            <text:p text:style-name="P3"/>
          </table:table-cell>
          <table:covered-table-cell/>
          <table:covered-table-cell/>
        </table:table-row>
        <table:table-row table:style-name="表格212.3">
          <table:table-cell table:style-name="表格212.A3" table:number-columns-spanned="2" office:value-type="string">
            <text:p text:style-name="P2">相关函数</text:p>
          </table:table-cell>
          <table:covered-table-cell/>
          <table:table-cell table:style-name="表格212.C3" office:value-type="string">
            <text:p text:style-name="P1">link，unlink</text:p>
          </table:table-cell>
        </table:table-row>
        <table:table-row table:style-name="表格212.3">
          <table:table-cell table:style-name="表格212.A4" table:number-columns-spanned="2" office:value-type="string">
            <text:p text:style-name="P2">表头文件</text:p>
          </table:table-cell>
          <table:covered-table-cell/>
          <table:table-cell table:style-name="表格212.C3" office:value-type="string">
            <text:p text:style-name="P1">#include&lt;unistd.h&gt;</text:p>
          </table:table-cell>
        </table:table-row>
        <table:table-row table:style-name="表格212.3">
          <table:table-cell table:style-name="表格212.A4" table:number-columns-spanned="2" office:value-type="string">
            <text:p text:style-name="P2">定义函数</text:p>
          </table:table-cell>
          <table:covered-table-cell/>
          <table:table-cell table:style-name="表格212.C3" office:value-type="string">
            <text:p text:style-name="P1">int symlink( const char * oldpath,const char * newpath);</text:p>
          </table:table-cell>
        </table:table-row>
        <table:table-row table:style-name="表格212.3">
          <table:table-cell table:style-name="表格212.A4" table:number-columns-spanned="2" office:value-type="string">
            <text:p text:style-name="P2">函数说明</text:p>
          </table:table-cell>
          <table:covered-table-cell/>
          <table:table-cell table:style-name="表格212.C3" office:value-type="string">
            <text:p text:style-name="P1">symlink（）以参数newpath指定的名称来建立一个新的连接（符号连接）到参数oldpath所指定的已存在文件。参数oldpath指定的文件不一定要存在，如果参数newpath指定的名称为一已存在的文件则不会建立连接。</text:p>
          </table:table-cell>
        </table:table-row>
        <table:table-row table:style-name="表格212.3">
          <table:table-cell table:style-name="表格212.A4" table:number-columns-spanned="2" office:value-type="string">
            <text:p text:style-name="P2">返回值</text:p>
          </table:table-cell>
          <table:covered-table-cell/>
          <table:table-cell table:style-name="表格212.C3" office:value-type="string">
            <text:p text:style-name="P1">成功则返回0，失败返回-1，错误原因存于errno</text:p>
          </table:table-cell>
        </table:table-row>
        <table:table-row table:style-name="表格212.3">
          <table:table-cell table:style-name="表格212.A8" table:number-columns-spanned="2" office:value-type="string">
            <text:p text:style-name="P2">错误代码</text:p>
          </table:table-cell>
          <table:covered-table-cell/>
          <table:table-cell table:style-name="表格212.C3" office:value-type="string">
            <text:p text:style-name="P1">EPERM <text:s/>参数oldpath与newpath所指的文件系统不支持符号连接</text:p>
            <text:p text:style-name="Standard">EROFS <text:s/>欲测试写入权限的文件存在于只读文件系统内</text:p>
            <text:p text:style-name="Standard">EFAULT 参数oldpath或newpath指针超出可存取内存空间。</text:p>
            <text:p text:style-name="Standard">ENAMETOOLONG 参数oldpath或newpath太长</text:p>
            <text:p text:style-name="Standard">ENOMEM 核心内存不足</text:p>
            <text:p text:style-name="Standard">EEXIST <text:s/>参数newpath所指的文件名已存在。</text:p>
            <text:p text:style-name="Standard">EMLINK <text:s/>参数oldpath所指的文件已达到最大连接数目</text:p>
            <text:p text:style-name="Standard">ELOOP <text:s/>参数pathname有过多符号连接问题</text:p>
            <text:p text:style-name="Standard">ENOSPC 文件系统的剩余空间不足</text:p>
            <text:p text:style-name="Standard">EIO <text:s/>I/O存取错误</text:p>
          </table:table-cell>
        </table:table-row>
        <table:table-row table:style-name="表格212.9">
          <table:table-cell table:style-name="表格212.C3" table:number-columns-spanned="3" office:value-type="string">
            <text:p text:style-name="P2"/>
          </table:table-cell>
          <table:covered-table-cell/>
          <table:covered-table-cell/>
        </table:table-row>
        <table:table-row table:style-name="表格212.10">
          <table:table-cell table:style-name="表格212.A10" office:value-type="string">
            <text:p text:style-name="P2">范例</text:p>
          </table:table-cell>
          <table:table-cell table:style-name="表格212.B10" table:number-columns-spanned="2" office:value-type="string">
            <text:p text:style-name="P1"/>
          </table:table-cell>
          <table:covered-table-cell/>
        </table:table-row>
        <table:table-row table:style-name="表格212.11">
          <table:table-cell table:style-name="表格212.A11" table:number-columns-spanned="3" office:value-type="string">
            <text:p text:style-name="P1">#include&lt;unistd.h&gt;</text:p>
            <text:p text:style-name="Standard">main()</text:p>
            <text:p text:style-name="Standard">{</text:p>
            <text:p text:style-name="Standard"><text:s/>symlink(“/etc/passwd”,”pass”);</text:p>
            <text:p text:style-name="Standard">}</text:p>
          </table:table-cell>
          <table:covered-table-cell/>
          <table:covered-table-cell/>
        </table:table-row>
      </table:table>
      <text:p text:style-name="Standard"/>
      <text:p text:style-name="Standard"/>
      <table:table table:name="表格213" table:style-name="表格213">
        <table:table-column table:style-name="表格213.A"/>
        <table:table-column table:style-name="表格213.B"/>
        <table:table-column table:style-name="表格213.C"/>
        <table:table-column table:style-name="表格213.D"/>
        <table:table-row table:style-name="表格213.1">
          <table:table-cell table:style-name="表格213.A1" table:number-columns-spanned="4" office:value-type="string">
            <text:p text:style-name="P5">telldir（取得目录流的读取位置）</text:p>
          </table:table-cell>
          <table:covered-table-cell/>
          <table:covered-table-cell/>
          <table:covered-table-cell/>
        </table:table-row>
        <table:table-row table:style-name="表格213.2">
          <table:table-cell table:style-name="表格213.A2" table:number-columns-spanned="4" office:value-type="string">
            <text:p text:style-name="P3"/>
          </table:table-cell>
          <table:covered-table-cell/>
          <table:covered-table-cell/>
          <table:covered-table-cell/>
        </table:table-row>
        <table:table-row table:style-name="表格213.3">
          <table:table-cell table:style-name="表格213.A3" table:number-columns-spanned="3" office:value-type="string">
            <text:p text:style-name="P2">相关函数</text:p>
          </table:table-cell>
          <table:covered-table-cell/>
          <table:covered-table-cell/>
          <table:table-cell table:style-name="表格213.D3" office:value-type="string">
            <text:p text:style-name="P1">open，opendir，closedir，rewinddir，seekdir，readdir，scandir</text:p>
          </table:table-cell>
        </table:table-row>
        <table:table-row table:style-name="表格213.3">
          <table:table-cell table:style-name="表格213.A4" table:number-columns-spanned="3" office:value-type="string">
            <text:p text:style-name="P2">表头文件</text:p>
          </table:table-cell>
          <table:covered-table-cell/>
          <table:covered-table-cell/>
          <table:table-cell table:style-name="表格213.D3" office:value-type="string">
            <text:p text:style-name="P1">#include&lt;dirent.h&gt;</text:p>
          </table:table-cell>
        </table:table-row>
        <table:table-row table:style-name="表格213.3">
          <table:table-cell table:style-name="表格213.A4" table:number-columns-spanned="3" office:value-type="string">
            <text:p text:style-name="P2">定义函数</text:p>
          </table:table-cell>
          <table:covered-table-cell/>
          <table:covered-table-cell/>
          <table:table-cell table:style-name="表格213.D3" office:value-type="string">
            <text:p text:style-name="P1">off_t telldir(DIR *dir);</text:p>
          </table:table-cell>
        </table:table-row>
        <table:table-row table:style-name="表格213.3">
          <table:table-cell table:style-name="表格213.A4" table:number-columns-spanned="3" office:value-type="string">
            <text:p text:style-name="P2">函数说明</text:p>
          </table:table-cell>
          <table:covered-table-cell/>
          <table:covered-table-cell/>
          <table:table-cell table:style-name="表格213.D3" office:value-type="string">
            <text:p text:style-name="P1">telldir（）返回参数dir目录流目前的读取位置。此返回值代表距离目录文件开头的偏移量</text:p>
          </table:table-cell>
        </table:table-row>
        <table:table-row table:style-name="表格213.3">
          <table:table-cell table:style-name="表格213.A4" table:number-columns-spanned="3" office:value-type="string">
            <text:p text:style-name="P2">返回值</text:p>
          </table:table-cell>
          <table:covered-table-cell/>
          <table:covered-table-cell/>
          <table:table-cell table:style-name="表格213.D3" office:value-type="string">
            <text:p text:style-name="P1">返回下个读取位置，有错误发生时返回-1。</text:p>
          </table:table-cell>
        </table:table-row>
        <text:soft-page-break/>
        <table:table-row table:style-name="表格213.3">
          <table:table-cell table:style-name="表格213.A8" table:number-columns-spanned="3" office:value-type="string">
            <text:p text:style-name="P2">错误代码</text:p>
          </table:table-cell>
          <table:covered-table-cell/>
          <table:covered-table-cell/>
          <table:table-cell table:style-name="表格213.D3" office:value-type="string">
            <text:p text:style-name="P1">EBADF 参数dir为无效的目录流。</text:p>
          </table:table-cell>
        </table:table-row>
        <table:table-row table:style-name="表格213.9">
          <table:table-cell table:style-name="表格213.D3" table:number-columns-spanned="4" office:value-type="string">
            <text:p text:style-name="P2"/>
          </table:table-cell>
          <table:covered-table-cell/>
          <table:covered-table-cell/>
          <table:covered-table-cell/>
        </table:table-row>
        <table:table-row table:style-name="表格213.10">
          <table:table-cell table:style-name="表格213.A10" office:value-type="string">
            <text:p text:style-name="P2">范例</text:p>
          </table:table-cell>
          <table:table-cell table:style-name="表格213.B10" table:number-columns-spanned="3" office:value-type="string">
            <text:p text:style-name="P1"/>
          </table:table-cell>
          <table:covered-table-cell/>
          <table:covered-table-cell/>
        </table:table-row>
        <table:table-row table:style-name="表格213.11">
          <table:table-cell table:style-name="表格213.A11" table:number-columns-spanned="4" office:value-type="string">
            <text:p text:style-name="P1">#include&lt;sys/types.h&gt;</text:p>
            <text:p text:style-name="Standard">#include&lt;dirent.h&gt;</text:p>
            <text:p text:style-name="Standard">#include&lt;unistd.h&gt;</text:p>
            <text:p text:style-name="Standard">main()</text:p>
            <text:p text:style-name="Standard">{</text:p>
            <text:p text:style-name="Standard"><text:s/>DIR *dir;</text:p>
            <text:p text:style-name="Standard"><text:s/>struct dirent *ptr;</text:p>
            <text:p text:style-name="Standard"><text:s/>int offset;</text:p>
            <text:p text:style-name="Standard"><text:s/>dir = opendir(“/etc/rc.d”);</text:p>
            <text:p text:style-name="Standard"><text:s/>while((ptr = readdir(dir))!=NULL)</text:p>
            <text:p text:style-name="Standard">{ <text:s/></text:p>
            <text:p text:style-name="Standard"><text:s text:c="2"/>offset = telldir (dir);</text:p>
            <text:p text:style-name="Standard"><text:s text:c="2"/>printf(“d_name : %s offset :%d\n”, ptr-&gt;d_name,offset);</text:p>
            <text:p text:style-name="Standard">}</text:p>
            <text:p text:style-name="Standard">closedir(dir);</text:p>
            <text:p text:style-name="Standard">}</text:p>
          </table:table-cell>
          <table:covered-table-cell/>
          <table:covered-table-cell/>
          <table:covered-table-cell/>
        </table:table-row>
        <table:table-row table:style-name="表格213.12">
          <table:table-cell table:style-name="表格213.A10" table:number-columns-spanned="2" office:value-type="string">
            <text:p text:style-name="P2">执行</text:p>
          </table:table-cell>
          <table:covered-table-cell/>
          <table:table-cell table:style-name="表格213.B10" table:number-columns-spanned="2" office:value-type="string">
            <text:p text:style-name="P1"/>
          </table:table-cell>
          <table:covered-table-cell/>
        </table:table-row>
        <table:table-row table:style-name="表格213.13">
          <table:table-cell table:style-name="表格213.A11" table:number-columns-spanned="4" office:value-type="string">
            <text:p text:style-name="P1">d_name : . offset :12</text:p>
            <text:p text:style-name="Standard">d_name : .. offset:24</text:p>
            <text:p text:style-name="Standard">d_name : init.d offset 40</text:p>
            <text:p text:style-name="Standard">d_name : rc0.d offset :56</text:p>
            <text:p text:style-name="Standard">d_name :rc1.d offset :72</text:p>
            <text:p text:style-name="Standard">d_name:rc2.d offset :88</text:p>
            <text:p text:style-name="Standard">d_name:rc3.d offset 104</text:p>
            <text:p text:style-name="Standard">d_name:rc4.d offset:120</text:p>
            <text:p text:style-name="Standard">d_name:rc5.d offset:136</text:p>
            <text:p text:style-name="Standard">d_name:rc6.d offset:152</text:p>
            <text:p text:style-name="Standard">d_name:rc offset 164</text:p>
            <text:p text:style-name="Standard">d_name:rc.local offset :180</text:p>
            <text:p text:style-name="Standard">d_name:rc.sysinit offset :4096</text:p>
          </table:table-cell>
          <table:covered-table-cell/>
          <table:covered-table-cell/>
          <table:covered-table-cell/>
        </table:table-row>
      </table:table>
      <text:p text:style-name="Standard"/>
      <text:p text:style-name="Standard"/>
      <table:table table:name="表格214" table:style-name="表格214">
        <table:table-column table:style-name="表格214.A"/>
        <table:table-column table:style-name="表格214.B"/>
        <table:table-row table:style-name="表格214.1">
          <table:table-cell table:style-name="表格214.A1" table:number-columns-spanned="2" office:value-type="string">
            <text:p text:style-name="P5">truncate（改变文件大小）</text:p>
          </table:table-cell>
          <table:covered-table-cell/>
        </table:table-row>
        <table:table-row table:style-name="表格214.2">
          <table:table-cell table:style-name="表格214.A2" table:number-columns-spanned="2" office:value-type="string">
            <text:p text:style-name="P3"/>
          </table:table-cell>
          <table:covered-table-cell/>
        </table:table-row>
        <table:table-row table:style-name="表格214.3">
          <table:table-cell table:style-name="表格214.A3" office:value-type="string">
            <text:p text:style-name="P2">相关函数</text:p>
          </table:table-cell>
          <table:table-cell table:style-name="表格214.B3" office:value-type="string">
            <text:p text:style-name="P1">open，ftruncate</text:p>
          </table:table-cell>
        </table:table-row>
        <table:table-row table:style-name="表格214.3">
          <table:table-cell table:style-name="表格214.A4" office:value-type="string">
            <text:p text:style-name="P2">表头文件</text:p>
          </table:table-cell>
          <table:table-cell table:style-name="表格214.B3" office:value-type="string">
            <text:p text:style-name="P1">#include&lt;unistd.h&gt;</text:p>
          </table:table-cell>
        </table:table-row>
        <text:soft-page-break/>
        <table:table-row table:style-name="表格214.3">
          <table:table-cell table:style-name="表格214.A4" office:value-type="string">
            <text:p text:style-name="P2">定义函数</text:p>
          </table:table-cell>
          <table:table-cell table:style-name="表格214.B3" office:value-type="string">
            <text:p text:style-name="P1">int truncate(const char * path,off_t length);</text:p>
          </table:table-cell>
        </table:table-row>
        <table:table-row table:style-name="表格214.3">
          <table:table-cell table:style-name="表格214.A4" office:value-type="string">
            <text:p text:style-name="P2">函数说明</text:p>
          </table:table-cell>
          <table:table-cell table:style-name="表格214.B3" office:value-type="string">
            <text:p text:style-name="P1">truncate（）会将参数path指定的文件大小改为参数length指定的大小。如果原来的文件大小比参数length大，则超过的部分会被删去。</text:p>
          </table:table-cell>
        </table:table-row>
        <table:table-row table:style-name="表格214.3">
          <table:table-cell table:style-name="表格214.A4" office:value-type="string">
            <text:p text:style-name="P2">返回值</text:p>
          </table:table-cell>
          <table:table-cell table:style-name="表格214.B3" office:value-type="string">
            <text:p text:style-name="P1">执行成功则返回0，失败返回-1，错误原因存于errno。</text:p>
          </table:table-cell>
        </table:table-row>
        <table:table-row table:style-name="表格214.3">
          <table:table-cell table:style-name="表格214.A8" office:value-type="string">
            <text:p text:style-name="P2">错误代码</text:p>
          </table:table-cell>
          <table:table-cell table:style-name="表格214.B3" office:value-type="string">
            <text:p text:style-name="P1">EACCESS 参数path所指定的文件无法存取。</text:p>
            <text:p text:style-name="Standard">EROFS <text:s/>欲写入的文件存在于只读文件系统内</text:p>
            <text:p text:style-name="Standard">EFAULT 参数path指针超出可存取内存空间</text:p>
            <text:p text:style-name="Standard">EINVAL 参数path包含不合法字符</text:p>
            <text:p text:style-name="Standard">ENAMETOOLONG 参数path太长</text:p>
            <text:p text:style-name="Standard">ENOTDIR <text:s/>参数path路径并非一目录</text:p>
            <text:p text:style-name="Standard">EISDIR <text:s text:c="3"/>参数path指向一目录</text:p>
            <text:p text:style-name="Standard">ETXTBUSY 参数path所指的文件为共享程序，而且正被执行中</text:p>
            <text:p text:style-name="Standard">ELOOP <text:s text:c="2"/>参数path’有过多符号连接问题</text:p>
            <text:p text:style-name="Standard">EIO <text:s text:c="3"/>I/O存取错误。</text:p>
          </table:table-cell>
        </table:table-row>
      </table:table>
      <text:p text:style-name="Standard"/>
      <text:p text:style-name="Standard"/>
      <table:table table:name="表格215" table:style-name="表格215">
        <table:table-column table:style-name="表格215.A"/>
        <table:table-column table:style-name="表格215.B"/>
        <table:table-row table:style-name="表格215.1">
          <table:table-cell table:style-name="表格215.A1" table:number-columns-spanned="2" office:value-type="string">
            <text:p text:style-name="P5">umask（设置建立新文件时的权限遮罩）</text:p>
          </table:table-cell>
          <table:covered-table-cell/>
        </table:table-row>
        <table:table-row table:style-name="表格215.2">
          <table:table-cell table:style-name="表格215.A2" table:number-columns-spanned="2" office:value-type="string">
            <text:p text:style-name="P3"/>
          </table:table-cell>
          <table:covered-table-cell/>
        </table:table-row>
        <table:table-row table:style-name="表格215.3">
          <table:table-cell table:style-name="表格215.A3" office:value-type="string">
            <text:p text:style-name="P2">相关函数</text:p>
          </table:table-cell>
          <table:table-cell table:style-name="表格215.B3" office:value-type="string">
            <text:p text:style-name="P1">creat，open</text:p>
          </table:table-cell>
        </table:table-row>
        <table:table-row table:style-name="表格215.3">
          <table:table-cell table:style-name="表格215.A4" office:value-type="string">
            <text:p text:style-name="P2">表头文件</text:p>
          </table:table-cell>
          <table:table-cell table:style-name="表格215.B3" office:value-type="string">
            <text:p text:style-name="P1">#include&lt;sys/types.h&gt;</text:p>
            <text:p text:style-name="Standard">#include&lt;sys/stat.h&gt;</text:p>
          </table:table-cell>
        </table:table-row>
        <table:table-row table:style-name="表格215.3">
          <table:table-cell table:style-name="表格215.A4" office:value-type="string">
            <text:p text:style-name="P2">定义函数</text:p>
          </table:table-cell>
          <table:table-cell table:style-name="表格215.B3" office:value-type="string">
            <text:p text:style-name="P1">mode_t umask(mode_t mask);</text:p>
          </table:table-cell>
        </table:table-row>
        <table:table-row table:style-name="表格215.3">
          <table:table-cell table:style-name="表格215.A4" office:value-type="string">
            <text:p text:style-name="P2">函数说明</text:p>
          </table:table-cell>
          <table:table-cell table:style-name="表格215.B3" office:value-type="string">
            <text:p text:style-name="P1">umask（）会将系统umask值设成参数mask&amp;0777后的值，然后将先前的umask值返回。在使用open（）建立新文件时，该参数mode并非真正建立文件的权限，而是（mode&amp;~umask）的权限值。例如，在建立文件时指定文件权限为0666，通常umask值默认为022，则该文件的真正权限则为0666&amp;～022＝0644，也就是rw-r--r--</text:p>
          </table:table-cell>
        </table:table-row>
        <table:table-row table:style-name="表格215.3">
          <table:table-cell table:style-name="表格215.A4" office:value-type="string">
            <text:p text:style-name="P2">返回值</text:p>
          </table:table-cell>
          <table:table-cell table:style-name="表格215.B3" office:value-type="string">
            <text:p text:style-name="P1">此调用不会有错误值返回。返回值为原先系统的umask值。</text:p>
          </table:table-cell>
        </table:table-row>
      </table:table>
      <text:p text:style-name="Standard"/>
      <text:p text:style-name="Standard"/>
      <table:table table:name="表格216" table:style-name="表格216">
        <table:table-column table:style-name="表格216.A"/>
        <table:table-column table:style-name="表格216.B"/>
        <table:table-row table:style-name="表格216.1">
          <table:table-cell table:style-name="表格216.A1" table:number-columns-spanned="2" office:value-type="string">
            <text:p text:style-name="P5">unlink（删除文件）</text:p>
          </table:table-cell>
          <table:covered-table-cell/>
        </table:table-row>
        <table:table-row table:style-name="表格216.2">
          <table:table-cell table:style-name="表格216.A2" table:number-columns-spanned="2" office:value-type="string">
            <text:p text:style-name="P3"/>
          </table:table-cell>
          <table:covered-table-cell/>
        </table:table-row>
        <table:table-row table:style-name="表格216.3">
          <table:table-cell table:style-name="表格216.A3" office:value-type="string">
            <text:p text:style-name="P2">相关函数</text:p>
          </table:table-cell>
          <table:table-cell table:style-name="表格216.B3" office:value-type="string">
            <text:p text:style-name="P1">link，rename，remove</text:p>
          </table:table-cell>
        </table:table-row>
        <table:table-row table:style-name="表格216.3">
          <table:table-cell table:style-name="表格216.A4" office:value-type="string">
            <text:p text:style-name="P2">表头文件</text:p>
          </table:table-cell>
          <table:table-cell table:style-name="表格216.B3" office:value-type="string">
            <text:p text:style-name="P1">#include&lt;unistd.h&gt;</text:p>
          </table:table-cell>
        </table:table-row>
        <table:table-row table:style-name="表格216.3">
          <table:table-cell table:style-name="表格216.A4" office:value-type="string">
            <text:p text:style-name="P2">定义函数</text:p>
          </table:table-cell>
          <table:table-cell table:style-name="表格216.B3" office:value-type="string">
            <text:p text:style-name="P1">int unlink(const char * pathname);</text:p>
          </table:table-cell>
        </table:table-row>
        <table:table-row table:style-name="表格216.3">
          <table:table-cell table:style-name="表格216.A4" office:value-type="string">
            <text:p text:style-name="P2">函数说明</text:p>
          </table:table-cell>
          <table:table-cell table:style-name="表格216.B3" office:value-type="string">
            <text:p text:style-name="P1">unlink（）会删除参数pathname指定的文件。如果该文件名为最后连接点，但有其他进程打开了此文件，则在所有关于此文件的文件描述词皆关闭后才会删除。如果参数pathname为一符号连接，则此<text:soft-page-break/>连接会被删除。</text:p>
          </table:table-cell>
        </table:table-row>
        <table:table-row table:style-name="表格216.3">
          <table:table-cell table:style-name="表格216.A4" office:value-type="string">
            <text:p text:style-name="P2">返回值</text:p>
          </table:table-cell>
          <table:table-cell table:style-name="表格216.B3" office:value-type="string">
            <text:p text:style-name="P1">成功则返回0，失败返回-1，错误原因存于errno</text:p>
          </table:table-cell>
        </table:table-row>
        <table:table-row table:style-name="表格216.3">
          <table:table-cell table:style-name="表格216.A8" office:value-type="string">
            <text:p text:style-name="P2">错误代码</text:p>
          </table:table-cell>
          <table:table-cell table:style-name="表格216.B3" office:value-type="string">
            <text:p text:style-name="P1">EROFS <text:s/>文件存在于只读文件系统内。</text:p>
            <text:p text:style-name="Standard">EFAULT 参数pathname指针超出可存取内存空间</text:p>
            <text:p text:style-name="Standard">ENAMETOOLONG 参数pathname太长</text:p>
            <text:p text:style-name="Standard">ENOMEM 核心内存不足</text:p>
            <text:p text:style-name="Standard">ELOOP 参数pathname有过多符号连接问题</text:p>
            <text:p text:style-name="Standard">EIO I/O存取错误</text:p>
          </table:table-cell>
        </table:table-row>
      </table:table>
      <text:p text:style-name="Standard"/>
      <text:p text:style-name="Standard"/>
      <table:table table:name="表格217" table:style-name="表格217">
        <table:table-column table:style-name="表格217.A"/>
        <table:table-column table:style-name="表格217.B"/>
        <table:table-row table:style-name="表格217.1">
          <table:table-cell table:style-name="表格217.A1" table:number-columns-spanned="2" office:value-type="string">
            <text:p text:style-name="P5">utime（修改文件的存取时间和更改时间）</text:p>
          </table:table-cell>
          <table:covered-table-cell/>
        </table:table-row>
        <table:table-row table:style-name="表格217.2">
          <table:table-cell table:style-name="表格217.A2" table:number-columns-spanned="2" office:value-type="string">
            <text:p text:style-name="P3"/>
          </table:table-cell>
          <table:covered-table-cell/>
        </table:table-row>
        <table:table-row table:style-name="表格217.3">
          <table:table-cell table:style-name="表格217.A3" office:value-type="string">
            <text:p text:style-name="P2">相关函数</text:p>
          </table:table-cell>
          <table:table-cell table:style-name="表格217.B3" office:value-type="string">
            <text:p text:style-name="P1">utimes，stat</text:p>
          </table:table-cell>
        </table:table-row>
        <table:table-row table:style-name="表格217.3">
          <table:table-cell table:style-name="表格217.A4" office:value-type="string">
            <text:p text:style-name="P2">表头文件</text:p>
          </table:table-cell>
          <table:table-cell table:style-name="表格217.B3" office:value-type="string">
            <text:p text:style-name="P1">#include&lt;sys/types.h&gt;</text:p>
            <text:p text:style-name="Standard">#include&lt;utime.h&gt;</text:p>
          </table:table-cell>
        </table:table-row>
        <table:table-row table:style-name="表格217.3">
          <table:table-cell table:style-name="表格217.A4" office:value-type="string">
            <text:p text:style-name="P2">定义函数</text:p>
          </table:table-cell>
          <table:table-cell table:style-name="表格217.B3" office:value-type="string">
            <text:p text:style-name="P1">int utime(const char * filename,struct utimbuf * buf);</text:p>
          </table:table-cell>
        </table:table-row>
        <table:table-row table:style-name="表格217.3">
          <table:table-cell table:style-name="表格217.A4" office:value-type="string">
            <text:p text:style-name="P2">函数说明</text:p>
          </table:table-cell>
          <table:table-cell table:style-name="表格217.B3" office:value-type="string">
            <text:p text:style-name="P1">utime（）用来修改参数filename文件所属的inode存取时间。结构utimbuf定义如下：</text:p>
            <text:p text:style-name="Standard"><text:s/>struct utimbuf{</text:p>
            <text:p text:style-name="Standard"><text:s text:c="3"/>time_t actime;</text:p>
            <text:p text:style-name="Standard"><text:s text:c="3"/>time_t modtime;</text:p>
            <text:p text:style-name="Standard">};</text:p>
            <text:p text:style-name="Standard">如果参数buf为空指针（NULL），则该文件的存取时间和更改时间全部会设为目前时间。</text:p>
          </table:table-cell>
        </table:table-row>
        <table:table-row table:style-name="表格217.3">
          <table:table-cell table:style-name="表格217.A4" office:value-type="string">
            <text:p text:style-name="P2">返回值</text:p>
          </table:table-cell>
          <table:table-cell table:style-name="表格217.B3" office:value-type="string">
            <text:p text:style-name="P1">执行成功则返回0，失败返回-1，错误代码存于errno。</text:p>
          </table:table-cell>
        </table:table-row>
        <table:table-row table:style-name="表格217.3">
          <table:table-cell table:style-name="表格217.A8" office:value-type="string">
            <text:p text:style-name="P2">错误代码</text:p>
          </table:table-cell>
          <table:table-cell table:style-name="表格217.B3" office:value-type="string">
            <text:p text:style-name="P1">EACCESS <text:s/>存取文件时被拒绝，权限不足</text:p>
            <text:p text:style-name="Standard">ENOENT 指定的文件不存在。</text:p>
          </table:table-cell>
        </table:table-row>
        <table:table-row table:style-name="表格217.9">
          <table:table-cell table:style-name="表格217.B3" table:number-columns-spanned="2" office:value-type="string">
            <text:p text:style-name="P2"/>
          </table:table-cell>
          <table:covered-table-cell/>
        </table:table-row>
      </table:table>
      <text:p text:style-name="Standard"/>
      <table:table table:name="表格218" table:style-name="表格218">
        <table:table-column table:style-name="表格218.A"/>
        <table:table-column table:style-name="表格218.B"/>
        <table:table-row table:style-name="表格218.1">
          <table:table-cell table:style-name="表格218.A1" table:number-columns-spanned="2" office:value-type="string">
            <text:p text:style-name="P5">utimes（修改文件的存取时间和更改时间）</text:p>
          </table:table-cell>
          <table:covered-table-cell/>
        </table:table-row>
        <table:table-row table:style-name="表格218.2">
          <table:table-cell table:style-name="表格218.A2" table:number-columns-spanned="2" office:value-type="string">
            <text:p text:style-name="P3"/>
          </table:table-cell>
          <table:covered-table-cell/>
        </table:table-row>
        <table:table-row table:style-name="表格218.3">
          <table:table-cell table:style-name="表格218.A3" office:value-type="string">
            <text:p text:style-name="P2">相关函数</text:p>
          </table:table-cell>
          <table:table-cell table:style-name="表格218.B3" office:value-type="string">
            <text:p text:style-name="P1">utime，stat</text:p>
          </table:table-cell>
        </table:table-row>
        <table:table-row table:style-name="表格218.3">
          <table:table-cell table:style-name="表格218.A4" office:value-type="string">
            <text:p text:style-name="P2">表头文件</text:p>
          </table:table-cell>
          <table:table-cell table:style-name="表格218.B3" office:value-type="string">
            <text:p text:style-name="P1">#include&lt;sys/types.h&gt;</text:p>
            <text:p text:style-name="Standard">#include&lt;utime.h&gt;</text:p>
          </table:table-cell>
        </table:table-row>
        <table:table-row table:style-name="表格218.3">
          <table:table-cell table:style-name="表格218.A4" office:value-type="string">
            <text:p text:style-name="P2">定义函数</text:p>
          </table:table-cell>
          <table:table-cell table:style-name="表格218.B3" office:value-type="string">
            <text:p text:style-name="P1">int utimes(char * filename.struct timeval *tvp);</text:p>
          </table:table-cell>
        </table:table-row>
        <table:table-row table:style-name="表格218.3">
          <table:table-cell table:style-name="表格218.A4" office:value-type="string">
            <text:p text:style-name="P2">函数说明</text:p>
          </table:table-cell>
          <table:table-cell table:style-name="表格218.B3" office:value-type="string">
            <text:p text:style-name="P1">utimes（）用来修改参数filename文件所属的inode存取时间和修改时间，结构timeval定义如下：</text:p>
            <text:p text:style-name="Standard">struct timeval {</text:p>
            <text:p text:style-name="Standard"><text:s text:c="2"/>long tv_sec;</text:p>
            <text:p text:style-name="Standard"><text:soft-page-break/><text:s text:c="2"/>long tv_usec; <text:s/>/* 微妙*/</text:p>
            <text:p text:style-name="Standard">};</text:p>
            <text:p text:style-name="Standard">参数tvp指向两个timeval结构空间，和utime（）使用的utimebuf结构比较，tvp[0].tc_sec则为utimbuf.actime，tvp]1].tv_sec为utimbuf.modtime。</text:p>
          </table:table-cell>
        </table:table-row>
        <table:table-row table:style-name="表格218.3">
          <table:table-cell table:style-name="表格218.A4" office:value-type="string">
            <text:p text:style-name="P2">返回值</text:p>
          </table:table-cell>
          <table:table-cell table:style-name="表格218.B3" office:value-type="string">
            <text:p text:style-name="P1">执行成功则返回0。失败返回-1，错误代码存于errno。</text:p>
          </table:table-cell>
        </table:table-row>
        <table:table-row table:style-name="表格218.3">
          <table:table-cell table:style-name="表格218.A8" office:value-type="string">
            <text:p text:style-name="P2">错误代码</text:p>
          </table:table-cell>
          <table:table-cell table:style-name="表格218.B3" office:value-type="string">
            <text:p text:style-name="P1">EACCESS <text:s/>存取文件时被拒绝，权限不足</text:p>
            <text:p text:style-name="Standard">ENOENT <text:s/>指定的文件不存在</text:p>
          </table:table-cell>
        </table:table-row>
      </table:table>
      <text:p text:style-name="Standard"/>
      <text:p text:style-name="Standard"/>
      <table:table table:name="表格219" table:style-name="表格219">
        <table:table-column table:style-name="表格219.A"/>
        <table:table-column table:style-name="表格219.B"/>
        <table:table-column table:style-name="表格219.C"/>
        <table:table-column table:style-name="表格219.D"/>
        <table:table-row table:style-name="表格219.1">
          <table:table-cell table:style-name="表格219.A1" table:number-columns-spanned="4" office:value-type="string">
            <text:p text:style-name="P5">alarm（设置信号传送闹钟）</text:p>
          </table:table-cell>
          <table:covered-table-cell/>
          <table:covered-table-cell/>
          <table:covered-table-cell/>
        </table:table-row>
        <table:table-row table:style-name="表格219.2">
          <table:table-cell table:style-name="表格219.A2" table:number-columns-spanned="4" office:value-type="string">
            <text:p text:style-name="P3"/>
          </table:table-cell>
          <table:covered-table-cell/>
          <table:covered-table-cell/>
          <table:covered-table-cell/>
        </table:table-row>
        <table:table-row table:style-name="表格219.3">
          <table:table-cell table:style-name="表格219.A3" table:number-columns-spanned="3" office:value-type="string">
            <text:p text:style-name="P2">相关函数</text:p>
          </table:table-cell>
          <table:covered-table-cell/>
          <table:covered-table-cell/>
          <table:table-cell table:style-name="表格219.D3" office:value-type="string">
            <text:p text:style-name="P1">signal，sleep</text:p>
          </table:table-cell>
        </table:table-row>
        <table:table-row table:style-name="表格219.3">
          <table:table-cell table:style-name="表格219.A4" table:number-columns-spanned="3" office:value-type="string">
            <text:p text:style-name="P2">表头文件</text:p>
          </table:table-cell>
          <table:covered-table-cell/>
          <table:covered-table-cell/>
          <table:table-cell table:style-name="表格219.D3" office:value-type="string">
            <text:p text:style-name="P1">#include&lt;unistd.h&gt;</text:p>
          </table:table-cell>
        </table:table-row>
        <table:table-row table:style-name="表格219.3">
          <table:table-cell table:style-name="表格219.A4" table:number-columns-spanned="3" office:value-type="string">
            <text:p text:style-name="P2">定义函数</text:p>
          </table:table-cell>
          <table:covered-table-cell/>
          <table:covered-table-cell/>
          <table:table-cell table:style-name="表格219.D3" office:value-type="string">
            <text:p text:style-name="P1">unsigned int alarm(unsigned int seconds);</text:p>
          </table:table-cell>
        </table:table-row>
        <table:table-row table:style-name="表格219.3">
          <table:table-cell table:style-name="表格219.A4" table:number-columns-spanned="3" office:value-type="string">
            <text:p text:style-name="P2">函数说明</text:p>
          </table:table-cell>
          <table:covered-table-cell/>
          <table:covered-table-cell/>
          <table:table-cell table:style-name="表格219.D3" office:value-type="string">
            <text:p text:style-name="P1">alarm（）用来设置信号SIGALRM在经过参数seconds指定的秒数后传送给目前的进程。如果参数seconds为0，则之前设置的闹钟会被取消，并将剩下的时间返回。</text:p>
          </table:table-cell>
        </table:table-row>
        <table:table-row table:style-name="表格219.3">
          <table:table-cell table:style-name="表格219.A4" table:number-columns-spanned="3" office:value-type="string">
            <text:p text:style-name="P2">返回值</text:p>
          </table:table-cell>
          <table:covered-table-cell/>
          <table:covered-table-cell/>
          <table:table-cell table:style-name="表格219.D3" office:value-type="string">
            <text:p text:style-name="P1">返回之前闹钟的剩余秒数，如果之前未设闹钟则返回0。</text:p>
          </table:table-cell>
        </table:table-row>
        <table:table-row table:style-name="表格219.8">
          <table:table-cell table:style-name="表格219.D3" table:number-columns-spanned="4" office:value-type="string">
            <text:p text:style-name="P2"/>
          </table:table-cell>
          <table:covered-table-cell/>
          <table:covered-table-cell/>
          <table:covered-table-cell/>
        </table:table-row>
        <table:table-row table:style-name="表格219.9">
          <table:table-cell table:style-name="表格219.A9" office:value-type="string">
            <text:p text:style-name="P2">范例</text:p>
          </table:table-cell>
          <table:table-cell table:style-name="表格219.B9" table:number-columns-spanned="3" office:value-type="string">
            <text:p text:style-name="P1"/>
          </table:table-cell>
          <table:covered-table-cell/>
          <table:covered-table-cell/>
        </table:table-row>
        <table:table-row table:style-name="表格219.10">
          <table:table-cell table:style-name="表格219.A10" table:number-columns-spanned="4" office:value-type="string">
            <text:p text:style-name="P1">#include&lt;unistd.h&gt;</text:p>
            <text:p text:style-name="Standard">#include&lt;signal.h&gt;</text:p>
            <text:p text:style-name="Standard">void handler() {</text:p>
            <text:p text:style-name="Standard"><text:s/>printf(“hello\n”);</text:p>
            <text:p text:style-name="Standard">}</text:p>
            <text:p text:style-name="Standard">main()</text:p>
            <text:p text:style-name="Standard">{</text:p>
            <text:p text:style-name="Standard"><text:s/>int i;</text:p>
            <text:p text:style-name="Standard"><text:s/>signal(SIGALRM,handler);</text:p>
            <text:p text:style-name="Standard"><text:s/>alarm(5);</text:p>
            <text:p text:style-name="Standard"><text:s/>for(i=1;i&lt;7;i++){</text:p>
            <text:p text:style-name="Standard"><text:s text:c="2"/>printf(“sleep %d ...\n”,i);</text:p>
            <text:p text:style-name="Standard"><text:s text:c="2"/>sleep(1);</text:p>
            <text:p text:style-name="Standard">}</text:p>
            <text:p text:style-name="Standard">}</text:p>
          </table:table-cell>
          <table:covered-table-cell/>
          <table:covered-table-cell/>
          <table:covered-table-cell/>
        </table:table-row>
        <table:table-row table:style-name="表格219.11">
          <table:table-cell table:style-name="表格219.A9" table:number-columns-spanned="2" office:value-type="string">
            <text:p text:style-name="P2">执行</text:p>
          </table:table-cell>
          <table:covered-table-cell/>
          <table:table-cell table:style-name="表格219.B9" table:number-columns-spanned="2" office:value-type="string">
            <text:p text:style-name="P1"/>
          </table:table-cell>
          <table:covered-table-cell/>
        </table:table-row>
        <text:soft-page-break/>
        <table:table-row table:style-name="表格219.12">
          <table:table-cell table:style-name="表格219.A10" table:number-columns-spanned="4" office:value-type="string">
            <text:p text:style-name="P1">sleep 1 ...</text:p>
            <text:p text:style-name="Standard">sleep 2 ...</text:p>
            <text:p text:style-name="Standard">sleep 3 ...</text:p>
            <text:p text:style-name="Standard">sleep 4 ...</text:p>
            <text:p text:style-name="Standard">sleep 5 ...</text:p>
            <text:p text:style-name="Standard">hello</text:p>
            <text:p text:style-name="Standard">sleep 6 ...</text:p>
          </table:table-cell>
          <table:covered-table-cell/>
          <table:covered-table-cell/>
          <table:covered-table-cell/>
        </table:table-row>
      </table:table>
      <text:p text:style-name="Standard"/>
      <text:p text:style-name="Standard"/>
      <table:table table:name="表格220" table:style-name="表格220">
        <table:table-column table:style-name="表格220.A"/>
        <table:table-column table:style-name="表格220.B"/>
        <table:table-column table:style-name="表格220.C"/>
        <table:table-column table:style-name="表格220.D"/>
        <table:table-row table:style-name="表格220.1">
          <table:table-cell table:style-name="表格220.A1" table:number-columns-spanned="4" office:value-type="string">
            <text:p text:style-name="P5">kill（传送信号给指定的进程）</text:p>
          </table:table-cell>
          <table:covered-table-cell/>
          <table:covered-table-cell/>
          <table:covered-table-cell/>
        </table:table-row>
        <table:table-row table:style-name="表格220.2">
          <table:table-cell table:style-name="表格220.A2" table:number-columns-spanned="4" office:value-type="string">
            <text:p text:style-name="P3"/>
          </table:table-cell>
          <table:covered-table-cell/>
          <table:covered-table-cell/>
          <table:covered-table-cell/>
        </table:table-row>
        <table:table-row table:style-name="表格220.3">
          <table:table-cell table:style-name="表格220.A3" table:number-columns-spanned="3" office:value-type="string">
            <text:p text:style-name="P2">相关函数</text:p>
          </table:table-cell>
          <table:covered-table-cell/>
          <table:covered-table-cell/>
          <table:table-cell table:style-name="表格220.D3" office:value-type="string">
            <text:p text:style-name="P1">raise，signal</text:p>
          </table:table-cell>
        </table:table-row>
        <table:table-row table:style-name="表格220.3">
          <table:table-cell table:style-name="表格220.A4" table:number-columns-spanned="3" office:value-type="string">
            <text:p text:style-name="P2">表头文件</text:p>
          </table:table-cell>
          <table:covered-table-cell/>
          <table:covered-table-cell/>
          <table:table-cell table:style-name="表格220.D3" office:value-type="string">
            <text:p text:style-name="P1">#include&lt;sys/types.h&gt;</text:p>
            <text:p text:style-name="Standard">#include&lt;signal.h&gt;</text:p>
          </table:table-cell>
        </table:table-row>
        <table:table-row table:style-name="表格220.3">
          <table:table-cell table:style-name="表格220.A4" table:number-columns-spanned="3" office:value-type="string">
            <text:p text:style-name="P2">定义函数</text:p>
          </table:table-cell>
          <table:covered-table-cell/>
          <table:covered-table-cell/>
          <table:table-cell table:style-name="表格220.D3" office:value-type="string">
            <text:p text:style-name="P1">int kill(pid_t pid,int sig);</text:p>
          </table:table-cell>
        </table:table-row>
        <table:table-row table:style-name="表格220.3">
          <table:table-cell table:style-name="表格220.A4" table:number-columns-spanned="3" office:value-type="string">
            <text:p text:style-name="P2">函数说明</text:p>
          </table:table-cell>
          <table:covered-table-cell/>
          <table:covered-table-cell/>
          <table:table-cell table:style-name="表格220.D3" office:value-type="string">
            <text:p text:style-name="P1">kill（）可以用来送参数sig指定的信号给参数pid指定的进程。参数pid有几种情况：</text:p>
            <text:p text:style-name="Standard">pid&gt;0 将信号传给进程识别码为pid的进程。</text:p>
            <text:p text:style-name="Standard">pid=0 将信号传给和目前进程相同进程组的所有进程</text:p>
            <text:p text:style-name="Standard">pid=-1 将信号广播传送给系统内所有的进程</text:p>
            <text:p text:style-name="Standard">pid&lt;0 将信号传给进程组识别码为pid绝对值的所有进程</text:p>
            <text:p text:style-name="Standard">参数sig代表的信号编号可参考附录D</text:p>
          </table:table-cell>
        </table:table-row>
        <table:table-row table:style-name="表格220.3">
          <table:table-cell table:style-name="表格220.A4" table:number-columns-spanned="3" office:value-type="string">
            <text:p text:style-name="P2">返回值</text:p>
          </table:table-cell>
          <table:covered-table-cell/>
          <table:covered-table-cell/>
          <table:table-cell table:style-name="表格220.D3" office:value-type="string">
            <text:p text:style-name="P1">执行成功则返回0，如果有错误则返回-1。</text:p>
          </table:table-cell>
        </table:table-row>
        <table:table-row table:style-name="表格220.3">
          <table:table-cell table:style-name="表格220.A8" table:number-columns-spanned="3" office:value-type="string">
            <text:p text:style-name="P2">错误代码</text:p>
          </table:table-cell>
          <table:covered-table-cell/>
          <table:covered-table-cell/>
          <table:table-cell table:style-name="表格220.D3" office:value-type="string">
            <text:p text:style-name="P1">EINVAL <text:s/>参数sig不合法</text:p>
            <text:p text:style-name="Standard">ESRCH <text:s/>参数pid所指定的进程或进程组不存在</text:p>
            <text:p text:style-name="Standard">EPERM <text:s/>权限不够无法传送信号给指定进程</text:p>
          </table:table-cell>
        </table:table-row>
        <table:table-row table:style-name="表格220.9">
          <table:table-cell table:style-name="表格220.D3" table:number-columns-spanned="4" office:value-type="string">
            <text:p text:style-name="P2"/>
          </table:table-cell>
          <table:covered-table-cell/>
          <table:covered-table-cell/>
          <table:covered-table-cell/>
        </table:table-row>
        <table:table-row table:style-name="表格220.10">
          <table:table-cell table:style-name="表格220.A10" office:value-type="string">
            <text:p text:style-name="P2">范例</text:p>
          </table:table-cell>
          <table:table-cell table:style-name="表格220.B10" table:number-columns-spanned="3" office:value-type="string">
            <text:p text:style-name="P1"/>
          </table:table-cell>
          <table:covered-table-cell/>
          <table:covered-table-cell/>
        </table:table-row>
        <table:table-row table:style-name="表格220.11">
          <table:table-cell table:style-name="表格220.A11" table:number-columns-spanned="4" office:value-type="string">
            <text:p text:style-name="P1">#include&lt;unistd.h&gt;</text:p>
            <text:p text:style-name="Standard">#include&lt;signal.h&gt;</text:p>
            <text:p text:style-name="Standard">#include&lt;sys/types.h&gt;</text:p>
            <text:p text:style-name="Standard">#include&lt;sys/wait.h&gt;</text:p>
            <text:p text:style-name="Standard">main()</text:p>
            <text:p text:style-name="Standard">{</text:p>
            <text:p text:style-name="Standard"><text:s/>pid_t pid;</text:p>
            <text:p text:style-name="Standard"><text:s/>int status;</text:p>
            <text:p text:style-name="Standard"><text:s/>if(!(pid= fork())){</text:p>
            <text:p text:style-name="Standard"><text:s text:c="3"/>printf(“Hi I am child process!\n”);</text:p>
            <text:p text:style-name="Standard"><text:s text:c="3"/>sleep(10);</text:p>
            <text:p text:style-name="Standard"><text:s text:c="3"/>return;</text:p>
            <text:p text:style-name="Standard">}</text:p>
            <text:p text:style-name="Standard">else{</text:p>
            <text:p text:style-name="Standard"><text:soft-page-break/><text:s text:c="2"/>printf(“send signal to child process (%d) \n”,pid);</text:p>
            <text:p text:style-name="Standard"><text:s text:c="2"/>sleep(1);</text:p>
            <text:p text:style-name="Standard"><text:s text:c="2"/>kill(pid ,SIGABRT);</text:p>
            <text:p text:style-name="Standard"><text:s text:c="2"/>wait(&amp;status);</text:p>
            <text:p text:style-name="Standard"><text:s text:c="2"/>if(WIFSIGNALED(status))</text:p>
            <text:p text:style-name="P18">printf(“chile process receive signal %d\n”,WTERMSIG(status));</text:p>
            <text:p text:style-name="P18">}</text:p>
            <text:p text:style-name="P18">}</text:p>
          </table:table-cell>
          <table:covered-table-cell/>
          <table:covered-table-cell/>
          <table:covered-table-cell/>
        </table:table-row>
        <table:table-row table:style-name="表格220.12">
          <table:table-cell table:style-name="表格220.A10" table:number-columns-spanned="2" office:value-type="string">
            <text:p text:style-name="P2">执行</text:p>
          </table:table-cell>
          <table:covered-table-cell/>
          <table:table-cell table:style-name="表格220.B10" table:number-columns-spanned="2" office:value-type="string">
            <text:p text:style-name="P1"/>
          </table:table-cell>
          <table:covered-table-cell/>
        </table:table-row>
        <table:table-row table:style-name="表格220.13">
          <table:table-cell table:style-name="表格220.A11" table:number-columns-spanned="4" office:value-type="string">
            <text:p text:style-name="P1">sen signal to child process(3170)</text:p>
            <text:p text:style-name="Standard">Hi I am child process!</text:p>
            <text:p text:style-name="Standard">child process receive signal 6</text:p>
          </table:table-cell>
          <table:covered-table-cell/>
          <table:covered-table-cell/>
          <table:covered-table-cell/>
        </table:table-row>
      </table:table>
      <text:p text:style-name="Standard"/>
      <text:p text:style-name="Standard"/>
      <table:table table:name="表格221" table:style-name="表格221">
        <table:table-column table:style-name="表格221.A"/>
        <table:table-column table:style-name="表格221.B"/>
        <table:table-row table:style-name="表格221.1">
          <table:table-cell table:style-name="表格221.A1" table:number-columns-spanned="2" office:value-type="string">
            <text:p text:style-name="P5">pause（让进程暂停直到信号出现）</text:p>
          </table:table-cell>
          <table:covered-table-cell/>
        </table:table-row>
        <table:table-row table:style-name="表格221.2">
          <table:table-cell table:style-name="表格221.A2" table:number-columns-spanned="2" office:value-type="string">
            <text:p text:style-name="P3"/>
          </table:table-cell>
          <table:covered-table-cell/>
        </table:table-row>
        <table:table-row table:style-name="表格221.3">
          <table:table-cell table:style-name="表格221.A3" office:value-type="string">
            <text:p text:style-name="P2">相关函数</text:p>
          </table:table-cell>
          <table:table-cell table:style-name="表格221.B3" office:value-type="string">
            <text:p text:style-name="P1">kill，signal，sleep</text:p>
          </table:table-cell>
        </table:table-row>
        <table:table-row table:style-name="表格221.3">
          <table:table-cell table:style-name="表格221.A4" office:value-type="string">
            <text:p text:style-name="P2">表头文件</text:p>
          </table:table-cell>
          <table:table-cell table:style-name="表格221.B3" office:value-type="string">
            <text:p text:style-name="P1">#include&lt;unistd.h&gt;</text:p>
          </table:table-cell>
        </table:table-row>
        <table:table-row table:style-name="表格221.3">
          <table:table-cell table:style-name="表格221.A4" office:value-type="string">
            <text:p text:style-name="P2">定义函数</text:p>
          </table:table-cell>
          <table:table-cell table:style-name="表格221.B3" office:value-type="string">
            <text:p text:style-name="P1">int pause(void);</text:p>
          </table:table-cell>
        </table:table-row>
        <table:table-row table:style-name="表格221.3">
          <table:table-cell table:style-name="表格221.A4" office:value-type="string">
            <text:p text:style-name="P2">函数说明</text:p>
          </table:table-cell>
          <table:table-cell table:style-name="表格221.B3" office:value-type="string">
            <text:p text:style-name="P1">pause（）会令目前的进程暂停（进入睡眠状态），直到被信号（signal）所中断。</text:p>
          </table:table-cell>
        </table:table-row>
        <table:table-row table:style-name="表格221.3">
          <table:table-cell table:style-name="表格221.A4" office:value-type="string">
            <text:p text:style-name="P2">返回值</text:p>
          </table:table-cell>
          <table:table-cell table:style-name="表格221.B3" office:value-type="string">
            <text:p text:style-name="P1">只返回-1。</text:p>
          </table:table-cell>
        </table:table-row>
        <table:table-row table:style-name="表格221.3">
          <table:table-cell table:style-name="表格221.A8" office:value-type="string">
            <text:p text:style-name="P2">错误代码</text:p>
          </table:table-cell>
          <table:table-cell table:style-name="表格221.B3" office:value-type="string">
            <text:p text:style-name="P1">EINTR 有信号到达中断了此函数。</text:p>
          </table:table-cell>
        </table:table-row>
      </table:table>
      <text:p text:style-name="Standard"/>
      <text:p text:style-name="Standard"/>
      <table:table table:name="表格222" table:style-name="表格222">
        <table:table-column table:style-name="表格222.A"/>
        <table:table-column table:style-name="表格222.B"/>
        <table:table-column table:style-name="表格222.C"/>
        <table:table-column table:style-name="表格222.D"/>
        <table:table-row table:style-name="表格222.1">
          <table:table-cell table:style-name="表格222.A1" table:number-columns-spanned="4" office:value-type="string">
            <text:p text:style-name="P5">sigaction（查询或设置信号处理方式）</text:p>
          </table:table-cell>
          <table:covered-table-cell/>
          <table:covered-table-cell/>
          <table:covered-table-cell/>
        </table:table-row>
        <table:table-row table:style-name="表格222.2">
          <table:table-cell table:style-name="表格222.A2" table:number-columns-spanned="4" office:value-type="string">
            <text:p text:style-name="P3"/>
          </table:table-cell>
          <table:covered-table-cell/>
          <table:covered-table-cell/>
          <table:covered-table-cell/>
        </table:table-row>
        <table:table-row table:style-name="表格222.3">
          <table:table-cell table:style-name="表格222.A3" table:number-columns-spanned="3" office:value-type="string">
            <text:p text:style-name="P2">相关函数</text:p>
          </table:table-cell>
          <table:covered-table-cell/>
          <table:covered-table-cell/>
          <table:table-cell table:style-name="表格222.D3" office:value-type="string">
            <text:p text:style-name="P1">signal，sigprocmask，sigpending，sigsuspend</text:p>
          </table:table-cell>
        </table:table-row>
        <table:table-row table:style-name="表格222.3">
          <table:table-cell table:style-name="表格222.A4" table:number-columns-spanned="3" office:value-type="string">
            <text:p text:style-name="P2">表头文件</text:p>
          </table:table-cell>
          <table:covered-table-cell/>
          <table:covered-table-cell/>
          <table:table-cell table:style-name="表格222.D3" office:value-type="string">
            <text:p text:style-name="P1">#include&lt;signal.h&gt;</text:p>
          </table:table-cell>
        </table:table-row>
        <table:table-row table:style-name="表格222.3">
          <table:table-cell table:style-name="表格222.A4" table:number-columns-spanned="3" office:value-type="string">
            <text:p text:style-name="P2">定义函数</text:p>
          </table:table-cell>
          <table:covered-table-cell/>
          <table:covered-table-cell/>
          <table:table-cell table:style-name="表格222.D3" office:value-type="string">
            <text:p text:style-name="P1">int sigaction(int signum,const struct sigaction *act ,struct sigaction * oldact);</text:p>
          </table:table-cell>
        </table:table-row>
        <table:table-row table:style-name="表格222.3">
          <table:table-cell table:style-name="表格222.A4" table:number-columns-spanned="3" office:value-type="string">
            <text:p text:style-name="P2">函数说明</text:p>
          </table:table-cell>
          <table:covered-table-cell/>
          <table:covered-table-cell/>
          <table:table-cell table:style-name="表格222.D3" office:value-type="string">
            <text:p text:style-name="P1">sigaction（）会依参数signum指定的信号编号来设置该信号的处理函数。参数signum可以指定SIGKILL和SIGSTOP以外的所有信号。如果参数结构sigaction定义如下：</text:p>
            <text:p text:style-name="Standard"><text:s/>struct sigaction</text:p>
            <text:p text:style-name="Standard"><text:soft-page-break/>{ </text:p>
            <text:p text:style-name="Standard"><text:s text:c="2"/>void (*sa_handler) (int);</text:p>
            <text:p text:style-name="Standard"><text:s text:c="2"/>sigset_t sa_mask;</text:p>
            <text:p text:style-name="Standard"><text:s text:c="2"/>int sa_flags;</text:p>
            <text:p text:style-name="Standard"><text:s text:c="2"/>void (*sa_restorer) (void);</text:p>
            <text:p text:style-name="Standard">}</text:p>
            <text:p text:style-name="Standard">sa_handler <text:s/>此参数和signal（）的参数handler相同，代表新的信号处理函数，其他意义请参考signal（）。</text:p>
            <text:p text:style-name="Standard">sa_mask <text:s/>用来设置在处理该信号时暂时将sa_mask指定的信号搁置。</text:p>
            <text:p text:style-name="Standard">sa_restorer <text:s/>此参数没有使用</text:p>
            <text:p text:style-name="Standard">sa_flags <text:s text:c="3"/>用来设置信号处理的其他相关操作，下列的数值可用OR运算（|）组合：</text:p>
            <text:p text:style-name="P22">A_NOCLDSTOP ：如果参数signum为SIGCHLD，则当子</text:p>
            <text:p text:style-name="P22">进程暂停时并不会通知父进程</text:p>
            <text:p text:style-name="P22">SA_ONESHOT/SA_RESETHAND：当调用新的信号处理函</text:p>
            <text:p text:style-name="P22">数前，将此信号处理方式改为系统预设的方式。</text:p>
            <text:p text:style-name="P22">SA_RESTART：被信号中断的系统调用会自行重启</text:p>
            <text:p text:style-name="P22">SA_NOMASK/SA_NODEFER：在处理此信号未结束前不理</text:p>
            <text:p text:style-name="P22">会此信号的再次到来。</text:p>
            <text:p text:style-name="Standard">如果参数oldact不是NULL指针，则原来的信号处理方式会由此结构sigaction返回。</text:p>
          </table:table-cell>
        </table:table-row>
        <table:table-row table:style-name="表格222.3">
          <table:table-cell table:style-name="表格222.A4" table:number-columns-spanned="3" office:value-type="string">
            <text:p text:style-name="P2">返回值</text:p>
          </table:table-cell>
          <table:covered-table-cell/>
          <table:covered-table-cell/>
          <table:table-cell table:style-name="表格222.D3" office:value-type="string">
            <text:p text:style-name="P1">执行成功则返回0，如果有错误则返回­-1。</text:p>
          </table:table-cell>
        </table:table-row>
        <table:table-row table:style-name="表格222.3">
          <table:table-cell table:style-name="表格222.A8" table:number-columns-spanned="3" office:value-type="string">
            <text:p text:style-name="P2">错误代码</text:p>
          </table:table-cell>
          <table:covered-table-cell/>
          <table:covered-table-cell/>
          <table:table-cell table:style-name="表格222.D3" office:value-type="string">
            <text:p text:style-name="P1">EINVAL <text:s/>参数signum不合法，或是企图拦截SIGKILL/SIGSTOPSIGKILL信号</text:p>
            <text:p text:style-name="Standard">EFAULT <text:s text:c="2"/>参数act，oldact指针地址无法存取。</text:p>
            <text:p text:style-name="Standard">EINTR <text:s/>此调用被中断</text:p>
          </table:table-cell>
        </table:table-row>
        <table:table-row table:style-name="表格222.9">
          <table:table-cell table:style-name="表格222.D3" table:number-columns-spanned="4" office:value-type="string">
            <text:p text:style-name="P2"/>
          </table:table-cell>
          <table:covered-table-cell/>
          <table:covered-table-cell/>
          <table:covered-table-cell/>
        </table:table-row>
        <table:table-row table:style-name="表格222.10">
          <table:table-cell table:style-name="表格222.A10" office:value-type="string">
            <text:p text:style-name="P2">范例</text:p>
          </table:table-cell>
          <table:table-cell table:style-name="表格222.B10" table:number-columns-spanned="3" office:value-type="string">
            <text:p text:style-name="P1"/>
          </table:table-cell>
          <table:covered-table-cell/>
          <table:covered-table-cell/>
        </table:table-row>
        <text:soft-page-break/>
        <table:table-row table:style-name="表格222.11">
          <table:table-cell table:style-name="表格222.A11" table:number-columns-spanned="4" office:value-type="string">
            <text:p text:style-name="P1">#include&lt;unistd.h&gt;</text:p>
            <text:p text:style-name="Standard">#include&lt;signal.h&gt;</text:p>
            <text:p text:style-name="Standard">void show_handler(struct sigaction * act)</text:p>
            <text:p text:style-name="Standard">{</text:p>
            <text:p text:style-name="Standard"><text:s/>switch (act-&gt;sa_flags)</text:p>
            <text:p text:style-name="Standard">{</text:p>
            <text:p text:style-name="Standard"><text:s text:c="2"/>case SIG_DFL:printf(“Default action\n”);break;</text:p>
            <text:p text:style-name="Standard"><text:s text:c="2"/>case SIG_IGN:printf(“Ignore the signal\n”);break;</text:p>
            <text:p text:style-name="Standard"><text:s/>default: printf(“0x%x\n”,act-&gt;sa_handler);</text:p>
            <text:p text:style-name="Standard">}</text:p>
            <text:p text:style-name="Standard">}</text:p>
            <text:p text:style-name="Standard">main()</text:p>
            <text:p text:style-name="Standard">{</text:p>
            <text:p text:style-name="Standard"><text:s/>int i;</text:p>
            <text:p text:style-name="Standard"><text:s/>struct sigaction act,oldact;</text:p>
            <text:p text:style-name="Standard"><text:s/>act.sa_handler = show_handler;</text:p>
            <text:p text:style-name="Standard"><text:s/>act.sa_flags = SA_ONESHOT|SA_NOMASK;</text:p>
            <text:p text:style-name="Standard"><text:s/>sigaction(SIGUSR1,&amp;act,&amp;oldact);</text:p>
            <text:p text:style-name="Standard"><text:s/>for(i=5;i&lt;15;i++)</text:p>
            <text:p text:style-name="Standard">{</text:p>
            <text:p text:style-name="Standard"><text:s/>printf(“sa_handler of signal %2d =”.i);</text:p>
            <text:p text:style-name="Standard"><text:s/>sigaction(i,NULL,&amp;oldact);</text:p>
            <text:p text:style-name="Standard">}</text:p>
            <text:p text:style-name="Standard">}</text:p>
          </table:table-cell>
          <table:covered-table-cell/>
          <table:covered-table-cell/>
          <table:covered-table-cell/>
        </table:table-row>
        <table:table-row table:style-name="表格222.12">
          <table:table-cell table:style-name="表格222.A10" table:number-columns-spanned="2" office:value-type="string">
            <text:p text:style-name="P2">执行</text:p>
          </table:table-cell>
          <table:covered-table-cell/>
          <table:table-cell table:style-name="表格222.B10" table:number-columns-spanned="2" office:value-type="string">
            <text:p text:style-name="P1"/>
          </table:table-cell>
          <table:covered-table-cell/>
        </table:table-row>
        <table:table-row table:style-name="表格222.13">
          <table:table-cell table:style-name="表格222.A11" table:number-columns-spanned="4" office:value-type="string">
            <text:p text:style-name="P1">sa_handler of signal 5 = Default action</text:p>
            <text:p text:style-name="Standard">sa_handler of signal 6= Default action</text:p>
            <text:p text:style-name="Standard">sa_handler of signal 7 = Default action</text:p>
            <text:p text:style-name="Standard">sa_handler of signal 8 = Default action</text:p>
            <text:p text:style-name="Standard">sa_handler of signal 9 = Default action</text:p>
            <text:p text:style-name="Standard">sa_handler of signal 10 = 0x8048400</text:p>
            <text:p text:style-name="Standard">sa_handler of signal 11 = Default action</text:p>
            <text:p text:style-name="Standard">sa_handler of signal 12 = Default action</text:p>
            <text:p text:style-name="Standard">sa_handler of signal 13 = Default action</text:p>
            <text:p text:style-name="Standard">sa_handler of signal 14 = Default action</text:p>
          </table:table-cell>
          <table:covered-table-cell/>
          <table:covered-table-cell/>
          <table:covered-table-cell/>
        </table:table-row>
      </table:table>
      <text:p text:style-name="Standard"/>
      <text:p text:style-name="Standard"/>
      <table:table table:name="表格223" table:style-name="表格223">
        <table:table-column table:style-name="表格223.A"/>
        <table:table-column table:style-name="表格223.B"/>
        <table:table-row table:style-name="表格223.1">
          <table:table-cell table:style-name="表格223.A1" table:number-columns-spanned="2" office:value-type="string">
            <text:p text:style-name="P5">sigaddset（增加一个信号至信号集）</text:p>
          </table:table-cell>
          <table:covered-table-cell/>
        </table:table-row>
        <table:table-row table:style-name="表格223.2">
          <table:table-cell table:style-name="表格223.A2" table:number-columns-spanned="2" office:value-type="string">
            <text:p text:style-name="P3"/>
          </table:table-cell>
          <table:covered-table-cell/>
        </table:table-row>
        <table:table-row table:style-name="表格223.3">
          <table:table-cell table:style-name="表格223.A3" office:value-type="string">
            <text:p text:style-name="P2">相关函数</text:p>
          </table:table-cell>
          <table:table-cell table:style-name="表格223.B3" office:value-type="string">
            <text:p text:style-name="P1">sigemptyset，sigfillset，sigdelset，sigismember</text:p>
          </table:table-cell>
        </table:table-row>
        <table:table-row table:style-name="表格223.3">
          <table:table-cell table:style-name="表格223.A4" office:value-type="string">
            <text:p text:style-name="P2">表头文件</text:p>
          </table:table-cell>
          <table:table-cell table:style-name="表格223.B3" office:value-type="string">
            <text:p text:style-name="P1">#include&lt;signal.h&gt;</text:p>
          </table:table-cell>
        </table:table-row>
        <text:soft-page-break/>
        <table:table-row table:style-name="表格223.3">
          <table:table-cell table:style-name="表格223.A4" office:value-type="string">
            <text:p text:style-name="P2">定义函数</text:p>
          </table:table-cell>
          <table:table-cell table:style-name="表格223.B3" office:value-type="string">
            <text:p text:style-name="P1">int sigaddset(sigset_t *set,int signum);</text:p>
          </table:table-cell>
        </table:table-row>
        <table:table-row table:style-name="表格223.3">
          <table:table-cell table:style-name="表格223.A4" office:value-type="string">
            <text:p text:style-name="P2">函数说明</text:p>
          </table:table-cell>
          <table:table-cell table:style-name="表格223.B3" office:value-type="string">
            <text:p text:style-name="P1">sigaddset（）用来将参数signum代表的信号加入至参数set信号集里。</text:p>
          </table:table-cell>
        </table:table-row>
        <table:table-row table:style-name="表格223.3">
          <table:table-cell table:style-name="表格223.A4" office:value-type="string">
            <text:p text:style-name="P2">返回值</text:p>
          </table:table-cell>
          <table:table-cell table:style-name="表格223.B3" office:value-type="string">
            <text:p text:style-name="P1">执行成功则返回0，如果有错误则返回­-1。</text:p>
          </table:table-cell>
        </table:table-row>
        <table:table-row table:style-name="表格223.3">
          <table:table-cell table:style-name="表格223.A8" office:value-type="string">
            <text:p text:style-name="P2">错误代码</text:p>
          </table:table-cell>
          <table:table-cell table:style-name="表格223.B3" office:value-type="string">
            <text:p text:style-name="P1">EFAULT 参数set指针地址无法存取</text:p>
            <text:p text:style-name="Standard">EINVAL <text:s/>参数signum非合法的信号编号</text:p>
          </table:table-cell>
        </table:table-row>
      </table:table>
      <text:p text:style-name="Standard"/>
      <text:p text:style-name="Standard"/>
      <table:table table:name="表格224" table:style-name="表格224">
        <table:table-column table:style-name="表格224.A"/>
        <table:table-column table:style-name="表格224.B"/>
        <table:table-row table:style-name="表格224.1">
          <table:table-cell table:style-name="表格224.A1" table:number-columns-spanned="2" office:value-type="string">
            <text:p text:style-name="P5">sigdelset（从信号集里删除一个信号）</text:p>
          </table:table-cell>
          <table:covered-table-cell/>
        </table:table-row>
        <table:table-row table:style-name="表格224.2">
          <table:table-cell table:style-name="表格224.A2" table:number-columns-spanned="2" office:value-type="string">
            <text:p text:style-name="P3"/>
          </table:table-cell>
          <table:covered-table-cell/>
        </table:table-row>
        <table:table-row table:style-name="表格224.3">
          <table:table-cell table:style-name="表格224.A3" office:value-type="string">
            <text:p text:style-name="P2">相关函数</text:p>
          </table:table-cell>
          <table:table-cell table:style-name="表格224.B3" office:value-type="string">
            <text:p text:style-name="P1">sigemptyset，sigfillset，sigaddset，sigismember</text:p>
          </table:table-cell>
        </table:table-row>
        <table:table-row table:style-name="表格224.3">
          <table:table-cell table:style-name="表格224.A4" office:value-type="string">
            <text:p text:style-name="P2">表头文件</text:p>
          </table:table-cell>
          <table:table-cell table:style-name="表格224.B3" office:value-type="string">
            <text:p text:style-name="P1">#include&lt;signal.h&gt;</text:p>
          </table:table-cell>
        </table:table-row>
        <table:table-row table:style-name="表格224.3">
          <table:table-cell table:style-name="表格224.A4" office:value-type="string">
            <text:p text:style-name="P2">定义函数</text:p>
          </table:table-cell>
          <table:table-cell table:style-name="表格224.B3" office:value-type="string">
            <text:p text:style-name="P1">int sigdelset(sigset_t * set,int signum);</text:p>
          </table:table-cell>
        </table:table-row>
        <table:table-row table:style-name="表格224.3">
          <table:table-cell table:style-name="表格224.A4" office:value-type="string">
            <text:p text:style-name="P2">函数说明</text:p>
          </table:table-cell>
          <table:table-cell table:style-name="表格224.B3" office:value-type="string">
            <text:p text:style-name="P1">sigdelset（）用来将参数signum代表的信号从参数set信号集里删除。</text:p>
          </table:table-cell>
        </table:table-row>
        <table:table-row table:style-name="表格224.3">
          <table:table-cell table:style-name="表格224.A4" office:value-type="string">
            <text:p text:style-name="P2">返回值</text:p>
          </table:table-cell>
          <table:table-cell table:style-name="表格224.B3" office:value-type="string">
            <text:p text:style-name="P1">执行成功则返回0，如果有错误则返回-1。</text:p>
          </table:table-cell>
        </table:table-row>
        <table:table-row table:style-name="表格224.3">
          <table:table-cell table:style-name="表格224.A8" office:value-type="string">
            <text:p text:style-name="P2">错误代码</text:p>
          </table:table-cell>
          <table:table-cell table:style-name="表格224.B3" office:value-type="string">
            <text:p text:style-name="P1">EFAULT <text:s/>参数set指针地址无法存取</text:p>
            <text:p text:style-name="Standard">EINVAL <text:s/>参数signum非合法的信号编号</text:p>
          </table:table-cell>
        </table:table-row>
        <table:table-row table:style-name="表格224.1">
          <table:table-cell table:style-name="表格224.A1" table:number-columns-spanned="2" office:value-type="string">
            <text:p text:style-name="P5">sigemptyset（初始化信号集）</text:p>
          </table:table-cell>
          <table:covered-table-cell/>
        </table:table-row>
        <table:table-row table:style-name="表格224.2">
          <table:table-cell table:style-name="表格224.A2" table:number-columns-spanned="2" office:value-type="string">
            <text:p text:style-name="P3"/>
          </table:table-cell>
          <table:covered-table-cell/>
        </table:table-row>
        <table:table-row table:style-name="表格224.3">
          <table:table-cell table:style-name="表格224.A3" office:value-type="string">
            <text:p text:style-name="P2">相关函数</text:p>
          </table:table-cell>
          <table:table-cell table:style-name="表格224.B3" office:value-type="string">
            <text:p text:style-name="P1">sigaddset，sigfillset，sigdelset，sigismember</text:p>
          </table:table-cell>
        </table:table-row>
        <table:table-row table:style-name="表格224.3">
          <table:table-cell table:style-name="表格224.A4" office:value-type="string">
            <text:p text:style-name="P2">表头文件</text:p>
          </table:table-cell>
          <table:table-cell table:style-name="表格224.B3" office:value-type="string">
            <text:p text:style-name="P1">#include&lt;signal.h&gt;</text:p>
          </table:table-cell>
        </table:table-row>
        <table:table-row table:style-name="表格224.3">
          <table:table-cell table:style-name="表格224.A4" office:value-type="string">
            <text:p text:style-name="P2">定义函数</text:p>
          </table:table-cell>
          <table:table-cell table:style-name="表格224.B3" office:value-type="string">
            <text:p text:style-name="P1">int sigemptyset(sigset_t *set);</text:p>
          </table:table-cell>
        </table:table-row>
        <table:table-row table:style-name="表格224.3">
          <table:table-cell table:style-name="表格224.A4" office:value-type="string">
            <text:p text:style-name="P2">函数说明</text:p>
          </table:table-cell>
          <table:table-cell table:style-name="表格224.B3" office:value-type="string">
            <text:p text:style-name="P1">sigemptyset（）用来将参数set信号集初始化并清空。</text:p>
          </table:table-cell>
        </table:table-row>
        <table:table-row table:style-name="表格224.3">
          <table:table-cell table:style-name="表格224.A4" office:value-type="string">
            <text:p text:style-name="P2">返回值</text:p>
          </table:table-cell>
          <table:table-cell table:style-name="表格224.B3" office:value-type="string">
            <text:p text:style-name="P1">执行成功则返回0，如果有错误则返回­-1。</text:p>
          </table:table-cell>
        </table:table-row>
        <table:table-row table:style-name="表格224.3">
          <table:table-cell table:style-name="表格224.A8" office:value-type="string">
            <text:p text:style-name="P2">错误代码</text:p>
          </table:table-cell>
          <table:table-cell table:style-name="表格224.B3" office:value-type="string">
            <text:p text:style-name="P1">EFAULT 参数set指针地址无法存取</text:p>
          </table:table-cell>
        </table:table-row>
      </table:table>
      <text:p text:style-name="Standard"/>
      <text:p text:style-name="Standard"/>
      <table:table table:name="表格225" table:style-name="表格225">
        <table:table-column table:style-name="表格225.A"/>
        <table:table-column table:style-name="表格225.B"/>
        <table:table-row table:style-name="表格225.1">
          <table:table-cell table:style-name="表格225.A1" table:number-columns-spanned="2" office:value-type="string">
            <text:p text:style-name="P5">sigfillset（将所有信号加入至信号集）</text:p>
          </table:table-cell>
          <table:covered-table-cell/>
        </table:table-row>
        <table:table-row table:style-name="表格225.2">
          <table:table-cell table:style-name="表格225.A2" table:number-columns-spanned="2" office:value-type="string">
            <text:p text:style-name="P3"/>
          </table:table-cell>
          <table:covered-table-cell/>
        </table:table-row>
        <table:table-row table:style-name="表格225.3">
          <table:table-cell table:style-name="表格225.A3" office:value-type="string">
            <text:p text:style-name="P2">相关函数</text:p>
          </table:table-cell>
          <table:table-cell table:style-name="表格225.B3" office:value-type="string">
            <text:p text:style-name="P1">sigempty，sigaddset，sigdelset，sigismember</text:p>
          </table:table-cell>
        </table:table-row>
        <table:table-row table:style-name="表格225.3">
          <table:table-cell table:style-name="表格225.A4" office:value-type="string">
            <text:p text:style-name="P2">表头文件</text:p>
          </table:table-cell>
          <table:table-cell table:style-name="表格225.B3" office:value-type="string">
            <text:p text:style-name="P1">#include&lt;signal.h&gt;</text:p>
          </table:table-cell>
        </table:table-row>
        <text:soft-page-break/>
        <table:table-row table:style-name="表格225.3">
          <table:table-cell table:style-name="表格225.A4" office:value-type="string">
            <text:p text:style-name="P2">定义函数</text:p>
          </table:table-cell>
          <table:table-cell table:style-name="表格225.B3" office:value-type="string">
            <text:p text:style-name="P1">int sigfillset(sigset_t * set);</text:p>
          </table:table-cell>
        </table:table-row>
        <table:table-row table:style-name="表格225.3">
          <table:table-cell table:style-name="表格225.A4" office:value-type="string">
            <text:p text:style-name="P2">函数说明</text:p>
          </table:table-cell>
          <table:table-cell table:style-name="表格225.B3" office:value-type="string">
            <text:p text:style-name="P1">sigfillset（）用来将参数set信号集初始化，然后把所有的信号加入到此信号集里。</text:p>
          </table:table-cell>
        </table:table-row>
        <table:table-row table:style-name="表格225.3">
          <table:table-cell table:style-name="表格225.A4" office:value-type="string">
            <text:p text:style-name="P2">返回值</text:p>
          </table:table-cell>
          <table:table-cell table:style-name="表格225.B3" office:value-type="string">
            <text:p text:style-name="P1">执行成功则返回0，如果有错误则返回-1。</text:p>
          </table:table-cell>
        </table:table-row>
        <table:table-row table:style-name="表格225.3">
          <table:table-cell table:style-name="表格225.A8" office:value-type="string">
            <text:p text:style-name="P2">附加说明</text:p>
          </table:table-cell>
          <table:table-cell table:style-name="表格225.B3" office:value-type="string">
            <text:p text:style-name="P1">EFAULT <text:s/>参数set指针地址无法存取</text:p>
          </table:table-cell>
        </table:table-row>
      </table:table>
      <text:p text:style-name="Standard"/>
      <text:p text:style-name="Standard"/>
      <table:table table:name="表格226" table:style-name="表格226">
        <table:table-column table:style-name="表格226.A"/>
        <table:table-column table:style-name="表格226.B"/>
        <table:table-row table:style-name="表格226.1">
          <table:table-cell table:style-name="表格226.A1" table:number-columns-spanned="2" office:value-type="string">
            <text:p text:style-name="P5">sigismember（测试某个信号是否已加入至信号集里）</text:p>
          </table:table-cell>
          <table:covered-table-cell/>
        </table:table-row>
        <table:table-row table:style-name="表格226.2">
          <table:table-cell table:style-name="表格226.A2" table:number-columns-spanned="2" office:value-type="string">
            <text:p text:style-name="P3"/>
          </table:table-cell>
          <table:covered-table-cell/>
        </table:table-row>
        <table:table-row table:style-name="表格226.3">
          <table:table-cell table:style-name="表格226.A3" office:value-type="string">
            <text:p text:style-name="P2">相关函数</text:p>
          </table:table-cell>
          <table:table-cell table:style-name="表格226.B3" office:value-type="string">
            <text:p text:style-name="P1">sigemptyset，sigfillset，sigaddset，sigdelset</text:p>
          </table:table-cell>
        </table:table-row>
        <table:table-row table:style-name="表格226.3">
          <table:table-cell table:style-name="表格226.A4" office:value-type="string">
            <text:p text:style-name="P2">表头文件</text:p>
          </table:table-cell>
          <table:table-cell table:style-name="表格226.B3" office:value-type="string">
            <text:p text:style-name="P1">#include&lt;signal.h&gt;</text:p>
          </table:table-cell>
        </table:table-row>
        <table:table-row table:style-name="表格226.3">
          <table:table-cell table:style-name="表格226.A4" office:value-type="string">
            <text:p text:style-name="P2">定义函数</text:p>
          </table:table-cell>
          <table:table-cell table:style-name="表格226.B3" office:value-type="string">
            <text:p text:style-name="P1">int sigismember(const sigset_t *set,int signum);</text:p>
          </table:table-cell>
        </table:table-row>
        <table:table-row table:style-name="表格226.3">
          <table:table-cell table:style-name="表格226.A4" office:value-type="string">
            <text:p text:style-name="P2">函数说明</text:p>
          </table:table-cell>
          <table:table-cell table:style-name="表格226.B3" office:value-type="string">
            <text:p text:style-name="P1">sigismember（）用来测试参数signum代表的信号是否已加入至参数set信号集里。如果信号集里已有该信号则返回1，否则返回0。</text:p>
          </table:table-cell>
        </table:table-row>
        <table:table-row table:style-name="表格226.3">
          <table:table-cell table:style-name="表格226.A4" office:value-type="string">
            <text:p text:style-name="P2">返回值</text:p>
          </table:table-cell>
          <table:table-cell table:style-name="表格226.B3" office:value-type="string">
            <text:p text:style-name="P1">信号集已有该信号则返回1，没有则返回0。如果有错误则返回-1。</text:p>
          </table:table-cell>
        </table:table-row>
        <table:table-row table:style-name="表格226.3">
          <table:table-cell table:style-name="表格226.A8" office:value-type="string">
            <text:p text:style-name="P2">错误代码</text:p>
          </table:table-cell>
          <table:table-cell table:style-name="表格226.B3" office:value-type="string">
            <text:p text:style-name="P1">EFAULT 参数set指针地址无法存取</text:p>
            <text:p text:style-name="Standard">EINVAL 参数signum 非合法的信号编号</text:p>
          </table:table-cell>
        </table:table-row>
      </table:table>
      <text:p text:style-name="Standard"/>
      <text:p text:style-name="Standard"/>
      <table:table table:name="表格227" table:style-name="表格227">
        <table:table-column table:style-name="表格227.A"/>
        <table:table-column table:style-name="表格227.B"/>
        <table:table-column table:style-name="表格227.C"/>
        <table:table-row table:style-name="表格227.1">
          <table:table-cell table:style-name="表格227.A1" table:number-columns-spanned="3" office:value-type="string">
            <text:p text:style-name="P5">signal（设置信号处理方式）</text:p>
          </table:table-cell>
          <table:covered-table-cell/>
          <table:covered-table-cell/>
        </table:table-row>
        <table:table-row table:style-name="表格227.2">
          <table:table-cell table:style-name="表格227.A2" table:number-columns-spanned="3" office:value-type="string">
            <text:p text:style-name="P3"/>
          </table:table-cell>
          <table:covered-table-cell/>
          <table:covered-table-cell/>
        </table:table-row>
        <table:table-row table:style-name="表格227.3">
          <table:table-cell table:style-name="表格227.A3" table:number-columns-spanned="2" office:value-type="string">
            <text:p text:style-name="P2">相关函数</text:p>
          </table:table-cell>
          <table:covered-table-cell/>
          <table:table-cell table:style-name="表格227.C3" office:value-type="string">
            <text:p text:style-name="P1">sigaction，kill，raise</text:p>
          </table:table-cell>
        </table:table-row>
        <table:table-row table:style-name="表格227.3">
          <table:table-cell table:style-name="表格227.A4" table:number-columns-spanned="2" office:value-type="string">
            <text:p text:style-name="P2">表头文件</text:p>
          </table:table-cell>
          <table:covered-table-cell/>
          <table:table-cell table:style-name="表格227.C3" office:value-type="string">
            <text:p text:style-name="P1">#include&lt;signal.h&gt;</text:p>
          </table:table-cell>
        </table:table-row>
        <table:table-row table:style-name="表格227.3">
          <table:table-cell table:style-name="表格227.A4" table:number-columns-spanned="2" office:value-type="string">
            <text:p text:style-name="P2">定义函数</text:p>
          </table:table-cell>
          <table:covered-table-cell/>
          <table:table-cell table:style-name="表格227.C3" office:value-type="string">
            <text:p text:style-name="P1">void (*signal(int signum,void(* handler)(int)))(int);</text:p>
          </table:table-cell>
        </table:table-row>
        <table:table-row table:style-name="表格227.3">
          <table:table-cell table:style-name="表格227.A4" table:number-columns-spanned="2" office:value-type="string">
            <text:p text:style-name="P2">函数说明</text:p>
          </table:table-cell>
          <table:covered-table-cell/>
          <table:table-cell table:style-name="表格227.C3" office:value-type="string">
            <text:p text:style-name="P1">signal（）会依参数signum指定的信号编号来设置该信号的处理函数。当指定的信号到达时就会跳转到参数handler指定的函数执行。</text:p>
            <text:p text:style-name="Standard">如果参数handler不是函数指针，则必须是下列两个常数之一：</text:p>
            <text:p text:style-name="Standard">SIG_IGN <text:s/>忽略参数signum指定的信号。</text:p>
            <text:p text:style-name="Standard">SIG_DFL <text:s/>将参数signum指定的信号重设为核心预设的信号处理方式。</text:p>
            <text:p text:style-name="Standard">关于信号的编号和说明，请参考附录D</text:p>
          </table:table-cell>
        </table:table-row>
        <table:table-row table:style-name="表格227.3">
          <table:table-cell table:style-name="表格227.A4" table:number-columns-spanned="2" office:value-type="string">
            <text:p text:style-name="P2">返回值</text:p>
          </table:table-cell>
          <table:covered-table-cell/>
          <table:table-cell table:style-name="表格227.C3" office:value-type="string">
            <text:p text:style-name="P1">返回先前的信号处理函数指针，如果有错误则返回SIG_ERR（-1）。</text:p>
          </table:table-cell>
        </table:table-row>
        <table:table-row table:style-name="表格227.3">
          <table:table-cell table:style-name="表格227.A8" table:number-columns-spanned="2" office:value-type="string">
            <text:p text:style-name="P2">附加说明</text:p>
          </table:table-cell>
          <table:covered-table-cell/>
          <table:table-cell table:style-name="表格227.C3" office:value-type="string">
            <text:p text:style-name="P1">在信号发生跳转到自定的handler处理函数执行后，系统会自动将此处理函数换回原来系统预设的处理方式，如果要改变此操作请改用sigaction（）。</text:p>
          </table:table-cell>
        </table:table-row>
        <table:table-row table:style-name="表格227.9">
          <table:table-cell table:style-name="表格227.C3" table:number-columns-spanned="3" office:value-type="string">
            <text:p text:style-name="P2"/>
          </table:table-cell>
          <table:covered-table-cell/>
          <table:covered-table-cell/>
        </table:table-row>
        <text:soft-page-break/>
        <table:table-row table:style-name="表格227.10">
          <table:table-cell table:style-name="表格227.A10" office:value-type="string">
            <text:p text:style-name="P2">范例</text:p>
          </table:table-cell>
          <table:table-cell table:style-name="表格227.B10" table:number-columns-spanned="2" office:value-type="string">
            <text:p text:style-name="P1"/>
          </table:table-cell>
          <table:covered-table-cell/>
        </table:table-row>
        <table:table-row table:style-name="表格227.11">
          <table:table-cell table:style-name="表格227.A11" table:number-columns-spanned="3" office:value-type="string">
            <text:p text:style-name="P1">参考alarm（）或raise（）。</text:p>
          </table:table-cell>
          <table:covered-table-cell/>
          <table:covered-table-cell/>
        </table:table-row>
      </table:table>
      <text:p text:style-name="Standard"/>
      <text:p text:style-name="Standard"/>
      <table:table table:name="表格228" table:style-name="表格228">
        <table:table-column table:style-name="表格228.A"/>
        <table:table-column table:style-name="表格228.B"/>
        <table:table-row table:style-name="表格228.1">
          <table:table-cell table:style-name="表格228.A1" table:number-columns-spanned="2" office:value-type="string">
            <text:p text:style-name="P5">sigpending（查询被搁置的信号）</text:p>
          </table:table-cell>
          <table:covered-table-cell/>
        </table:table-row>
        <table:table-row table:style-name="表格228.2">
          <table:table-cell table:style-name="表格228.A2" table:number-columns-spanned="2" office:value-type="string">
            <text:p text:style-name="P3"/>
          </table:table-cell>
          <table:covered-table-cell/>
        </table:table-row>
        <table:table-row table:style-name="表格228.3">
          <table:table-cell table:style-name="表格228.A3" office:value-type="string">
            <text:p text:style-name="P2">相关函数</text:p>
          </table:table-cell>
          <table:table-cell table:style-name="表格228.B3" office:value-type="string">
            <text:p text:style-name="P1">signal，sigaction，sigprocmask，sigsuspend</text:p>
          </table:table-cell>
        </table:table-row>
        <table:table-row table:style-name="表格228.3">
          <table:table-cell table:style-name="表格228.A4" office:value-type="string">
            <text:p text:style-name="P2">表头文件</text:p>
          </table:table-cell>
          <table:table-cell table:style-name="表格228.B3" office:value-type="string">
            <text:p text:style-name="P1">#include&lt;signal.h&gt;</text:p>
          </table:table-cell>
        </table:table-row>
        <table:table-row table:style-name="表格228.3">
          <table:table-cell table:style-name="表格228.A4" office:value-type="string">
            <text:p text:style-name="P2">定义函数</text:p>
          </table:table-cell>
          <table:table-cell table:style-name="表格228.B3" office:value-type="string">
            <text:p text:style-name="P1">int sigpending(sigset_t *set);</text:p>
          </table:table-cell>
        </table:table-row>
        <table:table-row table:style-name="表格228.3">
          <table:table-cell table:style-name="表格228.A4" office:value-type="string">
            <text:p text:style-name="P2">函数说明</text:p>
          </table:table-cell>
          <table:table-cell table:style-name="表格228.B3" office:value-type="string">
            <text:p text:style-name="P1">sigpending（）会将被搁置的信号集合由参数set指针返回。</text:p>
          </table:table-cell>
        </table:table-row>
        <table:table-row table:style-name="表格228.3">
          <table:table-cell table:style-name="表格228.A4" office:value-type="string">
            <text:p text:style-name="P2">返回值</text:p>
          </table:table-cell>
          <table:table-cell table:style-name="表格228.B3" office:value-type="string">
            <text:p text:style-name="P1">执行成功则返回0，如果有错误则返回-1。</text:p>
          </table:table-cell>
        </table:table-row>
        <table:table-row table:style-name="表格228.3">
          <table:table-cell table:style-name="表格228.A8" office:value-type="string">
            <text:p text:style-name="P2">错误代码</text:p>
          </table:table-cell>
          <table:table-cell table:style-name="表格228.B3" office:value-type="string">
            <text:p text:style-name="P1">EFAULT 参数set指针地址无法存取</text:p>
            <text:p text:style-name="Standard">EINTR <text:s/>此调用被中断。</text:p>
          </table:table-cell>
        </table:table-row>
      </table:table>
      <text:p text:style-name="Standard"/>
      <text:p text:style-name="Standard"/>
      <table:table table:name="表格229" table:style-name="表格229">
        <table:table-column table:style-name="表格229.A"/>
        <table:table-column table:style-name="表格229.B"/>
        <table:table-row table:style-name="表格229.1">
          <table:table-cell table:style-name="表格229.A1" table:number-columns-spanned="2" office:value-type="string">
            <text:p text:style-name="P5">sigprocmask（查询或设置信号遮罩）</text:p>
          </table:table-cell>
          <table:covered-table-cell/>
        </table:table-row>
        <table:table-row table:style-name="表格229.2">
          <table:table-cell table:style-name="表格229.A2" table:number-columns-spanned="2" office:value-type="string">
            <text:p text:style-name="P3"/>
          </table:table-cell>
          <table:covered-table-cell/>
        </table:table-row>
        <table:table-row table:style-name="表格229.3">
          <table:table-cell table:style-name="表格229.A3" office:value-type="string">
            <text:p text:style-name="P2">相关函数</text:p>
          </table:table-cell>
          <table:table-cell table:style-name="表格229.B3" office:value-type="string">
            <text:p text:style-name="P1">signal，sigaction，sigpending，sigsuspend</text:p>
          </table:table-cell>
        </table:table-row>
        <table:table-row table:style-name="表格229.3">
          <table:table-cell table:style-name="表格229.A4" office:value-type="string">
            <text:p text:style-name="P2">表头文件</text:p>
          </table:table-cell>
          <table:table-cell table:style-name="表格229.B3" office:value-type="string">
            <text:p text:style-name="P1">#include&lt;signal.h&gt;</text:p>
          </table:table-cell>
        </table:table-row>
        <table:table-row table:style-name="表格229.3">
          <table:table-cell table:style-name="表格229.A4" office:value-type="string">
            <text:p text:style-name="P2">定义函数</text:p>
          </table:table-cell>
          <table:table-cell table:style-name="表格229.B3" office:value-type="string">
            <text:p text:style-name="P1">int sigprocmask(int how,const sigset_t *set,sigset_t * oldset);</text:p>
          </table:table-cell>
        </table:table-row>
        <table:table-row table:style-name="表格229.3">
          <table:table-cell table:style-name="表格229.A4" office:value-type="string">
            <text:p text:style-name="P2">函数说明</text:p>
          </table:table-cell>
          <table:table-cell table:style-name="表格229.B3" office:value-type="string">
            <text:p text:style-name="P1">sigprocmask（）可以用来改变目前的信号遮罩，其操作依参数how来决定：</text:p>
            <text:p text:style-name="Standard">SIG_BLOCK 新的信号遮罩由目前的信号遮罩和参数set指定的信号遮罩作联集</text:p>
            <text:p text:style-name="Standard">SIG_UNBLOCK 将目前的信号遮罩删除掉参数set指定的信号遮罩</text:p>
            <text:p text:style-name="Standard">SIG_SETMASK 将目前的信号遮罩设成参数set指定的信号遮罩。</text:p>
            <text:p text:style-name="Standard">如果参数oldset不是NULL指针，那么目前的信号遮罩会由此指针返回。</text:p>
          </table:table-cell>
        </table:table-row>
        <table:table-row table:style-name="表格229.3">
          <table:table-cell table:style-name="表格229.A4" office:value-type="string">
            <text:p text:style-name="P2">返回值</text:p>
          </table:table-cell>
          <table:table-cell table:style-name="表格229.B3" office:value-type="string">
            <text:p text:style-name="P1">执行成功则返回0，如果有错误则返回-1。</text:p>
          </table:table-cell>
        </table:table-row>
        <table:table-row table:style-name="表格229.3">
          <table:table-cell table:style-name="表格229.A8" office:value-type="string">
            <text:p text:style-name="P2">错误代码</text:p>
          </table:table-cell>
          <table:table-cell table:style-name="表格229.B3" office:value-type="string">
            <text:p text:style-name="P1">EFAULT 参数set，oldset指针地址无法存取。</text:p>
            <text:p text:style-name="Standard">EINTR <text:s/>此调用被中断</text:p>
          </table:table-cell>
        </table:table-row>
      </table:table>
      <text:p text:style-name="Standard"/>
      <text:p text:style-name="Standard"/>
      <table:table table:name="表格230" table:style-name="表格230">
        <table:table-column table:style-name="表格230.A"/>
        <table:table-column table:style-name="表格230.B"/>
        <table:table-row table:style-name="表格230.1">
          <table:table-cell table:style-name="表格230.A1" table:number-columns-spanned="2" office:value-type="string">
            <text:p text:style-name="P5">sleep（让进程暂停执行一段时间）</text:p>
          </table:table-cell>
          <table:covered-table-cell/>
        </table:table-row>
        <text:soft-page-break/>
        <table:table-row table:style-name="表格230.2">
          <table:table-cell table:style-name="表格230.A2" table:number-columns-spanned="2" office:value-type="string">
            <text:p text:style-name="P3"/>
          </table:table-cell>
          <table:covered-table-cell/>
        </table:table-row>
        <table:table-row table:style-name="表格230.3">
          <table:table-cell table:style-name="表格230.A3" office:value-type="string">
            <text:p text:style-name="P2">相关函数</text:p>
          </table:table-cell>
          <table:table-cell table:style-name="表格230.B3" office:value-type="string">
            <text:p text:style-name="P1">signal，alarm</text:p>
          </table:table-cell>
        </table:table-row>
        <table:table-row table:style-name="表格230.3">
          <table:table-cell table:style-name="表格230.A4" office:value-type="string">
            <text:p text:style-name="P2">表头文件</text:p>
          </table:table-cell>
          <table:table-cell table:style-name="表格230.B3" office:value-type="string">
            <text:p text:style-name="P1">#include&lt;unistd.h&gt;</text:p>
          </table:table-cell>
        </table:table-row>
        <table:table-row table:style-name="表格230.3">
          <table:table-cell table:style-name="表格230.A4" office:value-type="string">
            <text:p text:style-name="P2">定义函数</text:p>
          </table:table-cell>
          <table:table-cell table:style-name="表格230.B3" office:value-type="string">
            <text:p text:style-name="P1">unsigned int sleep(unsigned int seconds);</text:p>
          </table:table-cell>
        </table:table-row>
        <table:table-row table:style-name="表格230.3">
          <table:table-cell table:style-name="表格230.A4" office:value-type="string">
            <text:p text:style-name="P2">函数说明</text:p>
          </table:table-cell>
          <table:table-cell table:style-name="表格230.B3" office:value-type="string">
            <text:p text:style-name="P1">sleep（）会令目前的进程暂停，直到达到参数seconds所指定的时间，或是被信号所中断</text:p>
          </table:table-cell>
        </table:table-row>
        <table:table-row table:style-name="表格230.3">
          <table:table-cell table:style-name="表格230.A4" office:value-type="string">
            <text:p text:style-name="P2">返回值</text:p>
          </table:table-cell>
          <table:table-cell table:style-name="表格230.B3" office:value-type="string">
            <text:p text:style-name="P1">若进程暂停到参数seconds所指定的时间则返回0，若有信号中断则返回剩余秒数。</text:p>
          </table:table-cell>
        </table:table-row>
        <table:table-row table:style-name="表格230.1">
          <table:table-cell table:style-name="表格230.A1" table:number-columns-spanned="2" office:value-type="string">
            <text:p text:style-name="P5">ferror（检查文件流是否有错误发生）</text:p>
          </table:table-cell>
          <table:covered-table-cell/>
        </table:table-row>
        <table:table-row table:style-name="表格230.2">
          <table:table-cell table:style-name="表格230.A2" table:number-columns-spanned="2" office:value-type="string">
            <text:p text:style-name="P3"/>
          </table:table-cell>
          <table:covered-table-cell/>
        </table:table-row>
        <table:table-row table:style-name="表格230.3">
          <table:table-cell table:style-name="表格230.A3" office:value-type="string">
            <text:p text:style-name="P2">相关函数</text:p>
          </table:table-cell>
          <table:table-cell table:style-name="表格230.B3" office:value-type="string">
            <text:p text:style-name="P1">clearerr，perror</text:p>
          </table:table-cell>
        </table:table-row>
        <table:table-row table:style-name="表格230.3">
          <table:table-cell table:style-name="表格230.A4" office:value-type="string">
            <text:p text:style-name="P2">表头文件</text:p>
          </table:table-cell>
          <table:table-cell table:style-name="表格230.B3" office:value-type="string">
            <text:p text:style-name="P1">#include&lt;stdio.h&gt;</text:p>
          </table:table-cell>
        </table:table-row>
        <table:table-row table:style-name="表格230.3">
          <table:table-cell table:style-name="表格230.A4" office:value-type="string">
            <text:p text:style-name="P2">定义函数</text:p>
          </table:table-cell>
          <table:table-cell table:style-name="表格230.B3" office:value-type="string">
            <text:p text:style-name="P1">int ferror(FILE *stream);</text:p>
          </table:table-cell>
        </table:table-row>
        <table:table-row table:style-name="表格230.3">
          <table:table-cell table:style-name="表格230.A4" office:value-type="string">
            <text:p text:style-name="P2">函数说明</text:p>
          </table:table-cell>
          <table:table-cell table:style-name="表格230.B3" office:value-type="string">
            <text:p text:style-name="P1">ferror（）用来检查参数stream所指定的文件流是否发生了错误情况，如有错误发生则返回非0值。</text:p>
          </table:table-cell>
        </table:table-row>
        <table:table-row table:style-name="表格230.3">
          <table:table-cell table:style-name="表格230.A4" office:value-type="string">
            <text:p text:style-name="P2">返回值</text:p>
          </table:table-cell>
          <table:table-cell table:style-name="表格230.B3" office:value-type="string">
            <text:p text:style-name="P1">如果文件流有错误发生则返回非0值。</text:p>
          </table:table-cell>
        </table:table-row>
      </table:table>
      <text:p text:style-name="Standard"/>
      <text:p text:style-name="Standard"/>
      <table:table table:name="表格231" table:style-name="表格231">
        <table:table-column table:style-name="表格231.A"/>
        <table:table-column table:style-name="表格231.B"/>
        <table:table-column table:style-name="表格231.C"/>
        <table:table-column table:style-name="表格231.D"/>
        <table:table-row table:style-name="表格231.1">
          <table:table-cell table:style-name="表格231.A1" table:number-columns-spanned="4" office:value-type="string">
            <text:p text:style-name="P5">perror（打印出错误原因信息字符串）</text:p>
          </table:table-cell>
          <table:covered-table-cell/>
          <table:covered-table-cell/>
          <table:covered-table-cell/>
        </table:table-row>
        <table:table-row table:style-name="表格231.2">
          <table:table-cell table:style-name="表格231.A2" table:number-columns-spanned="4" office:value-type="string">
            <text:p text:style-name="P3"/>
          </table:table-cell>
          <table:covered-table-cell/>
          <table:covered-table-cell/>
          <table:covered-table-cell/>
        </table:table-row>
        <table:table-row table:style-name="表格231.3">
          <table:table-cell table:style-name="表格231.A3" table:number-columns-spanned="3" office:value-type="string">
            <text:p text:style-name="P2">相关函数</text:p>
          </table:table-cell>
          <table:covered-table-cell/>
          <table:covered-table-cell/>
          <table:table-cell table:style-name="表格231.D3" office:value-type="string">
            <text:p text:style-name="P1">strerror</text:p>
          </table:table-cell>
        </table:table-row>
        <table:table-row table:style-name="表格231.3">
          <table:table-cell table:style-name="表格231.A4" table:number-columns-spanned="3" office:value-type="string">
            <text:p text:style-name="P2">表头文件</text:p>
          </table:table-cell>
          <table:covered-table-cell/>
          <table:covered-table-cell/>
          <table:table-cell table:style-name="表格231.D3" office:value-type="string">
            <text:p text:style-name="P1">#include&lt;stdio.h&gt;</text:p>
          </table:table-cell>
        </table:table-row>
        <table:table-row table:style-name="表格231.3">
          <table:table-cell table:style-name="表格231.A4" table:number-columns-spanned="3" office:value-type="string">
            <text:p text:style-name="P2">定义函数</text:p>
          </table:table-cell>
          <table:covered-table-cell/>
          <table:covered-table-cell/>
          <table:table-cell table:style-name="表格231.D3" office:value-type="string">
            <text:p text:style-name="P1">void perror(const char *s);</text:p>
          </table:table-cell>
        </table:table-row>
        <table:table-row table:style-name="表格231.3">
          <table:table-cell table:style-name="表格231.A4" table:number-columns-spanned="3" office:value-type="string">
            <text:p text:style-name="P2">函数说明</text:p>
          </table:table-cell>
          <table:covered-table-cell/>
          <table:covered-table-cell/>
          <table:table-cell table:style-name="表格231.D3" office:value-type="string">
            <text:p text:style-name="P1">perror（）用来将上一个函数发生错误的原因输出到标准错误（stderr）。参数s所指的字符串会先打印出，后面再加上错误原因字符串。此错误原因依照全局变量errno的值来决定要输出的字符串。</text:p>
          </table:table-cell>
        </table:table-row>
        <table:table-row table:style-name="表格231.3">
          <table:table-cell table:style-name="表格231.A4" table:number-columns-spanned="3" office:value-type="string">
            <text:p text:style-name="P2">返回值</text:p>
          </table:table-cell>
          <table:covered-table-cell/>
          <table:covered-table-cell/>
          <table:table-cell table:style-name="表格231.D3" office:value-type="string">
            <text:p text:style-name="P1">无</text:p>
          </table:table-cell>
        </table:table-row>
        <table:table-row table:style-name="表格231.8">
          <table:table-cell table:style-name="表格231.D3" table:number-columns-spanned="4" office:value-type="string">
            <text:p text:style-name="P2"/>
          </table:table-cell>
          <table:covered-table-cell/>
          <table:covered-table-cell/>
          <table:covered-table-cell/>
        </table:table-row>
        <table:table-row table:style-name="表格231.9">
          <table:table-cell table:style-name="表格231.A9" office:value-type="string">
            <text:p text:style-name="P2">范例</text:p>
          </table:table-cell>
          <table:table-cell table:style-name="表格231.B9" table:number-columns-spanned="3" office:value-type="string">
            <text:p text:style-name="P1"/>
          </table:table-cell>
          <table:covered-table-cell/>
          <table:covered-table-cell/>
        </table:table-row>
        <text:soft-page-break/>
        <table:table-row table:style-name="表格231.10">
          <table:table-cell table:style-name="表格231.A10" table:number-columns-spanned="4" office:value-type="string">
            <text:p text:style-name="P1">#include&lt;stdio.h&gt;</text:p>
            <text:p text:style-name="Standard">main()</text:p>
            <text:p text:style-name="Standard">{</text:p>
            <text:p text:style-name="Standard"><text:s/>FILE *fp;</text:p>
            <text:p text:style-name="Standard"><text:s/>fp = fopen(“/tmp/noexist”,”r+”);</text:p>
            <text:p text:style-name="Standard"><text:s/>if(fp = =NULL) perror(“fopen”);</text:p>
            <text:p text:style-name="Standard">}</text:p>
          </table:table-cell>
          <table:covered-table-cell/>
          <table:covered-table-cell/>
          <table:covered-table-cell/>
        </table:table-row>
        <table:table-row table:style-name="表格231.11">
          <table:table-cell table:style-name="表格231.A9" table:number-columns-spanned="2" office:value-type="string">
            <text:p text:style-name="P2">执行</text:p>
          </table:table-cell>
          <table:covered-table-cell/>
          <table:table-cell table:style-name="表格231.B9" table:number-columns-spanned="2" office:value-type="string">
            <text:p text:style-name="P1"/>
          </table:table-cell>
          <table:covered-table-cell/>
        </table:table-row>
        <table:table-row table:style-name="表格231.12">
          <table:table-cell table:style-name="表格231.A10" table:number-columns-spanned="4" office:value-type="string">
            <text:p text:style-name="P1">$ ./perror</text:p>
            <text:p text:style-name="Standard">fopen : No such file or diretory</text:p>
          </table:table-cell>
          <table:covered-table-cell/>
          <table:covered-table-cell/>
          <table:covered-table-cell/>
        </table:table-row>
        <table:table-row table:style-name="表格231.1">
          <table:table-cell table:style-name="表格231.A1" table:number-columns-spanned="4" office:value-type="string">
            <text:p text:style-name="P5">strerror（返回错误原因的描述字符串）</text:p>
          </table:table-cell>
          <table:covered-table-cell/>
          <table:covered-table-cell/>
          <table:covered-table-cell/>
        </table:table-row>
        <table:table-row table:style-name="表格231.2">
          <table:table-cell table:style-name="表格231.A2" table:number-columns-spanned="4" office:value-type="string">
            <text:p text:style-name="P3"/>
          </table:table-cell>
          <table:covered-table-cell/>
          <table:covered-table-cell/>
          <table:covered-table-cell/>
        </table:table-row>
        <table:table-row table:style-name="表格231.3">
          <table:table-cell table:style-name="表格231.A3" table:number-columns-spanned="3" office:value-type="string">
            <text:p text:style-name="P2">相关函数</text:p>
          </table:table-cell>
          <table:covered-table-cell/>
          <table:covered-table-cell/>
          <table:table-cell table:style-name="表格231.D3" office:value-type="string">
            <text:p text:style-name="P1">perror</text:p>
          </table:table-cell>
        </table:table-row>
        <table:table-row table:style-name="表格231.3">
          <table:table-cell table:style-name="表格231.A4" table:number-columns-spanned="3" office:value-type="string">
            <text:p text:style-name="P2">表头文件</text:p>
          </table:table-cell>
          <table:covered-table-cell/>
          <table:covered-table-cell/>
          <table:table-cell table:style-name="表格231.D3" office:value-type="string">
            <text:p text:style-name="P1">#include&lt;string.h&gt;</text:p>
          </table:table-cell>
        </table:table-row>
        <table:table-row table:style-name="表格231.3">
          <table:table-cell table:style-name="表格231.A4" table:number-columns-spanned="3" office:value-type="string">
            <text:p text:style-name="P2">定义函数</text:p>
          </table:table-cell>
          <table:covered-table-cell/>
          <table:covered-table-cell/>
          <table:table-cell table:style-name="表格231.D3" office:value-type="string">
            <text:p text:style-name="P1">char * strerror(int errnum);</text:p>
          </table:table-cell>
        </table:table-row>
        <table:table-row table:style-name="表格231.3">
          <table:table-cell table:style-name="表格231.A4" table:number-columns-spanned="3" office:value-type="string">
            <text:p text:style-name="P2">函数说明</text:p>
          </table:table-cell>
          <table:covered-table-cell/>
          <table:covered-table-cell/>
          <table:table-cell table:style-name="表格231.D3" office:value-type="string">
            <text:p text:style-name="P1">strerror（）用来依参数errnum的错误代码来查询其错误原因的描述字符串，然后将该字符串指针返回。</text:p>
          </table:table-cell>
        </table:table-row>
        <table:table-row table:style-name="表格231.3">
          <table:table-cell table:style-name="表格231.A4" table:number-columns-spanned="3" office:value-type="string">
            <text:p text:style-name="P2">返回值</text:p>
          </table:table-cell>
          <table:covered-table-cell/>
          <table:covered-table-cell/>
          <table:table-cell table:style-name="表格231.D3" office:value-type="string">
            <text:p text:style-name="P1">返回描述错误原因的字符串指针。</text:p>
          </table:table-cell>
        </table:table-row>
        <table:table-row table:style-name="表格231.8">
          <table:table-cell table:style-name="表格231.D3" table:number-columns-spanned="4" office:value-type="string">
            <text:p text:style-name="P2"/>
          </table:table-cell>
          <table:covered-table-cell/>
          <table:covered-table-cell/>
          <table:covered-table-cell/>
        </table:table-row>
        <table:table-row table:style-name="表格231.9">
          <table:table-cell table:style-name="表格231.A9" office:value-type="string">
            <text:p text:style-name="P2">范例</text:p>
          </table:table-cell>
          <table:table-cell table:style-name="表格231.B9" table:number-columns-spanned="3" office:value-type="string">
            <text:p text:style-name="P1"/>
          </table:table-cell>
          <table:covered-table-cell/>
          <table:covered-table-cell/>
        </table:table-row>
        <table:table-row table:style-name="表格231.22">
          <table:table-cell table:style-name="表格231.A10" table:number-columns-spanned="4" office:value-type="string">
            <text:p text:style-name="P1">/* 显示错误代码0至9的错误原因描述 */</text:p>
            <text:p text:style-name="Standard">#include&lt;string.h&gt;</text:p>
            <text:p text:style-name="Standard">main()</text:p>
            <text:p text:style-name="Standard">{</text:p>
            <text:p text:style-name="Standard"><text:s/>int i;</text:p>
            <text:p text:style-name="Standard"><text:s/>for(i=0;i&lt;10;i++)</text:p>
            <text:p text:style-name="Standard"><text:s text:c="2"/>printf(“%d : %s\n”,i,strerror(i));</text:p>
            <text:p text:style-name="Standard">}</text:p>
          </table:table-cell>
          <table:covered-table-cell/>
          <table:covered-table-cell/>
          <table:covered-table-cell/>
        </table:table-row>
        <table:table-row table:style-name="表格231.11">
          <table:table-cell table:style-name="表格231.A9" table:number-columns-spanned="2" office:value-type="string">
            <text:p text:style-name="P2">执行</text:p>
          </table:table-cell>
          <table:covered-table-cell/>
          <table:table-cell table:style-name="表格231.B9" table:number-columns-spanned="2" office:value-type="string">
            <text:p text:style-name="P1"/>
          </table:table-cell>
          <table:covered-table-cell/>
        </table:table-row>
        <text:soft-page-break/>
        <table:table-row table:style-name="表格231.24">
          <table:table-cell table:style-name="表格231.A10" table:number-columns-spanned="4" office:value-type="string">
            <text:p text:style-name="P1">0 : Success</text:p>
            <text:p text:style-name="Standard">1 : Operation not permitted</text:p>
            <text:p text:style-name="Standard">2 : No such file or directory</text:p>
            <text:p text:style-name="Standard">3 : No such process</text:p>
            <text:p text:style-name="Standard">4 : Interrupted system call</text:p>
            <text:p text:style-name="Standard">5 : Input/output error</text:p>
            <text:p text:style-name="Standard">6 : Device not configured</text:p>
            <text:p text:style-name="Standard">7 : Argument list too long</text:p>
            <text:p text:style-name="Standard">8 : Exec format error</text:p>
            <text:p text:style-name="Standard">9 : Bad file descriptor</text:p>
          </table:table-cell>
          <table:covered-table-cell/>
          <table:covered-table-cell/>
          <table:covered-table-cell/>
        </table:table-row>
      </table:table>
      <text:p text:style-name="Standard"/>
      <text:p text:style-name="Standard"/>
      <table:table table:name="表格232" table:style-name="表格232">
        <table:table-column table:style-name="表格232.A"/>
        <table:table-column table:style-name="表格232.B"/>
        <table:table-column table:style-name="表格232.C"/>
        <table:table-column table:style-name="表格232.D"/>
        <table:table-row table:style-name="表格232.1">
          <table:table-cell table:style-name="表格232.A1" table:number-columns-spanned="4" office:value-type="string">
            <text:p text:style-name="P5">mkfifo（建立具名管道）</text:p>
          </table:table-cell>
          <table:covered-table-cell/>
          <table:covered-table-cell/>
          <table:covered-table-cell/>
        </table:table-row>
        <table:table-row table:style-name="表格232.2">
          <table:table-cell table:style-name="表格232.A2" table:number-columns-spanned="4" office:value-type="string">
            <text:p text:style-name="P3"/>
          </table:table-cell>
          <table:covered-table-cell/>
          <table:covered-table-cell/>
          <table:covered-table-cell/>
        </table:table-row>
        <table:table-row table:style-name="表格232.3">
          <table:table-cell table:style-name="表格232.A3" table:number-columns-spanned="3" office:value-type="string">
            <text:p text:style-name="P2">相关函数</text:p>
          </table:table-cell>
          <table:covered-table-cell/>
          <table:covered-table-cell/>
          <table:table-cell table:style-name="表格232.D3" office:value-type="string">
            <text:p text:style-name="P1">pipe，popen，open，umask</text:p>
          </table:table-cell>
        </table:table-row>
        <table:table-row table:style-name="表格232.3">
          <table:table-cell table:style-name="表格232.A4" table:number-columns-spanned="3" office:value-type="string">
            <text:p text:style-name="P2">表头文件</text:p>
          </table:table-cell>
          <table:covered-table-cell/>
          <table:covered-table-cell/>
          <table:table-cell table:style-name="表格232.D3" office:value-type="string">
            <text:p text:style-name="P1">#include&lt;sys/types.h&gt;</text:p>
            <text:p text:style-name="Standard">#include&lt;sys/stat.h&gt;</text:p>
          </table:table-cell>
        </table:table-row>
        <table:table-row table:style-name="表格232.3">
          <table:table-cell table:style-name="表格232.A4" table:number-columns-spanned="3" office:value-type="string">
            <text:p text:style-name="P2">定义函数</text:p>
          </table:table-cell>
          <table:covered-table-cell/>
          <table:covered-table-cell/>
          <table:table-cell table:style-name="表格232.D3" office:value-type="string">
            <text:p text:style-name="P1">int mkfifo(const char * pathname,mode_t mode);</text:p>
          </table:table-cell>
        </table:table-row>
        <table:table-row table:style-name="表格232.3">
          <table:table-cell table:style-name="表格232.A4" table:number-columns-spanned="3" office:value-type="string">
            <text:p text:style-name="P2">函数说明</text:p>
          </table:table-cell>
          <table:covered-table-cell/>
          <table:covered-table-cell/>
          <table:table-cell table:style-name="表格232.D3" office:value-type="string">
            <text:p text:style-name="P1">mkfifo（）会依参数pathname建立特殊的FIFO文件，该文件必须不存在，而参数mode为该文件的权限（mode%~umask），因此umask值也会影响到FIFO文件的权限。mkfifo（）建立的FIFO文件其他进程都可以用读写一般文件的方式存取。当使用open（）来打开FIFO文件时，O_NONBLOCK旗标会有影响：</text:p>
            <text:p text:style-name="Standard">1、当使用O_NONBLOCK旗标时，打开FIFO文件来读取的操作会立刻返回，但是若还没有其他进程打开FIFO文件来读取，则写入的操作会返回ENXIO错误代码。</text:p>
            <text:p text:style-name="Standard">2、没有使用O_NONBLOCK旗标时，打开FIFO来读取的操作会等到其他进程打开FIFO文件来写入才正常返回。同样地，打开FIFO文件来写入的操作会等到其他进程打开FIFO文件来读取后才正常返回。</text:p>
          </table:table-cell>
        </table:table-row>
        <table:table-row table:style-name="表格232.3">
          <table:table-cell table:style-name="表格232.A4" table:number-columns-spanned="3" office:value-type="string">
            <text:p text:style-name="P2">返回值</text:p>
          </table:table-cell>
          <table:covered-table-cell/>
          <table:covered-table-cell/>
          <table:table-cell table:style-name="表格232.D3" office:value-type="string">
            <text:p text:style-name="P1">若成功则返回0，否则返回-1，错误原因存于errno中。</text:p>
          </table:table-cell>
        </table:table-row>
        <table:table-row table:style-name="表格232.3">
          <table:table-cell table:style-name="表格232.A8" table:number-columns-spanned="3" office:value-type="string">
            <text:p text:style-name="P2">错误代码</text:p>
          </table:table-cell>
          <table:covered-table-cell/>
          <table:covered-table-cell/>
          <table:table-cell table:style-name="表格232.D3" office:value-type="string">
            <text:p text:style-name="P1">EACCESS <text:s/>参数pathname所指定的目录路径无可执行的权限</text:p>
            <text:p text:style-name="Standard">EEXIST <text:s/>参数pathname所指定的文件已存在。</text:p>
            <text:p text:style-name="Standard">ENAMETOOLONG 参数pathname的路径名称太长。</text:p>
            <text:p text:style-name="Standard">ENOENT <text:s/>参数pathname包含的目录不存在</text:p>
            <text:p text:style-name="Standard">ENOSPC <text:s/>文件系统的剩余空间不足</text:p>
            <text:p text:style-name="Standard">ENOTDIR 参数pathname路径中的目录存在但却非真正的目录。</text:p>
            <text:p text:style-name="Standard">EROFS <text:s/>参数pathname指定的文件存在于只读文件系统内。</text:p>
          </table:table-cell>
        </table:table-row>
        <table:table-row table:style-name="表格232.9">
          <table:table-cell table:style-name="表格232.D3" table:number-columns-spanned="4" office:value-type="string">
            <text:p text:style-name="P2"/>
          </table:table-cell>
          <table:covered-table-cell/>
          <table:covered-table-cell/>
          <table:covered-table-cell/>
        </table:table-row>
        <table:table-row table:style-name="表格232.10">
          <table:table-cell table:style-name="表格232.A10" office:value-type="string">
            <text:p text:style-name="P2">范例</text:p>
          </table:table-cell>
          <table:table-cell table:style-name="表格232.B10" table:number-columns-spanned="3" office:value-type="string">
            <text:p text:style-name="P1"/>
          </table:table-cell>
          <table:covered-table-cell/>
          <table:covered-table-cell/>
        </table:table-row>
        <text:soft-page-break/>
        <table:table-row table:style-name="表格232.11">
          <table:table-cell table:style-name="表格232.A11" table:number-columns-spanned="4" office:value-type="string">
            <text:p text:style-name="P1">#include&lt;sys/types.h&gt;</text:p>
            <text:p text:style-name="Standard">#include&lt;sys/stat.h&gt;</text:p>
            <text:p text:style-name="Standard">#include&lt;fcntl.h&gt;</text:p>
            <text:p text:style-name="Standard">main()</text:p>
            <text:p text:style-name="Standard">{</text:p>
            <text:p text:style-name="Standard"><text:s text:c="2"/>char buffer[80];</text:p>
            <text:p text:style-name="Standard"><text:s text:c="2"/>int fd;</text:p>
            <text:p text:style-name="Standard"><text:s text:c="2"/>unlink(FIFO);</text:p>
            <text:p text:style-name="Standard"><text:s text:c="2"/>mkfifo(FIFO,0666);</text:p>
            <text:p text:style-name="Standard"><text:s text:c="2"/>if(fork()&gt;0){</text:p>
            <text:p text:style-name="Standard"><text:s text:c="3"/>char s[ ] = “hello!\n”;</text:p>
            <text:p text:style-name="Standard"><text:s text:c="3"/>fd = open (FIFO,O_WRONLY);</text:p>
            <text:p text:style-name="Standard"><text:s text:c="3"/>write(fd,s,sizeof(s));</text:p>
            <text:p text:style-name="Standard"><text:s text:c="3"/>close(fd);</text:p>
            <text:p text:style-name="Standard">}</text:p>
            <text:p text:style-name="Standard">else{</text:p>
            <text:p text:style-name="Standard">fd= open(FIFO,O_RDONLY);</text:p>
            <text:p text:style-name="Standard">read(fd,buffer,80);</text:p>
            <text:p text:style-name="Standard">printf(“%s”,buffer);</text:p>
            <text:p text:style-name="Standard">close(fd);</text:p>
            <text:p text:style-name="Standard">}</text:p>
            <text:p text:style-name="Standard">}</text:p>
          </table:table-cell>
          <table:covered-table-cell/>
          <table:covered-table-cell/>
          <table:covered-table-cell/>
        </table:table-row>
        <table:table-row table:style-name="表格232.12">
          <table:table-cell table:style-name="表格232.A10" table:number-columns-spanned="2" office:value-type="string">
            <text:p text:style-name="P2">执行</text:p>
          </table:table-cell>
          <table:covered-table-cell/>
          <table:table-cell table:style-name="表格232.B10" table:number-columns-spanned="2" office:value-type="string">
            <text:p text:style-name="P1"/>
          </table:table-cell>
          <table:covered-table-cell/>
        </table:table-row>
        <table:table-row table:style-name="表格232.13">
          <table:table-cell table:style-name="表格232.A11" table:number-columns-spanned="4" office:value-type="string">
            <text:p text:style-name="P1">hello!</text:p>
          </table:table-cell>
          <table:covered-table-cell/>
          <table:covered-table-cell/>
          <table:covered-table-cell/>
        </table:table-row>
      </table:table>
      <text:p text:style-name="Standard"/>
      <text:p text:style-name="Standard"/>
      <table:table table:name="表格233" table:style-name="表格233">
        <table:table-column table:style-name="表格233.A"/>
        <table:table-column table:style-name="表格233.B"/>
        <table:table-column table:style-name="表格233.C"/>
        <table:table-row table:style-name="表格233.1">
          <table:table-cell table:style-name="表格233.A1" table:number-columns-spanned="3" office:value-type="string">
            <text:p text:style-name="P5">pclose（关闭管道I/O）</text:p>
          </table:table-cell>
          <table:covered-table-cell/>
          <table:covered-table-cell/>
        </table:table-row>
        <table:table-row table:style-name="表格233.2">
          <table:table-cell table:style-name="表格233.A2" table:number-columns-spanned="3" office:value-type="string">
            <text:p text:style-name="P3"/>
          </table:table-cell>
          <table:covered-table-cell/>
          <table:covered-table-cell/>
        </table:table-row>
        <table:table-row table:style-name="表格233.3">
          <table:table-cell table:style-name="表格233.A3" table:number-columns-spanned="2" office:value-type="string">
            <text:p text:style-name="P2">相关函数</text:p>
          </table:table-cell>
          <table:covered-table-cell/>
          <table:table-cell table:style-name="表格233.C3" office:value-type="string">
            <text:p text:style-name="P1">popen</text:p>
          </table:table-cell>
        </table:table-row>
        <table:table-row table:style-name="表格233.3">
          <table:table-cell table:style-name="表格233.A4" table:number-columns-spanned="2" office:value-type="string">
            <text:p text:style-name="P2">表头文件</text:p>
          </table:table-cell>
          <table:covered-table-cell/>
          <table:table-cell table:style-name="表格233.C3" office:value-type="string">
            <text:p text:style-name="P1">#include&lt;stdio.h&gt;</text:p>
          </table:table-cell>
        </table:table-row>
        <table:table-row table:style-name="表格233.3">
          <table:table-cell table:style-name="表格233.A4" table:number-columns-spanned="2" office:value-type="string">
            <text:p text:style-name="P2">定义函数</text:p>
          </table:table-cell>
          <table:covered-table-cell/>
          <table:table-cell table:style-name="表格233.C3" office:value-type="string">
            <text:p text:style-name="P1">int pclose(FILE * stream);</text:p>
          </table:table-cell>
        </table:table-row>
        <table:table-row table:style-name="表格233.3">
          <table:table-cell table:style-name="表格233.A4" table:number-columns-spanned="2" office:value-type="string">
            <text:p text:style-name="P2">函数说明</text:p>
          </table:table-cell>
          <table:covered-table-cell/>
          <table:table-cell table:style-name="表格233.C3" office:value-type="string">
            <text:p text:style-name="P1">pclose（）用来关闭由popen所建立的管道及文件指针。参数stream为先前由popen（）所返回的文件指针。</text:p>
          </table:table-cell>
        </table:table-row>
        <table:table-row table:style-name="表格233.3">
          <table:table-cell table:style-name="表格233.A4" table:number-columns-spanned="2" office:value-type="string">
            <text:p text:style-name="P2">返回值</text:p>
          </table:table-cell>
          <table:covered-table-cell/>
          <table:table-cell table:style-name="表格233.C3" office:value-type="string">
            <text:p text:style-name="P1">返回子进程的结束状态。如果有错误则返回-1，错误原因存于errno中。</text:p>
          </table:table-cell>
        </table:table-row>
        <table:table-row table:style-name="表格233.3">
          <table:table-cell table:style-name="表格233.A8" table:number-columns-spanned="2" office:value-type="string">
            <text:p text:style-name="P2">错误代码</text:p>
          </table:table-cell>
          <table:covered-table-cell/>
          <table:table-cell table:style-name="表格233.C3" office:value-type="string">
            <text:p text:style-name="P1">ECHILD pclose（）无法取得子进程的结束状态。</text:p>
          </table:table-cell>
        </table:table-row>
        <table:table-row table:style-name="表格233.9">
          <table:table-cell table:style-name="表格233.C3" table:number-columns-spanned="3" office:value-type="string">
            <text:p text:style-name="P2"/>
          </table:table-cell>
          <table:covered-table-cell/>
          <table:covered-table-cell/>
        </table:table-row>
        <table:table-row table:style-name="表格233.10">
          <table:table-cell table:style-name="表格233.A10" office:value-type="string">
            <text:p text:style-name="P2">范例</text:p>
          </table:table-cell>
          <table:table-cell table:style-name="表格233.B10" table:number-columns-spanned="2" office:value-type="string">
            <text:p text:style-name="P1"/>
          </table:table-cell>
          <table:covered-table-cell/>
        </table:table-row>
        <text:soft-page-break/>
        <table:table-row table:style-name="表格233.11">
          <table:table-cell table:style-name="表格233.A11" table:number-columns-spanned="3" office:value-type="string">
            <text:p text:style-name="P1">参考popen（）。</text:p>
          </table:table-cell>
          <table:covered-table-cell/>
          <table:covered-table-cell/>
        </table:table-row>
      </table:table>
      <text:p text:style-name="Standard"/>
      <text:p text:style-name="Standard"/>
      <table:table table:name="表格234" table:style-name="表格234">
        <table:table-column table:style-name="表格234.A"/>
        <table:table-column table:style-name="表格234.B"/>
        <table:table-column table:style-name="表格234.C"/>
        <table:table-column table:style-name="表格234.D"/>
        <table:table-row table:style-name="表格234.1">
          <table:table-cell table:style-name="表格234.A1" table:number-columns-spanned="4" office:value-type="string">
            <text:p text:style-name="P5">pipe（建立管道）</text:p>
          </table:table-cell>
          <table:covered-table-cell/>
          <table:covered-table-cell/>
          <table:covered-table-cell/>
        </table:table-row>
        <table:table-row table:style-name="表格234.2">
          <table:table-cell table:style-name="表格234.A2" table:number-columns-spanned="4" office:value-type="string">
            <text:p text:style-name="P3"/>
          </table:table-cell>
          <table:covered-table-cell/>
          <table:covered-table-cell/>
          <table:covered-table-cell/>
        </table:table-row>
        <table:table-row table:style-name="表格234.3">
          <table:table-cell table:style-name="表格234.A3" table:number-columns-spanned="3" office:value-type="string">
            <text:p text:style-name="P2">相关函数</text:p>
          </table:table-cell>
          <table:covered-table-cell/>
          <table:covered-table-cell/>
          <table:table-cell table:style-name="表格234.D3" office:value-type="string">
            <text:p text:style-name="P1">mkfifo，popen，read，write，fork</text:p>
          </table:table-cell>
        </table:table-row>
        <table:table-row table:style-name="表格234.3">
          <table:table-cell table:style-name="表格234.A4" table:number-columns-spanned="3" office:value-type="string">
            <text:p text:style-name="P2">表头文件</text:p>
          </table:table-cell>
          <table:covered-table-cell/>
          <table:covered-table-cell/>
          <table:table-cell table:style-name="表格234.D3" office:value-type="string">
            <text:p text:style-name="P1">#include&lt;unistd.h&gt;</text:p>
          </table:table-cell>
        </table:table-row>
        <table:table-row table:style-name="表格234.3">
          <table:table-cell table:style-name="表格234.A4" table:number-columns-spanned="3" office:value-type="string">
            <text:p text:style-name="P2">定义函数</text:p>
          </table:table-cell>
          <table:covered-table-cell/>
          <table:covered-table-cell/>
          <table:table-cell table:style-name="表格234.D3" office:value-type="string">
            <text:p text:style-name="P1">int pipe(int filedes[2]);</text:p>
          </table:table-cell>
        </table:table-row>
        <table:table-row table:style-name="表格234.3">
          <table:table-cell table:style-name="表格234.A4" table:number-columns-spanned="3" office:value-type="string">
            <text:p text:style-name="P2">函数说明</text:p>
          </table:table-cell>
          <table:covered-table-cell/>
          <table:covered-table-cell/>
          <table:table-cell table:style-name="表格234.D3" office:value-type="string">
            <text:p text:style-name="P1">pipe（）会建立管道，并将文件描述词由参数filedes数组返回。filedes[0]为管道里的读取端，filedes[1]则为管道的写入端。</text:p>
          </table:table-cell>
        </table:table-row>
        <table:table-row table:style-name="表格234.3">
          <table:table-cell table:style-name="表格234.A4" table:number-columns-spanned="3" office:value-type="string">
            <text:p text:style-name="P2">返回值</text:p>
          </table:table-cell>
          <table:covered-table-cell/>
          <table:covered-table-cell/>
          <table:table-cell table:style-name="表格234.D3" office:value-type="string">
            <text:p text:style-name="P1">若成功则返回零，否则返回-1，错误原因存于errno中。</text:p>
          </table:table-cell>
        </table:table-row>
        <table:table-row table:style-name="表格234.3">
          <table:table-cell table:style-name="表格234.A8" table:number-columns-spanned="3" office:value-type="string">
            <text:p text:style-name="P2">错误代码</text:p>
          </table:table-cell>
          <table:covered-table-cell/>
          <table:covered-table-cell/>
          <table:table-cell table:style-name="表格234.D3" office:value-type="string">
            <text:p text:style-name="P1">EMFILE <text:s/>进程已用完文件描述词最大量</text:p>
            <text:p text:style-name="Standard">ENFILE <text:s/>系统已无文件描述词可用。</text:p>
            <text:p text:style-name="Standard">EFAULT <text:s/>参数filedes数组地址不合法。</text:p>
          </table:table-cell>
        </table:table-row>
        <table:table-row table:style-name="表格234.9">
          <table:table-cell table:style-name="表格234.D3" table:number-columns-spanned="4" office:value-type="string">
            <text:p text:style-name="P2"/>
          </table:table-cell>
          <table:covered-table-cell/>
          <table:covered-table-cell/>
          <table:covered-table-cell/>
        </table:table-row>
        <table:table-row table:style-name="表格234.10">
          <table:table-cell table:style-name="表格234.A10" office:value-type="string">
            <text:p text:style-name="P2">范例</text:p>
          </table:table-cell>
          <table:table-cell table:style-name="表格234.B10" table:number-columns-spanned="3" office:value-type="string">
            <text:p text:style-name="P1"/>
          </table:table-cell>
          <table:covered-table-cell/>
          <table:covered-table-cell/>
        </table:table-row>
        <table:table-row table:style-name="表格234.11">
          <table:table-cell table:style-name="表格234.A11" table:number-columns-spanned="4" office:value-type="string">
            <text:p text:style-name="P1">/* 父进程借管道将字符串“hello!\n”传给子进程并显示 */</text:p>
            <text:p text:style-name="Standard">#include &lt;unistd.h&gt;</text:p>
            <text:p text:style-name="Standard">main()</text:p>
            <text:p text:style-name="Standard">{</text:p>
            <text:p text:style-name="Standard"><text:s/>int filedes[2];</text:p>
            <text:p text:style-name="Standard"><text:s/>char buffer[80];</text:p>
            <text:p text:style-name="Standard"><text:s/>pipe(filedes);</text:p>
            <text:p text:style-name="Standard"><text:s/>if(fork()&gt;0){</text:p>
            <text:p text:style-name="Standard"><text:s text:c="2"/>/* 父进程*/</text:p>
            <text:p text:style-name="Standard"><text:s text:c="2"/>char s[ ] = “hello!\n”;</text:p>
            <text:p text:style-name="Standard"><text:s text:c="2"/>write(filedes[1],s,sizeof(s));</text:p>
            <text:p text:style-name="Standard">}</text:p>
            <text:p text:style-name="Standard">else{</text:p>
            <text:p text:style-name="Standard"><text:s/>/*子进程*/</text:p>
            <text:p text:style-name="Standard"><text:s text:c="2"/>read(filedes[0],buffer,80);</text:p>
            <text:p text:style-name="Standard"><text:s text:c="2"/>printf(“%s”,buffer);</text:p>
            <text:p text:style-name="Standard">}</text:p>
            <text:p text:style-name="Standard">}</text:p>
          </table:table-cell>
          <table:covered-table-cell/>
          <table:covered-table-cell/>
          <table:covered-table-cell/>
        </table:table-row>
        <table:table-row table:style-name="表格234.12">
          <table:table-cell table:style-name="表格234.A10" table:number-columns-spanned="2" office:value-type="string">
            <text:p text:style-name="P2">执行</text:p>
          </table:table-cell>
          <table:covered-table-cell/>
          <table:table-cell table:style-name="表格234.B10" table:number-columns-spanned="2" office:value-type="string">
            <text:p text:style-name="P1"/>
          </table:table-cell>
          <table:covered-table-cell/>
        </table:table-row>
        <table:table-row table:style-name="表格234.13">
          <table:table-cell table:style-name="表格234.A11" table:number-columns-spanned="4" office:value-type="string">
            <text:p text:style-name="P1">hello!</text:p>
          </table:table-cell>
          <table:covered-table-cell/>
          <table:covered-table-cell/>
          <table:covered-table-cell/>
        </table:table-row>
      </table:table>
      <text:p text:style-name="Standard"/>
      <text:p text:style-name="Standard"/>
      <table:table table:name="表格235" table:style-name="表格235">
        <table:table-column table:style-name="表格235.A"/>
        <table:table-column table:style-name="表格235.B"/>
        <table:table-column table:style-name="表格235.C"/>
        <table:table-column table:style-name="表格235.D"/>
        <text:soft-page-break/>
        <table:table-row table:style-name="表格235.1">
          <table:table-cell table:style-name="表格235.A1" table:number-columns-spanned="4" office:value-type="string">
            <text:p text:style-name="P5">popen（建立管道I/O）</text:p>
          </table:table-cell>
          <table:covered-table-cell/>
          <table:covered-table-cell/>
          <table:covered-table-cell/>
        </table:table-row>
        <table:table-row table:style-name="表格235.2">
          <table:table-cell table:style-name="表格235.A2" table:number-columns-spanned="4" office:value-type="string">
            <text:p text:style-name="P3"/>
          </table:table-cell>
          <table:covered-table-cell/>
          <table:covered-table-cell/>
          <table:covered-table-cell/>
        </table:table-row>
        <table:table-row table:style-name="表格235.3">
          <table:table-cell table:style-name="表格235.A3" table:number-columns-spanned="3" office:value-type="string">
            <text:p text:style-name="P2">相关函数</text:p>
          </table:table-cell>
          <table:covered-table-cell/>
          <table:covered-table-cell/>
          <table:table-cell table:style-name="表格235.D3" office:value-type="string">
            <text:p text:style-name="P1">pipe，mkfifo，pclose，fork，system，fopen</text:p>
          </table:table-cell>
        </table:table-row>
        <table:table-row table:style-name="表格235.3">
          <table:table-cell table:style-name="表格235.A4" table:number-columns-spanned="3" office:value-type="string">
            <text:p text:style-name="P2">表头文件</text:p>
          </table:table-cell>
          <table:covered-table-cell/>
          <table:covered-table-cell/>
          <table:table-cell table:style-name="表格235.D3" office:value-type="string">
            <text:p text:style-name="P1">#include&lt;stdio.h&gt;</text:p>
          </table:table-cell>
        </table:table-row>
        <table:table-row table:style-name="表格235.3">
          <table:table-cell table:style-name="表格235.A4" table:number-columns-spanned="3" office:value-type="string">
            <text:p text:style-name="P2">定义函数</text:p>
          </table:table-cell>
          <table:covered-table-cell/>
          <table:covered-table-cell/>
          <table:table-cell table:style-name="表格235.D3" office:value-type="string">
            <text:p text:style-name="P1">FILE * popen( const char * command,const char * type);</text:p>
          </table:table-cell>
        </table:table-row>
        <table:table-row table:style-name="表格235.3">
          <table:table-cell table:style-name="表格235.A4" table:number-columns-spanned="3" office:value-type="string">
            <text:p text:style-name="P2">函数说明</text:p>
          </table:table-cell>
          <table:covered-table-cell/>
          <table:covered-table-cell/>
          <table:table-cell table:style-name="表格235.D3" office:value-type="string">
            <text:p text:style-name="P1">popen（）会调用fork（）产生子进程，然后从子进程中调用/bin/sh -c来执行参数command的指令。参数type可使用“r”代表读取，“w”代表写入。依照此type值，popen（）会建立管道连到子进程的标准输出设备或标准输入设备，然后返回一个文件指针。随后进程便可利用此文件指针来读取子进程的输出设备或是写入到子进程的标准输入设备中。此外，所有使用文件指针（FILE*）操作的函数也都可以使用，除了fclose（）以外。</text:p>
          </table:table-cell>
        </table:table-row>
        <table:table-row table:style-name="表格235.3">
          <table:table-cell table:style-name="表格235.A4" table:number-columns-spanned="3" office:value-type="string">
            <text:p text:style-name="P2">返回值</text:p>
          </table:table-cell>
          <table:covered-table-cell/>
          <table:covered-table-cell/>
          <table:table-cell table:style-name="表格235.D3" office:value-type="string">
            <text:p text:style-name="P1">若成功则返回文件指针，否则返回NULL，错误原因存于errno中。</text:p>
          </table:table-cell>
        </table:table-row>
        <table:table-row table:style-name="表格235.3">
          <table:table-cell table:style-name="表格235.A8" table:number-columns-spanned="3" office:value-type="string">
            <text:p text:style-name="P2">错误代码</text:p>
          </table:table-cell>
          <table:covered-table-cell/>
          <table:covered-table-cell/>
          <table:table-cell table:style-name="表格235.D3" office:value-type="string">
            <text:p text:style-name="P1">EINVAL 参数type不合法。</text:p>
          </table:table-cell>
        </table:table-row>
        <table:table-row table:style-name="表格235.3">
          <table:table-cell table:style-name="表格235.A8" table:number-columns-spanned="3" office:value-type="string">
            <text:p text:style-name="P2">注意事项</text:p>
          </table:table-cell>
          <table:covered-table-cell/>
          <table:covered-table-cell/>
          <table:table-cell table:style-name="表格235.D3" office:value-type="string">
            <text:p text:style-name="P1">在编写具SUID/SGID权限的程序时请尽量避免使用popen（），popen（）会继承环境变量，通过环境变量可能会造成系统安全的问题。</text:p>
          </table:table-cell>
        </table:table-row>
        <table:table-row table:style-name="表格235.10">
          <table:table-cell table:style-name="表格235.D3" table:number-columns-spanned="4" office:value-type="string">
            <text:p text:style-name="P2"/>
          </table:table-cell>
          <table:covered-table-cell/>
          <table:covered-table-cell/>
          <table:covered-table-cell/>
        </table:table-row>
        <table:table-row table:style-name="表格235.11">
          <table:table-cell table:style-name="表格235.A11" office:value-type="string">
            <text:p text:style-name="P2">范例</text:p>
          </table:table-cell>
          <table:table-cell table:style-name="表格235.B11" table:number-columns-spanned="3" office:value-type="string">
            <text:p text:style-name="P1"/>
          </table:table-cell>
          <table:covered-table-cell/>
          <table:covered-table-cell/>
        </table:table-row>
        <table:table-row table:style-name="表格235.12">
          <table:table-cell table:style-name="表格235.A12" table:number-columns-spanned="4" office:value-type="string">
            <text:p text:style-name="P1">#include&lt;stdio.h&gt;</text:p>
            <text:p text:style-name="Standard">main()</text:p>
            <text:p text:style-name="Standard">{</text:p>
            <text:p text:style-name="Standard"><text:s text:c="2"/>FILE * fp;</text:p>
            <text:p text:style-name="Standard"><text:s text:c="2"/>char buffer[80];</text:p>
            <text:p text:style-name="Standard"><text:s text:c="2"/>fp=popen(“cat /etc/passwd”,”r”);</text:p>
            <text:p text:style-name="Standard"><text:s text:c="2"/>fgets(buffer,sizeof(buffer),fp);</text:p>
            <text:p text:style-name="Standard"><text:s text:c="2"/>printf(“%s”,buffer);</text:p>
            <text:p text:style-name="Standard"><text:s text:c="2"/>pclose(fp);</text:p>
            <text:p text:style-name="Standard">}</text:p>
          </table:table-cell>
          <table:covered-table-cell/>
          <table:covered-table-cell/>
          <table:covered-table-cell/>
        </table:table-row>
        <table:table-row table:style-name="表格235.13">
          <table:table-cell table:style-name="表格235.A11" table:number-columns-spanned="2" office:value-type="string">
            <text:p text:style-name="P2">执行</text:p>
          </table:table-cell>
          <table:covered-table-cell/>
          <table:table-cell table:style-name="表格235.B11" table:number-columns-spanned="2" office:value-type="string">
            <text:p text:style-name="P1"/>
          </table:table-cell>
          <table:covered-table-cell/>
        </table:table-row>
        <table:table-row table:style-name="表格235.14">
          <table:table-cell table:style-name="表格235.A12" table:number-columns-spanned="4" office:value-type="string">
            <text:p text:style-name="P1">root :x:0 0: root: /root: /bin/bash</text:p>
          </table:table-cell>
          <table:covered-table-cell/>
          <table:covered-table-cell/>
          <table:covered-table-cell/>
        </table:table-row>
      </table:table>
      <text:p text:style-name="Standard"/>
      <text:p text:style-name="Standard"/>
      <table:table table:name="表格236" table:style-name="表格236">
        <table:table-column table:style-name="表格236.A"/>
        <table:table-column table:style-name="表格236.B"/>
        <table:table-column table:style-name="表格236.C"/>
        <table:table-row table:style-name="表格236.1">
          <table:table-cell table:style-name="表格236.A1" table:number-columns-spanned="3" office:value-type="string">
            <text:p text:style-name="P5">accept（接受socket连线）</text:p>
          </table:table-cell>
          <table:covered-table-cell/>
          <table:covered-table-cell/>
        </table:table-row>
        <table:table-row table:style-name="表格236.2">
          <table:table-cell table:style-name="表格236.A2" table:number-columns-spanned="3" office:value-type="string">
            <text:p text:style-name="P3"/>
          </table:table-cell>
          <table:covered-table-cell/>
          <table:covered-table-cell/>
        </table:table-row>
        <table:table-row table:style-name="表格236.3">
          <table:table-cell table:style-name="表格236.A3" table:number-columns-spanned="2" office:value-type="string">
            <text:p text:style-name="P2">相关函数</text:p>
          </table:table-cell>
          <table:covered-table-cell/>
          <table:table-cell table:style-name="表格236.C3" office:value-type="string">
            <text:p text:style-name="P1">socket，bind，listen，connect</text:p>
          </table:table-cell>
        </table:table-row>
        <table:table-row table:style-name="表格236.3">
          <table:table-cell table:style-name="表格236.A4" table:number-columns-spanned="2" office:value-type="string">
            <text:p text:style-name="P2">表头文件</text:p>
          </table:table-cell>
          <table:covered-table-cell/>
          <table:table-cell table:style-name="表格236.C3" office:value-type="string">
            <text:p text:style-name="P1">#include&lt;sys/types.h&gt;</text:p>
            <text:p text:style-name="Standard">#include&lt;sys/socket.h&gt;</text:p>
          </table:table-cell>
        </table:table-row>
        <text:soft-page-break/>
        <table:table-row table:style-name="表格236.3">
          <table:table-cell table:style-name="表格236.A4" table:number-columns-spanned="2" office:value-type="string">
            <text:p text:style-name="P2">定义函数</text:p>
          </table:table-cell>
          <table:covered-table-cell/>
          <table:table-cell table:style-name="表格236.C3" office:value-type="string">
            <text:p text:style-name="P1">int accept(int s,struct sockaddr * addr,int * addrlen);</text:p>
          </table:table-cell>
        </table:table-row>
        <table:table-row table:style-name="表格236.3">
          <table:table-cell table:style-name="表格236.A4" table:number-columns-spanned="2" office:value-type="string">
            <text:p text:style-name="P2">函数说明</text:p>
          </table:table-cell>
          <table:covered-table-cell/>
          <table:table-cell table:style-name="表格236.C3" office:value-type="string">
            <text:p text:style-name="P1">accept（）用来接受参数s的socket连线。参数s的socket必需先经bind（）、listen（）函数处理过，当有连线进来时accept（）会返回一个新的socket处理代码，往后的数据传送与读取就是经由新的socket处理，而原来参数s的socket能继续使用accept（）来接受新的连线要求。连线成功时，参数addr所指的结构会被系统填入远程主机的地址数据，参数addrlen为scokaddr的结构长度。关于结构sockaddr的定义请参考bind（）。</text:p>
          </table:table-cell>
        </table:table-row>
        <table:table-row table:style-name="表格236.3">
          <table:table-cell table:style-name="表格236.A4" table:number-columns-spanned="2" office:value-type="string">
            <text:p text:style-name="P2">返回值</text:p>
          </table:table-cell>
          <table:covered-table-cell/>
          <table:table-cell table:style-name="表格236.C3" office:value-type="string">
            <text:p text:style-name="P1">成功则返回新的socket处理代码，失败返回-1，错误原因存于errno中。</text:p>
          </table:table-cell>
        </table:table-row>
        <table:table-row table:style-name="表格236.3">
          <table:table-cell table:style-name="表格236.A8" table:number-columns-spanned="2" office:value-type="string">
            <text:p text:style-name="P2">错误代码</text:p>
          </table:table-cell>
          <table:covered-table-cell/>
          <table:table-cell table:style-name="表格236.C3" office:value-type="string">
            <text:p text:style-name="P1">EBADF <text:s/>参数s非合法socket处理代码。</text:p>
            <text:p text:style-name="Standard">EFAULT 参数addr指针指向无法存取的内存空间。</text:p>
            <text:p text:style-name="Standard">ENOTSOCK 参数s为一文件描述词，非socket。</text:p>
            <text:p text:style-name="Standard">EOPNOTSUPP 指定的socket并非SOCK_STREAM。</text:p>
            <text:p text:style-name="Standard">EPERM <text:s/>防火墙拒绝此连线</text:p>
            <text:p text:style-name="Standard">ENOBUFS 系统的缓冲内存不足</text:p>
            <text:p text:style-name="Standard">ENOMEM 核心内存不足。</text:p>
          </table:table-cell>
        </table:table-row>
        <table:table-row table:style-name="表格236.9">
          <table:table-cell table:style-name="表格236.C3" table:number-columns-spanned="3" office:value-type="string">
            <text:p text:style-name="P2"/>
          </table:table-cell>
          <table:covered-table-cell/>
          <table:covered-table-cell/>
        </table:table-row>
        <table:table-row table:style-name="表格236.10">
          <table:table-cell table:style-name="表格236.A10" office:value-type="string">
            <text:p text:style-name="P2">范例</text:p>
          </table:table-cell>
          <table:table-cell table:style-name="表格236.B10" table:number-columns-spanned="2" office:value-type="string">
            <text:p text:style-name="P1"/>
          </table:table-cell>
          <table:covered-table-cell/>
        </table:table-row>
        <table:table-row table:style-name="表格236.11">
          <table:table-cell table:style-name="表格236.A11" table:number-columns-spanned="3" office:value-type="string">
            <text:p text:style-name="P1">参考listen（）。</text:p>
          </table:table-cell>
          <table:covered-table-cell/>
          <table:covered-table-cell/>
        </table:table-row>
      </table:table>
      <text:p text:style-name="Standard"/>
      <text:p text:style-name="Standard"/>
      <table:table table:name="表格237" table:style-name="表格237">
        <table:table-column table:style-name="表格237.A"/>
        <table:table-column table:style-name="表格237.B"/>
        <table:table-column table:style-name="表格237.C"/>
        <table:table-row table:style-name="表格237.1">
          <table:table-cell table:style-name="表格237.A1" table:number-columns-spanned="3" office:value-type="string">
            <text:p text:style-name="P5">bind（对socket定位）</text:p>
          </table:table-cell>
          <table:covered-table-cell/>
          <table:covered-table-cell/>
        </table:table-row>
        <table:table-row table:style-name="表格237.2">
          <table:table-cell table:style-name="表格237.A2" table:number-columns-spanned="3" office:value-type="string">
            <text:p text:style-name="P3"/>
          </table:table-cell>
          <table:covered-table-cell/>
          <table:covered-table-cell/>
        </table:table-row>
        <table:table-row table:style-name="表格237.3">
          <table:table-cell table:style-name="表格237.A3" table:number-columns-spanned="2" office:value-type="string">
            <text:p text:style-name="P2">相关函数</text:p>
          </table:table-cell>
          <table:covered-table-cell/>
          <table:table-cell table:style-name="表格237.C3" office:value-type="string">
            <text:p text:style-name="P1">socket，accept，connect，listen</text:p>
          </table:table-cell>
        </table:table-row>
        <table:table-row table:style-name="表格237.3">
          <table:table-cell table:style-name="表格237.A4" table:number-columns-spanned="2" office:value-type="string">
            <text:p text:style-name="P2">表头文件</text:p>
          </table:table-cell>
          <table:covered-table-cell/>
          <table:table-cell table:style-name="表格237.C3" office:value-type="string">
            <text:p text:style-name="P1">#include&lt;sys/types.h&gt;</text:p>
            <text:p text:style-name="Standard">#include&lt;sys/socket.h&gt;</text:p>
          </table:table-cell>
        </table:table-row>
        <table:table-row table:style-name="表格237.3">
          <table:table-cell table:style-name="表格237.A4" table:number-columns-spanned="2" office:value-type="string">
            <text:p text:style-name="P2">定义函数</text:p>
          </table:table-cell>
          <table:covered-table-cell/>
          <table:table-cell table:style-name="表格237.C3" office:value-type="string">
            <text:p text:style-name="P1">int bind(int sockfd,struct sockaddr * my_addr,int addrlen);</text:p>
          </table:table-cell>
        </table:table-row>
        <table:table-row table:style-name="表格237.3">
          <table:table-cell table:style-name="表格237.A4" table:number-columns-spanned="2" office:value-type="string">
            <text:p text:style-name="P2">函数说明</text:p>
          </table:table-cell>
          <table:covered-table-cell/>
          <table:table-cell table:style-name="表格237.C3" office:value-type="string">
            <text:p text:style-name="P1">bind（）用来设置给参数sockfd的socket一个名称。此名称由参数my_addr指向一sockaddr结构，对于不同的socket domain定义了一个通用的数据结构：</text:p>
            <text:p text:style-name="Standard"><text:s text:c="2"/>struct sockaddr</text:p>
            <text:p text:style-name="Standard">{ </text:p>
            <text:p text:style-name="Standard"><text:s text:c="2"/>unsigned short int sa_family;</text:p>
            <text:p text:style-name="Standard"><text:s text:c="2"/>char sa_data[14];</text:p>
            <text:p text:style-name="Standard">};</text:p>
            <text:p text:style-name="Standard">sa_family <text:s/>为调用socket（）时的domain参数，即AF_xxxx值。</text:p>
            <text:p text:style-name="Standard">sa_data <text:s text:c="3"/>最多使用14个字符长度。</text:p>
            <text:p text:style-name="Standard">此sockaddr结构会因使用不同的socket domain而有不同结构定义，例如使用AF_INET domain，其socketaddr结构定义便为：</text:p>
            <text:p text:style-name="Standard"><text:s text:c="2"/>struct <text:s/>socketaddr_in</text:p>
            <text:p text:style-name="Standard">{</text:p>
            <text:p text:style-name="Standard"><text:s text:c="2"/>unsigned short int sin_family;</text:p>
            <text:p text:style-name="Standard"><text:soft-page-break/><text:s text:c="2"/>uint16_t sin_port;</text:p>
            <text:p text:style-name="Standard"><text:s text:c="2"/>struct in_addr sin_addr;</text:p>
            <text:p text:style-name="Standard"><text:s text:c="2"/>unsigned char sin_zero[8];</text:p>
            <text:p text:style-name="Standard">};</text:p>
            <text:p text:style-name="Standard">struct in_addr</text:p>
            <text:p text:style-name="Standard">{</text:p>
            <text:p text:style-name="Standard"><text:s/>uint32_t s_addr;</text:p>
            <text:p text:style-name="Standard">};</text:p>
            <text:p text:style-name="Standard">sin_family <text:s/>即为sa_family</text:p>
            <text:p text:style-name="Standard">sin_port <text:s/>为使用的port编号</text:p>
            <text:p text:style-name="Standard">sin_addr.s_addr 为IP地址</text:p>
            <text:p text:style-name="Standard">sin_zero <text:s/>未使用。</text:p>
            <text:p text:style-name="Standard">参数addrlen为sockaddr的结构长度。</text:p>
          </table:table-cell>
        </table:table-row>
        <table:table-row table:style-name="表格237.3">
          <table:table-cell table:style-name="表格237.A4" table:number-columns-spanned="2" office:value-type="string">
            <text:p text:style-name="P2">返回值</text:p>
          </table:table-cell>
          <table:covered-table-cell/>
          <table:table-cell table:style-name="表格237.C3" office:value-type="string">
            <text:p text:style-name="P1">成功则返回0，失败返回-1，错误原因存于errno中。</text:p>
          </table:table-cell>
        </table:table-row>
        <table:table-row table:style-name="表格237.3">
          <table:table-cell table:style-name="表格237.A8" table:number-columns-spanned="2" office:value-type="string">
            <text:p text:style-name="P2">错误代码</text:p>
          </table:table-cell>
          <table:covered-table-cell/>
          <table:table-cell table:style-name="表格237.C3" office:value-type="string">
            <text:p text:style-name="P1">EBADF <text:s/>参数sockfd非合法socket处理代码。</text:p>
            <text:p text:style-name="Standard">EACCESS 权限不足</text:p>
            <text:p text:style-name="Standard">ENOTSOCK 参数sockfd为一文件描述词，非socket。</text:p>
          </table:table-cell>
        </table:table-row>
        <table:table-row table:style-name="表格237.9">
          <table:table-cell table:style-name="表格237.C3" table:number-columns-spanned="3" office:value-type="string">
            <text:p text:style-name="P2"/>
          </table:table-cell>
          <table:covered-table-cell/>
          <table:covered-table-cell/>
        </table:table-row>
        <table:table-row table:style-name="表格237.10">
          <table:table-cell table:style-name="表格237.A10" office:value-type="string">
            <text:p text:style-name="P2">范例</text:p>
          </table:table-cell>
          <table:table-cell table:style-name="表格237.B10" table:number-columns-spanned="2" office:value-type="string">
            <text:p text:style-name="P1"/>
          </table:table-cell>
          <table:covered-table-cell/>
        </table:table-row>
        <table:table-row table:style-name="表格237.11">
          <table:table-cell table:style-name="表格237.A11" table:number-columns-spanned="3" office:value-type="string">
            <text:p text:style-name="P1">参考listen（）</text:p>
          </table:table-cell>
          <table:covered-table-cell/>
          <table:covered-table-cell/>
        </table:table-row>
      </table:table>
      <text:p text:style-name="Standard"/>
      <text:p text:style-name="Standard"/>
      <table:table table:name="表格238" table:style-name="表格238">
        <table:table-column table:style-name="表格238.A"/>
        <table:table-column table:style-name="表格238.B"/>
        <table:table-column table:style-name="表格238.C"/>
        <table:table-column table:style-name="表格238.D"/>
        <table:table-row table:style-name="表格238.1">
          <table:table-cell table:style-name="表格238.A1" table:number-columns-spanned="4" office:value-type="string">
            <text:p text:style-name="P5">connect（建立socket连线）</text:p>
          </table:table-cell>
          <table:covered-table-cell/>
          <table:covered-table-cell/>
          <table:covered-table-cell/>
        </table:table-row>
        <table:table-row table:style-name="表格238.2">
          <table:table-cell table:style-name="表格238.A2" table:number-columns-spanned="4" office:value-type="string">
            <text:p text:style-name="P3"/>
          </table:table-cell>
          <table:covered-table-cell/>
          <table:covered-table-cell/>
          <table:covered-table-cell/>
        </table:table-row>
        <table:table-row table:style-name="表格238.3">
          <table:table-cell table:style-name="表格238.A3" table:number-columns-spanned="3" office:value-type="string">
            <text:p text:style-name="P2">相关函数</text:p>
          </table:table-cell>
          <table:covered-table-cell/>
          <table:covered-table-cell/>
          <table:table-cell table:style-name="表格238.D3" office:value-type="string">
            <text:p text:style-name="P1">socket，bind，listen</text:p>
          </table:table-cell>
        </table:table-row>
        <table:table-row table:style-name="表格238.3">
          <table:table-cell table:style-name="表格238.A4" table:number-columns-spanned="3" office:value-type="string">
            <text:p text:style-name="P2">表头文件</text:p>
          </table:table-cell>
          <table:covered-table-cell/>
          <table:covered-table-cell/>
          <table:table-cell table:style-name="表格238.D3" office:value-type="string">
            <text:p text:style-name="P1">#include&lt;sys/types.h&gt;</text:p>
            <text:p text:style-name="Standard">#include&lt;sys/socket.h&gt;</text:p>
          </table:table-cell>
        </table:table-row>
        <table:table-row table:style-name="表格238.3">
          <table:table-cell table:style-name="表格238.A4" table:number-columns-spanned="3" office:value-type="string">
            <text:p text:style-name="P2">定义函数</text:p>
          </table:table-cell>
          <table:covered-table-cell/>
          <table:covered-table-cell/>
          <table:table-cell table:style-name="表格238.D3" office:value-type="string">
            <text:p text:style-name="P1">int connect (int sockfd,struct sockaddr * serv_addr,int addrlen);</text:p>
          </table:table-cell>
        </table:table-row>
        <table:table-row table:style-name="表格238.3">
          <table:table-cell table:style-name="表格238.A4" table:number-columns-spanned="3" office:value-type="string">
            <text:p text:style-name="P2">函数说明</text:p>
          </table:table-cell>
          <table:covered-table-cell/>
          <table:covered-table-cell/>
          <table:table-cell table:style-name="表格238.D3" office:value-type="string">
            <text:p text:style-name="P1">connect（）用来将参数sockfd的socket连至参数serv_addr指定的网络地址。结构sockaddr请参考bind（）。参数addrlen为sockaddr的结构长度。</text:p>
          </table:table-cell>
        </table:table-row>
        <table:table-row table:style-name="表格238.3">
          <table:table-cell table:style-name="表格238.A4" table:number-columns-spanned="3" office:value-type="string">
            <text:p text:style-name="P2">返回值</text:p>
          </table:table-cell>
          <table:covered-table-cell/>
          <table:covered-table-cell/>
          <table:table-cell table:style-name="表格238.D3" office:value-type="string">
            <text:p text:style-name="P1">成功则返回0，失败返回-1，错误原因存于errno中。</text:p>
          </table:table-cell>
        </table:table-row>
        <table:table-row table:style-name="表格238.3">
          <table:table-cell table:style-name="表格238.A8" table:number-columns-spanned="3" office:value-type="string">
            <text:p text:style-name="P2">错误代码</text:p>
          </table:table-cell>
          <table:covered-table-cell/>
          <table:covered-table-cell/>
          <table:table-cell table:style-name="表格238.D3" office:value-type="string">
            <text:p text:style-name="P1">EBADF <text:s/>参数sockfd非合法socket处理代码</text:p>
            <text:p text:style-name="Standard">EFAULT 参数serv_addr指针指向无法存取的内存空间</text:p>
            <text:p text:style-name="Standard">ENOTSOCK 参数sockfd为一文件描述词，非socket。</text:p>
            <text:p text:style-name="Standard">EISCONN 参数sockfd的socket已是连线状态</text:p>
            <text:p text:style-name="Standard">ECONNREFUSED 连线要求被server端拒绝。</text:p>
            <text:p text:style-name="Standard">ETIMEDOUT 企图连线的操作超过限定时间仍未有响应。</text:p>
            <text:p text:style-name="Standard">ENETUNREACH 无法传送数据包至指定的主机。</text:p>
            <text:p text:style-name="Standard">EAFNOSUPPORT sockaddr结构的sa_family不正确。</text:p>
            <text:p text:style-name="Standard"><text:soft-page-break/>EALREADY <text:s/>socket为不可阻断且先前的连线操作还未完成。</text:p>
          </table:table-cell>
        </table:table-row>
        <table:table-row table:style-name="表格238.9">
          <table:table-cell table:style-name="表格238.D3" table:number-columns-spanned="4" office:value-type="string">
            <text:p text:style-name="P2"/>
          </table:table-cell>
          <table:covered-table-cell/>
          <table:covered-table-cell/>
          <table:covered-table-cell/>
        </table:table-row>
        <table:table-row table:style-name="表格238.10">
          <table:table-cell table:style-name="表格238.A10" office:value-type="string">
            <text:p text:style-name="P2">范例</text:p>
          </table:table-cell>
          <table:table-cell table:style-name="表格238.B10" table:number-columns-spanned="3" office:value-type="string">
            <text:p text:style-name="P1"/>
          </table:table-cell>
          <table:covered-table-cell/>
          <table:covered-table-cell/>
        </table:table-row>
        <table:table-row table:style-name="表格238.11">
          <table:table-cell table:style-name="表格238.A11" table:number-columns-spanned="4" office:value-type="string">
            <text:p text:style-name="P1">/* 利用socket的TCP client</text:p>
            <text:p text:style-name="Standard"><text:s text:c="2"/>此程序会连线TCP server，并将键盘输入的字符串传送给server。</text:p>
            <text:p text:style-name="Standard"><text:s text:c="2"/>TCP server范例请参考listen（）。</text:p>
            <text:p text:style-name="Standard">*/</text:p>
            <text:p text:style-name="Standard">#include&lt;sys/stat.h&gt;</text:p>
            <text:p text:style-name="Standard">#include&lt;fcntl.h&gt;</text:p>
            <text:p text:style-name="Standard">#include&lt;unistd.h&gt;</text:p>
            <text:p text:style-name="Standard">#include&lt;sys/types.h&gt;</text:p>
            <text:p text:style-name="Standard">#include&lt;sys/socket.h&gt;</text:p>
            <text:p text:style-name="Standard">#include&lt;netinet/in.h&gt;</text:p>
            <text:p text:style-name="Standard">#include&lt;arpa/inet.h&gt;</text:p>
            <text:p text:style-name="Standard">#define PORT <text:s text:c="2"/>1234</text:p>
            <text:p text:style-name="Standard">#define SERVER_IP <text:s text:c="2"/>“127.0.0.1”</text:p>
            <text:p text:style-name="Standard">main()</text:p>
            <text:p text:style-name="Standard">{</text:p>
            <text:p text:style-name="Standard"><text:s text:c="2"/>int s;</text:p>
            <text:p text:style-name="Standard"><text:s text:c="2"/>struct sockaddr_in addr;</text:p>
            <text:p text:style-name="Standard"><text:s text:c="2"/>char buffer[256];</text:p>
            <text:p text:style-name="Standard"><text:s text:c="2"/>if((s = socket(AF_INET,SOCK_STREAM,0))&lt;0){</text:p>
            <text:p text:style-name="P18">perror(“socket”);</text:p>
            <text:p text:style-name="P18">exit(1);</text:p>
            <text:p text:style-name="P18">}</text:p>
            <text:p text:style-name="P18">/* 填写sockaddr_in结构*/</text:p>
            <text:p text:style-name="P18">bzero(&amp;addr,sizeof(addr));</text:p>
            <text:p text:style-name="P18">addr.sin_family = AF_INET;</text:p>
            <text:p text:style-name="P18">addr.sin_port=htons(PORT);</text:p>
            <text:p text:style-name="P18">addr.sin_addr.s_addr = inet_addr(SERVER_IP);</text:p>
            <text:p text:style-name="P18"/>
            <text:p text:style-name="P18">/* 尝试连线*/</text:p>
            <text:p text:style-name="P18">if(connect(s,&amp;addr,sizeof(addr))&lt;0){</text:p>
            <text:p text:style-name="P18"><text:s text:c="2"/>perror(“connect”);</text:p>
            <text:p text:style-name="P18"><text:s text:c="2"/>exit(1);</text:p>
            <text:p text:style-name="P18">}</text:p>
            <text:p text:style-name="P18">/* 接收由server端传来的信息*/</text:p>
            <text:p text:style-name="P18">recv(s,buffer,sizeof(buffer),0);</text:p>
            <text:p text:style-name="P18">printf(“%s\n”,buffer);</text:p>
            <text:p text:style-name="P18">while(1){</text:p>
            <text:p text:style-name="P18"><text:s/>bzero(buffer,sizeof(buffer));</text:p>
            <text:p text:style-name="P18">/* 从标准输入设备取得字符串*/</text:p>
            <text:p text:style-name="P18">read(STDIN_FILENO,buffer,sizeof(buffer));</text:p>
            <text:p text:style-name="P18"><text:soft-page-break/>/* 将字符串传给server端*/</text:p>
            <text:p text:style-name="P18">if(send(s,buffer,sizeof(buffer),0)&lt;0){</text:p>
            <text:p text:style-name="P18"><text:s text:c="2"/>perror(“send”);</text:p>
            <text:p text:style-name="P18"><text:s text:c="2"/>exit(1);</text:p>
            <text:p text:style-name="P18">}</text:p>
            <text:p text:style-name="Standard">}</text:p>
            <text:p text:style-name="Standard">}</text:p>
          </table:table-cell>
          <table:covered-table-cell/>
          <table:covered-table-cell/>
          <table:covered-table-cell/>
        </table:table-row>
        <table:table-row table:style-name="表格238.12">
          <table:table-cell table:style-name="表格238.A10" table:number-columns-spanned="2" office:value-type="string">
            <text:p text:style-name="P2">执行</text:p>
          </table:table-cell>
          <table:covered-table-cell/>
          <table:table-cell table:style-name="表格238.B10" table:number-columns-spanned="2" office:value-type="string">
            <text:p text:style-name="P1"/>
          </table:table-cell>
          <table:covered-table-cell/>
        </table:table-row>
        <table:table-row table:style-name="表格238.13">
          <table:table-cell table:style-name="表格238.A11" table:number-columns-spanned="4" office:value-type="string">
            <text:p text:style-name="P1">$ ./connect</text:p>
            <text:p text:style-name="Standard">Welcome to server!</text:p>
            <text:p text:style-name="Standard">hi I am client! <text:s/>/*键盘输入*/</text:p>
            <text:p text:style-name="Standard">/*&lt;Ctrl+C&gt;中断程序*/</text:p>
          </table:table-cell>
          <table:covered-table-cell/>
          <table:covered-table-cell/>
          <table:covered-table-cell/>
        </table:table-row>
      </table:table>
      <text:p text:style-name="Standard"/>
      <text:p text:style-name="Standard"/>
      <table:table table:name="表格239" table:style-name="表格239">
        <table:table-column table:style-name="表格239.A"/>
        <table:table-column table:style-name="表格239.B"/>
        <table:table-column table:style-name="表格239.C"/>
        <table:table-row table:style-name="表格239.1">
          <table:table-cell table:style-name="表格239.A1" table:number-columns-spanned="3" office:value-type="string">
            <text:p text:style-name="P5">endprotoent（结束网络协议数据的读取）</text:p>
          </table:table-cell>
          <table:covered-table-cell/>
          <table:covered-table-cell/>
        </table:table-row>
        <table:table-row table:style-name="表格239.2">
          <table:table-cell table:style-name="表格239.A2" table:number-columns-spanned="3" office:value-type="string">
            <text:p text:style-name="P3"/>
          </table:table-cell>
          <table:covered-table-cell/>
          <table:covered-table-cell/>
        </table:table-row>
        <table:table-row table:style-name="表格239.3">
          <table:table-cell table:style-name="表格239.A3" table:number-columns-spanned="2" office:value-type="string">
            <text:p text:style-name="P2">相关函数</text:p>
          </table:table-cell>
          <table:covered-table-cell/>
          <table:table-cell table:style-name="表格239.C3" office:value-type="string">
            <text:p text:style-name="P1">getprotoent，getprotobyname，getprotobynumber，setprotoent</text:p>
          </table:table-cell>
        </table:table-row>
        <table:table-row table:style-name="表格239.3">
          <table:table-cell table:style-name="表格239.A4" table:number-columns-spanned="2" office:value-type="string">
            <text:p text:style-name="P2">表头文件</text:p>
          </table:table-cell>
          <table:covered-table-cell/>
          <table:table-cell table:style-name="表格239.C3" office:value-type="string">
            <text:p text:style-name="P1">#include&lt;netdb.h&gt;</text:p>
          </table:table-cell>
        </table:table-row>
        <table:table-row table:style-name="表格239.3">
          <table:table-cell table:style-name="表格239.A4" table:number-columns-spanned="2" office:value-type="string">
            <text:p text:style-name="P2">定义函数</text:p>
          </table:table-cell>
          <table:covered-table-cell/>
          <table:table-cell table:style-name="表格239.C3" office:value-type="string">
            <text:p text:style-name="P1">void endprotoent(void);</text:p>
          </table:table-cell>
        </table:table-row>
        <table:table-row table:style-name="表格239.3">
          <table:table-cell table:style-name="表格239.A4" table:number-columns-spanned="2" office:value-type="string">
            <text:p text:style-name="P2">函数说明</text:p>
          </table:table-cell>
          <table:covered-table-cell/>
          <table:table-cell table:style-name="表格239.C3" office:value-type="string">
            <text:p text:style-name="P1">endprotoent（）用来关闭由getprotoent（）打开的文件。</text:p>
          </table:table-cell>
        </table:table-row>
        <table:table-row table:style-name="表格239.3">
          <table:table-cell table:style-name="表格239.A4" table:number-columns-spanned="2" office:value-type="string">
            <text:p text:style-name="P2">返回值</text:p>
          </table:table-cell>
          <table:covered-table-cell/>
          <table:table-cell table:style-name="表格239.C3" office:value-type="string">
            <text:p text:style-name="P1">无</text:p>
          </table:table-cell>
        </table:table-row>
        <table:table-row table:style-name="表格239.8">
          <table:table-cell table:style-name="表格239.C3" table:number-columns-spanned="3" office:value-type="string">
            <text:p text:style-name="P2"/>
          </table:table-cell>
          <table:covered-table-cell/>
          <table:covered-table-cell/>
        </table:table-row>
        <table:table-row table:style-name="表格239.9">
          <table:table-cell table:style-name="表格239.A9" office:value-type="string">
            <text:p text:style-name="P2">范例</text:p>
          </table:table-cell>
          <table:table-cell table:style-name="表格239.B9" table:number-columns-spanned="2" office:value-type="string">
            <text:p text:style-name="P1"/>
          </table:table-cell>
          <table:covered-table-cell/>
        </table:table-row>
        <table:table-row table:style-name="表格239.10">
          <table:table-cell table:style-name="表格239.A10" table:number-columns-spanned="3" office:value-type="string">
            <text:p text:style-name="P1">参考getprotoent（）</text:p>
          </table:table-cell>
          <table:covered-table-cell/>
          <table:covered-table-cell/>
        </table:table-row>
      </table:table>
      <text:p text:style-name="Standard"/>
      <text:p text:style-name="Standard"/>
      <table:table table:name="表格240" table:style-name="表格240">
        <table:table-column table:style-name="表格240.A"/>
        <table:table-column table:style-name="表格240.B"/>
        <table:table-column table:style-name="表格240.C"/>
        <table:table-row table:style-name="表格240.1">
          <table:table-cell table:style-name="表格240.A1" table:number-columns-spanned="3" office:value-type="string">
            <text:p text:style-name="P5">endservent（结束网络服务数据的读取）</text:p>
          </table:table-cell>
          <table:covered-table-cell/>
          <table:covered-table-cell/>
        </table:table-row>
        <table:table-row table:style-name="表格240.2">
          <table:table-cell table:style-name="表格240.A2" table:number-columns-spanned="3" office:value-type="string">
            <text:p text:style-name="P3"/>
          </table:table-cell>
          <table:covered-table-cell/>
          <table:covered-table-cell/>
        </table:table-row>
        <table:table-row table:style-name="表格240.3">
          <table:table-cell table:style-name="表格240.A3" table:number-columns-spanned="2" office:value-type="string">
            <text:p text:style-name="P2">相关函数</text:p>
          </table:table-cell>
          <table:covered-table-cell/>
          <table:table-cell table:style-name="表格240.C3" office:value-type="string">
            <text:p text:style-name="P1">getservent，getservbyname，getservbyport，setservent</text:p>
          </table:table-cell>
        </table:table-row>
        <table:table-row table:style-name="表格240.3">
          <table:table-cell table:style-name="表格240.A4" table:number-columns-spanned="2" office:value-type="string">
            <text:p text:style-name="P2">表头文件</text:p>
          </table:table-cell>
          <table:covered-table-cell/>
          <table:table-cell table:style-name="表格240.C3" office:value-type="string">
            <text:p text:style-name="P1">#include&lt;netdb.h&gt;</text:p>
          </table:table-cell>
        </table:table-row>
        <table:table-row table:style-name="表格240.3">
          <table:table-cell table:style-name="表格240.A4" table:number-columns-spanned="2" office:value-type="string">
            <text:p text:style-name="P2">定义函数</text:p>
          </table:table-cell>
          <table:covered-table-cell/>
          <table:table-cell table:style-name="表格240.C3" office:value-type="string">
            <text:p text:style-name="P1">void endservent(void);</text:p>
          </table:table-cell>
        </table:table-row>
        <table:table-row table:style-name="表格240.3">
          <table:table-cell table:style-name="表格240.A4" table:number-columns-spanned="2" office:value-type="string">
            <text:p text:style-name="P2">函数说明</text:p>
          </table:table-cell>
          <table:covered-table-cell/>
          <table:table-cell table:style-name="表格240.C3" office:value-type="string">
            <text:p text:style-name="P1">endservent（）用来关闭由getservent（）所打开的文件。</text:p>
          </table:table-cell>
        </table:table-row>
        <text:soft-page-break/>
        <table:table-row table:style-name="表格240.3">
          <table:table-cell table:style-name="表格240.A4" table:number-columns-spanned="2" office:value-type="string">
            <text:p text:style-name="P2">返回值</text:p>
          </table:table-cell>
          <table:covered-table-cell/>
          <table:table-cell table:style-name="表格240.C3" office:value-type="string">
            <text:p text:style-name="P1">无</text:p>
          </table:table-cell>
        </table:table-row>
        <table:table-row table:style-name="表格240.8">
          <table:table-cell table:style-name="表格240.C3" table:number-columns-spanned="3" office:value-type="string">
            <text:p text:style-name="P2"/>
          </table:table-cell>
          <table:covered-table-cell/>
          <table:covered-table-cell/>
        </table:table-row>
        <table:table-row table:style-name="表格240.9">
          <table:table-cell table:style-name="表格240.A9" office:value-type="string">
            <text:p text:style-name="P2">范例</text:p>
          </table:table-cell>
          <table:table-cell table:style-name="表格240.B9" table:number-columns-spanned="2" office:value-type="string">
            <text:p text:style-name="P1"/>
          </table:table-cell>
          <table:covered-table-cell/>
        </table:table-row>
        <table:table-row table:style-name="表格240.10">
          <table:table-cell table:style-name="表格240.A10" table:number-columns-spanned="3" office:value-type="string">
            <text:p text:style-name="P1">参考getservent（）。</text:p>
          </table:table-cell>
          <table:covered-table-cell/>
          <table:covered-table-cell/>
        </table:table-row>
      </table:table>
      <text:p text:style-name="Standard"/>
      <text:p text:style-name="Standard"/>
      <table:table table:name="表格241" table:style-name="表格241">
        <table:table-column table:style-name="表格241.A"/>
        <table:table-column table:style-name="表格241.B"/>
        <table:table-column table:style-name="表格241.C"/>
        <table:table-column table:style-name="表格241.D"/>
        <table:table-row table:style-name="表格241.1">
          <table:table-cell table:style-name="表格241.A1" table:number-columns-spanned="4" office:value-type="string">
            <text:p text:style-name="P5">getsockopt（取得socket状态）</text:p>
          </table:table-cell>
          <table:covered-table-cell/>
          <table:covered-table-cell/>
          <table:covered-table-cell/>
        </table:table-row>
        <table:table-row table:style-name="表格241.2">
          <table:table-cell table:style-name="表格241.A2" table:number-columns-spanned="4" office:value-type="string">
            <text:p text:style-name="P3"/>
          </table:table-cell>
          <table:covered-table-cell/>
          <table:covered-table-cell/>
          <table:covered-table-cell/>
        </table:table-row>
        <table:table-row table:style-name="表格241.3">
          <table:table-cell table:style-name="表格241.A3" table:number-columns-spanned="3" office:value-type="string">
            <text:p text:style-name="P2">相关函数</text:p>
          </table:table-cell>
          <table:covered-table-cell/>
          <table:covered-table-cell/>
          <table:table-cell table:style-name="表格241.D3" office:value-type="string">
            <text:p text:style-name="P1">setsockopt</text:p>
          </table:table-cell>
        </table:table-row>
        <table:table-row table:style-name="表格241.3">
          <table:table-cell table:style-name="表格241.A4" table:number-columns-spanned="3" office:value-type="string">
            <text:p text:style-name="P2">表头文件</text:p>
          </table:table-cell>
          <table:covered-table-cell/>
          <table:covered-table-cell/>
          <table:table-cell table:style-name="表格241.D3" office:value-type="string">
            <text:p text:style-name="P1">#include&lt;sys/types.h&gt;</text:p>
            <text:p text:style-name="Standard">#include&lt;sys/socket.h&gt;</text:p>
          </table:table-cell>
        </table:table-row>
        <table:table-row table:style-name="表格241.3">
          <table:table-cell table:style-name="表格241.A4" table:number-columns-spanned="3" office:value-type="string">
            <text:p text:style-name="P2">定义函数</text:p>
          </table:table-cell>
          <table:covered-table-cell/>
          <table:covered-table-cell/>
          <table:table-cell table:style-name="表格241.D3" office:value-type="string">
            <text:p text:style-name="P1">int getsockopt(int s,int level,int optname,void* optval,socklen_t *optlen);</text:p>
          </table:table-cell>
        </table:table-row>
        <table:table-row table:style-name="表格241.3">
          <table:table-cell table:style-name="表格241.A4" table:number-columns-spanned="3" office:value-type="string">
            <text:p text:style-name="P2">函数说明</text:p>
          </table:table-cell>
          <table:covered-table-cell/>
          <table:covered-table-cell/>
          <table:table-cell table:style-name="表格241.D3" office:value-type="string">
            <text:p text:style-name="P1">getsockopt（）会将参数s所指定的socket状态返回。参数optname代表欲取得何种选项状态，而参数optval则指向欲保存结果的内存地址，参数optlen则为该空间的大小。参数level、optname请参考setsockopt（）。</text:p>
          </table:table-cell>
        </table:table-row>
        <table:table-row table:style-name="表格241.3">
          <table:table-cell table:style-name="表格241.A4" table:number-columns-spanned="3" office:value-type="string">
            <text:p text:style-name="P2">返回值</text:p>
          </table:table-cell>
          <table:covered-table-cell/>
          <table:covered-table-cell/>
          <table:table-cell table:style-name="表格241.D3" office:value-type="string">
            <text:p text:style-name="P1">成功则返回0，若有错误则返回-1，错误原因存于errno</text:p>
          </table:table-cell>
        </table:table-row>
        <table:table-row table:style-name="表格241.3">
          <table:table-cell table:style-name="表格241.A8" table:number-columns-spanned="3" office:value-type="string">
            <text:p text:style-name="P2">错误代码</text:p>
          </table:table-cell>
          <table:covered-table-cell/>
          <table:covered-table-cell/>
          <table:table-cell table:style-name="表格241.D3" office:value-type="string">
            <text:p text:style-name="P1">EBADF <text:s/>参数s并非合法的socket处理代码</text:p>
            <text:p text:style-name="Standard">ENOTSOCK 参数s为一文件描述词，非socket</text:p>
            <text:p text:style-name="Standard">ENOPROTOOPT 参数optname指定的选项不正确</text:p>
            <text:p text:style-name="Standard">EFAULT <text:s/>参数optval指针指向无法存取的内存空间</text:p>
          </table:table-cell>
        </table:table-row>
        <table:table-row table:style-name="表格241.9">
          <table:table-cell table:style-name="表格241.D3" table:number-columns-spanned="4" office:value-type="string">
            <text:p text:style-name="P2"/>
          </table:table-cell>
          <table:covered-table-cell/>
          <table:covered-table-cell/>
          <table:covered-table-cell/>
        </table:table-row>
        <table:table-row table:style-name="表格241.10">
          <table:table-cell table:style-name="表格241.A10" office:value-type="string">
            <text:p text:style-name="P2">范例</text:p>
          </table:table-cell>
          <table:table-cell table:style-name="表格241.B10" table:number-columns-spanned="3" office:value-type="string">
            <text:p text:style-name="P1"/>
          </table:table-cell>
          <table:covered-table-cell/>
          <table:covered-table-cell/>
        </table:table-row>
        <table:table-row table:style-name="表格241.11">
          <table:table-cell table:style-name="表格241.A11" table:number-columns-spanned="4" office:value-type="string">
            <text:p text:style-name="P1">#include&lt;sys/types.h&gt;</text:p>
            <text:p text:style-name="Standard">#include&lt;sys/socket.h&gt;</text:p>
            <text:p text:style-name="Standard">main()</text:p>
            <text:p text:style-name="Standard">{</text:p>
            <text:p text:style-name="Standard"><text:s/>int s,optval,optlen = sizeof(int);</text:p>
            <text:p text:style-name="Standard"><text:s/>if((s = socket(AF_INET,SOCK_STREAM,0))&lt;0) perror(“socket”);</text:p>
            <text:p text:style-name="Standard"><text:s/>getsockopt(s,SOL_SOCKET,SO_TYPE,&amp;optval,&amp;optlen);</text:p>
            <text:p text:style-name="Standard"><text:s/>printf(“optval = %d\n”,optval);</text:p>
            <text:p text:style-name="Standard"><text:s/>close(s);}</text:p>
          </table:table-cell>
          <table:covered-table-cell/>
          <table:covered-table-cell/>
          <table:covered-table-cell/>
        </table:table-row>
        <table:table-row table:style-name="表格241.12">
          <table:table-cell table:style-name="表格241.A10" table:number-columns-spanned="2" office:value-type="string">
            <text:p text:style-name="P2">执行</text:p>
          </table:table-cell>
          <table:covered-table-cell/>
          <table:table-cell table:style-name="表格241.B10" table:number-columns-spanned="2" office:value-type="string">
            <text:p text:style-name="P1"/>
          </table:table-cell>
          <table:covered-table-cell/>
        </table:table-row>
        <table:table-row table:style-name="表格241.13">
          <table:table-cell table:style-name="表格241.A11" table:number-columns-spanned="4" office:value-type="string">
            <text:p text:style-name="P1">optval = 1 /*SOCK_STREAM的定义正是此值*/</text:p>
          </table:table-cell>
          <table:covered-table-cell/>
          <table:covered-table-cell/>
          <table:covered-table-cell/>
        </table:table-row>
      </table:table>
      <text:p text:style-name="Standard"/>
      <text:p text:style-name="Standard"/>
      <table:table table:name="表格242" table:style-name="表格242">
        <table:table-column table:style-name="表格242.A"/>
        <table:table-column table:style-name="表格242.B"/>
        <table:table-column table:style-name="表格242.C"/>
        <table:table-row table:style-name="表格242.1">
          <table:table-cell table:style-name="表格242.A1" table:number-columns-spanned="3" office:value-type="string">
            <text:p text:style-name="P5">htonl（将32位主机字符顺序转换成网络字符顺序）</text:p>
          </table:table-cell>
          <table:covered-table-cell/>
          <table:covered-table-cell/>
        </table:table-row>
        <table:table-row table:style-name="表格242.2">
          <table:table-cell table:style-name="表格242.A2" table:number-columns-spanned="3" office:value-type="string">
            <text:p text:style-name="P3"/>
          </table:table-cell>
          <table:covered-table-cell/>
          <table:covered-table-cell/>
        </table:table-row>
        <text:soft-page-break/>
        <table:table-row table:style-name="表格242.3">
          <table:table-cell table:style-name="表格242.A3" table:number-columns-spanned="2" office:value-type="string">
            <text:p text:style-name="P2">相关函数</text:p>
          </table:table-cell>
          <table:covered-table-cell/>
          <table:table-cell table:style-name="表格242.C3" office:value-type="string">
            <text:p text:style-name="P1">htons，ntohl，ntohs</text:p>
          </table:table-cell>
        </table:table-row>
        <table:table-row table:style-name="表格242.3">
          <table:table-cell table:style-name="表格242.A4" table:number-columns-spanned="2" office:value-type="string">
            <text:p text:style-name="P2">表头文件</text:p>
          </table:table-cell>
          <table:covered-table-cell/>
          <table:table-cell table:style-name="表格242.C3" office:value-type="string">
            <text:p text:style-name="P1">#include&lt;netinet/in.h&gt;</text:p>
          </table:table-cell>
        </table:table-row>
        <table:table-row table:style-name="表格242.3">
          <table:table-cell table:style-name="表格242.A4" table:number-columns-spanned="2" office:value-type="string">
            <text:p text:style-name="P2">定义函数</text:p>
          </table:table-cell>
          <table:covered-table-cell/>
          <table:table-cell table:style-name="表格242.C3" office:value-type="string">
            <text:p text:style-name="P1">unsigned long int htonl(unsigned long int hostlong);</text:p>
          </table:table-cell>
        </table:table-row>
        <table:table-row table:style-name="表格242.3">
          <table:table-cell table:style-name="表格242.A4" table:number-columns-spanned="2" office:value-type="string">
            <text:p text:style-name="P2">函数说明</text:p>
          </table:table-cell>
          <table:covered-table-cell/>
          <table:table-cell table:style-name="表格242.C3" office:value-type="string">
            <text:p text:style-name="P1">htonl（）用来将参数指定的32位hostlong转换成网络字符顺序。</text:p>
          </table:table-cell>
        </table:table-row>
        <table:table-row table:style-name="表格242.3">
          <table:table-cell table:style-name="表格242.A4" table:number-columns-spanned="2" office:value-type="string">
            <text:p text:style-name="P2">返回值</text:p>
          </table:table-cell>
          <table:covered-table-cell/>
          <table:table-cell table:style-name="表格242.C3" office:value-type="string">
            <text:p text:style-name="P1">返回对应的网络字符顺序。</text:p>
          </table:table-cell>
        </table:table-row>
        <table:table-row table:style-name="表格242.8">
          <table:table-cell table:style-name="表格242.C3" table:number-columns-spanned="3" office:value-type="string">
            <text:p text:style-name="P2"/>
          </table:table-cell>
          <table:covered-table-cell/>
          <table:covered-table-cell/>
        </table:table-row>
        <table:table-row table:style-name="表格242.9">
          <table:table-cell table:style-name="表格242.A9" office:value-type="string">
            <text:p text:style-name="P2">范例</text:p>
          </table:table-cell>
          <table:table-cell table:style-name="表格242.B9" table:number-columns-spanned="2" office:value-type="string">
            <text:p text:style-name="P1"/>
          </table:table-cell>
          <table:covered-table-cell/>
        </table:table-row>
        <table:table-row table:style-name="表格242.10">
          <table:table-cell table:style-name="表格242.A10" table:number-columns-spanned="3" office:value-type="string">
            <text:p text:style-name="P1">参考getservbyport（）或connect（）。</text:p>
          </table:table-cell>
          <table:covered-table-cell/>
          <table:covered-table-cell/>
        </table:table-row>
      </table:table>
      <text:p text:style-name="Standard"/>
      <text:p text:style-name="Standard"/>
      <table:table table:name="表格243" table:style-name="表格243">
        <table:table-column table:style-name="表格243.A"/>
        <table:table-column table:style-name="表格243.B"/>
        <table:table-column table:style-name="表格243.C"/>
        <table:table-row table:style-name="表格243.1">
          <table:table-cell table:style-name="表格243.A1" table:number-columns-spanned="3" office:value-type="string">
            <text:p text:style-name="P5">htons（将16位主机字符顺序转换成网络字符顺序）</text:p>
          </table:table-cell>
          <table:covered-table-cell/>
          <table:covered-table-cell/>
        </table:table-row>
        <table:table-row table:style-name="表格243.2">
          <table:table-cell table:style-name="表格243.A2" table:number-columns-spanned="3" office:value-type="string">
            <text:p text:style-name="P3"/>
          </table:table-cell>
          <table:covered-table-cell/>
          <table:covered-table-cell/>
        </table:table-row>
        <table:table-row table:style-name="表格243.3">
          <table:table-cell table:style-name="表格243.A3" table:number-columns-spanned="2" office:value-type="string">
            <text:p text:style-name="P2">相关函数</text:p>
          </table:table-cell>
          <table:covered-table-cell/>
          <table:table-cell table:style-name="表格243.C3" office:value-type="string">
            <text:p text:style-name="P1">htonl，ntohl，ntohs</text:p>
          </table:table-cell>
        </table:table-row>
        <table:table-row table:style-name="表格243.3">
          <table:table-cell table:style-name="表格243.A4" table:number-columns-spanned="2" office:value-type="string">
            <text:p text:style-name="P2">表头文件</text:p>
          </table:table-cell>
          <table:covered-table-cell/>
          <table:table-cell table:style-name="表格243.C3" office:value-type="string">
            <text:p text:style-name="P1">#include&lt;netinet/in.h&gt;</text:p>
          </table:table-cell>
        </table:table-row>
        <table:table-row table:style-name="表格243.3">
          <table:table-cell table:style-name="表格243.A4" table:number-columns-spanned="2" office:value-type="string">
            <text:p text:style-name="P2">定义函数</text:p>
          </table:table-cell>
          <table:covered-table-cell/>
          <table:table-cell table:style-name="表格243.C3" office:value-type="string">
            <text:p text:style-name="P1">unsigned short int htons(unsigned short int hostshort);</text:p>
          </table:table-cell>
        </table:table-row>
        <table:table-row table:style-name="表格243.3">
          <table:table-cell table:style-name="表格243.A4" table:number-columns-spanned="2" office:value-type="string">
            <text:p text:style-name="P2">函数说明</text:p>
          </table:table-cell>
          <table:covered-table-cell/>
          <table:table-cell table:style-name="表格243.C3" office:value-type="string">
            <text:p text:style-name="P1">htons（）用来将参数指定的16位hostshort转换成网络字符顺序。</text:p>
          </table:table-cell>
        </table:table-row>
        <table:table-row table:style-name="表格243.3">
          <table:table-cell table:style-name="表格243.A4" table:number-columns-spanned="2" office:value-type="string">
            <text:p text:style-name="P2">返回值</text:p>
          </table:table-cell>
          <table:covered-table-cell/>
          <table:table-cell table:style-name="表格243.C3" office:value-type="string">
            <text:p text:style-name="P1">返回对应的网络字符顺序。</text:p>
          </table:table-cell>
        </table:table-row>
        <table:table-row table:style-name="表格243.8">
          <table:table-cell table:style-name="表格243.C3" table:number-columns-spanned="3" office:value-type="string">
            <text:p text:style-name="P2"/>
          </table:table-cell>
          <table:covered-table-cell/>
          <table:covered-table-cell/>
        </table:table-row>
        <table:table-row table:style-name="表格243.9">
          <table:table-cell table:style-name="表格243.A9" office:value-type="string">
            <text:p text:style-name="P2">范例</text:p>
          </table:table-cell>
          <table:table-cell table:style-name="表格243.B9" table:number-columns-spanned="2" office:value-type="string">
            <text:p text:style-name="P1"/>
          </table:table-cell>
          <table:covered-table-cell/>
        </table:table-row>
        <table:table-row table:style-name="表格243.10">
          <table:table-cell table:style-name="表格243.A10" table:number-columns-spanned="3" office:value-type="string">
            <text:p text:style-name="P1">参考connect（）。</text:p>
          </table:table-cell>
          <table:covered-table-cell/>
          <table:covered-table-cell/>
        </table:table-row>
      </table:table>
      <text:p text:style-name="Standard"/>
      <table:table table:name="表格244" table:style-name="表格244">
        <table:table-column table:style-name="表格244.A"/>
        <table:table-column table:style-name="表格244.B"/>
        <table:table-row table:style-name="表格244.1">
          <table:table-cell table:style-name="表格244.A1" table:number-columns-spanned="2" office:value-type="string">
            <text:p text:style-name="P5">inet_addr（将网络地址转成二进制的数字）</text:p>
          </table:table-cell>
          <table:covered-table-cell/>
        </table:table-row>
        <table:table-row table:style-name="表格244.2">
          <table:table-cell table:style-name="表格244.A2" table:number-columns-spanned="2" office:value-type="string">
            <text:p text:style-name="P3"/>
          </table:table-cell>
          <table:covered-table-cell/>
        </table:table-row>
        <table:table-row table:style-name="表格244.3">
          <table:table-cell table:style-name="表格244.A3" office:value-type="string">
            <text:p text:style-name="P2">相关函数</text:p>
          </table:table-cell>
          <table:table-cell table:style-name="表格244.B3" office:value-type="string">
            <text:p text:style-name="P1">inet_aton，inet_ntoa</text:p>
          </table:table-cell>
        </table:table-row>
        <table:table-row table:style-name="表格244.3">
          <table:table-cell table:style-name="表格244.A4" office:value-type="string">
            <text:p text:style-name="P2">表头文件</text:p>
          </table:table-cell>
          <table:table-cell table:style-name="表格244.B3" office:value-type="string">
            <text:p text:style-name="P1">#include&lt;sys/socket.h&gt;</text:p>
            <text:p text:style-name="Standard">#include&lt;netinet/in.h&gt;</text:p>
            <text:p text:style-name="Standard">#include&lt;arpa/inet.h&gt;</text:p>
          </table:table-cell>
        </table:table-row>
        <table:table-row table:style-name="表格244.3">
          <table:table-cell table:style-name="表格244.A4" office:value-type="string">
            <text:p text:style-name="P2">定义函数</text:p>
          </table:table-cell>
          <table:table-cell table:style-name="表格244.B3" office:value-type="string">
            <text:p text:style-name="P1">unsigned long int inet_addr(const char *cp);</text:p>
          </table:table-cell>
        </table:table-row>
        <table:table-row table:style-name="表格244.3">
          <table:table-cell table:style-name="表格244.A4" office:value-type="string">
            <text:p text:style-name="P2">函数说明</text:p>
          </table:table-cell>
          <table:table-cell table:style-name="表格244.B3" office:value-type="string">
            <text:p text:style-name="P1">inet_addr（）用来将参数cp所指的网络地址字符串转换成网络所使用的二进制数字。网络地址字符串是以数字和点组成的字符串，例如：“163.13.132.68”。</text:p>
          </table:table-cell>
        </table:table-row>
        <text:soft-page-break/>
        <table:table-row table:style-name="表格244.3">
          <table:table-cell table:style-name="表格244.A4" office:value-type="string">
            <text:p text:style-name="P2">返回值</text:p>
          </table:table-cell>
          <table:table-cell table:style-name="表格244.B3" office:value-type="string">
            <text:p text:style-name="P1">成功则返回对应的网络二进制的数字，失败返回-1。</text:p>
          </table:table-cell>
        </table:table-row>
      </table:table>
      <text:p text:style-name="Standard"/>
      <text:p text:style-name="Standard"/>
      <table:table table:name="表格245" table:style-name="表格245">
        <table:table-column table:style-name="表格245.A"/>
        <table:table-column table:style-name="表格245.B"/>
        <table:table-row table:style-name="表格245.1">
          <table:table-cell table:style-name="表格245.A1" table:number-columns-spanned="2" office:value-type="string">
            <text:p text:style-name="P5">inet_aton（将网络地址转成网络二进制的数字）</text:p>
          </table:table-cell>
          <table:covered-table-cell/>
        </table:table-row>
        <table:table-row table:style-name="表格245.2">
          <table:table-cell table:style-name="表格245.A2" table:number-columns-spanned="2" office:value-type="string">
            <text:p text:style-name="P3"/>
          </table:table-cell>
          <table:covered-table-cell/>
        </table:table-row>
        <table:table-row table:style-name="表格245.3">
          <table:table-cell table:style-name="表格245.A3" office:value-type="string">
            <text:p text:style-name="P2">相关函数</text:p>
          </table:table-cell>
          <table:table-cell table:style-name="表格245.B3" office:value-type="string">
            <text:p text:style-name="P1">inet_addr，inet_ntoa</text:p>
          </table:table-cell>
        </table:table-row>
        <table:table-row table:style-name="表格245.3">
          <table:table-cell table:style-name="表格245.A4" office:value-type="string">
            <text:p text:style-name="P2">表头文件</text:p>
          </table:table-cell>
          <table:table-cell table:style-name="表格245.B3" office:value-type="string">
            <text:p text:style-name="P1">#include&lt;sys/scoket.h&gt;</text:p>
            <text:p text:style-name="Standard">#include&lt;netinet/in.h&gt;</text:p>
            <text:p text:style-name="Standard">#include&lt;arpa/inet.h&gt;</text:p>
          </table:table-cell>
        </table:table-row>
        <table:table-row table:style-name="表格245.3">
          <table:table-cell table:style-name="表格245.A4" office:value-type="string">
            <text:p text:style-name="P2">定义函数</text:p>
          </table:table-cell>
          <table:table-cell table:style-name="表格245.B3" office:value-type="string">
            <text:p text:style-name="P1">int inet_aton(const char * cp,struct in_addr *inp);</text:p>
          </table:table-cell>
        </table:table-row>
        <table:table-row table:style-name="表格245.3">
          <table:table-cell table:style-name="表格245.A4" office:value-type="string">
            <text:p text:style-name="P2">函数说明</text:p>
          </table:table-cell>
          <table:table-cell table:style-name="表格245.B3" office:value-type="string">
            <text:p text:style-name="P1">inet_aton（）用来将参数cp所指的网络地址字符串转换成网络使用的二进制的数字，然后存于参数inp所指的in_addr结构中。</text:p>
            <text:p text:style-name="Standard">结构in_addr定义如下：</text:p>
            <text:p text:style-name="Standard"><text:s/>struct in_addr</text:p>
            <text:p text:style-name="Standard">{</text:p>
            <text:p text:style-name="Standard"><text:s/>unsigned long int s_addr;</text:p>
            <text:p text:style-name="Standard">};</text:p>
            <text:p text:style-name="Standard"/>
          </table:table-cell>
        </table:table-row>
        <table:table-row table:style-name="表格245.3">
          <table:table-cell table:style-name="表格245.A4" office:value-type="string">
            <text:p text:style-name="P2">返回值</text:p>
          </table:table-cell>
          <table:table-cell table:style-name="表格245.B3" office:value-type="string">
            <text:p text:style-name="P1">成功则返回非0值，失败则返回0。</text:p>
          </table:table-cell>
        </table:table-row>
      </table:table>
      <text:p text:style-name="Standard"/>
      <text:p text:style-name="Standard"/>
      <table:table table:name="表格246" table:style-name="表格246">
        <table:table-column table:style-name="表格246.A"/>
        <table:table-column table:style-name="表格246.B"/>
        <table:table-row table:style-name="表格246.1">
          <table:table-cell table:style-name="表格246.A1" table:number-columns-spanned="2" office:value-type="string">
            <text:p text:style-name="P5">inet_ntoa（将网络二进制的数字转换成网络地址）</text:p>
          </table:table-cell>
          <table:covered-table-cell/>
        </table:table-row>
        <table:table-row table:style-name="表格246.2">
          <table:table-cell table:style-name="表格246.A2" table:number-columns-spanned="2" office:value-type="string">
            <text:p text:style-name="P3"/>
          </table:table-cell>
          <table:covered-table-cell/>
        </table:table-row>
        <table:table-row table:style-name="表格246.3">
          <table:table-cell table:style-name="表格246.A3" office:value-type="string">
            <text:p text:style-name="P2">相关函数</text:p>
          </table:table-cell>
          <table:table-cell table:style-name="表格246.B3" office:value-type="string">
            <text:p text:style-name="P1">inet_addr，inet_aton</text:p>
          </table:table-cell>
        </table:table-row>
        <table:table-row table:style-name="表格246.3">
          <table:table-cell table:style-name="表格246.A4" office:value-type="string">
            <text:p text:style-name="P2">表头文件</text:p>
          </table:table-cell>
          <table:table-cell table:style-name="表格246.B3" office:value-type="string">
            <text:p text:style-name="P1">#include&lt;sys/socket.h&gt;</text:p>
            <text:p text:style-name="Standard">#include&lt;netinet/in.h&gt;</text:p>
            <text:p text:style-name="Standard">#include&lt;arpa/inet.h&gt;</text:p>
          </table:table-cell>
        </table:table-row>
        <table:table-row table:style-name="表格246.3">
          <table:table-cell table:style-name="表格246.A4" office:value-type="string">
            <text:p text:style-name="P2">定义函数</text:p>
          </table:table-cell>
          <table:table-cell table:style-name="表格246.B3" office:value-type="string">
            <text:p text:style-name="P1">char * inet_ntoa(struct in_addr in);</text:p>
          </table:table-cell>
        </table:table-row>
        <table:table-row table:style-name="表格246.3">
          <table:table-cell table:style-name="表格246.A4" office:value-type="string">
            <text:p text:style-name="P2">函数说明</text:p>
          </table:table-cell>
          <table:table-cell table:style-name="表格246.B3" office:value-type="string">
            <text:p text:style-name="P1">inet_ntoa（）用来将参数in所指的网络二进制的数字转换成网络地址，然后将指向此网络地址字符串的指针返回。</text:p>
          </table:table-cell>
        </table:table-row>
        <table:table-row table:style-name="表格246.3">
          <table:table-cell table:style-name="表格246.A4" office:value-type="string">
            <text:p text:style-name="P2">返回值</text:p>
          </table:table-cell>
          <table:table-cell table:style-name="表格246.B3" office:value-type="string">
            <text:p text:style-name="P1">成功则返回字符串指针，失败则返回NULL。</text:p>
          </table:table-cell>
        </table:table-row>
      </table:table>
      <text:p text:style-name="Standard"/>
      <text:p text:style-name="Standard"/>
      <table:table table:name="表格247" table:style-name="表格247">
        <table:table-column table:style-name="表格247.A"/>
        <table:table-column table:style-name="表格247.B"/>
        <table:table-column table:style-name="表格247.C"/>
        <table:table-column table:style-name="表格247.D"/>
        <table:table-row table:style-name="表格247.1">
          <table:table-cell table:style-name="表格247.A1" table:number-columns-spanned="4" office:value-type="string">
            <text:p text:style-name="P5">listen（等待连接）</text:p>
          </table:table-cell>
          <table:covered-table-cell/>
          <table:covered-table-cell/>
          <table:covered-table-cell/>
        </table:table-row>
        <table:table-row table:style-name="表格247.2">
          <table:table-cell table:style-name="表格247.A2" table:number-columns-spanned="4" office:value-type="string">
            <text:p text:style-name="P3"/>
          </table:table-cell>
          <table:covered-table-cell/>
          <table:covered-table-cell/>
          <table:covered-table-cell/>
        </table:table-row>
        <table:table-row table:style-name="表格247.3">
          <table:table-cell table:style-name="表格247.A3" table:number-columns-spanned="3" office:value-type="string">
            <text:p text:style-name="P2">相关函数</text:p>
          </table:table-cell>
          <table:covered-table-cell/>
          <table:covered-table-cell/>
          <table:table-cell table:style-name="表格247.D3" office:value-type="string">
            <text:p text:style-name="P1">socket，bind，accept，connect</text:p>
          </table:table-cell>
        </table:table-row>
        <text:soft-page-break/>
        <table:table-row table:style-name="表格247.3">
          <table:table-cell table:style-name="表格247.A4" table:number-columns-spanned="3" office:value-type="string">
            <text:p text:style-name="P2">表头文件</text:p>
          </table:table-cell>
          <table:covered-table-cell/>
          <table:covered-table-cell/>
          <table:table-cell table:style-name="表格247.D3" office:value-type="string">
            <text:p text:style-name="P1">#include&lt;sys/socket.h&gt;</text:p>
          </table:table-cell>
        </table:table-row>
        <table:table-row table:style-name="表格247.3">
          <table:table-cell table:style-name="表格247.A4" table:number-columns-spanned="3" office:value-type="string">
            <text:p text:style-name="P2">定义函数</text:p>
          </table:table-cell>
          <table:covered-table-cell/>
          <table:covered-table-cell/>
          <table:table-cell table:style-name="表格247.D3" office:value-type="string">
            <text:p text:style-name="P1">int listen(int s,int backlog);</text:p>
          </table:table-cell>
        </table:table-row>
        <table:table-row table:style-name="表格247.3">
          <table:table-cell table:style-name="表格247.A4" table:number-columns-spanned="3" office:value-type="string">
            <text:p text:style-name="P2">函数说明</text:p>
          </table:table-cell>
          <table:covered-table-cell/>
          <table:covered-table-cell/>
          <table:table-cell table:style-name="表格247.D3" office:value-type="string">
            <text:p text:style-name="P1">listen（）用来等待参数s的socket连线。参数backlog指定同时能处理的最大连接要求，如果连接数目达此上限则client端将收到ECONNREFUSED的错误。listen（）并未开始接收连线，只是设置socket为listen模式，真正接收client端连线的是accept（）。通常listen（）会在socket（），bind（）之后调用，接着才调用accept（）。</text:p>
          </table:table-cell>
        </table:table-row>
        <table:table-row table:style-name="表格247.3">
          <table:table-cell table:style-name="表格247.A4" table:number-columns-spanned="3" office:value-type="string">
            <text:p text:style-name="P2">返回值</text:p>
          </table:table-cell>
          <table:covered-table-cell/>
          <table:covered-table-cell/>
          <table:table-cell table:style-name="表格247.D3" office:value-type="string">
            <text:p text:style-name="P1">成功则返回0，失败返回-1，错误原因存于errno</text:p>
          </table:table-cell>
        </table:table-row>
        <table:table-row table:style-name="表格247.3">
          <table:table-cell table:style-name="表格247.A8" table:number-columns-spanned="3" office:value-type="string">
            <text:p text:style-name="P2">附加说明</text:p>
          </table:table-cell>
          <table:covered-table-cell/>
          <table:covered-table-cell/>
          <table:table-cell table:style-name="表格247.D3" office:value-type="string">
            <text:p text:style-name="P1">listen（）只适用SOCK_STREAM或SOCK_SEQPACKET的socket类型。如果socket为AF_INET则参数backlog最大值可设至128。</text:p>
          </table:table-cell>
        </table:table-row>
        <table:table-row table:style-name="表格247.3">
          <table:table-cell table:style-name="表格247.A8" table:number-columns-spanned="3" office:value-type="string">
            <text:p text:style-name="P2">错误代码</text:p>
          </table:table-cell>
          <table:covered-table-cell/>
          <table:covered-table-cell/>
          <table:table-cell table:style-name="表格247.D3" office:value-type="string">
            <text:p text:style-name="P1">EBADF 参数sockfd非合法socket处理代码</text:p>
            <text:p text:style-name="Standard">EACCESS 权限不足</text:p>
            <text:p text:style-name="Standard">EOPNOTSUPP 指定的socket并未支援listen模式。</text:p>
          </table:table-cell>
        </table:table-row>
        <table:table-row table:style-name="表格247.10">
          <table:table-cell table:style-name="表格247.D3" table:number-columns-spanned="4" office:value-type="string">
            <text:p text:style-name="P2"/>
          </table:table-cell>
          <table:covered-table-cell/>
          <table:covered-table-cell/>
          <table:covered-table-cell/>
        </table:table-row>
        <table:table-row table:style-name="表格247.11">
          <table:table-cell table:style-name="表格247.A11" office:value-type="string">
            <text:p text:style-name="P2">范例</text:p>
          </table:table-cell>
          <table:table-cell table:style-name="表格247.B11" table:number-columns-spanned="3" office:value-type="string">
            <text:p text:style-name="P1"/>
          </table:table-cell>
          <table:covered-table-cell/>
          <table:covered-table-cell/>
        </table:table-row>
        <table:table-row table:style-name="表格247.12">
          <table:table-cell table:style-name="表格247.A12" table:number-columns-spanned="4" office:value-type="string">
            <text:p text:style-name="P1">#include&lt;sys/types.h&gt;</text:p>
            <text:p text:style-name="Standard">#include&lt;sys/socket.h&gt;</text:p>
            <text:p text:style-name="Standard">#include&lt;netinet/in.h&gt;</text:p>
            <text:p text:style-name="Standard">#include&lt;arpa/inet.h&gt;</text:p>
            <text:p text:style-name="Standard">#include&lt;unistd.h&gt;</text:p>
            <text:p text:style-name="Standard">#define PORT 1234</text:p>
            <text:p text:style-name="Standard">#define MAXSOCKFD 10</text:p>
            <text:p text:style-name="Standard">main()</text:p>
            <text:p text:style-name="Standard">{</text:p>
            <text:p text:style-name="Standard"><text:s/>int sockfd,newsockfd,is_connected[MAXSOCKFD],fd;</text:p>
            <text:p text:style-name="Standard"><text:s/>struct sockaddr_in addr;</text:p>
            <text:p text:style-name="Standard"><text:s/>int addr_len = sizeof(struct sockaddr_in);</text:p>
            <text:p text:style-name="Standard"><text:s/>fd_set readfds;</text:p>
            <text:p text:style-name="Standard"><text:s/>char buffer[256];</text:p>
            <text:p text:style-name="Standard"><text:s/>char msg[ ] =”Welcome to server!”;</text:p>
            <text:p text:style-name="Standard"><text:s/>if ((sockfd = socket(AF_INET,SOCK_STREAM,0))&lt;0){</text:p>
            <text:p text:style-name="Standard"><text:s text:c="2"/>perror(“socket”);</text:p>
            <text:p text:style-name="Standard"><text:s text:c="2"/>exit(1);</text:p>
            <text:p text:style-name="Standard">}</text:p>
            <text:p text:style-name="Standard"/>
            <text:p text:style-name="Standard">bzero(&amp;addr,sizeof(addr));</text:p>
            <text:p text:style-name="Standard">addr.sin_family =AF_INET;</text:p>
            <text:p text:style-name="Standard">addr.sin_port = htons(PORT);</text:p>
            <text:p text:style-name="Standard">addr.sin_addr.s_addr = htonl(INADDR_ANY);</text:p>
            <text:p text:style-name="Standard">if(bind(sockfd,&amp;addr,sizeof(addr))&lt;0){</text:p>
            <text:p text:style-name="Standard"><text:s/>perror(“connect”);</text:p>
            <text:p text:style-name="Standard"><text:s/>exit(1);</text:p>
            <text:p text:style-name="Standard"><text:soft-page-break/>}</text:p>
            <text:p text:style-name="Standard">if(listen(sockfd,3)&lt;0){</text:p>
            <text:p text:style-name="Standard"><text:s/>perror(“listen”);</text:p>
            <text:p text:style-name="Standard"><text:s/>exit(1);</text:p>
            <text:p text:style-name="Standard">}</text:p>
            <text:p text:style-name="Standard"/>
            <text:p text:style-name="Standard">for(fd=0;fd&lt;MAXSOCKFD;fd++)</text:p>
            <text:p text:style-name="Standard"><text:s/>is_connected[fd]=0;</text:p>
            <text:p text:style-name="Standard">while(1){</text:p>
            <text:p text:style-name="Standard"><text:s/>FD_ZERO(&amp;readfds);</text:p>
            <text:p text:style-name="Standard"><text:s/>FD_SET(sockfd,&amp;readfds);</text:p>
            <text:p text:style-name="Standard">for(fd=0;fd&lt;MAXSOCKFD;fd++)</text:p>
            <text:p text:style-name="Standard"><text:s text:c="2"/>if(is_connected[fd]) FD_SET(fd,&amp;readfds);</text:p>
            <text:p text:style-name="Standard">if(!select(MAXSOCKFD,&amp;readfds,NULL,NULL,NULL))continue;</text:p>
            <text:p text:style-name="Standard"/>
            <text:p text:style-name="Standard">for(fd=0;fd&lt;MAXSOCKFD;fd++)</text:p>
            <text:p text:style-name="Standard"><text:s text:c="2"/>if(FD_ISSET(fd,&amp;readfds)){</text:p>
            <text:p text:style-name="Standard"><text:s text:c="2"/>if(sockfd = =fd){</text:p>
            <text:p text:style-name="Standard"/>
            <text:p text:style-name="Standard"><text:s text:c="3"/>if((newsockfd = accept (sockfd,&amp;addr,&amp;addr_len))&lt;0)</text:p>
            <text:p text:style-name="Standard"><text:s text:c="9"/>perror(“accept”);</text:p>
            <text:p text:style-name="Standard"/>
            <text:p text:style-name="Standard"><text:s text:c="2"/>write(newsockfd,msg,sizeof(msg));</text:p>
            <text:p text:style-name="Standard"><text:s text:c="2"/>is_connected[newsockfd] =1;</text:p>
            <text:p text:style-name="Standard"><text:s text:c="2"/>printf(“cnnect from %s\n”,inet_ntoa(addr.sin_addr));</text:p>
            <text:p text:style-name="Standard">}else{</text:p>
            <text:p text:style-name="Standard"><text:s text:c="2"/>bzero(buffer,sizeof(buffer));</text:p>
            <text:p text:style-name="Standard"><text:s text:c="2"/>if(read(fd,buffer,sizeof(buffer))&lt;=0){</text:p>
            <text:p text:style-name="P18">printf(“connect closed.\n”);</text:p>
            <text:p text:style-name="P18">is_connected[fd]=0;</text:p>
            <text:p text:style-name="P18">close(fd);</text:p>
            <text:p text:style-name="P18">}else</text:p>
            <text:p text:style-name="P18"><text:s/>printf(“%s”,buffer);</text:p>
            <text:p text:style-name="P18">}</text:p>
            <text:p text:style-name="P18">}</text:p>
            <text:p text:style-name="P18">}</text:p>
            <text:p text:style-name="Standard">}</text:p>
          </table:table-cell>
          <table:covered-table-cell/>
          <table:covered-table-cell/>
          <table:covered-table-cell/>
        </table:table-row>
        <table:table-row table:style-name="表格247.13">
          <table:table-cell table:style-name="表格247.A11" table:number-columns-spanned="2" office:value-type="string">
            <text:p text:style-name="P2">执行</text:p>
          </table:table-cell>
          <table:covered-table-cell/>
          <table:table-cell table:style-name="表格247.B11" table:number-columns-spanned="2" office:value-type="string">
            <text:p text:style-name="P1"/>
          </table:table-cell>
          <table:covered-table-cell/>
        </table:table-row>
        <table:table-row table:style-name="表格247.14">
          <table:table-cell table:style-name="表格247.A12" table:number-columns-spanned="4" office:value-type="string">
            <text:p text:style-name="P1">$ ./listen</text:p>
            <text:p text:style-name="Standard">connect from 127.0.0.1</text:p>
            <text:p text:style-name="Standard">hi I am client</text:p>
            <text:p text:style-name="Standard">connected closed.</text:p>
          </table:table-cell>
          <table:covered-table-cell/>
          <table:covered-table-cell/>
          <table:covered-table-cell/>
        </table:table-row>
      </table:table>
      <text:p text:style-name="Standard"/>
      <table:table table:name="表格248" table:style-name="表格248">
        <table:table-column table:style-name="表格248.A"/>
        <table:table-column table:style-name="表格248.B"/>
        <table:table-column table:style-name="表格248.C"/>
        <text:soft-page-break/>
        <table:table-row table:style-name="表格248.1">
          <table:table-cell table:style-name="表格248.A1" table:number-columns-spanned="3" office:value-type="string">
            <text:p text:style-name="P5">ntohl（将32位网络字符顺序转换成主机字符顺序）</text:p>
          </table:table-cell>
          <table:covered-table-cell/>
          <table:covered-table-cell/>
        </table:table-row>
        <table:table-row table:style-name="表格248.2">
          <table:table-cell table:style-name="表格248.A2" table:number-columns-spanned="3" office:value-type="string">
            <text:p text:style-name="P3"/>
          </table:table-cell>
          <table:covered-table-cell/>
          <table:covered-table-cell/>
        </table:table-row>
        <table:table-row table:style-name="表格248.3">
          <table:table-cell table:style-name="表格248.A3" table:number-columns-spanned="2" office:value-type="string">
            <text:p text:style-name="P2">相关函数</text:p>
          </table:table-cell>
          <table:covered-table-cell/>
          <table:table-cell table:style-name="表格248.C3" office:value-type="string">
            <text:p text:style-name="P1">htonl，htons，ntohs</text:p>
          </table:table-cell>
        </table:table-row>
        <table:table-row table:style-name="表格248.3">
          <table:table-cell table:style-name="表格248.A4" table:number-columns-spanned="2" office:value-type="string">
            <text:p text:style-name="P2">表头文件</text:p>
          </table:table-cell>
          <table:covered-table-cell/>
          <table:table-cell table:style-name="表格248.C3" office:value-type="string">
            <text:p text:style-name="P1">#include&lt;netinet/in.h&gt;</text:p>
          </table:table-cell>
        </table:table-row>
        <table:table-row table:style-name="表格248.3">
          <table:table-cell table:style-name="表格248.A4" table:number-columns-spanned="2" office:value-type="string">
            <text:p text:style-name="P2">定义函数</text:p>
          </table:table-cell>
          <table:covered-table-cell/>
          <table:table-cell table:style-name="表格248.C3" office:value-type="string">
            <text:p text:style-name="P1">unsigned long int ntohl(unsigned long int netlong);</text:p>
          </table:table-cell>
        </table:table-row>
        <table:table-row table:style-name="表格248.3">
          <table:table-cell table:style-name="表格248.A4" table:number-columns-spanned="2" office:value-type="string">
            <text:p text:style-name="P2">函数说明</text:p>
          </table:table-cell>
          <table:covered-table-cell/>
          <table:table-cell table:style-name="表格248.C3" office:value-type="string">
            <text:p text:style-name="P1">ntohl（）用来将参数指定的32位netlong转换成主机字符顺序。</text:p>
          </table:table-cell>
        </table:table-row>
        <table:table-row table:style-name="表格248.3">
          <table:table-cell table:style-name="表格248.A4" table:number-columns-spanned="2" office:value-type="string">
            <text:p text:style-name="P2">返回值</text:p>
          </table:table-cell>
          <table:covered-table-cell/>
          <table:table-cell table:style-name="表格248.C3" office:value-type="string">
            <text:p text:style-name="P1">返回对应的主机字符顺序。</text:p>
          </table:table-cell>
        </table:table-row>
        <table:table-row table:style-name="表格248.8">
          <table:table-cell table:style-name="表格248.C3" table:number-columns-spanned="3" office:value-type="string">
            <text:p text:style-name="P2"/>
          </table:table-cell>
          <table:covered-table-cell/>
          <table:covered-table-cell/>
        </table:table-row>
        <table:table-row table:style-name="表格248.9">
          <table:table-cell table:style-name="表格248.A9" office:value-type="string">
            <text:p text:style-name="P2">范例</text:p>
          </table:table-cell>
          <table:table-cell table:style-name="表格248.B9" table:number-columns-spanned="2" office:value-type="string">
            <text:p text:style-name="P1"/>
          </table:table-cell>
          <table:covered-table-cell/>
        </table:table-row>
        <table:table-row table:style-name="表格248.10">
          <table:table-cell table:style-name="表格248.A10" table:number-columns-spanned="3" office:value-type="string">
            <text:p text:style-name="P1">参考getservent（）。</text:p>
          </table:table-cell>
          <table:covered-table-cell/>
          <table:covered-table-cell/>
        </table:table-row>
        <table:table-row table:style-name="表格248.1">
          <table:table-cell table:style-name="表格248.A1" table:number-columns-spanned="3" office:value-type="string">
            <text:p text:style-name="P5">ntohs（将16位网络字符顺序转换成主机字符顺序）</text:p>
          </table:table-cell>
          <table:covered-table-cell/>
          <table:covered-table-cell/>
        </table:table-row>
        <table:table-row table:style-name="表格248.2">
          <table:table-cell table:style-name="表格248.A2" table:number-columns-spanned="3" office:value-type="string">
            <text:p text:style-name="P3"/>
          </table:table-cell>
          <table:covered-table-cell/>
          <table:covered-table-cell/>
        </table:table-row>
        <table:table-row table:style-name="表格248.3">
          <table:table-cell table:style-name="表格248.A3" table:number-columns-spanned="2" office:value-type="string">
            <text:p text:style-name="P2">相关函数</text:p>
          </table:table-cell>
          <table:covered-table-cell/>
          <table:table-cell table:style-name="表格248.C3" office:value-type="string">
            <text:p text:style-name="P1">htonl，htons，ntohl</text:p>
          </table:table-cell>
        </table:table-row>
        <table:table-row table:style-name="表格248.3">
          <table:table-cell table:style-name="表格248.A4" table:number-columns-spanned="2" office:value-type="string">
            <text:p text:style-name="P2">表头文件</text:p>
          </table:table-cell>
          <table:covered-table-cell/>
          <table:table-cell table:style-name="表格248.C3" office:value-type="string">
            <text:p text:style-name="P1">#include&lt;netinet/in.h&gt;</text:p>
          </table:table-cell>
        </table:table-row>
        <table:table-row table:style-name="表格248.3">
          <table:table-cell table:style-name="表格248.A4" table:number-columns-spanned="2" office:value-type="string">
            <text:p text:style-name="P2">定义函数</text:p>
          </table:table-cell>
          <table:covered-table-cell/>
          <table:table-cell table:style-name="表格248.C3" office:value-type="string">
            <text:p text:style-name="P1">unsigned short int ntohs(unsigned short int netshort);</text:p>
          </table:table-cell>
        </table:table-row>
        <table:table-row table:style-name="表格248.3">
          <table:table-cell table:style-name="表格248.A4" table:number-columns-spanned="2" office:value-type="string">
            <text:p text:style-name="P2">函数说明</text:p>
          </table:table-cell>
          <table:covered-table-cell/>
          <table:table-cell table:style-name="表格248.C3" office:value-type="string">
            <text:p text:style-name="P1">ntohs（）用来将参数指定的16位netshort转换成主机字符顺序。</text:p>
          </table:table-cell>
        </table:table-row>
        <table:table-row table:style-name="表格248.3">
          <table:table-cell table:style-name="表格248.A4" table:number-columns-spanned="2" office:value-type="string">
            <text:p text:style-name="P2">返回值</text:p>
          </table:table-cell>
          <table:covered-table-cell/>
          <table:table-cell table:style-name="表格248.C3" office:value-type="string">
            <text:p text:style-name="P1">返回对应的主机顺序。</text:p>
          </table:table-cell>
        </table:table-row>
        <table:table-row table:style-name="表格248.8">
          <table:table-cell table:style-name="表格248.C3" table:number-columns-spanned="3" office:value-type="string">
            <text:p text:style-name="P2"/>
          </table:table-cell>
          <table:covered-table-cell/>
          <table:covered-table-cell/>
        </table:table-row>
        <table:table-row table:style-name="表格248.9">
          <table:table-cell table:style-name="表格248.A9" office:value-type="string">
            <text:p text:style-name="P2">范例</text:p>
          </table:table-cell>
          <table:table-cell table:style-name="表格248.B9" table:number-columns-spanned="2" office:value-type="string">
            <text:p text:style-name="P1"/>
          </table:table-cell>
          <table:covered-table-cell/>
        </table:table-row>
        <table:table-row table:style-name="表格248.20">
          <table:table-cell table:style-name="表格248.A10" table:number-columns-spanned="3" office:value-type="string">
            <text:p text:style-name="P1">参考getservent（）。</text:p>
          </table:table-cell>
          <table:covered-table-cell/>
          <table:covered-table-cell/>
        </table:table-row>
      </table:table>
      <text:p text:style-name="Standard"/>
      <text:p text:style-name="Standard"/>
      <table:table table:name="表格249" table:style-name="表格249">
        <table:table-column table:style-name="表格249.A"/>
        <table:table-column table:style-name="表格249.B"/>
        <table:table-column table:style-name="表格249.C"/>
        <table:table-row table:style-name="表格249.1">
          <table:table-cell table:style-name="表格249.A1" table:number-columns-spanned="3" office:value-type="string">
            <text:p text:style-name="P5">recv（经socket接收数据）</text:p>
          </table:table-cell>
          <table:covered-table-cell/>
          <table:covered-table-cell/>
        </table:table-row>
        <table:table-row table:style-name="表格249.2">
          <table:table-cell table:style-name="表格249.A2" table:number-columns-spanned="3" office:value-type="string">
            <text:p text:style-name="P3"/>
          </table:table-cell>
          <table:covered-table-cell/>
          <table:covered-table-cell/>
        </table:table-row>
        <table:table-row table:style-name="表格249.3">
          <table:table-cell table:style-name="表格249.A3" table:number-columns-spanned="2" office:value-type="string">
            <text:p text:style-name="P2">相关函数</text:p>
          </table:table-cell>
          <table:covered-table-cell/>
          <table:table-cell table:style-name="表格249.C3" office:value-type="string">
            <text:p text:style-name="P1">recvfrom，recvmsg，send，sendto，socket</text:p>
          </table:table-cell>
        </table:table-row>
        <table:table-row table:style-name="表格249.3">
          <table:table-cell table:style-name="表格249.A4" table:number-columns-spanned="2" office:value-type="string">
            <text:p text:style-name="P2">表头文件</text:p>
          </table:table-cell>
          <table:covered-table-cell/>
          <table:table-cell table:style-name="表格249.C3" office:value-type="string">
            <text:p text:style-name="P1">#include&lt;sys/types.h&gt;</text:p>
            <text:p text:style-name="Standard">#include&lt;sys/socket.h&gt;</text:p>
          </table:table-cell>
        </table:table-row>
        <table:table-row table:style-name="表格249.3">
          <table:table-cell table:style-name="表格249.A4" table:number-columns-spanned="2" office:value-type="string">
            <text:p text:style-name="P2">定义函数</text:p>
          </table:table-cell>
          <table:covered-table-cell/>
          <table:table-cell table:style-name="表格249.C3" office:value-type="string">
            <text:p text:style-name="P1">int recv(int s,void *buf,int len,unsigned int flags);</text:p>
          </table:table-cell>
        </table:table-row>
        <table:table-row table:style-name="表格249.3">
          <table:table-cell table:style-name="表格249.A4" table:number-columns-spanned="2" office:value-type="string">
            <text:p text:style-name="P2">函数说明</text:p>
          </table:table-cell>
          <table:covered-table-cell/>
          <table:table-cell table:style-name="表格249.C3" office:value-type="string">
            <text:p text:style-name="P1">recv（）用来接收远端主机经指定的socket传来的数据，并把数据存到由参数buf指向的内存空间，参数len为可接收数据的最大长度。</text:p>
            <text:p text:style-name="Standard">参数flags一般设0。其他数值定义如下：</text:p>
            <text:p text:style-name="Standard"><text:soft-page-break/>MSG_OOB <text:s/>接收以out-of-band送出的数据。</text:p>
            <text:p text:style-name="Standard">MSG_PEEK <text:s/>返回来的数据并不会在系统内删除，如果再调用recv（）会返回相同的数据内容。</text:p>
            <text:p text:style-name="Standard">MSG_WAITALL 强迫接收到len大小的数据后才能返回，除非有错误或信号产生。</text:p>
            <text:p text:style-name="Standard">MSG_NOSIGNAL 此操作不愿被SIGPIPE信号中断</text:p>
          </table:table-cell>
        </table:table-row>
        <table:table-row table:style-name="表格249.3">
          <table:table-cell table:style-name="表格249.A4" table:number-columns-spanned="2" office:value-type="string">
            <text:p text:style-name="P2">返回值</text:p>
          </table:table-cell>
          <table:covered-table-cell/>
          <table:table-cell table:style-name="表格249.C3" office:value-type="string">
            <text:p text:style-name="P1">成功则返回接收到的字符数，失败返回-1，错误原因存于errno中。</text:p>
          </table:table-cell>
        </table:table-row>
        <table:table-row table:style-name="表格249.3">
          <table:table-cell table:style-name="表格249.A8" table:number-columns-spanned="2" office:value-type="string">
            <text:p text:style-name="P2">错误代码</text:p>
          </table:table-cell>
          <table:covered-table-cell/>
          <table:table-cell table:style-name="表格249.C3" office:value-type="string">
            <text:p text:style-name="P1">EBADF 参数s非合法的socket处理代码</text:p>
            <text:p text:style-name="Standard">EFAULT 参数中有一指针指向无法存取的内存空间</text:p>
            <text:p text:style-name="Standard">ENOTSOCK 参数s为一文件描述词，非socket。</text:p>
            <text:p text:style-name="Standard">EINTR 被信号所中断</text:p>
            <text:p text:style-name="Standard">EAGAIN <text:s/>此动作会令进程阻断，但参数s的socket为不可阻断</text:p>
            <text:p text:style-name="Standard">ENOBUFS 系统的缓冲内存不足。</text:p>
            <text:p text:style-name="Standard">ENOMEM 核心内存不足</text:p>
            <text:p text:style-name="Standard">EINVAL <text:s/>传给系统调用的参数不正确。</text:p>
          </table:table-cell>
        </table:table-row>
        <table:table-row table:style-name="表格249.9">
          <table:table-cell table:style-name="表格249.C3" table:number-columns-spanned="3" office:value-type="string">
            <text:p text:style-name="P2"/>
          </table:table-cell>
          <table:covered-table-cell/>
          <table:covered-table-cell/>
        </table:table-row>
        <table:table-row table:style-name="表格249.10">
          <table:table-cell table:style-name="表格249.A10" office:value-type="string">
            <text:p text:style-name="P2">范例</text:p>
          </table:table-cell>
          <table:table-cell table:style-name="表格249.B10" table:number-columns-spanned="2" office:value-type="string">
            <text:p text:style-name="P1"/>
          </table:table-cell>
          <table:covered-table-cell/>
        </table:table-row>
        <table:table-row table:style-name="表格249.11">
          <table:table-cell table:style-name="表格249.A11" table:number-columns-spanned="3" office:value-type="string">
            <text:p text:style-name="P1">参考listen（）。</text:p>
          </table:table-cell>
          <table:covered-table-cell/>
          <table:covered-table-cell/>
        </table:table-row>
      </table:table>
      <text:p text:style-name="Standard"/>
      <text:p text:style-name="Standard"/>
      <table:table table:name="表格250" table:style-name="表格250">
        <table:table-column table:style-name="表格250.A"/>
        <table:table-column table:style-name="表格250.B"/>
        <table:table-column table:style-name="表格250.C"/>
        <table:table-column table:style-name="表格250.D"/>
        <table:table-row table:style-name="表格250.1">
          <table:table-cell table:style-name="表格250.A1" table:number-columns-spanned="4" office:value-type="string">
            <text:p text:style-name="P5">recvfrom（经socket接收数据）</text:p>
          </table:table-cell>
          <table:covered-table-cell/>
          <table:covered-table-cell/>
          <table:covered-table-cell/>
        </table:table-row>
        <table:table-row table:style-name="表格250.2">
          <table:table-cell table:style-name="表格250.A2" table:number-columns-spanned="4" office:value-type="string">
            <text:p text:style-name="P3"/>
          </table:table-cell>
          <table:covered-table-cell/>
          <table:covered-table-cell/>
          <table:covered-table-cell/>
        </table:table-row>
        <table:table-row table:style-name="表格250.3">
          <table:table-cell table:style-name="表格250.A3" table:number-columns-spanned="3" office:value-type="string">
            <text:p text:style-name="P2">相关函数</text:p>
          </table:table-cell>
          <table:covered-table-cell/>
          <table:covered-table-cell/>
          <table:table-cell table:style-name="表格250.D3" office:value-type="string">
            <text:p text:style-name="P1">recv，recvmsg，send，sendto，socket</text:p>
          </table:table-cell>
        </table:table-row>
        <table:table-row table:style-name="表格250.3">
          <table:table-cell table:style-name="表格250.A4" table:number-columns-spanned="3" office:value-type="string">
            <text:p text:style-name="P2">表头文件</text:p>
          </table:table-cell>
          <table:covered-table-cell/>
          <table:covered-table-cell/>
          <table:table-cell table:style-name="表格250.D3" office:value-type="string">
            <text:p text:style-name="P1">#include&lt;sys/types.h&gt;</text:p>
            <text:p text:style-name="Standard">#include&lt;sys/socket.h&gt;</text:p>
          </table:table-cell>
        </table:table-row>
        <table:table-row table:style-name="表格250.3">
          <table:table-cell table:style-name="表格250.A4" table:number-columns-spanned="3" office:value-type="string">
            <text:p text:style-name="P2">定义函数</text:p>
          </table:table-cell>
          <table:covered-table-cell/>
          <table:covered-table-cell/>
          <table:table-cell table:style-name="表格250.D3" office:value-type="string">
            <text:p text:style-name="P1">int recvfrom(int s,void *buf,int len,unsigned int flags ,struct sockaddr * from ,int *fromlen);</text:p>
          </table:table-cell>
        </table:table-row>
        <table:table-row table:style-name="表格250.3">
          <table:table-cell table:style-name="表格250.A4" table:number-columns-spanned="3" office:value-type="string">
            <text:p text:style-name="P2">函数说明</text:p>
          </table:table-cell>
          <table:covered-table-cell/>
          <table:covered-table-cell/>
          <table:table-cell table:style-name="表格250.D3" office:value-type="string">
            <text:p text:style-name="P1">recv（）用来接收远程主机经指定的socket传来的数据，并把数据存到由参数buf指向的内存空间，参数len为可接收数据的最大长度。参数flags一般设0，其他数值定义请参考recv（）。参数from用来指定欲传送的网络地址，结构sockaddr请参考bind（）。参数fromlen为sockaddr的结构长度。</text:p>
          </table:table-cell>
        </table:table-row>
        <table:table-row table:style-name="表格250.3">
          <table:table-cell table:style-name="表格250.A4" table:number-columns-spanned="3" office:value-type="string">
            <text:p text:style-name="P2">返回值</text:p>
          </table:table-cell>
          <table:covered-table-cell/>
          <table:covered-table-cell/>
          <table:table-cell table:style-name="表格250.D3" office:value-type="string">
            <text:p text:style-name="P1">成功则返回接收到的字符数，失败则返回-1，错误原因存于errno中。</text:p>
          </table:table-cell>
        </table:table-row>
        <table:table-row table:style-name="表格250.3">
          <table:table-cell table:style-name="表格250.A8" table:number-columns-spanned="3" office:value-type="string">
            <text:p text:style-name="P2">错误代码</text:p>
          </table:table-cell>
          <table:covered-table-cell/>
          <table:covered-table-cell/>
          <table:table-cell table:style-name="表格250.D3" office:value-type="string">
            <text:p text:style-name="P1">EBADF <text:s/>参数s非合法的socket处理代码</text:p>
            <text:p text:style-name="Standard">EFAULT 参数中有一指针指向无法存取的内存空间。</text:p>
            <text:p text:style-name="Standard">ENOTSOCK 参数s为一文件描述词，非socket。</text:p>
            <text:p text:style-name="Standard">EINTR 被信号所中断。</text:p>
            <text:p text:style-name="Standard">EAGAIN 此动作会令进程阻断，但参数s的socket为不可阻断。</text:p>
            <text:p text:style-name="Standard">ENOBUFS 系统的缓冲内存不足</text:p>
            <text:p text:style-name="Standard">ENOMEM 核心内存不足</text:p>
            <text:p text:style-name="Standard">EINVAL 传给系统调用的参数不正确。</text:p>
          </table:table-cell>
        </table:table-row>
        <table:table-row table:style-name="表格250.9">
          <table:table-cell table:style-name="表格250.D3" table:number-columns-spanned="4" office:value-type="string">
            <text:p text:style-name="P2"/>
          </table:table-cell>
          <table:covered-table-cell/>
          <table:covered-table-cell/>
          <table:covered-table-cell/>
        </table:table-row>
        <text:soft-page-break/>
        <table:table-row table:style-name="表格250.10">
          <table:table-cell table:style-name="表格250.A10" office:value-type="string">
            <text:p text:style-name="P2">范例</text:p>
          </table:table-cell>
          <table:table-cell table:style-name="表格250.B10" table:number-columns-spanned="3" office:value-type="string">
            <text:p text:style-name="P1"/>
          </table:table-cell>
          <table:covered-table-cell/>
          <table:covered-table-cell/>
        </table:table-row>
        <table:table-row table:style-name="表格250.11">
          <table:table-cell table:style-name="表格250.A11" table:number-columns-spanned="4" office:value-type="string">
            <text:p text:style-name="P1">/*利用socket的UDP client</text:p>
            <text:p text:style-name="Standard"><text:s/>此程序会连线UDP server，并将键盘输入的字符串传给server。</text:p>
            <text:p text:style-name="Standard"><text:s/>UDP server 范例请参考sendto（）。</text:p>
            <text:p text:style-name="Standard">*/</text:p>
            <text:p text:style-name="Standard">#include&lt;sys/stat.h&gt;</text:p>
            <text:p text:style-name="Standard">#include&lt;fcntl.h&gt;</text:p>
            <text:p text:style-name="Standard">#include&lt;unistd.h&gt;</text:p>
            <text:p text:style-name="Standard">#include&lt;sys/typs.h&gt;</text:p>
            <text:p text:style-name="Standard">#include&lt;sys/socket.h&gt;</text:p>
            <text:p text:style-name="Standard">#include&lt;netinet/in.h&gt;</text:p>
            <text:p text:style-name="Standard">#include&lt;arpa/inet.h&gt;</text:p>
            <text:p text:style-name="Standard">#define PORT 2345</text:p>
            <text:p text:style-name="Standard">#define SERVER_IP <text:s/>“127.0.0.1”</text:p>
            <text:p text:style-name="Standard">main()</text:p>
            <text:p text:style-name="Standard">{</text:p>
            <text:p text:style-name="Standard"><text:s/>int s,len;</text:p>
            <text:p text:style-name="Standard"><text:s/>struct sockaddr_in addr;</text:p>
            <text:p text:style-name="Standard"><text:s/>int addr_len =sizeof(struct sockaddr_in);</text:p>
            <text:p text:style-name="Standard"><text:s/>char buffer[256];</text:p>
            <text:p text:style-name="Standard"><text:s/>/* 建立socket*/</text:p>
            <text:p text:style-name="Standard">if((s = socket(AF_INET,SOCK_DGRAM,0))&lt;0){</text:p>
            <text:p text:style-name="Standard"><text:s text:c="2"/>perror(“socket”);</text:p>
            <text:p text:style-name="Standard"><text:s text:c="2"/>exit(1);</text:p>
            <text:p text:style-name="Standard">}</text:p>
            <text:p text:style-name="Standard">/* 填写sockaddr_in*/</text:p>
            <text:p text:style-name="Standard">bzero(&amp;addr,sizeof(addr));</text:p>
            <text:p text:style-name="Standard">addr.sin_family = AF_INET;</text:p>
            <text:p text:style-name="Standard">addr.sin_port = htons(PORT);</text:p>
            <text:p text:style-name="Standard">addr.sin_addr.s_addr = inet_addr(SERVER_IP);</text:p>
            <text:p text:style-name="Standard">while(1){</text:p>
            <text:p text:style-name="Standard"><text:s text:c="2"/>bzero(buffer,sizeof(buffer));</text:p>
            <text:p text:style-name="Standard"><text:s/>/* 从标准输入设备取得字符串*/</text:p>
            <text:p text:style-name="Standard"><text:s/>len =read(STDIN_FILENO,buffer,sizeof(buffer));</text:p>
            <text:p text:style-name="Standard">/* 将字符串传送给server端*/</text:p>
            <text:p text:style-name="Standard"><text:s/>sendto(s,buffer,len,0,&amp;addr,addr_len);</text:p>
            <text:p text:style-name="Standard">/* 接收server端返回的字符串*/</text:p>
            <text:p text:style-name="Standard"><text:s/>len = recvfrom(s,buffer,sizeof(buffer),0,&amp;addr,&amp;addr_len);</text:p>
            <text:p text:style-name="Standard"><text:s/>printf(“receive: %s”,buffer);</text:p>
            <text:p text:style-name="Standard">}</text:p>
            <text:p text:style-name="Standard">}</text:p>
          </table:table-cell>
          <table:covered-table-cell/>
          <table:covered-table-cell/>
          <table:covered-table-cell/>
        </table:table-row>
        <table:table-row table:style-name="表格250.12">
          <table:table-cell table:style-name="表格250.A10" table:number-columns-spanned="2" office:value-type="string">
            <text:p text:style-name="P2">执行</text:p>
          </table:table-cell>
          <table:covered-table-cell/>
          <table:table-cell table:style-name="表格250.B10" table:number-columns-spanned="2" office:value-type="string">
            <text:p text:style-name="P1"/>
          </table:table-cell>
          <table:covered-table-cell/>
        </table:table-row>
        <text:soft-page-break/>
        <table:table-row table:style-name="表格250.13">
          <table:table-cell table:style-name="表格250.A11" table:number-columns-spanned="4" office:value-type="string">
            <text:p text:style-name="P1">(先执行udp server再执行udp client)</text:p>
            <text:p text:style-name="Standard">hello <text:s/>/*从键盘输入字符串*/</text:p>
            <text:p text:style-name="Standard">receive: hello /*server端返回来的字符串*/</text:p>
          </table:table-cell>
          <table:covered-table-cell/>
          <table:covered-table-cell/>
          <table:covered-table-cell/>
        </table:table-row>
      </table:table>
      <text:p text:style-name="Standard"/>
      <text:p text:style-name="Standard"/>
      <table:table table:name="表格251" table:style-name="表格251">
        <table:table-column table:style-name="表格251.A"/>
        <table:table-column table:style-name="表格251.B"/>
        <table:table-column table:style-name="表格251.C"/>
        <table:table-row table:style-name="表格251.1">
          <table:table-cell table:style-name="表格251.A1" table:number-columns-spanned="3" office:value-type="string">
            <text:p text:style-name="P5">recvmsg（经socket接收数据）</text:p>
          </table:table-cell>
          <table:covered-table-cell/>
          <table:covered-table-cell/>
        </table:table-row>
        <table:table-row table:style-name="表格251.2">
          <table:table-cell table:style-name="表格251.A2" table:number-columns-spanned="3" office:value-type="string">
            <text:p text:style-name="P3"/>
          </table:table-cell>
          <table:covered-table-cell/>
          <table:covered-table-cell/>
        </table:table-row>
        <table:table-row table:style-name="表格251.3">
          <table:table-cell table:style-name="表格251.A3" table:number-columns-spanned="2" office:value-type="string">
            <text:p text:style-name="P2">相关函数</text:p>
          </table:table-cell>
          <table:covered-table-cell/>
          <table:table-cell table:style-name="表格251.C3" office:value-type="string">
            <text:p text:style-name="P1">recv，recvfrom，send，sendto，sendmsg，socket</text:p>
          </table:table-cell>
        </table:table-row>
        <table:table-row table:style-name="表格251.3">
          <table:table-cell table:style-name="表格251.A4" table:number-columns-spanned="2" office:value-type="string">
            <text:p text:style-name="P2">表头文件</text:p>
          </table:table-cell>
          <table:covered-table-cell/>
          <table:table-cell table:style-name="表格251.C3" office:value-type="string">
            <text:p text:style-name="P1">#include&lt;sys/types.h&gt;</text:p>
            <text:p text:style-name="Standard">#include&lt;sys/socktet.h&gt;</text:p>
          </table:table-cell>
        </table:table-row>
        <table:table-row table:style-name="表格251.3">
          <table:table-cell table:style-name="表格251.A4" table:number-columns-spanned="2" office:value-type="string">
            <text:p text:style-name="P2">定义函数</text:p>
          </table:table-cell>
          <table:covered-table-cell/>
          <table:table-cell table:style-name="表格251.C3" office:value-type="string">
            <text:p text:style-name="P1">int recvmsg(int s,struct msghdr *msg,unsigned int flags);</text:p>
          </table:table-cell>
        </table:table-row>
        <table:table-row table:style-name="表格251.3">
          <table:table-cell table:style-name="表格251.A4" table:number-columns-spanned="2" office:value-type="string">
            <text:p text:style-name="P2">函数说明</text:p>
          </table:table-cell>
          <table:covered-table-cell/>
          <table:table-cell table:style-name="表格251.C3" office:value-type="string">
            <text:p text:style-name="P1">recvmsg（）用来接收远程主机经指定的socket传来的数据。参数s为已建立好连线的socket，如果利用UDP协议则不需经过连线操作。参数msg指向欲连线的数据结构内容，参数flags一般设0，详细描述请参考send（）。关于结构msghdr的定义请参考sendmsg（）。</text:p>
          </table:table-cell>
        </table:table-row>
        <table:table-row table:style-name="表格251.3">
          <table:table-cell table:style-name="表格251.A4" table:number-columns-spanned="2" office:value-type="string">
            <text:p text:style-name="P2">返回值</text:p>
          </table:table-cell>
          <table:covered-table-cell/>
          <table:table-cell table:style-name="表格251.C3" office:value-type="string">
            <text:p text:style-name="P1">成功则返回接收到的字符数，失败则返回-1，错误原因存于errno中。</text:p>
          </table:table-cell>
        </table:table-row>
        <table:table-row table:style-name="表格251.3">
          <table:table-cell table:style-name="表格251.A8" table:number-columns-spanned="2" office:value-type="string">
            <text:p text:style-name="P2">错误代码</text:p>
          </table:table-cell>
          <table:covered-table-cell/>
          <table:table-cell table:style-name="表格251.C3" office:value-type="string">
            <text:p text:style-name="P1">EBADF 参数s非合法的socket处理代码。</text:p>
            <text:p text:style-name="Standard">EFAULT 参数中有一指针指向无法存取的内存空间</text:p>
            <text:p text:style-name="Standard">ENOTSOCK 参数s为一文件描述词，非socket。</text:p>
            <text:p text:style-name="Standard">EINTR 被信号所中断。</text:p>
            <text:p text:style-name="Standard">EAGAIN 此操作会令进程阻断，但参数s的socket为不可阻断。</text:p>
            <text:p text:style-name="Standard">ENOBUFS 系统的缓冲内存不足</text:p>
            <text:p text:style-name="Standard">ENOMEM 核心内存不足</text:p>
            <text:p text:style-name="Standard">EINVAL <text:s/>传给系统调用的参数不正确。</text:p>
          </table:table-cell>
        </table:table-row>
        <table:table-row table:style-name="表格251.9">
          <table:table-cell table:style-name="表格251.C3" table:number-columns-spanned="3" office:value-type="string">
            <text:p text:style-name="P2"/>
          </table:table-cell>
          <table:covered-table-cell/>
          <table:covered-table-cell/>
        </table:table-row>
        <table:table-row table:style-name="表格251.10">
          <table:table-cell table:style-name="表格251.A10" office:value-type="string">
            <text:p text:style-name="P2">范例</text:p>
          </table:table-cell>
          <table:table-cell table:style-name="表格251.B10" table:number-columns-spanned="2" office:value-type="string">
            <text:p text:style-name="P1"/>
          </table:table-cell>
          <table:covered-table-cell/>
        </table:table-row>
        <table:table-row table:style-name="表格251.11">
          <table:table-cell table:style-name="表格251.A11" table:number-columns-spanned="3" office:value-type="string">
            <text:p text:style-name="P1">参考recvfrom（）。</text:p>
          </table:table-cell>
          <table:covered-table-cell/>
          <table:covered-table-cell/>
        </table:table-row>
      </table:table>
      <text:p text:style-name="Standard"/>
      <text:p text:style-name="Standard"/>
      <table:table table:name="表格252" table:style-name="表格252">
        <table:table-column table:style-name="表格252.A"/>
        <table:table-column table:style-name="表格252.B"/>
        <table:table-column table:style-name="表格252.C"/>
        <table:table-row table:style-name="表格252.1">
          <table:table-cell table:style-name="表格252.A1" table:number-columns-spanned="3" office:value-type="string">
            <text:p text:style-name="P5">send（经socket传送数据）</text:p>
          </table:table-cell>
          <table:covered-table-cell/>
          <table:covered-table-cell/>
        </table:table-row>
        <table:table-row table:style-name="表格252.2">
          <table:table-cell table:style-name="表格252.A2" table:number-columns-spanned="3" office:value-type="string">
            <text:p text:style-name="P3"/>
          </table:table-cell>
          <table:covered-table-cell/>
          <table:covered-table-cell/>
        </table:table-row>
        <table:table-row table:style-name="表格252.3">
          <table:table-cell table:style-name="表格252.A3" table:number-columns-spanned="2" office:value-type="string">
            <text:p text:style-name="P2">相关函数</text:p>
          </table:table-cell>
          <table:covered-table-cell/>
          <table:table-cell table:style-name="表格252.C3" office:value-type="string">
            <text:p text:style-name="P1">sendto，sendmsg，recv，recvfrom，socket</text:p>
          </table:table-cell>
        </table:table-row>
        <table:table-row table:style-name="表格252.3">
          <table:table-cell table:style-name="表格252.A4" table:number-columns-spanned="2" office:value-type="string">
            <text:p text:style-name="P2">表头文件</text:p>
          </table:table-cell>
          <table:covered-table-cell/>
          <table:table-cell table:style-name="表格252.C3" office:value-type="string">
            <text:p text:style-name="P1">#include&lt;sys/types.h&gt;</text:p>
            <text:p text:style-name="Standard">#include&lt;sys/socket.h&gt;</text:p>
          </table:table-cell>
        </table:table-row>
        <table:table-row table:style-name="表格252.3">
          <table:table-cell table:style-name="表格252.A4" table:number-columns-spanned="2" office:value-type="string">
            <text:p text:style-name="P2">定义函数</text:p>
          </table:table-cell>
          <table:covered-table-cell/>
          <table:table-cell table:style-name="表格252.C3" office:value-type="string">
            <text:p text:style-name="P1">int send(int s,const void * msg,int len,unsigned int falgs);</text:p>
          </table:table-cell>
        </table:table-row>
        <table:table-row table:style-name="表格252.3">
          <table:table-cell table:style-name="表格252.A4" table:number-columns-spanned="2" office:value-type="string">
            <text:p text:style-name="P2">函数说明</text:p>
          </table:table-cell>
          <table:covered-table-cell/>
          <table:table-cell table:style-name="表格252.C3" office:value-type="string">
            <text:p text:style-name="P1">send（）用来将数据由指定的socket传给对方主机。参数s为已建立好连接的socket。参数msg指向欲连线的数据内容，参数len则为数据长度。参数flags一般设0，其他数值定义如下：</text:p>
            <text:p text:style-name="Standard">MSG_OOB <text:s/>传送的数据以out-of-band送出。</text:p>
            <text:p text:style-name="Standard"><text:soft-page-break/>MSG_DONTROUTE 取消路由表查询</text:p>
            <text:p text:style-name="Standard">MSG_DONTWAIT 设置为不可阻断运作</text:p>
            <text:p text:style-name="Standard">MSG_NOSIGNAL 此动作不愿被SIGPIPE信号中断。</text:p>
          </table:table-cell>
        </table:table-row>
        <table:table-row table:style-name="表格252.3">
          <table:table-cell table:style-name="表格252.A4" table:number-columns-spanned="2" office:value-type="string">
            <text:p text:style-name="P2">返回值</text:p>
          </table:table-cell>
          <table:covered-table-cell/>
          <table:table-cell table:style-name="表格252.C3" office:value-type="string">
            <text:p text:style-name="P1">成功则返回实际传送出去的字符数，失败返回-1。错误原因存于errno</text:p>
          </table:table-cell>
        </table:table-row>
        <table:table-row table:style-name="表格252.3">
          <table:table-cell table:style-name="表格252.A8" table:number-columns-spanned="2" office:value-type="string">
            <text:p text:style-name="P2">错误代码</text:p>
          </table:table-cell>
          <table:covered-table-cell/>
          <table:table-cell table:style-name="表格252.C3" office:value-type="string">
            <text:p text:style-name="P1">EBADF 参数s非合法的socket处理代码。</text:p>
            <text:p text:style-name="Standard">EFAULT 参数中有一指针指向无法存取的内存空间</text:p>
            <text:p text:style-name="Standard">ENOTSOCK 参数s为一文件描述词，非socket。</text:p>
            <text:p text:style-name="Standard">EINTR 被信号所中断。</text:p>
            <text:p text:style-name="Standard">EAGAIN 此操作会令进程阻断，但参数s的socket为不可阻断。</text:p>
            <text:p text:style-name="Standard">ENOBUFS 系统的缓冲内存不足</text:p>
            <text:p text:style-name="Standard">ENOMEM 核心内存不足</text:p>
            <text:p text:style-name="Standard">EINVAL <text:s/>传给系统调用的参数不正确。</text:p>
          </table:table-cell>
        </table:table-row>
        <table:table-row table:style-name="表格252.9">
          <table:table-cell table:style-name="表格252.C3" table:number-columns-spanned="3" office:value-type="string">
            <text:p text:style-name="P2"/>
          </table:table-cell>
          <table:covered-table-cell/>
          <table:covered-table-cell/>
        </table:table-row>
        <table:table-row table:style-name="表格252.10">
          <table:table-cell table:style-name="表格252.A10" office:value-type="string">
            <text:p text:style-name="P2">范例</text:p>
          </table:table-cell>
          <table:table-cell table:style-name="表格252.B10" table:number-columns-spanned="2" office:value-type="string">
            <text:p text:style-name="P1"/>
          </table:table-cell>
          <table:covered-table-cell/>
        </table:table-row>
        <table:table-row table:style-name="表格252.11">
          <table:table-cell table:style-name="表格252.A11" table:number-columns-spanned="3" office:value-type="string">
            <text:p text:style-name="P1">参考connect（）</text:p>
          </table:table-cell>
          <table:covered-table-cell/>
          <table:covered-table-cell/>
        </table:table-row>
      </table:table>
      <text:p text:style-name="Standard"/>
      <text:p text:style-name="Standard"/>
      <table:table table:name="表格253" table:style-name="表格253">
        <table:table-column table:style-name="表格253.A"/>
        <table:table-column table:style-name="表格253.B"/>
        <table:table-column table:style-name="表格253.C"/>
        <table:table-row table:style-name="表格253.1">
          <table:table-cell table:style-name="表格253.A1" table:number-columns-spanned="3" office:value-type="string">
            <text:p text:style-name="P5">sendmsg（经socket传送数据）</text:p>
          </table:table-cell>
          <table:covered-table-cell/>
          <table:covered-table-cell/>
        </table:table-row>
        <table:table-row table:style-name="表格253.2">
          <table:table-cell table:style-name="表格253.A2" table:number-columns-spanned="3" office:value-type="string">
            <text:p text:style-name="P3"/>
          </table:table-cell>
          <table:covered-table-cell/>
          <table:covered-table-cell/>
        </table:table-row>
        <table:table-row table:style-name="表格253.3">
          <table:table-cell table:style-name="表格253.A3" table:number-columns-spanned="2" office:value-type="string">
            <text:p text:style-name="P2">相关函数</text:p>
          </table:table-cell>
          <table:covered-table-cell/>
          <table:table-cell table:style-name="表格253.C3" office:value-type="string">
            <text:p text:style-name="P1">send，sendto，recv，recvfrom，recvmsg，socket</text:p>
          </table:table-cell>
        </table:table-row>
        <table:table-row table:style-name="表格253.3">
          <table:table-cell table:style-name="表格253.A4" table:number-columns-spanned="2" office:value-type="string">
            <text:p text:style-name="P2">表头文件</text:p>
          </table:table-cell>
          <table:covered-table-cell/>
          <table:table-cell table:style-name="表格253.C3" office:value-type="string">
            <text:p text:style-name="P1">#include&lt;sys/types.h&gt;</text:p>
            <text:p text:style-name="Standard">#include&lt;sys/socket.h&gt;</text:p>
          </table:table-cell>
        </table:table-row>
        <table:table-row table:style-name="表格253.3">
          <table:table-cell table:style-name="表格253.A4" table:number-columns-spanned="2" office:value-type="string">
            <text:p text:style-name="P2">定义函数</text:p>
          </table:table-cell>
          <table:covered-table-cell/>
          <table:table-cell table:style-name="表格253.C3" office:value-type="string">
            <text:p text:style-name="P1">int sendmsg(int s,const strcut msghdr *msg,unsigned int flags);</text:p>
          </table:table-cell>
        </table:table-row>
        <table:table-row table:style-name="表格253.3">
          <table:table-cell table:style-name="表格253.A4" table:number-columns-spanned="2" office:value-type="string">
            <text:p text:style-name="P2">函数说明</text:p>
          </table:table-cell>
          <table:covered-table-cell/>
          <table:table-cell table:style-name="表格253.C3" office:value-type="string">
            <text:p text:style-name="P1">sendmsg（）用来将数据由指定的socket传给对方主机。参数s为已建立好连线的socket，如果利用UDP协议则不需经过连线操作。参数msg指向欲连线的数据结构内容，参数flags一般默认为0，详细描述请参考send（）。</text:p>
            <text:p text:style-name="Standard">结构msghdr定义如下：</text:p>
            <text:p text:style-name="Standard"><text:s/>struct msghdr </text:p>
            <text:p text:style-name="Standard">{</text:p>
            <text:p text:style-name="Standard"><text:s text:c="3"/>void *msg_name; /*Address to send to /receive from . */</text:p>
            <text:p text:style-name="Standard"><text:s text:c="3"/>socklen_t msg_namelen; /* Length of addres data */</text:p>
            <text:p text:style-name="Standard"><text:s text:c="3"/>strcut iovec * msg_iov; /* Vector of data to send/receive into */</text:p>
            <text:p text:style-name="Standard"><text:s text:c="3"/>size_t msg_iovlen; /* Number of elements in the vector */</text:p>
            <text:p text:style-name="Standard"><text:s text:c="2"/>void * msg_control; /* Ancillary dat */</text:p>
            <text:p text:style-name="Standard"><text:s text:c="2"/>size_t msg_controllen; /* Ancillary data buffer length */</text:p>
            <text:p text:style-name="Standard"><text:s text:c="2"/>int msg_flags; /* Flags on received message */</text:p>
            <text:p text:style-name="Standard">};</text:p>
          </table:table-cell>
        </table:table-row>
        <table:table-row table:style-name="表格253.3">
          <table:table-cell table:style-name="表格253.A4" table:number-columns-spanned="2" office:value-type="string">
            <text:p text:style-name="P2">返回值</text:p>
          </table:table-cell>
          <table:covered-table-cell/>
          <table:table-cell table:style-name="表格253.C3" office:value-type="string">
            <text:p text:style-name="P1">成功则返回实际传送出去的字符数，失败返回-1，错误原因存于errno</text:p>
          </table:table-cell>
        </table:table-row>
        <text:soft-page-break/>
        <table:table-row table:style-name="表格253.3">
          <table:table-cell table:style-name="表格253.A8" table:number-columns-spanned="2" office:value-type="string">
            <text:p text:style-name="P2">错误代码</text:p>
          </table:table-cell>
          <table:covered-table-cell/>
          <table:table-cell table:style-name="表格253.C3" office:value-type="string">
            <text:p text:style-name="P1">EBADF 参数s非合法的socket处理代码。</text:p>
            <text:p text:style-name="Standard">EFAULT 参数中有一指针指向无法存取的内存空间</text:p>
            <text:p text:style-name="Standard">ENOTSOCK 参数s为一文件描述词，非socket。</text:p>
            <text:p text:style-name="Standard">EINTR 被信号所中断。</text:p>
            <text:p text:style-name="Standard">EAGAIN 此操作会令进程阻断，但参数s的socket为不可阻断。</text:p>
            <text:p text:style-name="Standard">ENOBUFS 系统的缓冲内存不足</text:p>
            <text:p text:style-name="Standard">ENOMEM 核心内存不足</text:p>
            <text:p text:style-name="Standard">EINVAL <text:s/>传给系统调用的参数不正确。</text:p>
          </table:table-cell>
        </table:table-row>
        <table:table-row table:style-name="表格253.9">
          <table:table-cell table:style-name="表格253.C3" table:number-columns-spanned="3" office:value-type="string">
            <text:p text:style-name="P2"/>
          </table:table-cell>
          <table:covered-table-cell/>
          <table:covered-table-cell/>
        </table:table-row>
        <table:table-row table:style-name="表格253.10">
          <table:table-cell table:style-name="表格253.A10" office:value-type="string">
            <text:p text:style-name="P2">范例</text:p>
          </table:table-cell>
          <table:table-cell table:style-name="表格253.B10" table:number-columns-spanned="2" office:value-type="string">
            <text:p text:style-name="P1"/>
          </table:table-cell>
          <table:covered-table-cell/>
        </table:table-row>
        <table:table-row table:style-name="表格253.11">
          <table:table-cell table:style-name="表格253.A11" table:number-columns-spanned="3" office:value-type="string">
            <text:p text:style-name="P1">参考sendto（）。</text:p>
          </table:table-cell>
          <table:covered-table-cell/>
          <table:covered-table-cell/>
        </table:table-row>
      </table:table>
      <text:p text:style-name="Standard"/>
      <text:p text:style-name="Standard"/>
      <table:table table:name="表格254" table:style-name="表格254">
        <table:table-column table:style-name="表格254.A"/>
        <table:table-column table:style-name="表格254.B"/>
        <table:table-column table:style-name="表格254.C"/>
        <table:table-column table:style-name="表格254.D"/>
        <table:table-row table:style-name="表格254.1">
          <table:table-cell table:style-name="表格254.A1" table:number-columns-spanned="4" office:value-type="string">
            <text:p text:style-name="P5">sendto（经socket传送数据）</text:p>
          </table:table-cell>
          <table:covered-table-cell/>
          <table:covered-table-cell/>
          <table:covered-table-cell/>
        </table:table-row>
        <table:table-row table:style-name="表格254.2">
          <table:table-cell table:style-name="表格254.A2" table:number-columns-spanned="4" office:value-type="string">
            <text:p text:style-name="P3"/>
          </table:table-cell>
          <table:covered-table-cell/>
          <table:covered-table-cell/>
          <table:covered-table-cell/>
        </table:table-row>
        <table:table-row table:style-name="表格254.3">
          <table:table-cell table:style-name="表格254.A3" table:number-columns-spanned="3" office:value-type="string">
            <text:p text:style-name="P2">相关函数</text:p>
          </table:table-cell>
          <table:covered-table-cell/>
          <table:covered-table-cell/>
          <table:table-cell table:style-name="表格254.D3" office:value-type="string">
            <text:p text:style-name="P1"><text:s/>send , sendmsg,recv , recvfrom , socket</text:p>
          </table:table-cell>
        </table:table-row>
        <table:table-row table:style-name="表格254.3">
          <table:table-cell table:style-name="表格254.A4" table:number-columns-spanned="3" office:value-type="string">
            <text:p text:style-name="P2">表头文件</text:p>
          </table:table-cell>
          <table:covered-table-cell/>
          <table:covered-table-cell/>
          <table:table-cell table:style-name="表格254.D3" office:value-type="string">
            <text:p text:style-name="P1"><text:s/>#include &lt; sys/types.h &gt;</text:p>
            <text:p text:style-name="Standard"><text:s/>#include &lt; sys/socket.h &gt;</text:p>
          </table:table-cell>
        </table:table-row>
        <table:table-row table:style-name="表格254.3">
          <table:table-cell table:style-name="表格254.A4" table:number-columns-spanned="3" office:value-type="string">
            <text:p text:style-name="P2">定义函数</text:p>
          </table:table-cell>
          <table:covered-table-cell/>
          <table:covered-table-cell/>
          <table:table-cell table:style-name="表格254.D3" office:value-type="string">
            <text:p text:style-name="P1"><text:s/>int sendto ( int s , const void * msg, int len, unsigned int flags, const struct sockaddr * to , int tolen ) ; </text:p>
          </table:table-cell>
        </table:table-row>
        <table:table-row table:style-name="表格254.3">
          <table:table-cell table:style-name="表格254.A4" table:number-columns-spanned="3" office:value-type="string">
            <text:p text:style-name="P2">函数说明</text:p>
          </table:table-cell>
          <table:covered-table-cell/>
          <table:covered-table-cell/>
          <table:table-cell table:style-name="表格254.D3" office:value-type="string">
            <text:p text:style-name="P1">sendto () 用来将数据由指定的socket传给对方主机。参数s为已建好连线的socket,如果利用UDP协议则不需经过连线操作。参数msg指向欲连线的数据内容，参数flags一般设0，详细描述请参考send()。参数to用来指定欲传送的网络地址，结构sockaddr请参考bind().参数tolen为sockaddr的结果长度。</text:p>
          </table:table-cell>
        </table:table-row>
        <table:table-row table:style-name="表格254.3">
          <table:table-cell table:style-name="表格254.A4" table:number-columns-spanned="3" office:value-type="string">
            <text:p text:style-name="P2">返回值</text:p>
          </table:table-cell>
          <table:covered-table-cell/>
          <table:covered-table-cell/>
          <table:table-cell table:style-name="表格254.D3" office:value-type="string">
            <text:p text:style-name="P1">成功则返回实际传送出去的字符数，失败返回－1，错误原因存于errno 中。</text:p>
          </table:table-cell>
        </table:table-row>
        <table:table-row table:style-name="表格254.3">
          <table:table-cell table:style-name="表格254.A4" table:number-columns-spanned="3" office:value-type="string">
            <text:p text:style-name="P2">错误代码</text:p>
          </table:table-cell>
          <table:covered-table-cell/>
          <table:covered-table-cell/>
          <table:table-cell table:style-name="表格254.D3" office:value-type="string">
            <text:p text:style-name="P1"><text:s/>EBADF 参数s非法的socket处理代码。</text:p>
            <text:p text:style-name="Standard"><text:s/>EFAULT 参数中有一指针指向无法存取的内存空间。</text:p>
            <text:p text:style-name="Standard"><text:s/>WNOTSOCK canshu s为一文件描述词，非socket。</text:p>
            <text:p text:style-name="Standard"><text:s/>EINTR 被信号所中断。</text:p>
            <text:p text:style-name="Standard"><text:s/>EAGAIN 此动作会令进程阻断，但参数s的soket为补课阻断的。</text:p>
            <text:p text:style-name="Standard"><text:s/>ENOBUFS 系统的缓冲内存不足。</text:p>
            <text:p text:style-name="Standard"><text:s/>EINVAL <text:s/>传给系统调用的参数不正确。</text:p>
          </table:table-cell>
        </table:table-row>
        <table:table-row table:style-name="表格254.9">
          <table:table-cell table:style-name="表格254.D3" table:number-columns-spanned="4" office:value-type="string">
            <text:p text:style-name="P2"/>
          </table:table-cell>
          <table:covered-table-cell/>
          <table:covered-table-cell/>
          <table:covered-table-cell/>
        </table:table-row>
        <table:table-row table:style-name="表格254.10">
          <table:table-cell table:style-name="表格254.A10" office:value-type="string">
            <text:p text:style-name="P2">范例</text:p>
          </table:table-cell>
          <table:table-cell table:style-name="表格254.B10" table:number-columns-spanned="3" office:value-type="string">
            <text:p text:style-name="P1"/>
          </table:table-cell>
          <table:covered-table-cell/>
          <table:covered-table-cell/>
        </table:table-row>
        <text:soft-page-break/>
        <table:table-row table:style-name="表格254.11">
          <table:table-cell table:style-name="表格254.A11" table:number-columns-spanned="4" office:value-type="string">
            <text:p text:style-name="P1"><text:s/>#include &lt; sys/types.h &gt;</text:p>
            <text:p text:style-name="Standard"><text:s/>#include &lt; sys/socket.h &gt;</text:p>
            <text:p text:style-name="Standard"><text:s/># include &lt;netinet.in.h&gt;</text:p>
            <text:p text:style-name="Standard"><text:s/>#include &lt;arpa.inet.h&gt;</text:p>
            <text:p text:style-name="Standard"><text:s/>#define PORT 2345 <text:s text:c="2"/>/*使用的port*/</text:p>
            <text:p text:style-name="Standard"/>
            <text:p text:style-name="Standard"><text:s/>main(){</text:p>
            <text:p text:style-name="Standard"><text:s/>int sockfd,len;</text:p>
            <text:p text:style-name="Standard"><text:s/>struct sockaddr_in addr;</text:p>
            <text:p text:style-name="Standard"><text:s/>char buffer[256];</text:p>
            <text:p text:style-name="Standard"><text:s/></text:p>
            <text:p text:style-name="Standard"><text:s/>/*建立socket*/</text:p>
            <text:p text:style-name="Standard"><text:s/>if(sockfd=socket (AF_INET,SOCK_DGRAM,0))&lt;0){</text:p>
            <text:p text:style-name="P18">perror (“socket”);</text:p>
            <text:p text:style-name="P18">exit(1);</text:p>
            <text:p text:style-name="Standard"><text:s/>}</text:p>
            <text:p text:style-name="Standard"/>
            <text:p text:style-name="Standard"><text:s/>/*填写sockaddr_in 结构*/</text:p>
            <text:p text:style-name="Standard"><text:s/>bzero ( &amp;addr, sizeof(addr) );</text:p>
            <text:p text:style-name="P10">addr.sin_family=AF_INET;</text:p>
            <text:p text:style-name="Standard"><text:s/>addr.sin_port=htons(PORT);</text:p>
            <text:p text:style-name="Standard"><text:s/>addr.sin_addr=hton1(INADDR_ANY) ;</text:p>
            <text:p text:style-name="Standard"><text:s/>if (bind(sockfd, &amp;addr, sizeof(addr))&lt;0){</text:p>
            <text:p text:style-name="P18">perror(“connect”);</text:p>
            <text:p text:style-name="P18">exit(1);</text:p>
            <text:p text:style-name="Standard"><text:s/>}</text:p>
            <text:p text:style-name="Standard"><text:s/>while(1){</text:p>
            <text:p text:style-name="P32">bezro(buffer,sizeof(buffer));</text:p>
            <text:p text:style-name="P32">len = recvfrom(socket,buffer,sizeof(buffer), 0 , &amp;addr &amp;addr_len);</text:p>
            <text:p text:style-name="P32">/*显示client端的网络地址*/</text:p>
            <text:p text:style-name="P32">printf(“receive from <text:s/>%s\n “ , inet_ntoa( addr.sin_addr));</text:p>
            <text:p text:style-name="P32">/*将字串返回给client端*/</text:p>
            <text:p text:style-name="P32">sendto(sockfd,buffer,len,0,&amp;addr,addr_len);”</text:p>
            <text:p text:style-name="Standard"><text:s/>}</text:p>
            <text:p text:style-name="Standard"><text:s/>}</text:p>
            <text:p text:style-name="Standard"/>
          </table:table-cell>
          <table:covered-table-cell/>
          <table:covered-table-cell/>
          <table:covered-table-cell/>
        </table:table-row>
        <table:table-row table:style-name="表格254.12">
          <table:table-cell table:style-name="表格254.A11" table:number-columns-spanned="4" office:value-type="string">
            <text:p text:style-name="P1"/>
          </table:table-cell>
          <table:covered-table-cell/>
          <table:covered-table-cell/>
          <table:covered-table-cell/>
        </table:table-row>
        <table:table-row table:style-name="表格254.13">
          <table:table-cell table:style-name="表格254.A10" table:number-columns-spanned="2" office:value-type="string">
            <text:p text:style-name="P2">执行</text:p>
          </table:table-cell>
          <table:covered-table-cell/>
          <table:table-cell table:style-name="表格254.B10" table:number-columns-spanned="2" office:value-type="string">
            <text:p text:style-name="P1"/>
          </table:table-cell>
          <table:covered-table-cell/>
        </table:table-row>
        <table:table-row table:style-name="表格254.14">
          <table:table-cell table:style-name="表格254.A11" table:number-columns-spanned="4" office:value-type="string">
            <text:p text:style-name="P1">请参考 recvfrom（）</text:p>
          </table:table-cell>
          <table:covered-table-cell/>
          <table:covered-table-cell/>
          <table:covered-table-cell/>
        </table:table-row>
      </table:table>
      <text:p text:style-name="Standard"/>
      <table:table table:name="表格255" table:style-name="表格255">
        <table:table-column table:style-name="表格255.A"/>
        <table:table-column table:style-name="表格255.B"/>
        <table:table-row table:style-name="表格255.1">
          <table:table-cell table:style-name="表格255.A1" table:number-columns-spanned="2" office:value-type="string">
            <text:p text:style-name="P5">setprotoent（打开网络协议的数据文件）</text:p>
          </table:table-cell>
          <table:covered-table-cell/>
        </table:table-row>
        <table:table-row table:style-name="表格255.2">
          <table:table-cell table:style-name="表格255.A2" table:number-columns-spanned="2" office:value-type="string">
            <text:p text:style-name="P3"/>
          </table:table-cell>
          <table:covered-table-cell/>
        </table:table-row>
        <text:soft-page-break/>
        <table:table-row table:style-name="表格255.3">
          <table:table-cell table:style-name="表格255.A3" office:value-type="string">
            <text:p text:style-name="P2">相关函数</text:p>
          </table:table-cell>
          <table:table-cell table:style-name="表格255.B3" office:value-type="string">
            <text:p text:style-name="P1">getprotobyname, getprotobynumber, endprotoent</text:p>
          </table:table-cell>
        </table:table-row>
        <table:table-row table:style-name="表格255.3">
          <table:table-cell table:style-name="表格255.A4" office:value-type="string">
            <text:p text:style-name="P2">表头文件</text:p>
          </table:table-cell>
          <table:table-cell table:style-name="表格255.B3" office:value-type="string">
            <text:p text:style-name="P1">#include &lt;netdb.h&gt;</text:p>
          </table:table-cell>
        </table:table-row>
        <table:table-row table:style-name="表格255.3">
          <table:table-cell table:style-name="表格255.A4" office:value-type="string">
            <text:p text:style-name="P2">定义函数</text:p>
          </table:table-cell>
          <table:table-cell table:style-name="表格255.B3" office:value-type="string">
            <text:p text:style-name="P1">void setprotoent (int stayopen);</text:p>
          </table:table-cell>
        </table:table-row>
        <table:table-row table:style-name="表格255.3">
          <table:table-cell table:style-name="表格255.A4" office:value-type="string">
            <text:p text:style-name="P2">函数说明</text:p>
          </table:table-cell>
          <table:table-cell table:style-name="表格255.B3" office:value-type="string">
            <text:p text:style-name="P1">setprotoent() 用来打开/etc/protocols， 如果参数stayopen值为1， 则接下来的getprotobyname()或getprotobynumber()将不会自动关闭此文件。</text:p>
          </table:table-cell>
        </table:table-row>
      </table:table>
      <text:p text:style-name="Standard"/>
      <table:table table:name="表格256" table:style-name="表格256">
        <table:table-column table:style-name="表格256.A"/>
        <table:table-column table:style-name="表格256.B"/>
        <table:table-row table:style-name="表格256.1">
          <table:table-cell table:style-name="表格256.A1" table:number-columns-spanned="2" office:value-type="string">
            <text:p text:style-name="P5">setservent（打开主机网络服务的数据文件）</text:p>
          </table:table-cell>
          <table:covered-table-cell/>
        </table:table-row>
        <table:table-row table:style-name="表格256.2">
          <table:table-cell table:style-name="表格256.A2" table:number-columns-spanned="2" office:value-type="string">
            <text:p text:style-name="P3"/>
          </table:table-cell>
          <table:covered-table-cell/>
        </table:table-row>
        <table:table-row table:style-name="表格256.3">
          <table:table-cell table:style-name="表格256.A3" office:value-type="string">
            <text:p text:style-name="P2">相关函数</text:p>
          </table:table-cell>
          <table:table-cell table:style-name="表格256.B3" office:value-type="string">
            <text:p text:style-name="P1">getservent, getservbyname, getservbyport, endservent</text:p>
          </table:table-cell>
        </table:table-row>
        <table:table-row table:style-name="表格256.3">
          <table:table-cell table:style-name="表格256.A4" office:value-type="string">
            <text:p text:style-name="P2">表头文件</text:p>
          </table:table-cell>
          <table:table-cell table:style-name="表格256.B3" office:value-type="string">
            <text:p text:style-name="P1">#include &lt; netdb.h &gt;</text:p>
          </table:table-cell>
        </table:table-row>
        <table:table-row table:style-name="表格256.3">
          <table:table-cell table:style-name="表格256.A4" office:value-type="string">
            <text:p text:style-name="P2">定义函数</text:p>
          </table:table-cell>
          <table:table-cell table:style-name="表格256.B3" office:value-type="string">
            <text:p text:style-name="P1">void setservent (int stayopen);</text:p>
          </table:table-cell>
        </table:table-row>
        <table:table-row table:style-name="表格256.3">
          <table:table-cell table:style-name="表格256.A4" office:value-type="string">
            <text:p text:style-name="P2">函数说明</text:p>
          </table:table-cell>
          <table:table-cell table:style-name="表格256.B3" office:value-type="string">
            <text:p text:style-name="P1">setservent () 用来打开/etc/services，如果参数stayopen值为1，则接下来的getservbyname()或getservbyport()将补回自动关闭文件。</text:p>
          </table:table-cell>
        </table:table-row>
      </table:table>
      <text:p text:style-name="Standard"/>
      <table:table table:name="表格257" table:style-name="表格257">
        <table:table-column table:style-name="表格257.A"/>
        <table:table-column table:style-name="表格257.B"/>
        <table:table-column table:style-name="表格257.C"/>
        <table:table-row table:style-name="表格257.1">
          <table:table-cell table:style-name="表格257.A1" table:number-columns-spanned="3" office:value-type="string">
            <text:p text:style-name="P5">setsockopt（设置socket状态）</text:p>
          </table:table-cell>
          <table:covered-table-cell/>
          <table:covered-table-cell/>
        </table:table-row>
        <table:table-row table:style-name="表格257.2">
          <table:table-cell table:style-name="表格257.A2" table:number-columns-spanned="3" office:value-type="string">
            <text:p text:style-name="P3"/>
          </table:table-cell>
          <table:covered-table-cell/>
          <table:covered-table-cell/>
        </table:table-row>
        <table:table-row table:style-name="表格257.3">
          <table:table-cell table:style-name="表格257.A3" table:number-columns-spanned="2" office:value-type="string">
            <text:p text:style-name="P2">相关函数</text:p>
          </table:table-cell>
          <table:covered-table-cell/>
          <table:table-cell table:style-name="表格257.C3" office:value-type="string">
            <text:p text:style-name="P1">getsockopt</text:p>
          </table:table-cell>
        </table:table-row>
        <table:table-row table:style-name="表格257.3">
          <table:table-cell table:style-name="表格257.A4" table:number-columns-spanned="2" office:value-type="string">
            <text:p text:style-name="P2">表头文件</text:p>
          </table:table-cell>
          <table:covered-table-cell/>
          <table:table-cell table:style-name="表格257.C3" office:value-type="string">
            <text:p text:style-name="P1">#include&lt;sys/types.h&gt;</text:p>
            <text:p text:style-name="Standard">#include&lt;sys/socket.h&gt;</text:p>
          </table:table-cell>
        </table:table-row>
        <table:table-row table:style-name="表格257.3">
          <table:table-cell table:style-name="表格257.A4" table:number-columns-spanned="2" office:value-type="string">
            <text:p text:style-name="P2">定义函数</text:p>
          </table:table-cell>
          <table:covered-table-cell/>
          <table:table-cell table:style-name="表格257.C3" office:value-type="string">
            <text:p text:style-name="P1">int setsockopt(int s,int level,int optname,const void * optval,,socklen_t optlen);</text:p>
          </table:table-cell>
        </table:table-row>
        <table:table-row table:style-name="表格257.3">
          <table:table-cell table:style-name="表格257.A4" table:number-columns-spanned="2" office:value-type="string">
            <text:p text:style-name="P2">函数说明</text:p>
          </table:table-cell>
          <table:covered-table-cell/>
          <table:table-cell table:style-name="表格257.C3" office:value-type="string">
            <text:p text:style-name="P1">setsockopt（）用来设置参数s所指定的socket状态。参数level代表欲设置的网络层，一般设成SOL_SOCKET以存取socket层。参数optname代表欲设置的选项，有下列几种数值：</text:p>
            <text:p text:style-name="Standard">SO_DEBUG <text:s/>打开或关闭排错模式</text:p>
            <text:p text:style-name="Standard">SO_REUSEADDR 允许在bind（）过程中本地地址可重复使用</text:p>
            <text:p text:style-name="Standard">SO_TYPE <text:s/>返回socket形态。</text:p>
            <text:p text:style-name="Standard">SO_ERROR 返回socket已发生的错误原因</text:p>
            <text:p text:style-name="Standard">SO_DONTROUTE 送出的数据包不要利用路由设备来传输。</text:p>
            <text:p text:style-name="Standard">SO_BROADCAST 使用广播方式传送</text:p>
            <text:p text:style-name="Standard">SO_SNDBUF 设置送出的暂存区大小</text:p>
            <text:p text:style-name="Standard">SO_RCVBUF 设置接收的暂存区大小</text:p>
            <text:p text:style-name="Standard">SO_KEEPALIVE 定期确定连线是否已终止。</text:p>
            <text:p text:style-name="Standard">SO_OOBINLINE 当接收到OOB数据时会马上送至标准输入设备</text:p>
            <text:p text:style-name="Standard">SO_LINGER 确保数据安全且可靠的传送出去。</text:p>
            <text:p text:style-name="Standard">参数optval代表欲设置的值，参数optlen则为optval的长度。</text:p>
          </table:table-cell>
        </table:table-row>
        <table:table-row table:style-name="表格257.3">
          <table:table-cell table:style-name="表格257.A4" table:number-columns-spanned="2" office:value-type="string">
            <text:p text:style-name="P2">返回值</text:p>
          </table:table-cell>
          <table:covered-table-cell/>
          <table:table-cell table:style-name="表格257.C3" office:value-type="string">
            <text:p text:style-name="P1">成功则返回0，若有错误则返回-1，错误原因存于errno。</text:p>
          </table:table-cell>
        </table:table-row>
        <text:soft-page-break/>
        <table:table-row table:style-name="表格257.3">
          <table:table-cell table:style-name="表格257.A8" table:number-columns-spanned="2" office:value-type="string">
            <text:p text:style-name="P2">附加说明</text:p>
          </table:table-cell>
          <table:covered-table-cell/>
          <table:table-cell table:style-name="表格257.C3" office:value-type="string">
            <text:p text:style-name="P1">EBADF <text:s/>参数s并非合法的socket处理代码</text:p>
            <text:p text:style-name="Standard">ENOTSOCK 参数s为一文件描述词，非socket</text:p>
            <text:p text:style-name="Standard">ENOPROTOOPT 参数optname指定的选项不正确。</text:p>
            <text:p text:style-name="Standard">EFAULT 参数optval指针指向无法存取的内存空间。</text:p>
          </table:table-cell>
        </table:table-row>
        <table:table-row table:style-name="表格257.9">
          <table:table-cell table:style-name="表格257.C3" table:number-columns-spanned="3" office:value-type="string">
            <text:p text:style-name="P2"/>
          </table:table-cell>
          <table:covered-table-cell/>
          <table:covered-table-cell/>
        </table:table-row>
        <table:table-row table:style-name="表格257.10">
          <table:table-cell table:style-name="表格257.A10" office:value-type="string">
            <text:p text:style-name="P2">范例</text:p>
          </table:table-cell>
          <table:table-cell table:style-name="表格257.B10" table:number-columns-spanned="2" office:value-type="string">
            <text:p text:style-name="P1"/>
          </table:table-cell>
          <table:covered-table-cell/>
        </table:table-row>
        <table:table-row table:style-name="表格257.11">
          <table:table-cell table:style-name="表格257.A11" table:number-columns-spanned="3" office:value-type="string">
            <text:p text:style-name="P1">参考getsockopt（）。</text:p>
          </table:table-cell>
          <table:covered-table-cell/>
          <table:covered-table-cell/>
        </table:table-row>
      </table:table>
      <text:p text:style-name="Standard"/>
      <text:p text:style-name="Standard"/>
      <table:table table:name="表格258" table:style-name="表格258">
        <table:table-column table:style-name="表格258.A"/>
        <table:table-column table:style-name="表格258.B"/>
        <table:table-row table:style-name="表格258.1">
          <table:table-cell table:style-name="表格258.A1" table:number-columns-spanned="2" office:value-type="string">
            <text:p text:style-name="P5">shutdown（终止socket通信）</text:p>
          </table:table-cell>
          <table:covered-table-cell/>
        </table:table-row>
        <table:table-row table:style-name="表格258.2">
          <table:table-cell table:style-name="表格258.A2" table:number-columns-spanned="2" office:value-type="string">
            <text:p text:style-name="P3"/>
          </table:table-cell>
          <table:covered-table-cell/>
        </table:table-row>
        <table:table-row table:style-name="表格258.3">
          <table:table-cell table:style-name="表格258.A3" office:value-type="string">
            <text:p text:style-name="P2">相关函数</text:p>
          </table:table-cell>
          <table:table-cell table:style-name="表格258.B3" office:value-type="string">
            <text:p text:style-name="P1">socket，connect</text:p>
          </table:table-cell>
        </table:table-row>
        <table:table-row table:style-name="表格258.3">
          <table:table-cell table:style-name="表格258.A4" office:value-type="string">
            <text:p text:style-name="P2">表头文件</text:p>
          </table:table-cell>
          <table:table-cell table:style-name="表格258.B3" office:value-type="string">
            <text:p text:style-name="P1">#include&lt;sys/socket.h&gt;</text:p>
          </table:table-cell>
        </table:table-row>
        <table:table-row table:style-name="表格258.3">
          <table:table-cell table:style-name="表格258.A4" office:value-type="string">
            <text:p text:style-name="P2">定义函数</text:p>
          </table:table-cell>
          <table:table-cell table:style-name="表格258.B3" office:value-type="string">
            <text:p text:style-name="P1">int shutdown(int s,int how);</text:p>
          </table:table-cell>
        </table:table-row>
        <table:table-row table:style-name="表格258.3">
          <table:table-cell table:style-name="表格258.A4" office:value-type="string">
            <text:p text:style-name="P2">函数说明</text:p>
          </table:table-cell>
          <table:table-cell table:style-name="表格258.B3" office:value-type="string">
            <text:p text:style-name="P1">shutdown（）用来终止参数s所指定的socket连线。参数s是连线中的socket处理代码，参数how有下列几种情况：</text:p>
            <text:p text:style-name="Standard">how=0 <text:s/>终止读取操作。</text:p>
            <text:p text:style-name="Standard">how=1 <text:s/>终止传送操作</text:p>
            <text:p text:style-name="Standard">how=2 <text:s/>终止读取及传送操作</text:p>
          </table:table-cell>
        </table:table-row>
        <table:table-row table:style-name="表格258.3">
          <table:table-cell table:style-name="表格258.A4" office:value-type="string">
            <text:p text:style-name="P2">返回值</text:p>
          </table:table-cell>
          <table:table-cell table:style-name="表格258.B3" office:value-type="string">
            <text:p text:style-name="P1">成功则返回0，失败返回-1，错误原因存于errno。</text:p>
          </table:table-cell>
        </table:table-row>
        <table:table-row table:style-name="表格258.3">
          <table:table-cell table:style-name="表格258.A8" office:value-type="string">
            <text:p text:style-name="P2">错误代码</text:p>
          </table:table-cell>
          <table:table-cell table:style-name="表格258.B3" office:value-type="string">
            <text:p text:style-name="P1">EBADF <text:s/>参数s不是有效的socket处理代码</text:p>
            <text:p text:style-name="Standard">ENOTSOCK 参数s为一文件描述词，非socket</text:p>
            <text:p text:style-name="Standard">ENOTCONN 参数s指定的socket并未连线</text:p>
          </table:table-cell>
        </table:table-row>
      </table:table>
      <text:p text:style-name="Standard"/>
      <text:p text:style-name="Standard"/>
      <table:table table:name="表格259" table:style-name="表格259">
        <table:table-column table:style-name="表格259.A"/>
        <table:table-column table:style-name="表格259.B"/>
        <table:table-column table:style-name="表格259.C"/>
        <table:table-column table:style-name="表格259.D"/>
        <table:table-row table:style-name="表格259.1">
          <table:table-cell table:style-name="表格259.A1" table:number-columns-spanned="4" office:value-type="string">
            <text:p text:style-name="P5">socket（建立一个socket通信）</text:p>
          </table:table-cell>
          <table:covered-table-cell/>
          <table:covered-table-cell/>
          <table:covered-table-cell/>
        </table:table-row>
        <table:table-row table:style-name="表格259.2">
          <table:table-cell table:style-name="表格259.A2" table:number-columns-spanned="4" office:value-type="string">
            <text:p text:style-name="P3"/>
          </table:table-cell>
          <table:covered-table-cell/>
          <table:covered-table-cell/>
          <table:covered-table-cell/>
        </table:table-row>
        <table:table-row table:style-name="表格259.3">
          <table:table-cell table:style-name="表格259.A3" table:number-columns-spanned="3" office:value-type="string">
            <text:p text:style-name="P2">相关函数</text:p>
          </table:table-cell>
          <table:covered-table-cell/>
          <table:covered-table-cell/>
          <table:table-cell table:style-name="表格259.D3" office:value-type="string">
            <text:p text:style-name="P1">accept，bind，connect，listen</text:p>
          </table:table-cell>
        </table:table-row>
        <table:table-row table:style-name="表格259.3">
          <table:table-cell table:style-name="表格259.A4" table:number-columns-spanned="3" office:value-type="string">
            <text:p text:style-name="P2">表头文件</text:p>
          </table:table-cell>
          <table:covered-table-cell/>
          <table:covered-table-cell/>
          <table:table-cell table:style-name="表格259.D3" office:value-type="string">
            <text:p text:style-name="P1">#include&lt;sys/types.h&gt;</text:p>
            <text:p text:style-name="Standard">#include&lt;sys/socket.h&gt;</text:p>
          </table:table-cell>
        </table:table-row>
        <table:table-row table:style-name="表格259.3">
          <table:table-cell table:style-name="表格259.A4" table:number-columns-spanned="3" office:value-type="string">
            <text:p text:style-name="P2">定义函数</text:p>
          </table:table-cell>
          <table:covered-table-cell/>
          <table:covered-table-cell/>
          <table:table-cell table:style-name="表格259.D3" office:value-type="string">
            <text:p text:style-name="P1">int socket(int domain,int type,int protocol);</text:p>
          </table:table-cell>
        </table:table-row>
        <table:table-row table:style-name="表格259.3">
          <table:table-cell table:style-name="表格259.A4" table:number-columns-spanned="3" office:value-type="string">
            <text:p text:style-name="P2">函数说明</text:p>
          </table:table-cell>
          <table:covered-table-cell/>
          <table:covered-table-cell/>
          <table:table-cell table:style-name="表格259.D3" office:value-type="string">
            <text:p text:style-name="P1">socket（）用来建立一个新的socket，也就是向系统注册，通知系统建立一通信端口。参数domain指定使用何种的地址类型，完整的定义在/usr/include/bits/socket.h内，底下是常见的协议：</text:p>
            <text:p text:style-name="Standard">PF_UNIX/PF_LOCAL/AF_UNIX/AF_LOCAL <text:s/>UNIX进程通信协议</text:p>
            <text:p text:style-name="Standard">PF_INET?AF_INET <text:s text:c="4"/>Ipv4网络协议</text:p>
            <text:p text:style-name="Standard">PF_INET6/AF_INET6 <text:s text:c="2"/>Ipv6网络协议</text:p>
            <text:p text:style-name="Standard">PF_IPX/AF_IPX <text:s text:c="5"/>IPX-Novell协议</text:p>
            <text:p text:style-name="Standard"><text:soft-page-break/>PF_NETLINK/AF_NETLINK 核心用户接口装置</text:p>
            <text:p text:style-name="Standard">PF_X25/AF_X25 <text:s text:c="3"/>ITU-T X.25/ISO-8208协议</text:p>
            <text:p text:style-name="Standard">PF_AX25/AF_AX25 <text:s/>业余无线AX.25协议</text:p>
            <text:p text:style-name="Standard">PF_ATMPVC/AF_ATMPVC 存取原始ATM PVCs</text:p>
            <text:p text:style-name="Standard">PF_APPLETALK/AF_APPLETALK appletalk（DDP）协议</text:p>
            <text:p text:style-name="Standard">PF_PACKET/AF_PACKET <text:s/>初级封包接口</text:p>
            <text:p text:style-name="Standard">参数type有下列几种数值：</text:p>
            <text:p text:style-name="Standard">SOCK_STREAM <text:s/>提供双向连续且可信赖的数据流，即TCP。支持OOB机制，在所有数据传送前必须使用connect（）来建立连线状态。</text:p>
            <text:p text:style-name="Standard">SOCK_DGRAM <text:s/>使用不连续不可信赖的数据包连接</text:p>
            <text:p text:style-name="Standard">SOCK_SEQPACKET 提供连续可信赖的数据包连接</text:p>
            <text:p text:style-name="Standard">SOCK_RAW 提供原始网络协议存取</text:p>
            <text:p text:style-name="Standard">SOCK_RDM 提供可信赖的数据包连接</text:p>
            <text:p text:style-name="Standard">SOCK_PACKET <text:s/>提供和网络驱动程序直接通信。</text:p>
            <text:p text:style-name="Standard">参数protocol用来指定socket所使用的传输协议编号，通常此参考不用管它，设为0即可。</text:p>
          </table:table-cell>
        </table:table-row>
        <table:table-row table:style-name="表格259.3">
          <table:table-cell table:style-name="表格259.A4" table:number-columns-spanned="3" office:value-type="string">
            <text:p text:style-name="P2">返回值</text:p>
          </table:table-cell>
          <table:covered-table-cell/>
          <table:covered-table-cell/>
          <table:table-cell table:style-name="表格259.D3" office:value-type="string">
            <text:p text:style-name="P1">成功则返回socket处理代码，失败返回-1。</text:p>
          </table:table-cell>
        </table:table-row>
        <table:table-row table:style-name="表格259.3">
          <table:table-cell table:style-name="表格259.A8" table:number-columns-spanned="3" office:value-type="string">
            <text:p text:style-name="P2">错误代码</text:p>
          </table:table-cell>
          <table:covered-table-cell/>
          <table:covered-table-cell/>
          <table:table-cell table:style-name="表格259.D3" office:value-type="string">
            <text:p text:style-name="P1">EPROTONOSUPPORT 参数domain指定的类型不支持参数type或protocol指定的协议</text:p>
            <text:p text:style-name="Standard">ENFILE <text:s text:c="2"/>核心内存不足，无法建立新的socket结构</text:p>
            <text:p text:style-name="Standard">EMFILE <text:s/>进程文件表溢出，无法再建立新的socket</text:p>
            <text:p text:style-name="Standard">EACCESS <text:s/>权限不足，无法建立type或protocol指定的协议</text:p>
            <text:p text:style-name="Standard">ENOBUFS/ENOMEM 内存不足</text:p>
            <text:p text:style-name="Standard">EINVAL <text:s/>参数domain/type/protocol不合法</text:p>
          </table:table-cell>
        </table:table-row>
        <table:table-row table:style-name="表格259.9">
          <table:table-cell table:style-name="表格259.D3" table:number-columns-spanned="4" office:value-type="string">
            <text:p text:style-name="P2"/>
          </table:table-cell>
          <table:covered-table-cell/>
          <table:covered-table-cell/>
          <table:covered-table-cell/>
        </table:table-row>
        <table:table-row table:style-name="表格259.10">
          <table:table-cell table:style-name="表格259.A10" office:value-type="string">
            <text:p text:style-name="P2">范例</text:p>
          </table:table-cell>
          <table:table-cell table:style-name="表格259.B10" table:number-columns-spanned="3" office:value-type="string">
            <text:p text:style-name="P1"/>
          </table:table-cell>
          <table:covered-table-cell/>
          <table:covered-table-cell/>
        </table:table-row>
        <table:table-row table:style-name="表格259.11">
          <table:table-cell table:style-name="表格259.A11" table:number-columns-spanned="4" office:value-type="string">
            <text:p text:style-name="P1">参考connect（）。</text:p>
          </table:table-cell>
          <table:covered-table-cell/>
          <table:covered-table-cell/>
          <table:covered-table-cell/>
        </table:table-row>
        <table:table-row table:style-name="表格259.1">
          <table:table-cell table:style-name="表格259.A1" table:number-columns-spanned="4" office:value-type="string">
            <text:p text:style-name="P5">getenv（取得环境变量内容）</text:p>
          </table:table-cell>
          <table:covered-table-cell/>
          <table:covered-table-cell/>
          <table:covered-table-cell/>
        </table:table-row>
        <table:table-row table:style-name="表格259.2">
          <table:table-cell table:style-name="表格259.A2" table:number-columns-spanned="4" office:value-type="string">
            <text:p text:style-name="P3"/>
          </table:table-cell>
          <table:covered-table-cell/>
          <table:covered-table-cell/>
          <table:covered-table-cell/>
        </table:table-row>
        <table:table-row table:style-name="表格259.3">
          <table:table-cell table:style-name="表格259.A3" table:number-columns-spanned="3" office:value-type="string">
            <text:p text:style-name="P2">相关函数</text:p>
          </table:table-cell>
          <table:covered-table-cell/>
          <table:covered-table-cell/>
          <table:table-cell table:style-name="表格259.D3" office:value-type="string">
            <text:p text:style-name="P1">putenv，setenv，unsetenv</text:p>
          </table:table-cell>
        </table:table-row>
        <table:table-row table:style-name="表格259.3">
          <table:table-cell table:style-name="表格259.A4" table:number-columns-spanned="3" office:value-type="string">
            <text:p text:style-name="P2">表头文件</text:p>
          </table:table-cell>
          <table:covered-table-cell/>
          <table:covered-table-cell/>
          <table:table-cell table:style-name="表格259.D3" office:value-type="string">
            <text:p text:style-name="P1">#include&lt;stdlib.h&gt;</text:p>
          </table:table-cell>
        </table:table-row>
        <table:table-row table:style-name="表格259.3">
          <table:table-cell table:style-name="表格259.A4" table:number-columns-spanned="3" office:value-type="string">
            <text:p text:style-name="P2">定义函数</text:p>
          </table:table-cell>
          <table:covered-table-cell/>
          <table:covered-table-cell/>
          <table:table-cell table:style-name="表格259.D3" office:value-type="string">
            <text:p text:style-name="P1">char * getenv(const char *name);</text:p>
          </table:table-cell>
        </table:table-row>
        <table:table-row table:style-name="表格259.3">
          <table:table-cell table:style-name="表格259.A4" table:number-columns-spanned="3" office:value-type="string">
            <text:p text:style-name="P2">函数说明</text:p>
          </table:table-cell>
          <table:covered-table-cell/>
          <table:covered-table-cell/>
          <table:table-cell table:style-name="表格259.D3" office:value-type="string">
            <text:p text:style-name="P1">getenv（）用来取得参数name环境变量的内容。参数name为环境变量的名称，如果该变量存在则会返回指向该内容的指针。</text:p>
            <text:p text:style-name="Standard">环境变量的格式为name＝value。</text:p>
          </table:table-cell>
        </table:table-row>
        <table:table-row table:style-name="表格259.3">
          <table:table-cell table:style-name="表格259.A4" table:number-columns-spanned="3" office:value-type="string">
            <text:p text:style-name="P2">返回值</text:p>
          </table:table-cell>
          <table:covered-table-cell/>
          <table:covered-table-cell/>
          <table:table-cell table:style-name="表格259.D3" office:value-type="string">
            <text:p text:style-name="P1">执行成功则返回指向该内容的指针，找不到符合的环境变量名称则返回NULL。</text:p>
          </table:table-cell>
        </table:table-row>
        <table:table-row table:style-name="表格259.9">
          <table:table-cell table:style-name="表格259.D3" table:number-columns-spanned="4" office:value-type="string">
            <text:p text:style-name="P2"/>
          </table:table-cell>
          <table:covered-table-cell/>
          <table:covered-table-cell/>
          <table:covered-table-cell/>
        </table:table-row>
        <table:table-row table:style-name="表格259.10">
          <table:table-cell table:style-name="表格259.A10" office:value-type="string">
            <text:p text:style-name="P2">范例</text:p>
          </table:table-cell>
          <table:table-cell table:style-name="表格259.B10" table:number-columns-spanned="3" office:value-type="string">
            <text:p text:style-name="P1"/>
          </table:table-cell>
          <table:covered-table-cell/>
          <table:covered-table-cell/>
        </table:table-row>
        <text:soft-page-break/>
        <table:table-row table:style-name="表格259.21">
          <table:table-cell table:style-name="表格259.A11" table:number-columns-spanned="4" office:value-type="string">
            <text:p text:style-name="P1">#include&lt;stdlib.h&gt;</text:p>
            <text:p text:style-name="Standard">mian()</text:p>
            <text:p text:style-name="Standard">{</text:p>
            <text:p text:style-name="Standard"><text:s/>char *p;</text:p>
            <text:p text:style-name="Standard"><text:s/>if((p = getenv(“USER”)))</text:p>
            <text:p text:style-name="Standard"><text:s text:c="3"/>printf(“USER=%s\n”,p);</text:p>
            <text:p text:style-name="Standard">}</text:p>
          </table:table-cell>
          <table:covered-table-cell/>
          <table:covered-table-cell/>
          <table:covered-table-cell/>
        </table:table-row>
        <table:table-row table:style-name="表格259.22">
          <table:table-cell table:style-name="表格259.A10" table:number-columns-spanned="2" office:value-type="string">
            <text:p text:style-name="P2">执行</text:p>
          </table:table-cell>
          <table:covered-table-cell/>
          <table:table-cell table:style-name="表格259.B10" table:number-columns-spanned="2" office:value-type="string">
            <text:p text:style-name="P1"/>
          </table:table-cell>
          <table:covered-table-cell/>
        </table:table-row>
        <table:table-row table:style-name="表格259.23">
          <table:table-cell table:style-name="表格259.A11" table:number-columns-spanned="4" office:value-type="string">
            <text:p text:style-name="P1">USER = root</text:p>
          </table:table-cell>
          <table:covered-table-cell/>
          <table:covered-table-cell/>
          <table:covered-table-cell/>
        </table:table-row>
      </table:table>
      <text:p text:style-name="Standard"/>
      <table:table table:name="表格260" table:style-name="表格260">
        <table:table-column table:style-name="表格260.A"/>
        <table:table-column table:style-name="表格260.B"/>
        <table:table-column table:style-name="表格260.C"/>
        <table:table-column table:style-name="表格260.D"/>
        <table:table-row table:style-name="表格260.1">
          <table:table-cell table:style-name="表格260.A1" table:number-columns-spanned="4" office:value-type="string">
            <text:p text:style-name="P5">putenv（改变或增加环境变量）</text:p>
          </table:table-cell>
          <table:covered-table-cell/>
          <table:covered-table-cell/>
          <table:covered-table-cell/>
        </table:table-row>
        <table:table-row table:style-name="表格260.2">
          <table:table-cell table:style-name="表格260.A2" table:number-columns-spanned="4" office:value-type="string">
            <text:p text:style-name="P3"/>
          </table:table-cell>
          <table:covered-table-cell/>
          <table:covered-table-cell/>
          <table:covered-table-cell/>
        </table:table-row>
        <table:table-row table:style-name="表格260.3">
          <table:table-cell table:style-name="表格260.A3" table:number-columns-spanned="3" office:value-type="string">
            <text:p text:style-name="P2">相关函数</text:p>
          </table:table-cell>
          <table:covered-table-cell/>
          <table:covered-table-cell/>
          <table:table-cell table:style-name="表格260.D3" office:value-type="string">
            <text:p text:style-name="P1">getenv，setenv，unsetenv</text:p>
          </table:table-cell>
        </table:table-row>
        <table:table-row table:style-name="表格260.3">
          <table:table-cell table:style-name="表格260.A4" table:number-columns-spanned="3" office:value-type="string">
            <text:p text:style-name="P2">表头文件</text:p>
          </table:table-cell>
          <table:covered-table-cell/>
          <table:covered-table-cell/>
          <table:table-cell table:style-name="表格260.D3" office:value-type="string">
            <text:p text:style-name="P1">#include4&lt;stdlib.h&gt;</text:p>
          </table:table-cell>
        </table:table-row>
        <table:table-row table:style-name="表格260.3">
          <table:table-cell table:style-name="表格260.A4" table:number-columns-spanned="3" office:value-type="string">
            <text:p text:style-name="P2">定义函数</text:p>
          </table:table-cell>
          <table:covered-table-cell/>
          <table:covered-table-cell/>
          <table:table-cell table:style-name="表格260.D3" office:value-type="string">
            <text:p text:style-name="P1">int putenv(const char * string);</text:p>
          </table:table-cell>
        </table:table-row>
        <table:table-row table:style-name="表格260.3">
          <table:table-cell table:style-name="表格260.A4" table:number-columns-spanned="3" office:value-type="string">
            <text:p text:style-name="P2">函数说明</text:p>
          </table:table-cell>
          <table:covered-table-cell/>
          <table:covered-table-cell/>
          <table:table-cell table:style-name="表格260.D3" office:value-type="string">
            <text:p text:style-name="P1">putenv（）用来改变或增加环境变量的内容。参数string的格式为name＝value，如果该环境变量原先存在，则变量内容会依参数string改变，否则此参数内容会成为新的环境变量。</text:p>
          </table:table-cell>
        </table:table-row>
        <table:table-row table:style-name="表格260.3">
          <table:table-cell table:style-name="表格260.A4" table:number-columns-spanned="3" office:value-type="string">
            <text:p text:style-name="P2">返回值</text:p>
          </table:table-cell>
          <table:covered-table-cell/>
          <table:covered-table-cell/>
          <table:table-cell table:style-name="表格260.D3" office:value-type="string">
            <text:p text:style-name="P1">执行成功则返回0，有错误发生则返回-1。</text:p>
          </table:table-cell>
        </table:table-row>
        <table:table-row table:style-name="表格260.3">
          <table:table-cell table:style-name="表格260.A8" table:number-columns-spanned="3" office:value-type="string">
            <text:p text:style-name="P2">错误代码</text:p>
          </table:table-cell>
          <table:covered-table-cell/>
          <table:covered-table-cell/>
          <table:table-cell table:style-name="表格260.D3" office:value-type="string">
            <text:p text:style-name="P1">ENOMEM 内存不足，无法配置新的环境变量空间</text:p>
          </table:table-cell>
        </table:table-row>
        <table:table-row table:style-name="表格260.9">
          <table:table-cell table:style-name="表格260.D3" table:number-columns-spanned="4" office:value-type="string">
            <text:p text:style-name="P2"/>
          </table:table-cell>
          <table:covered-table-cell/>
          <table:covered-table-cell/>
          <table:covered-table-cell/>
        </table:table-row>
        <table:table-row table:style-name="表格260.10">
          <table:table-cell table:style-name="表格260.A10" office:value-type="string">
            <text:p text:style-name="P2">范例</text:p>
          </table:table-cell>
          <table:table-cell table:style-name="表格260.B10" table:number-columns-spanned="3" office:value-type="string">
            <text:p text:style-name="P1"/>
          </table:table-cell>
          <table:covered-table-cell/>
          <table:covered-table-cell/>
        </table:table-row>
        <table:table-row table:style-name="表格260.11">
          <table:table-cell table:style-name="表格260.A11" table:number-columns-spanned="4" office:value-type="string">
            <text:p text:style-name="P1">#include&lt;stdlib.h&gt;</text:p>
            <text:p text:style-name="Standard">main()</text:p>
            <text:p text:style-name="Standard">{</text:p>
            <text:p text:style-name="Standard"><text:s text:c="2"/>char *p;</text:p>
            <text:p text:style-name="Standard"><text:s text:c="2"/>if((p = getenv(“USER”)))</text:p>
            <text:p text:style-name="P18">printf(“USER =%s\n”,p);</text:p>
            <text:p text:style-name="Standard">putenv(“USER=test”);</text:p>
            <text:p text:style-name="Standard">printf(“USER+5s\n”,getenv(“USER”));</text:p>
            <text:p text:style-name="Standard">}</text:p>
          </table:table-cell>
          <table:covered-table-cell/>
          <table:covered-table-cell/>
          <table:covered-table-cell/>
        </table:table-row>
        <table:table-row table:style-name="表格260.12">
          <table:table-cell table:style-name="表格260.A10" table:number-columns-spanned="2" office:value-type="string">
            <text:p text:style-name="P2">执行</text:p>
          </table:table-cell>
          <table:covered-table-cell/>
          <table:table-cell table:style-name="表格260.B10" table:number-columns-spanned="2" office:value-type="string">
            <text:p text:style-name="P1"/>
          </table:table-cell>
          <table:covered-table-cell/>
        </table:table-row>
        <table:table-row table:style-name="表格260.13">
          <table:table-cell table:style-name="表格260.A11" table:number-columns-spanned="4" office:value-type="string">
            <text:p text:style-name="P1">USER=root</text:p>
            <text:p text:style-name="Standard">USER=root</text:p>
          </table:table-cell>
          <table:covered-table-cell/>
          <table:covered-table-cell/>
          <table:covered-table-cell/>
        </table:table-row>
      </table:table>
      <text:p text:style-name="Standard"/>
      <text:p text:style-name="Standard"/>
      <table:table table:name="表格261" table:style-name="表格261">
        <table:table-column table:style-name="表格261.A"/>
        <table:table-column table:style-name="表格261.B"/>
        <table:table-column table:style-name="表格261.C"/>
        <table:table-column table:style-name="表格261.D"/>
        <text:soft-page-break/>
        <table:table-row table:style-name="表格261.1">
          <table:table-cell table:style-name="表格261.A1" table:number-columns-spanned="4" office:value-type="string">
            <text:p text:style-name="P5">setenv（改变或增加环境变量）</text:p>
          </table:table-cell>
          <table:covered-table-cell/>
          <table:covered-table-cell/>
          <table:covered-table-cell/>
        </table:table-row>
        <table:table-row table:style-name="表格261.2">
          <table:table-cell table:style-name="表格261.A2" table:number-columns-spanned="4" office:value-type="string">
            <text:p text:style-name="P3"/>
          </table:table-cell>
          <table:covered-table-cell/>
          <table:covered-table-cell/>
          <table:covered-table-cell/>
        </table:table-row>
        <table:table-row table:style-name="表格261.3">
          <table:table-cell table:style-name="表格261.A3" table:number-columns-spanned="3" office:value-type="string">
            <text:p text:style-name="P2">相关函数</text:p>
          </table:table-cell>
          <table:covered-table-cell/>
          <table:covered-table-cell/>
          <table:table-cell table:style-name="表格261.D3" office:value-type="string">
            <text:p text:style-name="P1">getenv，putenv，unsetenv</text:p>
          </table:table-cell>
        </table:table-row>
        <table:table-row table:style-name="表格261.3">
          <table:table-cell table:style-name="表格261.A4" table:number-columns-spanned="3" office:value-type="string">
            <text:p text:style-name="P2">表头文件</text:p>
          </table:table-cell>
          <table:covered-table-cell/>
          <table:covered-table-cell/>
          <table:table-cell table:style-name="表格261.D3" office:value-type="string">
            <text:p text:style-name="P1">#include&lt;stdlib.h&gt;</text:p>
          </table:table-cell>
        </table:table-row>
        <table:table-row table:style-name="表格261.3">
          <table:table-cell table:style-name="表格261.A4" table:number-columns-spanned="3" office:value-type="string">
            <text:p text:style-name="P2">定义函数</text:p>
          </table:table-cell>
          <table:covered-table-cell/>
          <table:covered-table-cell/>
          <table:table-cell table:style-name="表格261.D3" office:value-type="string">
            <text:p text:style-name="P1">int setenv(const char *name,const char * value,int overwrite);</text:p>
          </table:table-cell>
        </table:table-row>
        <table:table-row table:style-name="表格261.3">
          <table:table-cell table:style-name="表格261.A4" table:number-columns-spanned="3" office:value-type="string">
            <text:p text:style-name="P2">函数说明</text:p>
          </table:table-cell>
          <table:covered-table-cell/>
          <table:covered-table-cell/>
          <table:table-cell table:style-name="表格261.D3" office:value-type="string">
            <text:p text:style-name="P1">setenv（）用来改变或增加环境变量的内容。参数name为环境变量名称字符串，参数value则为变量内容，参数overwrite用来决定是否要改变已存在的环境变量。如果overwrite不为0，而该环境变量原已有内容，则原内容会被改为参数value所指的变量内容：如果overwrite为0，且该环境变量已有内容，则参数value会被忽略。</text:p>
          </table:table-cell>
        </table:table-row>
        <table:table-row table:style-name="表格261.3">
          <table:table-cell table:style-name="表格261.A4" table:number-columns-spanned="3" office:value-type="string">
            <text:p text:style-name="P2">返回值</text:p>
          </table:table-cell>
          <table:covered-table-cell/>
          <table:covered-table-cell/>
          <table:table-cell table:style-name="表格261.D3" office:value-type="string">
            <text:p text:style-name="P1">执行成功则返回0，有错误发生时返回-1。</text:p>
          </table:table-cell>
        </table:table-row>
        <table:table-row table:style-name="表格261.3">
          <table:table-cell table:style-name="表格261.A8" table:number-columns-spanned="3" office:value-type="string">
            <text:p text:style-name="P2">错误代码</text:p>
          </table:table-cell>
          <table:covered-table-cell/>
          <table:covered-table-cell/>
          <table:table-cell table:style-name="表格261.D3" office:value-type="string">
            <text:p text:style-name="P1">ENOMEM 内存不足，无法配置新的环境变量空间</text:p>
          </table:table-cell>
        </table:table-row>
        <table:table-row table:style-name="表格261.9">
          <table:table-cell table:style-name="表格261.D3" table:number-columns-spanned="4" office:value-type="string">
            <text:p text:style-name="P2"/>
          </table:table-cell>
          <table:covered-table-cell/>
          <table:covered-table-cell/>
          <table:covered-table-cell/>
        </table:table-row>
        <table:table-row table:style-name="表格261.10">
          <table:table-cell table:style-name="表格261.A10" office:value-type="string">
            <text:p text:style-name="P2">范例</text:p>
          </table:table-cell>
          <table:table-cell table:style-name="表格261.B10" table:number-columns-spanned="3" office:value-type="string">
            <text:p text:style-name="P1"/>
          </table:table-cell>
          <table:covered-table-cell/>
          <table:covered-table-cell/>
        </table:table-row>
        <table:table-row table:style-name="表格261.11">
          <table:table-cell table:style-name="表格261.A11" table:number-columns-spanned="4" office:value-type="string">
            <text:p text:style-name="P1">#include&lt;stdlib.h&gt;</text:p>
            <text:p text:style-name="Standard">main()</text:p>
            <text:p text:style-name="Standard">{</text:p>
            <text:p text:style-name="Standard"><text:s/>char * p;</text:p>
            <text:p text:style-name="Standard"><text:s/>if((p=getenv(“USER”)))</text:p>
            <text:p text:style-name="Standard"><text:s text:c="3"/>printf(“USER =%s\n”,p);</text:p>
            <text:p text:style-name="Standard"><text:s/>setenv(“USER”,”test”,1);</text:p>
            <text:p text:style-name="Standard"><text:s/>printf(“USER=%s\n”,getenv(“USEr”));</text:p>
            <text:p text:style-name="Standard"><text:s/>unsetenv(“USER”);</text:p>
            <text:p text:style-name="Standard"><text:s/>printf(“USER=%s\n”,getenv(“USER”));</text:p>
            <text:p text:style-name="Standard">}</text:p>
          </table:table-cell>
          <table:covered-table-cell/>
          <table:covered-table-cell/>
          <table:covered-table-cell/>
        </table:table-row>
        <table:table-row table:style-name="表格261.12">
          <table:table-cell table:style-name="表格261.A10" table:number-columns-spanned="2" office:value-type="string">
            <text:p text:style-name="P2">执行</text:p>
          </table:table-cell>
          <table:covered-table-cell/>
          <table:table-cell table:style-name="表格261.B10" table:number-columns-spanned="2" office:value-type="string">
            <text:p text:style-name="P1"/>
          </table:table-cell>
          <table:covered-table-cell/>
        </table:table-row>
        <table:table-row table:style-name="表格261.13">
          <table:table-cell table:style-name="表格261.A11" table:number-columns-spanned="4" office:value-type="string">
            <text:p text:style-name="P1">USER = root</text:p>
            <text:p text:style-name="Standard">USER = test</text:p>
            <text:p text:style-name="Standard">USER = (null)</text:p>
          </table:table-cell>
          <table:covered-table-cell/>
          <table:covered-table-cell/>
          <table:covered-table-cell/>
        </table:table-row>
      </table:table>
      <text:p text:style-name="Standard"/>
      <text:p text:style-name="Standard"/>
      <table:table table:name="表格262" table:style-name="表格262">
        <table:table-column table:style-name="表格262.A"/>
        <table:table-column table:style-name="表格262.B"/>
        <table:table-column table:style-name="表格262.C"/>
        <table:table-column table:style-name="表格262.D"/>
        <table:table-row table:style-name="表格262.1">
          <table:table-cell table:style-name="表格262.A1" table:number-columns-spanned="4" office:value-type="string">
            <text:p text:style-name="P5">getopt（分析命令行参数）</text:p>
          </table:table-cell>
          <table:covered-table-cell/>
          <table:covered-table-cell/>
          <table:covered-table-cell/>
        </table:table-row>
        <table:table-row table:style-name="表格262.2">
          <table:table-cell table:style-name="表格262.A2" table:number-columns-spanned="4" office:value-type="string">
            <text:p text:style-name="P3"/>
          </table:table-cell>
          <table:covered-table-cell/>
          <table:covered-table-cell/>
          <table:covered-table-cell/>
        </table:table-row>
        <table:table-row table:style-name="表格262.3">
          <table:table-cell table:style-name="表格262.A3" table:number-columns-spanned="3" office:value-type="string">
            <text:p text:style-name="P2">相关函数</text:p>
          </table:table-cell>
          <table:covered-table-cell/>
          <table:covered-table-cell/>
          <table:table-cell table:style-name="表格262.D3" office:value-type="string">
            <text:p text:style-name="P1">无</text:p>
          </table:table-cell>
        </table:table-row>
        <table:table-row table:style-name="表格262.3">
          <table:table-cell table:style-name="表格262.A4" table:number-columns-spanned="3" office:value-type="string">
            <text:p text:style-name="P2">表头文件</text:p>
          </table:table-cell>
          <table:covered-table-cell/>
          <table:covered-table-cell/>
          <table:table-cell table:style-name="表格262.D3" office:value-type="string">
            <text:p text:style-name="P1">#include&lt;unistd.h&gt;</text:p>
          </table:table-cell>
        </table:table-row>
        <table:table-row table:style-name="表格262.3">
          <table:table-cell table:style-name="表格262.A4" table:number-columns-spanned="3" office:value-type="string">
            <text:p text:style-name="P2">定义函数</text:p>
          </table:table-cell>
          <table:covered-table-cell/>
          <table:covered-table-cell/>
          <table:table-cell table:style-name="表格262.D3" office:value-type="string">
            <text:p text:style-name="P1">int getopt(int argc,char * const argv[ ],const char * optstring);</text:p>
          </table:table-cell>
        </table:table-row>
        <text:soft-page-break/>
        <table:table-row table:style-name="表格262.3">
          <table:table-cell table:style-name="表格262.A4" table:number-columns-spanned="3" office:value-type="string">
            <text:p text:style-name="P2">函数说明</text:p>
          </table:table-cell>
          <table:covered-table-cell/>
          <table:covered-table-cell/>
          <table:table-cell table:style-name="表格262.D3" office:value-type="string">
            <text:p text:style-name="P1">getopt（）用来分析命令行参数。参数argc和argv是由main()传递的参数个数和内容。参数optstring则代表欲处理的选项字符串。此函数会返回在argv中下一个的选项字母，此字母会对应参数optstring中的字母。如果选项字符串里的字母后接着冒号“：”，则表示还有相关的参数，全域变量optarg即会指向此额外参数。</text:p>
            <text:p text:style-name="Standard">如果getopt（）找不到符合的参数则会印出错信息，并将全域变量optopt设为“？”字符，如果不希望getopt（）印出错信息，则只要将全域变量opterr设为0即可。</text:p>
          </table:table-cell>
        </table:table-row>
        <table:table-row table:style-name="表格262.3">
          <table:table-cell table:style-name="表格262.A4" table:number-columns-spanned="3" office:value-type="string">
            <text:p text:style-name="P2">返回值</text:p>
          </table:table-cell>
          <table:covered-table-cell/>
          <table:covered-table-cell/>
          <table:table-cell table:style-name="表格262.D3" office:value-type="string">
            <text:p text:style-name="P1">如果找到符合的参数则返回此参数字母，如果参数不包含在参数optstring的选项字母则返回“？”字符，分析结束则返回-1。</text:p>
          </table:table-cell>
        </table:table-row>
        <table:table-row table:style-name="表格262.8">
          <table:table-cell table:style-name="表格262.D3" table:number-columns-spanned="4" office:value-type="string">
            <text:p text:style-name="P2"/>
          </table:table-cell>
          <table:covered-table-cell/>
          <table:covered-table-cell/>
          <table:covered-table-cell/>
        </table:table-row>
        <table:table-row table:style-name="表格262.9">
          <table:table-cell table:style-name="表格262.A9" office:value-type="string">
            <text:p text:style-name="P2">范例</text:p>
          </table:table-cell>
          <table:table-cell table:style-name="表格262.B9" table:number-columns-spanned="3" office:value-type="string">
            <text:p text:style-name="P1"/>
          </table:table-cell>
          <table:covered-table-cell/>
          <table:covered-table-cell/>
        </table:table-row>
        <table:table-row table:style-name="表格262.10">
          <table:table-cell table:style-name="表格262.A10" table:number-columns-spanned="4" office:value-type="string">
            <text:p text:style-name="P1">#include&lt;stdio.h&gt;</text:p>
            <text:p text:style-name="Standard">#include&lt;unistd.h&gt;</text:p>
            <text:p text:style-name="Standard">int main(int argc,char **argv)</text:p>
            <text:p text:style-name="Standard">{</text:p>
            <text:p text:style-name="Standard"><text:s/>int ch;</text:p>
            <text:p text:style-name="Standard"><text:s/>opterr = 0;</text:p>
            <text:p text:style-name="Standard"><text:s/>while((ch = getopt(argc,argv,”a:bcde”))!= -1)</text:p>
            <text:p text:style-name="Standard"><text:s/>switch(ch)</text:p>
            <text:p text:style-name="Standard">{</text:p>
            <text:p text:style-name="Standard"><text:s text:c="2"/>case ‘a’:</text:p>
            <text:p text:style-name="Standard"><text:s text:c="11"/>printf(“option a:’%s’\n”,optarg);</text:p>
            <text:p text:style-name="Standard"><text:s text:c="11"/>break;</text:p>
            <text:p text:style-name="Standard"><text:s/>case ‘b’:</text:p>
            <text:p text:style-name="Standard"><text:s text:c="10"/>printf(“option b :b\n”);</text:p>
            <text:p text:style-name="Standard"><text:s text:c="10"/>break;</text:p>
            <text:p text:style-name="Standard"><text:s/>default:</text:p>
            <text:p text:style-name="Standard"><text:s text:c="9"/>printf(“other option :%c\n”,ch);</text:p>
            <text:p text:style-name="Standard">}</text:p>
            <text:p text:style-name="Standard">printf(“optopt +%c\n”,optopt);</text:p>
            <text:p text:style-name="Standard">}</text:p>
          </table:table-cell>
          <table:covered-table-cell/>
          <table:covered-table-cell/>
          <table:covered-table-cell/>
        </table:table-row>
        <table:table-row table:style-name="表格262.11">
          <table:table-cell table:style-name="表格262.A9" table:number-columns-spanned="2" office:value-type="string">
            <text:p text:style-name="P2">执行</text:p>
          </table:table-cell>
          <table:covered-table-cell/>
          <table:table-cell table:style-name="表格262.B9" table:number-columns-spanned="2" office:value-type="string">
            <text:p text:style-name="P1"/>
          </table:table-cell>
          <table:covered-table-cell/>
        </table:table-row>
        <table:table-row table:style-name="表格262.12">
          <table:table-cell table:style-name="表格262.A10" table:number-columns-spanned="4" office:value-type="string">
            <text:p text:style-name="P1">$./getopt –b</text:p>
            <text:p text:style-name="Standard">option b:b</text:p>
            <text:p text:style-name="Standard">$./getopt –c</text:p>
            <text:p text:style-name="Standard">other option:c</text:p>
            <text:p text:style-name="Standard">$./getopt –a</text:p>
            <text:p text:style-name="Standard">other option :?</text:p>
            <text:p text:style-name="Standard">$./getopt –a12345</text:p>
            <text:p text:style-name="Standard">option a:’12345’</text:p>
          </table:table-cell>
          <table:covered-table-cell/>
          <table:covered-table-cell/>
          <table:covered-table-cell/>
        </table:table-row>
      </table:table>
      <text:p text:style-name="Standard"/>
      <text:p text:style-name="Standard"/>
      <table:table table:name="表格263" table:style-name="表格263">
        <table:table-column table:style-name="表格263.A"/>
        <table:table-column table:style-name="表格263.B"/>
        <table:table-column table:style-name="表格263.C"/>
        <text:soft-page-break/>
        <table:table-row table:style-name="表格263.1">
          <table:table-cell table:style-name="表格263.A1" table:number-columns-spanned="3" office:value-type="string">
            <text:p text:style-name="P5">isatty（判断文件描述词是否是为终端机）</text:p>
          </table:table-cell>
          <table:covered-table-cell/>
          <table:covered-table-cell/>
        </table:table-row>
        <table:table-row table:style-name="表格263.2">
          <table:table-cell table:style-name="表格263.A2" table:number-columns-spanned="3" office:value-type="string">
            <text:p text:style-name="P3"/>
          </table:table-cell>
          <table:covered-table-cell/>
          <table:covered-table-cell/>
        </table:table-row>
        <table:table-row table:style-name="表格263.3">
          <table:table-cell table:style-name="表格263.A3" table:number-columns-spanned="2" office:value-type="string">
            <text:p text:style-name="P2">相关函数</text:p>
          </table:table-cell>
          <table:covered-table-cell/>
          <table:table-cell table:style-name="表格263.C3" office:value-type="string">
            <text:p text:style-name="P1">ttyname</text:p>
          </table:table-cell>
        </table:table-row>
        <table:table-row table:style-name="表格263.3">
          <table:table-cell table:style-name="表格263.A4" table:number-columns-spanned="2" office:value-type="string">
            <text:p text:style-name="P2">表头文件</text:p>
          </table:table-cell>
          <table:covered-table-cell/>
          <table:table-cell table:style-name="表格263.C3" office:value-type="string">
            <text:p text:style-name="P1">#include&lt;unistd.h&gt;</text:p>
          </table:table-cell>
        </table:table-row>
        <table:table-row table:style-name="表格263.3">
          <table:table-cell table:style-name="表格263.A4" table:number-columns-spanned="2" office:value-type="string">
            <text:p text:style-name="P2">定义函数</text:p>
          </table:table-cell>
          <table:covered-table-cell/>
          <table:table-cell table:style-name="表格263.C3" office:value-type="string">
            <text:p text:style-name="P1">int isatty(int desc);</text:p>
          </table:table-cell>
        </table:table-row>
        <table:table-row table:style-name="表格263.3">
          <table:table-cell table:style-name="表格263.A4" table:number-columns-spanned="2" office:value-type="string">
            <text:p text:style-name="P2">函数说明</text:p>
          </table:table-cell>
          <table:covered-table-cell/>
          <table:table-cell table:style-name="表格263.C3" office:value-type="string">
            <text:p text:style-name="P1">如果参数desc所代表的文件描述词为一终端机则返回1，否则返回0。</text:p>
          </table:table-cell>
        </table:table-row>
        <table:table-row table:style-name="表格263.3">
          <table:table-cell table:style-name="表格263.A4" table:number-columns-spanned="2" office:value-type="string">
            <text:p text:style-name="P2">返回值</text:p>
          </table:table-cell>
          <table:covered-table-cell/>
          <table:table-cell table:style-name="表格263.C3" office:value-type="string">
            <text:p text:style-name="P1">如果文件为终端机则返回1，否则返回0。</text:p>
          </table:table-cell>
        </table:table-row>
        <table:table-row table:style-name="表格263.8">
          <table:table-cell table:style-name="表格263.C3" table:number-columns-spanned="3" office:value-type="string">
            <text:p text:style-name="P2"/>
          </table:table-cell>
          <table:covered-table-cell/>
          <table:covered-table-cell/>
        </table:table-row>
        <table:table-row table:style-name="表格263.9">
          <table:table-cell table:style-name="表格263.A9" office:value-type="string">
            <text:p text:style-name="P2">范例</text:p>
          </table:table-cell>
          <table:table-cell table:style-name="表格263.B9" table:number-columns-spanned="2" office:value-type="string">
            <text:p text:style-name="P1"/>
          </table:table-cell>
          <table:covered-table-cell/>
        </table:table-row>
        <table:table-row table:style-name="表格263.10">
          <table:table-cell table:style-name="表格263.A10" table:number-columns-spanned="3" office:value-type="string">
            <text:p text:style-name="P1">参考ttyname（）。</text:p>
          </table:table-cell>
          <table:covered-table-cell/>
          <table:covered-table-cell/>
        </table:table-row>
      </table:table>
      <text:p text:style-name="Standard"/>
      <text:p text:style-name="Standard"/>
      <table:table table:name="表格264" table:style-name="表格264">
        <table:table-column table:style-name="表格264.A"/>
        <table:table-column table:style-name="表格264.B"/>
        <table:table-column table:style-name="表格264.C"/>
        <table:table-row table:style-name="表格264.1">
          <table:table-cell table:style-name="表格264.A1" table:number-columns-spanned="3" office:value-type="string">
            <text:p text:style-name="P5">select（I/O多工机制）</text:p>
          </table:table-cell>
          <table:covered-table-cell/>
          <table:covered-table-cell/>
        </table:table-row>
        <table:table-row table:style-name="表格264.2">
          <table:table-cell table:style-name="表格264.A2" table:number-columns-spanned="3" office:value-type="string">
            <text:p text:style-name="P3"/>
          </table:table-cell>
          <table:covered-table-cell/>
          <table:covered-table-cell/>
        </table:table-row>
        <table:table-row table:style-name="表格264.3">
          <table:table-cell table:style-name="表格264.A3" table:number-columns-spanned="2" office:value-type="string">
            <text:p text:style-name="P2">表头文件</text:p>
          </table:table-cell>
          <table:covered-table-cell/>
          <table:table-cell table:style-name="表格264.C3" office:value-type="string">
            <text:p text:style-name="P1">#include&lt;sys/time.h&gt;</text:p>
            <text:p text:style-name="Standard">#include&lt;sys/types.h&gt;</text:p>
            <text:p text:style-name="Standard">#include&lt;unistd.h&gt;</text:p>
          </table:table-cell>
        </table:table-row>
        <table:table-row table:style-name="表格264.3">
          <table:table-cell table:style-name="表格264.A3" table:number-columns-spanned="2" office:value-type="string">
            <text:p text:style-name="P2">定义函数</text:p>
          </table:table-cell>
          <table:covered-table-cell/>
          <table:table-cell table:style-name="表格264.C3" office:value-type="string">
            <text:p text:style-name="P1">int select(int n,fd_set * readfds,fd_set * writefds,fd_set * exceptfds,struct timeval * timeout);</text:p>
          </table:table-cell>
        </table:table-row>
        <table:table-row table:style-name="表格264.3">
          <table:table-cell table:style-name="表格264.A3" table:number-columns-spanned="2" office:value-type="string">
            <text:p text:style-name="P2">函数说明</text:p>
          </table:table-cell>
          <table:covered-table-cell/>
          <table:table-cell table:style-name="表格264.C3" office:value-type="string">
            <text:p text:style-name="P1">select（）用来等待文件描述词状态的改变。参数n代表最大的文件描述词加1，参数readfds、writefds和exceptfds称为描述词组，是用来回传该描述词的读，写或例外的状况。底下的宏提供了处理这三种描述词组的方式：</text:p>
            <text:p text:style-name="Standard">FD_CLR（inr fd,fd_set* set）；用来清除描述词组set中相关fd的位</text:p>
            <text:p text:style-name="Standard">FD_ISSET（int fd,fd_set *set）；用来测试描述词组set中相关fd的位是否为真</text:p>
            <text:p text:style-name="Standard">FD_SET（int fd,fd_set*set）；用来设置描述词组set中相关fd的位</text:p>
            <text:p text:style-name="Standard">FD_ZERO（fd_set *set）； <text:s/>用来清除描述词组set的全部位</text:p>
            <text:p text:style-name="Standard">参数timeout为结构timeval，用来设置select（）的等待时间，其结构定义如下：</text:p>
            <text:p text:style-name="Standard"><text:s text:c="2"/>struct timeval</text:p>
            <text:p text:style-name="Standard">{</text:p>
            <text:p text:style-name="Standard"><text:s text:c="2"/>time_t tv_sec;</text:p>
            <text:p text:style-name="Standard"><text:s text:c="2"/>time_t tv_usec;</text:p>
            <text:p text:style-name="Standard">};</text:p>
          </table:table-cell>
        </table:table-row>
        <table:table-row table:style-name="表格264.3">
          <table:table-cell table:style-name="表格264.A3" table:number-columns-spanned="2" office:value-type="string">
            <text:p text:style-name="P2">返回值</text:p>
          </table:table-cell>
          <table:covered-table-cell/>
          <table:table-cell table:style-name="表格264.C3" office:value-type="string">
            <text:p text:style-name="P1">如果参数timeout设为NULL则表示select（）没有timeout。</text:p>
          </table:table-cell>
        </table:table-row>
        <text:soft-page-break/>
        <table:table-row table:style-name="表格264.3">
          <table:table-cell table:style-name="表格264.A7" table:number-columns-spanned="2" office:value-type="string">
            <text:p text:style-name="P2">错误代码</text:p>
          </table:table-cell>
          <table:covered-table-cell/>
          <table:table-cell table:style-name="表格264.C3" office:value-type="string">
            <text:p text:style-name="P1">执行成功则返回文件描述词状态已改变的个数，如果返回0代表在描述词状态改变前已超过timeout时间，当有错误发生时则返回-1，错误原因存于errno，此时参数readfds，writefds，exceptfds和timeout的值变成不可预测。</text:p>
            <text:p text:style-name="Standard">EBADF <text:s/>文件描述词为无效的或该文件已关闭</text:p>
            <text:p text:style-name="Standard">EINTR <text:s text:c="2"/>此调用被信号所中断</text:p>
            <text:p text:style-name="Standard">EINVAL <text:s/>参数n为负值。</text:p>
            <text:p text:style-name="Standard">ENOMEM <text:s/>核心内存不足</text:p>
          </table:table-cell>
        </table:table-row>
        <table:table-row table:style-name="表格264.8">
          <table:table-cell table:style-name="表格264.C3" table:number-columns-spanned="3" office:value-type="string">
            <text:p text:style-name="P2"/>
          </table:table-cell>
          <table:covered-table-cell/>
          <table:covered-table-cell/>
        </table:table-row>
        <table:table-row table:style-name="表格264.9">
          <table:table-cell table:style-name="表格264.A9" office:value-type="string">
            <text:p text:style-name="P2">范例</text:p>
          </table:table-cell>
          <table:table-cell table:style-name="表格264.B9" table:number-columns-spanned="2" office:value-type="string">
            <text:p text:style-name="P1"/>
          </table:table-cell>
          <table:covered-table-cell/>
        </table:table-row>
        <table:table-row table:style-name="表格264.10">
          <table:table-cell table:style-name="表格264.A10" table:number-columns-spanned="3" office:value-type="string">
            <text:p text:style-name="P1">下面是常见的程序片段</text:p>
            <text:p text:style-name="Standard">fs_set readset；</text:p>
            <text:p text:style-name="Standard">FD_ZERO(&amp;readset);</text:p>
            <text:p text:style-name="Standard">FD_SET(fd,&amp;readset);</text:p>
            <text:p text:style-name="Standard">select(fd+1,&amp;readset,NULL,NULL,NULL);</text:p>
            <text:p text:style-name="Standard">if(FD_ISSET(fd,readset){……}</text:p>
          </table:table-cell>
          <table:covered-table-cell/>
          <table:covered-table-cell/>
        </table:table-row>
      </table:table>
      <text:p text:style-name="Standard"/>
      <table:table table:name="表格265" table:style-name="表格265">
        <table:table-column table:style-name="表格265.A"/>
        <table:table-column table:style-name="表格265.B"/>
        <table:table-column table:style-name="表格265.C"/>
        <table:table-column table:style-name="表格265.D"/>
        <table:table-row table:style-name="表格265.1">
          <table:table-cell table:style-name="表格265.A1" table:number-columns-spanned="4" office:value-type="string">
            <text:p text:style-name="P5">ttyname（返回一终端机名称）</text:p>
          </table:table-cell>
          <table:covered-table-cell/>
          <table:covered-table-cell/>
          <table:covered-table-cell/>
        </table:table-row>
        <table:table-row table:style-name="表格265.2">
          <table:table-cell table:style-name="表格265.A2" table:number-columns-spanned="4" office:value-type="string">
            <text:p text:style-name="P3"/>
          </table:table-cell>
          <table:covered-table-cell/>
          <table:covered-table-cell/>
          <table:covered-table-cell/>
        </table:table-row>
        <table:table-row table:style-name="表格265.3">
          <table:table-cell table:style-name="表格265.A3" table:number-columns-spanned="3" office:value-type="string">
            <text:p text:style-name="P2">相关函数</text:p>
          </table:table-cell>
          <table:covered-table-cell/>
          <table:covered-table-cell/>
          <table:table-cell table:style-name="表格265.D3" office:value-type="string">
            <text:p text:style-name="P1">isatty</text:p>
          </table:table-cell>
        </table:table-row>
        <table:table-row table:style-name="表格265.3">
          <table:table-cell table:style-name="表格265.A4" table:number-columns-spanned="3" office:value-type="string">
            <text:p text:style-name="P2">表头文件</text:p>
          </table:table-cell>
          <table:covered-table-cell/>
          <table:covered-table-cell/>
          <table:table-cell table:style-name="表格265.D3" office:value-type="string">
            <text:p text:style-name="P1">#include&lt;unistd.h&gt;</text:p>
          </table:table-cell>
        </table:table-row>
        <table:table-row table:style-name="表格265.3">
          <table:table-cell table:style-name="表格265.A4" table:number-columns-spanned="3" office:value-type="string">
            <text:p text:style-name="P2">定义函数</text:p>
          </table:table-cell>
          <table:covered-table-cell/>
          <table:covered-table-cell/>
          <table:table-cell table:style-name="表格265.D3" office:value-type="string">
            <text:p text:style-name="P1">char * ttyname(int desc);</text:p>
          </table:table-cell>
        </table:table-row>
        <table:table-row table:style-name="表格265.3">
          <table:table-cell table:style-name="表格265.A4" table:number-columns-spanned="3" office:value-type="string">
            <text:p text:style-name="P2">函数说明</text:p>
          </table:table-cell>
          <table:covered-table-cell/>
          <table:covered-table-cell/>
          <table:table-cell table:style-name="表格265.D3" office:value-type="string">
            <text:p text:style-name="P1">如果参数desc所代表的文件描述词为一终端机，则会将此终端机名称由一字符串指针返回，否则返回NULL。</text:p>
          </table:table-cell>
        </table:table-row>
        <table:table-row table:style-name="表格265.3">
          <table:table-cell table:style-name="表格265.A4" table:number-columns-spanned="3" office:value-type="string">
            <text:p text:style-name="P2">返回值</text:p>
          </table:table-cell>
          <table:covered-table-cell/>
          <table:covered-table-cell/>
          <table:table-cell table:style-name="表格265.D3" office:value-type="string">
            <text:p text:style-name="P1">如果成功则返回指向终端机名称的字符串指针，有错误情况发生时则返回NULL。</text:p>
          </table:table-cell>
        </table:table-row>
        <table:table-row table:style-name="表格265.8">
          <table:table-cell table:style-name="表格265.D3" table:number-columns-spanned="4" office:value-type="string">
            <text:p text:style-name="P2"/>
          </table:table-cell>
          <table:covered-table-cell/>
          <table:covered-table-cell/>
          <table:covered-table-cell/>
        </table:table-row>
        <table:table-row table:style-name="表格265.9">
          <table:table-cell table:style-name="表格265.A9" office:value-type="string">
            <text:p text:style-name="P2">范例</text:p>
          </table:table-cell>
          <table:table-cell table:style-name="表格265.B9" table:number-columns-spanned="3" office:value-type="string">
            <text:p text:style-name="P1"/>
          </table:table-cell>
          <table:covered-table-cell/>
          <table:covered-table-cell/>
        </table:table-row>
        <text:soft-page-break/>
        <table:table-row table:style-name="表格265.10">
          <table:table-cell table:style-name="表格265.A10" table:number-columns-spanned="4" office:value-type="string">
            <text:p text:style-name="P1">#include&lt;unistd.h&gt;</text:p>
            <text:p text:style-name="Standard">#include&lt;sys/types.h&gt;</text:p>
            <text:p text:style-name="Standard">#include &lt;sys/stat.h&gt;</text:p>
            <text:p text:style-name="Standard">#include&lt;fcntl.h&gt;</text:p>
            <text:p text:style-name="Standard">main()</text:p>
            <text:p text:style-name="Standard">{</text:p>
            <text:p text:style-name="Standard"><text:s/>int fd;</text:p>
            <text:p text:style-name="Standard"><text:s/>char * file = “/dev/tty”;</text:p>
            <text:p text:style-name="Standard"><text:s/>fd = open (fiel,O_RDONLY);</text:p>
            <text:p text:style-name="Standard"><text:s/>printf(“%s”,file);</text:p>
            <text:p text:style-name="Standard"><text:s/>if(isatty(fd)){</text:p>
            <text:p text:style-name="Standard"><text:s text:c="2"/>printf(“is a tty.\n”);</text:p>
            <text:p text:style-name="Standard"><text:s text:c="2"/>printf(“ttyname = %s \n”,ttyname(fd));</text:p>
            <text:p text:style-name="Standard">}</text:p>
            <text:p text:style-name="Standard">else printf(“ is not a tty\n”);</text:p>
            <text:p text:style-name="Standard"><text:s/>close(fd);</text:p>
            <text:p text:style-name="Standard">}</text:p>
          </table:table-cell>
          <table:covered-table-cell/>
          <table:covered-table-cell/>
          <table:covered-table-cell/>
        </table:table-row>
        <table:table-row table:style-name="表格265.11">
          <table:table-cell table:style-name="表格265.A9" table:number-columns-spanned="2" office:value-type="string">
            <text:p text:style-name="P2">执行</text:p>
          </table:table-cell>
          <table:covered-table-cell/>
          <table:table-cell table:style-name="表格265.B9" table:number-columns-spanned="2" office:value-type="string">
            <text:p text:style-name="P1"/>
          </table:table-cell>
          <table:covered-table-cell/>
        </table:table-row>
        <table:table-row table:style-name="表格265.12">
          <table:table-cell table:style-name="表格265.A10" table:number-columns-spanned="4" office:value-type="string">
            <text:p text:style-name="P1">/dev/tty is a tty</text:p>
            <text:p text:style-name="Standard">ttyname = /dev/tty</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宋体" svg:font-family="宋体, SimSun" style:font-pitch="variable"/>
    <style:font-face style:name="DejaVu Serif Condensed" svg:font-family="'DejaVu Serif Condensed'" style:font-family-generic="roman" style:font-pitch="variable"/>
    <style:font-face style:name="Times New Roman" svg:font-family="'Times New Roman'" style:font-family-generic="roman" style:font-pitch="variable"/>
    <style:font-face style:name="DejaVu Sans Condensed" svg:font-family="'DejaVu Sans Condensed'"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DejaVu Serif Condensed" fo:font-size="12pt" fo:language="en" fo:country="US"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DejaVu Sans Condensed" fo:font-size="14pt" style:font-name-asian="文泉驿正黑"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默认段落字体" style:family="text"/>
    <style:style style:name="Strong_20_Emphasis" style:display-name="Strong Emphasis" style:family="text" style:parent-style-name="默认段落字体">
      <style:text-properties fo:font-weight="bold" style:font-weight-asian="bold" style:font-weight-complex="bold"/>
    </style:style>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parent-style-name="默认段落字体">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salnum（测试字符是否为英文或数字）</dc:title>
    <meta:initial-creator>chen</meta:initial-creator>
    <meta:creation-date>2002-07-02T01:09:00</meta:creation-date>
    <dc:creator>sirius</dc:creator>
    <dc:date>2002-07-12T03:34:00</dc:date>
    <meta:print-date>2002-07-12T16:28:00</meta:print-date>
    <meta:editing-cycles>108</meta:editing-cycles>
    <meta:editing-duration>PT15H53M</meta:editing-duration>
    <meta:document-statistic meta:table-count="265" meta:image-count="0" meta:object-count="0" meta:page-count="205" meta:paragraph-count="7098" meta:word-count="38223" meta:character-count="139514"/>
    <meta:generator>LibreOffice/3.3$Linux LibreOffice_project/330m19$Build-6</meta:generator>
    <meta:user-defined meta:name="Info 1"/>
    <meta:user-defined meta:name="Info 2"/>
    <meta:user-defined meta:name="Info 3"/>
    <meta:user-defined meta:name="Info 4"/>
  </office:meta>
</office:document-meta>
</file>